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8945in"/>
    </style:style>
    <style:style style:name="co3" style:family="table-column">
      <style:table-column-properties fo:break-before="auto" style:column-width="1.0575in"/>
    </style:style>
    <style:style style:name="co4" style:family="table-column">
      <style:table-column-properties fo:break-before="auto" style:column-width="0.9925in"/>
    </style:style>
    <style:style style:name="co5" style:family="table-column">
      <style:table-column-properties fo:break-before="auto" style:column-width="1.0902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number:min-integer-digits="1" number:min-exponent-digits="2"/>
    </number:number-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0"/>
    <style:style style:name="ce3" style:family="table-cell" style:parent-style-name="Default" style:data-style-name="N61">
      <style:text-properties fo:font-weight="bold" style:font-weight-asian="bold" style:font-weight-complex="bold"/>
    </style:style>
    <style:style style:name="ce4" style:family="table-cell" style:parent-style-name="Default" style:data-style-name="N61"/>
    <style:style style:name="gr1" style:family="graphic">
      <style:graphic-properties draw:ole-draw-aspect="1"/>
    </style:style>
  </office:automatic-styles>
  <office:body>
    <office:spreadsheet>
      <table:table table:name="SPILUT" table:style-name="ta1">
        <table:shapes>
          <draw:frame draw:z-index="0" draw:style-name="gr1" svg:width="8.5047in" svg:height="6.222in" svg:x="10.1508in" svg:y="0.1886in">
            <draw:object draw:notify-on-update-of-ranges="SPILUT.A1:SPILUT.A56 SPILUT.N44:SPILUT.N44 SPILUT.B1:SPILUT.B56 SPILUT.P44:SPILUT.P44 SPILUT.K2:SPILUT.K25 SPILUT.J2:SPILUT.J25 SPILUT.G2:SPILUT.G30 SPILUT.O44:SPILUT.O44 SPILUT.H2:SPILUT.H30 SPILUT.D2:SPILUT.D75 SPILUT.M44:SPILUT.M44 SPILUT.E2:SPILUT.E75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6" table:default-cell-style-name="Default"/>
        <table:table-row table:style-name="ro1">
          <table:table-cell office:value-type="float" office:value="1">
            <text:p>1</text:p>
          </table:table-cell>
          <table:table-cell office:value-type="float" office:value="0.278007">
            <text:p>0.278007</text:p>
          </table:table-cell>
          <table:table-cell/>
          <table:table-cell table:style-name="ce1" office:value-type="string">
            <text:p>MCSA 1000</text:p>
          </table:table-cell>
          <table:table-cell table:number-columns-repeated="2"/>
          <table:table-cell table:style-name="ce1" office:value-type="string">
            <text:p>MCSA 10000</text:p>
          </table:table-cell>
          <table:table-cell table:number-columns-repeated="2"/>
          <table:table-cell table:style-name="ce1" office:value-type="string">
            <text:p>MCSA 50000</text:p>
          </table:table-cell>
          <table:table-cell table:number-columns-repeated="6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14417">
            <text:p>0.14417</text:p>
          </table:table-cell>
          <table:table-cell/>
          <table:table-cell office:value-type="float" office:value="1">
            <text:p>1</text:p>
          </table:table-cell>
          <table:table-cell office:value-type="float" office:value="0.367444">
            <text:p>0.367444</text:p>
          </table:table-cell>
          <table:table-cell/>
          <table:table-cell office:value-type="float" office:value="1">
            <text:p>1</text:p>
          </table:table-cell>
          <table:table-cell office:value-type="float" office:value="0.249922">
            <text:p>0.249922</text:p>
          </table:table-cell>
          <table:table-cell/>
          <table:table-cell office:value-type="float" office:value="1">
            <text:p>1</text:p>
          </table:table-cell>
          <table:table-cell office:value-type="float" office:value="0.236409">
            <text:p>0.236409</text:p>
          </table:table-cell>
          <table:table-cell table:number-columns-repeated="5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0786469">
            <text:p>0.0786469</text:p>
          </table:table-cell>
          <table:table-cell/>
          <table:table-cell office:value-type="float" office:value="2">
            <text:p>2</text:p>
          </table:table-cell>
          <table:table-cell office:value-type="float" office:value="0.399564">
            <text:p>0.399564</text:p>
          </table:table-cell>
          <table:table-cell/>
          <table:table-cell office:value-type="float" office:value="2">
            <text:p>2</text:p>
          </table:table-cell>
          <table:table-cell office:value-type="float" office:value="0.138509">
            <text:p>0.138509</text:p>
          </table:table-cell>
          <table:table-cell/>
          <table:table-cell office:value-type="float" office:value="2">
            <text:p>2</text:p>
          </table:table-cell>
          <table:table-cell office:value-type="float" office:value="0.129885">
            <text:p>0.129885</text:p>
          </table:table-cell>
          <table:table-cell table:number-columns-repeated="5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0552007">
            <text:p>0.0552007</text:p>
          </table:table-cell>
          <table:table-cell/>
          <table:table-cell office:value-type="float" office:value="3">
            <text:p>3</text:p>
          </table:table-cell>
          <table:table-cell office:value-type="float" office:value="0.247536">
            <text:p>0.247536</text:p>
          </table:table-cell>
          <table:table-cell/>
          <table:table-cell office:value-type="float" office:value="3">
            <text:p>3</text:p>
          </table:table-cell>
          <table:table-cell office:value-type="float" office:value="0.0770242">
            <text:p>0.0770242</text:p>
          </table:table-cell>
          <table:table-cell/>
          <table:table-cell office:value-type="float" office:value="3">
            <text:p>3</text:p>
          </table:table-cell>
          <table:table-cell office:value-type="float" office:value="0.0750699">
            <text:p>0.0750699</text:p>
          </table:table-cell>
          <table:table-cell table:number-columns-repeated="5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0479404">
            <text:p>0.0479404</text:p>
          </table:table-cell>
          <table:table-cell/>
          <table:table-cell office:value-type="float" office:value="4">
            <text:p>4</text:p>
          </table:table-cell>
          <table:table-cell office:value-type="float" office:value="0.194364">
            <text:p>0.194364</text:p>
          </table:table-cell>
          <table:table-cell/>
          <table:table-cell office:value-type="float" office:value="4">
            <text:p>4</text:p>
          </table:table-cell>
          <table:table-cell office:value-type="float" office:value="0.0527661">
            <text:p>0.0527661</text:p>
          </table:table-cell>
          <table:table-cell/>
          <table:table-cell office:value-type="float" office:value="4">
            <text:p>4</text:p>
          </table:table-cell>
          <table:table-cell office:value-type="float" office:value="0.0532368">
            <text:p>0.0532368</text:p>
          </table:table-cell>
          <table:table-cell table:number-columns-repeated="5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040737">
            <text:p>0.040737</text:p>
          </table:table-cell>
          <table:table-cell/>
          <table:table-cell office:value-type="float" office:value="5">
            <text:p>5</text:p>
          </table:table-cell>
          <table:table-cell office:value-type="float" office:value="0.165504">
            <text:p>0.165504</text:p>
          </table:table-cell>
          <table:table-cell/>
          <table:table-cell office:value-type="float" office:value="5">
            <text:p>5</text:p>
          </table:table-cell>
          <table:table-cell office:value-type="float" office:value="0.040338">
            <text:p>0.040338</text:p>
          </table:table-cell>
          <table:table-cell/>
          <table:table-cell office:value-type="float" office:value="5">
            <text:p>5</text:p>
          </table:table-cell>
          <table:table-cell office:value-type="float" office:value="0.0396142">
            <text:p>0.0396142</text:p>
          </table:table-cell>
          <table:table-cell table:number-columns-repeated="5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0220932">
            <text:p>0.0220932</text:p>
          </table:table-cell>
          <table:table-cell/>
          <table:table-cell office:value-type="float" office:value="6">
            <text:p>6</text:p>
          </table:table-cell>
          <table:table-cell office:value-type="float" office:value="0.135457">
            <text:p>0.135457</text:p>
          </table:table-cell>
          <table:table-cell/>
          <table:table-cell office:value-type="float" office:value="6">
            <text:p>6</text:p>
          </table:table-cell>
          <table:table-cell office:value-type="float" office:value="0.0281797">
            <text:p>0.0281797</text:p>
          </table:table-cell>
          <table:table-cell/>
          <table:table-cell office:value-type="float" office:value="6">
            <text:p>6</text:p>
          </table:table-cell>
          <table:table-cell office:value-type="float" office:value="0.0280138">
            <text:p>0.0280138</text:p>
          </table:table-cell>
          <table:table-cell table:number-columns-repeated="5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0174908">
            <text:p>0.0174908</text:p>
          </table:table-cell>
          <table:table-cell/>
          <table:table-cell office:value-type="float" office:value="7">
            <text:p>7</text:p>
          </table:table-cell>
          <table:table-cell office:value-type="float" office:value="0.114121">
            <text:p>0.114121</text:p>
          </table:table-cell>
          <table:table-cell/>
          <table:table-cell office:value-type="float" office:value="7">
            <text:p>7</text:p>
          </table:table-cell>
          <table:table-cell office:value-type="float" office:value="0.0195374">
            <text:p>0.0195374</text:p>
          </table:table-cell>
          <table:table-cell/>
          <table:table-cell office:value-type="float" office:value="7">
            <text:p>7</text:p>
          </table:table-cell>
          <table:table-cell office:value-type="float" office:value="0.0194923">
            <text:p>0.0194923</text:p>
          </table:table-cell>
          <table:table-cell table:number-columns-repeated="5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0106282">
            <text:p>0.0106282</text:p>
          </table:table-cell>
          <table:table-cell/>
          <table:table-cell office:value-type="float" office:value="8">
            <text:p>8</text:p>
          </table:table-cell>
          <table:table-cell office:value-type="float" office:value="0.0942477">
            <text:p>0.0942477</text:p>
          </table:table-cell>
          <table:table-cell/>
          <table:table-cell office:value-type="float" office:value="8">
            <text:p>8</text:p>
          </table:table-cell>
          <table:table-cell office:value-type="float" office:value="0.0141689">
            <text:p>0.0141689</text:p>
          </table:table-cell>
          <table:table-cell/>
          <table:table-cell office:value-type="float" office:value="8">
            <text:p>8</text:p>
          </table:table-cell>
          <table:table-cell office:value-type="float" office:value="0.0133177">
            <text:p>0.0133177</text:p>
          </table:table-cell>
          <table:table-cell table:number-columns-repeated="5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802279">
            <text:p>0.00802279</text:p>
          </table:table-cell>
          <table:table-cell/>
          <table:table-cell office:value-type="float" office:value="9">
            <text:p>9</text:p>
          </table:table-cell>
          <table:table-cell office:value-type="float" office:value="0.0806168">
            <text:p>0.0806168</text:p>
          </table:table-cell>
          <table:table-cell/>
          <table:table-cell office:value-type="float" office:value="9">
            <text:p>9</text:p>
          </table:table-cell>
          <table:table-cell office:value-type="float" office:value="0.00939329">
            <text:p>0.00939329</text:p>
          </table:table-cell>
          <table:table-cell/>
          <table:table-cell office:value-type="float" office:value="9">
            <text:p>9</text:p>
          </table:table-cell>
          <table:table-cell office:value-type="float" office:value="0.00895748">
            <text:p>0.00895748</text:p>
          </table:table-cell>
          <table:table-cell table:number-columns-repeated="5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.00462257">
            <text:p>0.00462257</text:p>
          </table:table-cell>
          <table:table-cell/>
          <table:table-cell office:value-type="float" office:value="10">
            <text:p>10</text:p>
          </table:table-cell>
          <table:table-cell office:value-type="float" office:value="0.0706589">
            <text:p>0.0706589</text:p>
          </table:table-cell>
          <table:table-cell/>
          <table:table-cell office:value-type="float" office:value="10">
            <text:p>10</text:p>
          </table:table-cell>
          <table:table-cell office:value-type="float" office:value="0.00594004">
            <text:p>0.00594004</text:p>
          </table:table-cell>
          <table:table-cell/>
          <table:table-cell office:value-type="float" office:value="10">
            <text:p>10</text:p>
          </table:table-cell>
          <table:table-cell office:value-type="float" office:value="0.00608888">
            <text:p>0.00608888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00365866">
            <text:p>0.00365866</text:p>
          </table:table-cell>
          <table:table-cell/>
          <table:table-cell office:value-type="float" office:value="11">
            <text:p>11</text:p>
          </table:table-cell>
          <table:table-cell office:value-type="float" office:value="0.0627906">
            <text:p>0.0627906</text:p>
          </table:table-cell>
          <table:table-cell/>
          <table:table-cell office:value-type="float" office:value="11">
            <text:p>11</text:p>
          </table:table-cell>
          <table:table-cell office:value-type="float" office:value="0.00392608">
            <text:p>0.00392608</text:p>
          </table:table-cell>
          <table:table-cell/>
          <table:table-cell office:value-type="float" office:value="11">
            <text:p>11</text:p>
          </table:table-cell>
          <table:table-cell office:value-type="float" office:value="0.00381944">
            <text:p>0.00381944</text:p>
          </table:table-cell>
          <table:table-cell table:number-columns-repeated="5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0.00242658">
            <text:p>0.00242658</text:p>
          </table:table-cell>
          <table:table-cell/>
          <table:table-cell office:value-type="float" office:value="12">
            <text:p>12</text:p>
          </table:table-cell>
          <table:table-cell office:value-type="float" office:value="0.0572453">
            <text:p>0.0572453</text:p>
          </table:table-cell>
          <table:table-cell/>
          <table:table-cell office:value-type="float" office:value="12">
            <text:p>12</text:p>
          </table:table-cell>
          <table:table-cell office:value-type="float" office:value="0.002956">
            <text:p>0.002956</text:p>
          </table:table-cell>
          <table:table-cell/>
          <table:table-cell office:value-type="float" office:value="12">
            <text:p>12</text:p>
          </table:table-cell>
          <table:table-cell office:value-type="float" office:value="0.0028257">
            <text:p>0.0028257</text:p>
          </table:table-cell>
          <table:table-cell table:number-columns-repeated="5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.00231374">
            <text:p>0.00231374</text:p>
          </table:table-cell>
          <table:table-cell/>
          <table:table-cell office:value-type="float" office:value="13">
            <text:p>13</text:p>
          </table:table-cell>
          <table:table-cell office:value-type="float" office:value="0.0517049">
            <text:p>0.0517049</text:p>
          </table:table-cell>
          <table:table-cell/>
          <table:table-cell office:value-type="float" office:value="13">
            <text:p>13</text:p>
          </table:table-cell>
          <table:table-cell office:value-type="float" office:value="0.00221692">
            <text:p>0.00221692</text:p>
          </table:table-cell>
          <table:table-cell/>
          <table:table-cell office:value-type="float" office:value="13">
            <text:p>13</text:p>
          </table:table-cell>
          <table:table-cell office:value-type="float" office:value="0.00239937">
            <text:p>0.00239937</text:p>
          </table:table-cell>
          <table:table-cell table:number-columns-repeated="5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.00190337">
            <text:p>0.00190337</text:p>
          </table:table-cell>
          <table:table-cell/>
          <table:table-cell office:value-type="float" office:value="14">
            <text:p>14</text:p>
          </table:table-cell>
          <table:table-cell office:value-type="float" office:value="0.0466221">
            <text:p>0.0466221</text:p>
          </table:table-cell>
          <table:table-cell/>
          <table:table-cell office:value-type="float" office:value="14">
            <text:p>14</text:p>
          </table:table-cell>
          <table:table-cell office:value-type="float" office:value="0.00190173">
            <text:p>0.00190173</text:p>
          </table:table-cell>
          <table:table-cell/>
          <table:table-cell office:value-type="float" office:value="14">
            <text:p>14</text:p>
          </table:table-cell>
          <table:table-cell office:value-type="float" office:value="0.00193826">
            <text:p>0.00193826</text:p>
          </table:table-cell>
          <table:table-cell table:number-columns-repeated="5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00145751">
            <text:p>0.00145751</text:p>
          </table:table-cell>
          <table:table-cell/>
          <table:table-cell office:value-type="float" office:value="15">
            <text:p>15</text:p>
          </table:table-cell>
          <table:table-cell office:value-type="float" office:value="0.041794">
            <text:p>0.041794</text:p>
          </table:table-cell>
          <table:table-cell/>
          <table:table-cell office:value-type="float" office:value="15">
            <text:p>15</text:p>
          </table:table-cell>
          <table:table-cell office:value-type="float" office:value="0.00159164">
            <text:p>0.00159164</text:p>
          </table:table-cell>
          <table:table-cell/>
          <table:table-cell office:value-type="float" office:value="15">
            <text:p>15</text:p>
          </table:table-cell>
          <table:table-cell office:value-type="float" office:value="0.00166983">
            <text:p>0.00166983</text:p>
          </table:table-cell>
          <table:table-cell table:number-columns-repeated="5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0.00151208">
            <text:p>0.00151208</text:p>
          </table:table-cell>
          <table:table-cell/>
          <table:table-cell office:value-type="float" office:value="16">
            <text:p>16</text:p>
          </table:table-cell>
          <table:table-cell office:value-type="float" office:value="0.0373917">
            <text:p>0.0373917</text:p>
          </table:table-cell>
          <table:table-cell/>
          <table:table-cell office:value-type="float" office:value="16">
            <text:p>16</text:p>
          </table:table-cell>
          <table:table-cell office:value-type="float" office:value="0.00148647">
            <text:p>0.00148647</text:p>
          </table:table-cell>
          <table:table-cell/>
          <table:table-cell office:value-type="float" office:value="16">
            <text:p>16</text:p>
          </table:table-cell>
          <table:table-cell office:value-type="float" office:value="0.00144729">
            <text:p>0.00144729</text:p>
          </table:table-cell>
          <table:table-cell table:number-columns-repeated="5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.00143113">
            <text:p>0.00143113</text:p>
          </table:table-cell>
          <table:table-cell/>
          <table:table-cell office:value-type="float" office:value="17">
            <text:p>17</text:p>
          </table:table-cell>
          <table:table-cell office:value-type="float" office:value="0.0333204">
            <text:p>0.0333204</text:p>
          </table:table-cell>
          <table:table-cell/>
          <table:table-cell office:value-type="float" office:value="17">
            <text:p>17</text:p>
          </table:table-cell>
          <table:table-cell office:value-type="float" office:value="0.00133924">
            <text:p>0.00133924</text:p>
          </table:table-cell>
          <table:table-cell/>
          <table:table-cell office:value-type="float" office:value="17">
            <text:p>17</text:p>
          </table:table-cell>
          <table:table-cell office:value-type="float" office:value="0.00134613">
            <text:p>0.00134613</text:p>
          </table:table-cell>
          <table:table-cell table:number-columns-repeated="5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0.00152095">
            <text:p>0.00152095</text:p>
          </table:table-cell>
          <table:table-cell/>
          <table:table-cell office:value-type="float" office:value="18">
            <text:p>18</text:p>
          </table:table-cell>
          <table:table-cell office:value-type="float" office:value="0.0296348">
            <text:p>0.0296348</text:p>
          </table:table-cell>
          <table:table-cell/>
          <table:table-cell office:value-type="float" office:value="18">
            <text:p>18</text:p>
          </table:table-cell>
          <table:table-cell office:value-type="float" office:value="0.00122349">
            <text:p>0.00122349</text:p>
          </table:table-cell>
          <table:table-cell/>
          <table:table-cell office:value-type="float" office:value="18">
            <text:p>18</text:p>
          </table:table-cell>
          <table:table-cell office:value-type="float" office:value="0.00124217">
            <text:p>0.00124217</text:p>
          </table:table-cell>
          <table:table-cell table:number-columns-repeated="5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00143928">
            <text:p>0.00143928</text:p>
          </table:table-cell>
          <table:table-cell/>
          <table:table-cell office:value-type="float" office:value="19">
            <text:p>19</text:p>
          </table:table-cell>
          <table:table-cell office:value-type="float" office:value="0.026281">
            <text:p>0.026281</text:p>
          </table:table-cell>
          <table:table-cell/>
          <table:table-cell office:value-type="float" office:value="19">
            <text:p>19</text:p>
          </table:table-cell>
          <table:table-cell office:value-type="float" office:value="0.0011896">
            <text:p>0.0011896</text:p>
          </table:table-cell>
          <table:table-cell/>
          <table:table-cell office:value-type="float" office:value="19">
            <text:p>19</text:p>
          </table:table-cell>
          <table:table-cell office:value-type="float" office:value="0.00117346">
            <text:p>0.00117346</text:p>
          </table:table-cell>
          <table:table-cell table:number-columns-repeated="5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0.00128391">
            <text:p>0.00128391</text:p>
          </table:table-cell>
          <table:table-cell/>
          <table:table-cell office:value-type="float" office:value="20">
            <text:p>20</text:p>
          </table:table-cell>
          <table:table-cell office:value-type="float" office:value="0.0232648">
            <text:p>0.0232648</text:p>
          </table:table-cell>
          <table:table-cell/>
          <table:table-cell office:value-type="float" office:value="20">
            <text:p>20</text:p>
          </table:table-cell>
          <table:table-cell office:value-type="float" office:value="0.00119677">
            <text:p>0.00119677</text:p>
          </table:table-cell>
          <table:table-cell/>
          <table:table-cell office:value-type="float" office:value="20">
            <text:p>20</text:p>
          </table:table-cell>
          <table:table-cell office:value-type="float" office:value="0.0011118">
            <text:p>0.0011118</text:p>
          </table:table-cell>
          <table:table-cell table:number-columns-repeated="5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0.0012267">
            <text:p>0.0012267</text:p>
          </table:table-cell>
          <table:table-cell/>
          <table:table-cell office:value-type="float" office:value="21">
            <text:p>21</text:p>
          </table:table-cell>
          <table:table-cell office:value-type="float" office:value="0.0205483">
            <text:p>0.0205483</text:p>
          </table:table-cell>
          <table:table-cell/>
          <table:table-cell office:value-type="float" office:value="21">
            <text:p>21</text:p>
          </table:table-cell>
          <table:table-cell office:value-type="float" office:value="0.00110956">
            <text:p>0.00110956</text:p>
          </table:table-cell>
          <table:table-cell/>
          <table:table-cell office:value-type="float" office:value="21">
            <text:p>21</text:p>
          </table:table-cell>
          <table:table-cell office:value-type="float" office:value="0.0011001">
            <text:p>0.0011001</text:p>
          </table:table-cell>
          <table:table-cell table:number-columns-repeated="5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0.00120981">
            <text:p>0.00120981</text:p>
          </table:table-cell>
          <table:table-cell/>
          <table:table-cell office:value-type="float" office:value="22">
            <text:p>22</text:p>
          </table:table-cell>
          <table:table-cell office:value-type="float" office:value="0.0182553">
            <text:p>0.0182553</text:p>
          </table:table-cell>
          <table:table-cell/>
          <table:table-cell office:value-type="float" office:value="22">
            <text:p>22</text:p>
          </table:table-cell>
          <table:table-cell office:value-type="float" office:value="0.00107426">
            <text:p>0.00107426</text:p>
          </table:table-cell>
          <table:table-cell/>
          <table:table-cell office:value-type="float" office:value="22">
            <text:p>22</text:p>
          </table:table-cell>
          <table:table-cell office:value-type="float" office:value="0.00102112">
            <text:p>0.00102112</text:p>
          </table:table-cell>
          <table:table-cell table:number-columns-repeated="5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0.00126677">
            <text:p>0.00126677</text:p>
          </table:table-cell>
          <table:table-cell/>
          <table:table-cell office:value-type="float" office:value="23">
            <text:p>23</text:p>
          </table:table-cell>
          <table:table-cell office:value-type="float" office:value="0.0162296">
            <text:p>0.0162296</text:p>
          </table:table-cell>
          <table:table-cell/>
          <table:table-cell office:value-type="float" office:value="23">
            <text:p>23</text:p>
          </table:table-cell>
          <table:table-cell office:value-type="float" office:value="0.00104974">
            <text:p>0.00104974</text:p>
          </table:table-cell>
          <table:table-cell/>
          <table:table-cell office:value-type="float" office:value="23">
            <text:p>23</text:p>
          </table:table-cell>
          <table:table-cell office:value-type="float" office:value="0.00101128">
            <text:p>0.00101128</text:p>
          </table:table-cell>
          <table:table-cell table:number-columns-repeated="5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.00105688">
            <text:p>0.00105688</text:p>
          </table:table-cell>
          <table:table-cell/>
          <table:table-cell office:value-type="float" office:value="24">
            <text:p>24</text:p>
          </table:table-cell>
          <table:table-cell office:value-type="float" office:value="0.0143833">
            <text:p>0.0143833</text:p>
          </table:table-cell>
          <table:table-cell/>
          <table:table-cell office:value-type="float" office:value="24">
            <text:p>24</text:p>
          </table:table-cell>
          <table:table-cell office:value-type="float" office:value="0.00102049">
            <text:p>0.00102049</text:p>
          </table:table-cell>
          <table:table-cell/>
          <table:table-cell office:value-type="float" office:value="24">
            <text:p>24</text:p>
          </table:table-cell>
          <table:table-cell office:value-type="float" office:value="0.000996428">
            <text:p>0.000996428</text:p>
          </table:table-cell>
          <table:table-cell table:number-columns-repeated="5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0.00112667">
            <text:p>0.00112667</text:p>
          </table:table-cell>
          <table:table-cell/>
          <table:table-cell office:value-type="float" office:value="25">
            <text:p>25</text:p>
          </table:table-cell>
          <table:table-cell office:value-type="float" office:value="0.0126945">
            <text:p>0.0126945</text:p>
          </table:table-cell>
          <table:table-cell/>
          <table:table-cell office:value-type="float" office:value="25">
            <text:p>25</text:p>
          </table:table-cell>
          <table:table-cell office:value-type="float" office:value="0.00104781">
            <text:p>0.00104781</text:p>
          </table:table-cell>
          <table:table-cell table:number-columns-repeated="8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0.00127665">
            <text:p>0.00127665</text:p>
          </table:table-cell>
          <table:table-cell/>
          <table:table-cell office:value-type="float" office:value="26">
            <text:p>26</text:p>
          </table:table-cell>
          <table:table-cell office:value-type="float" office:value="0.0111719">
            <text:p>0.0111719</text:p>
          </table:table-cell>
          <table:table-cell/>
          <table:table-cell office:value-type="float" office:value="26">
            <text:p>26</text:p>
          </table:table-cell>
          <table:table-cell office:value-type="float" office:value="0.00105351">
            <text:p>0.00105351</text:p>
          </table:table-cell>
          <table:table-cell table:number-columns-repeated="8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0.00114658">
            <text:p>0.00114658</text:p>
          </table:table-cell>
          <table:table-cell/>
          <table:table-cell office:value-type="float" office:value="27">
            <text:p>27</text:p>
          </table:table-cell>
          <table:table-cell office:value-type="float" office:value="0.00979873">
            <text:p>0.00979873</text:p>
          </table:table-cell>
          <table:table-cell/>
          <table:table-cell office:value-type="float" office:value="27">
            <text:p>27</text:p>
          </table:table-cell>
          <table:table-cell office:value-type="float" office:value="0.00102682">
            <text:p>0.00102682</text:p>
          </table:table-cell>
          <table:table-cell table:number-columns-repeated="8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0.00116827">
            <text:p>0.00116827</text:p>
          </table:table-cell>
          <table:table-cell/>
          <table:table-cell office:value-type="float" office:value="28">
            <text:p>28</text:p>
          </table:table-cell>
          <table:table-cell office:value-type="float" office:value="0.00857072">
            <text:p>0.00857072</text:p>
          </table:table-cell>
          <table:table-cell/>
          <table:table-cell office:value-type="float" office:value="28">
            <text:p>28</text:p>
          </table:table-cell>
          <table:table-cell office:value-type="float" office:value="0.00105612">
            <text:p>0.00105612</text:p>
          </table:table-cell>
          <table:table-cell table:number-columns-repeated="8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00114675">
            <text:p>0.00114675</text:p>
          </table:table-cell>
          <table:table-cell/>
          <table:table-cell office:value-type="float" office:value="29">
            <text:p>29</text:p>
          </table:table-cell>
          <table:table-cell office:value-type="float" office:value="0.00747346">
            <text:p>0.00747346</text:p>
          </table:table-cell>
          <table:table-cell/>
          <table:table-cell office:value-type="float" office:value="29">
            <text:p>29</text:p>
          </table:table-cell>
          <table:table-cell office:value-type="float" office:value="0.000980876">
            <text:p>0.000980876</text:p>
          </table:table-cell>
          <table:table-cell table:number-columns-repeated="8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0.00117079">
            <text:p>0.00117079</text:p>
          </table:table-cell>
          <table:table-cell/>
          <table:table-cell office:value-type="float" office:value="30">
            <text:p>30</text:p>
          </table:table-cell>
          <table:table-cell office:value-type="float" office:value="0.00649794">
            <text:p>0.00649794</text:p>
          </table:table-cell>
          <table:table-cell table:number-columns-repeated="11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0.0013103">
            <text:p>0.0013103</text:p>
          </table:table-cell>
          <table:table-cell/>
          <table:table-cell office:value-type="float" office:value="31">
            <text:p>31</text:p>
          </table:table-cell>
          <table:table-cell office:value-type="float" office:value="0.00563156">
            <text:p>0.00563156</text:p>
          </table:table-cell>
          <table:table-cell table:number-columns-repeated="11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0.00123149">
            <text:p>0.00123149</text:p>
          </table:table-cell>
          <table:table-cell/>
          <table:table-cell office:value-type="float" office:value="32">
            <text:p>32</text:p>
          </table:table-cell>
          <table:table-cell office:value-type="float" office:value="0.00486446">
            <text:p>0.00486446</text:p>
          </table:table-cell>
          <table:table-cell table:number-columns-repeated="11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0.00107998">
            <text:p>0.00107998</text:p>
          </table:table-cell>
          <table:table-cell/>
          <table:table-cell office:value-type="float" office:value="33">
            <text:p>33</text:p>
          </table:table-cell>
          <table:table-cell office:value-type="float" office:value="0.00418937">
            <text:p>0.00418937</text:p>
          </table:table-cell>
          <table:table-cell table:number-columns-repeated="11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.00113957">
            <text:p>0.00113957</text:p>
          </table:table-cell>
          <table:table-cell/>
          <table:table-cell office:value-type="float" office:value="34">
            <text:p>34</text:p>
          </table:table-cell>
          <table:table-cell office:value-type="float" office:value="0.00364904">
            <text:p>0.00364904</text:p>
          </table:table-cell>
          <table:table-cell table:number-columns-repeated="11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0.00115901">
            <text:p>0.00115901</text:p>
          </table:table-cell>
          <table:table-cell/>
          <table:table-cell office:value-type="float" office:value="35">
            <text:p>35</text:p>
          </table:table-cell>
          <table:table-cell office:value-type="float" office:value="0.00338212">
            <text:p>0.00338212</text:p>
          </table:table-cell>
          <table:table-cell table:number-columns-repeated="11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0.0011596">
            <text:p>0.0011596</text:p>
          </table:table-cell>
          <table:table-cell/>
          <table:table-cell office:value-type="float" office:value="36">
            <text:p>36</text:p>
          </table:table-cell>
          <table:table-cell office:value-type="float" office:value="0.00314102">
            <text:p>0.00314102</text:p>
          </table:table-cell>
          <table:table-cell table:number-columns-repeated="11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0.00115715">
            <text:p>0.00115715</text:p>
          </table:table-cell>
          <table:table-cell/>
          <table:table-cell office:value-type="float" office:value="37">
            <text:p>37</text:p>
          </table:table-cell>
          <table:table-cell office:value-type="float" office:value="0.00292335">
            <text:p>0.00292335</text:p>
          </table:table-cell>
          <table:table-cell table:number-columns-repeated="11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0.0011083">
            <text:p>0.0011083</text:p>
          </table:table-cell>
          <table:table-cell/>
          <table:table-cell office:value-type="float" office:value="38">
            <text:p>38</text:p>
          </table:table-cell>
          <table:table-cell office:value-type="float" office:value="0.00272696">
            <text:p>0.00272696</text:p>
          </table:table-cell>
          <table:table-cell table:number-columns-repeated="11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.00117386">
            <text:p>0.00117386</text:p>
          </table:table-cell>
          <table:table-cell/>
          <table:table-cell office:value-type="float" office:value="39">
            <text:p>39</text:p>
          </table:table-cell>
          <table:table-cell office:value-type="float" office:value="0.00254986">
            <text:p>0.00254986</text:p>
          </table:table-cell>
          <table:table-cell table:number-columns-repeated="11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0.00118256">
            <text:p>0.00118256</text:p>
          </table:table-cell>
          <table:table-cell/>
          <table:table-cell office:value-type="float" office:value="40">
            <text:p>40</text:p>
          </table:table-cell>
          <table:table-cell office:value-type="float" office:value="0.00239025">
            <text:p>0.00239025</text:p>
          </table:table-cell>
          <table:table-cell table:number-columns-repeated="11"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0.00119311">
            <text:p>0.00119311</text:p>
          </table:table-cell>
          <table:table-cell/>
          <table:table-cell office:value-type="float" office:value="41">
            <text:p>41</text:p>
          </table:table-cell>
          <table:table-cell office:value-type="float" office:value="0.00224644">
            <text:p>0.00224644</text:p>
          </table:table-cell>
          <table:table-cell table:number-columns-repeated="11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0.00103265">
            <text:p>0.00103265</text:p>
          </table:table-cell>
          <table:table-cell/>
          <table:table-cell office:value-type="float" office:value="42">
            <text:p>42</text:p>
          </table:table-cell>
          <table:table-cell office:value-type="float" office:value="0.00211695">
            <text:p>0.00211695</text:p>
          </table:table-cell>
          <table:table-cell table:number-columns-repeated="11"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0.00102965">
            <text:p>0.00102965</text:p>
          </table:table-cell>
          <table:table-cell/>
          <table:table-cell office:value-type="float" office:value="43">
            <text:p>43</text:p>
          </table:table-cell>
          <table:table-cell office:value-type="float" office:value="0.00200038">
            <text:p>0.00200038</text:p>
          </table:table-cell>
          <table:table-cell table:number-columns-repeated="7"/>
          <table:table-cell office:value-type="string">
            <text:p>Richardson</text:p>
          </table:table-cell>
          <table:table-cell office:value-type="string">
            <text:p>MCSA-1000</text:p>
          </table:table-cell>
          <table:table-cell office:value-type="string">
            <text:p>MCSA-10000</text:p>
          </table:table-cell>
          <table:table-cell office:value-type="string">
            <text:p>MCSA-50000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0.00101277">
            <text:p>0.00101277</text:p>
          </table:table-cell>
          <table:table-cell/>
          <table:table-cell office:value-type="float" office:value="44">
            <text:p>44</text:p>
          </table:table-cell>
          <table:table-cell office:value-type="float" office:value="0.00189549">
            <text:p>0.00189549</text:p>
          </table:table-cell>
          <table:table-cell table:number-columns-repeated="11"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0.00109104">
            <text:p>0.00109104</text:p>
          </table:table-cell>
          <table:table-cell/>
          <table:table-cell office:value-type="float" office:value="45">
            <text:p>45</text:p>
          </table:table-cell>
          <table:table-cell office:value-type="float" office:value="0.00180115">
            <text:p>0.00180115</text:p>
          </table:table-cell>
          <table:table-cell table:number-columns-repeated="11"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0.00105764">
            <text:p>0.00105764</text:p>
          </table:table-cell>
          <table:table-cell/>
          <table:table-cell office:value-type="float" office:value="46">
            <text:p>46</text:p>
          </table:table-cell>
          <table:table-cell office:value-type="float" office:value="0.00171631">
            <text:p>0.00171631</text:p>
          </table:table-cell>
          <table:table-cell table:number-columns-repeated="11"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0.00115308">
            <text:p>0.00115308</text:p>
          </table:table-cell>
          <table:table-cell/>
          <table:table-cell office:value-type="float" office:value="47">
            <text:p>47</text:p>
          </table:table-cell>
          <table:table-cell office:value-type="float" office:value="0.00164004">
            <text:p>0.00164004</text:p>
          </table:table-cell>
          <table:table-cell table:number-columns-repeated="11"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0.00123295">
            <text:p>0.00123295</text:p>
          </table:table-cell>
          <table:table-cell/>
          <table:table-cell office:value-type="float" office:value="48">
            <text:p>48</text:p>
          </table:table-cell>
          <table:table-cell office:value-type="float" office:value="0.0015715">
            <text:p>0.0015715</text:p>
          </table:table-cell>
          <table:table-cell table:number-columns-repeated="11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.0011133">
            <text:p>0.0011133</text:p>
          </table:table-cell>
          <table:table-cell/>
          <table:table-cell office:value-type="float" office:value="49">
            <text:p>49</text:p>
          </table:table-cell>
          <table:table-cell office:value-type="float" office:value="0.00150991">
            <text:p>0.00150991</text:p>
          </table:table-cell>
          <table:table-cell table:number-columns-repeated="11"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0.00129745">
            <text:p>0.00129745</text:p>
          </table:table-cell>
          <table:table-cell/>
          <table:table-cell office:value-type="float" office:value="50">
            <text:p>50</text:p>
          </table:table-cell>
          <table:table-cell office:value-type="float" office:value="0.00145459">
            <text:p>0.00145459</text:p>
          </table:table-cell>
          <table:table-cell table:number-columns-repeated="11"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0.00105195">
            <text:p>0.00105195</text:p>
          </table:table-cell>
          <table:table-cell/>
          <table:table-cell office:value-type="float" office:value="51">
            <text:p>51</text:p>
          </table:table-cell>
          <table:table-cell office:value-type="float" office:value="0.00140489">
            <text:p>0.00140489</text:p>
          </table:table-cell>
          <table:table-cell table:number-columns-repeated="11"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0.00100452">
            <text:p>0.00100452</text:p>
          </table:table-cell>
          <table:table-cell/>
          <table:table-cell office:value-type="float" office:value="52">
            <text:p>52</text:p>
          </table:table-cell>
          <table:table-cell office:value-type="float" office:value="0.00136025">
            <text:p>0.00136025</text:p>
          </table:table-cell>
          <table:table-cell table:number-columns-repeated="11"/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0.0010141">
            <text:p>0.0010141</text:p>
          </table:table-cell>
          <table:table-cell/>
          <table:table-cell office:value-type="float" office:value="53">
            <text:p>53</text:p>
          </table:table-cell>
          <table:table-cell office:value-type="float" office:value="0.00132016">
            <text:p>0.00132016</text:p>
          </table:table-cell>
          <table:table-cell table:number-columns-repeated="11"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0.00108811">
            <text:p>0.00108811</text:p>
          </table:table-cell>
          <table:table-cell/>
          <table:table-cell office:value-type="float" office:value="54">
            <text:p>54</text:p>
          </table:table-cell>
          <table:table-cell office:value-type="float" office:value="0.00128415">
            <text:p>0.00128415</text:p>
          </table:table-cell>
          <table:table-cell table:number-columns-repeated="11"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0.000986815">
            <text:p>0.000986815</text:p>
          </table:table-cell>
          <table:table-cell/>
          <table:table-cell office:value-type="float" office:value="55">
            <text:p>55</text:p>
          </table:table-cell>
          <table:table-cell office:value-type="float" office:value="0.0012518">
            <text:p>0.0012518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56">
            <text:p>56</text:p>
          </table:table-cell>
          <table:table-cell office:value-type="float" office:value="0.00122275">
            <text:p>0.00122275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57">
            <text:p>57</text:p>
          </table:table-cell>
          <table:table-cell office:value-type="float" office:value="0.00119664">
            <text:p>0.00119664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58">
            <text:p>58</text:p>
          </table:table-cell>
          <table:table-cell office:value-type="float" office:value="0.00117318">
            <text:p>0.00117318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59">
            <text:p>59</text:p>
          </table:table-cell>
          <table:table-cell office:value-type="float" office:value="0.00115209">
            <text:p>0.00115209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60">
            <text:p>60</text:p>
          </table:table-cell>
          <table:table-cell office:value-type="float" office:value="0.00113311">
            <text:p>0.00113311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61">
            <text:p>61</text:p>
          </table:table-cell>
          <table:table-cell office:value-type="float" office:value="0.00111604">
            <text:p>0.00111604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62">
            <text:p>62</text:p>
          </table:table-cell>
          <table:table-cell office:value-type="float" office:value="0.00110066">
            <text:p>0.00110066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63">
            <text:p>63</text:p>
          </table:table-cell>
          <table:table-cell office:value-type="float" office:value="0.0010868">
            <text:p>0.0010868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64">
            <text:p>64</text:p>
          </table:table-cell>
          <table:table-cell office:value-type="float" office:value="0.00107431">
            <text:p>0.00107431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65">
            <text:p>65</text:p>
          </table:table-cell>
          <table:table-cell office:value-type="float" office:value="0.00106303">
            <text:p>0.00106303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66">
            <text:p>66</text:p>
          </table:table-cell>
          <table:table-cell office:value-type="float" office:value="0.00105283">
            <text:p>0.00105283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67">
            <text:p>67</text:p>
          </table:table-cell>
          <table:table-cell office:value-type="float" office:value="0.00104361">
            <text:p>0.00104361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68">
            <text:p>68</text:p>
          </table:table-cell>
          <table:table-cell office:value-type="float" office:value="0.00103525">
            <text:p>0.00103525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69">
            <text:p>69</text:p>
          </table:table-cell>
          <table:table-cell office:value-type="float" office:value="0.00102766">
            <text:p>0.00102766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70">
            <text:p>70</text:p>
          </table:table-cell>
          <table:table-cell office:value-type="float" office:value="0.00102077">
            <text:p>0.00102077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71">
            <text:p>71</text:p>
          </table:table-cell>
          <table:table-cell office:value-type="float" office:value="0.00101449">
            <text:p>0.00101449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72">
            <text:p>72</text:p>
          </table:table-cell>
          <table:table-cell office:value-type="float" office:value="0.00100876">
            <text:p>0.00100876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73">
            <text:p>73</text:p>
          </table:table-cell>
          <table:table-cell office:value-type="float" office:value="0.00100353">
            <text:p>0.00100353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74">
            <text:p>74</text:p>
          </table:table-cell>
          <table:table-cell office:value-type="float" office:value="0.000998729">
            <text:p>0.000998729</text:p>
          </table:table-cell>
          <table:table-cell table:number-columns-repeated="11"/>
        </table:table-row>
      </table:table>
      <table:table table:name="ML Transport" table:style-name="ta1">
        <table:table-column table:style-name="co1" table:number-columns-repeated="6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ce4"/>
        <table:table-column table:style-name="co1" table:number-columns-repeated="3" table:default-cell-style-name="Default"/>
        <table:table-row table:style-name="ro1">
          <table:table-cell table:style-name="ce1" office:value-type="string">
            <text:p>State</text:p>
          </table:table-cell>
          <table:table-cell/>
          <table:table-cell table:style-name="ce1" office:value-type="string">
            <text:p>Weight</text:p>
          </table:table-cell>
          <table:table-cell table:style-name="ce1" office:value-type="string">
            <text:p>Average</text:p>
          </table:table-cell>
          <table:table-cell/>
          <table:table-cell table:style-name="ce1" office:value-type="string">
            <text:p>State</text:p>
          </table:table-cell>
          <table:table-cell/>
          <table:table-cell table:style-name="ce1" table:number-columns-repeated="2"/>
          <table:table-cell table:style-name="ce1" office:value-type="string">
            <text:p>Transition W</text:p>
          </table:table-cell>
          <table:table-cell table:style-name="ce3" office:value-type="string">
            <text:p>Cumulative W</text:p>
          </table:table-cell>
          <table:table-cell table:style-name="ce1" office:value-type="string">
            <text:p>Ave Tran W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table:style-name="ce2" office:value-type="string">
            <text:p>8.49425e-14</text:p>
          </table:table-cell>
          <table:table-cell table:formula="of:=VALUE([.B2])" office:value-type="float" office:value="0.0000000000000849425">
            <text:p>8.49425E-014</text:p>
          </table:table-cell>
          <table:table-cell table:formula="of:=AVERAGE([.C2:.C2704])" office:value-type="float" office:value="416.10767913252">
            <text:p>416.1076791325</text:p>
          </table:table-cell>
          <table:table-cell/>
          <table:table-cell office:value-type="float" office:value="736">
            <text:p>736</text:p>
          </table:table-cell>
          <table:table-cell office:value-type="float" office:value="12.3858">
            <text:p>12.3858</text:p>
          </table:table-cell>
          <table:table-cell office:value-type="float" office:value="713299">
            <text:p>713299</text:p>
          </table:table-cell>
          <table:table-cell/>
          <table:table-cell table:formula="of:=VALUE([.G2])" office:value-type="float" office:value="12.3858">
            <text:p>12.3858</text:p>
          </table:table-cell>
          <table:table-cell table:formula="of:=VALUE([.H2])" office:value-type="float" office:value="713299">
            <text:p>7.13E+05</text:p>
          </table:table-cell>
          <table:table-cell table:formula="of:=AVERAGE([.J2:.J622])" office:value-type="float" office:value="10.7061973357488">
            <text:p>10.7061973357</text:p>
          </table:table-cell>
          <table:table-cell/>
          <table:table-cell table:formula="of:=1/[.L2]" office:value-type="float" office:value="0.093403845328063">
            <text:p>0.0934038453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style-name="ce2" office:value-type="string">
            <text:p>3.32404e-12</text:p>
          </table:table-cell>
          <table:table-cell table:formula="of:=VALUE([.B3])" office:value-type="float" office:value="0.00000000000332404">
            <text:p>3.32404E-012</text:p>
          </table:table-cell>
          <table:table-cell table:number-columns-repeated="2"/>
          <table:table-cell office:value-type="float" office:value="2556">
            <text:p>2556</text:p>
          </table:table-cell>
          <table:table-cell office:value-type="float" office:value="4.00602">
            <text:p>4.00602</text:p>
          </table:table-cell>
          <table:table-cell table:style-name="ce2" office:value-type="string">
            <text:p>2.85749e+06</text:p>
          </table:table-cell>
          <table:table-cell/>
          <table:table-cell table:formula="of:=VALUE([.G3])" office:value-type="float" office:value="4.00602">
            <text:p>4.00602</text:p>
          </table:table-cell>
          <table:table-cell table:formula="of:=VALUE([.H3])" office:value-type="float" office:value="2857490">
            <text:p>2.86E+06</text:p>
          </table:table-cell>
          <table:table-cell table:number-columns-repeated="2"/>
          <table:table-cell table:formula="of:=1/[.D2]" office:value-type="float" office:value="0.00240322409354413">
            <text:p>0.0024032241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style-name="ce2" office:value-type="string">
            <text:p>2.90292e-12</text:p>
          </table:table-cell>
          <table:table-cell table:formula="of:=VALUE([.B4])" office:value-type="float" office:value="0.00000000000290292">
            <text:p>2.90292E-012</text:p>
          </table:table-cell>
          <table:table-cell table:number-columns-repeated="2"/>
          <table:table-cell office:value-type="float" office:value="2424">
            <text:p>2424</text:p>
          </table:table-cell>
          <table:table-cell office:value-type="float" office:value="13.7049">
            <text:p>13.7049</text:p>
          </table:table-cell>
          <table:table-cell table:style-name="ce2" office:value-type="string">
            <text:p>-3.91617e+07</text:p>
          </table:table-cell>
          <table:table-cell/>
          <table:table-cell table:formula="of:=VALUE([.G4])" office:value-type="float" office:value="13.7049">
            <text:p>13.7049</text:p>
          </table:table-cell>
          <table:table-cell table:formula="of:=VALUE([.H4])" office:value-type="float" office:value="-39161700">
            <text:p>-3.92E+07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table:style-name="ce2" office:value-type="string">
            <text:p>1.39765e-11</text:p>
          </table:table-cell>
          <table:table-cell table:formula="of:=VALUE([.B5])" office:value-type="float" office:value="0.0000000000139765">
            <text:p>1.39765E-011</text:p>
          </table:table-cell>
          <table:table-cell table:number-columns-repeated="2"/>
          <table:table-cell office:value-type="float" office:value="1672">
            <text:p>1672</text:p>
          </table:table-cell>
          <table:table-cell office:value-type="float" office:value="1.62791">
            <text:p>1.62791</text:p>
          </table:table-cell>
          <table:table-cell table:style-name="ce2" office:value-type="string">
            <text:p>-6.3752e+07</text:p>
          </table:table-cell>
          <table:table-cell/>
          <table:table-cell table:formula="of:=VALUE([.G5])" office:value-type="float" office:value="1.62791">
            <text:p>1.62791</text:p>
          </table:table-cell>
          <table:table-cell table:formula="of:=VALUE([.H5])" office:value-type="float" office:value="-63752000">
            <text:p>-6.38E+07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table:style-name="ce2" office:value-type="string">
            <text:p>3.49976e-13</text:p>
          </table:table-cell>
          <table:table-cell table:formula="of:=VALUE([.B6])" office:value-type="float" office:value="0.000000000000349976">
            <text:p>3.49976E-013</text:p>
          </table:table-cell>
          <table:table-cell table:number-columns-repeated="2"/>
          <table:table-cell office:value-type="float" office:value="968">
            <text:p>968</text:p>
          </table:table-cell>
          <table:table-cell office:value-type="float" office:value="1.70912">
            <text:p>1.70912</text:p>
          </table:table-cell>
          <table:table-cell table:style-name="ce2" office:value-type="string">
            <text:p>-1.0896e+08</text:p>
          </table:table-cell>
          <table:table-cell/>
          <table:table-cell table:formula="of:=VALUE([.G6])" office:value-type="float" office:value="1.70912">
            <text:p>1.70912</text:p>
          </table:table-cell>
          <table:table-cell table:formula="of:=VALUE([.H6])" office:value-type="float" office:value="-108960000">
            <text:p>-1.09E+08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table:style-name="ce2" office:value-type="string">
            <text:p>2.60427e-12</text:p>
          </table:table-cell>
          <table:table-cell table:formula="of:=VALUE([.B7])" office:value-type="float" office:value="0.00000000000260427">
            <text:p>2.60427E-012</text:p>
          </table:table-cell>
          <table:table-cell table:number-columns-repeated="2"/>
          <table:table-cell office:value-type="float" office:value="1680">
            <text:p>1680</text:p>
          </table:table-cell>
          <table:table-cell office:value-type="float" office:value="7.54041">
            <text:p>7.54041</text:p>
          </table:table-cell>
          <table:table-cell table:style-name="ce2" office:value-type="string">
            <text:p>-8.21603e+08</text:p>
          </table:table-cell>
          <table:table-cell/>
          <table:table-cell table:formula="of:=VALUE([.G7])" office:value-type="float" office:value="7.54041">
            <text:p>7.54041</text:p>
          </table:table-cell>
          <table:table-cell table:formula="of:=VALUE([.H7])" office:value-type="float" office:value="-821603000">
            <text:p>-8.22E+08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table:style-name="ce2" office:value-type="string">
            <text:p>2.10222e-12</text:p>
          </table:table-cell>
          <table:table-cell table:formula="of:=VALUE([.B8])" office:value-type="float" office:value="0.00000000000210222">
            <text:p>2.10222E-012</text:p>
          </table:table-cell>
          <table:table-cell table:number-columns-repeated="2"/>
          <table:table-cell office:value-type="float" office:value="2188">
            <text:p>2188</text:p>
          </table:table-cell>
          <table:table-cell office:value-type="float" office:value="32.4003">
            <text:p>32.4003</text:p>
          </table:table-cell>
          <table:table-cell table:style-name="ce2" office:value-type="string">
            <text:p>2.66202e+10</text:p>
          </table:table-cell>
          <table:table-cell/>
          <table:table-cell table:formula="of:=VALUE([.G8])" office:value-type="float" office:value="32.4003">
            <text:p>32.4003</text:p>
          </table:table-cell>
          <table:table-cell table:formula="of:=VALUE([.H8])" office:value-type="float" office:value="26620200000">
            <text:p>2.66E+10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table:style-name="ce2" office:value-type="string">
            <text:p>1.40352e-11</text:p>
          </table:table-cell>
          <table:table-cell table:formula="of:=VALUE([.B9])" office:value-type="float" office:value="0.0000000000140352">
            <text:p>1.40352E-011</text:p>
          </table:table-cell>
          <table:table-cell table:number-columns-repeated="2"/>
          <table:table-cell office:value-type="float" office:value="2628">
            <text:p>2628</text:p>
          </table:table-cell>
          <table:table-cell office:value-type="float" office:value="3.0993">
            <text:p>3.0993</text:p>
          </table:table-cell>
          <table:table-cell table:style-name="ce2" office:value-type="string">
            <text:p>8.2504e+10</text:p>
          </table:table-cell>
          <table:table-cell/>
          <table:table-cell table:formula="of:=VALUE([.G9])" office:value-type="float" office:value="3.0993">
            <text:p>3.0993</text:p>
          </table:table-cell>
          <table:table-cell table:formula="of:=VALUE([.H9])" office:value-type="float" office:value="82504000000">
            <text:p>8.25E+10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table:style-name="ce2" office:value-type="string">
            <text:p>2.3648e-13</text:p>
          </table:table-cell>
          <table:table-cell table:formula="of:=VALUE([.B10])" office:value-type="float" office:value="0.00000000000023648">
            <text:p>2.3648E-013</text:p>
          </table:table-cell>
          <table:table-cell table:number-columns-repeated="2"/>
          <table:table-cell office:value-type="float" office:value="916">
            <text:p>916</text:p>
          </table:table-cell>
          <table:table-cell office:value-type="float" office:value="12.2889">
            <text:p>12.2889</text:p>
          </table:table-cell>
          <table:table-cell table:style-name="ce2" office:value-type="string">
            <text:p>-1.01388e+12</text:p>
          </table:table-cell>
          <table:table-cell/>
          <table:table-cell table:formula="of:=VALUE([.G10])" office:value-type="float" office:value="12.2889">
            <text:p>12.2889</text:p>
          </table:table-cell>
          <table:table-cell table:formula="of:=VALUE([.H10])" office:value-type="float" office:value="-1013880000000">
            <text:p>-1.01E+12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table:style-name="ce2" office:value-type="string">
            <text:p>2.7021e-12</text:p>
          </table:table-cell>
          <table:table-cell table:formula="of:=VALUE([.B11])" office:value-type="float" office:value="0.0000000000027021">
            <text:p>2.7021E-012</text:p>
          </table:table-cell>
          <table:table-cell table:number-columns-repeated="2"/>
          <table:table-cell office:value-type="float" office:value="428">
            <text:p>428</text:p>
          </table:table-cell>
          <table:table-cell office:value-type="float" office:value="33.451">
            <text:p>33.451</text:p>
          </table:table-cell>
          <table:table-cell table:style-name="ce2" office:value-type="string">
            <text:p>3.39153e+13</text:p>
          </table:table-cell>
          <table:table-cell/>
          <table:table-cell table:formula="of:=VALUE([.G11])" office:value-type="float" office:value="33.451">
            <text:p>33.451</text:p>
          </table:table-cell>
          <table:table-cell table:formula="of:=VALUE([.H11])" office:value-type="float" office:value="33915300000000">
            <text:p>3.39E+13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table:style-name="ce2" office:value-type="string">
            <text:p>1.94705e-11</text:p>
          </table:table-cell>
          <table:table-cell table:formula="of:=VALUE([.B12])" office:value-type="float" office:value="0.0000000000194705">
            <text:p>1.94705E-011</text:p>
          </table:table-cell>
          <table:table-cell table:number-columns-repeated="2"/>
          <table:table-cell office:value-type="float" office:value="2324">
            <text:p>2324</text:p>
          </table:table-cell>
          <table:table-cell office:value-type="float" office:value="15.5796">
            <text:p>15.5796</text:p>
          </table:table-cell>
          <table:table-cell table:style-name="ce2" office:value-type="string">
            <text:p>5.28389e+14</text:p>
          </table:table-cell>
          <table:table-cell/>
          <table:table-cell table:formula="of:=VALUE([.G12])" office:value-type="float" office:value="15.5796">
            <text:p>15.5796</text:p>
          </table:table-cell>
          <table:table-cell table:formula="of:=VALUE([.H12])" office:value-type="float" office:value="528389000000000">
            <text:p>5.28E+14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table:style-name="ce2" office:value-type="string">
            <text:p>6.56239e-12</text:p>
          </table:table-cell>
          <table:table-cell table:formula="of:=VALUE([.B13])" office:value-type="float" office:value="0.00000000000656239">
            <text:p>6.56239E-012</text:p>
          </table:table-cell>
          <table:table-cell table:number-columns-repeated="2"/>
          <table:table-cell office:value-type="float" office:value="828">
            <text:p>828</text:p>
          </table:table-cell>
          <table:table-cell office:value-type="float" office:value="3.95975">
            <text:p>3.95975</text:p>
          </table:table-cell>
          <table:table-cell table:style-name="ce2" office:value-type="string">
            <text:p>2.09229e+15</text:p>
          </table:table-cell>
          <table:table-cell/>
          <table:table-cell table:formula="of:=VALUE([.G13])" office:value-type="float" office:value="3.95975">
            <text:p>3.95975</text:p>
          </table:table-cell>
          <table:table-cell table:formula="of:=VALUE([.H13])" office:value-type="float" office:value="2.09229E+015">
            <text:p>2.09E+15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table:style-name="ce2" office:value-type="string">
            <text:p>3.78928e-13</text:p>
          </table:table-cell>
          <table:table-cell table:formula="of:=VALUE([.B14])" office:value-type="float" office:value="0.000000000000378928">
            <text:p>3.78928E-013</text:p>
          </table:table-cell>
          <table:table-cell table:number-columns-repeated="2"/>
          <table:table-cell office:value-type="float" office:value="2404">
            <text:p>2404</text:p>
          </table:table-cell>
          <table:table-cell office:value-type="float" office:value="0.547651">
            <text:p>0.547651</text:p>
          </table:table-cell>
          <table:table-cell table:style-name="ce2" office:value-type="string">
            <text:p>1.14584e+15</text:p>
          </table:table-cell>
          <table:table-cell/>
          <table:table-cell table:formula="of:=VALUE([.G14])" office:value-type="float" office:value="0.547651">
            <text:p>0.547651</text:p>
          </table:table-cell>
          <table:table-cell table:formula="of:=VALUE([.H14])" office:value-type="float" office:value="1.14584E+015">
            <text:p>1.15E+15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table:style-name="ce2" office:value-type="string">
            <text:p>4.66552e-12</text:p>
          </table:table-cell>
          <table:table-cell table:formula="of:=VALUE([.B15])" office:value-type="float" office:value="0.00000000000466552">
            <text:p>4.66552E-012</text:p>
          </table:table-cell>
          <table:table-cell table:number-columns-repeated="2"/>
          <table:table-cell office:value-type="float" office:value="2100">
            <text:p>2100</text:p>
          </table:table-cell>
          <table:table-cell office:value-type="float" office:value="0.632249">
            <text:p>0.632249</text:p>
          </table:table-cell>
          <table:table-cell table:style-name="ce2" office:value-type="string">
            <text:p>-7.24458e+14</text:p>
          </table:table-cell>
          <table:table-cell/>
          <table:table-cell table:formula="of:=VALUE([.G15])" office:value-type="float" office:value="0.632249">
            <text:p>0.632249</text:p>
          </table:table-cell>
          <table:table-cell table:formula="of:=VALUE([.H15])" office:value-type="float" office:value="-724458000000000">
            <text:p>-7.24E+14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table:style-name="ce2" office:value-type="string">
            <text:p>2.09234e-11</text:p>
          </table:table-cell>
          <table:table-cell table:formula="of:=VALUE([.B16])" office:value-type="float" office:value="0.0000000000209234">
            <text:p>2.09234E-011</text:p>
          </table:table-cell>
          <table:table-cell table:number-columns-repeated="2"/>
          <table:table-cell office:value-type="float" office:value="980">
            <text:p>980</text:p>
          </table:table-cell>
          <table:table-cell office:value-type="float" office:value="8.84431">
            <text:p>8.84431</text:p>
          </table:table-cell>
          <table:table-cell table:style-name="ce2" office:value-type="string">
            <text:p>6.40733e+15</text:p>
          </table:table-cell>
          <table:table-cell/>
          <table:table-cell table:formula="of:=VALUE([.G16])" office:value-type="float" office:value="8.84431">
            <text:p>8.84431</text:p>
          </table:table-cell>
          <table:table-cell table:formula="of:=VALUE([.H16])" office:value-type="float" office:value="6.40733E+015">
            <text:p>6.41E+15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table:style-name="ce2" office:value-type="string">
            <text:p>9.56716e-12</text:p>
          </table:table-cell>
          <table:table-cell table:formula="of:=VALUE([.B17])" office:value-type="float" office:value="0.00000000000956716">
            <text:p>9.56716E-012</text:p>
          </table:table-cell>
          <table:table-cell table:number-columns-repeated="2"/>
          <table:table-cell office:value-type="float" office:value="188">
            <text:p>188</text:p>
          </table:table-cell>
          <table:table-cell office:value-type="float" office:value="11.3153">
            <text:p>11.3153</text:p>
          </table:table-cell>
          <table:table-cell table:style-name="ce2" office:value-type="string">
            <text:p>7.25011e+16</text:p>
          </table:table-cell>
          <table:table-cell/>
          <table:table-cell table:formula="of:=VALUE([.G17])" office:value-type="float" office:value="11.3153">
            <text:p>11.3153</text:p>
          </table:table-cell>
          <table:table-cell table:formula="of:=VALUE([.H17])" office:value-type="float" office:value="7.25011E+016">
            <text:p>7.25E+16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table:style-name="ce2" office:value-type="string">
            <text:p>2.74818e-13</text:p>
          </table:table-cell>
          <table:table-cell table:formula="of:=VALUE([.B18])" office:value-type="float" office:value="0.000000000000274818">
            <text:p>2.74818E-013</text:p>
          </table:table-cell>
          <table:table-cell table:number-columns-repeated="2"/>
          <table:table-cell office:value-type="float" office:value="2684">
            <text:p>2684</text:p>
          </table:table-cell>
          <table:table-cell office:value-type="float" office:value="5.1271">
            <text:p>5.1271</text:p>
          </table:table-cell>
          <table:table-cell table:style-name="ce2" office:value-type="string">
            <text:p>3.7172e+17</text:p>
          </table:table-cell>
          <table:table-cell/>
          <table:table-cell table:formula="of:=VALUE([.G18])" office:value-type="float" office:value="5.1271">
            <text:p>5.1271</text:p>
          </table:table-cell>
          <table:table-cell table:formula="of:=VALUE([.H18])" office:value-type="float" office:value="3.7172E+017">
            <text:p>3.72E+17</text:p>
          </table:table-cell>
          <table:table-cell table:number-columns-repeated="3"/>
        </table:table-row>
        <table:table-row table:style-name="ro1">
          <table:table-cell office:value-type="float" office:value="17">
            <text:p>17</text:p>
          </table:table-cell>
          <table:table-cell table:style-name="ce2" office:value-type="string">
            <text:p>8.28602e-12</text:p>
          </table:table-cell>
          <table:table-cell table:formula="of:=VALUE([.B19])" office:value-type="float" office:value="0.00000000000828602">
            <text:p>8.28602E-012</text:p>
          </table:table-cell>
          <table:table-cell table:number-columns-repeated="2"/>
          <table:table-cell office:value-type="float" office:value="2228">
            <text:p>2228</text:p>
          </table:table-cell>
          <table:table-cell office:value-type="float" office:value="34.0694">
            <text:p>34.0694</text:p>
          </table:table-cell>
          <table:table-cell table:style-name="ce2" office:value-type="string">
            <text:p>-1.26643e+19</text:p>
          </table:table-cell>
          <table:table-cell/>
          <table:table-cell table:formula="of:=VALUE([.G19])" office:value-type="float" office:value="34.0694">
            <text:p>34.0694</text:p>
          </table:table-cell>
          <table:table-cell table:formula="of:=VALUE([.H19])" office:value-type="float" office:value="-1.26643E+019">
            <text:p>-1.27E+19</text:p>
          </table:table-cell>
          <table:table-cell table:number-columns-repeated="3"/>
        </table:table-row>
        <table:table-row table:style-name="ro1">
          <table:table-cell office:value-type="float" office:value="18">
            <text:p>18</text:p>
          </table:table-cell>
          <table:table-cell table:style-name="ce2" office:value-type="string">
            <text:p>2.75764e-12</text:p>
          </table:table-cell>
          <table:table-cell table:formula="of:=VALUE([.B20])" office:value-type="float" office:value="0.00000000000275764">
            <text:p>2.75764E-012</text:p>
          </table:table-cell>
          <table:table-cell table:number-columns-repeated="2"/>
          <table:table-cell office:value-type="float" office:value="1388">
            <text:p>1388</text:p>
          </table:table-cell>
          <table:table-cell office:value-type="float" office:value="6.15433">
            <text:p>6.15433</text:p>
          </table:table-cell>
          <table:table-cell table:style-name="ce2" office:value-type="string">
            <text:p>-7.794e+19</text:p>
          </table:table-cell>
          <table:table-cell/>
          <table:table-cell table:formula="of:=VALUE([.G20])" office:value-type="float" office:value="6.15433">
            <text:p>6.15433</text:p>
          </table:table-cell>
          <table:table-cell table:formula="of:=VALUE([.H20])" office:value-type="float" office:value="-7.794E+019">
            <text:p>-7.79E+19</text:p>
          </table:table-cell>
          <table:table-cell table:number-columns-repeated="3"/>
        </table:table-row>
        <table:table-row table:style-name="ro1">
          <table:table-cell office:value-type="float" office:value="19">
            <text:p>19</text:p>
          </table:table-cell>
          <table:table-cell table:style-name="ce2" office:value-type="string">
            <text:p>3.96254e-11</text:p>
          </table:table-cell>
          <table:table-cell table:formula="of:=VALUE([.B21])" office:value-type="float" office:value="0.0000000000396254">
            <text:p>3.96254E-011</text:p>
          </table:table-cell>
          <table:table-cell table:number-columns-repeated="2"/>
          <table:table-cell office:value-type="float" office:value="1372">
            <text:p>1372</text:p>
          </table:table-cell>
          <table:table-cell office:value-type="float" office:value="5.92776">
            <text:p>5.92776</text:p>
          </table:table-cell>
          <table:table-cell table:style-name="ce2" office:value-type="string">
            <text:p>-4.6201e+20</text:p>
          </table:table-cell>
          <table:table-cell/>
          <table:table-cell table:formula="of:=VALUE([.G21])" office:value-type="float" office:value="5.92776">
            <text:p>5.92776</text:p>
          </table:table-cell>
          <table:table-cell table:formula="of:=VALUE([.H21])" office:value-type="float" office:value="-4.6201E+020">
            <text:p>-4.62E+20</text:p>
          </table:table-cell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table:style-name="ce2" office:value-type="string">
            <text:p>7.60256e-13</text:p>
          </table:table-cell>
          <table:table-cell table:formula="of:=VALUE([.B22])" office:value-type="float" office:value="0.000000000000760256">
            <text:p>7.60256E-013</text:p>
          </table:table-cell>
          <table:table-cell table:number-columns-repeated="2"/>
          <table:table-cell office:value-type="float" office:value="2032">
            <text:p>2032</text:p>
          </table:table-cell>
          <table:table-cell office:value-type="float" office:value="10.7458">
            <text:p>10.7458</text:p>
          </table:table-cell>
          <table:table-cell table:style-name="ce2" office:value-type="string">
            <text:p>4.96467e+21</text:p>
          </table:table-cell>
          <table:table-cell/>
          <table:table-cell table:formula="of:=VALUE([.G22])" office:value-type="float" office:value="10.7458">
            <text:p>10.7458</text:p>
          </table:table-cell>
          <table:table-cell table:formula="of:=VALUE([.H22])" office:value-type="float" office:value="4.96467E+021">
            <text:p>4.96E+21</text:p>
          </table:table-cell>
          <table:table-cell table:number-columns-repeated="3"/>
        </table:table-row>
        <table:table-row table:style-name="ro1">
          <table:table-cell office:value-type="float" office:value="21">
            <text:p>21</text:p>
          </table:table-cell>
          <table:table-cell table:style-name="ce2" office:value-type="string">
            <text:p>7.61043e-11</text:p>
          </table:table-cell>
          <table:table-cell table:formula="of:=VALUE([.B23])" office:value-type="float" office:value="0.0000000000761043">
            <text:p>7.61043E-011</text:p>
          </table:table-cell>
          <table:table-cell table:number-columns-repeated="2"/>
          <table:table-cell office:value-type="float" office:value="132">
            <text:p>132</text:p>
          </table:table-cell>
          <table:table-cell office:value-type="float" office:value="6.07033">
            <text:p>6.07033</text:p>
          </table:table-cell>
          <table:table-cell table:style-name="ce2" office:value-type="string">
            <text:p>3.01372e+22</text:p>
          </table:table-cell>
          <table:table-cell/>
          <table:table-cell table:formula="of:=VALUE([.G23])" office:value-type="float" office:value="6.07033">
            <text:p>6.07033</text:p>
          </table:table-cell>
          <table:table-cell table:formula="of:=VALUE([.H23])" office:value-type="float" office:value="3.01372E+022">
            <text:p>3.01E+22</text:p>
          </table:table-cell>
          <table:table-cell table:number-columns-repeated="3"/>
        </table:table-row>
        <table:table-row table:style-name="ro1">
          <table:table-cell office:value-type="float" office:value="22">
            <text:p>22</text:p>
          </table:table-cell>
          <table:table-cell table:style-name="ce2" office:value-type="string">
            <text:p>9.83224e-12</text:p>
          </table:table-cell>
          <table:table-cell table:formula="of:=VALUE([.B24])" office:value-type="float" office:value="0.00000000000983224">
            <text:p>9.83224E-012</text:p>
          </table:table-cell>
          <table:table-cell table:number-columns-repeated="2"/>
          <table:table-cell office:value-type="float" office:value="936">
            <text:p>936</text:p>
          </table:table-cell>
          <table:table-cell office:value-type="float" office:value="1.86644">
            <text:p>1.86644</text:p>
          </table:table-cell>
          <table:table-cell table:style-name="ce2" office:value-type="string">
            <text:p>5.62493e+22</text:p>
          </table:table-cell>
          <table:table-cell/>
          <table:table-cell table:formula="of:=VALUE([.G24])" office:value-type="float" office:value="1.86644">
            <text:p>1.86644</text:p>
          </table:table-cell>
          <table:table-cell table:formula="of:=VALUE([.H24])" office:value-type="float" office:value="5.62493E+022">
            <text:p>5.62E+22</text:p>
          </table:table-cell>
          <table:table-cell table:number-columns-repeated="3"/>
        </table:table-row>
        <table:table-row table:style-name="ro1">
          <table:table-cell office:value-type="float" office:value="23">
            <text:p>23</text:p>
          </table:table-cell>
          <table:table-cell table:style-name="ce2" office:value-type="string">
            <text:p>8.68923e-12</text:p>
          </table:table-cell>
          <table:table-cell table:formula="of:=VALUE([.B25])" office:value-type="float" office:value="0.00000000000868923">
            <text:p>8.68923E-012</text:p>
          </table:table-cell>
          <table:table-cell table:number-columns-repeated="2"/>
          <table:table-cell office:value-type="float" office:value="292">
            <text:p>292</text:p>
          </table:table-cell>
          <table:table-cell office:value-type="float" office:value="2.26269">
            <text:p>2.26269</text:p>
          </table:table-cell>
          <table:table-cell table:style-name="ce2" office:value-type="string">
            <text:p>1.27275e+23</text:p>
          </table:table-cell>
          <table:table-cell/>
          <table:table-cell table:formula="of:=VALUE([.G25])" office:value-type="float" office:value="2.26269">
            <text:p>2.26269</text:p>
          </table:table-cell>
          <table:table-cell table:formula="of:=VALUE([.H25])" office:value-type="float" office:value="1.27275E+023">
            <text:p>1.27E+23</text:p>
          </table:table-cell>
          <table:table-cell table:number-columns-repeated="3"/>
        </table:table-row>
        <table:table-row table:style-name="ro1">
          <table:table-cell office:value-type="float" office:value="24">
            <text:p>24</text:p>
          </table:table-cell>
          <table:table-cell table:style-name="ce2" office:value-type="string">
            <text:p>3.75047e-13</text:p>
          </table:table-cell>
          <table:table-cell table:formula="of:=VALUE([.B26])" office:value-type="float" office:value="0.000000000000375047">
            <text:p>3.75047E-013</text:p>
          </table:table-cell>
          <table:table-cell table:number-columns-repeated="2"/>
          <table:table-cell office:value-type="float" office:value="896">
            <text:p>896</text:p>
          </table:table-cell>
          <table:table-cell office:value-type="float" office:value="86.1565">
            <text:p>86.1565</text:p>
          </table:table-cell>
          <table:table-cell table:style-name="ce2" office:value-type="string">
            <text:p>-1.09656e+25</text:p>
          </table:table-cell>
          <table:table-cell/>
          <table:table-cell table:formula="of:=VALUE([.G26])" office:value-type="float" office:value="86.1565">
            <text:p>86.1565</text:p>
          </table:table-cell>
          <table:table-cell table:formula="of:=VALUE([.H26])" office:value-type="float" office:value="-1.09656E+025">
            <text:p>-1.10E+25</text:p>
          </table:table-cell>
          <table:table-cell table:number-columns-repeated="3"/>
        </table:table-row>
        <table:table-row table:style-name="ro1">
          <table:table-cell office:value-type="float" office:value="25">
            <text:p>25</text:p>
          </table:table-cell>
          <table:table-cell table:style-name="ce2" office:value-type="string">
            <text:p>2.37752e-11</text:p>
          </table:table-cell>
          <table:table-cell table:formula="of:=VALUE([.B27])" office:value-type="float" office:value="0.0000000000237752">
            <text:p>2.37752E-011</text:p>
          </table:table-cell>
          <table:table-cell table:number-columns-repeated="2"/>
          <table:table-cell office:value-type="float" office:value="2056">
            <text:p>2056</text:p>
          </table:table-cell>
          <table:table-cell office:value-type="float" office:value="11.7845">
            <text:p>11.7845</text:p>
          </table:table-cell>
          <table:table-cell table:style-name="ce2" office:value-type="string">
            <text:p>-1.29224e+26</text:p>
          </table:table-cell>
          <table:table-cell/>
          <table:table-cell table:formula="of:=VALUE([.G27])" office:value-type="float" office:value="11.7845">
            <text:p>11.7845</text:p>
          </table:table-cell>
          <table:table-cell table:formula="of:=VALUE([.H27])" office:value-type="float" office:value="-1.29224E+026">
            <text:p>-1.29E+26</text:p>
          </table:table-cell>
          <table:table-cell table:number-columns-repeated="3"/>
        </table:table-row>
        <table:table-row table:style-name="ro1">
          <table:table-cell office:value-type="float" office:value="26">
            <text:p>26</text:p>
          </table:table-cell>
          <table:table-cell table:style-name="ce2" office:value-type="string">
            <text:p>3.009e-12</text:p>
          </table:table-cell>
          <table:table-cell table:formula="of:=VALUE([.B28])" office:value-type="float" office:value="0.000000000003009">
            <text:p>3.009E-012</text:p>
          </table:table-cell>
          <table:table-cell table:number-columns-repeated="2"/>
          <table:table-cell office:value-type="float" office:value="508">
            <text:p>508</text:p>
          </table:table-cell>
          <table:table-cell office:value-type="float" office:value="0.297827">
            <text:p>0.297827</text:p>
          </table:table-cell>
          <table:table-cell table:style-name="ce2" office:value-type="string">
            <text:p>-3.84863e+25</text:p>
          </table:table-cell>
          <table:table-cell/>
          <table:table-cell table:formula="of:=VALUE([.G28])" office:value-type="float" office:value="0.297827">
            <text:p>0.297827</text:p>
          </table:table-cell>
          <table:table-cell table:formula="of:=VALUE([.H28])" office:value-type="float" office:value="-3.84863E+025">
            <text:p>-3.85E+25</text:p>
          </table:table-cell>
          <table:table-cell table:number-columns-repeated="3"/>
        </table:table-row>
        <table:table-row table:style-name="ro1">
          <table:table-cell office:value-type="float" office:value="27">
            <text:p>27</text:p>
          </table:table-cell>
          <table:table-cell table:style-name="ce2" office:value-type="string">
            <text:p>7.9247e-12</text:p>
          </table:table-cell>
          <table:table-cell table:formula="of:=VALUE([.B29])" office:value-type="float" office:value="0.0000000000079247">
            <text:p>7.9247E-012</text:p>
          </table:table-cell>
          <table:table-cell table:number-columns-repeated="2"/>
          <table:table-cell office:value-type="float" office:value="1300">
            <text:p>1300</text:p>
          </table:table-cell>
          <table:table-cell office:value-type="float" office:value="5.67092">
            <text:p>5.67092</text:p>
          </table:table-cell>
          <table:table-cell table:style-name="ce2" office:value-type="string">
            <text:p>-2.18253e+26</text:p>
          </table:table-cell>
          <table:table-cell/>
          <table:table-cell table:formula="of:=VALUE([.G29])" office:value-type="float" office:value="5.67092">
            <text:p>5.67092</text:p>
          </table:table-cell>
          <table:table-cell table:formula="of:=VALUE([.H29])" office:value-type="float" office:value="-2.18253E+026">
            <text:p>-2.18E+26</text:p>
          </table:table-cell>
          <table:table-cell table:number-columns-repeated="3"/>
        </table:table-row>
        <table:table-row table:style-name="ro1">
          <table:table-cell office:value-type="float" office:value="28">
            <text:p>28</text:p>
          </table:table-cell>
          <table:table-cell table:style-name="ce2" office:value-type="string">
            <text:p>3.5013e-13</text:p>
          </table:table-cell>
          <table:table-cell table:formula="of:=VALUE([.B30])" office:value-type="float" office:value="0.00000000000035013">
            <text:p>3.5013E-013</text:p>
          </table:table-cell>
          <table:table-cell table:number-columns-repeated="2"/>
          <table:table-cell office:value-type="float" office:value="2220">
            <text:p>2220</text:p>
          </table:table-cell>
          <table:table-cell office:value-type="float" office:value="8.48114">
            <text:p>8.48114</text:p>
          </table:table-cell>
          <table:table-cell table:style-name="ce2" office:value-type="string">
            <text:p>-1.85103e+27</text:p>
          </table:table-cell>
          <table:table-cell/>
          <table:table-cell table:formula="of:=VALUE([.G30])" office:value-type="float" office:value="8.48114">
            <text:p>8.48114</text:p>
          </table:table-cell>
          <table:table-cell table:formula="of:=VALUE([.H30])" office:value-type="float" office:value="-1.85103E+027">
            <text:p>-1.85E+27</text:p>
          </table:table-cell>
          <table:table-cell table:number-columns-repeated="3"/>
        </table:table-row>
        <table:table-row table:style-name="ro1">
          <table:table-cell office:value-type="float" office:value="29">
            <text:p>29</text:p>
          </table:table-cell>
          <table:table-cell table:style-name="ce2" office:value-type="string">
            <text:p>4.86807e-11</text:p>
          </table:table-cell>
          <table:table-cell table:formula="of:=VALUE([.B31])" office:value-type="float" office:value="0.0000000000486807">
            <text:p>4.86807E-011</text:p>
          </table:table-cell>
          <table:table-cell table:number-columns-repeated="2"/>
          <table:table-cell office:value-type="float" office:value="1684">
            <text:p>1684</text:p>
          </table:table-cell>
          <table:table-cell office:value-type="float" office:value="5.37601">
            <text:p>5.37601</text:p>
          </table:table-cell>
          <table:table-cell table:style-name="ce2" office:value-type="string">
            <text:p>-9.95115e+27</text:p>
          </table:table-cell>
          <table:table-cell/>
          <table:table-cell table:formula="of:=VALUE([.G31])" office:value-type="float" office:value="5.37601">
            <text:p>5.37601</text:p>
          </table:table-cell>
          <table:table-cell table:formula="of:=VALUE([.H31])" office:value-type="float" office:value="-9.95115E+027">
            <text:p>-9.95E+27</text:p>
          </table:table-cell>
          <table:table-cell table:number-columns-repeated="3"/>
        </table:table-row>
        <table:table-row table:style-name="ro1">
          <table:table-cell office:value-type="float" office:value="30">
            <text:p>30</text:p>
          </table:table-cell>
          <table:table-cell table:style-name="ce2" office:value-type="string">
            <text:p>1.06564e-11</text:p>
          </table:table-cell>
          <table:table-cell table:formula="of:=VALUE([.B32])" office:value-type="float" office:value="0.0000000000106564">
            <text:p>1.06564E-011</text:p>
          </table:table-cell>
          <table:table-cell table:number-columns-repeated="2"/>
          <table:table-cell office:value-type="float" office:value="132">
            <text:p>132</text:p>
          </table:table-cell>
          <table:table-cell office:value-type="float" office:value="9.88179">
            <text:p>9.88179</text:p>
          </table:table-cell>
          <table:table-cell table:style-name="ce2" office:value-type="string">
            <text:p>9.83352e+28</text:p>
          </table:table-cell>
          <table:table-cell/>
          <table:table-cell table:formula="of:=VALUE([.G32])" office:value-type="float" office:value="9.88179">
            <text:p>9.88179</text:p>
          </table:table-cell>
          <table:table-cell table:formula="of:=VALUE([.H32])" office:value-type="float" office:value="9.83352E+028">
            <text:p>9.83E+28</text:p>
          </table:table-cell>
          <table:table-cell table:number-columns-repeated="3"/>
        </table:table-row>
        <table:table-row table:style-name="ro1">
          <table:table-cell office:value-type="float" office:value="31">
            <text:p>31</text:p>
          </table:table-cell>
          <table:table-cell table:style-name="ce2" office:value-type="string">
            <text:p>6.0034e-12</text:p>
          </table:table-cell>
          <table:table-cell table:formula="of:=VALUE([.B33])" office:value-type="float" office:value="0.0000000000060034">
            <text:p>6.0034E-012</text:p>
          </table:table-cell>
          <table:table-cell table:number-columns-repeated="2"/>
          <table:table-cell office:value-type="float" office:value="908">
            <text:p>908</text:p>
          </table:table-cell>
          <table:table-cell office:value-type="float" office:value="1.86644">
            <text:p>1.86644</text:p>
          </table:table-cell>
          <table:table-cell table:style-name="ce2" office:value-type="string">
            <text:p>1.83537e+29</text:p>
          </table:table-cell>
          <table:table-cell/>
          <table:table-cell table:formula="of:=VALUE([.G33])" office:value-type="float" office:value="1.86644">
            <text:p>1.86644</text:p>
          </table:table-cell>
          <table:table-cell table:formula="of:=VALUE([.H33])" office:value-type="float" office:value="1.83537E+029">
            <text:p>1.84E+29</text:p>
          </table:table-cell>
          <table:table-cell table:number-columns-repeated="3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9.19434">
            <text:p>9.19434</text:p>
          </table:table-cell>
          <table:table-cell table:formula="of:=VALUE([.B34])" office:value-type="float" office:value="9.19434">
            <text:p>9.19434</text:p>
          </table:table-cell>
          <table:table-cell table:number-columns-repeated="2"/>
          <table:table-cell office:value-type="float" office:value="1624">
            <text:p>1624</text:p>
          </table:table-cell>
          <table:table-cell office:value-type="float" office:value="5.56315">
            <text:p>5.56315</text:p>
          </table:table-cell>
          <table:table-cell table:style-name="ce2" office:value-type="string">
            <text:p>1.02104e+30</text:p>
          </table:table-cell>
          <table:table-cell/>
          <table:table-cell table:formula="of:=VALUE([.G34])" office:value-type="float" office:value="5.56315">
            <text:p>5.56315</text:p>
          </table:table-cell>
          <table:table-cell table:formula="of:=VALUE([.H34])" office:value-type="float" office:value="1.02104E+030">
            <text:p>1.02E+30</text:p>
          </table:table-cell>
          <table:table-cell table:number-columns-repeated="3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89.3975">
            <text:p>89.3975</text:p>
          </table:table-cell>
          <table:table-cell table:formula="of:=VALUE([.B35])" office:value-type="float" office:value="89.3975">
            <text:p>89.3975</text:p>
          </table:table-cell>
          <table:table-cell table:number-columns-repeated="2"/>
          <table:table-cell office:value-type="float" office:value="2316">
            <text:p>2316</text:p>
          </table:table-cell>
          <table:table-cell office:value-type="float" office:value="6.28779">
            <text:p>6.28779</text:p>
          </table:table-cell>
          <table:table-cell table:style-name="ce2" office:value-type="string">
            <text:p>6.4201e+30</text:p>
          </table:table-cell>
          <table:table-cell/>
          <table:table-cell table:formula="of:=VALUE([.G35])" office:value-type="float" office:value="6.28779">
            <text:p>6.28779</text:p>
          </table:table-cell>
          <table:table-cell table:formula="of:=VALUE([.H35])" office:value-type="float" office:value="6.4201E+030">
            <text:p>6.42E+30</text:p>
          </table:table-cell>
          <table:table-cell table:number-columns-repeated="3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565.7">
            <text:p>565.7</text:p>
          </table:table-cell>
          <table:table-cell table:formula="of:=VALUE([.B36])" office:value-type="float" office:value="565.7">
            <text:p>565.7</text:p>
          </table:table-cell>
          <table:table-cell table:number-columns-repeated="2"/>
          <table:table-cell office:value-type="float" office:value="2120">
            <text:p>2120</text:p>
          </table:table-cell>
          <table:table-cell office:value-type="float" office:value="1.42811">
            <text:p>1.42811</text:p>
          </table:table-cell>
          <table:table-cell table:style-name="ce2" office:value-type="string">
            <text:p>9.16863e+30</text:p>
          </table:table-cell>
          <table:table-cell/>
          <table:table-cell table:formula="of:=VALUE([.G36])" office:value-type="float" office:value="1.42811">
            <text:p>1.42811</text:p>
          </table:table-cell>
          <table:table-cell table:formula="of:=VALUE([.H36])" office:value-type="float" office:value="9.16863E+030">
            <text:p>9.17E+30</text:p>
          </table:table-cell>
          <table:table-cell table:number-columns-repeated="3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194.471">
            <text:p>194.471</text:p>
          </table:table-cell>
          <table:table-cell table:formula="of:=VALUE([.B37])" office:value-type="float" office:value="194.471">
            <text:p>194.471</text:p>
          </table:table-cell>
          <table:table-cell table:number-columns-repeated="2"/>
          <table:table-cell office:value-type="float" office:value="1100">
            <text:p>1100</text:p>
          </table:table-cell>
          <table:table-cell office:value-type="float" office:value="5.72173">
            <text:p>5.72173</text:p>
          </table:table-cell>
          <table:table-cell table:style-name="ce2" office:value-type="string">
            <text:p>5.24604e+31</text:p>
          </table:table-cell>
          <table:table-cell/>
          <table:table-cell table:formula="of:=VALUE([.G37])" office:value-type="float" office:value="5.72173">
            <text:p>5.72173</text:p>
          </table:table-cell>
          <table:table-cell table:formula="of:=VALUE([.H37])" office:value-type="float" office:value="5.24604E+031">
            <text:p>5.25E+31</text:p>
          </table:table-cell>
          <table:table-cell table:number-columns-repeated="3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20.8386">
            <text:p>20.8386</text:p>
          </table:table-cell>
          <table:table-cell table:formula="of:=VALUE([.B38])" office:value-type="float" office:value="20.8386">
            <text:p>20.8386</text:p>
          </table:table-cell>
          <table:table-cell table:number-columns-repeated="2"/>
          <table:table-cell office:value-type="float" office:value="548">
            <text:p>548</text:p>
          </table:table-cell>
          <table:table-cell office:value-type="float" office:value="9.93725">
            <text:p>9.93725</text:p>
          </table:table-cell>
          <table:table-cell table:style-name="ce2" office:value-type="string">
            <text:p>5.21312e+32</text:p>
          </table:table-cell>
          <table:table-cell/>
          <table:table-cell table:formula="of:=VALUE([.G38])" office:value-type="float" office:value="9.93725">
            <text:p>9.93725</text:p>
          </table:table-cell>
          <table:table-cell table:formula="of:=VALUE([.H38])" office:value-type="float" office:value="5.21312E+032">
            <text:p>5.21E+32</text:p>
          </table:table-cell>
          <table:table-cell table:number-columns-repeated="3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149.724">
            <text:p>149.724</text:p>
          </table:table-cell>
          <table:table-cell table:formula="of:=VALUE([.B39])" office:value-type="float" office:value="149.724">
            <text:p>149.724</text:p>
          </table:table-cell>
          <table:table-cell table:number-columns-repeated="2"/>
          <table:table-cell office:value-type="float" office:value="2480">
            <text:p>2480</text:p>
          </table:table-cell>
          <table:table-cell office:value-type="float" office:value="14.2138">
            <text:p>14.2138</text:p>
          </table:table-cell>
          <table:table-cell table:style-name="ce2" office:value-type="string">
            <text:p>7.40982e+33</text:p>
          </table:table-cell>
          <table:table-cell/>
          <table:table-cell table:formula="of:=VALUE([.G39])" office:value-type="float" office:value="14.2138">
            <text:p>14.2138</text:p>
          </table:table-cell>
          <table:table-cell table:formula="of:=VALUE([.H39])" office:value-type="float" office:value="7.40982E+033">
            <text:p>7.41E+33</text:p>
          </table:table-cell>
          <table:table-cell table:number-columns-repeated="3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985.633">
            <text:p>985.633</text:p>
          </table:table-cell>
          <table:table-cell table:formula="of:=VALUE([.B40])" office:value-type="float" office:value="985.633">
            <text:p>985.633</text:p>
          </table:table-cell>
          <table:table-cell table:number-columns-repeated="2"/>
          <table:table-cell office:value-type="float" office:value="2080">
            <text:p>2080</text:p>
          </table:table-cell>
          <table:table-cell office:value-type="float" office:value="0.0900971">
            <text:p>0.0900971</text:p>
          </table:table-cell>
          <table:table-cell table:style-name="ce2" office:value-type="string">
            <text:p>6.67603e+32</text:p>
          </table:table-cell>
          <table:table-cell/>
          <table:table-cell table:formula="of:=VALUE([.G40])" office:value-type="float" office:value="0.0900971">
            <text:p>0.0900971</text:p>
          </table:table-cell>
          <table:table-cell table:formula="of:=VALUE([.H40])" office:value-type="float" office:value="6.67603E+032">
            <text:p>6.68E+32</text:p>
          </table:table-cell>
          <table:table-cell table:number-columns-repeated="3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172.262">
            <text:p>172.262</text:p>
          </table:table-cell>
          <table:table-cell table:formula="of:=VALUE([.B41])" office:value-type="float" office:value="172.262">
            <text:p>172.262</text:p>
          </table:table-cell>
          <table:table-cell table:number-columns-repeated="2"/>
          <table:table-cell office:value-type="float" office:value="2216">
            <text:p>2216</text:p>
          </table:table-cell>
          <table:table-cell office:value-type="float" office:value="2.47819">
            <text:p>2.47819</text:p>
          </table:table-cell>
          <table:table-cell table:style-name="ce2" office:value-type="string">
            <text:p>1.65445e+33</text:p>
          </table:table-cell>
          <table:table-cell/>
          <table:table-cell table:formula="of:=VALUE([.G41])" office:value-type="float" office:value="2.47819">
            <text:p>2.47819</text:p>
          </table:table-cell>
          <table:table-cell table:formula="of:=VALUE([.H41])" office:value-type="float" office:value="1.65445E+033">
            <text:p>1.65E+33</text:p>
          </table:table-cell>
          <table:table-cell table:number-columns-repeated="3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.79883">
            <text:p>1.79883</text:p>
          </table:table-cell>
          <table:table-cell table:formula="of:=VALUE([.B42])" office:value-type="float" office:value="1.79883">
            <text:p>1.79883</text:p>
          </table:table-cell>
          <table:table-cell table:number-columns-repeated="2"/>
          <table:table-cell office:value-type="float" office:value="1880">
            <text:p>1880</text:p>
          </table:table-cell>
          <table:table-cell office:value-type="float" office:value="4.6095">
            <text:p>4.6095</text:p>
          </table:table-cell>
          <table:table-cell table:style-name="ce2" office:value-type="string">
            <text:p>7.62617e+33</text:p>
          </table:table-cell>
          <table:table-cell/>
          <table:table-cell table:formula="of:=VALUE([.G42])" office:value-type="float" office:value="4.6095">
            <text:p>4.6095</text:p>
          </table:table-cell>
          <table:table-cell table:formula="of:=VALUE([.H42])" office:value-type="float" office:value="7.62617E+033">
            <text:p>7.63E+33</text:p>
          </table:table-cell>
          <table:table-cell table:number-columns-repeated="3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51.292">
            <text:p>51.292</text:p>
          </table:table-cell>
          <table:table-cell table:formula="of:=VALUE([.B43])" office:value-type="float" office:value="51.292">
            <text:p>51.292</text:p>
          </table:table-cell>
          <table:table-cell table:number-columns-repeated="2"/>
          <table:table-cell office:value-type="float" office:value="1644">
            <text:p>1644</text:p>
          </table:table-cell>
          <table:table-cell office:value-type="float" office:value="1.71812">
            <text:p>1.71812</text:p>
          </table:table-cell>
          <table:table-cell table:style-name="ce2" office:value-type="string">
            <text:p>1.31026e+34</text:p>
          </table:table-cell>
          <table:table-cell/>
          <table:table-cell table:formula="of:=VALUE([.G43])" office:value-type="float" office:value="1.71812">
            <text:p>1.71812</text:p>
          </table:table-cell>
          <table:table-cell table:formula="of:=VALUE([.H43])" office:value-type="float" office:value="1.31026E+034">
            <text:p>1.31E+34</text:p>
          </table:table-cell>
          <table:table-cell table:number-columns-repeated="3"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108.514">
            <text:p>108.514</text:p>
          </table:table-cell>
          <table:table-cell table:formula="of:=VALUE([.B44])" office:value-type="float" office:value="108.514">
            <text:p>108.514</text:p>
          </table:table-cell>
          <table:table-cell table:number-columns-repeated="2"/>
          <table:table-cell office:value-type="float" office:value="2220">
            <text:p>2220</text:p>
          </table:table-cell>
          <table:table-cell office:value-type="float" office:value="21.8805">
            <text:p>21.8805</text:p>
          </table:table-cell>
          <table:table-cell table:style-name="ce2" office:value-type="string">
            <text:p>-2.86693e+35</text:p>
          </table:table-cell>
          <table:table-cell/>
          <table:table-cell table:formula="of:=VALUE([.G44])" office:value-type="float" office:value="21.8805">
            <text:p>21.8805</text:p>
          </table:table-cell>
          <table:table-cell table:formula="of:=VALUE([.H44])" office:value-type="float" office:value="-2.86693E+035">
            <text:p>-2.87E+35</text:p>
          </table:table-cell>
          <table:table-cell table:number-columns-repeated="3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36.919">
            <text:p>36.919</text:p>
          </table:table-cell>
          <table:table-cell table:formula="of:=VALUE([.B45])" office:value-type="float" office:value="36.919">
            <text:p>36.919</text:p>
          </table:table-cell>
          <table:table-cell table:number-columns-repeated="2"/>
          <table:table-cell office:value-type="float" office:value="52">
            <text:p>52</text:p>
          </table:table-cell>
          <table:table-cell office:value-type="float" office:value="5.37601">
            <text:p>5.37601</text:p>
          </table:table-cell>
          <table:table-cell table:style-name="ce2" office:value-type="string">
            <text:p>-1.54126e+36</text:p>
          </table:table-cell>
          <table:table-cell/>
          <table:table-cell table:formula="of:=VALUE([.G45])" office:value-type="float" office:value="5.37601">
            <text:p>5.37601</text:p>
          </table:table-cell>
          <table:table-cell table:formula="of:=VALUE([.H45])" office:value-type="float" office:value="-1.54126E+036">
            <text:p>-1.54E+36</text:p>
          </table:table-cell>
          <table:table-cell table:number-columns-repeated="3"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4.06119">
            <text:p>4.06119</text:p>
          </table:table-cell>
          <table:table-cell table:formula="of:=VALUE([.B46])" office:value-type="float" office:value="4.06119">
            <text:p>4.06119</text:p>
          </table:table-cell>
          <table:table-cell table:number-columns-repeated="2"/>
          <table:table-cell office:value-type="float" office:value="988">
            <text:p>988</text:p>
          </table:table-cell>
          <table:table-cell office:value-type="float" office:value="2.77481">
            <text:p>2.77481</text:p>
          </table:table-cell>
          <table:table-cell table:style-name="ce2" office:value-type="string">
            <text:p>-4.2767e+36</text:p>
          </table:table-cell>
          <table:table-cell/>
          <table:table-cell table:formula="of:=VALUE([.G46])" office:value-type="float" office:value="2.77481">
            <text:p>2.77481</text:p>
          </table:table-cell>
          <table:table-cell table:formula="of:=VALUE([.H46])" office:value-type="float" office:value="-4.2767E+036">
            <text:p>-4.28E+36</text:p>
          </table:table-cell>
          <table:table-cell table:number-columns-repeated="3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76.9729">
            <text:p>76.9729</text:p>
          </table:table-cell>
          <table:table-cell table:formula="of:=VALUE([.B47])" office:value-type="float" office:value="76.9729">
            <text:p>76.9729</text:p>
          </table:table-cell>
          <table:table-cell table:number-columns-repeated="2"/>
          <table:table-cell office:value-type="float" office:value="892">
            <text:p>892</text:p>
          </table:table-cell>
          <table:table-cell office:value-type="float" office:value="11.899">
            <text:p>11.899</text:p>
          </table:table-cell>
          <table:table-cell table:style-name="ce2" office:value-type="string">
            <text:p>-5.08883e+37</text:p>
          </table:table-cell>
          <table:table-cell/>
          <table:table-cell table:formula="of:=VALUE([.G47])" office:value-type="float" office:value="11.899">
            <text:p>11.899</text:p>
          </table:table-cell>
          <table:table-cell table:formula="of:=VALUE([.H47])" office:value-type="float" office:value="-5.08883E+037">
            <text:p>-5.09E+37</text:p>
          </table:table-cell>
          <table:table-cell table:number-columns-repeated="3"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195.026">
            <text:p>195.026</text:p>
          </table:table-cell>
          <table:table-cell table:formula="of:=VALUE([.B48])" office:value-type="float" office:value="195.026">
            <text:p>195.026</text:p>
          </table:table-cell>
          <table:table-cell table:number-columns-repeated="2"/>
          <table:table-cell office:value-type="float" office:value="2512">
            <text:p>2512</text:p>
          </table:table-cell>
          <table:table-cell office:value-type="float" office:value="12.8102">
            <text:p>12.8102</text:p>
          </table:table-cell>
          <table:table-cell table:style-name="ce2" office:value-type="string">
            <text:p>-6.51888e+38</text:p>
          </table:table-cell>
          <table:table-cell/>
          <table:table-cell table:formula="of:=VALUE([.G48])" office:value-type="float" office:value="12.8102">
            <text:p>12.8102</text:p>
          </table:table-cell>
          <table:table-cell table:formula="of:=VALUE([.H48])" office:value-type="float" office:value="-6.51888E+038">
            <text:p>-6.52E+38</text:p>
          </table:table-cell>
          <table:table-cell table:number-columns-repeated="3"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32.3351">
            <text:p>32.3351</text:p>
          </table:table-cell>
          <table:table-cell table:formula="of:=VALUE([.B49])" office:value-type="float" office:value="32.3351">
            <text:p>32.3351</text:p>
          </table:table-cell>
          <table:table-cell table:number-columns-repeated="2"/>
          <table:table-cell office:value-type="float" office:value="2336">
            <text:p>2336</text:p>
          </table:table-cell>
          <table:table-cell office:value-type="float" office:value="72.7765">
            <text:p>72.7765</text:p>
          </table:table-cell>
          <table:table-cell table:style-name="ce2" office:value-type="string">
            <text:p>4.74421e+40</text:p>
          </table:table-cell>
          <table:table-cell/>
          <table:table-cell table:formula="of:=VALUE([.G49])" office:value-type="float" office:value="72.7765">
            <text:p>72.7765</text:p>
          </table:table-cell>
          <table:table-cell table:formula="of:=VALUE([.H49])" office:value-type="float" office:value="4.74421E+040">
            <text:p>4.74E+40</text:p>
          </table:table-cell>
          <table:table-cell table:number-columns-repeated="3"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1.58821">
            <text:p>1.58821</text:p>
          </table:table-cell>
          <table:table-cell table:formula="of:=VALUE([.B50])" office:value-type="float" office:value="1.58821">
            <text:p>1.58821</text:p>
          </table:table-cell>
          <table:table-cell table:number-columns-repeated="2"/>
          <table:table-cell office:value-type="float" office:value="28">
            <text:p>28</text:p>
          </table:table-cell>
          <table:table-cell office:value-type="float" office:value="4.66964">
            <text:p>4.66964</text:p>
          </table:table-cell>
          <table:table-cell table:style-name="ce2" office:value-type="string">
            <text:p>2.21538e+41</text:p>
          </table:table-cell>
          <table:table-cell/>
          <table:table-cell table:formula="of:=VALUE([.G50])" office:value-type="float" office:value="4.66964">
            <text:p>4.66964</text:p>
          </table:table-cell>
          <table:table-cell table:formula="of:=VALUE([.H50])" office:value-type="float" office:value="2.21538E+041">
            <text:p>2.22E+41</text:p>
          </table:table-cell>
          <table:table-cell table:number-columns-repeated="3"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93.1014">
            <text:p>93.1014</text:p>
          </table:table-cell>
          <table:table-cell table:formula="of:=VALUE([.B51])" office:value-type="float" office:value="93.1014">
            <text:p>93.1014</text:p>
          </table:table-cell>
          <table:table-cell table:number-columns-repeated="2"/>
          <table:table-cell office:value-type="float" office:value="2040">
            <text:p>2040</text:p>
          </table:table-cell>
          <table:table-cell office:value-type="float" office:value="0.825644">
            <text:p>0.825644</text:p>
          </table:table-cell>
          <table:table-cell table:style-name="ce2" office:value-type="string">
            <text:p>1.82911e+41</text:p>
          </table:table-cell>
          <table:table-cell/>
          <table:table-cell table:formula="of:=VALUE([.G51])" office:value-type="float" office:value="0.825644">
            <text:p>0.825644</text:p>
          </table:table-cell>
          <table:table-cell table:formula="of:=VALUE([.H51])" office:value-type="float" office:value="1.82911E+041">
            <text:p>1.83E+41</text:p>
          </table:table-cell>
          <table:table-cell table:number-columns-repeated="3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95.8999">
            <text:p>95.8999</text:p>
          </table:table-cell>
          <table:table-cell table:formula="of:=VALUE([.B52])" office:value-type="float" office:value="95.8999">
            <text:p>95.8999</text:p>
          </table:table-cell>
          <table:table-cell table:number-columns-repeated="2"/>
          <table:table-cell office:value-type="float" office:value="2504">
            <text:p>2504</text:p>
          </table:table-cell>
          <table:table-cell office:value-type="float" office:value="5.53515">
            <text:p>5.53515</text:p>
          </table:table-cell>
          <table:table-cell table:style-name="ce2" office:value-type="string">
            <text:p>1.01244e+42</text:p>
          </table:table-cell>
          <table:table-cell/>
          <table:table-cell table:formula="of:=VALUE([.G52])" office:value-type="float" office:value="5.53515">
            <text:p>5.53515</text:p>
          </table:table-cell>
          <table:table-cell table:formula="of:=VALUE([.H52])" office:value-type="float" office:value="1.01244E+042">
            <text:p>1.01E+42</text:p>
          </table:table-cell>
          <table:table-cell table:number-columns-repeated="3"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32.4172">
            <text:p>32.4172</text:p>
          </table:table-cell>
          <table:table-cell table:formula="of:=VALUE([.B53])" office:value-type="float" office:value="32.4172">
            <text:p>32.4172</text:p>
          </table:table-cell>
          <table:table-cell table:number-columns-repeated="2"/>
          <table:table-cell office:value-type="float" office:value="2180">
            <text:p>2180</text:p>
          </table:table-cell>
          <table:table-cell office:value-type="float" office:value="9.2739">
            <text:p>9.2739</text:p>
          </table:table-cell>
          <table:table-cell table:style-name="ce2" office:value-type="string">
            <text:p>-9.38929e+42</text:p>
          </table:table-cell>
          <table:table-cell/>
          <table:table-cell table:formula="of:=VALUE([.G53])" office:value-type="float" office:value="9.2739">
            <text:p>9.2739</text:p>
          </table:table-cell>
          <table:table-cell table:formula="of:=VALUE([.H53])" office:value-type="float" office:value="-9.38929E+042">
            <text:p>-9.39E+42</text:p>
          </table:table-cell>
          <table:table-cell table:number-columns-repeated="3"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3.58584">
            <text:p>3.58584</text:p>
          </table:table-cell>
          <table:table-cell table:formula="of:=VALUE([.B54])" office:value-type="float" office:value="3.58584">
            <text:p>3.58584</text:p>
          </table:table-cell>
          <table:table-cell table:number-columns-repeated="2"/>
          <table:table-cell office:value-type="float" office:value="1184">
            <text:p>1184</text:p>
          </table:table-cell>
          <table:table-cell office:value-type="float" office:value="1.93902">
            <text:p>1.93902</text:p>
          </table:table-cell>
          <table:table-cell table:style-name="ce2" office:value-type="string">
            <text:p>-1.8206e+43</text:p>
          </table:table-cell>
          <table:table-cell/>
          <table:table-cell table:formula="of:=VALUE([.G54])" office:value-type="float" office:value="1.93902">
            <text:p>1.93902</text:p>
          </table:table-cell>
          <table:table-cell table:formula="of:=VALUE([.H54])" office:value-type="float" office:value="-1.8206E+043">
            <text:p>-1.82E+43</text:p>
          </table:table-cell>
          <table:table-cell table:number-columns-repeated="3"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135.565">
            <text:p>135.565</text:p>
          </table:table-cell>
          <table:table-cell table:formula="of:=VALUE([.B55])" office:value-type="float" office:value="135.565">
            <text:p>135.565</text:p>
          </table:table-cell>
          <table:table-cell table:number-columns-repeated="2"/>
          <table:table-cell office:value-type="float" office:value="1308">
            <text:p>1308</text:p>
          </table:table-cell>
          <table:table-cell office:value-type="float" office:value="8.04714">
            <text:p>8.04714</text:p>
          </table:table-cell>
          <table:table-cell table:style-name="ce2" office:value-type="string">
            <text:p>-1.46506e+44</text:p>
          </table:table-cell>
          <table:table-cell/>
          <table:table-cell table:formula="of:=VALUE([.G55])" office:value-type="float" office:value="8.04714">
            <text:p>8.04714</text:p>
          </table:table-cell>
          <table:table-cell table:formula="of:=VALUE([.H55])" office:value-type="float" office:value="-1.46506E+044">
            <text:p>-1.47E+44</text:p>
          </table:table-cell>
          <table:table-cell table:number-columns-repeated="3"/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172.474">
            <text:p>172.474</text:p>
          </table:table-cell>
          <table:table-cell table:formula="of:=VALUE([.B56])" office:value-type="float" office:value="172.474">
            <text:p>172.474</text:p>
          </table:table-cell>
          <table:table-cell table:number-columns-repeated="2"/>
          <table:table-cell office:value-type="float" office:value="1304">
            <text:p>1304</text:p>
          </table:table-cell>
          <table:table-cell office:value-type="float" office:value="8.19064">
            <text:p>8.19064</text:p>
          </table:table-cell>
          <table:table-cell table:style-name="ce2" office:value-type="string">
            <text:p>-1.19998e+45</text:p>
          </table:table-cell>
          <table:table-cell/>
          <table:table-cell table:formula="of:=VALUE([.G56])" office:value-type="float" office:value="8.19064">
            <text:p>8.19064</text:p>
          </table:table-cell>
          <table:table-cell table:formula="of:=VALUE([.H56])" office:value-type="float" office:value="-1.19998E+045">
            <text:p>-1.20E+45</text:p>
          </table:table-cell>
          <table:table-cell table:number-columns-repeated="3"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28.888">
            <text:p>28.888</text:p>
          </table:table-cell>
          <table:table-cell table:formula="of:=VALUE([.B57])" office:value-type="float" office:value="28.888">
            <text:p>28.888</text:p>
          </table:table-cell>
          <table:table-cell table:number-columns-repeated="2"/>
          <table:table-cell office:value-type="float" office:value="228">
            <text:p>228</text:p>
          </table:table-cell>
          <table:table-cell office:value-type="float" office:value="8.49062">
            <text:p>8.49062</text:p>
          </table:table-cell>
          <table:table-cell table:style-name="ce2" office:value-type="string">
            <text:p>-1.01886e+46</text:p>
          </table:table-cell>
          <table:table-cell/>
          <table:table-cell table:formula="of:=VALUE([.G57])" office:value-type="float" office:value="8.49062">
            <text:p>8.49062</text:p>
          </table:table-cell>
          <table:table-cell table:formula="of:=VALUE([.H57])" office:value-type="float" office:value="-1.01886E+046">
            <text:p>-1.02E+46</text:p>
          </table:table-cell>
          <table:table-cell table:number-columns-repeated="3"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0.825644">
            <text:p>0.825644</text:p>
          </table:table-cell>
          <table:table-cell table:formula="of:=VALUE([.B58])" office:value-type="float" office:value="0.825644">
            <text:p>0.825644</text:p>
          </table:table-cell>
          <table:table-cell table:number-columns-repeated="2"/>
          <table:table-cell office:value-type="float" office:value="1364">
            <text:p>1364</text:p>
          </table:table-cell>
          <table:table-cell office:value-type="float" office:value="33.8164">
            <text:p>33.8164</text:p>
          </table:table-cell>
          <table:table-cell table:style-name="ce2" office:value-type="string">
            <text:p>3.44542e+47</text:p>
          </table:table-cell>
          <table:table-cell/>
          <table:table-cell table:formula="of:=VALUE([.G58])" office:value-type="float" office:value="33.8164">
            <text:p>33.8164</text:p>
          </table:table-cell>
          <table:table-cell table:formula="of:=VALUE([.H58])" office:value-type="float" office:value="3.44542E+047">
            <text:p>3.45E+47</text:p>
          </table:table-cell>
          <table:table-cell table:number-columns-repeated="3"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81.7945">
            <text:p>81.7945</text:p>
          </table:table-cell>
          <table:table-cell table:formula="of:=VALUE([.B59])" office:value-type="float" office:value="81.7945">
            <text:p>81.7945</text:p>
          </table:table-cell>
          <table:table-cell table:number-columns-repeated="2"/>
          <table:table-cell office:value-type="float" office:value="1660">
            <text:p>1660</text:p>
          </table:table-cell>
          <table:table-cell office:value-type="float" office:value="1.6241">
            <text:p>1.6241</text:p>
          </table:table-cell>
          <table:table-cell table:style-name="ce2" office:value-type="string">
            <text:p>5.59569e+47</text:p>
          </table:table-cell>
          <table:table-cell/>
          <table:table-cell table:formula="of:=VALUE([.G59])" office:value-type="float" office:value="1.6241">
            <text:p>1.6241</text:p>
          </table:table-cell>
          <table:table-cell table:formula="of:=VALUE([.H59])" office:value-type="float" office:value="5.59569E+047">
            <text:p>5.60E+47</text:p>
          </table:table-cell>
          <table:table-cell table:number-columns-repeated="3"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50.3373">
            <text:p>50.3373</text:p>
          </table:table-cell>
          <table:table-cell table:formula="of:=VALUE([.B60])" office:value-type="float" office:value="50.3373">
            <text:p>50.3373</text:p>
          </table:table-cell>
          <table:table-cell table:number-columns-repeated="2"/>
          <table:table-cell office:value-type="float" office:value="308">
            <text:p>308</text:p>
          </table:table-cell>
          <table:table-cell office:value-type="float" office:value="1.42686">
            <text:p>1.42686</text:p>
          </table:table-cell>
          <table:table-cell table:style-name="ce2" office:value-type="string">
            <text:p>7.98428e+47</text:p>
          </table:table-cell>
          <table:table-cell/>
          <table:table-cell table:formula="of:=VALUE([.G60])" office:value-type="float" office:value="1.42686">
            <text:p>1.42686</text:p>
          </table:table-cell>
          <table:table-cell table:formula="of:=VALUE([.H60])" office:value-type="float" office:value="7.98428E+047">
            <text:p>7.98E+47</text:p>
          </table:table-cell>
          <table:table-cell table:number-columns-repeated="3"/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17.279">
            <text:p>17.279</text:p>
          </table:table-cell>
          <table:table-cell table:formula="of:=VALUE([.B61])" office:value-type="float" office:value="17.279">
            <text:p>17.279</text:p>
          </table:table-cell>
          <table:table-cell table:number-columns-repeated="2"/>
          <table:table-cell office:value-type="float" office:value="1544">
            <text:p>1544</text:p>
          </table:table-cell>
          <table:table-cell office:value-type="float" office:value="0.464059">
            <text:p>0.464059</text:p>
          </table:table-cell>
          <table:table-cell table:style-name="ce2" office:value-type="string">
            <text:p>-3.70518e+47</text:p>
          </table:table-cell>
          <table:table-cell/>
          <table:table-cell table:formula="of:=VALUE([.G61])" office:value-type="float" office:value="0.464059">
            <text:p>0.464059</text:p>
          </table:table-cell>
          <table:table-cell table:formula="of:=VALUE([.H61])" office:value-type="float" office:value="-3.70518E+047">
            <text:p>-3.71E+47</text:p>
          </table:table-cell>
          <table:table-cell table:number-columns-repeated="3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1.86644">
            <text:p>1.86644</text:p>
          </table:table-cell>
          <table:table-cell table:formula="of:=VALUE([.B62])" office:value-type="float" office:value="1.86644">
            <text:p>1.86644</text:p>
          </table:table-cell>
          <table:table-cell table:number-columns-repeated="2"/>
          <table:table-cell office:value-type="float" office:value="1132">
            <text:p>1132</text:p>
          </table:table-cell>
          <table:table-cell office:value-type="float" office:value="2.07719">
            <text:p>2.07719</text:p>
          </table:table-cell>
          <table:table-cell table:style-name="ce2" office:value-type="string">
            <text:p>-7.69635e+47</text:p>
          </table:table-cell>
          <table:table-cell/>
          <table:table-cell table:formula="of:=VALUE([.G62])" office:value-type="float" office:value="2.07719">
            <text:p>2.07719</text:p>
          </table:table-cell>
          <table:table-cell table:formula="of:=VALUE([.H62])" office:value-type="float" office:value="-7.69635E+047">
            <text:p>-7.70E+47</text:p>
          </table:table-cell>
          <table:table-cell table:number-columns-repeated="3"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117.611">
            <text:p>117.611</text:p>
          </table:table-cell>
          <table:table-cell table:formula="of:=VALUE([.B63])" office:value-type="float" office:value="117.611">
            <text:p>117.611</text:p>
          </table:table-cell>
          <table:table-cell table:number-columns-repeated="2"/>
          <table:table-cell office:value-type="float" office:value="1404">
            <text:p>1404</text:p>
          </table:table-cell>
          <table:table-cell office:value-type="float" office:value="2.38088">
            <text:p>2.38088</text:p>
          </table:table-cell>
          <table:table-cell table:style-name="ce2" office:value-type="string">
            <text:p>-1.83241e+48</text:p>
          </table:table-cell>
          <table:table-cell/>
          <table:table-cell table:formula="of:=VALUE([.G63])" office:value-type="float" office:value="2.38088">
            <text:p>2.38088</text:p>
          </table:table-cell>
          <table:table-cell table:formula="of:=VALUE([.H63])" office:value-type="float" office:value="-1.83241E+048">
            <text:p>-1.83E+48</text:p>
          </table:table-cell>
          <table:table-cell table:number-columns-repeated="3"/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88.8746">
            <text:p>88.8746</text:p>
          </table:table-cell>
          <table:table-cell table:formula="of:=VALUE([.B64])" office:value-type="float" office:value="88.8746">
            <text:p>88.8746</text:p>
          </table:table-cell>
          <table:table-cell table:number-columns-repeated="2"/>
          <table:table-cell office:value-type="float" office:value="828">
            <text:p>828</text:p>
          </table:table-cell>
          <table:table-cell office:value-type="float" office:value="7.71438">
            <text:p>7.71438</text:p>
          </table:table-cell>
          <table:table-cell table:style-name="ce2" office:value-type="string">
            <text:p>-1.41359e+49</text:p>
          </table:table-cell>
          <table:table-cell/>
          <table:table-cell table:formula="of:=VALUE([.G64])" office:value-type="float" office:value="7.71438">
            <text:p>7.71438</text:p>
          </table:table-cell>
          <table:table-cell table:formula="of:=VALUE([.H64])" office:value-type="float" office:value="-1.41359E+049">
            <text:p>-1.41E+49</text:p>
          </table:table-cell>
          <table:table-cell table:number-columns-repeated="3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15.156">
            <text:p>15.156</text:p>
          </table:table-cell>
          <table:table-cell table:formula="of:=VALUE([.B65])" office:value-type="float" office:value="15.156">
            <text:p>15.156</text:p>
          </table:table-cell>
          <table:table-cell table:number-columns-repeated="2"/>
          <table:table-cell office:value-type="float" office:value="848">
            <text:p>848</text:p>
          </table:table-cell>
          <table:table-cell office:value-type="float" office:value="0.547651">
            <text:p>0.547651</text:p>
          </table:table-cell>
          <table:table-cell table:style-name="ce2" office:value-type="string">
            <text:p>-7.74154e+48</text:p>
          </table:table-cell>
          <table:table-cell/>
          <table:table-cell table:formula="of:=VALUE([.G65])" office:value-type="float" office:value="0.547651">
            <text:p>0.547651</text:p>
          </table:table-cell>
          <table:table-cell table:formula="of:=VALUE([.H65])" office:value-type="float" office:value="-7.74154E+048">
            <text:p>-7.74E+48</text:p>
          </table:table-cell>
          <table:table-cell table:number-columns-repeated="3"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1.31327">
            <text:p>1.31327</text:p>
          </table:table-cell>
          <table:table-cell table:formula="of:=VALUE([.B66])" office:value-type="float" office:value="1.31327">
            <text:p>1.31327</text:p>
          </table:table-cell>
          <table:table-cell table:number-columns-repeated="2"/>
          <table:table-cell office:value-type="float" office:value="2448">
            <text:p>2448</text:p>
          </table:table-cell>
          <table:table-cell office:value-type="float" office:value="38.0085">
            <text:p>38.0085</text:p>
          </table:table-cell>
          <table:table-cell table:style-name="ce2" office:value-type="string">
            <text:p>2.94244e+50</text:p>
          </table:table-cell>
          <table:table-cell/>
          <table:table-cell table:formula="of:=VALUE([.G66])" office:value-type="float" office:value="38.0085">
            <text:p>38.0085</text:p>
          </table:table-cell>
          <table:table-cell table:formula="of:=VALUE([.H66])" office:value-type="float" office:value="2.94244E+050">
            <text:p>2.94E+50</text:p>
          </table:table-cell>
          <table:table-cell table:number-columns-repeated="3"/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66.4726">
            <text:p>66.4726</text:p>
          </table:table-cell>
          <table:table-cell table:formula="of:=VALUE([.B67])" office:value-type="float" office:value="66.4726">
            <text:p>66.4726</text:p>
          </table:table-cell>
          <table:table-cell table:number-columns-repeated="2"/>
          <table:table-cell office:value-type="float" office:value="1340">
            <text:p>1340</text:p>
          </table:table-cell>
          <table:table-cell office:value-type="float" office:value="2.44014">
            <text:p>2.44014</text:p>
          </table:table-cell>
          <table:table-cell table:style-name="ce2" office:value-type="string">
            <text:p>7.17997e+50</text:p>
          </table:table-cell>
          <table:table-cell/>
          <table:table-cell table:formula="of:=VALUE([.G67])" office:value-type="float" office:value="2.44014">
            <text:p>2.44014</text:p>
          </table:table-cell>
          <table:table-cell table:formula="of:=VALUE([.H67])" office:value-type="float" office:value="7.17997E+050">
            <text:p>7.18E+50</text:p>
          </table:table-cell>
          <table:table-cell table:number-columns-repeated="3"/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80.3393">
            <text:p>80.3393</text:p>
          </table:table-cell>
          <table:table-cell table:formula="of:=VALUE([.B68])" office:value-type="float" office:value="80.3393">
            <text:p>80.3393</text:p>
          </table:table-cell>
          <table:table-cell table:number-columns-repeated="2"/>
          <table:table-cell office:value-type="float" office:value="464">
            <text:p>464</text:p>
          </table:table-cell>
          <table:table-cell office:value-type="float" office:value="2.11527">
            <text:p>2.11527</text:p>
          </table:table-cell>
          <table:table-cell table:style-name="ce2" office:value-type="string">
            <text:p>1.51876e+51</text:p>
          </table:table-cell>
          <table:table-cell/>
          <table:table-cell table:formula="of:=VALUE([.G68])" office:value-type="float" office:value="2.11527">
            <text:p>2.11527</text:p>
          </table:table-cell>
          <table:table-cell table:formula="of:=VALUE([.H68])" office:value-type="float" office:value="1.51876E+051">
            <text:p>1.52E+51</text:p>
          </table:table-cell>
          <table:table-cell table:number-columns-repeated="3"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27.8125">
            <text:p>27.8125</text:p>
          </table:table-cell>
          <table:table-cell table:formula="of:=VALUE([.B69])" office:value-type="float" office:value="27.8125">
            <text:p>27.8125</text:p>
          </table:table-cell>
          <table:table-cell table:number-columns-repeated="2"/>
          <table:table-cell office:value-type="float" office:value="2436">
            <text:p>2436</text:p>
          </table:table-cell>
          <table:table-cell office:value-type="float" office:value="27.5578">
            <text:p>27.5578</text:p>
          </table:table-cell>
          <table:table-cell table:style-name="ce2" office:value-type="string">
            <text:p>4.18537e+52</text:p>
          </table:table-cell>
          <table:table-cell/>
          <table:table-cell table:formula="of:=VALUE([.G69])" office:value-type="float" office:value="27.5578">
            <text:p>27.5578</text:p>
          </table:table-cell>
          <table:table-cell table:formula="of:=VALUE([.H69])" office:value-type="float" office:value="4.18537E+052">
            <text:p>4.19E+52</text:p>
          </table:table-cell>
          <table:table-cell table:number-columns-repeated="3"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2.96826">
            <text:p>2.96826</text:p>
          </table:table-cell>
          <table:table-cell table:formula="of:=VALUE([.B70])" office:value-type="float" office:value="2.96826">
            <text:p>2.96826</text:p>
          </table:table-cell>
          <table:table-cell table:number-columns-repeated="2"/>
          <table:table-cell office:value-type="float" office:value="2668">
            <text:p>2668</text:p>
          </table:table-cell>
          <table:table-cell office:value-type="float" office:value="2.87248">
            <text:p>2.87248</text:p>
          </table:table-cell>
          <table:table-cell table:style-name="ce2" office:value-type="string">
            <text:p>1.20224e+53</text:p>
          </table:table-cell>
          <table:table-cell/>
          <table:table-cell table:formula="of:=VALUE([.G70])" office:value-type="float" office:value="2.87248">
            <text:p>2.87248</text:p>
          </table:table-cell>
          <table:table-cell table:formula="of:=VALUE([.H70])" office:value-type="float" office:value="1.20224E+053">
            <text:p>1.20E+53</text:p>
          </table:table-cell>
          <table:table-cell table:number-columns-repeated="3"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97.1637">
            <text:p>97.1637</text:p>
          </table:table-cell>
          <table:table-cell table:formula="of:=VALUE([.B71])" office:value-type="float" office:value="97.1637">
            <text:p>97.1637</text:p>
          </table:table-cell>
          <table:table-cell table:number-columns-repeated="2"/>
          <table:table-cell office:value-type="float" office:value="384">
            <text:p>384</text:p>
          </table:table-cell>
          <table:table-cell office:value-type="float" office:value="7.82259">
            <text:p>7.82259</text:p>
          </table:table-cell>
          <table:table-cell table:style-name="ce2" office:value-type="string">
            <text:p>-9.40462e+53</text:p>
          </table:table-cell>
          <table:table-cell/>
          <table:table-cell table:formula="of:=VALUE([.G71])" office:value-type="float" office:value="7.82259">
            <text:p>7.82259</text:p>
          </table:table-cell>
          <table:table-cell table:formula="of:=VALUE([.H71])" office:value-type="float" office:value="-9.40462E+053">
            <text:p>-9.40E+53</text:p>
          </table:table-cell>
          <table:table-cell table:number-columns-repeated="3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40.763">
            <text:p>140.763</text:p>
          </table:table-cell>
          <table:table-cell table:formula="of:=VALUE([.B72])" office:value-type="float" office:value="140.763">
            <text:p>140.763</text:p>
          </table:table-cell>
          <table:table-cell table:number-columns-repeated="2"/>
          <table:table-cell office:value-type="float" office:value="1620">
            <text:p>1620</text:p>
          </table:table-cell>
          <table:table-cell office:value-type="float" office:value="17.3793">
            <text:p>17.3793</text:p>
          </table:table-cell>
          <table:table-cell table:style-name="ce2" office:value-type="string">
            <text:p>-1.63446e+55</text:p>
          </table:table-cell>
          <table:table-cell/>
          <table:table-cell table:formula="of:=VALUE([.G72])" office:value-type="float" office:value="17.3793">
            <text:p>17.3793</text:p>
          </table:table-cell>
          <table:table-cell table:formula="of:=VALUE([.H72])" office:value-type="float" office:value="-1.63446E+055">
            <text:p>-1.63E+55</text:p>
          </table:table-cell>
          <table:table-cell table:number-columns-repeated="3"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24.1392">
            <text:p>24.1392</text:p>
          </table:table-cell>
          <table:table-cell table:formula="of:=VALUE([.B73])" office:value-type="float" office:value="24.1392">
            <text:p>24.1392</text:p>
          </table:table-cell>
          <table:table-cell table:number-columns-repeated="2"/>
          <table:table-cell office:value-type="float" office:value="852">
            <text:p>852</text:p>
          </table:table-cell>
          <table:table-cell office:value-type="float" office:value="6.61885">
            <text:p>6.61885</text:p>
          </table:table-cell>
          <table:table-cell table:style-name="ce2" office:value-type="string">
            <text:p>-1.08182e+56</text:p>
          </table:table-cell>
          <table:table-cell/>
          <table:table-cell table:formula="of:=VALUE([.G73])" office:value-type="float" office:value="6.61885">
            <text:p>6.61885</text:p>
          </table:table-cell>
          <table:table-cell table:formula="of:=VALUE([.H73])" office:value-type="float" office:value="-1.08182E+056">
            <text:p>-1.08E+56</text:p>
          </table:table-cell>
          <table:table-cell table:number-columns-repeated="3"/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1.79166">
            <text:p>1.79166</text:p>
          </table:table-cell>
          <table:table-cell table:formula="of:=VALUE([.B74])" office:value-type="float" office:value="1.79166">
            <text:p>1.79166</text:p>
          </table:table-cell>
          <table:table-cell table:number-columns-repeated="2"/>
          <table:table-cell office:value-type="float" office:value="608">
            <text:p>608</text:p>
          </table:table-cell>
          <table:table-cell office:value-type="float" office:value="12.0303">
            <text:p>12.0303</text:p>
          </table:table-cell>
          <table:table-cell table:style-name="ce2" office:value-type="string">
            <text:p>1.30147e+57</text:p>
          </table:table-cell>
          <table:table-cell/>
          <table:table-cell table:formula="of:=VALUE([.G74])" office:value-type="float" office:value="12.0303">
            <text:p>12.0303</text:p>
          </table:table-cell>
          <table:table-cell table:formula="of:=VALUE([.H74])" office:value-type="float" office:value="1.30147E+057">
            <text:p>1.30E+57</text:p>
          </table:table-cell>
          <table:table-cell table:number-columns-repeated="3"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30.7174">
            <text:p>30.7174</text:p>
          </table:table-cell>
          <table:table-cell table:formula="of:=VALUE([.B75])" office:value-type="float" office:value="30.7174">
            <text:p>30.7174</text:p>
          </table:table-cell>
          <table:table-cell table:number-columns-repeated="2"/>
          <table:table-cell office:value-type="float" office:value="1040">
            <text:p>1040</text:p>
          </table:table-cell>
          <table:table-cell office:value-type="float" office:value="6.61839">
            <text:p>6.61839</text:p>
          </table:table-cell>
          <table:table-cell table:style-name="ce2" office:value-type="string">
            <text:p>8.61363e+57</text:p>
          </table:table-cell>
          <table:table-cell/>
          <table:table-cell table:formula="of:=VALUE([.G75])" office:value-type="float" office:value="6.61839">
            <text:p>6.61839</text:p>
          </table:table-cell>
          <table:table-cell table:formula="of:=VALUE([.H75])" office:value-type="float" office:value="8.61363E+057">
            <text:p>8.61E+57</text:p>
          </table:table-cell>
          <table:table-cell table:number-columns-repeated="3"/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109.824">
            <text:p>109.824</text:p>
          </table:table-cell>
          <table:table-cell table:formula="of:=VALUE([.B76])" office:value-type="float" office:value="109.824">
            <text:p>109.824</text:p>
          </table:table-cell>
          <table:table-cell table:number-columns-repeated="2"/>
          <table:table-cell office:value-type="float" office:value="1500">
            <text:p>1500</text:p>
          </table:table-cell>
          <table:table-cell office:value-type="float" office:value="2.05064">
            <text:p>2.05064</text:p>
          </table:table-cell>
          <table:table-cell table:style-name="ce2" office:value-type="string">
            <text:p>1.76634e+58</text:p>
          </table:table-cell>
          <table:table-cell/>
          <table:table-cell table:formula="of:=VALUE([.G76])" office:value-type="float" office:value="2.05064">
            <text:p>2.05064</text:p>
          </table:table-cell>
          <table:table-cell table:formula="of:=VALUE([.H76])" office:value-type="float" office:value="1.76634E+058">
            <text:p>1.77E+58</text:p>
          </table:table-cell>
          <table:table-cell table:number-columns-repeated="3"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37.8982">
            <text:p>37.8982</text:p>
          </table:table-cell>
          <table:table-cell table:formula="of:=VALUE([.B77])" office:value-type="float" office:value="37.8982">
            <text:p>37.8982</text:p>
          </table:table-cell>
          <table:table-cell table:number-columns-repeated="2"/>
          <table:table-cell office:value-type="float" office:value="1472">
            <text:p>1472</text:p>
          </table:table-cell>
          <table:table-cell office:value-type="float" office:value="6.80689">
            <text:p>6.80689</text:p>
          </table:table-cell>
          <table:table-cell table:style-name="ce2" office:value-type="string">
            <text:p>1.20233e+59</text:p>
          </table:table-cell>
          <table:table-cell/>
          <table:table-cell table:formula="of:=VALUE([.G77])" office:value-type="float" office:value="6.80689">
            <text:p>6.80689</text:p>
          </table:table-cell>
          <table:table-cell table:formula="of:=VALUE([.H77])" office:value-type="float" office:value="1.20233E+059">
            <text:p>1.20E+59</text:p>
          </table:table-cell>
          <table:table-cell table:number-columns-repeated="3"/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4.05714">
            <text:p>4.05714</text:p>
          </table:table-cell>
          <table:table-cell table:formula="of:=VALUE([.B78])" office:value-type="float" office:value="4.05714">
            <text:p>4.05714</text:p>
          </table:table-cell>
          <table:table-cell table:number-columns-repeated="2"/>
          <table:table-cell office:value-type="float" office:value="1684">
            <text:p>1684</text:p>
          </table:table-cell>
          <table:table-cell office:value-type="float" office:value="33.2493">
            <text:p>33.2493</text:p>
          </table:table-cell>
          <table:table-cell table:style-name="ce2" office:value-type="string">
            <text:p>-3.99766e+60</text:p>
          </table:table-cell>
          <table:table-cell/>
          <table:table-cell table:formula="of:=VALUE([.G78])" office:value-type="float" office:value="33.2493">
            <text:p>33.2493</text:p>
          </table:table-cell>
          <table:table-cell table:formula="of:=VALUE([.H78])" office:value-type="float" office:value="-3.99766E+060">
            <text:p>-4.00E+60</text:p>
          </table:table-cell>
          <table:table-cell table:number-columns-repeated="3"/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46.3154">
            <text:p>46.3154</text:p>
          </table:table-cell>
          <table:table-cell table:formula="of:=VALUE([.B79])" office:value-type="float" office:value="46.3154">
            <text:p>46.3154</text:p>
          </table:table-cell>
          <table:table-cell table:number-columns-repeated="2"/>
          <table:table-cell office:value-type="float" office:value="1428">
            <text:p>1428</text:p>
          </table:table-cell>
          <table:table-cell office:value-type="float" office:value="9.88179">
            <text:p>9.88179</text:p>
          </table:table-cell>
          <table:table-cell table:style-name="ce2" office:value-type="string">
            <text:p>3.95041e+61</text:p>
          </table:table-cell>
          <table:table-cell/>
          <table:table-cell table:formula="of:=VALUE([.G79])" office:value-type="float" office:value="9.88179">
            <text:p>9.88179</text:p>
          </table:table-cell>
          <table:table-cell table:formula="of:=VALUE([.H79])" office:value-type="float" office:value="3.95041E+061">
            <text:p>3.95E+61</text:p>
          </table:table-cell>
          <table:table-cell table:number-columns-repeated="3"/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192.118">
            <text:p>192.118</text:p>
          </table:table-cell>
          <table:table-cell table:formula="of:=VALUE([.B80])" office:value-type="float" office:value="192.118">
            <text:p>192.118</text:p>
          </table:table-cell>
          <table:table-cell table:number-columns-repeated="2"/>
          <table:table-cell office:value-type="float" office:value="1016">
            <text:p>1016</text:p>
          </table:table-cell>
          <table:table-cell office:value-type="float" office:value="3.46231">
            <text:p>3.46231</text:p>
          </table:table-cell>
          <table:table-cell table:style-name="ce2" office:value-type="string">
            <text:p>1.36775e+62</text:p>
          </table:table-cell>
          <table:table-cell/>
          <table:table-cell table:formula="of:=VALUE([.G80])" office:value-type="float" office:value="3.46231">
            <text:p>3.46231</text:p>
          </table:table-cell>
          <table:table-cell table:formula="of:=VALUE([.H80])" office:value-type="float" office:value="1.36775E+062">
            <text:p>1.37E+62</text:p>
          </table:table-cell>
          <table:table-cell table:number-columns-repeated="3"/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33.0708">
            <text:p>33.0708</text:p>
          </table:table-cell>
          <table:table-cell table:formula="of:=VALUE([.B81])" office:value-type="float" office:value="33.0708">
            <text:p>33.0708</text:p>
          </table:table-cell>
          <table:table-cell table:number-columns-repeated="2"/>
          <table:table-cell office:value-type="float" office:value="84">
            <text:p>84</text:p>
          </table:table-cell>
          <table:table-cell office:value-type="float" office:value="0.137513">
            <text:p>0.137513</text:p>
          </table:table-cell>
          <table:table-cell table:style-name="ce2" office:value-type="string">
            <text:p>1.88084e+61</text:p>
          </table:table-cell>
          <table:table-cell/>
          <table:table-cell table:formula="of:=VALUE([.G81])" office:value-type="float" office:value="0.137513">
            <text:p>0.137513</text:p>
          </table:table-cell>
          <table:table-cell table:formula="of:=VALUE([.H81])" office:value-type="float" office:value="1.88084E+061">
            <text:p>1.88E+61</text:p>
          </table:table-cell>
          <table:table-cell table:number-columns-repeated="3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2.14305">
            <text:p>2.14305</text:p>
          </table:table-cell>
          <table:table-cell table:formula="of:=VALUE([.B82])" office:value-type="float" office:value="2.14305">
            <text:p>2.14305</text:p>
          </table:table-cell>
          <table:table-cell table:number-columns-repeated="2"/>
          <table:table-cell office:value-type="float" office:value="1372">
            <text:p>1372</text:p>
          </table:table-cell>
          <table:table-cell office:value-type="float" office:value="2.25588">
            <text:p>2.25588</text:p>
          </table:table-cell>
          <table:table-cell table:style-name="ce2" office:value-type="string">
            <text:p>4.24295e+61</text:p>
          </table:table-cell>
          <table:table-cell/>
          <table:table-cell table:formula="of:=VALUE([.G82])" office:value-type="float" office:value="2.25588">
            <text:p>2.25588</text:p>
          </table:table-cell>
          <table:table-cell table:formula="of:=VALUE([.H82])" office:value-type="float" office:value="4.24295E+061">
            <text:p>4.24E+61</text:p>
          </table:table-cell>
          <table:table-cell table:number-columns-repeated="3"/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76.326">
            <text:p>76.326</text:p>
          </table:table-cell>
          <table:table-cell table:formula="of:=VALUE([.B83])" office:value-type="float" office:value="76.326">
            <text:p>76.326</text:p>
          </table:table-cell>
          <table:table-cell table:number-columns-repeated="2"/>
          <table:table-cell office:value-type="float" office:value="400">
            <text:p>400</text:p>
          </table:table-cell>
          <table:table-cell office:value-type="float" office:value="10.7458">
            <text:p>10.7458</text:p>
          </table:table-cell>
          <table:table-cell table:style-name="ce2" office:value-type="string">
            <text:p>-4.5594e+62</text:p>
          </table:table-cell>
          <table:table-cell/>
          <table:table-cell table:formula="of:=VALUE([.G83])" office:value-type="float" office:value="10.7458">
            <text:p>10.7458</text:p>
          </table:table-cell>
          <table:table-cell table:formula="of:=VALUE([.H83])" office:value-type="float" office:value="-4.5594E+062">
            <text:p>-4.56E+62</text:p>
          </table:table-cell>
          <table:table-cell table:number-columns-repeated="3"/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131.53">
            <text:p>131.53</text:p>
          </table:table-cell>
          <table:table-cell table:formula="of:=VALUE([.B84])" office:value-type="float" office:value="131.53">
            <text:p>131.53</text:p>
          </table:table-cell>
          <table:table-cell table:number-columns-repeated="2"/>
          <table:table-cell office:value-type="float" office:value="1776">
            <text:p>1776</text:p>
          </table:table-cell>
          <table:table-cell office:value-type="float" office:value="11.0162">
            <text:p>11.0162</text:p>
          </table:table-cell>
          <table:table-cell table:style-name="ce2" office:value-type="string">
            <text:p>-5.02274e+63</text:p>
          </table:table-cell>
          <table:table-cell/>
          <table:table-cell table:formula="of:=VALUE([.G84])" office:value-type="float" office:value="11.0162">
            <text:p>11.0162</text:p>
          </table:table-cell>
          <table:table-cell table:formula="of:=VALUE([.H84])" office:value-type="float" office:value="-5.02274E+063">
            <text:p>-5.02E+63</text:p>
          </table:table-cell>
          <table:table-cell table:number-columns-repeated="3"/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45.2016">
            <text:p>45.2016</text:p>
          </table:table-cell>
          <table:table-cell table:formula="of:=VALUE([.B85])" office:value-type="float" office:value="45.2016">
            <text:p>45.2016</text:p>
          </table:table-cell>
          <table:table-cell table:number-columns-repeated="2"/>
          <table:table-cell office:value-type="float" office:value="1328">
            <text:p>1328</text:p>
          </table:table-cell>
          <table:table-cell office:value-type="float" office:value="1.6743">
            <text:p>1.6743</text:p>
          </table:table-cell>
          <table:table-cell table:style-name="ce2" office:value-type="string">
            <text:p>-8.40957e+63</text:p>
          </table:table-cell>
          <table:table-cell/>
          <table:table-cell table:formula="of:=VALUE([.G85])" office:value-type="float" office:value="1.6743">
            <text:p>1.6743</text:p>
          </table:table-cell>
          <table:table-cell table:formula="of:=VALUE([.H85])" office:value-type="float" office:value="-8.40957E+063">
            <text:p>-8.41E+63</text:p>
          </table:table-cell>
          <table:table-cell table:number-columns-repeated="3"/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4.86107">
            <text:p>4.86107</text:p>
          </table:table-cell>
          <table:table-cell table:formula="of:=VALUE([.B86])" office:value-type="float" office:value="4.86107">
            <text:p>4.86107</text:p>
          </table:table-cell>
          <table:table-cell table:number-columns-repeated="2"/>
          <table:table-cell office:value-type="float" office:value="1352">
            <text:p>1352</text:p>
          </table:table-cell>
          <table:table-cell office:value-type="float" office:value="0.349999">
            <text:p>0.349999</text:p>
          </table:table-cell>
          <table:table-cell table:style-name="ce2" office:value-type="string">
            <text:p>-2.94334e+63</text:p>
          </table:table-cell>
          <table:table-cell/>
          <table:table-cell table:formula="of:=VALUE([.G86])" office:value-type="float" office:value="0.349999">
            <text:p>0.349999</text:p>
          </table:table-cell>
          <table:table-cell table:formula="of:=VALUE([.H86])" office:value-type="float" office:value="-2.94334E+063">
            <text:p>-2.94E+63</text:p>
          </table:table-cell>
          <table:table-cell table:number-columns-repeated="3"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113.202">
            <text:p>113.202</text:p>
          </table:table-cell>
          <table:table-cell table:formula="of:=VALUE([.B87])" office:value-type="float" office:value="113.202">
            <text:p>113.202</text:p>
          </table:table-cell>
          <table:table-cell table:number-columns-repeated="2"/>
          <table:table-cell office:value-type="float" office:value="1572">
            <text:p>1572</text:p>
          </table:table-cell>
          <table:table-cell office:value-type="float" office:value="2.15564">
            <text:p>2.15564</text:p>
          </table:table-cell>
          <table:table-cell table:style-name="ce2" office:value-type="string">
            <text:p>-6.34478e+63</text:p>
          </table:table-cell>
          <table:table-cell/>
          <table:table-cell table:formula="of:=VALUE([.G87])" office:value-type="float" office:value="2.15564">
            <text:p>2.15564</text:p>
          </table:table-cell>
          <table:table-cell table:formula="of:=VALUE([.H87])" office:value-type="float" office:value="-6.34478E+063">
            <text:p>-6.34E+63</text:p>
          </table:table-cell>
          <table:table-cell table:number-columns-repeated="3"/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230.026">
            <text:p>230.026</text:p>
          </table:table-cell>
          <table:table-cell table:formula="of:=VALUE([.B88])" office:value-type="float" office:value="230.026">
            <text:p>230.026</text:p>
          </table:table-cell>
          <table:table-cell table:number-columns-repeated="2"/>
          <table:table-cell office:value-type="float" office:value="1276">
            <text:p>1276</text:p>
          </table:table-cell>
          <table:table-cell office:value-type="float" office:value="1.51896">
            <text:p>1.51896</text:p>
          </table:table-cell>
          <table:table-cell table:style-name="ce2" office:value-type="string">
            <text:p>-9.63747e+63</text:p>
          </table:table-cell>
          <table:table-cell/>
          <table:table-cell table:formula="of:=VALUE([.G88])" office:value-type="float" office:value="1.51896">
            <text:p>1.51896</text:p>
          </table:table-cell>
          <table:table-cell table:formula="of:=VALUE([.H88])" office:value-type="float" office:value="-9.63747E+063">
            <text:p>-9.64E+63</text:p>
          </table:table-cell>
          <table:table-cell table:number-columns-repeated="3"/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39.6979">
            <text:p>39.6979</text:p>
          </table:table-cell>
          <table:table-cell table:formula="of:=VALUE([.B89])" office:value-type="float" office:value="39.6979">
            <text:p>39.6979</text:p>
          </table:table-cell>
          <table:table-cell table:number-columns-repeated="2"/>
          <table:table-cell office:value-type="float" office:value="2336">
            <text:p>2336</text:p>
          </table:table-cell>
          <table:table-cell office:value-type="float" office:value="3.11049">
            <text:p>3.11049</text:p>
          </table:table-cell>
          <table:table-cell table:style-name="ce2" office:value-type="string">
            <text:p>-2.99772e+64</text:p>
          </table:table-cell>
          <table:table-cell/>
          <table:table-cell table:formula="of:=VALUE([.G89])" office:value-type="float" office:value="3.11049">
            <text:p>3.11049</text:p>
          </table:table-cell>
          <table:table-cell table:formula="of:=VALUE([.H89])" office:value-type="float" office:value="-2.99772E+064">
            <text:p>-3.00E+64</text:p>
          </table:table-cell>
          <table:table-cell table:number-columns-repeated="3"/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2.45722">
            <text:p>2.45722</text:p>
          </table:table-cell>
          <table:table-cell table:formula="of:=VALUE([.B90])" office:value-type="float" office:value="2.45722">
            <text:p>2.45722</text:p>
          </table:table-cell>
          <table:table-cell table:number-columns-repeated="2"/>
          <table:table-cell office:value-type="float" office:value="1012">
            <text:p>1012</text:p>
          </table:table-cell>
          <table:table-cell office:value-type="float" office:value="4.66964">
            <text:p>4.66964</text:p>
          </table:table-cell>
          <table:table-cell table:style-name="ce2" office:value-type="string">
            <text:p>-1.39983e+65</text:p>
          </table:table-cell>
          <table:table-cell/>
          <table:table-cell table:formula="of:=VALUE([.G90])" office:value-type="float" office:value="4.66964">
            <text:p>4.66964</text:p>
          </table:table-cell>
          <table:table-cell table:formula="of:=VALUE([.H90])" office:value-type="float" office:value="-1.39983E+065">
            <text:p>-1.40E+65</text:p>
          </table:table-cell>
          <table:table-cell table:number-columns-repeated="3"/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24.5406">
            <text:p>24.5406</text:p>
          </table:table-cell>
          <table:table-cell table:formula="of:=VALUE([.B91])" office:value-type="float" office:value="24.5406">
            <text:p>24.5406</text:p>
          </table:table-cell>
          <table:table-cell table:number-columns-repeated="2"/>
          <table:table-cell office:value-type="float" office:value="1988">
            <text:p>1988</text:p>
          </table:table-cell>
          <table:table-cell office:value-type="float" office:value="5.00425">
            <text:p>5.00425</text:p>
          </table:table-cell>
          <table:table-cell table:style-name="ce2" office:value-type="string">
            <text:p>-7.0051e+65</text:p>
          </table:table-cell>
          <table:table-cell/>
          <table:table-cell table:formula="of:=VALUE([.G91])" office:value-type="float" office:value="5.00425">
            <text:p>5.00425</text:p>
          </table:table-cell>
          <table:table-cell table:formula="of:=VALUE([.H91])" office:value-type="float" office:value="-7.0051E+065">
            <text:p>-7.01E+65</text:p>
          </table:table-cell>
          <table:table-cell table:number-columns-repeated="3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150.885">
            <text:p>150.885</text:p>
          </table:table-cell>
          <table:table-cell table:formula="of:=VALUE([.B92])" office:value-type="float" office:value="150.885">
            <text:p>150.885</text:p>
          </table:table-cell>
          <table:table-cell table:number-columns-repeated="2"/>
          <table:table-cell office:value-type="float" office:value="1664">
            <text:p>1664</text:p>
          </table:table-cell>
          <table:table-cell office:value-type="float" office:value="1.22586">
            <text:p>1.22586</text:p>
          </table:table-cell>
          <table:table-cell table:style-name="ce2" office:value-type="string">
            <text:p>-8.58728e+65</text:p>
          </table:table-cell>
          <table:table-cell/>
          <table:table-cell table:formula="of:=VALUE([.G92])" office:value-type="float" office:value="1.22586">
            <text:p>1.22586</text:p>
          </table:table-cell>
          <table:table-cell table:formula="of:=VALUE([.H92])" office:value-type="float" office:value="-8.58728E+065">
            <text:p>-8.59E+65</text:p>
          </table:table-cell>
          <table:table-cell table:number-columns-repeated="3"/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51.7866">
            <text:p>51.7866</text:p>
          </table:table-cell>
          <table:table-cell table:formula="of:=VALUE([.B93])" office:value-type="float" office:value="51.7866">
            <text:p>51.7866</text:p>
          </table:table-cell>
          <table:table-cell table:number-columns-repeated="2"/>
          <table:table-cell office:value-type="float" office:value="1732">
            <text:p>1732</text:p>
          </table:table-cell>
          <table:table-cell office:value-type="float" office:value="2.29381">
            <text:p>2.29381</text:p>
          </table:table-cell>
          <table:table-cell table:style-name="ce2" office:value-type="string">
            <text:p>-1.96976e+66</text:p>
          </table:table-cell>
          <table:table-cell/>
          <table:table-cell table:formula="of:=VALUE([.G93])" office:value-type="float" office:value="2.29381">
            <text:p>2.29381</text:p>
          </table:table-cell>
          <table:table-cell table:formula="of:=VALUE([.H93])" office:value-type="float" office:value="-1.96976E+066">
            <text:p>-1.97E+66</text:p>
          </table:table-cell>
          <table:table-cell table:number-columns-repeated="3"/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5.57691">
            <text:p>5.57691</text:p>
          </table:table-cell>
          <table:table-cell table:formula="of:=VALUE([.B94])" office:value-type="float" office:value="5.57691">
            <text:p>5.57691</text:p>
          </table:table-cell>
          <table:table-cell table:number-columns-repeated="2"/>
          <table:table-cell office:value-type="float" office:value="264">
            <text:p>264</text:p>
          </table:table-cell>
          <table:table-cell office:value-type="float" office:value="5.45648">
            <text:p>5.45648</text:p>
          </table:table-cell>
          <table:table-cell table:style-name="ce2" office:value-type="string">
            <text:p>-1.0748e+67</text:p>
          </table:table-cell>
          <table:table-cell/>
          <table:table-cell table:formula="of:=VALUE([.G94])" office:value-type="float" office:value="5.45648">
            <text:p>5.45648</text:p>
          </table:table-cell>
          <table:table-cell table:formula="of:=VALUE([.H94])" office:value-type="float" office:value="-1.0748E+067">
            <text:p>-1.07E+67</text:p>
          </table:table-cell>
          <table:table-cell table:number-columns-repeated="3"/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35.8906">
            <text:p>35.8906</text:p>
          </table:table-cell>
          <table:table-cell table:formula="of:=VALUE([.B95])" office:value-type="float" office:value="35.8906">
            <text:p>35.8906</text:p>
          </table:table-cell>
          <table:table-cell table:number-columns-repeated="2"/>
          <table:table-cell office:value-type="float" office:value="1844">
            <text:p>1844</text:p>
          </table:table-cell>
          <table:table-cell office:value-type="float" office:value="7.20639">
            <text:p>7.20639</text:p>
          </table:table-cell>
          <table:table-cell table:style-name="ce2" office:value-type="string">
            <text:p>7.7454e+67</text:p>
          </table:table-cell>
          <table:table-cell/>
          <table:table-cell table:formula="of:=VALUE([.G95])" office:value-type="float" office:value="7.20639">
            <text:p>7.20639</text:p>
          </table:table-cell>
          <table:table-cell table:formula="of:=VALUE([.H95])" office:value-type="float" office:value="7.7454E+067">
            <text:p>7.75E+67</text:p>
          </table:table-cell>
          <table:table-cell table:number-columns-repeated="3"/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263.821">
            <text:p>263.821</text:p>
          </table:table-cell>
          <table:table-cell table:formula="of:=VALUE([.B96])" office:value-type="float" office:value="263.821">
            <text:p>263.821</text:p>
          </table:table-cell>
          <table:table-cell table:number-columns-repeated="2"/>
          <table:table-cell office:value-type="float" office:value="2512">
            <text:p>2512</text:p>
          </table:table-cell>
          <table:table-cell office:value-type="float" office:value="2.77832">
            <text:p>2.77832</text:p>
          </table:table-cell>
          <table:table-cell table:style-name="ce2" office:value-type="string">
            <text:p>2.15192e+68</text:p>
          </table:table-cell>
          <table:table-cell/>
          <table:table-cell table:formula="of:=VALUE([.G96])" office:value-type="float" office:value="2.77832">
            <text:p>2.77832</text:p>
          </table:table-cell>
          <table:table-cell table:formula="of:=VALUE([.H96])" office:value-type="float" office:value="2.15192E+068">
            <text:p>2.15E+68</text:p>
          </table:table-cell>
          <table:table-cell table:number-columns-repeated="3"/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45.5733">
            <text:p>45.5733</text:p>
          </table:table-cell>
          <table:table-cell table:formula="of:=VALUE([.B97])" office:value-type="float" office:value="45.5733">
            <text:p>45.5733</text:p>
          </table:table-cell>
          <table:table-cell table:number-columns-repeated="2"/>
          <table:table-cell office:value-type="float" office:value="2204">
            <text:p>2204</text:p>
          </table:table-cell>
          <table:table-cell office:value-type="float" office:value="72.7765">
            <text:p>72.7765</text:p>
          </table:table-cell>
          <table:table-cell table:style-name="ce2" office:value-type="string">
            <text:p>-1.56609e+70</text:p>
          </table:table-cell>
          <table:table-cell/>
          <table:table-cell table:formula="of:=VALUE([.G97])" office:value-type="float" office:value="72.7765">
            <text:p>72.7765</text:p>
          </table:table-cell>
          <table:table-cell table:formula="of:=VALUE([.H97])" office:value-type="float" office:value="-1.56609E+070">
            <text:p>-1.57E+70</text:p>
          </table:table-cell>
          <table:table-cell table:number-columns-repeated="3"/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2.70053">
            <text:p>2.70053</text:p>
          </table:table-cell>
          <table:table-cell table:formula="of:=VALUE([.B98])" office:value-type="float" office:value="2.70053">
            <text:p>2.70053</text:p>
          </table:table-cell>
          <table:table-cell table:number-columns-repeated="2"/>
          <table:table-cell office:value-type="float" office:value="1764">
            <text:p>1764</text:p>
          </table:table-cell>
          <table:table-cell office:value-type="float" office:value="8.4606">
            <text:p>8.4606</text:p>
          </table:table-cell>
          <table:table-cell table:style-name="ce2" office:value-type="string">
            <text:p>1.32501e+71</text:p>
          </table:table-cell>
          <table:table-cell/>
          <table:table-cell table:formula="of:=VALUE([.G98])" office:value-type="float" office:value="8.4606">
            <text:p>8.4606</text:p>
          </table:table-cell>
          <table:table-cell table:formula="of:=VALUE([.H98])" office:value-type="float" office:value="1.32501E+071">
            <text:p>1.33E+71</text:p>
          </table:table-cell>
          <table:table-cell table:number-columns-repeated="3"/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51.5132">
            <text:p>51.5132</text:p>
          </table:table-cell>
          <table:table-cell table:formula="of:=VALUE([.B99])" office:value-type="float" office:value="51.5132">
            <text:p>51.5132</text:p>
          </table:table-cell>
          <table:table-cell table:number-columns-repeated="2"/>
          <table:table-cell office:value-type="float" office:value="2500">
            <text:p>2500</text:p>
          </table:table-cell>
          <table:table-cell office:value-type="float" office:value="1.47982">
            <text:p>1.47982</text:p>
          </table:table-cell>
          <table:table-cell table:style-name="ce2" office:value-type="string">
            <text:p>1.96077e+71</text:p>
          </table:table-cell>
          <table:table-cell/>
          <table:table-cell table:formula="of:=VALUE([.G99])" office:value-type="float" office:value="1.47982">
            <text:p>1.47982</text:p>
          </table:table-cell>
          <table:table-cell table:formula="of:=VALUE([.H99])" office:value-type="float" office:value="1.96077E+071">
            <text:p>1.96E+71</text:p>
          </table:table-cell>
          <table:table-cell table:number-columns-repeated="3"/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165.882">
            <text:p>165.882</text:p>
          </table:table-cell>
          <table:table-cell table:formula="of:=VALUE([.B100])" office:value-type="float" office:value="165.882">
            <text:p>165.882</text:p>
          </table:table-cell>
          <table:table-cell table:number-columns-repeated="2"/>
          <table:table-cell office:value-type="float" office:value="1508">
            <text:p>1508</text:p>
          </table:table-cell>
          <table:table-cell office:value-type="float" office:value="10.8873">
            <text:p>10.8873</text:p>
          </table:table-cell>
          <table:table-cell table:style-name="ce2" office:value-type="string">
            <text:p>-2.13476e+72</text:p>
          </table:table-cell>
          <table:table-cell/>
          <table:table-cell table:formula="of:=VALUE([.G100])" office:value-type="float" office:value="10.8873">
            <text:p>10.8873</text:p>
          </table:table-cell>
          <table:table-cell table:formula="of:=VALUE([.H100])" office:value-type="float" office:value="-2.13476E+072">
            <text:p>-2.13E+72</text:p>
          </table:table-cell>
          <table:table-cell table:number-columns-repeated="3"/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56.905">
            <text:p>56.905</text:p>
          </table:table-cell>
          <table:table-cell table:formula="of:=VALUE([.B101])" office:value-type="float" office:value="56.905">
            <text:p>56.905</text:p>
          </table:table-cell>
          <table:table-cell table:number-columns-repeated="2"/>
          <table:table-cell office:value-type="float" office:value="1120">
            <text:p>1120</text:p>
          </table:table-cell>
          <table:table-cell office:value-type="float" office:value="7.19083">
            <text:p>7.19083</text:p>
          </table:table-cell>
          <table:table-cell table:style-name="ce2" office:value-type="string">
            <text:p>-1.53507e+73</text:p>
          </table:table-cell>
          <table:table-cell/>
          <table:table-cell table:formula="of:=VALUE([.G101])" office:value-type="float" office:value="7.19083">
            <text:p>7.19083</text:p>
          </table:table-cell>
          <table:table-cell table:formula="of:=VALUE([.H101])" office:value-type="float" office:value="-1.53507E+073">
            <text:p>-1.54E+73</text:p>
          </table:table-cell>
          <table:table-cell table:number-columns-repeated="3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6.13104">
            <text:p>6.13104</text:p>
          </table:table-cell>
          <table:table-cell table:formula="of:=VALUE([.B102])" office:value-type="float" office:value="6.13104">
            <text:p>6.13104</text:p>
          </table:table-cell>
          <table:table-cell table:number-columns-repeated="2"/>
          <table:table-cell office:value-type="float" office:value="2396">
            <text:p>2396</text:p>
          </table:table-cell>
          <table:table-cell office:value-type="float" office:value="0.184223">
            <text:p>0.184223</text:p>
          </table:table-cell>
          <table:table-cell table:style-name="ce2" office:value-type="string">
            <text:p>-2.82795e+72</text:p>
          </table:table-cell>
          <table:table-cell/>
          <table:table-cell table:formula="of:=VALUE([.G102])" office:value-type="float" office:value="0.184223">
            <text:p>0.184223</text:p>
          </table:table-cell>
          <table:table-cell table:formula="of:=VALUE([.H102])" office:value-type="float" office:value="-2.82795E+072">
            <text:p>-2.83E+72</text:p>
          </table:table-cell>
          <table:table-cell table:number-columns-repeated="3"/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68.7698">
            <text:p>68.7698</text:p>
          </table:table-cell>
          <table:table-cell table:formula="of:=VALUE([.B103])" office:value-type="float" office:value="68.7698">
            <text:p>68.7698</text:p>
          </table:table-cell>
          <table:table-cell table:number-columns-repeated="2"/>
          <table:table-cell office:value-type="float" office:value="544">
            <text:p>544</text:p>
          </table:table-cell>
          <table:table-cell office:value-type="float" office:value="0.526304">
            <text:p>0.526304</text:p>
          </table:table-cell>
          <table:table-cell table:style-name="ce2" office:value-type="string">
            <text:p>-1.48836e+72</text:p>
          </table:table-cell>
          <table:table-cell/>
          <table:table-cell table:formula="of:=VALUE([.G103])" office:value-type="float" office:value="0.526304">
            <text:p>0.526304</text:p>
          </table:table-cell>
          <table:table-cell table:formula="of:=VALUE([.H103])" office:value-type="float" office:value="-1.48836E+072">
            <text:p>-1.49E+72</text:p>
          </table:table-cell>
          <table:table-cell table:number-columns-repeated="3"/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289.96">
            <text:p>289.96</text:p>
          </table:table-cell>
          <table:table-cell table:formula="of:=VALUE([.B104])" office:value-type="float" office:value="289.96">
            <text:p>289.96</text:p>
          </table:table-cell>
          <table:table-cell table:number-columns-repeated="2"/>
          <table:table-cell office:value-type="float" office:value="1008">
            <text:p>1008</text:p>
          </table:table-cell>
          <table:table-cell office:value-type="float" office:value="1.46127">
            <text:p>1.46127</text:p>
          </table:table-cell>
          <table:table-cell table:style-name="ce2" office:value-type="string">
            <text:p>2.1749e+72</text:p>
          </table:table-cell>
          <table:table-cell/>
          <table:table-cell table:formula="of:=VALUE([.G104])" office:value-type="float" office:value="1.46127">
            <text:p>1.46127</text:p>
          </table:table-cell>
          <table:table-cell table:formula="of:=VALUE([.H104])" office:value-type="float" office:value="2.1749E+072">
            <text:p>2.17E+72</text:p>
          </table:table-cell>
          <table:table-cell table:number-columns-repeated="3"/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50.1201">
            <text:p>50.1201</text:p>
          </table:table-cell>
          <table:table-cell table:formula="of:=VALUE([.B105])" office:value-type="float" office:value="50.1201">
            <text:p>50.1201</text:p>
          </table:table-cell>
          <table:table-cell table:number-columns-repeated="2"/>
          <table:table-cell office:value-type="float" office:value="2468">
            <text:p>2468</text:p>
          </table:table-cell>
          <table:table-cell office:value-type="float" office:value="7.0074">
            <text:p>7.0074</text:p>
          </table:table-cell>
          <table:table-cell table:style-name="ce2" office:value-type="string">
            <text:p>1.52404e+73</text:p>
          </table:table-cell>
          <table:table-cell/>
          <table:table-cell table:formula="of:=VALUE([.G105])" office:value-type="float" office:value="7.0074">
            <text:p>7.0074</text:p>
          </table:table-cell>
          <table:table-cell table:formula="of:=VALUE([.H105])" office:value-type="float" office:value="1.52404E+073">
            <text:p>1.52E+73</text:p>
          </table:table-cell>
          <table:table-cell table:number-columns-repeated="3"/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2.77481">
            <text:p>2.77481</text:p>
          </table:table-cell>
          <table:table-cell table:formula="of:=VALUE([.B106])" office:value-type="float" office:value="2.77481">
            <text:p>2.77481</text:p>
          </table:table-cell>
          <table:table-cell table:number-columns-repeated="2"/>
          <table:table-cell office:value-type="float" office:value="1932">
            <text:p>1932</text:p>
          </table:table-cell>
          <table:table-cell office:value-type="float" office:value="0.161927">
            <text:p>0.161927</text:p>
          </table:table-cell>
          <table:table-cell table:style-name="ce2" office:value-type="string">
            <text:p>2.46783e+72</text:p>
          </table:table-cell>
          <table:table-cell/>
          <table:table-cell table:formula="of:=VALUE([.G106])" office:value-type="float" office:value="0.161927">
            <text:p>0.161927</text:p>
          </table:table-cell>
          <table:table-cell table:formula="of:=VALUE([.H106])" office:value-type="float" office:value="2.46783E+072">
            <text:p>2.47E+72</text:p>
          </table:table-cell>
          <table:table-cell table:number-columns-repeated="3"/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52.4567">
            <text:p>52.4567</text:p>
          </table:table-cell>
          <table:table-cell table:formula="of:=VALUE([.B107])" office:value-type="float" office:value="52.4567">
            <text:p>52.4567</text:p>
          </table:table-cell>
          <table:table-cell table:number-columns-repeated="2"/>
          <table:table-cell office:value-type="float" office:value="852">
            <text:p>852</text:p>
          </table:table-cell>
          <table:table-cell office:value-type="float" office:value="5.94028">
            <text:p>5.94028</text:p>
          </table:table-cell>
          <table:table-cell table:style-name="ce2" office:value-type="string">
            <text:p>1.46596e+73</text:p>
          </table:table-cell>
          <table:table-cell/>
          <table:table-cell table:formula="of:=VALUE([.G107])" office:value-type="float" office:value="5.94028">
            <text:p>5.94028</text:p>
          </table:table-cell>
          <table:table-cell table:formula="of:=VALUE([.H107])" office:value-type="float" office:value="1.46596E+073">
            <text:p>1.47E+73</text:p>
          </table:table-cell>
          <table:table-cell table:number-columns-repeated="3"/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170.451">
            <text:p>170.451</text:p>
          </table:table-cell>
          <table:table-cell table:formula="of:=VALUE([.B108])" office:value-type="float" office:value="170.451">
            <text:p>170.451</text:p>
          </table:table-cell>
          <table:table-cell table:number-columns-repeated="2"/>
          <table:table-cell office:value-type="float" office:value="308">
            <text:p>308</text:p>
          </table:table-cell>
          <table:table-cell office:value-type="float" office:value="12.0303">
            <text:p>12.0303</text:p>
          </table:table-cell>
          <table:table-cell table:style-name="ce2" office:value-type="string">
            <text:p>-1.7636e+74</text:p>
          </table:table-cell>
          <table:table-cell/>
          <table:table-cell table:formula="of:=VALUE([.G108])" office:value-type="float" office:value="12.0303">
            <text:p>12.0303</text:p>
          </table:table-cell>
          <table:table-cell table:formula="of:=VALUE([.H108])" office:value-type="float" office:value="-1.7636E+074">
            <text:p>-1.76E+74</text:p>
          </table:table-cell>
          <table:table-cell table:number-columns-repeated="3"/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58.39">
            <text:p>58.39</text:p>
          </table:table-cell>
          <table:table-cell table:formula="of:=VALUE([.B109])" office:value-type="float" office:value="58.39">
            <text:p>58.39</text:p>
          </table:table-cell>
          <table:table-cell table:number-columns-repeated="2"/>
          <table:table-cell office:value-type="float" office:value="16">
            <text:p>16</text:p>
          </table:table-cell>
          <table:table-cell office:value-type="float" office:value="0.464059">
            <text:p>0.464059</text:p>
          </table:table-cell>
          <table:table-cell table:style-name="ce2" office:value-type="string">
            <text:p>8.18416e+73</text:p>
          </table:table-cell>
          <table:table-cell/>
          <table:table-cell table:formula="of:=VALUE([.G109])" office:value-type="float" office:value="0.464059">
            <text:p>0.464059</text:p>
          </table:table-cell>
          <table:table-cell table:formula="of:=VALUE([.H109])" office:value-type="float" office:value="8.18416E+073">
            <text:p>8.18E+73</text:p>
          </table:table-cell>
          <table:table-cell table:number-columns-repeated="3"/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6.3019">
            <text:p>6.3019</text:p>
          </table:table-cell>
          <table:table-cell table:formula="of:=VALUE([.B110])" office:value-type="float" office:value="6.3019">
            <text:p>6.3019</text:p>
          </table:table-cell>
          <table:table-cell table:number-columns-repeated="2"/>
          <table:table-cell office:value-type="float" office:value="1160">
            <text:p>1160</text:p>
          </table:table-cell>
          <table:table-cell office:value-type="float" office:value="9.19434">
            <text:p>9.19434</text:p>
          </table:table-cell>
          <table:table-cell table:style-name="ce2" office:value-type="string">
            <text:p>-7.52479e+74</text:p>
          </table:table-cell>
          <table:table-cell/>
          <table:table-cell table:formula="of:=VALUE([.G110])" office:value-type="float" office:value="9.19434">
            <text:p>9.19434</text:p>
          </table:table-cell>
          <table:table-cell table:formula="of:=VALUE([.H110])" office:value-type="float" office:value="-7.52479E+074">
            <text:p>-7.52E+74</text:p>
          </table:table-cell>
          <table:table-cell table:number-columns-repeated="3"/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68.9676">
            <text:p>68.9676</text:p>
          </table:table-cell>
          <table:table-cell table:formula="of:=VALUE([.B111])" office:value-type="float" office:value="68.9676">
            <text:p>68.9676</text:p>
          </table:table-cell>
          <table:table-cell table:number-columns-repeated="2"/>
          <table:table-cell office:value-type="float" office:value="2592">
            <text:p>2592</text:p>
          </table:table-cell>
          <table:table-cell office:value-type="float" office:value="35.1125">
            <text:p>35.1125</text:p>
          </table:table-cell>
          <table:table-cell table:style-name="ce2" office:value-type="string">
            <text:p>2.64214e+76</text:p>
          </table:table-cell>
          <table:table-cell/>
          <table:table-cell table:formula="of:=VALUE([.G111])" office:value-type="float" office:value="35.1125">
            <text:p>35.1125</text:p>
          </table:table-cell>
          <table:table-cell table:formula="of:=VALUE([.H111])" office:value-type="float" office:value="2.64214E+076">
            <text:p>2.64E+76</text:p>
          </table:table-cell>
          <table:table-cell table:number-columns-repeated="3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298.08">
            <text:p>298.08</text:p>
          </table:table-cell>
          <table:table-cell table:formula="of:=VALUE([.B112])" office:value-type="float" office:value="298.08">
            <text:p>298.08</text:p>
          </table:table-cell>
          <table:table-cell table:number-columns-repeated="2"/>
          <table:table-cell office:value-type="float" office:value="112">
            <text:p>112</text:p>
          </table:table-cell>
          <table:table-cell office:value-type="float" office:value="15.368">
            <text:p>15.368</text:p>
          </table:table-cell>
          <table:table-cell table:style-name="ce2" office:value-type="string">
            <text:p>-4.06044e+77</text:p>
          </table:table-cell>
          <table:table-cell/>
          <table:table-cell table:formula="of:=VALUE([.G112])" office:value-type="float" office:value="15.368">
            <text:p>15.368</text:p>
          </table:table-cell>
          <table:table-cell table:formula="of:=VALUE([.H112])" office:value-type="float" office:value="-4.06044E+077">
            <text:p>-4.06E+77</text:p>
          </table:table-cell>
          <table:table-cell table:number-columns-repeated="3"/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51.533">
            <text:p>51.533</text:p>
          </table:table-cell>
          <table:table-cell table:formula="of:=VALUE([.B113])" office:value-type="float" office:value="51.533">
            <text:p>51.533</text:p>
          </table:table-cell>
          <table:table-cell table:number-columns-repeated="2"/>
          <table:table-cell office:value-type="float" office:value="1568">
            <text:p>1568</text:p>
          </table:table-cell>
          <table:table-cell table:style-name="ce2" office:value-type="string">
            <text:p>7.60256e-13</text:p>
          </table:table-cell>
          <table:table-cell table:style-name="ce2" office:value-type="string">
            <text:p>3.08698e+65</text:p>
          </table:table-cell>
          <table:table-cell/>
          <table:table-cell table:formula="of:=VALUE([.G113])" office:value-type="float" office:value="0.000000000000760256">
            <text:p>7.60256E-013</text:p>
          </table:table-cell>
          <table:table-cell table:formula="of:=VALUE([.H113])" office:value-type="float" office:value="3.08698E+065">
            <text:p>3.09E+65</text:p>
          </table:table-cell>
          <table:table-cell table:number-columns-repeated="3"/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2.88784">
            <text:p>2.88784</text:p>
          </table:table-cell>
          <table:table-cell table:formula="of:=VALUE([.B114])" office:value-type="float" office:value="2.88784">
            <text:p>2.88784</text:p>
          </table:table-cell>
          <table:table-cell table:number-columns-repeated="2"/>
          <table:table-cell office:value-type="float" office:value="2616">
            <text:p>2616</text:p>
          </table:table-cell>
          <table:table-cell office:value-type="float" office:value="1.79738">
            <text:p>1.79738</text:p>
          </table:table-cell>
          <table:table-cell table:style-name="ce2" office:value-type="string">
            <text:p>5.54846e+65</text:p>
          </table:table-cell>
          <table:table-cell/>
          <table:table-cell table:formula="of:=VALUE([.G114])" office:value-type="float" office:value="1.79738">
            <text:p>1.79738</text:p>
          </table:table-cell>
          <table:table-cell table:formula="of:=VALUE([.H114])" office:value-type="float" office:value="5.54846E+065">
            <text:p>5.55E+65</text:p>
          </table:table-cell>
          <table:table-cell table:number-columns-repeated="3"/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82.2239">
            <text:p>82.2239</text:p>
          </table:table-cell>
          <table:table-cell table:formula="of:=VALUE([.B115])" office:value-type="float" office:value="82.2239">
            <text:p>82.2239</text:p>
          </table:table-cell>
          <table:table-cell table:number-columns-repeated="2"/>
          <table:table-cell office:value-type="float" office:value="2508">
            <text:p>2508</text:p>
          </table:table-cell>
          <table:table-cell office:value-type="float" office:value="32.1754">
            <text:p>32.1754</text:p>
          </table:table-cell>
          <table:table-cell table:style-name="ce2" office:value-type="string">
            <text:p>-1.78524e+67</text:p>
          </table:table-cell>
          <table:table-cell/>
          <table:table-cell table:formula="of:=VALUE([.G115])" office:value-type="float" office:value="32.1754">
            <text:p>32.1754</text:p>
          </table:table-cell>
          <table:table-cell table:formula="of:=VALUE([.H115])" office:value-type="float" office:value="-1.78524E+067">
            <text:p>-1.79E+67</text:p>
          </table:table-cell>
          <table:table-cell table:number-columns-repeated="3"/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177.438">
            <text:p>177.438</text:p>
          </table:table-cell>
          <table:table-cell table:formula="of:=VALUE([.B116])" office:value-type="float" office:value="177.438">
            <text:p>177.438</text:p>
          </table:table-cell>
          <table:table-cell table:number-columns-repeated="2"/>
          <table:table-cell office:value-type="float" office:value="432">
            <text:p>432</text:p>
          </table:table-cell>
          <table:table-cell office:value-type="float" office:value="8.16735">
            <text:p>8.16735</text:p>
          </table:table-cell>
          <table:table-cell table:style-name="ce2" office:value-type="string">
            <text:p>1.45806e+68</text:p>
          </table:table-cell>
          <table:table-cell/>
          <table:table-cell table:formula="of:=VALUE([.G116])" office:value-type="float" office:value="8.16735">
            <text:p>8.16735</text:p>
          </table:table-cell>
          <table:table-cell table:formula="of:=VALUE([.H116])" office:value-type="float" office:value="1.45806E+068">
            <text:p>1.46E+68</text:p>
          </table:table-cell>
          <table:table-cell table:number-columns-repeated="3"/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60.7846">
            <text:p>60.7846</text:p>
          </table:table-cell>
          <table:table-cell table:formula="of:=VALUE([.B117])" office:value-type="float" office:value="60.7846">
            <text:p>60.7846</text:p>
          </table:table-cell>
          <table:table-cell table:number-columns-repeated="2"/>
          <table:table-cell office:value-type="float" office:value="1572">
            <text:p>1572</text:p>
          </table:table-cell>
          <table:table-cell office:value-type="float" office:value="38.278">
            <text:p>38.278</text:p>
          </table:table-cell>
          <table:table-cell table:style-name="ce2" office:value-type="string">
            <text:p>-5.58118e+69</text:p>
          </table:table-cell>
          <table:table-cell/>
          <table:table-cell table:formula="of:=VALUE([.G117])" office:value-type="float" office:value="38.278">
            <text:p>38.278</text:p>
          </table:table-cell>
          <table:table-cell table:formula="of:=VALUE([.H117])" office:value-type="float" office:value="-5.58118E+069">
            <text:p>-5.58E+69</text:p>
          </table:table-cell>
          <table:table-cell table:number-columns-repeated="3"/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6.55951">
            <text:p>6.55951</text:p>
          </table:table-cell>
          <table:table-cell table:formula="of:=VALUE([.B118])" office:value-type="float" office:value="6.55951">
            <text:p>6.55951</text:p>
          </table:table-cell>
          <table:table-cell table:number-columns-repeated="2"/>
          <table:table-cell office:value-type="float" office:value="108">
            <text:p>108</text:p>
          </table:table-cell>
          <table:table-cell office:value-type="float" office:value="1.51896">
            <text:p>1.51896</text:p>
          </table:table-cell>
          <table:table-cell table:style-name="ce2" office:value-type="string">
            <text:p>-8.47758e+69</text:p>
          </table:table-cell>
          <table:table-cell/>
          <table:table-cell table:formula="of:=VALUE([.G118])" office:value-type="float" office:value="1.51896">
            <text:p>1.51896</text:p>
          </table:table-cell>
          <table:table-cell table:formula="of:=VALUE([.H118])" office:value-type="float" office:value="-8.47758E+069">
            <text:p>-8.48E+69</text:p>
          </table:table-cell>
          <table:table-cell table:number-columns-repeated="3"/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109.983">
            <text:p>109.983</text:p>
          </table:table-cell>
          <table:table-cell table:formula="of:=VALUE([.B119])" office:value-type="float" office:value="109.983">
            <text:p>109.983</text:p>
          </table:table-cell>
          <table:table-cell table:number-columns-repeated="2"/>
          <table:table-cell office:value-type="float" office:value="1536">
            <text:p>1536</text:p>
          </table:table-cell>
          <table:table-cell table:style-name="ce2" office:value-type="string">
            <text:p>2.3648e-13</text:p>
          </table:table-cell>
          <table:table-cell table:style-name="ce2" office:value-type="string">
            <text:p>-2.00478e+57</text:p>
          </table:table-cell>
          <table:table-cell/>
          <table:table-cell table:formula="of:=VALUE([.G119])" office:value-type="float" office:value="0.00000000000023648">
            <text:p>2.3648E-013</text:p>
          </table:table-cell>
          <table:table-cell table:formula="of:=VALUE([.H119])" office:value-type="float" office:value="-2.00478E+057">
            <text:p>-2.00E+57</text:p>
          </table:table-cell>
          <table:table-cell table:number-columns-repeated="3"/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310.193">
            <text:p>310.193</text:p>
          </table:table-cell>
          <table:table-cell table:formula="of:=VALUE([.B120])" office:value-type="float" office:value="310.193">
            <text:p>310.193</text:p>
          </table:table-cell>
          <table:table-cell table:number-columns-repeated="2"/>
          <table:table-cell office:value-type="float" office:value="1392">
            <text:p>1392</text:p>
          </table:table-cell>
          <table:table-cell office:value-type="float" office:value="0.337965">
            <text:p>0.337965</text:p>
          </table:table-cell>
          <table:table-cell table:style-name="ce2" office:value-type="string">
            <text:p>-6.77545e+56</text:p>
          </table:table-cell>
          <table:table-cell/>
          <table:table-cell table:formula="of:=VALUE([.G120])" office:value-type="float" office:value="0.337965">
            <text:p>0.337965</text:p>
          </table:table-cell>
          <table:table-cell table:formula="of:=VALUE([.H120])" office:value-type="float" office:value="-6.77545E+056">
            <text:p>-6.78E+56</text:p>
          </table:table-cell>
          <table:table-cell table:number-columns-repeated="3"/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53.6499">
            <text:p>53.6499</text:p>
          </table:table-cell>
          <table:table-cell table:formula="of:=VALUE([.B121])" office:value-type="float" office:value="53.6499">
            <text:p>53.6499</text:p>
          </table:table-cell>
          <table:table-cell table:number-columns-repeated="2"/>
          <table:table-cell office:value-type="float" office:value="832">
            <text:p>832</text:p>
          </table:table-cell>
          <table:table-cell office:value-type="float" office:value="6.77011">
            <text:p>6.77011</text:p>
          </table:table-cell>
          <table:table-cell table:style-name="ce2" office:value-type="string">
            <text:p>-4.58705e+57</text:p>
          </table:table-cell>
          <table:table-cell/>
          <table:table-cell table:formula="of:=VALUE([.G121])" office:value-type="float" office:value="6.77011">
            <text:p>6.77011</text:p>
          </table:table-cell>
          <table:table-cell table:formula="of:=VALUE([.H121])" office:value-type="float" office:value="-4.58705E+057">
            <text:p>-4.59E+57</text:p>
          </table:table-cell>
          <table:table-cell table:number-columns-repeated="3"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2.94871">
            <text:p>2.94871</text:p>
          </table:table-cell>
          <table:table-cell table:formula="of:=VALUE([.B122])" office:value-type="float" office:value="2.94871">
            <text:p>2.94871</text:p>
          </table:table-cell>
          <table:table-cell table:number-columns-repeated="2"/>
          <table:table-cell office:value-type="float" office:value="1656">
            <text:p>1656</text:p>
          </table:table-cell>
          <table:table-cell office:value-type="float" office:value="2.15169">
            <text:p>2.15169</text:p>
          </table:table-cell>
          <table:table-cell table:style-name="ce2" office:value-type="string">
            <text:p>-9.8699e+57</text:p>
          </table:table-cell>
          <table:table-cell/>
          <table:table-cell table:formula="of:=VALUE([.G122])" office:value-type="float" office:value="2.15169">
            <text:p>2.15169</text:p>
          </table:table-cell>
          <table:table-cell table:formula="of:=VALUE([.H122])" office:value-type="float" office:value="-9.8699E+057">
            <text:p>-9.87E+57</text:p>
          </table:table-cell>
          <table:table-cell table:number-columns-repeated="3"/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100.604">
            <text:p>100.604</text:p>
          </table:table-cell>
          <table:table-cell table:formula="of:=VALUE([.B123])" office:value-type="float" office:value="100.604">
            <text:p>100.604</text:p>
          </table:table-cell>
          <table:table-cell table:number-columns-repeated="2"/>
          <table:table-cell office:value-type="float" office:value="912">
            <text:p>912</text:p>
          </table:table-cell>
          <table:table-cell office:value-type="float" office:value="1.72373">
            <text:p>1.72373</text:p>
          </table:table-cell>
          <table:table-cell table:style-name="ce2" office:value-type="string">
            <text:p>-1.7013e+58</text:p>
          </table:table-cell>
          <table:table-cell/>
          <table:table-cell table:formula="of:=VALUE([.G123])" office:value-type="float" office:value="1.72373">
            <text:p>1.72373</text:p>
          </table:table-cell>
          <table:table-cell table:formula="of:=VALUE([.H123])" office:value-type="float" office:value="-1.7013E+058">
            <text:p>-1.70E+58</text:p>
          </table:table-cell>
          <table:table-cell table:number-columns-repeated="3"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181.218">
            <text:p>181.218</text:p>
          </table:table-cell>
          <table:table-cell table:formula="of:=VALUE([.B124])" office:value-type="float" office:value="181.218">
            <text:p>181.218</text:p>
          </table:table-cell>
          <table:table-cell table:number-columns-repeated="2"/>
          <table:table-cell office:value-type="float" office:value="912">
            <text:p>912</text:p>
          </table:table-cell>
          <table:table-cell office:value-type="float" office:value="0.187963">
            <text:p>0.187963</text:p>
          </table:table-cell>
          <table:table-cell table:style-name="ce2" office:value-type="string">
            <text:p>3.19782e+57</text:p>
          </table:table-cell>
          <table:table-cell/>
          <table:table-cell table:formula="of:=VALUE([.G124])" office:value-type="float" office:value="0.187963">
            <text:p>0.187963</text:p>
          </table:table-cell>
          <table:table-cell table:formula="of:=VALUE([.H124])" office:value-type="float" office:value="3.19782E+057">
            <text:p>3.20E+57</text:p>
          </table:table-cell>
          <table:table-cell table:number-columns-repeated="3"/>
        </table:table-row>
        <table:table-row table:style-name="ro1">
          <table:table-cell office:value-type="float" office:value="123">
            <text:p>123</text:p>
          </table:table-cell>
          <table:table-cell office:value-type="float" office:value="62.0843">
            <text:p>62.0843</text:p>
          </table:table-cell>
          <table:table-cell table:formula="of:=VALUE([.B125])" office:value-type="float" office:value="62.0843">
            <text:p>62.0843</text:p>
          </table:table-cell>
          <table:table-cell table:number-columns-repeated="2"/>
          <table:table-cell office:value-type="float" office:value="1308">
            <text:p>1308</text:p>
          </table:table-cell>
          <table:table-cell office:value-type="float" office:value="0.187963">
            <text:p>0.187963</text:p>
          </table:table-cell>
          <table:table-cell table:style-name="ce2" office:value-type="string">
            <text:p>-6.01072e+56</text:p>
          </table:table-cell>
          <table:table-cell/>
          <table:table-cell table:formula="of:=VALUE([.G125])" office:value-type="float" office:value="0.187963">
            <text:p>0.187963</text:p>
          </table:table-cell>
          <table:table-cell table:formula="of:=VALUE([.H125])" office:value-type="float" office:value="-6.01072E+056">
            <text:p>-6.01E+56</text:p>
          </table:table-cell>
          <table:table-cell table:number-columns-repeated="3"/>
        </table:table-row>
        <table:table-row table:style-name="ro1">
          <table:table-cell office:value-type="float" office:value="124">
            <text:p>124</text:p>
          </table:table-cell>
          <table:table-cell office:value-type="float" office:value="6.69847">
            <text:p>6.69847</text:p>
          </table:table-cell>
          <table:table-cell table:formula="of:=VALUE([.B126])" office:value-type="float" office:value="6.69847">
            <text:p>6.69847</text:p>
          </table:table-cell>
          <table:table-cell table:number-columns-repeated="2"/>
          <table:table-cell office:value-type="float" office:value="1696">
            <text:p>1696</text:p>
          </table:table-cell>
          <table:table-cell office:value-type="float" office:value="8.19064">
            <text:p>8.19064</text:p>
          </table:table-cell>
          <table:table-cell table:style-name="ce2" office:value-type="string">
            <text:p>-4.92316e+57</text:p>
          </table:table-cell>
          <table:table-cell/>
          <table:table-cell table:formula="of:=VALUE([.G126])" office:value-type="float" office:value="8.19064">
            <text:p>8.19064</text:p>
          </table:table-cell>
          <table:table-cell table:formula="of:=VALUE([.H126])" office:value-type="float" office:value="-4.92316E+057">
            <text:p>-4.92E+57</text:p>
          </table:table-cell>
          <table:table-cell table:number-columns-repeated="3"/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135.217">
            <text:p>135.217</text:p>
          </table:table-cell>
          <table:table-cell table:formula="of:=VALUE([.B127])" office:value-type="float" office:value="135.217">
            <text:p>135.217</text:p>
          </table:table-cell>
          <table:table-cell table:number-columns-repeated="2"/>
          <table:table-cell office:value-type="float" office:value="2164">
            <text:p>2164</text:p>
          </table:table-cell>
          <table:table-cell office:value-type="float" office:value="4.30878">
            <text:p>4.30878</text:p>
          </table:table-cell>
          <table:table-cell table:style-name="ce2" office:value-type="string">
            <text:p>-2.12128e+58</text:p>
          </table:table-cell>
          <table:table-cell/>
          <table:table-cell table:formula="of:=VALUE([.G127])" office:value-type="float" office:value="4.30878">
            <text:p>4.30878</text:p>
          </table:table-cell>
          <table:table-cell table:formula="of:=VALUE([.H127])" office:value-type="float" office:value="-2.12128E+058">
            <text:p>-2.12E+58</text:p>
          </table:table-cell>
          <table:table-cell table:number-columns-repeated="3"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316.696">
            <text:p>316.696</text:p>
          </table:table-cell>
          <table:table-cell table:formula="of:=VALUE([.B128])" office:value-type="float" office:value="316.696">
            <text:p>316.696</text:p>
          </table:table-cell>
          <table:table-cell table:number-columns-repeated="2"/>
          <table:table-cell office:value-type="float" office:value="1280">
            <text:p>1280</text:p>
          </table:table-cell>
          <table:table-cell office:value-type="float" office:value="20.2906">
            <text:p>20.2906</text:p>
          </table:table-cell>
          <table:table-cell table:style-name="ce2" office:value-type="string">
            <text:p>4.30421e+59</text:p>
          </table:table-cell>
          <table:table-cell/>
          <table:table-cell table:formula="of:=VALUE([.G128])" office:value-type="float" office:value="20.2906">
            <text:p>20.2906</text:p>
          </table:table-cell>
          <table:table-cell table:formula="of:=VALUE([.H128])" office:value-type="float" office:value="4.30421E+059">
            <text:p>4.30E+59</text:p>
          </table:table-cell>
          <table:table-cell table:number-columns-repeated="3"/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54.7952">
            <text:p>54.7952</text:p>
          </table:table-cell>
          <table:table-cell table:formula="of:=VALUE([.B129])" office:value-type="float" office:value="54.7952">
            <text:p>54.7952</text:p>
          </table:table-cell>
          <table:table-cell table:number-columns-repeated="2"/>
          <table:table-cell office:value-type="float" office:value="512">
            <text:p>512</text:p>
          </table:table-cell>
          <table:table-cell office:value-type="float" office:value="5.24838">
            <text:p>5.24838</text:p>
          </table:table-cell>
          <table:table-cell table:style-name="ce2" office:value-type="string">
            <text:p>2.25901e+60</text:p>
          </table:table-cell>
          <table:table-cell/>
          <table:table-cell table:formula="of:=VALUE([.G129])" office:value-type="float" office:value="5.24838">
            <text:p>5.24838</text:p>
          </table:table-cell>
          <table:table-cell table:formula="of:=VALUE([.H129])" office:value-type="float" office:value="2.25901E+060">
            <text:p>2.26E+60</text:p>
          </table:table-cell>
          <table:table-cell table:number-columns-repeated="3"/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2.88413">
            <text:p>2.88413</text:p>
          </table:table-cell>
          <table:table-cell table:formula="of:=VALUE([.B130])" office:value-type="float" office:value="2.88413">
            <text:p>2.88413</text:p>
          </table:table-cell>
          <table:table-cell table:number-columns-repeated="2"/>
          <table:table-cell office:value-type="float" office:value="2380">
            <text:p>2380</text:p>
          </table:table-cell>
          <table:table-cell office:value-type="float" office:value="1.92469">
            <text:p>1.92469</text:p>
          </table:table-cell>
          <table:table-cell table:style-name="ce2" office:value-type="string">
            <text:p>4.34791e+60</text:p>
          </table:table-cell>
          <table:table-cell/>
          <table:table-cell table:formula="of:=VALUE([.G130])" office:value-type="float" office:value="1.92469">
            <text:p>1.92469</text:p>
          </table:table-cell>
          <table:table-cell table:formula="of:=VALUE([.H130])" office:value-type="float" office:value="4.34791E+060">
            <text:p>4.35E+60</text:p>
          </table:table-cell>
          <table:table-cell table:number-columns-repeated="3"/>
        </table:table-row>
        <table:table-row table:style-name="ro1">
          <table:table-cell office:value-type="float" office:value="129">
            <text:p>129</text:p>
          </table:table-cell>
          <table:table-cell office:value-type="float" office:value="107.317">
            <text:p>107.317</text:p>
          </table:table-cell>
          <table:table-cell table:formula="of:=VALUE([.B131])" office:value-type="float" office:value="107.317">
            <text:p>107.317</text:p>
          </table:table-cell>
          <table:table-cell table:number-columns-repeated="2"/>
          <table:table-cell office:value-type="float" office:value="488">
            <text:p>488</text:p>
          </table:table-cell>
          <table:table-cell office:value-type="float" office:value="0.315199">
            <text:p>0.315199</text:p>
          </table:table-cell>
          <table:table-cell table:style-name="ce2" office:value-type="string">
            <text:p>1.37046e+60</text:p>
          </table:table-cell>
          <table:table-cell/>
          <table:table-cell table:formula="of:=VALUE([.G131])" office:value-type="float" office:value="0.315199">
            <text:p>0.315199</text:p>
          </table:table-cell>
          <table:table-cell table:formula="of:=VALUE([.H131])" office:value-type="float" office:value="1.37046E+060">
            <text:p>1.37E+60</text:p>
          </table:table-cell>
          <table:table-cell table:number-columns-repeated="3"/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177.253">
            <text:p>177.253</text:p>
          </table:table-cell>
          <table:table-cell table:formula="of:=VALUE([.B132])" office:value-type="float" office:value="177.253">
            <text:p>177.253</text:p>
          </table:table-cell>
          <table:table-cell table:number-columns-repeated="2"/>
          <table:table-cell office:value-type="float" office:value="1424">
            <text:p>1424</text:p>
          </table:table-cell>
          <table:table-cell office:value-type="float" office:value="14.4074">
            <text:p>14.4074</text:p>
          </table:table-cell>
          <table:table-cell table:style-name="ce2" office:value-type="string">
            <text:p>1.97448e+61</text:p>
          </table:table-cell>
          <table:table-cell/>
          <table:table-cell table:formula="of:=VALUE([.G132])" office:value-type="float" office:value="14.4074">
            <text:p>14.4074</text:p>
          </table:table-cell>
          <table:table-cell table:formula="of:=VALUE([.H132])" office:value-type="float" office:value="1.97448E+061">
            <text:p>1.97E+61</text:p>
          </table:table-cell>
          <table:table-cell table:number-columns-repeated="3"/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60.6929">
            <text:p>60.6929</text:p>
          </table:table-cell>
          <table:table-cell table:formula="of:=VALUE([.B133])" office:value-type="float" office:value="60.6929">
            <text:p>60.6929</text:p>
          </table:table-cell>
          <table:table-cell table:number-columns-repeated="2"/>
          <table:table-cell office:value-type="float" office:value="68">
            <text:p>68</text:p>
          </table:table-cell>
          <table:table-cell office:value-type="float" office:value="4.86275">
            <text:p>4.86275</text:p>
          </table:table-cell>
          <table:table-cell table:style-name="ce2" office:value-type="string">
            <text:p>9.60137e+61</text:p>
          </table:table-cell>
          <table:table-cell/>
          <table:table-cell table:formula="of:=VALUE([.G133])" office:value-type="float" office:value="4.86275">
            <text:p>4.86275</text:p>
          </table:table-cell>
          <table:table-cell table:formula="of:=VALUE([.H133])" office:value-type="float" office:value="9.60137E+061">
            <text:p>9.60E+61</text:p>
          </table:table-cell>
          <table:table-cell table:number-columns-repeated="3"/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6.55267">
            <text:p>6.55267</text:p>
          </table:table-cell>
          <table:table-cell table:formula="of:=VALUE([.B134])" office:value-type="float" office:value="6.55267">
            <text:p>6.55267</text:p>
          </table:table-cell>
          <table:table-cell table:number-columns-repeated="2"/>
          <table:table-cell office:value-type="float" office:value="76">
            <text:p>76</text:p>
          </table:table-cell>
          <table:table-cell office:value-type="float" office:value="2.85847">
            <text:p>2.85847</text:p>
          </table:table-cell>
          <table:table-cell table:style-name="ce2" office:value-type="string">
            <text:p>2.74452e+62</text:p>
          </table:table-cell>
          <table:table-cell/>
          <table:table-cell table:formula="of:=VALUE([.G134])" office:value-type="float" office:value="2.85847">
            <text:p>2.85847</text:p>
          </table:table-cell>
          <table:table-cell table:formula="of:=VALUE([.H134])" office:value-type="float" office:value="2.74452E+062">
            <text:p>2.74E+62</text:p>
          </table:table-cell>
          <table:table-cell table:number-columns-repeated="3"/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144.549">
            <text:p>144.549</text:p>
          </table:table-cell>
          <table:table-cell table:formula="of:=VALUE([.B135])" office:value-type="float" office:value="144.549">
            <text:p>144.549</text:p>
          </table:table-cell>
          <table:table-cell table:number-columns-repeated="2"/>
          <table:table-cell office:value-type="float" office:value="2052">
            <text:p>2052</text:p>
          </table:table-cell>
          <table:table-cell office:value-type="float" office:value="2.62514">
            <text:p>2.62514</text:p>
          </table:table-cell>
          <table:table-cell table:style-name="ce2" office:value-type="string">
            <text:p>7.20475e+62</text:p>
          </table:table-cell>
          <table:table-cell/>
          <table:table-cell table:formula="of:=VALUE([.G135])" office:value-type="float" office:value="2.62514">
            <text:p>2.62514</text:p>
          </table:table-cell>
          <table:table-cell table:formula="of:=VALUE([.H135])" office:value-type="float" office:value="7.20475E+062">
            <text:p>7.20E+62</text:p>
          </table:table-cell>
          <table:table-cell table:number-columns-repeated="3"/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309.817">
            <text:p>309.817</text:p>
          </table:table-cell>
          <table:table-cell table:formula="of:=VALUE([.B136])" office:value-type="float" office:value="309.817">
            <text:p>309.817</text:p>
          </table:table-cell>
          <table:table-cell table:number-columns-repeated="2"/>
          <table:table-cell office:value-type="float" office:value="300">
            <text:p>300</text:p>
          </table:table-cell>
          <table:table-cell office:value-type="float" office:value="2.65763">
            <text:p>2.65763</text:p>
          </table:table-cell>
          <table:table-cell table:style-name="ce2" office:value-type="string">
            <text:p>1.91476e+63</text:p>
          </table:table-cell>
          <table:table-cell/>
          <table:table-cell table:formula="of:=VALUE([.G136])" office:value-type="float" office:value="2.65763">
            <text:p>2.65763</text:p>
          </table:table-cell>
          <table:table-cell table:formula="of:=VALUE([.H136])" office:value-type="float" office:value="1.91476E+063">
            <text:p>1.91E+63</text:p>
          </table:table-cell>
          <table:table-cell table:number-columns-repeated="3"/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53.6091">
            <text:p>53.6091</text:p>
          </table:table-cell>
          <table:table-cell table:formula="of:=VALUE([.B137])" office:value-type="float" office:value="53.6091">
            <text:p>53.6091</text:p>
          </table:table-cell>
          <table:table-cell table:number-columns-repeated="2"/>
          <table:table-cell office:value-type="float" office:value="1008">
            <text:p>1008</text:p>
          </table:table-cell>
          <table:table-cell office:value-type="float" office:value="8.42874">
            <text:p>8.42874</text:p>
          </table:table-cell>
          <table:table-cell table:style-name="ce2" office:value-type="string">
            <text:p>1.6139e+64</text:p>
          </table:table-cell>
          <table:table-cell/>
          <table:table-cell table:formula="of:=VALUE([.G137])" office:value-type="float" office:value="8.42874">
            <text:p>8.42874</text:p>
          </table:table-cell>
          <table:table-cell table:formula="of:=VALUE([.H137])" office:value-type="float" office:value="1.6139E+064">
            <text:p>1.61E+64</text:p>
          </table:table-cell>
          <table:table-cell table:number-columns-repeated="3"/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2.85847">
            <text:p>2.85847</text:p>
          </table:table-cell>
          <table:table-cell table:formula="of:=VALUE([.B138])" office:value-type="float" office:value="2.85847">
            <text:p>2.85847</text:p>
          </table:table-cell>
          <table:table-cell table:number-columns-repeated="2"/>
          <table:table-cell office:value-type="float" office:value="1292">
            <text:p>1292</text:p>
          </table:table-cell>
          <table:table-cell office:value-type="float" office:value="7.0074">
            <text:p>7.0074</text:p>
          </table:table-cell>
          <table:table-cell table:style-name="ce2" office:value-type="string">
            <text:p>1.13092e+65</text:p>
          </table:table-cell>
          <table:table-cell/>
          <table:table-cell table:formula="of:=VALUE([.G138])" office:value-type="float" office:value="7.0074">
            <text:p>7.0074</text:p>
          </table:table-cell>
          <table:table-cell table:formula="of:=VALUE([.H138])" office:value-type="float" office:value="1.13092E+065">
            <text:p>1.13E+65</text:p>
          </table:table-cell>
          <table:table-cell table:number-columns-repeated="3"/>
        </table:table-row>
        <table:table-row table:style-name="ro1">
          <table:table-cell office:value-type="float" office:value="137">
            <text:p>137</text:p>
          </table:table-cell>
          <table:table-cell office:value-type="float" office:value="97.5918">
            <text:p>97.5918</text:p>
          </table:table-cell>
          <table:table-cell table:formula="of:=VALUE([.B139])" office:value-type="float" office:value="97.5918">
            <text:p>97.5918</text:p>
          </table:table-cell>
          <table:table-cell table:number-columns-repeated="2"/>
          <table:table-cell office:value-type="float" office:value="2212">
            <text:p>2212</text:p>
          </table:table-cell>
          <table:table-cell office:value-type="float" office:value="7.99844">
            <text:p>7.99844</text:p>
          </table:table-cell>
          <table:table-cell table:style-name="ce2" office:value-type="string">
            <text:p>9.04561e+65</text:p>
          </table:table-cell>
          <table:table-cell/>
          <table:table-cell table:formula="of:=VALUE([.G139])" office:value-type="float" office:value="7.99844">
            <text:p>7.99844</text:p>
          </table:table-cell>
          <table:table-cell table:formula="of:=VALUE([.H139])" office:value-type="float" office:value="9.04561E+065">
            <text:p>9.05E+65</text:p>
          </table:table-cell>
          <table:table-cell table:number-columns-repeated="3"/>
        </table:table-row>
        <table:table-row table:style-name="ro1">
          <table:table-cell office:value-type="float" office:value="138">
            <text:p>138</text:p>
          </table:table-cell>
          <table:table-cell office:value-type="float" office:value="175.714">
            <text:p>175.714</text:p>
          </table:table-cell>
          <table:table-cell table:formula="of:=VALUE([.B140])" office:value-type="float" office:value="175.714">
            <text:p>175.714</text:p>
          </table:table-cell>
          <table:table-cell table:number-columns-repeated="2"/>
          <table:table-cell office:value-type="float" office:value="1776">
            <text:p>1776</text:p>
          </table:table-cell>
          <table:table-cell office:value-type="float" office:value="2.89797">
            <text:p>2.89797</text:p>
          </table:table-cell>
          <table:table-cell table:style-name="ce2" office:value-type="string">
            <text:p>2.62139e+66</text:p>
          </table:table-cell>
          <table:table-cell/>
          <table:table-cell table:formula="of:=VALUE([.G140])" office:value-type="float" office:value="2.89797">
            <text:p>2.89797</text:p>
          </table:table-cell>
          <table:table-cell table:formula="of:=VALUE([.H140])" office:value-type="float" office:value="2.62139E+066">
            <text:p>2.62E+66</text:p>
          </table:table-cell>
          <table:table-cell table:number-columns-repeated="3"/>
        </table:table-row>
        <table:table-row table:style-name="ro1">
          <table:table-cell office:value-type="float" office:value="139">
            <text:p>139</text:p>
          </table:table-cell>
          <table:table-cell office:value-type="float" office:value="60.1768">
            <text:p>60.1768</text:p>
          </table:table-cell>
          <table:table-cell table:formula="of:=VALUE([.B141])" office:value-type="float" office:value="60.1768">
            <text:p>60.1768</text:p>
          </table:table-cell>
          <table:table-cell table:number-columns-repeated="2"/>
          <table:table-cell office:value-type="float" office:value="188">
            <text:p>188</text:p>
          </table:table-cell>
          <table:table-cell office:value-type="float" office:value="1.6743">
            <text:p>1.6743</text:p>
          </table:table-cell>
          <table:table-cell table:style-name="ce2" office:value-type="string">
            <text:p>4.389e+66</text:p>
          </table:table-cell>
          <table:table-cell/>
          <table:table-cell table:formula="of:=VALUE([.G141])" office:value-type="float" office:value="1.6743">
            <text:p>1.6743</text:p>
          </table:table-cell>
          <table:table-cell table:formula="of:=VALUE([.H141])" office:value-type="float" office:value="4.389E+066">
            <text:p>4.39E+66</text:p>
          </table:table-cell>
          <table:table-cell table:number-columns-repeated="3"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6.49491">
            <text:p>6.49491</text:p>
          </table:table-cell>
          <table:table-cell table:formula="of:=VALUE([.B142])" office:value-type="float" office:value="6.49491">
            <text:p>6.49491</text:p>
          </table:table-cell>
          <table:table-cell table:number-columns-repeated="2"/>
          <table:table-cell office:value-type="float" office:value="96">
            <text:p>96</text:p>
          </table:table-cell>
          <table:table-cell office:value-type="float" office:value="5.1271">
            <text:p>5.1271</text:p>
          </table:table-cell>
          <table:table-cell table:style-name="ce2" office:value-type="string">
            <text:p>2.25028e+67</text:p>
          </table:table-cell>
          <table:table-cell/>
          <table:table-cell table:formula="of:=VALUE([.G142])" office:value-type="float" office:value="5.1271">
            <text:p>5.1271</text:p>
          </table:table-cell>
          <table:table-cell table:formula="of:=VALUE([.H142])" office:value-type="float" office:value="2.25028E+067">
            <text:p>2.25E+67</text:p>
          </table:table-cell>
          <table:table-cell table:number-columns-repeated="3"/>
        </table:table-row>
        <table:table-row table:style-name="ro1">
          <table:table-cell office:value-type="float" office:value="141">
            <text:p>141</text:p>
          </table:table-cell>
          <table:table-cell office:value-type="float" office:value="131.131">
            <text:p>131.131</text:p>
          </table:table-cell>
          <table:table-cell table:formula="of:=VALUE([.B143])" office:value-type="float" office:value="131.131">
            <text:p>131.131</text:p>
          </table:table-cell>
          <table:table-cell table:number-columns-repeated="2"/>
          <table:table-cell office:value-type="float" office:value="2224">
            <text:p>2224</text:p>
          </table:table-cell>
          <table:table-cell office:value-type="float" office:value="0.715844">
            <text:p>0.715844</text:p>
          </table:table-cell>
          <table:table-cell table:style-name="ce2" office:value-type="string">
            <text:p>1.61085e+67</text:p>
          </table:table-cell>
          <table:table-cell/>
          <table:table-cell table:formula="of:=VALUE([.G143])" office:value-type="float" office:value="0.715844">
            <text:p>0.715844</text:p>
          </table:table-cell>
          <table:table-cell table:formula="of:=VALUE([.H143])" office:value-type="float" office:value="1.61085E+067">
            <text:p>1.61E+67</text:p>
          </table:table-cell>
          <table:table-cell table:number-columns-repeated="3"/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307.017">
            <text:p>307.017</text:p>
          </table:table-cell>
          <table:table-cell table:formula="of:=VALUE([.B144])" office:value-type="float" office:value="307.017">
            <text:p>307.017</text:p>
          </table:table-cell>
          <table:table-cell table:number-columns-repeated="2"/>
          <table:table-cell office:value-type="float" office:value="224">
            <text:p>224</text:p>
          </table:table-cell>
          <table:table-cell office:value-type="float" office:value="5.92265">
            <text:p>5.92265</text:p>
          </table:table-cell>
          <table:table-cell table:style-name="ce2" office:value-type="string">
            <text:p>9.5405e+67</text:p>
          </table:table-cell>
          <table:table-cell/>
          <table:table-cell table:formula="of:=VALUE([.G144])" office:value-type="float" office:value="5.92265">
            <text:p>5.92265</text:p>
          </table:table-cell>
          <table:table-cell table:formula="of:=VALUE([.H144])" office:value-type="float" office:value="9.5405E+067">
            <text:p>9.54E+67</text:p>
          </table:table-cell>
          <table:table-cell table:number-columns-repeated="3"/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53.1439">
            <text:p>53.1439</text:p>
          </table:table-cell>
          <table:table-cell table:formula="of:=VALUE([.B145])" office:value-type="float" office:value="53.1439">
            <text:p>53.1439</text:p>
          </table:table-cell>
          <table:table-cell table:number-columns-repeated="2"/>
          <table:table-cell office:value-type="float" office:value="2168">
            <text:p>2168</text:p>
          </table:table-cell>
          <table:table-cell office:value-type="float" office:value="70.1395">
            <text:p>70.1395</text:p>
          </table:table-cell>
          <table:table-cell table:style-name="ce2" office:value-type="string">
            <text:p>-6.69165e+69</text:p>
          </table:table-cell>
          <table:table-cell/>
          <table:table-cell table:formula="of:=VALUE([.G145])" office:value-type="float" office:value="70.1395">
            <text:p>70.1395</text:p>
          </table:table-cell>
          <table:table-cell table:formula="of:=VALUE([.H145])" office:value-type="float" office:value="-6.69165E+069">
            <text:p>-6.69E+69</text:p>
          </table:table-cell>
          <table:table-cell table:number-columns-repeated="3"/>
        </table:table-row>
        <table:table-row table:style-name="ro1">
          <table:table-cell office:value-type="float" office:value="144">
            <text:p>144</text:p>
          </table:table-cell>
          <table:table-cell office:value-type="float" office:value="2.79204">
            <text:p>2.79204</text:p>
          </table:table-cell>
          <table:table-cell table:formula="of:=VALUE([.B146])" office:value-type="float" office:value="2.79204">
            <text:p>2.79204</text:p>
          </table:table-cell>
          <table:table-cell table:number-columns-repeated="2"/>
          <table:table-cell office:value-type="float" office:value="1868">
            <text:p>1868</text:p>
          </table:table-cell>
          <table:table-cell office:value-type="float" office:value="1.52541">
            <text:p>1.52541</text:p>
          </table:table-cell>
          <table:table-cell table:style-name="ce2" office:value-type="string">
            <text:p>-1.02075e+70</text:p>
          </table:table-cell>
          <table:table-cell/>
          <table:table-cell table:formula="of:=VALUE([.G146])" office:value-type="float" office:value="1.52541">
            <text:p>1.52541</text:p>
          </table:table-cell>
          <table:table-cell table:formula="of:=VALUE([.H146])" office:value-type="float" office:value="-1.02075E+070">
            <text:p>-1.02E+70</text:p>
          </table:table-cell>
          <table:table-cell table:number-columns-repeated="3"/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72.9171">
            <text:p>72.9171</text:p>
          </table:table-cell>
          <table:table-cell table:formula="of:=VALUE([.B147])" office:value-type="float" office:value="72.9171">
            <text:p>72.9171</text:p>
          </table:table-cell>
          <table:table-cell table:number-columns-repeated="2"/>
          <table:table-cell office:value-type="float" office:value="2624">
            <text:p>2624</text:p>
          </table:table-cell>
          <table:table-cell office:value-type="float" office:value="1.5395">
            <text:p>1.5395</text:p>
          </table:table-cell>
          <table:table-cell table:style-name="ce2" office:value-type="string">
            <text:p>-1.57145e+70</text:p>
          </table:table-cell>
          <table:table-cell/>
          <table:table-cell table:formula="of:=VALUE([.G147])" office:value-type="float" office:value="1.5395">
            <text:p>1.5395</text:p>
          </table:table-cell>
          <table:table-cell table:formula="of:=VALUE([.H147])" office:value-type="float" office:value="-1.57145E+070">
            <text:p>-1.57E+70</text:p>
          </table:table-cell>
          <table:table-cell table:number-columns-repeated="3"/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171.668">
            <text:p>171.668</text:p>
          </table:table-cell>
          <table:table-cell table:formula="of:=VALUE([.B148])" office:value-type="float" office:value="171.668">
            <text:p>171.668</text:p>
          </table:table-cell>
          <table:table-cell table:number-columns-repeated="2"/>
          <table:table-cell office:value-type="float" office:value="1972">
            <text:p>1972</text:p>
          </table:table-cell>
          <table:table-cell office:value-type="float" office:value="17.0941">
            <text:p>17.0941</text:p>
          </table:table-cell>
          <table:table-cell table:style-name="ce2" office:value-type="string">
            <text:p>2.68626e+71</text:p>
          </table:table-cell>
          <table:table-cell/>
          <table:table-cell table:formula="of:=VALUE([.G148])" office:value-type="float" office:value="17.0941">
            <text:p>17.0941</text:p>
          </table:table-cell>
          <table:table-cell table:formula="of:=VALUE([.H148])" office:value-type="float" office:value="2.68626E+071">
            <text:p>2.69E+71</text:p>
          </table:table-cell>
          <table:table-cell table:number-columns-repeated="3"/>
        </table:table-row>
        <table:table-row table:style-name="ro1">
          <table:table-cell office:value-type="float" office:value="147">
            <text:p>147</text:p>
          </table:table-cell>
          <table:table-cell office:value-type="float" office:value="58.8032">
            <text:p>58.8032</text:p>
          </table:table-cell>
          <table:table-cell table:formula="of:=VALUE([.B149])" office:value-type="float" office:value="58.8032">
            <text:p>58.8032</text:p>
          </table:table-cell>
          <table:table-cell table:number-columns-repeated="2"/>
          <table:table-cell office:value-type="float" office:value="1044">
            <text:p>1044</text:p>
          </table:table-cell>
          <table:table-cell office:value-type="float" office:value="1.61199">
            <text:p>1.61199</text:p>
          </table:table-cell>
          <table:table-cell table:style-name="ce2" office:value-type="string">
            <text:p>4.33021e+71</text:p>
          </table:table-cell>
          <table:table-cell/>
          <table:table-cell table:formula="of:=VALUE([.G149])" office:value-type="float" office:value="1.61199">
            <text:p>1.61199</text:p>
          </table:table-cell>
          <table:table-cell table:formula="of:=VALUE([.H149])" office:value-type="float" office:value="4.33021E+071">
            <text:p>4.33E+71</text:p>
          </table:table-cell>
          <table:table-cell table:number-columns-repeated="3"/>
        </table:table-row>
        <table:table-row table:style-name="ro1">
          <table:table-cell office:value-type="float" office:value="148">
            <text:p>148</text:p>
          </table:table-cell>
          <table:table-cell office:value-type="float" office:value="6.34445">
            <text:p>6.34445</text:p>
          </table:table-cell>
          <table:table-cell table:formula="of:=VALUE([.B150])" office:value-type="float" office:value="6.34445">
            <text:p>6.34445</text:p>
          </table:table-cell>
          <table:table-cell table:number-columns-repeated="2"/>
          <table:table-cell office:value-type="float" office:value="1892">
            <text:p>1892</text:p>
          </table:table-cell>
          <table:table-cell office:value-type="float" office:value="3.06576">
            <text:p>3.06576</text:p>
          </table:table-cell>
          <table:table-cell table:style-name="ce2" office:value-type="string">
            <text:p>1.32754e+72</text:p>
          </table:table-cell>
          <table:table-cell/>
          <table:table-cell table:formula="of:=VALUE([.G150])" office:value-type="float" office:value="3.06576">
            <text:p>3.06576</text:p>
          </table:table-cell>
          <table:table-cell table:formula="of:=VALUE([.H150])" office:value-type="float" office:value="1.32754E+072">
            <text:p>1.33E+72</text:p>
          </table:table-cell>
          <table:table-cell table:number-columns-repeated="3"/>
        </table:table-row>
        <table:table-row table:style-name="ro1">
          <table:table-cell office:value-type="float" office:value="149">
            <text:p>149</text:p>
          </table:table-cell>
          <table:table-cell office:value-type="float" office:value="97.318">
            <text:p>97.318</text:p>
          </table:table-cell>
          <table:table-cell table:formula="of:=VALUE([.B151])" office:value-type="float" office:value="97.318">
            <text:p>97.318</text:p>
          </table:table-cell>
          <table:table-cell table:number-columns-repeated="2"/>
          <table:table-cell office:value-type="float" office:value="2628">
            <text:p>2628</text:p>
          </table:table-cell>
          <table:table-cell office:value-type="float" office:value="9.44387">
            <text:p>9.44387</text:p>
          </table:table-cell>
          <table:table-cell table:style-name="ce2" office:value-type="string">
            <text:p>-1.25371e+73</text:p>
          </table:table-cell>
          <table:table-cell/>
          <table:table-cell table:formula="of:=VALUE([.G151])" office:value-type="float" office:value="9.44387">
            <text:p>9.44387</text:p>
          </table:table-cell>
          <table:table-cell table:formula="of:=VALUE([.H151])" office:value-type="float" office:value="-1.25371E+073">
            <text:p>-1.25E+73</text:p>
          </table:table-cell>
          <table:table-cell table:number-columns-repeated="3"/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299.836">
            <text:p>299.836</text:p>
          </table:table-cell>
          <table:table-cell table:formula="of:=VALUE([.B152])" office:value-type="float" office:value="299.836">
            <text:p>299.836</text:p>
          </table:table-cell>
          <table:table-cell table:number-columns-repeated="2"/>
          <table:table-cell office:value-type="float" office:value="724">
            <text:p>724</text:p>
          </table:table-cell>
          <table:table-cell office:value-type="float" office:value="12.2889">
            <text:p>12.2889</text:p>
          </table:table-cell>
          <table:table-cell table:style-name="ce2" office:value-type="string">
            <text:p>1.54067e+74</text:p>
          </table:table-cell>
          <table:table-cell/>
          <table:table-cell table:formula="of:=VALUE([.G152])" office:value-type="float" office:value="12.2889">
            <text:p>12.2889</text:p>
          </table:table-cell>
          <table:table-cell table:formula="of:=VALUE([.H152])" office:value-type="float" office:value="1.54067E+074">
            <text:p>1.54E+74</text:p>
          </table:table-cell>
          <table:table-cell table:number-columns-repeated="3"/>
        </table:table-row>
        <table:table-row table:style-name="ro1">
          <table:table-cell office:value-type="float" office:value="151">
            <text:p>151</text:p>
          </table:table-cell>
          <table:table-cell office:value-type="float" office:value="51.9197">
            <text:p>51.9197</text:p>
          </table:table-cell>
          <table:table-cell table:formula="of:=VALUE([.B153])" office:value-type="float" office:value="51.9197">
            <text:p>51.9197</text:p>
          </table:table-cell>
          <table:table-cell table:number-columns-repeated="2"/>
          <table:table-cell office:value-type="float" office:value="1596">
            <text:p>1596</text:p>
          </table:table-cell>
          <table:table-cell office:value-type="float" office:value="0.273831">
            <text:p>0.273831</text:p>
          </table:table-cell>
          <table:table-cell table:style-name="ce2" office:value-type="string">
            <text:p>4.21882e+73</text:p>
          </table:table-cell>
          <table:table-cell/>
          <table:table-cell table:formula="of:=VALUE([.G153])" office:value-type="float" office:value="0.273831">
            <text:p>0.273831</text:p>
          </table:table-cell>
          <table:table-cell table:formula="of:=VALUE([.H153])" office:value-type="float" office:value="4.21882E+073">
            <text:p>4.22E+73</text:p>
          </table:table-cell>
          <table:table-cell table:number-columns-repeated="3"/>
        </table:table-row>
        <table:table-row table:style-name="ro1">
          <table:table-cell office:value-type="float" office:value="152">
            <text:p>152</text:p>
          </table:table-cell>
          <table:table-cell office:value-type="float" office:value="2.62514">
            <text:p>2.62514</text:p>
          </table:table-cell>
          <table:table-cell table:formula="of:=VALUE([.B154])" office:value-type="float" office:value="2.62514">
            <text:p>2.62514</text:p>
          </table:table-cell>
          <table:table-cell table:number-columns-repeated="2"/>
          <table:table-cell office:value-type="float" office:value="620">
            <text:p>620</text:p>
          </table:table-cell>
          <table:table-cell office:value-type="float" office:value="5.41099">
            <text:p>5.41099</text:p>
          </table:table-cell>
          <table:table-cell table:style-name="ce2" office:value-type="string">
            <text:p>2.2828e+74</text:p>
          </table:table-cell>
          <table:table-cell/>
          <table:table-cell table:formula="of:=VALUE([.G154])" office:value-type="float" office:value="5.41099">
            <text:p>5.41099</text:p>
          </table:table-cell>
          <table:table-cell table:formula="of:=VALUE([.H154])" office:value-type="float" office:value="2.2828E+074">
            <text:p>2.28E+74</text:p>
          </table:table-cell>
          <table:table-cell table:number-columns-repeated="3"/>
        </table:table-row>
        <table:table-row table:style-name="ro1">
          <table:table-cell office:value-type="float" office:value="153">
            <text:p>153</text:p>
          </table:table-cell>
          <table:table-cell office:value-type="float" office:value="68.9821">
            <text:p>68.9821</text:p>
          </table:table-cell>
          <table:table-cell table:formula="of:=VALUE([.B155])" office:value-type="float" office:value="68.9821">
            <text:p>68.9821</text:p>
          </table:table-cell>
          <table:table-cell table:number-columns-repeated="2"/>
          <table:table-cell office:value-type="float" office:value="2484">
            <text:p>2484</text:p>
          </table:table-cell>
          <table:table-cell office:value-type="float" office:value="0.381907">
            <text:p>0.381907</text:p>
          </table:table-cell>
          <table:table-cell table:style-name="ce2" office:value-type="string">
            <text:p>-8.71818e+73</text:p>
          </table:table-cell>
          <table:table-cell/>
          <table:table-cell table:formula="of:=VALUE([.G155])" office:value-type="float" office:value="0.381907">
            <text:p>0.381907</text:p>
          </table:table-cell>
          <table:table-cell table:formula="of:=VALUE([.H155])" office:value-type="float" office:value="-8.71818E+073">
            <text:p>-8.72E+73</text:p>
          </table:table-cell>
          <table:table-cell table:number-columns-repeated="3"/>
        </table:table-row>
        <table:table-row table:style-name="ro1">
          <table:table-cell office:value-type="float" office:value="154">
            <text:p>154</text:p>
          </table:table-cell>
          <table:table-cell office:value-type="float" office:value="161.419">
            <text:p>161.419</text:p>
          </table:table-cell>
          <table:table-cell table:formula="of:=VALUE([.B156])" office:value-type="float" office:value="161.419">
            <text:p>161.419</text:p>
          </table:table-cell>
          <table:table-cell table:number-columns-repeated="2"/>
          <table:table-cell office:value-type="float" office:value="864">
            <text:p>864</text:p>
          </table:table-cell>
          <table:table-cell office:value-type="float" office:value="0.22089">
            <text:p>0.22089</text:p>
          </table:table-cell>
          <table:table-cell table:style-name="ce2" office:value-type="string">
            <text:p>-1.92576e+73</text:p>
          </table:table-cell>
          <table:table-cell/>
          <table:table-cell table:formula="of:=VALUE([.G156])" office:value-type="float" office:value="0.22089">
            <text:p>0.22089</text:p>
          </table:table-cell>
          <table:table-cell table:formula="of:=VALUE([.H156])" office:value-type="float" office:value="-1.92576E+073">
            <text:p>-1.93E+73</text:p>
          </table:table-cell>
          <table:table-cell table:number-columns-repeated="3"/>
        </table:table-row>
        <table:table-row table:style-name="ro1">
          <table:table-cell office:value-type="float" office:value="155">
            <text:p>155</text:p>
          </table:table-cell>
          <table:table-cell office:value-type="float" office:value="55.2831">
            <text:p>55.2831</text:p>
          </table:table-cell>
          <table:table-cell table:formula="of:=VALUE([.B157])" office:value-type="float" office:value="55.2831">
            <text:p>55.2831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8.81208">
            <text:p>8.81208</text:p>
          </table:table-cell>
          <table:table-cell table:style-name="ce2" office:value-type="string">
            <text:p>-1.69699e+74</text:p>
          </table:table-cell>
          <table:table-cell/>
          <table:table-cell table:formula="of:=VALUE([.G157])" office:value-type="float" office:value="8.81208">
            <text:p>8.81208</text:p>
          </table:table-cell>
          <table:table-cell table:formula="of:=VALUE([.H157])" office:value-type="float" office:value="-1.69699E+074">
            <text:p>-1.70E+74</text:p>
          </table:table-cell>
          <table:table-cell table:number-columns-repeated="3"/>
        </table:table-row>
        <table:table-row table:style-name="ro1">
          <table:table-cell office:value-type="float" office:value="156">
            <text:p>156</text:p>
          </table:table-cell>
          <table:table-cell office:value-type="float" office:value="5.96572">
            <text:p>5.96572</text:p>
          </table:table-cell>
          <table:table-cell table:formula="of:=VALUE([.B158])" office:value-type="float" office:value="5.96572">
            <text:p>5.96572</text:p>
          </table:table-cell>
          <table:table-cell table:number-columns-repeated="2"/>
          <table:table-cell office:value-type="float" office:value="1148">
            <text:p>1148</text:p>
          </table:table-cell>
          <table:table-cell table:style-name="ce2" office:value-type="string">
            <text:p>3.49976e-13</text:p>
          </table:table-cell>
          <table:table-cell table:style-name="ce2" office:value-type="string">
            <text:p>-5.93906e+61</text:p>
          </table:table-cell>
          <table:table-cell/>
          <table:table-cell table:formula="of:=VALUE([.G158])" office:value-type="float" office:value="0.000000000000349976">
            <text:p>3.49976E-013</text:p>
          </table:table-cell>
          <table:table-cell table:formula="of:=VALUE([.H158])" office:value-type="float" office:value="-5.93906E+061">
            <text:p>-5.94E+61</text:p>
          </table:table-cell>
          <table:table-cell table:number-columns-repeated="3"/>
        </table:table-row>
        <table:table-row table:style-name="ro1">
          <table:table-cell office:value-type="float" office:value="157">
            <text:p>157</text:p>
          </table:table-cell>
          <table:table-cell office:value-type="float" office:value="92.5591">
            <text:p>92.5591</text:p>
          </table:table-cell>
          <table:table-cell table:formula="of:=VALUE([.B159])" office:value-type="float" office:value="92.5591">
            <text:p>92.5591</text:p>
          </table:table-cell>
          <table:table-cell table:number-columns-repeated="2"/>
          <table:table-cell office:value-type="float" office:value="2140">
            <text:p>2140</text:p>
          </table:table-cell>
          <table:table-cell office:value-type="float" office:value="2.90301">
            <text:p>2.90301</text:p>
          </table:table-cell>
          <table:table-cell table:style-name="ce2" office:value-type="string">
            <text:p>-1.72411e+62</text:p>
          </table:table-cell>
          <table:table-cell/>
          <table:table-cell table:formula="of:=VALUE([.G159])" office:value-type="float" office:value="2.90301">
            <text:p>2.90301</text:p>
          </table:table-cell>
          <table:table-cell table:formula="of:=VALUE([.H159])" office:value-type="float" office:value="-1.72411E+062">
            <text:p>-1.72E+62</text:p>
          </table:table-cell>
          <table:table-cell table:number-columns-repeated="3"/>
        </table:table-row>
        <table:table-row table:style-name="ro1">
          <table:table-cell office:value-type="float" office:value="158">
            <text:p>158</text:p>
          </table:table-cell>
          <table:table-cell office:value-type="float" office:value="281.922">
            <text:p>281.922</text:p>
          </table:table-cell>
          <table:table-cell table:formula="of:=VALUE([.B160])" office:value-type="float" office:value="281.922">
            <text:p>281.922</text:p>
          </table:table-cell>
          <table:table-cell table:number-columns-repeated="2"/>
          <table:table-cell office:value-type="float" office:value="28">
            <text:p>28</text:p>
          </table:table-cell>
          <table:table-cell office:value-type="float" office:value="5.80686">
            <text:p>5.80686</text:p>
          </table:table-cell>
          <table:table-cell table:style-name="ce2" office:value-type="string">
            <text:p>-1.00117e+63</text:p>
          </table:table-cell>
          <table:table-cell/>
          <table:table-cell table:formula="of:=VALUE([.G160])" office:value-type="float" office:value="5.80686">
            <text:p>5.80686</text:p>
          </table:table-cell>
          <table:table-cell table:formula="of:=VALUE([.H160])" office:value-type="float" office:value="-1.00117E+063">
            <text:p>-1.00E+63</text:p>
          </table:table-cell>
          <table:table-cell table:number-columns-repeated="3"/>
        </table:table-row>
        <table:table-row table:style-name="ro1">
          <table:table-cell office:value-type="float" office:value="159">
            <text:p>159</text:p>
          </table:table-cell>
          <table:table-cell office:value-type="float" office:value="48.8253">
            <text:p>48.8253</text:p>
          </table:table-cell>
          <table:table-cell table:formula="of:=VALUE([.B161])" office:value-type="float" office:value="48.8253">
            <text:p>48.8253</text:p>
          </table:table-cell>
          <table:table-cell table:number-columns-repeated="2"/>
          <table:table-cell office:value-type="float" office:value="696">
            <text:p>696</text:p>
          </table:table-cell>
          <table:table-cell office:value-type="float" office:value="0.825644">
            <text:p>0.825644</text:p>
          </table:table-cell>
          <table:table-cell table:style-name="ce2" office:value-type="string">
            <text:p>-8.2661e+62</text:p>
          </table:table-cell>
          <table:table-cell/>
          <table:table-cell table:formula="of:=VALUE([.G161])" office:value-type="float" office:value="0.825644">
            <text:p>0.825644</text:p>
          </table:table-cell>
          <table:table-cell table:formula="of:=VALUE([.H161])" office:value-type="float" office:value="-8.2661E+062">
            <text:p>-8.27E+62</text:p>
          </table:table-cell>
          <table:table-cell table:number-columns-repeated="3"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2.47216">
            <text:p>2.47216</text:p>
          </table:table-cell>
          <table:table-cell table:formula="of:=VALUE([.B162])" office:value-type="float" office:value="2.47216">
            <text:p>2.47216</text:p>
          </table:table-cell>
          <table:table-cell table:number-columns-repeated="2"/>
          <table:table-cell office:value-type="float" office:value="80">
            <text:p>80</text:p>
          </table:table-cell>
          <table:table-cell office:value-type="float" office:value="10.0357">
            <text:p>10.0357</text:p>
          </table:table-cell>
          <table:table-cell table:style-name="ce2" office:value-type="string">
            <text:p>-8.29563e+63</text:p>
          </table:table-cell>
          <table:table-cell/>
          <table:table-cell table:formula="of:=VALUE([.G162])" office:value-type="float" office:value="10.0357">
            <text:p>10.0357</text:p>
          </table:table-cell>
          <table:table-cell table:formula="of:=VALUE([.H162])" office:value-type="float" office:value="-8.29563E+063">
            <text:p>-8.30E+63</text:p>
          </table:table-cell>
          <table:table-cell table:number-columns-repeated="3"/>
        </table:table-row>
        <table:table-row table:style-name="ro1">
          <table:table-cell office:value-type="float" office:value="161">
            <text:p>161</text:p>
          </table:table-cell>
          <table:table-cell office:value-type="float" office:value="33.5058">
            <text:p>33.5058</text:p>
          </table:table-cell>
          <table:table-cell table:formula="of:=VALUE([.B163])" office:value-type="float" office:value="33.5058">
            <text:p>33.5058</text:p>
          </table:table-cell>
          <table:table-cell table:number-columns-repeated="2"/>
          <table:table-cell office:value-type="float" office:value="1624">
            <text:p>1624</text:p>
          </table:table-cell>
          <table:table-cell office:value-type="float" office:value="2.47216">
            <text:p>2.47216</text:p>
          </table:table-cell>
          <table:table-cell table:style-name="ce2" office:value-type="string">
            <text:p>-2.05081e+64</text:p>
          </table:table-cell>
          <table:table-cell/>
          <table:table-cell table:formula="of:=VALUE([.G163])" office:value-type="float" office:value="2.47216">
            <text:p>2.47216</text:p>
          </table:table-cell>
          <table:table-cell table:formula="of:=VALUE([.H163])" office:value-type="float" office:value="-2.05081E+064">
            <text:p>-2.05E+64</text:p>
          </table:table-cell>
          <table:table-cell table:number-columns-repeated="3"/>
        </table:table-row>
        <table:table-row table:style-name="ro1">
          <table:table-cell office:value-type="float" office:value="162">
            <text:p>162</text:p>
          </table:table-cell>
          <table:table-cell office:value-type="float" office:value="152.049">
            <text:p>152.049</text:p>
          </table:table-cell>
          <table:table-cell table:formula="of:=VALUE([.B164])" office:value-type="float" office:value="152.049">
            <text:p>152.049</text:p>
          </table:table-cell>
          <table:table-cell table:number-columns-repeated="2"/>
          <table:table-cell office:value-type="float" office:value="1376">
            <text:p>1376</text:p>
          </table:table-cell>
          <table:table-cell office:value-type="float" office:value="6.28779">
            <text:p>6.28779</text:p>
          </table:table-cell>
          <table:table-cell table:style-name="ce2" office:value-type="string">
            <text:p>-1.28951e+65</text:p>
          </table:table-cell>
          <table:table-cell/>
          <table:table-cell table:formula="of:=VALUE([.G164])" office:value-type="float" office:value="6.28779">
            <text:p>6.28779</text:p>
          </table:table-cell>
          <table:table-cell table:formula="of:=VALUE([.H164])" office:value-type="float" office:value="-1.28951E+065">
            <text:p>-1.29E+65</text:p>
          </table:table-cell>
          <table:table-cell table:number-columns-repeated="3"/>
        </table:table-row>
        <table:table-row table:style-name="ro1">
          <table:table-cell office:value-type="float" office:value="163">
            <text:p>163</text:p>
          </table:table-cell>
          <table:table-cell office:value-type="float" office:value="52.0879">
            <text:p>52.0879</text:p>
          </table:table-cell>
          <table:table-cell table:formula="of:=VALUE([.B165])" office:value-type="float" office:value="52.0879">
            <text:p>52.0879</text:p>
          </table:table-cell>
          <table:table-cell table:number-columns-repeated="2"/>
          <table:table-cell office:value-type="float" office:value="264">
            <text:p>264</text:p>
          </table:table-cell>
          <table:table-cell office:value-type="float" office:value="3.72219">
            <text:p>3.72219</text:p>
          </table:table-cell>
          <table:table-cell table:style-name="ce2" office:value-type="string">
            <text:p>4.79979e+65</text:p>
          </table:table-cell>
          <table:table-cell/>
          <table:table-cell table:formula="of:=VALUE([.G165])" office:value-type="float" office:value="3.72219">
            <text:p>3.72219</text:p>
          </table:table-cell>
          <table:table-cell table:formula="of:=VALUE([.H165])" office:value-type="float" office:value="4.79979E+065">
            <text:p>4.80E+65</text:p>
          </table:table-cell>
          <table:table-cell table:number-columns-repeated="3"/>
        </table:table-row>
        <table:table-row table:style-name="ro1">
          <table:table-cell office:value-type="float" office:value="164">
            <text:p>164</text:p>
          </table:table-cell>
          <table:table-cell office:value-type="float" office:value="5.61847">
            <text:p>5.61847</text:p>
          </table:table-cell>
          <table:table-cell table:formula="of:=VALUE([.B166])" office:value-type="float" office:value="5.61847">
            <text:p>5.61847</text:p>
          </table:table-cell>
          <table:table-cell table:number-columns-repeated="2"/>
          <table:table-cell office:value-type="float" office:value="184">
            <text:p>184</text:p>
          </table:table-cell>
          <table:table-cell office:value-type="float" office:value="7.20639">
            <text:p>7.20639</text:p>
          </table:table-cell>
          <table:table-cell table:style-name="ce2" office:value-type="string">
            <text:p>-3.45892e+66</text:p>
          </table:table-cell>
          <table:table-cell/>
          <table:table-cell table:formula="of:=VALUE([.G166])" office:value-type="float" office:value="7.20639">
            <text:p>7.20639</text:p>
          </table:table-cell>
          <table:table-cell table:formula="of:=VALUE([.H166])" office:value-type="float" office:value="-3.45892E+066">
            <text:p>-3.46E+66</text:p>
          </table:table-cell>
          <table:table-cell table:number-columns-repeated="3"/>
        </table:table-row>
        <table:table-row table:style-name="ro1">
          <table:table-cell office:value-type="float" office:value="165">
            <text:p>165</text:p>
          </table:table-cell>
          <table:table-cell office:value-type="float" office:value="44.9457">
            <text:p>44.9457</text:p>
          </table:table-cell>
          <table:table-cell table:formula="of:=VALUE([.B167])" office:value-type="float" office:value="44.9457">
            <text:p>44.9457</text:p>
          </table:table-cell>
          <table:table-cell table:number-columns-repeated="2"/>
          <table:table-cell office:value-type="float" office:value="2248">
            <text:p>2248</text:p>
          </table:table-cell>
          <table:table-cell office:value-type="float" office:value="5.61847">
            <text:p>5.61847</text:p>
          </table:table-cell>
          <table:table-cell table:style-name="ce2" office:value-type="string">
            <text:p>-1.94338e+67</text:p>
          </table:table-cell>
          <table:table-cell/>
          <table:table-cell table:formula="of:=VALUE([.G167])" office:value-type="float" office:value="5.61847">
            <text:p>5.61847</text:p>
          </table:table-cell>
          <table:table-cell table:formula="of:=VALUE([.H167])" office:value-type="float" office:value="-1.94338E+067">
            <text:p>-1.94E+67</text:p>
          </table:table-cell>
          <table:table-cell table:number-columns-repeated="3"/>
        </table:table-row>
        <table:table-row table:style-name="ro1">
          <table:table-cell office:value-type="float" office:value="166">
            <text:p>166</text:p>
          </table:table-cell>
          <table:table-cell office:value-type="float" office:value="265.444">
            <text:p>265.444</text:p>
          </table:table-cell>
          <table:table-cell table:formula="of:=VALUE([.B168])" office:value-type="float" office:value="265.444">
            <text:p>265.444</text:p>
          </table:table-cell>
          <table:table-cell table:number-columns-repeated="2"/>
          <table:table-cell office:value-type="float" office:value="876">
            <text:p>876</text:p>
          </table:table-cell>
          <table:table-cell office:value-type="float" office:value="5.59343">
            <text:p>5.59343</text:p>
          </table:table-cell>
          <table:table-cell table:style-name="ce2" office:value-type="string">
            <text:p>-1.08702e+68</text:p>
          </table:table-cell>
          <table:table-cell/>
          <table:table-cell table:formula="of:=VALUE([.G168])" office:value-type="float" office:value="5.59343">
            <text:p>5.59343</text:p>
          </table:table-cell>
          <table:table-cell table:formula="of:=VALUE([.H168])" office:value-type="float" office:value="-1.08702E+068">
            <text:p>-1.09E+68</text:p>
          </table:table-cell>
          <table:table-cell table:number-columns-repeated="3"/>
        </table:table-row>
        <table:table-row table:style-name="ro1">
          <table:table-cell office:value-type="float" office:value="167">
            <text:p>167</text:p>
          </table:table-cell>
          <table:table-cell office:value-type="float" office:value="45.9895">
            <text:p>45.9895</text:p>
          </table:table-cell>
          <table:table-cell table:formula="of:=VALUE([.B169])" office:value-type="float" office:value="45.9895">
            <text:p>45.9895</text:p>
          </table:table-cell>
          <table:table-cell table:number-columns-repeated="2"/>
          <table:table-cell office:value-type="float" office:value="2364">
            <text:p>2364</text:p>
          </table:table-cell>
          <table:table-cell office:value-type="float" office:value="12.9767">
            <text:p>12.9767</text:p>
          </table:table-cell>
          <table:table-cell table:style-name="ce2" office:value-type="string">
            <text:p>-1.41059e+69</text:p>
          </table:table-cell>
          <table:table-cell/>
          <table:table-cell table:formula="of:=VALUE([.G169])" office:value-type="float" office:value="12.9767">
            <text:p>12.9767</text:p>
          </table:table-cell>
          <table:table-cell table:formula="of:=VALUE([.H169])" office:value-type="float" office:value="-1.41059E+069">
            <text:p>-1.41E+69</text:p>
          </table:table-cell>
          <table:table-cell table:number-columns-repeated="3"/>
        </table:table-row>
        <table:table-row table:style-name="ro1">
          <table:table-cell office:value-type="float" office:value="168">
            <text:p>168</text:p>
          </table:table-cell>
          <table:table-cell office:value-type="float" office:value="2.25588">
            <text:p>2.25588</text:p>
          </table:table-cell>
          <table:table-cell table:formula="of:=VALUE([.B170])" office:value-type="float" office:value="2.25588">
            <text:p>2.25588</text:p>
          </table:table-cell>
          <table:table-cell table:number-columns-repeated="2"/>
          <table:table-cell office:value-type="float" office:value="1464">
            <text:p>1464</text:p>
          </table:table-cell>
          <table:table-cell office:value-type="float" office:value="1.56761">
            <text:p>1.56761</text:p>
          </table:table-cell>
          <table:table-cell table:style-name="ce2" office:value-type="string">
            <text:p>-2.21126e+69</text:p>
          </table:table-cell>
          <table:table-cell/>
          <table:table-cell table:formula="of:=VALUE([.G170])" office:value-type="float" office:value="1.56761">
            <text:p>1.56761</text:p>
          </table:table-cell>
          <table:table-cell table:formula="of:=VALUE([.H170])" office:value-type="float" office:value="-2.21126E+069">
            <text:p>-2.21E+69</text:p>
          </table:table-cell>
          <table:table-cell table:number-columns-repeated="3"/>
        </table:table-row>
        <table:table-row table:style-name="ro1">
          <table:table-cell office:value-type="float" office:value="169">
            <text:p>169</text:p>
          </table:table-cell>
          <table:table-cell office:value-type="float" office:value="61.2193">
            <text:p>61.2193</text:p>
          </table:table-cell>
          <table:table-cell table:formula="of:=VALUE([.B171])" office:value-type="float" office:value="61.2193">
            <text:p>61.2193</text:p>
          </table:table-cell>
          <table:table-cell table:number-columns-repeated="2"/>
          <table:table-cell office:value-type="float" office:value="2352">
            <text:p>2352</text:p>
          </table:table-cell>
          <table:table-cell office:value-type="float" office:value="1.70659">
            <text:p>1.70659</text:p>
          </table:table-cell>
          <table:table-cell table:style-name="ce2" office:value-type="string">
            <text:p>-3.77371e+69</text:p>
          </table:table-cell>
          <table:table-cell/>
          <table:table-cell table:formula="of:=VALUE([.G171])" office:value-type="float" office:value="1.70659">
            <text:p>1.70659</text:p>
          </table:table-cell>
          <table:table-cell table:formula="of:=VALUE([.H171])" office:value-type="float" office:value="-3.77371E+069">
            <text:p>-3.77E+69</text:p>
          </table:table-cell>
          <table:table-cell table:number-columns-repeated="3"/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138.774">
            <text:p>138.774</text:p>
          </table:table-cell>
          <table:table-cell table:formula="of:=VALUE([.B172])" office:value-type="float" office:value="138.774">
            <text:p>138.774</text:p>
          </table:table-cell>
          <table:table-cell table:number-columns-repeated="2"/>
          <table:table-cell office:value-type="float" office:value="356">
            <text:p>356</text:p>
          </table:table-cell>
          <table:table-cell office:value-type="float" office:value="4.03379">
            <text:p>4.03379</text:p>
          </table:table-cell>
          <table:table-cell table:style-name="ce2" office:value-type="string">
            <text:p>-1.52224e+70</text:p>
          </table:table-cell>
          <table:table-cell/>
          <table:table-cell table:formula="of:=VALUE([.G172])" office:value-type="float" office:value="4.03379">
            <text:p>4.03379</text:p>
          </table:table-cell>
          <table:table-cell table:formula="of:=VALUE([.H172])" office:value-type="float" office:value="-1.52224E+070">
            <text:p>-1.52E+70</text:p>
          </table:table-cell>
          <table:table-cell table:number-columns-repeated="3"/>
        </table:table-row>
        <table:table-row table:style-name="ro1">
          <table:table-cell office:value-type="float" office:value="171">
            <text:p>171</text:p>
          </table:table-cell>
          <table:table-cell office:value-type="float" office:value="47.5571">
            <text:p>47.5571</text:p>
          </table:table-cell>
          <table:table-cell table:formula="of:=VALUE([.B173])" office:value-type="float" office:value="47.5571">
            <text:p>47.5571</text:p>
          </table:table-cell>
          <table:table-cell table:number-columns-repeated="2"/>
          <table:table-cell office:value-type="float" office:value="1540">
            <text:p>1540</text:p>
          </table:table-cell>
          <table:table-cell office:value-type="float" office:value="33.299">
            <text:p>33.299</text:p>
          </table:table-cell>
          <table:table-cell table:style-name="ce2" office:value-type="string">
            <text:p>-5.0689e+71</text:p>
          </table:table-cell>
          <table:table-cell/>
          <table:table-cell table:formula="of:=VALUE([.G173])" office:value-type="float" office:value="33.299">
            <text:p>33.299</text:p>
          </table:table-cell>
          <table:table-cell table:formula="of:=VALUE([.H173])" office:value-type="float" office:value="-5.0689E+071">
            <text:p>-5.07E+71</text:p>
          </table:table-cell>
          <table:table-cell table:number-columns-repeated="3"/>
        </table:table-row>
        <table:table-row table:style-name="ro1">
          <table:table-cell office:value-type="float" office:value="172">
            <text:p>172</text:p>
          </table:table-cell>
          <table:table-cell office:value-type="float" office:value="5.1271">
            <text:p>5.1271</text:p>
          </table:table-cell>
          <table:table-cell table:formula="of:=VALUE([.B174])" office:value-type="float" office:value="5.1271">
            <text:p>5.1271</text:p>
          </table:table-cell>
          <table:table-cell table:number-columns-repeated="2"/>
          <table:table-cell office:value-type="float" office:value="1208">
            <text:p>1208</text:p>
          </table:table-cell>
          <table:table-cell office:value-type="float" office:value="22.5451">
            <text:p>22.5451</text:p>
          </table:table-cell>
          <table:table-cell table:style-name="ce2" office:value-type="string">
            <text:p>1.14279e+73</text:p>
          </table:table-cell>
          <table:table-cell/>
          <table:table-cell table:formula="of:=VALUE([.G174])" office:value-type="float" office:value="22.5451">
            <text:p>22.5451</text:p>
          </table:table-cell>
          <table:table-cell table:formula="of:=VALUE([.H174])" office:value-type="float" office:value="1.14279E+073">
            <text:p>1.14E+73</text:p>
          </table:table-cell>
          <table:table-cell table:number-columns-repeated="3"/>
        </table:table-row>
        <table:table-row table:style-name="ro1">
          <table:table-cell office:value-type="float" office:value="173">
            <text:p>173</text:p>
          </table:table-cell>
          <table:table-cell office:value-type="float" office:value="92.1689">
            <text:p>92.1689</text:p>
          </table:table-cell>
          <table:table-cell table:formula="of:=VALUE([.B175])" office:value-type="float" office:value="92.1689">
            <text:p>92.1689</text:p>
          </table:table-cell>
          <table:table-cell table:number-columns-repeated="2"/>
          <table:table-cell office:value-type="float" office:value="460">
            <text:p>460</text:p>
          </table:table-cell>
          <table:table-cell office:value-type="float" office:value="8.38562">
            <text:p>8.38562</text:p>
          </table:table-cell>
          <table:table-cell table:style-name="ce2" office:value-type="string">
            <text:p>9.58297e+73</text:p>
          </table:table-cell>
          <table:table-cell/>
          <table:table-cell table:formula="of:=VALUE([.G175])" office:value-type="float" office:value="8.38562">
            <text:p>8.38562</text:p>
          </table:table-cell>
          <table:table-cell table:formula="of:=VALUE([.H175])" office:value-type="float" office:value="9.58297E+073">
            <text:p>9.58E+73</text:p>
          </table:table-cell>
          <table:table-cell table:number-columns-repeated="3"/>
        </table:table-row>
        <table:table-row table:style-name="ro1">
          <table:table-cell office:value-type="float" office:value="174">
            <text:p>174</text:p>
          </table:table-cell>
          <table:table-cell office:value-type="float" office:value="242.174">
            <text:p>242.174</text:p>
          </table:table-cell>
          <table:table-cell table:formula="of:=VALUE([.B176])" office:value-type="float" office:value="242.174">
            <text:p>242.174</text:p>
          </table:table-cell>
          <table:table-cell table:number-columns-repeated="2"/>
          <table:table-cell office:value-type="float" office:value="796">
            <text:p>796</text:p>
          </table:table-cell>
          <table:table-cell office:value-type="float" office:value="27.701">
            <text:p>27.701</text:p>
          </table:table-cell>
          <table:table-cell table:style-name="ce2" office:value-type="string">
            <text:p>2.65458e+75</text:p>
          </table:table-cell>
          <table:table-cell/>
          <table:table-cell table:formula="of:=VALUE([.G176])" office:value-type="float" office:value="27.701">
            <text:p>27.701</text:p>
          </table:table-cell>
          <table:table-cell table:formula="of:=VALUE([.H176])" office:value-type="float" office:value="2.65458E+075">
            <text:p>2.65E+75</text:p>
          </table:table-cell>
          <table:table-cell table:number-columns-repeated="3"/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41.9712">
            <text:p>41.9712</text:p>
          </table:table-cell>
          <table:table-cell table:formula="of:=VALUE([.B177])" office:value-type="float" office:value="41.9712">
            <text:p>41.9712</text:p>
          </table:table-cell>
          <table:table-cell table:number-columns-repeated="2"/>
          <table:table-cell office:value-type="float" office:value="1688">
            <text:p>1688</text:p>
          </table:table-cell>
          <table:table-cell office:value-type="float" office:value="11.8099">
            <text:p>11.8099</text:p>
          </table:table-cell>
          <table:table-cell table:style-name="ce2" office:value-type="string">
            <text:p>3.13504e+76</text:p>
          </table:table-cell>
          <table:table-cell/>
          <table:table-cell table:formula="of:=VALUE([.G177])" office:value-type="float" office:value="11.8099">
            <text:p>11.8099</text:p>
          </table:table-cell>
          <table:table-cell table:formula="of:=VALUE([.H177])" office:value-type="float" office:value="3.13504E+076">
            <text:p>3.14E+76</text:p>
          </table:table-cell>
          <table:table-cell table:number-columns-repeated="3"/>
        </table:table-row>
        <table:table-row table:style-name="ro1">
          <table:table-cell office:value-type="float" office:value="176">
            <text:p>176</text:p>
          </table:table-cell>
          <table:table-cell office:value-type="float" office:value="1.88985">
            <text:p>1.88985</text:p>
          </table:table-cell>
          <table:table-cell table:formula="of:=VALUE([.B178])" office:value-type="float" office:value="1.88985">
            <text:p>1.88985</text:p>
          </table:table-cell>
          <table:table-cell table:number-columns-repeated="2"/>
          <table:table-cell office:value-type="float" office:value="936">
            <text:p>936</text:p>
          </table:table-cell>
          <table:table-cell office:value-type="float" office:value="2.91618">
            <text:p>2.91618</text:p>
          </table:table-cell>
          <table:table-cell table:style-name="ce2" office:value-type="string">
            <text:p>-9.14234e+76</text:p>
          </table:table-cell>
          <table:table-cell/>
          <table:table-cell table:formula="of:=VALUE([.G178])" office:value-type="float" office:value="2.91618">
            <text:p>2.91618</text:p>
          </table:table-cell>
          <table:table-cell table:formula="of:=VALUE([.H178])" office:value-type="float" office:value="-9.14234E+076">
            <text:p>-9.14E+76</text:p>
          </table:table-cell>
          <table:table-cell table:number-columns-repeated="3"/>
        </table:table-row>
        <table:table-row table:style-name="ro1">
          <table:table-cell office:value-type="float" office:value="177">
            <text:p>177</text:p>
          </table:table-cell>
          <table:table-cell office:value-type="float" office:value="67.9049">
            <text:p>67.9049</text:p>
          </table:table-cell>
          <table:table-cell table:formula="of:=VALUE([.B179])" office:value-type="float" office:value="67.9049">
            <text:p>67.9049</text:p>
          </table:table-cell>
          <table:table-cell table:number-columns-repeated="2"/>
          <table:table-cell office:value-type="float" office:value="1128">
            <text:p>1128</text:p>
          </table:table-cell>
          <table:table-cell office:value-type="float" office:value="2.26269">
            <text:p>2.26269</text:p>
          </table:table-cell>
          <table:table-cell table:style-name="ce2" office:value-type="string">
            <text:p>-2.06863e+77</text:p>
          </table:table-cell>
          <table:table-cell/>
          <table:table-cell table:formula="of:=VALUE([.G179])" office:value-type="float" office:value="2.26269">
            <text:p>2.26269</text:p>
          </table:table-cell>
          <table:table-cell table:formula="of:=VALUE([.H179])" office:value-type="float" office:value="-2.06863E+077">
            <text:p>-2.07E+77</text:p>
          </table:table-cell>
          <table:table-cell table:number-columns-repeated="3"/>
        </table:table-row>
        <table:table-row table:style-name="ro1">
          <table:table-cell office:value-type="float" office:value="178">
            <text:p>178</text:p>
          </table:table-cell>
          <table:table-cell office:value-type="float" office:value="116.254">
            <text:p>116.254</text:p>
          </table:table-cell>
          <table:table-cell table:formula="of:=VALUE([.B180])" office:value-type="float" office:value="116.254">
            <text:p>116.254</text:p>
          </table:table-cell>
          <table:table-cell table:number-columns-repeated="2"/>
          <table:table-cell office:value-type="float" office:value="1000">
            <text:p>1000</text:p>
          </table:table-cell>
          <table:table-cell office:value-type="float" office:value="2.98253">
            <text:p>2.98253</text:p>
          </table:table-cell>
          <table:table-cell table:style-name="ce2" office:value-type="string">
            <text:p>-6.16977e+77</text:p>
          </table:table-cell>
          <table:table-cell/>
          <table:table-cell table:formula="of:=VALUE([.G180])" office:value-type="float" office:value="2.98253">
            <text:p>2.98253</text:p>
          </table:table-cell>
          <table:table-cell table:formula="of:=VALUE([.H180])" office:value-type="float" office:value="-6.16977E+077">
            <text:p>-6.17E+77</text:p>
          </table:table-cell>
          <table:table-cell table:number-columns-repeated="3"/>
        </table:table-row>
        <table:table-row table:style-name="ro1">
          <table:table-cell office:value-type="float" office:value="179">
            <text:p>179</text:p>
          </table:table-cell>
          <table:table-cell office:value-type="float" office:value="39.8422">
            <text:p>39.8422</text:p>
          </table:table-cell>
          <table:table-cell table:formula="of:=VALUE([.B181])" office:value-type="float" office:value="39.8422">
            <text:p>39.8422</text:p>
          </table:table-cell>
          <table:table-cell table:number-columns-repeated="2"/>
          <table:table-cell office:value-type="float" office:value="456">
            <text:p>456</text:p>
          </table:table-cell>
          <table:table-cell office:value-type="float" office:value="10.4716">
            <text:p>10.4716</text:p>
          </table:table-cell>
          <table:table-cell table:style-name="ce2" office:value-type="string">
            <text:p>-6.46072e+78</text:p>
          </table:table-cell>
          <table:table-cell/>
          <table:table-cell table:formula="of:=VALUE([.G181])" office:value-type="float" office:value="10.4716">
            <text:p>10.4716</text:p>
          </table:table-cell>
          <table:table-cell table:formula="of:=VALUE([.H181])" office:value-type="float" office:value="-6.46072E+078">
            <text:p>-6.46E+78</text:p>
          </table:table-cell>
          <table:table-cell table:number-columns-repeated="3"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4.29505">
            <text:p>4.29505</text:p>
          </table:table-cell>
          <table:table-cell table:formula="of:=VALUE([.B182])" office:value-type="float" office:value="4.29505">
            <text:p>4.29505</text:p>
          </table:table-cell>
          <table:table-cell table:number-columns-repeated="2"/>
          <table:table-cell office:value-type="float" office:value="2000">
            <text:p>2000</text:p>
          </table:table-cell>
          <table:table-cell office:value-type="float" office:value="26.7539">
            <text:p>26.7539</text:p>
          </table:table-cell>
          <table:table-cell table:style-name="ce2" office:value-type="string">
            <text:p>-1.72849e+80</text:p>
          </table:table-cell>
          <table:table-cell/>
          <table:table-cell table:formula="of:=VALUE([.G182])" office:value-type="float" office:value="26.7539">
            <text:p>26.7539</text:p>
          </table:table-cell>
          <table:table-cell table:formula="of:=VALUE([.H182])" office:value-type="float" office:value="-1.72849E+080">
            <text:p>-1.73E+80</text:p>
          </table:table-cell>
          <table:table-cell table:number-columns-repeated="3"/>
        </table:table-row>
        <table:table-row table:style-name="ro1">
          <table:table-cell office:value-type="float" office:value="181">
            <text:p>181</text:p>
          </table:table-cell>
          <table:table-cell office:value-type="float" office:value="100.687">
            <text:p>100.687</text:p>
          </table:table-cell>
          <table:table-cell table:formula="of:=VALUE([.B183])" office:value-type="float" office:value="100.687">
            <text:p>100.687</text:p>
          </table:table-cell>
          <table:table-cell table:number-columns-repeated="2"/>
          <table:table-cell office:value-type="float" office:value="1628">
            <text:p>1628</text:p>
          </table:table-cell>
          <table:table-cell office:value-type="float" office:value="2.18672">
            <text:p>2.18672</text:p>
          </table:table-cell>
          <table:table-cell table:style-name="ce2" office:value-type="string">
            <text:p>3.77973e+80</text:p>
          </table:table-cell>
          <table:table-cell/>
          <table:table-cell table:formula="of:=VALUE([.G183])" office:value-type="float" office:value="2.18672">
            <text:p>2.18672</text:p>
          </table:table-cell>
          <table:table-cell table:formula="of:=VALUE([.H183])" office:value-type="float" office:value="3.77973E+080">
            <text:p>3.78E+80</text:p>
          </table:table-cell>
          <table:table-cell table:number-columns-repeated="3"/>
        </table:table-row>
        <table:table-row table:style-name="ro1">
          <table:table-cell office:value-type="float" office:value="182">
            <text:p>182</text:p>
          </table:table-cell>
          <table:table-cell office:value-type="float" office:value="202.876">
            <text:p>202.876</text:p>
          </table:table-cell>
          <table:table-cell table:formula="of:=VALUE([.B184])" office:value-type="float" office:value="202.876">
            <text:p>202.876</text:p>
          </table:table-cell>
          <table:table-cell table:number-columns-repeated="2"/>
          <table:table-cell office:value-type="float" office:value="1840">
            <text:p>1840</text:p>
          </table:table-cell>
          <table:table-cell office:value-type="float" office:value="5.75352">
            <text:p>5.75352</text:p>
          </table:table-cell>
          <table:table-cell table:style-name="ce2" office:value-type="string">
            <text:p>2.17467e+81</text:p>
          </table:table-cell>
          <table:table-cell/>
          <table:table-cell table:formula="of:=VALUE([.G184])" office:value-type="float" office:value="5.75352">
            <text:p>5.75352</text:p>
          </table:table-cell>
          <table:table-cell table:formula="of:=VALUE([.H184])" office:value-type="float" office:value="2.17467E+081">
            <text:p>2.17E+81</text:p>
          </table:table-cell>
          <table:table-cell table:number-columns-repeated="3"/>
        </table:table-row>
        <table:table-row table:style-name="ro1">
          <table:table-cell office:value-type="float" office:value="183">
            <text:p>183</text:p>
          </table:table-cell>
          <table:table-cell office:value-type="float" office:value="35.1587">
            <text:p>35.1587</text:p>
          </table:table-cell>
          <table:table-cell table:formula="of:=VALUE([.B185])" office:value-type="float" office:value="35.1587">
            <text:p>35.1587</text:p>
          </table:table-cell>
          <table:table-cell table:number-columns-repeated="2"/>
          <table:table-cell office:value-type="float" office:value="184">
            <text:p>184</text:p>
          </table:table-cell>
          <table:table-cell office:value-type="float" office:value="3.92923">
            <text:p>3.92923</text:p>
          </table:table-cell>
          <table:table-cell table:style-name="ce2" office:value-type="string">
            <text:p>8.54478e+81</text:p>
          </table:table-cell>
          <table:table-cell/>
          <table:table-cell table:formula="of:=VALUE([.G185])" office:value-type="float" office:value="3.92923">
            <text:p>3.92923</text:p>
          </table:table-cell>
          <table:table-cell table:formula="of:=VALUE([.H185])" office:value-type="float" office:value="8.54478E+081">
            <text:p>8.54E+81</text:p>
          </table:table-cell>
          <table:table-cell table:number-columns-repeated="3"/>
        </table:table-row>
        <table:table-row table:style-name="ro1">
          <table:table-cell office:value-type="float" office:value="184">
            <text:p>184</text:p>
          </table:table-cell>
          <table:table-cell office:value-type="float" office:value="1.43451">
            <text:p>1.43451</text:p>
          </table:table-cell>
          <table:table-cell table:formula="of:=VALUE([.B186])" office:value-type="float" office:value="1.43451">
            <text:p>1.43451</text:p>
          </table:table-cell>
          <table:table-cell table:number-columns-repeated="2"/>
          <table:table-cell office:value-type="float" office:value="1668">
            <text:p>1668</text:p>
          </table:table-cell>
          <table:table-cell office:value-type="float" office:value="5.61847">
            <text:p>5.61847</text:p>
          </table:table-cell>
          <table:table-cell table:style-name="ce2" office:value-type="string">
            <text:p>4.80086e+82</text:p>
          </table:table-cell>
          <table:table-cell/>
          <table:table-cell table:formula="of:=VALUE([.G186])" office:value-type="float" office:value="5.61847">
            <text:p>5.61847</text:p>
          </table:table-cell>
          <table:table-cell table:formula="of:=VALUE([.H186])" office:value-type="float" office:value="4.80086E+082">
            <text:p>4.80E+82</text:p>
          </table:table-cell>
          <table:table-cell table:number-columns-repeated="3"/>
        </table:table-row>
        <table:table-row table:style-name="ro1">
          <table:table-cell office:value-type="float" office:value="185">
            <text:p>185</text:p>
          </table:table-cell>
          <table:table-cell office:value-type="float" office:value="142.879">
            <text:p>142.879</text:p>
          </table:table-cell>
          <table:table-cell table:formula="of:=VALUE([.B187])" office:value-type="float" office:value="142.879">
            <text:p>142.879</text:p>
          </table:table-cell>
          <table:table-cell table:number-columns-repeated="2"/>
          <table:table-cell office:value-type="float" office:value="944">
            <text:p>944</text:p>
          </table:table-cell>
          <table:table-cell office:value-type="float" office:value="2.91147">
            <text:p>2.91147</text:p>
          </table:table-cell>
          <table:table-cell table:style-name="ce2" office:value-type="string">
            <text:p>1.39776e+83</text:p>
          </table:table-cell>
          <table:table-cell/>
          <table:table-cell table:formula="of:=VALUE([.G187])" office:value-type="float" office:value="2.91147">
            <text:p>2.91147</text:p>
          </table:table-cell>
          <table:table-cell table:formula="of:=VALUE([.H187])" office:value-type="float" office:value="1.39776E+083">
            <text:p>1.40E+83</text:p>
          </table:table-cell>
          <table:table-cell table:number-columns-repeated="3"/>
        </table:table-row>
        <table:table-row table:style-name="ro1">
          <table:table-cell office:value-type="float" office:value="186">
            <text:p>186</text:p>
          </table:table-cell>
          <table:table-cell office:value-type="float" office:value="88.2158">
            <text:p>88.2158</text:p>
          </table:table-cell>
          <table:table-cell table:formula="of:=VALUE([.B188])" office:value-type="float" office:value="88.2158">
            <text:p>88.2158</text:p>
          </table:table-cell>
          <table:table-cell table:number-columns-repeated="2"/>
          <table:table-cell office:value-type="float" office:value="2004">
            <text:p>2004</text:p>
          </table:table-cell>
          <table:table-cell office:value-type="float" office:value="2.62824">
            <text:p>2.62824</text:p>
          </table:table-cell>
          <table:table-cell table:style-name="ce2" office:value-type="string">
            <text:p>3.67364e+83</text:p>
          </table:table-cell>
          <table:table-cell/>
          <table:table-cell table:formula="of:=VALUE([.G188])" office:value-type="float" office:value="2.62824">
            <text:p>2.62824</text:p>
          </table:table-cell>
          <table:table-cell table:formula="of:=VALUE([.H188])" office:value-type="float" office:value="3.67364E+083">
            <text:p>3.67E+83</text:p>
          </table:table-cell>
          <table:table-cell table:number-columns-repeated="3"/>
        </table:table-row>
        <table:table-row table:style-name="ro1">
          <table:table-cell office:value-type="float" office:value="187">
            <text:p>187</text:p>
          </table:table-cell>
          <table:table-cell office:value-type="float" office:value="30.2562">
            <text:p>30.2562</text:p>
          </table:table-cell>
          <table:table-cell table:formula="of:=VALUE([.B189])" office:value-type="float" office:value="30.2562">
            <text:p>30.2562</text:p>
          </table:table-cell>
          <table:table-cell table:number-columns-repeated="2"/>
          <table:table-cell office:value-type="float" office:value="32">
            <text:p>32</text:p>
          </table:table-cell>
          <table:table-cell office:value-type="float" office:value="2.63325">
            <text:p>2.63325</text:p>
          </table:table-cell>
          <table:table-cell table:style-name="ce2" office:value-type="string">
            <text:p>9.67361e+83</text:p>
          </table:table-cell>
          <table:table-cell/>
          <table:table-cell table:formula="of:=VALUE([.G189])" office:value-type="float" office:value="2.63325">
            <text:p>2.63325</text:p>
          </table:table-cell>
          <table:table-cell table:formula="of:=VALUE([.H189])" office:value-type="float" office:value="9.67361E+083">
            <text:p>9.67E+83</text:p>
          </table:table-cell>
          <table:table-cell table:number-columns-repeated="3"/>
        </table:table-row>
        <table:table-row table:style-name="ro1">
          <table:table-cell office:value-type="float" office:value="188">
            <text:p>188</text:p>
          </table:table-cell>
          <table:table-cell office:value-type="float" office:value="3.25903">
            <text:p>3.25903</text:p>
          </table:table-cell>
          <table:table-cell table:formula="of:=VALUE([.B190])" office:value-type="float" office:value="3.25903">
            <text:p>3.25903</text:p>
          </table:table-cell>
          <table:table-cell table:number-columns-repeated="2"/>
          <table:table-cell office:value-type="float" office:value="2140">
            <text:p>2140</text:p>
          </table:table-cell>
          <table:table-cell office:value-type="float" office:value="1.31327">
            <text:p>1.31327</text:p>
          </table:table-cell>
          <table:table-cell table:style-name="ce2" office:value-type="string">
            <text:p>1.2704e+84</text:p>
          </table:table-cell>
          <table:table-cell/>
          <table:table-cell table:formula="of:=VALUE([.G190])" office:value-type="float" office:value="1.31327">
            <text:p>1.31327</text:p>
          </table:table-cell>
          <table:table-cell table:formula="of:=VALUE([.H190])" office:value-type="float" office:value="1.2704E+084">
            <text:p>1.27E+84</text:p>
          </table:table-cell>
          <table:table-cell table:number-columns-repeated="3"/>
        </table:table-row>
        <table:table-row table:style-name="ro1">
          <table:table-cell office:value-type="float" office:value="189">
            <text:p>189</text:p>
          </table:table-cell>
          <table:table-cell office:value-type="float" office:value="205.434">
            <text:p>205.434</text:p>
          </table:table-cell>
          <table:table-cell table:formula="of:=VALUE([.B191])" office:value-type="float" office:value="205.434">
            <text:p>205.434</text:p>
          </table:table-cell>
          <table:table-cell table:number-columns-repeated="2"/>
          <table:table-cell office:value-type="float" office:value="2448">
            <text:p>2448</text:p>
          </table:table-cell>
          <table:table-cell office:value-type="float" office:value="5.80686">
            <text:p>5.80686</text:p>
          </table:table-cell>
          <table:table-cell table:style-name="ce2" office:value-type="string">
            <text:p>7.37706e+84</text:p>
          </table:table-cell>
          <table:table-cell/>
          <table:table-cell table:formula="of:=VALUE([.G191])" office:value-type="float" office:value="5.80686">
            <text:p>5.80686</text:p>
          </table:table-cell>
          <table:table-cell table:formula="of:=VALUE([.H191])" office:value-type="float" office:value="7.37706E+084">
            <text:p>7.38E+84</text:p>
          </table:table-cell>
          <table:table-cell table:number-columns-repeated="3"/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153.972">
            <text:p>153.972</text:p>
          </table:table-cell>
          <table:table-cell table:formula="of:=VALUE([.B192])" office:value-type="float" office:value="153.972">
            <text:p>153.972</text:p>
          </table:table-cell>
          <table:table-cell table:number-columns-repeated="2"/>
          <table:table-cell office:value-type="float" office:value="1300">
            <text:p>1300</text:p>
          </table:table-cell>
          <table:table-cell office:value-type="float" office:value="2.44014">
            <text:p>2.44014</text:p>
          </table:table-cell>
          <table:table-cell table:style-name="ce2" office:value-type="string">
            <text:p>1.80011e+85</text:p>
          </table:table-cell>
          <table:table-cell/>
          <table:table-cell table:formula="of:=VALUE([.G192])" office:value-type="float" office:value="2.44014">
            <text:p>2.44014</text:p>
          </table:table-cell>
          <table:table-cell table:formula="of:=VALUE([.H192])" office:value-type="float" office:value="1.80011E+085">
            <text:p>1.80E+85</text:p>
          </table:table-cell>
          <table:table-cell table:number-columns-repeated="3"/>
        </table:table-row>
        <table:table-row table:style-name="ro1">
          <table:table-cell office:value-type="float" office:value="191">
            <text:p>191</text:p>
          </table:table-cell>
          <table:table-cell office:value-type="float" office:value="26.6671">
            <text:p>26.6671</text:p>
          </table:table-cell>
          <table:table-cell table:formula="of:=VALUE([.B193])" office:value-type="float" office:value="26.6671">
            <text:p>26.6671</text:p>
          </table:table-cell>
          <table:table-cell table:number-columns-repeated="2"/>
          <table:table-cell office:value-type="float" office:value="444">
            <text:p>444</text:p>
          </table:table-cell>
          <table:table-cell office:value-type="float" office:value="8.48114">
            <text:p>8.48114</text:p>
          </table:table-cell>
          <table:table-cell table:style-name="ce2" office:value-type="string">
            <text:p>1.52669e+86</text:p>
          </table:table-cell>
          <table:table-cell/>
          <table:table-cell table:formula="of:=VALUE([.G193])" office:value-type="float" office:value="8.48114">
            <text:p>8.48114</text:p>
          </table:table-cell>
          <table:table-cell table:formula="of:=VALUE([.H193])" office:value-type="float" office:value="1.52669E+086">
            <text:p>1.53E+86</text:p>
          </table:table-cell>
          <table:table-cell table:number-columns-repeated="3"/>
        </table:table-row>
        <table:table-row table:style-name="ro1">
          <table:table-cell office:value-type="float" office:value="192">
            <text:p>192</text:p>
          </table:table-cell>
          <table:table-cell office:value-type="float" office:value="0.715844">
            <text:p>0.715844</text:p>
          </table:table-cell>
          <table:table-cell table:formula="of:=VALUE([.B194])" office:value-type="float" office:value="0.715844">
            <text:p>0.715844</text:p>
          </table:table-cell>
          <table:table-cell table:number-columns-repeated="2"/>
          <table:table-cell office:value-type="float" office:value="124">
            <text:p>124</text:p>
          </table:table-cell>
          <table:table-cell office:value-type="float" office:value="19.4252">
            <text:p>19.4252</text:p>
          </table:table-cell>
          <table:table-cell table:style-name="ce2" office:value-type="string">
            <text:p>2.96563e+87</text:p>
          </table:table-cell>
          <table:table-cell/>
          <table:table-cell table:formula="of:=VALUE([.G194])" office:value-type="float" office:value="19.4252">
            <text:p>19.4252</text:p>
          </table:table-cell>
          <table:table-cell table:formula="of:=VALUE([.H194])" office:value-type="float" office:value="2.96563E+087">
            <text:p>2.97E+87</text:p>
          </table:table-cell>
          <table:table-cell table:number-columns-repeated="3"/>
        </table:table-row>
        <table:table-row table:style-name="ro1">
          <table:table-cell office:value-type="float" office:value="193">
            <text:p>193</text:p>
          </table:table-cell>
          <table:table-cell office:value-type="float" office:value="214.082">
            <text:p>214.082</text:p>
          </table:table-cell>
          <table:table-cell table:formula="of:=VALUE([.B195])" office:value-type="float" office:value="214.082">
            <text:p>214.082</text:p>
          </table:table-cell>
          <table:table-cell table:number-columns-repeated="2"/>
          <table:table-cell office:value-type="float" office:value="2092">
            <text:p>2092</text:p>
          </table:table-cell>
          <table:table-cell office:value-type="float" office:value="4.06119">
            <text:p>4.06119</text:p>
          </table:table-cell>
          <table:table-cell table:style-name="ce2" office:value-type="string">
            <text:p>-1.2044e+88</text:p>
          </table:table-cell>
          <table:table-cell/>
          <table:table-cell table:formula="of:=VALUE([.G195])" office:value-type="float" office:value="4.06119">
            <text:p>4.06119</text:p>
          </table:table-cell>
          <table:table-cell table:formula="of:=VALUE([.H195])" office:value-type="float" office:value="-1.2044E+088">
            <text:p>-1.20E+88</text:p>
          </table:table-cell>
          <table:table-cell table:number-columns-repeated="3"/>
        </table:table-row>
        <table:table-row table:style-name="ro1">
          <table:table-cell office:value-type="float" office:value="194">
            <text:p>194</text:p>
          </table:table-cell>
          <table:table-cell office:value-type="float" office:value="43.8861">
            <text:p>43.8861</text:p>
          </table:table-cell>
          <table:table-cell table:formula="of:=VALUE([.B196])" office:value-type="float" office:value="43.8861">
            <text:p>43.8861</text:p>
          </table:table-cell>
          <table:table-cell table:number-columns-repeated="2"/>
          <table:table-cell office:value-type="float" office:value="2644">
            <text:p>2644</text:p>
          </table:table-cell>
          <table:table-cell office:value-type="float" office:value="1.16402">
            <text:p>1.16402</text:p>
          </table:table-cell>
          <table:table-cell table:style-name="ce2" office:value-type="string">
            <text:p>-1.40194e+88</text:p>
          </table:table-cell>
          <table:table-cell/>
          <table:table-cell table:formula="of:=VALUE([.G196])" office:value-type="float" office:value="1.16402">
            <text:p>1.16402</text:p>
          </table:table-cell>
          <table:table-cell table:formula="of:=VALUE([.H196])" office:value-type="float" office:value="-1.40194E+088">
            <text:p>-1.40E+88</text:p>
          </table:table-cell>
          <table:table-cell table:number-columns-repeated="3"/>
        </table:table-row>
        <table:table-row table:style-name="ro1">
          <table:table-cell office:value-type="float" office:value="195">
            <text:p>195</text:p>
          </table:table-cell>
          <table:table-cell office:value-type="float" office:value="15.094">
            <text:p>15.094</text:p>
          </table:table-cell>
          <table:table-cell table:formula="of:=VALUE([.B197])" office:value-type="float" office:value="15.094">
            <text:p>15.094</text:p>
          </table:table-cell>
          <table:table-cell table:number-columns-repeated="2"/>
          <table:table-cell office:value-type="float" office:value="2352">
            <text:p>2352</text:p>
          </table:table-cell>
          <table:table-cell office:value-type="float" office:value="9.09238">
            <text:p>9.09238</text:p>
          </table:table-cell>
          <table:table-cell table:style-name="ce2" office:value-type="string">
            <text:p>1.2747e+89</text:p>
          </table:table-cell>
          <table:table-cell/>
          <table:table-cell table:formula="of:=VALUE([.G197])" office:value-type="float" office:value="9.09238">
            <text:p>9.09238</text:p>
          </table:table-cell>
          <table:table-cell table:formula="of:=VALUE([.H197])" office:value-type="float" office:value="1.2747E+089">
            <text:p>1.27E+89</text:p>
          </table:table-cell>
          <table:table-cell table:number-columns-repeated="3"/>
        </table:table-row>
        <table:table-row table:style-name="ro1">
          <table:table-cell office:value-type="float" office:value="196">
            <text:p>196</text:p>
          </table:table-cell>
          <table:table-cell office:value-type="float" office:value="1.62241">
            <text:p>1.62241</text:p>
          </table:table-cell>
          <table:table-cell table:formula="of:=VALUE([.B198])" office:value-type="float" office:value="1.62241">
            <text:p>1.62241</text:p>
          </table:table-cell>
          <table:table-cell table:number-columns-repeated="2"/>
          <table:table-cell office:value-type="float" office:value="544">
            <text:p>544</text:p>
          </table:table-cell>
          <table:table-cell office:value-type="float" office:value="4.03379">
            <text:p>4.03379</text:p>
          </table:table-cell>
          <table:table-cell table:style-name="ce2" office:value-type="string">
            <text:p>5.14186e+89</text:p>
          </table:table-cell>
          <table:table-cell/>
          <table:table-cell table:formula="of:=VALUE([.G198])" office:value-type="float" office:value="4.03379">
            <text:p>4.03379</text:p>
          </table:table-cell>
          <table:table-cell table:formula="of:=VALUE([.H198])" office:value-type="float" office:value="5.14186E+089">
            <text:p>5.14E+89</text:p>
          </table:table-cell>
          <table:table-cell table:number-columns-repeated="3"/>
        </table:table-row>
        <table:table-row table:style-name="ro1">
          <table:table-cell office:value-type="float" office:value="197">
            <text:p>197</text:p>
          </table:table-cell>
          <table:table-cell office:value-type="float" office:value="304.187">
            <text:p>304.187</text:p>
          </table:table-cell>
          <table:table-cell table:formula="of:=VALUE([.B199])" office:value-type="float" office:value="304.187">
            <text:p>304.187</text:p>
          </table:table-cell>
          <table:table-cell table:number-columns-repeated="2"/>
          <table:table-cell office:value-type="float" office:value="1168">
            <text:p>1168</text:p>
          </table:table-cell>
          <table:table-cell office:value-type="float" office:value="1.46127">
            <text:p>1.46127</text:p>
          </table:table-cell>
          <table:table-cell table:style-name="ce2" office:value-type="string">
            <text:p>-7.51366e+89</text:p>
          </table:table-cell>
          <table:table-cell/>
          <table:table-cell table:formula="of:=VALUE([.G199])" office:value-type="float" office:value="1.46127">
            <text:p>1.46127</text:p>
          </table:table-cell>
          <table:table-cell table:formula="of:=VALUE([.H199])" office:value-type="float" office:value="-7.51366E+089">
            <text:p>-7.51E+89</text:p>
          </table:table-cell>
          <table:table-cell table:number-columns-repeated="3"/>
        </table:table-row>
        <table:table-row table:style-name="ro1">
          <table:table-cell office:value-type="float" office:value="198">
            <text:p>198</text:p>
          </table:table-cell>
          <table:table-cell office:value-type="float" office:value="76.8453">
            <text:p>76.8453</text:p>
          </table:table-cell>
          <table:table-cell table:formula="of:=VALUE([.B200])" office:value-type="float" office:value="76.8453">
            <text:p>76.8453</text:p>
          </table:table-cell>
          <table:table-cell table:number-columns-repeated="2"/>
          <table:table-cell office:value-type="float" office:value="664">
            <text:p>664</text:p>
          </table:table-cell>
          <table:table-cell office:value-type="float" office:value="4.31612">
            <text:p>4.31612</text:p>
          </table:table-cell>
          <table:table-cell table:style-name="ce2" office:value-type="string">
            <text:p>3.24299e+90</text:p>
          </table:table-cell>
          <table:table-cell/>
          <table:table-cell table:formula="of:=VALUE([.G200])" office:value-type="float" office:value="4.31612">
            <text:p>4.31612</text:p>
          </table:table-cell>
          <table:table-cell table:formula="of:=VALUE([.H200])" office:value-type="float" office:value="3.24299E+090">
            <text:p>3.24E+90</text:p>
          </table:table-cell>
          <table:table-cell table:number-columns-repeated="3"/>
        </table:table-row>
        <table:table-row table:style-name="ro1">
          <table:table-cell office:value-type="float" office:value="199">
            <text:p>199</text:p>
          </table:table-cell>
          <table:table-cell office:value-type="float" office:value="13.2355">
            <text:p>13.2355</text:p>
          </table:table-cell>
          <table:table-cell table:formula="of:=VALUE([.B201])" office:value-type="float" office:value="13.2355">
            <text:p>13.2355</text:p>
          </table:table-cell>
          <table:table-cell table:number-columns-repeated="2"/>
          <table:table-cell office:value-type="float" office:value="2024">
            <text:p>2024</text:p>
          </table:table-cell>
          <table:table-cell office:value-type="float" office:value="17.1934">
            <text:p>17.1934</text:p>
          </table:table-cell>
          <table:table-cell table:style-name="ce2" office:value-type="string">
            <text:p>5.57581e+91</text:p>
          </table:table-cell>
          <table:table-cell/>
          <table:table-cell table:formula="of:=VALUE([.G201])" office:value-type="float" office:value="17.1934">
            <text:p>17.1934</text:p>
          </table:table-cell>
          <table:table-cell table:formula="of:=VALUE([.H201])" office:value-type="float" office:value="5.57581E+091">
            <text:p>5.58E+91</text:p>
          </table:table-cell>
          <table:table-cell table:number-columns-repeated="3"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.0763201">
            <text:p>0.0763201</text:p>
          </table:table-cell>
          <table:table-cell table:formula="of:=VALUE([.B202])" office:value-type="float" office:value="0.0763201">
            <text:p>0.0763201</text:p>
          </table:table-cell>
          <table:table-cell table:number-columns-repeated="2"/>
          <table:table-cell office:value-type="float" office:value="652">
            <text:p>652</text:p>
          </table:table-cell>
          <table:table-cell office:value-type="float" office:value="6.0927">
            <text:p>6.0927</text:p>
          </table:table-cell>
          <table:table-cell table:style-name="ce2" office:value-type="string">
            <text:p>3.39718e+92</text:p>
          </table:table-cell>
          <table:table-cell/>
          <table:table-cell table:formula="of:=VALUE([.G202])" office:value-type="float" office:value="6.0927">
            <text:p>6.0927</text:p>
          </table:table-cell>
          <table:table-cell table:formula="of:=VALUE([.H202])" office:value-type="float" office:value="3.39718E+092">
            <text:p>3.40E+92</text:p>
          </table:table-cell>
          <table:table-cell table:number-columns-repeated="3"/>
        </table:table-row>
        <table:table-row table:style-name="ro1">
          <table:table-cell office:value-type="float" office:value="201">
            <text:p>201</text:p>
          </table:table-cell>
          <table:table-cell office:value-type="float" office:value="164.405">
            <text:p>164.405</text:p>
          </table:table-cell>
          <table:table-cell table:formula="of:=VALUE([.B203])" office:value-type="float" office:value="164.405">
            <text:p>164.405</text:p>
          </table:table-cell>
          <table:table-cell table:number-columns-repeated="2"/>
          <table:table-cell office:value-type="float" office:value="220">
            <text:p>220</text:p>
          </table:table-cell>
          <table:table-cell office:value-type="float" office:value="10.3068">
            <text:p>10.3068</text:p>
          </table:table-cell>
          <table:table-cell table:style-name="ce2" office:value-type="string">
            <text:p>3.50142e+93</text:p>
          </table:table-cell>
          <table:table-cell/>
          <table:table-cell table:formula="of:=VALUE([.G203])" office:value-type="float" office:value="10.3068">
            <text:p>10.3068</text:p>
          </table:table-cell>
          <table:table-cell table:formula="of:=VALUE([.H203])" office:value-type="float" office:value="3.50142E+093">
            <text:p>3.50E+93</text:p>
          </table:table-cell>
          <table:table-cell table:number-columns-repeated="3"/>
        </table:table-row>
        <table:table-row table:style-name="ro1">
          <table:table-cell office:value-type="float" office:value="202">
            <text:p>202</text:p>
          </table:table-cell>
          <table:table-cell office:value-type="float" office:value="4.9776">
            <text:p>4.9776</text:p>
          </table:table-cell>
          <table:table-cell table:formula="of:=VALUE([.B204])" office:value-type="float" office:value="4.9776">
            <text:p>4.9776</text:p>
          </table:table-cell>
          <table:table-cell table:number-columns-repeated="2"/>
          <table:table-cell office:value-type="float" office:value="564">
            <text:p>564</text:p>
          </table:table-cell>
          <table:table-cell office:value-type="float" office:value="16.5597">
            <text:p>16.5597</text:p>
          </table:table-cell>
          <table:table-cell table:style-name="ce2" office:value-type="string">
            <text:p>-5.79823e+94</text:p>
          </table:table-cell>
          <table:table-cell/>
          <table:table-cell table:formula="of:=VALUE([.G204])" office:value-type="float" office:value="16.5597">
            <text:p>16.5597</text:p>
          </table:table-cell>
          <table:table-cell table:formula="of:=VALUE([.H204])" office:value-type="float" office:value="-5.79823E+094">
            <text:p>-5.80E+94</text:p>
          </table:table-cell>
          <table:table-cell table:number-columns-repeated="3"/>
        </table:table-row>
        <table:table-row table:style-name="ro1">
          <table:table-cell office:value-type="float" office:value="203">
            <text:p>203</text:p>
          </table:table-cell>
          <table:table-cell office:value-type="float" office:value="1.57795">
            <text:p>1.57795</text:p>
          </table:table-cell>
          <table:table-cell table:formula="of:=VALUE([.B205])" office:value-type="float" office:value="1.57795">
            <text:p>1.57795</text:p>
          </table:table-cell>
          <table:table-cell table:number-columns-repeated="2"/>
          <table:table-cell office:value-type="float" office:value="436">
            <text:p>436</text:p>
          </table:table-cell>
          <table:table-cell office:value-type="float" office:value="22.5182">
            <text:p>22.5182</text:p>
          </table:table-cell>
          <table:table-cell table:style-name="ce2" office:value-type="string">
            <text:p>-1.30566e+96</text:p>
          </table:table-cell>
          <table:table-cell/>
          <table:table-cell table:formula="of:=VALUE([.G205])" office:value-type="float" office:value="22.5182">
            <text:p>22.5182</text:p>
          </table:table-cell>
          <table:table-cell table:formula="of:=VALUE([.H205])" office:value-type="float" office:value="-1.30566E+096">
            <text:p>-1.31E+96</text:p>
          </table:table-cell>
          <table:table-cell table:number-columns-repeated="3"/>
        </table:table-row>
        <table:table-row table:style-name="ro1">
          <table:table-cell office:value-type="float" office:value="204">
            <text:p>204</text:p>
          </table:table-cell>
          <table:table-cell office:value-type="float" office:value="0.182665">
            <text:p>0.182665</text:p>
          </table:table-cell>
          <table:table-cell table:formula="of:=VALUE([.B206])" office:value-type="float" office:value="0.182665">
            <text:p>0.182665</text:p>
          </table:table-cell>
          <table:table-cell table:number-columns-repeated="2"/>
          <table:table-cell office:value-type="float" office:value="336">
            <text:p>336</text:p>
          </table:table-cell>
          <table:table-cell office:value-type="float" office:value="5.63778">
            <text:p>5.63778</text:p>
          </table:table-cell>
          <table:table-cell table:style-name="ce2" office:value-type="string">
            <text:p>7.361e+96</text:p>
          </table:table-cell>
          <table:table-cell/>
          <table:table-cell table:formula="of:=VALUE([.G206])" office:value-type="float" office:value="5.63778">
            <text:p>5.63778</text:p>
          </table:table-cell>
          <table:table-cell table:formula="of:=VALUE([.H206])" office:value-type="float" office:value="7.361E+096">
            <text:p>7.36E+96</text:p>
          </table:table-cell>
          <table:table-cell table:number-columns-repeated="3"/>
        </table:table-row>
        <table:table-row table:style-name="ro1">
          <table:table-cell office:value-type="float" office:value="205">
            <text:p>205</text:p>
          </table:table-cell>
          <table:table-cell office:value-type="float" office:value="232.04">
            <text:p>232.04</text:p>
          </table:table-cell>
          <table:table-cell table:formula="of:=VALUE([.B207])" office:value-type="float" office:value="232.04">
            <text:p>232.04</text:p>
          </table:table-cell>
          <table:table-cell table:number-columns-repeated="2"/>
          <table:table-cell office:value-type="float" office:value="1080">
            <text:p>1080</text:p>
          </table:table-cell>
          <table:table-cell office:value-type="float" office:value="9.28456">
            <text:p>9.28456</text:p>
          </table:table-cell>
          <table:table-cell table:style-name="ce2" office:value-type="string">
            <text:p>6.83437e+97</text:p>
          </table:table-cell>
          <table:table-cell/>
          <table:table-cell table:formula="of:=VALUE([.G207])" office:value-type="float" office:value="9.28456">
            <text:p>9.28456</text:p>
          </table:table-cell>
          <table:table-cell table:formula="of:=VALUE([.H207])" office:value-type="float" office:value="6.83437E+097">
            <text:p>6.83E+97</text:p>
          </table:table-cell>
          <table:table-cell table:number-columns-repeated="3"/>
        </table:table-row>
        <table:table-row table:style-name="ro1">
          <table:table-cell office:value-type="float" office:value="206">
            <text:p>206</text:p>
          </table:table-cell>
          <table:table-cell office:value-type="float" office:value="8.2449">
            <text:p>8.2449</text:p>
          </table:table-cell>
          <table:table-cell table:formula="of:=VALUE([.B208])" office:value-type="float" office:value="8.2449">
            <text:p>8.2449</text:p>
          </table:table-cell>
          <table:table-cell table:number-columns-repeated="2"/>
          <table:table-cell office:value-type="float" office:value="1188">
            <text:p>1188</text:p>
          </table:table-cell>
          <table:table-cell office:value-type="float" office:value="9.0157">
            <text:p>9.0157</text:p>
          </table:table-cell>
          <table:table-cell table:style-name="ce2" office:value-type="string">
            <text:p>6.16166e+98</text:p>
          </table:table-cell>
          <table:table-cell/>
          <table:table-cell table:formula="of:=VALUE([.G208])" office:value-type="float" office:value="9.0157">
            <text:p>9.0157</text:p>
          </table:table-cell>
          <table:table-cell table:formula="of:=VALUE([.H208])" office:value-type="float" office:value="6.16166E+098">
            <text:p>6.16E+98</text:p>
          </table:table-cell>
          <table:table-cell table:number-columns-repeated="3"/>
        </table:table-row>
        <table:table-row table:style-name="ro1">
          <table:table-cell office:value-type="float" office:value="207">
            <text:p>207</text:p>
          </table:table-cell>
          <table:table-cell office:value-type="float" office:value="1.59421">
            <text:p>1.59421</text:p>
          </table:table-cell>
          <table:table-cell table:formula="of:=VALUE([.B209])" office:value-type="float" office:value="1.59421">
            <text:p>1.59421</text:p>
          </table:table-cell>
          <table:table-cell table:number-columns-repeated="2"/>
          <table:table-cell office:value-type="float" office:value="1640">
            <text:p>1640</text:p>
          </table:table-cell>
          <table:table-cell office:value-type="float" office:value="8.73944">
            <text:p>8.73944</text:p>
          </table:table-cell>
          <table:table-cell table:style-name="ce2" office:value-type="string">
            <text:p>5.38495e+99</text:p>
          </table:table-cell>
          <table:table-cell/>
          <table:table-cell table:formula="of:=VALUE([.G209])" office:value-type="float" office:value="8.73944">
            <text:p>8.73944</text:p>
          </table:table-cell>
          <table:table-cell table:formula="of:=VALUE([.H209])" office:value-type="float" office:value="5.38495E+099">
            <text:p>5.38E+99</text:p>
          </table:table-cell>
          <table:table-cell table:number-columns-repeated="3"/>
        </table:table-row>
        <table:table-row table:style-name="ro1">
          <table:table-cell office:value-type="float" office:value="208">
            <text:p>208</text:p>
          </table:table-cell>
          <table:table-cell office:value-type="float" office:value="19.606">
            <text:p>19.606</text:p>
          </table:table-cell>
          <table:table-cell table:formula="of:=VALUE([.B210])" office:value-type="float" office:value="19.606">
            <text:p>19.606</text:p>
          </table:table-cell>
          <table:table-cell table:number-columns-repeated="2"/>
          <table:table-cell office:value-type="float" office:value="2308">
            <text:p>2308</text:p>
          </table:table-cell>
          <table:table-cell office:value-type="float" office:value="0.342266">
            <text:p>0.342266</text:p>
          </table:table-cell>
          <table:table-cell table:style-name="ce2" office:value-type="string">
            <text:p>1.84309e+99</text:p>
          </table:table-cell>
          <table:table-cell/>
          <table:table-cell table:formula="of:=VALUE([.G210])" office:value-type="float" office:value="0.342266">
            <text:p>0.342266</text:p>
          </table:table-cell>
          <table:table-cell table:formula="of:=VALUE([.H210])" office:value-type="float" office:value="1.84309E+099">
            <text:p>1.84E+99</text:p>
          </table:table-cell>
          <table:table-cell table:number-columns-repeated="3"/>
        </table:table-row>
        <table:table-row table:style-name="ro1">
          <table:table-cell office:value-type="float" office:value="209">
            <text:p>209</text:p>
          </table:table-cell>
          <table:table-cell office:value-type="float" office:value="212.04">
            <text:p>212.04</text:p>
          </table:table-cell>
          <table:table-cell table:formula="of:=VALUE([.B211])" office:value-type="float" office:value="212.04">
            <text:p>212.04</text:p>
          </table:table-cell>
          <table:table-cell table:number-columns-repeated="2"/>
          <table:table-cell office:value-type="float" office:value="1904">
            <text:p>1904</text:p>
          </table:table-cell>
          <table:table-cell office:value-type="float" office:value="8.90897">
            <text:p>8.90897</text:p>
          </table:table-cell>
          <table:table-cell table:style-name="ce2" office:value-type="string">
            <text:p>-1.642e+100</text:p>
          </table:table-cell>
          <table:table-cell/>
          <table:table-cell table:formula="of:=VALUE([.G211])" office:value-type="float" office:value="8.90897">
            <text:p>8.90897</text:p>
          </table:table-cell>
          <table:table-cell table:formula="of:=VALUE([.H211])" office:value-type="float" office:value="-1.642E+100">
            <text:p>-1.64E+100</text:p>
          </table:table-cell>
          <table:table-cell table:number-columns-repeated="3"/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377.72">
            <text:p>377.72</text:p>
          </table:table-cell>
          <table:table-cell table:formula="of:=VALUE([.B212])" office:value-type="float" office:value="377.72">
            <text:p>377.72</text:p>
          </table:table-cell>
          <table:table-cell table:number-columns-repeated="2"/>
          <table:table-cell office:value-type="float" office:value="496">
            <text:p>496</text:p>
          </table:table-cell>
          <table:table-cell office:value-type="float" office:value="4.28757">
            <text:p>4.28757</text:p>
          </table:table-cell>
          <table:table-cell table:style-name="ce2" office:value-type="string">
            <text:p>-7.04019e+100</text:p>
          </table:table-cell>
          <table:table-cell/>
          <table:table-cell table:formula="of:=VALUE([.G212])" office:value-type="float" office:value="4.28757">
            <text:p>4.28757</text:p>
          </table:table-cell>
          <table:table-cell table:formula="of:=VALUE([.H212])" office:value-type="float" office:value="-7.04019E+100">
            <text:p>-7.04E+100</text:p>
          </table:table-cell>
          <table:table-cell table:number-columns-repeated="3"/>
        </table:table-row>
        <table:table-row table:style-name="ro1">
          <table:table-cell office:value-type="float" office:value="211">
            <text:p>211</text:p>
          </table:table-cell>
          <table:table-cell office:value-type="float" office:value="837.258">
            <text:p>837.258</text:p>
          </table:table-cell>
          <table:table-cell table:formula="of:=VALUE([.B213])" office:value-type="float" office:value="837.258">
            <text:p>837.258</text:p>
          </table:table-cell>
          <table:table-cell table:number-columns-repeated="2"/>
          <table:table-cell office:value-type="float" office:value="20">
            <text:p>20</text:p>
          </table:table-cell>
          <table:table-cell office:value-type="float" office:value="2.80813">
            <text:p>2.80813</text:p>
          </table:table-cell>
          <table:table-cell table:style-name="ce2" office:value-type="string">
            <text:p>1.97697e+101</text:p>
          </table:table-cell>
          <table:table-cell/>
          <table:table-cell table:formula="of:=VALUE([.G213])" office:value-type="float" office:value="2.80813">
            <text:p>2.80813</text:p>
          </table:table-cell>
          <table:table-cell table:formula="of:=VALUE([.H213])" office:value-type="float" office:value="1.97697E+101">
            <text:p>1.98E+101</text:p>
          </table:table-cell>
          <table:table-cell table:number-columns-repeated="3"/>
        </table:table-row>
        <table:table-row table:style-name="ro1">
          <table:table-cell office:value-type="float" office:value="212">
            <text:p>212</text:p>
          </table:table-cell>
          <table:table-cell office:value-type="float" office:value="12.8832">
            <text:p>12.8832</text:p>
          </table:table-cell>
          <table:table-cell table:formula="of:=VALUE([.B214])" office:value-type="float" office:value="12.8832">
            <text:p>12.8832</text:p>
          </table:table-cell>
          <table:table-cell table:number-columns-repeated="2"/>
          <table:table-cell office:value-type="float" office:value="699">
            <text:p>699</text:p>
          </table:table-cell>
          <table:table-cell office:value-type="float" office:value="1.79883">
            <text:p>1.79883</text:p>
          </table:table-cell>
          <table:table-cell table:style-name="ce2" office:value-type="string">
            <text:p>3.55624e+101</text:p>
          </table:table-cell>
          <table:table-cell/>
          <table:table-cell table:formula="of:=VALUE([.G214])" office:value-type="float" office:value="1.79883">
            <text:p>1.79883</text:p>
          </table:table-cell>
          <table:table-cell table:formula="of:=VALUE([.H214])" office:value-type="float" office:value="3.55624E+101">
            <text:p>3.56E+101</text:p>
          </table:table-cell>
          <table:table-cell table:number-columns-repeated="3"/>
        </table:table-row>
        <table:table-row table:style-name="ro1">
          <table:table-cell office:value-type="float" office:value="213">
            <text:p>213</text:p>
          </table:table-cell>
          <table:table-cell office:value-type="float" office:value="258.372">
            <text:p>258.372</text:p>
          </table:table-cell>
          <table:table-cell table:formula="of:=VALUE([.B215])" office:value-type="float" office:value="258.372">
            <text:p>258.372</text:p>
          </table:table-cell>
          <table:table-cell table:number-columns-repeated="2"/>
          <table:table-cell office:value-type="float" office:value="2432">
            <text:p>2432</text:p>
          </table:table-cell>
          <table:table-cell office:value-type="float" office:value="219.931">
            <text:p>219.931</text:p>
          </table:table-cell>
          <table:table-cell table:style-name="ce2" office:value-type="string">
            <text:p>-7.82125e+103</text:p>
          </table:table-cell>
          <table:table-cell/>
          <table:table-cell table:formula="of:=VALUE([.G215])" office:value-type="float" office:value="219.931">
            <text:p>219.931</text:p>
          </table:table-cell>
          <table:table-cell table:formula="of:=VALUE([.H215])" office:value-type="float" office:value="-7.82125E+103">
            <text:p>-7.82E+103</text:p>
          </table:table-cell>
          <table:table-cell table:number-columns-repeated="3"/>
        </table:table-row>
        <table:table-row table:style-name="ro1">
          <table:table-cell office:value-type="float" office:value="214">
            <text:p>214</text:p>
          </table:table-cell>
          <table:table-cell office:value-type="float" office:value="466.924">
            <text:p>466.924</text:p>
          </table:table-cell>
          <table:table-cell table:formula="of:=VALUE([.B216])" office:value-type="float" office:value="466.924">
            <text:p>466.924</text:p>
          </table:table-cell>
          <table:table-cell table:number-columns-repeated="2"/>
          <table:table-cell office:value-type="float" office:value="2100">
            <text:p>2100</text:p>
          </table:table-cell>
          <table:table-cell office:value-type="float" office:value="3.03172">
            <text:p>3.03172</text:p>
          </table:table-cell>
          <table:table-cell table:style-name="ce2" office:value-type="string">
            <text:p>-2.37118e+104</text:p>
          </table:table-cell>
          <table:table-cell/>
          <table:table-cell table:formula="of:=VALUE([.G216])" office:value-type="float" office:value="3.03172">
            <text:p>3.03172</text:p>
          </table:table-cell>
          <table:table-cell table:formula="of:=VALUE([.H216])" office:value-type="float" office:value="-2.37118E+104">
            <text:p>-2.37E+104</text:p>
          </table:table-cell>
          <table:table-cell table:number-columns-repeated="3"/>
        </table:table-row>
        <table:table-row table:style-name="ro1">
          <table:table-cell office:value-type="float" office:value="215">
            <text:p>215</text:p>
          </table:table-cell>
          <table:table-cell office:value-type="float" office:value="637.621">
            <text:p>637.621</text:p>
          </table:table-cell>
          <table:table-cell table:formula="of:=VALUE([.B217])" office:value-type="float" office:value="637.621">
            <text:p>637.621</text:p>
          </table:table-cell>
          <table:table-cell table:number-columns-repeated="2"/>
          <table:table-cell office:value-type="float" office:value="1816">
            <text:p>1816</text:p>
          </table:table-cell>
          <table:table-cell office:value-type="float" office:value="8.84431">
            <text:p>8.84431</text:p>
          </table:table-cell>
          <table:table-cell table:style-name="ce2" office:value-type="string">
            <text:p>2.09715e+105</text:p>
          </table:table-cell>
          <table:table-cell/>
          <table:table-cell table:formula="of:=VALUE([.G217])" office:value-type="float" office:value="8.84431">
            <text:p>8.84431</text:p>
          </table:table-cell>
          <table:table-cell table:formula="of:=VALUE([.H217])" office:value-type="float" office:value="2.09715E+105">
            <text:p>2.10E+105</text:p>
          </table:table-cell>
          <table:table-cell table:number-columns-repeated="3"/>
        </table:table-row>
        <table:table-row table:style-name="ro1">
          <table:table-cell office:value-type="float" office:value="216">
            <text:p>216</text:p>
          </table:table-cell>
          <table:table-cell office:value-type="float" office:value="18.2514">
            <text:p>18.2514</text:p>
          </table:table-cell>
          <table:table-cell table:formula="of:=VALUE([.B218])" office:value-type="float" office:value="18.2514">
            <text:p>18.2514</text:p>
          </table:table-cell>
          <table:table-cell table:number-columns-repeated="2"/>
          <table:table-cell office:value-type="float" office:value="692">
            <text:p>692</text:p>
          </table:table-cell>
          <table:table-cell office:value-type="float" office:value="6.22192">
            <text:p>6.22192</text:p>
          </table:table-cell>
          <table:table-cell table:style-name="ce2" office:value-type="string">
            <text:p>1.30483e+106</text:p>
          </table:table-cell>
          <table:table-cell/>
          <table:table-cell table:formula="of:=VALUE([.G218])" office:value-type="float" office:value="6.22192">
            <text:p>6.22192</text:p>
          </table:table-cell>
          <table:table-cell table:formula="of:=VALUE([.H218])" office:value-type="float" office:value="1.30483E+106">
            <text:p>1.30E+106</text:p>
          </table:table-cell>
          <table:table-cell table:number-columns-repeated="3"/>
        </table:table-row>
        <table:table-row table:style-name="ro1">
          <table:table-cell office:value-type="float" office:value="217">
            <text:p>217</text:p>
          </table:table-cell>
          <table:table-cell office:value-type="float" office:value="539.505">
            <text:p>539.505</text:p>
          </table:table-cell>
          <table:table-cell table:formula="of:=VALUE([.B219])" office:value-type="float" office:value="539.505">
            <text:p>539.505</text:p>
          </table:table-cell>
          <table:table-cell table:number-columns-repeated="2"/>
          <table:table-cell office:value-type="float" office:value="2044">
            <text:p>2044</text:p>
          </table:table-cell>
          <table:table-cell office:value-type="float" office:value="13.634">
            <text:p>13.634</text:p>
          </table:table-cell>
          <table:table-cell table:style-name="ce2" office:value-type="string">
            <text:p>1.77901e+107</text:p>
          </table:table-cell>
          <table:table-cell/>
          <table:table-cell table:formula="of:=VALUE([.G219])" office:value-type="float" office:value="13.634">
            <text:p>13.634</text:p>
          </table:table-cell>
          <table:table-cell table:formula="of:=VALUE([.H219])" office:value-type="float" office:value="1.77901E+107">
            <text:p>1.78E+107</text:p>
          </table:table-cell>
          <table:table-cell table:number-columns-repeated="3"/>
        </table:table-row>
        <table:table-row table:style-name="ro1">
          <table:table-cell office:value-type="float" office:value="218">
            <text:p>218</text:p>
          </table:table-cell>
          <table:table-cell office:value-type="float" office:value="460.212">
            <text:p>460.212</text:p>
          </table:table-cell>
          <table:table-cell table:formula="of:=VALUE([.B220])" office:value-type="float" office:value="460.212">
            <text:p>460.212</text:p>
          </table:table-cell>
          <table:table-cell table:number-columns-repeated="2"/>
          <table:table-cell office:value-type="float" office:value="2164">
            <text:p>2164</text:p>
          </table:table-cell>
          <table:table-cell office:value-type="float" office:value="5.02638">
            <text:p>5.02638</text:p>
          </table:table-cell>
          <table:table-cell table:style-name="ce2" office:value-type="string">
            <text:p>8.94196e+107</text:p>
          </table:table-cell>
          <table:table-cell/>
          <table:table-cell table:formula="of:=VALUE([.G220])" office:value-type="float" office:value="5.02638">
            <text:p>5.02638</text:p>
          </table:table-cell>
          <table:table-cell table:formula="of:=VALUE([.H220])" office:value-type="float" office:value="8.94196E+107">
            <text:p>8.94E+107</text:p>
          </table:table-cell>
          <table:table-cell table:number-columns-repeated="3"/>
        </table:table-row>
        <table:table-row table:style-name="ro1">
          <table:table-cell office:value-type="float" office:value="219">
            <text:p>219</text:p>
          </table:table-cell>
          <table:table-cell office:value-type="float" office:value="811.588">
            <text:p>811.588</text:p>
          </table:table-cell>
          <table:table-cell table:formula="of:=VALUE([.B221])" office:value-type="float" office:value="811.588">
            <text:p>811.588</text:p>
          </table:table-cell>
          <table:table-cell table:number-columns-repeated="2"/>
          <table:table-cell office:value-type="float" office:value="404">
            <text:p>404</text:p>
          </table:table-cell>
          <table:table-cell office:value-type="float" office:value="20.2906">
            <text:p>20.2906</text:p>
          </table:table-cell>
          <table:table-cell table:style-name="ce2" office:value-type="string">
            <text:p>-1.81438e+109</text:p>
          </table:table-cell>
          <table:table-cell/>
          <table:table-cell table:formula="of:=VALUE([.G221])" office:value-type="float" office:value="20.2906">
            <text:p>20.2906</text:p>
          </table:table-cell>
          <table:table-cell table:formula="of:=VALUE([.H221])" office:value-type="float" office:value="-1.81438E+109">
            <text:p>-1.81E+109</text:p>
          </table:table-cell>
          <table:table-cell table:number-columns-repeated="3"/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16.5597">
            <text:p>16.5597</text:p>
          </table:table-cell>
          <table:table-cell table:formula="of:=VALUE([.B222])" office:value-type="float" office:value="16.5597">
            <text:p>16.5597</text:p>
          </table:table-cell>
          <table:table-cell table:number-columns-repeated="2"/>
          <table:table-cell office:value-type="float" office:value="932">
            <text:p>932</text:p>
          </table:table-cell>
          <table:table-cell office:value-type="float" office:value="7.84863">
            <text:p>7.84863</text:p>
          </table:table-cell>
          <table:table-cell table:style-name="ce2" office:value-type="string">
            <text:p>-1.42404e+110</text:p>
          </table:table-cell>
          <table:table-cell/>
          <table:table-cell table:formula="of:=VALUE([.G222])" office:value-type="float" office:value="7.84863">
            <text:p>7.84863</text:p>
          </table:table-cell>
          <table:table-cell table:formula="of:=VALUE([.H222])" office:value-type="float" office:value="-1.42404E+110">
            <text:p>-1.42E+110</text:p>
          </table:table-cell>
          <table:table-cell table:number-columns-repeated="3"/>
        </table:table-row>
        <table:table-row table:style-name="ro1">
          <table:table-cell office:value-type="float" office:value="221">
            <text:p>221</text:p>
          </table:table-cell>
          <table:table-cell office:value-type="float" office:value="408.441">
            <text:p>408.441</text:p>
          </table:table-cell>
          <table:table-cell table:formula="of:=VALUE([.B223])" office:value-type="float" office:value="408.441">
            <text:p>408.441</text:p>
          </table:table-cell>
          <table:table-cell table:number-columns-repeated="2"/>
          <table:table-cell office:value-type="float" office:value="1508">
            <text:p>1508</text:p>
          </table:table-cell>
          <table:table-cell office:value-type="float" office:value="0.794537">
            <text:p>0.794537</text:p>
          </table:table-cell>
          <table:table-cell table:style-name="ce2" office:value-type="string">
            <text:p>-1.13145e+110</text:p>
          </table:table-cell>
          <table:table-cell/>
          <table:table-cell table:formula="of:=VALUE([.G223])" office:value-type="float" office:value="0.794537">
            <text:p>0.794537</text:p>
          </table:table-cell>
          <table:table-cell table:formula="of:=VALUE([.H223])" office:value-type="float" office:value="-1.13145E+110">
            <text:p>-1.13E+110</text:p>
          </table:table-cell>
          <table:table-cell table:number-columns-repeated="3"/>
        </table:table-row>
        <table:table-row table:style-name="ro1">
          <table:table-cell office:value-type="float" office:value="222">
            <text:p>222</text:p>
          </table:table-cell>
          <table:table-cell office:value-type="float" office:value="441.835">
            <text:p>441.835</text:p>
          </table:table-cell>
          <table:table-cell table:formula="of:=VALUE([.B224])" office:value-type="float" office:value="441.835">
            <text:p>441.835</text:p>
          </table:table-cell>
          <table:table-cell table:number-columns-repeated="2"/>
          <table:table-cell office:value-type="float" office:value="2412">
            <text:p>2412</text:p>
          </table:table-cell>
          <table:table-cell office:value-type="float" office:value="7.19083">
            <text:p>7.19083</text:p>
          </table:table-cell>
          <table:table-cell table:style-name="ce2" office:value-type="string">
            <text:p>-8.13606e+110</text:p>
          </table:table-cell>
          <table:table-cell/>
          <table:table-cell table:formula="of:=VALUE([.G224])" office:value-type="float" office:value="7.19083">
            <text:p>7.19083</text:p>
          </table:table-cell>
          <table:table-cell table:formula="of:=VALUE([.H224])" office:value-type="float" office:value="-8.13606E+110">
            <text:p>-8.14E+110</text:p>
          </table:table-cell>
          <table:table-cell table:number-columns-repeated="3"/>
        </table:table-row>
        <table:table-row table:style-name="ro1">
          <table:table-cell office:value-type="float" office:value="223">
            <text:p>223</text:p>
          </table:table-cell>
          <table:table-cell office:value-type="float" office:value="737.327">
            <text:p>737.327</text:p>
          </table:table-cell>
          <table:table-cell table:formula="of:=VALUE([.B225])" office:value-type="float" office:value="737.327">
            <text:p>737.327</text:p>
          </table:table-cell>
          <table:table-cell table:number-columns-repeated="2"/>
          <table:table-cell office:value-type="float" office:value="912">
            <text:p>912</text:p>
          </table:table-cell>
          <table:table-cell office:value-type="float" office:value="9.86703">
            <text:p>9.86703</text:p>
          </table:table-cell>
          <table:table-cell table:style-name="ce2" office:value-type="string">
            <text:p>8.02788e+111</text:p>
          </table:table-cell>
          <table:table-cell/>
          <table:table-cell table:formula="of:=VALUE([.G225])" office:value-type="float" office:value="9.86703">
            <text:p>9.86703</text:p>
          </table:table-cell>
          <table:table-cell table:formula="of:=VALUE([.H225])" office:value-type="float" office:value="8.02788E+111">
            <text:p>8.03E+111</text:p>
          </table:table-cell>
          <table:table-cell table:number-columns-repeated="3"/>
        </table:table-row>
        <table:table-row table:style-name="ro1">
          <table:table-cell office:value-type="float" office:value="224">
            <text:p>224</text:p>
          </table:table-cell>
          <table:table-cell office:value-type="float" office:value="70.1395">
            <text:p>70.1395</text:p>
          </table:table-cell>
          <table:table-cell table:formula="of:=VALUE([.B226])" office:value-type="float" office:value="70.1395">
            <text:p>70.1395</text:p>
          </table:table-cell>
          <table:table-cell table:number-columns-repeated="2"/>
          <table:table-cell office:value-type="float" office:value="2036">
            <text:p>2036</text:p>
          </table:table-cell>
          <table:table-cell office:value-type="float" office:value="0.187963">
            <text:p>0.187963</text:p>
          </table:table-cell>
          <table:table-cell table:style-name="ce2" office:value-type="string">
            <text:p>-1.50894e+111</text:p>
          </table:table-cell>
          <table:table-cell/>
          <table:table-cell table:formula="of:=VALUE([.G226])" office:value-type="float" office:value="0.187963">
            <text:p>0.187963</text:p>
          </table:table-cell>
          <table:table-cell table:formula="of:=VALUE([.H226])" office:value-type="float" office:value="-1.50894E+111">
            <text:p>-1.51E+111</text:p>
          </table:table-cell>
          <table:table-cell table:number-columns-repeated="3"/>
        </table:table-row>
        <table:table-row table:style-name="ro1">
          <table:table-cell office:value-type="float" office:value="225">
            <text:p>225</text:p>
          </table:table-cell>
          <table:table-cell office:value-type="float" office:value="79.6636">
            <text:p>79.6636</text:p>
          </table:table-cell>
          <table:table-cell table:formula="of:=VALUE([.B227])" office:value-type="float" office:value="79.6636">
            <text:p>79.6636</text:p>
          </table:table-cell>
          <table:table-cell table:number-columns-repeated="2"/>
          <table:table-cell office:value-type="float" office:value="656">
            <text:p>656</text:p>
          </table:table-cell>
          <table:table-cell office:value-type="float" office:value="5.84029">
            <text:p>5.84029</text:p>
          </table:table-cell>
          <table:table-cell table:style-name="ce2" office:value-type="string">
            <text:p>-8.81267e+111</text:p>
          </table:table-cell>
          <table:table-cell/>
          <table:table-cell table:formula="of:=VALUE([.G227])" office:value-type="float" office:value="5.84029">
            <text:p>5.84029</text:p>
          </table:table-cell>
          <table:table-cell table:formula="of:=VALUE([.H227])" office:value-type="float" office:value="-8.81267E+111">
            <text:p>-8.81E+111</text:p>
          </table:table-cell>
          <table:table-cell table:number-columns-repeated="3"/>
        </table:table-row>
        <table:table-row table:style-name="ro1">
          <table:table-cell office:value-type="float" office:value="226">
            <text:p>226</text:p>
          </table:table-cell>
          <table:table-cell office:value-type="float" office:value="1749.93">
            <text:p>1749.93</text:p>
          </table:table-cell>
          <table:table-cell table:formula="of:=VALUE([.B228])" office:value-type="float" office:value="1749.93">
            <text:p>1749.93</text:p>
          </table:table-cell>
          <table:table-cell table:number-columns-repeated="2"/>
          <table:table-cell office:value-type="float" office:value="872">
            <text:p>872</text:p>
          </table:table-cell>
          <table:table-cell office:value-type="float" office:value="13.5685">
            <text:p>13.5685</text:p>
          </table:table-cell>
          <table:table-cell table:style-name="ce2" office:value-type="string">
            <text:p>-1.19575e+113</text:p>
          </table:table-cell>
          <table:table-cell/>
          <table:table-cell table:formula="of:=VALUE([.G228])" office:value-type="float" office:value="13.5685">
            <text:p>13.5685</text:p>
          </table:table-cell>
          <table:table-cell table:formula="of:=VALUE([.H228])" office:value-type="float" office:value="-1.19575E+113">
            <text:p>-1.20E+113</text:p>
          </table:table-cell>
          <table:table-cell table:number-columns-repeated="3"/>
        </table:table-row>
        <table:table-row table:style-name="ro1">
          <table:table-cell office:value-type="float" office:value="227">
            <text:p>227</text:p>
          </table:table-cell>
          <table:table-cell office:value-type="float" office:value="2221.75">
            <text:p>2221.75</text:p>
          </table:table-cell>
          <table:table-cell table:formula="of:=VALUE([.B229])" office:value-type="float" office:value="2221.75">
            <text:p>2221.75</text:p>
          </table:table-cell>
          <table:table-cell table:number-columns-repeated="2"/>
          <table:table-cell office:value-type="float" office:value="680">
            <text:p>680</text:p>
          </table:table-cell>
          <table:table-cell office:value-type="float" office:value="11.965">
            <text:p>11.965</text:p>
          </table:table-cell>
          <table:table-cell table:style-name="ce2" office:value-type="string">
            <text:p>-1.43071e+114</text:p>
          </table:table-cell>
          <table:table-cell/>
          <table:table-cell table:formula="of:=VALUE([.G229])" office:value-type="float" office:value="11.965">
            <text:p>11.965</text:p>
          </table:table-cell>
          <table:table-cell table:formula="of:=VALUE([.H229])" office:value-type="float" office:value="-1.43071E+114">
            <text:p>-1.43E+114</text:p>
          </table:table-cell>
          <table:table-cell table:number-columns-repeated="3"/>
        </table:table-row>
        <table:table-row table:style-name="ro1">
          <table:table-cell office:value-type="float" office:value="228">
            <text:p>228</text:p>
          </table:table-cell>
          <table:table-cell office:value-type="float" office:value="33.8164">
            <text:p>33.8164</text:p>
          </table:table-cell>
          <table:table-cell table:formula="of:=VALUE([.B230])" office:value-type="float" office:value="33.8164">
            <text:p>33.8164</text:p>
          </table:table-cell>
          <table:table-cell table:number-columns-repeated="2"/>
          <table:table-cell office:value-type="float" office:value="596">
            <text:p>596</text:p>
          </table:table-cell>
          <table:table-cell office:value-type="float" office:value="18.3045">
            <text:p>18.3045</text:p>
          </table:table-cell>
          <table:table-cell table:style-name="ce2" office:value-type="string">
            <text:p>-2.61885e+115</text:p>
          </table:table-cell>
          <table:table-cell/>
          <table:table-cell table:formula="of:=VALUE([.G230])" office:value-type="float" office:value="18.3045">
            <text:p>18.3045</text:p>
          </table:table-cell>
          <table:table-cell table:formula="of:=VALUE([.H230])" office:value-type="float" office:value="-2.61885E+115">
            <text:p>-2.62E+115</text:p>
          </table:table-cell>
          <table:table-cell table:number-columns-repeated="3"/>
        </table:table-row>
        <table:table-row table:style-name="ro1">
          <table:table-cell office:value-type="float" office:value="229">
            <text:p>229</text:p>
          </table:table-cell>
          <table:table-cell office:value-type="float" office:value="139.64">
            <text:p>139.64</text:p>
          </table:table-cell>
          <table:table-cell table:formula="of:=VALUE([.B231])" office:value-type="float" office:value="139.64">
            <text:p>139.64</text:p>
          </table:table-cell>
          <table:table-cell table:number-columns-repeated="2"/>
          <table:table-cell office:value-type="float" office:value="1564">
            <text:p>1564</text:p>
          </table:table-cell>
          <table:table-cell office:value-type="float" office:value="8.6845">
            <text:p>8.6845</text:p>
          </table:table-cell>
          <table:table-cell table:style-name="ce2" office:value-type="string">
            <text:p>-2.27434e+116</text:p>
          </table:table-cell>
          <table:table-cell/>
          <table:table-cell table:formula="of:=VALUE([.G231])" office:value-type="float" office:value="8.6845">
            <text:p>8.6845</text:p>
          </table:table-cell>
          <table:table-cell table:formula="of:=VALUE([.H231])" office:value-type="float" office:value="-2.27434E+116">
            <text:p>-2.27E+116</text:p>
          </table:table-cell>
          <table:table-cell table:number-columns-repeated="3"/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288.719">
            <text:p>288.719</text:p>
          </table:table-cell>
          <table:table-cell table:formula="of:=VALUE([.B232])" office:value-type="float" office:value="288.719">
            <text:p>288.719</text:p>
          </table:table-cell>
          <table:table-cell table:number-columns-repeated="2"/>
          <table:table-cell office:value-type="float" office:value="1396">
            <text:p>1396</text:p>
          </table:table-cell>
          <table:table-cell office:value-type="float" office:value="2.97233">
            <text:p>2.97233</text:p>
          </table:table-cell>
          <table:table-cell table:style-name="ce2" office:value-type="string">
            <text:p>-6.76009e+116</text:p>
          </table:table-cell>
          <table:table-cell/>
          <table:table-cell table:formula="of:=VALUE([.G232])" office:value-type="float" office:value="2.97233">
            <text:p>2.97233</text:p>
          </table:table-cell>
          <table:table-cell table:formula="of:=VALUE([.H232])" office:value-type="float" office:value="-6.76009E+116">
            <text:p>-6.76E+116</text:p>
          </table:table-cell>
          <table:table-cell table:number-columns-repeated="3"/>
        </table:table-row>
        <table:table-row table:style-name="ro1">
          <table:table-cell office:value-type="float" office:value="231">
            <text:p>231</text:p>
          </table:table-cell>
          <table:table-cell office:value-type="float" office:value="1211.78">
            <text:p>1211.78</text:p>
          </table:table-cell>
          <table:table-cell table:formula="of:=VALUE([.B233])" office:value-type="float" office:value="1211.78">
            <text:p>1211.78</text:p>
          </table:table-cell>
          <table:table-cell table:number-columns-repeated="2"/>
          <table:table-cell office:value-type="float" office:value="1488">
            <text:p>1488</text:p>
          </table:table-cell>
          <table:table-cell office:value-type="float" office:value="7.28679">
            <text:p>7.28679</text:p>
          </table:table-cell>
          <table:table-cell table:style-name="ce2" office:value-type="string">
            <text:p>-4.92594e+117</text:p>
          </table:table-cell>
          <table:table-cell/>
          <table:table-cell table:formula="of:=VALUE([.G233])" office:value-type="float" office:value="7.28679">
            <text:p>7.28679</text:p>
          </table:table-cell>
          <table:table-cell table:formula="of:=VALUE([.H233])" office:value-type="float" office:value="-4.92594E+117">
            <text:p>-4.93E+117</text:p>
          </table:table-cell>
          <table:table-cell table:number-columns-repeated="3"/>
        </table:table-row>
        <table:table-row table:style-name="ro1">
          <table:table-cell office:value-type="float" office:value="232">
            <text:p>232</text:p>
          </table:table-cell>
          <table:table-cell office:value-type="float" office:value="27.4604">
            <text:p>27.4604</text:p>
          </table:table-cell>
          <table:table-cell table:formula="of:=VALUE([.B234])" office:value-type="float" office:value="27.4604">
            <text:p>27.4604</text:p>
          </table:table-cell>
          <table:table-cell table:number-columns-repeated="2"/>
          <table:table-cell office:value-type="float" office:value="2596">
            <text:p>2596</text:p>
          </table:table-cell>
          <table:table-cell office:value-type="float" office:value="4.55322">
            <text:p>4.55322</text:p>
          </table:table-cell>
          <table:table-cell table:style-name="ce2" office:value-type="string">
            <text:p>-2.24289e+118</text:p>
          </table:table-cell>
          <table:table-cell/>
          <table:table-cell table:formula="of:=VALUE([.G234])" office:value-type="float" office:value="4.55322">
            <text:p>4.55322</text:p>
          </table:table-cell>
          <table:table-cell table:formula="of:=VALUE([.H234])" office:value-type="float" office:value="-2.24289E+118">
            <text:p>-2.24E+118</text:p>
          </table:table-cell>
          <table:table-cell table:number-columns-repeated="3"/>
        </table:table-row>
        <table:table-row table:style-name="ro1">
          <table:table-cell office:value-type="float" office:value="233">
            <text:p>233</text:p>
          </table:table-cell>
          <table:table-cell office:value-type="float" office:value="99.6951">
            <text:p>99.6951</text:p>
          </table:table-cell>
          <table:table-cell table:formula="of:=VALUE([.B235])" office:value-type="float" office:value="99.6951">
            <text:p>99.6951</text:p>
          </table:table-cell>
          <table:table-cell table:number-columns-repeated="2"/>
          <table:table-cell office:value-type="float" office:value="2100">
            <text:p>2100</text:p>
          </table:table-cell>
          <table:table-cell office:value-type="float" office:value="14.3555">
            <text:p>14.3555</text:p>
          </table:table-cell>
          <table:table-cell table:style-name="ce2" office:value-type="string">
            <text:p>3.21977e+119</text:p>
          </table:table-cell>
          <table:table-cell/>
          <table:table-cell table:formula="of:=VALUE([.G235])" office:value-type="float" office:value="14.3555">
            <text:p>14.3555</text:p>
          </table:table-cell>
          <table:table-cell table:formula="of:=VALUE([.H235])" office:value-type="float" office:value="3.21977E+119">
            <text:p>3.22E+119</text:p>
          </table:table-cell>
          <table:table-cell table:number-columns-repeated="3"/>
        </table:table-row>
        <table:table-row table:style-name="ro1">
          <table:table-cell office:value-type="float" office:value="234">
            <text:p>234</text:p>
          </table:table-cell>
          <table:table-cell office:value-type="float" office:value="56.0771">
            <text:p>56.0771</text:p>
          </table:table-cell>
          <table:table-cell table:formula="of:=VALUE([.B236])" office:value-type="float" office:value="56.0771">
            <text:p>56.0771</text:p>
          </table:table-cell>
          <table:table-cell table:number-columns-repeated="2"/>
          <table:table-cell office:value-type="float" office:value="708">
            <text:p>708</text:p>
          </table:table-cell>
          <table:table-cell office:value-type="float" office:value="8.84431">
            <text:p>8.84431</text:p>
          </table:table-cell>
          <table:table-cell table:style-name="ce2" office:value-type="string">
            <text:p>-2.84766e+120</text:p>
          </table:table-cell>
          <table:table-cell/>
          <table:table-cell table:formula="of:=VALUE([.G236])" office:value-type="float" office:value="8.84431">
            <text:p>8.84431</text:p>
          </table:table-cell>
          <table:table-cell table:formula="of:=VALUE([.H236])" office:value-type="float" office:value="-2.84766E+120">
            <text:p>-2.85E+120</text:p>
          </table:table-cell>
          <table:table-cell table:number-columns-repeated="3"/>
        </table:table-row>
        <table:table-row table:style-name="ro1">
          <table:table-cell office:value-type="float" office:value="235">
            <text:p>235</text:p>
          </table:table-cell>
          <table:table-cell office:value-type="float" office:value="1021.35">
            <text:p>1021.35</text:p>
          </table:table-cell>
          <table:table-cell table:formula="of:=VALUE([.B237])" office:value-type="float" office:value="1021.35">
            <text:p>1021.35</text:p>
          </table:table-cell>
          <table:table-cell table:number-columns-repeated="2"/>
          <table:table-cell office:value-type="float" office:value="424">
            <text:p>424</text:p>
          </table:table-cell>
          <table:table-cell office:value-type="float" office:value="43.1999">
            <text:p>43.1999</text:p>
          </table:table-cell>
          <table:table-cell table:style-name="ce2" office:value-type="string">
            <text:p>1.23019e+122</text:p>
          </table:table-cell>
          <table:table-cell/>
          <table:table-cell table:formula="of:=VALUE([.G237])" office:value-type="float" office:value="43.1999">
            <text:p>43.1999</text:p>
          </table:table-cell>
          <table:table-cell table:formula="of:=VALUE([.H237])" office:value-type="float" office:value="1.23019E+122">
            <text:p>1.23E+122</text:p>
          </table:table-cell>
          <table:table-cell table:number-columns-repeated="3"/>
        </table:table-row>
        <table:table-row table:style-name="ro1">
          <table:table-cell office:value-type="float" office:value="236">
            <text:p>236</text:p>
          </table:table-cell>
          <table:table-cell office:value-type="float" office:value="12.4294">
            <text:p>12.4294</text:p>
          </table:table-cell>
          <table:table-cell table:formula="of:=VALUE([.B238])" office:value-type="float" office:value="12.4294">
            <text:p>12.4294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14.5243">
            <text:p>14.5243</text:p>
          </table:table-cell>
          <table:table-cell table:style-name="ce2" office:value-type="string">
            <text:p>1.78676e+123</text:p>
          </table:table-cell>
          <table:table-cell/>
          <table:table-cell table:formula="of:=VALUE([.G238])" office:value-type="float" office:value="14.5243">
            <text:p>14.5243</text:p>
          </table:table-cell>
          <table:table-cell table:formula="of:=VALUE([.H238])" office:value-type="float" office:value="1.78676E+123">
            <text:p>1.79E+123</text:p>
          </table:table-cell>
          <table:table-cell table:number-columns-repeated="3"/>
        </table:table-row>
        <table:table-row table:style-name="ro1">
          <table:table-cell office:value-type="float" office:value="237">
            <text:p>237</text:p>
          </table:table-cell>
          <table:table-cell office:value-type="float" office:value="357.005">
            <text:p>357.005</text:p>
          </table:table-cell>
          <table:table-cell table:formula="of:=VALUE([.B239])" office:value-type="float" office:value="357.005">
            <text:p>357.005</text:p>
          </table:table-cell>
          <table:table-cell table:number-columns-repeated="2"/>
          <table:table-cell office:value-type="float" office:value="1064">
            <text:p>1064</text:p>
          </table:table-cell>
          <table:table-cell table:style-name="ce2" office:value-type="string">
            <text:p>3.49976e-13</text:p>
          </table:table-cell>
          <table:table-cell table:style-name="ce2" office:value-type="string">
            <text:p>6.25324e+110</text:p>
          </table:table-cell>
          <table:table-cell/>
          <table:table-cell table:formula="of:=VALUE([.G239])" office:value-type="float" office:value="0.000000000000349976">
            <text:p>3.49976E-013</text:p>
          </table:table-cell>
          <table:table-cell table:formula="of:=VALUE([.H239])" office:value-type="float" office:value="6.25324E+110">
            <text:p>6.25E+110</text:p>
          </table:table-cell>
          <table:table-cell table:number-columns-repeated="3"/>
        </table:table-row>
        <table:table-row table:style-name="ro1">
          <table:table-cell office:value-type="float" office:value="238">
            <text:p>238</text:p>
          </table:table-cell>
          <table:table-cell office:value-type="float" office:value="612.655">
            <text:p>612.655</text:p>
          </table:table-cell>
          <table:table-cell table:formula="of:=VALUE([.B240])" office:value-type="float" office:value="612.655">
            <text:p>612.655</text:p>
          </table:table-cell>
          <table:table-cell table:number-columns-repeated="2"/>
          <table:table-cell office:value-type="float" office:value="2316">
            <text:p>2316</text:p>
          </table:table-cell>
          <table:table-cell office:value-type="float" office:value="4.52474">
            <text:p>4.52474</text:p>
          </table:table-cell>
          <table:table-cell table:style-name="ce2" office:value-type="string">
            <text:p>-2.82943e+111</text:p>
          </table:table-cell>
          <table:table-cell/>
          <table:table-cell table:formula="of:=VALUE([.G240])" office:value-type="float" office:value="4.52474">
            <text:p>4.52474</text:p>
          </table:table-cell>
          <table:table-cell table:formula="of:=VALUE([.H240])" office:value-type="float" office:value="-2.82943E+111">
            <text:p>-2.83E+111</text:p>
          </table:table-cell>
          <table:table-cell table:number-columns-repeated="3"/>
        </table:table-row>
        <table:table-row table:style-name="ro1">
          <table:table-cell office:value-type="float" office:value="239">
            <text:p>239</text:p>
          </table:table-cell>
          <table:table-cell office:value-type="float" office:value="662.205">
            <text:p>662.205</text:p>
          </table:table-cell>
          <table:table-cell table:formula="of:=VALUE([.B241])" office:value-type="float" office:value="662.205">
            <text:p>662.205</text:p>
          </table:table-cell>
          <table:table-cell table:number-columns-repeated="2"/>
          <table:table-cell office:value-type="float" office:value="1192">
            <text:p>1192</text:p>
          </table:table-cell>
          <table:table-cell office:value-type="float" office:value="1.42811">
            <text:p>1.42811</text:p>
          </table:table-cell>
          <table:table-cell table:style-name="ce2" office:value-type="string">
            <text:p>-4.04074e+111</text:p>
          </table:table-cell>
          <table:table-cell/>
          <table:table-cell table:formula="of:=VALUE([.G241])" office:value-type="float" office:value="1.42811">
            <text:p>1.42811</text:p>
          </table:table-cell>
          <table:table-cell table:formula="of:=VALUE([.H241])" office:value-type="float" office:value="-4.04074E+111">
            <text:p>-4.04E+111</text:p>
          </table:table-cell>
          <table:table-cell table:number-columns-repeated="3"/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9.39274">
            <text:p>9.39274</text:p>
          </table:table-cell>
          <table:table-cell table:formula="of:=VALUE([.B242])" office:value-type="float" office:value="9.39274">
            <text:p>9.39274</text:p>
          </table:table-cell>
          <table:table-cell table:number-columns-repeated="2"/>
          <table:table-cell office:value-type="float" office:value="604">
            <text:p>604</text:p>
          </table:table-cell>
          <table:table-cell office:value-type="float" office:value="9.06856">
            <text:p>9.06856</text:p>
          </table:table-cell>
          <table:table-cell table:style-name="ce2" office:value-type="string">
            <text:p>-3.66437e+112</text:p>
          </table:table-cell>
          <table:table-cell/>
          <table:table-cell table:formula="of:=VALUE([.G242])" office:value-type="float" office:value="9.06856">
            <text:p>9.06856</text:p>
          </table:table-cell>
          <table:table-cell table:formula="of:=VALUE([.H242])" office:value-type="float" office:value="-3.66437E+112">
            <text:p>-3.66E+112</text:p>
          </table:table-cell>
          <table:table-cell table:number-columns-repeated="3"/>
        </table:table-row>
        <table:table-row table:style-name="ro1">
          <table:table-cell office:value-type="float" office:value="241">
            <text:p>241</text:p>
          </table:table-cell>
          <table:table-cell office:value-type="float" office:value="376.498">
            <text:p>376.498</text:p>
          </table:table-cell>
          <table:table-cell table:formula="of:=VALUE([.B243])" office:value-type="float" office:value="376.498">
            <text:p>376.498</text:p>
          </table:table-cell>
          <table:table-cell table:number-columns-repeated="2"/>
          <table:table-cell office:value-type="float" office:value="2236">
            <text:p>2236</text:p>
          </table:table-cell>
          <table:table-cell office:value-type="float" office:value="50.4717">
            <text:p>50.4717</text:p>
          </table:table-cell>
          <table:table-cell table:style-name="ce2" office:value-type="string">
            <text:p>1.84947e+114</text:p>
          </table:table-cell>
          <table:table-cell/>
          <table:table-cell table:formula="of:=VALUE([.G243])" office:value-type="float" office:value="50.4717">
            <text:p>50.4717</text:p>
          </table:table-cell>
          <table:table-cell table:formula="of:=VALUE([.H243])" office:value-type="float" office:value="1.84947E+114">
            <text:p>1.85E+114</text:p>
          </table:table-cell>
          <table:table-cell table:number-columns-repeated="3"/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756.547">
            <text:p>756.547</text:p>
          </table:table-cell>
          <table:table-cell table:formula="of:=VALUE([.B244])" office:value-type="float" office:value="756.547">
            <text:p>756.547</text:p>
          </table:table-cell>
          <table:table-cell table:number-columns-repeated="2"/>
          <table:table-cell office:value-type="float" office:value="1776">
            <text:p>1776</text:p>
          </table:table-cell>
          <table:table-cell office:value-type="float" office:value="6.23014">
            <text:p>6.23014</text:p>
          </table:table-cell>
          <table:table-cell table:style-name="ce2" office:value-type="string">
            <text:p>1.15225e+115</text:p>
          </table:table-cell>
          <table:table-cell/>
          <table:table-cell table:formula="of:=VALUE([.G244])" office:value-type="float" office:value="6.23014">
            <text:p>6.23014</text:p>
          </table:table-cell>
          <table:table-cell table:formula="of:=VALUE([.H244])" office:value-type="float" office:value="1.15225E+115">
            <text:p>1.15E+115</text:p>
          </table:table-cell>
          <table:table-cell table:number-columns-repeated="3"/>
        </table:table-row>
        <table:table-row table:style-name="ro1">
          <table:table-cell office:value-type="float" office:value="243">
            <text:p>243</text:p>
          </table:table-cell>
          <table:table-cell office:value-type="float" office:value="562.439">
            <text:p>562.439</text:p>
          </table:table-cell>
          <table:table-cell table:formula="of:=VALUE([.B245])" office:value-type="float" office:value="562.439">
            <text:p>562.439</text:p>
          </table:table-cell>
          <table:table-cell table:number-columns-repeated="2"/>
          <table:table-cell office:value-type="float" office:value="2144">
            <text:p>2144</text:p>
          </table:table-cell>
          <table:table-cell office:value-type="float" office:value="1.6743">
            <text:p>1.6743</text:p>
          </table:table-cell>
          <table:table-cell table:style-name="ce2" office:value-type="string">
            <text:p>1.9292e+115</text:p>
          </table:table-cell>
          <table:table-cell/>
          <table:table-cell table:formula="of:=VALUE([.G245])" office:value-type="float" office:value="1.6743">
            <text:p>1.6743</text:p>
          </table:table-cell>
          <table:table-cell table:formula="of:=VALUE([.H245])" office:value-type="float" office:value="1.9292E+115">
            <text:p>1.93E+115</text:p>
          </table:table-cell>
          <table:table-cell table:number-columns-repeated="3"/>
        </table:table-row>
        <table:table-row table:style-name="ro1">
          <table:table-cell office:value-type="float" office:value="244">
            <text:p>244</text:p>
          </table:table-cell>
          <table:table-cell office:value-type="float" office:value="6.89411">
            <text:p>6.89411</text:p>
          </table:table-cell>
          <table:table-cell table:formula="of:=VALUE([.B246])" office:value-type="float" office:value="6.89411">
            <text:p>6.89411</text:p>
          </table:table-cell>
          <table:table-cell table:number-columns-repeated="2"/>
          <table:table-cell office:value-type="float" office:value="2556">
            <text:p>2556</text:p>
          </table:table-cell>
          <table:table-cell office:value-type="float" office:value="5.51235">
            <text:p>5.51235</text:p>
          </table:table-cell>
          <table:table-cell table:style-name="ce2" office:value-type="string">
            <text:p>1.06344e+116</text:p>
          </table:table-cell>
          <table:table-cell/>
          <table:table-cell table:formula="of:=VALUE([.G246])" office:value-type="float" office:value="5.51235">
            <text:p>5.51235</text:p>
          </table:table-cell>
          <table:table-cell table:formula="of:=VALUE([.H246])" office:value-type="float" office:value="1.06344E+116">
            <text:p>1.06E+116</text:p>
          </table:table-cell>
          <table:table-cell table:number-columns-repeated="3"/>
        </table:table-row>
        <table:table-row table:style-name="ro1">
          <table:table-cell office:value-type="float" office:value="245">
            <text:p>245</text:p>
          </table:table-cell>
          <table:table-cell office:value-type="float" office:value="315.783">
            <text:p>315.783</text:p>
          </table:table-cell>
          <table:table-cell table:formula="of:=VALUE([.B247])" office:value-type="float" office:value="315.783">
            <text:p>315.783</text:p>
          </table:table-cell>
          <table:table-cell table:number-columns-repeated="2"/>
          <table:table-cell office:value-type="float" office:value="1584">
            <text:p>1584</text:p>
          </table:table-cell>
          <table:table-cell office:value-type="float" office:value="13.7049">
            <text:p>13.7049</text:p>
          </table:table-cell>
          <table:table-cell table:style-name="ce2" office:value-type="string">
            <text:p>-1.45745e+117</text:p>
          </table:table-cell>
          <table:table-cell/>
          <table:table-cell table:formula="of:=VALUE([.G247])" office:value-type="float" office:value="13.7049">
            <text:p>13.7049</text:p>
          </table:table-cell>
          <table:table-cell table:formula="of:=VALUE([.H247])" office:value-type="float" office:value="-1.45745E+117">
            <text:p>-1.46E+117</text:p>
          </table:table-cell>
          <table:table-cell table:number-columns-repeated="3"/>
        </table:table-row>
        <table:table-row table:style-name="ro1">
          <table:table-cell office:value-type="float" office:value="246">
            <text:p>246</text:p>
          </table:table-cell>
          <table:table-cell office:value-type="float" office:value="906.513">
            <text:p>906.513</text:p>
          </table:table-cell>
          <table:table-cell table:formula="of:=VALUE([.B248])" office:value-type="float" office:value="906.513">
            <text:p>906.513</text:p>
          </table:table-cell>
          <table:table-cell table:number-columns-repeated="2"/>
          <table:table-cell office:value-type="float" office:value="2368">
            <text:p>2368</text:p>
          </table:table-cell>
          <table:table-cell office:value-type="float" office:value="3.17484">
            <text:p>3.17484</text:p>
          </table:table-cell>
          <table:table-cell table:style-name="ce2" office:value-type="string">
            <text:p>4.62715e+117</text:p>
          </table:table-cell>
          <table:table-cell/>
          <table:table-cell table:formula="of:=VALUE([.G248])" office:value-type="float" office:value="3.17484">
            <text:p>3.17484</text:p>
          </table:table-cell>
          <table:table-cell table:formula="of:=VALUE([.H248])" office:value-type="float" office:value="4.62715E+117">
            <text:p>4.63E+117</text:p>
          </table:table-cell>
          <table:table-cell table:number-columns-repeated="3"/>
        </table:table-row>
        <table:table-row table:style-name="ro1">
          <table:table-cell office:value-type="float" office:value="247">
            <text:p>247</text:p>
          </table:table-cell>
          <table:table-cell office:value-type="float" office:value="502.343">
            <text:p>502.343</text:p>
          </table:table-cell>
          <table:table-cell table:formula="of:=VALUE([.B249])" office:value-type="float" office:value="502.343">
            <text:p>502.343</text:p>
          </table:table-cell>
          <table:table-cell table:number-columns-repeated="2"/>
          <table:table-cell office:value-type="float" office:value="1044">
            <text:p>1044</text:p>
          </table:table-cell>
          <table:table-cell office:value-type="float" office:value="0.84303">
            <text:p>0.84303</text:p>
          </table:table-cell>
          <table:table-cell table:style-name="ce2" office:value-type="string">
            <text:p>-3.90083e+117</text:p>
          </table:table-cell>
          <table:table-cell/>
          <table:table-cell table:formula="of:=VALUE([.G249])" office:value-type="float" office:value="0.84303">
            <text:p>0.84303</text:p>
          </table:table-cell>
          <table:table-cell table:formula="of:=VALUE([.H249])" office:value-type="float" office:value="-3.90083E+117">
            <text:p>-3.90E+117</text:p>
          </table:table-cell>
          <table:table-cell table:number-columns-repeated="3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5.58346">
            <text:p>5.58346</text:p>
          </table:table-cell>
          <table:table-cell table:formula="of:=VALUE([.B250])" office:value-type="float" office:value="5.58346">
            <text:p>5.58346</text:p>
          </table:table-cell>
          <table:table-cell table:number-columns-repeated="2"/>
          <table:table-cell office:value-type="float" office:value="1508">
            <text:p>1508</text:p>
          </table:table-cell>
          <table:table-cell office:value-type="float" office:value="3.06576">
            <text:p>3.06576</text:p>
          </table:table-cell>
          <table:table-cell table:style-name="ce2" office:value-type="string">
            <text:p>-1.1959e+118</text:p>
          </table:table-cell>
          <table:table-cell/>
          <table:table-cell table:formula="of:=VALUE([.G250])" office:value-type="float" office:value="3.06576">
            <text:p>3.06576</text:p>
          </table:table-cell>
          <table:table-cell table:formula="of:=VALUE([.H250])" office:value-type="float" office:value="-1.1959E+118">
            <text:p>-1.20E+118</text:p>
          </table:table-cell>
          <table:table-cell table:number-columns-repeated="3"/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469.336">
            <text:p>469.336</text:p>
          </table:table-cell>
          <table:table-cell table:formula="of:=VALUE([.B251])" office:value-type="float" office:value="469.336">
            <text:p>469.336</text:p>
          </table:table-cell>
          <table:table-cell table:number-columns-repeated="2"/>
          <table:table-cell office:value-type="float" office:value="500">
            <text:p>500</text:p>
          </table:table-cell>
          <table:table-cell office:value-type="float" office:value="7.19083">
            <text:p>7.19083</text:p>
          </table:table-cell>
          <table:table-cell table:style-name="ce2" office:value-type="string">
            <text:p>-8.59951e+118</text:p>
          </table:table-cell>
          <table:table-cell/>
          <table:table-cell table:formula="of:=VALUE([.G251])" office:value-type="float" office:value="7.19083">
            <text:p>7.19083</text:p>
          </table:table-cell>
          <table:table-cell table:formula="of:=VALUE([.H251])" office:value-type="float" office:value="-8.59951E+118">
            <text:p>-8.60E+118</text:p>
          </table:table-cell>
          <table:table-cell table:number-columns-repeated="3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1027.36">
            <text:p>1027.36</text:p>
          </table:table-cell>
          <table:table-cell table:formula="of:=VALUE([.B252])" office:value-type="float" office:value="1027.36">
            <text:p>1027.36</text:p>
          </table:table-cell>
          <table:table-cell table:number-columns-repeated="2"/>
          <table:table-cell office:value-type="float" office:value="2184">
            <text:p>2184</text:p>
          </table:table-cell>
          <table:table-cell office:value-type="float" office:value="59.7633">
            <text:p>59.7633</text:p>
          </table:table-cell>
          <table:table-cell table:style-name="ce2" office:value-type="string">
            <text:p>5.13935e+120</text:p>
          </table:table-cell>
          <table:table-cell/>
          <table:table-cell table:formula="of:=VALUE([.G252])" office:value-type="float" office:value="59.7633">
            <text:p>59.7633</text:p>
          </table:table-cell>
          <table:table-cell table:formula="of:=VALUE([.H252])" office:value-type="float" office:value="5.13935E+120">
            <text:p>5.14E+120</text:p>
          </table:table-cell>
          <table:table-cell table:number-columns-repeated="3"/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484.761">
            <text:p>484.761</text:p>
          </table:table-cell>
          <table:table-cell table:formula="of:=VALUE([.B253])" office:value-type="float" office:value="484.761">
            <text:p>484.761</text:p>
          </table:table-cell>
          <table:table-cell table:number-columns-repeated="2"/>
          <table:table-cell office:value-type="float" office:value="2548">
            <text:p>2548</text:p>
          </table:table-cell>
          <table:table-cell office:value-type="float" office:value="2.64205">
            <text:p>2.64205</text:p>
          </table:table-cell>
          <table:table-cell table:style-name="ce2" office:value-type="string">
            <text:p>1.35784e+121</text:p>
          </table:table-cell>
          <table:table-cell/>
          <table:table-cell table:formula="of:=VALUE([.G253])" office:value-type="float" office:value="2.64205">
            <text:p>2.64205</text:p>
          </table:table-cell>
          <table:table-cell table:formula="of:=VALUE([.H253])" office:value-type="float" office:value="1.35784E+121">
            <text:p>1.36E+121</text:p>
          </table:table-cell>
          <table:table-cell table:number-columns-repeated="3"/>
        </table:table-row>
        <table:table-row table:style-name="ro1">
          <table:table-cell office:value-type="float" office:value="252">
            <text:p>252</text:p>
          </table:table-cell>
          <table:table-cell office:value-type="float" office:value="4.85754">
            <text:p>4.85754</text:p>
          </table:table-cell>
          <table:table-cell table:formula="of:=VALUE([.B254])" office:value-type="float" office:value="4.85754">
            <text:p>4.85754</text:p>
          </table:table-cell>
          <table:table-cell table:number-columns-repeated="2"/>
          <table:table-cell office:value-type="float" office:value="676">
            <text:p>676</text:p>
          </table:table-cell>
          <table:table-cell office:value-type="float" office:value="14.175">
            <text:p>14.175</text:p>
          </table:table-cell>
          <table:table-cell table:style-name="ce2" office:value-type="string">
            <text:p>-1.92474e+122</text:p>
          </table:table-cell>
          <table:table-cell/>
          <table:table-cell table:formula="of:=VALUE([.G254])" office:value-type="float" office:value="14.175">
            <text:p>14.175</text:p>
          </table:table-cell>
          <table:table-cell table:formula="of:=VALUE([.H254])" office:value-type="float" office:value="-1.92474E+122">
            <text:p>-1.92E+122</text:p>
          </table:table-cell>
          <table:table-cell table:number-columns-repeated="3"/>
        </table:table-row>
        <table:table-row table:style-name="ro1">
          <table:table-cell office:value-type="float" office:value="253">
            <text:p>253</text:p>
          </table:table-cell>
          <table:table-cell office:value-type="float" office:value="292.81">
            <text:p>292.81</text:p>
          </table:table-cell>
          <table:table-cell table:formula="of:=VALUE([.B255])" office:value-type="float" office:value="292.81">
            <text:p>292.81</text:p>
          </table:table-cell>
          <table:table-cell table:number-columns-repeated="2"/>
          <table:table-cell office:value-type="float" office:value="2072">
            <text:p>2072</text:p>
          </table:table-cell>
          <table:table-cell office:value-type="float" office:value="18.6111">
            <text:p>18.6111</text:p>
          </table:table-cell>
          <table:table-cell table:style-name="ce2" office:value-type="string">
            <text:p>-3.58216e+123</text:p>
          </table:table-cell>
          <table:table-cell/>
          <table:table-cell table:formula="of:=VALUE([.G255])" office:value-type="float" office:value="18.6111">
            <text:p>18.6111</text:p>
          </table:table-cell>
          <table:table-cell table:formula="of:=VALUE([.H255])" office:value-type="float" office:value="-3.58216E+123">
            <text:p>-3.58E+123</text:p>
          </table:table-cell>
          <table:table-cell table:number-columns-repeated="3"/>
        </table:table-row>
        <table:table-row table:style-name="ro1">
          <table:table-cell office:value-type="float" office:value="254">
            <text:p>254</text:p>
          </table:table-cell>
          <table:table-cell office:value-type="float" office:value="1141.41">
            <text:p>1141.41</text:p>
          </table:table-cell>
          <table:table-cell table:formula="of:=VALUE([.B256])" office:value-type="float" office:value="1141.41">
            <text:p>1141.41</text:p>
          </table:table-cell>
          <table:table-cell table:number-columns-repeated="2"/>
          <table:table-cell office:value-type="float" office:value="2380">
            <text:p>2380</text:p>
          </table:table-cell>
          <table:table-cell office:value-type="float" office:value="1.7158">
            <text:p>1.7158</text:p>
          </table:table-cell>
          <table:table-cell table:style-name="ce2" office:value-type="string">
            <text:p>-6.14627e+123</text:p>
          </table:table-cell>
          <table:table-cell/>
          <table:table-cell table:formula="of:=VALUE([.G256])" office:value-type="float" office:value="1.7158">
            <text:p>1.7158</text:p>
          </table:table-cell>
          <table:table-cell table:formula="of:=VALUE([.H256])" office:value-type="float" office:value="-6.14627E+123">
            <text:p>-6.15E+123</text:p>
          </table:table-cell>
          <table:table-cell table:number-columns-repeated="3"/>
        </table:table-row>
        <table:table-row table:style-name="ro1">
          <table:table-cell office:value-type="float" office:value="255">
            <text:p>255</text:p>
          </table:table-cell>
          <table:table-cell office:value-type="float" office:value="487.191">
            <text:p>487.191</text:p>
          </table:table-cell>
          <table:table-cell table:formula="of:=VALUE([.B257])" office:value-type="float" office:value="487.191">
            <text:p>487.191</text:p>
          </table:table-cell>
          <table:table-cell table:number-columns-repeated="2"/>
          <table:table-cell office:value-type="float" office:value="1120">
            <text:p>1120</text:p>
          </table:table-cell>
          <table:table-cell office:value-type="float" office:value="0.315199">
            <text:p>0.315199</text:p>
          </table:table-cell>
          <table:table-cell table:style-name="ce2" office:value-type="string">
            <text:p>-1.9373e+123</text:p>
          </table:table-cell>
          <table:table-cell/>
          <table:table-cell table:formula="of:=VALUE([.G257])" office:value-type="float" office:value="0.315199">
            <text:p>0.315199</text:p>
          </table:table-cell>
          <table:table-cell table:formula="of:=VALUE([.H257])" office:value-type="float" office:value="-1.9373E+123">
            <text:p>-1.94E+123</text:p>
          </table:table-cell>
          <table:table-cell table:number-columns-repeated="3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4.7632">
            <text:p>4.7632</text:p>
          </table:table-cell>
          <table:table-cell table:formula="of:=VALUE([.B258])" office:value-type="float" office:value="4.7632">
            <text:p>4.7632</text:p>
          </table:table-cell>
          <table:table-cell table:number-columns-repeated="2"/>
          <table:table-cell office:value-type="float" office:value="2252">
            <text:p>2252</text:p>
          </table:table-cell>
          <table:table-cell office:value-type="float" office:value="0.184223">
            <text:p>0.184223</text:p>
          </table:table-cell>
          <table:table-cell table:style-name="ce2" office:value-type="string">
            <text:p>-3.56895e+122</text:p>
          </table:table-cell>
          <table:table-cell/>
          <table:table-cell table:formula="of:=VALUE([.G258])" office:value-type="float" office:value="0.184223">
            <text:p>0.184223</text:p>
          </table:table-cell>
          <table:table-cell table:formula="of:=VALUE([.H258])" office:value-type="float" office:value="-3.56895E+122">
            <text:p>-3.57E+122</text:p>
          </table:table-cell>
          <table:table-cell table:number-columns-repeated="3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266.733">
            <text:p>266.733</text:p>
          </table:table-cell>
          <table:table-cell table:formula="of:=VALUE([.B259])" office:value-type="float" office:value="266.733">
            <text:p>266.733</text:p>
          </table:table-cell>
          <table:table-cell table:number-columns-repeated="2"/>
          <table:table-cell office:value-type="float" office:value="1736">
            <text:p>1736</text:p>
          </table:table-cell>
          <table:table-cell office:value-type="float" office:value="5.09832">
            <text:p>5.09832</text:p>
          </table:table-cell>
          <table:table-cell table:style-name="ce2" office:value-type="string">
            <text:p>-1.81956e+123</text:p>
          </table:table-cell>
          <table:table-cell/>
          <table:table-cell table:formula="of:=VALUE([.G259])" office:value-type="float" office:value="5.09832">
            <text:p>5.09832</text:p>
          </table:table-cell>
          <table:table-cell table:formula="of:=VALUE([.H259])" office:value-type="float" office:value="-1.81956E+123">
            <text:p>-1.82E+123</text:p>
          </table:table-cell>
          <table:table-cell table:number-columns-repeated="3"/>
        </table:table-row>
        <table:table-row table:style-name="ro1">
          <table:table-cell office:value-type="float" office:value="258">
            <text:p>258</text:p>
          </table:table-cell>
          <table:table-cell office:value-type="float" office:value="1239.26">
            <text:p>1239.26</text:p>
          </table:table-cell>
          <table:table-cell table:formula="of:=VALUE([.B260])" office:value-type="float" office:value="1239.26">
            <text:p>1239.26</text:p>
          </table:table-cell>
          <table:table-cell table:number-columns-repeated="2"/>
          <table:table-cell office:value-type="float" office:value="2512">
            <text:p>2512</text:p>
          </table:table-cell>
          <table:table-cell office:value-type="float" office:value="4.08741">
            <text:p>4.08741</text:p>
          </table:table-cell>
          <table:table-cell table:style-name="ce2" office:value-type="string">
            <text:p>-7.43729e+123</text:p>
          </table:table-cell>
          <table:table-cell/>
          <table:table-cell table:formula="of:=VALUE([.G260])" office:value-type="float" office:value="4.08741">
            <text:p>4.08741</text:p>
          </table:table-cell>
          <table:table-cell table:formula="of:=VALUE([.H260])" office:value-type="float" office:value="-7.43729E+123">
            <text:p>-7.44E+123</text:p>
          </table:table-cell>
          <table:table-cell table:number-columns-repeated="3"/>
        </table:table-row>
        <table:table-row table:style-name="ro1">
          <table:table-cell office:value-type="float" office:value="259">
            <text:p>259</text:p>
          </table:table-cell>
          <table:table-cell office:value-type="float" office:value="508.578">
            <text:p>508.578</text:p>
          </table:table-cell>
          <table:table-cell table:formula="of:=VALUE([.B261])" office:value-type="float" office:value="508.578">
            <text:p>508.578</text:p>
          </table:table-cell>
          <table:table-cell table:number-columns-repeated="2"/>
          <table:table-cell office:value-type="float" office:value="544">
            <text:p>544</text:p>
          </table:table-cell>
          <table:table-cell office:value-type="float" office:value="72.7765">
            <text:p>72.7765</text:p>
          </table:table-cell>
          <table:table-cell table:style-name="ce2" office:value-type="string">
            <text:p>5.4126e+125</text:p>
          </table:table-cell>
          <table:table-cell/>
          <table:table-cell table:formula="of:=VALUE([.G261])" office:value-type="float" office:value="72.7765">
            <text:p>72.7765</text:p>
          </table:table-cell>
          <table:table-cell table:formula="of:=VALUE([.H261])" office:value-type="float" office:value="5.4126E+125">
            <text:p>5.41E+125</text:p>
          </table:table-cell>
          <table:table-cell table:number-columns-repeated="3"/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5.8124">
            <text:p>5.8124</text:p>
          </table:table-cell>
          <table:table-cell table:formula="of:=VALUE([.B262])" office:value-type="float" office:value="5.8124">
            <text:p>5.8124</text:p>
          </table:table-cell>
          <table:table-cell table:number-columns-repeated="2"/>
          <table:table-cell office:value-type="float" office:value="1592">
            <text:p>1592</text:p>
          </table:table-cell>
          <table:table-cell office:value-type="float" office:value="1.46127">
            <text:p>1.46127</text:p>
          </table:table-cell>
          <table:table-cell table:style-name="ce2" office:value-type="string">
            <text:p>-7.90929e+125</text:p>
          </table:table-cell>
          <table:table-cell/>
          <table:table-cell table:formula="of:=VALUE([.G262])" office:value-type="float" office:value="1.46127">
            <text:p>1.46127</text:p>
          </table:table-cell>
          <table:table-cell table:formula="of:=VALUE([.H262])" office:value-type="float" office:value="-7.90929E+125">
            <text:p>-7.91E+125</text:p>
          </table:table-cell>
          <table:table-cell table:number-columns-repeated="3"/>
        </table:table-row>
        <table:table-row table:style-name="ro1">
          <table:table-cell office:value-type="float" office:value="261">
            <text:p>261</text:p>
          </table:table-cell>
          <table:table-cell office:value-type="float" office:value="373.479">
            <text:p>373.479</text:p>
          </table:table-cell>
          <table:table-cell table:formula="of:=VALUE([.B263])" office:value-type="float" office:value="373.479">
            <text:p>373.479</text:p>
          </table:table-cell>
          <table:table-cell table:number-columns-repeated="2"/>
          <table:table-cell office:value-type="float" office:value="1784">
            <text:p>1784</text:p>
          </table:table-cell>
          <table:table-cell office:value-type="float" office:value="4.44522">
            <text:p>4.44522</text:p>
          </table:table-cell>
          <table:table-cell table:style-name="ce2" office:value-type="string">
            <text:p>-3.51585e+126</text:p>
          </table:table-cell>
          <table:table-cell/>
          <table:table-cell table:formula="of:=VALUE([.G263])" office:value-type="float" office:value="4.44522">
            <text:p>4.44522</text:p>
          </table:table-cell>
          <table:table-cell table:formula="of:=VALUE([.H263])" office:value-type="float" office:value="-3.51585E+126">
            <text:p>-3.52E+126</text:p>
          </table:table-cell>
          <table:table-cell table:number-columns-repeated="3"/>
        </table:table-row>
        <table:table-row table:style-name="ro1">
          <table:table-cell office:value-type="float" office:value="262">
            <text:p>262</text:p>
          </table:table-cell>
          <table:table-cell office:value-type="float" office:value="1303.59">
            <text:p>1303.59</text:p>
          </table:table-cell>
          <table:table-cell table:formula="of:=VALUE([.B264])" office:value-type="float" office:value="1303.59">
            <text:p>1303.59</text:p>
          </table:table-cell>
          <table:table-cell table:number-columns-repeated="2"/>
          <table:table-cell office:value-type="float" office:value="640">
            <text:p>640</text:p>
          </table:table-cell>
          <table:table-cell office:value-type="float" office:value="32.1243">
            <text:p>32.1243</text:p>
          </table:table-cell>
          <table:table-cell table:style-name="ce2" office:value-type="string">
            <text:p>1.12944e+128</text:p>
          </table:table-cell>
          <table:table-cell/>
          <table:table-cell table:formula="of:=VALUE([.G264])" office:value-type="float" office:value="32.1243">
            <text:p>32.1243</text:p>
          </table:table-cell>
          <table:table-cell table:formula="of:=VALUE([.H264])" office:value-type="float" office:value="1.12944E+128">
            <text:p>1.13E+128</text:p>
          </table:table-cell>
          <table:table-cell table:number-columns-repeated="3"/>
        </table:table-row>
        <table:table-row table:style-name="ro1">
          <table:table-cell office:value-type="float" office:value="263">
            <text:p>263</text:p>
          </table:table-cell>
          <table:table-cell office:value-type="float" office:value="562.787">
            <text:p>562.787</text:p>
          </table:table-cell>
          <table:table-cell table:formula="of:=VALUE([.B265])" office:value-type="float" office:value="562.787">
            <text:p>562.787</text:p>
          </table:table-cell>
          <table:table-cell table:number-columns-repeated="2"/>
          <table:table-cell office:value-type="float" office:value="2516">
            <text:p>2516</text:p>
          </table:table-cell>
          <table:table-cell office:value-type="float" office:value="38.9589">
            <text:p>38.9589</text:p>
          </table:table-cell>
          <table:table-cell table:style-name="ce2" office:value-type="string">
            <text:p>-4.40017e+129</text:p>
          </table:table-cell>
          <table:table-cell/>
          <table:table-cell table:formula="of:=VALUE([.G265])" office:value-type="float" office:value="38.9589">
            <text:p>38.9589</text:p>
          </table:table-cell>
          <table:table-cell table:formula="of:=VALUE([.H265])" office:value-type="float" office:value="-4.40017E+129">
            <text:p>-4.40E+129</text:p>
          </table:table-cell>
          <table:table-cell table:number-columns-repeated="3"/>
        </table:table-row>
        <table:table-row table:style-name="ro1">
          <table:table-cell office:value-type="float" office:value="264">
            <text:p>264</text:p>
          </table:table-cell>
          <table:table-cell office:value-type="float" office:value="7.20639">
            <text:p>7.20639</text:p>
          </table:table-cell>
          <table:table-cell table:formula="of:=VALUE([.B266])" office:value-type="float" office:value="7.20639">
            <text:p>7.20639</text:p>
          </table:table-cell>
          <table:table-cell table:number-columns-repeated="2"/>
          <table:table-cell office:value-type="float" office:value="1168">
            <text:p>1168</text:p>
          </table:table-cell>
          <table:table-cell office:value-type="float" office:value="48.6962">
            <text:p>48.6962</text:p>
          </table:table-cell>
          <table:table-cell table:style-name="ce2" office:value-type="string">
            <text:p>2.14272e+131</text:p>
          </table:table-cell>
          <table:table-cell/>
          <table:table-cell table:formula="of:=VALUE([.G266])" office:value-type="float" office:value="48.6962">
            <text:p>48.6962</text:p>
          </table:table-cell>
          <table:table-cell table:formula="of:=VALUE([.H266])" office:value-type="float" office:value="2.14272E+131">
            <text:p>2.14E+131</text:p>
          </table:table-cell>
          <table:table-cell table:number-columns-repeated="3"/>
        </table:table-row>
        <table:table-row table:style-name="ro1">
          <table:table-cell office:value-type="float" office:value="265">
            <text:p>265</text:p>
          </table:table-cell>
          <table:table-cell office:value-type="float" office:value="149.591">
            <text:p>149.591</text:p>
          </table:table-cell>
          <table:table-cell table:formula="of:=VALUE([.B267])" office:value-type="float" office:value="149.591">
            <text:p>149.591</text:p>
          </table:table-cell>
          <table:table-cell table:number-columns-repeated="2"/>
          <table:table-cell office:value-type="float" office:value="2192">
            <text:p>2192</text:p>
          </table:table-cell>
          <table:table-cell office:value-type="float" office:value="4.31612">
            <text:p>4.31612</text:p>
          </table:table-cell>
          <table:table-cell table:style-name="ce2" office:value-type="string">
            <text:p>-9.24823e+131</text:p>
          </table:table-cell>
          <table:table-cell/>
          <table:table-cell table:formula="of:=VALUE([.G267])" office:value-type="float" office:value="4.31612">
            <text:p>4.31612</text:p>
          </table:table-cell>
          <table:table-cell table:formula="of:=VALUE([.H267])" office:value-type="float" office:value="-9.24823E+131">
            <text:p>-9.25E+131</text:p>
          </table:table-cell>
          <table:table-cell table:number-columns-repeated="3"/>
        </table:table-row>
        <table:table-row table:style-name="ro1">
          <table:table-cell office:value-type="float" office:value="266">
            <text:p>266</text:p>
          </table:table-cell>
          <table:table-cell office:value-type="float" office:value="1381.45">
            <text:p>1381.45</text:p>
          </table:table-cell>
          <table:table-cell table:formula="of:=VALUE([.B268])" office:value-type="float" office:value="1381.45">
            <text:p>1381.45</text:p>
          </table:table-cell>
          <table:table-cell table:number-columns-repeated="2"/>
          <table:table-cell office:value-type="float" office:value="328">
            <text:p>328</text:p>
          </table:table-cell>
          <table:table-cell office:value-type="float" office:value="1.74083">
            <text:p>1.74083</text:p>
          </table:table-cell>
          <table:table-cell table:style-name="ce2" office:value-type="string">
            <text:p>-1.60996e+132</text:p>
          </table:table-cell>
          <table:table-cell/>
          <table:table-cell table:formula="of:=VALUE([.G268])" office:value-type="float" office:value="1.74083">
            <text:p>1.74083</text:p>
          </table:table-cell>
          <table:table-cell table:formula="of:=VALUE([.H268])" office:value-type="float" office:value="-1.60996E+132">
            <text:p>-1.61E+132</text:p>
          </table:table-cell>
          <table:table-cell table:number-columns-repeated="3"/>
        </table:table-row>
        <table:table-row table:style-name="ro1">
          <table:table-cell office:value-type="float" office:value="267">
            <text:p>267</text:p>
          </table:table-cell>
          <table:table-cell office:value-type="float" office:value="635.638">
            <text:p>635.638</text:p>
          </table:table-cell>
          <table:table-cell table:formula="of:=VALUE([.B269])" office:value-type="float" office:value="635.638">
            <text:p>635.638</text:p>
          </table:table-cell>
          <table:table-cell table:number-columns-repeated="2"/>
          <table:table-cell office:value-type="float" office:value="356">
            <text:p>356</text:p>
          </table:table-cell>
          <table:table-cell office:value-type="float" office:value="34.5926">
            <text:p>34.5926</text:p>
          </table:table-cell>
          <table:table-cell table:style-name="ce2" office:value-type="string">
            <text:p>5.56927e+133</text:p>
          </table:table-cell>
          <table:table-cell/>
          <table:table-cell table:formula="of:=VALUE([.G269])" office:value-type="float" office:value="34.5926">
            <text:p>34.5926</text:p>
          </table:table-cell>
          <table:table-cell table:formula="of:=VALUE([.H269])" office:value-type="float" office:value="5.56927E+133">
            <text:p>5.57E+133</text:p>
          </table:table-cell>
          <table:table-cell table:number-columns-repeated="3"/>
        </table:table-row>
        <table:table-row table:style-name="ro1">
          <table:table-cell office:value-type="float" office:value="268">
            <text:p>268</text:p>
          </table:table-cell>
          <table:table-cell office:value-type="float" office:value="8.74879">
            <text:p>8.74879</text:p>
          </table:table-cell>
          <table:table-cell table:formula="of:=VALUE([.B270])" office:value-type="float" office:value="8.74879">
            <text:p>8.74879</text:p>
          </table:table-cell>
          <table:table-cell table:number-columns-repeated="2"/>
          <table:table-cell office:value-type="float" office:value="1112">
            <text:p>1112</text:p>
          </table:table-cell>
          <table:table-cell office:value-type="float" office:value="33.299">
            <text:p>33.299</text:p>
          </table:table-cell>
          <table:table-cell table:style-name="ce2" office:value-type="string">
            <text:p>1.85451e+135</text:p>
          </table:table-cell>
          <table:table-cell/>
          <table:table-cell table:formula="of:=VALUE([.G270])" office:value-type="float" office:value="33.299">
            <text:p>33.299</text:p>
          </table:table-cell>
          <table:table-cell table:formula="of:=VALUE([.H270])" office:value-type="float" office:value="1.85451E+135">
            <text:p>1.85E+135</text:p>
          </table:table-cell>
          <table:table-cell table:number-columns-repeated="3"/>
        </table:table-row>
        <table:table-row table:style-name="ro1">
          <table:table-cell office:value-type="float" office:value="269">
            <text:p>269</text:p>
          </table:table-cell>
          <table:table-cell office:value-type="float" office:value="255.486">
            <text:p>255.486</text:p>
          </table:table-cell>
          <table:table-cell table:formula="of:=VALUE([.B271])" office:value-type="float" office:value="255.486">
            <text:p>255.486</text:p>
          </table:table-cell>
          <table:table-cell table:number-columns-repeated="2"/>
          <table:table-cell office:value-type="float" office:value="804">
            <text:p>804</text:p>
          </table:table-cell>
          <table:table-cell office:value-type="float" office:value="6.24961">
            <text:p>6.24961</text:p>
          </table:table-cell>
          <table:table-cell table:style-name="ce2" office:value-type="string">
            <text:p>1.159e+136</text:p>
          </table:table-cell>
          <table:table-cell/>
          <table:table-cell table:formula="of:=VALUE([.G271])" office:value-type="float" office:value="6.24961">
            <text:p>6.24961</text:p>
          </table:table-cell>
          <table:table-cell table:formula="of:=VALUE([.H271])" office:value-type="float" office:value="1.159E+136">
            <text:p>1.16E+136</text:p>
          </table:table-cell>
          <table:table-cell table:number-columns-repeated="3"/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1446.31">
            <text:p>1446.31</text:p>
          </table:table-cell>
          <table:table-cell table:formula="of:=VALUE([.B272])" office:value-type="float" office:value="1446.31">
            <text:p>1446.31</text:p>
          </table:table-cell>
          <table:table-cell table:number-columns-repeated="2"/>
          <table:table-cell office:value-type="float" office:value="660">
            <text:p>660</text:p>
          </table:table-cell>
          <table:table-cell office:value-type="float" office:value="6.26784">
            <text:p>6.26784</text:p>
          </table:table-cell>
          <table:table-cell table:style-name="ce2" office:value-type="string">
            <text:p>7.26441e+136</text:p>
          </table:table-cell>
          <table:table-cell/>
          <table:table-cell table:formula="of:=VALUE([.G272])" office:value-type="float" office:value="6.26784">
            <text:p>6.26784</text:p>
          </table:table-cell>
          <table:table-cell table:formula="of:=VALUE([.H272])" office:value-type="float" office:value="7.26441E+136">
            <text:p>7.26E+136</text:p>
          </table:table-cell>
          <table:table-cell table:number-columns-repeated="3"/>
        </table:table-row>
        <table:table-row table:style-name="ro1">
          <table:table-cell office:value-type="float" office:value="271">
            <text:p>271</text:p>
          </table:table-cell>
          <table:table-cell office:value-type="float" office:value="709.957">
            <text:p>709.957</text:p>
          </table:table-cell>
          <table:table-cell table:formula="of:=VALUE([.B273])" office:value-type="float" office:value="709.957">
            <text:p>709.957</text:p>
          </table:table-cell>
          <table:table-cell table:number-columns-repeated="2"/>
          <table:table-cell office:value-type="float" office:value="1332">
            <text:p>1332</text:p>
          </table:table-cell>
          <table:table-cell office:value-type="float" office:value="15.5589">
            <text:p>15.5589</text:p>
          </table:table-cell>
          <table:table-cell table:style-name="ce2" office:value-type="string">
            <text:p>1.13026e+138</text:p>
          </table:table-cell>
          <table:table-cell/>
          <table:table-cell table:formula="of:=VALUE([.G273])" office:value-type="float" office:value="15.5589">
            <text:p>15.5589</text:p>
          </table:table-cell>
          <table:table-cell table:formula="of:=VALUE([.H273])" office:value-type="float" office:value="1.13026E+138">
            <text:p>1.13E+138</text:p>
          </table:table-cell>
          <table:table-cell table:number-columns-repeated="3"/>
        </table:table-row>
        <table:table-row table:style-name="ro1">
          <table:table-cell office:value-type="float" office:value="272">
            <text:p>272</text:p>
          </table:table-cell>
          <table:table-cell office:value-type="float" office:value="10.9155">
            <text:p>10.9155</text:p>
          </table:table-cell>
          <table:table-cell table:formula="of:=VALUE([.B274])" office:value-type="float" office:value="10.9155">
            <text:p>10.9155</text:p>
          </table:table-cell>
          <table:table-cell table:number-columns-repeated="2"/>
          <table:table-cell office:value-type="float" office:value="1212">
            <text:p>1212</text:p>
          </table:table-cell>
          <table:table-cell office:value-type="float" office:value="24.464">
            <text:p>24.464</text:p>
          </table:table-cell>
          <table:table-cell table:style-name="ce2" office:value-type="string">
            <text:p>-2.76507e+139</text:p>
          </table:table-cell>
          <table:table-cell/>
          <table:table-cell table:formula="of:=VALUE([.G274])" office:value-type="float" office:value="24.464">
            <text:p>24.464</text:p>
          </table:table-cell>
          <table:table-cell table:formula="of:=VALUE([.H274])" office:value-type="float" office:value="-2.76507E+139">
            <text:p>-2.77E+139</text:p>
          </table:table-cell>
          <table:table-cell table:number-columns-repeated="3"/>
        </table:table-row>
        <table:table-row table:style-name="ro1">
          <table:table-cell office:value-type="float" office:value="273">
            <text:p>273</text:p>
          </table:table-cell>
          <table:table-cell office:value-type="float" office:value="377.275">
            <text:p>377.275</text:p>
          </table:table-cell>
          <table:table-cell table:formula="of:=VALUE([.B275])" office:value-type="float" office:value="377.275">
            <text:p>377.275</text:p>
          </table:table-cell>
          <table:table-cell table:number-columns-repeated="2"/>
          <table:table-cell office:value-type="float" office:value="1328">
            <text:p>1328</text:p>
          </table:table-cell>
          <table:table-cell office:value-type="float" office:value="7.6052">
            <text:p>7.6052</text:p>
          </table:table-cell>
          <table:table-cell table:style-name="ce2" office:value-type="string">
            <text:p>-2.10289e+140</text:p>
          </table:table-cell>
          <table:table-cell/>
          <table:table-cell table:formula="of:=VALUE([.G275])" office:value-type="float" office:value="7.6052">
            <text:p>7.6052</text:p>
          </table:table-cell>
          <table:table-cell table:formula="of:=VALUE([.H275])" office:value-type="float" office:value="-2.10289E+140">
            <text:p>-2.10E+140</text:p>
          </table:table-cell>
          <table:table-cell table:number-columns-repeated="3"/>
        </table:table-row>
        <table:table-row table:style-name="ro1">
          <table:table-cell office:value-type="float" office:value="274">
            <text:p>274</text:p>
          </table:table-cell>
          <table:table-cell office:value-type="float" office:value="1483.83">
            <text:p>1483.83</text:p>
          </table:table-cell>
          <table:table-cell table:formula="of:=VALUE([.B276])" office:value-type="float" office:value="1483.83">
            <text:p>1483.83</text:p>
          </table:table-cell>
          <table:table-cell table:number-columns-repeated="2"/>
          <table:table-cell office:value-type="float" office:value="1504">
            <text:p>1504</text:p>
          </table:table-cell>
          <table:table-cell office:value-type="float" office:value="0.349999">
            <text:p>0.349999</text:p>
          </table:table-cell>
          <table:table-cell table:style-name="ce2" office:value-type="string">
            <text:p>-7.36009e+139</text:p>
          </table:table-cell>
          <table:table-cell/>
          <table:table-cell table:formula="of:=VALUE([.G276])" office:value-type="float" office:value="0.349999">
            <text:p>0.349999</text:p>
          </table:table-cell>
          <table:table-cell table:formula="of:=VALUE([.H276])" office:value-type="float" office:value="-7.36009E+139">
            <text:p>-7.36E+139</text:p>
          </table:table-cell>
          <table:table-cell table:number-columns-repeated="3"/>
        </table:table-row>
        <table:table-row table:style-name="ro1">
          <table:table-cell office:value-type="float" office:value="275">
            <text:p>275</text:p>
          </table:table-cell>
          <table:table-cell office:value-type="float" office:value="799.423">
            <text:p>799.423</text:p>
          </table:table-cell>
          <table:table-cell table:formula="of:=VALUE([.B277])" office:value-type="float" office:value="799.423">
            <text:p>799.423</text:p>
          </table:table-cell>
          <table:table-cell table:number-columns-repeated="2"/>
          <table:table-cell office:value-type="float" office:value="2528">
            <text:p>2528</text:p>
          </table:table-cell>
          <table:table-cell office:value-type="float" office:value="7.0394">
            <text:p>7.0394</text:p>
          </table:table-cell>
          <table:table-cell table:style-name="ce2" office:value-type="string">
            <text:p>-5.18106e+140</text:p>
          </table:table-cell>
          <table:table-cell/>
          <table:table-cell table:formula="of:=VALUE([.G277])" office:value-type="float" office:value="7.0394">
            <text:p>7.0394</text:p>
          </table:table-cell>
          <table:table-cell table:formula="of:=VALUE([.H277])" office:value-type="float" office:value="-5.18106E+140">
            <text:p>-5.18E+140</text:p>
          </table:table-cell>
          <table:table-cell table:number-columns-repeated="3"/>
        </table:table-row>
        <table:table-row table:style-name="ro1">
          <table:table-cell office:value-type="float" office:value="276">
            <text:p>276</text:p>
          </table:table-cell>
          <table:table-cell office:value-type="float" office:value="13.2879">
            <text:p>13.2879</text:p>
          </table:table-cell>
          <table:table-cell table:formula="of:=VALUE([.B278])" office:value-type="float" office:value="13.2879">
            <text:p>13.2879</text:p>
          </table:table-cell>
          <table:table-cell table:number-columns-repeated="2"/>
          <table:table-cell office:value-type="float" office:value="260">
            <text:p>260</text:p>
          </table:table-cell>
          <table:table-cell office:value-type="float" office:value="19.4679">
            <text:p>19.4679</text:p>
          </table:table-cell>
          <table:table-cell table:style-name="ce2" office:value-type="string">
            <text:p>1.00865e+142</text:p>
          </table:table-cell>
          <table:table-cell/>
          <table:table-cell table:formula="of:=VALUE([.G278])" office:value-type="float" office:value="19.4679">
            <text:p>19.4679</text:p>
          </table:table-cell>
          <table:table-cell table:formula="of:=VALUE([.H278])" office:value-type="float" office:value="1.00865E+142">
            <text:p>1.01E+142</text:p>
          </table:table-cell>
          <table:table-cell table:number-columns-repeated="3"/>
        </table:table-row>
        <table:table-row table:style-name="ro1">
          <table:table-cell office:value-type="float" office:value="277">
            <text:p>277</text:p>
          </table:table-cell>
          <table:table-cell office:value-type="float" office:value="137.694">
            <text:p>137.694</text:p>
          </table:table-cell>
          <table:table-cell table:formula="of:=VALUE([.B279])" office:value-type="float" office:value="137.694">
            <text:p>137.694</text:p>
          </table:table-cell>
          <table:table-cell table:number-columns-repeated="2"/>
          <table:table-cell office:value-type="float" office:value="196">
            <text:p>196</text:p>
          </table:table-cell>
          <table:table-cell office:value-type="float" office:value="5.8124">
            <text:p>5.8124</text:p>
          </table:table-cell>
          <table:table-cell table:style-name="ce2" office:value-type="string">
            <text:p>-5.86266e+142</text:p>
          </table:table-cell>
          <table:table-cell/>
          <table:table-cell table:formula="of:=VALUE([.G279])" office:value-type="float" office:value="5.8124">
            <text:p>5.8124</text:p>
          </table:table-cell>
          <table:table-cell table:formula="of:=VALUE([.H279])" office:value-type="float" office:value="-5.86266E+142">
            <text:p>-5.86E+142</text:p>
          </table:table-cell>
          <table:table-cell table:number-columns-repeated="3"/>
        </table:table-row>
        <table:table-row table:style-name="ro1">
          <table:table-cell office:value-type="float" office:value="278">
            <text:p>278</text:p>
          </table:table-cell>
          <table:table-cell office:value-type="float" office:value="1535.04">
            <text:p>1535.04</text:p>
          </table:table-cell>
          <table:table-cell table:formula="of:=VALUE([.B280])" office:value-type="float" office:value="1535.04">
            <text:p>1535.04</text:p>
          </table:table-cell>
          <table:table-cell table:number-columns-repeated="2"/>
          <table:table-cell office:value-type="float" office:value="2220">
            <text:p>2220</text:p>
          </table:table-cell>
          <table:table-cell office:value-type="float" office:value="3.25903">
            <text:p>3.25903</text:p>
          </table:table-cell>
          <table:table-cell table:style-name="ce2" office:value-type="string">
            <text:p>-1.91066e+143</text:p>
          </table:table-cell>
          <table:table-cell/>
          <table:table-cell table:formula="of:=VALUE([.G280])" office:value-type="float" office:value="3.25903">
            <text:p>3.25903</text:p>
          </table:table-cell>
          <table:table-cell table:formula="of:=VALUE([.H280])" office:value-type="float" office:value="-1.91066E+143">
            <text:p>-1.91E+143</text:p>
          </table:table-cell>
          <table:table-cell table:number-columns-repeated="3"/>
        </table:table-row>
        <table:table-row table:style-name="ro1">
          <table:table-cell office:value-type="float" office:value="279">
            <text:p>279</text:p>
          </table:table-cell>
          <table:table-cell office:value-type="float" office:value="901.905">
            <text:p>901.905</text:p>
          </table:table-cell>
          <table:table-cell table:formula="of:=VALUE([.B281])" office:value-type="float" office:value="901.905">
            <text:p>901.905</text:p>
          </table:table-cell>
          <table:table-cell table:number-columns-repeated="2"/>
          <table:table-cell office:value-type="float" office:value="136">
            <text:p>136</text:p>
          </table:table-cell>
          <table:table-cell office:value-type="float" office:value="5.37601">
            <text:p>5.37601</text:p>
          </table:table-cell>
          <table:table-cell table:style-name="ce2" office:value-type="string">
            <text:p>-1.02717e+144</text:p>
          </table:table-cell>
          <table:table-cell/>
          <table:table-cell table:formula="of:=VALUE([.G281])" office:value-type="float" office:value="5.37601">
            <text:p>5.37601</text:p>
          </table:table-cell>
          <table:table-cell table:formula="of:=VALUE([.H281])" office:value-type="float" office:value="-1.02717E+144">
            <text:p>-1.03E+144</text:p>
          </table:table-cell>
          <table:table-cell table:number-columns-repeated="3"/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14.2082">
            <text:p>14.2082</text:p>
          </table:table-cell>
          <table:table-cell table:formula="of:=VALUE([.B282])" office:value-type="float" office:value="14.2082">
            <text:p>14.2082</text:p>
          </table:table-cell>
          <table:table-cell table:number-columns-repeated="2"/>
          <table:table-cell office:value-type="float" office:value="592">
            <text:p>592</text:p>
          </table:table-cell>
          <table:table-cell office:value-type="float" office:value="2.96826">
            <text:p>2.96826</text:p>
          </table:table-cell>
          <table:table-cell table:style-name="ce2" office:value-type="string">
            <text:p>-3.04891e+144</text:p>
          </table:table-cell>
          <table:table-cell/>
          <table:table-cell table:formula="of:=VALUE([.G282])" office:value-type="float" office:value="2.96826">
            <text:p>2.96826</text:p>
          </table:table-cell>
          <table:table-cell table:formula="of:=VALUE([.H282])" office:value-type="float" office:value="-3.04891E+144">
            <text:p>-3.05E+144</text:p>
          </table:table-cell>
          <table:table-cell table:number-columns-repeated="3"/>
        </table:table-row>
        <table:table-row table:style-name="ro1">
          <table:table-cell office:value-type="float" office:value="281">
            <text:p>281</text:p>
          </table:table-cell>
          <table:table-cell office:value-type="float" office:value="105.261">
            <text:p>105.261</text:p>
          </table:table-cell>
          <table:table-cell table:formula="of:=VALUE([.B283])" office:value-type="float" office:value="105.261">
            <text:p>105.261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float" office:value="12.037">
            <text:p>12.037</text:p>
          </table:table-cell>
          <table:table-cell table:style-name="ce2" office:value-type="string">
            <text:p>-3.66998e+145</text:p>
          </table:table-cell>
          <table:table-cell/>
          <table:table-cell table:formula="of:=VALUE([.G283])" office:value-type="float" office:value="12.037">
            <text:p>12.037</text:p>
          </table:table-cell>
          <table:table-cell table:formula="of:=VALUE([.H283])" office:value-type="float" office:value="-3.66998E+145">
            <text:p>-3.67E+145</text:p>
          </table:table-cell>
          <table:table-cell table:number-columns-repeated="3"/>
        </table:table-row>
        <table:table-row table:style-name="ro1">
          <table:table-cell office:value-type="float" office:value="282">
            <text:p>282</text:p>
          </table:table-cell>
          <table:table-cell office:value-type="float" office:value="1534.05">
            <text:p>1534.05</text:p>
          </table:table-cell>
          <table:table-cell table:formula="of:=VALUE([.B284])" office:value-type="float" office:value="1534.05">
            <text:p>1534.05</text:p>
          </table:table-cell>
          <table:table-cell table:number-columns-repeated="2"/>
          <table:table-cell office:value-type="float" office:value="52">
            <text:p>52</text:p>
          </table:table-cell>
          <table:table-cell table:style-name="ce2" office:value-type="string">
            <text:p>2.74818e-13</text:p>
          </table:table-cell>
          <table:table-cell table:style-name="ce2" office:value-type="string">
            <text:p>1.00858e+133</text:p>
          </table:table-cell>
          <table:table-cell/>
          <table:table-cell table:formula="of:=VALUE([.G284])" office:value-type="float" office:value="0.000000000000274818">
            <text:p>2.74818E-013</text:p>
          </table:table-cell>
          <table:table-cell table:formula="of:=VALUE([.H284])" office:value-type="float" office:value="1.00858E+133">
            <text:p>1.01E+133</text:p>
          </table:table-cell>
          <table:table-cell table:number-columns-repeated="3"/>
        </table:table-row>
        <table:table-row table:style-name="ro1">
          <table:table-cell office:value-type="float" office:value="283">
            <text:p>283</text:p>
          </table:table-cell>
          <table:table-cell office:value-type="float" office:value="935.466">
            <text:p>935.466</text:p>
          </table:table-cell>
          <table:table-cell table:formula="of:=VALUE([.B285])" office:value-type="float" office:value="935.466">
            <text:p>935.466</text:p>
          </table:table-cell>
          <table:table-cell table:number-columns-repeated="2"/>
          <table:table-cell office:value-type="float" office:value="300">
            <text:p>300</text:p>
          </table:table-cell>
          <table:table-cell office:value-type="float" office:value="2.77481">
            <text:p>2.77481</text:p>
          </table:table-cell>
          <table:table-cell table:style-name="ce2" office:value-type="string">
            <text:p>2.7986e+133</text:p>
          </table:table-cell>
          <table:table-cell/>
          <table:table-cell table:formula="of:=VALUE([.G285])" office:value-type="float" office:value="2.77481">
            <text:p>2.77481</text:p>
          </table:table-cell>
          <table:table-cell table:formula="of:=VALUE([.H285])" office:value-type="float" office:value="2.7986E+133">
            <text:p>2.80E+133</text:p>
          </table:table-cell>
          <table:table-cell table:number-columns-repeated="3"/>
        </table:table-row>
        <table:table-row table:style-name="ro1">
          <table:table-cell office:value-type="float" office:value="284">
            <text:p>284</text:p>
          </table:table-cell>
          <table:table-cell office:value-type="float" office:value="14.55">
            <text:p>14.55</text:p>
          </table:table-cell>
          <table:table-cell table:formula="of:=VALUE([.B286])" office:value-type="float" office:value="14.55">
            <text:p>14.55</text:p>
          </table:table-cell>
          <table:table-cell table:number-columns-repeated="2"/>
          <table:table-cell office:value-type="float" office:value="748">
            <text:p>748</text:p>
          </table:table-cell>
          <table:table-cell office:value-type="float" office:value="8.42874">
            <text:p>8.42874</text:p>
          </table:table-cell>
          <table:table-cell table:style-name="ce2" office:value-type="string">
            <text:p>2.35887e+134</text:p>
          </table:table-cell>
          <table:table-cell/>
          <table:table-cell table:formula="of:=VALUE([.G286])" office:value-type="float" office:value="8.42874">
            <text:p>8.42874</text:p>
          </table:table-cell>
          <table:table-cell table:formula="of:=VALUE([.H286])" office:value-type="float" office:value="2.35887E+134">
            <text:p>2.36E+134</text:p>
          </table:table-cell>
          <table:table-cell table:number-columns-repeated="3"/>
        </table:table-row>
        <table:table-row table:style-name="ro1">
          <table:table-cell office:value-type="float" office:value="285">
            <text:p>285</text:p>
          </table:table-cell>
          <table:table-cell office:value-type="float" office:value="162.138">
            <text:p>162.138</text:p>
          </table:table-cell>
          <table:table-cell table:formula="of:=VALUE([.B287])" office:value-type="float" office:value="162.138">
            <text:p>162.138</text:p>
          </table:table-cell>
          <table:table-cell table:number-columns-repeated="2"/>
          <table:table-cell office:value-type="float" office:value="1904">
            <text:p>1904</text:p>
          </table:table-cell>
          <table:table-cell office:value-type="float" office:value="11.8406">
            <text:p>11.8406</text:p>
          </table:table-cell>
          <table:table-cell table:style-name="ce2" office:value-type="string">
            <text:p>-2.79305e+135</text:p>
          </table:table-cell>
          <table:table-cell/>
          <table:table-cell table:formula="of:=VALUE([.G287])" office:value-type="float" office:value="11.8406">
            <text:p>11.8406</text:p>
          </table:table-cell>
          <table:table-cell table:formula="of:=VALUE([.H287])" office:value-type="float" office:value="-2.79305E+135">
            <text:p>-2.79E+135</text:p>
          </table:table-cell>
          <table:table-cell table:number-columns-repeated="3"/>
        </table:table-row>
        <table:table-row table:style-name="ro1">
          <table:table-cell office:value-type="float" office:value="286">
            <text:p>286</text:p>
          </table:table-cell>
          <table:table-cell office:value-type="float" office:value="1480.84">
            <text:p>1480.84</text:p>
          </table:table-cell>
          <table:table-cell table:formula="of:=VALUE([.B288])" office:value-type="float" office:value="1480.84">
            <text:p>1480.84</text:p>
          </table:table-cell>
          <table:table-cell table:number-columns-repeated="2"/>
          <table:table-cell office:value-type="float" office:value="1988">
            <text:p>1988</text:p>
          </table:table-cell>
          <table:table-cell office:value-type="float" office:value="4.28757">
            <text:p>4.28757</text:p>
          </table:table-cell>
          <table:table-cell table:style-name="ce2" office:value-type="string">
            <text:p>-1.19754e+136</text:p>
          </table:table-cell>
          <table:table-cell/>
          <table:table-cell table:formula="of:=VALUE([.G288])" office:value-type="float" office:value="4.28757">
            <text:p>4.28757</text:p>
          </table:table-cell>
          <table:table-cell table:formula="of:=VALUE([.H288])" office:value-type="float" office:value="-1.19754E+136">
            <text:p>-1.20E+136</text:p>
          </table:table-cell>
          <table:table-cell table:number-columns-repeated="3"/>
        </table:table-row>
        <table:table-row table:style-name="ro1">
          <table:table-cell office:value-type="float" office:value="287">
            <text:p>287</text:p>
          </table:table-cell>
          <table:table-cell office:value-type="float" office:value="932.629">
            <text:p>932.629</text:p>
          </table:table-cell>
          <table:table-cell table:formula="of:=VALUE([.B289])" office:value-type="float" office:value="932.629">
            <text:p>932.629</text:p>
          </table:table-cell>
          <table:table-cell table:number-columns-repeated="2"/>
          <table:table-cell office:value-type="float" office:value="512">
            <text:p>512</text:p>
          </table:table-cell>
          <table:table-cell office:value-type="float" office:value="1.22586">
            <text:p>1.22586</text:p>
          </table:table-cell>
          <table:table-cell table:style-name="ce2" office:value-type="string">
            <text:p>-1.46802e+136</text:p>
          </table:table-cell>
          <table:table-cell/>
          <table:table-cell table:formula="of:=VALUE([.G289])" office:value-type="float" office:value="1.22586">
            <text:p>1.22586</text:p>
          </table:table-cell>
          <table:table-cell table:formula="of:=VALUE([.H289])" office:value-type="float" office:value="-1.46802E+136">
            <text:p>-1.47E+136</text:p>
          </table:table-cell>
          <table:table-cell table:number-columns-repeated="3"/>
        </table:table-row>
        <table:table-row table:style-name="ro1">
          <table:table-cell office:value-type="float" office:value="288">
            <text:p>288</text:p>
          </table:table-cell>
          <table:table-cell office:value-type="float" office:value="16.8986">
            <text:p>16.8986</text:p>
          </table:table-cell>
          <table:table-cell table:formula="of:=VALUE([.B290])" office:value-type="float" office:value="16.8986">
            <text:p>16.8986</text:p>
          </table:table-cell>
          <table:table-cell table:number-columns-repeated="2"/>
          <table:table-cell office:value-type="float" office:value="1172">
            <text:p>1172</text:p>
          </table:table-cell>
          <table:table-cell office:value-type="float" office:value="1.92469">
            <text:p>1.92469</text:p>
          </table:table-cell>
          <table:table-cell table:style-name="ce2" office:value-type="string">
            <text:p>-2.82548e+136</text:p>
          </table:table-cell>
          <table:table-cell/>
          <table:table-cell table:formula="of:=VALUE([.G290])" office:value-type="float" office:value="1.92469">
            <text:p>1.92469</text:p>
          </table:table-cell>
          <table:table-cell table:formula="of:=VALUE([.H290])" office:value-type="float" office:value="-2.82548E+136">
            <text:p>-2.83E+136</text:p>
          </table:table-cell>
          <table:table-cell table:number-columns-repeated="3"/>
        </table:table-row>
        <table:table-row table:style-name="ro1">
          <table:table-cell office:value-type="float" office:value="289">
            <text:p>289</text:p>
          </table:table-cell>
          <table:table-cell office:value-type="float" office:value="596.584">
            <text:p>596.584</text:p>
          </table:table-cell>
          <table:table-cell table:formula="of:=VALUE([.B291])" office:value-type="float" office:value="596.584">
            <text:p>596.584</text:p>
          </table:table-cell>
          <table:table-cell table:number-columns-repeated="2"/>
          <table:table-cell office:value-type="float" office:value="1924">
            <text:p>1924</text:p>
          </table:table-cell>
          <table:table-cell office:value-type="float" office:value="3.37016">
            <text:p>3.37016</text:p>
          </table:table-cell>
          <table:table-cell table:style-name="ce2" office:value-type="string">
            <text:p>-9.52235e+136</text:p>
          </table:table-cell>
          <table:table-cell/>
          <table:table-cell table:formula="of:=VALUE([.G291])" office:value-type="float" office:value="3.37016">
            <text:p>3.37016</text:p>
          </table:table-cell>
          <table:table-cell table:formula="of:=VALUE([.H291])" office:value-type="float" office:value="-9.52235E+136">
            <text:p>-9.52E+136</text:p>
          </table:table-cell>
          <table:table-cell table:number-columns-repeated="3"/>
        </table:table-row>
        <table:table-row table:style-name="ro1">
          <table:table-cell office:value-type="float" office:value="290">
            <text:p>290</text:p>
          </table:table-cell>
          <table:table-cell office:value-type="float" office:value="1480.45">
            <text:p>1480.45</text:p>
          </table:table-cell>
          <table:table-cell table:formula="of:=VALUE([.B292])" office:value-type="float" office:value="1480.45">
            <text:p>1480.45</text:p>
          </table:table-cell>
          <table:table-cell table:number-columns-repeated="2"/>
          <table:table-cell office:value-type="float" office:value="2464">
            <text:p>2464</text:p>
          </table:table-cell>
          <table:table-cell office:value-type="float" office:value="6.24162">
            <text:p>6.24162</text:p>
          </table:table-cell>
          <table:table-cell table:style-name="ce2" office:value-type="string">
            <text:p>-5.94348e+137</text:p>
          </table:table-cell>
          <table:table-cell/>
          <table:table-cell table:formula="of:=VALUE([.G292])" office:value-type="float" office:value="6.24162">
            <text:p>6.24162</text:p>
          </table:table-cell>
          <table:table-cell table:formula="of:=VALUE([.H292])" office:value-type="float" office:value="-5.94348E+137">
            <text:p>-5.94E+137</text:p>
          </table:table-cell>
          <table:table-cell table:number-columns-repeated="3"/>
        </table:table-row>
        <table:table-row table:style-name="ro1">
          <table:table-cell office:value-type="float" office:value="291">
            <text:p>291</text:p>
          </table:table-cell>
          <table:table-cell office:value-type="float" office:value="1019.67">
            <text:p>1019.67</text:p>
          </table:table-cell>
          <table:table-cell table:formula="of:=VALUE([.B293])" office:value-type="float" office:value="1019.67">
            <text:p>1019.67</text:p>
          </table:table-cell>
          <table:table-cell table:number-columns-repeated="2"/>
          <table:table-cell office:value-type="float" office:value="2008">
            <text:p>2008</text:p>
          </table:table-cell>
          <table:table-cell office:value-type="float" office:value="0.911479">
            <text:p>0.911479</text:p>
          </table:table-cell>
          <table:table-cell table:style-name="ce2" office:value-type="string">
            <text:p>-5.41736e+137</text:p>
          </table:table-cell>
          <table:table-cell/>
          <table:table-cell table:formula="of:=VALUE([.G293])" office:value-type="float" office:value="0.911479">
            <text:p>0.911479</text:p>
          </table:table-cell>
          <table:table-cell table:formula="of:=VALUE([.H293])" office:value-type="float" office:value="-5.41736E+137">
            <text:p>-5.42E+137</text:p>
          </table:table-cell>
          <table:table-cell table:number-columns-repeated="3"/>
        </table:table-row>
        <table:table-row table:style-name="ro1">
          <table:table-cell office:value-type="float" office:value="292">
            <text:p>292</text:p>
          </table:table-cell>
          <table:table-cell office:value-type="float" office:value="86.1565">
            <text:p>86.1565</text:p>
          </table:table-cell>
          <table:table-cell table:formula="of:=VALUE([.B294])" office:value-type="float" office:value="86.1565">
            <text:p>86.1565</text:p>
          </table:table-cell>
          <table:table-cell table:number-columns-repeated="2"/>
          <table:table-cell office:value-type="float" office:value="708">
            <text:p>708</text:p>
          </table:table-cell>
          <table:table-cell office:value-type="float" office:value="4.2565">
            <text:p>4.2565</text:p>
          </table:table-cell>
          <table:table-cell table:style-name="ce2" office:value-type="string">
            <text:p>-2.3059e+138</text:p>
          </table:table-cell>
          <table:table-cell/>
          <table:table-cell table:formula="of:=VALUE([.G294])" office:value-type="float" office:value="4.2565">
            <text:p>4.2565</text:p>
          </table:table-cell>
          <table:table-cell table:formula="of:=VALUE([.H294])" office:value-type="float" office:value="-2.3059E+138">
            <text:p>-2.31E+138</text:p>
          </table:table-cell>
          <table:table-cell table:number-columns-repeated="3"/>
        </table:table-row>
        <table:table-row table:style-name="ro1">
          <table:table-cell office:value-type="float" office:value="293">
            <text:p>293</text:p>
          </table:table-cell>
          <table:table-cell office:value-type="float" office:value="1918.6">
            <text:p>1918.6</text:p>
          </table:table-cell>
          <table:table-cell table:formula="of:=VALUE([.B295])" office:value-type="float" office:value="1918.6">
            <text:p>1918.6</text:p>
          </table:table-cell>
          <table:table-cell table:number-columns-repeated="2"/>
          <table:table-cell office:value-type="float" office:value="1496">
            <text:p>1496</text:p>
          </table:table-cell>
          <table:table-cell office:value-type="float" office:value="43.1999">
            <text:p>43.1999</text:p>
          </table:table-cell>
          <table:table-cell table:style-name="ce2" office:value-type="string">
            <text:p>9.96148e+139</text:p>
          </table:table-cell>
          <table:table-cell/>
          <table:table-cell table:formula="of:=VALUE([.G295])" office:value-type="float" office:value="43.1999">
            <text:p>43.1999</text:p>
          </table:table-cell>
          <table:table-cell table:formula="of:=VALUE([.H295])" office:value-type="float" office:value="9.96148E+139">
            <text:p>9.96E+139</text:p>
          </table:table-cell>
          <table:table-cell table:number-columns-repeated="3"/>
        </table:table-row>
        <table:table-row table:style-name="ro1">
          <table:table-cell office:value-type="float" office:value="294">
            <text:p>294</text:p>
          </table:table-cell>
          <table:table-cell office:value-type="float" office:value="3264.61">
            <text:p>3264.61</text:p>
          </table:table-cell>
          <table:table-cell table:formula="of:=VALUE([.B296])" office:value-type="float" office:value="3264.61">
            <text:p>3264.61</text:p>
          </table:table-cell>
          <table:table-cell table:number-columns-repeated="2"/>
          <table:table-cell office:value-type="float" office:value="548">
            <text:p>548</text:p>
          </table:table-cell>
          <table:table-cell office:value-type="float" office:value="6.34957">
            <text:p>6.34957</text:p>
          </table:table-cell>
          <table:table-cell table:style-name="ce2" office:value-type="string">
            <text:p>6.32511e+140</text:p>
          </table:table-cell>
          <table:table-cell/>
          <table:table-cell table:formula="of:=VALUE([.G296])" office:value-type="float" office:value="6.34957">
            <text:p>6.34957</text:p>
          </table:table-cell>
          <table:table-cell table:formula="of:=VALUE([.H296])" office:value-type="float" office:value="6.32511E+140">
            <text:p>6.33E+140</text:p>
          </table:table-cell>
          <table:table-cell table:number-columns-repeated="3"/>
        </table:table-row>
        <table:table-row table:style-name="ro1">
          <table:table-cell office:value-type="float" office:value="295">
            <text:p>295</text:p>
          </table:table-cell>
          <table:table-cell office:value-type="float" office:value="4078.36">
            <text:p>4078.36</text:p>
          </table:table-cell>
          <table:table-cell table:formula="of:=VALUE([.B297])" office:value-type="float" office:value="4078.36">
            <text:p>4078.36</text:p>
          </table:table-cell>
          <table:table-cell table:number-columns-repeated="2"/>
          <table:table-cell office:value-type="float" office:value="2172">
            <text:p>2172</text:p>
          </table:table-cell>
          <table:table-cell office:value-type="float" office:value="14.2138">
            <text:p>14.2138</text:p>
          </table:table-cell>
          <table:table-cell table:style-name="ce2" office:value-type="string">
            <text:p>8.99038e+141</text:p>
          </table:table-cell>
          <table:table-cell/>
          <table:table-cell table:formula="of:=VALUE([.G297])" office:value-type="float" office:value="14.2138">
            <text:p>14.2138</text:p>
          </table:table-cell>
          <table:table-cell table:formula="of:=VALUE([.H297])" office:value-type="float" office:value="8.99038E+141">
            <text:p>8.99E+141</text:p>
          </table:table-cell>
          <table:table-cell table:number-columns-repeated="3"/>
        </table:table-row>
        <table:table-row table:style-name="ro1">
          <table:table-cell office:value-type="float" office:value="296">
            <text:p>296</text:p>
          </table:table-cell>
          <table:table-cell office:value-type="float" office:value="11.3582">
            <text:p>11.3582</text:p>
          </table:table-cell>
          <table:table-cell table:formula="of:=VALUE([.B298])" office:value-type="float" office:value="11.3582">
            <text:p>11.3582</text:p>
          </table:table-cell>
          <table:table-cell table:number-columns-repeated="2"/>
          <table:table-cell office:value-type="float" office:value="2516">
            <text:p>2516</text:p>
          </table:table-cell>
          <table:table-cell office:value-type="float" office:value="1.57133">
            <text:p>1.57133</text:p>
          </table:table-cell>
          <table:table-cell table:style-name="ce2" office:value-type="string">
            <text:p>1.41269e+142</text:p>
          </table:table-cell>
          <table:table-cell/>
          <table:table-cell table:formula="of:=VALUE([.G298])" office:value-type="float" office:value="1.57133">
            <text:p>1.57133</text:p>
          </table:table-cell>
          <table:table-cell table:formula="of:=VALUE([.H298])" office:value-type="float" office:value="1.41269E+142">
            <text:p>1.41E+142</text:p>
          </table:table-cell>
          <table:table-cell table:number-columns-repeated="3"/>
        </table:table-row>
        <table:table-row table:style-name="ro1">
          <table:table-cell office:value-type="float" office:value="297">
            <text:p>297</text:p>
          </table:table-cell>
          <table:table-cell office:value-type="float" office:value="182.444">
            <text:p>182.444</text:p>
          </table:table-cell>
          <table:table-cell table:formula="of:=VALUE([.B299])" office:value-type="float" office:value="182.444">
            <text:p>182.444</text:p>
          </table:table-cell>
          <table:table-cell table:number-columns-repeated="2"/>
          <table:table-cell office:value-type="float" office:value="588">
            <text:p>588</text:p>
          </table:table-cell>
          <table:table-cell office:value-type="float" office:value="48.6962">
            <text:p>48.6962</text:p>
          </table:table-cell>
          <table:table-cell table:style-name="ce2" office:value-type="string">
            <text:p>-6.87923e+143</text:p>
          </table:table-cell>
          <table:table-cell/>
          <table:table-cell table:formula="of:=VALUE([.G299])" office:value-type="float" office:value="48.6962">
            <text:p>48.6962</text:p>
          </table:table-cell>
          <table:table-cell table:formula="of:=VALUE([.H299])" office:value-type="float" office:value="-6.87923E+143">
            <text:p>-6.88E+143</text:p>
          </table:table-cell>
          <table:table-cell table:number-columns-repeated="3"/>
        </table:table-row>
        <table:table-row table:style-name="ro1">
          <table:table-cell office:value-type="float" office:value="298">
            <text:p>298</text:p>
          </table:table-cell>
          <table:table-cell office:value-type="float" office:value="460.439">
            <text:p>460.439</text:p>
          </table:table-cell>
          <table:table-cell table:formula="of:=VALUE([.B300])" office:value-type="float" office:value="460.439">
            <text:p>460.439</text:p>
          </table:table-cell>
          <table:table-cell table:number-columns-repeated="2"/>
          <table:table-cell office:value-type="float" office:value="2676">
            <text:p>2676</text:p>
          </table:table-cell>
          <table:table-cell office:value-type="float" office:value="16.2711">
            <text:p>16.2711</text:p>
          </table:table-cell>
          <table:table-cell table:style-name="ce2" office:value-type="string">
            <text:p>-1.11933e+145</text:p>
          </table:table-cell>
          <table:table-cell/>
          <table:table-cell table:formula="of:=VALUE([.G300])" office:value-type="float" office:value="16.2711">
            <text:p>16.2711</text:p>
          </table:table-cell>
          <table:table-cell table:formula="of:=VALUE([.H300])" office:value-type="float" office:value="-1.11933E+145">
            <text:p>-1.12E+145</text:p>
          </table:table-cell>
          <table:table-cell table:number-columns-repeated="3"/>
        </table:table-row>
        <table:table-row table:style-name="ro1">
          <table:table-cell office:value-type="float" office:value="299">
            <text:p>299</text:p>
          </table:table-cell>
          <table:table-cell office:value-type="float" office:value="308.472">
            <text:p>308.472</text:p>
          </table:table-cell>
          <table:table-cell table:formula="of:=VALUE([.B301])" office:value-type="float" office:value="308.472">
            <text:p>308.472</text:p>
          </table:table-cell>
          <table:table-cell table:number-columns-repeated="2"/>
          <table:table-cell office:value-type="float" office:value="1960">
            <text:p>1960</text:p>
          </table:table-cell>
          <table:table-cell office:value-type="float" office:value="9.28383">
            <text:p>9.28383</text:p>
          </table:table-cell>
          <table:table-cell table:style-name="ce2" office:value-type="string">
            <text:p>1.03916e+146</text:p>
          </table:table-cell>
          <table:table-cell/>
          <table:table-cell table:formula="of:=VALUE([.G301])" office:value-type="float" office:value="9.28383">
            <text:p>9.28383</text:p>
          </table:table-cell>
          <table:table-cell table:formula="of:=VALUE([.H301])" office:value-type="float" office:value="1.03916E+146">
            <text:p>1.04E+146</text:p>
          </table:table-cell>
          <table:table-cell table:number-columns-repeated="3"/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8.42874">
            <text:p>8.42874</text:p>
          </table:table-cell>
          <table:table-cell table:formula="of:=VALUE([.B302])" office:value-type="float" office:value="8.42874">
            <text:p>8.42874</text:p>
          </table:table-cell>
          <table:table-cell table:number-columns-repeated="2"/>
          <table:table-cell office:value-type="float" office:value="636">
            <text:p>636</text:p>
          </table:table-cell>
          <table:table-cell office:value-type="float" office:value="1.58625">
            <text:p>1.58625</text:p>
          </table:table-cell>
          <table:table-cell table:style-name="ce2" office:value-type="string">
            <text:p>1.64838e+146</text:p>
          </table:table-cell>
          <table:table-cell/>
          <table:table-cell table:formula="of:=VALUE([.G302])" office:value-type="float" office:value="1.58625">
            <text:p>1.58625</text:p>
          </table:table-cell>
          <table:table-cell table:formula="of:=VALUE([.H302])" office:value-type="float" office:value="1.64838E+146">
            <text:p>1.65E+146</text:p>
          </table:table-cell>
          <table:table-cell table:number-columns-repeated="3"/>
        </table:table-row>
        <table:table-row table:style-name="ro1">
          <table:table-cell office:value-type="float" office:value="301">
            <text:p>301</text:p>
          </table:table-cell>
          <table:table-cell office:value-type="float" office:value="393.105">
            <text:p>393.105</text:p>
          </table:table-cell>
          <table:table-cell table:formula="of:=VALUE([.B303])" office:value-type="float" office:value="393.105">
            <text:p>393.105</text:p>
          </table:table-cell>
          <table:table-cell table:number-columns-repeated="2"/>
          <table:table-cell office:value-type="float" office:value="1288">
            <text:p>1288</text:p>
          </table:table-cell>
          <table:table-cell office:value-type="float" office:value="6.63124">
            <text:p>6.63124</text:p>
          </table:table-cell>
          <table:table-cell table:style-name="ce2" office:value-type="string">
            <text:p>1.09308e+147</text:p>
          </table:table-cell>
          <table:table-cell/>
          <table:table-cell table:formula="of:=VALUE([.G303])" office:value-type="float" office:value="6.63124">
            <text:p>6.63124</text:p>
          </table:table-cell>
          <table:table-cell table:formula="of:=VALUE([.H303])" office:value-type="float" office:value="1.09308E+147">
            <text:p>1.09E+147</text:p>
          </table:table-cell>
          <table:table-cell table:number-columns-repeated="3"/>
        </table:table-row>
        <table:table-row table:style-name="ro1">
          <table:table-cell office:value-type="float" office:value="302">
            <text:p>302</text:p>
          </table:table-cell>
          <table:table-cell office:value-type="float" office:value="332.534">
            <text:p>332.534</text:p>
          </table:table-cell>
          <table:table-cell table:formula="of:=VALUE([.B304])" office:value-type="float" office:value="332.534">
            <text:p>332.534</text:p>
          </table:table-cell>
          <table:table-cell table:number-columns-repeated="2"/>
          <table:table-cell office:value-type="float" office:value="2428">
            <text:p>2428</text:p>
          </table:table-cell>
          <table:table-cell office:value-type="float" office:value="7.41429">
            <text:p>7.41429</text:p>
          </table:table-cell>
          <table:table-cell table:style-name="ce2" office:value-type="string">
            <text:p>8.1044e+147</text:p>
          </table:table-cell>
          <table:table-cell/>
          <table:table-cell table:formula="of:=VALUE([.G304])" office:value-type="float" office:value="7.41429">
            <text:p>7.41429</text:p>
          </table:table-cell>
          <table:table-cell table:formula="of:=VALUE([.H304])" office:value-type="float" office:value="8.1044E+147">
            <text:p>8.10E+147</text:p>
          </table:table-cell>
          <table:table-cell table:number-columns-repeated="3"/>
        </table:table-row>
        <table:table-row table:style-name="ro1">
          <table:table-cell office:value-type="float" office:value="303">
            <text:p>303</text:p>
          </table:table-cell>
          <table:table-cell office:value-type="float" office:value="235.459">
            <text:p>235.459</text:p>
          </table:table-cell>
          <table:table-cell table:formula="of:=VALUE([.B305])" office:value-type="float" office:value="235.459">
            <text:p>235.459</text:p>
          </table:table-cell>
          <table:table-cell table:number-columns-repeated="2"/>
          <table:table-cell office:value-type="float" office:value="728">
            <text:p>728</text:p>
          </table:table-cell>
          <table:table-cell office:value-type="float" office:value="2.55099">
            <text:p>2.55099</text:p>
          </table:table-cell>
          <table:table-cell table:style-name="ce2" office:value-type="string">
            <text:p>2.06742e+148</text:p>
          </table:table-cell>
          <table:table-cell/>
          <table:table-cell table:formula="of:=VALUE([.G305])" office:value-type="float" office:value="2.55099">
            <text:p>2.55099</text:p>
          </table:table-cell>
          <table:table-cell table:formula="of:=VALUE([.H305])" office:value-type="float" office:value="2.06742E+148">
            <text:p>2.07E+148</text:p>
          </table:table-cell>
          <table:table-cell table:number-columns-repeated="3"/>
        </table:table-row>
        <table:table-row table:style-name="ro1">
          <table:table-cell office:value-type="float" office:value="304">
            <text:p>304</text:p>
          </table:table-cell>
          <table:table-cell office:value-type="float" office:value="3.98284">
            <text:p>3.98284</text:p>
          </table:table-cell>
          <table:table-cell table:formula="of:=VALUE([.B306])" office:value-type="float" office:value="3.98284">
            <text:p>3.98284</text:p>
          </table:table-cell>
          <table:table-cell table:number-columns-repeated="2"/>
          <table:table-cell office:value-type="float" office:value="1504">
            <text:p>1504</text:p>
          </table:table-cell>
          <table:table-cell office:value-type="float" office:value="2.41787">
            <text:p>2.41787</text:p>
          </table:table-cell>
          <table:table-cell table:style-name="ce2" office:value-type="string">
            <text:p>4.99875e+148</text:p>
          </table:table-cell>
          <table:table-cell/>
          <table:table-cell table:formula="of:=VALUE([.G306])" office:value-type="float" office:value="2.41787">
            <text:p>2.41787</text:p>
          </table:table-cell>
          <table:table-cell table:formula="of:=VALUE([.H306])" office:value-type="float" office:value="4.99875E+148">
            <text:p>5.00E+148</text:p>
          </table:table-cell>
          <table:table-cell table:number-columns-repeated="3"/>
        </table:table-row>
        <table:table-row table:style-name="ro1">
          <table:table-cell office:value-type="float" office:value="305">
            <text:p>305</text:p>
          </table:table-cell>
          <table:table-cell office:value-type="float" office:value="573.581">
            <text:p>573.581</text:p>
          </table:table-cell>
          <table:table-cell table:formula="of:=VALUE([.B307])" office:value-type="float" office:value="573.581">
            <text:p>573.581</text:p>
          </table:table-cell>
          <table:table-cell table:number-columns-repeated="2"/>
          <table:table-cell office:value-type="float" office:value="2200">
            <text:p>2200</text:p>
          </table:table-cell>
          <table:table-cell office:value-type="float" office:value="7.0394">
            <text:p>7.0394</text:p>
          </table:table-cell>
          <table:table-cell table:style-name="ce2" office:value-type="string">
            <text:p>3.51882e+149</text:p>
          </table:table-cell>
          <table:table-cell/>
          <table:table-cell table:formula="of:=VALUE([.G307])" office:value-type="float" office:value="7.0394">
            <text:p>7.0394</text:p>
          </table:table-cell>
          <table:table-cell table:formula="of:=VALUE([.H307])" office:value-type="float" office:value="3.51882E+149">
            <text:p>3.52E+149</text:p>
          </table:table-cell>
          <table:table-cell table:number-columns-repeated="3"/>
        </table:table-row>
        <table:table-row table:style-name="ro1">
          <table:table-cell office:value-type="float" office:value="306">
            <text:p>306</text:p>
          </table:table-cell>
          <table:table-cell office:value-type="float" office:value="133.428">
            <text:p>133.428</text:p>
          </table:table-cell>
          <table:table-cell table:formula="of:=VALUE([.B308])" office:value-type="float" office:value="133.428">
            <text:p>133.428</text:p>
          </table:table-cell>
          <table:table-cell table:number-columns-repeated="2"/>
          <table:table-cell office:value-type="float" office:value="688">
            <text:p>688</text:p>
          </table:table-cell>
          <table:table-cell office:value-type="float" office:value="31.0529">
            <text:p>31.0529</text:p>
          </table:table-cell>
          <table:table-cell table:style-name="ce2" office:value-type="string">
            <text:p>-1.0927e+151</text:p>
          </table:table-cell>
          <table:table-cell/>
          <table:table-cell table:formula="of:=VALUE([.G308])" office:value-type="float" office:value="31.0529">
            <text:p>31.0529</text:p>
          </table:table-cell>
          <table:table-cell table:formula="of:=VALUE([.H308])" office:value-type="float" office:value="-1.0927E+151">
            <text:p>-1.09E+151</text:p>
          </table:table-cell>
          <table:table-cell table:number-columns-repeated="3"/>
        </table:table-row>
        <table:table-row table:style-name="ro1">
          <table:table-cell office:value-type="float" office:value="307">
            <text:p>307</text:p>
          </table:table-cell>
          <table:table-cell office:value-type="float" office:value="124.768">
            <text:p>124.768</text:p>
          </table:table-cell>
          <table:table-cell table:formula="of:=VALUE([.B309])" office:value-type="float" office:value="124.768">
            <text:p>124.768</text:p>
          </table:table-cell>
          <table:table-cell table:number-columns-repeated="2"/>
          <table:table-cell office:value-type="float" office:value="1048">
            <text:p>1048</text:p>
          </table:table-cell>
          <table:table-cell office:value-type="float" office:value="15.6323">
            <text:p>15.6323</text:p>
          </table:table-cell>
          <table:table-cell table:style-name="ce2" office:value-type="string">
            <text:p>-1.70813e+152</text:p>
          </table:table-cell>
          <table:table-cell/>
          <table:table-cell table:formula="of:=VALUE([.G309])" office:value-type="float" office:value="15.6323">
            <text:p>15.6323</text:p>
          </table:table-cell>
          <table:table-cell table:formula="of:=VALUE([.H309])" office:value-type="float" office:value="-1.70813E+152">
            <text:p>-1.71E+152</text:p>
          </table:table-cell>
          <table:table-cell table:number-columns-repeated="3"/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464059">
            <text:p>0.464059</text:p>
          </table:table-cell>
          <table:table-cell table:formula="of:=VALUE([.B310])" office:value-type="float" office:value="0.464059">
            <text:p>0.464059</text:p>
          </table:table-cell>
          <table:table-cell table:number-columns-repeated="2"/>
          <table:table-cell office:value-type="float" office:value="724">
            <text:p>724</text:p>
          </table:table-cell>
          <table:table-cell office:value-type="float" office:value="2.137">
            <text:p>2.137</text:p>
          </table:table-cell>
          <table:table-cell table:style-name="ce2" office:value-type="string">
            <text:p>-3.65028e+152</text:p>
          </table:table-cell>
          <table:table-cell/>
          <table:table-cell table:formula="of:=VALUE([.G310])" office:value-type="float" office:value="2.137">
            <text:p>2.137</text:p>
          </table:table-cell>
          <table:table-cell table:formula="of:=VALUE([.H310])" office:value-type="float" office:value="-3.65028E+152">
            <text:p>-3.65E+152</text:p>
          </table:table-cell>
          <table:table-cell table:number-columns-repeated="3"/>
        </table:table-row>
        <table:table-row table:style-name="ro1">
          <table:table-cell office:value-type="float" office:value="309">
            <text:p>309</text:p>
          </table:table-cell>
          <table:table-cell office:value-type="float" office:value="354.564">
            <text:p>354.564</text:p>
          </table:table-cell>
          <table:table-cell table:formula="of:=VALUE([.B311])" office:value-type="float" office:value="354.564">
            <text:p>354.564</text:p>
          </table:table-cell>
          <table:table-cell table:number-columns-repeated="2"/>
          <table:table-cell office:value-type="float" office:value="80">
            <text:p>80</text:p>
          </table:table-cell>
          <table:table-cell office:value-type="float" office:value="0.273831">
            <text:p>0.273831</text:p>
          </table:table-cell>
          <table:table-cell table:style-name="ce2" office:value-type="string">
            <text:p>-9.9956e+151</text:p>
          </table:table-cell>
          <table:table-cell/>
          <table:table-cell table:formula="of:=VALUE([.G311])" office:value-type="float" office:value="0.273831">
            <text:p>0.273831</text:p>
          </table:table-cell>
          <table:table-cell table:formula="of:=VALUE([.H311])" office:value-type="float" office:value="-9.9956E+151">
            <text:p>-1.00E+152</text:p>
          </table:table-cell>
          <table:table-cell table:number-columns-repeated="3"/>
        </table:table-row>
        <table:table-row table:style-name="ro1">
          <table:table-cell office:value-type="float" office:value="310">
            <text:p>310</text:p>
          </table:table-cell>
          <table:table-cell office:value-type="float" office:value="26.7724">
            <text:p>26.7724</text:p>
          </table:table-cell>
          <table:table-cell table:formula="of:=VALUE([.B312])" office:value-type="float" office:value="26.7724">
            <text:p>26.7724</text:p>
          </table:table-cell>
          <table:table-cell table:number-columns-repeated="2"/>
          <table:table-cell office:value-type="float" office:value="1996">
            <text:p>1996</text:p>
          </table:table-cell>
          <table:table-cell office:value-type="float" office:value="2.47216">
            <text:p>2.47216</text:p>
          </table:table-cell>
          <table:table-cell table:style-name="ce2" office:value-type="string">
            <text:p>-2.47107e+152</text:p>
          </table:table-cell>
          <table:table-cell/>
          <table:table-cell table:formula="of:=VALUE([.G312])" office:value-type="float" office:value="2.47216">
            <text:p>2.47216</text:p>
          </table:table-cell>
          <table:table-cell table:formula="of:=VALUE([.H312])" office:value-type="float" office:value="-2.47107E+152">
            <text:p>-2.47E+152</text:p>
          </table:table-cell>
          <table:table-cell table:number-columns-repeated="3"/>
        </table:table-row>
        <table:table-row table:style-name="ro1">
          <table:table-cell office:value-type="float" office:value="311">
            <text:p>311</text:p>
          </table:table-cell>
          <table:table-cell office:value-type="float" office:value="8.49324">
            <text:p>8.49324</text:p>
          </table:table-cell>
          <table:table-cell table:formula="of:=VALUE([.B313])" office:value-type="float" office:value="8.49324">
            <text:p>8.49324</text:p>
          </table:table-cell>
          <table:table-cell table:number-columns-repeated="2"/>
          <table:table-cell office:value-type="float" office:value="2344">
            <text:p>2344</text:p>
          </table:table-cell>
          <table:table-cell office:value-type="float" office:value="9.10517">
            <text:p>9.10517</text:p>
          </table:table-cell>
          <table:table-cell table:style-name="ce2" office:value-type="string">
            <text:p>2.24995e+153</text:p>
          </table:table-cell>
          <table:table-cell/>
          <table:table-cell table:formula="of:=VALUE([.G313])" office:value-type="float" office:value="9.10517">
            <text:p>9.10517</text:p>
          </table:table-cell>
          <table:table-cell table:formula="of:=VALUE([.H313])" office:value-type="float" office:value="2.24995E+153">
            <text:p>2.25E+153</text:p>
          </table:table-cell>
          <table:table-cell table:number-columns-repeated="3"/>
        </table:table-row>
        <table:table-row table:style-name="ro1">
          <table:table-cell office:value-type="float" office:value="312">
            <text:p>312</text:p>
          </table:table-cell>
          <table:table-cell office:value-type="float" office:value="18.438">
            <text:p>18.438</text:p>
          </table:table-cell>
          <table:table-cell table:formula="of:=VALUE([.B314])" office:value-type="float" office:value="18.438">
            <text:p>18.438</text:p>
          </table:table-cell>
          <table:table-cell table:number-columns-repeated="2"/>
          <table:table-cell office:value-type="float" office:value="2684">
            <text:p>2684</text:p>
          </table:table-cell>
          <table:table-cell office:value-type="float" office:value="4.45339">
            <text:p>4.45339</text:p>
          </table:table-cell>
          <table:table-cell table:style-name="ce2" office:value-type="string">
            <text:p>1.00199e+154</text:p>
          </table:table-cell>
          <table:table-cell/>
          <table:table-cell table:formula="of:=VALUE([.G314])" office:value-type="float" office:value="4.45339">
            <text:p>4.45339</text:p>
          </table:table-cell>
          <table:table-cell table:formula="of:=VALUE([.H314])" office:value-type="float" office:value="1.00199E+154">
            <text:p>1.00E+154</text:p>
          </table:table-cell>
          <table:table-cell table:number-columns-repeated="3"/>
        </table:table-row>
        <table:table-row table:style-name="ro1">
          <table:table-cell office:value-type="float" office:value="313">
            <text:p>313</text:p>
          </table:table-cell>
          <table:table-cell office:value-type="float" office:value="251.311">
            <text:p>251.311</text:p>
          </table:table-cell>
          <table:table-cell table:formula="of:=VALUE([.B315])" office:value-type="float" office:value="251.311">
            <text:p>251.311</text:p>
          </table:table-cell>
          <table:table-cell table:number-columns-repeated="2"/>
          <table:table-cell office:value-type="float" office:value="1760">
            <text:p>1760</text:p>
          </table:table-cell>
          <table:table-cell office:value-type="float" office:value="34.0694">
            <text:p>34.0694</text:p>
          </table:table-cell>
          <table:table-cell table:style-name="ce2" office:value-type="string">
            <text:p>-3.41372e+155</text:p>
          </table:table-cell>
          <table:table-cell/>
          <table:table-cell table:formula="of:=VALUE([.G315])" office:value-type="float" office:value="34.0694">
            <text:p>34.0694</text:p>
          </table:table-cell>
          <table:table-cell table:formula="of:=VALUE([.H315])" office:value-type="float" office:value="-3.41372E+155">
            <text:p>-3.41E+155</text:p>
          </table:table-cell>
          <table:table-cell table:number-columns-repeated="3"/>
        </table:table-row>
        <table:table-row table:style-name="ro1">
          <table:table-cell office:value-type="float" office:value="314">
            <text:p>314</text:p>
          </table:table-cell>
          <table:table-cell office:value-type="float" office:value="300.962">
            <text:p>300.962</text:p>
          </table:table-cell>
          <table:table-cell table:formula="of:=VALUE([.B316])" office:value-type="float" office:value="300.962">
            <text:p>300.962</text:p>
          </table:table-cell>
          <table:table-cell table:number-columns-repeated="2"/>
          <table:table-cell office:value-type="float" office:value="260">
            <text:p>260</text:p>
          </table:table-cell>
          <table:table-cell office:value-type="float" office:value="1.68478">
            <text:p>1.68478</text:p>
          </table:table-cell>
          <table:table-cell table:style-name="ce2" office:value-type="string">
            <text:p>-5.75138e+155</text:p>
          </table:table-cell>
          <table:table-cell/>
          <table:table-cell table:formula="of:=VALUE([.G316])" office:value-type="float" office:value="1.68478">
            <text:p>1.68478</text:p>
          </table:table-cell>
          <table:table-cell table:formula="of:=VALUE([.H316])" office:value-type="float" office:value="-5.75138E+155">
            <text:p>-5.75E+155</text:p>
          </table:table-cell>
          <table:table-cell table:number-columns-repeated="3"/>
        </table:table-row>
        <table:table-row table:style-name="ro1">
          <table:table-cell office:value-type="float" office:value="315">
            <text:p>315</text:p>
          </table:table-cell>
          <table:table-cell office:value-type="float" office:value="814.38">
            <text:p>814.38</text:p>
          </table:table-cell>
          <table:table-cell table:formula="of:=VALUE([.B317])" office:value-type="float" office:value="814.38">
            <text:p>814.38</text:p>
          </table:table-cell>
          <table:table-cell table:number-columns-repeated="2"/>
          <table:table-cell office:value-type="float" office:value="1648">
            <text:p>1648</text:p>
          </table:table-cell>
          <table:table-cell office:value-type="float" office:value="5.8124">
            <text:p>5.8124</text:p>
          </table:table-cell>
          <table:table-cell table:style-name="ce2" office:value-type="string">
            <text:p>3.34293e+156</text:p>
          </table:table-cell>
          <table:table-cell/>
          <table:table-cell table:formula="of:=VALUE([.G317])" office:value-type="float" office:value="5.8124">
            <text:p>5.8124</text:p>
          </table:table-cell>
          <table:table-cell table:formula="of:=VALUE([.H317])" office:value-type="float" office:value="3.34293E+156">
            <text:p>3.34E+156</text:p>
          </table:table-cell>
          <table:table-cell table:number-columns-repeated="3"/>
        </table:table-row>
        <table:table-row table:style-name="ro1">
          <table:table-cell office:value-type="float" office:value="316">
            <text:p>316</text:p>
          </table:table-cell>
          <table:table-cell office:value-type="float" office:value="10.6566">
            <text:p>10.6566</text:p>
          </table:table-cell>
          <table:table-cell table:formula="of:=VALUE([.B318])" office:value-type="float" office:value="10.6566">
            <text:p>10.6566</text:p>
          </table:table-cell>
          <table:table-cell table:number-columns-repeated="2"/>
          <table:table-cell office:value-type="float" office:value="2604">
            <text:p>2604</text:p>
          </table:table-cell>
          <table:table-cell office:value-type="float" office:value="1.94404">
            <text:p>1.94404</text:p>
          </table:table-cell>
          <table:table-cell table:style-name="ce2" office:value-type="string">
            <text:p>6.4988e+156</text:p>
          </table:table-cell>
          <table:table-cell/>
          <table:table-cell table:formula="of:=VALUE([.G318])" office:value-type="float" office:value="1.94404">
            <text:p>1.94404</text:p>
          </table:table-cell>
          <table:table-cell table:formula="of:=VALUE([.H318])" office:value-type="float" office:value="6.4988E+156">
            <text:p>6.50E+156</text:p>
          </table:table-cell>
          <table:table-cell table:number-columns-repeated="3"/>
        </table:table-row>
        <table:table-row table:style-name="ro1">
          <table:table-cell office:value-type="float" office:value="317">
            <text:p>317</text:p>
          </table:table-cell>
          <table:table-cell office:value-type="float" office:value="178.744">
            <text:p>178.744</text:p>
          </table:table-cell>
          <table:table-cell table:formula="of:=VALUE([.B319])" office:value-type="float" office:value="178.744">
            <text:p>178.744</text:p>
          </table:table-cell>
          <table:table-cell table:number-columns-repeated="2"/>
          <table:table-cell office:value-type="float" office:value="1160">
            <text:p>1160</text:p>
          </table:table-cell>
          <table:table-cell office:value-type="float" office:value="16.8764">
            <text:p>16.8764</text:p>
          </table:table-cell>
          <table:table-cell table:style-name="ce2" office:value-type="string">
            <text:p>-1.09677e+158</text:p>
          </table:table-cell>
          <table:table-cell/>
          <table:table-cell table:formula="of:=VALUE([.G319])" office:value-type="float" office:value="16.8764">
            <text:p>16.8764</text:p>
          </table:table-cell>
          <table:table-cell table:formula="of:=VALUE([.H319])" office:value-type="float" office:value="-1.09677E+158">
            <text:p>-1.10E+158</text:p>
          </table:table-cell>
          <table:table-cell table:number-columns-repeated="3"/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433.926">
            <text:p>433.926</text:p>
          </table:table-cell>
          <table:table-cell table:formula="of:=VALUE([.B320])" office:value-type="float" office:value="433.926">
            <text:p>433.926</text:p>
          </table:table-cell>
          <table:table-cell table:number-columns-repeated="2"/>
          <table:table-cell office:value-type="float" office:value="520">
            <text:p>520</text:p>
          </table:table-cell>
          <table:table-cell office:value-type="float" office:value="35.1125">
            <text:p>35.1125</text:p>
          </table:table-cell>
          <table:table-cell table:style-name="ce2" office:value-type="string">
            <text:p>3.85102e+159</text:p>
          </table:table-cell>
          <table:table-cell/>
          <table:table-cell table:formula="of:=VALUE([.G320])" office:value-type="float" office:value="35.1125">
            <text:p>35.1125</text:p>
          </table:table-cell>
          <table:table-cell table:formula="of:=VALUE([.H320])" office:value-type="float" office:value="3.85102E+159">
            <text:p>3.85E+159</text:p>
          </table:table-cell>
          <table:table-cell table:number-columns-repeated="3"/>
        </table:table-row>
        <table:table-row table:style-name="ro1">
          <table:table-cell office:value-type="float" office:value="319">
            <text:p>319</text:p>
          </table:table-cell>
          <table:table-cell office:value-type="float" office:value="471.654">
            <text:p>471.654</text:p>
          </table:table-cell>
          <table:table-cell table:formula="of:=VALUE([.B321])" office:value-type="float" office:value="471.654">
            <text:p>471.654</text:p>
          </table:table-cell>
          <table:table-cell table:number-columns-repeated="2"/>
          <table:table-cell office:value-type="float" office:value="1280">
            <text:p>1280</text:p>
          </table:table-cell>
          <table:table-cell office:value-type="float" office:value="4.91363">
            <text:p>4.91363</text:p>
          </table:table-cell>
          <table:table-cell table:style-name="ce2" office:value-type="string">
            <text:p>1.89225e+160</text:p>
          </table:table-cell>
          <table:table-cell/>
          <table:table-cell table:formula="of:=VALUE([.G321])" office:value-type="float" office:value="4.91363">
            <text:p>4.91363</text:p>
          </table:table-cell>
          <table:table-cell table:formula="of:=VALUE([.H321])" office:value-type="float" office:value="1.89225E+160">
            <text:p>1.89E+160</text:p>
          </table:table-cell>
          <table:table-cell table:number-columns-repeated="3"/>
        </table:table-row>
        <table:table-row table:style-name="ro1">
          <table:table-cell office:value-type="float" office:value="320">
            <text:p>320</text:p>
          </table:table-cell>
          <table:table-cell office:value-type="float" office:value="19.3263">
            <text:p>19.3263</text:p>
          </table:table-cell>
          <table:table-cell table:formula="of:=VALUE([.B322])" office:value-type="float" office:value="19.3263">
            <text:p>19.3263</text:p>
          </table:table-cell>
          <table:table-cell table:number-columns-repeated="2"/>
          <table:table-cell office:value-type="float" office:value="2028">
            <text:p>2028</text:p>
          </table:table-cell>
          <table:table-cell office:value-type="float" office:value="5.24838">
            <text:p>5.24838</text:p>
          </table:table-cell>
          <table:table-cell table:style-name="ce2" office:value-type="string">
            <text:p>9.93124e+160</text:p>
          </table:table-cell>
          <table:table-cell/>
          <table:table-cell table:formula="of:=VALUE([.G322])" office:value-type="float" office:value="5.24838">
            <text:p>5.24838</text:p>
          </table:table-cell>
          <table:table-cell table:formula="of:=VALUE([.H322])" office:value-type="float" office:value="9.93124E+160">
            <text:p>9.93E+160</text:p>
          </table:table-cell>
          <table:table-cell table:number-columns-repeated="3"/>
        </table:table-row>
        <table:table-row table:style-name="ro1">
          <table:table-cell office:value-type="float" office:value="321">
            <text:p>321</text:p>
          </table:table-cell>
          <table:table-cell office:value-type="float" office:value="435.508">
            <text:p>435.508</text:p>
          </table:table-cell>
          <table:table-cell table:formula="of:=VALUE([.B323])" office:value-type="float" office:value="435.508">
            <text:p>435.508</text:p>
          </table:table-cell>
          <table:table-cell table:number-columns-repeated="2"/>
          <table:table-cell office:value-type="float" office:value="2212">
            <text:p>2212</text:p>
          </table:table-cell>
          <table:table-cell office:value-type="float" office:value="6.16062">
            <text:p>6.16062</text:p>
          </table:table-cell>
          <table:table-cell table:style-name="ce2" office:value-type="string">
            <text:p>6.11826e+161</text:p>
          </table:table-cell>
          <table:table-cell/>
          <table:table-cell table:formula="of:=VALUE([.G323])" office:value-type="float" office:value="6.16062">
            <text:p>6.16062</text:p>
          </table:table-cell>
          <table:table-cell table:formula="of:=VALUE([.H323])" office:value-type="float" office:value="6.11826E+161">
            <text:p>6.12E+161</text:p>
          </table:table-cell>
          <table:table-cell table:number-columns-repeated="3"/>
        </table:table-row>
        <table:table-row table:style-name="ro1">
          <table:table-cell office:value-type="float" office:value="322">
            <text:p>322</text:p>
          </table:table-cell>
          <table:table-cell office:value-type="float" office:value="424.919">
            <text:p>424.919</text:p>
          </table:table-cell>
          <table:table-cell table:formula="of:=VALUE([.B324])" office:value-type="float" office:value="424.919">
            <text:p>424.919</text:p>
          </table:table-cell>
          <table:table-cell table:number-columns-repeated="2"/>
          <table:table-cell office:value-type="float" office:value="868">
            <text:p>868</text:p>
          </table:table-cell>
          <table:table-cell office:value-type="float" office:value="2.89797">
            <text:p>2.89797</text:p>
          </table:table-cell>
          <table:table-cell table:style-name="ce2" office:value-type="string">
            <text:p>1.77305e+162</text:p>
          </table:table-cell>
          <table:table-cell/>
          <table:table-cell table:formula="of:=VALUE([.G324])" office:value-type="float" office:value="2.89797">
            <text:p>2.89797</text:p>
          </table:table-cell>
          <table:table-cell table:formula="of:=VALUE([.H324])" office:value-type="float" office:value="1.77305E+162">
            <text:p>1.77E+162</text:p>
          </table:table-cell>
          <table:table-cell table:number-columns-repeated="3"/>
        </table:table-row>
        <table:table-row table:style-name="ro1">
          <table:table-cell office:value-type="float" office:value="323">
            <text:p>323</text:p>
          </table:table-cell>
          <table:table-cell office:value-type="float" office:value="876.728">
            <text:p>876.728</text:p>
          </table:table-cell>
          <table:table-cell table:formula="of:=VALUE([.B325])" office:value-type="float" office:value="876.728">
            <text:p>876.728</text:p>
          </table:table-cell>
          <table:table-cell table:number-columns-repeated="2"/>
          <table:table-cell office:value-type="float" office:value="1656">
            <text:p>1656</text:p>
          </table:table-cell>
          <table:table-cell office:value-type="float" office:value="10.521">
            <text:p>10.521</text:p>
          </table:table-cell>
          <table:table-cell table:style-name="ce2" office:value-type="string">
            <text:p>1.86543e+163</text:p>
          </table:table-cell>
          <table:table-cell/>
          <table:table-cell table:formula="of:=VALUE([.G325])" office:value-type="float" office:value="10.521">
            <text:p>10.521</text:p>
          </table:table-cell>
          <table:table-cell table:formula="of:=VALUE([.H325])" office:value-type="float" office:value="1.86543E+163">
            <text:p>1.87E+163</text:p>
          </table:table-cell>
          <table:table-cell table:number-columns-repeated="3"/>
        </table:table-row>
        <table:table-row table:style-name="ro1">
          <table:table-cell office:value-type="float" office:value="324">
            <text:p>324</text:p>
          </table:table-cell>
          <table:table-cell office:value-type="float" office:value="20.1607">
            <text:p>20.1607</text:p>
          </table:table-cell>
          <table:table-cell table:formula="of:=VALUE([.B326])" office:value-type="float" office:value="20.1607">
            <text:p>20.1607</text:p>
          </table:table-cell>
          <table:table-cell table:number-columns-repeated="2"/>
          <table:table-cell office:value-type="float" office:value="1556">
            <text:p>1556</text:p>
          </table:table-cell>
          <table:table-cell office:value-type="float" office:value="1.72373">
            <text:p>1.72373</text:p>
          </table:table-cell>
          <table:table-cell table:style-name="ce2" office:value-type="string">
            <text:p>3.21548e+163</text:p>
          </table:table-cell>
          <table:table-cell/>
          <table:table-cell table:formula="of:=VALUE([.G326])" office:value-type="float" office:value="1.72373">
            <text:p>1.72373</text:p>
          </table:table-cell>
          <table:table-cell table:formula="of:=VALUE([.H326])" office:value-type="float" office:value="3.21548E+163">
            <text:p>3.22E+163</text:p>
          </table:table-cell>
          <table:table-cell table:number-columns-repeated="3"/>
        </table:table-row>
        <table:table-row table:style-name="ro1">
          <table:table-cell office:value-type="float" office:value="325">
            <text:p>325</text:p>
          </table:table-cell>
          <table:table-cell office:value-type="float" office:value="328.645">
            <text:p>328.645</text:p>
          </table:table-cell>
          <table:table-cell table:formula="of:=VALUE([.B327])" office:value-type="float" office:value="328.645">
            <text:p>328.645</text:p>
          </table:table-cell>
          <table:table-cell table:number-columns-repeated="2"/>
          <table:table-cell office:value-type="float" office:value="176">
            <text:p>176</text:p>
          </table:table-cell>
          <table:table-cell office:value-type="float" office:value="1.36068">
            <text:p>1.36068</text:p>
          </table:table-cell>
          <table:table-cell table:style-name="ce2" office:value-type="string">
            <text:p>4.37525e+163</text:p>
          </table:table-cell>
          <table:table-cell/>
          <table:table-cell table:formula="of:=VALUE([.G327])" office:value-type="float" office:value="1.36068">
            <text:p>1.36068</text:p>
          </table:table-cell>
          <table:table-cell table:formula="of:=VALUE([.H327])" office:value-type="float" office:value="4.37525E+163">
            <text:p>4.38E+163</text:p>
          </table:table-cell>
          <table:table-cell table:number-columns-repeated="3"/>
        </table:table-row>
        <table:table-row table:style-name="ro1">
          <table:table-cell office:value-type="float" office:value="326">
            <text:p>326</text:p>
          </table:table-cell>
          <table:table-cell office:value-type="float" office:value="513.586">
            <text:p>513.586</text:p>
          </table:table-cell>
          <table:table-cell table:formula="of:=VALUE([.B328])" office:value-type="float" office:value="513.586">
            <text:p>513.586</text:p>
          </table:table-cell>
          <table:table-cell table:number-columns-repeated="2"/>
          <table:table-cell office:value-type="float" office:value="2588">
            <text:p>2588</text:p>
          </table:table-cell>
          <table:table-cell office:value-type="float" office:value="6.34445">
            <text:p>6.34445</text:p>
          </table:table-cell>
          <table:table-cell table:style-name="ce2" office:value-type="string">
            <text:p>2.77585e+164</text:p>
          </table:table-cell>
          <table:table-cell/>
          <table:table-cell table:formula="of:=VALUE([.G328])" office:value-type="float" office:value="6.34445">
            <text:p>6.34445</text:p>
          </table:table-cell>
          <table:table-cell table:formula="of:=VALUE([.H328])" office:value-type="float" office:value="2.77585E+164">
            <text:p>2.78E+164</text:p>
          </table:table-cell>
          <table:table-cell table:number-columns-repeated="3"/>
        </table:table-row>
        <table:table-row table:style-name="ro1">
          <table:table-cell office:value-type="float" office:value="327">
            <text:p>327</text:p>
          </table:table-cell>
          <table:table-cell office:value-type="float" office:value="915.449">
            <text:p>915.449</text:p>
          </table:table-cell>
          <table:table-cell table:formula="of:=VALUE([.B329])" office:value-type="float" office:value="915.449">
            <text:p>915.449</text:p>
          </table:table-cell>
          <table:table-cell table:number-columns-repeated="2"/>
          <table:table-cell office:value-type="float" office:value="536">
            <text:p>536</text:p>
          </table:table-cell>
          <table:table-cell office:value-type="float" office:value="12.3858">
            <text:p>12.3858</text:p>
          </table:table-cell>
          <table:table-cell table:style-name="ce2" office:value-type="string">
            <text:p>-3.43813e+165</text:p>
          </table:table-cell>
          <table:table-cell/>
          <table:table-cell table:formula="of:=VALUE([.G329])" office:value-type="float" office:value="12.3858">
            <text:p>12.3858</text:p>
          </table:table-cell>
          <table:table-cell table:formula="of:=VALUE([.H329])" office:value-type="float" office:value="-3.43813E+165">
            <text:p>-3.44E+165</text:p>
          </table:table-cell>
          <table:table-cell table:number-columns-repeated="3"/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34.5926">
            <text:p>34.5926</text:p>
          </table:table-cell>
          <table:table-cell table:formula="of:=VALUE([.B330])" office:value-type="float" office:value="34.5926">
            <text:p>34.5926</text:p>
          </table:table-cell>
          <table:table-cell table:number-columns-repeated="2"/>
          <table:table-cell office:value-type="float" office:value="268">
            <text:p>268</text:p>
          </table:table-cell>
          <table:table-cell office:value-type="float" office:value="39.9762">
            <text:p>39.9762</text:p>
          </table:table-cell>
          <table:table-cell table:style-name="ce2" office:value-type="string">
            <text:p>1.37443e+167</text:p>
          </table:table-cell>
          <table:table-cell/>
          <table:table-cell table:formula="of:=VALUE([.G330])" office:value-type="float" office:value="39.9762">
            <text:p>39.9762</text:p>
          </table:table-cell>
          <table:table-cell table:formula="of:=VALUE([.H330])" office:value-type="float" office:value="1.37443E+167">
            <text:p>1.37E+167</text:p>
          </table:table-cell>
          <table:table-cell table:number-columns-repeated="3"/>
        </table:table-row>
        <table:table-row table:style-name="ro1">
          <table:table-cell office:value-type="float" office:value="329">
            <text:p>329</text:p>
          </table:table-cell>
          <table:table-cell office:value-type="float" office:value="136.197">
            <text:p>136.197</text:p>
          </table:table-cell>
          <table:table-cell table:formula="of:=VALUE([.B331])" office:value-type="float" office:value="136.197">
            <text:p>136.197</text:p>
          </table:table-cell>
          <table:table-cell table:number-columns-repeated="2"/>
          <table:table-cell office:value-type="float" office:value="100">
            <text:p>100</text:p>
          </table:table-cell>
          <table:table-cell office:value-type="float" office:value="8.74879">
            <text:p>8.74879</text:p>
          </table:table-cell>
          <table:table-cell table:style-name="ce2" office:value-type="string">
            <text:p>-1.20246e+168</text:p>
          </table:table-cell>
          <table:table-cell/>
          <table:table-cell table:formula="of:=VALUE([.G331])" office:value-type="float" office:value="8.74879">
            <text:p>8.74879</text:p>
          </table:table-cell>
          <table:table-cell table:formula="of:=VALUE([.H331])" office:value-type="float" office:value="-1.20246E+168">
            <text:p>-1.20E+168</text:p>
          </table:table-cell>
          <table:table-cell table:number-columns-repeated="3"/>
        </table:table-row>
        <table:table-row table:style-name="ro1">
          <table:table-cell office:value-type="float" office:value="330">
            <text:p>330</text:p>
          </table:table-cell>
          <table:table-cell office:value-type="float" office:value="2765.41">
            <text:p>2765.41</text:p>
          </table:table-cell>
          <table:table-cell table:formula="of:=VALUE([.B332])" office:value-type="float" office:value="2765.41">
            <text:p>2765.41</text:p>
          </table:table-cell>
          <table:table-cell table:number-columns-repeated="2"/>
          <table:table-cell office:value-type="float" office:value="2336">
            <text:p>2336</text:p>
          </table:table-cell>
          <table:table-cell office:value-type="float" office:value="0.0763201">
            <text:p>0.0763201</text:p>
          </table:table-cell>
          <table:table-cell table:style-name="ce2" office:value-type="string">
            <text:p>9.1772e+166</text:p>
          </table:table-cell>
          <table:table-cell/>
          <table:table-cell table:formula="of:=VALUE([.G332])" office:value-type="float" office:value="0.0763201">
            <text:p>0.0763201</text:p>
          </table:table-cell>
          <table:table-cell table:formula="of:=VALUE([.H332])" office:value-type="float" office:value="9.1772E+166">
            <text:p>9.18E+166</text:p>
          </table:table-cell>
          <table:table-cell table:number-columns-repeated="3"/>
        </table:table-row>
        <table:table-row table:style-name="ro1">
          <table:table-cell office:value-type="float" office:value="331">
            <text:p>331</text:p>
          </table:table-cell>
          <table:table-cell office:value-type="float" office:value="650.364">
            <text:p>650.364</text:p>
          </table:table-cell>
          <table:table-cell table:formula="of:=VALUE([.B333])" office:value-type="float" office:value="650.364">
            <text:p>650.364</text:p>
          </table:table-cell>
          <table:table-cell table:number-columns-repeated="2"/>
          <table:table-cell office:value-type="float" office:value="836">
            <text:p>836</text:p>
          </table:table-cell>
          <table:table-cell office:value-type="float" office:value="4.66964">
            <text:p>4.66964</text:p>
          </table:table-cell>
          <table:table-cell table:style-name="ce2" office:value-type="string">
            <text:p>4.28543e+167</text:p>
          </table:table-cell>
          <table:table-cell/>
          <table:table-cell table:formula="of:=VALUE([.G333])" office:value-type="float" office:value="4.66964">
            <text:p>4.66964</text:p>
          </table:table-cell>
          <table:table-cell table:formula="of:=VALUE([.H333])" office:value-type="float" office:value="4.28543E+167">
            <text:p>4.29E+167</text:p>
          </table:table-cell>
          <table:table-cell table:number-columns-repeated="3"/>
        </table:table-row>
        <table:table-row table:style-name="ro1">
          <table:table-cell office:value-type="float" office:value="332">
            <text:p>332</text:p>
          </table:table-cell>
          <table:table-cell office:value-type="float" office:value="1.99927">
            <text:p>1.99927</text:p>
          </table:table-cell>
          <table:table-cell table:formula="of:=VALUE([.B334])" office:value-type="float" office:value="1.99927">
            <text:p>1.99927</text:p>
          </table:table-cell>
          <table:table-cell table:number-columns-repeated="2"/>
          <table:table-cell office:value-type="float" office:value="1788">
            <text:p>1788</text:p>
          </table:table-cell>
          <table:table-cell office:value-type="float" office:value="3.48877">
            <text:p>3.48877</text:p>
          </table:table-cell>
          <table:table-cell table:style-name="ce2" office:value-type="string">
            <text:p>1.49509e+168</text:p>
          </table:table-cell>
          <table:table-cell/>
          <table:table-cell table:formula="of:=VALUE([.G334])" office:value-type="float" office:value="3.48877">
            <text:p>3.48877</text:p>
          </table:table-cell>
          <table:table-cell table:formula="of:=VALUE([.H334])" office:value-type="float" office:value="1.49509E+168">
            <text:p>1.50E+168</text:p>
          </table:table-cell>
          <table:table-cell table:number-columns-repeated="3"/>
        </table:table-row>
        <table:table-row table:style-name="ro1">
          <table:table-cell office:value-type="float" office:value="333">
            <text:p>333</text:p>
          </table:table-cell>
          <table:table-cell office:value-type="float" office:value="102.61">
            <text:p>102.61</text:p>
          </table:table-cell>
          <table:table-cell table:formula="of:=VALUE([.B335])" office:value-type="float" office:value="102.61">
            <text:p>102.61</text:p>
          </table:table-cell>
          <table:table-cell table:number-columns-repeated="2"/>
          <table:table-cell office:value-type="float" office:value="532">
            <text:p>532</text:p>
          </table:table-cell>
          <table:table-cell office:value-type="float" office:value="9.66935">
            <text:p>9.66935</text:p>
          </table:table-cell>
          <table:table-cell table:style-name="ce2" office:value-type="string">
            <text:p>-1.44565e+169</text:p>
          </table:table-cell>
          <table:table-cell/>
          <table:table-cell table:formula="of:=VALUE([.G335])" office:value-type="float" office:value="9.66935">
            <text:p>9.66935</text:p>
          </table:table-cell>
          <table:table-cell table:formula="of:=VALUE([.H335])" office:value-type="float" office:value="-1.44565E+169">
            <text:p>-1.45E+169</text:p>
          </table:table-cell>
          <table:table-cell table:number-columns-repeated="3"/>
        </table:table-row>
        <table:table-row table:style-name="ro1">
          <table:table-cell office:value-type="float" office:value="334">
            <text:p>334</text:p>
          </table:table-cell>
          <table:table-cell office:value-type="float" office:value="1431.65">
            <text:p>1431.65</text:p>
          </table:table-cell>
          <table:table-cell table:formula="of:=VALUE([.B336])" office:value-type="float" office:value="1431.65">
            <text:p>1431.65</text:p>
          </table:table-cell>
          <table:table-cell table:number-columns-repeated="2"/>
          <table:table-cell office:value-type="float" office:value="1048">
            <text:p>1048</text:p>
          </table:table-cell>
          <table:table-cell office:value-type="float" office:value="10.5921">
            <text:p>10.5921</text:p>
          </table:table-cell>
          <table:table-cell table:style-name="ce2" office:value-type="string">
            <text:p>-1.53125e+170</text:p>
          </table:table-cell>
          <table:table-cell/>
          <table:table-cell table:formula="of:=VALUE([.G336])" office:value-type="float" office:value="10.5921">
            <text:p>10.5921</text:p>
          </table:table-cell>
          <table:table-cell table:formula="of:=VALUE([.H336])" office:value-type="float" office:value="-1.53125E+170">
            <text:p>-1.53E+170</text:p>
          </table:table-cell>
          <table:table-cell table:number-columns-repeated="3"/>
        </table:table-row>
        <table:table-row table:style-name="ro1">
          <table:table-cell office:value-type="float" office:value="335">
            <text:p>335</text:p>
          </table:table-cell>
          <table:table-cell office:value-type="float" office:value="425.043">
            <text:p>425.043</text:p>
          </table:table-cell>
          <table:table-cell table:formula="of:=VALUE([.B337])" office:value-type="float" office:value="425.043">
            <text:p>425.043</text:p>
          </table:table-cell>
          <table:table-cell table:number-columns-repeated="2"/>
          <table:table-cell office:value-type="float" office:value="2600">
            <text:p>2600</text:p>
          </table:table-cell>
          <table:table-cell office:value-type="float" office:value="2.137">
            <text:p>2.137</text:p>
          </table:table-cell>
          <table:table-cell table:style-name="ce2" office:value-type="string">
            <text:p>-3.27229e+170</text:p>
          </table:table-cell>
          <table:table-cell/>
          <table:table-cell table:formula="of:=VALUE([.G337])" office:value-type="float" office:value="2.137">
            <text:p>2.137</text:p>
          </table:table-cell>
          <table:table-cell table:formula="of:=VALUE([.H337])" office:value-type="float" office:value="-3.27229E+170">
            <text:p>-3.27E+170</text:p>
          </table:table-cell>
          <table:table-cell table:number-columns-repeated="3"/>
        </table:table-row>
        <table:table-row table:style-name="ro1">
          <table:table-cell office:value-type="float" office:value="336">
            <text:p>336</text:p>
          </table:table-cell>
          <table:table-cell office:value-type="float" office:value="9.28456">
            <text:p>9.28456</text:p>
          </table:table-cell>
          <table:table-cell table:formula="of:=VALUE([.B338])" office:value-type="float" office:value="9.28456">
            <text:p>9.28456</text:p>
          </table:table-cell>
          <table:table-cell table:number-columns-repeated="2"/>
          <table:table-cell office:value-type="float" office:value="1092">
            <text:p>1092</text:p>
          </table:table-cell>
          <table:table-cell office:value-type="float" office:value="13.2831">
            <text:p>13.2831</text:p>
          </table:table-cell>
          <table:table-cell table:style-name="ce2" office:value-type="string">
            <text:p>4.34661e+171</text:p>
          </table:table-cell>
          <table:table-cell/>
          <table:table-cell table:formula="of:=VALUE([.G338])" office:value-type="float" office:value="13.2831">
            <text:p>13.2831</text:p>
          </table:table-cell>
          <table:table-cell table:formula="of:=VALUE([.H338])" office:value-type="float" office:value="4.34661E+171">
            <text:p>4.35E+171</text:p>
          </table:table-cell>
          <table:table-cell table:number-columns-repeated="3"/>
        </table:table-row>
        <table:table-row table:style-name="ro1">
          <table:table-cell office:value-type="float" office:value="337">
            <text:p>337</text:p>
          </table:table-cell>
          <table:table-cell office:value-type="float" office:value="157.708">
            <text:p>157.708</text:p>
          </table:table-cell>
          <table:table-cell table:formula="of:=VALUE([.B339])" office:value-type="float" office:value="157.708">
            <text:p>157.708</text:p>
          </table:table-cell>
          <table:table-cell table:number-columns-repeated="2"/>
          <table:table-cell office:value-type="float" office:value="2208">
            <text:p>2208</text:p>
          </table:table-cell>
          <table:table-cell office:value-type="float" office:value="10.3701">
            <text:p>10.3701</text:p>
          </table:table-cell>
          <table:table-cell table:style-name="ce2" office:value-type="string">
            <text:p>4.50747e+172</text:p>
          </table:table-cell>
          <table:table-cell/>
          <table:table-cell table:formula="of:=VALUE([.G339])" office:value-type="float" office:value="10.3701">
            <text:p>10.3701</text:p>
          </table:table-cell>
          <table:table-cell table:formula="of:=VALUE([.H339])" office:value-type="float" office:value="4.50747E+172">
            <text:p>4.51E+172</text:p>
          </table:table-cell>
          <table:table-cell table:number-columns-repeated="3"/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1149.91">
            <text:p>1149.91</text:p>
          </table:table-cell>
          <table:table-cell table:formula="of:=VALUE([.B340])" office:value-type="float" office:value="1149.91">
            <text:p>1149.91</text:p>
          </table:table-cell>
          <table:table-cell table:number-columns-repeated="2"/>
          <table:table-cell office:value-type="float" office:value="2064">
            <text:p>2064</text:p>
          </table:table-cell>
          <table:table-cell office:value-type="float" office:value="1.60401">
            <text:p>1.60401</text:p>
          </table:table-cell>
          <table:table-cell table:style-name="ce2" office:value-type="string">
            <text:p>-7.23003e+172</text:p>
          </table:table-cell>
          <table:table-cell/>
          <table:table-cell table:formula="of:=VALUE([.G340])" office:value-type="float" office:value="1.60401">
            <text:p>1.60401</text:p>
          </table:table-cell>
          <table:table-cell table:formula="of:=VALUE([.H340])" office:value-type="float" office:value="-7.23003E+172">
            <text:p>-7.23E+172</text:p>
          </table:table-cell>
          <table:table-cell table:number-columns-repeated="3"/>
        </table:table-row>
        <table:table-row table:style-name="ro1">
          <table:table-cell office:value-type="float" office:value="339">
            <text:p>339</text:p>
          </table:table-cell>
          <table:table-cell office:value-type="float" office:value="637.716">
            <text:p>637.716</text:p>
          </table:table-cell>
          <table:table-cell table:formula="of:=VALUE([.B341])" office:value-type="float" office:value="637.716">
            <text:p>637.716</text:p>
          </table:table-cell>
          <table:table-cell table:number-columns-repeated="2"/>
          <table:table-cell office:value-type="float" office:value="2108">
            <text:p>2108</text:p>
          </table:table-cell>
          <table:table-cell office:value-type="float" office:value="1.52318">
            <text:p>1.52318</text:p>
          </table:table-cell>
          <table:table-cell table:style-name="ce2" office:value-type="string">
            <text:p>-1.10126e+173</text:p>
          </table:table-cell>
          <table:table-cell/>
          <table:table-cell table:formula="of:=VALUE([.G341])" office:value-type="float" office:value="1.52318">
            <text:p>1.52318</text:p>
          </table:table-cell>
          <table:table-cell table:formula="of:=VALUE([.H341])" office:value-type="float" office:value="-1.10126E+173">
            <text:p>-1.10E+173</text:p>
          </table:table-cell>
          <table:table-cell table:number-columns-repeated="3"/>
        </table:table-row>
        <table:table-row table:style-name="ro1">
          <table:table-cell office:value-type="float" office:value="340">
            <text:p>340</text:p>
          </table:table-cell>
          <table:table-cell office:value-type="float" office:value="26.1652">
            <text:p>26.1652</text:p>
          </table:table-cell>
          <table:table-cell table:formula="of:=VALUE([.B342])" office:value-type="float" office:value="26.1652">
            <text:p>26.1652</text:p>
          </table:table-cell>
          <table:table-cell table:number-columns-repeated="2"/>
          <table:table-cell office:value-type="float" office:value="1988">
            <text:p>1988</text:p>
          </table:table-cell>
          <table:table-cell office:value-type="float" office:value="2.7191">
            <text:p>2.7191</text:p>
          </table:table-cell>
          <table:table-cell table:style-name="ce2" office:value-type="string">
            <text:p>-2.99445e+173</text:p>
          </table:table-cell>
          <table:table-cell/>
          <table:table-cell table:formula="of:=VALUE([.G342])" office:value-type="float" office:value="2.7191">
            <text:p>2.7191</text:p>
          </table:table-cell>
          <table:table-cell table:formula="of:=VALUE([.H342])" office:value-type="float" office:value="-2.99445E+173">
            <text:p>-2.99E+173</text:p>
          </table:table-cell>
          <table:table-cell table:number-columns-repeated="3"/>
        </table:table-row>
        <table:table-row table:style-name="ro1">
          <table:table-cell office:value-type="float" office:value="341">
            <text:p>341</text:p>
          </table:table-cell>
          <table:table-cell office:value-type="float" office:value="199.768">
            <text:p>199.768</text:p>
          </table:table-cell>
          <table:table-cell table:formula="of:=VALUE([.B343])" office:value-type="float" office:value="199.768">
            <text:p>199.768</text:p>
          </table:table-cell>
          <table:table-cell table:number-columns-repeated="2"/>
          <table:table-cell office:value-type="float" office:value="1472">
            <text:p>1472</text:p>
          </table:table-cell>
          <table:table-cell office:value-type="float" office:value="1.22586">
            <text:p>1.22586</text:p>
          </table:table-cell>
          <table:table-cell table:style-name="ce2" office:value-type="string">
            <text:p>-3.67079e+173</text:p>
          </table:table-cell>
          <table:table-cell/>
          <table:table-cell table:formula="of:=VALUE([.G343])" office:value-type="float" office:value="1.22586">
            <text:p>1.22586</text:p>
          </table:table-cell>
          <table:table-cell table:formula="of:=VALUE([.H343])" office:value-type="float" office:value="-3.67079E+173">
            <text:p>-3.67E+173</text:p>
          </table:table-cell>
          <table:table-cell table:number-columns-repeated="3"/>
        </table:table-row>
        <table:table-row table:style-name="ro1">
          <table:table-cell office:value-type="float" office:value="342">
            <text:p>342</text:p>
          </table:table-cell>
          <table:table-cell office:value-type="float" office:value="400.887">
            <text:p>400.887</text:p>
          </table:table-cell>
          <table:table-cell table:formula="of:=VALUE([.B344])" office:value-type="float" office:value="400.887">
            <text:p>400.887</text:p>
          </table:table-cell>
          <table:table-cell table:number-columns-repeated="2"/>
          <table:table-cell office:value-type="float" office:value="1756">
            <text:p>1756</text:p>
          </table:table-cell>
          <table:table-cell office:value-type="float" office:value="33.2493">
            <text:p>33.2493</text:p>
          </table:table-cell>
          <table:table-cell table:style-name="ce2" office:value-type="string">
            <text:p>1.22051e+175</text:p>
          </table:table-cell>
          <table:table-cell/>
          <table:table-cell table:formula="of:=VALUE([.G344])" office:value-type="float" office:value="33.2493">
            <text:p>33.2493</text:p>
          </table:table-cell>
          <table:table-cell table:formula="of:=VALUE([.H344])" office:value-type="float" office:value="1.22051E+175">
            <text:p>1.22E+175</text:p>
          </table:table-cell>
          <table:table-cell table:number-columns-repeated="3"/>
        </table:table-row>
        <table:table-row table:style-name="ro1">
          <table:table-cell office:value-type="float" office:value="343">
            <text:p>343</text:p>
          </table:table-cell>
          <table:table-cell office:value-type="float" office:value="1063.19">
            <text:p>1063.19</text:p>
          </table:table-cell>
          <table:table-cell table:formula="of:=VALUE([.B345])" office:value-type="float" office:value="1063.19">
            <text:p>1063.19</text:p>
          </table:table-cell>
          <table:table-cell table:number-columns-repeated="2"/>
          <table:table-cell office:value-type="float" office:value="1716">
            <text:p>1716</text:p>
          </table:table-cell>
          <table:table-cell office:value-type="float" office:value="1.6854">
            <text:p>1.6854</text:p>
          </table:table-cell>
          <table:table-cell table:style-name="ce2" office:value-type="string">
            <text:p>2.05705e+175</text:p>
          </table:table-cell>
          <table:table-cell/>
          <table:table-cell table:formula="of:=VALUE([.G345])" office:value-type="float" office:value="1.6854">
            <text:p>1.6854</text:p>
          </table:table-cell>
          <table:table-cell table:formula="of:=VALUE([.H345])" office:value-type="float" office:value="2.05705E+175">
            <text:p>2.06E+175</text:p>
          </table:table-cell>
          <table:table-cell table:number-columns-repeated="3"/>
        </table:table-row>
        <table:table-row table:style-name="ro1">
          <table:table-cell office:value-type="float" office:value="344">
            <text:p>344</text:p>
          </table:table-cell>
          <table:table-cell office:value-type="float" office:value="29.3889">
            <text:p>29.3889</text:p>
          </table:table-cell>
          <table:table-cell table:formula="of:=VALUE([.B346])" office:value-type="float" office:value="29.3889">
            <text:p>29.3889</text:p>
          </table:table-cell>
          <table:table-cell table:number-columns-repeated="2"/>
          <table:table-cell office:value-type="float" office:value="1544">
            <text:p>1544</text:p>
          </table:table-cell>
          <table:table-cell office:value-type="float" office:value="6.5172">
            <text:p>6.5172</text:p>
          </table:table-cell>
          <table:table-cell table:style-name="ce2" office:value-type="string">
            <text:p>1.34062e+176</text:p>
          </table:table-cell>
          <table:table-cell/>
          <table:table-cell table:formula="of:=VALUE([.G346])" office:value-type="float" office:value="6.5172">
            <text:p>6.5172</text:p>
          </table:table-cell>
          <table:table-cell table:formula="of:=VALUE([.H346])" office:value-type="float" office:value="1.34062E+176">
            <text:p>1.34E+176</text:p>
          </table:table-cell>
          <table:table-cell table:number-columns-repeated="3"/>
        </table:table-row>
        <table:table-row table:style-name="ro1">
          <table:table-cell office:value-type="float" office:value="345">
            <text:p>345</text:p>
          </table:table-cell>
          <table:table-cell office:value-type="float" office:value="165.288">
            <text:p>165.288</text:p>
          </table:table-cell>
          <table:table-cell table:formula="of:=VALUE([.B347])" office:value-type="float" office:value="165.288">
            <text:p>165.288</text:p>
          </table:table-cell>
          <table:table-cell table:number-columns-repeated="2"/>
          <table:table-cell office:value-type="float" office:value="1536">
            <text:p>1536</text:p>
          </table:table-cell>
          <table:table-cell office:value-type="float" office:value="2.07719">
            <text:p>2.07719</text:p>
          </table:table-cell>
          <table:table-cell table:style-name="ce2" office:value-type="string">
            <text:p>2.78472e+176</text:p>
          </table:table-cell>
          <table:table-cell/>
          <table:table-cell table:formula="of:=VALUE([.G347])" office:value-type="float" office:value="2.07719">
            <text:p>2.07719</text:p>
          </table:table-cell>
          <table:table-cell table:formula="of:=VALUE([.H347])" office:value-type="float" office:value="2.78472E+176">
            <text:p>2.78E+176</text:p>
          </table:table-cell>
          <table:table-cell table:number-columns-repeated="3"/>
        </table:table-row>
        <table:table-row table:style-name="ro1">
          <table:table-cell office:value-type="float" office:value="346">
            <text:p>346</text:p>
          </table:table-cell>
          <table:table-cell office:value-type="float" office:value="271.357">
            <text:p>271.357</text:p>
          </table:table-cell>
          <table:table-cell table:formula="of:=VALUE([.B348])" office:value-type="float" office:value="271.357">
            <text:p>271.357</text:p>
          </table:table-cell>
          <table:table-cell table:number-columns-repeated="2"/>
          <table:table-cell office:value-type="float" office:value="992">
            <text:p>992</text:p>
          </table:table-cell>
          <table:table-cell office:value-type="float" office:value="0.337965">
            <text:p>0.337965</text:p>
          </table:table-cell>
          <table:table-cell table:style-name="ce2" office:value-type="string">
            <text:p>9.41136e+175</text:p>
          </table:table-cell>
          <table:table-cell/>
          <table:table-cell table:formula="of:=VALUE([.G348])" office:value-type="float" office:value="0.337965">
            <text:p>0.337965</text:p>
          </table:table-cell>
          <table:table-cell table:formula="of:=VALUE([.H348])" office:value-type="float" office:value="9.41136E+175">
            <text:p>9.41E+175</text:p>
          </table:table-cell>
          <table:table-cell table:number-columns-repeated="3"/>
        </table:table-row>
        <table:table-row table:style-name="ro1">
          <table:table-cell office:value-type="float" office:value="347">
            <text:p>347</text:p>
          </table:table-cell>
          <table:table-cell office:value-type="float" office:value="1170.98">
            <text:p>1170.98</text:p>
          </table:table-cell>
          <table:table-cell table:formula="of:=VALUE([.B349])" office:value-type="float" office:value="1170.98">
            <text:p>1170.98</text:p>
          </table:table-cell>
          <table:table-cell table:number-columns-repeated="2"/>
          <table:table-cell office:value-type="float" office:value="680">
            <text:p>680</text:p>
          </table:table-cell>
          <table:table-cell office:value-type="float" office:value="11.8597">
            <text:p>11.8597</text:p>
          </table:table-cell>
          <table:table-cell table:style-name="ce2" office:value-type="string">
            <text:p>1.11616e+177</text:p>
          </table:table-cell>
          <table:table-cell/>
          <table:table-cell table:formula="of:=VALUE([.G349])" office:value-type="float" office:value="11.8597">
            <text:p>11.8597</text:p>
          </table:table-cell>
          <table:table-cell table:formula="of:=VALUE([.H349])" office:value-type="float" office:value="1.11616E+177">
            <text:p>1.12E+177</text:p>
          </table:table-cell>
          <table:table-cell table:number-columns-repeated="3"/>
        </table:table-row>
        <table:table-row table:style-name="ro1">
          <table:table-cell office:value-type="float" office:value="348">
            <text:p>348</text:p>
          </table:table-cell>
          <table:table-cell office:value-type="float" office:value="31.6165">
            <text:p>31.6165</text:p>
          </table:table-cell>
          <table:table-cell table:formula="of:=VALUE([.B350])" office:value-type="float" office:value="31.6165">
            <text:p>31.6165</text:p>
          </table:table-cell>
          <table:table-cell table:number-columns-repeated="2"/>
          <table:table-cell office:value-type="float" office:value="2212">
            <text:p>2212</text:p>
          </table:table-cell>
          <table:table-cell office:value-type="float" office:value="18.3045">
            <text:p>18.3045</text:p>
          </table:table-cell>
          <table:table-cell table:style-name="ce2" office:value-type="string">
            <text:p>2.04308e+178</text:p>
          </table:table-cell>
          <table:table-cell/>
          <table:table-cell table:formula="of:=VALUE([.G350])" office:value-type="float" office:value="18.3045">
            <text:p>18.3045</text:p>
          </table:table-cell>
          <table:table-cell table:formula="of:=VALUE([.H350])" office:value-type="float" office:value="2.04308E+178">
            <text:p>2.04E+178</text:p>
          </table:table-cell>
          <table:table-cell table:number-columns-repeated="3"/>
        </table:table-row>
        <table:table-row table:style-name="ro1">
          <table:table-cell office:value-type="float" office:value="349">
            <text:p>349</text:p>
          </table:table-cell>
          <table:table-cell office:value-type="float" office:value="148.808">
            <text:p>148.808</text:p>
          </table:table-cell>
          <table:table-cell table:formula="of:=VALUE([.B351])" office:value-type="float" office:value="148.808">
            <text:p>148.808</text:p>
          </table:table-cell>
          <table:table-cell table:number-columns-repeated="2"/>
          <table:table-cell office:value-type="float" office:value="204">
            <text:p>204</text:p>
          </table:table-cell>
          <table:table-cell office:value-type="float" office:value="2.89797">
            <text:p>2.89797</text:p>
          </table:table-cell>
          <table:table-cell table:style-name="ce2" office:value-type="string">
            <text:p>5.9208e+178</text:p>
          </table:table-cell>
          <table:table-cell/>
          <table:table-cell table:formula="of:=VALUE([.G351])" office:value-type="float" office:value="2.89797">
            <text:p>2.89797</text:p>
          </table:table-cell>
          <table:table-cell table:formula="of:=VALUE([.H351])" office:value-type="float" office:value="5.9208E+178">
            <text:p>5.92E+178</text:p>
          </table:table-cell>
          <table:table-cell table:number-columns-repeated="3"/>
        </table:table-row>
        <table:table-row table:style-name="ro1">
          <table:table-cell office:value-type="float" office:value="350">
            <text:p>350</text:p>
          </table:table-cell>
          <table:table-cell office:value-type="float" office:value="111.703">
            <text:p>111.703</text:p>
          </table:table-cell>
          <table:table-cell table:formula="of:=VALUE([.B352])" office:value-type="float" office:value="111.703">
            <text:p>111.703</text:p>
          </table:table-cell>
          <table:table-cell table:number-columns-repeated="2"/>
          <table:table-cell office:value-type="float" office:value="1328">
            <text:p>1328</text:p>
          </table:table-cell>
          <table:table-cell office:value-type="float" office:value="0.182665">
            <text:p>0.182665</text:p>
          </table:table-cell>
          <table:table-cell table:style-name="ce2" office:value-type="string">
            <text:p>-1.08152e+178</text:p>
          </table:table-cell>
          <table:table-cell/>
          <table:table-cell table:formula="of:=VALUE([.G352])" office:value-type="float" office:value="0.182665">
            <text:p>0.182665</text:p>
          </table:table-cell>
          <table:table-cell table:formula="of:=VALUE([.H352])" office:value-type="float" office:value="-1.08152E+178">
            <text:p>-1.08E+178</text:p>
          </table:table-cell>
          <table:table-cell table:number-columns-repeated="3"/>
        </table:table-row>
        <table:table-row table:style-name="ro1">
          <table:table-cell office:value-type="float" office:value="351">
            <text:p>351</text:p>
          </table:table-cell>
          <table:table-cell office:value-type="float" office:value="1221.39">
            <text:p>1221.39</text:p>
          </table:table-cell>
          <table:table-cell table:formula="of:=VALUE([.B353])" office:value-type="float" office:value="1221.39">
            <text:p>1221.39</text:p>
          </table:table-cell>
          <table:table-cell table:number-columns-repeated="2"/>
          <table:table-cell office:value-type="float" office:value="1088">
            <text:p>1088</text:p>
          </table:table-cell>
          <table:table-cell office:value-type="float" office:value="0.349999">
            <text:p>0.349999</text:p>
          </table:table-cell>
          <table:table-cell table:style-name="ce2" office:value-type="string">
            <text:p>-3.78531e+177</text:p>
          </table:table-cell>
          <table:table-cell/>
          <table:table-cell table:formula="of:=VALUE([.G353])" office:value-type="float" office:value="0.349999">
            <text:p>0.349999</text:p>
          </table:table-cell>
          <table:table-cell table:formula="of:=VALUE([.H353])" office:value-type="float" office:value="-3.78531E+177">
            <text:p>-3.79E+177</text:p>
          </table:table-cell>
          <table:table-cell table:number-columns-repeated="3"/>
        </table:table-row>
        <table:table-row table:style-name="ro1">
          <table:table-cell office:value-type="float" office:value="352">
            <text:p>352</text:p>
          </table:table-cell>
          <table:table-cell office:value-type="float" office:value="32.6245">
            <text:p>32.6245</text:p>
          </table:table-cell>
          <table:table-cell table:formula="of:=VALUE([.B354])" office:value-type="float" office:value="32.6245">
            <text:p>32.6245</text:p>
          </table:table-cell>
          <table:table-cell table:number-columns-repeated="2"/>
          <table:table-cell office:value-type="float" office:value="476">
            <text:p>476</text:p>
          </table:table-cell>
          <table:table-cell office:value-type="float" office:value="10.1662">
            <text:p>10.1662</text:p>
          </table:table-cell>
          <table:table-cell table:style-name="ce2" office:value-type="string">
            <text:p>-3.84823e+178</text:p>
          </table:table-cell>
          <table:table-cell/>
          <table:table-cell table:formula="of:=VALUE([.G354])" office:value-type="float" office:value="10.1662">
            <text:p>10.1662</text:p>
          </table:table-cell>
          <table:table-cell table:formula="of:=VALUE([.H354])" office:value-type="float" office:value="-3.84823E+178">
            <text:p>-3.85E+178</text:p>
          </table:table-cell>
          <table:table-cell table:number-columns-repeated="3"/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187.131">
            <text:p>187.131</text:p>
          </table:table-cell>
          <table:table-cell table:formula="of:=VALUE([.B355])" office:value-type="float" office:value="187.131">
            <text:p>187.131</text:p>
          </table:table-cell>
          <table:table-cell table:number-columns-repeated="2"/>
          <table:table-cell office:value-type="float" office:value="1324">
            <text:p>1324</text:p>
          </table:table-cell>
          <table:table-cell office:value-type="float" office:value="23.9788">
            <text:p>23.9788</text:p>
          </table:table-cell>
          <table:table-cell table:style-name="ce2" office:value-type="string">
            <text:p>-9.22759e+179</text:p>
          </table:table-cell>
          <table:table-cell/>
          <table:table-cell table:formula="of:=VALUE([.G355])" office:value-type="float" office:value="23.9788">
            <text:p>23.9788</text:p>
          </table:table-cell>
          <table:table-cell table:formula="of:=VALUE([.H355])" office:value-type="float" office:value="-9.22759E+179">
            <text:p>-9.23E+179</text:p>
          </table:table-cell>
          <table:table-cell table:number-columns-repeated="3"/>
        </table:table-row>
        <table:table-row table:style-name="ro1">
          <table:table-cell office:value-type="float" office:value="354">
            <text:p>354</text:p>
          </table:table-cell>
          <table:table-cell office:value-type="float" office:value="33.5739">
            <text:p>33.5739</text:p>
          </table:table-cell>
          <table:table-cell table:formula="of:=VALUE([.B356])" office:value-type="float" office:value="33.5739">
            <text:p>33.5739</text:p>
          </table:table-cell>
          <table:table-cell table:number-columns-repeated="2"/>
          <table:table-cell office:value-type="float" office:value="1416">
            <text:p>1416</text:p>
          </table:table-cell>
          <table:table-cell office:value-type="float" office:value="3.77644">
            <text:p>3.77644</text:p>
          </table:table-cell>
          <table:table-cell table:style-name="ce2" office:value-type="string">
            <text:p>-3.48474e+180</text:p>
          </table:table-cell>
          <table:table-cell/>
          <table:table-cell table:formula="of:=VALUE([.G356])" office:value-type="float" office:value="3.77644">
            <text:p>3.77644</text:p>
          </table:table-cell>
          <table:table-cell table:formula="of:=VALUE([.H356])" office:value-type="float" office:value="-3.48474E+180">
            <text:p>-3.48E+180</text:p>
          </table:table-cell>
          <table:table-cell table:number-columns-repeated="3"/>
        </table:table-row>
        <table:table-row table:style-name="ro1">
          <table:table-cell office:value-type="float" office:value="355">
            <text:p>355</text:p>
          </table:table-cell>
          <table:table-cell office:value-type="float" office:value="1226.9">
            <text:p>1226.9</text:p>
          </table:table-cell>
          <table:table-cell table:formula="of:=VALUE([.B357])" office:value-type="float" office:value="1226.9">
            <text:p>1226.9</text:p>
          </table:table-cell>
          <table:table-cell table:number-columns-repeated="2"/>
          <table:table-cell office:value-type="float" office:value="1604">
            <text:p>1604</text:p>
          </table:table-cell>
          <table:table-cell office:value-type="float" office:value="7.06972">
            <text:p>7.06972</text:p>
          </table:table-cell>
          <table:table-cell table:style-name="ce2" office:value-type="string">
            <text:p>-2.46362e+181</text:p>
          </table:table-cell>
          <table:table-cell/>
          <table:table-cell table:formula="of:=VALUE([.G357])" office:value-type="float" office:value="7.06972">
            <text:p>7.06972</text:p>
          </table:table-cell>
          <table:table-cell table:formula="of:=VALUE([.H357])" office:value-type="float" office:value="-2.46362E+181">
            <text:p>-2.46E+181</text:p>
          </table:table-cell>
          <table:table-cell table:number-columns-repeated="3"/>
        </table:table-row>
        <table:table-row table:style-name="ro1">
          <table:table-cell office:value-type="float" office:value="356">
            <text:p>356</text:p>
          </table:table-cell>
          <table:table-cell office:value-type="float" office:value="33.299">
            <text:p>33.299</text:p>
          </table:table-cell>
          <table:table-cell table:formula="of:=VALUE([.B358])" office:value-type="float" office:value="33.299">
            <text:p>33.299</text:p>
          </table:table-cell>
          <table:table-cell table:number-columns-repeated="2"/>
          <table:table-cell office:value-type="float" office:value="2360">
            <text:p>2360</text:p>
          </table:table-cell>
          <table:table-cell office:value-type="float" office:value="6.51759">
            <text:p>6.51759</text:p>
          </table:table-cell>
          <table:table-cell table:style-name="ce2" office:value-type="string">
            <text:p>-1.60568e+182</text:p>
          </table:table-cell>
          <table:table-cell/>
          <table:table-cell table:formula="of:=VALUE([.G358])" office:value-type="float" office:value="6.51759">
            <text:p>6.51759</text:p>
          </table:table-cell>
          <table:table-cell table:formula="of:=VALUE([.H358])" office:value-type="float" office:value="-1.60568E+182">
            <text:p>-1.61E+182</text:p>
          </table:table-cell>
          <table:table-cell table:number-columns-repeated="3"/>
        </table:table-row>
        <table:table-row table:style-name="ro1">
          <table:table-cell office:value-type="float" office:value="357">
            <text:p>357</text:p>
          </table:table-cell>
          <table:table-cell office:value-type="float" office:value="148.829">
            <text:p>148.829</text:p>
          </table:table-cell>
          <table:table-cell table:formula="of:=VALUE([.B359])" office:value-type="float" office:value="148.829">
            <text:p>148.829</text:p>
          </table:table-cell>
          <table:table-cell table:number-columns-repeated="2"/>
          <table:table-cell office:value-type="float" office:value="592">
            <text:p>592</text:p>
          </table:table-cell>
          <table:table-cell office:value-type="float" office:value="2.51077">
            <text:p>2.51077</text:p>
          </table:table-cell>
          <table:table-cell table:style-name="ce2" office:value-type="string">
            <text:p>-4.0315e+182</text:p>
          </table:table-cell>
          <table:table-cell/>
          <table:table-cell table:formula="of:=VALUE([.G359])" office:value-type="float" office:value="2.51077">
            <text:p>2.51077</text:p>
          </table:table-cell>
          <table:table-cell table:formula="of:=VALUE([.H359])" office:value-type="float" office:value="-4.0315E+182">
            <text:p>-4.03E+182</text:p>
          </table:table-cell>
          <table:table-cell table:number-columns-repeated="3"/>
        </table:table-row>
        <table:table-row table:style-name="ro1">
          <table:table-cell office:value-type="float" office:value="358">
            <text:p>358</text:p>
          </table:table-cell>
          <table:table-cell office:value-type="float" office:value="143.094">
            <text:p>143.094</text:p>
          </table:table-cell>
          <table:table-cell table:formula="of:=VALUE([.B360])" office:value-type="float" office:value="143.094">
            <text:p>143.094</text:p>
          </table:table-cell>
          <table:table-cell table:number-columns-repeated="2"/>
          <table:table-cell office:value-type="float" office:value="2544">
            <text:p>2544</text:p>
          </table:table-cell>
          <table:table-cell office:value-type="float" office:value="12.037">
            <text:p>12.037</text:p>
          </table:table-cell>
          <table:table-cell table:style-name="ce2" office:value-type="string">
            <text:p>-4.85272e+183</text:p>
          </table:table-cell>
          <table:table-cell/>
          <table:table-cell table:formula="of:=VALUE([.G360])" office:value-type="float" office:value="12.037">
            <text:p>12.037</text:p>
          </table:table-cell>
          <table:table-cell table:formula="of:=VALUE([.H360])" office:value-type="float" office:value="-4.85272E+183">
            <text:p>-4.85E+183</text:p>
          </table:table-cell>
          <table:table-cell table:number-columns-repeated="3"/>
        </table:table-row>
        <table:table-row table:style-name="ro1">
          <table:table-cell office:value-type="float" office:value="359">
            <text:p>359</text:p>
          </table:table-cell>
          <table:table-cell office:value-type="float" office:value="1223.32">
            <text:p>1223.32</text:p>
          </table:table-cell>
          <table:table-cell table:formula="of:=VALUE([.B361])" office:value-type="float" office:value="1223.32">
            <text:p>1223.32</text:p>
          </table:table-cell>
          <table:table-cell table:number-columns-repeated="2"/>
          <table:table-cell office:value-type="float" office:value="2636">
            <text:p>2636</text:p>
          </table:table-cell>
          <table:table-cell office:value-type="float" office:value="14.5256">
            <text:p>14.5256</text:p>
          </table:table-cell>
          <table:table-cell table:style-name="ce2" office:value-type="string">
            <text:p>7.04887e+184</text:p>
          </table:table-cell>
          <table:table-cell/>
          <table:table-cell table:formula="of:=VALUE([.G361])" office:value-type="float" office:value="14.5256">
            <text:p>14.5256</text:p>
          </table:table-cell>
          <table:table-cell table:formula="of:=VALUE([.H361])" office:value-type="float" office:value="7.04887E+184">
            <text:p>7.05E+184</text:p>
          </table:table-cell>
          <table:table-cell table:number-columns-repeated="3"/>
        </table:table-row>
        <table:table-row table:style-name="ro1">
          <table:table-cell office:value-type="float" office:value="360">
            <text:p>360</text:p>
          </table:table-cell>
          <table:table-cell office:value-type="float" office:value="32.818">
            <text:p>32.818</text:p>
          </table:table-cell>
          <table:table-cell table:formula="of:=VALUE([.B362])" office:value-type="float" office:value="32.818">
            <text:p>32.818</text:p>
          </table:table-cell>
          <table:table-cell table:number-columns-repeated="2"/>
          <table:table-cell office:value-type="float" office:value="992">
            <text:p>992</text:p>
          </table:table-cell>
          <table:table-cell office:value-type="float" office:value="10.0209">
            <text:p>10.0209</text:p>
          </table:table-cell>
          <table:table-cell table:style-name="ce2" office:value-type="string">
            <text:p>-7.06358e+185</text:p>
          </table:table-cell>
          <table:table-cell/>
          <table:table-cell table:formula="of:=VALUE([.G362])" office:value-type="float" office:value="10.0209">
            <text:p>10.0209</text:p>
          </table:table-cell>
          <table:table-cell table:formula="of:=VALUE([.H362])" office:value-type="float" office:value="-7.06358E+185">
            <text:p>-7.06E+185</text:p>
          </table:table-cell>
          <table:table-cell table:number-columns-repeated="3"/>
        </table:table-row>
        <table:table-row table:style-name="ro1">
          <table:table-cell office:value-type="float" office:value="361">
            <text:p>361</text:p>
          </table:table-cell>
          <table:table-cell office:value-type="float" office:value="163.751">
            <text:p>163.751</text:p>
          </table:table-cell>
          <table:table-cell table:formula="of:=VALUE([.B363])" office:value-type="float" office:value="163.751">
            <text:p>163.751</text:p>
          </table:table-cell>
          <table:table-cell table:number-columns-repeated="2"/>
          <table:table-cell office:value-type="float" office:value="1384">
            <text:p>1384</text:p>
          </table:table-cell>
          <table:table-cell office:value-type="float" office:value="11.8597">
            <text:p>11.8597</text:p>
          </table:table-cell>
          <table:table-cell table:style-name="ce2" office:value-type="string">
            <text:p>-8.37723e+186</text:p>
          </table:table-cell>
          <table:table-cell/>
          <table:table-cell table:formula="of:=VALUE([.G363])" office:value-type="float" office:value="11.8597">
            <text:p>11.8597</text:p>
          </table:table-cell>
          <table:table-cell table:formula="of:=VALUE([.H363])" office:value-type="float" office:value="-8.37723E+186">
            <text:p>-8.38E+186</text:p>
          </table:table-cell>
          <table:table-cell table:number-columns-repeated="3"/>
        </table:table-row>
        <table:table-row table:style-name="ro1">
          <table:table-cell office:value-type="float" office:value="362">
            <text:p>362</text:p>
          </table:table-cell>
          <table:table-cell office:value-type="float" office:value="258.063">
            <text:p>258.063</text:p>
          </table:table-cell>
          <table:table-cell table:formula="of:=VALUE([.B364])" office:value-type="float" office:value="258.063">
            <text:p>258.063</text:p>
          </table:table-cell>
          <table:table-cell table:number-columns-repeated="2"/>
          <table:table-cell office:value-type="float" office:value="1256">
            <text:p>1256</text:p>
          </table:table-cell>
          <table:table-cell office:value-type="float" office:value="4.82156">
            <text:p>4.82156</text:p>
          </table:table-cell>
          <table:table-cell table:style-name="ce2" office:value-type="string">
            <text:p>-4.03913e+187</text:p>
          </table:table-cell>
          <table:table-cell/>
          <table:table-cell table:formula="of:=VALUE([.G364])" office:value-type="float" office:value="4.82156">
            <text:p>4.82156</text:p>
          </table:table-cell>
          <table:table-cell table:formula="of:=VALUE([.H364])" office:value-type="float" office:value="-4.03913E+187">
            <text:p>-4.04E+187</text:p>
          </table:table-cell>
          <table:table-cell table:number-columns-repeated="3"/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1176.77">
            <text:p>1176.77</text:p>
          </table:table-cell>
          <table:table-cell table:formula="of:=VALUE([.B365])" office:value-type="float" office:value="1176.77">
            <text:p>1176.77</text:p>
          </table:table-cell>
          <table:table-cell table:number-columns-repeated="2"/>
          <table:table-cell office:value-type="float" office:value="632">
            <text:p>632</text:p>
          </table:table-cell>
          <table:table-cell office:value-type="float" office:value="1.96452">
            <text:p>1.96452</text:p>
          </table:table-cell>
          <table:table-cell table:style-name="ce2" office:value-type="string">
            <text:p>-7.93496e+187</text:p>
          </table:table-cell>
          <table:table-cell/>
          <table:table-cell table:formula="of:=VALUE([.G365])" office:value-type="float" office:value="1.96452">
            <text:p>1.96452</text:p>
          </table:table-cell>
          <table:table-cell table:formula="of:=VALUE([.H365])" office:value-type="float" office:value="-7.93496E+187">
            <text:p>-7.93E+187</text:p>
          </table:table-cell>
          <table:table-cell table:number-columns-repeated="3"/>
        </table:table-row>
        <table:table-row table:style-name="ro1">
          <table:table-cell office:value-type="float" office:value="364">
            <text:p>364</text:p>
          </table:table-cell>
          <table:table-cell office:value-type="float" office:value="31.1332">
            <text:p>31.1332</text:p>
          </table:table-cell>
          <table:table-cell table:formula="of:=VALUE([.B366])" office:value-type="float" office:value="31.1332">
            <text:p>31.1332</text:p>
          </table:table-cell>
          <table:table-cell table:number-columns-repeated="2"/>
          <table:table-cell office:value-type="float" office:value="1944">
            <text:p>1944</text:p>
          </table:table-cell>
          <table:table-cell office:value-type="float" office:value="5.70413">
            <text:p>5.70413</text:p>
          </table:table-cell>
          <table:table-cell table:style-name="ce2" office:value-type="string">
            <text:p>-4.5262e+188</text:p>
          </table:table-cell>
          <table:table-cell/>
          <table:table-cell table:formula="of:=VALUE([.G366])" office:value-type="float" office:value="5.70413">
            <text:p>5.70413</text:p>
          </table:table-cell>
          <table:table-cell table:formula="of:=VALUE([.H366])" office:value-type="float" office:value="-4.5262E+188">
            <text:p>-4.53E+188</text:p>
          </table:table-cell>
          <table:table-cell table:number-columns-repeated="3"/>
        </table:table-row>
        <table:table-row table:style-name="ro1">
          <table:table-cell office:value-type="float" office:value="365">
            <text:p>365</text:p>
          </table:table-cell>
          <table:table-cell office:value-type="float" office:value="129.326">
            <text:p>129.326</text:p>
          </table:table-cell>
          <table:table-cell table:formula="of:=VALUE([.B367])" office:value-type="float" office:value="129.326">
            <text:p>129.326</text:p>
          </table:table-cell>
          <table:table-cell table:number-columns-repeated="2"/>
          <table:table-cell office:value-type="float" office:value="256">
            <text:p>256</text:p>
          </table:table-cell>
          <table:table-cell office:value-type="float" office:value="3.81317">
            <text:p>3.81317</text:p>
          </table:table-cell>
          <table:table-cell table:style-name="ce2" office:value-type="string">
            <text:p>-1.72592e+189</text:p>
          </table:table-cell>
          <table:table-cell/>
          <table:table-cell table:formula="of:=VALUE([.G367])" office:value-type="float" office:value="3.81317">
            <text:p>3.81317</text:p>
          </table:table-cell>
          <table:table-cell table:formula="of:=VALUE([.H367])" office:value-type="float" office:value="-1.72592E+189">
            <text:p>-1.73E+189</text:p>
          </table:table-cell>
          <table:table-cell table:number-columns-repeated="3"/>
        </table:table-row>
        <table:table-row table:style-name="ro1">
          <table:table-cell office:value-type="float" office:value="366">
            <text:p>366</text:p>
          </table:table-cell>
          <table:table-cell office:value-type="float" office:value="338.636">
            <text:p>338.636</text:p>
          </table:table-cell>
          <table:table-cell table:formula="of:=VALUE([.B368])" office:value-type="float" office:value="338.636">
            <text:p>338.636</text:p>
          </table:table-cell>
          <table:table-cell table:number-columns-repeated="2"/>
          <table:table-cell office:value-type="float" office:value="996">
            <text:p>996</text:p>
          </table:table-cell>
          <table:table-cell office:value-type="float" office:value="4.7632">
            <text:p>4.7632</text:p>
          </table:table-cell>
          <table:table-cell table:style-name="ce2" office:value-type="string">
            <text:p>8.22088e+189</text:p>
          </table:table-cell>
          <table:table-cell/>
          <table:table-cell table:formula="of:=VALUE([.G368])" office:value-type="float" office:value="4.7632">
            <text:p>4.7632</text:p>
          </table:table-cell>
          <table:table-cell table:formula="of:=VALUE([.H368])" office:value-type="float" office:value="8.22088E+189">
            <text:p>8.22E+189</text:p>
          </table:table-cell>
          <table:table-cell table:number-columns-repeated="3"/>
        </table:table-row>
        <table:table-row table:style-name="ro1">
          <table:table-cell office:value-type="float" office:value="367">
            <text:p>367</text:p>
          </table:table-cell>
          <table:table-cell office:value-type="float" office:value="1095.04">
            <text:p>1095.04</text:p>
          </table:table-cell>
          <table:table-cell table:formula="of:=VALUE([.B369])" office:value-type="float" office:value="1095.04">
            <text:p>1095.04</text:p>
          </table:table-cell>
          <table:table-cell table:number-columns-repeated="2"/>
          <table:table-cell office:value-type="float" office:value="1760">
            <text:p>1760</text:p>
          </table:table-cell>
          <table:table-cell office:value-type="float" office:value="11.3222">
            <text:p>11.3222</text:p>
          </table:table-cell>
          <table:table-cell table:style-name="ce2" office:value-type="string">
            <text:p>9.30787e+190</text:p>
          </table:table-cell>
          <table:table-cell/>
          <table:table-cell table:formula="of:=VALUE([.G369])" office:value-type="float" office:value="11.3222">
            <text:p>11.3222</text:p>
          </table:table-cell>
          <table:table-cell table:formula="of:=VALUE([.H369])" office:value-type="float" office:value="9.30787E+190">
            <text:p>9.31E+190</text:p>
          </table:table-cell>
          <table:table-cell table:number-columns-repeated="3"/>
        </table:table-row>
        <table:table-row table:style-name="ro1">
          <table:table-cell office:value-type="float" office:value="368">
            <text:p>368</text:p>
          </table:table-cell>
          <table:table-cell office:value-type="float" office:value="29.4347">
            <text:p>29.4347</text:p>
          </table:table-cell>
          <table:table-cell table:formula="of:=VALUE([.B370])" office:value-type="float" office:value="29.4347">
            <text:p>29.4347</text:p>
          </table:table-cell>
          <table:table-cell table:number-columns-repeated="2"/>
          <table:table-cell office:value-type="float" office:value="724">
            <text:p>724</text:p>
          </table:table-cell>
          <table:table-cell office:value-type="float" office:value="1.68478">
            <text:p>1.68478</text:p>
          </table:table-cell>
          <table:table-cell table:style-name="ce2" office:value-type="string">
            <text:p>1.56818e+191</text:p>
          </table:table-cell>
          <table:table-cell/>
          <table:table-cell table:formula="of:=VALUE([.G370])" office:value-type="float" office:value="1.68478">
            <text:p>1.68478</text:p>
          </table:table-cell>
          <table:table-cell table:formula="of:=VALUE([.H370])" office:value-type="float" office:value="1.56818E+191">
            <text:p>1.57E+191</text:p>
          </table:table-cell>
          <table:table-cell table:number-columns-repeated="3"/>
        </table:table-row>
        <table:table-row table:style-name="ro1">
          <table:table-cell office:value-type="float" office:value="369">
            <text:p>369</text:p>
          </table:table-cell>
          <table:table-cell office:value-type="float" office:value="164.057">
            <text:p>164.057</text:p>
          </table:table-cell>
          <table:table-cell table:formula="of:=VALUE([.B371])" office:value-type="float" office:value="164.057">
            <text:p>164.057</text:p>
          </table:table-cell>
          <table:table-cell table:number-columns-repeated="2"/>
          <table:table-cell office:value-type="float" office:value="1580">
            <text:p>1580</text:p>
          </table:table-cell>
          <table:table-cell office:value-type="float" office:value="0.273831">
            <text:p>0.273831</text:p>
          </table:table-cell>
          <table:table-cell table:style-name="ce2" office:value-type="string">
            <text:p>4.29415e+190</text:p>
          </table:table-cell>
          <table:table-cell/>
          <table:table-cell table:formula="of:=VALUE([.G371])" office:value-type="float" office:value="0.273831">
            <text:p>0.273831</text:p>
          </table:table-cell>
          <table:table-cell table:formula="of:=VALUE([.H371])" office:value-type="float" office:value="4.29415E+190">
            <text:p>4.29E+190</text:p>
          </table:table-cell>
          <table:table-cell table:number-columns-repeated="3"/>
        </table:table-row>
        <table:table-row table:style-name="ro1">
          <table:table-cell office:value-type="float" office:value="370">
            <text:p>370</text:p>
          </table:table-cell>
          <table:table-cell office:value-type="float" office:value="423.461">
            <text:p>423.461</text:p>
          </table:table-cell>
          <table:table-cell table:formula="of:=VALUE([.B372])" office:value-type="float" office:value="423.461">
            <text:p>423.461</text:p>
          </table:table-cell>
          <table:table-cell table:number-columns-repeated="2"/>
          <table:table-cell office:value-type="float" office:value="1016">
            <text:p>1016</text:p>
          </table:table-cell>
          <table:table-cell office:value-type="float" office:value="10.1604">
            <text:p>10.1604</text:p>
          </table:table-cell>
          <table:table-cell table:style-name="ce2" office:value-type="string">
            <text:p>-4.36303e+191</text:p>
          </table:table-cell>
          <table:table-cell/>
          <table:table-cell table:formula="of:=VALUE([.G372])" office:value-type="float" office:value="10.1604">
            <text:p>10.1604</text:p>
          </table:table-cell>
          <table:table-cell table:formula="of:=VALUE([.H372])" office:value-type="float" office:value="-4.36303E+191">
            <text:p>-4.36E+191</text:p>
          </table:table-cell>
          <table:table-cell table:number-columns-repeated="3"/>
        </table:table-row>
        <table:table-row table:style-name="ro1">
          <table:table-cell office:value-type="float" office:value="371">
            <text:p>371</text:p>
          </table:table-cell>
          <table:table-cell office:value-type="float" office:value="1008.74">
            <text:p>1008.74</text:p>
          </table:table-cell>
          <table:table-cell table:formula="of:=VALUE([.B373])" office:value-type="float" office:value="1008.74">
            <text:p>1008.74</text:p>
          </table:table-cell>
          <table:table-cell table:number-columns-repeated="2"/>
          <table:table-cell office:value-type="float" office:value="1560">
            <text:p>1560</text:p>
          </table:table-cell>
          <table:table-cell office:value-type="float" office:value="0.137513">
            <text:p>0.137513</text:p>
          </table:table-cell>
          <table:table-cell table:style-name="ce2" office:value-type="string">
            <text:p>-5.99972e+190</text:p>
          </table:table-cell>
          <table:table-cell/>
          <table:table-cell table:formula="of:=VALUE([.G373])" office:value-type="float" office:value="0.137513">
            <text:p>0.137513</text:p>
          </table:table-cell>
          <table:table-cell table:formula="of:=VALUE([.H373])" office:value-type="float" office:value="-5.99972E+190">
            <text:p>-6.00E+190</text:p>
          </table:table-cell>
          <table:table-cell table:number-columns-repeated="3"/>
        </table:table-row>
        <table:table-row table:style-name="ro1">
          <table:table-cell office:value-type="float" office:value="372">
            <text:p>372</text:p>
          </table:table-cell>
          <table:table-cell office:value-type="float" office:value="27.1656">
            <text:p>27.1656</text:p>
          </table:table-cell>
          <table:table-cell table:formula="of:=VALUE([.B374])" office:value-type="float" office:value="27.1656">
            <text:p>27.1656</text:p>
          </table:table-cell>
          <table:table-cell table:number-columns-repeated="2"/>
          <table:table-cell office:value-type="float" office:value="592">
            <text:p>592</text:p>
          </table:table-cell>
          <table:table-cell office:value-type="float" office:value="2.30062">
            <text:p>2.30062</text:p>
          </table:table-cell>
          <table:table-cell table:style-name="ce2" office:value-type="string">
            <text:p>-1.38031e+191</text:p>
          </table:table-cell>
          <table:table-cell/>
          <table:table-cell table:formula="of:=VALUE([.G374])" office:value-type="float" office:value="2.30062">
            <text:p>2.30062</text:p>
          </table:table-cell>
          <table:table-cell table:formula="of:=VALUE([.H374])" office:value-type="float" office:value="-1.38031E+191">
            <text:p>-1.38E+191</text:p>
          </table:table-cell>
          <table:table-cell table:number-columns-repeated="3"/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141.678">
            <text:p>141.678</text:p>
          </table:table-cell>
          <table:table-cell table:formula="of:=VALUE([.B375])" office:value-type="float" office:value="141.678">
            <text:p>141.678</text:p>
          </table:table-cell>
          <table:table-cell table:number-columns-repeated="2"/>
          <table:table-cell office:value-type="float" office:value="1612">
            <text:p>1612</text:p>
          </table:table-cell>
          <table:table-cell office:value-type="float" office:value="12.037">
            <text:p>12.037</text:p>
          </table:table-cell>
          <table:table-cell table:style-name="ce2" office:value-type="string">
            <text:p>-1.66148e+192</text:p>
          </table:table-cell>
          <table:table-cell/>
          <table:table-cell table:formula="of:=VALUE([.G375])" office:value-type="float" office:value="12.037">
            <text:p>12.037</text:p>
          </table:table-cell>
          <table:table-cell table:formula="of:=VALUE([.H375])" office:value-type="float" office:value="-1.66148E+192">
            <text:p>-1.66E+192</text:p>
          </table:table-cell>
          <table:table-cell table:number-columns-repeated="3"/>
        </table:table-row>
        <table:table-row table:style-name="ro1">
          <table:table-cell office:value-type="float" office:value="374">
            <text:p>374</text:p>
          </table:table-cell>
          <table:table-cell office:value-type="float" office:value="507.827">
            <text:p>507.827</text:p>
          </table:table-cell>
          <table:table-cell table:formula="of:=VALUE([.B376])" office:value-type="float" office:value="507.827">
            <text:p>507.827</text:p>
          </table:table-cell>
          <table:table-cell table:number-columns-repeated="2"/>
          <table:table-cell office:value-type="float" office:value="1692">
            <text:p>1692</text:p>
          </table:table-cell>
          <table:table-cell office:value-type="float" office:value="6.85961">
            <text:p>6.85961</text:p>
          </table:table-cell>
          <table:table-cell table:style-name="ce2" office:value-type="string">
            <text:p>-1.13971e+193</text:p>
          </table:table-cell>
          <table:table-cell/>
          <table:table-cell table:formula="of:=VALUE([.G376])" office:value-type="float" office:value="6.85961">
            <text:p>6.85961</text:p>
          </table:table-cell>
          <table:table-cell table:formula="of:=VALUE([.H376])" office:value-type="float" office:value="-1.13971E+193">
            <text:p>-1.14E+193</text:p>
          </table:table-cell>
          <table:table-cell table:number-columns-repeated="3"/>
        </table:table-row>
        <table:table-row table:style-name="ro1">
          <table:table-cell office:value-type="float" office:value="375">
            <text:p>375</text:p>
          </table:table-cell>
          <table:table-cell office:value-type="float" office:value="901.215">
            <text:p>901.215</text:p>
          </table:table-cell>
          <table:table-cell table:formula="of:=VALUE([.B377])" office:value-type="float" office:value="901.215">
            <text:p>901.215</text:p>
          </table:table-cell>
          <table:table-cell table:number-columns-repeated="2"/>
          <table:table-cell office:value-type="float" office:value="1568">
            <text:p>1568</text:p>
          </table:table-cell>
          <table:table-cell office:value-type="float" office:value="2.55166">
            <text:p>2.55166</text:p>
          </table:table-cell>
          <table:table-cell table:style-name="ce2" office:value-type="string">
            <text:p>-2.90815e+193</text:p>
          </table:table-cell>
          <table:table-cell/>
          <table:table-cell table:formula="of:=VALUE([.G377])" office:value-type="float" office:value="2.55166">
            <text:p>2.55166</text:p>
          </table:table-cell>
          <table:table-cell table:formula="of:=VALUE([.H377])" office:value-type="float" office:value="-2.90815E+193">
            <text:p>-2.91E+193</text:p>
          </table:table-cell>
          <table:table-cell table:number-columns-repeated="3"/>
        </table:table-row>
        <table:table-row table:style-name="ro1">
          <table:table-cell office:value-type="float" office:value="376">
            <text:p>376</text:p>
          </table:table-cell>
          <table:table-cell office:value-type="float" office:value="24.3743">
            <text:p>24.3743</text:p>
          </table:table-cell>
          <table:table-cell table:formula="of:=VALUE([.B378])" office:value-type="float" office:value="24.3743">
            <text:p>24.3743</text:p>
          </table:table-cell>
          <table:table-cell table:number-columns-repeated="2"/>
          <table:table-cell office:value-type="float" office:value="1544">
            <text:p>1544</text:p>
          </table:table-cell>
          <table:table-cell office:value-type="float" office:value="1.79738">
            <text:p>1.79738</text:p>
          </table:table-cell>
          <table:table-cell table:style-name="ce2" office:value-type="string">
            <text:p>-5.22704e+193</text:p>
          </table:table-cell>
          <table:table-cell/>
          <table:table-cell table:formula="of:=VALUE([.G378])" office:value-type="float" office:value="1.79738">
            <text:p>1.79738</text:p>
          </table:table-cell>
          <table:table-cell table:formula="of:=VALUE([.H378])" office:value-type="float" office:value="-5.22704E+193">
            <text:p>-5.23E+193</text:p>
          </table:table-cell>
          <table:table-cell table:number-columns-repeated="3"/>
        </table:table-row>
        <table:table-row table:style-name="ro1">
          <table:table-cell office:value-type="float" office:value="377">
            <text:p>377</text:p>
          </table:table-cell>
          <table:table-cell office:value-type="float" office:value="210.37">
            <text:p>210.37</text:p>
          </table:table-cell>
          <table:table-cell table:formula="of:=VALUE([.B379])" office:value-type="float" office:value="210.37">
            <text:p>210.37</text:p>
          </table:table-cell>
          <table:table-cell table:number-columns-repeated="2"/>
          <table:table-cell office:value-type="float" office:value="1424">
            <text:p>1424</text:p>
          </table:table-cell>
          <table:table-cell office:value-type="float" office:value="2.07719">
            <text:p>2.07719</text:p>
          </table:table-cell>
          <table:table-cell table:style-name="ce2" office:value-type="string">
            <text:p>-1.08575e+194</text:p>
          </table:table-cell>
          <table:table-cell/>
          <table:table-cell table:formula="of:=VALUE([.G379])" office:value-type="float" office:value="2.07719">
            <text:p>2.07719</text:p>
          </table:table-cell>
          <table:table-cell table:formula="of:=VALUE([.H379])" office:value-type="float" office:value="-1.08575E+194">
            <text:p>-1.09E+194</text:p>
          </table:table-cell>
          <table:table-cell table:number-columns-repeated="3"/>
        </table:table-row>
        <table:table-row table:style-name="ro1">
          <table:table-cell office:value-type="float" office:value="378">
            <text:p>378</text:p>
          </table:table-cell>
          <table:table-cell office:value-type="float" office:value="561.886">
            <text:p>561.886</text:p>
          </table:table-cell>
          <table:table-cell table:formula="of:=VALUE([.B380])" office:value-type="float" office:value="561.886">
            <text:p>561.886</text:p>
          </table:table-cell>
          <table:table-cell table:number-columns-repeated="2"/>
          <table:table-cell office:value-type="float" office:value="2248">
            <text:p>2248</text:p>
          </table:table-cell>
          <table:table-cell office:value-type="float" office:value="4.86275">
            <text:p>4.86275</text:p>
          </table:table-cell>
          <table:table-cell table:style-name="ce2" office:value-type="string">
            <text:p>-5.27974e+194</text:p>
          </table:table-cell>
          <table:table-cell/>
          <table:table-cell table:formula="of:=VALUE([.G380])" office:value-type="float" office:value="4.86275">
            <text:p>4.86275</text:p>
          </table:table-cell>
          <table:table-cell table:formula="of:=VALUE([.H380])" office:value-type="float" office:value="-5.27974E+194">
            <text:p>-5.28E+194</text:p>
          </table:table-cell>
          <table:table-cell table:number-columns-repeated="3"/>
        </table:table-row>
        <table:table-row table:style-name="ro1">
          <table:table-cell office:value-type="float" office:value="379">
            <text:p>379</text:p>
          </table:table-cell>
          <table:table-cell office:value-type="float" office:value="782.921">
            <text:p>782.921</text:p>
          </table:table-cell>
          <table:table-cell table:formula="of:=VALUE([.B381])" office:value-type="float" office:value="782.921">
            <text:p>782.921</text:p>
          </table:table-cell>
          <table:table-cell table:number-columns-repeated="2"/>
          <table:table-cell office:value-type="float" office:value="136">
            <text:p>136</text:p>
          </table:table-cell>
          <table:table-cell office:value-type="float" office:value="5.59343">
            <text:p>5.59343</text:p>
          </table:table-cell>
          <table:table-cell table:style-name="ce2" office:value-type="string">
            <text:p>-2.95319e+195</text:p>
          </table:table-cell>
          <table:table-cell/>
          <table:table-cell table:formula="of:=VALUE([.G381])" office:value-type="float" office:value="5.59343">
            <text:p>5.59343</text:p>
          </table:table-cell>
          <table:table-cell table:formula="of:=VALUE([.H381])" office:value-type="float" office:value="-2.95319E+195">
            <text:p>-2.95E+195</text:p>
          </table:table-cell>
          <table:table-cell table:number-columns-repeated="3"/>
        </table:table-row>
        <table:table-row table:style-name="ro1">
          <table:table-cell office:value-type="float" office:value="380">
            <text:p>380</text:p>
          </table:table-cell>
          <table:table-cell office:value-type="float" office:value="22.5682">
            <text:p>22.5682</text:p>
          </table:table-cell>
          <table:table-cell table:formula="of:=VALUE([.B382])" office:value-type="float" office:value="22.5682">
            <text:p>22.5682</text:p>
          </table:table-cell>
          <table:table-cell table:number-columns-repeated="2"/>
          <table:table-cell office:value-type="float" office:value="328">
            <text:p>328</text:p>
          </table:table-cell>
          <table:table-cell office:value-type="float" office:value="2.96826">
            <text:p>2.96826</text:p>
          </table:table-cell>
          <table:table-cell table:style-name="ce2" office:value-type="string">
            <text:p>-8.76582e+195</text:p>
          </table:table-cell>
          <table:table-cell/>
          <table:table-cell table:formula="of:=VALUE([.G382])" office:value-type="float" office:value="2.96826">
            <text:p>2.96826</text:p>
          </table:table-cell>
          <table:table-cell table:formula="of:=VALUE([.H382])" office:value-type="float" office:value="-8.76582E+195">
            <text:p>-8.77E+195</text:p>
          </table:table-cell>
          <table:table-cell table:number-columns-repeated="3"/>
        </table:table-row>
        <table:table-row table:style-name="ro1">
          <table:table-cell office:value-type="float" office:value="381">
            <text:p>381</text:p>
          </table:table-cell>
          <table:table-cell office:value-type="float" office:value="137.281">
            <text:p>137.281</text:p>
          </table:table-cell>
          <table:table-cell table:formula="of:=VALUE([.B383])" office:value-type="float" office:value="137.281">
            <text:p>137.281</text:p>
          </table:table-cell>
          <table:table-cell table:number-columns-repeated="2"/>
          <table:table-cell office:value-type="float" office:value="24">
            <text:p>24</text:p>
          </table:table-cell>
          <table:table-cell office:value-type="float" office:value="34.5926">
            <text:p>34.5926</text:p>
          </table:table-cell>
          <table:table-cell table:style-name="ce2" office:value-type="string">
            <text:p>3.03233e+197</text:p>
          </table:table-cell>
          <table:table-cell/>
          <table:table-cell table:formula="of:=VALUE([.G383])" office:value-type="float" office:value="34.5926">
            <text:p>34.5926</text:p>
          </table:table-cell>
          <table:table-cell table:formula="of:=VALUE([.H383])" office:value-type="float" office:value="3.03233E+197">
            <text:p>3.03E+197</text:p>
          </table:table-cell>
          <table:table-cell table:number-columns-repeated="3"/>
        </table:table-row>
        <table:table-row table:style-name="ro1">
          <table:table-cell office:value-type="float" office:value="382">
            <text:p>382</text:p>
          </table:table-cell>
          <table:table-cell office:value-type="float" office:value="595.914">
            <text:p>595.914</text:p>
          </table:table-cell>
          <table:table-cell table:formula="of:=VALUE([.B384])" office:value-type="float" office:value="595.914">
            <text:p>595.914</text:p>
          </table:table-cell>
          <table:table-cell table:number-columns-repeated="2"/>
          <table:table-cell office:value-type="float" office:value="492">
            <text:p>492</text:p>
          </table:table-cell>
          <table:table-cell office:value-type="float" office:value="1.58821">
            <text:p>1.58821</text:p>
          </table:table-cell>
          <table:table-cell table:style-name="ce2" office:value-type="string">
            <text:p>-4.81597e+197</text:p>
          </table:table-cell>
          <table:table-cell/>
          <table:table-cell table:formula="of:=VALUE([.G384])" office:value-type="float" office:value="1.58821">
            <text:p>1.58821</text:p>
          </table:table-cell>
          <table:table-cell table:formula="of:=VALUE([.H384])" office:value-type="float" office:value="-4.81597E+197">
            <text:p>-4.82E+197</text:p>
          </table:table-cell>
          <table:table-cell table:number-columns-repeated="3"/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704.487">
            <text:p>704.487</text:p>
          </table:table-cell>
          <table:table-cell table:formula="of:=VALUE([.B385])" office:value-type="float" office:value="704.487">
            <text:p>704.487</text:p>
          </table:table-cell>
          <table:table-cell table:number-columns-repeated="2"/>
          <table:table-cell office:value-type="float" office:value="2092">
            <text:p>2092</text:p>
          </table:table-cell>
          <table:table-cell office:value-type="float" office:value="10.1616">
            <text:p>10.1616</text:p>
          </table:table-cell>
          <table:table-cell table:style-name="ce2" office:value-type="string">
            <text:p>-4.89378e+198</text:p>
          </table:table-cell>
          <table:table-cell/>
          <table:table-cell table:formula="of:=VALUE([.G385])" office:value-type="float" office:value="10.1616">
            <text:p>10.1616</text:p>
          </table:table-cell>
          <table:table-cell table:formula="of:=VALUE([.H385])" office:value-type="float" office:value="-4.89378E+198">
            <text:p>-4.89E+198</text:p>
          </table:table-cell>
          <table:table-cell table:number-columns-repeated="3"/>
        </table:table-row>
        <table:table-row table:style-name="ro1">
          <table:table-cell office:value-type="float" office:value="384">
            <text:p>384</text:p>
          </table:table-cell>
          <table:table-cell office:value-type="float" office:value="17.3793">
            <text:p>17.3793</text:p>
          </table:table-cell>
          <table:table-cell table:formula="of:=VALUE([.B386])" office:value-type="float" office:value="17.3793">
            <text:p>17.3793</text:p>
          </table:table-cell>
          <table:table-cell table:number-columns-repeated="2"/>
          <table:table-cell office:value-type="float" office:value="2132">
            <text:p>2132</text:p>
          </table:table-cell>
          <table:table-cell office:value-type="float" office:value="1.16402">
            <text:p>1.16402</text:p>
          </table:table-cell>
          <table:table-cell table:style-name="ce2" office:value-type="string">
            <text:p>-5.69644e+198</text:p>
          </table:table-cell>
          <table:table-cell/>
          <table:table-cell table:formula="of:=VALUE([.G386])" office:value-type="float" office:value="1.16402">
            <text:p>1.16402</text:p>
          </table:table-cell>
          <table:table-cell table:formula="of:=VALUE([.H386])" office:value-type="float" office:value="-5.69644E+198">
            <text:p>-5.70E+198</text:p>
          </table:table-cell>
          <table:table-cell table:number-columns-repeated="3"/>
        </table:table-row>
        <table:table-row table:style-name="ro1">
          <table:table-cell office:value-type="float" office:value="385">
            <text:p>385</text:p>
          </table:table-cell>
          <table:table-cell office:value-type="float" office:value="101.176">
            <text:p>101.176</text:p>
          </table:table-cell>
          <table:table-cell table:formula="of:=VALUE([.B387])" office:value-type="float" office:value="101.176">
            <text:p>101.176</text:p>
          </table:table-cell>
          <table:table-cell table:number-columns-repeated="2"/>
          <table:table-cell office:value-type="float" office:value="696">
            <text:p>696</text:p>
          </table:table-cell>
          <table:table-cell office:value-type="float" office:value="6.14882">
            <text:p>6.14882</text:p>
          </table:table-cell>
          <table:table-cell table:style-name="ce2" office:value-type="string">
            <text:p>-3.50264e+199</text:p>
          </table:table-cell>
          <table:table-cell/>
          <table:table-cell table:formula="of:=VALUE([.G387])" office:value-type="float" office:value="6.14882">
            <text:p>6.14882</text:p>
          </table:table-cell>
          <table:table-cell table:formula="of:=VALUE([.H387])" office:value-type="float" office:value="-3.50264E+199">
            <text:p>-3.50E+199</text:p>
          </table:table-cell>
          <table:table-cell table:number-columns-repeated="3"/>
        </table:table-row>
        <table:table-row table:style-name="ro1">
          <table:table-cell office:value-type="float" office:value="386">
            <text:p>386</text:p>
          </table:table-cell>
          <table:table-cell office:value-type="float" office:value="709.398">
            <text:p>709.398</text:p>
          </table:table-cell>
          <table:table-cell table:formula="of:=VALUE([.B388])" office:value-type="float" office:value="709.398">
            <text:p>709.398</text:p>
          </table:table-cell>
          <table:table-cell table:number-columns-repeated="2"/>
          <table:table-cell office:value-type="float" office:value="1160">
            <text:p>1160</text:p>
          </table:table-cell>
          <table:table-cell office:value-type="float" office:value="10.0357">
            <text:p>10.0357</text:p>
          </table:table-cell>
          <table:table-cell table:style-name="ce2" office:value-type="string">
            <text:p>-3.51515e+200</text:p>
          </table:table-cell>
          <table:table-cell/>
          <table:table-cell table:formula="of:=VALUE([.G388])" office:value-type="float" office:value="10.0357">
            <text:p>10.0357</text:p>
          </table:table-cell>
          <table:table-cell table:formula="of:=VALUE([.H388])" office:value-type="float" office:value="-3.51515E+200">
            <text:p>-3.52E+200</text:p>
          </table:table-cell>
          <table:table-cell table:number-columns-repeated="3"/>
        </table:table-row>
        <table:table-row table:style-name="ro1">
          <table:table-cell office:value-type="float" office:value="387">
            <text:p>387</text:p>
          </table:table-cell>
          <table:table-cell office:value-type="float" office:value="477.724">
            <text:p>477.724</text:p>
          </table:table-cell>
          <table:table-cell table:formula="of:=VALUE([.B389])" office:value-type="float" office:value="477.724">
            <text:p>477.724</text:p>
          </table:table-cell>
          <table:table-cell table:number-columns-repeated="2"/>
          <table:table-cell office:value-type="float" office:value="1792">
            <text:p>1792</text:p>
          </table:table-cell>
          <table:table-cell office:value-type="float" office:value="35.1125">
            <text:p>35.1125</text:p>
          </table:table-cell>
          <table:table-cell table:style-name="ce2" office:value-type="string">
            <text:p>1.23426e+202</text:p>
          </table:table-cell>
          <table:table-cell/>
          <table:table-cell table:formula="of:=VALUE([.G389])" office:value-type="float" office:value="35.1125">
            <text:p>35.1125</text:p>
          </table:table-cell>
          <table:table-cell table:formula="of:=VALUE([.H389])" office:value-type="float" office:value="1.23426E+202">
            <text:p>1.23E+202</text:p>
          </table:table-cell>
          <table:table-cell table:number-columns-repeated="3"/>
        </table:table-row>
        <table:table-row table:style-name="ro1">
          <table:table-cell office:value-type="float" office:value="388">
            <text:p>388</text:p>
          </table:table-cell>
          <table:table-cell office:value-type="float" office:value="12.4751">
            <text:p>12.4751</text:p>
          </table:table-cell>
          <table:table-cell table:formula="of:=VALUE([.B390])" office:value-type="float" office:value="12.4751">
            <text:p>12.4751</text:p>
          </table:table-cell>
          <table:table-cell table:number-columns-repeated="2"/>
          <table:table-cell office:value-type="float" office:value="2496">
            <text:p>2496</text:p>
          </table:table-cell>
          <table:table-cell office:value-type="float" office:value="2.70704">
            <text:p>2.70704</text:p>
          </table:table-cell>
          <table:table-cell table:style-name="ce2" office:value-type="string">
            <text:p>-3.34119e+202</text:p>
          </table:table-cell>
          <table:table-cell/>
          <table:table-cell table:formula="of:=VALUE([.G390])" office:value-type="float" office:value="2.70704">
            <text:p>2.70704</text:p>
          </table:table-cell>
          <table:table-cell table:formula="of:=VALUE([.H390])" office:value-type="float" office:value="-3.34119E+202">
            <text:p>-3.34E+202</text:p>
          </table:table-cell>
          <table:table-cell table:number-columns-repeated="3"/>
        </table:table-row>
        <table:table-row table:style-name="ro1">
          <table:table-cell office:value-type="float" office:value="389">
            <text:p>389</text:p>
          </table:table-cell>
          <table:table-cell office:value-type="float" office:value="133.781">
            <text:p>133.781</text:p>
          </table:table-cell>
          <table:table-cell table:formula="of:=VALUE([.B391])" office:value-type="float" office:value="133.781">
            <text:p>133.781</text:p>
          </table:table-cell>
          <table:table-cell table:number-columns-repeated="2"/>
          <table:table-cell office:value-type="float" office:value="1212">
            <text:p>1212</text:p>
          </table:table-cell>
          <table:table-cell office:value-type="float" office:value="7.42086">
            <text:p>7.42086</text:p>
          </table:table-cell>
          <table:table-cell table:style-name="ce2" office:value-type="string">
            <text:p>2.47945e+203</text:p>
          </table:table-cell>
          <table:table-cell/>
          <table:table-cell table:formula="of:=VALUE([.G391])" office:value-type="float" office:value="7.42086">
            <text:p>7.42086</text:p>
          </table:table-cell>
          <table:table-cell table:formula="of:=VALUE([.H391])" office:value-type="float" office:value="2.47945E+203">
            <text:p>2.48E+203</text:p>
          </table:table-cell>
          <table:table-cell table:number-columns-repeated="3"/>
        </table:table-row>
        <table:table-row table:style-name="ro1">
          <table:table-cell office:value-type="float" office:value="390">
            <text:p>390</text:p>
          </table:table-cell>
          <table:table-cell office:value-type="float" office:value="786.455">
            <text:p>786.455</text:p>
          </table:table-cell>
          <table:table-cell table:formula="of:=VALUE([.B392])" office:value-type="float" office:value="786.455">
            <text:p>786.455</text:p>
          </table:table-cell>
          <table:table-cell table:number-columns-repeated="2"/>
          <table:table-cell office:value-type="float" office:value="1864">
            <text:p>1864</text:p>
          </table:table-cell>
          <table:table-cell office:value-type="float" office:value="7.6052">
            <text:p>7.6052</text:p>
          </table:table-cell>
          <table:table-cell table:style-name="ce2" office:value-type="string">
            <text:p>1.88567e+204</text:p>
          </table:table-cell>
          <table:table-cell/>
          <table:table-cell table:formula="of:=VALUE([.G392])" office:value-type="float" office:value="7.6052">
            <text:p>7.6052</text:p>
          </table:table-cell>
          <table:table-cell table:formula="of:=VALUE([.H392])" office:value-type="float" office:value="1.88567E+204">
            <text:p>1.89E+204</text:p>
          </table:table-cell>
          <table:table-cell table:number-columns-repeated="3"/>
        </table:table-row>
        <table:table-row table:style-name="ro1">
          <table:table-cell office:value-type="float" office:value="391">
            <text:p>391</text:p>
          </table:table-cell>
          <table:table-cell office:value-type="float" office:value="282.543">
            <text:p>282.543</text:p>
          </table:table-cell>
          <table:table-cell table:formula="of:=VALUE([.B393])" office:value-type="float" office:value="282.543">
            <text:p>282.543</text:p>
          </table:table-cell>
          <table:table-cell table:number-columns-repeated="2"/>
          <table:table-cell office:value-type="float" office:value="1480">
            <text:p>1480</text:p>
          </table:table-cell>
          <table:table-cell office:value-type="float" office:value="1.67281">
            <text:p>1.67281</text:p>
          </table:table-cell>
          <table:table-cell table:style-name="ce2" office:value-type="string">
            <text:p>3.15437e+204</text:p>
          </table:table-cell>
          <table:table-cell/>
          <table:table-cell table:formula="of:=VALUE([.G393])" office:value-type="float" office:value="1.67281">
            <text:p>1.67281</text:p>
          </table:table-cell>
          <table:table-cell table:formula="of:=VALUE([.H393])" office:value-type="float" office:value="3.15437E+204">
            <text:p>3.15E+204</text:p>
          </table:table-cell>
          <table:table-cell table:number-columns-repeated="3"/>
        </table:table-row>
        <table:table-row table:style-name="ro1">
          <table:table-cell office:value-type="float" office:value="392">
            <text:p>392</text:p>
          </table:table-cell>
          <table:table-cell office:value-type="float" office:value="2.24485">
            <text:p>2.24485</text:p>
          </table:table-cell>
          <table:table-cell table:formula="of:=VALUE([.B394])" office:value-type="float" office:value="2.24485">
            <text:p>2.24485</text:p>
          </table:table-cell>
          <table:table-cell table:number-columns-repeated="2"/>
          <table:table-cell office:value-type="float" office:value="732">
            <text:p>732</text:p>
          </table:table-cell>
          <table:table-cell office:value-type="float" office:value="3.4872">
            <text:p>3.4872</text:p>
          </table:table-cell>
          <table:table-cell table:style-name="ce2" office:value-type="string">
            <text:p>-1.09999e+205</text:p>
          </table:table-cell>
          <table:table-cell/>
          <table:table-cell table:formula="of:=VALUE([.G394])" office:value-type="float" office:value="3.4872">
            <text:p>3.4872</text:p>
          </table:table-cell>
          <table:table-cell table:formula="of:=VALUE([.H394])" office:value-type="float" office:value="-1.09999E+205">
            <text:p>-1.10E+205</text:p>
          </table:table-cell>
          <table:table-cell table:number-columns-repeated="3"/>
        </table:table-row>
        <table:table-row table:style-name="ro1">
          <table:table-cell office:value-type="float" office:value="393">
            <text:p>393</text:p>
          </table:table-cell>
          <table:table-cell office:value-type="float" office:value="645.118">
            <text:p>645.118</text:p>
          </table:table-cell>
          <table:table-cell table:formula="of:=VALUE([.B395])" office:value-type="float" office:value="645.118">
            <text:p>645.118</text:p>
          </table:table-cell>
          <table:table-cell table:number-columns-repeated="2"/>
          <table:table-cell office:value-type="float" office:value="1104">
            <text:p>1104</text:p>
          </table:table-cell>
          <table:table-cell office:value-type="float" office:value="4.21254">
            <text:p>4.21254</text:p>
          </table:table-cell>
          <table:table-cell table:style-name="ce2" office:value-type="string">
            <text:p>-4.63375e+205</text:p>
          </table:table-cell>
          <table:table-cell/>
          <table:table-cell table:formula="of:=VALUE([.G395])" office:value-type="float" office:value="4.21254">
            <text:p>4.21254</text:p>
          </table:table-cell>
          <table:table-cell table:formula="of:=VALUE([.H395])" office:value-type="float" office:value="-4.63375E+205">
            <text:p>-4.63E+205</text:p>
          </table:table-cell>
          <table:table-cell table:number-columns-repeated="3"/>
        </table:table-row>
        <table:table-row table:style-name="ro1">
          <table:table-cell office:value-type="float" office:value="394">
            <text:p>394</text:p>
          </table:table-cell>
          <table:table-cell office:value-type="float" office:value="1181.06">
            <text:p>1181.06</text:p>
          </table:table-cell>
          <table:table-cell table:formula="of:=VALUE([.B396])" office:value-type="float" office:value="1181.06">
            <text:p>1181.06</text:p>
          </table:table-cell>
          <table:table-cell table:number-columns-repeated="2"/>
          <table:table-cell office:value-type="float" office:value="1672">
            <text:p>1672</text:p>
          </table:table-cell>
          <table:table-cell office:value-type="float" office:value="9.26871">
            <text:p>9.26871</text:p>
          </table:table-cell>
          <table:table-cell table:style-name="ce2" office:value-type="string">
            <text:p>-4.29489e+206</text:p>
          </table:table-cell>
          <table:table-cell/>
          <table:table-cell table:formula="of:=VALUE([.G396])" office:value-type="float" office:value="9.26871">
            <text:p>9.26871</text:p>
          </table:table-cell>
          <table:table-cell table:formula="of:=VALUE([.H396])" office:value-type="float" office:value="-4.29489E+206">
            <text:p>-4.29E+206</text:p>
          </table:table-cell>
          <table:table-cell table:number-columns-repeated="3"/>
        </table:table-row>
        <table:table-row table:style-name="ro1">
          <table:table-cell office:value-type="float" office:value="395">
            <text:p>395</text:p>
          </table:table-cell>
          <table:table-cell office:value-type="float" office:value="353.461">
            <text:p>353.461</text:p>
          </table:table-cell>
          <table:table-cell table:formula="of:=VALUE([.B397])" office:value-type="float" office:value="353.461">
            <text:p>353.461</text:p>
          </table:table-cell>
          <table:table-cell table:number-columns-repeated="2"/>
          <table:table-cell office:value-type="float" office:value="576">
            <text:p>576</text:p>
          </table:table-cell>
          <table:table-cell office:value-type="float" office:value="1.70912">
            <text:p>1.70912</text:p>
          </table:table-cell>
          <table:table-cell table:style-name="ce2" office:value-type="string">
            <text:p>-7.3405e+206</text:p>
          </table:table-cell>
          <table:table-cell/>
          <table:table-cell table:formula="of:=VALUE([.G397])" office:value-type="float" office:value="1.70912">
            <text:p>1.70912</text:p>
          </table:table-cell>
          <table:table-cell table:formula="of:=VALUE([.H397])" office:value-type="float" office:value="-7.3405E+206">
            <text:p>-7.34E+206</text:p>
          </table:table-cell>
          <table:table-cell table:number-columns-repeated="3"/>
        </table:table-row>
        <table:table-row table:style-name="ro1">
          <table:table-cell office:value-type="float" office:value="396">
            <text:p>396</text:p>
          </table:table-cell>
          <table:table-cell office:value-type="float" office:value="67.3912">
            <text:p>67.3912</text:p>
          </table:table-cell>
          <table:table-cell table:formula="of:=VALUE([.B398])" office:value-type="float" office:value="67.3912">
            <text:p>67.3912</text:p>
          </table:table-cell>
          <table:table-cell table:number-columns-repeated="2"/>
          <table:table-cell office:value-type="float" office:value="76">
            <text:p>76</text:p>
          </table:table-cell>
          <table:table-cell office:value-type="float" office:value="21.8014">
            <text:p>21.8014</text:p>
          </table:table-cell>
          <table:table-cell table:style-name="ce2" office:value-type="string">
            <text:p>-1.60033e+208</text:p>
          </table:table-cell>
          <table:table-cell/>
          <table:table-cell table:formula="of:=VALUE([.G398])" office:value-type="float" office:value="21.8014">
            <text:p>21.8014</text:p>
          </table:table-cell>
          <table:table-cell table:formula="of:=VALUE([.H398])" office:value-type="float" office:value="-1.60033E+208">
            <text:p>-1.60E+208</text:p>
          </table:table-cell>
          <table:table-cell table:number-columns-repeated="3"/>
        </table:table-row>
        <table:table-row table:style-name="ro1">
          <table:table-cell office:value-type="float" office:value="397">
            <text:p>397</text:p>
          </table:table-cell>
          <table:table-cell office:value-type="float" office:value="1449.99">
            <text:p>1449.99</text:p>
          </table:table-cell>
          <table:table-cell table:formula="of:=VALUE([.B399])" office:value-type="float" office:value="1449.99">
            <text:p>1449.99</text:p>
          </table:table-cell>
          <table:table-cell table:number-columns-repeated="2"/>
          <table:table-cell office:value-type="float" office:value="1588">
            <text:p>1588</text:p>
          </table:table-cell>
          <table:table-cell office:value-type="float" office:value="2.62514">
            <text:p>2.62514</text:p>
          </table:table-cell>
          <table:table-cell table:style-name="ce2" office:value-type="string">
            <text:p>-4.2011e+208</text:p>
          </table:table-cell>
          <table:table-cell/>
          <table:table-cell table:formula="of:=VALUE([.G399])" office:value-type="float" office:value="2.62514">
            <text:p>2.62514</text:p>
          </table:table-cell>
          <table:table-cell table:formula="of:=VALUE([.H399])" office:value-type="float" office:value="-4.2011E+208">
            <text:p>-4.20E+208</text:p>
          </table:table-cell>
          <table:table-cell table:number-columns-repeated="3"/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2842.81">
            <text:p>2842.81</text:p>
          </table:table-cell>
          <table:table-cell table:formula="of:=VALUE([.B400])" office:value-type="float" office:value="2842.81">
            <text:p>2842.81</text:p>
          </table:table-cell>
          <table:table-cell table:number-columns-repeated="2"/>
          <table:table-cell office:value-type="float" office:value="540">
            <text:p>540</text:p>
          </table:table-cell>
          <table:table-cell office:value-type="float" office:value="2.61871">
            <text:p>2.61871</text:p>
          </table:table-cell>
          <table:table-cell table:style-name="ce2" office:value-type="string">
            <text:p>-1.10014e+209</text:p>
          </table:table-cell>
          <table:table-cell/>
          <table:table-cell table:formula="of:=VALUE([.G400])" office:value-type="float" office:value="2.61871">
            <text:p>2.61871</text:p>
          </table:table-cell>
          <table:table-cell table:formula="of:=VALUE([.H400])" office:value-type="float" office:value="-1.10014E+209">
            <text:p>-1.10E+209</text:p>
          </table:table-cell>
          <table:table-cell table:number-columns-repeated="3"/>
        </table:table-row>
        <table:table-row table:style-name="ro1">
          <table:table-cell office:value-type="float" office:value="399">
            <text:p>399</text:p>
          </table:table-cell>
          <table:table-cell office:value-type="float" office:value="3314.5">
            <text:p>3314.5</text:p>
          </table:table-cell>
          <table:table-cell table:formula="of:=VALUE([.B401])" office:value-type="float" office:value="3314.5">
            <text:p>3314.5</text:p>
          </table:table-cell>
          <table:table-cell table:number-columns-repeated="2"/>
          <table:table-cell office:value-type="float" office:value="2480">
            <text:p>2480</text:p>
          </table:table-cell>
          <table:table-cell office:value-type="float" office:value="9.0213">
            <text:p>9.0213</text:p>
          </table:table-cell>
          <table:table-cell table:style-name="ce2" office:value-type="string">
            <text:p>9.92474e+209</text:p>
          </table:table-cell>
          <table:table-cell/>
          <table:table-cell table:formula="of:=VALUE([.G401])" office:value-type="float" office:value="9.0213">
            <text:p>9.0213</text:p>
          </table:table-cell>
          <table:table-cell table:formula="of:=VALUE([.H401])" office:value-type="float" office:value="9.92474E+209">
            <text:p>9.92E+209</text:p>
          </table:table-cell>
          <table:table-cell table:number-columns-repeated="3"/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11.0162">
            <text:p>11.0162</text:p>
          </table:table-cell>
          <table:table-cell table:formula="of:=VALUE([.B402])" office:value-type="float" office:value="11.0162">
            <text:p>11.0162</text:p>
          </table:table-cell>
          <table:table-cell table:number-columns-repeated="2"/>
          <table:table-cell office:value-type="float" office:value="2108">
            <text:p>2108</text:p>
          </table:table-cell>
          <table:table-cell office:value-type="float" office:value="0.0900971">
            <text:p>0.0900971</text:p>
          </table:table-cell>
          <table:table-cell table:style-name="ce2" office:value-type="string">
            <text:p>8.9419e+208</text:p>
          </table:table-cell>
          <table:table-cell/>
          <table:table-cell table:formula="of:=VALUE([.G402])" office:value-type="float" office:value="0.0900971">
            <text:p>0.0900971</text:p>
          </table:table-cell>
          <table:table-cell table:formula="of:=VALUE([.H402])" office:value-type="float" office:value="8.9419E+208">
            <text:p>8.94E+208</text:p>
          </table:table-cell>
          <table:table-cell table:number-columns-repeated="3"/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89.1199">
            <text:p>89.1199</text:p>
          </table:table-cell>
          <table:table-cell table:formula="of:=VALUE([.B403])" office:value-type="float" office:value="89.1199">
            <text:p>89.1199</text:p>
          </table:table-cell>
          <table:table-cell table:number-columns-repeated="2"/>
          <table:table-cell office:value-type="float" office:value="2468">
            <text:p>2468</text:p>
          </table:table-cell>
          <table:table-cell office:value-type="float" office:value="2.7191">
            <text:p>2.7191</text:p>
          </table:table-cell>
          <table:table-cell table:style-name="ce2" office:value-type="string">
            <text:p>2.4314e+209</text:p>
          </table:table-cell>
          <table:table-cell/>
          <table:table-cell table:formula="of:=VALUE([.G403])" office:value-type="float" office:value="2.7191">
            <text:p>2.7191</text:p>
          </table:table-cell>
          <table:table-cell table:formula="of:=VALUE([.H403])" office:value-type="float" office:value="2.4314E+209">
            <text:p>2.43E+209</text:p>
          </table:table-cell>
          <table:table-cell table:number-columns-repeated="3"/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443.439">
            <text:p>443.439</text:p>
          </table:table-cell>
          <table:table-cell table:formula="of:=VALUE([.B404])" office:value-type="float" office:value="443.439">
            <text:p>443.439</text:p>
          </table:table-cell>
          <table:table-cell table:number-columns-repeated="2"/>
          <table:table-cell office:value-type="float" office:value="1212">
            <text:p>1212</text:p>
          </table:table-cell>
          <table:table-cell office:value-type="float" office:value="0.161927">
            <text:p>0.161927</text:p>
          </table:table-cell>
          <table:table-cell table:style-name="ce2" office:value-type="string">
            <text:p>3.93709e+208</text:p>
          </table:table-cell>
          <table:table-cell/>
          <table:table-cell table:formula="of:=VALUE([.G404])" office:value-type="float" office:value="0.161927">
            <text:p>0.161927</text:p>
          </table:table-cell>
          <table:table-cell table:formula="of:=VALUE([.H404])" office:value-type="float" office:value="3.93709E+208">
            <text:p>3.94E+208</text:p>
          </table:table-cell>
          <table:table-cell table:number-columns-repeated="3"/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311.804">
            <text:p>311.804</text:p>
          </table:table-cell>
          <table:table-cell table:formula="of:=VALUE([.B405])" office:value-type="float" office:value="311.804">
            <text:p>311.804</text:p>
          </table:table-cell>
          <table:table-cell table:number-columns-repeated="2"/>
          <table:table-cell office:value-type="float" office:value="1212">
            <text:p>1212</text:p>
          </table:table-cell>
          <table:table-cell office:value-type="float" office:value="7.6052">
            <text:p>7.6052</text:p>
          </table:table-cell>
          <table:table-cell table:style-name="ce2" office:value-type="string">
            <text:p>2.99424e+209</text:p>
          </table:table-cell>
          <table:table-cell/>
          <table:table-cell table:formula="of:=VALUE([.G405])" office:value-type="float" office:value="7.6052">
            <text:p>7.6052</text:p>
          </table:table-cell>
          <table:table-cell table:formula="of:=VALUE([.H405])" office:value-type="float" office:value="2.99424E+209">
            <text:p>2.99E+209</text:p>
          </table:table-cell>
          <table:table-cell table:number-columns-repeated="3"/>
        </table:table-row>
        <table:table-row table:style-name="ro1">
          <table:table-cell office:value-type="float" office:value="404">
            <text:p>404</text:p>
          </table:table-cell>
          <table:table-cell office:value-type="float" office:value="7.84863">
            <text:p>7.84863</text:p>
          </table:table-cell>
          <table:table-cell table:formula="of:=VALUE([.B406])" office:value-type="float" office:value="7.84863">
            <text:p>7.84863</text:p>
          </table:table-cell>
          <table:table-cell table:number-columns-repeated="2"/>
          <table:table-cell office:value-type="float" office:value="1876">
            <text:p>1876</text:p>
          </table:table-cell>
          <table:table-cell office:value-type="float" office:value="7.6052">
            <text:p>7.6052</text:p>
          </table:table-cell>
          <table:table-cell table:style-name="ce2" office:value-type="string">
            <text:p>2.27718e+210</text:p>
          </table:table-cell>
          <table:table-cell/>
          <table:table-cell table:formula="of:=VALUE([.G406])" office:value-type="float" office:value="7.6052">
            <text:p>7.6052</text:p>
          </table:table-cell>
          <table:table-cell table:formula="of:=VALUE([.H406])" office:value-type="float" office:value="2.27718E+210">
            <text:p>2.28E+210</text:p>
          </table:table-cell>
          <table:table-cell table:number-columns-repeated="3"/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317.588">
            <text:p>317.588</text:p>
          </table:table-cell>
          <table:table-cell table:formula="of:=VALUE([.B407])" office:value-type="float" office:value="317.588">
            <text:p>317.588</text:p>
          </table:table-cell>
          <table:table-cell table:number-columns-repeated="2"/>
          <table:table-cell office:value-type="float" office:value="1884">
            <text:p>1884</text:p>
          </table:table-cell>
          <table:table-cell office:value-type="float" office:value="2.93147">
            <text:p>2.93147</text:p>
          </table:table-cell>
          <table:table-cell table:style-name="ce2" office:value-type="string">
            <text:p>6.67548e+210</text:p>
          </table:table-cell>
          <table:table-cell/>
          <table:table-cell table:formula="of:=VALUE([.G407])" office:value-type="float" office:value="2.93147">
            <text:p>2.93147</text:p>
          </table:table-cell>
          <table:table-cell table:formula="of:=VALUE([.H407])" office:value-type="float" office:value="6.67548E+210">
            <text:p>6.68E+210</text:p>
          </table:table-cell>
          <table:table-cell table:number-columns-repeated="3"/>
        </table:table-row>
        <table:table-row table:style-name="ro1">
          <table:table-cell office:value-type="float" office:value="406">
            <text:p>406</text:p>
          </table:table-cell>
          <table:table-cell office:value-type="float" office:value="298.189">
            <text:p>298.189</text:p>
          </table:table-cell>
          <table:table-cell table:formula="of:=VALUE([.B408])" office:value-type="float" office:value="298.189">
            <text:p>298.189</text:p>
          </table:table-cell>
          <table:table-cell table:number-columns-repeated="2"/>
          <table:table-cell office:value-type="float" office:value="1764">
            <text:p>1764</text:p>
          </table:table-cell>
          <table:table-cell office:value-type="float" office:value="1.32392">
            <text:p>1.32392</text:p>
          </table:table-cell>
          <table:table-cell table:style-name="ce2" office:value-type="string">
            <text:p>8.83782e+210</text:p>
          </table:table-cell>
          <table:table-cell/>
          <table:table-cell table:formula="of:=VALUE([.G408])" office:value-type="float" office:value="1.32392">
            <text:p>1.32392</text:p>
          </table:table-cell>
          <table:table-cell table:formula="of:=VALUE([.H408])" office:value-type="float" office:value="8.83782E+210">
            <text:p>8.84E+210</text:p>
          </table:table-cell>
          <table:table-cell table:number-columns-repeated="3"/>
        </table:table-row>
        <table:table-row table:style-name="ro1">
          <table:table-cell office:value-type="float" office:value="407">
            <text:p>407</text:p>
          </table:table-cell>
          <table:table-cell office:value-type="float" office:value="233.519">
            <text:p>233.519</text:p>
          </table:table-cell>
          <table:table-cell table:formula="of:=VALUE([.B409])" office:value-type="float" office:value="233.519">
            <text:p>233.519</text:p>
          </table:table-cell>
          <table:table-cell table:number-columns-repeated="2"/>
          <table:table-cell office:value-type="float" office:value="2512">
            <text:p>2512</text:p>
          </table:table-cell>
          <table:table-cell office:value-type="float" office:value="1.47982">
            <text:p>1.47982</text:p>
          </table:table-cell>
          <table:table-cell table:style-name="ce2" office:value-type="string">
            <text:p>1.30784e+211</text:p>
          </table:table-cell>
          <table:table-cell/>
          <table:table-cell table:formula="of:=VALUE([.G409])" office:value-type="float" office:value="1.47982">
            <text:p>1.47982</text:p>
          </table:table-cell>
          <table:table-cell table:formula="of:=VALUE([.H409])" office:value-type="float" office:value="1.30784E+211">
            <text:p>1.31E+211</text:p>
          </table:table-cell>
          <table:table-cell table:number-columns-repeated="3"/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3.23287">
            <text:p>3.23287</text:p>
          </table:table-cell>
          <table:table-cell table:formula="of:=VALUE([.B410])" office:value-type="float" office:value="3.23287">
            <text:p>3.23287</text:p>
          </table:table-cell>
          <table:table-cell table:number-columns-repeated="2"/>
          <table:table-cell office:value-type="float" office:value="124">
            <text:p>124</text:p>
          </table:table-cell>
          <table:table-cell office:value-type="float" office:value="72.7765">
            <text:p>72.7765</text:p>
          </table:table-cell>
          <table:table-cell table:style-name="ce2" office:value-type="string">
            <text:p>-9.51798e+212</text:p>
          </table:table-cell>
          <table:table-cell/>
          <table:table-cell table:formula="of:=VALUE([.G410])" office:value-type="float" office:value="72.7765">
            <text:p>72.7765</text:p>
          </table:table-cell>
          <table:table-cell table:formula="of:=VALUE([.H410])" office:value-type="float" office:value="-9.51798E+212">
            <text:p>-9.52E+212</text:p>
          </table:table-cell>
          <table:table-cell table:number-columns-repeated="3"/>
        </table:table-row>
        <table:table-row table:style-name="ro1">
          <table:table-cell office:value-type="float" office:value="409">
            <text:p>409</text:p>
          </table:table-cell>
          <table:table-cell office:value-type="float" office:value="508.501">
            <text:p>508.501</text:p>
          </table:table-cell>
          <table:table-cell table:formula="of:=VALUE([.B411])" office:value-type="float" office:value="508.501">
            <text:p>508.501</text:p>
          </table:table-cell>
          <table:table-cell table:number-columns-repeated="2"/>
          <table:table-cell office:value-type="float" office:value="2196">
            <text:p>2196</text:p>
          </table:table-cell>
          <table:table-cell office:value-type="float" office:value="4.06119">
            <text:p>4.06119</text:p>
          </table:table-cell>
          <table:table-cell table:style-name="ce2" office:value-type="string">
            <text:p>3.86543e+213</text:p>
          </table:table-cell>
          <table:table-cell/>
          <table:table-cell table:formula="of:=VALUE([.G411])" office:value-type="float" office:value="4.06119">
            <text:p>4.06119</text:p>
          </table:table-cell>
          <table:table-cell table:formula="of:=VALUE([.H411])" office:value-type="float" office:value="3.86543E+213">
            <text:p>3.87E+213</text:p>
          </table:table-cell>
          <table:table-cell table:number-columns-repeated="3"/>
        </table:table-row>
        <table:table-row table:style-name="ro1">
          <table:table-cell office:value-type="float" office:value="410">
            <text:p>410</text:p>
          </table:table-cell>
          <table:table-cell office:value-type="float" office:value="102.062">
            <text:p>102.062</text:p>
          </table:table-cell>
          <table:table-cell table:formula="of:=VALUE([.B412])" office:value-type="float" office:value="102.062">
            <text:p>102.062</text:p>
          </table:table-cell>
          <table:table-cell table:number-columns-repeated="2"/>
          <table:table-cell office:value-type="float" office:value="2316">
            <text:p>2316</text:p>
          </table:table-cell>
          <table:table-cell office:value-type="float" office:value="1.21912">
            <text:p>1.21912</text:p>
          </table:table-cell>
          <table:table-cell table:style-name="ce2" office:value-type="string">
            <text:p>4.7124e+213</text:p>
          </table:table-cell>
          <table:table-cell/>
          <table:table-cell table:formula="of:=VALUE([.G412])" office:value-type="float" office:value="1.21912">
            <text:p>1.21912</text:p>
          </table:table-cell>
          <table:table-cell table:formula="of:=VALUE([.H412])" office:value-type="float" office:value="4.7124E+213">
            <text:p>4.71E+213</text:p>
          </table:table-cell>
          <table:table-cell table:number-columns-repeated="3"/>
        </table:table-row>
        <table:table-row table:style-name="ro1">
          <table:table-cell office:value-type="float" office:value="411">
            <text:p>411</text:p>
          </table:table-cell>
          <table:table-cell office:value-type="float" office:value="109.26">
            <text:p>109.26</text:p>
          </table:table-cell>
          <table:table-cell table:formula="of:=VALUE([.B413])" office:value-type="float" office:value="109.26">
            <text:p>109.26</text:p>
          </table:table-cell>
          <table:table-cell table:number-columns-repeated="2"/>
          <table:table-cell office:value-type="float" office:value="732">
            <text:p>732</text:p>
          </table:table-cell>
          <table:table-cell office:value-type="float" office:value="1.42811">
            <text:p>1.42811</text:p>
          </table:table-cell>
          <table:table-cell table:style-name="ce2" office:value-type="string">
            <text:p>6.72984e+213</text:p>
          </table:table-cell>
          <table:table-cell/>
          <table:table-cell table:formula="of:=VALUE([.G413])" office:value-type="float" office:value="1.42811">
            <text:p>1.42811</text:p>
          </table:table-cell>
          <table:table-cell table:formula="of:=VALUE([.H413])" office:value-type="float" office:value="6.72984E+213">
            <text:p>6.73E+213</text:p>
          </table:table-cell>
          <table:table-cell table:number-columns-repeated="3"/>
        </table:table-row>
        <table:table-row table:style-name="ro1">
          <table:table-cell office:value-type="float" office:value="412">
            <text:p>412</text:p>
          </table:table-cell>
          <table:table-cell office:value-type="float" office:value="0.602819">
            <text:p>0.602819</text:p>
          </table:table-cell>
          <table:table-cell table:formula="of:=VALUE([.B414])" office:value-type="float" office:value="0.602819">
            <text:p>0.602819</text:p>
          </table:table-cell>
          <table:table-cell table:number-columns-repeated="2"/>
          <table:table-cell office:value-type="float" office:value="2536">
            <text:p>2536</text:p>
          </table:table-cell>
          <table:table-cell office:value-type="float" office:value="4.21254">
            <text:p>4.21254</text:p>
          </table:table-cell>
          <table:table-cell table:style-name="ce2" office:value-type="string">
            <text:p>2.83497e+214</text:p>
          </table:table-cell>
          <table:table-cell/>
          <table:table-cell table:formula="of:=VALUE([.G414])" office:value-type="float" office:value="4.21254">
            <text:p>4.21254</text:p>
          </table:table-cell>
          <table:table-cell table:formula="of:=VALUE([.H414])" office:value-type="float" office:value="2.83497E+214">
            <text:p>2.83E+214</text:p>
          </table:table-cell>
          <table:table-cell table:number-columns-repeated="3"/>
        </table:table-row>
        <table:table-row table:style-name="ro1">
          <table:table-cell office:value-type="float" office:value="413">
            <text:p>413</text:p>
          </table:table-cell>
          <table:table-cell office:value-type="float" office:value="316.563">
            <text:p>316.563</text:p>
          </table:table-cell>
          <table:table-cell table:formula="of:=VALUE([.B415])" office:value-type="float" office:value="316.563">
            <text:p>316.563</text:p>
          </table:table-cell>
          <table:table-cell table:number-columns-repeated="2"/>
          <table:table-cell office:value-type="float" office:value="656">
            <text:p>656</text:p>
          </table:table-cell>
          <table:table-cell office:value-type="float" office:value="15.6096">
            <text:p>15.6096</text:p>
          </table:table-cell>
          <table:table-cell table:style-name="ce2" office:value-type="string">
            <text:p>-4.42528e+215</text:p>
          </table:table-cell>
          <table:table-cell/>
          <table:table-cell table:formula="of:=VALUE([.G415])" office:value-type="float" office:value="15.6096">
            <text:p>15.6096</text:p>
          </table:table-cell>
          <table:table-cell table:formula="of:=VALUE([.H415])" office:value-type="float" office:value="-4.42528E+215">
            <text:p>-4.43E+215</text:p>
          </table:table-cell>
          <table:table-cell table:number-columns-repeated="3"/>
        </table:table-row>
        <table:table-row table:style-name="ro1">
          <table:table-cell office:value-type="float" office:value="414">
            <text:p>414</text:p>
          </table:table-cell>
          <table:table-cell office:value-type="float" office:value="28.9355">
            <text:p>28.9355</text:p>
          </table:table-cell>
          <table:table-cell table:formula="of:=VALUE([.B416])" office:value-type="float" office:value="28.9355">
            <text:p>28.9355</text:p>
          </table:table-cell>
          <table:table-cell table:number-columns-repeated="2"/>
          <table:table-cell office:value-type="float" office:value="484">
            <text:p>484</text:p>
          </table:table-cell>
          <table:table-cell office:value-type="float" office:value="13.5685">
            <text:p>13.5685</text:p>
          </table:table-cell>
          <table:table-cell table:style-name="ce2" office:value-type="string">
            <text:p>-6.00445e+216</text:p>
          </table:table-cell>
          <table:table-cell/>
          <table:table-cell table:formula="of:=VALUE([.G416])" office:value-type="float" office:value="13.5685">
            <text:p>13.5685</text:p>
          </table:table-cell>
          <table:table-cell table:formula="of:=VALUE([.H416])" office:value-type="float" office:value="-6.00445E+216">
            <text:p>-6.00E+216</text:p>
          </table:table-cell>
          <table:table-cell table:number-columns-repeated="3"/>
        </table:table-row>
        <table:table-row table:style-name="ro1">
          <table:table-cell office:value-type="float" office:value="415">
            <text:p>415</text:p>
          </table:table-cell>
          <table:table-cell office:value-type="float" office:value="13.32">
            <text:p>13.32</text:p>
          </table:table-cell>
          <table:table-cell table:formula="of:=VALUE([.B417])" office:value-type="float" office:value="13.32">
            <text:p>13.32</text:p>
          </table:table-cell>
          <table:table-cell table:number-columns-repeated="2"/>
          <table:table-cell office:value-type="float" office:value="1988">
            <text:p>1988</text:p>
          </table:table-cell>
          <table:table-cell office:value-type="float" office:value="19.2584">
            <text:p>19.2584</text:p>
          </table:table-cell>
          <table:table-cell table:style-name="ce2" office:value-type="string">
            <text:p>-1.15636e+218</text:p>
          </table:table-cell>
          <table:table-cell/>
          <table:table-cell table:formula="of:=VALUE([.G417])" office:value-type="float" office:value="19.2584">
            <text:p>19.2584</text:p>
          </table:table-cell>
          <table:table-cell table:formula="of:=VALUE([.H417])" office:value-type="float" office:value="-1.15636E+218">
            <text:p>-1.16E+218</text:p>
          </table:table-cell>
          <table:table-cell table:number-columns-repeated="3"/>
        </table:table-row>
        <table:table-row table:style-name="ro1">
          <table:table-cell office:value-type="float" office:value="416">
            <text:p>416</text:p>
          </table:table-cell>
          <table:table-cell office:value-type="float" office:value="13.315">
            <text:p>13.315</text:p>
          </table:table-cell>
          <table:table-cell table:formula="of:=VALUE([.B418])" office:value-type="float" office:value="13.315">
            <text:p>13.315</text:p>
          </table:table-cell>
          <table:table-cell table:number-columns-repeated="2"/>
          <table:table-cell office:value-type="float" office:value="2112">
            <text:p>2112</text:p>
          </table:table-cell>
          <table:table-cell office:value-type="float" office:value="1.22586">
            <text:p>1.22586</text:p>
          </table:table-cell>
          <table:table-cell table:style-name="ce2" office:value-type="string">
            <text:p>-1.41754e+218</text:p>
          </table:table-cell>
          <table:table-cell/>
          <table:table-cell table:formula="of:=VALUE([.G418])" office:value-type="float" office:value="1.22586">
            <text:p>1.22586</text:p>
          </table:table-cell>
          <table:table-cell table:formula="of:=VALUE([.H418])" office:value-type="float" office:value="-1.41754E+218">
            <text:p>-1.42E+218</text:p>
          </table:table-cell>
          <table:table-cell table:number-columns-repeated="3"/>
        </table:table-row>
        <table:table-row table:style-name="ro1">
          <table:table-cell office:value-type="float" office:value="417">
            <text:p>417</text:p>
          </table:table-cell>
          <table:table-cell office:value-type="float" office:value="169.109">
            <text:p>169.109</text:p>
          </table:table-cell>
          <table:table-cell table:formula="of:=VALUE([.B419])" office:value-type="float" office:value="169.109">
            <text:p>169.109</text:p>
          </table:table-cell>
          <table:table-cell table:number-columns-repeated="2"/>
          <table:table-cell office:value-type="float" office:value="648">
            <text:p>648</text:p>
          </table:table-cell>
          <table:table-cell office:value-type="float" office:value="4.32489">
            <text:p>4.32489</text:p>
          </table:table-cell>
          <table:table-cell table:style-name="ce2" office:value-type="string">
            <text:p>-6.13069e+218</text:p>
          </table:table-cell>
          <table:table-cell/>
          <table:table-cell table:formula="of:=VALUE([.G419])" office:value-type="float" office:value="4.32489">
            <text:p>4.32489</text:p>
          </table:table-cell>
          <table:table-cell table:formula="of:=VALUE([.H419])" office:value-type="float" office:value="-6.13069E+218">
            <text:p>-6.13E+218</text:p>
          </table:table-cell>
          <table:table-cell table:number-columns-repeated="3"/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220.086">
            <text:p>220.086</text:p>
          </table:table-cell>
          <table:table-cell table:formula="of:=VALUE([.B420])" office:value-type="float" office:value="220.086">
            <text:p>220.086</text:p>
          </table:table-cell>
          <table:table-cell table:number-columns-repeated="2"/>
          <table:table-cell office:value-type="float" office:value="2120">
            <text:p>2120</text:p>
          </table:table-cell>
          <table:table-cell office:value-type="float" office:value="3.09724">
            <text:p>3.09724</text:p>
          </table:table-cell>
          <table:table-cell table:style-name="ce2" office:value-type="string">
            <text:p>1.89882e+219</text:p>
          </table:table-cell>
          <table:table-cell/>
          <table:table-cell table:formula="of:=VALUE([.G420])" office:value-type="float" office:value="3.09724">
            <text:p>3.09724</text:p>
          </table:table-cell>
          <table:table-cell table:formula="of:=VALUE([.H420])" office:value-type="float" office:value="1.89882E+219">
            <text:p>1.90E+219</text:p>
          </table:table-cell>
          <table:table-cell table:number-columns-repeated="3"/>
        </table:table-row>
        <table:table-row table:style-name="ro1">
          <table:table-cell office:value-type="float" office:value="419">
            <text:p>419</text:p>
          </table:table-cell>
          <table:table-cell office:value-type="float" office:value="588.593">
            <text:p>588.593</text:p>
          </table:table-cell>
          <table:table-cell table:formula="of:=VALUE([.B421])" office:value-type="float" office:value="588.593">
            <text:p>588.593</text:p>
          </table:table-cell>
          <table:table-cell table:number-columns-repeated="2"/>
          <table:table-cell office:value-type="float" office:value="68">
            <text:p>68</text:p>
          </table:table-cell>
          <table:table-cell office:value-type="float" office:value="5.72173">
            <text:p>5.72173</text:p>
          </table:table-cell>
          <table:table-cell table:style-name="ce2" office:value-type="string">
            <text:p>1.08645e+220</text:p>
          </table:table-cell>
          <table:table-cell/>
          <table:table-cell table:formula="of:=VALUE([.G421])" office:value-type="float" office:value="5.72173">
            <text:p>5.72173</text:p>
          </table:table-cell>
          <table:table-cell table:formula="of:=VALUE([.H421])" office:value-type="float" office:value="1.08645E+220">
            <text:p>1.09E+220</text:p>
          </table:table-cell>
          <table:table-cell table:number-columns-repeated="3"/>
        </table:table-row>
        <table:table-row table:style-name="ro1">
          <table:table-cell office:value-type="float" office:value="420">
            <text:p>420</text:p>
          </table:table-cell>
          <table:table-cell office:value-type="float" office:value="7.58277">
            <text:p>7.58277</text:p>
          </table:table-cell>
          <table:table-cell table:formula="of:=VALUE([.B422])" office:value-type="float" office:value="7.58277">
            <text:p>7.58277</text:p>
          </table:table-cell>
          <table:table-cell table:number-columns-repeated="2"/>
          <table:table-cell office:value-type="float" office:value="2308">
            <text:p>2308</text:p>
          </table:table-cell>
          <table:table-cell office:value-type="float" office:value="2.85847">
            <text:p>2.85847</text:p>
          </table:table-cell>
          <table:table-cell table:style-name="ce2" office:value-type="string">
            <text:p>3.10559e+220</text:p>
          </table:table-cell>
          <table:table-cell/>
          <table:table-cell table:formula="of:=VALUE([.G422])" office:value-type="float" office:value="2.85847">
            <text:p>2.85847</text:p>
          </table:table-cell>
          <table:table-cell table:formula="of:=VALUE([.H422])" office:value-type="float" office:value="3.10559E+220">
            <text:p>3.11E+220</text:p>
          </table:table-cell>
          <table:table-cell table:number-columns-repeated="3"/>
        </table:table-row>
        <table:table-row table:style-name="ro1">
          <table:table-cell office:value-type="float" office:value="421">
            <text:p>421</text:p>
          </table:table-cell>
          <table:table-cell office:value-type="float" office:value="136.121">
            <text:p>136.121</text:p>
          </table:table-cell>
          <table:table-cell table:formula="of:=VALUE([.B423])" office:value-type="float" office:value="136.121">
            <text:p>136.121</text:p>
          </table:table-cell>
          <table:table-cell table:number-columns-repeated="2"/>
          <table:table-cell office:value-type="float" office:value="1892">
            <text:p>1892</text:p>
          </table:table-cell>
          <table:table-cell office:value-type="float" office:value="8.90897">
            <text:p>8.90897</text:p>
          </table:table-cell>
          <table:table-cell table:style-name="ce2" office:value-type="string">
            <text:p>-2.76676e+221</text:p>
          </table:table-cell>
          <table:table-cell/>
          <table:table-cell table:formula="of:=VALUE([.G423])" office:value-type="float" office:value="8.90897">
            <text:p>8.90897</text:p>
          </table:table-cell>
          <table:table-cell table:formula="of:=VALUE([.H423])" office:value-type="float" office:value="-2.76676E+221">
            <text:p>-2.77E+221</text:p>
          </table:table-cell>
          <table:table-cell table:number-columns-repeated="3"/>
        </table:table-row>
        <table:table-row table:style-name="ro1">
          <table:table-cell office:value-type="float" office:value="422">
            <text:p>422</text:p>
          </table:table-cell>
          <table:table-cell office:value-type="float" office:value="307.291">
            <text:p>307.291</text:p>
          </table:table-cell>
          <table:table-cell table:formula="of:=VALUE([.B424])" office:value-type="float" office:value="307.291">
            <text:p>307.291</text:p>
          </table:table-cell>
          <table:table-cell table:number-columns-repeated="2"/>
          <table:table-cell office:value-type="float" office:value="1803">
            <text:p>1803</text:p>
          </table:table-cell>
          <table:table-cell office:value-type="float" office:value="9.44387">
            <text:p>9.44387</text:p>
          </table:table-cell>
          <table:table-cell table:style-name="ce2" office:value-type="string">
            <text:p>-2.61289e+222</text:p>
          </table:table-cell>
          <table:table-cell/>
          <table:table-cell table:formula="of:=VALUE([.G424])" office:value-type="float" office:value="9.44387">
            <text:p>9.44387</text:p>
          </table:table-cell>
          <table:table-cell table:formula="of:=VALUE([.H424])" office:value-type="float" office:value="-2.61289E+222">
            <text:p>-2.61E+222</text:p>
          </table:table-cell>
          <table:table-cell table:number-columns-repeated="3"/>
        </table:table-row>
        <table:table-row table:style-name="ro1">
          <table:table-cell office:value-type="float" office:value="423">
            <text:p>423</text:p>
          </table:table-cell>
          <table:table-cell office:value-type="float" office:value="335.382">
            <text:p>335.382</text:p>
          </table:table-cell>
          <table:table-cell table:formula="of:=VALUE([.B425])" office:value-type="float" office:value="335.382">
            <text:p>335.382</text:p>
          </table:table-cell>
          <table:table-cell table:number-columns-repeated="2"/>
          <table:table-cell office:value-type="float" office:value="1352">
            <text:p>1352</text:p>
          </table:table-cell>
          <table:table-cell office:value-type="float" office:value="50.491">
            <text:p>50.491</text:p>
          </table:table-cell>
          <table:table-cell table:style-name="ce2" office:value-type="string">
            <text:p>1.31927e+224</text:p>
          </table:table-cell>
          <table:table-cell/>
          <table:table-cell table:formula="of:=VALUE([.G425])" office:value-type="float" office:value="50.491">
            <text:p>50.491</text:p>
          </table:table-cell>
          <table:table-cell table:formula="of:=VALUE([.H425])" office:value-type="float" office:value="1.31927E+224">
            <text:p>1.32E+224</text:p>
          </table:table-cell>
          <table:table-cell table:number-columns-repeated="3"/>
        </table:table-row>
        <table:table-row table:style-name="ro1">
          <table:table-cell office:value-type="float" office:value="424">
            <text:p>424</text:p>
          </table:table-cell>
          <table:table-cell office:value-type="float" office:value="14.5243">
            <text:p>14.5243</text:p>
          </table:table-cell>
          <table:table-cell table:formula="of:=VALUE([.B426])" office:value-type="float" office:value="14.5243">
            <text:p>14.5243</text:p>
          </table:table-cell>
          <table:table-cell table:number-columns-repeated="2"/>
          <table:table-cell office:value-type="float" office:value="996">
            <text:p>996</text:p>
          </table:table-cell>
          <table:table-cell office:value-type="float" office:value="2.15564">
            <text:p>2.15564</text:p>
          </table:table-cell>
          <table:table-cell table:style-name="ce2" office:value-type="string">
            <text:p>2.84388e+224</text:p>
          </table:table-cell>
          <table:table-cell/>
          <table:table-cell table:formula="of:=VALUE([.G426])" office:value-type="float" office:value="2.15564">
            <text:p>2.15564</text:p>
          </table:table-cell>
          <table:table-cell table:formula="of:=VALUE([.H426])" office:value-type="float" office:value="2.84388E+224">
            <text:p>2.84E+224</text:p>
          </table:table-cell>
          <table:table-cell table:number-columns-repeated="3"/>
        </table:table-row>
        <table:table-row table:style-name="ro1">
          <table:table-cell office:value-type="float" office:value="425">
            <text:p>425</text:p>
          </table:table-cell>
          <table:table-cell office:value-type="float" office:value="286.618">
            <text:p>286.618</text:p>
          </table:table-cell>
          <table:table-cell table:formula="of:=VALUE([.B427])" office:value-type="float" office:value="286.618">
            <text:p>286.618</text:p>
          </table:table-cell>
          <table:table-cell table:number-columns-repeated="2"/>
          <table:table-cell office:value-type="float" office:value="280">
            <text:p>280</text:p>
          </table:table-cell>
          <table:table-cell office:value-type="float" office:value="11.3222">
            <text:p>11.3222</text:p>
          </table:table-cell>
          <table:table-cell table:style-name="ce2" office:value-type="string">
            <text:p>3.21991e+225</text:p>
          </table:table-cell>
          <table:table-cell/>
          <table:table-cell table:formula="of:=VALUE([.G427])" office:value-type="float" office:value="11.3222">
            <text:p>11.3222</text:p>
          </table:table-cell>
          <table:table-cell table:formula="of:=VALUE([.H427])" office:value-type="float" office:value="3.21991E+225">
            <text:p>3.22E+225</text:p>
          </table:table-cell>
          <table:table-cell table:number-columns-repeated="3"/>
        </table:table-row>
        <table:table-row table:style-name="ro1">
          <table:table-cell office:value-type="float" office:value="426">
            <text:p>426</text:p>
          </table:table-cell>
          <table:table-cell office:value-type="float" office:value="320.07">
            <text:p>320.07</text:p>
          </table:table-cell>
          <table:table-cell table:formula="of:=VALUE([.B428])" office:value-type="float" office:value="320.07">
            <text:p>320.07</text:p>
          </table:table-cell>
          <table:table-cell table:number-columns-repeated="2"/>
          <table:table-cell office:value-type="float" office:value="1844">
            <text:p>1844</text:p>
          </table:table-cell>
          <table:table-cell office:value-type="float" office:value="14.2082">
            <text:p>14.2082</text:p>
          </table:table-cell>
          <table:table-cell table:style-name="ce2" office:value-type="string">
            <text:p>-4.57492e+226</text:p>
          </table:table-cell>
          <table:table-cell/>
          <table:table-cell table:formula="of:=VALUE([.G428])" office:value-type="float" office:value="14.2082">
            <text:p>14.2082</text:p>
          </table:table-cell>
          <table:table-cell table:formula="of:=VALUE([.H428])" office:value-type="float" office:value="-4.57492E+226">
            <text:p>-4.57E+226</text:p>
          </table:table-cell>
          <table:table-cell table:number-columns-repeated="3"/>
        </table:table-row>
        <table:table-row table:style-name="ro1">
          <table:table-cell office:value-type="float" office:value="427">
            <text:p>427</text:p>
          </table:table-cell>
          <table:table-cell office:value-type="float" office:value="659.302">
            <text:p>659.302</text:p>
          </table:table-cell>
          <table:table-cell table:formula="of:=VALUE([.B429])" office:value-type="float" office:value="659.302">
            <text:p>659.302</text:p>
          </table:table-cell>
          <table:table-cell table:number-columns-repeated="2"/>
          <table:table-cell office:value-type="float" office:value="2504">
            <text:p>2504</text:p>
          </table:table-cell>
          <table:table-cell office:value-type="float" office:value="2.77832">
            <text:p>2.77832</text:p>
          </table:table-cell>
          <table:table-cell table:style-name="ce2" office:value-type="string">
            <text:p>-1.27106e+227</text:p>
          </table:table-cell>
          <table:table-cell/>
          <table:table-cell table:formula="of:=VALUE([.G429])" office:value-type="float" office:value="2.77832">
            <text:p>2.77832</text:p>
          </table:table-cell>
          <table:table-cell table:formula="of:=VALUE([.H429])" office:value-type="float" office:value="-1.27106E+227">
            <text:p>-1.27E+227</text:p>
          </table:table-cell>
          <table:table-cell table:number-columns-repeated="3"/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15.5796">
            <text:p>15.5796</text:p>
          </table:table-cell>
          <table:table-cell table:formula="of:=VALUE([.B430])" office:value-type="float" office:value="15.5796">
            <text:p>15.5796</text:p>
          </table:table-cell>
          <table:table-cell table:number-columns-repeated="2"/>
          <table:table-cell office:value-type="float" office:value="1912">
            <text:p>1912</text:p>
          </table:table-cell>
          <table:table-cell office:value-type="float" office:value="9.2739">
            <text:p>9.2739</text:p>
          </table:table-cell>
          <table:table-cell table:style-name="ce2" office:value-type="string">
            <text:p>1.17877e+228</text:p>
          </table:table-cell>
          <table:table-cell/>
          <table:table-cell table:formula="of:=VALUE([.G430])" office:value-type="float" office:value="9.2739">
            <text:p>9.2739</text:p>
          </table:table-cell>
          <table:table-cell table:formula="of:=VALUE([.H430])" office:value-type="float" office:value="1.17877E+228">
            <text:p>1.18E+228</text:p>
          </table:table-cell>
          <table:table-cell table:number-columns-repeated="3"/>
        </table:table-row>
        <table:table-row table:style-name="ro1">
          <table:table-cell office:value-type="float" office:value="429">
            <text:p>429</text:p>
          </table:table-cell>
          <table:table-cell office:value-type="float" office:value="162.519">
            <text:p>162.519</text:p>
          </table:table-cell>
          <table:table-cell table:formula="of:=VALUE([.B431])" office:value-type="float" office:value="162.519">
            <text:p>162.519</text:p>
          </table:table-cell>
          <table:table-cell table:number-columns-repeated="2"/>
          <table:table-cell office:value-type="float" office:value="1348">
            <text:p>1348</text:p>
          </table:table-cell>
          <table:table-cell office:value-type="float" office:value="5.70699">
            <text:p>5.70699</text:p>
          </table:table-cell>
          <table:table-cell table:style-name="ce2" office:value-type="string">
            <text:p>6.72721e+228</text:p>
          </table:table-cell>
          <table:table-cell/>
          <table:table-cell table:formula="of:=VALUE([.G431])" office:value-type="float" office:value="5.70699">
            <text:p>5.70699</text:p>
          </table:table-cell>
          <table:table-cell table:formula="of:=VALUE([.H431])" office:value-type="float" office:value="6.72721E+228">
            <text:p>6.73E+228</text:p>
          </table:table-cell>
          <table:table-cell table:number-columns-repeated="3"/>
        </table:table-row>
        <table:table-row table:style-name="ro1">
          <table:table-cell office:value-type="float" office:value="430">
            <text:p>430</text:p>
          </table:table-cell>
          <table:table-cell office:value-type="float" office:value="402.787">
            <text:p>402.787</text:p>
          </table:table-cell>
          <table:table-cell table:formula="of:=VALUE([.B432])" office:value-type="float" office:value="402.787">
            <text:p>402.787</text:p>
          </table:table-cell>
          <table:table-cell table:number-columns-repeated="2"/>
          <table:table-cell office:value-type="float" office:value="1996">
            <text:p>1996</text:p>
          </table:table-cell>
          <table:table-cell office:value-type="float" office:value="1.25603">
            <text:p>1.25603</text:p>
          </table:table-cell>
          <table:table-cell table:style-name="ce2" office:value-type="string">
            <text:p>8.44957e+228</text:p>
          </table:table-cell>
          <table:table-cell/>
          <table:table-cell table:formula="of:=VALUE([.G432])" office:value-type="float" office:value="1.25603">
            <text:p>1.25603</text:p>
          </table:table-cell>
          <table:table-cell table:formula="of:=VALUE([.H432])" office:value-type="float" office:value="8.44957E+228">
            <text:p>8.45E+228</text:p>
          </table:table-cell>
          <table:table-cell table:number-columns-repeated="3"/>
        </table:table-row>
        <table:table-row table:style-name="ro1">
          <table:table-cell office:value-type="float" office:value="431">
            <text:p>431</text:p>
          </table:table-cell>
          <table:table-cell office:value-type="float" office:value="705.9">
            <text:p>705.9</text:p>
          </table:table-cell>
          <table:table-cell table:formula="of:=VALUE([.B433])" office:value-type="float" office:value="705.9">
            <text:p>705.9</text:p>
          </table:table-cell>
          <table:table-cell table:number-columns-repeated="2"/>
          <table:table-cell office:value-type="float" office:value="580">
            <text:p>580</text:p>
          </table:table-cell>
          <table:table-cell office:value-type="float" office:value="9.10517">
            <text:p>9.10517</text:p>
          </table:table-cell>
          <table:table-cell table:style-name="ce2" office:value-type="string">
            <text:p>-7.69347e+229</text:p>
          </table:table-cell>
          <table:table-cell/>
          <table:table-cell table:formula="of:=VALUE([.G433])" office:value-type="float" office:value="9.10517">
            <text:p>9.10517</text:p>
          </table:table-cell>
          <table:table-cell table:formula="of:=VALUE([.H433])" office:value-type="float" office:value="-7.69347E+229">
            <text:p>-7.69E+229</text:p>
          </table:table-cell>
          <table:table-cell table:number-columns-repeated="3"/>
        </table:table-row>
        <table:table-row table:style-name="ro1">
          <table:table-cell office:value-type="float" office:value="432">
            <text:p>432</text:p>
          </table:table-cell>
          <table:table-cell office:value-type="float" office:value="38.278">
            <text:p>38.278</text:p>
          </table:table-cell>
          <table:table-cell table:formula="of:=VALUE([.B434])" office:value-type="float" office:value="38.278">
            <text:p>38.278</text:p>
          </table:table-cell>
          <table:table-cell table:number-columns-repeated="2"/>
          <table:table-cell office:value-type="float" office:value="568">
            <text:p>568</text:p>
          </table:table-cell>
          <table:table-cell office:value-type="float" office:value="20.501">
            <text:p>20.501</text:p>
          </table:table-cell>
          <table:table-cell table:style-name="ce2" office:value-type="string">
            <text:p>-1.57724e+231</text:p>
          </table:table-cell>
          <table:table-cell/>
          <table:table-cell table:formula="of:=VALUE([.G434])" office:value-type="float" office:value="20.501">
            <text:p>20.501</text:p>
          </table:table-cell>
          <table:table-cell table:formula="of:=VALUE([.H434])" office:value-type="float" office:value="-1.57724E+231">
            <text:p>-1.58E+231</text:p>
          </table:table-cell>
          <table:table-cell table:number-columns-repeated="3"/>
        </table:table-row>
        <table:table-row table:style-name="ro1">
          <table:table-cell office:value-type="float" office:value="433">
            <text:p>433</text:p>
          </table:table-cell>
          <table:table-cell office:value-type="float" office:value="315.074">
            <text:p>315.074</text:p>
          </table:table-cell>
          <table:table-cell table:formula="of:=VALUE([.B435])" office:value-type="float" office:value="315.074">
            <text:p>315.074</text:p>
          </table:table-cell>
          <table:table-cell table:number-columns-repeated="2"/>
          <table:table-cell office:value-type="float" office:value="1464">
            <text:p>1464</text:p>
          </table:table-cell>
          <table:table-cell office:value-type="float" office:value="22.6944">
            <text:p>22.6944</text:p>
          </table:table-cell>
          <table:table-cell table:style-name="ce2" office:value-type="string">
            <text:p>-3.57945e+232</text:p>
          </table:table-cell>
          <table:table-cell/>
          <table:table-cell table:formula="of:=VALUE([.G435])" office:value-type="float" office:value="22.6944">
            <text:p>22.6944</text:p>
          </table:table-cell>
          <table:table-cell table:formula="of:=VALUE([.H435])" office:value-type="float" office:value="-3.57945E+232">
            <text:p>-3.58E+232</text:p>
          </table:table-cell>
          <table:table-cell table:number-columns-repeated="3"/>
        </table:table-row>
        <table:table-row table:style-name="ro1">
          <table:table-cell office:value-type="float" office:value="434">
            <text:p>434</text:p>
          </table:table-cell>
          <table:table-cell office:value-type="float" office:value="2729.71">
            <text:p>2729.71</text:p>
          </table:table-cell>
          <table:table-cell table:formula="of:=VALUE([.B436])" office:value-type="float" office:value="2729.71">
            <text:p>2729.71</text:p>
          </table:table-cell>
          <table:table-cell table:number-columns-repeated="2"/>
          <table:table-cell office:value-type="float" office:value="1660">
            <text:p>1660</text:p>
          </table:table-cell>
          <table:table-cell office:value-type="float" office:value="1.70659">
            <text:p>1.70659</text:p>
          </table:table-cell>
          <table:table-cell table:style-name="ce2" office:value-type="string">
            <text:p>-6.10867e+232</text:p>
          </table:table-cell>
          <table:table-cell/>
          <table:table-cell table:formula="of:=VALUE([.G436])" office:value-type="float" office:value="1.70659">
            <text:p>1.70659</text:p>
          </table:table-cell>
          <table:table-cell table:formula="of:=VALUE([.H436])" office:value-type="float" office:value="-6.10867E+232">
            <text:p>-6.11E+232</text:p>
          </table:table-cell>
          <table:table-cell table:number-columns-repeated="3"/>
        </table:table-row>
        <table:table-row table:style-name="ro1">
          <table:table-cell office:value-type="float" office:value="435">
            <text:p>435</text:p>
          </table:table-cell>
          <table:table-cell office:value-type="float" office:value="728.129">
            <text:p>728.129</text:p>
          </table:table-cell>
          <table:table-cell table:formula="of:=VALUE([.B437])" office:value-type="float" office:value="728.129">
            <text:p>728.129</text:p>
          </table:table-cell>
          <table:table-cell table:number-columns-repeated="2"/>
          <table:table-cell office:value-type="float" office:value="792">
            <text:p>792</text:p>
          </table:table-cell>
          <table:table-cell office:value-type="float" office:value="1.42686">
            <text:p>1.42686</text:p>
          </table:table-cell>
          <table:table-cell table:style-name="ce2" office:value-type="string">
            <text:p>-8.71625e+232</text:p>
          </table:table-cell>
          <table:table-cell/>
          <table:table-cell table:formula="of:=VALUE([.G437])" office:value-type="float" office:value="1.42686">
            <text:p>1.42686</text:p>
          </table:table-cell>
          <table:table-cell table:formula="of:=VALUE([.H437])" office:value-type="float" office:value="-8.71625E+232">
            <text:p>-8.72E+232</text:p>
          </table:table-cell>
          <table:table-cell table:number-columns-repeated="3"/>
        </table:table-row>
        <table:table-row table:style-name="ro1">
          <table:table-cell office:value-type="float" office:value="436">
            <text:p>436</text:p>
          </table:table-cell>
          <table:table-cell office:value-type="float" office:value="5.63778">
            <text:p>5.63778</text:p>
          </table:table-cell>
          <table:table-cell table:formula="of:=VALUE([.B438])" office:value-type="float" office:value="5.63778">
            <text:p>5.63778</text:p>
          </table:table-cell>
          <table:table-cell table:number-columns-repeated="2"/>
          <table:table-cell office:value-type="float" office:value="2364">
            <text:p>2364</text:p>
          </table:table-cell>
          <table:table-cell office:value-type="float" office:value="13.4437">
            <text:p>13.4437</text:p>
          </table:table-cell>
          <table:table-cell table:style-name="ce2" office:value-type="string">
            <text:p>-1.17178e+234</text:p>
          </table:table-cell>
          <table:table-cell/>
          <table:table-cell table:formula="of:=VALUE([.G438])" office:value-type="float" office:value="13.4437">
            <text:p>13.4437</text:p>
          </table:table-cell>
          <table:table-cell table:formula="of:=VALUE([.H438])" office:value-type="float" office:value="-1.17178E+234">
            <text:p>-1.17E+234</text:p>
          </table:table-cell>
          <table:table-cell table:number-columns-repeated="3"/>
        </table:table-row>
        <table:table-row table:style-name="ro1">
          <table:table-cell office:value-type="float" office:value="437">
            <text:p>437</text:p>
          </table:table-cell>
          <table:table-cell office:value-type="float" office:value="94.9388">
            <text:p>94.9388</text:p>
          </table:table-cell>
          <table:table-cell table:formula="of:=VALUE([.B439])" office:value-type="float" office:value="94.9388">
            <text:p>94.9388</text:p>
          </table:table-cell>
          <table:table-cell table:number-columns-repeated="2"/>
          <table:table-cell office:value-type="float" office:value="108">
            <text:p>108</text:p>
          </table:table-cell>
          <table:table-cell office:value-type="float" office:value="1.56761">
            <text:p>1.56761</text:p>
          </table:table-cell>
          <table:table-cell table:style-name="ce2" office:value-type="string">
            <text:p>-1.8369e+234</text:p>
          </table:table-cell>
          <table:table-cell/>
          <table:table-cell table:formula="of:=VALUE([.G439])" office:value-type="float" office:value="1.56761">
            <text:p>1.56761</text:p>
          </table:table-cell>
          <table:table-cell table:formula="of:=VALUE([.H439])" office:value-type="float" office:value="-1.8369E+234">
            <text:p>-1.84E+234</text:p>
          </table:table-cell>
          <table:table-cell table:number-columns-repeated="3"/>
        </table:table-row>
        <table:table-row table:style-name="ro1">
          <table:table-cell office:value-type="float" office:value="438">
            <text:p>438</text:p>
          </table:table-cell>
          <table:table-cell office:value-type="float" office:value="1510.02">
            <text:p>1510.02</text:p>
          </table:table-cell>
          <table:table-cell table:formula="of:=VALUE([.B440])" office:value-type="float" office:value="1510.02">
            <text:p>1510.02</text:p>
          </table:table-cell>
          <table:table-cell table:number-columns-repeated="2"/>
          <table:table-cell office:value-type="float" office:value="1055">
            <text:p>1055</text:p>
          </table:table-cell>
          <table:table-cell table:style-name="ce2" office:value-type="string">
            <text:p>2.3648e-13</text:p>
          </table:table-cell>
          <table:table-cell table:style-name="ce2" office:value-type="string">
            <text:p>-4.3439e+221</text:p>
          </table:table-cell>
          <table:table-cell/>
          <table:table-cell table:formula="of:=VALUE([.G440])" office:value-type="float" office:value="0.00000000000023648">
            <text:p>2.3648E-013</text:p>
          </table:table-cell>
          <table:table-cell table:formula="of:=VALUE([.H440])" office:value-type="float" office:value="-4.3439E+221">
            <text:p>-4.34E+221</text:p>
          </table:table-cell>
          <table:table-cell table:number-columns-repeated="3"/>
        </table:table-row>
        <table:table-row table:style-name="ro1">
          <table:table-cell office:value-type="float" office:value="439">
            <text:p>439</text:p>
          </table:table-cell>
          <table:table-cell office:value-type="float" office:value="164.592">
            <text:p>164.592</text:p>
          </table:table-cell>
          <table:table-cell table:formula="of:=VALUE([.B441])" office:value-type="float" office:value="164.592">
            <text:p>164.592</text:p>
          </table:table-cell>
          <table:table-cell table:number-columns-repeated="2"/>
          <table:table-cell office:value-type="float" office:value="2276">
            <text:p>2276</text:p>
          </table:table-cell>
          <table:table-cell office:value-type="float" office:value="96.845">
            <text:p>96.845</text:p>
          </table:table-cell>
          <table:table-cell table:style-name="ce2" office:value-type="string">
            <text:p>4.20685e+223</text:p>
          </table:table-cell>
          <table:table-cell/>
          <table:table-cell table:formula="of:=VALUE([.G441])" office:value-type="float" office:value="96.845">
            <text:p>96.845</text:p>
          </table:table-cell>
          <table:table-cell table:formula="of:=VALUE([.H441])" office:value-type="float" office:value="4.20685E+223">
            <text:p>4.21E+223</text:p>
          </table:table-cell>
          <table:table-cell table:number-columns-repeated="3"/>
        </table:table-row>
        <table:table-row table:style-name="ro1">
          <table:table-cell office:value-type="float" office:value="440">
            <text:p>440</text:p>
          </table:table-cell>
          <table:table-cell office:value-type="float" office:value="2.08117">
            <text:p>2.08117</text:p>
          </table:table-cell>
          <table:table-cell table:formula="of:=VALUE([.B442])" office:value-type="float" office:value="2.08117">
            <text:p>2.08117</text:p>
          </table:table-cell>
          <table:table-cell table:number-columns-repeated="2"/>
          <table:table-cell office:value-type="float" office:value="2572">
            <text:p>2572</text:p>
          </table:table-cell>
          <table:table-cell office:value-type="float" office:value="1.72723">
            <text:p>1.72723</text:p>
          </table:table-cell>
          <table:table-cell table:style-name="ce2" office:value-type="string">
            <text:p>7.26621e+223</text:p>
          </table:table-cell>
          <table:table-cell/>
          <table:table-cell table:formula="of:=VALUE([.G442])" office:value-type="float" office:value="1.72723">
            <text:p>1.72723</text:p>
          </table:table-cell>
          <table:table-cell table:formula="of:=VALUE([.H442])" office:value-type="float" office:value="7.26621E+223">
            <text:p>7.27E+223</text:p>
          </table:table-cell>
          <table:table-cell table:number-columns-repeated="3"/>
        </table:table-row>
        <table:table-row table:style-name="ro1">
          <table:table-cell office:value-type="float" office:value="441">
            <text:p>441</text:p>
          </table:table-cell>
          <table:table-cell office:value-type="float" office:value="153.216">
            <text:p>153.216</text:p>
          </table:table-cell>
          <table:table-cell table:formula="of:=VALUE([.B443])" office:value-type="float" office:value="153.216">
            <text:p>153.216</text:p>
          </table:table-cell>
          <table:table-cell table:number-columns-repeated="2"/>
          <table:table-cell office:value-type="float" office:value="1948">
            <text:p>1948</text:p>
          </table:table-cell>
          <table:table-cell office:value-type="float" office:value="14.8101">
            <text:p>14.8101</text:p>
          </table:table-cell>
          <table:table-cell table:style-name="ce2" office:value-type="string">
            <text:p>-1.07614e+225</text:p>
          </table:table-cell>
          <table:table-cell/>
          <table:table-cell table:formula="of:=VALUE([.G443])" office:value-type="float" office:value="14.8101">
            <text:p>14.8101</text:p>
          </table:table-cell>
          <table:table-cell table:formula="of:=VALUE([.H443])" office:value-type="float" office:value="-1.07614E+225">
            <text:p>-1.08E+225</text:p>
          </table:table-cell>
          <table:table-cell table:number-columns-repeated="3"/>
        </table:table-row>
        <table:table-row table:style-name="ro1">
          <table:table-cell office:value-type="float" office:value="442">
            <text:p>442</text:p>
          </table:table-cell>
          <table:table-cell office:value-type="float" office:value="1212.06">
            <text:p>1212.06</text:p>
          </table:table-cell>
          <table:table-cell table:formula="of:=VALUE([.B444])" office:value-type="float" office:value="1212.06">
            <text:p>1212.06</text:p>
          </table:table-cell>
          <table:table-cell table:number-columns-repeated="2"/>
          <table:table-cell office:value-type="float" office:value="1984">
            <text:p>1984</text:p>
          </table:table-cell>
          <table:table-cell office:value-type="float" office:value="2.68309">
            <text:p>2.68309</text:p>
          </table:table-cell>
          <table:table-cell table:style-name="ce2" office:value-type="string">
            <text:p>-2.88737e+225</text:p>
          </table:table-cell>
          <table:table-cell/>
          <table:table-cell table:formula="of:=VALUE([.G444])" office:value-type="float" office:value="2.68309">
            <text:p>2.68309</text:p>
          </table:table-cell>
          <table:table-cell table:formula="of:=VALUE([.H444])" office:value-type="float" office:value="-2.88737E+225">
            <text:p>-2.89E+225</text:p>
          </table:table-cell>
          <table:table-cell table:number-columns-repeated="3"/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375.242">
            <text:p>375.242</text:p>
          </table:table-cell>
          <table:table-cell table:formula="of:=VALUE([.B445])" office:value-type="float" office:value="375.242">
            <text:p>375.242</text:p>
          </table:table-cell>
          <table:table-cell table:number-columns-repeated="2"/>
          <table:table-cell office:value-type="float" office:value="100">
            <text:p>100</text:p>
          </table:table-cell>
          <table:table-cell office:value-type="float" office:value="1.64787">
            <text:p>1.64787</text:p>
          </table:table-cell>
          <table:table-cell table:style-name="ce2" office:value-type="string">
            <text:p>-4.75802e+225</text:p>
          </table:table-cell>
          <table:table-cell/>
          <table:table-cell table:formula="of:=VALUE([.G445])" office:value-type="float" office:value="1.64787">
            <text:p>1.64787</text:p>
          </table:table-cell>
          <table:table-cell table:formula="of:=VALUE([.H445])" office:value-type="float" office:value="-4.75802E+225">
            <text:p>-4.76E+225</text:p>
          </table:table-cell>
          <table:table-cell table:number-columns-repeated="3"/>
        </table:table-row>
        <table:table-row table:style-name="ro1">
          <table:table-cell office:value-type="float" office:value="444">
            <text:p>444</text:p>
          </table:table-cell>
          <table:table-cell office:value-type="float" office:value="19.4252">
            <text:p>19.4252</text:p>
          </table:table-cell>
          <table:table-cell table:formula="of:=VALUE([.B446])" office:value-type="float" office:value="19.4252">
            <text:p>19.4252</text:p>
          </table:table-cell>
          <table:table-cell table:number-columns-repeated="2"/>
          <table:table-cell office:value-type="float" office:value="1500">
            <text:p>1500</text:p>
          </table:table-cell>
          <table:table-cell office:value-type="float" office:value="0.0763201">
            <text:p>0.0763201</text:p>
          </table:table-cell>
          <table:table-cell table:style-name="ce2" office:value-type="string">
            <text:p>3.63132e+224</text:p>
          </table:table-cell>
          <table:table-cell/>
          <table:table-cell table:formula="of:=VALUE([.G446])" office:value-type="float" office:value="0.0763201">
            <text:p>0.0763201</text:p>
          </table:table-cell>
          <table:table-cell table:formula="of:=VALUE([.H446])" office:value-type="float" office:value="3.63132E+224">
            <text:p>3.63E+224</text:p>
          </table:table-cell>
          <table:table-cell table:number-columns-repeated="3"/>
        </table:table-row>
        <table:table-row table:style-name="ro1">
          <table:table-cell office:value-type="float" office:value="445">
            <text:p>445</text:p>
          </table:table-cell>
          <table:table-cell office:value-type="float" office:value="142.757">
            <text:p>142.757</text:p>
          </table:table-cell>
          <table:table-cell table:formula="of:=VALUE([.B447])" office:value-type="float" office:value="142.757">
            <text:p>142.757</text:p>
          </table:table-cell>
          <table:table-cell table:number-columns-repeated="2"/>
          <table:table-cell office:value-type="float" office:value="2688">
            <text:p>2688</text:p>
          </table:table-cell>
          <table:table-cell office:value-type="float" office:value="6.80689">
            <text:p>6.80689</text:p>
          </table:table-cell>
          <table:table-cell table:style-name="ce2" office:value-type="string">
            <text:p>2.4718e+225</text:p>
          </table:table-cell>
          <table:table-cell/>
          <table:table-cell table:formula="of:=VALUE([.G447])" office:value-type="float" office:value="6.80689">
            <text:p>6.80689</text:p>
          </table:table-cell>
          <table:table-cell table:formula="of:=VALUE([.H447])" office:value-type="float" office:value="2.4718E+225">
            <text:p>2.47E+225</text:p>
          </table:table-cell>
          <table:table-cell table:number-columns-repeated="3"/>
        </table:table-row>
        <table:table-row table:style-name="ro1">
          <table:table-cell office:value-type="float" office:value="446">
            <text:p>446</text:p>
          </table:table-cell>
          <table:table-cell office:value-type="float" office:value="447.23">
            <text:p>447.23</text:p>
          </table:table-cell>
          <table:table-cell table:formula="of:=VALUE([.B448])" office:value-type="float" office:value="447.23">
            <text:p>447.23</text:p>
          </table:table-cell>
          <table:table-cell table:number-columns-repeated="2"/>
          <table:table-cell office:value-type="float" office:value="1580">
            <text:p>1580</text:p>
          </table:table-cell>
          <table:table-cell office:value-type="float" office:value="2.40058">
            <text:p>2.40058</text:p>
          </table:table-cell>
          <table:table-cell table:style-name="ce2" office:value-type="string">
            <text:p>-5.93376e+225</text:p>
          </table:table-cell>
          <table:table-cell/>
          <table:table-cell table:formula="of:=VALUE([.G448])" office:value-type="float" office:value="2.40058">
            <text:p>2.40058</text:p>
          </table:table-cell>
          <table:table-cell table:formula="of:=VALUE([.H448])" office:value-type="float" office:value="-5.93376E+225">
            <text:p>-5.93E+225</text:p>
          </table:table-cell>
          <table:table-cell table:number-columns-repeated="3"/>
        </table:table-row>
        <table:table-row table:style-name="ro1">
          <table:table-cell office:value-type="float" office:value="447">
            <text:p>447</text:p>
          </table:table-cell>
          <table:table-cell office:value-type="float" office:value="805.88">
            <text:p>805.88</text:p>
          </table:table-cell>
          <table:table-cell table:formula="of:=VALUE([.B449])" office:value-type="float" office:value="805.88">
            <text:p>805.88</text:p>
          </table:table-cell>
          <table:table-cell table:number-columns-repeated="2"/>
          <table:table-cell office:value-type="float" office:value="640">
            <text:p>640</text:p>
          </table:table-cell>
          <table:table-cell office:value-type="float" office:value="10.1604">
            <text:p>10.1604</text:p>
          </table:table-cell>
          <table:table-cell table:style-name="ce2" office:value-type="string">
            <text:p>6.02894e+226</text:p>
          </table:table-cell>
          <table:table-cell/>
          <table:table-cell table:formula="of:=VALUE([.G449])" office:value-type="float" office:value="10.1604">
            <text:p>10.1604</text:p>
          </table:table-cell>
          <table:table-cell table:formula="of:=VALUE([.H449])" office:value-type="float" office:value="6.02894E+226">
            <text:p>6.03E+226</text:p>
          </table:table-cell>
          <table:table-cell table:number-columns-repeated="3"/>
        </table:table-row>
        <table:table-row table:style-name="ro1">
          <table:table-cell office:value-type="float" office:value="448">
            <text:p>448</text:p>
          </table:table-cell>
          <table:table-cell office:value-type="float" office:value="22.9216">
            <text:p>22.9216</text:p>
          </table:table-cell>
          <table:table-cell table:formula="of:=VALUE([.B450])" office:value-type="float" office:value="22.9216">
            <text:p>22.9216</text:p>
          </table:table-cell>
          <table:table-cell table:number-columns-repeated="2"/>
          <table:table-cell office:value-type="float" office:value="112">
            <text:p>112</text:p>
          </table:table-cell>
          <table:table-cell office:value-type="float" office:value="38.9589">
            <text:p>38.9589</text:p>
          </table:table-cell>
          <table:table-cell table:style-name="ce2" office:value-type="string">
            <text:p>-2.34881e+228</text:p>
          </table:table-cell>
          <table:table-cell/>
          <table:table-cell table:formula="of:=VALUE([.G450])" office:value-type="float" office:value="38.9589">
            <text:p>38.9589</text:p>
          </table:table-cell>
          <table:table-cell table:formula="of:=VALUE([.H450])" office:value-type="float" office:value="-2.34881E+228">
            <text:p>-2.35E+228</text:p>
          </table:table-cell>
          <table:table-cell table:number-columns-repeated="3"/>
        </table:table-row>
        <table:table-row table:style-name="ro1">
          <table:table-cell office:value-type="float" office:value="449">
            <text:p>449</text:p>
          </table:table-cell>
          <table:table-cell office:value-type="float" office:value="220.021">
            <text:p>220.021</text:p>
          </table:table-cell>
          <table:table-cell table:formula="of:=VALUE([.B451])" office:value-type="float" office:value="220.021">
            <text:p>220.021</text:p>
          </table:table-cell>
          <table:table-cell table:number-columns-repeated="2"/>
          <table:table-cell office:value-type="float" office:value="1800">
            <text:p>1800</text:p>
          </table:table-cell>
          <table:table-cell table:style-name="ce2" office:value-type="string">
            <text:p>7.60256e-13</text:p>
          </table:table-cell>
          <table:table-cell table:style-name="ce2" office:value-type="string">
            <text:p>1.7857e+216</text:p>
          </table:table-cell>
          <table:table-cell/>
          <table:table-cell table:formula="of:=VALUE([.G451])" office:value-type="float" office:value="0.000000000000760256">
            <text:p>7.60256E-013</text:p>
          </table:table-cell>
          <table:table-cell table:formula="of:=VALUE([.H451])" office:value-type="float" office:value="1.7857E+216">
            <text:p>1.79E+216</text:p>
          </table:table-cell>
          <table:table-cell table:number-columns-repeated="3"/>
        </table:table-row>
        <table:table-row table:style-name="ro1">
          <table:table-cell office:value-type="float" office:value="450">
            <text:p>450</text:p>
          </table:table-cell>
          <table:table-cell office:value-type="float" office:value="316.728">
            <text:p>316.728</text:p>
          </table:table-cell>
          <table:table-cell table:formula="of:=VALUE([.B452])" office:value-type="float" office:value="316.728">
            <text:p>316.728</text:p>
          </table:table-cell>
          <table:table-cell table:number-columns-repeated="2"/>
          <table:table-cell office:value-type="float" office:value="944">
            <text:p>944</text:p>
          </table:table-cell>
          <table:table-cell office:value-type="float" office:value="4.25197">
            <text:p>4.25197</text:p>
          </table:table-cell>
          <table:table-cell table:style-name="ce2" office:value-type="string">
            <text:p>7.59272e+216</text:p>
          </table:table-cell>
          <table:table-cell/>
          <table:table-cell table:formula="of:=VALUE([.G452])" office:value-type="float" office:value="4.25197">
            <text:p>4.25197</text:p>
          </table:table-cell>
          <table:table-cell table:formula="of:=VALUE([.H452])" office:value-type="float" office:value="7.59272E+216">
            <text:p>7.59E+216</text:p>
          </table:table-cell>
          <table:table-cell table:number-columns-repeated="3"/>
        </table:table-row>
        <table:table-row table:style-name="ro1">
          <table:table-cell office:value-type="float" office:value="451">
            <text:p>451</text:p>
          </table:table-cell>
          <table:table-cell office:value-type="float" office:value="918.066">
            <text:p>918.066</text:p>
          </table:table-cell>
          <table:table-cell table:formula="of:=VALUE([.B453])" office:value-type="float" office:value="918.066">
            <text:p>918.066</text:p>
          </table:table-cell>
          <table:table-cell table:number-columns-repeated="2"/>
          <table:table-cell office:value-type="float" office:value="1376">
            <text:p>1376</text:p>
          </table:table-cell>
          <table:table-cell office:value-type="float" office:value="2.62824">
            <text:p>2.62824</text:p>
          </table:table-cell>
          <table:table-cell table:style-name="ce2" office:value-type="string">
            <text:p>1.99555e+217</text:p>
          </table:table-cell>
          <table:table-cell/>
          <table:table-cell table:formula="of:=VALUE([.G453])" office:value-type="float" office:value="2.62824">
            <text:p>2.62824</text:p>
          </table:table-cell>
          <table:table-cell table:formula="of:=VALUE([.H453])" office:value-type="float" office:value="1.99555E+217">
            <text:p>2.00E+217</text:p>
          </table:table-cell>
          <table:table-cell table:number-columns-repeated="3"/>
        </table:table-row>
        <table:table-row table:style-name="ro1">
          <table:table-cell office:value-type="float" office:value="452">
            <text:p>452</text:p>
          </table:table-cell>
          <table:table-cell office:value-type="float" office:value="25.1445">
            <text:p>25.1445</text:p>
          </table:table-cell>
          <table:table-cell table:formula="of:=VALUE([.B454])" office:value-type="float" office:value="25.1445">
            <text:p>25.1445</text:p>
          </table:table-cell>
          <table:table-cell table:number-columns-repeated="2"/>
          <table:table-cell office:value-type="float" office:value="580">
            <text:p>580</text:p>
          </table:table-cell>
          <table:table-cell office:value-type="float" office:value="3.72219">
            <text:p>3.72219</text:p>
          </table:table-cell>
          <table:table-cell table:style-name="ce2" office:value-type="string">
            <text:p>-7.42781e+217</text:p>
          </table:table-cell>
          <table:table-cell/>
          <table:table-cell table:formula="of:=VALUE([.G454])" office:value-type="float" office:value="3.72219">
            <text:p>3.72219</text:p>
          </table:table-cell>
          <table:table-cell table:formula="of:=VALUE([.H454])" office:value-type="float" office:value="-7.42781E+217">
            <text:p>-7.43E+217</text:p>
          </table:table-cell>
          <table:table-cell table:number-columns-repeated="3"/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316.508">
            <text:p>316.508</text:p>
          </table:table-cell>
          <table:table-cell table:formula="of:=VALUE([.B455])" office:value-type="float" office:value="316.508">
            <text:p>316.508</text:p>
          </table:table-cell>
          <table:table-cell table:number-columns-repeated="2"/>
          <table:table-cell office:value-type="float" office:value="1428">
            <text:p>1428</text:p>
          </table:table-cell>
          <table:table-cell office:value-type="float" office:value="20.501">
            <text:p>20.501</text:p>
          </table:table-cell>
          <table:table-cell table:style-name="ce2" office:value-type="string">
            <text:p>-1.52278e+219</text:p>
          </table:table-cell>
          <table:table-cell/>
          <table:table-cell table:formula="of:=VALUE([.G455])" office:value-type="float" office:value="20.501">
            <text:p>20.501</text:p>
          </table:table-cell>
          <table:table-cell table:formula="of:=VALUE([.H455])" office:value-type="float" office:value="-1.52278E+219">
            <text:p>-1.52E+219</text:p>
          </table:table-cell>
          <table:table-cell table:number-columns-repeated="3"/>
        </table:table-row>
        <table:table-row table:style-name="ro1">
          <table:table-cell office:value-type="float" office:value="454">
            <text:p>454</text:p>
          </table:table-cell>
          <table:table-cell office:value-type="float" office:value="177.509">
            <text:p>177.509</text:p>
          </table:table-cell>
          <table:table-cell table:formula="of:=VALUE([.B456])" office:value-type="float" office:value="177.509">
            <text:p>177.509</text:p>
          </table:table-cell>
          <table:table-cell table:number-columns-repeated="2"/>
          <table:table-cell office:value-type="float" office:value="148">
            <text:p>148</text:p>
          </table:table-cell>
          <table:table-cell office:value-type="float" office:value="3.46231">
            <text:p>3.46231</text:p>
          </table:table-cell>
          <table:table-cell table:style-name="ce2" office:value-type="string">
            <text:p>-5.27233e+219</text:p>
          </table:table-cell>
          <table:table-cell/>
          <table:table-cell table:formula="of:=VALUE([.G456])" office:value-type="float" office:value="3.46231">
            <text:p>3.46231</text:p>
          </table:table-cell>
          <table:table-cell table:formula="of:=VALUE([.H456])" office:value-type="float" office:value="-5.27233E+219">
            <text:p>-5.27E+219</text:p>
          </table:table-cell>
          <table:table-cell table:number-columns-repeated="3"/>
        </table:table-row>
        <table:table-row table:style-name="ro1">
          <table:table-cell office:value-type="float" office:value="455">
            <text:p>455</text:p>
          </table:table-cell>
          <table:table-cell office:value-type="float" office:value="971.34">
            <text:p>971.34</text:p>
          </table:table-cell>
          <table:table-cell table:formula="of:=VALUE([.B457])" office:value-type="float" office:value="971.34">
            <text:p>971.34</text:p>
          </table:table-cell>
          <table:table-cell table:number-columns-repeated="2"/>
          <table:table-cell office:value-type="float" office:value="1632">
            <text:p>1632</text:p>
          </table:table-cell>
          <table:table-cell office:value-type="float" office:value="5.57691">
            <text:p>5.57691</text:p>
          </table:table-cell>
          <table:table-cell table:style-name="ce2" office:value-type="string">
            <text:p>-2.94033e+220</text:p>
          </table:table-cell>
          <table:table-cell/>
          <table:table-cell table:formula="of:=VALUE([.G457])" office:value-type="float" office:value="5.57691">
            <text:p>5.57691</text:p>
          </table:table-cell>
          <table:table-cell table:formula="of:=VALUE([.H457])" office:value-type="float" office:value="-2.94033E+220">
            <text:p>-2.94E+220</text:p>
          </table:table-cell>
          <table:table-cell table:number-columns-repeated="3"/>
        </table:table-row>
        <table:table-row table:style-name="ro1">
          <table:table-cell office:value-type="float" office:value="456">
            <text:p>456</text:p>
          </table:table-cell>
          <table:table-cell office:value-type="float" office:value="26.7539">
            <text:p>26.7539</text:p>
          </table:table-cell>
          <table:table-cell table:formula="of:=VALUE([.B458])" office:value-type="float" office:value="26.7539">
            <text:p>26.7539</text:p>
          </table:table-cell>
          <table:table-cell table:number-columns-repeated="2"/>
          <table:table-cell office:value-type="float" office:value="1940">
            <text:p>1940</text:p>
          </table:table-cell>
          <table:table-cell office:value-type="float" office:value="4.32829">
            <text:p>4.32829</text:p>
          </table:table-cell>
          <table:table-cell table:style-name="ce2" office:value-type="string">
            <text:p>-1.27266e+221</text:p>
          </table:table-cell>
          <table:table-cell/>
          <table:table-cell table:formula="of:=VALUE([.G458])" office:value-type="float" office:value="4.32829">
            <text:p>4.32829</text:p>
          </table:table-cell>
          <table:table-cell table:formula="of:=VALUE([.H458])" office:value-type="float" office:value="-1.27266E+221">
            <text:p>-1.27E+221</text:p>
          </table:table-cell>
          <table:table-cell table:number-columns-repeated="3"/>
        </table:table-row>
        <table:table-row table:style-name="ro1">
          <table:table-cell office:value-type="float" office:value="457">
            <text:p>457</text:p>
          </table:table-cell>
          <table:table-cell office:value-type="float" office:value="287.048">
            <text:p>287.048</text:p>
          </table:table-cell>
          <table:table-cell table:formula="of:=VALUE([.B459])" office:value-type="float" office:value="287.048">
            <text:p>287.048</text:p>
          </table:table-cell>
          <table:table-cell table:number-columns-repeated="2"/>
          <table:table-cell office:value-type="float" office:value="2496">
            <text:p>2496</text:p>
          </table:table-cell>
          <table:table-cell office:value-type="float" office:value="5.11226">
            <text:p>5.11226</text:p>
          </table:table-cell>
          <table:table-cell table:style-name="ce2" office:value-type="string">
            <text:p>-6.50618e+221</text:p>
          </table:table-cell>
          <table:table-cell/>
          <table:table-cell table:formula="of:=VALUE([.G459])" office:value-type="float" office:value="5.11226">
            <text:p>5.11226</text:p>
          </table:table-cell>
          <table:table-cell table:formula="of:=VALUE([.H459])" office:value-type="float" office:value="-6.50618E+221">
            <text:p>-6.51E+221</text:p>
          </table:table-cell>
          <table:table-cell table:number-columns-repeated="3"/>
        </table:table-row>
        <table:table-row table:style-name="ro1">
          <table:table-cell office:value-type="float" office:value="458">
            <text:p>458</text:p>
          </table:table-cell>
          <table:table-cell office:value-type="float" office:value="40.8655">
            <text:p>40.8655</text:p>
          </table:table-cell>
          <table:table-cell table:formula="of:=VALUE([.B460])" office:value-type="float" office:value="40.8655">
            <text:p>40.8655</text:p>
          </table:table-cell>
          <table:table-cell table:number-columns-repeated="2"/>
          <table:table-cell office:value-type="float" office:value="572">
            <text:p>572</text:p>
          </table:table-cell>
          <table:table-cell office:value-type="float" office:value="7.42086">
            <text:p>7.42086</text:p>
          </table:table-cell>
          <table:table-cell table:style-name="ce2" office:value-type="string">
            <text:p>4.82815e+222</text:p>
          </table:table-cell>
          <table:table-cell/>
          <table:table-cell table:formula="of:=VALUE([.G460])" office:value-type="float" office:value="7.42086">
            <text:p>7.42086</text:p>
          </table:table-cell>
          <table:table-cell table:formula="of:=VALUE([.H460])" office:value-type="float" office:value="4.82815E+222">
            <text:p>4.83E+222</text:p>
          </table:table-cell>
          <table:table-cell table:number-columns-repeated="3"/>
        </table:table-row>
        <table:table-row table:style-name="ro1">
          <table:table-cell office:value-type="float" office:value="459">
            <text:p>459</text:p>
          </table:table-cell>
          <table:table-cell office:value-type="float" office:value="995.043">
            <text:p>995.043</text:p>
          </table:table-cell>
          <table:table-cell table:formula="of:=VALUE([.B461])" office:value-type="float" office:value="995.043">
            <text:p>995.043</text:p>
          </table:table-cell>
          <table:table-cell table:number-columns-repeated="2"/>
          <table:table-cell office:value-type="float" office:value="1072">
            <text:p>1072</text:p>
          </table:table-cell>
          <table:table-cell office:value-type="float" office:value="22.4033">
            <text:p>22.4033</text:p>
          </table:table-cell>
          <table:table-cell table:style-name="ce2" office:value-type="string">
            <text:p>1.08167e+224</text:p>
          </table:table-cell>
          <table:table-cell/>
          <table:table-cell table:formula="of:=VALUE([.G461])" office:value-type="float" office:value="22.4033">
            <text:p>22.4033</text:p>
          </table:table-cell>
          <table:table-cell table:formula="of:=VALUE([.H461])" office:value-type="float" office:value="1.08167E+224">
            <text:p>1.08E+224</text:p>
          </table:table-cell>
          <table:table-cell table:number-columns-repeated="3"/>
        </table:table-row>
        <table:table-row table:style-name="ro1">
          <table:table-cell office:value-type="float" office:value="460">
            <text:p>460</text:p>
          </table:table-cell>
          <table:table-cell office:value-type="float" office:value="27.701">
            <text:p>27.701</text:p>
          </table:table-cell>
          <table:table-cell table:formula="of:=VALUE([.B462])" office:value-type="float" office:value="27.701">
            <text:p>27.701</text:p>
          </table:table-cell>
          <table:table-cell table:number-columns-repeated="2"/>
          <table:table-cell office:value-type="float" office:value="2268">
            <text:p>2268</text:p>
          </table:table-cell>
          <table:table-cell office:value-type="float" office:value="6.42098">
            <text:p>6.42098</text:p>
          </table:table-cell>
          <table:table-cell table:style-name="ce2" office:value-type="string">
            <text:p>6.94535e+224</text:p>
          </table:table-cell>
          <table:table-cell/>
          <table:table-cell table:formula="of:=VALUE([.G462])" office:value-type="float" office:value="6.42098">
            <text:p>6.42098</text:p>
          </table:table-cell>
          <table:table-cell table:formula="of:=VALUE([.H462])" office:value-type="float" office:value="6.94535E+224">
            <text:p>6.95E+224</text:p>
          </table:table-cell>
          <table:table-cell table:number-columns-repeated="3"/>
        </table:table-row>
        <table:table-row table:style-name="ro1">
          <table:table-cell office:value-type="float" office:value="461">
            <text:p>461</text:p>
          </table:table-cell>
          <table:table-cell office:value-type="float" office:value="415.764">
            <text:p>415.764</text:p>
          </table:table-cell>
          <table:table-cell table:formula="of:=VALUE([.B463])" office:value-type="float" office:value="415.764">
            <text:p>415.764</text:p>
          </table:table-cell>
          <table:table-cell table:number-columns-repeated="2"/>
          <table:table-cell office:value-type="float" office:value="1868">
            <text:p>1868</text:p>
          </table:table-cell>
          <table:table-cell office:value-type="float" office:value="20.2051">
            <text:p>20.2051</text:p>
          </table:table-cell>
          <table:table-cell table:style-name="ce2" office:value-type="string">
            <text:p>-1.40331e+226</text:p>
          </table:table-cell>
          <table:table-cell/>
          <table:table-cell table:formula="of:=VALUE([.G463])" office:value-type="float" office:value="20.2051">
            <text:p>20.2051</text:p>
          </table:table-cell>
          <table:table-cell table:formula="of:=VALUE([.H463])" office:value-type="float" office:value="-1.40331E+226">
            <text:p>-1.40E+226</text:p>
          </table:table-cell>
          <table:table-cell table:number-columns-repeated="3"/>
        </table:table-row>
        <table:table-row table:style-name="ro1">
          <table:table-cell office:value-type="float" office:value="462">
            <text:p>462</text:p>
          </table:table-cell>
          <table:table-cell office:value-type="float" office:value="64.7718">
            <text:p>64.7718</text:p>
          </table:table-cell>
          <table:table-cell table:formula="of:=VALUE([.B464])" office:value-type="float" office:value="64.7718">
            <text:p>64.7718</text:p>
          </table:table-cell>
          <table:table-cell table:number-columns-repeated="2"/>
          <table:table-cell office:value-type="float" office:value="460">
            <text:p>460</text:p>
          </table:table-cell>
          <table:table-cell office:value-type="float" office:value="1.5395">
            <text:p>1.5395</text:p>
          </table:table-cell>
          <table:table-cell table:style-name="ce2" office:value-type="string">
            <text:p>-2.16041e+226</text:p>
          </table:table-cell>
          <table:table-cell/>
          <table:table-cell table:formula="of:=VALUE([.G464])" office:value-type="float" office:value="1.5395">
            <text:p>1.5395</text:p>
          </table:table-cell>
          <table:table-cell table:formula="of:=VALUE([.H464])" office:value-type="float" office:value="-2.16041E+226">
            <text:p>-2.16E+226</text:p>
          </table:table-cell>
          <table:table-cell table:number-columns-repeated="3"/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1006.61">
            <text:p>1006.61</text:p>
          </table:table-cell>
          <table:table-cell table:formula="of:=VALUE([.B465])" office:value-type="float" office:value="1006.61">
            <text:p>1006.61</text:p>
          </table:table-cell>
          <table:table-cell table:number-columns-repeated="2"/>
          <table:table-cell office:value-type="float" office:value="1716">
            <text:p>1716</text:p>
          </table:table-cell>
          <table:table-cell office:value-type="float" office:value="27.701">
            <text:p>27.701</text:p>
          </table:table-cell>
          <table:table-cell table:style-name="ce2" office:value-type="string">
            <text:p>-5.98454e+227</text:p>
          </table:table-cell>
          <table:table-cell/>
          <table:table-cell table:formula="of:=VALUE([.G465])" office:value-type="float" office:value="27.701">
            <text:p>27.701</text:p>
          </table:table-cell>
          <table:table-cell table:formula="of:=VALUE([.H465])" office:value-type="float" office:value="-5.98454E+227">
            <text:p>-5.98E+227</text:p>
          </table:table-cell>
          <table:table-cell table:number-columns-repeated="3"/>
        </table:table-row>
        <table:table-row table:style-name="ro1">
          <table:table-cell office:value-type="float" office:value="464">
            <text:p>464</text:p>
          </table:table-cell>
          <table:table-cell office:value-type="float" office:value="27.5578">
            <text:p>27.5578</text:p>
          </table:table-cell>
          <table:table-cell table:formula="of:=VALUE([.B466])" office:value-type="float" office:value="27.5578">
            <text:p>27.5578</text:p>
          </table:table-cell>
          <table:table-cell table:number-columns-repeated="2"/>
          <table:table-cell office:value-type="float" office:value="368">
            <text:p>368</text:p>
          </table:table-cell>
          <table:table-cell office:value-type="float" office:value="6.5172">
            <text:p>6.5172</text:p>
          </table:table-cell>
          <table:table-cell table:style-name="ce2" office:value-type="string">
            <text:p>-3.90024e+228</text:p>
          </table:table-cell>
          <table:table-cell/>
          <table:table-cell table:formula="of:=VALUE([.G466])" office:value-type="float" office:value="6.5172">
            <text:p>6.5172</text:p>
          </table:table-cell>
          <table:table-cell table:formula="of:=VALUE([.H466])" office:value-type="float" office:value="-3.90024E+228">
            <text:p>-3.90E+228</text:p>
          </table:table-cell>
          <table:table-cell table:number-columns-repeated="3"/>
        </table:table-row>
        <table:table-row table:style-name="ro1">
          <table:table-cell office:value-type="float" office:value="465">
            <text:p>465</text:p>
          </table:table-cell>
          <table:table-cell office:value-type="float" office:value="454.424">
            <text:p>454.424</text:p>
          </table:table-cell>
          <table:table-cell table:formula="of:=VALUE([.B467])" office:value-type="float" office:value="454.424">
            <text:p>454.424</text:p>
          </table:table-cell>
          <table:table-cell table:number-columns-repeated="2"/>
          <table:table-cell office:value-type="float" office:value="360">
            <text:p>360</text:p>
          </table:table-cell>
          <table:table-cell office:value-type="float" office:value="29.4347">
            <text:p>29.4347</text:p>
          </table:table-cell>
          <table:table-cell table:style-name="ce2" office:value-type="string">
            <text:p>-1.14803e+230</text:p>
          </table:table-cell>
          <table:table-cell/>
          <table:table-cell table:formula="of:=VALUE([.G467])" office:value-type="float" office:value="29.4347">
            <text:p>29.4347</text:p>
          </table:table-cell>
          <table:table-cell table:formula="of:=VALUE([.H467])" office:value-type="float" office:value="-1.14803E+230">
            <text:p>-1.15E+230</text:p>
          </table:table-cell>
          <table:table-cell table:number-columns-repeated="3"/>
        </table:table-row>
        <table:table-row table:style-name="ro1">
          <table:table-cell office:value-type="float" office:value="466">
            <text:p>466</text:p>
          </table:table-cell>
          <table:table-cell office:value-type="float" office:value="163.148">
            <text:p>163.148</text:p>
          </table:table-cell>
          <table:table-cell table:formula="of:=VALUE([.B468])" office:value-type="float" office:value="163.148">
            <text:p>163.148</text:p>
          </table:table-cell>
          <table:table-cell table:number-columns-repeated="2"/>
          <table:table-cell office:value-type="float" office:value="808">
            <text:p>808</text:p>
          </table:table-cell>
          <table:table-cell office:value-type="float" office:value="32.818">
            <text:p>32.818</text:p>
          </table:table-cell>
          <table:table-cell table:style-name="ce2" office:value-type="string">
            <text:p>-3.7676e+231</text:p>
          </table:table-cell>
          <table:table-cell/>
          <table:table-cell table:formula="of:=VALUE([.G468])" office:value-type="float" office:value="32.818">
            <text:p>32.818</text:p>
          </table:table-cell>
          <table:table-cell table:formula="of:=VALUE([.H468])" office:value-type="float" office:value="-3.7676E+231">
            <text:p>-3.77E+231</text:p>
          </table:table-cell>
          <table:table-cell table:number-columns-repeated="3"/>
        </table:table-row>
        <table:table-row table:style-name="ro1">
          <table:table-cell office:value-type="float" office:value="467">
            <text:p>467</text:p>
          </table:table-cell>
          <table:table-cell office:value-type="float" office:value="978.379">
            <text:p>978.379</text:p>
          </table:table-cell>
          <table:table-cell table:formula="of:=VALUE([.B469])" office:value-type="float" office:value="978.379">
            <text:p>978.379</text:p>
          </table:table-cell>
          <table:table-cell table:number-columns-repeated="2"/>
          <table:table-cell office:value-type="float" office:value="1264">
            <text:p>1264</text:p>
          </table:table-cell>
          <table:table-cell office:value-type="float" office:value="0.493471">
            <text:p>0.493471</text:p>
          </table:table-cell>
          <table:table-cell table:style-name="ce2" office:value-type="string">
            <text:p>1.8592e+231</text:p>
          </table:table-cell>
          <table:table-cell/>
          <table:table-cell table:formula="of:=VALUE([.G469])" office:value-type="float" office:value="0.493471">
            <text:p>0.493471</text:p>
          </table:table-cell>
          <table:table-cell table:formula="of:=VALUE([.H469])" office:value-type="float" office:value="1.8592E+231">
            <text:p>1.86E+231</text:p>
          </table:table-cell>
          <table:table-cell table:number-columns-repeated="3"/>
        </table:table-row>
        <table:table-row table:style-name="ro1">
          <table:table-cell office:value-type="float" office:value="468">
            <text:p>468</text:p>
          </table:table-cell>
          <table:table-cell office:value-type="float" office:value="26.7285">
            <text:p>26.7285</text:p>
          </table:table-cell>
          <table:table-cell table:formula="of:=VALUE([.B470])" office:value-type="float" office:value="26.7285">
            <text:p>26.7285</text:p>
          </table:table-cell>
          <table:table-cell table:number-columns-repeated="2"/>
          <table:table-cell office:value-type="float" office:value="2504">
            <text:p>2504</text:p>
          </table:table-cell>
          <table:table-cell office:value-type="float" office:value="34.1686">
            <text:p>34.1686</text:p>
          </table:table-cell>
          <table:table-cell table:style-name="ce2" office:value-type="string">
            <text:p>-6.35263e+232</text:p>
          </table:table-cell>
          <table:table-cell/>
          <table:table-cell table:formula="of:=VALUE([.G470])" office:value-type="float" office:value="34.1686">
            <text:p>34.1686</text:p>
          </table:table-cell>
          <table:table-cell table:formula="of:=VALUE([.H470])" office:value-type="float" office:value="-6.35263E+232">
            <text:p>-6.35E+232</text:p>
          </table:table-cell>
          <table:table-cell table:number-columns-repeated="3"/>
        </table:table-row>
        <table:table-row table:style-name="ro1">
          <table:table-cell office:value-type="float" office:value="469">
            <text:p>469</text:p>
          </table:table-cell>
          <table:table-cell office:value-type="float" office:value="407.665">
            <text:p>407.665</text:p>
          </table:table-cell>
          <table:table-cell table:formula="of:=VALUE([.B471])" office:value-type="float" office:value="407.665">
            <text:p>407.665</text:p>
          </table:table-cell>
          <table:table-cell table:number-columns-repeated="2"/>
          <table:table-cell office:value-type="float" office:value="1268">
            <text:p>1268</text:p>
          </table:table-cell>
          <table:table-cell office:value-type="float" office:value="9.2739">
            <text:p>9.2739</text:p>
          </table:table-cell>
          <table:table-cell table:style-name="ce2" office:value-type="string">
            <text:p>5.89136e+233</text:p>
          </table:table-cell>
          <table:table-cell/>
          <table:table-cell table:formula="of:=VALUE([.G471])" office:value-type="float" office:value="9.2739">
            <text:p>9.2739</text:p>
          </table:table-cell>
          <table:table-cell table:formula="of:=VALUE([.H471])" office:value-type="float" office:value="5.89136E+233">
            <text:p>5.89E+233</text:p>
          </table:table-cell>
          <table:table-cell table:number-columns-repeated="3"/>
        </table:table-row>
        <table:table-row table:style-name="ro1">
          <table:table-cell office:value-type="float" office:value="470">
            <text:p>470</text:p>
          </table:table-cell>
          <table:table-cell office:value-type="float" office:value="244.732">
            <text:p>244.732</text:p>
          </table:table-cell>
          <table:table-cell table:formula="of:=VALUE([.B472])" office:value-type="float" office:value="244.732">
            <text:p>244.732</text:p>
          </table:table-cell>
          <table:table-cell table:number-columns-repeated="2"/>
          <table:table-cell office:value-type="float" office:value="2028">
            <text:p>2028</text:p>
          </table:table-cell>
          <table:table-cell office:value-type="float" office:value="10.9666">
            <text:p>10.9666</text:p>
          </table:table-cell>
          <table:table-cell table:style-name="ce2" office:value-type="string">
            <text:p>-6.46082e+234</text:p>
          </table:table-cell>
          <table:table-cell/>
          <table:table-cell table:formula="of:=VALUE([.G472])" office:value-type="float" office:value="10.9666">
            <text:p>10.9666</text:p>
          </table:table-cell>
          <table:table-cell table:formula="of:=VALUE([.H472])" office:value-type="float" office:value="-6.46082E+234">
            <text:p>-6.46E+234</text:p>
          </table:table-cell>
          <table:table-cell table:number-columns-repeated="3"/>
        </table:table-row>
        <table:table-row table:style-name="ro1">
          <table:table-cell office:value-type="float" office:value="471">
            <text:p>471</text:p>
          </table:table-cell>
          <table:table-cell office:value-type="float" office:value="928.238">
            <text:p>928.238</text:p>
          </table:table-cell>
          <table:table-cell table:formula="of:=VALUE([.B473])" office:value-type="float" office:value="928.238">
            <text:p>928.238</text:p>
          </table:table-cell>
          <table:table-cell table:number-columns-repeated="2"/>
          <table:table-cell office:value-type="float" office:value="2468">
            <text:p>2468</text:p>
          </table:table-cell>
          <table:table-cell office:value-type="float" office:value="6.16062">
            <text:p>6.16062</text:p>
          </table:table-cell>
          <table:table-cell table:style-name="ce2" office:value-type="string">
            <text:p>-3.98027e+235</text:p>
          </table:table-cell>
          <table:table-cell/>
          <table:table-cell table:formula="of:=VALUE([.G473])" office:value-type="float" office:value="6.16062">
            <text:p>6.16062</text:p>
          </table:table-cell>
          <table:table-cell table:formula="of:=VALUE([.H473])" office:value-type="float" office:value="-3.98027E+235">
            <text:p>-3.98E+235</text:p>
          </table:table-cell>
          <table:table-cell table:number-columns-repeated="3"/>
        </table:table-row>
        <table:table-row table:style-name="ro1">
          <table:table-cell office:value-type="float" office:value="472">
            <text:p>472</text:p>
          </table:table-cell>
          <table:table-cell office:value-type="float" office:value="25.6884">
            <text:p>25.6884</text:p>
          </table:table-cell>
          <table:table-cell table:formula="of:=VALUE([.B474])" office:value-type="float" office:value="25.6884">
            <text:p>25.6884</text:p>
          </table:table-cell>
          <table:table-cell table:number-columns-repeated="2"/>
          <table:table-cell office:value-type="float" office:value="1740">
            <text:p>1740</text:p>
          </table:table-cell>
          <table:table-cell office:value-type="float" office:value="0.161927">
            <text:p>0.161927</text:p>
          </table:table-cell>
          <table:table-cell table:style-name="ce2" office:value-type="string">
            <text:p>-6.44514e+234</text:p>
          </table:table-cell>
          <table:table-cell/>
          <table:table-cell table:formula="of:=VALUE([.G474])" office:value-type="float" office:value="0.161927">
            <text:p>0.161927</text:p>
          </table:table-cell>
          <table:table-cell table:formula="of:=VALUE([.H474])" office:value-type="float" office:value="-6.44514E+234">
            <text:p>-6.45E+234</text:p>
          </table:table-cell>
          <table:table-cell table:number-columns-repeated="3"/>
        </table:table-row>
        <table:table-row table:style-name="ro1">
          <table:table-cell office:value-type="float" office:value="473">
            <text:p>473</text:p>
          </table:table-cell>
          <table:table-cell office:value-type="float" office:value="462.443">
            <text:p>462.443</text:p>
          </table:table-cell>
          <table:table-cell table:formula="of:=VALUE([.B475])" office:value-type="float" office:value="462.443">
            <text:p>462.443</text:p>
          </table:table-cell>
          <table:table-cell table:number-columns-repeated="2"/>
          <table:table-cell office:value-type="float" office:value="2128">
            <text:p>2128</text:p>
          </table:table-cell>
          <table:table-cell office:value-type="float" office:value="2.89494">
            <text:p>2.89494</text:p>
          </table:table-cell>
          <table:table-cell table:style-name="ce2" office:value-type="string">
            <text:p>-1.86583e+235</text:p>
          </table:table-cell>
          <table:table-cell/>
          <table:table-cell table:formula="of:=VALUE([.G475])" office:value-type="float" office:value="2.89494">
            <text:p>2.89494</text:p>
          </table:table-cell>
          <table:table-cell table:formula="of:=VALUE([.H475])" office:value-type="float" office:value="-1.86583E+235">
            <text:p>-1.87E+235</text:p>
          </table:table-cell>
          <table:table-cell table:number-columns-repeated="3"/>
        </table:table-row>
        <table:table-row table:style-name="ro1">
          <table:table-cell office:value-type="float" office:value="474">
            <text:p>474</text:p>
          </table:table-cell>
          <table:table-cell office:value-type="float" office:value="312.292">
            <text:p>312.292</text:p>
          </table:table-cell>
          <table:table-cell table:formula="of:=VALUE([.B476])" office:value-type="float" office:value="312.292">
            <text:p>312.292</text:p>
          </table:table-cell>
          <table:table-cell table:number-columns-repeated="2"/>
          <table:table-cell office:value-type="float" office:value="1832">
            <text:p>1832</text:p>
          </table:table-cell>
          <table:table-cell office:value-type="float" office:value="6.104">
            <text:p>6.104</text:p>
          </table:table-cell>
          <table:table-cell table:style-name="ce2" office:value-type="string">
            <text:p>-1.1389e+236</text:p>
          </table:table-cell>
          <table:table-cell/>
          <table:table-cell table:formula="of:=VALUE([.G476])" office:value-type="float" office:value="6.104">
            <text:p>6.104</text:p>
          </table:table-cell>
          <table:table-cell table:formula="of:=VALUE([.H476])" office:value-type="float" office:value="-1.1389E+236">
            <text:p>-1.14E+236</text:p>
          </table:table-cell>
          <table:table-cell table:number-columns-repeated="3"/>
        </table:table-row>
        <table:table-row table:style-name="ro1">
          <table:table-cell office:value-type="float" office:value="475">
            <text:p>475</text:p>
          </table:table-cell>
          <table:table-cell office:value-type="float" office:value="873.696">
            <text:p>873.696</text:p>
          </table:table-cell>
          <table:table-cell table:formula="of:=VALUE([.B477])" office:value-type="float" office:value="873.696">
            <text:p>873.696</text:p>
          </table:table-cell>
          <table:table-cell table:number-columns-repeated="2"/>
          <table:table-cell office:value-type="float" office:value="2520">
            <text:p>2520</text:p>
          </table:table-cell>
          <table:table-cell office:value-type="float" office:value="5.75652">
            <text:p>5.75652</text:p>
          </table:table-cell>
          <table:table-cell table:style-name="ce2" office:value-type="string">
            <text:p>-6.55612e+236</text:p>
          </table:table-cell>
          <table:table-cell/>
          <table:table-cell table:formula="of:=VALUE([.G477])" office:value-type="float" office:value="5.75652">
            <text:p>5.75652</text:p>
          </table:table-cell>
          <table:table-cell table:formula="of:=VALUE([.H477])" office:value-type="float" office:value="-6.55612E+236">
            <text:p>-6.56E+236</text:p>
          </table:table-cell>
          <table:table-cell table:number-columns-repeated="3"/>
        </table:table-row>
        <table:table-row table:style-name="ro1">
          <table:table-cell office:value-type="float" office:value="476">
            <text:p>476</text:p>
          </table:table-cell>
          <table:table-cell office:value-type="float" office:value="23.9788">
            <text:p>23.9788</text:p>
          </table:table-cell>
          <table:table-cell table:formula="of:=VALUE([.B478])" office:value-type="float" office:value="23.9788">
            <text:p>23.9788</text:p>
          </table:table-cell>
          <table:table-cell table:number-columns-repeated="2"/>
          <table:table-cell office:value-type="float" office:value="1348">
            <text:p>1348</text:p>
          </table:table-cell>
          <table:table-cell office:value-type="float" office:value="38.9713">
            <text:p>38.9713</text:p>
          </table:table-cell>
          <table:table-cell table:style-name="ce2" office:value-type="string">
            <text:p>2.555e+238</text:p>
          </table:table-cell>
          <table:table-cell/>
          <table:table-cell table:formula="of:=VALUE([.G478])" office:value-type="float" office:value="38.9713">
            <text:p>38.9713</text:p>
          </table:table-cell>
          <table:table-cell table:formula="of:=VALUE([.H478])" office:value-type="float" office:value="2.555E+238">
            <text:p>2.56E+238</text:p>
          </table:table-cell>
          <table:table-cell table:number-columns-repeated="3"/>
        </table:table-row>
        <table:table-row table:style-name="ro1">
          <table:table-cell office:value-type="float" office:value="477">
            <text:p>477</text:p>
          </table:table-cell>
          <table:table-cell office:value-type="float" office:value="347.493">
            <text:p>347.493</text:p>
          </table:table-cell>
          <table:table-cell table:formula="of:=VALUE([.B479])" office:value-type="float" office:value="347.493">
            <text:p>347.493</text:p>
          </table:table-cell>
          <table:table-cell table:number-columns-repeated="2"/>
          <table:table-cell office:value-type="float" office:value="992">
            <text:p>992</text:p>
          </table:table-cell>
          <table:table-cell office:value-type="float" office:value="1.25603">
            <text:p>1.25603</text:p>
          </table:table-cell>
          <table:table-cell table:style-name="ce2" office:value-type="string">
            <text:p>3.20916e+238</text:p>
          </table:table-cell>
          <table:table-cell/>
          <table:table-cell table:formula="of:=VALUE([.G479])" office:value-type="float" office:value="1.25603">
            <text:p>1.25603</text:p>
          </table:table-cell>
          <table:table-cell table:formula="of:=VALUE([.H479])" office:value-type="float" office:value="3.20916E+238">
            <text:p>3.21E+238</text:p>
          </table:table-cell>
          <table:table-cell table:number-columns-repeated="3"/>
        </table:table-row>
        <table:table-row table:style-name="ro1">
          <table:table-cell office:value-type="float" office:value="478">
            <text:p>478</text:p>
          </table:table-cell>
          <table:table-cell office:value-type="float" office:value="381.645">
            <text:p>381.645</text:p>
          </table:table-cell>
          <table:table-cell table:formula="of:=VALUE([.B480])" office:value-type="float" office:value="381.645">
            <text:p>381.645</text:p>
          </table:table-cell>
          <table:table-cell table:number-columns-repeated="2"/>
          <table:table-cell office:value-type="float" office:value="1528">
            <text:p>1528</text:p>
          </table:table-cell>
          <table:table-cell office:value-type="float" office:value="11.8597">
            <text:p>11.8597</text:p>
          </table:table-cell>
          <table:table-cell table:style-name="ce2" office:value-type="string">
            <text:p>3.80598e+239</text:p>
          </table:table-cell>
          <table:table-cell/>
          <table:table-cell table:formula="of:=VALUE([.G480])" office:value-type="float" office:value="11.8597">
            <text:p>11.8597</text:p>
          </table:table-cell>
          <table:table-cell table:formula="of:=VALUE([.H480])" office:value-type="float" office:value="3.80598E+239">
            <text:p>3.81E+239</text:p>
          </table:table-cell>
          <table:table-cell table:number-columns-repeated="3"/>
        </table:table-row>
        <table:table-row table:style-name="ro1">
          <table:table-cell office:value-type="float" office:value="479">
            <text:p>479</text:p>
          </table:table-cell>
          <table:table-cell office:value-type="float" office:value="793.273">
            <text:p>793.273</text:p>
          </table:table-cell>
          <table:table-cell table:formula="of:=VALUE([.B481])" office:value-type="float" office:value="793.273">
            <text:p>793.273</text:p>
          </table:table-cell>
          <table:table-cell table:number-columns-repeated="2"/>
          <table:table-cell office:value-type="float" office:value="292">
            <text:p>292</text:p>
          </table:table-cell>
          <table:table-cell office:value-type="float" office:value="4.55736">
            <text:p>4.55736</text:p>
          </table:table-cell>
          <table:table-cell table:style-name="ce2" office:value-type="string">
            <text:p>1.73452e+240</text:p>
          </table:table-cell>
          <table:table-cell/>
          <table:table-cell table:formula="of:=VALUE([.G481])" office:value-type="float" office:value="4.55736">
            <text:p>4.55736</text:p>
          </table:table-cell>
          <table:table-cell table:formula="of:=VALUE([.H481])" office:value-type="float" office:value="1.73452E+240">
            <text:p>1.73E+240</text:p>
          </table:table-cell>
          <table:table-cell table:number-columns-repeated="3"/>
        </table:table-row>
        <table:table-row table:style-name="ro1">
          <table:table-cell office:value-type="float" office:value="480">
            <text:p>480</text:p>
          </table:table-cell>
          <table:table-cell office:value-type="float" office:value="21.8177">
            <text:p>21.8177</text:p>
          </table:table-cell>
          <table:table-cell table:formula="of:=VALUE([.B482])" office:value-type="float" office:value="21.8177">
            <text:p>21.8177</text:p>
          </table:table-cell>
          <table:table-cell table:number-columns-repeated="2"/>
          <table:table-cell office:value-type="float" office:value="1348">
            <text:p>1348</text:p>
          </table:table-cell>
          <table:table-cell office:value-type="float" office:value="86.1565">
            <text:p>86.1565</text:p>
          </table:table-cell>
          <table:table-cell table:style-name="ce2" office:value-type="string">
            <text:p>-1.4944e+242</text:p>
          </table:table-cell>
          <table:table-cell/>
          <table:table-cell table:formula="of:=VALUE([.G482])" office:value-type="float" office:value="86.1565">
            <text:p>86.1565</text:p>
          </table:table-cell>
          <table:table-cell table:formula="of:=VALUE([.H482])" office:value-type="float" office:value="-1.4944E+242">
            <text:p>-1.49E+242</text:p>
          </table:table-cell>
          <table:table-cell table:number-columns-repeated="3"/>
        </table:table-row>
        <table:table-row table:style-name="ro1">
          <table:table-cell office:value-type="float" office:value="481">
            <text:p>481</text:p>
          </table:table-cell>
          <table:table-cell office:value-type="float" office:value="247.913">
            <text:p>247.913</text:p>
          </table:table-cell>
          <table:table-cell table:formula="of:=VALUE([.B483])" office:value-type="float" office:value="247.913">
            <text:p>247.913</text:p>
          </table:table-cell>
          <table:table-cell table:number-columns-repeated="2"/>
          <table:table-cell office:value-type="float" office:value="1928">
            <text:p>1928</text:p>
          </table:table-cell>
          <table:table-cell office:value-type="float" office:value="1.25603">
            <text:p>1.25603</text:p>
          </table:table-cell>
          <table:table-cell table:style-name="ce2" office:value-type="string">
            <text:p>-1.87701e+242</text:p>
          </table:table-cell>
          <table:table-cell/>
          <table:table-cell table:formula="of:=VALUE([.G483])" office:value-type="float" office:value="1.25603">
            <text:p>1.25603</text:p>
          </table:table-cell>
          <table:table-cell table:formula="of:=VALUE([.H483])" office:value-type="float" office:value="-1.87701E+242">
            <text:p>-1.88E+242</text:p>
          </table:table-cell>
          <table:table-cell table:number-columns-repeated="3"/>
        </table:table-row>
        <table:table-row table:style-name="ro1">
          <table:table-cell office:value-type="float" office:value="482">
            <text:p>482</text:p>
          </table:table-cell>
          <table:table-cell office:value-type="float" office:value="436.382">
            <text:p>436.382</text:p>
          </table:table-cell>
          <table:table-cell table:formula="of:=VALUE([.B484])" office:value-type="float" office:value="436.382">
            <text:p>436.382</text:p>
          </table:table-cell>
          <table:table-cell table:number-columns-repeated="2"/>
          <table:table-cell office:value-type="float" office:value="1872">
            <text:p>1872</text:p>
          </table:table-cell>
          <table:table-cell office:value-type="float" office:value="6.16479">
            <text:p>6.16479</text:p>
          </table:table-cell>
          <table:table-cell table:style-name="ce2" office:value-type="string">
            <text:p>-1.15714e+243</text:p>
          </table:table-cell>
          <table:table-cell/>
          <table:table-cell table:formula="of:=VALUE([.G484])" office:value-type="float" office:value="6.16479">
            <text:p>6.16479</text:p>
          </table:table-cell>
          <table:table-cell table:formula="of:=VALUE([.H484])" office:value-type="float" office:value="-1.15714E+243">
            <text:p>-1.16E+243</text:p>
          </table:table-cell>
          <table:table-cell table:number-columns-repeated="3"/>
        </table:table-row>
        <table:table-row table:style-name="ro1">
          <table:table-cell office:value-type="float" office:value="483">
            <text:p>483</text:p>
          </table:table-cell>
          <table:table-cell office:value-type="float" office:value="699.473">
            <text:p>699.473</text:p>
          </table:table-cell>
          <table:table-cell table:formula="of:=VALUE([.B485])" office:value-type="float" office:value="699.473">
            <text:p>699.473</text:p>
          </table:table-cell>
          <table:table-cell table:number-columns-repeated="2"/>
          <table:table-cell office:value-type="float" office:value="996">
            <text:p>996</text:p>
          </table:table-cell>
          <table:table-cell office:value-type="float" office:value="2.39294">
            <text:p>2.39294</text:p>
          </table:table-cell>
          <table:table-cell table:style-name="ce2" office:value-type="string">
            <text:p>-2.76896e+243</text:p>
          </table:table-cell>
          <table:table-cell/>
          <table:table-cell table:formula="of:=VALUE([.G485])" office:value-type="float" office:value="2.39294">
            <text:p>2.39294</text:p>
          </table:table-cell>
          <table:table-cell table:formula="of:=VALUE([.H485])" office:value-type="float" office:value="-2.76896E+243">
            <text:p>-2.77E+243</text:p>
          </table:table-cell>
          <table:table-cell table:number-columns-repeated="3"/>
        </table:table-row>
        <table:table-row table:style-name="ro1">
          <table:table-cell office:value-type="float" office:value="484">
            <text:p>484</text:p>
          </table:table-cell>
          <table:table-cell office:value-type="float" office:value="19.2584">
            <text:p>19.2584</text:p>
          </table:table-cell>
          <table:table-cell table:formula="of:=VALUE([.B486])" office:value-type="float" office:value="19.2584">
            <text:p>19.2584</text:p>
          </table:table-cell>
          <table:table-cell table:number-columns-repeated="2"/>
          <table:table-cell office:value-type="float" office:value="2672">
            <text:p>2672</text:p>
          </table:table-cell>
          <table:table-cell office:value-type="float" office:value="11.3222">
            <text:p>11.3222</text:p>
          </table:table-cell>
          <table:table-cell table:style-name="ce2" office:value-type="string">
            <text:p>-3.13508e+244</text:p>
          </table:table-cell>
          <table:table-cell/>
          <table:table-cell table:formula="of:=VALUE([.G486])" office:value-type="float" office:value="11.3222">
            <text:p>11.3222</text:p>
          </table:table-cell>
          <table:table-cell table:formula="of:=VALUE([.H486])" office:value-type="float" office:value="-3.13508E+244">
            <text:p>-3.14E+244</text:p>
          </table:table-cell>
          <table:table-cell table:number-columns-repeated="3"/>
        </table:table-row>
        <table:table-row table:style-name="ro1">
          <table:table-cell office:value-type="float" office:value="485">
            <text:p>485</text:p>
          </table:table-cell>
          <table:table-cell office:value-type="float" office:value="343.178">
            <text:p>343.178</text:p>
          </table:table-cell>
          <table:table-cell table:formula="of:=VALUE([.B487])" office:value-type="float" office:value="343.178">
            <text:p>343.178</text:p>
          </table:table-cell>
          <table:table-cell table:number-columns-repeated="2"/>
          <table:table-cell office:value-type="float" office:value="60">
            <text:p>60</text:p>
          </table:table-cell>
          <table:table-cell office:value-type="float" office:value="8.68058">
            <text:p>8.68058</text:p>
          </table:table-cell>
          <table:table-cell table:style-name="ce2" office:value-type="string">
            <text:p>2.72143e+245</text:p>
          </table:table-cell>
          <table:table-cell/>
          <table:table-cell table:formula="of:=VALUE([.G487])" office:value-type="float" office:value="8.68058">
            <text:p>8.68058</text:p>
          </table:table-cell>
          <table:table-cell table:formula="of:=VALUE([.H487])" office:value-type="float" office:value="2.72143E+245">
            <text:p>2.72E+245</text:p>
          </table:table-cell>
          <table:table-cell table:number-columns-repeated="3"/>
        </table:table-row>
        <table:table-row table:style-name="ro1">
          <table:table-cell office:value-type="float" office:value="486">
            <text:p>486</text:p>
          </table:table-cell>
          <table:table-cell office:value-type="float" office:value="495.393">
            <text:p>495.393</text:p>
          </table:table-cell>
          <table:table-cell table:formula="of:=VALUE([.B488])" office:value-type="float" office:value="495.393">
            <text:p>495.393</text:p>
          </table:table-cell>
          <table:table-cell table:number-columns-repeated="2"/>
          <table:table-cell office:value-type="float" office:value="2516">
            <text:p>2516</text:p>
          </table:table-cell>
          <table:table-cell office:value-type="float" office:value="2.94871">
            <text:p>2.94871</text:p>
          </table:table-cell>
          <table:table-cell table:style-name="ce2" office:value-type="string">
            <text:p>8.0247e+245</text:p>
          </table:table-cell>
          <table:table-cell/>
          <table:table-cell table:formula="of:=VALUE([.G488])" office:value-type="float" office:value="2.94871">
            <text:p>2.94871</text:p>
          </table:table-cell>
          <table:table-cell table:formula="of:=VALUE([.H488])" office:value-type="float" office:value="8.0247E+245">
            <text:p>8.02E+245</text:p>
          </table:table-cell>
          <table:table-cell table:number-columns-repeated="3"/>
        </table:table-row>
        <table:table-row table:style-name="ro1">
          <table:table-cell office:value-type="float" office:value="487">
            <text:p>487</text:p>
          </table:table-cell>
          <table:table-cell office:value-type="float" office:value="587.532">
            <text:p>587.532</text:p>
          </table:table-cell>
          <table:table-cell table:formula="of:=VALUE([.B489])" office:value-type="float" office:value="587.532">
            <text:p>587.532</text:p>
          </table:table-cell>
          <table:table-cell table:number-columns-repeated="2"/>
          <table:table-cell office:value-type="float" office:value="2556">
            <text:p>2556</text:p>
          </table:table-cell>
          <table:table-cell office:value-type="float" office:value="48.6962">
            <text:p>48.6962</text:p>
          </table:table-cell>
          <table:table-cell table:style-name="ce2" office:value-type="string">
            <text:p>-3.90772e+247</text:p>
          </table:table-cell>
          <table:table-cell/>
          <table:table-cell table:formula="of:=VALUE([.G489])" office:value-type="float" office:value="48.6962">
            <text:p>48.6962</text:p>
          </table:table-cell>
          <table:table-cell table:formula="of:=VALUE([.H489])" office:value-type="float" office:value="-3.90772E+247">
            <text:p>-3.91E+247</text:p>
          </table:table-cell>
          <table:table-cell table:number-columns-repeated="3"/>
        </table:table-row>
        <table:table-row table:style-name="ro1">
          <table:table-cell office:value-type="float" office:value="488">
            <text:p>488</text:p>
          </table:table-cell>
          <table:table-cell office:value-type="float" office:value="14.4074">
            <text:p>14.4074</text:p>
          </table:table-cell>
          <table:table-cell table:formula="of:=VALUE([.B490])" office:value-type="float" office:value="14.4074">
            <text:p>14.4074</text:p>
          </table:table-cell>
          <table:table-cell table:number-columns-repeated="2"/>
          <table:table-cell office:value-type="float" office:value="2668">
            <text:p>2668</text:p>
          </table:table-cell>
          <table:table-cell office:value-type="float" office:value="13.7049">
            <text:p>13.7049</text:p>
          </table:table-cell>
          <table:table-cell table:style-name="ce2" office:value-type="string">
            <text:p>5.35551e+248</text:p>
          </table:table-cell>
          <table:table-cell/>
          <table:table-cell table:formula="of:=VALUE([.G490])" office:value-type="float" office:value="13.7049">
            <text:p>13.7049</text:p>
          </table:table-cell>
          <table:table-cell table:formula="of:=VALUE([.H490])" office:value-type="float" office:value="5.35551E+248">
            <text:p>5.36E+248</text:p>
          </table:table-cell>
          <table:table-cell table:number-columns-repeated="3"/>
        </table:table-row>
        <table:table-row table:style-name="ro1">
          <table:table-cell office:value-type="float" office:value="489">
            <text:p>489</text:p>
          </table:table-cell>
          <table:table-cell office:value-type="float" office:value="362.122">
            <text:p>362.122</text:p>
          </table:table-cell>
          <table:table-cell table:formula="of:=VALUE([.B491])" office:value-type="float" office:value="362.122">
            <text:p>362.122</text:p>
          </table:table-cell>
          <table:table-cell table:number-columns-repeated="2"/>
          <table:table-cell office:value-type="float" office:value="2228">
            <text:p>2228</text:p>
          </table:table-cell>
          <table:table-cell office:value-type="float" office:value="7.82259">
            <text:p>7.82259</text:p>
          </table:table-cell>
          <table:table-cell table:style-name="ce2" office:value-type="string">
            <text:p>-4.1894e+249</text:p>
          </table:table-cell>
          <table:table-cell/>
          <table:table-cell table:formula="of:=VALUE([.G491])" office:value-type="float" office:value="7.82259">
            <text:p>7.82259</text:p>
          </table:table-cell>
          <table:table-cell table:formula="of:=VALUE([.H491])" office:value-type="float" office:value="-4.1894E+249">
            <text:p>-4.19E+249</text:p>
          </table:table-cell>
          <table:table-cell table:number-columns-repeated="3"/>
        </table:table-row>
        <table:table-row table:style-name="ro1">
          <table:table-cell office:value-type="float" office:value="490">
            <text:p>490</text:p>
          </table:table-cell>
          <table:table-cell office:value-type="float" office:value="612.128">
            <text:p>612.128</text:p>
          </table:table-cell>
          <table:table-cell table:formula="of:=VALUE([.B492])" office:value-type="float" office:value="612.128">
            <text:p>612.128</text:p>
          </table:table-cell>
          <table:table-cell table:number-columns-repeated="2"/>
          <table:table-cell office:value-type="float" office:value="368">
            <text:p>368</text:p>
          </table:table-cell>
          <table:table-cell office:value-type="float" office:value="6.15433">
            <text:p>6.15433</text:p>
          </table:table-cell>
          <table:table-cell table:style-name="ce2" office:value-type="string">
            <text:p>-2.57829e+250</text:p>
          </table:table-cell>
          <table:table-cell/>
          <table:table-cell table:formula="of:=VALUE([.G492])" office:value-type="float" office:value="6.15433">
            <text:p>6.15433</text:p>
          </table:table-cell>
          <table:table-cell table:formula="of:=VALUE([.H492])" office:value-type="float" office:value="-2.57829E+250">
            <text:p>-2.58E+250</text:p>
          </table:table-cell>
          <table:table-cell table:number-columns-repeated="3"/>
        </table:table-row>
        <table:table-row table:style-name="ro1">
          <table:table-cell office:value-type="float" office:value="491">
            <text:p>491</text:p>
          </table:table-cell>
          <table:table-cell office:value-type="float" office:value="380.207">
            <text:p>380.207</text:p>
          </table:table-cell>
          <table:table-cell table:formula="of:=VALUE([.B493])" office:value-type="float" office:value="380.207">
            <text:p>380.207</text:p>
          </table:table-cell>
          <table:table-cell table:number-columns-repeated="2"/>
          <table:table-cell office:value-type="float" office:value="1976">
            <text:p>1976</text:p>
          </table:table-cell>
          <table:table-cell office:value-type="float" office:value="29.4347">
            <text:p>29.4347</text:p>
          </table:table-cell>
          <table:table-cell table:style-name="ce2" office:value-type="string">
            <text:p>-7.58913e+251</text:p>
          </table:table-cell>
          <table:table-cell/>
          <table:table-cell table:formula="of:=VALUE([.G493])" office:value-type="float" office:value="29.4347">
            <text:p>29.4347</text:p>
          </table:table-cell>
          <table:table-cell table:formula="of:=VALUE([.H493])" office:value-type="float" office:value="-7.58913E+251">
            <text:p>-7.59E+251</text:p>
          </table:table-cell>
          <table:table-cell table:number-columns-repeated="3"/>
        </table:table-row>
        <table:table-row table:style-name="ro1">
          <table:table-cell office:value-type="float" office:value="492">
            <text:p>492</text:p>
          </table:table-cell>
          <table:table-cell office:value-type="float" office:value="10.1616">
            <text:p>10.1616</text:p>
          </table:table-cell>
          <table:table-cell table:formula="of:=VALUE([.B494])" office:value-type="float" office:value="10.1616">
            <text:p>10.1616</text:p>
          </table:table-cell>
          <table:table-cell table:number-columns-repeated="2"/>
          <table:table-cell office:value-type="float" office:value="232">
            <text:p>232</text:p>
          </table:table-cell>
          <table:table-cell office:value-type="float" office:value="2.41125">
            <text:p>2.41125</text:p>
          </table:table-cell>
          <table:table-cell table:style-name="ce2" office:value-type="string">
            <text:p>-1.82993e+252</text:p>
          </table:table-cell>
          <table:table-cell/>
          <table:table-cell table:formula="of:=VALUE([.G494])" office:value-type="float" office:value="2.41125">
            <text:p>2.41125</text:p>
          </table:table-cell>
          <table:table-cell table:formula="of:=VALUE([.H494])" office:value-type="float" office:value="-1.82993E+252">
            <text:p>-1.83E+252</text:p>
          </table:table-cell>
          <table:table-cell table:number-columns-repeated="3"/>
        </table:table-row>
        <table:table-row table:style-name="ro1">
          <table:table-cell office:value-type="float" office:value="493">
            <text:p>493</text:p>
          </table:table-cell>
          <table:table-cell office:value-type="float" office:value="490.596">
            <text:p>490.596</text:p>
          </table:table-cell>
          <table:table-cell table:formula="of:=VALUE([.B495])" office:value-type="float" office:value="490.596">
            <text:p>490.596</text:p>
          </table:table-cell>
          <table:table-cell table:number-columns-repeated="2"/>
          <table:table-cell office:value-type="float" office:value="2468">
            <text:p>2468</text:p>
          </table:table-cell>
          <table:table-cell office:value-type="float" office:value="27.4604">
            <text:p>27.4604</text:p>
          </table:table-cell>
          <table:table-cell table:style-name="ce2" office:value-type="string">
            <text:p>5.02507e+253</text:p>
          </table:table-cell>
          <table:table-cell/>
          <table:table-cell table:formula="of:=VALUE([.G495])" office:value-type="float" office:value="27.4604">
            <text:p>27.4604</text:p>
          </table:table-cell>
          <table:table-cell table:formula="of:=VALUE([.H495])" office:value-type="float" office:value="5.02507E+253">
            <text:p>5.03E+253</text:p>
          </table:table-cell>
          <table:table-cell table:number-columns-repeated="3"/>
        </table:table-row>
        <table:table-row table:style-name="ro1">
          <table:table-cell office:value-type="float" office:value="494">
            <text:p>494</text:p>
          </table:table-cell>
          <table:table-cell office:value-type="float" office:value="696.842">
            <text:p>696.842</text:p>
          </table:table-cell>
          <table:table-cell table:formula="of:=VALUE([.B496])" office:value-type="float" office:value="696.842">
            <text:p>696.842</text:p>
          </table:table-cell>
          <table:table-cell table:number-columns-repeated="2"/>
          <table:table-cell office:value-type="float" office:value="2640">
            <text:p>2640</text:p>
          </table:table-cell>
          <table:table-cell office:value-type="float" office:value="0.161927">
            <text:p>0.161927</text:p>
          </table:table-cell>
          <table:table-cell table:style-name="ce2" office:value-type="string">
            <text:p>8.13696e+252</text:p>
          </table:table-cell>
          <table:table-cell/>
          <table:table-cell table:formula="of:=VALUE([.G496])" office:value-type="float" office:value="0.161927">
            <text:p>0.161927</text:p>
          </table:table-cell>
          <table:table-cell table:formula="of:=VALUE([.H496])" office:value-type="float" office:value="8.13696E+252">
            <text:p>8.14E+252</text:p>
          </table:table-cell>
          <table:table-cell table:number-columns-repeated="3"/>
        </table:table-row>
        <table:table-row table:style-name="ro1">
          <table:table-cell office:value-type="float" office:value="495">
            <text:p>495</text:p>
          </table:table-cell>
          <table:table-cell office:value-type="float" office:value="217.901">
            <text:p>217.901</text:p>
          </table:table-cell>
          <table:table-cell table:formula="of:=VALUE([.B497])" office:value-type="float" office:value="217.901">
            <text:p>217.901</text:p>
          </table:table-cell>
          <table:table-cell table:number-columns-repeated="2"/>
          <table:table-cell office:value-type="float" office:value="732">
            <text:p>732</text:p>
          </table:table-cell>
          <table:table-cell office:value-type="float" office:value="9.47476">
            <text:p>9.47476</text:p>
          </table:table-cell>
          <table:table-cell table:style-name="ce2" office:value-type="string">
            <text:p>-7.70957e+253</text:p>
          </table:table-cell>
          <table:table-cell/>
          <table:table-cell table:formula="of:=VALUE([.G497])" office:value-type="float" office:value="9.47476">
            <text:p>9.47476</text:p>
          </table:table-cell>
          <table:table-cell table:formula="of:=VALUE([.H497])" office:value-type="float" office:value="-7.70957E+253">
            <text:p>-7.71E+253</text:p>
          </table:table-cell>
          <table:table-cell table:number-columns-repeated="3"/>
        </table:table-row>
        <table:table-row table:style-name="ro1">
          <table:table-cell office:value-type="float" office:value="496">
            <text:p>496</text:p>
          </table:table-cell>
          <table:table-cell office:value-type="float" office:value="2.80813">
            <text:p>2.80813</text:p>
          </table:table-cell>
          <table:table-cell table:formula="of:=VALUE([.B498])" office:value-type="float" office:value="2.80813">
            <text:p>2.80813</text:p>
          </table:table-cell>
          <table:table-cell table:number-columns-repeated="2"/>
          <table:table-cell office:value-type="float" office:value="500">
            <text:p>500</text:p>
          </table:table-cell>
          <table:table-cell office:value-type="float" office:value="4.21254">
            <text:p>4.21254</text:p>
          </table:table-cell>
          <table:table-cell table:style-name="ce2" office:value-type="string">
            <text:p>-3.24769e+254</text:p>
          </table:table-cell>
          <table:table-cell/>
          <table:table-cell table:formula="of:=VALUE([.G498])" office:value-type="float" office:value="4.21254">
            <text:p>4.21254</text:p>
          </table:table-cell>
          <table:table-cell table:formula="of:=VALUE([.H498])" office:value-type="float" office:value="-3.24769E+254">
            <text:p>-3.25E+254</text:p>
          </table:table-cell>
          <table:table-cell table:number-columns-repeated="3"/>
        </table:table-row>
        <table:table-row table:style-name="ro1">
          <table:table-cell office:value-type="float" office:value="497">
            <text:p>497</text:p>
          </table:table-cell>
          <table:table-cell office:value-type="float" office:value="884.162">
            <text:p>884.162</text:p>
          </table:table-cell>
          <table:table-cell table:formula="of:=VALUE([.B499])" office:value-type="float" office:value="884.162">
            <text:p>884.162</text:p>
          </table:table-cell>
          <table:table-cell table:number-columns-repeated="2"/>
          <table:table-cell office:value-type="float" office:value="44">
            <text:p>44</text:p>
          </table:table-cell>
          <table:table-cell office:value-type="float" office:value="59.7633">
            <text:p>59.7633</text:p>
          </table:table-cell>
          <table:table-cell table:style-name="ce2" office:value-type="string">
            <text:p>1.94092e+256</text:p>
          </table:table-cell>
          <table:table-cell/>
          <table:table-cell table:formula="of:=VALUE([.G499])" office:value-type="float" office:value="59.7633">
            <text:p>59.7633</text:p>
          </table:table-cell>
          <table:table-cell table:formula="of:=VALUE([.H499])" office:value-type="float" office:value="1.94092E+256">
            <text:p>1.94E+256</text:p>
          </table:table-cell>
          <table:table-cell table:number-columns-repeated="3"/>
        </table:table-row>
        <table:table-row table:style-name="ro1">
          <table:table-cell office:value-type="float" office:value="498">
            <text:p>498</text:p>
          </table:table-cell>
          <table:table-cell office:value-type="float" office:value="1069.89">
            <text:p>1069.89</text:p>
          </table:table-cell>
          <table:table-cell table:formula="of:=VALUE([.B500])" office:value-type="float" office:value="1069.89">
            <text:p>1069.89</text:p>
          </table:table-cell>
          <table:table-cell table:number-columns-repeated="2"/>
          <table:table-cell office:value-type="float" office:value="1132">
            <text:p>1132</text:p>
          </table:table-cell>
          <table:table-cell office:value-type="float" office:value="2.45722">
            <text:p>2.45722</text:p>
          </table:table-cell>
          <table:table-cell table:style-name="ce2" office:value-type="string">
            <text:p>4.76927e+256</text:p>
          </table:table-cell>
          <table:table-cell/>
          <table:table-cell table:formula="of:=VALUE([.G500])" office:value-type="float" office:value="2.45722">
            <text:p>2.45722</text:p>
          </table:table-cell>
          <table:table-cell table:formula="of:=VALUE([.H500])" office:value-type="float" office:value="4.76927E+256">
            <text:p>4.77E+256</text:p>
          </table:table-cell>
          <table:table-cell table:number-columns-repeated="3"/>
        </table:table-row>
        <table:table-row table:style-name="ro1">
          <table:table-cell office:value-type="float" office:value="499">
            <text:p>499</text:p>
          </table:table-cell>
          <table:table-cell office:value-type="float" office:value="339.932">
            <text:p>339.932</text:p>
          </table:table-cell>
          <table:table-cell table:formula="of:=VALUE([.B501])" office:value-type="float" office:value="339.932">
            <text:p>339.932</text:p>
          </table:table-cell>
          <table:table-cell table:number-columns-repeated="2"/>
          <table:table-cell office:value-type="float" office:value="108">
            <text:p>108</text:p>
          </table:table-cell>
          <table:table-cell office:value-type="float" office:value="2.38088">
            <text:p>2.38088</text:p>
          </table:table-cell>
          <table:table-cell table:style-name="ce2" office:value-type="string">
            <text:p>1.1355e+257</text:p>
          </table:table-cell>
          <table:table-cell/>
          <table:table-cell table:formula="of:=VALUE([.G501])" office:value-type="float" office:value="2.38088">
            <text:p>2.38088</text:p>
          </table:table-cell>
          <table:table-cell table:formula="of:=VALUE([.H501])" office:value-type="float" office:value="1.1355E+257">
            <text:p>1.14E+257</text:p>
          </table:table-cell>
          <table:table-cell table:number-columns-repeated="3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59.7633">
            <text:p>59.7633</text:p>
          </table:table-cell>
          <table:table-cell table:formula="of:=VALUE([.B502])" office:value-type="float" office:value="59.7633">
            <text:p>59.7633</text:p>
          </table:table-cell>
          <table:table-cell table:number-columns-repeated="2"/>
          <table:table-cell office:value-type="float" office:value="2140">
            <text:p>2140</text:p>
          </table:table-cell>
          <table:table-cell table:style-name="ce2" office:value-type="string">
            <text:p>2.3648e-13</text:p>
          </table:table-cell>
          <table:table-cell table:style-name="ce2" office:value-type="string">
            <text:p>-2.68524e+244</text:p>
          </table:table-cell>
          <table:table-cell/>
          <table:table-cell table:formula="of:=VALUE([.G502])" office:value-type="float" office:value="0.00000000000023648">
            <text:p>2.3648E-013</text:p>
          </table:table-cell>
          <table:table-cell table:formula="of:=VALUE([.H502])" office:value-type="float" office:value="-2.68524E+244">
            <text:p>-2.69E+244</text:p>
          </table:table-cell>
          <table:table-cell table:number-columns-repeated="3"/>
        </table:table-row>
        <table:table-row table:style-name="ro1">
          <table:table-cell office:value-type="float" office:value="501">
            <text:p>501</text:p>
          </table:table-cell>
          <table:table-cell office:value-type="float" office:value="1210.16">
            <text:p>1210.16</text:p>
          </table:table-cell>
          <table:table-cell table:formula="of:=VALUE([.B503])" office:value-type="float" office:value="1210.16">
            <text:p>1210.16</text:p>
          </table:table-cell>
          <table:table-cell table:number-columns-repeated="2"/>
          <table:table-cell office:value-type="float" office:value="1776">
            <text:p>1776</text:p>
          </table:table-cell>
          <table:table-cell office:value-type="float" office:value="5.80686">
            <text:p>5.80686</text:p>
          </table:table-cell>
          <table:table-cell table:style-name="ce2" office:value-type="string">
            <text:p>-1.55928e+245</text:p>
          </table:table-cell>
          <table:table-cell/>
          <table:table-cell table:formula="of:=VALUE([.G503])" office:value-type="float" office:value="5.80686">
            <text:p>5.80686</text:p>
          </table:table-cell>
          <table:table-cell table:formula="of:=VALUE([.H503])" office:value-type="float" office:value="-1.55928E+245">
            <text:p>-1.56E+245</text:p>
          </table:table-cell>
          <table:table-cell table:number-columns-repeated="3"/>
        </table:table-row>
        <table:table-row table:style-name="ro1">
          <table:table-cell office:value-type="float" office:value="502">
            <text:p>502</text:p>
          </table:table-cell>
          <table:table-cell office:value-type="float" office:value="2599.67">
            <text:p>2599.67</text:p>
          </table:table-cell>
          <table:table-cell table:formula="of:=VALUE([.B504])" office:value-type="float" office:value="2599.67">
            <text:p>2599.67</text:p>
          </table:table-cell>
          <table:table-cell table:number-columns-repeated="2"/>
          <table:table-cell office:value-type="float" office:value="584">
            <text:p>584</text:p>
          </table:table-cell>
          <table:table-cell office:value-type="float" office:value="1.6743">
            <text:p>1.6743</text:p>
          </table:table-cell>
          <table:table-cell table:style-name="ce2" office:value-type="string">
            <text:p>-2.61071e+245</text:p>
          </table:table-cell>
          <table:table-cell/>
          <table:table-cell table:formula="of:=VALUE([.G504])" office:value-type="float" office:value="1.6743">
            <text:p>1.6743</text:p>
          </table:table-cell>
          <table:table-cell table:formula="of:=VALUE([.H504])" office:value-type="float" office:value="-2.61071E+245">
            <text:p>-2.61E+245</text:p>
          </table:table-cell>
          <table:table-cell table:number-columns-repeated="3"/>
        </table:table-row>
        <table:table-row table:style-name="ro1">
          <table:table-cell office:value-type="float" office:value="503">
            <text:p>503</text:p>
          </table:table-cell>
          <table:table-cell office:value-type="float" office:value="2908.54">
            <text:p>2908.54</text:p>
          </table:table-cell>
          <table:table-cell table:formula="of:=VALUE([.B505])" office:value-type="float" office:value="2908.54">
            <text:p>2908.54</text:p>
          </table:table-cell>
          <table:table-cell table:number-columns-repeated="2"/>
          <table:table-cell office:value-type="float" office:value="1700">
            <text:p>1700</text:p>
          </table:table-cell>
          <table:table-cell office:value-type="float" office:value="18.6207">
            <text:p>18.6207</text:p>
          </table:table-cell>
          <table:table-cell table:style-name="ce2" office:value-type="string">
            <text:p>-4.86133e+246</text:p>
          </table:table-cell>
          <table:table-cell/>
          <table:table-cell table:formula="of:=VALUE([.G505])" office:value-type="float" office:value="18.6207">
            <text:p>18.6207</text:p>
          </table:table-cell>
          <table:table-cell table:formula="of:=VALUE([.H505])" office:value-type="float" office:value="-4.86133E+246">
            <text:p>-4.86E+246</text:p>
          </table:table-cell>
          <table:table-cell table:number-columns-repeated="3"/>
        </table:table-row>
        <table:table-row table:style-name="ro1">
          <table:table-cell office:value-type="float" office:value="504">
            <text:p>504</text:p>
          </table:table-cell>
          <table:table-cell office:value-type="float" office:value="8.45499">
            <text:p>8.45499</text:p>
          </table:table-cell>
          <table:table-cell table:formula="of:=VALUE([.B506])" office:value-type="float" office:value="8.45499">
            <text:p>8.45499</text:p>
          </table:table-cell>
          <table:table-cell table:number-columns-repeated="2"/>
          <table:table-cell office:value-type="float" office:value="728">
            <text:p>728</text:p>
          </table:table-cell>
          <table:table-cell office:value-type="float" office:value="5.21997">
            <text:p>5.21997</text:p>
          </table:table-cell>
          <table:table-cell table:style-name="ce2" office:value-type="string">
            <text:p>-2.5376e+247</text:p>
          </table:table-cell>
          <table:table-cell/>
          <table:table-cell table:formula="of:=VALUE([.G506])" office:value-type="float" office:value="5.21997">
            <text:p>5.21997</text:p>
          </table:table-cell>
          <table:table-cell table:formula="of:=VALUE([.H506])" office:value-type="float" office:value="-2.5376E+247">
            <text:p>-2.54E+247</text:p>
          </table:table-cell>
          <table:table-cell table:number-columns-repeated="3"/>
        </table:table-row>
        <table:table-row table:style-name="ro1">
          <table:table-cell office:value-type="float" office:value="505">
            <text:p>505</text:p>
          </table:table-cell>
          <table:table-cell office:value-type="float" office:value="210.014">
            <text:p>210.014</text:p>
          </table:table-cell>
          <table:table-cell table:formula="of:=VALUE([.B507])" office:value-type="float" office:value="210.014">
            <text:p>210.014</text:p>
          </table:table-cell>
          <table:table-cell table:number-columns-repeated="2"/>
          <table:table-cell office:value-type="float" office:value="288">
            <text:p>288</text:p>
          </table:table-cell>
          <table:table-cell office:value-type="float" office:value="2.41787">
            <text:p>2.41787</text:p>
          </table:table-cell>
          <table:table-cell table:style-name="ce2" office:value-type="string">
            <text:p>-6.13558e+247</text:p>
          </table:table-cell>
          <table:table-cell/>
          <table:table-cell table:formula="of:=VALUE([.G507])" office:value-type="float" office:value="2.41787">
            <text:p>2.41787</text:p>
          </table:table-cell>
          <table:table-cell table:formula="of:=VALUE([.H507])" office:value-type="float" office:value="-6.13558E+247">
            <text:p>-6.14E+247</text:p>
          </table:table-cell>
          <table:table-cell table:number-columns-repeated="3"/>
        </table:table-row>
        <table:table-row table:style-name="ro1">
          <table:table-cell office:value-type="float" office:value="506">
            <text:p>506</text:p>
          </table:table-cell>
          <table:table-cell office:value-type="float" office:value="344.823">
            <text:p>344.823</text:p>
          </table:table-cell>
          <table:table-cell table:formula="of:=VALUE([.B508])" office:value-type="float" office:value="344.823">
            <text:p>344.823</text:p>
          </table:table-cell>
          <table:table-cell table:number-columns-repeated="2"/>
          <table:table-cell office:value-type="float" office:value="2108">
            <text:p>2108</text:p>
          </table:table-cell>
          <table:table-cell office:value-type="float" office:value="16.8986">
            <text:p>16.8986</text:p>
          </table:table-cell>
          <table:table-cell table:style-name="ce2" office:value-type="string">
            <text:p>1.03683e+249</text:p>
          </table:table-cell>
          <table:table-cell/>
          <table:table-cell table:formula="of:=VALUE([.G508])" office:value-type="float" office:value="16.8986">
            <text:p>16.8986</text:p>
          </table:table-cell>
          <table:table-cell table:formula="of:=VALUE([.H508])" office:value-type="float" office:value="1.03683E+249">
            <text:p>1.04E+249</text:p>
          </table:table-cell>
          <table:table-cell table:number-columns-repeated="3"/>
        </table:table-row>
        <table:table-row table:style-name="ro1">
          <table:table-cell office:value-type="float" office:value="507">
            <text:p>507</text:p>
          </table:table-cell>
          <table:table-cell office:value-type="float" office:value="236.184">
            <text:p>236.184</text:p>
          </table:table-cell>
          <table:table-cell table:formula="of:=VALUE([.B509])" office:value-type="float" office:value="236.184">
            <text:p>236.184</text:p>
          </table:table-cell>
          <table:table-cell table:number-columns-repeated="2"/>
          <table:table-cell office:value-type="float" office:value="216">
            <text:p>216</text:p>
          </table:table-cell>
          <table:table-cell office:value-type="float" office:value="2.7191">
            <text:p>2.7191</text:p>
          </table:table-cell>
          <table:table-cell table:style-name="ce2" office:value-type="string">
            <text:p>2.81924e+249</text:p>
          </table:table-cell>
          <table:table-cell/>
          <table:table-cell table:formula="of:=VALUE([.G509])" office:value-type="float" office:value="2.7191">
            <text:p>2.7191</text:p>
          </table:table-cell>
          <table:table-cell table:formula="of:=VALUE([.H509])" office:value-type="float" office:value="2.81924E+249">
            <text:p>2.82E+249</text:p>
          </table:table-cell>
          <table:table-cell table:number-columns-repeated="3"/>
        </table:table-row>
        <table:table-row table:style-name="ro1">
          <table:table-cell office:value-type="float" office:value="508">
            <text:p>508</text:p>
          </table:table-cell>
          <table:table-cell office:value-type="float" office:value="5.67092">
            <text:p>5.67092</text:p>
          </table:table-cell>
          <table:table-cell table:formula="of:=VALUE([.B510])" office:value-type="float" office:value="5.67092">
            <text:p>5.67092</text:p>
          </table:table-cell>
          <table:table-cell table:number-columns-repeated="2"/>
          <table:table-cell office:value-type="float" office:value="916">
            <text:p>916</text:p>
          </table:table-cell>
          <table:table-cell office:value-type="float" office:value="18.2514">
            <text:p>18.2514</text:p>
          </table:table-cell>
          <table:table-cell table:style-name="ce2" office:value-type="string">
            <text:p>-5.14552e+250</text:p>
          </table:table-cell>
          <table:table-cell/>
          <table:table-cell table:formula="of:=VALUE([.G510])" office:value-type="float" office:value="18.2514">
            <text:p>18.2514</text:p>
          </table:table-cell>
          <table:table-cell table:formula="of:=VALUE([.H510])" office:value-type="float" office:value="-5.14552E+250">
            <text:p>-5.15E+250</text:p>
          </table:table-cell>
          <table:table-cell table:number-columns-repeated="3"/>
        </table:table-row>
        <table:table-row table:style-name="ro1">
          <table:table-cell office:value-type="float" office:value="509">
            <text:p>509</text:p>
          </table:table-cell>
          <table:table-cell office:value-type="float" office:value="65.2801">
            <text:p>65.2801</text:p>
          </table:table-cell>
          <table:table-cell table:formula="of:=VALUE([.B511])" office:value-type="float" office:value="65.2801">
            <text:p>65.2801</text:p>
          </table:table-cell>
          <table:table-cell table:number-columns-repeated="2"/>
          <table:table-cell office:value-type="float" office:value="1064">
            <text:p>1064</text:p>
          </table:table-cell>
          <table:table-cell office:value-type="float" office:value="33.451">
            <text:p>33.451</text:p>
          </table:table-cell>
          <table:table-cell table:style-name="ce2" office:value-type="string">
            <text:p>1.72123e+252</text:p>
          </table:table-cell>
          <table:table-cell/>
          <table:table-cell table:formula="of:=VALUE([.G511])" office:value-type="float" office:value="33.451">
            <text:p>33.451</text:p>
          </table:table-cell>
          <table:table-cell table:formula="of:=VALUE([.H511])" office:value-type="float" office:value="1.72123E+252">
            <text:p>1.72E+252</text:p>
          </table:table-cell>
          <table:table-cell table:number-columns-repeated="3"/>
        </table:table-row>
        <table:table-row table:style-name="ro1">
          <table:table-cell office:value-type="float" office:value="510">
            <text:p>510</text:p>
          </table:table-cell>
          <table:table-cell office:value-type="float" office:value="216.112">
            <text:p>216.112</text:p>
          </table:table-cell>
          <table:table-cell table:formula="of:=VALUE([.B512])" office:value-type="float" office:value="216.112">
            <text:p>216.112</text:p>
          </table:table-cell>
          <table:table-cell table:number-columns-repeated="2"/>
          <table:table-cell office:value-type="float" office:value="848">
            <text:p>848</text:p>
          </table:table-cell>
          <table:table-cell office:value-type="float" office:value="4.52474">
            <text:p>4.52474</text:p>
          </table:table-cell>
          <table:table-cell table:style-name="ce2" office:value-type="string">
            <text:p>-7.7881e+252</text:p>
          </table:table-cell>
          <table:table-cell/>
          <table:table-cell table:formula="of:=VALUE([.G512])" office:value-type="float" office:value="4.52474">
            <text:p>4.52474</text:p>
          </table:table-cell>
          <table:table-cell table:formula="of:=VALUE([.H512])" office:value-type="float" office:value="-7.7881E+252">
            <text:p>-7.79E+252</text:p>
          </table:table-cell>
          <table:table-cell table:number-columns-repeated="3"/>
        </table:table-row>
        <table:table-row table:style-name="ro1">
          <table:table-cell office:value-type="float" office:value="511">
            <text:p>511</text:p>
          </table:table-cell>
          <table:table-cell office:value-type="float" office:value="169.664">
            <text:p>169.664</text:p>
          </table:table-cell>
          <table:table-cell table:formula="of:=VALUE([.B513])" office:value-type="float" office:value="169.664">
            <text:p>169.664</text:p>
          </table:table-cell>
          <table:table-cell table:number-columns-repeated="2"/>
          <table:table-cell office:value-type="float" office:value="1884">
            <text:p>1884</text:p>
          </table:table-cell>
          <table:table-cell office:value-type="float" office:value="38.0085">
            <text:p>38.0085</text:p>
          </table:table-cell>
          <table:table-cell table:style-name="ce2" office:value-type="string">
            <text:p>2.96014e+254</text:p>
          </table:table-cell>
          <table:table-cell/>
          <table:table-cell table:formula="of:=VALUE([.G513])" office:value-type="float" office:value="38.0085">
            <text:p>38.0085</text:p>
          </table:table-cell>
          <table:table-cell table:formula="of:=VALUE([.H513])" office:value-type="float" office:value="2.96014E+254">
            <text:p>2.96E+254</text:p>
          </table:table-cell>
          <table:table-cell table:number-columns-repeated="3"/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1.92469">
            <text:p>1.92469</text:p>
          </table:table-cell>
          <table:table-cell table:formula="of:=VALUE([.B514])" office:value-type="float" office:value="1.92469">
            <text:p>1.92469</text:p>
          </table:table-cell>
          <table:table-cell table:number-columns-repeated="2"/>
          <table:table-cell office:value-type="float" office:value="2380">
            <text:p>2380</text:p>
          </table:table-cell>
          <table:table-cell office:value-type="float" office:value="1.32392">
            <text:p>1.32392</text:p>
          </table:table-cell>
          <table:table-cell table:style-name="ce2" office:value-type="string">
            <text:p>3.919e+254</text:p>
          </table:table-cell>
          <table:table-cell/>
          <table:table-cell table:formula="of:=VALUE([.G514])" office:value-type="float" office:value="1.32392">
            <text:p>1.32392</text:p>
          </table:table-cell>
          <table:table-cell table:formula="of:=VALUE([.H514])" office:value-type="float" office:value="3.919E+254">
            <text:p>3.92E+254</text:p>
          </table:table-cell>
          <table:table-cell table:number-columns-repeated="3"/>
        </table:table-row>
        <table:table-row table:style-name="ro1">
          <table:table-cell office:value-type="float" office:value="513">
            <text:p>513</text:p>
          </table:table-cell>
          <table:table-cell office:value-type="float" office:value="290.156">
            <text:p>290.156</text:p>
          </table:table-cell>
          <table:table-cell table:formula="of:=VALUE([.B515])" office:value-type="float" office:value="290.156">
            <text:p>290.156</text:p>
          </table:table-cell>
          <table:table-cell table:number-columns-repeated="2"/>
          <table:table-cell office:value-type="float" office:value="136">
            <text:p>136</text:p>
          </table:table-cell>
          <table:table-cell office:value-type="float" office:value="0.315199">
            <text:p>0.315199</text:p>
          </table:table-cell>
          <table:table-cell table:style-name="ce2" office:value-type="string">
            <text:p>1.23526e+254</text:p>
          </table:table-cell>
          <table:table-cell/>
          <table:table-cell table:formula="of:=VALUE([.G515])" office:value-type="float" office:value="0.315199">
            <text:p>0.315199</text:p>
          </table:table-cell>
          <table:table-cell table:formula="of:=VALUE([.H515])" office:value-type="float" office:value="1.23526E+254">
            <text:p>1.24E+254</text:p>
          </table:table-cell>
          <table:table-cell table:number-columns-repeated="3"/>
        </table:table-row>
        <table:table-row table:style-name="ro1">
          <table:table-cell office:value-type="float" office:value="514">
            <text:p>514</text:p>
          </table:table-cell>
          <table:table-cell office:value-type="float" office:value="60.867">
            <text:p>60.867</text:p>
          </table:table-cell>
          <table:table-cell table:formula="of:=VALUE([.B516])" office:value-type="float" office:value="60.867">
            <text:p>60.867</text:p>
          </table:table-cell>
          <table:table-cell table:number-columns-repeated="2"/>
          <table:table-cell office:value-type="float" office:value="312">
            <text:p>312</text:p>
          </table:table-cell>
          <table:table-cell office:value-type="float" office:value="2.96826">
            <text:p>2.96826</text:p>
          </table:table-cell>
          <table:table-cell table:style-name="ce2" office:value-type="string">
            <text:p>3.66658e+254</text:p>
          </table:table-cell>
          <table:table-cell/>
          <table:table-cell table:formula="of:=VALUE([.G516])" office:value-type="float" office:value="2.96826">
            <text:p>2.96826</text:p>
          </table:table-cell>
          <table:table-cell table:formula="of:=VALUE([.H516])" office:value-type="float" office:value="3.66658E+254">
            <text:p>3.67E+254</text:p>
          </table:table-cell>
          <table:table-cell table:number-columns-repeated="3"/>
        </table:table-row>
        <table:table-row table:style-name="ro1">
          <table:table-cell office:value-type="float" office:value="515">
            <text:p>515</text:p>
          </table:table-cell>
          <table:table-cell office:value-type="float" office:value="67.5693">
            <text:p>67.5693</text:p>
          </table:table-cell>
          <table:table-cell table:formula="of:=VALUE([.B517])" office:value-type="float" office:value="67.5693">
            <text:p>67.5693</text:p>
          </table:table-cell>
          <table:table-cell table:number-columns-repeated="2"/>
          <table:table-cell office:value-type="float" office:value="1564">
            <text:p>1564</text:p>
          </table:table-cell>
          <table:table-cell office:value-type="float" office:value="10.6566">
            <text:p>10.6566</text:p>
          </table:table-cell>
          <table:table-cell table:style-name="ce2" office:value-type="string">
            <text:p>3.90733e+255</text:p>
          </table:table-cell>
          <table:table-cell/>
          <table:table-cell table:formula="of:=VALUE([.G517])" office:value-type="float" office:value="10.6566">
            <text:p>10.6566</text:p>
          </table:table-cell>
          <table:table-cell table:formula="of:=VALUE([.H517])" office:value-type="float" office:value="3.90733E+255">
            <text:p>3.91E+255</text:p>
          </table:table-cell>
          <table:table-cell table:number-columns-repeated="3"/>
        </table:table-row>
        <table:table-row table:style-name="ro1">
          <table:table-cell office:value-type="float" office:value="516">
            <text:p>516</text:p>
          </table:table-cell>
          <table:table-cell office:value-type="float" office:value="0.727696">
            <text:p>0.727696</text:p>
          </table:table-cell>
          <table:table-cell table:formula="of:=VALUE([.B518])" office:value-type="float" office:value="0.727696">
            <text:p>0.727696</text:p>
          </table:table-cell>
          <table:table-cell table:number-columns-repeated="2"/>
          <table:table-cell office:value-type="float" office:value="604">
            <text:p>604</text:p>
          </table:table-cell>
          <table:table-cell office:value-type="float" office:value="2.97233">
            <text:p>2.97233</text:p>
          </table:table-cell>
          <table:table-cell table:style-name="ce2" office:value-type="string">
            <text:p>1.16139e+256</text:p>
          </table:table-cell>
          <table:table-cell/>
          <table:table-cell table:formula="of:=VALUE([.G518])" office:value-type="float" office:value="2.97233">
            <text:p>2.97233</text:p>
          </table:table-cell>
          <table:table-cell table:formula="of:=VALUE([.H518])" office:value-type="float" office:value="1.16139E+256">
            <text:p>1.16E+256</text:p>
          </table:table-cell>
          <table:table-cell table:number-columns-repeated="3"/>
        </table:table-row>
        <table:table-row table:style-name="ro1">
          <table:table-cell office:value-type="float" office:value="517">
            <text:p>517</text:p>
          </table:table-cell>
          <table:table-cell office:value-type="float" office:value="219.369">
            <text:p>219.369</text:p>
          </table:table-cell>
          <table:table-cell table:formula="of:=VALUE([.B519])" office:value-type="float" office:value="219.369">
            <text:p>219.369</text:p>
          </table:table-cell>
          <table:table-cell table:number-columns-repeated="2"/>
          <table:table-cell office:value-type="float" office:value="1668">
            <text:p>1668</text:p>
          </table:table-cell>
          <table:table-cell office:value-type="float" office:value="50.4717">
            <text:p>50.4717</text:p>
          </table:table-cell>
          <table:table-cell table:style-name="ce2" office:value-type="string">
            <text:p>-5.86172e+257</text:p>
          </table:table-cell>
          <table:table-cell/>
          <table:table-cell table:formula="of:=VALUE([.G519])" office:value-type="float" office:value="50.4717">
            <text:p>50.4717</text:p>
          </table:table-cell>
          <table:table-cell table:formula="of:=VALUE([.H519])" office:value-type="float" office:value="-5.86172E+257">
            <text:p>-5.86E+257</text:p>
          </table:table-cell>
          <table:table-cell table:number-columns-repeated="3"/>
        </table:table-row>
        <table:table-row table:style-name="ro1">
          <table:table-cell office:value-type="float" office:value="518">
            <text:p>518</text:p>
          </table:table-cell>
          <table:table-cell office:value-type="float" office:value="34.8901">
            <text:p>34.8901</text:p>
          </table:table-cell>
          <table:table-cell table:formula="of:=VALUE([.B520])" office:value-type="float" office:value="34.8901">
            <text:p>34.8901</text:p>
          </table:table-cell>
          <table:table-cell table:number-columns-repeated="2"/>
          <table:table-cell office:value-type="float" office:value="116">
            <text:p>116</text:p>
          </table:table-cell>
          <table:table-cell office:value-type="float" office:value="2.91147">
            <text:p>2.91147</text:p>
          </table:table-cell>
          <table:table-cell table:style-name="ce2" office:value-type="string">
            <text:p>-1.70662e+258</text:p>
          </table:table-cell>
          <table:table-cell/>
          <table:table-cell table:formula="of:=VALUE([.G520])" office:value-type="float" office:value="2.91147">
            <text:p>2.91147</text:p>
          </table:table-cell>
          <table:table-cell table:formula="of:=VALUE([.H520])" office:value-type="float" office:value="-1.70662E+258">
            <text:p>-1.71E+258</text:p>
          </table:table-cell>
          <table:table-cell table:number-columns-repeated="3"/>
        </table:table-row>
        <table:table-row table:style-name="ro1">
          <table:table-cell office:value-type="float" office:value="519">
            <text:p>519</text:p>
          </table:table-cell>
          <table:table-cell office:value-type="float" office:value="16.7634">
            <text:p>16.7634</text:p>
          </table:table-cell>
          <table:table-cell table:formula="of:=VALUE([.B521])" office:value-type="float" office:value="16.7634">
            <text:p>16.7634</text:p>
          </table:table-cell>
          <table:table-cell table:number-columns-repeated="2"/>
          <table:table-cell office:value-type="float" office:value="1371">
            <text:p>1371</text:p>
          </table:table-cell>
          <table:table-cell table:style-name="ce2" office:value-type="string">
            <text:p>3.5013e-13</text:p>
          </table:table-cell>
          <table:table-cell table:style-name="ce2" office:value-type="string">
            <text:p>-5.97539e+245</text:p>
          </table:table-cell>
          <table:table-cell/>
          <table:table-cell table:formula="of:=VALUE([.G521])" office:value-type="float" office:value="0.00000000000035013">
            <text:p>3.5013E-013</text:p>
          </table:table-cell>
          <table:table-cell table:formula="of:=VALUE([.H521])" office:value-type="float" office:value="-5.97539E+245">
            <text:p>-5.98E+245</text:p>
          </table:table-cell>
          <table:table-cell table:number-columns-repeated="3"/>
        </table:table-row>
        <table:table-row table:style-name="ro1">
          <table:table-cell office:value-type="float" office:value="520">
            <text:p>520</text:p>
          </table:table-cell>
          <table:table-cell office:value-type="float" office:value="8.7619">
            <text:p>8.7619</text:p>
          </table:table-cell>
          <table:table-cell table:formula="of:=VALUE([.B522])" office:value-type="float" office:value="8.7619">
            <text:p>8.7619</text:p>
          </table:table-cell>
          <table:table-cell table:number-columns-repeated="2"/>
          <table:table-cell office:value-type="float" office:value="1312">
            <text:p>1312</text:p>
          </table:table-cell>
          <table:table-cell office:value-type="float" office:value="506.617">
            <text:p>506.617</text:p>
          </table:table-cell>
          <table:table-cell table:style-name="ce2" office:value-type="string">
            <text:p>-3.02723e+248</text:p>
          </table:table-cell>
          <table:table-cell/>
          <table:table-cell table:formula="of:=VALUE([.G522])" office:value-type="float" office:value="506.617">
            <text:p>506.617</text:p>
          </table:table-cell>
          <table:table-cell table:formula="of:=VALUE([.H522])" office:value-type="float" office:value="-3.02723E+248">
            <text:p>-3.03E+248</text:p>
          </table:table-cell>
          <table:table-cell table:number-columns-repeated="3"/>
        </table:table-row>
        <table:table-row table:style-name="ro1">
          <table:table-cell office:value-type="float" office:value="521">
            <text:p>521</text:p>
          </table:table-cell>
          <table:table-cell office:value-type="float" office:value="78.3489">
            <text:p>78.3489</text:p>
          </table:table-cell>
          <table:table-cell table:formula="of:=VALUE([.B523])" office:value-type="float" office:value="78.3489">
            <text:p>78.3489</text:p>
          </table:table-cell>
          <table:table-cell table:number-columns-repeated="2"/>
          <table:table-cell office:value-type="float" office:value="2316">
            <text:p>2316</text:p>
          </table:table-cell>
          <table:table-cell office:value-type="float" office:value="7.71799">
            <text:p>7.71799</text:p>
          </table:table-cell>
          <table:table-cell table:style-name="ce2" office:value-type="string">
            <text:p>-2.33642e+249</text:p>
          </table:table-cell>
          <table:table-cell/>
          <table:table-cell table:formula="of:=VALUE([.G523])" office:value-type="float" office:value="7.71799">
            <text:p>7.71799</text:p>
          </table:table-cell>
          <table:table-cell table:formula="of:=VALUE([.H523])" office:value-type="float" office:value="-2.33642E+249">
            <text:p>-2.34E+249</text:p>
          </table:table-cell>
          <table:table-cell table:number-columns-repeated="3"/>
        </table:table-row>
        <table:table-row table:style-name="ro1">
          <table:table-cell office:value-type="float" office:value="522">
            <text:p>522</text:p>
          </table:table-cell>
          <table:table-cell office:value-type="float" office:value="152.838">
            <text:p>152.838</text:p>
          </table:table-cell>
          <table:table-cell table:formula="of:=VALUE([.B524])" office:value-type="float" office:value="152.838">
            <text:p>152.838</text:p>
          </table:table-cell>
          <table:table-cell table:number-columns-repeated="2"/>
          <table:table-cell office:value-type="float" office:value="956">
            <text:p>956</text:p>
          </table:table-cell>
          <table:table-cell office:value-type="float" office:value="1.42811">
            <text:p>1.42811</text:p>
          </table:table-cell>
          <table:table-cell table:style-name="ce2" office:value-type="string">
            <text:p>-3.33667e+249</text:p>
          </table:table-cell>
          <table:table-cell/>
          <table:table-cell table:formula="of:=VALUE([.G524])" office:value-type="float" office:value="1.42811">
            <text:p>1.42811</text:p>
          </table:table-cell>
          <table:table-cell table:formula="of:=VALUE([.H524])" office:value-type="float" office:value="-3.33667E+249">
            <text:p>-3.34E+249</text:p>
          </table:table-cell>
          <table:table-cell table:number-columns-repeated="3"/>
        </table:table-row>
        <table:table-row table:style-name="ro1">
          <table:table-cell office:value-type="float" office:value="523">
            <text:p>523</text:p>
          </table:table-cell>
          <table:table-cell office:value-type="float" office:value="385.284">
            <text:p>385.284</text:p>
          </table:table-cell>
          <table:table-cell table:formula="of:=VALUE([.B525])" office:value-type="float" office:value="385.284">
            <text:p>385.284</text:p>
          </table:table-cell>
          <table:table-cell table:number-columns-repeated="2"/>
          <table:table-cell office:value-type="float" office:value="1524">
            <text:p>1524</text:p>
          </table:table-cell>
          <table:table-cell office:value-type="float" office:value="11.6531">
            <text:p>11.6531</text:p>
          </table:table-cell>
          <table:table-cell table:style-name="ce2" office:value-type="string">
            <text:p>3.88825e+250</text:p>
          </table:table-cell>
          <table:table-cell/>
          <table:table-cell table:formula="of:=VALUE([.G525])" office:value-type="float" office:value="11.6531">
            <text:p>11.6531</text:p>
          </table:table-cell>
          <table:table-cell table:formula="of:=VALUE([.H525])" office:value-type="float" office:value="3.88825E+250">
            <text:p>3.89E+250</text:p>
          </table:table-cell>
          <table:table-cell table:number-columns-repeated="3"/>
        </table:table-row>
        <table:table-row table:style-name="ro1">
          <table:table-cell office:value-type="float" office:value="524">
            <text:p>524</text:p>
          </table:table-cell>
          <table:table-cell office:value-type="float" office:value="4.91363">
            <text:p>4.91363</text:p>
          </table:table-cell>
          <table:table-cell table:formula="of:=VALUE([.B526])" office:value-type="float" office:value="4.91363">
            <text:p>4.91363</text:p>
          </table:table-cell>
          <table:table-cell table:number-columns-repeated="2"/>
          <table:table-cell office:value-type="float" office:value="100">
            <text:p>100</text:p>
          </table:table-cell>
          <table:table-cell office:value-type="float" office:value="6.057">
            <text:p>6.057</text:p>
          </table:table-cell>
          <table:table-cell table:style-name="ce2" office:value-type="string">
            <text:p>2.35511e+251</text:p>
          </table:table-cell>
          <table:table-cell/>
          <table:table-cell table:formula="of:=VALUE([.G526])" office:value-type="float" office:value="6.057">
            <text:p>6.057</text:p>
          </table:table-cell>
          <table:table-cell table:formula="of:=VALUE([.H526])" office:value-type="float" office:value="2.35511E+251">
            <text:p>2.36E+251</text:p>
          </table:table-cell>
          <table:table-cell table:number-columns-repeated="3"/>
        </table:table-row>
        <table:table-row table:style-name="ro1">
          <table:table-cell office:value-type="float" office:value="525">
            <text:p>525</text:p>
          </table:table-cell>
          <table:table-cell office:value-type="float" office:value="75.8185">
            <text:p>75.8185</text:p>
          </table:table-cell>
          <table:table-cell table:formula="of:=VALUE([.B527])" office:value-type="float" office:value="75.8185">
            <text:p>75.8185</text:p>
          </table:table-cell>
          <table:table-cell table:number-columns-repeated="2"/>
          <table:table-cell office:value-type="float" office:value="176">
            <text:p>176</text:p>
          </table:table-cell>
          <table:table-cell office:value-type="float" office:value="0.0763201">
            <text:p>0.0763201</text:p>
          </table:table-cell>
          <table:table-cell table:style-name="ce2" office:value-type="string">
            <text:p>1.79742e+250</text:p>
          </table:table-cell>
          <table:table-cell/>
          <table:table-cell table:formula="of:=VALUE([.G527])" office:value-type="float" office:value="0.0763201">
            <text:p>0.0763201</text:p>
          </table:table-cell>
          <table:table-cell table:formula="of:=VALUE([.H527])" office:value-type="float" office:value="1.79742E+250">
            <text:p>1.80E+250</text:p>
          </table:table-cell>
          <table:table-cell table:number-columns-repeated="3"/>
        </table:table-row>
        <table:table-row table:style-name="ro1">
          <table:table-cell office:value-type="float" office:value="526">
            <text:p>526</text:p>
          </table:table-cell>
          <table:table-cell office:value-type="float" office:value="196.766">
            <text:p>196.766</text:p>
          </table:table-cell>
          <table:table-cell table:formula="of:=VALUE([.B528])" office:value-type="float" office:value="196.766">
            <text:p>196.766</text:p>
          </table:table-cell>
          <table:table-cell table:number-columns-repeated="2"/>
          <table:table-cell office:value-type="float" office:value="880">
            <text:p>880</text:p>
          </table:table-cell>
          <table:table-cell office:value-type="float" office:value="6.34445">
            <text:p>6.34445</text:p>
          </table:table-cell>
          <table:table-cell table:style-name="ce2" office:value-type="string">
            <text:p>1.14037e+251</text:p>
          </table:table-cell>
          <table:table-cell/>
          <table:table-cell table:formula="of:=VALUE([.G528])" office:value-type="float" office:value="6.34445">
            <text:p>6.34445</text:p>
          </table:table-cell>
          <table:table-cell table:formula="of:=VALUE([.H528])" office:value-type="float" office:value="1.14037E+251">
            <text:p>1.14E+251</text:p>
          </table:table-cell>
          <table:table-cell table:number-columns-repeated="3"/>
        </table:table-row>
        <table:table-row table:style-name="ro1">
          <table:table-cell office:value-type="float" office:value="527">
            <text:p>527</text:p>
          </table:table-cell>
          <table:table-cell office:value-type="float" office:value="218.262">
            <text:p>218.262</text:p>
          </table:table-cell>
          <table:table-cell table:formula="of:=VALUE([.B529])" office:value-type="float" office:value="218.262">
            <text:p>218.262</text:p>
          </table:table-cell>
          <table:table-cell table:number-columns-repeated="2"/>
          <table:table-cell office:value-type="float" office:value="808">
            <text:p>808</text:p>
          </table:table-cell>
          <table:table-cell office:value-type="float" office:value="13.3926">
            <text:p>13.3926</text:p>
          </table:table-cell>
          <table:table-cell table:style-name="ce2" office:value-type="string">
            <text:p>1.52725e+252</text:p>
          </table:table-cell>
          <table:table-cell/>
          <table:table-cell table:formula="of:=VALUE([.G529])" office:value-type="float" office:value="13.3926">
            <text:p>13.3926</text:p>
          </table:table-cell>
          <table:table-cell table:formula="of:=VALUE([.H529])" office:value-type="float" office:value="1.52725E+252">
            <text:p>1.53E+252</text:p>
          </table:table-cell>
          <table:table-cell table:number-columns-repeated="3"/>
        </table:table-row>
        <table:table-row table:style-name="ro1">
          <table:table-cell office:value-type="float" office:value="528">
            <text:p>528</text:p>
          </table:table-cell>
          <table:table-cell office:value-type="float" office:value="9.52505">
            <text:p>9.52505</text:p>
          </table:table-cell>
          <table:table-cell table:formula="of:=VALUE([.B530])" office:value-type="float" office:value="9.52505">
            <text:p>9.52505</text:p>
          </table:table-cell>
          <table:table-cell table:number-columns-repeated="2"/>
          <table:table-cell office:value-type="float" office:value="720">
            <text:p>720</text:p>
          </table:table-cell>
          <table:table-cell office:value-type="float" office:value="0.493471">
            <text:p>0.493471</text:p>
          </table:table-cell>
          <table:table-cell table:style-name="ce2" office:value-type="string">
            <text:p>-7.53655e+251</text:p>
          </table:table-cell>
          <table:table-cell/>
          <table:table-cell table:formula="of:=VALUE([.G530])" office:value-type="float" office:value="0.493471">
            <text:p>0.493471</text:p>
          </table:table-cell>
          <table:table-cell table:formula="of:=VALUE([.H530])" office:value-type="float" office:value="-7.53655E+251">
            <text:p>-7.54E+251</text:p>
          </table:table-cell>
          <table:table-cell table:number-columns-repeated="3"/>
        </table:table-row>
        <table:table-row table:style-name="ro1">
          <table:table-cell office:value-type="float" office:value="529">
            <text:p>529</text:p>
          </table:table-cell>
          <table:table-cell office:value-type="float" office:value="124.145">
            <text:p>124.145</text:p>
          </table:table-cell>
          <table:table-cell table:formula="of:=VALUE([.B531])" office:value-type="float" office:value="124.145">
            <text:p>124.145</text:p>
          </table:table-cell>
          <table:table-cell table:number-columns-repeated="2"/>
          <table:table-cell office:value-type="float" office:value="1956">
            <text:p>1956</text:p>
          </table:table-cell>
          <table:table-cell office:value-type="float" office:value="1.70653">
            <text:p>1.70653</text:p>
          </table:table-cell>
          <table:table-cell table:style-name="ce2" office:value-type="string">
            <text:p>-1.28614e+252</text:p>
          </table:table-cell>
          <table:table-cell/>
          <table:table-cell table:formula="of:=VALUE([.G531])" office:value-type="float" office:value="1.70653">
            <text:p>1.70653</text:p>
          </table:table-cell>
          <table:table-cell table:formula="of:=VALUE([.H531])" office:value-type="float" office:value="-1.28614E+252">
            <text:p>-1.29E+252</text:p>
          </table:table-cell>
          <table:table-cell table:number-columns-repeated="3"/>
        </table:table-row>
        <table:table-row table:style-name="ro1">
          <table:table-cell office:value-type="float" office:value="530">
            <text:p>530</text:p>
          </table:table-cell>
          <table:table-cell office:value-type="float" office:value="222.261">
            <text:p>222.261</text:p>
          </table:table-cell>
          <table:table-cell table:formula="of:=VALUE([.B532])" office:value-type="float" office:value="222.261">
            <text:p>222.261</text:p>
          </table:table-cell>
          <table:table-cell table:number-columns-repeated="2"/>
          <table:table-cell office:value-type="float" office:value="1092">
            <text:p>1092</text:p>
          </table:table-cell>
          <table:table-cell office:value-type="float" office:value="20.771">
            <text:p>20.771</text:p>
          </table:table-cell>
          <table:table-cell table:style-name="ce2" office:value-type="string">
            <text:p>2.67143e+253</text:p>
          </table:table-cell>
          <table:table-cell/>
          <table:table-cell table:formula="of:=VALUE([.G532])" office:value-type="float" office:value="20.771">
            <text:p>20.771</text:p>
          </table:table-cell>
          <table:table-cell table:formula="of:=VALUE([.H532])" office:value-type="float" office:value="2.67143E+253">
            <text:p>2.67E+253</text:p>
          </table:table-cell>
          <table:table-cell table:number-columns-repeated="3"/>
        </table:table-row>
        <table:table-row table:style-name="ro1">
          <table:table-cell office:value-type="float" office:value="531">
            <text:p>531</text:p>
          </table:table-cell>
          <table:table-cell office:value-type="float" office:value="429.988">
            <text:p>429.988</text:p>
          </table:table-cell>
          <table:table-cell table:formula="of:=VALUE([.B533])" office:value-type="float" office:value="429.988">
            <text:p>429.988</text:p>
          </table:table-cell>
          <table:table-cell table:number-columns-repeated="2"/>
          <table:table-cell office:value-type="float" office:value="2052">
            <text:p>2052</text:p>
          </table:table-cell>
          <table:table-cell office:value-type="float" office:value="10.3701">
            <text:p>10.3701</text:p>
          </table:table-cell>
          <table:table-cell table:style-name="ce2" office:value-type="string">
            <text:p>2.7703e+254</text:p>
          </table:table-cell>
          <table:table-cell/>
          <table:table-cell table:formula="of:=VALUE([.G533])" office:value-type="float" office:value="10.3701">
            <text:p>10.3701</text:p>
          </table:table-cell>
          <table:table-cell table:formula="of:=VALUE([.H533])" office:value-type="float" office:value="2.7703E+254">
            <text:p>2.77E+254</text:p>
          </table:table-cell>
          <table:table-cell table:number-columns-repeated="3"/>
        </table:table-row>
        <table:table-row table:style-name="ro1">
          <table:table-cell office:value-type="float" office:value="532">
            <text:p>532</text:p>
          </table:table-cell>
          <table:table-cell office:value-type="float" office:value="10.5921">
            <text:p>10.5921</text:p>
          </table:table-cell>
          <table:table-cell table:formula="of:=VALUE([.B534])" office:value-type="float" office:value="10.5921">
            <text:p>10.5921</text:p>
          </table:table-cell>
          <table:table-cell table:number-columns-repeated="2"/>
          <table:table-cell office:value-type="float" office:value="1272">
            <text:p>1272</text:p>
          </table:table-cell>
          <table:table-cell office:value-type="float" office:value="2.65763">
            <text:p>2.65763</text:p>
          </table:table-cell>
          <table:table-cell table:style-name="ce2" office:value-type="string">
            <text:p>7.36243e+254</text:p>
          </table:table-cell>
          <table:table-cell/>
          <table:table-cell table:formula="of:=VALUE([.G534])" office:value-type="float" office:value="2.65763">
            <text:p>2.65763</text:p>
          </table:table-cell>
          <table:table-cell table:formula="of:=VALUE([.H534])" office:value-type="float" office:value="7.36243E+254">
            <text:p>7.36E+254</text:p>
          </table:table-cell>
          <table:table-cell table:number-columns-repeated="3"/>
        </table:table-row>
        <table:table-row table:style-name="ro1">
          <table:table-cell office:value-type="float" office:value="533">
            <text:p>533</text:p>
          </table:table-cell>
          <table:table-cell office:value-type="float" office:value="71.2021">
            <text:p>71.2021</text:p>
          </table:table-cell>
          <table:table-cell table:formula="of:=VALUE([.B535])" office:value-type="float" office:value="71.2021">
            <text:p>71.2021</text:p>
          </table:table-cell>
          <table:table-cell table:number-columns-repeated="2"/>
          <table:table-cell office:value-type="float" office:value="180">
            <text:p>180</text:p>
          </table:table-cell>
          <table:table-cell office:value-type="float" office:value="3.92354">
            <text:p>3.92354</text:p>
          </table:table-cell>
          <table:table-cell table:style-name="ce2" office:value-type="string">
            <text:p>-2.88868e+255</text:p>
          </table:table-cell>
          <table:table-cell/>
          <table:table-cell table:formula="of:=VALUE([.G535])" office:value-type="float" office:value="3.92354">
            <text:p>3.92354</text:p>
          </table:table-cell>
          <table:table-cell table:formula="of:=VALUE([.H535])" office:value-type="float" office:value="-2.88868E+255">
            <text:p>-2.89E+255</text:p>
          </table:table-cell>
          <table:table-cell table:number-columns-repeated="3"/>
        </table:table-row>
        <table:table-row table:style-name="ro1">
          <table:table-cell office:value-type="float" office:value="534">
            <text:p>534</text:p>
          </table:table-cell>
          <table:table-cell office:value-type="float" office:value="289.319">
            <text:p>289.319</text:p>
          </table:table-cell>
          <table:table-cell table:formula="of:=VALUE([.B536])" office:value-type="float" office:value="289.319">
            <text:p>289.319</text:p>
          </table:table-cell>
          <table:table-cell table:number-columns-repeated="2"/>
          <table:table-cell office:value-type="float" office:value="1412">
            <text:p>1412</text:p>
          </table:table-cell>
          <table:table-cell office:value-type="float" office:value="5.96572">
            <text:p>5.96572</text:p>
          </table:table-cell>
          <table:table-cell table:style-name="ce2" office:value-type="string">
            <text:p>-1.7233e+256</text:p>
          </table:table-cell>
          <table:table-cell/>
          <table:table-cell table:formula="of:=VALUE([.G536])" office:value-type="float" office:value="5.96572">
            <text:p>5.96572</text:p>
          </table:table-cell>
          <table:table-cell table:formula="of:=VALUE([.H536])" office:value-type="float" office:value="-1.7233E+256">
            <text:p>-1.72E+256</text:p>
          </table:table-cell>
          <table:table-cell table:number-columns-repeated="3"/>
        </table:table-row>
        <table:table-row table:style-name="ro1">
          <table:table-cell office:value-type="float" office:value="535">
            <text:p>535</text:p>
          </table:table-cell>
          <table:table-cell office:value-type="float" office:value="476.923">
            <text:p>476.923</text:p>
          </table:table-cell>
          <table:table-cell table:formula="of:=VALUE([.B537])" office:value-type="float" office:value="476.923">
            <text:p>476.923</text:p>
          </table:table-cell>
          <table:table-cell table:number-columns-repeated="2"/>
          <table:table-cell office:value-type="float" office:value="1432">
            <text:p>1432</text:p>
          </table:table-cell>
          <table:table-cell office:value-type="float" office:value="7.46856">
            <text:p>7.46856</text:p>
          </table:table-cell>
          <table:table-cell table:style-name="ce2" office:value-type="string">
            <text:p>-1.28706e+257</text:p>
          </table:table-cell>
          <table:table-cell/>
          <table:table-cell table:formula="of:=VALUE([.G537])" office:value-type="float" office:value="7.46856">
            <text:p>7.46856</text:p>
          </table:table-cell>
          <table:table-cell table:formula="of:=VALUE([.H537])" office:value-type="float" office:value="-1.28706E+257">
            <text:p>-1.29E+257</text:p>
          </table:table-cell>
          <table:table-cell table:number-columns-repeated="3"/>
        </table:table-row>
        <table:table-row table:style-name="ro1">
          <table:table-cell office:value-type="float" office:value="536">
            <text:p>536</text:p>
          </table:table-cell>
          <table:table-cell office:value-type="float" office:value="39.9762">
            <text:p>39.9762</text:p>
          </table:table-cell>
          <table:table-cell table:formula="of:=VALUE([.B538])" office:value-type="float" office:value="39.9762">
            <text:p>39.9762</text:p>
          </table:table-cell>
          <table:table-cell table:number-columns-repeated="2"/>
          <table:table-cell office:value-type="float" office:value="1604">
            <text:p>1604</text:p>
          </table:table-cell>
          <table:table-cell office:value-type="float" office:value="0.327524">
            <text:p>0.327524</text:p>
          </table:table-cell>
          <table:table-cell table:style-name="ce2" office:value-type="string">
            <text:p>-4.21543e+256</text:p>
          </table:table-cell>
          <table:table-cell/>
          <table:table-cell table:formula="of:=VALUE([.G538])" office:value-type="float" office:value="0.327524">
            <text:p>0.327524</text:p>
          </table:table-cell>
          <table:table-cell table:formula="of:=VALUE([.H538])" office:value-type="float" office:value="-4.21543E+256">
            <text:p>-4.22E+256</text:p>
          </table:table-cell>
          <table:table-cell table:number-columns-repeated="3"/>
        </table:table-row>
        <table:table-row table:style-name="ro1">
          <table:table-cell office:value-type="float" office:value="537">
            <text:p>537</text:p>
          </table:table-cell>
          <table:table-cell office:value-type="float" office:value="440.191">
            <text:p>440.191</text:p>
          </table:table-cell>
          <table:table-cell table:formula="of:=VALUE([.B539])" office:value-type="float" office:value="440.191">
            <text:p>440.191</text:p>
          </table:table-cell>
          <table:table-cell table:number-columns-repeated="2"/>
          <table:table-cell office:value-type="float" office:value="2196">
            <text:p>2196</text:p>
          </table:table-cell>
          <table:table-cell office:value-type="float" office:value="6.51759">
            <text:p>6.51759</text:p>
          </table:table-cell>
          <table:table-cell table:style-name="ce2" office:value-type="string">
            <text:p>-2.74744e+257</text:p>
          </table:table-cell>
          <table:table-cell/>
          <table:table-cell table:formula="of:=VALUE([.G539])" office:value-type="float" office:value="6.51759">
            <text:p>6.51759</text:p>
          </table:table-cell>
          <table:table-cell table:formula="of:=VALUE([.H539])" office:value-type="float" office:value="-2.74744E+257">
            <text:p>-2.75E+257</text:p>
          </table:table-cell>
          <table:table-cell table:number-columns-repeated="3"/>
        </table:table-row>
        <table:table-row table:style-name="ro1">
          <table:table-cell office:value-type="float" office:value="538">
            <text:p>538</text:p>
          </table:table-cell>
          <table:table-cell office:value-type="float" office:value="2566.28">
            <text:p>2566.28</text:p>
          </table:table-cell>
          <table:table-cell table:formula="of:=VALUE([.B540])" office:value-type="float" office:value="2566.28">
            <text:p>2566.28</text:p>
          </table:table-cell>
          <table:table-cell table:number-columns-repeated="2"/>
          <table:table-cell office:value-type="float" office:value="2412">
            <text:p>2412</text:p>
          </table:table-cell>
          <table:table-cell office:value-type="float" office:value="1.21912">
            <text:p>1.21912</text:p>
          </table:table-cell>
          <table:table-cell table:style-name="ce2" office:value-type="string">
            <text:p>-3.34945e+257</text:p>
          </table:table-cell>
          <table:table-cell/>
          <table:table-cell table:formula="of:=VALUE([.G540])" office:value-type="float" office:value="1.21912">
            <text:p>1.21912</text:p>
          </table:table-cell>
          <table:table-cell table:formula="of:=VALUE([.H540])" office:value-type="float" office:value="-3.34945E+257">
            <text:p>-3.35E+257</text:p>
          </table:table-cell>
          <table:table-cell table:number-columns-repeated="3"/>
        </table:table-row>
        <table:table-row table:style-name="ro1">
          <table:table-cell office:value-type="float" office:value="539">
            <text:p>539</text:p>
          </table:table-cell>
          <table:table-cell office:value-type="float" office:value="806.522">
            <text:p>806.522</text:p>
          </table:table-cell>
          <table:table-cell table:formula="of:=VALUE([.B541])" office:value-type="float" office:value="806.522">
            <text:p>806.522</text:p>
          </table:table-cell>
          <table:table-cell table:number-columns-repeated="2"/>
          <table:table-cell office:value-type="float" office:value="2188">
            <text:p>2188</text:p>
          </table:table-cell>
          <table:table-cell office:value-type="float" office:value="9.86703">
            <text:p>9.86703</text:p>
          </table:table-cell>
          <table:table-cell table:style-name="ce2" office:value-type="string">
            <text:p>3.30491e+258</text:p>
          </table:table-cell>
          <table:table-cell/>
          <table:table-cell table:formula="of:=VALUE([.G541])" office:value-type="float" office:value="9.86703">
            <text:p>9.86703</text:p>
          </table:table-cell>
          <table:table-cell table:formula="of:=VALUE([.H541])" office:value-type="float" office:value="3.30491E+258">
            <text:p>3.30E+258</text:p>
          </table:table-cell>
          <table:table-cell table:number-columns-repeated="3"/>
        </table:table-row>
        <table:table-row table:style-name="ro1">
          <table:table-cell office:value-type="float" office:value="540">
            <text:p>540</text:p>
          </table:table-cell>
          <table:table-cell office:value-type="float" office:value="9.0213">
            <text:p>9.0213</text:p>
          </table:table-cell>
          <table:table-cell table:formula="of:=VALUE([.B542])" office:value-type="float" office:value="9.0213">
            <text:p>9.0213</text:p>
          </table:table-cell>
          <table:table-cell table:number-columns-repeated="2"/>
          <table:table-cell office:value-type="float" office:value="920">
            <text:p>920</text:p>
          </table:table-cell>
          <table:table-cell office:value-type="float" office:value="3.0993">
            <text:p>3.0993</text:p>
          </table:table-cell>
          <table:table-cell table:style-name="ce2" office:value-type="string">
            <text:p>1.02429e+259</text:p>
          </table:table-cell>
          <table:table-cell/>
          <table:table-cell table:formula="of:=VALUE([.G542])" office:value-type="float" office:value="3.0993">
            <text:p>3.0993</text:p>
          </table:table-cell>
          <table:table-cell table:formula="of:=VALUE([.H542])" office:value-type="float" office:value="1.02429E+259">
            <text:p>1.02E+259</text:p>
          </table:table-cell>
          <table:table-cell table:number-columns-repeated="3"/>
        </table:table-row>
        <table:table-row table:style-name="ro1">
          <table:table-cell office:value-type="float" office:value="541">
            <text:p>541</text:p>
          </table:table-cell>
          <table:table-cell office:value-type="float" office:value="73.0999">
            <text:p>73.0999</text:p>
          </table:table-cell>
          <table:table-cell table:formula="of:=VALUE([.B543])" office:value-type="float" office:value="73.0999">
            <text:p>73.0999</text:p>
          </table:table-cell>
          <table:table-cell table:number-columns-repeated="2"/>
          <table:table-cell office:value-type="float" office:value="1948">
            <text:p>1948</text:p>
          </table:table-cell>
          <table:table-cell office:value-type="float" office:value="3.86319">
            <text:p>3.86319</text:p>
          </table:table-cell>
          <table:table-cell table:style-name="ce2" office:value-type="string">
            <text:p>3.95703e+259</text:p>
          </table:table-cell>
          <table:table-cell/>
          <table:table-cell table:formula="of:=VALUE([.G543])" office:value-type="float" office:value="3.86319">
            <text:p>3.86319</text:p>
          </table:table-cell>
          <table:table-cell table:formula="of:=VALUE([.H543])" office:value-type="float" office:value="3.95703E+259">
            <text:p>3.96E+259</text:p>
          </table:table-cell>
          <table:table-cell table:number-columns-repeated="3"/>
        </table:table-row>
        <table:table-row table:style-name="ro1">
          <table:table-cell office:value-type="float" office:value="542">
            <text:p>542</text:p>
          </table:table-cell>
          <table:table-cell office:value-type="float" office:value="1356.43">
            <text:p>1356.43</text:p>
          </table:table-cell>
          <table:table-cell table:formula="of:=VALUE([.B544])" office:value-type="float" office:value="1356.43">
            <text:p>1356.43</text:p>
          </table:table-cell>
          <table:table-cell table:number-columns-repeated="2"/>
          <table:table-cell office:value-type="float" office:value="620">
            <text:p>620</text:p>
          </table:table-cell>
          <table:table-cell office:value-type="float" office:value="2.68309">
            <text:p>2.68309</text:p>
          </table:table-cell>
          <table:table-cell table:style-name="ce2" office:value-type="string">
            <text:p>1.06171e+260</text:p>
          </table:table-cell>
          <table:table-cell/>
          <table:table-cell table:formula="of:=VALUE([.G544])" office:value-type="float" office:value="2.68309">
            <text:p>2.68309</text:p>
          </table:table-cell>
          <table:table-cell table:formula="of:=VALUE([.H544])" office:value-type="float" office:value="1.06171E+260">
            <text:p>1.06E+260</text:p>
          </table:table-cell>
          <table:table-cell table:number-columns-repeated="3"/>
        </table:table-row>
        <table:table-row table:style-name="ro1">
          <table:table-cell office:value-type="float" office:value="543">
            <text:p>543</text:p>
          </table:table-cell>
          <table:table-cell office:value-type="float" office:value="11.1275">
            <text:p>11.1275</text:p>
          </table:table-cell>
          <table:table-cell table:formula="of:=VALUE([.B545])" office:value-type="float" office:value="11.1275">
            <text:p>11.1275</text:p>
          </table:table-cell>
          <table:table-cell table:number-columns-repeated="2"/>
          <table:table-cell office:value-type="float" office:value="1116">
            <text:p>1116</text:p>
          </table:table-cell>
          <table:table-cell office:value-type="float" office:value="0.381907">
            <text:p>0.381907</text:p>
          </table:table-cell>
          <table:table-cell table:style-name="ce2" office:value-type="string">
            <text:p>-4.05473e+259</text:p>
          </table:table-cell>
          <table:table-cell/>
          <table:table-cell table:formula="of:=VALUE([.G545])" office:value-type="float" office:value="0.381907">
            <text:p>0.381907</text:p>
          </table:table-cell>
          <table:table-cell table:formula="of:=VALUE([.H545])" office:value-type="float" office:value="-4.05473E+259">
            <text:p>-4.05E+259</text:p>
          </table:table-cell>
          <table:table-cell table:number-columns-repeated="3"/>
        </table:table-row>
        <table:table-row table:style-name="ro1">
          <table:table-cell office:value-type="float" office:value="544">
            <text:p>544</text:p>
          </table:table-cell>
          <table:table-cell office:value-type="float" office:value="1.46127">
            <text:p>1.46127</text:p>
          </table:table-cell>
          <table:table-cell table:formula="of:=VALUE([.B546])" office:value-type="float" office:value="1.46127">
            <text:p>1.46127</text:p>
          </table:table-cell>
          <table:table-cell table:number-columns-repeated="2"/>
          <table:table-cell office:value-type="float" office:value="140">
            <text:p>140</text:p>
          </table:table-cell>
          <table:table-cell office:value-type="float" office:value="4.45588">
            <text:p>4.45588</text:p>
          </table:table-cell>
          <table:table-cell table:style-name="ce2" office:value-type="string">
            <text:p>-1.80674e+260</text:p>
          </table:table-cell>
          <table:table-cell/>
          <table:table-cell table:formula="of:=VALUE([.G546])" office:value-type="float" office:value="4.45588">
            <text:p>4.45588</text:p>
          </table:table-cell>
          <table:table-cell table:formula="of:=VALUE([.H546])" office:value-type="float" office:value="-1.80674E+260">
            <text:p>-1.81E+260</text:p>
          </table:table-cell>
          <table:table-cell table:number-columns-repeated="3"/>
        </table:table-row>
        <table:table-row table:style-name="ro1">
          <table:table-cell office:value-type="float" office:value="545">
            <text:p>545</text:p>
          </table:table-cell>
          <table:table-cell office:value-type="float" office:value="176.936">
            <text:p>176.936</text:p>
          </table:table-cell>
          <table:table-cell table:formula="of:=VALUE([.B547])" office:value-type="float" office:value="176.936">
            <text:p>176.936</text:p>
          </table:table-cell>
          <table:table-cell table:number-columns-repeated="2"/>
          <table:table-cell office:value-type="float" office:value="1132">
            <text:p>1132</text:p>
          </table:table-cell>
          <table:table-cell office:value-type="float" office:value="4.05714">
            <text:p>4.05714</text:p>
          </table:table-cell>
          <table:table-cell table:style-name="ce2" office:value-type="string">
            <text:p>-7.33018e+260</text:p>
          </table:table-cell>
          <table:table-cell/>
          <table:table-cell table:formula="of:=VALUE([.G547])" office:value-type="float" office:value="4.05714">
            <text:p>4.05714</text:p>
          </table:table-cell>
          <table:table-cell table:formula="of:=VALUE([.H547])" office:value-type="float" office:value="-7.33018E+260">
            <text:p>-7.33E+260</text:p>
          </table:table-cell>
          <table:table-cell table:number-columns-repeated="3"/>
        </table:table-row>
        <table:table-row table:style-name="ro1">
          <table:table-cell office:value-type="float" office:value="546">
            <text:p>546</text:p>
          </table:table-cell>
          <table:table-cell office:value-type="float" office:value="1055.23">
            <text:p>1055.23</text:p>
          </table:table-cell>
          <table:table-cell table:formula="of:=VALUE([.B548])" office:value-type="float" office:value="1055.23">
            <text:p>1055.23</text:p>
          </table:table-cell>
          <table:table-cell table:number-columns-repeated="2"/>
          <table:table-cell office:value-type="float" office:value="832">
            <text:p>832</text:p>
          </table:table-cell>
          <table:table-cell office:value-type="float" office:value="2.38088">
            <text:p>2.38088</text:p>
          </table:table-cell>
          <table:table-cell table:style-name="ce2" office:value-type="string">
            <text:p>-1.74523e+261</text:p>
          </table:table-cell>
          <table:table-cell/>
          <table:table-cell table:formula="of:=VALUE([.G548])" office:value-type="float" office:value="2.38088">
            <text:p>2.38088</text:p>
          </table:table-cell>
          <table:table-cell table:formula="of:=VALUE([.H548])" office:value-type="float" office:value="-1.74523E+261">
            <text:p>-1.75E+261</text:p>
          </table:table-cell>
          <table:table-cell table:number-columns-repeated="3"/>
        </table:table-row>
        <table:table-row table:style-name="ro1">
          <table:table-cell office:value-type="float" office:value="547">
            <text:p>547</text:p>
          </table:table-cell>
          <table:table-cell office:value-type="float" office:value="189.555">
            <text:p>189.555</text:p>
          </table:table-cell>
          <table:table-cell table:formula="of:=VALUE([.B549])" office:value-type="float" office:value="189.555">
            <text:p>189.555</text:p>
          </table:table-cell>
          <table:table-cell table:number-columns-repeated="2"/>
          <table:table-cell office:value-type="float" office:value="692">
            <text:p>692</text:p>
          </table:table-cell>
          <table:table-cell office:value-type="float" office:value="2.15169">
            <text:p>2.15169</text:p>
          </table:table-cell>
          <table:table-cell table:style-name="ce2" office:value-type="string">
            <text:p>-3.75518e+261</text:p>
          </table:table-cell>
          <table:table-cell/>
          <table:table-cell table:formula="of:=VALUE([.G549])" office:value-type="float" office:value="2.15169">
            <text:p>2.15169</text:p>
          </table:table-cell>
          <table:table-cell table:formula="of:=VALUE([.H549])" office:value-type="float" office:value="-3.75518E+261">
            <text:p>-3.76E+261</text:p>
          </table:table-cell>
          <table:table-cell table:number-columns-repeated="3"/>
        </table:table-row>
        <table:table-row table:style-name="ro1">
          <table:table-cell office:value-type="float" office:value="548">
            <text:p>548</text:p>
          </table:table-cell>
          <table:table-cell office:value-type="float" office:value="14.2138">
            <text:p>14.2138</text:p>
          </table:table-cell>
          <table:table-cell table:formula="of:=VALUE([.B550])" office:value-type="float" office:value="14.2138">
            <text:p>14.2138</text:p>
          </table:table-cell>
          <table:table-cell table:number-columns-repeated="2"/>
          <table:table-cell office:value-type="float" office:value="1844">
            <text:p>1844</text:p>
          </table:table-cell>
          <table:table-cell office:value-type="float" office:value="13.634">
            <text:p>13.634</text:p>
          </table:table-cell>
          <table:table-cell table:style-name="ce2" office:value-type="string">
            <text:p>-5.11982e+262</text:p>
          </table:table-cell>
          <table:table-cell/>
          <table:table-cell table:formula="of:=VALUE([.G550])" office:value-type="float" office:value="13.634">
            <text:p>13.634</text:p>
          </table:table-cell>
          <table:table-cell table:formula="of:=VALUE([.H550])" office:value-type="float" office:value="-5.11982E+262">
            <text:p>-5.12E+262</text:p>
          </table:table-cell>
          <table:table-cell table:number-columns-repeated="3"/>
        </table:table-row>
        <table:table-row table:style-name="ro1">
          <table:table-cell office:value-type="float" office:value="549">
            <text:p>549</text:p>
          </table:table-cell>
          <table:table-cell office:value-type="float" office:value="362.99">
            <text:p>362.99</text:p>
          </table:table-cell>
          <table:table-cell table:formula="of:=VALUE([.B551])" office:value-type="float" office:value="362.99">
            <text:p>362.99</text:p>
          </table:table-cell>
          <table:table-cell table:number-columns-repeated="2"/>
          <table:table-cell office:value-type="float" office:value="888">
            <text:p>888</text:p>
          </table:table-cell>
          <table:table-cell office:value-type="float" office:value="2.77832">
            <text:p>2.77832</text:p>
          </table:table-cell>
          <table:table-cell table:style-name="ce2" office:value-type="string">
            <text:p>-1.42245e+263</text:p>
          </table:table-cell>
          <table:table-cell/>
          <table:table-cell table:formula="of:=VALUE([.G551])" office:value-type="float" office:value="2.77832">
            <text:p>2.77832</text:p>
          </table:table-cell>
          <table:table-cell table:formula="of:=VALUE([.H551])" office:value-type="float" office:value="-1.42245E+263">
            <text:p>-1.42E+263</text:p>
          </table:table-cell>
          <table:table-cell table:number-columns-repeated="3"/>
        </table:table-row>
        <table:table-row table:style-name="ro1">
          <table:table-cell office:value-type="float" office:value="550">
            <text:p>550</text:p>
          </table:table-cell>
          <table:table-cell office:value-type="float" office:value="368.399">
            <text:p>368.399</text:p>
          </table:table-cell>
          <table:table-cell table:formula="of:=VALUE([.B552])" office:value-type="float" office:value="368.399">
            <text:p>368.399</text:p>
          </table:table-cell>
          <table:table-cell table:number-columns-repeated="2"/>
          <table:table-cell office:value-type="float" office:value="384">
            <text:p>384</text:p>
          </table:table-cell>
          <table:table-cell office:value-type="float" office:value="13.4832">
            <text:p>13.4832</text:p>
          </table:table-cell>
          <table:table-cell table:style-name="ce2" office:value-type="string">
            <text:p>-1.91792e+264</text:p>
          </table:table-cell>
          <table:table-cell/>
          <table:table-cell table:formula="of:=VALUE([.G552])" office:value-type="float" office:value="13.4832">
            <text:p>13.4832</text:p>
          </table:table-cell>
          <table:table-cell table:formula="of:=VALUE([.H552])" office:value-type="float" office:value="-1.91792E+264">
            <text:p>-1.92E+264</text:p>
          </table:table-cell>
          <table:table-cell table:number-columns-repeated="3"/>
        </table:table-row>
        <table:table-row table:style-name="ro1">
          <table:table-cell office:value-type="float" office:value="551">
            <text:p>551</text:p>
          </table:table-cell>
          <table:table-cell office:value-type="float" office:value="574.869">
            <text:p>574.869</text:p>
          </table:table-cell>
          <table:table-cell table:formula="of:=VALUE([.B553])" office:value-type="float" office:value="574.869">
            <text:p>574.869</text:p>
          </table:table-cell>
          <table:table-cell table:number-columns-repeated="2"/>
          <table:table-cell office:value-type="float" office:value="224">
            <text:p>224</text:p>
          </table:table-cell>
          <table:table-cell office:value-type="float" office:value="17.3793">
            <text:p>17.3793</text:p>
          </table:table-cell>
          <table:table-cell table:style-name="ce2" office:value-type="string">
            <text:p>-3.33321e+265</text:p>
          </table:table-cell>
          <table:table-cell/>
          <table:table-cell table:formula="of:=VALUE([.G553])" office:value-type="float" office:value="17.3793">
            <text:p>17.3793</text:p>
          </table:table-cell>
          <table:table-cell table:formula="of:=VALUE([.H553])" office:value-type="float" office:value="-3.33321E+265">
            <text:p>-3.33E+265</text:p>
          </table:table-cell>
          <table:table-cell table:number-columns-repeated="3"/>
        </table:table-row>
        <table:table-row table:style-name="ro1">
          <table:table-cell office:value-type="float" office:value="552">
            <text:p>552</text:p>
          </table:table-cell>
          <table:table-cell office:value-type="float" office:value="17.5887">
            <text:p>17.5887</text:p>
          </table:table-cell>
          <table:table-cell table:formula="of:=VALUE([.B554])" office:value-type="float" office:value="17.5887">
            <text:p>17.5887</text:p>
          </table:table-cell>
          <table:table-cell table:number-columns-repeated="2"/>
          <table:table-cell office:value-type="float" office:value="1640">
            <text:p>1640</text:p>
          </table:table-cell>
          <table:table-cell office:value-type="float" office:value="70.1395">
            <text:p>70.1395</text:p>
          </table:table-cell>
          <table:table-cell table:style-name="ce2" office:value-type="string">
            <text:p>2.3379e+267</text:p>
          </table:table-cell>
          <table:table-cell/>
          <table:table-cell table:formula="of:=VALUE([.G554])" office:value-type="float" office:value="70.1395">
            <text:p>70.1395</text:p>
          </table:table-cell>
          <table:table-cell table:formula="of:=VALUE([.H554])" office:value-type="float" office:value="2.3379E+267">
            <text:p>2.34E+267</text:p>
          </table:table-cell>
          <table:table-cell table:number-columns-repeated="3"/>
        </table:table-row>
        <table:table-row table:style-name="ro1">
          <table:table-cell office:value-type="float" office:value="553">
            <text:p>553</text:p>
          </table:table-cell>
          <table:table-cell office:value-type="float" office:value="525.764">
            <text:p>525.764</text:p>
          </table:table-cell>
          <table:table-cell table:formula="of:=VALUE([.B555])" office:value-type="float" office:value="525.764">
            <text:p>525.764</text:p>
          </table:table-cell>
          <table:table-cell table:number-columns-repeated="2"/>
          <table:table-cell office:value-type="float" office:value="2112">
            <text:p>2112</text:p>
          </table:table-cell>
          <table:table-cell office:value-type="float" office:value="0.342266">
            <text:p>0.342266</text:p>
          </table:table-cell>
          <table:table-cell table:style-name="ce2" office:value-type="string">
            <text:p>8.00183e+266</text:p>
          </table:table-cell>
          <table:table-cell/>
          <table:table-cell table:formula="of:=VALUE([.G555])" office:value-type="float" office:value="0.342266">
            <text:p>0.342266</text:p>
          </table:table-cell>
          <table:table-cell table:formula="of:=VALUE([.H555])" office:value-type="float" office:value="8.00183E+266">
            <text:p>8.00E+266</text:p>
          </table:table-cell>
          <table:table-cell table:number-columns-repeated="3"/>
        </table:table-row>
        <table:table-row table:style-name="ro1">
          <table:table-cell office:value-type="float" office:value="554">
            <text:p>554</text:p>
          </table:table-cell>
          <table:table-cell office:value-type="float" office:value="250.295">
            <text:p>250.295</text:p>
          </table:table-cell>
          <table:table-cell table:formula="of:=VALUE([.B556])" office:value-type="float" office:value="250.295">
            <text:p>250.295</text:p>
          </table:table-cell>
          <table:table-cell table:number-columns-repeated="2"/>
          <table:table-cell office:value-type="float" office:value="340">
            <text:p>340</text:p>
          </table:table-cell>
          <table:table-cell office:value-type="float" office:value="4.32489">
            <text:p>4.32489</text:p>
          </table:table-cell>
          <table:table-cell table:style-name="ce2" office:value-type="string">
            <text:p>3.4607e+267</text:p>
          </table:table-cell>
          <table:table-cell/>
          <table:table-cell table:formula="of:=VALUE([.G556])" office:value-type="float" office:value="4.32489">
            <text:p>4.32489</text:p>
          </table:table-cell>
          <table:table-cell table:formula="of:=VALUE([.H556])" office:value-type="float" office:value="3.4607E+267">
            <text:p>3.46E+267</text:p>
          </table:table-cell>
          <table:table-cell table:number-columns-repeated="3"/>
        </table:table-row>
        <table:table-row table:style-name="ro1">
          <table:table-cell office:value-type="float" office:value="555">
            <text:p>555</text:p>
          </table:table-cell>
          <table:table-cell office:value-type="float" office:value="677.169">
            <text:p>677.169</text:p>
          </table:table-cell>
          <table:table-cell table:formula="of:=VALUE([.B557])" office:value-type="float" office:value="677.169">
            <text:p>677.169</text:p>
          </table:table-cell>
          <table:table-cell table:number-columns-repeated="2"/>
          <table:table-cell office:value-type="float" office:value="2020">
            <text:p>2020</text:p>
          </table:table-cell>
          <table:table-cell office:value-type="float" office:value="26.1652">
            <text:p>26.1652</text:p>
          </table:table-cell>
          <table:table-cell table:style-name="ce2" office:value-type="string">
            <text:p>9.05499e+268</text:p>
          </table:table-cell>
          <table:table-cell/>
          <table:table-cell table:formula="of:=VALUE([.G557])" office:value-type="float" office:value="26.1652">
            <text:p>26.1652</text:p>
          </table:table-cell>
          <table:table-cell table:formula="of:=VALUE([.H557])" office:value-type="float" office:value="9.05499E+268">
            <text:p>9.05E+268</text:p>
          </table:table-cell>
          <table:table-cell table:number-columns-repeated="3"/>
        </table:table-row>
        <table:table-row table:style-name="ro1">
          <table:table-cell office:value-type="float" office:value="556">
            <text:p>556</text:p>
          </table:table-cell>
          <table:table-cell office:value-type="float" office:value="19.6941">
            <text:p>19.6941</text:p>
          </table:table-cell>
          <table:table-cell table:formula="of:=VALUE([.B558])" office:value-type="float" office:value="19.6941">
            <text:p>19.6941</text:p>
          </table:table-cell>
          <table:table-cell table:number-columns-repeated="2"/>
          <table:table-cell office:value-type="float" office:value="512">
            <text:p>512</text:p>
          </table:table-cell>
          <table:table-cell office:value-type="float" office:value="5.94952">
            <text:p>5.94952</text:p>
          </table:table-cell>
          <table:table-cell table:style-name="ce2" office:value-type="string">
            <text:p>5.38729e+269</text:p>
          </table:table-cell>
          <table:table-cell/>
          <table:table-cell table:formula="of:=VALUE([.G558])" office:value-type="float" office:value="5.94952">
            <text:p>5.94952</text:p>
          </table:table-cell>
          <table:table-cell table:formula="of:=VALUE([.H558])" office:value-type="float" office:value="5.38729E+269">
            <text:p>5.39E+269</text:p>
          </table:table-cell>
          <table:table-cell table:number-columns-repeated="3"/>
        </table:table-row>
        <table:table-row table:style-name="ro1">
          <table:table-cell office:value-type="float" office:value="557">
            <text:p>557</text:p>
          </table:table-cell>
          <table:table-cell office:value-type="float" office:value="659.345">
            <text:p>659.345</text:p>
          </table:table-cell>
          <table:table-cell table:formula="of:=VALUE([.B559])" office:value-type="float" office:value="659.345">
            <text:p>659.345</text:p>
          </table:table-cell>
          <table:table-cell table:number-columns-repeated="2"/>
          <table:table-cell office:value-type="float" office:value="1008">
            <text:p>1008</text:p>
          </table:table-cell>
          <table:table-cell office:value-type="float" office:value="1.92469">
            <text:p>1.92469</text:p>
          </table:table-cell>
          <table:table-cell table:style-name="ce2" office:value-type="string">
            <text:p>1.03689e+270</text:p>
          </table:table-cell>
          <table:table-cell/>
          <table:table-cell table:formula="of:=VALUE([.G559])" office:value-type="float" office:value="1.92469">
            <text:p>1.92469</text:p>
          </table:table-cell>
          <table:table-cell table:formula="of:=VALUE([.H559])" office:value-type="float" office:value="1.03689E+270">
            <text:p>1.04E+270</text:p>
          </table:table-cell>
          <table:table-cell table:number-columns-repeated="3"/>
        </table:table-row>
        <table:table-row table:style-name="ro1">
          <table:table-cell office:value-type="float" office:value="558">
            <text:p>558</text:p>
          </table:table-cell>
          <table:table-cell office:value-type="float" office:value="134.8">
            <text:p>134.8</text:p>
          </table:table-cell>
          <table:table-cell table:formula="of:=VALUE([.B560])" office:value-type="float" office:value="134.8">
            <text:p>134.8</text:p>
          </table:table-cell>
          <table:table-cell table:number-columns-repeated="2"/>
          <table:table-cell office:value-type="float" office:value="1180">
            <text:p>1180</text:p>
          </table:table-cell>
          <table:table-cell office:value-type="float" office:value="7.0074">
            <text:p>7.0074</text:p>
          </table:table-cell>
          <table:table-cell table:style-name="ce2" office:value-type="string">
            <text:p>7.26589e+270</text:p>
          </table:table-cell>
          <table:table-cell/>
          <table:table-cell table:formula="of:=VALUE([.G560])" office:value-type="float" office:value="7.0074">
            <text:p>7.0074</text:p>
          </table:table-cell>
          <table:table-cell table:formula="of:=VALUE([.H560])" office:value-type="float" office:value="7.26589E+270">
            <text:p>7.27E+270</text:p>
          </table:table-cell>
          <table:table-cell table:number-columns-repeated="3"/>
        </table:table-row>
        <table:table-row table:style-name="ro1">
          <table:table-cell office:value-type="float" office:value="559">
            <text:p>559</text:p>
          </table:table-cell>
          <table:table-cell office:value-type="float" office:value="727.405">
            <text:p>727.405</text:p>
          </table:table-cell>
          <table:table-cell table:formula="of:=VALUE([.B561])" office:value-type="float" office:value="727.405">
            <text:p>727.405</text:p>
          </table:table-cell>
          <table:table-cell table:number-columns-repeated="2"/>
          <table:table-cell office:value-type="float" office:value="1928">
            <text:p>1928</text:p>
          </table:table-cell>
          <table:table-cell office:value-type="float" office:value="6.99337">
            <text:p>6.99337</text:p>
          </table:table-cell>
          <table:table-cell table:style-name="ce2" office:value-type="string">
            <text:p>5.0813e+271</text:p>
          </table:table-cell>
          <table:table-cell/>
          <table:table-cell table:formula="of:=VALUE([.G561])" office:value-type="float" office:value="6.99337">
            <text:p>6.99337</text:p>
          </table:table-cell>
          <table:table-cell table:formula="of:=VALUE([.H561])" office:value-type="float" office:value="5.0813E+271">
            <text:p>5.08E+271</text:p>
          </table:table-cell>
          <table:table-cell table:number-columns-repeated="3"/>
        </table:table-row>
        <table:table-row table:style-name="ro1">
          <table:table-cell office:value-type="float" office:value="560">
            <text:p>560</text:p>
          </table:table-cell>
          <table:table-cell office:value-type="float" office:value="21.421">
            <text:p>21.421</text:p>
          </table:table-cell>
          <table:table-cell table:formula="of:=VALUE([.B562])" office:value-type="float" office:value="21.421">
            <text:p>21.421</text:p>
          </table:table-cell>
          <table:table-cell table:number-columns-repeated="2"/>
          <table:table-cell office:value-type="float" office:value="2072">
            <text:p>2072</text:p>
          </table:table-cell>
          <table:table-cell office:value-type="float" office:value="6.16479">
            <text:p>6.16479</text:p>
          </table:table-cell>
          <table:table-cell table:style-name="ce2" office:value-type="string">
            <text:p>3.13252e+272</text:p>
          </table:table-cell>
          <table:table-cell/>
          <table:table-cell table:formula="of:=VALUE([.G562])" office:value-type="float" office:value="6.16479">
            <text:p>6.16479</text:p>
          </table:table-cell>
          <table:table-cell table:formula="of:=VALUE([.H562])" office:value-type="float" office:value="3.13252E+272">
            <text:p>3.13E+272</text:p>
          </table:table-cell>
          <table:table-cell table:number-columns-repeated="3"/>
        </table:table-row>
        <table:table-row table:style-name="ro1">
          <table:table-cell office:value-type="float" office:value="561">
            <text:p>561</text:p>
          </table:table-cell>
          <table:table-cell office:value-type="float" office:value="671.901">
            <text:p>671.901</text:p>
          </table:table-cell>
          <table:table-cell table:formula="of:=VALUE([.B563])" office:value-type="float" office:value="671.901">
            <text:p>671.901</text:p>
          </table:table-cell>
          <table:table-cell table:number-columns-repeated="2"/>
          <table:table-cell office:value-type="float" office:value="2384">
            <text:p>2384</text:p>
          </table:table-cell>
          <table:table-cell office:value-type="float" office:value="1.7158">
            <text:p>1.7158</text:p>
          </table:table-cell>
          <table:table-cell table:style-name="ce2" office:value-type="string">
            <text:p>5.37477e+272</text:p>
          </table:table-cell>
          <table:table-cell/>
          <table:table-cell table:formula="of:=VALUE([.G563])" office:value-type="float" office:value="1.7158">
            <text:p>1.7158</text:p>
          </table:table-cell>
          <table:table-cell table:formula="of:=VALUE([.H563])" office:value-type="float" office:value="5.37477E+272">
            <text:p>5.37E+272</text:p>
          </table:table-cell>
          <table:table-cell table:number-columns-repeated="3"/>
        </table:table-row>
        <table:table-row table:style-name="ro1">
          <table:table-cell office:value-type="float" office:value="562">
            <text:p>562</text:p>
          </table:table-cell>
          <table:table-cell office:value-type="float" office:value="21.5657">
            <text:p>21.5657</text:p>
          </table:table-cell>
          <table:table-cell table:formula="of:=VALUE([.B564])" office:value-type="float" office:value="21.5657">
            <text:p>21.5657</text:p>
          </table:table-cell>
          <table:table-cell table:number-columns-repeated="2"/>
          <table:table-cell office:value-type="float" office:value="2312">
            <text:p>2312</text:p>
          </table:table-cell>
          <table:table-cell office:value-type="float" office:value="0.584902">
            <text:p>0.584902</text:p>
          </table:table-cell>
          <table:table-cell table:style-name="ce2" office:value-type="string">
            <text:p>3.14372e+272</text:p>
          </table:table-cell>
          <table:table-cell/>
          <table:table-cell table:formula="of:=VALUE([.G564])" office:value-type="float" office:value="0.584902">
            <text:p>0.584902</text:p>
          </table:table-cell>
          <table:table-cell table:formula="of:=VALUE([.H564])" office:value-type="float" office:value="3.14372E+272">
            <text:p>3.14E+272</text:p>
          </table:table-cell>
          <table:table-cell table:number-columns-repeated="3"/>
        </table:table-row>
        <table:table-row table:style-name="ro1">
          <table:table-cell office:value-type="float" office:value="563">
            <text:p>563</text:p>
          </table:table-cell>
          <table:table-cell office:value-type="float" office:value="758.432">
            <text:p>758.432</text:p>
          </table:table-cell>
          <table:table-cell table:formula="of:=VALUE([.B565])" office:value-type="float" office:value="758.432">
            <text:p>758.432</text:p>
          </table:table-cell>
          <table:table-cell table:number-columns-repeated="2"/>
          <table:table-cell office:value-type="float" office:value="1096">
            <text:p>1096</text:p>
          </table:table-cell>
          <table:table-cell office:value-type="float" office:value="2.56643">
            <text:p>2.56643</text:p>
          </table:table-cell>
          <table:table-cell table:style-name="ce2" office:value-type="string">
            <text:p>-8.06813e+272</text:p>
          </table:table-cell>
          <table:table-cell/>
          <table:table-cell table:formula="of:=VALUE([.G565])" office:value-type="float" office:value="2.56643">
            <text:p>2.56643</text:p>
          </table:table-cell>
          <table:table-cell table:formula="of:=VALUE([.H565])" office:value-type="float" office:value="-8.06813E+272">
            <text:p>-8.07E+272</text:p>
          </table:table-cell>
          <table:table-cell table:number-columns-repeated="3"/>
        </table:table-row>
        <table:table-row table:style-name="ro1">
          <table:table-cell office:value-type="float" office:value="564">
            <text:p>564</text:p>
          </table:table-cell>
          <table:table-cell office:value-type="float" office:value="22.5182">
            <text:p>22.5182</text:p>
          </table:table-cell>
          <table:table-cell table:formula="of:=VALUE([.B566])" office:value-type="float" office:value="22.5182">
            <text:p>22.5182</text:p>
          </table:table-cell>
          <table:table-cell table:number-columns-repeated="2"/>
          <table:table-cell office:value-type="float" office:value="1092">
            <text:p>1092</text:p>
          </table:table-cell>
          <table:table-cell office:value-type="float" office:value="10.371">
            <text:p>10.371</text:p>
          </table:table-cell>
          <table:table-cell table:style-name="ce2" office:value-type="string">
            <text:p>-8.36743e+273</text:p>
          </table:table-cell>
          <table:table-cell/>
          <table:table-cell table:formula="of:=VALUE([.G566])" office:value-type="float" office:value="10.371">
            <text:p>10.371</text:p>
          </table:table-cell>
          <table:table-cell table:formula="of:=VALUE([.H566])" office:value-type="float" office:value="-8.36743E+273">
            <text:p>-8.37E+273</text:p>
          </table:table-cell>
          <table:table-cell table:number-columns-repeated="3"/>
        </table:table-row>
        <table:table-row table:style-name="ro1">
          <table:table-cell office:value-type="float" office:value="565">
            <text:p>565</text:p>
          </table:table-cell>
          <table:table-cell office:value-type="float" office:value="810.447">
            <text:p>810.447</text:p>
          </table:table-cell>
          <table:table-cell table:formula="of:=VALUE([.B567])" office:value-type="float" office:value="810.447">
            <text:p>810.447</text:p>
          </table:table-cell>
          <table:table-cell table:number-columns-repeated="2"/>
          <table:table-cell office:value-type="float" office:value="788">
            <text:p>788</text:p>
          </table:table-cell>
          <table:table-cell office:value-type="float" office:value="10.3701">
            <text:p>10.3701</text:p>
          </table:table-cell>
          <table:table-cell table:style-name="ce2" office:value-type="string">
            <text:p>-8.67709e+274</text:p>
          </table:table-cell>
          <table:table-cell/>
          <table:table-cell table:formula="of:=VALUE([.G567])" office:value-type="float" office:value="10.3701">
            <text:p>10.3701</text:p>
          </table:table-cell>
          <table:table-cell table:formula="of:=VALUE([.H567])" office:value-type="float" office:value="-8.67709E+274">
            <text:p>-8.68E+274</text:p>
          </table:table-cell>
          <table:table-cell table:number-columns-repeated="3"/>
        </table:table-row>
        <table:table-row table:style-name="ro1">
          <table:table-cell office:value-type="float" office:value="566">
            <text:p>566</text:p>
          </table:table-cell>
          <table:table-cell office:value-type="float" office:value="64.9779">
            <text:p>64.9779</text:p>
          </table:table-cell>
          <table:table-cell table:formula="of:=VALUE([.B568])" office:value-type="float" office:value="64.9779">
            <text:p>64.9779</text:p>
          </table:table-cell>
          <table:table-cell table:number-columns-repeated="2"/>
          <table:table-cell office:value-type="float" office:value="584">
            <text:p>584</text:p>
          </table:table-cell>
          <table:table-cell office:value-type="float" office:value="14.7184">
            <text:p>14.7184</text:p>
          </table:table-cell>
          <table:table-cell table:style-name="ce2" office:value-type="string">
            <text:p>-1.27712e+276</text:p>
          </table:table-cell>
          <table:table-cell/>
          <table:table-cell table:formula="of:=VALUE([.G568])" office:value-type="float" office:value="14.7184">
            <text:p>14.7184</text:p>
          </table:table-cell>
          <table:table-cell table:formula="of:=VALUE([.H568])" office:value-type="float" office:value="-1.27712E+276">
            <text:p>-1.28E+276</text:p>
          </table:table-cell>
          <table:table-cell table:number-columns-repeated="3"/>
        </table:table-row>
        <table:table-row table:style-name="ro1">
          <table:table-cell office:value-type="float" office:value="567">
            <text:p>567</text:p>
          </table:table-cell>
          <table:table-cell office:value-type="float" office:value="779.355">
            <text:p>779.355</text:p>
          </table:table-cell>
          <table:table-cell table:formula="of:=VALUE([.B569])" office:value-type="float" office:value="779.355">
            <text:p>779.355</text:p>
          </table:table-cell>
          <table:table-cell table:number-columns-repeated="2"/>
          <table:table-cell office:value-type="float" office:value="1928">
            <text:p>1928</text:p>
          </table:table-cell>
          <table:table-cell office:value-type="float" office:value="18.6207">
            <text:p>18.6207</text:p>
          </table:table-cell>
          <table:table-cell table:style-name="ce2" office:value-type="string">
            <text:p>-2.3781e+277</text:p>
          </table:table-cell>
          <table:table-cell/>
          <table:table-cell table:formula="of:=VALUE([.G569])" office:value-type="float" office:value="18.6207">
            <text:p>18.6207</text:p>
          </table:table-cell>
          <table:table-cell table:formula="of:=VALUE([.H569])" office:value-type="float" office:value="-2.3781E+277">
            <text:p>-2.38E+277</text:p>
          </table:table-cell>
          <table:table-cell table:number-columns-repeated="3"/>
        </table:table-row>
        <table:table-row table:style-name="ro1">
          <table:table-cell office:value-type="float" office:value="568">
            <text:p>568</text:p>
          </table:table-cell>
          <table:table-cell office:value-type="float" office:value="22.6944">
            <text:p>22.6944</text:p>
          </table:table-cell>
          <table:table-cell table:formula="of:=VALUE([.B570])" office:value-type="float" office:value="22.6944">
            <text:p>22.6944</text:p>
          </table:table-cell>
          <table:table-cell table:number-columns-repeated="2"/>
          <table:table-cell office:value-type="float" office:value="1412">
            <text:p>1412</text:p>
          </table:table-cell>
          <table:table-cell office:value-type="float" office:value="6.16479">
            <text:p>6.16479</text:p>
          </table:table-cell>
          <table:table-cell table:style-name="ce2" office:value-type="string">
            <text:p>-1.46605e+278</text:p>
          </table:table-cell>
          <table:table-cell/>
          <table:table-cell table:formula="of:=VALUE([.G570])" office:value-type="float" office:value="6.16479">
            <text:p>6.16479</text:p>
          </table:table-cell>
          <table:table-cell table:formula="of:=VALUE([.H570])" office:value-type="float" office:value="-1.46605E+278">
            <text:p>-1.47E+278</text:p>
          </table:table-cell>
          <table:table-cell table:number-columns-repeated="3"/>
        </table:table-row>
        <table:table-row table:style-name="ro1">
          <table:table-cell office:value-type="float" office:value="569">
            <text:p>569</text:p>
          </table:table-cell>
          <table:table-cell office:value-type="float" office:value="848.142">
            <text:p>848.142</text:p>
          </table:table-cell>
          <table:table-cell table:formula="of:=VALUE([.B571])" office:value-type="float" office:value="848.142">
            <text:p>848.142</text:p>
          </table:table-cell>
          <table:table-cell table:number-columns-repeated="2"/>
          <table:table-cell office:value-type="float" office:value="2240">
            <text:p>2240</text:p>
          </table:table-cell>
          <table:table-cell office:value-type="float" office:value="7.46856">
            <text:p>7.46856</text:p>
          </table:table-cell>
          <table:table-cell table:style-name="ce2" office:value-type="string">
            <text:p>-1.09493e+279</text:p>
          </table:table-cell>
          <table:table-cell/>
          <table:table-cell table:formula="of:=VALUE([.G571])" office:value-type="float" office:value="7.46856">
            <text:p>7.46856</text:p>
          </table:table-cell>
          <table:table-cell table:formula="of:=VALUE([.H571])" office:value-type="float" office:value="-1.09493E+279">
            <text:p>-1.09E+279</text:p>
          </table:table-cell>
          <table:table-cell table:number-columns-repeated="3"/>
        </table:table-row>
        <table:table-row table:style-name="ro1">
          <table:table-cell office:value-type="float" office:value="570">
            <text:p>570</text:p>
          </table:table-cell>
          <table:table-cell office:value-type="float" office:value="141.846">
            <text:p>141.846</text:p>
          </table:table-cell>
          <table:table-cell table:formula="of:=VALUE([.B572])" office:value-type="float" office:value="141.846">
            <text:p>141.846</text:p>
          </table:table-cell>
          <table:table-cell table:number-columns-repeated="2"/>
          <table:table-cell office:value-type="float" office:value="2476">
            <text:p>2476</text:p>
          </table:table-cell>
          <table:table-cell office:value-type="float" office:value="6.09108">
            <text:p>6.09108</text:p>
          </table:table-cell>
          <table:table-cell table:style-name="ce2" office:value-type="string">
            <text:p>-6.66928e+279</text:p>
          </table:table-cell>
          <table:table-cell/>
          <table:table-cell table:formula="of:=VALUE([.G572])" office:value-type="float" office:value="6.09108">
            <text:p>6.09108</text:p>
          </table:table-cell>
          <table:table-cell table:formula="of:=VALUE([.H572])" office:value-type="float" office:value="-6.66928E+279">
            <text:p>-6.67E+279</text:p>
          </table:table-cell>
          <table:table-cell table:number-columns-repeated="3"/>
        </table:table-row>
        <table:table-row table:style-name="ro1">
          <table:table-cell office:value-type="float" office:value="571">
            <text:p>571</text:p>
          </table:table-cell>
          <table:table-cell office:value-type="float" office:value="767.933">
            <text:p>767.933</text:p>
          </table:table-cell>
          <table:table-cell table:formula="of:=VALUE([.B573])" office:value-type="float" office:value="767.933">
            <text:p>767.933</text:p>
          </table:table-cell>
          <table:table-cell table:number-columns-repeated="2"/>
          <table:table-cell office:value-type="float" office:value="2188">
            <text:p>2188</text:p>
          </table:table-cell>
          <table:table-cell office:value-type="float" office:value="22.4303">
            <text:p>22.4303</text:p>
          </table:table-cell>
          <table:table-cell table:style-name="ce2" office:value-type="string">
            <text:p>1.49594e+281</text:p>
          </table:table-cell>
          <table:table-cell/>
          <table:table-cell table:formula="of:=VALUE([.G573])" office:value-type="float" office:value="22.4303">
            <text:p>22.4303</text:p>
          </table:table-cell>
          <table:table-cell table:formula="of:=VALUE([.H573])" office:value-type="float" office:value="1.49594E+281">
            <text:p>1.50E+281</text:p>
          </table:table-cell>
          <table:table-cell table:number-columns-repeated="3"/>
        </table:table-row>
        <table:table-row table:style-name="ro1">
          <table:table-cell office:value-type="float" office:value="572">
            <text:p>572</text:p>
          </table:table-cell>
          <table:table-cell office:value-type="float" office:value="22.4033">
            <text:p>22.4033</text:p>
          </table:table-cell>
          <table:table-cell table:formula="of:=VALUE([.B574])" office:value-type="float" office:value="22.4033">
            <text:p>22.4033</text:p>
          </table:table-cell>
          <table:table-cell table:number-columns-repeated="2"/>
          <table:table-cell office:value-type="float" office:value="2356">
            <text:p>2356</text:p>
          </table:table-cell>
          <table:table-cell office:value-type="float" office:value="3.0993">
            <text:p>3.0993</text:p>
          </table:table-cell>
          <table:table-cell table:style-name="ce2" office:value-type="string">
            <text:p>4.63638e+281</text:p>
          </table:table-cell>
          <table:table-cell/>
          <table:table-cell table:formula="of:=VALUE([.G574])" office:value-type="float" office:value="3.0993">
            <text:p>3.0993</text:p>
          </table:table-cell>
          <table:table-cell table:formula="of:=VALUE([.H574])" office:value-type="float" office:value="4.63638E+281">
            <text:p>4.64E+281</text:p>
          </table:table-cell>
          <table:table-cell table:number-columns-repeated="3"/>
        </table:table-row>
        <table:table-row table:style-name="ro1">
          <table:table-cell office:value-type="float" office:value="573">
            <text:p>573</text:p>
          </table:table-cell>
          <table:table-cell office:value-type="float" office:value="806.75">
            <text:p>806.75</text:p>
          </table:table-cell>
          <table:table-cell table:formula="of:=VALUE([.B575])" office:value-type="float" office:value="806.75">
            <text:p>806.75</text:p>
          </table:table-cell>
          <table:table-cell table:number-columns-repeated="2"/>
          <table:table-cell office:value-type="float" office:value="520">
            <text:p>520</text:p>
          </table:table-cell>
          <table:table-cell office:value-type="float" office:value="3.60374">
            <text:p>3.60374</text:p>
          </table:table-cell>
          <table:table-cell table:style-name="ce2" office:value-type="string">
            <text:p>1.67083e+282</text:p>
          </table:table-cell>
          <table:table-cell/>
          <table:table-cell table:formula="of:=VALUE([.G575])" office:value-type="float" office:value="3.60374">
            <text:p>3.60374</text:p>
          </table:table-cell>
          <table:table-cell table:formula="of:=VALUE([.H575])" office:value-type="float" office:value="1.67083E+282">
            <text:p>1.67E+282</text:p>
          </table:table-cell>
          <table:table-cell table:number-columns-repeated="3"/>
        </table:table-row>
        <table:table-row table:style-name="ro1">
          <table:table-cell office:value-type="float" office:value="574">
            <text:p>574</text:p>
          </table:table-cell>
          <table:table-cell office:value-type="float" office:value="206.516">
            <text:p>206.516</text:p>
          </table:table-cell>
          <table:table-cell table:formula="of:=VALUE([.B576])" office:value-type="float" office:value="206.516">
            <text:p>206.516</text:p>
          </table:table-cell>
          <table:table-cell table:number-columns-repeated="2"/>
          <table:table-cell office:value-type="float" office:value="2476">
            <text:p>2476</text:p>
          </table:table-cell>
          <table:table-cell office:value-type="float" office:value="4.91363">
            <text:p>4.91363</text:p>
          </table:table-cell>
          <table:table-cell table:style-name="ce2" office:value-type="string">
            <text:p>8.20984e+282</text:p>
          </table:table-cell>
          <table:table-cell/>
          <table:table-cell table:formula="of:=VALUE([.G576])" office:value-type="float" office:value="4.91363">
            <text:p>4.91363</text:p>
          </table:table-cell>
          <table:table-cell table:formula="of:=VALUE([.H576])" office:value-type="float" office:value="8.20984E+282">
            <text:p>8.21E+282</text:p>
          </table:table-cell>
          <table:table-cell table:number-columns-repeated="3"/>
        </table:table-row>
        <table:table-row table:style-name="ro1">
          <table:table-cell office:value-type="float" office:value="575">
            <text:p>575</text:p>
          </table:table-cell>
          <table:table-cell office:value-type="float" office:value="743.071">
            <text:p>743.071</text:p>
          </table:table-cell>
          <table:table-cell table:formula="of:=VALUE([.B577])" office:value-type="float" office:value="743.071">
            <text:p>743.071</text:p>
          </table:table-cell>
          <table:table-cell table:number-columns-repeated="2"/>
          <table:table-cell office:value-type="float" office:value="1820">
            <text:p>1820</text:p>
          </table:table-cell>
          <table:table-cell office:value-type="float" office:value="22.4303">
            <text:p>22.4303</text:p>
          </table:table-cell>
          <table:table-cell table:style-name="ce2" office:value-type="string">
            <text:p>-1.84149e+284</text:p>
          </table:table-cell>
          <table:table-cell/>
          <table:table-cell table:formula="of:=VALUE([.G577])" office:value-type="float" office:value="22.4303">
            <text:p>22.4303</text:p>
          </table:table-cell>
          <table:table-cell table:formula="of:=VALUE([.H577])" office:value-type="float" office:value="-1.84149E+284">
            <text:p>-1.84E+284</text:p>
          </table:table-cell>
          <table:table-cell table:number-columns-repeated="3"/>
        </table:table-row>
        <table:table-row table:style-name="ro1">
          <table:table-cell office:value-type="float" office:value="576">
            <text:p>576</text:p>
          </table:table-cell>
          <table:table-cell office:value-type="float" office:value="21.8014">
            <text:p>21.8014</text:p>
          </table:table-cell>
          <table:table-cell table:formula="of:=VALUE([.B578])" office:value-type="float" office:value="21.8014">
            <text:p>21.8014</text:p>
          </table:table-cell>
          <table:table-cell table:number-columns-repeated="2"/>
          <table:table-cell office:value-type="float" office:value="2336">
            <text:p>2336</text:p>
          </table:table-cell>
          <table:table-cell office:value-type="float" office:value="6.31867">
            <text:p>6.31867</text:p>
          </table:table-cell>
          <table:table-cell table:style-name="ce2" office:value-type="string">
            <text:p>-1.16358e+285</text:p>
          </table:table-cell>
          <table:table-cell/>
          <table:table-cell table:formula="of:=VALUE([.G578])" office:value-type="float" office:value="6.31867">
            <text:p>6.31867</text:p>
          </table:table-cell>
          <table:table-cell table:formula="of:=VALUE([.H578])" office:value-type="float" office:value="-1.16358E+285">
            <text:p>-1.16E+285</text:p>
          </table:table-cell>
          <table:table-cell table:number-columns-repeated="3"/>
        </table:table-row>
        <table:table-row table:style-name="ro1">
          <table:table-cell office:value-type="float" office:value="577">
            <text:p>577</text:p>
          </table:table-cell>
          <table:table-cell office:value-type="float" office:value="832.342">
            <text:p>832.342</text:p>
          </table:table-cell>
          <table:table-cell table:formula="of:=VALUE([.B579])" office:value-type="float" office:value="832.342">
            <text:p>832.342</text:p>
          </table:table-cell>
          <table:table-cell table:number-columns-repeated="2"/>
          <table:table-cell office:value-type="float" office:value="1608">
            <text:p>1608</text:p>
          </table:table-cell>
          <table:table-cell office:value-type="float" office:value="4.66964">
            <text:p>4.66964</text:p>
          </table:table-cell>
          <table:table-cell table:style-name="ce2" office:value-type="string">
            <text:p>-5.4335e+285</text:p>
          </table:table-cell>
          <table:table-cell/>
          <table:table-cell table:formula="of:=VALUE([.G579])" office:value-type="float" office:value="4.66964">
            <text:p>4.66964</text:p>
          </table:table-cell>
          <table:table-cell table:formula="of:=VALUE([.H579])" office:value-type="float" office:value="-5.4335E+285">
            <text:p>-5.43E+285</text:p>
          </table:table-cell>
          <table:table-cell table:number-columns-repeated="3"/>
        </table:table-row>
        <table:table-row table:style-name="ro1">
          <table:table-cell office:value-type="float" office:value="578">
            <text:p>578</text:p>
          </table:table-cell>
          <table:table-cell office:value-type="float" office:value="256.019">
            <text:p>256.019</text:p>
          </table:table-cell>
          <table:table-cell table:formula="of:=VALUE([.B580])" office:value-type="float" office:value="256.019">
            <text:p>256.019</text:p>
          </table:table-cell>
          <table:table-cell table:number-columns-repeated="2"/>
          <table:table-cell office:value-type="float" office:value="840">
            <text:p>840</text:p>
          </table:table-cell>
          <table:table-cell office:value-type="float" office:value="6.72627">
            <text:p>6.72627</text:p>
          </table:table-cell>
          <table:table-cell table:style-name="ce2" office:value-type="string">
            <text:p>-3.65472e+286</text:p>
          </table:table-cell>
          <table:table-cell/>
          <table:table-cell table:formula="of:=VALUE([.G580])" office:value-type="float" office:value="6.72627">
            <text:p>6.72627</text:p>
          </table:table-cell>
          <table:table-cell table:formula="of:=VALUE([.H580])" office:value-type="float" office:value="-3.65472E+286">
            <text:p>-3.65E+286</text:p>
          </table:table-cell>
          <table:table-cell table:number-columns-repeated="3"/>
        </table:table-row>
        <table:table-row table:style-name="ro1">
          <table:table-cell office:value-type="float" office:value="579">
            <text:p>579</text:p>
          </table:table-cell>
          <table:table-cell office:value-type="float" office:value="709.867">
            <text:p>709.867</text:p>
          </table:table-cell>
          <table:table-cell table:formula="of:=VALUE([.B581])" office:value-type="float" office:value="709.867">
            <text:p>709.867</text:p>
          </table:table-cell>
          <table:table-cell table:number-columns-repeated="2"/>
          <table:table-cell office:value-type="float" office:value="2336">
            <text:p>2336</text:p>
          </table:table-cell>
          <table:table-cell office:value-type="float" office:value="2.99478">
            <text:p>2.99478</text:p>
          </table:table-cell>
          <table:table-cell table:style-name="ce2" office:value-type="string">
            <text:p>-1.09451e+287</text:p>
          </table:table-cell>
          <table:table-cell/>
          <table:table-cell table:formula="of:=VALUE([.G581])" office:value-type="float" office:value="2.99478">
            <text:p>2.99478</text:p>
          </table:table-cell>
          <table:table-cell table:formula="of:=VALUE([.H581])" office:value-type="float" office:value="-1.09451E+287">
            <text:p>-1.09E+287</text:p>
          </table:table-cell>
          <table:table-cell table:number-columns-repeated="3"/>
        </table:table-row>
        <table:table-row table:style-name="ro1">
          <table:table-cell office:value-type="float" office:value="580">
            <text:p>580</text:p>
          </table:table-cell>
          <table:table-cell office:value-type="float" office:value="20.501">
            <text:p>20.501</text:p>
          </table:table-cell>
          <table:table-cell table:formula="of:=VALUE([.B582])" office:value-type="float" office:value="20.501">
            <text:p>20.501</text:p>
          </table:table-cell>
          <table:table-cell table:number-columns-repeated="2"/>
          <table:table-cell office:value-type="float" office:value="1816">
            <text:p>1816</text:p>
          </table:table-cell>
          <table:table-cell office:value-type="float" office:value="4.66964">
            <text:p>4.66964</text:p>
          </table:table-cell>
          <table:table-cell table:style-name="ce2" office:value-type="string">
            <text:p>-5.11097e+287</text:p>
          </table:table-cell>
          <table:table-cell/>
          <table:table-cell table:formula="of:=VALUE([.G582])" office:value-type="float" office:value="4.66964">
            <text:p>4.66964</text:p>
          </table:table-cell>
          <table:table-cell table:formula="of:=VALUE([.H582])" office:value-type="float" office:value="-5.11097E+287">
            <text:p>-5.11E+287</text:p>
          </table:table-cell>
          <table:table-cell table:number-columns-repeated="3"/>
        </table:table-row>
        <table:table-row table:style-name="ro1">
          <table:table-cell office:value-type="float" office:value="581">
            <text:p>581</text:p>
          </table:table-cell>
          <table:table-cell office:value-type="float" office:value="700.977">
            <text:p>700.977</text:p>
          </table:table-cell>
          <table:table-cell table:formula="of:=VALUE([.B583])" office:value-type="float" office:value="700.977">
            <text:p>700.977</text:p>
          </table:table-cell>
          <table:table-cell table:number-columns-repeated="2"/>
          <table:table-cell office:value-type="float" office:value="2568">
            <text:p>2568</text:p>
          </table:table-cell>
          <table:table-cell office:value-type="float" office:value="6.22192">
            <text:p>6.22192</text:p>
          </table:table-cell>
          <table:table-cell table:style-name="ce2" office:value-type="string">
            <text:p>-3.18001e+288</text:p>
          </table:table-cell>
          <table:table-cell/>
          <table:table-cell table:formula="of:=VALUE([.G583])" office:value-type="float" office:value="6.22192">
            <text:p>6.22192</text:p>
          </table:table-cell>
          <table:table-cell table:formula="of:=VALUE([.H583])" office:value-type="float" office:value="-3.18001E+288">
            <text:p>-3.18E+288</text:p>
          </table:table-cell>
          <table:table-cell table:number-columns-repeated="3"/>
        </table:table-row>
        <table:table-row table:style-name="ro1">
          <table:table-cell office:value-type="float" office:value="582">
            <text:p>582</text:p>
          </table:table-cell>
          <table:table-cell office:value-type="float" office:value="311.46">
            <text:p>311.46</text:p>
          </table:table-cell>
          <table:table-cell table:formula="of:=VALUE([.B584])" office:value-type="float" office:value="311.46">
            <text:p>311.46</text:p>
          </table:table-cell>
          <table:table-cell table:number-columns-repeated="2"/>
          <table:table-cell office:value-type="float" office:value="2032">
            <text:p>2032</text:p>
          </table:table-cell>
          <table:table-cell office:value-type="float" office:value="14.3077">
            <text:p>14.3077</text:p>
          </table:table-cell>
          <table:table-cell table:style-name="ce2" office:value-type="string">
            <text:p>4.54985e+289</text:p>
          </table:table-cell>
          <table:table-cell/>
          <table:table-cell table:formula="of:=VALUE([.G584])" office:value-type="float" office:value="14.3077">
            <text:p>14.3077</text:p>
          </table:table-cell>
          <table:table-cell table:formula="of:=VALUE([.H584])" office:value-type="float" office:value="4.54985E+289">
            <text:p>4.55E+289</text:p>
          </table:table-cell>
          <table:table-cell table:number-columns-repeated="3"/>
        </table:table-row>
        <table:table-row table:style-name="ro1">
          <table:table-cell office:value-type="float" office:value="583">
            <text:p>583</text:p>
          </table:table-cell>
          <table:table-cell office:value-type="float" office:value="649.563">
            <text:p>649.563</text:p>
          </table:table-cell>
          <table:table-cell table:formula="of:=VALUE([.B585])" office:value-type="float" office:value="649.563">
            <text:p>649.563</text:p>
          </table:table-cell>
          <table:table-cell table:number-columns-repeated="2"/>
          <table:table-cell office:value-type="float" office:value="2628">
            <text:p>2628</text:p>
          </table:table-cell>
          <table:table-cell office:value-type="float" office:value="6.07033">
            <text:p>6.07033</text:p>
          </table:table-cell>
          <table:table-cell table:style-name="ce2" office:value-type="string">
            <text:p>2.76191e+290</text:p>
          </table:table-cell>
          <table:table-cell/>
          <table:table-cell table:formula="of:=VALUE([.G585])" office:value-type="float" office:value="6.07033">
            <text:p>6.07033</text:p>
          </table:table-cell>
          <table:table-cell table:formula="of:=VALUE([.H585])" office:value-type="float" office:value="2.76191E+290">
            <text:p>2.76E+290</text:p>
          </table:table-cell>
          <table:table-cell table:number-columns-repeated="3"/>
        </table:table-row>
        <table:table-row table:style-name="ro1">
          <table:table-cell office:value-type="float" office:value="584">
            <text:p>584</text:p>
          </table:table-cell>
          <table:table-cell office:value-type="float" office:value="18.6207">
            <text:p>18.6207</text:p>
          </table:table-cell>
          <table:table-cell table:formula="of:=VALUE([.B586])" office:value-type="float" office:value="18.6207">
            <text:p>18.6207</text:p>
          </table:table-cell>
          <table:table-cell table:number-columns-repeated="2"/>
          <table:table-cell office:value-type="float" office:value="676">
            <text:p>676</text:p>
          </table:table-cell>
          <table:table-cell office:value-type="float" office:value="12.2889">
            <text:p>12.2889</text:p>
          </table:table-cell>
          <table:table-cell table:style-name="ce2" office:value-type="string">
            <text:p>-3.39408e+291</text:p>
          </table:table-cell>
          <table:table-cell/>
          <table:table-cell table:formula="of:=VALUE([.G586])" office:value-type="float" office:value="12.2889">
            <text:p>12.2889</text:p>
          </table:table-cell>
          <table:table-cell table:formula="of:=VALUE([.H586])" office:value-type="float" office:value="-3.39408E+291">
            <text:p>-3.39E+291</text:p>
          </table:table-cell>
          <table:table-cell table:number-columns-repeated="3"/>
        </table:table-row>
        <table:table-row table:style-name="ro1">
          <table:table-cell office:value-type="float" office:value="585">
            <text:p>585</text:p>
          </table:table-cell>
          <table:table-cell office:value-type="float" office:value="587.492">
            <text:p>587.492</text:p>
          </table:table-cell>
          <table:table-cell table:formula="of:=VALUE([.B587])" office:value-type="float" office:value="587.492">
            <text:p>587.492</text:p>
          </table:table-cell>
          <table:table-cell table:number-columns-repeated="2"/>
          <table:table-cell office:value-type="float" office:value="164">
            <text:p>164</text:p>
          </table:table-cell>
          <table:table-cell office:value-type="float" office:value="18.6111">
            <text:p>18.6111</text:p>
          </table:table-cell>
          <table:table-cell table:style-name="ce2" office:value-type="string">
            <text:p>-6.31677e+292</text:p>
          </table:table-cell>
          <table:table-cell/>
          <table:table-cell table:formula="of:=VALUE([.G587])" office:value-type="float" office:value="18.6111">
            <text:p>18.6111</text:p>
          </table:table-cell>
          <table:table-cell table:formula="of:=VALUE([.H587])" office:value-type="float" office:value="-6.31677E+292">
            <text:p>-6.32E+292</text:p>
          </table:table-cell>
          <table:table-cell table:number-columns-repeated="3"/>
        </table:table-row>
        <table:table-row table:style-name="ro1">
          <table:table-cell office:value-type="float" office:value="586">
            <text:p>586</text:p>
          </table:table-cell>
          <table:table-cell office:value-type="float" office:value="362.209">
            <text:p>362.209</text:p>
          </table:table-cell>
          <table:table-cell table:formula="of:=VALUE([.B588])" office:value-type="float" office:value="362.209">
            <text:p>362.209</text:p>
          </table:table-cell>
          <table:table-cell table:number-columns-repeated="2"/>
          <table:table-cell office:value-type="float" office:value="588">
            <text:p>588</text:p>
          </table:table-cell>
          <table:table-cell office:value-type="float" office:value="6.69847">
            <text:p>6.69847</text:p>
          </table:table-cell>
          <table:table-cell table:style-name="ce2" office:value-type="string">
            <text:p>-4.23127e+293</text:p>
          </table:table-cell>
          <table:table-cell/>
          <table:table-cell table:formula="of:=VALUE([.G588])" office:value-type="float" office:value="6.69847">
            <text:p>6.69847</text:p>
          </table:table-cell>
          <table:table-cell table:formula="of:=VALUE([.H588])" office:value-type="float" office:value="-4.23127E+293">
            <text:p>-4.23E+293</text:p>
          </table:table-cell>
          <table:table-cell table:number-columns-repeated="3"/>
        </table:table-row>
        <table:table-row table:style-name="ro1">
          <table:table-cell office:value-type="float" office:value="587">
            <text:p>587</text:p>
          </table:table-cell>
          <table:table-cell office:value-type="float" office:value="569.835">
            <text:p>569.835</text:p>
          </table:table-cell>
          <table:table-cell table:formula="of:=VALUE([.B589])" office:value-type="float" office:value="569.835">
            <text:p>569.835</text:p>
          </table:table-cell>
          <table:table-cell table:number-columns-repeated="2"/>
          <table:table-cell office:value-type="float" office:value="236">
            <text:p>236</text:p>
          </table:table-cell>
          <table:table-cell office:value-type="float" office:value="16.2711">
            <text:p>16.2711</text:p>
          </table:table-cell>
          <table:table-cell table:style-name="ce2" office:value-type="string">
            <text:p>-6.88474e+294</text:p>
          </table:table-cell>
          <table:table-cell/>
          <table:table-cell table:formula="of:=VALUE([.G589])" office:value-type="float" office:value="16.2711">
            <text:p>16.2711</text:p>
          </table:table-cell>
          <table:table-cell table:formula="of:=VALUE([.H589])" office:value-type="float" office:value="-6.88474E+294">
            <text:p>-6.88E+294</text:p>
          </table:table-cell>
          <table:table-cell table:number-columns-repeated="3"/>
        </table:table-row>
        <table:table-row table:style-name="ro1">
          <table:table-cell office:value-type="float" office:value="588">
            <text:p>588</text:p>
          </table:table-cell>
          <table:table-cell office:value-type="float" office:value="16.2711">
            <text:p>16.2711</text:p>
          </table:table-cell>
          <table:table-cell table:formula="of:=VALUE([.B590])" office:value-type="float" office:value="16.2711">
            <text:p>16.2711</text:p>
          </table:table-cell>
          <table:table-cell table:number-columns-repeated="2"/>
          <table:table-cell office:value-type="float" office:value="1320">
            <text:p>1320</text:p>
          </table:table-cell>
          <table:table-cell office:value-type="float" office:value="12.4294">
            <text:p>12.4294</text:p>
          </table:table-cell>
          <table:table-cell table:style-name="ce2" office:value-type="string">
            <text:p>8.55731e+295</text:p>
          </table:table-cell>
          <table:table-cell/>
          <table:table-cell table:formula="of:=VALUE([.G590])" office:value-type="float" office:value="12.4294">
            <text:p>12.4294</text:p>
          </table:table-cell>
          <table:table-cell table:formula="of:=VALUE([.H590])" office:value-type="float" office:value="8.55731E+295">
            <text:p>8.56E+295</text:p>
          </table:table-cell>
          <table:table-cell table:number-columns-repeated="3"/>
        </table:table-row>
        <table:table-row table:style-name="ro1">
          <table:table-cell office:value-type="float" office:value="589">
            <text:p>589</text:p>
          </table:table-cell>
          <table:table-cell office:value-type="float" office:value="637.83">
            <text:p>637.83</text:p>
          </table:table-cell>
          <table:table-cell table:formula="of:=VALUE([.B591])" office:value-type="float" office:value="637.83">
            <text:p>637.83</text:p>
          </table:table-cell>
          <table:table-cell table:number-columns-repeated="2"/>
          <table:table-cell office:value-type="float" office:value="1824">
            <text:p>1824</text:p>
          </table:table-cell>
          <table:table-cell office:value-type="float" office:value="5.29966">
            <text:p>5.29966</text:p>
          </table:table-cell>
          <table:table-cell table:style-name="ce2" office:value-type="string">
            <text:p>4.53508e+296</text:p>
          </table:table-cell>
          <table:table-cell/>
          <table:table-cell table:formula="of:=VALUE([.G591])" office:value-type="float" office:value="5.29966">
            <text:p>5.29966</text:p>
          </table:table-cell>
          <table:table-cell table:formula="of:=VALUE([.H591])" office:value-type="float" office:value="4.53508E+296">
            <text:p>4.54E+296</text:p>
          </table:table-cell>
          <table:table-cell table:number-columns-repeated="3"/>
        </table:table-row>
        <table:table-row table:style-name="ro1">
          <table:table-cell office:value-type="float" office:value="590">
            <text:p>590</text:p>
          </table:table-cell>
          <table:table-cell office:value-type="float" office:value="418.521">
            <text:p>418.521</text:p>
          </table:table-cell>
          <table:table-cell table:formula="of:=VALUE([.B592])" office:value-type="float" office:value="418.521">
            <text:p>418.521</text:p>
          </table:table-cell>
          <table:table-cell table:number-columns-repeated="2"/>
          <table:table-cell office:value-type="float" office:value="664">
            <text:p>664</text:p>
          </table:table-cell>
          <table:table-cell office:value-type="float" office:value="6.27729">
            <text:p>6.27729</text:p>
          </table:table-cell>
          <table:table-cell table:style-name="ce2" office:value-type="string">
            <text:p>2.8468e+297</text:p>
          </table:table-cell>
          <table:table-cell/>
          <table:table-cell table:formula="of:=VALUE([.G592])" office:value-type="float" office:value="6.27729">
            <text:p>6.27729</text:p>
          </table:table-cell>
          <table:table-cell table:formula="of:=VALUE([.H592])" office:value-type="float" office:value="2.8468E+297">
            <text:p>2.85E+297</text:p>
          </table:table-cell>
          <table:table-cell table:number-columns-repeated="3"/>
        </table:table-row>
        <table:table-row table:style-name="ro1">
          <table:table-cell office:value-type="float" office:value="591">
            <text:p>591</text:p>
          </table:table-cell>
          <table:table-cell office:value-type="float" office:value="470.054">
            <text:p>470.054</text:p>
          </table:table-cell>
          <table:table-cell table:formula="of:=VALUE([.B593])" office:value-type="float" office:value="470.054">
            <text:p>470.054</text:p>
          </table:table-cell>
          <table:table-cell table:number-columns-repeated="2"/>
          <table:table-cell office:value-type="float" office:value="1892">
            <text:p>1892</text:p>
          </table:table-cell>
          <table:table-cell office:value-type="float" office:value="17.1934">
            <text:p>17.1934</text:p>
          </table:table-cell>
          <table:table-cell table:style-name="ce2" office:value-type="string">
            <text:p>4.89463e+298</text:p>
          </table:table-cell>
          <table:table-cell/>
          <table:table-cell table:formula="of:=VALUE([.G593])" office:value-type="float" office:value="17.1934">
            <text:p>17.1934</text:p>
          </table:table-cell>
          <table:table-cell table:formula="of:=VALUE([.H593])" office:value-type="float" office:value="4.89463E+298">
            <text:p>4.89E+298</text:p>
          </table:table-cell>
          <table:table-cell table:number-columns-repeated="3"/>
        </table:table-row>
        <table:table-row table:style-name="ro1">
          <table:table-cell office:value-type="float" office:value="592">
            <text:p>592</text:p>
          </table:table-cell>
          <table:table-cell office:value-type="float" office:value="12.037">
            <text:p>12.037</text:p>
          </table:table-cell>
          <table:table-cell table:formula="of:=VALUE([.B594])" office:value-type="float" office:value="12.037">
            <text:p>12.037</text:p>
          </table:table-cell>
          <table:table-cell table:number-columns-repeated="2"/>
          <table:table-cell office:value-type="float" office:value="1068">
            <text:p>1068</text:p>
          </table:table-cell>
          <table:table-cell office:value-type="float" office:value="9.44387">
            <text:p>9.44387</text:p>
          </table:table-cell>
          <table:table-cell table:style-name="ce2" office:value-type="string">
            <text:p>-4.62243e+299</text:p>
          </table:table-cell>
          <table:table-cell/>
          <table:table-cell table:formula="of:=VALUE([.G594])" office:value-type="float" office:value="9.44387">
            <text:p>9.44387</text:p>
          </table:table-cell>
          <table:table-cell table:formula="of:=VALUE([.H594])" office:value-type="float" office:value="-4.62243E+299">
            <text:p>-4.62E+299</text:p>
          </table:table-cell>
          <table:table-cell table:number-columns-repeated="3"/>
        </table:table-row>
        <table:table-row table:style-name="ro1">
          <table:table-cell office:value-type="float" office:value="593">
            <text:p>593</text:p>
          </table:table-cell>
          <table:table-cell office:value-type="float" office:value="610.292">
            <text:p>610.292</text:p>
          </table:table-cell>
          <table:table-cell table:formula="of:=VALUE([.B595])" office:value-type="float" office:value="610.292">
            <text:p>610.292</text:p>
          </table:table-cell>
          <table:table-cell table:number-columns-repeated="2"/>
          <table:table-cell office:value-type="float" office:value="680">
            <text:p>680</text:p>
          </table:table-cell>
          <table:table-cell office:value-type="float" office:value="3.93327">
            <text:p>3.93327</text:p>
          </table:table-cell>
          <table:table-cell table:style-name="ce2" office:value-type="string">
            <text:p>-1.81813e+300</text:p>
          </table:table-cell>
          <table:table-cell/>
          <table:table-cell table:formula="of:=VALUE([.G595])" office:value-type="float" office:value="3.93327">
            <text:p>3.93327</text:p>
          </table:table-cell>
          <table:table-cell table:formula="of:=VALUE([.H595])" office:value-type="float" office:value="-1.81813E+300">
            <text:p>-1.82E+300</text:p>
          </table:table-cell>
          <table:table-cell table:number-columns-repeated="3"/>
        </table:table-row>
        <table:table-row table:style-name="ro1">
          <table:table-cell office:value-type="float" office:value="594">
            <text:p>594</text:p>
          </table:table-cell>
          <table:table-cell office:value-type="float" office:value="530.068">
            <text:p>530.068</text:p>
          </table:table-cell>
          <table:table-cell table:formula="of:=VALUE([.B596])" office:value-type="float" office:value="530.068">
            <text:p>530.068</text:p>
          </table:table-cell>
          <table:table-cell table:number-columns-repeated="2"/>
          <table:table-cell office:value-type="float" office:value="12">
            <text:p>12</text:p>
          </table:table-cell>
          <table:table-cell office:value-type="float" office:value="18.3045">
            <text:p>18.3045</text:p>
          </table:table-cell>
          <table:table-cell table:style-name="ce2" office:value-type="string">
            <text:p>-3.32799e+301</text:p>
          </table:table-cell>
          <table:table-cell/>
          <table:table-cell table:formula="of:=VALUE([.G596])" office:value-type="float" office:value="18.3045">
            <text:p>18.3045</text:p>
          </table:table-cell>
          <table:table-cell table:formula="of:=VALUE([.H596])" office:value-type="float" office:value="-3.32799E+301">
            <text:p>-3.33E+301</text:p>
          </table:table-cell>
          <table:table-cell table:number-columns-repeated="3"/>
        </table:table-row>
        <table:table-row table:style-name="ro1">
          <table:table-cell office:value-type="float" office:value="595">
            <text:p>595</text:p>
          </table:table-cell>
          <table:table-cell office:value-type="float" office:value="294.599">
            <text:p>294.599</text:p>
          </table:table-cell>
          <table:table-cell table:formula="of:=VALUE([.B597])" office:value-type="float" office:value="294.599">
            <text:p>294.599</text:p>
          </table:table-cell>
          <table:table-cell table:number-columns-repeated="2"/>
          <table:table-cell office:value-type="float" office:value="1660">
            <text:p>1660</text:p>
          </table:table-cell>
          <table:table-cell table:style-name="ce2" office:value-type="string">
            <text:p>3.75047e-13</text:p>
          </table:table-cell>
          <table:table-cell table:style-name="ce2" office:value-type="string">
            <text:p>-1.24815e+289</text:p>
          </table:table-cell>
          <table:table-cell/>
          <table:table-cell table:formula="of:=VALUE([.G597])" office:value-type="float" office:value="0.000000000000375047">
            <text:p>3.75047E-013</text:p>
          </table:table-cell>
          <table:table-cell table:formula="of:=VALUE([.H597])" office:value-type="float" office:value="-1.24815E+289">
            <text:p>-1.25E+289</text:p>
          </table:table-cell>
          <table:table-cell table:number-columns-repeated="3"/>
        </table:table-row>
        <table:table-row table:style-name="ro1">
          <table:table-cell office:value-type="float" office:value="596">
            <text:p>596</text:p>
          </table:table-cell>
          <table:table-cell office:value-type="float" office:value="8.6845">
            <text:p>8.6845</text:p>
          </table:table-cell>
          <table:table-cell table:formula="of:=VALUE([.B598])" office:value-type="float" office:value="8.6845">
            <text:p>8.6845</text:p>
          </table:table-cell>
          <table:table-cell table:number-columns-repeated="2"/>
          <table:table-cell office:value-type="float" office:value="1188">
            <text:p>1188</text:p>
          </table:table-cell>
          <table:table-cell office:value-type="float" office:value="1.42686">
            <text:p>1.42686</text:p>
          </table:table-cell>
          <table:table-cell table:style-name="ce2" office:value-type="string">
            <text:p>-1.78095e+289</text:p>
          </table:table-cell>
          <table:table-cell/>
          <table:table-cell table:formula="of:=VALUE([.G598])" office:value-type="float" office:value="1.42686">
            <text:p>1.42686</text:p>
          </table:table-cell>
          <table:table-cell table:formula="of:=VALUE([.H598])" office:value-type="float" office:value="-1.78095E+289">
            <text:p>-1.78E+289</text:p>
          </table:table-cell>
          <table:table-cell table:number-columns-repeated="3"/>
        </table:table-row>
        <table:table-row table:style-name="ro1">
          <table:table-cell office:value-type="float" office:value="597">
            <text:p>597</text:p>
          </table:table-cell>
          <table:table-cell office:value-type="float" office:value="680.361">
            <text:p>680.361</text:p>
          </table:table-cell>
          <table:table-cell table:formula="of:=VALUE([.B599])" office:value-type="float" office:value="680.361">
            <text:p>680.361</text:p>
          </table:table-cell>
          <table:table-cell table:number-columns-repeated="2"/>
          <table:table-cell office:value-type="float" office:value="2304">
            <text:p>2304</text:p>
          </table:table-cell>
          <table:table-cell office:value-type="float" office:value="8.73944">
            <text:p>8.73944</text:p>
          </table:table-cell>
          <table:table-cell table:style-name="ce2" office:value-type="string">
            <text:p>-1.55645e+290</text:p>
          </table:table-cell>
          <table:table-cell/>
          <table:table-cell table:formula="of:=VALUE([.G599])" office:value-type="float" office:value="8.73944">
            <text:p>8.73944</text:p>
          </table:table-cell>
          <table:table-cell table:formula="of:=VALUE([.H599])" office:value-type="float" office:value="-1.55645E+290">
            <text:p>-1.56E+290</text:p>
          </table:table-cell>
          <table:table-cell table:number-columns-repeated="3"/>
        </table:table-row>
        <table:table-row table:style-name="ro1">
          <table:table-cell office:value-type="float" office:value="598">
            <text:p>598</text:p>
          </table:table-cell>
          <table:table-cell office:value-type="float" office:value="594.838">
            <text:p>594.838</text:p>
          </table:table-cell>
          <table:table-cell table:formula="of:=VALUE([.B600])" office:value-type="float" office:value="594.838">
            <text:p>594.838</text:p>
          </table:table-cell>
          <table:table-cell table:number-columns-repeated="2"/>
          <table:table-cell office:value-type="float" office:value="1256">
            <text:p>1256</text:p>
          </table:table-cell>
          <table:table-cell office:value-type="float" office:value="36.6495">
            <text:p>36.6495</text:p>
          </table:table-cell>
          <table:table-cell table:style-name="ce2" office:value-type="string">
            <text:p>5.7043e+291</text:p>
          </table:table-cell>
          <table:table-cell/>
          <table:table-cell table:formula="of:=VALUE([.G600])" office:value-type="float" office:value="36.6495">
            <text:p>36.6495</text:p>
          </table:table-cell>
          <table:table-cell table:formula="of:=VALUE([.H600])" office:value-type="float" office:value="5.7043E+291">
            <text:p>5.70E+291</text:p>
          </table:table-cell>
          <table:table-cell table:number-columns-repeated="3"/>
        </table:table-row>
        <table:table-row table:style-name="ro1">
          <table:table-cell office:value-type="float" office:value="599">
            <text:p>599</text:p>
          </table:table-cell>
          <table:table-cell office:value-type="float" office:value="173.792">
            <text:p>173.792</text:p>
          </table:table-cell>
          <table:table-cell table:formula="of:=VALUE([.B601])" office:value-type="float" office:value="173.792">
            <text:p>173.792</text:p>
          </table:table-cell>
          <table:table-cell table:number-columns-repeated="2"/>
          <table:table-cell office:value-type="float" office:value="824">
            <text:p>824</text:p>
          </table:table-cell>
          <table:table-cell office:value-type="float" office:value="1.96452">
            <text:p>1.96452</text:p>
          </table:table-cell>
          <table:table-cell table:style-name="ce2" office:value-type="string">
            <text:p>1.12062e+292</text:p>
          </table:table-cell>
          <table:table-cell/>
          <table:table-cell table:formula="of:=VALUE([.G601])" office:value-type="float" office:value="1.96452">
            <text:p>1.96452</text:p>
          </table:table-cell>
          <table:table-cell table:formula="of:=VALUE([.H601])" office:value-type="float" office:value="1.12062E+292">
            <text:p>1.12E+292</text:p>
          </table:table-cell>
          <table:table-cell table:number-columns-repeated="3"/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1.71907">
            <text:p>1.71907</text:p>
          </table:table-cell>
          <table:table-cell table:formula="of:=VALUE([.B602])" office:value-type="float" office:value="1.71907">
            <text:p>1.71907</text:p>
          </table:table-cell>
          <table:table-cell table:number-columns-repeated="2"/>
          <table:table-cell office:value-type="float" office:value="588">
            <text:p>588</text:p>
          </table:table-cell>
          <table:table-cell office:value-type="float" office:value="1.71328">
            <text:p>1.71328</text:p>
          </table:table-cell>
          <table:table-cell table:style-name="ce2" office:value-type="string">
            <text:p>1.91994e+292</text:p>
          </table:table-cell>
          <table:table-cell/>
          <table:table-cell table:formula="of:=VALUE([.G602])" office:value-type="float" office:value="1.71328">
            <text:p>1.71328</text:p>
          </table:table-cell>
          <table:table-cell table:formula="of:=VALUE([.H602])" office:value-type="float" office:value="1.91994E+292">
            <text:p>1.92E+292</text:p>
          </table:table-cell>
          <table:table-cell table:number-columns-repeated="3"/>
        </table:table-row>
        <table:table-row table:style-name="ro1">
          <table:table-cell office:value-type="float" office:value="601">
            <text:p>601</text:p>
          </table:table-cell>
          <table:table-cell office:value-type="float" office:value="876.583">
            <text:p>876.583</text:p>
          </table:table-cell>
          <table:table-cell table:formula="of:=VALUE([.B603])" office:value-type="float" office:value="876.583">
            <text:p>876.583</text:p>
          </table:table-cell>
          <table:table-cell table:number-columns-repeated="2"/>
          <table:table-cell office:value-type="float" office:value="2184">
            <text:p>2184</text:p>
          </table:table-cell>
          <table:table-cell office:value-type="float" office:value="16.2711">
            <text:p>16.2711</text:p>
          </table:table-cell>
          <table:table-cell table:style-name="ce2" office:value-type="string">
            <text:p>3.12395e+293</text:p>
          </table:table-cell>
          <table:table-cell/>
          <table:table-cell table:formula="of:=VALUE([.G603])" office:value-type="float" office:value="16.2711">
            <text:p>16.2711</text:p>
          </table:table-cell>
          <table:table-cell table:formula="of:=VALUE([.H603])" office:value-type="float" office:value="3.12395E+293">
            <text:p>3.12E+293</text:p>
          </table:table-cell>
          <table:table-cell table:number-columns-repeated="3"/>
        </table:table-row>
        <table:table-row table:style-name="ro1">
          <table:table-cell office:value-type="float" office:value="602">
            <text:p>602</text:p>
          </table:table-cell>
          <table:table-cell office:value-type="float" office:value="898.878">
            <text:p>898.878</text:p>
          </table:table-cell>
          <table:table-cell table:formula="of:=VALUE([.B604])" office:value-type="float" office:value="898.878">
            <text:p>898.878</text:p>
          </table:table-cell>
          <table:table-cell table:number-columns-repeated="2"/>
          <table:table-cell office:value-type="float" office:value="756">
            <text:p>756</text:p>
          </table:table-cell>
          <table:table-cell office:value-type="float" office:value="2.64205">
            <text:p>2.64205</text:p>
          </table:table-cell>
          <table:table-cell table:style-name="ce2" office:value-type="string">
            <text:p>8.25365e+293</text:p>
          </table:table-cell>
          <table:table-cell/>
          <table:table-cell table:formula="of:=VALUE([.G604])" office:value-type="float" office:value="2.64205">
            <text:p>2.64205</text:p>
          </table:table-cell>
          <table:table-cell table:formula="of:=VALUE([.H604])" office:value-type="float" office:value="8.25365E+293">
            <text:p>8.25E+293</text:p>
          </table:table-cell>
          <table:table-cell table:number-columns-repeated="3"/>
        </table:table-row>
        <table:table-row table:style-name="ro1">
          <table:table-cell office:value-type="float" office:value="603">
            <text:p>603</text:p>
          </table:table-cell>
          <table:table-cell office:value-type="float" office:value="266.383">
            <text:p>266.383</text:p>
          </table:table-cell>
          <table:table-cell table:formula="of:=VALUE([.B605])" office:value-type="float" office:value="266.383">
            <text:p>266.383</text:p>
          </table:table-cell>
          <table:table-cell table:number-columns-repeated="2"/>
          <table:table-cell office:value-type="float" office:value="2048">
            <text:p>2048</text:p>
          </table:table-cell>
          <table:table-cell office:value-type="float" office:value="7.55022">
            <text:p>7.55022</text:p>
          </table:table-cell>
          <table:table-cell table:style-name="ce2" office:value-type="string">
            <text:p>6.23169e+294</text:p>
          </table:table-cell>
          <table:table-cell/>
          <table:table-cell table:formula="of:=VALUE([.G605])" office:value-type="float" office:value="7.55022">
            <text:p>7.55022</text:p>
          </table:table-cell>
          <table:table-cell table:formula="of:=VALUE([.H605])" office:value-type="float" office:value="6.23169E+294">
            <text:p>6.23E+294</text:p>
          </table:table-cell>
          <table:table-cell table:number-columns-repeated="3"/>
        </table:table-row>
        <table:table-row table:style-name="ro1">
          <table:table-cell office:value-type="float" office:value="604">
            <text:p>604</text:p>
          </table:table-cell>
          <table:table-cell office:value-type="float" office:value="50.4717">
            <text:p>50.4717</text:p>
          </table:table-cell>
          <table:table-cell table:formula="of:=VALUE([.B606])" office:value-type="float" office:value="50.4717">
            <text:p>50.4717</text:p>
          </table:table-cell>
          <table:table-cell table:number-columns-repeated="2"/>
          <table:table-cell office:value-type="float" office:value="2300">
            <text:p>2300</text:p>
          </table:table-cell>
          <table:table-cell office:value-type="float" office:value="3.7567">
            <text:p>3.7567</text:p>
          </table:table-cell>
          <table:table-cell table:style-name="ce2" office:value-type="string">
            <text:p>2.34106e+295</text:p>
          </table:table-cell>
          <table:table-cell/>
          <table:table-cell table:formula="of:=VALUE([.G606])" office:value-type="float" office:value="3.7567">
            <text:p>3.7567</text:p>
          </table:table-cell>
          <table:table-cell table:formula="of:=VALUE([.H606])" office:value-type="float" office:value="2.34106E+295">
            <text:p>2.34E+295</text:p>
          </table:table-cell>
          <table:table-cell table:number-columns-repeated="3"/>
        </table:table-row>
        <table:table-row table:style-name="ro1">
          <table:table-cell office:value-type="float" office:value="605">
            <text:p>605</text:p>
          </table:table-cell>
          <table:table-cell office:value-type="float" office:value="730.529">
            <text:p>730.529</text:p>
          </table:table-cell>
          <table:table-cell table:formula="of:=VALUE([.B607])" office:value-type="float" office:value="730.529">
            <text:p>730.529</text:p>
          </table:table-cell>
          <table:table-cell table:number-columns-repeated="2"/>
          <table:table-cell office:value-type="float" office:value="280">
            <text:p>280</text:p>
          </table:table-cell>
          <table:table-cell office:value-type="float" office:value="1.07814">
            <text:p>1.07814</text:p>
          </table:table-cell>
          <table:table-cell table:style-name="ce2" office:value-type="string">
            <text:p>2.52398e+295</text:p>
          </table:table-cell>
          <table:table-cell/>
          <table:table-cell table:formula="of:=VALUE([.G607])" office:value-type="float" office:value="1.07814">
            <text:p>1.07814</text:p>
          </table:table-cell>
          <table:table-cell table:formula="of:=VALUE([.H607])" office:value-type="float" office:value="2.52398E+295">
            <text:p>2.52E+295</text:p>
          </table:table-cell>
          <table:table-cell table:number-columns-repeated="3"/>
        </table:table-row>
        <table:table-row table:style-name="ro1">
          <table:table-cell office:value-type="float" office:value="606">
            <text:p>606</text:p>
          </table:table-cell>
          <table:table-cell office:value-type="float" office:value="2353.96">
            <text:p>2353.96</text:p>
          </table:table-cell>
          <table:table-cell table:formula="of:=VALUE([.B608])" office:value-type="float" office:value="2353.96">
            <text:p>2353.96</text:p>
          </table:table-cell>
          <table:table-cell table:number-columns-repeated="2"/>
          <table:table-cell office:value-type="float" office:value="384">
            <text:p>384</text:p>
          </table:table-cell>
          <table:table-cell office:value-type="float" office:value="14.2082">
            <text:p>14.2082</text:p>
          </table:table-cell>
          <table:table-cell table:style-name="ce2" office:value-type="string">
            <text:p>-3.58613e+296</text:p>
          </table:table-cell>
          <table:table-cell/>
          <table:table-cell table:formula="of:=VALUE([.G608])" office:value-type="float" office:value="14.2082">
            <text:p>14.2082</text:p>
          </table:table-cell>
          <table:table-cell table:formula="of:=VALUE([.H608])" office:value-type="float" office:value="-3.58613E+296">
            <text:p>-3.59E+296</text:p>
          </table:table-cell>
          <table:table-cell table:number-columns-repeated="3"/>
        </table:table-row>
        <table:table-row table:style-name="ro1">
          <table:table-cell office:value-type="float" office:value="607">
            <text:p>607</text:p>
          </table:table-cell>
          <table:table-cell office:value-type="float" office:value="2427.75">
            <text:p>2427.75</text:p>
          </table:table-cell>
          <table:table-cell table:formula="of:=VALUE([.B609])" office:value-type="float" office:value="2427.75">
            <text:p>2427.75</text:p>
          </table:table-cell>
          <table:table-cell table:number-columns-repeated="2"/>
          <table:table-cell office:value-type="float" office:value="2156">
            <text:p>2156</text:p>
          </table:table-cell>
          <table:table-cell office:value-type="float" office:value="17.3793">
            <text:p>17.3793</text:p>
          </table:table-cell>
          <table:table-cell table:style-name="ce2" office:value-type="string">
            <text:p>-6.23244e+297</text:p>
          </table:table-cell>
          <table:table-cell/>
          <table:table-cell table:formula="of:=VALUE([.G609])" office:value-type="float" office:value="17.3793">
            <text:p>17.3793</text:p>
          </table:table-cell>
          <table:table-cell table:formula="of:=VALUE([.H609])" office:value-type="float" office:value="-6.23244E+297">
            <text:p>-6.23E+297</text:p>
          </table:table-cell>
          <table:table-cell table:number-columns-repeated="3"/>
        </table:table-row>
        <table:table-row table:style-name="ro1">
          <table:table-cell office:value-type="float" office:value="608">
            <text:p>608</text:p>
          </table:table-cell>
          <table:table-cell office:value-type="float" office:value="6.61839">
            <text:p>6.61839</text:p>
          </table:table-cell>
          <table:table-cell table:formula="of:=VALUE([.B610])" office:value-type="float" office:value="6.61839">
            <text:p>6.61839</text:p>
          </table:table-cell>
          <table:table-cell table:number-columns-repeated="2"/>
          <table:table-cell office:value-type="float" office:value="1284">
            <text:p>1284</text:p>
          </table:table-cell>
          <table:table-cell office:value-type="float" office:value="2.72506">
            <text:p>2.72506</text:p>
          </table:table-cell>
          <table:table-cell table:style-name="ce2" office:value-type="string">
            <text:p>-1.69838e+298</text:p>
          </table:table-cell>
          <table:table-cell/>
          <table:table-cell table:formula="of:=VALUE([.G610])" office:value-type="float" office:value="2.72506">
            <text:p>2.72506</text:p>
          </table:table-cell>
          <table:table-cell table:formula="of:=VALUE([.H610])" office:value-type="float" office:value="-1.69838E+298">
            <text:p>-1.70E+298</text:p>
          </table:table-cell>
          <table:table-cell table:number-columns-repeated="3"/>
        </table:table-row>
        <table:table-row table:style-name="ro1">
          <table:table-cell office:value-type="float" office:value="609">
            <text:p>609</text:p>
          </table:table-cell>
          <table:table-cell office:value-type="float" office:value="328.89">
            <text:p>328.89</text:p>
          </table:table-cell>
          <table:table-cell table:formula="of:=VALUE([.B611])" office:value-type="float" office:value="328.89">
            <text:p>328.89</text:p>
          </table:table-cell>
          <table:table-cell table:number-columns-repeated="2"/>
          <table:table-cell office:value-type="float" office:value="1712">
            <text:p>1712</text:p>
          </table:table-cell>
          <table:table-cell office:value-type="float" office:value="6.45192">
            <text:p>6.45192</text:p>
          </table:table-cell>
          <table:table-cell table:style-name="ce2" office:value-type="string">
            <text:p>-1.09578e+299</text:p>
          </table:table-cell>
          <table:table-cell/>
          <table:table-cell table:formula="of:=VALUE([.G611])" office:value-type="float" office:value="6.45192">
            <text:p>6.45192</text:p>
          </table:table-cell>
          <table:table-cell table:formula="of:=VALUE([.H611])" office:value-type="float" office:value="-1.09578E+299">
            <text:p>-1.10E+299</text:p>
          </table:table-cell>
          <table:table-cell table:number-columns-repeated="3"/>
        </table:table-row>
        <table:table-row table:style-name="ro1">
          <table:table-cell office:value-type="float" office:value="610">
            <text:p>610</text:p>
          </table:table-cell>
          <table:table-cell office:value-type="float" office:value="278.616">
            <text:p>278.616</text:p>
          </table:table-cell>
          <table:table-cell table:formula="of:=VALUE([.B612])" office:value-type="float" office:value="278.616">
            <text:p>278.616</text:p>
          </table:table-cell>
          <table:table-cell table:number-columns-repeated="2"/>
          <table:table-cell office:value-type="float" office:value="2340">
            <text:p>2340</text:p>
          </table:table-cell>
          <table:table-cell office:value-type="float" office:value="6.40518">
            <text:p>6.40518</text:p>
          </table:table-cell>
          <table:table-cell table:style-name="ce2" office:value-type="string">
            <text:p>-7.01866e+299</text:p>
          </table:table-cell>
          <table:table-cell/>
          <table:table-cell table:formula="of:=VALUE([.G612])" office:value-type="float" office:value="6.40518">
            <text:p>6.40518</text:p>
          </table:table-cell>
          <table:table-cell table:formula="of:=VALUE([.H612])" office:value-type="float" office:value="-7.01866E+299">
            <text:p>-7.02E+299</text:p>
          </table:table-cell>
          <table:table-cell table:number-columns-repeated="3"/>
        </table:table-row>
        <table:table-row table:style-name="ro1">
          <table:table-cell office:value-type="float" office:value="611">
            <text:p>611</text:p>
          </table:table-cell>
          <table:table-cell office:value-type="float" office:value="175.862">
            <text:p>175.862</text:p>
          </table:table-cell>
          <table:table-cell table:formula="of:=VALUE([.B613])" office:value-type="float" office:value="175.862">
            <text:p>175.862</text:p>
          </table:table-cell>
          <table:table-cell table:number-columns-repeated="2"/>
          <table:table-cell office:value-type="float" office:value="528">
            <text:p>528</text:p>
          </table:table-cell>
          <table:table-cell office:value-type="float" office:value="4.60385">
            <text:p>4.60385</text:p>
          </table:table-cell>
          <table:table-cell table:style-name="ce2" office:value-type="string">
            <text:p>-3.23129e+300</text:p>
          </table:table-cell>
          <table:table-cell/>
          <table:table-cell table:formula="of:=VALUE([.G613])" office:value-type="float" office:value="4.60385">
            <text:p>4.60385</text:p>
          </table:table-cell>
          <table:table-cell table:formula="of:=VALUE([.H613])" office:value-type="float" office:value="-3.23129E+300">
            <text:p>-3.23E+300</text:p>
          </table:table-cell>
          <table:table-cell table:number-columns-repeated="3"/>
        </table:table-row>
        <table:table-row table:style-name="ro1">
          <table:table-cell office:value-type="float" office:value="612">
            <text:p>612</text:p>
          </table:table-cell>
          <table:table-cell office:value-type="float" office:value="4.39727">
            <text:p>4.39727</text:p>
          </table:table-cell>
          <table:table-cell table:formula="of:=VALUE([.B614])" office:value-type="float" office:value="4.39727">
            <text:p>4.39727</text:p>
          </table:table-cell>
          <table:table-cell table:number-columns-repeated="2"/>
          <table:table-cell office:value-type="float" office:value="1744">
            <text:p>1744</text:p>
          </table:table-cell>
          <table:table-cell office:value-type="float" office:value="9.52505">
            <text:p>9.52505</text:p>
          </table:table-cell>
          <table:table-cell table:style-name="ce2" office:value-type="string">
            <text:p>-3.07781e+301</text:p>
          </table:table-cell>
          <table:table-cell/>
          <table:table-cell table:formula="of:=VALUE([.G614])" office:value-type="float" office:value="9.52505">
            <text:p>9.52505</text:p>
          </table:table-cell>
          <table:table-cell table:formula="of:=VALUE([.H614])" office:value-type="float" office:value="-3.07781E+301">
            <text:p>-3.08E+301</text:p>
          </table:table-cell>
          <table:table-cell table:number-columns-repeated="3"/>
        </table:table-row>
        <table:table-row table:style-name="ro1">
          <table:table-cell office:value-type="float" office:value="613">
            <text:p>613</text:p>
          </table:table-cell>
          <table:table-cell office:value-type="float" office:value="70.2709">
            <text:p>70.2709</text:p>
          </table:table-cell>
          <table:table-cell table:formula="of:=VALUE([.B615])" office:value-type="float" office:value="70.2709">
            <text:p>70.2709</text:p>
          </table:table-cell>
          <table:table-cell table:number-columns-repeated="2"/>
          <table:table-cell office:value-type="float" office:value="1720">
            <text:p>1720</text:p>
          </table:table-cell>
          <table:table-cell office:value-type="float" office:value="0.303928">
            <text:p>0.303928</text:p>
          </table:table-cell>
          <table:table-cell table:style-name="ce2" office:value-type="string">
            <text:p>-9.35435e+300</text:p>
          </table:table-cell>
          <table:table-cell/>
          <table:table-cell table:formula="of:=VALUE([.G615])" office:value-type="float" office:value="0.303928">
            <text:p>0.303928</text:p>
          </table:table-cell>
          <table:table-cell table:formula="of:=VALUE([.H615])" office:value-type="float" office:value="-9.35435E+300">
            <text:p>-9.35E+300</text:p>
          </table:table-cell>
          <table:table-cell table:number-columns-repeated="3"/>
        </table:table-row>
        <table:table-row table:style-name="ro1">
          <table:table-cell office:value-type="float" office:value="614">
            <text:p>614</text:p>
          </table:table-cell>
          <table:table-cell office:value-type="float" office:value="172.351">
            <text:p>172.351</text:p>
          </table:table-cell>
          <table:table-cell table:formula="of:=VALUE([.B616])" office:value-type="float" office:value="172.351">
            <text:p>172.351</text:p>
          </table:table-cell>
          <table:table-cell table:number-columns-repeated="2"/>
          <table:table-cell office:value-type="float" office:value="1000">
            <text:p>1000</text:p>
          </table:table-cell>
          <table:table-cell office:value-type="float" office:value="6.49171">
            <text:p>6.49171</text:p>
          </table:table-cell>
          <table:table-cell table:style-name="ce2" office:value-type="string">
            <text:p>-6.07257e+301</text:p>
          </table:table-cell>
          <table:table-cell/>
          <table:table-cell table:formula="of:=VALUE([.G616])" office:value-type="float" office:value="6.49171">
            <text:p>6.49171</text:p>
          </table:table-cell>
          <table:table-cell table:formula="of:=VALUE([.H616])" office:value-type="float" office:value="-6.07257E+301">
            <text:p>-6.07E+301</text:p>
          </table:table-cell>
          <table:table-cell table:number-columns-repeated="3"/>
        </table:table-row>
        <table:table-row table:style-name="ro1">
          <table:table-cell office:value-type="float" office:value="615">
            <text:p>615</text:p>
          </table:table-cell>
          <table:table-cell office:value-type="float" office:value="126.428">
            <text:p>126.428</text:p>
          </table:table-cell>
          <table:table-cell table:formula="of:=VALUE([.B617])" office:value-type="float" office:value="126.428">
            <text:p>126.428</text:p>
          </table:table-cell>
          <table:table-cell table:number-columns-repeated="2"/>
          <table:table-cell office:value-type="float" office:value="1508">
            <text:p>1508</text:p>
          </table:table-cell>
          <table:table-cell office:value-type="float" office:value="10.4716">
            <text:p>10.4716</text:p>
          </table:table-cell>
          <table:table-cell table:style-name="ce2" office:value-type="string">
            <text:p>-6.35894e+302</text:p>
          </table:table-cell>
          <table:table-cell/>
          <table:table-cell table:formula="of:=VALUE([.G617])" office:value-type="float" office:value="10.4716">
            <text:p>10.4716</text:p>
          </table:table-cell>
          <table:table-cell table:formula="of:=VALUE([.H617])" office:value-type="float" office:value="-6.35894E+302">
            <text:p>-6.36E+302</text:p>
          </table:table-cell>
          <table:table-cell table:number-columns-repeated="3"/>
        </table:table-row>
        <table:table-row table:style-name="ro1">
          <table:table-cell office:value-type="float" office:value="616">
            <text:p>616</text:p>
          </table:table-cell>
          <table:table-cell office:value-type="float" office:value="1.6286">
            <text:p>1.6286</text:p>
          </table:table-cell>
          <table:table-cell table:formula="of:=VALUE([.B618])" office:value-type="float" office:value="1.6286">
            <text:p>1.6286</text:p>
          </table:table-cell>
          <table:table-cell table:number-columns-repeated="2"/>
          <table:table-cell office:value-type="float" office:value="1304">
            <text:p>1304</text:p>
          </table:table-cell>
          <table:table-cell office:value-type="float" office:value="7.19083">
            <text:p>7.19083</text:p>
          </table:table-cell>
          <table:table-cell table:style-name="ce2" office:value-type="string">
            <text:p>-4.57261e+303</text:p>
          </table:table-cell>
          <table:table-cell/>
          <table:table-cell table:formula="of:=VALUE([.G618])" office:value-type="float" office:value="7.19083">
            <text:p>7.19083</text:p>
          </table:table-cell>
          <table:table-cell table:formula="of:=VALUE([.H618])" office:value-type="float" office:value="-4.57261E+303">
            <text:p>-4.57E+303</text:p>
          </table:table-cell>
          <table:table-cell table:number-columns-repeated="3"/>
        </table:table-row>
        <table:table-row table:style-name="ro1">
          <table:table-cell office:value-type="float" office:value="617">
            <text:p>617</text:p>
          </table:table-cell>
          <table:table-cell office:value-type="float" office:value="210.216">
            <text:p>210.216</text:p>
          </table:table-cell>
          <table:table-cell table:formula="of:=VALUE([.B619])" office:value-type="float" office:value="210.216">
            <text:p>210.216</text:p>
          </table:table-cell>
          <table:table-cell table:number-columns-repeated="2"/>
          <table:table-cell office:value-type="float" office:value="1256">
            <text:p>1256</text:p>
          </table:table-cell>
          <table:table-cell office:value-type="float" office:value="8.49062">
            <text:p>8.49062</text:p>
          </table:table-cell>
          <table:table-cell table:style-name="ce2" office:value-type="string">
            <text:p>-3.88243e+304</text:p>
          </table:table-cell>
          <table:table-cell/>
          <table:table-cell table:formula="of:=VALUE([.G619])" office:value-type="float" office:value="8.49062">
            <text:p>8.49062</text:p>
          </table:table-cell>
          <table:table-cell table:formula="of:=VALUE([.H619])" office:value-type="float" office:value="-3.88243E+304">
            <text:p>-3.88E+304</text:p>
          </table:table-cell>
          <table:table-cell table:number-columns-repeated="3"/>
        </table:table-row>
        <table:table-row table:style-name="ro1">
          <table:table-cell office:value-type="float" office:value="618">
            <text:p>618</text:p>
          </table:table-cell>
          <table:table-cell office:value-type="float" office:value="53.3635">
            <text:p>53.3635</text:p>
          </table:table-cell>
          <table:table-cell table:formula="of:=VALUE([.B620])" office:value-type="float" office:value="53.3635">
            <text:p>53.3635</text:p>
          </table:table-cell>
          <table:table-cell table:number-columns-repeated="2"/>
          <table:table-cell office:value-type="float" office:value="688">
            <text:p>688</text:p>
          </table:table-cell>
          <table:table-cell office:value-type="float" office:value="1.96452">
            <text:p>1.96452</text:p>
          </table:table-cell>
          <table:table-cell table:style-name="ce2" office:value-type="string">
            <text:p>-7.62711e+304</text:p>
          </table:table-cell>
          <table:table-cell/>
          <table:table-cell table:formula="of:=VALUE([.G620])" office:value-type="float" office:value="1.96452">
            <text:p>1.96452</text:p>
          </table:table-cell>
          <table:table-cell table:formula="of:=VALUE([.H620])" office:value-type="float" office:value="-7.62711E+304">
            <text:p>-7.63E+304</text:p>
          </table:table-cell>
          <table:table-cell table:number-columns-repeated="3"/>
        </table:table-row>
        <table:table-row table:style-name="ro1">
          <table:table-cell office:value-type="float" office:value="619">
            <text:p>619</text:p>
          </table:table-cell>
          <table:table-cell office:value-type="float" office:value="53.9409">
            <text:p>53.9409</text:p>
          </table:table-cell>
          <table:table-cell table:formula="of:=VALUE([.B621])" office:value-type="float" office:value="53.9409">
            <text:p>53.9409</text:p>
          </table:table-cell>
          <table:table-cell table:number-columns-repeated="2"/>
          <table:table-cell office:value-type="float" office:value="456">
            <text:p>456</text:p>
          </table:table-cell>
          <table:table-cell office:value-type="float" office:value="15.6323">
            <text:p>15.6323</text:p>
          </table:table-cell>
          <table:table-cell table:style-name="ce2" office:value-type="string">
            <text:p>-1.19229e+306</text:p>
          </table:table-cell>
          <table:table-cell/>
          <table:table-cell table:formula="of:=VALUE([.G621])" office:value-type="float" office:value="15.6323">
            <text:p>15.6323</text:p>
          </table:table-cell>
          <table:table-cell table:formula="of:=VALUE([.H621])" office:value-type="float" office:value="-1.19229E+306">
            <text:p>-1.19E+306</text:p>
          </table:table-cell>
          <table:table-cell table:number-columns-repeated="3"/>
        </table:table-row>
        <table:table-row table:style-name="ro1">
          <table:table-cell office:value-type="float" office:value="620">
            <text:p>620</text:p>
          </table:table-cell>
          <table:table-cell office:value-type="float" office:value="0.381907">
            <text:p>0.381907</text:p>
          </table:table-cell>
          <table:table-cell table:formula="of:=VALUE([.B622])" office:value-type="float" office:value="0.381907">
            <text:p>0.381907</text:p>
          </table:table-cell>
          <table:table-cell table:number-columns-repeated="2"/>
          <table:table-cell office:value-type="float" office:value="1392">
            <text:p>1392</text:p>
          </table:table-cell>
          <table:table-cell office:value-type="float" office:value="26.7539">
            <text:p>26.7539</text:p>
          </table:table-cell>
          <table:table-cell table:style-name="ce2" office:value-type="string">
            <text:p>-3.18984e+307</text:p>
          </table:table-cell>
          <table:table-cell/>
          <table:table-cell table:formula="of:=VALUE([.G622])" office:value-type="float" office:value="26.7539">
            <text:p>26.7539</text:p>
          </table:table-cell>
          <table:table-cell table:formula="of:=VALUE([.H622])" office:value-type="float" office:value="-3.18984E+307">
            <text:p>-3.19E+307</text:p>
          </table:table-cell>
          <table:table-cell table:number-columns-repeated="3"/>
        </table:table-row>
        <table:table-row table:style-name="ro1">
          <table:table-cell office:value-type="float" office:value="621">
            <text:p>621</text:p>
          </table:table-cell>
          <table:table-cell office:value-type="float" office:value="182.849">
            <text:p>182.849</text:p>
          </table:table-cell>
          <table:table-cell table:formula="of:=VALUE([.B623])" office:value-type="float" office:value="182.849">
            <text:p>182.849</text:p>
          </table:table-cell>
          <table:table-cell table:number-columns-repeated="11"/>
        </table:table-row>
        <table:table-row table:style-name="ro1">
          <table:table-cell office:value-type="float" office:value="622">
            <text:p>622</text:p>
          </table:table-cell>
          <table:table-cell office:value-type="float" office:value="16.7253">
            <text:p>16.7253</text:p>
          </table:table-cell>
          <table:table-cell table:formula="of:=VALUE([.B624])" office:value-type="float" office:value="16.7253">
            <text:p>16.7253</text:p>
          </table:table-cell>
          <table:table-cell table:number-columns-repeated="11"/>
        </table:table-row>
        <table:table-row table:style-name="ro1">
          <table:table-cell office:value-type="float" office:value="623">
            <text:p>623</text:p>
          </table:table-cell>
          <table:table-cell office:value-type="float" office:value="9.45685">
            <text:p>9.45685</text:p>
          </table:table-cell>
          <table:table-cell table:formula="of:=VALUE([.B625])" office:value-type="float" office:value="9.45685">
            <text:p>9.45685</text:p>
          </table:table-cell>
          <table:table-cell table:number-columns-repeated="11"/>
        </table:table-row>
        <table:table-row table:style-name="ro1">
          <table:table-cell office:value-type="float" office:value="624">
            <text:p>624</text:p>
          </table:table-cell>
          <table:table-cell office:value-type="float" office:value="5.64494">
            <text:p>5.64494</text:p>
          </table:table-cell>
          <table:table-cell table:formula="of:=VALUE([.B626])" office:value-type="float" office:value="5.64494">
            <text:p>5.64494</text:p>
          </table:table-cell>
          <table:table-cell table:number-columns-repeated="11"/>
        </table:table-row>
        <table:table-row table:style-name="ro1">
          <table:table-cell office:value-type="float" office:value="625">
            <text:p>625</text:p>
          </table:table-cell>
          <table:table-cell office:value-type="float" office:value="70.1314">
            <text:p>70.1314</text:p>
          </table:table-cell>
          <table:table-cell table:formula="of:=VALUE([.B627])" office:value-type="float" office:value="70.1314">
            <text:p>70.1314</text:p>
          </table:table-cell>
          <table:table-cell table:number-columns-repeated="11"/>
        </table:table-row>
        <table:table-row table:style-name="ro1">
          <table:table-cell office:value-type="float" office:value="626">
            <text:p>626</text:p>
          </table:table-cell>
          <table:table-cell office:value-type="float" office:value="101.317">
            <text:p>101.317</text:p>
          </table:table-cell>
          <table:table-cell table:formula="of:=VALUE([.B628])" office:value-type="float" office:value="101.317">
            <text:p>101.317</text:p>
          </table:table-cell>
          <table:table-cell table:number-columns-repeated="11"/>
        </table:table-row>
        <table:table-row table:style-name="ro1">
          <table:table-cell office:value-type="float" office:value="627">
            <text:p>627</text:p>
          </table:table-cell>
          <table:table-cell office:value-type="float" office:value="246.737">
            <text:p>246.737</text:p>
          </table:table-cell>
          <table:table-cell table:formula="of:=VALUE([.B629])" office:value-type="float" office:value="246.737">
            <text:p>246.737</text:p>
          </table:table-cell>
          <table:table-cell table:number-columns-repeated="11"/>
        </table:table-row>
        <table:table-row table:style-name="ro1">
          <table:table-cell office:value-type="float" office:value="628">
            <text:p>628</text:p>
          </table:table-cell>
          <table:table-cell office:value-type="float" office:value="3.17963">
            <text:p>3.17963</text:p>
          </table:table-cell>
          <table:table-cell table:formula="of:=VALUE([.B630])" office:value-type="float" office:value="3.17963">
            <text:p>3.17963</text:p>
          </table:table-cell>
          <table:table-cell table:number-columns-repeated="11"/>
        </table:table-row>
        <table:table-row table:style-name="ro1">
          <table:table-cell office:value-type="float" office:value="629">
            <text:p>629</text:p>
          </table:table-cell>
          <table:table-cell office:value-type="float" office:value="21.3558">
            <text:p>21.3558</text:p>
          </table:table-cell>
          <table:table-cell table:formula="of:=VALUE([.B631])" office:value-type="float" office:value="21.3558">
            <text:p>21.3558</text:p>
          </table:table-cell>
          <table:table-cell table:number-columns-repeated="11"/>
        </table:table-row>
        <table:table-row table:style-name="ro1">
          <table:table-cell office:value-type="float" office:value="630">
            <text:p>630</text:p>
          </table:table-cell>
          <table:table-cell office:value-type="float" office:value="129.77">
            <text:p>129.77</text:p>
          </table:table-cell>
          <table:table-cell table:formula="of:=VALUE([.B632])" office:value-type="float" office:value="129.77">
            <text:p>129.77</text:p>
          </table:table-cell>
          <table:table-cell table:number-columns-repeated="11"/>
        </table:table-row>
        <table:table-row table:style-name="ro1">
          <table:table-cell office:value-type="float" office:value="631">
            <text:p>631</text:p>
          </table:table-cell>
          <table:table-cell office:value-type="float" office:value="140.716">
            <text:p>140.716</text:p>
          </table:table-cell>
          <table:table-cell table:formula="of:=VALUE([.B633])" office:value-type="float" office:value="140.716">
            <text:p>140.716</text:p>
          </table:table-cell>
          <table:table-cell table:number-columns-repeated="11"/>
        </table:table-row>
        <table:table-row table:style-name="ro1">
          <table:table-cell office:value-type="float" office:value="632">
            <text:p>632</text:p>
          </table:table-cell>
          <table:table-cell office:value-type="float" office:value="5.70413">
            <text:p>5.70413</text:p>
          </table:table-cell>
          <table:table-cell table:formula="of:=VALUE([.B634])" office:value-type="float" office:value="5.70413">
            <text:p>5.70413</text:p>
          </table:table-cell>
          <table:table-cell table:number-columns-repeated="11"/>
        </table:table-row>
        <table:table-row table:style-name="ro1">
          <table:table-cell office:value-type="float" office:value="633">
            <text:p>633</text:p>
          </table:table-cell>
          <table:table-cell office:value-type="float" office:value="96.9409">
            <text:p>96.9409</text:p>
          </table:table-cell>
          <table:table-cell table:formula="of:=VALUE([.B635])" office:value-type="float" office:value="96.9409">
            <text:p>96.9409</text:p>
          </table:table-cell>
          <table:table-cell table:number-columns-repeated="11"/>
        </table:table-row>
        <table:table-row table:style-name="ro1">
          <table:table-cell office:value-type="float" office:value="634">
            <text:p>634</text:p>
          </table:table-cell>
          <table:table-cell office:value-type="float" office:value="139.658">
            <text:p>139.658</text:p>
          </table:table-cell>
          <table:table-cell table:formula="of:=VALUE([.B636])" office:value-type="float" office:value="139.658">
            <text:p>139.658</text:p>
          </table:table-cell>
          <table:table-cell table:number-columns-repeated="11"/>
        </table:table-row>
        <table:table-row table:style-name="ro1">
          <table:table-cell office:value-type="float" office:value="635">
            <text:p>635</text:p>
          </table:table-cell>
          <table:table-cell office:value-type="float" office:value="255.822">
            <text:p>255.822</text:p>
          </table:table-cell>
          <table:table-cell table:formula="of:=VALUE([.B637])" office:value-type="float" office:value="255.822">
            <text:p>255.822</text:p>
          </table:table-cell>
          <table:table-cell table:number-columns-repeated="11"/>
        </table:table-row>
        <table:table-row table:style-name="ro1">
          <table:table-cell office:value-type="float" office:value="636">
            <text:p>636</text:p>
          </table:table-cell>
          <table:table-cell office:value-type="float" office:value="6.63124">
            <text:p>6.63124</text:p>
          </table:table-cell>
          <table:table-cell table:formula="of:=VALUE([.B638])" office:value-type="float" office:value="6.63124">
            <text:p>6.63124</text:p>
          </table:table-cell>
          <table:table-cell table:number-columns-repeated="11"/>
        </table:table-row>
        <table:table-row table:style-name="ro1">
          <table:table-cell office:value-type="float" office:value="637">
            <text:p>637</text:p>
          </table:table-cell>
          <table:table-cell office:value-type="float" office:value="265.075">
            <text:p>265.075</text:p>
          </table:table-cell>
          <table:table-cell table:formula="of:=VALUE([.B639])" office:value-type="float" office:value="265.075">
            <text:p>265.075</text:p>
          </table:table-cell>
          <table:table-cell table:number-columns-repeated="11"/>
        </table:table-row>
        <table:table-row table:style-name="ro1">
          <table:table-cell office:value-type="float" office:value="638">
            <text:p>638</text:p>
          </table:table-cell>
          <table:table-cell office:value-type="float" office:value="191.456">
            <text:p>191.456</text:p>
          </table:table-cell>
          <table:table-cell table:formula="of:=VALUE([.B640])" office:value-type="float" office:value="191.456">
            <text:p>191.456</text:p>
          </table:table-cell>
          <table:table-cell table:number-columns-repeated="11"/>
        </table:table-row>
        <table:table-row table:style-name="ro1">
          <table:table-cell office:value-type="float" office:value="639">
            <text:p>639</text:p>
          </table:table-cell>
          <table:table-cell office:value-type="float" office:value="296.336">
            <text:p>296.336</text:p>
          </table:table-cell>
          <table:table-cell table:formula="of:=VALUE([.B641])" office:value-type="float" office:value="296.336">
            <text:p>296.336</text:p>
          </table:table-cell>
          <table:table-cell table:number-columns-repeated="11"/>
        </table:table-row>
        <table:table-row table:style-name="ro1">
          <table:table-cell office:value-type="float" office:value="640">
            <text:p>640</text:p>
          </table:table-cell>
          <table:table-cell office:value-type="float" office:value="38.9589">
            <text:p>38.9589</text:p>
          </table:table-cell>
          <table:table-cell table:formula="of:=VALUE([.B642])" office:value-type="float" office:value="38.9589">
            <text:p>38.9589</text:p>
          </table:table-cell>
          <table:table-cell table:number-columns-repeated="11"/>
        </table:table-row>
        <table:table-row table:style-name="ro1">
          <table:table-cell office:value-type="float" office:value="641">
            <text:p>641</text:p>
          </table:table-cell>
          <table:table-cell office:value-type="float" office:value="448.087">
            <text:p>448.087</text:p>
          </table:table-cell>
          <table:table-cell table:formula="of:=VALUE([.B643])" office:value-type="float" office:value="448.087">
            <text:p>448.087</text:p>
          </table:table-cell>
          <table:table-cell table:number-columns-repeated="11"/>
        </table:table-row>
        <table:table-row table:style-name="ro1">
          <table:table-cell office:value-type="float" office:value="642">
            <text:p>642</text:p>
          </table:table-cell>
          <table:table-cell office:value-type="float" office:value="2336.32">
            <text:p>2336.32</text:p>
          </table:table-cell>
          <table:table-cell table:formula="of:=VALUE([.B644])" office:value-type="float" office:value="2336.32">
            <text:p>2336.32</text:p>
          </table:table-cell>
          <table:table-cell table:number-columns-repeated="11"/>
        </table:table-row>
        <table:table-row table:style-name="ro1">
          <table:table-cell office:value-type="float" office:value="643">
            <text:p>643</text:p>
          </table:table-cell>
          <table:table-cell office:value-type="float" office:value="779.161">
            <text:p>779.161</text:p>
          </table:table-cell>
          <table:table-cell table:formula="of:=VALUE([.B645])" office:value-type="float" office:value="779.161">
            <text:p>779.161</text:p>
          </table:table-cell>
          <table:table-cell table:number-columns-repeated="11"/>
        </table:table-row>
        <table:table-row table:style-name="ro1">
          <table:table-cell office:value-type="float" office:value="644">
            <text:p>644</text:p>
          </table:table-cell>
          <table:table-cell office:value-type="float" office:value="10.4499">
            <text:p>10.4499</text:p>
          </table:table-cell>
          <table:table-cell table:formula="of:=VALUE([.B646])" office:value-type="float" office:value="10.4499">
            <text:p>10.4499</text:p>
          </table:table-cell>
          <table:table-cell table:number-columns-repeated="11"/>
        </table:table-row>
        <table:table-row table:style-name="ro1">
          <table:table-cell office:value-type="float" office:value="645">
            <text:p>645</text:p>
          </table:table-cell>
          <table:table-cell office:value-type="float" office:value="100.052">
            <text:p>100.052</text:p>
          </table:table-cell>
          <table:table-cell table:formula="of:=VALUE([.B647])" office:value-type="float" office:value="100.052">
            <text:p>100.052</text:p>
          </table:table-cell>
          <table:table-cell table:number-columns-repeated="11"/>
        </table:table-row>
        <table:table-row table:style-name="ro1">
          <table:table-cell office:value-type="float" office:value="646">
            <text:p>646</text:p>
          </table:table-cell>
          <table:table-cell office:value-type="float" office:value="1155.68">
            <text:p>1155.68</text:p>
          </table:table-cell>
          <table:table-cell table:formula="of:=VALUE([.B648])" office:value-type="float" office:value="1155.68">
            <text:p>1155.68</text:p>
          </table:table-cell>
          <table:table-cell table:number-columns-repeated="11"/>
        </table:table-row>
        <table:table-row table:style-name="ro1">
          <table:table-cell office:value-type="float" office:value="647">
            <text:p>647</text:p>
          </table:table-cell>
          <table:table-cell office:value-type="float" office:value="100.306">
            <text:p>100.306</text:p>
          </table:table-cell>
          <table:table-cell table:formula="of:=VALUE([.B649])" office:value-type="float" office:value="100.306">
            <text:p>100.306</text:p>
          </table:table-cell>
          <table:table-cell table:number-columns-repeated="11"/>
        </table:table-row>
        <table:table-row table:style-name="ro1">
          <table:table-cell office:value-type="float" office:value="648">
            <text:p>648</text:p>
          </table:table-cell>
          <table:table-cell office:value-type="float" office:value="3.09724">
            <text:p>3.09724</text:p>
          </table:table-cell>
          <table:table-cell table:formula="of:=VALUE([.B650])" office:value-type="float" office:value="3.09724">
            <text:p>3.09724</text:p>
          </table:table-cell>
          <table:table-cell table:number-columns-repeated="11"/>
        </table:table-row>
        <table:table-row table:style-name="ro1">
          <table:table-cell office:value-type="float" office:value="649">
            <text:p>649</text:p>
          </table:table-cell>
          <table:table-cell office:value-type="float" office:value="292.624">
            <text:p>292.624</text:p>
          </table:table-cell>
          <table:table-cell table:formula="of:=VALUE([.B651])" office:value-type="float" office:value="292.624">
            <text:p>292.624</text:p>
          </table:table-cell>
          <table:table-cell table:number-columns-repeated="11"/>
        </table:table-row>
        <table:table-row table:style-name="ro1">
          <table:table-cell office:value-type="float" office:value="650">
            <text:p>650</text:p>
          </table:table-cell>
          <table:table-cell office:value-type="float" office:value="850.773">
            <text:p>850.773</text:p>
          </table:table-cell>
          <table:table-cell table:formula="of:=VALUE([.B652])" office:value-type="float" office:value="850.773">
            <text:p>850.773</text:p>
          </table:table-cell>
          <table:table-cell table:number-columns-repeated="11"/>
        </table:table-row>
        <table:table-row table:style-name="ro1">
          <table:table-cell office:value-type="float" office:value="651">
            <text:p>651</text:p>
          </table:table-cell>
          <table:table-cell office:value-type="float" office:value="76.5387">
            <text:p>76.5387</text:p>
          </table:table-cell>
          <table:table-cell table:formula="of:=VALUE([.B653])" office:value-type="float" office:value="76.5387">
            <text:p>76.5387</text:p>
          </table:table-cell>
          <table:table-cell table:number-columns-repeated="11"/>
        </table:table-row>
        <table:table-row table:style-name="ro1">
          <table:table-cell office:value-type="float" office:value="652">
            <text:p>652</text:p>
          </table:table-cell>
          <table:table-cell office:value-type="float" office:value="10.3068">
            <text:p>10.3068</text:p>
          </table:table-cell>
          <table:table-cell table:formula="of:=VALUE([.B654])" office:value-type="float" office:value="10.3068">
            <text:p>10.3068</text:p>
          </table:table-cell>
          <table:table-cell table:number-columns-repeated="11"/>
        </table:table-row>
        <table:table-row table:style-name="ro1">
          <table:table-cell office:value-type="float" office:value="653">
            <text:p>653</text:p>
          </table:table-cell>
          <table:table-cell office:value-type="float" office:value="675.328">
            <text:p>675.328</text:p>
          </table:table-cell>
          <table:table-cell table:formula="of:=VALUE([.B655])" office:value-type="float" office:value="675.328">
            <text:p>675.328</text:p>
          </table:table-cell>
          <table:table-cell table:number-columns-repeated="11"/>
        </table:table-row>
        <table:table-row table:style-name="ro1">
          <table:table-cell office:value-type="float" office:value="654">
            <text:p>654</text:p>
          </table:table-cell>
          <table:table-cell office:value-type="float" office:value="258.276">
            <text:p>258.276</text:p>
          </table:table-cell>
          <table:table-cell table:formula="of:=VALUE([.B656])" office:value-type="float" office:value="258.276">
            <text:p>258.276</text:p>
          </table:table-cell>
          <table:table-cell table:number-columns-repeated="11"/>
        </table:table-row>
        <table:table-row table:style-name="ro1">
          <table:table-cell office:value-type="float" office:value="655">
            <text:p>655</text:p>
          </table:table-cell>
          <table:table-cell office:value-type="float" office:value="395.336">
            <text:p>395.336</text:p>
          </table:table-cell>
          <table:table-cell table:formula="of:=VALUE([.B657])" office:value-type="float" office:value="395.336">
            <text:p>395.336</text:p>
          </table:table-cell>
          <table:table-cell table:number-columns-repeated="11"/>
        </table:table-row>
        <table:table-row table:style-name="ro1">
          <table:table-cell office:value-type="float" office:value="656">
            <text:p>656</text:p>
          </table:table-cell>
          <table:table-cell office:value-type="float" office:value="13.5685">
            <text:p>13.5685</text:p>
          </table:table-cell>
          <table:table-cell table:formula="of:=VALUE([.B658])" office:value-type="float" office:value="13.5685">
            <text:p>13.5685</text:p>
          </table:table-cell>
          <table:table-cell table:number-columns-repeated="11"/>
        </table:table-row>
        <table:table-row table:style-name="ro1">
          <table:table-cell office:value-type="float" office:value="657">
            <text:p>657</text:p>
          </table:table-cell>
          <table:table-cell office:value-type="float" office:value="905.418">
            <text:p>905.418</text:p>
          </table:table-cell>
          <table:table-cell table:formula="of:=VALUE([.B659])" office:value-type="float" office:value="905.418">
            <text:p>905.418</text:p>
          </table:table-cell>
          <table:table-cell table:number-columns-repeated="11"/>
        </table:table-row>
        <table:table-row table:style-name="ro1">
          <table:table-cell office:value-type="float" office:value="658">
            <text:p>658</text:p>
          </table:table-cell>
          <table:table-cell office:value-type="float" office:value="148.461">
            <text:p>148.461</text:p>
          </table:table-cell>
          <table:table-cell table:formula="of:=VALUE([.B660])" office:value-type="float" office:value="148.461">
            <text:p>148.461</text:p>
          </table:table-cell>
          <table:table-cell table:number-columns-repeated="11"/>
        </table:table-row>
        <table:table-row table:style-name="ro1">
          <table:table-cell office:value-type="float" office:value="659">
            <text:p>659</text:p>
          </table:table-cell>
          <table:table-cell office:value-type="float" office:value="488.071">
            <text:p>488.071</text:p>
          </table:table-cell>
          <table:table-cell table:formula="of:=VALUE([.B661])" office:value-type="float" office:value="488.071">
            <text:p>488.071</text:p>
          </table:table-cell>
          <table:table-cell table:number-columns-repeated="11"/>
        </table:table-row>
        <table:table-row table:style-name="ro1">
          <table:table-cell office:value-type="float" office:value="660">
            <text:p>660</text:p>
          </table:table-cell>
          <table:table-cell office:value-type="float" office:value="15.5589">
            <text:p>15.5589</text:p>
          </table:table-cell>
          <table:table-cell table:formula="of:=VALUE([.B662])" office:value-type="float" office:value="15.5589">
            <text:p>15.5589</text:p>
          </table:table-cell>
          <table:table-cell table:number-columns-repeated="11"/>
        </table:table-row>
        <table:table-row table:style-name="ro1">
          <table:table-cell office:value-type="float" office:value="661">
            <text:p>661</text:p>
          </table:table-cell>
          <table:table-cell office:value-type="float" office:value="1067.21">
            <text:p>1067.21</text:p>
          </table:table-cell>
          <table:table-cell table:formula="of:=VALUE([.B663])" office:value-type="float" office:value="1067.21">
            <text:p>1067.21</text:p>
          </table:table-cell>
          <table:table-cell table:number-columns-repeated="11"/>
        </table:table-row>
        <table:table-row table:style-name="ro1">
          <table:table-cell office:value-type="float" office:value="662">
            <text:p>662</text:p>
          </table:table-cell>
          <table:table-cell office:value-type="float" office:value="51.4109">
            <text:p>51.4109</text:p>
          </table:table-cell>
          <table:table-cell table:formula="of:=VALUE([.B664])" office:value-type="float" office:value="51.4109">
            <text:p>51.4109</text:p>
          </table:table-cell>
          <table:table-cell table:number-columns-repeated="11"/>
        </table:table-row>
        <table:table-row table:style-name="ro1">
          <table:table-cell office:value-type="float" office:value="663">
            <text:p>663</text:p>
          </table:table-cell>
          <table:table-cell office:value-type="float" office:value="534.455">
            <text:p>534.455</text:p>
          </table:table-cell>
          <table:table-cell table:formula="of:=VALUE([.B665])" office:value-type="float" office:value="534.455">
            <text:p>534.455</text:p>
          </table:table-cell>
          <table:table-cell table:number-columns-repeated="11"/>
        </table:table-row>
        <table:table-row table:style-name="ro1">
          <table:table-cell office:value-type="float" office:value="664">
            <text:p>664</text:p>
          </table:table-cell>
          <table:table-cell office:value-type="float" office:value="17.1934">
            <text:p>17.1934</text:p>
          </table:table-cell>
          <table:table-cell table:formula="of:=VALUE([.B666])" office:value-type="float" office:value="17.1934">
            <text:p>17.1934</text:p>
          </table:table-cell>
          <table:table-cell table:number-columns-repeated="11"/>
        </table:table-row>
        <table:table-row table:style-name="ro1">
          <table:table-cell office:value-type="float" office:value="665">
            <text:p>665</text:p>
          </table:table-cell>
          <table:table-cell office:value-type="float" office:value="1099.16">
            <text:p>1099.16</text:p>
          </table:table-cell>
          <table:table-cell table:formula="of:=VALUE([.B667])" office:value-type="float" office:value="1099.16">
            <text:p>1099.16</text:p>
          </table:table-cell>
          <table:table-cell table:number-columns-repeated="11"/>
        </table:table-row>
        <table:table-row table:style-name="ro1">
          <table:table-cell office:value-type="float" office:value="666">
            <text:p>666</text:p>
          </table:table-cell>
          <table:table-cell office:value-type="float" office:value="43.4884">
            <text:p>43.4884</text:p>
          </table:table-cell>
          <table:table-cell table:formula="of:=VALUE([.B668])" office:value-type="float" office:value="43.4884">
            <text:p>43.4884</text:p>
          </table:table-cell>
          <table:table-cell table:number-columns-repeated="11"/>
        </table:table-row>
        <table:table-row table:style-name="ro1">
          <table:table-cell office:value-type="float" office:value="667">
            <text:p>667</text:p>
          </table:table-cell>
          <table:table-cell office:value-type="float" office:value="565.292">
            <text:p>565.292</text:p>
          </table:table-cell>
          <table:table-cell table:formula="of:=VALUE([.B669])" office:value-type="float" office:value="565.292">
            <text:p>565.292</text:p>
          </table:table-cell>
          <table:table-cell table:number-columns-repeated="11"/>
        </table:table-row>
        <table:table-row table:style-name="ro1">
          <table:table-cell office:value-type="float" office:value="668">
            <text:p>668</text:p>
          </table:table-cell>
          <table:table-cell office:value-type="float" office:value="18.355">
            <text:p>18.355</text:p>
          </table:table-cell>
          <table:table-cell table:formula="of:=VALUE([.B670])" office:value-type="float" office:value="18.355">
            <text:p>18.355</text:p>
          </table:table-cell>
          <table:table-cell table:number-columns-repeated="11"/>
        </table:table-row>
        <table:table-row table:style-name="ro1">
          <table:table-cell office:value-type="float" office:value="669">
            <text:p>669</text:p>
          </table:table-cell>
          <table:table-cell office:value-type="float" office:value="1239.23">
            <text:p>1239.23</text:p>
          </table:table-cell>
          <table:table-cell table:formula="of:=VALUE([.B671])" office:value-type="float" office:value="1239.23">
            <text:p>1239.23</text:p>
          </table:table-cell>
          <table:table-cell table:number-columns-repeated="11"/>
        </table:table-row>
        <table:table-row table:style-name="ro1">
          <table:table-cell office:value-type="float" office:value="670">
            <text:p>670</text:p>
          </table:table-cell>
          <table:table-cell office:value-type="float" office:value="101.801">
            <text:p>101.801</text:p>
          </table:table-cell>
          <table:table-cell table:formula="of:=VALUE([.B672])" office:value-type="float" office:value="101.801">
            <text:p>101.801</text:p>
          </table:table-cell>
          <table:table-cell table:number-columns-repeated="11"/>
        </table:table-row>
        <table:table-row table:style-name="ro1">
          <table:table-cell office:value-type="float" office:value="671">
            <text:p>671</text:p>
          </table:table-cell>
          <table:table-cell office:value-type="float" office:value="591.616">
            <text:p>591.616</text:p>
          </table:table-cell>
          <table:table-cell table:formula="of:=VALUE([.B673])" office:value-type="float" office:value="591.616">
            <text:p>591.616</text:p>
          </table:table-cell>
          <table:table-cell table:number-columns-repeated="11"/>
        </table:table-row>
        <table:table-row table:style-name="ro1">
          <table:table-cell office:value-type="float" office:value="672">
            <text:p>672</text:p>
          </table:table-cell>
          <table:table-cell office:value-type="float" office:value="18.7032">
            <text:p>18.7032</text:p>
          </table:table-cell>
          <table:table-cell table:formula="of:=VALUE([.B674])" office:value-type="float" office:value="18.7032">
            <text:p>18.7032</text:p>
          </table:table-cell>
          <table:table-cell table:number-columns-repeated="11"/>
        </table:table-row>
        <table:table-row table:style-name="ro1">
          <table:table-cell office:value-type="float" office:value="673">
            <text:p>673</text:p>
          </table:table-cell>
          <table:table-cell office:value-type="float" office:value="1274.18">
            <text:p>1274.18</text:p>
          </table:table-cell>
          <table:table-cell table:formula="of:=VALUE([.B675])" office:value-type="float" office:value="1274.18">
            <text:p>1274.18</text:p>
          </table:table-cell>
          <table:table-cell table:number-columns-repeated="11"/>
        </table:table-row>
        <table:table-row table:style-name="ro1">
          <table:table-cell office:value-type="float" office:value="674">
            <text:p>674</text:p>
          </table:table-cell>
          <table:table-cell office:value-type="float" office:value="159.848">
            <text:p>159.848</text:p>
          </table:table-cell>
          <table:table-cell table:formula="of:=VALUE([.B676])" office:value-type="float" office:value="159.848">
            <text:p>159.848</text:p>
          </table:table-cell>
          <table:table-cell table:number-columns-repeated="11"/>
        </table:table-row>
        <table:table-row table:style-name="ro1">
          <table:table-cell office:value-type="float" office:value="675">
            <text:p>675</text:p>
          </table:table-cell>
          <table:table-cell office:value-type="float" office:value="589.808">
            <text:p>589.808</text:p>
          </table:table-cell>
          <table:table-cell table:formula="of:=VALUE([.B677])" office:value-type="float" office:value="589.808">
            <text:p>589.808</text:p>
          </table:table-cell>
          <table:table-cell table:number-columns-repeated="11"/>
        </table:table-row>
        <table:table-row table:style-name="ro1">
          <table:table-cell office:value-type="float" office:value="676">
            <text:p>676</text:p>
          </table:table-cell>
          <table:table-cell office:value-type="float" office:value="18.6111">
            <text:p>18.6111</text:p>
          </table:table-cell>
          <table:table-cell table:formula="of:=VALUE([.B678])" office:value-type="float" office:value="18.6111">
            <text:p>18.6111</text:p>
          </table:table-cell>
          <table:table-cell table:number-columns-repeated="11"/>
        </table:table-row>
        <table:table-row table:style-name="ro1">
          <table:table-cell office:value-type="float" office:value="677">
            <text:p>677</text:p>
          </table:table-cell>
          <table:table-cell office:value-type="float" office:value="1226.02">
            <text:p>1226.02</text:p>
          </table:table-cell>
          <table:table-cell table:formula="of:=VALUE([.B679])" office:value-type="float" office:value="1226.02">
            <text:p>1226.02</text:p>
          </table:table-cell>
          <table:table-cell table:number-columns-repeated="11"/>
        </table:table-row>
        <table:table-row table:style-name="ro1">
          <table:table-cell office:value-type="float" office:value="678">
            <text:p>678</text:p>
          </table:table-cell>
          <table:table-cell office:value-type="float" office:value="206.344">
            <text:p>206.344</text:p>
          </table:table-cell>
          <table:table-cell table:formula="of:=VALUE([.B680])" office:value-type="float" office:value="206.344">
            <text:p>206.344</text:p>
          </table:table-cell>
          <table:table-cell table:number-columns-repeated="11"/>
        </table:table-row>
        <table:table-row table:style-name="ro1">
          <table:table-cell office:value-type="float" office:value="679">
            <text:p>679</text:p>
          </table:table-cell>
          <table:table-cell office:value-type="float" office:value="576.315">
            <text:p>576.315</text:p>
          </table:table-cell>
          <table:table-cell table:formula="of:=VALUE([.B681])" office:value-type="float" office:value="576.315">
            <text:p>576.315</text:p>
          </table:table-cell>
          <table:table-cell table:number-columns-repeated="11"/>
        </table:table-row>
        <table:table-row table:style-name="ro1">
          <table:table-cell office:value-type="float" office:value="680">
            <text:p>680</text:p>
          </table:table-cell>
          <table:table-cell office:value-type="float" office:value="18.3045">
            <text:p>18.3045</text:p>
          </table:table-cell>
          <table:table-cell table:formula="of:=VALUE([.B682])" office:value-type="float" office:value="18.3045">
            <text:p>18.3045</text:p>
          </table:table-cell>
          <table:table-cell table:number-columns-repeated="11"/>
        </table:table-row>
        <table:table-row table:style-name="ro1">
          <table:table-cell office:value-type="float" office:value="681">
            <text:p>681</text:p>
          </table:table-cell>
          <table:table-cell office:value-type="float" office:value="1217.21">
            <text:p>1217.21</text:p>
          </table:table-cell>
          <table:table-cell table:formula="of:=VALUE([.B683])" office:value-type="float" office:value="1217.21">
            <text:p>1217.21</text:p>
          </table:table-cell>
          <table:table-cell table:number-columns-repeated="11"/>
        </table:table-row>
        <table:table-row table:style-name="ro1">
          <table:table-cell office:value-type="float" office:value="682">
            <text:p>682</text:p>
          </table:table-cell>
          <table:table-cell office:value-type="float" office:value="240.321">
            <text:p>240.321</text:p>
          </table:table-cell>
          <table:table-cell table:formula="of:=VALUE([.B684])" office:value-type="float" office:value="240.321">
            <text:p>240.321</text:p>
          </table:table-cell>
          <table:table-cell table:number-columns-repeated="11"/>
        </table:table-row>
        <table:table-row table:style-name="ro1">
          <table:table-cell office:value-type="float" office:value="683">
            <text:p>683</text:p>
          </table:table-cell>
          <table:table-cell office:value-type="float" office:value="557.626">
            <text:p>557.626</text:p>
          </table:table-cell>
          <table:table-cell table:formula="of:=VALUE([.B685])" office:value-type="float" office:value="557.626">
            <text:p>557.626</text:p>
          </table:table-cell>
          <table:table-cell table:number-columns-repeated="11"/>
        </table:table-row>
        <table:table-row table:style-name="ro1">
          <table:table-cell office:value-type="float" office:value="684">
            <text:p>684</text:p>
          </table:table-cell>
          <table:table-cell office:value-type="float" office:value="17.2606">
            <text:p>17.2606</text:p>
          </table:table-cell>
          <table:table-cell table:formula="of:=VALUE([.B686])" office:value-type="float" office:value="17.2606">
            <text:p>17.2606</text:p>
          </table:table-cell>
          <table:table-cell table:number-columns-repeated="11"/>
        </table:table-row>
        <table:table-row table:style-name="ro1">
          <table:table-cell office:value-type="float" office:value="685">
            <text:p>685</text:p>
          </table:table-cell>
          <table:table-cell office:value-type="float" office:value="1072.04">
            <text:p>1072.04</text:p>
          </table:table-cell>
          <table:table-cell table:formula="of:=VALUE([.B687])" office:value-type="float" office:value="1072.04">
            <text:p>1072.04</text:p>
          </table:table-cell>
          <table:table-cell table:number-columns-repeated="11"/>
        </table:table-row>
        <table:table-row table:style-name="ro1">
          <table:table-cell office:value-type="float" office:value="686">
            <text:p>686</text:p>
          </table:table-cell>
          <table:table-cell office:value-type="float" office:value="285.72">
            <text:p>285.72</text:p>
          </table:table-cell>
          <table:table-cell table:formula="of:=VALUE([.B688])" office:value-type="float" office:value="285.72">
            <text:p>285.72</text:p>
          </table:table-cell>
          <table:table-cell table:number-columns-repeated="11"/>
        </table:table-row>
        <table:table-row table:style-name="ro1">
          <table:table-cell office:value-type="float" office:value="687">
            <text:p>687</text:p>
          </table:table-cell>
          <table:table-cell office:value-type="float" office:value="510.473">
            <text:p>510.473</text:p>
          </table:table-cell>
          <table:table-cell table:formula="of:=VALUE([.B689])" office:value-type="float" office:value="510.473">
            <text:p>510.473</text:p>
          </table:table-cell>
          <table:table-cell table:number-columns-repeated="11"/>
        </table:table-row>
        <table:table-row table:style-name="ro1">
          <table:table-cell office:value-type="float" office:value="688">
            <text:p>688</text:p>
          </table:table-cell>
          <table:table-cell office:value-type="float" office:value="15.6323">
            <text:p>15.6323</text:p>
          </table:table-cell>
          <table:table-cell table:formula="of:=VALUE([.B690])" office:value-type="float" office:value="15.6323">
            <text:p>15.6323</text:p>
          </table:table-cell>
          <table:table-cell table:number-columns-repeated="11"/>
        </table:table-row>
        <table:table-row table:style-name="ro1">
          <table:table-cell office:value-type="float" office:value="689">
            <text:p>689</text:p>
          </table:table-cell>
          <table:table-cell office:value-type="float" office:value="936.731">
            <text:p>936.731</text:p>
          </table:table-cell>
          <table:table-cell table:formula="of:=VALUE([.B691])" office:value-type="float" office:value="936.731">
            <text:p>936.731</text:p>
          </table:table-cell>
          <table:table-cell table:number-columns-repeated="11"/>
        </table:table-row>
        <table:table-row table:style-name="ro1">
          <table:table-cell office:value-type="float" office:value="690">
            <text:p>690</text:p>
          </table:table-cell>
          <table:table-cell office:value-type="float" office:value="327.494">
            <text:p>327.494</text:p>
          </table:table-cell>
          <table:table-cell table:formula="of:=VALUE([.B692])" office:value-type="float" office:value="327.494">
            <text:p>327.494</text:p>
          </table:table-cell>
          <table:table-cell table:number-columns-repeated="11"/>
        </table:table-row>
        <table:table-row table:style-name="ro1">
          <table:table-cell office:value-type="float" office:value="691">
            <text:p>691</text:p>
          </table:table-cell>
          <table:table-cell office:value-type="float" office:value="444.88">
            <text:p>444.88</text:p>
          </table:table-cell>
          <table:table-cell table:formula="of:=VALUE([.B693])" office:value-type="float" office:value="444.88">
            <text:p>444.88</text:p>
          </table:table-cell>
          <table:table-cell table:number-columns-repeated="11"/>
        </table:table-row>
        <table:table-row table:style-name="ro1">
          <table:table-cell office:value-type="float" office:value="692">
            <text:p>692</text:p>
          </table:table-cell>
          <table:table-cell office:value-type="float" office:value="13.634">
            <text:p>13.634</text:p>
          </table:table-cell>
          <table:table-cell table:formula="of:=VALUE([.B694])" office:value-type="float" office:value="13.634">
            <text:p>13.634</text:p>
          </table:table-cell>
          <table:table-cell table:number-columns-repeated="11"/>
        </table:table-row>
        <table:table-row table:style-name="ro1">
          <table:table-cell office:value-type="float" office:value="693">
            <text:p>693</text:p>
          </table:table-cell>
          <table:table-cell office:value-type="float" office:value="913.96">
            <text:p>913.96</text:p>
          </table:table-cell>
          <table:table-cell table:formula="of:=VALUE([.B695])" office:value-type="float" office:value="913.96">
            <text:p>913.96</text:p>
          </table:table-cell>
          <table:table-cell table:number-columns-repeated="11"/>
        </table:table-row>
        <table:table-row table:style-name="ro1">
          <table:table-cell office:value-type="float" office:value="694">
            <text:p>694</text:p>
          </table:table-cell>
          <table:table-cell office:value-type="float" office:value="376.02">
            <text:p>376.02</text:p>
          </table:table-cell>
          <table:table-cell table:formula="of:=VALUE([.B696])" office:value-type="float" office:value="376.02">
            <text:p>376.02</text:p>
          </table:table-cell>
          <table:table-cell table:number-columns-repeated="11"/>
        </table:table-row>
        <table:table-row table:style-name="ro1">
          <table:table-cell office:value-type="float" office:value="695">
            <text:p>695</text:p>
          </table:table-cell>
          <table:table-cell office:value-type="float" office:value="363.799">
            <text:p>363.799</text:p>
          </table:table-cell>
          <table:table-cell table:formula="of:=VALUE([.B697])" office:value-type="float" office:value="363.799">
            <text:p>363.799</text:p>
          </table:table-cell>
          <table:table-cell table:number-columns-repeated="11"/>
        </table:table-row>
        <table:table-row table:style-name="ro1">
          <table:table-cell office:value-type="float" office:value="696">
            <text:p>696</text:p>
          </table:table-cell>
          <table:table-cell office:value-type="float" office:value="10.0357">
            <text:p>10.0357</text:p>
          </table:table-cell>
          <table:table-cell table:formula="of:=VALUE([.B698])" office:value-type="float" office:value="10.0357">
            <text:p>10.0357</text:p>
          </table:table-cell>
          <table:table-cell table:number-columns-repeated="11"/>
        </table:table-row>
        <table:table-row table:style-name="ro1">
          <table:table-cell office:value-type="float" office:value="697">
            <text:p>697</text:p>
          </table:table-cell>
          <table:table-cell office:value-type="float" office:value="837.893">
            <text:p>837.893</text:p>
          </table:table-cell>
          <table:table-cell table:formula="of:=VALUE([.B699])" office:value-type="float" office:value="837.893">
            <text:p>837.893</text:p>
          </table:table-cell>
          <table:table-cell table:number-columns-repeated="11"/>
        </table:table-row>
        <table:table-row table:style-name="ro1">
          <table:table-cell office:value-type="float" office:value="698">
            <text:p>698</text:p>
          </table:table-cell>
          <table:table-cell office:value-type="float" office:value="476.657">
            <text:p>476.657</text:p>
          </table:table-cell>
          <table:table-cell table:formula="of:=VALUE([.B700])" office:value-type="float" office:value="476.657">
            <text:p>476.657</text:p>
          </table:table-cell>
          <table:table-cell table:number-columns-repeated="11"/>
        </table:table-row>
        <table:table-row table:style-name="ro1">
          <table:table-cell office:value-type="float" office:value="699">
            <text:p>699</text:p>
          </table:table-cell>
          <table:table-cell office:value-type="float" office:value="219.931">
            <text:p>219.931</text:p>
          </table:table-cell>
          <table:table-cell table:formula="of:=VALUE([.B701])" office:value-type="float" office:value="219.931">
            <text:p>219.931</text:p>
          </table:table-cell>
          <table:table-cell table:number-columns-repeated="11"/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7.20155">
            <text:p>7.20155</text:p>
          </table:table-cell>
          <table:table-cell table:formula="of:=VALUE([.B702])" office:value-type="float" office:value="7.20155">
            <text:p>7.20155</text:p>
          </table:table-cell>
          <table:table-cell table:number-columns-repeated="11"/>
        </table:table-row>
        <table:table-row table:style-name="ro1">
          <table:table-cell office:value-type="float" office:value="701">
            <text:p>701</text:p>
          </table:table-cell>
          <table:table-cell office:value-type="float" office:value="844.847">
            <text:p>844.847</text:p>
          </table:table-cell>
          <table:table-cell table:formula="of:=VALUE([.B703])" office:value-type="float" office:value="844.847">
            <text:p>844.847</text:p>
          </table:table-cell>
          <table:table-cell table:number-columns-repeated="11"/>
        </table:table-row>
        <table:table-row table:style-name="ro1">
          <table:table-cell office:value-type="float" office:value="702">
            <text:p>702</text:p>
          </table:table-cell>
          <table:table-cell office:value-type="float" office:value="525.544">
            <text:p>525.544</text:p>
          </table:table-cell>
          <table:table-cell table:formula="of:=VALUE([.B704])" office:value-type="float" office:value="525.544">
            <text:p>525.544</text:p>
          </table:table-cell>
          <table:table-cell table:number-columns-repeated="11"/>
        </table:table-row>
        <table:table-row table:style-name="ro1">
          <table:table-cell office:value-type="float" office:value="703">
            <text:p>703</text:p>
          </table:table-cell>
          <table:table-cell office:value-type="float" office:value="122.787">
            <text:p>122.787</text:p>
          </table:table-cell>
          <table:table-cell table:formula="of:=VALUE([.B705])" office:value-type="float" office:value="122.787">
            <text:p>122.787</text:p>
          </table:table-cell>
          <table:table-cell table:number-columns-repeated="11"/>
        </table:table-row>
        <table:table-row table:style-name="ro1">
          <table:table-cell office:value-type="float" office:value="704">
            <text:p>704</text:p>
          </table:table-cell>
          <table:table-cell office:value-type="float" office:value="0.950837">
            <text:p>0.950837</text:p>
          </table:table-cell>
          <table:table-cell table:formula="of:=VALUE([.B706])" office:value-type="float" office:value="0.950837">
            <text:p>0.950837</text:p>
          </table:table-cell>
          <table:table-cell table:number-columns-repeated="11"/>
        </table:table-row>
        <table:table-row table:style-name="ro1">
          <table:table-cell office:value-type="float" office:value="705">
            <text:p>705</text:p>
          </table:table-cell>
          <table:table-cell office:value-type="float" office:value="821.858">
            <text:p>821.858</text:p>
          </table:table-cell>
          <table:table-cell table:formula="of:=VALUE([.B707])" office:value-type="float" office:value="821.858">
            <text:p>821.858</text:p>
          </table:table-cell>
          <table:table-cell table:number-columns-repeated="11"/>
        </table:table-row>
        <table:table-row table:style-name="ro1">
          <table:table-cell office:value-type="float" office:value="706">
            <text:p>706</text:p>
          </table:table-cell>
          <table:table-cell office:value-type="float" office:value="766.175">
            <text:p>766.175</text:p>
          </table:table-cell>
          <table:table-cell table:formula="of:=VALUE([.B708])" office:value-type="float" office:value="766.175">
            <text:p>766.175</text:p>
          </table:table-cell>
          <table:table-cell table:number-columns-repeated="11"/>
        </table:table-row>
        <table:table-row table:style-name="ro1">
          <table:table-cell office:value-type="float" office:value="707">
            <text:p>707</text:p>
          </table:table-cell>
          <table:table-cell office:value-type="float" office:value="213.508">
            <text:p>213.508</text:p>
          </table:table-cell>
          <table:table-cell table:formula="of:=VALUE([.B709])" office:value-type="float" office:value="213.508">
            <text:p>213.508</text:p>
          </table:table-cell>
          <table:table-cell table:number-columns-repeated="11"/>
        </table:table-row>
        <table:table-row table:style-name="ro1">
          <table:table-cell office:value-type="float" office:value="708">
            <text:p>708</text:p>
          </table:table-cell>
          <table:table-cell office:value-type="float" office:value="43.1999">
            <text:p>43.1999</text:p>
          </table:table-cell>
          <table:table-cell table:formula="of:=VALUE([.B710])" office:value-type="float" office:value="43.1999">
            <text:p>43.1999</text:p>
          </table:table-cell>
          <table:table-cell table:number-columns-repeated="11"/>
        </table:table-row>
        <table:table-row table:style-name="ro1">
          <table:table-cell office:value-type="float" office:value="709">
            <text:p>709</text:p>
          </table:table-cell>
          <table:table-cell office:value-type="float" office:value="270.086">
            <text:p>270.086</text:p>
          </table:table-cell>
          <table:table-cell table:formula="of:=VALUE([.B711])" office:value-type="float" office:value="270.086">
            <text:p>270.086</text:p>
          </table:table-cell>
          <table:table-cell table:number-columns-repeated="11"/>
        </table:table-row>
        <table:table-row table:style-name="ro1">
          <table:table-cell office:value-type="float" office:value="710">
            <text:p>710</text:p>
          </table:table-cell>
          <table:table-cell office:value-type="float" office:value="2182.19">
            <text:p>2182.19</text:p>
          </table:table-cell>
          <table:table-cell table:formula="of:=VALUE([.B712])" office:value-type="float" office:value="2182.19">
            <text:p>2182.19</text:p>
          </table:table-cell>
          <table:table-cell table:number-columns-repeated="11"/>
        </table:table-row>
        <table:table-row table:style-name="ro1">
          <table:table-cell office:value-type="float" office:value="711">
            <text:p>711</text:p>
          </table:table-cell>
          <table:table-cell office:value-type="float" office:value="2051.78">
            <text:p>2051.78</text:p>
          </table:table-cell>
          <table:table-cell table:formula="of:=VALUE([.B713])" office:value-type="float" office:value="2051.78">
            <text:p>2051.78</text:p>
          </table:table-cell>
          <table:table-cell table:number-columns-repeated="11"/>
        </table:table-row>
        <table:table-row table:style-name="ro1">
          <table:table-cell office:value-type="float" office:value="712">
            <text:p>712</text:p>
          </table:table-cell>
          <table:table-cell office:value-type="float" office:value="5.42753">
            <text:p>5.42753</text:p>
          </table:table-cell>
          <table:table-cell table:formula="of:=VALUE([.B714])" office:value-type="float" office:value="5.42753">
            <text:p>5.42753</text:p>
          </table:table-cell>
          <table:table-cell table:number-columns-repeated="11"/>
        </table:table-row>
        <table:table-row table:style-name="ro1">
          <table:table-cell office:value-type="float" office:value="713">
            <text:p>713</text:p>
          </table:table-cell>
          <table:table-cell office:value-type="float" office:value="384.185">
            <text:p>384.185</text:p>
          </table:table-cell>
          <table:table-cell table:formula="of:=VALUE([.B715])" office:value-type="float" office:value="384.185">
            <text:p>384.185</text:p>
          </table:table-cell>
          <table:table-cell table:number-columns-repeated="11"/>
        </table:table-row>
        <table:table-row table:style-name="ro1">
          <table:table-cell office:value-type="float" office:value="714">
            <text:p>714</text:p>
          </table:table-cell>
          <table:table-cell office:value-type="float" office:value="238.274">
            <text:p>238.274</text:p>
          </table:table-cell>
          <table:table-cell table:formula="of:=VALUE([.B716])" office:value-type="float" office:value="238.274">
            <text:p>238.274</text:p>
          </table:table-cell>
          <table:table-cell table:number-columns-repeated="11"/>
        </table:table-row>
        <table:table-row table:style-name="ro1">
          <table:table-cell office:value-type="float" office:value="715">
            <text:p>715</text:p>
          </table:table-cell>
          <table:table-cell office:value-type="float" office:value="134.847">
            <text:p>134.847</text:p>
          </table:table-cell>
          <table:table-cell table:formula="of:=VALUE([.B717])" office:value-type="float" office:value="134.847">
            <text:p>134.847</text:p>
          </table:table-cell>
          <table:table-cell table:number-columns-repeated="11"/>
        </table:table-row>
        <table:table-row table:style-name="ro1">
          <table:table-cell office:value-type="float" office:value="716">
            <text:p>716</text:p>
          </table:table-cell>
          <table:table-cell office:value-type="float" office:value="3.71582">
            <text:p>3.71582</text:p>
          </table:table-cell>
          <table:table-cell table:formula="of:=VALUE([.B718])" office:value-type="float" office:value="3.71582">
            <text:p>3.71582</text:p>
          </table:table-cell>
          <table:table-cell table:number-columns-repeated="11"/>
        </table:table-row>
        <table:table-row table:style-name="ro1">
          <table:table-cell office:value-type="float" office:value="717">
            <text:p>717</text:p>
          </table:table-cell>
          <table:table-cell office:value-type="float" office:value="91.3027">
            <text:p>91.3027</text:p>
          </table:table-cell>
          <table:table-cell table:formula="of:=VALUE([.B719])" office:value-type="float" office:value="91.3027">
            <text:p>91.3027</text:p>
          </table:table-cell>
          <table:table-cell table:number-columns-repeated="11"/>
        </table:table-row>
        <table:table-row table:style-name="ro1">
          <table:table-cell office:value-type="float" office:value="718">
            <text:p>718</text:p>
          </table:table-cell>
          <table:table-cell office:value-type="float" office:value="151.682">
            <text:p>151.682</text:p>
          </table:table-cell>
          <table:table-cell table:formula="of:=VALUE([.B720])" office:value-type="float" office:value="151.682">
            <text:p>151.682</text:p>
          </table:table-cell>
          <table:table-cell table:number-columns-repeated="11"/>
        </table:table-row>
        <table:table-row table:style-name="ro1">
          <table:table-cell office:value-type="float" office:value="719">
            <text:p>719</text:p>
          </table:table-cell>
          <table:table-cell office:value-type="float" office:value="100.836">
            <text:p>100.836</text:p>
          </table:table-cell>
          <table:table-cell table:formula="of:=VALUE([.B721])" office:value-type="float" office:value="100.836">
            <text:p>100.836</text:p>
          </table:table-cell>
          <table:table-cell table:number-columns-repeated="11"/>
        </table:table-row>
        <table:table-row table:style-name="ro1">
          <table:table-cell office:value-type="float" office:value="720">
            <text:p>720</text:p>
          </table:table-cell>
          <table:table-cell office:value-type="float" office:value="1.70653">
            <text:p>1.70653</text:p>
          </table:table-cell>
          <table:table-cell table:formula="of:=VALUE([.B722])" office:value-type="float" office:value="1.70653">
            <text:p>1.70653</text:p>
          </table:table-cell>
          <table:table-cell table:number-columns-repeated="11"/>
        </table:table-row>
        <table:table-row table:style-name="ro1">
          <table:table-cell office:value-type="float" office:value="721">
            <text:p>721</text:p>
          </table:table-cell>
          <table:table-cell office:value-type="float" office:value="180.502">
            <text:p>180.502</text:p>
          </table:table-cell>
          <table:table-cell table:formula="of:=VALUE([.B723])" office:value-type="float" office:value="180.502">
            <text:p>180.502</text:p>
          </table:table-cell>
          <table:table-cell table:number-columns-repeated="11"/>
        </table:table-row>
        <table:table-row table:style-name="ro1">
          <table:table-cell office:value-type="float" office:value="722">
            <text:p>722</text:p>
          </table:table-cell>
          <table:table-cell office:value-type="float" office:value="59.1989">
            <text:p>59.1989</text:p>
          </table:table-cell>
          <table:table-cell table:formula="of:=VALUE([.B724])" office:value-type="float" office:value="59.1989">
            <text:p>59.1989</text:p>
          </table:table-cell>
          <table:table-cell table:number-columns-repeated="11"/>
        </table:table-row>
        <table:table-row table:style-name="ro1">
          <table:table-cell office:value-type="float" office:value="723">
            <text:p>723</text:p>
          </table:table-cell>
          <table:table-cell office:value-type="float" office:value="52.4327">
            <text:p>52.4327</text:p>
          </table:table-cell>
          <table:table-cell table:formula="of:=VALUE([.B725])" office:value-type="float" office:value="52.4327">
            <text:p>52.4327</text:p>
          </table:table-cell>
          <table:table-cell table:number-columns-repeated="11"/>
        </table:table-row>
        <table:table-row table:style-name="ro1">
          <table:table-cell office:value-type="float" office:value="724">
            <text:p>724</text:p>
          </table:table-cell>
          <table:table-cell office:value-type="float" office:value="0.273831">
            <text:p>0.273831</text:p>
          </table:table-cell>
          <table:table-cell table:formula="of:=VALUE([.B726])" office:value-type="float" office:value="0.273831">
            <text:p>0.273831</text:p>
          </table:table-cell>
          <table:table-cell table:number-columns-repeated="11"/>
        </table:table-row>
        <table:table-row table:style-name="ro1">
          <table:table-cell office:value-type="float" office:value="725">
            <text:p>725</text:p>
          </table:table-cell>
          <table:table-cell office:value-type="float" office:value="171.612">
            <text:p>171.612</text:p>
          </table:table-cell>
          <table:table-cell table:formula="of:=VALUE([.B727])" office:value-type="float" office:value="171.612">
            <text:p>171.612</text:p>
          </table:table-cell>
          <table:table-cell table:number-columns-repeated="11"/>
        </table:table-row>
        <table:table-row table:style-name="ro1">
          <table:table-cell office:value-type="float" office:value="726">
            <text:p>726</text:p>
          </table:table-cell>
          <table:table-cell office:value-type="float" office:value="13.2164">
            <text:p>13.2164</text:p>
          </table:table-cell>
          <table:table-cell table:formula="of:=VALUE([.B728])" office:value-type="float" office:value="13.2164">
            <text:p>13.2164</text:p>
          </table:table-cell>
          <table:table-cell table:number-columns-repeated="11"/>
        </table:table-row>
        <table:table-row table:style-name="ro1">
          <table:table-cell office:value-type="float" office:value="727">
            <text:p>727</text:p>
          </table:table-cell>
          <table:table-cell office:value-type="float" office:value="7.48784">
            <text:p>7.48784</text:p>
          </table:table-cell>
          <table:table-cell table:formula="of:=VALUE([.B729])" office:value-type="float" office:value="7.48784">
            <text:p>7.48784</text:p>
          </table:table-cell>
          <table:table-cell table:number-columns-repeated="11"/>
        </table:table-row>
        <table:table-row table:style-name="ro1">
          <table:table-cell office:value-type="float" office:value="728">
            <text:p>728</text:p>
          </table:table-cell>
          <table:table-cell office:value-type="float" office:value="4.21254">
            <text:p>4.21254</text:p>
          </table:table-cell>
          <table:table-cell table:formula="of:=VALUE([.B730])" office:value-type="float" office:value="4.21254">
            <text:p>4.21254</text:p>
          </table:table-cell>
          <table:table-cell table:number-columns-repeated="11"/>
        </table:table-row>
        <table:table-row table:style-name="ro1">
          <table:table-cell office:value-type="float" office:value="729">
            <text:p>729</text:p>
          </table:table-cell>
          <table:table-cell office:value-type="float" office:value="74.6146">
            <text:p>74.6146</text:p>
          </table:table-cell>
          <table:table-cell table:formula="of:=VALUE([.B731])" office:value-type="float" office:value="74.6146">
            <text:p>74.6146</text:p>
          </table:table-cell>
          <table:table-cell table:number-columns-repeated="11"/>
        </table:table-row>
        <table:table-row table:style-name="ro1">
          <table:table-cell office:value-type="float" office:value="730">
            <text:p>730</text:p>
          </table:table-cell>
          <table:table-cell office:value-type="float" office:value="77.9422">
            <text:p>77.9422</text:p>
          </table:table-cell>
          <table:table-cell table:formula="of:=VALUE([.B732])" office:value-type="float" office:value="77.9422">
            <text:p>77.9422</text:p>
          </table:table-cell>
          <table:table-cell table:number-columns-repeated="11"/>
        </table:table-row>
        <table:table-row table:style-name="ro1">
          <table:table-cell office:value-type="float" office:value="731">
            <text:p>731</text:p>
          </table:table-cell>
          <table:table-cell office:value-type="float" office:value="183.19">
            <text:p>183.19</text:p>
          </table:table-cell>
          <table:table-cell table:formula="of:=VALUE([.B733])" office:value-type="float" office:value="183.19">
            <text:p>183.19</text:p>
          </table:table-cell>
          <table:table-cell table:number-columns-repeated="11"/>
        </table:table-row>
        <table:table-row table:style-name="ro1">
          <table:table-cell office:value-type="float" office:value="732">
            <text:p>732</text:p>
          </table:table-cell>
          <table:table-cell office:value-type="float" office:value="2.41787">
            <text:p>2.41787</text:p>
          </table:table-cell>
          <table:table-cell table:formula="of:=VALUE([.B734])" office:value-type="float" office:value="2.41787">
            <text:p>2.41787</text:p>
          </table:table-cell>
          <table:table-cell table:number-columns-repeated="11"/>
        </table:table-row>
        <table:table-row table:style-name="ro1">
          <table:table-cell office:value-type="float" office:value="733">
            <text:p>733</text:p>
          </table:table-cell>
          <table:table-cell office:value-type="float" office:value="22.9483">
            <text:p>22.9483</text:p>
          </table:table-cell>
          <table:table-cell table:formula="of:=VALUE([.B735])" office:value-type="float" office:value="22.9483">
            <text:p>22.9483</text:p>
          </table:table-cell>
          <table:table-cell table:number-columns-repeated="11"/>
        </table:table-row>
        <table:table-row table:style-name="ro1">
          <table:table-cell office:value-type="float" office:value="734">
            <text:p>734</text:p>
          </table:table-cell>
          <table:table-cell office:value-type="float" office:value="99.1429">
            <text:p>99.1429</text:p>
          </table:table-cell>
          <table:table-cell table:formula="of:=VALUE([.B736])" office:value-type="float" office:value="99.1429">
            <text:p>99.1429</text:p>
          </table:table-cell>
          <table:table-cell table:number-columns-repeated="11"/>
        </table:table-row>
        <table:table-row table:style-name="ro1">
          <table:table-cell office:value-type="float" office:value="735">
            <text:p>735</text:p>
          </table:table-cell>
          <table:table-cell office:value-type="float" office:value="107.243">
            <text:p>107.243</text:p>
          </table:table-cell>
          <table:table-cell table:formula="of:=VALUE([.B737])" office:value-type="float" office:value="107.243">
            <text:p>107.243</text:p>
          </table:table-cell>
          <table:table-cell table:number-columns-repeated="11"/>
        </table:table-row>
        <table:table-row table:style-name="ro1">
          <table:table-cell office:value-type="float" office:value="736">
            <text:p>736</text:p>
          </table:table-cell>
          <table:table-cell office:value-type="float" office:value="4.00602">
            <text:p>4.00602</text:p>
          </table:table-cell>
          <table:table-cell table:formula="of:=VALUE([.B738])" office:value-type="float" office:value="4.00602">
            <text:p>4.00602</text:p>
          </table:table-cell>
          <table:table-cell table:number-columns-repeated="11"/>
        </table:table-row>
        <table:table-row table:style-name="ro1">
          <table:table-cell office:value-type="float" office:value="737">
            <text:p>737</text:p>
          </table:table-cell>
          <table:table-cell office:value-type="float" office:value="112.151">
            <text:p>112.151</text:p>
          </table:table-cell>
          <table:table-cell table:formula="of:=VALUE([.B739])" office:value-type="float" office:value="112.151">
            <text:p>112.151</text:p>
          </table:table-cell>
          <table:table-cell table:number-columns-repeated="11"/>
        </table:table-row>
        <table:table-row table:style-name="ro1">
          <table:table-cell office:value-type="float" office:value="738">
            <text:p>738</text:p>
          </table:table-cell>
          <table:table-cell office:value-type="float" office:value="102.815">
            <text:p>102.815</text:p>
          </table:table-cell>
          <table:table-cell table:formula="of:=VALUE([.B740])" office:value-type="float" office:value="102.815">
            <text:p>102.815</text:p>
          </table:table-cell>
          <table:table-cell table:number-columns-repeated="11"/>
        </table:table-row>
        <table:table-row table:style-name="ro1">
          <table:table-cell office:value-type="float" office:value="739">
            <text:p>739</text:p>
          </table:table-cell>
          <table:table-cell office:value-type="float" office:value="178.529">
            <text:p>178.529</text:p>
          </table:table-cell>
          <table:table-cell table:formula="of:=VALUE([.B741])" office:value-type="float" office:value="178.529">
            <text:p>178.529</text:p>
          </table:table-cell>
          <table:table-cell table:number-columns-repeated="11"/>
        </table:table-row>
        <table:table-row table:style-name="ro1">
          <table:table-cell office:value-type="float" office:value="740">
            <text:p>740</text:p>
          </table:table-cell>
          <table:table-cell office:value-type="float" office:value="4.67637">
            <text:p>4.67637</text:p>
          </table:table-cell>
          <table:table-cell table:formula="of:=VALUE([.B742])" office:value-type="float" office:value="4.67637">
            <text:p>4.67637</text:p>
          </table:table-cell>
          <table:table-cell table:number-columns-repeated="11"/>
        </table:table-row>
        <table:table-row table:style-name="ro1">
          <table:table-cell office:value-type="float" office:value="741">
            <text:p>741</text:p>
          </table:table-cell>
          <table:table-cell office:value-type="float" office:value="290.899">
            <text:p>290.899</text:p>
          </table:table-cell>
          <table:table-cell table:formula="of:=VALUE([.B743])" office:value-type="float" office:value="290.899">
            <text:p>290.899</text:p>
          </table:table-cell>
          <table:table-cell table:number-columns-repeated="11"/>
        </table:table-row>
        <table:table-row table:style-name="ro1">
          <table:table-cell office:value-type="float" office:value="742">
            <text:p>742</text:p>
          </table:table-cell>
          <table:table-cell office:value-type="float" office:value="143.214">
            <text:p>143.214</text:p>
          </table:table-cell>
          <table:table-cell table:formula="of:=VALUE([.B744])" office:value-type="float" office:value="143.214">
            <text:p>143.214</text:p>
          </table:table-cell>
          <table:table-cell table:number-columns-repeated="11"/>
        </table:table-row>
        <table:table-row table:style-name="ro1">
          <table:table-cell office:value-type="float" office:value="743">
            <text:p>743</text:p>
          </table:table-cell>
          <table:table-cell office:value-type="float" office:value="207.25">
            <text:p>207.25</text:p>
          </table:table-cell>
          <table:table-cell table:formula="of:=VALUE([.B745])" office:value-type="float" office:value="207.25">
            <text:p>207.25</text:p>
          </table:table-cell>
          <table:table-cell table:number-columns-repeated="11"/>
        </table:table-row>
        <table:table-row table:style-name="ro1">
          <table:table-cell office:value-type="float" office:value="744">
            <text:p>744</text:p>
          </table:table-cell>
          <table:table-cell office:value-type="float" office:value="38.7644">
            <text:p>38.7644</text:p>
          </table:table-cell>
          <table:table-cell table:formula="of:=VALUE([.B746])" office:value-type="float" office:value="38.7644">
            <text:p>38.7644</text:p>
          </table:table-cell>
          <table:table-cell table:number-columns-repeated="11"/>
        </table:table-row>
        <table:table-row table:style-name="ro1">
          <table:table-cell office:value-type="float" office:value="745">
            <text:p>745</text:p>
          </table:table-cell>
          <table:table-cell office:value-type="float" office:value="668.65">
            <text:p>668.65</text:p>
          </table:table-cell>
          <table:table-cell table:formula="of:=VALUE([.B747])" office:value-type="float" office:value="668.65">
            <text:p>668.65</text:p>
          </table:table-cell>
          <table:table-cell table:number-columns-repeated="11"/>
        </table:table-row>
        <table:table-row table:style-name="ro1">
          <table:table-cell office:value-type="float" office:value="746">
            <text:p>746</text:p>
          </table:table-cell>
          <table:table-cell office:value-type="float" office:value="2262.71">
            <text:p>2262.71</text:p>
          </table:table-cell>
          <table:table-cell table:formula="of:=VALUE([.B748])" office:value-type="float" office:value="2262.71">
            <text:p>2262.71</text:p>
          </table:table-cell>
          <table:table-cell table:number-columns-repeated="11"/>
        </table:table-row>
        <table:table-row table:style-name="ro1">
          <table:table-cell office:value-type="float" office:value="747">
            <text:p>747</text:p>
          </table:table-cell>
          <table:table-cell office:value-type="float" office:value="739.103">
            <text:p>739.103</text:p>
          </table:table-cell>
          <table:table-cell table:formula="of:=VALUE([.B749])" office:value-type="float" office:value="739.103">
            <text:p>739.103</text:p>
          </table:table-cell>
          <table:table-cell table:number-columns-repeated="11"/>
        </table:table-row>
        <table:table-row table:style-name="ro1">
          <table:table-cell office:value-type="float" office:value="748">
            <text:p>748</text:p>
          </table:table-cell>
          <table:table-cell office:value-type="float" office:value="11.8406">
            <text:p>11.8406</text:p>
          </table:table-cell>
          <table:table-cell table:formula="of:=VALUE([.B750])" office:value-type="float" office:value="11.8406">
            <text:p>11.8406</text:p>
          </table:table-cell>
          <table:table-cell table:number-columns-repeated="11"/>
        </table:table-row>
        <table:table-row table:style-name="ro1">
          <table:table-cell office:value-type="float" office:value="749">
            <text:p>749</text:p>
          </table:table-cell>
          <table:table-cell office:value-type="float" office:value="78.0115">
            <text:p>78.0115</text:p>
          </table:table-cell>
          <table:table-cell table:formula="of:=VALUE([.B751])" office:value-type="float" office:value="78.0115">
            <text:p>78.0115</text:p>
          </table:table-cell>
          <table:table-cell table:number-columns-repeated="11"/>
        </table:table-row>
        <table:table-row table:style-name="ro1">
          <table:table-cell office:value-type="float" office:value="750">
            <text:p>750</text:p>
          </table:table-cell>
          <table:table-cell office:value-type="float" office:value="1091.93">
            <text:p>1091.93</text:p>
          </table:table-cell>
          <table:table-cell table:formula="of:=VALUE([.B752])" office:value-type="float" office:value="1091.93">
            <text:p>1091.93</text:p>
          </table:table-cell>
          <table:table-cell table:number-columns-repeated="11"/>
        </table:table-row>
        <table:table-row table:style-name="ro1">
          <table:table-cell office:value-type="float" office:value="751">
            <text:p>751</text:p>
          </table:table-cell>
          <table:table-cell office:value-type="float" office:value="149.808">
            <text:p>149.808</text:p>
          </table:table-cell>
          <table:table-cell table:formula="of:=VALUE([.B753])" office:value-type="float" office:value="149.808">
            <text:p>149.808</text:p>
          </table:table-cell>
          <table:table-cell table:number-columns-repeated="11"/>
        </table:table-row>
        <table:table-row table:style-name="ro1">
          <table:table-cell office:value-type="float" office:value="752">
            <text:p>752</text:p>
          </table:table-cell>
          <table:table-cell office:value-type="float" office:value="4.4729">
            <text:p>4.4729</text:p>
          </table:table-cell>
          <table:table-cell table:formula="of:=VALUE([.B754])" office:value-type="float" office:value="4.4729">
            <text:p>4.4729</text:p>
          </table:table-cell>
          <table:table-cell table:number-columns-repeated="11"/>
        </table:table-row>
        <table:table-row table:style-name="ro1">
          <table:table-cell office:value-type="float" office:value="753">
            <text:p>753</text:p>
          </table:table-cell>
          <table:table-cell office:value-type="float" office:value="188.992">
            <text:p>188.992</text:p>
          </table:table-cell>
          <table:table-cell table:formula="of:=VALUE([.B755])" office:value-type="float" office:value="188.992">
            <text:p>188.992</text:p>
          </table:table-cell>
          <table:table-cell table:number-columns-repeated="11"/>
        </table:table-row>
        <table:table-row table:style-name="ro1">
          <table:table-cell office:value-type="float" office:value="754">
            <text:p>754</text:p>
          </table:table-cell>
          <table:table-cell office:value-type="float" office:value="769.062">
            <text:p>769.062</text:p>
          </table:table-cell>
          <table:table-cell table:formula="of:=VALUE([.B756])" office:value-type="float" office:value="769.062">
            <text:p>769.062</text:p>
          </table:table-cell>
          <table:table-cell table:number-columns-repeated="11"/>
        </table:table-row>
        <table:table-row table:style-name="ro1">
          <table:table-cell office:value-type="float" office:value="755">
            <text:p>755</text:p>
          </table:table-cell>
          <table:table-cell office:value-type="float" office:value="12.9842">
            <text:p>12.9842</text:p>
          </table:table-cell>
          <table:table-cell table:formula="of:=VALUE([.B757])" office:value-type="float" office:value="12.9842">
            <text:p>12.9842</text:p>
          </table:table-cell>
          <table:table-cell table:number-columns-repeated="11"/>
        </table:table-row>
        <table:table-row table:style-name="ro1">
          <table:table-cell office:value-type="float" office:value="756">
            <text:p>756</text:p>
          </table:table-cell>
          <table:table-cell office:value-type="float" office:value="7.55022">
            <text:p>7.55022</text:p>
          </table:table-cell>
          <table:table-cell table:formula="of:=VALUE([.B758])" office:value-type="float" office:value="7.55022">
            <text:p>7.55022</text:p>
          </table:table-cell>
          <table:table-cell table:number-columns-repeated="11"/>
        </table:table-row>
        <table:table-row table:style-name="ro1">
          <table:table-cell office:value-type="float" office:value="757">
            <text:p>757</text:p>
          </table:table-cell>
          <table:table-cell office:value-type="float" office:value="799.459">
            <text:p>799.459</text:p>
          </table:table-cell>
          <table:table-cell table:formula="of:=VALUE([.B759])" office:value-type="float" office:value="799.459">
            <text:p>799.459</text:p>
          </table:table-cell>
          <table:table-cell table:number-columns-repeated="11"/>
        </table:table-row>
        <table:table-row table:style-name="ro1">
          <table:table-cell office:value-type="float" office:value="758">
            <text:p>758</text:p>
          </table:table-cell>
          <table:table-cell office:value-type="float" office:value="225.087">
            <text:p>225.087</text:p>
          </table:table-cell>
          <table:table-cell table:formula="of:=VALUE([.B760])" office:value-type="float" office:value="225.087">
            <text:p>225.087</text:p>
          </table:table-cell>
          <table:table-cell table:number-columns-repeated="11"/>
        </table:table-row>
        <table:table-row table:style-name="ro1">
          <table:table-cell office:value-type="float" office:value="759">
            <text:p>759</text:p>
          </table:table-cell>
          <table:table-cell office:value-type="float" office:value="282.751">
            <text:p>282.751</text:p>
          </table:table-cell>
          <table:table-cell table:formula="of:=VALUE([.B761])" office:value-type="float" office:value="282.751">
            <text:p>282.751</text:p>
          </table:table-cell>
          <table:table-cell table:number-columns-repeated="11"/>
        </table:table-row>
        <table:table-row table:style-name="ro1">
          <table:table-cell office:value-type="float" office:value="760">
            <text:p>760</text:p>
          </table:table-cell>
          <table:table-cell office:value-type="float" office:value="10.6902">
            <text:p>10.6902</text:p>
          </table:table-cell>
          <table:table-cell table:formula="of:=VALUE([.B762])" office:value-type="float" office:value="10.6902">
            <text:p>10.6902</text:p>
          </table:table-cell>
          <table:table-cell table:number-columns-repeated="11"/>
        </table:table-row>
        <table:table-row table:style-name="ro1">
          <table:table-cell office:value-type="float" office:value="761">
            <text:p>761</text:p>
          </table:table-cell>
          <table:table-cell office:value-type="float" office:value="1098.99">
            <text:p>1098.99</text:p>
          </table:table-cell>
          <table:table-cell table:formula="of:=VALUE([.B763])" office:value-type="float" office:value="1098.99">
            <text:p>1098.99</text:p>
          </table:table-cell>
          <table:table-cell table:number-columns-repeated="11"/>
        </table:table-row>
        <table:table-row table:style-name="ro1">
          <table:table-cell office:value-type="float" office:value="762">
            <text:p>762</text:p>
          </table:table-cell>
          <table:table-cell office:value-type="float" office:value="118.834">
            <text:p>118.834</text:p>
          </table:table-cell>
          <table:table-cell table:formula="of:=VALUE([.B764])" office:value-type="float" office:value="118.834">
            <text:p>118.834</text:p>
          </table:table-cell>
          <table:table-cell table:number-columns-repeated="11"/>
        </table:table-row>
        <table:table-row table:style-name="ro1">
          <table:table-cell office:value-type="float" office:value="763">
            <text:p>763</text:p>
          </table:table-cell>
          <table:table-cell office:value-type="float" office:value="367.077">
            <text:p>367.077</text:p>
          </table:table-cell>
          <table:table-cell table:formula="of:=VALUE([.B765])" office:value-type="float" office:value="367.077">
            <text:p>367.077</text:p>
          </table:table-cell>
          <table:table-cell table:number-columns-repeated="11"/>
        </table:table-row>
        <table:table-row table:style-name="ro1">
          <table:table-cell office:value-type="float" office:value="764">
            <text:p>764</text:p>
          </table:table-cell>
          <table:table-cell office:value-type="float" office:value="12.5466">
            <text:p>12.5466</text:p>
          </table:table-cell>
          <table:table-cell table:formula="of:=VALUE([.B766])" office:value-type="float" office:value="12.5466">
            <text:p>12.5466</text:p>
          </table:table-cell>
          <table:table-cell table:number-columns-repeated="11"/>
        </table:table-row>
        <table:table-row table:style-name="ro1">
          <table:table-cell office:value-type="float" office:value="765">
            <text:p>765</text:p>
          </table:table-cell>
          <table:table-cell office:value-type="float" office:value="1290.31">
            <text:p>1290.31</text:p>
          </table:table-cell>
          <table:table-cell table:formula="of:=VALUE([.B767])" office:value-type="float" office:value="1290.31">
            <text:p>1290.31</text:p>
          </table:table-cell>
          <table:table-cell table:number-columns-repeated="11"/>
        </table:table-row>
        <table:table-row table:style-name="ro1">
          <table:table-cell office:value-type="float" office:value="766">
            <text:p>766</text:p>
          </table:table-cell>
          <table:table-cell office:value-type="float" office:value="36.0506">
            <text:p>36.0506</text:p>
          </table:table-cell>
          <table:table-cell table:formula="of:=VALUE([.B768])" office:value-type="float" office:value="36.0506">
            <text:p>36.0506</text:p>
          </table:table-cell>
          <table:table-cell table:number-columns-repeated="11"/>
        </table:table-row>
        <table:table-row table:style-name="ro1">
          <table:table-cell office:value-type="float" office:value="767">
            <text:p>767</text:p>
          </table:table-cell>
          <table:table-cell office:value-type="float" office:value="409.089">
            <text:p>409.089</text:p>
          </table:table-cell>
          <table:table-cell table:formula="of:=VALUE([.B769])" office:value-type="float" office:value="409.089">
            <text:p>409.089</text:p>
          </table:table-cell>
          <table:table-cell table:number-columns-repeated="11"/>
        </table:table-row>
        <table:table-row table:style-name="ro1">
          <table:table-cell office:value-type="float" office:value="768">
            <text:p>768</text:p>
          </table:table-cell>
          <table:table-cell office:value-type="float" office:value="14.1002">
            <text:p>14.1002</text:p>
          </table:table-cell>
          <table:table-cell table:formula="of:=VALUE([.B770])" office:value-type="float" office:value="14.1002">
            <text:p>14.1002</text:p>
          </table:table-cell>
          <table:table-cell table:number-columns-repeated="11"/>
        </table:table-row>
        <table:table-row table:style-name="ro1">
          <table:table-cell office:value-type="float" office:value="769">
            <text:p>769</text:p>
          </table:table-cell>
          <table:table-cell office:value-type="float" office:value="1372.44">
            <text:p>1372.44</text:p>
          </table:table-cell>
          <table:table-cell table:formula="of:=VALUE([.B771])" office:value-type="float" office:value="1372.44">
            <text:p>1372.44</text:p>
          </table:table-cell>
          <table:table-cell table:number-columns-repeated="11"/>
        </table:table-row>
        <table:table-row table:style-name="ro1">
          <table:table-cell office:value-type="float" office:value="770">
            <text:p>770</text:p>
          </table:table-cell>
          <table:table-cell office:value-type="float" office:value="43.0819">
            <text:p>43.0819</text:p>
          </table:table-cell>
          <table:table-cell table:formula="of:=VALUE([.B772])" office:value-type="float" office:value="43.0819">
            <text:p>43.0819</text:p>
          </table:table-cell>
          <table:table-cell table:number-columns-repeated="11"/>
        </table:table-row>
        <table:table-row table:style-name="ro1">
          <table:table-cell office:value-type="float" office:value="771">
            <text:p>771</text:p>
          </table:table-cell>
          <table:table-cell office:value-type="float" office:value="437.667">
            <text:p>437.667</text:p>
          </table:table-cell>
          <table:table-cell table:formula="of:=VALUE([.B773])" office:value-type="float" office:value="437.667">
            <text:p>437.667</text:p>
          </table:table-cell>
          <table:table-cell table:number-columns-repeated="11"/>
        </table:table-row>
        <table:table-row table:style-name="ro1">
          <table:table-cell office:value-type="float" office:value="772">
            <text:p>772</text:p>
          </table:table-cell>
          <table:table-cell office:value-type="float" office:value="15.2054">
            <text:p>15.2054</text:p>
          </table:table-cell>
          <table:table-cell table:formula="of:=VALUE([.B774])" office:value-type="float" office:value="15.2054">
            <text:p>15.2054</text:p>
          </table:table-cell>
          <table:table-cell table:number-columns-repeated="11"/>
        </table:table-row>
        <table:table-row table:style-name="ro1">
          <table:table-cell office:value-type="float" office:value="773">
            <text:p>773</text:p>
          </table:table-cell>
          <table:table-cell office:value-type="float" office:value="1523.34">
            <text:p>1523.34</text:p>
          </table:table-cell>
          <table:table-cell table:formula="of:=VALUE([.B775])" office:value-type="float" office:value="1523.34">
            <text:p>1523.34</text:p>
          </table:table-cell>
          <table:table-cell table:number-columns-repeated="11"/>
        </table:table-row>
        <table:table-row table:style-name="ro1">
          <table:table-cell office:value-type="float" office:value="774">
            <text:p>774</text:p>
          </table:table-cell>
          <table:table-cell office:value-type="float" office:value="85.8612">
            <text:p>85.8612</text:p>
          </table:table-cell>
          <table:table-cell table:formula="of:=VALUE([.B776])" office:value-type="float" office:value="85.8612">
            <text:p>85.8612</text:p>
          </table:table-cell>
          <table:table-cell table:number-columns-repeated="11"/>
        </table:table-row>
        <table:table-row table:style-name="ro1">
          <table:table-cell office:value-type="float" office:value="775">
            <text:p>775</text:p>
          </table:table-cell>
          <table:table-cell office:value-type="float" office:value="463.349">
            <text:p>463.349</text:p>
          </table:table-cell>
          <table:table-cell table:formula="of:=VALUE([.B777])" office:value-type="float" office:value="463.349">
            <text:p>463.349</text:p>
          </table:table-cell>
          <table:table-cell table:number-columns-repeated="11"/>
        </table:table-row>
        <table:table-row table:style-name="ro1">
          <table:table-cell office:value-type="float" office:value="776">
            <text:p>776</text:p>
          </table:table-cell>
          <table:table-cell office:value-type="float" office:value="15.614">
            <text:p>15.614</text:p>
          </table:table-cell>
          <table:table-cell table:formula="of:=VALUE([.B778])" office:value-type="float" office:value="15.614">
            <text:p>15.614</text:p>
          </table:table-cell>
          <table:table-cell table:number-columns-repeated="11"/>
        </table:table-row>
        <table:table-row table:style-name="ro1">
          <table:table-cell office:value-type="float" office:value="777">
            <text:p>777</text:p>
          </table:table-cell>
          <table:table-cell office:value-type="float" office:value="1556.7">
            <text:p>1556.7</text:p>
          </table:table-cell>
          <table:table-cell table:formula="of:=VALUE([.B779])" office:value-type="float" office:value="1556.7">
            <text:p>1556.7</text:p>
          </table:table-cell>
          <table:table-cell table:number-columns-repeated="11"/>
        </table:table-row>
        <table:table-row table:style-name="ro1">
          <table:table-cell office:value-type="float" office:value="778">
            <text:p>778</text:p>
          </table:table-cell>
          <table:table-cell office:value-type="float" office:value="129.447">
            <text:p>129.447</text:p>
          </table:table-cell>
          <table:table-cell table:formula="of:=VALUE([.B780])" office:value-type="float" office:value="129.447">
            <text:p>129.447</text:p>
          </table:table-cell>
          <table:table-cell table:number-columns-repeated="11"/>
        </table:table-row>
        <table:table-row table:style-name="ro1">
          <table:table-cell office:value-type="float" office:value="779">
            <text:p>779</text:p>
          </table:table-cell>
          <table:table-cell office:value-type="float" office:value="466.02">
            <text:p>466.02</text:p>
          </table:table-cell>
          <table:table-cell table:formula="of:=VALUE([.B781])" office:value-type="float" office:value="466.02">
            <text:p>466.02</text:p>
          </table:table-cell>
          <table:table-cell table:number-columns-repeated="11"/>
        </table:table-row>
        <table:table-row table:style-name="ro1">
          <table:table-cell office:value-type="float" office:value="780">
            <text:p>780</text:p>
          </table:table-cell>
          <table:table-cell office:value-type="float" office:value="15.7271">
            <text:p>15.7271</text:p>
          </table:table-cell>
          <table:table-cell table:formula="of:=VALUE([.B782])" office:value-type="float" office:value="15.7271">
            <text:p>15.7271</text:p>
          </table:table-cell>
          <table:table-cell table:number-columns-repeated="11"/>
        </table:table-row>
        <table:table-row table:style-name="ro1">
          <table:table-cell office:value-type="float" office:value="781">
            <text:p>781</text:p>
          </table:table-cell>
          <table:table-cell office:value-type="float" office:value="1528.39">
            <text:p>1528.39</text:p>
          </table:table-cell>
          <table:table-cell table:formula="of:=VALUE([.B783])" office:value-type="float" office:value="1528.39">
            <text:p>1528.39</text:p>
          </table:table-cell>
          <table:table-cell table:number-columns-repeated="11"/>
        </table:table-row>
        <table:table-row table:style-name="ro1">
          <table:table-cell office:value-type="float" office:value="782">
            <text:p>782</text:p>
          </table:table-cell>
          <table:table-cell office:value-type="float" office:value="168.996">
            <text:p>168.996</text:p>
          </table:table-cell>
          <table:table-cell table:formula="of:=VALUE([.B784])" office:value-type="float" office:value="168.996">
            <text:p>168.996</text:p>
          </table:table-cell>
          <table:table-cell table:number-columns-repeated="11"/>
        </table:table-row>
        <table:table-row table:style-name="ro1">
          <table:table-cell office:value-type="float" office:value="783">
            <text:p>783</text:p>
          </table:table-cell>
          <table:table-cell office:value-type="float" office:value="459.568">
            <text:p>459.568</text:p>
          </table:table-cell>
          <table:table-cell table:formula="of:=VALUE([.B785])" office:value-type="float" office:value="459.568">
            <text:p>459.568</text:p>
          </table:table-cell>
          <table:table-cell table:number-columns-repeated="11"/>
        </table:table-row>
        <table:table-row table:style-name="ro1">
          <table:table-cell office:value-type="float" office:value="784">
            <text:p>784</text:p>
          </table:table-cell>
          <table:table-cell office:value-type="float" office:value="15.5575">
            <text:p>15.5575</text:p>
          </table:table-cell>
          <table:table-cell table:formula="of:=VALUE([.B786])" office:value-type="float" office:value="15.5575">
            <text:p>15.5575</text:p>
          </table:table-cell>
          <table:table-cell table:number-columns-repeated="11"/>
        </table:table-row>
        <table:table-row table:style-name="ro1">
          <table:table-cell office:value-type="float" office:value="785">
            <text:p>785</text:p>
          </table:table-cell>
          <table:table-cell office:value-type="float" office:value="1516.96">
            <text:p>1516.96</text:p>
          </table:table-cell>
          <table:table-cell table:formula="of:=VALUE([.B787])" office:value-type="float" office:value="1516.96">
            <text:p>1516.96</text:p>
          </table:table-cell>
          <table:table-cell table:number-columns-repeated="11"/>
        </table:table-row>
        <table:table-row table:style-name="ro1">
          <table:table-cell office:value-type="float" office:value="786">
            <text:p>786</text:p>
          </table:table-cell>
          <table:table-cell office:value-type="float" office:value="194.288">
            <text:p>194.288</text:p>
          </table:table-cell>
          <table:table-cell table:formula="of:=VALUE([.B788])" office:value-type="float" office:value="194.288">
            <text:p>194.288</text:p>
          </table:table-cell>
          <table:table-cell table:number-columns-repeated="11"/>
        </table:table-row>
        <table:table-row table:style-name="ro1">
          <table:table-cell office:value-type="float" office:value="787">
            <text:p>787</text:p>
          </table:table-cell>
          <table:table-cell office:value-type="float" office:value="448.107">
            <text:p>448.107</text:p>
          </table:table-cell>
          <table:table-cell table:formula="of:=VALUE([.B789])" office:value-type="float" office:value="448.107">
            <text:p>448.107</text:p>
          </table:table-cell>
          <table:table-cell table:number-columns-repeated="11"/>
        </table:table-row>
        <table:table-row table:style-name="ro1">
          <table:table-cell office:value-type="float" office:value="788">
            <text:p>788</text:p>
          </table:table-cell>
          <table:table-cell office:value-type="float" office:value="14.7184">
            <text:p>14.7184</text:p>
          </table:table-cell>
          <table:table-cell table:formula="of:=VALUE([.B790])" office:value-type="float" office:value="14.7184">
            <text:p>14.7184</text:p>
          </table:table-cell>
          <table:table-cell table:number-columns-repeated="11"/>
        </table:table-row>
        <table:table-row table:style-name="ro1">
          <table:table-cell office:value-type="float" office:value="789">
            <text:p>789</text:p>
          </table:table-cell>
          <table:table-cell office:value-type="float" office:value="1364.26">
            <text:p>1364.26</text:p>
          </table:table-cell>
          <table:table-cell table:formula="of:=VALUE([.B791])" office:value-type="float" office:value="1364.26">
            <text:p>1364.26</text:p>
          </table:table-cell>
          <table:table-cell table:number-columns-repeated="11"/>
        </table:table-row>
        <table:table-row table:style-name="ro1">
          <table:table-cell office:value-type="float" office:value="790">
            <text:p>790</text:p>
          </table:table-cell>
          <table:table-cell office:value-type="float" office:value="231.138">
            <text:p>231.138</text:p>
          </table:table-cell>
          <table:table-cell table:formula="of:=VALUE([.B792])" office:value-type="float" office:value="231.138">
            <text:p>231.138</text:p>
          </table:table-cell>
          <table:table-cell table:number-columns-repeated="11"/>
        </table:table-row>
        <table:table-row table:style-name="ro1">
          <table:table-cell office:value-type="float" office:value="791">
            <text:p>791</text:p>
          </table:table-cell>
          <table:table-cell office:value-type="float" office:value="411.743">
            <text:p>411.743</text:p>
          </table:table-cell>
          <table:table-cell table:formula="of:=VALUE([.B793])" office:value-type="float" office:value="411.743">
            <text:p>411.743</text:p>
          </table:table-cell>
          <table:table-cell table:number-columns-repeated="11"/>
        </table:table-row>
        <table:table-row table:style-name="ro1">
          <table:table-cell office:value-type="float" office:value="792">
            <text:p>792</text:p>
          </table:table-cell>
          <table:table-cell office:value-type="float" office:value="13.4437">
            <text:p>13.4437</text:p>
          </table:table-cell>
          <table:table-cell table:formula="of:=VALUE([.B794])" office:value-type="float" office:value="13.4437">
            <text:p>13.4437</text:p>
          </table:table-cell>
          <table:table-cell table:number-columns-repeated="11"/>
        </table:table-row>
        <table:table-row table:style-name="ro1">
          <table:table-cell office:value-type="float" office:value="793">
            <text:p>793</text:p>
          </table:table-cell>
          <table:table-cell office:value-type="float" office:value="1230.72">
            <text:p>1230.72</text:p>
          </table:table-cell>
          <table:table-cell table:formula="of:=VALUE([.B795])" office:value-type="float" office:value="1230.72">
            <text:p>1230.72</text:p>
          </table:table-cell>
          <table:table-cell table:number-columns-repeated="11"/>
        </table:table-row>
        <table:table-row table:style-name="ro1">
          <table:table-cell office:value-type="float" office:value="794">
            <text:p>794</text:p>
          </table:table-cell>
          <table:table-cell office:value-type="float" office:value="269.502">
            <text:p>269.502</text:p>
          </table:table-cell>
          <table:table-cell table:formula="of:=VALUE([.B796])" office:value-type="float" office:value="269.502">
            <text:p>269.502</text:p>
          </table:table-cell>
          <table:table-cell table:number-columns-repeated="11"/>
        </table:table-row>
        <table:table-row table:style-name="ro1">
          <table:table-cell office:value-type="float" office:value="795">
            <text:p>795</text:p>
          </table:table-cell>
          <table:table-cell office:value-type="float" office:value="360.806">
            <text:p>360.806</text:p>
          </table:table-cell>
          <table:table-cell table:formula="of:=VALUE([.B797])" office:value-type="float" office:value="360.806">
            <text:p>360.806</text:p>
          </table:table-cell>
          <table:table-cell table:number-columns-repeated="11"/>
        </table:table-row>
        <table:table-row table:style-name="ro1">
          <table:table-cell office:value-type="float" office:value="796">
            <text:p>796</text:p>
          </table:table-cell>
          <table:table-cell office:value-type="float" office:value="11.8099">
            <text:p>11.8099</text:p>
          </table:table-cell>
          <table:table-cell table:formula="of:=VALUE([.B798])" office:value-type="float" office:value="11.8099">
            <text:p>11.8099</text:p>
          </table:table-cell>
          <table:table-cell table:number-columns-repeated="11"/>
        </table:table-row>
        <table:table-row table:style-name="ro1">
          <table:table-cell office:value-type="float" office:value="797">
            <text:p>797</text:p>
          </table:table-cell>
          <table:table-cell office:value-type="float" office:value="1194.32">
            <text:p>1194.32</text:p>
          </table:table-cell>
          <table:table-cell table:formula="of:=VALUE([.B799])" office:value-type="float" office:value="1194.32">
            <text:p>1194.32</text:p>
          </table:table-cell>
          <table:table-cell table:number-columns-repeated="11"/>
        </table:table-row>
        <table:table-row table:style-name="ro1">
          <table:table-cell office:value-type="float" office:value="798">
            <text:p>798</text:p>
          </table:table-cell>
          <table:table-cell office:value-type="float" office:value="309.536">
            <text:p>309.536</text:p>
          </table:table-cell>
          <table:table-cell table:formula="of:=VALUE([.B800])" office:value-type="float" office:value="309.536">
            <text:p>309.536</text:p>
          </table:table-cell>
          <table:table-cell table:number-columns-repeated="11"/>
        </table:table-row>
        <table:table-row table:style-name="ro1">
          <table:table-cell office:value-type="float" office:value="799">
            <text:p>799</text:p>
          </table:table-cell>
          <table:table-cell office:value-type="float" office:value="298.17">
            <text:p>298.17</text:p>
          </table:table-cell>
          <table:table-cell table:formula="of:=VALUE([.B801])" office:value-type="float" office:value="298.17">
            <text:p>298.17</text:p>
          </table:table-cell>
          <table:table-cell table:number-columns-repeated="11"/>
        </table:table-row>
        <table:table-row table:style-name="ro1">
          <table:table-cell office:value-type="float" office:value="800">
            <text:p>800</text:p>
          </table:table-cell>
          <table:table-cell office:value-type="float" office:value="8.71902">
            <text:p>8.71902</text:p>
          </table:table-cell>
          <table:table-cell table:formula="of:=VALUE([.B802])" office:value-type="float" office:value="8.71902">
            <text:p>8.71902</text:p>
          </table:table-cell>
          <table:table-cell table:number-columns-repeated="11"/>
        </table:table-row>
        <table:table-row table:style-name="ro1">
          <table:table-cell office:value-type="float" office:value="801">
            <text:p>801</text:p>
          </table:table-cell>
          <table:table-cell office:value-type="float" office:value="1080.38">
            <text:p>1080.38</text:p>
          </table:table-cell>
          <table:table-cell table:formula="of:=VALUE([.B803])" office:value-type="float" office:value="1080.38">
            <text:p>1080.38</text:p>
          </table:table-cell>
          <table:table-cell table:number-columns-repeated="11"/>
        </table:table-row>
        <table:table-row table:style-name="ro1">
          <table:table-cell office:value-type="float" office:value="802">
            <text:p>802</text:p>
          </table:table-cell>
          <table:table-cell office:value-type="float" office:value="400.364">
            <text:p>400.364</text:p>
          </table:table-cell>
          <table:table-cell table:formula="of:=VALUE([.B804])" office:value-type="float" office:value="400.364">
            <text:p>400.364</text:p>
          </table:table-cell>
          <table:table-cell table:number-columns-repeated="11"/>
        </table:table-row>
        <table:table-row table:style-name="ro1">
          <table:table-cell office:value-type="float" office:value="803">
            <text:p>803</text:p>
          </table:table-cell>
          <table:table-cell office:value-type="float" office:value="178.928">
            <text:p>178.928</text:p>
          </table:table-cell>
          <table:table-cell table:formula="of:=VALUE([.B805])" office:value-type="float" office:value="178.928">
            <text:p>178.928</text:p>
          </table:table-cell>
          <table:table-cell table:number-columns-repeated="11"/>
        </table:table-row>
        <table:table-row table:style-name="ro1">
          <table:table-cell office:value-type="float" office:value="804">
            <text:p>804</text:p>
          </table:table-cell>
          <table:table-cell office:value-type="float" office:value="6.26784">
            <text:p>6.26784</text:p>
          </table:table-cell>
          <table:table-cell table:formula="of:=VALUE([.B806])" office:value-type="float" office:value="6.26784">
            <text:p>6.26784</text:p>
          </table:table-cell>
          <table:table-cell table:number-columns-repeated="11"/>
        </table:table-row>
        <table:table-row table:style-name="ro1">
          <table:table-cell office:value-type="float" office:value="805">
            <text:p>805</text:p>
          </table:table-cell>
          <table:table-cell office:value-type="float" office:value="1042.53">
            <text:p>1042.53</text:p>
          </table:table-cell>
          <table:table-cell table:formula="of:=VALUE([.B807])" office:value-type="float" office:value="1042.53">
            <text:p>1042.53</text:p>
          </table:table-cell>
          <table:table-cell table:number-columns-repeated="11"/>
        </table:table-row>
        <table:table-row table:style-name="ro1">
          <table:table-cell office:value-type="float" office:value="806">
            <text:p>806</text:p>
          </table:table-cell>
          <table:table-cell office:value-type="float" office:value="445.051">
            <text:p>445.051</text:p>
          </table:table-cell>
          <table:table-cell table:formula="of:=VALUE([.B808])" office:value-type="float" office:value="445.051">
            <text:p>445.051</text:p>
          </table:table-cell>
          <table:table-cell table:number-columns-repeated="11"/>
        </table:table-row>
        <table:table-row table:style-name="ro1">
          <table:table-cell office:value-type="float" office:value="807">
            <text:p>807</text:p>
          </table:table-cell>
          <table:table-cell office:value-type="float" office:value="96.5814">
            <text:p>96.5814</text:p>
          </table:table-cell>
          <table:table-cell table:formula="of:=VALUE([.B809])" office:value-type="float" office:value="96.5814">
            <text:p>96.5814</text:p>
          </table:table-cell>
          <table:table-cell table:number-columns-repeated="11"/>
        </table:table-row>
        <table:table-row table:style-name="ro1">
          <table:table-cell office:value-type="float" office:value="808">
            <text:p>808</text:p>
          </table:table-cell>
          <table:table-cell office:value-type="float" office:value="0.493471">
            <text:p>0.493471</text:p>
          </table:table-cell>
          <table:table-cell table:formula="of:=VALUE([.B810])" office:value-type="float" office:value="0.493471">
            <text:p>0.493471</text:p>
          </table:table-cell>
          <table:table-cell table:number-columns-repeated="11"/>
        </table:table-row>
        <table:table-row table:style-name="ro1">
          <table:table-cell office:value-type="float" office:value="809">
            <text:p>809</text:p>
          </table:table-cell>
          <table:table-cell office:value-type="float" office:value="915.305">
            <text:p>915.305</text:p>
          </table:table-cell>
          <table:table-cell table:formula="of:=VALUE([.B811])" office:value-type="float" office:value="915.305">
            <text:p>915.305</text:p>
          </table:table-cell>
          <table:table-cell table:number-columns-repeated="11"/>
        </table:table-row>
        <table:table-row table:style-name="ro1">
          <table:table-cell office:value-type="float" office:value="810">
            <text:p>810</text:p>
          </table:table-cell>
          <table:table-cell office:value-type="float" office:value="652.981">
            <text:p>652.981</text:p>
          </table:table-cell>
          <table:table-cell table:formula="of:=VALUE([.B812])" office:value-type="float" office:value="652.981">
            <text:p>652.981</text:p>
          </table:table-cell>
          <table:table-cell table:number-columns-repeated="11"/>
        </table:table-row>
        <table:table-row table:style-name="ro1">
          <table:table-cell office:value-type="float" office:value="811">
            <text:p>811</text:p>
          </table:table-cell>
          <table:table-cell office:value-type="float" office:value="175.165">
            <text:p>175.165</text:p>
          </table:table-cell>
          <table:table-cell table:formula="of:=VALUE([.B813])" office:value-type="float" office:value="175.165">
            <text:p>175.165</text:p>
          </table:table-cell>
          <table:table-cell table:number-columns-repeated="11"/>
        </table:table-row>
        <table:table-row table:style-name="ro1">
          <table:table-cell office:value-type="float" office:value="812">
            <text:p>812</text:p>
          </table:table-cell>
          <table:table-cell office:value-type="float" office:value="37.6816">
            <text:p>37.6816</text:p>
          </table:table-cell>
          <table:table-cell table:formula="of:=VALUE([.B814])" office:value-type="float" office:value="37.6816">
            <text:p>37.6816</text:p>
          </table:table-cell>
          <table:table-cell table:number-columns-repeated="11"/>
        </table:table-row>
        <table:table-row table:style-name="ro1">
          <table:table-cell office:value-type="float" office:value="813">
            <text:p>813</text:p>
          </table:table-cell>
          <table:table-cell office:value-type="float" office:value="82.7312">
            <text:p>82.7312</text:p>
          </table:table-cell>
          <table:table-cell table:formula="of:=VALUE([.B815])" office:value-type="float" office:value="82.7312">
            <text:p>82.7312</text:p>
          </table:table-cell>
          <table:table-cell table:number-columns-repeated="11"/>
        </table:table-row>
        <table:table-row table:style-name="ro1">
          <table:table-cell office:value-type="float" office:value="814">
            <text:p>814</text:p>
          </table:table-cell>
          <table:table-cell office:value-type="float" office:value="2044.6">
            <text:p>2044.6</text:p>
          </table:table-cell>
          <table:table-cell table:formula="of:=VALUE([.B816])" office:value-type="float" office:value="2044.6">
            <text:p>2044.6</text:p>
          </table:table-cell>
          <table:table-cell table:number-columns-repeated="11"/>
        </table:table-row>
        <table:table-row table:style-name="ro1">
          <table:table-cell office:value-type="float" office:value="815">
            <text:p>815</text:p>
          </table:table-cell>
          <table:table-cell office:value-type="float" office:value="1763.34">
            <text:p>1763.34</text:p>
          </table:table-cell>
          <table:table-cell table:formula="of:=VALUE([.B817])" office:value-type="float" office:value="1763.34">
            <text:p>1763.34</text:p>
          </table:table-cell>
          <table:table-cell table:number-columns-repeated="11"/>
        </table:table-row>
        <table:table-row table:style-name="ro1">
          <table:table-cell office:value-type="float" office:value="816">
            <text:p>816</text:p>
          </table:table-cell>
          <table:table-cell office:value-type="float" office:value="4.49678">
            <text:p>4.49678</text:p>
          </table:table-cell>
          <table:table-cell table:formula="of:=VALUE([.B818])" office:value-type="float" office:value="4.49678">
            <text:p>4.49678</text:p>
          </table:table-cell>
          <table:table-cell table:number-columns-repeated="11"/>
        </table:table-row>
        <table:table-row table:style-name="ro1">
          <table:table-cell office:value-type="float" office:value="817">
            <text:p>817</text:p>
          </table:table-cell>
          <table:table-cell office:value-type="float" office:value="563.072">
            <text:p>563.072</text:p>
          </table:table-cell>
          <table:table-cell table:formula="of:=VALUE([.B819])" office:value-type="float" office:value="563.072">
            <text:p>563.072</text:p>
          </table:table-cell>
          <table:table-cell table:number-columns-repeated="11"/>
        </table:table-row>
        <table:table-row table:style-name="ro1">
          <table:table-cell office:value-type="float" office:value="818">
            <text:p>818</text:p>
          </table:table-cell>
          <table:table-cell office:value-type="float" office:value="207.087">
            <text:p>207.087</text:p>
          </table:table-cell>
          <table:table-cell table:formula="of:=VALUE([.B820])" office:value-type="float" office:value="207.087">
            <text:p>207.087</text:p>
          </table:table-cell>
          <table:table-cell table:number-columns-repeated="11"/>
        </table:table-row>
        <table:table-row table:style-name="ro1">
          <table:table-cell office:value-type="float" office:value="819">
            <text:p>819</text:p>
          </table:table-cell>
          <table:table-cell office:value-type="float" office:value="102.389">
            <text:p>102.389</text:p>
          </table:table-cell>
          <table:table-cell table:formula="of:=VALUE([.B821])" office:value-type="float" office:value="102.389">
            <text:p>102.389</text:p>
          </table:table-cell>
          <table:table-cell table:number-columns-repeated="11"/>
        </table:table-row>
        <table:table-row table:style-name="ro1">
          <table:table-cell office:value-type="float" office:value="820">
            <text:p>820</text:p>
          </table:table-cell>
          <table:table-cell office:value-type="float" office:value="3.18992">
            <text:p>3.18992</text:p>
          </table:table-cell>
          <table:table-cell table:formula="of:=VALUE([.B822])" office:value-type="float" office:value="3.18992">
            <text:p>3.18992</text:p>
          </table:table-cell>
          <table:table-cell table:number-columns-repeated="11"/>
        </table:table-row>
        <table:table-row table:style-name="ro1">
          <table:table-cell office:value-type="float" office:value="821">
            <text:p>821</text:p>
          </table:table-cell>
          <table:table-cell office:value-type="float" office:value="252.487">
            <text:p>252.487</text:p>
          </table:table-cell>
          <table:table-cell table:formula="of:=VALUE([.B823])" office:value-type="float" office:value="252.487">
            <text:p>252.487</text:p>
          </table:table-cell>
          <table:table-cell table:number-columns-repeated="11"/>
        </table:table-row>
        <table:table-row table:style-name="ro1">
          <table:table-cell office:value-type="float" office:value="822">
            <text:p>822</text:p>
          </table:table-cell>
          <table:table-cell office:value-type="float" office:value="136.149">
            <text:p>136.149</text:p>
          </table:table-cell>
          <table:table-cell table:formula="of:=VALUE([.B824])" office:value-type="float" office:value="136.149">
            <text:p>136.149</text:p>
          </table:table-cell>
          <table:table-cell table:number-columns-repeated="11"/>
        </table:table-row>
        <table:table-row table:style-name="ro1">
          <table:table-cell office:value-type="float" office:value="823">
            <text:p>823</text:p>
          </table:table-cell>
          <table:table-cell office:value-type="float" office:value="80.539">
            <text:p>80.539</text:p>
          </table:table-cell>
          <table:table-cell table:formula="of:=VALUE([.B825])" office:value-type="float" office:value="80.539">
            <text:p>80.539</text:p>
          </table:table-cell>
          <table:table-cell table:number-columns-repeated="11"/>
        </table:table-row>
        <table:table-row table:style-name="ro1">
          <table:table-cell office:value-type="float" office:value="824">
            <text:p>824</text:p>
          </table:table-cell>
          <table:table-cell office:value-type="float" office:value="1.71328">
            <text:p>1.71328</text:p>
          </table:table-cell>
          <table:table-cell table:formula="of:=VALUE([.B826])" office:value-type="float" office:value="1.71328">
            <text:p>1.71328</text:p>
          </table:table-cell>
          <table:table-cell table:number-columns-repeated="11"/>
        </table:table-row>
        <table:table-row table:style-name="ro1">
          <table:table-cell office:value-type="float" office:value="825">
            <text:p>825</text:p>
          </table:table-cell>
          <table:table-cell office:value-type="float" office:value="36.9043">
            <text:p>36.9043</text:p>
          </table:table-cell>
          <table:table-cell table:formula="of:=VALUE([.B827])" office:value-type="float" office:value="36.9043">
            <text:p>36.9043</text:p>
          </table:table-cell>
          <table:table-cell table:number-columns-repeated="11"/>
        </table:table-row>
        <table:table-row table:style-name="ro1">
          <table:table-cell office:value-type="float" office:value="826">
            <text:p>826</text:p>
          </table:table-cell>
          <table:table-cell office:value-type="float" office:value="62.1122">
            <text:p>62.1122</text:p>
          </table:table-cell>
          <table:table-cell table:formula="of:=VALUE([.B828])" office:value-type="float" office:value="62.1122">
            <text:p>62.1122</text:p>
          </table:table-cell>
          <table:table-cell table:number-columns-repeated="11"/>
        </table:table-row>
        <table:table-row table:style-name="ro1">
          <table:table-cell office:value-type="float" office:value="827">
            <text:p>827</text:p>
          </table:table-cell>
          <table:table-cell office:value-type="float" office:value="49.2691">
            <text:p>49.2691</text:p>
          </table:table-cell>
          <table:table-cell table:formula="of:=VALUE([.B829])" office:value-type="float" office:value="49.2691">
            <text:p>49.2691</text:p>
          </table:table-cell>
          <table:table-cell table:number-columns-repeated="11"/>
        </table:table-row>
        <table:table-row table:style-name="ro1">
          <table:table-cell office:value-type="float" office:value="828">
            <text:p>828</text:p>
          </table:table-cell>
          <table:table-cell office:value-type="float" office:value="0.547651">
            <text:p>0.547651</text:p>
          </table:table-cell>
          <table:table-cell table:formula="of:=VALUE([.B830])" office:value-type="float" office:value="0.547651">
            <text:p>0.547651</text:p>
          </table:table-cell>
          <table:table-cell table:number-columns-repeated="11"/>
        </table:table-row>
        <table:table-row table:style-name="ro1">
          <table:table-cell office:value-type="float" office:value="829">
            <text:p>829</text:p>
          </table:table-cell>
          <table:table-cell office:value-type="float" office:value="97.3923">
            <text:p>97.3923</text:p>
          </table:table-cell>
          <table:table-cell table:formula="of:=VALUE([.B831])" office:value-type="float" office:value="97.3923">
            <text:p>97.3923</text:p>
          </table:table-cell>
          <table:table-cell table:number-columns-repeated="11"/>
        </table:table-row>
        <table:table-row table:style-name="ro1">
          <table:table-cell office:value-type="float" office:value="830">
            <text:p>830</text:p>
          </table:table-cell>
          <table:table-cell office:value-type="float" office:value="26.3414">
            <text:p>26.3414</text:p>
          </table:table-cell>
          <table:table-cell table:formula="of:=VALUE([.B832])" office:value-type="float" office:value="26.3414">
            <text:p>26.3414</text:p>
          </table:table-cell>
          <table:table-cell table:number-columns-repeated="11"/>
        </table:table-row>
        <table:table-row table:style-name="ro1">
          <table:table-cell office:value-type="float" office:value="831">
            <text:p>831</text:p>
          </table:table-cell>
          <table:table-cell office:value-type="float" office:value="14.7778">
            <text:p>14.7778</text:p>
          </table:table-cell>
          <table:table-cell table:formula="of:=VALUE([.B833])" office:value-type="float" office:value="14.7778">
            <text:p>14.7778</text:p>
          </table:table-cell>
          <table:table-cell table:number-columns-repeated="11"/>
        </table:table-row>
        <table:table-row table:style-name="ro1">
          <table:table-cell office:value-type="float" office:value="832">
            <text:p>832</text:p>
          </table:table-cell>
          <table:table-cell office:value-type="float" office:value="3.48877">
            <text:p>3.48877</text:p>
          </table:table-cell>
          <table:table-cell table:formula="of:=VALUE([.B834])" office:value-type="float" office:value="3.48877">
            <text:p>3.48877</text:p>
          </table:table-cell>
          <table:table-cell table:number-columns-repeated="11"/>
        </table:table-row>
        <table:table-row table:style-name="ro1">
          <table:table-cell office:value-type="float" office:value="833">
            <text:p>833</text:p>
          </table:table-cell>
          <table:table-cell office:value-type="float" office:value="94.6338">
            <text:p>94.6338</text:p>
          </table:table-cell>
          <table:table-cell table:formula="of:=VALUE([.B835])" office:value-type="float" office:value="94.6338">
            <text:p>94.6338</text:p>
          </table:table-cell>
          <table:table-cell table:number-columns-repeated="11"/>
        </table:table-row>
        <table:table-row table:style-name="ro1">
          <table:table-cell office:value-type="float" office:value="834">
            <text:p>834</text:p>
          </table:table-cell>
          <table:table-cell office:value-type="float" office:value="65.6019">
            <text:p>65.6019</text:p>
          </table:table-cell>
          <table:table-cell table:formula="of:=VALUE([.B836])" office:value-type="float" office:value="65.6019">
            <text:p>65.6019</text:p>
          </table:table-cell>
          <table:table-cell table:number-columns-repeated="11"/>
        </table:table-row>
        <table:table-row table:style-name="ro1">
          <table:table-cell office:value-type="float" office:value="835">
            <text:p>835</text:p>
          </table:table-cell>
          <table:table-cell office:value-type="float" office:value="151.179">
            <text:p>151.179</text:p>
          </table:table-cell>
          <table:table-cell table:formula="of:=VALUE([.B837])" office:value-type="float" office:value="151.179">
            <text:p>151.179</text:p>
          </table:table-cell>
          <table:table-cell table:number-columns-repeated="11"/>
        </table:table-row>
        <table:table-row table:style-name="ro1">
          <table:table-cell office:value-type="float" office:value="836">
            <text:p>836</text:p>
          </table:table-cell>
          <table:table-cell office:value-type="float" office:value="2.15169">
            <text:p>2.15169</text:p>
          </table:table-cell>
          <table:table-cell table:formula="of:=VALUE([.B838])" office:value-type="float" office:value="2.15169">
            <text:p>2.15169</text:p>
          </table:table-cell>
          <table:table-cell table:number-columns-repeated="11"/>
        </table:table-row>
        <table:table-row table:style-name="ro1">
          <table:table-cell office:value-type="float" office:value="837">
            <text:p>837</text:p>
          </table:table-cell>
          <table:table-cell office:value-type="float" office:value="29.3079">
            <text:p>29.3079</text:p>
          </table:table-cell>
          <table:table-cell table:formula="of:=VALUE([.B839])" office:value-type="float" office:value="29.3079">
            <text:p>29.3079</text:p>
          </table:table-cell>
          <table:table-cell table:number-columns-repeated="11"/>
        </table:table-row>
        <table:table-row table:style-name="ro1">
          <table:table-cell office:value-type="float" office:value="838">
            <text:p>838</text:p>
          </table:table-cell>
          <table:table-cell office:value-type="float" office:value="91.29">
            <text:p>91.29</text:p>
          </table:table-cell>
          <table:table-cell table:formula="of:=VALUE([.B840])" office:value-type="float" office:value="91.29">
            <text:p>91.29</text:p>
          </table:table-cell>
          <table:table-cell table:number-columns-repeated="11"/>
        </table:table-row>
        <table:table-row table:style-name="ro1">
          <table:table-cell office:value-type="float" office:value="839">
            <text:p>839</text:p>
          </table:table-cell>
          <table:table-cell office:value-type="float" office:value="92.9827">
            <text:p>92.9827</text:p>
          </table:table-cell>
          <table:table-cell table:formula="of:=VALUE([.B841])" office:value-type="float" office:value="92.9827">
            <text:p>92.9827</text:p>
          </table:table-cell>
          <table:table-cell table:number-columns-repeated="11"/>
        </table:table-row>
        <table:table-row table:style-name="ro1">
          <table:table-cell office:value-type="float" office:value="840">
            <text:p>840</text:p>
          </table:table-cell>
          <table:table-cell office:value-type="float" office:value="2.99478">
            <text:p>2.99478</text:p>
          </table:table-cell>
          <table:table-cell table:formula="of:=VALUE([.B842])" office:value-type="float" office:value="2.99478">
            <text:p>2.99478</text:p>
          </table:table-cell>
          <table:table-cell table:number-columns-repeated="11"/>
        </table:table-row>
        <table:table-row table:style-name="ro1">
          <table:table-cell office:value-type="float" office:value="841">
            <text:p>841</text:p>
          </table:table-cell>
          <table:table-cell office:value-type="float" office:value="155.322">
            <text:p>155.322</text:p>
          </table:table-cell>
          <table:table-cell table:formula="of:=VALUE([.B843])" office:value-type="float" office:value="155.322">
            <text:p>155.322</text:p>
          </table:table-cell>
          <table:table-cell table:number-columns-repeated="11"/>
        </table:table-row>
        <table:table-row table:style-name="ro1">
          <table:table-cell office:value-type="float" office:value="842">
            <text:p>842</text:p>
          </table:table-cell>
          <table:table-cell office:value-type="float" office:value="79.8975">
            <text:p>79.8975</text:p>
          </table:table-cell>
          <table:table-cell table:formula="of:=VALUE([.B844])" office:value-type="float" office:value="79.8975">
            <text:p>79.8975</text:p>
          </table:table-cell>
          <table:table-cell table:number-columns-repeated="11"/>
        </table:table-row>
        <table:table-row table:style-name="ro1">
          <table:table-cell office:value-type="float" office:value="843">
            <text:p>843</text:p>
          </table:table-cell>
          <table:table-cell office:value-type="float" office:value="132.633">
            <text:p>132.633</text:p>
          </table:table-cell>
          <table:table-cell table:formula="of:=VALUE([.B845])" office:value-type="float" office:value="132.633">
            <text:p>132.633</text:p>
          </table:table-cell>
          <table:table-cell table:number-columns-repeated="11"/>
        </table:table-row>
        <table:table-row table:style-name="ro1">
          <table:table-cell office:value-type="float" office:value="844">
            <text:p>844</text:p>
          </table:table-cell>
          <table:table-cell office:value-type="float" office:value="3.44966">
            <text:p>3.44966</text:p>
          </table:table-cell>
          <table:table-cell table:formula="of:=VALUE([.B846])" office:value-type="float" office:value="3.44966">
            <text:p>3.44966</text:p>
          </table:table-cell>
          <table:table-cell table:number-columns-repeated="11"/>
        </table:table-row>
        <table:table-row table:style-name="ro1">
          <table:table-cell office:value-type="float" office:value="845">
            <text:p>845</text:p>
          </table:table-cell>
          <table:table-cell office:value-type="float" office:value="338.242">
            <text:p>338.242</text:p>
          </table:table-cell>
          <table:table-cell table:formula="of:=VALUE([.B847])" office:value-type="float" office:value="338.242">
            <text:p>338.242</text:p>
          </table:table-cell>
          <table:table-cell table:number-columns-repeated="11"/>
        </table:table-row>
        <table:table-row table:style-name="ro1">
          <table:table-cell office:value-type="float" office:value="846">
            <text:p>846</text:p>
          </table:table-cell>
          <table:table-cell office:value-type="float" office:value="111.771">
            <text:p>111.771</text:p>
          </table:table-cell>
          <table:table-cell table:formula="of:=VALUE([.B848])" office:value-type="float" office:value="111.771">
            <text:p>111.771</text:p>
          </table:table-cell>
          <table:table-cell table:number-columns-repeated="11"/>
        </table:table-row>
        <table:table-row table:style-name="ro1">
          <table:table-cell office:value-type="float" office:value="847">
            <text:p>847</text:p>
          </table:table-cell>
          <table:table-cell office:value-type="float" office:value="151.476">
            <text:p>151.476</text:p>
          </table:table-cell>
          <table:table-cell table:formula="of:=VALUE([.B849])" office:value-type="float" office:value="151.476">
            <text:p>151.476</text:p>
          </table:table-cell>
          <table:table-cell table:number-columns-repeated="11"/>
        </table:table-row>
        <table:table-row table:style-name="ro1">
          <table:table-cell office:value-type="float" office:value="848">
            <text:p>848</text:p>
          </table:table-cell>
          <table:table-cell office:value-type="float" office:value="38.0085">
            <text:p>38.0085</text:p>
          </table:table-cell>
          <table:table-cell table:formula="of:=VALUE([.B850])" office:value-type="float" office:value="38.0085">
            <text:p>38.0085</text:p>
          </table:table-cell>
          <table:table-cell table:number-columns-repeated="11"/>
        </table:table-row>
        <table:table-row table:style-name="ro1">
          <table:table-cell office:value-type="float" office:value="849">
            <text:p>849</text:p>
          </table:table-cell>
          <table:table-cell office:value-type="float" office:value="815.448">
            <text:p>815.448</text:p>
          </table:table-cell>
          <table:table-cell table:formula="of:=VALUE([.B851])" office:value-type="float" office:value="815.448">
            <text:p>815.448</text:p>
          </table:table-cell>
          <table:table-cell table:number-columns-repeated="11"/>
        </table:table-row>
        <table:table-row table:style-name="ro1">
          <table:table-cell office:value-type="float" office:value="850">
            <text:p>850</text:p>
          </table:table-cell>
          <table:table-cell office:value-type="float" office:value="2190.93">
            <text:p>2190.93</text:p>
          </table:table-cell>
          <table:table-cell table:formula="of:=VALUE([.B852])" office:value-type="float" office:value="2190.93">
            <text:p>2190.93</text:p>
          </table:table-cell>
          <table:table-cell table:number-columns-repeated="11"/>
        </table:table-row>
        <table:table-row table:style-name="ro1">
          <table:table-cell office:value-type="float" office:value="851">
            <text:p>851</text:p>
          </table:table-cell>
          <table:table-cell office:value-type="float" office:value="702.891">
            <text:p>702.891</text:p>
          </table:table-cell>
          <table:table-cell table:formula="of:=VALUE([.B853])" office:value-type="float" office:value="702.891">
            <text:p>702.891</text:p>
          </table:table-cell>
          <table:table-cell table:number-columns-repeated="11"/>
        </table:table-row>
        <table:table-row table:style-name="ro1">
          <table:table-cell office:value-type="float" office:value="852">
            <text:p>852</text:p>
          </table:table-cell>
          <table:table-cell office:value-type="float" office:value="12.0303">
            <text:p>12.0303</text:p>
          </table:table-cell>
          <table:table-cell table:formula="of:=VALUE([.B854])" office:value-type="float" office:value="12.0303">
            <text:p>12.0303</text:p>
          </table:table-cell>
          <table:table-cell table:number-columns-repeated="11"/>
        </table:table-row>
        <table:table-row table:style-name="ro1">
          <table:table-cell office:value-type="float" office:value="853">
            <text:p>853</text:p>
          </table:table-cell>
          <table:table-cell office:value-type="float" office:value="135.683">
            <text:p>135.683</text:p>
          </table:table-cell>
          <table:table-cell table:formula="of:=VALUE([.B855])" office:value-type="float" office:value="135.683">
            <text:p>135.683</text:p>
          </table:table-cell>
          <table:table-cell table:number-columns-repeated="11"/>
        </table:table-row>
        <table:table-row table:style-name="ro1">
          <table:table-cell office:value-type="float" office:value="854">
            <text:p>854</text:p>
          </table:table-cell>
          <table:table-cell office:value-type="float" office:value="1008.44">
            <text:p>1008.44</text:p>
          </table:table-cell>
          <table:table-cell table:formula="of:=VALUE([.B856])" office:value-type="float" office:value="1008.44">
            <text:p>1008.44</text:p>
          </table:table-cell>
          <table:table-cell table:number-columns-repeated="11"/>
        </table:table-row>
        <table:table-row table:style-name="ro1">
          <table:table-cell office:value-type="float" office:value="855">
            <text:p>855</text:p>
          </table:table-cell>
          <table:table-cell office:value-type="float" office:value="168.384">
            <text:p>168.384</text:p>
          </table:table-cell>
          <table:table-cell table:formula="of:=VALUE([.B857])" office:value-type="float" office:value="168.384">
            <text:p>168.384</text:p>
          </table:table-cell>
          <table:table-cell table:number-columns-repeated="11"/>
        </table:table-row>
        <table:table-row table:style-name="ro1">
          <table:table-cell office:value-type="float" office:value="856">
            <text:p>856</text:p>
          </table:table-cell>
          <table:table-cell office:value-type="float" office:value="4.74165">
            <text:p>4.74165</text:p>
          </table:table-cell>
          <table:table-cell table:formula="of:=VALUE([.B858])" office:value-type="float" office:value="4.74165">
            <text:p>4.74165</text:p>
          </table:table-cell>
          <table:table-cell table:number-columns-repeated="11"/>
        </table:table-row>
        <table:table-row table:style-name="ro1">
          <table:table-cell office:value-type="float" office:value="857">
            <text:p>857</text:p>
          </table:table-cell>
          <table:table-cell office:value-type="float" office:value="150.975">
            <text:p>150.975</text:p>
          </table:table-cell>
          <table:table-cell table:formula="of:=VALUE([.B859])" office:value-type="float" office:value="150.975">
            <text:p>150.975</text:p>
          </table:table-cell>
          <table:table-cell table:number-columns-repeated="11"/>
        </table:table-row>
        <table:table-row table:style-name="ro1">
          <table:table-cell office:value-type="float" office:value="858">
            <text:p>858</text:p>
          </table:table-cell>
          <table:table-cell office:value-type="float" office:value="673.149">
            <text:p>673.149</text:p>
          </table:table-cell>
          <table:table-cell table:formula="of:=VALUE([.B860])" office:value-type="float" office:value="673.149">
            <text:p>673.149</text:p>
          </table:table-cell>
          <table:table-cell table:number-columns-repeated="11"/>
        </table:table-row>
        <table:table-row table:style-name="ro1">
          <table:table-cell office:value-type="float" office:value="859">
            <text:p>859</text:p>
          </table:table-cell>
          <table:table-cell office:value-type="float" office:value="19.66">
            <text:p>19.66</text:p>
          </table:table-cell>
          <table:table-cell table:formula="of:=VALUE([.B861])" office:value-type="float" office:value="19.66">
            <text:p>19.66</text:p>
          </table:table-cell>
          <table:table-cell table:number-columns-repeated="11"/>
        </table:table-row>
        <table:table-row table:style-name="ro1">
          <table:table-cell office:value-type="float" office:value="860">
            <text:p>860</text:p>
          </table:table-cell>
          <table:table-cell office:value-type="float" office:value="5.90344">
            <text:p>5.90344</text:p>
          </table:table-cell>
          <table:table-cell table:formula="of:=VALUE([.B862])" office:value-type="float" office:value="5.90344">
            <text:p>5.90344</text:p>
          </table:table-cell>
          <table:table-cell table:number-columns-repeated="11"/>
        </table:table-row>
        <table:table-row table:style-name="ro1">
          <table:table-cell office:value-type="float" office:value="861">
            <text:p>861</text:p>
          </table:table-cell>
          <table:table-cell office:value-type="float" office:value="896.371">
            <text:p>896.371</text:p>
          </table:table-cell>
          <table:table-cell table:formula="of:=VALUE([.B863])" office:value-type="float" office:value="896.371">
            <text:p>896.371</text:p>
          </table:table-cell>
          <table:table-cell table:number-columns-repeated="11"/>
        </table:table-row>
        <table:table-row table:style-name="ro1">
          <table:table-cell office:value-type="float" office:value="862">
            <text:p>862</text:p>
          </table:table-cell>
          <table:table-cell office:value-type="float" office:value="180.468">
            <text:p>180.468</text:p>
          </table:table-cell>
          <table:table-cell table:formula="of:=VALUE([.B864])" office:value-type="float" office:value="180.468">
            <text:p>180.468</text:p>
          </table:table-cell>
          <table:table-cell table:number-columns-repeated="11"/>
        </table:table-row>
        <table:table-row table:style-name="ro1">
          <table:table-cell office:value-type="float" office:value="863">
            <text:p>863</text:p>
          </table:table-cell>
          <table:table-cell office:value-type="float" office:value="208.303">
            <text:p>208.303</text:p>
          </table:table-cell>
          <table:table-cell table:formula="of:=VALUE([.B865])" office:value-type="float" office:value="208.303">
            <text:p>208.303</text:p>
          </table:table-cell>
          <table:table-cell table:number-columns-repeated="11"/>
        </table:table-row>
        <table:table-row table:style-name="ro1">
          <table:table-cell office:value-type="float" office:value="864">
            <text:p>864</text:p>
          </table:table-cell>
          <table:table-cell office:value-type="float" office:value="8.81208">
            <text:p>8.81208</text:p>
          </table:table-cell>
          <table:table-cell table:formula="of:=VALUE([.B866])" office:value-type="float" office:value="8.81208">
            <text:p>8.81208</text:p>
          </table:table-cell>
          <table:table-cell table:number-columns-repeated="11"/>
        </table:table-row>
        <table:table-row table:style-name="ro1">
          <table:table-cell office:value-type="float" office:value="865">
            <text:p>865</text:p>
          </table:table-cell>
          <table:table-cell office:value-type="float" office:value="1241.8">
            <text:p>1241.8</text:p>
          </table:table-cell>
          <table:table-cell table:formula="of:=VALUE([.B867])" office:value-type="float" office:value="1241.8">
            <text:p>1241.8</text:p>
          </table:table-cell>
          <table:table-cell table:number-columns-repeated="11"/>
        </table:table-row>
        <table:table-row table:style-name="ro1">
          <table:table-cell office:value-type="float" office:value="866">
            <text:p>866</text:p>
          </table:table-cell>
          <table:table-cell office:value-type="float" office:value="78.9019">
            <text:p>78.9019</text:p>
          </table:table-cell>
          <table:table-cell table:formula="of:=VALUE([.B868])" office:value-type="float" office:value="78.9019">
            <text:p>78.9019</text:p>
          </table:table-cell>
          <table:table-cell table:number-columns-repeated="11"/>
        </table:table-row>
        <table:table-row table:style-name="ro1">
          <table:table-cell office:value-type="float" office:value="867">
            <text:p>867</text:p>
          </table:table-cell>
          <table:table-cell office:value-type="float" office:value="280.753">
            <text:p>280.753</text:p>
          </table:table-cell>
          <table:table-cell table:formula="of:=VALUE([.B869])" office:value-type="float" office:value="280.753">
            <text:p>280.753</text:p>
          </table:table-cell>
          <table:table-cell table:number-columns-repeated="11"/>
        </table:table-row>
        <table:table-row table:style-name="ro1">
          <table:table-cell office:value-type="float" office:value="868">
            <text:p>868</text:p>
          </table:table-cell>
          <table:table-cell office:value-type="float" office:value="10.521">
            <text:p>10.521</text:p>
          </table:table-cell>
          <table:table-cell table:formula="of:=VALUE([.B870])" office:value-type="float" office:value="10.521">
            <text:p>10.521</text:p>
          </table:table-cell>
          <table:table-cell table:number-columns-repeated="11"/>
        </table:table-row>
        <table:table-row table:style-name="ro1">
          <table:table-cell office:value-type="float" office:value="869">
            <text:p>869</text:p>
          </table:table-cell>
          <table:table-cell office:value-type="float" office:value="1455.21">
            <text:p>1455.21</text:p>
          </table:table-cell>
          <table:table-cell table:formula="of:=VALUE([.B871])" office:value-type="float" office:value="1455.21">
            <text:p>1455.21</text:p>
          </table:table-cell>
          <table:table-cell table:number-columns-repeated="11"/>
        </table:table-row>
        <table:table-row table:style-name="ro1">
          <table:table-cell office:value-type="float" office:value="870">
            <text:p>870</text:p>
          </table:table-cell>
          <table:table-cell office:value-type="float" office:value="10.7037">
            <text:p>10.7037</text:p>
          </table:table-cell>
          <table:table-cell table:formula="of:=VALUE([.B872])" office:value-type="float" office:value="10.7037">
            <text:p>10.7037</text:p>
          </table:table-cell>
          <table:table-cell table:number-columns-repeated="11"/>
        </table:table-row>
        <table:table-row table:style-name="ro1">
          <table:table-cell office:value-type="float" office:value="871">
            <text:p>871</text:p>
          </table:table-cell>
          <table:table-cell office:value-type="float" office:value="317.365">
            <text:p>317.365</text:p>
          </table:table-cell>
          <table:table-cell table:formula="of:=VALUE([.B873])" office:value-type="float" office:value="317.365">
            <text:p>317.365</text:p>
          </table:table-cell>
          <table:table-cell table:number-columns-repeated="11"/>
        </table:table-row>
        <table:table-row table:style-name="ro1">
          <table:table-cell office:value-type="float" office:value="872">
            <text:p>872</text:p>
          </table:table-cell>
          <table:table-cell office:value-type="float" office:value="11.965">
            <text:p>11.965</text:p>
          </table:table-cell>
          <table:table-cell table:formula="of:=VALUE([.B874])" office:value-type="float" office:value="11.965">
            <text:p>11.965</text:p>
          </table:table-cell>
          <table:table-cell table:number-columns-repeated="11"/>
        </table:table-row>
        <table:table-row table:style-name="ro1">
          <table:table-cell office:value-type="float" office:value="873">
            <text:p>873</text:p>
          </table:table-cell>
          <table:table-cell office:value-type="float" office:value="1559.23">
            <text:p>1559.23</text:p>
          </table:table-cell>
          <table:table-cell table:formula="of:=VALUE([.B875])" office:value-type="float" office:value="1559.23">
            <text:p>1559.23</text:p>
          </table:table-cell>
          <table:table-cell table:number-columns-repeated="11"/>
        </table:table-row>
        <table:table-row table:style-name="ro1">
          <table:table-cell office:value-type="float" office:value="874">
            <text:p>874</text:p>
          </table:table-cell>
          <table:table-cell office:value-type="float" office:value="58.5857">
            <text:p>58.5857</text:p>
          </table:table-cell>
          <table:table-cell table:formula="of:=VALUE([.B876])" office:value-type="float" office:value="58.5857">
            <text:p>58.5857</text:p>
          </table:table-cell>
          <table:table-cell table:number-columns-repeated="11"/>
        </table:table-row>
        <table:table-row table:style-name="ro1">
          <table:table-cell office:value-type="float" office:value="875">
            <text:p>875</text:p>
          </table:table-cell>
          <table:table-cell office:value-type="float" office:value="343.049">
            <text:p>343.049</text:p>
          </table:table-cell>
          <table:table-cell table:formula="of:=VALUE([.B877])" office:value-type="float" office:value="343.049">
            <text:p>343.049</text:p>
          </table:table-cell>
          <table:table-cell table:number-columns-repeated="11"/>
        </table:table-row>
        <table:table-row table:style-name="ro1">
          <table:table-cell office:value-type="float" office:value="876">
            <text:p>876</text:p>
          </table:table-cell>
          <table:table-cell office:value-type="float" office:value="12.9767">
            <text:p>12.9767</text:p>
          </table:table-cell>
          <table:table-cell table:formula="of:=VALUE([.B878])" office:value-type="float" office:value="12.9767">
            <text:p>12.9767</text:p>
          </table:table-cell>
          <table:table-cell table:number-columns-repeated="11"/>
        </table:table-row>
        <table:table-row table:style-name="ro1">
          <table:table-cell office:value-type="float" office:value="877">
            <text:p>877</text:p>
          </table:table-cell>
          <table:table-cell office:value-type="float" office:value="1709.83">
            <text:p>1709.83</text:p>
          </table:table-cell>
          <table:table-cell table:formula="of:=VALUE([.B879])" office:value-type="float" office:value="1709.83">
            <text:p>1709.83</text:p>
          </table:table-cell>
          <table:table-cell table:number-columns-repeated="11"/>
        </table:table-row>
        <table:table-row table:style-name="ro1">
          <table:table-cell office:value-type="float" office:value="878">
            <text:p>878</text:p>
          </table:table-cell>
          <table:table-cell office:value-type="float" office:value="89.5696">
            <text:p>89.5696</text:p>
          </table:table-cell>
          <table:table-cell table:formula="of:=VALUE([.B880])" office:value-type="float" office:value="89.5696">
            <text:p>89.5696</text:p>
          </table:table-cell>
          <table:table-cell table:number-columns-repeated="11"/>
        </table:table-row>
        <table:table-row table:style-name="ro1">
          <table:table-cell office:value-type="float" office:value="879">
            <text:p>879</text:p>
          </table:table-cell>
          <table:table-cell office:value-type="float" office:value="366.202">
            <text:p>366.202</text:p>
          </table:table-cell>
          <table:table-cell table:formula="of:=VALUE([.B881])" office:value-type="float" office:value="366.202">
            <text:p>366.202</text:p>
          </table:table-cell>
          <table:table-cell table:number-columns-repeated="11"/>
        </table:table-row>
        <table:table-row table:style-name="ro1">
          <table:table-cell office:value-type="float" office:value="880">
            <text:p>880</text:p>
          </table:table-cell>
          <table:table-cell office:value-type="float" office:value="13.3926">
            <text:p>13.3926</text:p>
          </table:table-cell>
          <table:table-cell table:formula="of:=VALUE([.B882])" office:value-type="float" office:value="13.3926">
            <text:p>13.3926</text:p>
          </table:table-cell>
          <table:table-cell table:number-columns-repeated="11"/>
        </table:table-row>
        <table:table-row table:style-name="ro1">
          <table:table-cell office:value-type="float" office:value="881">
            <text:p>881</text:p>
          </table:table-cell>
          <table:table-cell office:value-type="float" office:value="1739.51">
            <text:p>1739.51</text:p>
          </table:table-cell>
          <table:table-cell table:formula="of:=VALUE([.B883])" office:value-type="float" office:value="1739.51">
            <text:p>1739.51</text:p>
          </table:table-cell>
          <table:table-cell table:number-columns-repeated="11"/>
        </table:table-row>
        <table:table-row table:style-name="ro1">
          <table:table-cell office:value-type="float" office:value="882">
            <text:p>882</text:p>
          </table:table-cell>
          <table:table-cell office:value-type="float" office:value="121.853">
            <text:p>121.853</text:p>
          </table:table-cell>
          <table:table-cell table:formula="of:=VALUE([.B884])" office:value-type="float" office:value="121.853">
            <text:p>121.853</text:p>
          </table:table-cell>
          <table:table-cell table:number-columns-repeated="11"/>
        </table:table-row>
        <table:table-row table:style-name="ro1">
          <table:table-cell office:value-type="float" office:value="883">
            <text:p>883</text:p>
          </table:table-cell>
          <table:table-cell office:value-type="float" office:value="370.733">
            <text:p>370.733</text:p>
          </table:table-cell>
          <table:table-cell table:formula="of:=VALUE([.B885])" office:value-type="float" office:value="370.733">
            <text:p>370.733</text:p>
          </table:table-cell>
          <table:table-cell table:number-columns-repeated="11"/>
        </table:table-row>
        <table:table-row table:style-name="ro1">
          <table:table-cell office:value-type="float" office:value="884">
            <text:p>884</text:p>
          </table:table-cell>
          <table:table-cell office:value-type="float" office:value="13.5737">
            <text:p>13.5737</text:p>
          </table:table-cell>
          <table:table-cell table:formula="of:=VALUE([.B886])" office:value-type="float" office:value="13.5737">
            <text:p>13.5737</text:p>
          </table:table-cell>
          <table:table-cell table:number-columns-repeated="11"/>
        </table:table-row>
        <table:table-row table:style-name="ro1">
          <table:table-cell office:value-type="float" office:value="885">
            <text:p>885</text:p>
          </table:table-cell>
          <table:table-cell office:value-type="float" office:value="1715.74">
            <text:p>1715.74</text:p>
          </table:table-cell>
          <table:table-cell table:formula="of:=VALUE([.B887])" office:value-type="float" office:value="1715.74">
            <text:p>1715.74</text:p>
          </table:table-cell>
          <table:table-cell table:number-columns-repeated="11"/>
        </table:table-row>
        <table:table-row table:style-name="ro1">
          <table:table-cell office:value-type="float" office:value="886">
            <text:p>886</text:p>
          </table:table-cell>
          <table:table-cell office:value-type="float" office:value="152.847">
            <text:p>152.847</text:p>
          </table:table-cell>
          <table:table-cell table:formula="of:=VALUE([.B888])" office:value-type="float" office:value="152.847">
            <text:p>152.847</text:p>
          </table:table-cell>
          <table:table-cell table:number-columns-repeated="11"/>
        </table:table-row>
        <table:table-row table:style-name="ro1">
          <table:table-cell office:value-type="float" office:value="887">
            <text:p>887</text:p>
          </table:table-cell>
          <table:table-cell office:value-type="float" office:value="368.147">
            <text:p>368.147</text:p>
          </table:table-cell>
          <table:table-cell table:formula="of:=VALUE([.B889])" office:value-type="float" office:value="368.147">
            <text:p>368.147</text:p>
          </table:table-cell>
          <table:table-cell table:number-columns-repeated="11"/>
        </table:table-row>
        <table:table-row table:style-name="ro1">
          <table:table-cell office:value-type="float" office:value="888">
            <text:p>888</text:p>
          </table:table-cell>
          <table:table-cell office:value-type="float" office:value="13.4832">
            <text:p>13.4832</text:p>
          </table:table-cell>
          <table:table-cell table:formula="of:=VALUE([.B890])" office:value-type="float" office:value="13.4832">
            <text:p>13.4832</text:p>
          </table:table-cell>
          <table:table-cell table:number-columns-repeated="11"/>
        </table:table-row>
        <table:table-row table:style-name="ro1">
          <table:table-cell office:value-type="float" office:value="889">
            <text:p>889</text:p>
          </table:table-cell>
          <table:table-cell office:value-type="float" office:value="1692.72">
            <text:p>1692.72</text:p>
          </table:table-cell>
          <table:table-cell table:formula="of:=VALUE([.B891])" office:value-type="float" office:value="1692.72">
            <text:p>1692.72</text:p>
          </table:table-cell>
          <table:table-cell table:number-columns-repeated="11"/>
        </table:table-row>
        <table:table-row table:style-name="ro1">
          <table:table-cell office:value-type="float" office:value="890">
            <text:p>890</text:p>
          </table:table-cell>
          <table:table-cell office:value-type="float" office:value="170.037">
            <text:p>170.037</text:p>
          </table:table-cell>
          <table:table-cell table:formula="of:=VALUE([.B892])" office:value-type="float" office:value="170.037">
            <text:p>170.037</text:p>
          </table:table-cell>
          <table:table-cell table:number-columns-repeated="11"/>
        </table:table-row>
        <table:table-row table:style-name="ro1">
          <table:table-cell office:value-type="float" office:value="891">
            <text:p>891</text:p>
          </table:table-cell>
          <table:table-cell office:value-type="float" office:value="361.343">
            <text:p>361.343</text:p>
          </table:table-cell>
          <table:table-cell table:formula="of:=VALUE([.B893])" office:value-type="float" office:value="361.343">
            <text:p>361.343</text:p>
          </table:table-cell>
          <table:table-cell table:number-columns-repeated="11"/>
        </table:table-row>
        <table:table-row table:style-name="ro1">
          <table:table-cell office:value-type="float" office:value="892">
            <text:p>892</text:p>
          </table:table-cell>
          <table:table-cell office:value-type="float" office:value="12.8102">
            <text:p>12.8102</text:p>
          </table:table-cell>
          <table:table-cell table:formula="of:=VALUE([.B894])" office:value-type="float" office:value="12.8102">
            <text:p>12.8102</text:p>
          </table:table-cell>
          <table:table-cell table:number-columns-repeated="11"/>
        </table:table-row>
        <table:table-row table:style-name="ro1">
          <table:table-cell office:value-type="float" office:value="893">
            <text:p>893</text:p>
          </table:table-cell>
          <table:table-cell office:value-type="float" office:value="1536.35">
            <text:p>1536.35</text:p>
          </table:table-cell>
          <table:table-cell table:formula="of:=VALUE([.B895])" office:value-type="float" office:value="1536.35">
            <text:p>1536.35</text:p>
          </table:table-cell>
          <table:table-cell table:number-columns-repeated="11"/>
        </table:table-row>
        <table:table-row table:style-name="ro1">
          <table:table-cell office:value-type="float" office:value="894">
            <text:p>894</text:p>
          </table:table-cell>
          <table:table-cell office:value-type="float" office:value="198.821">
            <text:p>198.821</text:p>
          </table:table-cell>
          <table:table-cell table:formula="of:=VALUE([.B896])" office:value-type="float" office:value="198.821">
            <text:p>198.821</text:p>
          </table:table-cell>
          <table:table-cell table:number-columns-repeated="11"/>
        </table:table-row>
        <table:table-row table:style-name="ro1">
          <table:table-cell office:value-type="float" office:value="895">
            <text:p>895</text:p>
          </table:table-cell>
          <table:table-cell office:value-type="float" office:value="333.807">
            <text:p>333.807</text:p>
          </table:table-cell>
          <table:table-cell table:formula="of:=VALUE([.B897])" office:value-type="float" office:value="333.807">
            <text:p>333.807</text:p>
          </table:table-cell>
          <table:table-cell table:number-columns-repeated="11"/>
        </table:table-row>
        <table:table-row table:style-name="ro1">
          <table:table-cell office:value-type="float" office:value="896">
            <text:p>896</text:p>
          </table:table-cell>
          <table:table-cell office:value-type="float" office:value="11.7845">
            <text:p>11.7845</text:p>
          </table:table-cell>
          <table:table-cell table:formula="of:=VALUE([.B898])" office:value-type="float" office:value="11.7845">
            <text:p>11.7845</text:p>
          </table:table-cell>
          <table:table-cell table:number-columns-repeated="11"/>
        </table:table-row>
        <table:table-row table:style-name="ro1">
          <table:table-cell office:value-type="float" office:value="897">
            <text:p>897</text:p>
          </table:table-cell>
          <table:table-cell office:value-type="float" office:value="1402.8">
            <text:p>1402.8</text:p>
          </table:table-cell>
          <table:table-cell table:formula="of:=VALUE([.B899])" office:value-type="float" office:value="1402.8">
            <text:p>1402.8</text:p>
          </table:table-cell>
          <table:table-cell table:number-columns-repeated="11"/>
        </table:table-row>
        <table:table-row table:style-name="ro1">
          <table:table-cell office:value-type="float" office:value="898">
            <text:p>898</text:p>
          </table:table-cell>
          <table:table-cell office:value-type="float" office:value="229.857">
            <text:p>229.857</text:p>
          </table:table-cell>
          <table:table-cell table:formula="of:=VALUE([.B900])" office:value-type="float" office:value="229.857">
            <text:p>229.857</text:p>
          </table:table-cell>
          <table:table-cell table:number-columns-repeated="11"/>
        </table:table-row>
        <table:table-row table:style-name="ro1">
          <table:table-cell office:value-type="float" office:value="899">
            <text:p>899</text:p>
          </table:table-cell>
          <table:table-cell office:value-type="float" office:value="295.129">
            <text:p>295.129</text:p>
          </table:table-cell>
          <table:table-cell table:formula="of:=VALUE([.B901])" office:value-type="float" office:value="295.129">
            <text:p>295.129</text:p>
          </table:table-cell>
          <table:table-cell table:number-columns-repeated="11"/>
        </table:table-row>
        <table:table-row table:style-name="ro1">
          <table:table-cell office:value-type="float" office:value="900">
            <text:p>900</text:p>
          </table:table-cell>
          <table:table-cell office:value-type="float" office:value="10.4464">
            <text:p>10.4464</text:p>
          </table:table-cell>
          <table:table-cell table:formula="of:=VALUE([.B902])" office:value-type="float" office:value="10.4464">
            <text:p>10.4464</text:p>
          </table:table-cell>
          <table:table-cell table:number-columns-repeated="11"/>
        </table:table-row>
        <table:table-row table:style-name="ro1">
          <table:table-cell office:value-type="float" office:value="901">
            <text:p>901</text:p>
          </table:table-cell>
          <table:table-cell office:value-type="float" office:value="1343.16">
            <text:p>1343.16</text:p>
          </table:table-cell>
          <table:table-cell table:formula="of:=VALUE([.B903])" office:value-type="float" office:value="1343.16">
            <text:p>1343.16</text:p>
          </table:table-cell>
          <table:table-cell table:number-columns-repeated="11"/>
        </table:table-row>
        <table:table-row table:style-name="ro1">
          <table:table-cell office:value-type="float" office:value="902">
            <text:p>902</text:p>
          </table:table-cell>
          <table:table-cell office:value-type="float" office:value="261.123">
            <text:p>261.123</text:p>
          </table:table-cell>
          <table:table-cell table:formula="of:=VALUE([.B904])" office:value-type="float" office:value="261.123">
            <text:p>261.123</text:p>
          </table:table-cell>
          <table:table-cell table:number-columns-repeated="11"/>
        </table:table-row>
        <table:table-row table:style-name="ro1">
          <table:table-cell office:value-type="float" office:value="903">
            <text:p>903</text:p>
          </table:table-cell>
          <table:table-cell office:value-type="float" office:value="247.111">
            <text:p>247.111</text:p>
          </table:table-cell>
          <table:table-cell table:formula="of:=VALUE([.B905])" office:value-type="float" office:value="247.111">
            <text:p>247.111</text:p>
          </table:table-cell>
          <table:table-cell table:number-columns-repeated="11"/>
        </table:table-row>
        <table:table-row table:style-name="ro1">
          <table:table-cell office:value-type="float" office:value="904">
            <text:p>904</text:p>
          </table:table-cell>
          <table:table-cell office:value-type="float" office:value="7.76024">
            <text:p>7.76024</text:p>
          </table:table-cell>
          <table:table-cell table:formula="of:=VALUE([.B906])" office:value-type="float" office:value="7.76024">
            <text:p>7.76024</text:p>
          </table:table-cell>
          <table:table-cell table:number-columns-repeated="11"/>
        </table:table-row>
        <table:table-row table:style-name="ro1">
          <table:table-cell office:value-type="float" office:value="905">
            <text:p>905</text:p>
          </table:table-cell>
          <table:table-cell office:value-type="float" office:value="1199.14">
            <text:p>1199.14</text:p>
          </table:table-cell>
          <table:table-cell table:formula="of:=VALUE([.B907])" office:value-type="float" office:value="1199.14">
            <text:p>1199.14</text:p>
          </table:table-cell>
          <table:table-cell table:number-columns-repeated="11"/>
        </table:table-row>
        <table:table-row table:style-name="ro1">
          <table:table-cell office:value-type="float" office:value="906">
            <text:p>906</text:p>
          </table:table-cell>
          <table:table-cell office:value-type="float" office:value="343.473">
            <text:p>343.473</text:p>
          </table:table-cell>
          <table:table-cell table:formula="of:=VALUE([.B908])" office:value-type="float" office:value="343.473">
            <text:p>343.473</text:p>
          </table:table-cell>
          <table:table-cell table:number-columns-repeated="11"/>
        </table:table-row>
        <table:table-row table:style-name="ro1">
          <table:table-cell office:value-type="float" office:value="907">
            <text:p>907</text:p>
          </table:table-cell>
          <table:table-cell office:value-type="float" office:value="147.065">
            <text:p>147.065</text:p>
          </table:table-cell>
          <table:table-cell table:formula="of:=VALUE([.B909])" office:value-type="float" office:value="147.065">
            <text:p>147.065</text:p>
          </table:table-cell>
          <table:table-cell table:number-columns-repeated="11"/>
        </table:table-row>
        <table:table-row table:style-name="ro1">
          <table:table-cell office:value-type="float" office:value="908">
            <text:p>908</text:p>
          </table:table-cell>
          <table:table-cell office:value-type="float" office:value="5.56315">
            <text:p>5.56315</text:p>
          </table:table-cell>
          <table:table-cell table:formula="of:=VALUE([.B910])" office:value-type="float" office:value="5.56315">
            <text:p>5.56315</text:p>
          </table:table-cell>
          <table:table-cell table:number-columns-repeated="11"/>
        </table:table-row>
        <table:table-row table:style-name="ro1">
          <table:table-cell office:value-type="float" office:value="909">
            <text:p>909</text:p>
          </table:table-cell>
          <table:table-cell office:value-type="float" office:value="1127.28">
            <text:p>1127.28</text:p>
          </table:table-cell>
          <table:table-cell table:formula="of:=VALUE([.B911])" office:value-type="float" office:value="1127.28">
            <text:p>1127.28</text:p>
          </table:table-cell>
          <table:table-cell table:number-columns-repeated="11"/>
        </table:table-row>
        <table:table-row table:style-name="ro1">
          <table:table-cell office:value-type="float" office:value="910">
            <text:p>910</text:p>
          </table:table-cell>
          <table:table-cell office:value-type="float" office:value="384.86">
            <text:p>384.86</text:p>
          </table:table-cell>
          <table:table-cell table:formula="of:=VALUE([.B912])" office:value-type="float" office:value="384.86">
            <text:p>384.86</text:p>
          </table:table-cell>
          <table:table-cell table:number-columns-repeated="11"/>
        </table:table-row>
        <table:table-row table:style-name="ro1">
          <table:table-cell office:value-type="float" office:value="911">
            <text:p>911</text:p>
          </table:table-cell>
          <table:table-cell office:value-type="float" office:value="75.3225">
            <text:p>75.3225</text:p>
          </table:table-cell>
          <table:table-cell table:formula="of:=VALUE([.B913])" office:value-type="float" office:value="75.3225">
            <text:p>75.3225</text:p>
          </table:table-cell>
          <table:table-cell table:number-columns-repeated="11"/>
        </table:table-row>
        <table:table-row table:style-name="ro1">
          <table:table-cell office:value-type="float" office:value="912">
            <text:p>912</text:p>
          </table:table-cell>
          <table:table-cell office:value-type="float" office:value="0.187963">
            <text:p>0.187963</text:p>
          </table:table-cell>
          <table:table-cell table:formula="of:=VALUE([.B914])" office:value-type="float" office:value="0.187963">
            <text:p>0.187963</text:p>
          </table:table-cell>
          <table:table-cell table:number-columns-repeated="11"/>
        </table:table-row>
        <table:table-row table:style-name="ro1">
          <table:table-cell office:value-type="float" office:value="913">
            <text:p>913</text:p>
          </table:table-cell>
          <table:table-cell office:value-type="float" office:value="900.887">
            <text:p>900.887</text:p>
          </table:table-cell>
          <table:table-cell table:formula="of:=VALUE([.B915])" office:value-type="float" office:value="900.887">
            <text:p>900.887</text:p>
          </table:table-cell>
          <table:table-cell table:number-columns-repeated="11"/>
        </table:table-row>
        <table:table-row table:style-name="ro1">
          <table:table-cell office:value-type="float" office:value="914">
            <text:p>914</text:p>
          </table:table-cell>
          <table:table-cell office:value-type="float" office:value="570.759">
            <text:p>570.759</text:p>
          </table:table-cell>
          <table:table-cell table:formula="of:=VALUE([.B916])" office:value-type="float" office:value="570.759">
            <text:p>570.759</text:p>
          </table:table-cell>
          <table:table-cell table:number-columns-repeated="11"/>
        </table:table-row>
        <table:table-row table:style-name="ro1">
          <table:table-cell office:value-type="float" office:value="915">
            <text:p>915</text:p>
          </table:table-cell>
          <table:table-cell office:value-type="float" office:value="148.311">
            <text:p>148.311</text:p>
          </table:table-cell>
          <table:table-cell table:formula="of:=VALUE([.B917])" office:value-type="float" office:value="148.311">
            <text:p>148.311</text:p>
          </table:table-cell>
          <table:table-cell table:number-columns-repeated="11"/>
        </table:table-row>
        <table:table-row table:style-name="ro1">
          <table:table-cell office:value-type="float" office:value="916">
            <text:p>916</text:p>
          </table:table-cell>
          <table:table-cell office:value-type="float" office:value="33.451">
            <text:p>33.451</text:p>
          </table:table-cell>
          <table:table-cell table:formula="of:=VALUE([.B918])" office:value-type="float" office:value="33.451">
            <text:p>33.451</text:p>
          </table:table-cell>
          <table:table-cell table:number-columns-repeated="11"/>
        </table:table-row>
        <table:table-row table:style-name="ro1">
          <table:table-cell office:value-type="float" office:value="917">
            <text:p>917</text:p>
          </table:table-cell>
          <table:table-cell office:value-type="float" office:value="223.086">
            <text:p>223.086</text:p>
          </table:table-cell>
          <table:table-cell table:formula="of:=VALUE([.B919])" office:value-type="float" office:value="223.086">
            <text:p>223.086</text:p>
          </table:table-cell>
          <table:table-cell table:number-columns-repeated="11"/>
        </table:table-row>
        <table:table-row table:style-name="ro1">
          <table:table-cell office:value-type="float" office:value="918">
            <text:p>918</text:p>
          </table:table-cell>
          <table:table-cell office:value-type="float" office:value="1946.91">
            <text:p>1946.91</text:p>
          </table:table-cell>
          <table:table-cell table:formula="of:=VALUE([.B920])" office:value-type="float" office:value="1946.91">
            <text:p>1946.91</text:p>
          </table:table-cell>
          <table:table-cell table:number-columns-repeated="11"/>
        </table:table-row>
        <table:table-row table:style-name="ro1">
          <table:table-cell office:value-type="float" office:value="919">
            <text:p>919</text:p>
          </table:table-cell>
          <table:table-cell office:value-type="float" office:value="1544.91">
            <text:p>1544.91</text:p>
          </table:table-cell>
          <table:table-cell table:formula="of:=VALUE([.B921])" office:value-type="float" office:value="1544.91">
            <text:p>1544.91</text:p>
          </table:table-cell>
          <table:table-cell table:number-columns-repeated="11"/>
        </table:table-row>
        <table:table-row table:style-name="ro1">
          <table:table-cell office:value-type="float" office:value="920">
            <text:p>920</text:p>
          </table:table-cell>
          <table:table-cell office:value-type="float" office:value="3.86319">
            <text:p>3.86319</text:p>
          </table:table-cell>
          <table:table-cell table:formula="of:=VALUE([.B922])" office:value-type="float" office:value="3.86319">
            <text:p>3.86319</text:p>
          </table:table-cell>
          <table:table-cell table:number-columns-repeated="11"/>
        </table:table-row>
        <table:table-row table:style-name="ro1">
          <table:table-cell office:value-type="float" office:value="921">
            <text:p>921</text:p>
          </table:table-cell>
          <table:table-cell office:value-type="float" office:value="633.497">
            <text:p>633.497</text:p>
          </table:table-cell>
          <table:table-cell table:formula="of:=VALUE([.B923])" office:value-type="float" office:value="633.497">
            <text:p>633.497</text:p>
          </table:table-cell>
          <table:table-cell table:number-columns-repeated="11"/>
        </table:table-row>
        <table:table-row table:style-name="ro1">
          <table:table-cell office:value-type="float" office:value="922">
            <text:p>922</text:p>
          </table:table-cell>
          <table:table-cell office:value-type="float" office:value="187.17">
            <text:p>187.17</text:p>
          </table:table-cell>
          <table:table-cell table:formula="of:=VALUE([.B924])" office:value-type="float" office:value="187.17">
            <text:p>187.17</text:p>
          </table:table-cell>
          <table:table-cell table:number-columns-repeated="11"/>
        </table:table-row>
        <table:table-row table:style-name="ro1">
          <table:table-cell office:value-type="float" office:value="923">
            <text:p>923</text:p>
          </table:table-cell>
          <table:table-cell office:value-type="float" office:value="78.7696">
            <text:p>78.7696</text:p>
          </table:table-cell>
          <table:table-cell table:formula="of:=VALUE([.B925])" office:value-type="float" office:value="78.7696">
            <text:p>78.7696</text:p>
          </table:table-cell>
          <table:table-cell table:number-columns-repeated="11"/>
        </table:table-row>
        <table:table-row table:style-name="ro1">
          <table:table-cell office:value-type="float" office:value="924">
            <text:p>924</text:p>
          </table:table-cell>
          <table:table-cell office:value-type="float" office:value="2.86115">
            <text:p>2.86115</text:p>
          </table:table-cell>
          <table:table-cell table:formula="of:=VALUE([.B926])" office:value-type="float" office:value="2.86115">
            <text:p>2.86115</text:p>
          </table:table-cell>
          <table:table-cell table:number-columns-repeated="11"/>
        </table:table-row>
        <table:table-row table:style-name="ro1">
          <table:table-cell office:value-type="float" office:value="925">
            <text:p>925</text:p>
          </table:table-cell>
          <table:table-cell office:value-type="float" office:value="326.053">
            <text:p>326.053</text:p>
          </table:table-cell>
          <table:table-cell table:formula="of:=VALUE([.B927])" office:value-type="float" office:value="326.053">
            <text:p>326.053</text:p>
          </table:table-cell>
          <table:table-cell table:number-columns-repeated="11"/>
        </table:table-row>
        <table:table-row table:style-name="ro1">
          <table:table-cell office:value-type="float" office:value="926">
            <text:p>926</text:p>
          </table:table-cell>
          <table:table-cell office:value-type="float" office:value="127.801">
            <text:p>127.801</text:p>
          </table:table-cell>
          <table:table-cell table:formula="of:=VALUE([.B928])" office:value-type="float" office:value="127.801">
            <text:p>127.801</text:p>
          </table:table-cell>
          <table:table-cell table:number-columns-repeated="11"/>
        </table:table-row>
        <table:table-row table:style-name="ro1">
          <table:table-cell office:value-type="float" office:value="927">
            <text:p>927</text:p>
          </table:table-cell>
          <table:table-cell office:value-type="float" office:value="66.0278">
            <text:p>66.0278</text:p>
          </table:table-cell>
          <table:table-cell table:formula="of:=VALUE([.B929])" office:value-type="float" office:value="66.0278">
            <text:p>66.0278</text:p>
          </table:table-cell>
          <table:table-cell table:number-columns-repeated="11"/>
        </table:table-row>
        <table:table-row table:style-name="ro1">
          <table:table-cell office:value-type="float" office:value="928">
            <text:p>928</text:p>
          </table:table-cell>
          <table:table-cell office:value-type="float" office:value="1.76747">
            <text:p>1.76747</text:p>
          </table:table-cell>
          <table:table-cell table:formula="of:=VALUE([.B930])" office:value-type="float" office:value="1.76747">
            <text:p>1.76747</text:p>
          </table:table-cell>
          <table:table-cell table:number-columns-repeated="11"/>
        </table:table-row>
        <table:table-row table:style-name="ro1">
          <table:table-cell office:value-type="float" office:value="929">
            <text:p>929</text:p>
          </table:table-cell>
          <table:table-cell office:value-type="float" office:value="55.3925">
            <text:p>55.3925</text:p>
          </table:table-cell>
          <table:table-cell table:formula="of:=VALUE([.B931])" office:value-type="float" office:value="55.3925">
            <text:p>55.3925</text:p>
          </table:table-cell>
          <table:table-cell table:number-columns-repeated="11"/>
        </table:table-row>
        <table:table-row table:style-name="ro1">
          <table:table-cell office:value-type="float" office:value="930">
            <text:p>930</text:p>
          </table:table-cell>
          <table:table-cell office:value-type="float" office:value="66.4324">
            <text:p>66.4324</text:p>
          </table:table-cell>
          <table:table-cell table:formula="of:=VALUE([.B932])" office:value-type="float" office:value="66.4324">
            <text:p>66.4324</text:p>
          </table:table-cell>
          <table:table-cell table:number-columns-repeated="11"/>
        </table:table-row>
        <table:table-row table:style-name="ro1">
          <table:table-cell office:value-type="float" office:value="931">
            <text:p>931</text:p>
          </table:table-cell>
          <table:table-cell office:value-type="float" office:value="47.2525">
            <text:p>47.2525</text:p>
          </table:table-cell>
          <table:table-cell table:formula="of:=VALUE([.B933])" office:value-type="float" office:value="47.2525">
            <text:p>47.2525</text:p>
          </table:table-cell>
          <table:table-cell table:number-columns-repeated="11"/>
        </table:table-row>
        <table:table-row table:style-name="ro1">
          <table:table-cell office:value-type="float" office:value="932">
            <text:p>932</text:p>
          </table:table-cell>
          <table:table-cell office:value-type="float" office:value="0.794537">
            <text:p>0.794537</text:p>
          </table:table-cell>
          <table:table-cell table:formula="of:=VALUE([.B934])" office:value-type="float" office:value="0.794537">
            <text:p>0.794537</text:p>
          </table:table-cell>
          <table:table-cell table:number-columns-repeated="11"/>
        </table:table-row>
        <table:table-row table:style-name="ro1">
          <table:table-cell office:value-type="float" office:value="933">
            <text:p>933</text:p>
          </table:table-cell>
          <table:table-cell office:value-type="float" office:value="56.6491">
            <text:p>56.6491</text:p>
          </table:table-cell>
          <table:table-cell table:formula="of:=VALUE([.B935])" office:value-type="float" office:value="56.6491">
            <text:p>56.6491</text:p>
          </table:table-cell>
          <table:table-cell table:number-columns-repeated="11"/>
        </table:table-row>
        <table:table-row table:style-name="ro1">
          <table:table-cell office:value-type="float" office:value="934">
            <text:p>934</text:p>
          </table:table-cell>
          <table:table-cell office:value-type="float" office:value="38.0177">
            <text:p>38.0177</text:p>
          </table:table-cell>
          <table:table-cell table:formula="of:=VALUE([.B936])" office:value-type="float" office:value="38.0177">
            <text:p>38.0177</text:p>
          </table:table-cell>
          <table:table-cell table:number-columns-repeated="11"/>
        </table:table-row>
        <table:table-row table:style-name="ro1">
          <table:table-cell office:value-type="float" office:value="935">
            <text:p>935</text:p>
          </table:table-cell>
          <table:table-cell office:value-type="float" office:value="20.415">
            <text:p>20.415</text:p>
          </table:table-cell>
          <table:table-cell table:formula="of:=VALUE([.B937])" office:value-type="float" office:value="20.415">
            <text:p>20.415</text:p>
          </table:table-cell>
          <table:table-cell table:number-columns-repeated="11"/>
        </table:table-row>
        <table:table-row table:style-name="ro1">
          <table:table-cell office:value-type="float" office:value="936">
            <text:p>936</text:p>
          </table:table-cell>
          <table:table-cell office:value-type="float" office:value="3.48017">
            <text:p>3.48017</text:p>
          </table:table-cell>
          <table:table-cell table:formula="of:=VALUE([.B938])" office:value-type="float" office:value="3.48017">
            <text:p>3.48017</text:p>
          </table:table-cell>
          <table:table-cell table:number-columns-repeated="11"/>
        </table:table-row>
        <table:table-row table:style-name="ro1">
          <table:table-cell office:value-type="float" office:value="937">
            <text:p>937</text:p>
          </table:table-cell>
          <table:table-cell office:value-type="float" office:value="175.558">
            <text:p>175.558</text:p>
          </table:table-cell>
          <table:table-cell table:formula="of:=VALUE([.B939])" office:value-type="float" office:value="175.558">
            <text:p>175.558</text:p>
          </table:table-cell>
          <table:table-cell table:number-columns-repeated="11"/>
        </table:table-row>
        <table:table-row table:style-name="ro1">
          <table:table-cell office:value-type="float" office:value="938">
            <text:p>938</text:p>
          </table:table-cell>
          <table:table-cell office:value-type="float" office:value="66.6352">
            <text:p>66.6352</text:p>
          </table:table-cell>
          <table:table-cell table:formula="of:=VALUE([.B940])" office:value-type="float" office:value="66.6352">
            <text:p>66.6352</text:p>
          </table:table-cell>
          <table:table-cell table:number-columns-repeated="11"/>
        </table:table-row>
        <table:table-row table:style-name="ro1">
          <table:table-cell office:value-type="float" office:value="939">
            <text:p>939</text:p>
          </table:table-cell>
          <table:table-cell office:value-type="float" office:value="150.177">
            <text:p>150.177</text:p>
          </table:table-cell>
          <table:table-cell table:formula="of:=VALUE([.B941])" office:value-type="float" office:value="150.177">
            <text:p>150.177</text:p>
          </table:table-cell>
          <table:table-cell table:number-columns-repeated="11"/>
        </table:table-row>
        <table:table-row table:style-name="ro1">
          <table:table-cell office:value-type="float" office:value="940">
            <text:p>940</text:p>
          </table:table-cell>
          <table:table-cell office:value-type="float" office:value="2.26269">
            <text:p>2.26269</text:p>
          </table:table-cell>
          <table:table-cell table:formula="of:=VALUE([.B942])" office:value-type="float" office:value="2.26269">
            <text:p>2.26269</text:p>
          </table:table-cell>
          <table:table-cell table:number-columns-repeated="11"/>
        </table:table-row>
        <table:table-row table:style-name="ro1">
          <table:table-cell office:value-type="float" office:value="941">
            <text:p>941</text:p>
          </table:table-cell>
          <table:table-cell office:value-type="float" office:value="64.443">
            <text:p>64.443</text:p>
          </table:table-cell>
          <table:table-cell table:formula="of:=VALUE([.B943])" office:value-type="float" office:value="64.443">
            <text:p>64.443</text:p>
          </table:table-cell>
          <table:table-cell table:number-columns-repeated="11"/>
        </table:table-row>
        <table:table-row table:style-name="ro1">
          <table:table-cell office:value-type="float" office:value="942">
            <text:p>942</text:p>
          </table:table-cell>
          <table:table-cell office:value-type="float" office:value="94.3896">
            <text:p>94.3896</text:p>
          </table:table-cell>
          <table:table-cell table:formula="of:=VALUE([.B944])" office:value-type="float" office:value="94.3896">
            <text:p>94.3896</text:p>
          </table:table-cell>
          <table:table-cell table:number-columns-repeated="11"/>
        </table:table-row>
        <table:table-row table:style-name="ro1">
          <table:table-cell office:value-type="float" office:value="943">
            <text:p>943</text:p>
          </table:table-cell>
          <table:table-cell office:value-type="float" office:value="98.2168">
            <text:p>98.2168</text:p>
          </table:table-cell>
          <table:table-cell table:formula="of:=VALUE([.B945])" office:value-type="float" office:value="98.2168">
            <text:p>98.2168</text:p>
          </table:table-cell>
          <table:table-cell table:number-columns-repeated="11"/>
        </table:table-row>
        <table:table-row table:style-name="ro1">
          <table:table-cell office:value-type="float" office:value="944">
            <text:p>944</text:p>
          </table:table-cell>
          <table:table-cell office:value-type="float" office:value="2.62824">
            <text:p>2.62824</text:p>
          </table:table-cell>
          <table:table-cell table:formula="of:=VALUE([.B946])" office:value-type="float" office:value="2.62824">
            <text:p>2.62824</text:p>
          </table:table-cell>
          <table:table-cell table:number-columns-repeated="11"/>
        </table:table-row>
        <table:table-row table:style-name="ro1">
          <table:table-cell office:value-type="float" office:value="945">
            <text:p>945</text:p>
          </table:table-cell>
          <table:table-cell office:value-type="float" office:value="288.748">
            <text:p>288.748</text:p>
          </table:table-cell>
          <table:table-cell table:formula="of:=VALUE([.B947])" office:value-type="float" office:value="288.748">
            <text:p>288.748</text:p>
          </table:table-cell>
          <table:table-cell table:number-columns-repeated="11"/>
        </table:table-row>
        <table:table-row table:style-name="ro1">
          <table:table-cell office:value-type="float" office:value="946">
            <text:p>946</text:p>
          </table:table-cell>
          <table:table-cell office:value-type="float" office:value="72.7384">
            <text:p>72.7384</text:p>
          </table:table-cell>
          <table:table-cell table:formula="of:=VALUE([.B948])" office:value-type="float" office:value="72.7384">
            <text:p>72.7384</text:p>
          </table:table-cell>
          <table:table-cell table:number-columns-repeated="11"/>
        </table:table-row>
        <table:table-row table:style-name="ro1">
          <table:table-cell office:value-type="float" office:value="947">
            <text:p>947</text:p>
          </table:table-cell>
          <table:table-cell office:value-type="float" office:value="115.44">
            <text:p>115.44</text:p>
          </table:table-cell>
          <table:table-cell table:formula="of:=VALUE([.B949])" office:value-type="float" office:value="115.44">
            <text:p>115.44</text:p>
          </table:table-cell>
          <table:table-cell table:number-columns-repeated="11"/>
        </table:table-row>
        <table:table-row table:style-name="ro1">
          <table:table-cell office:value-type="float" office:value="948">
            <text:p>948</text:p>
          </table:table-cell>
          <table:table-cell office:value-type="float" office:value="2.87249">
            <text:p>2.87249</text:p>
          </table:table-cell>
          <table:table-cell table:formula="of:=VALUE([.B950])" office:value-type="float" office:value="2.87249">
            <text:p>2.87249</text:p>
          </table:table-cell>
          <table:table-cell table:number-columns-repeated="11"/>
        </table:table-row>
        <table:table-row table:style-name="ro1">
          <table:table-cell office:value-type="float" office:value="949">
            <text:p>949</text:p>
          </table:table-cell>
          <table:table-cell office:value-type="float" office:value="475.289">
            <text:p>475.289</text:p>
          </table:table-cell>
          <table:table-cell table:formula="of:=VALUE([.B951])" office:value-type="float" office:value="475.289">
            <text:p>475.289</text:p>
          </table:table-cell>
          <table:table-cell table:number-columns-repeated="11"/>
        </table:table-row>
        <table:table-row table:style-name="ro1">
          <table:table-cell office:value-type="float" office:value="950">
            <text:p>950</text:p>
          </table:table-cell>
          <table:table-cell office:value-type="float" office:value="98.5006">
            <text:p>98.5006</text:p>
          </table:table-cell>
          <table:table-cell table:formula="of:=VALUE([.B952])" office:value-type="float" office:value="98.5006">
            <text:p>98.5006</text:p>
          </table:table-cell>
          <table:table-cell table:number-columns-repeated="11"/>
        </table:table-row>
        <table:table-row table:style-name="ro1">
          <table:table-cell office:value-type="float" office:value="951">
            <text:p>951</text:p>
          </table:table-cell>
          <table:table-cell office:value-type="float" office:value="124.644">
            <text:p>124.644</text:p>
          </table:table-cell>
          <table:table-cell table:formula="of:=VALUE([.B953])" office:value-type="float" office:value="124.644">
            <text:p>124.644</text:p>
          </table:table-cell>
          <table:table-cell table:number-columns-repeated="11"/>
        </table:table-row>
        <table:table-row table:style-name="ro1">
          <table:table-cell office:value-type="float" office:value="952">
            <text:p>952</text:p>
          </table:table-cell>
          <table:table-cell office:value-type="float" office:value="36.4552">
            <text:p>36.4552</text:p>
          </table:table-cell>
          <table:table-cell table:formula="of:=VALUE([.B954])" office:value-type="float" office:value="36.4552">
            <text:p>36.4552</text:p>
          </table:table-cell>
          <table:table-cell table:number-columns-repeated="11"/>
        </table:table-row>
        <table:table-row table:style-name="ro1">
          <table:table-cell office:value-type="float" office:value="953">
            <text:p>953</text:p>
          </table:table-cell>
          <table:table-cell office:value-type="float" office:value="819.74">
            <text:p>819.74</text:p>
          </table:table-cell>
          <table:table-cell table:formula="of:=VALUE([.B955])" office:value-type="float" office:value="819.74">
            <text:p>819.74</text:p>
          </table:table-cell>
          <table:table-cell table:number-columns-repeated="11"/>
        </table:table-row>
        <table:table-row table:style-name="ro1">
          <table:table-cell office:value-type="float" office:value="954">
            <text:p>954</text:p>
          </table:table-cell>
          <table:table-cell office:value-type="float" office:value="2117.42">
            <text:p>2117.42</text:p>
          </table:table-cell>
          <table:table-cell table:formula="of:=VALUE([.B956])" office:value-type="float" office:value="2117.42">
            <text:p>2117.42</text:p>
          </table:table-cell>
          <table:table-cell table:number-columns-repeated="11"/>
        </table:table-row>
        <table:table-row table:style-name="ro1">
          <table:table-cell office:value-type="float" office:value="955">
            <text:p>955</text:p>
          </table:table-cell>
          <table:table-cell office:value-type="float" office:value="639.473">
            <text:p>639.473</text:p>
          </table:table-cell>
          <table:table-cell table:formula="of:=VALUE([.B957])" office:value-type="float" office:value="639.473">
            <text:p>639.473</text:p>
          </table:table-cell>
          <table:table-cell table:number-columns-repeated="11"/>
        </table:table-row>
        <table:table-row table:style-name="ro1">
          <table:table-cell office:value-type="float" office:value="956">
            <text:p>956</text:p>
          </table:table-cell>
          <table:table-cell office:value-type="float" office:value="11.6531">
            <text:p>11.6531</text:p>
          </table:table-cell>
          <table:table-cell table:formula="of:=VALUE([.B958])" office:value-type="float" office:value="11.6531">
            <text:p>11.6531</text:p>
          </table:table-cell>
          <table:table-cell table:number-columns-repeated="11"/>
        </table:table-row>
        <table:table-row table:style-name="ro1">
          <table:table-cell office:value-type="float" office:value="957">
            <text:p>957</text:p>
          </table:table-cell>
          <table:table-cell office:value-type="float" office:value="87.8207">
            <text:p>87.8207</text:p>
          </table:table-cell>
          <table:table-cell table:formula="of:=VALUE([.B959])" office:value-type="float" office:value="87.8207">
            <text:p>87.8207</text:p>
          </table:table-cell>
          <table:table-cell table:number-columns-repeated="11"/>
        </table:table-row>
        <table:table-row table:style-name="ro1">
          <table:table-cell office:value-type="float" office:value="958">
            <text:p>958</text:p>
          </table:table-cell>
          <table:table-cell office:value-type="float" office:value="934.663">
            <text:p>934.663</text:p>
          </table:table-cell>
          <table:table-cell table:formula="of:=VALUE([.B960])" office:value-type="float" office:value="934.663">
            <text:p>934.663</text:p>
          </table:table-cell>
          <table:table-cell table:number-columns-repeated="11"/>
        </table:table-row>
        <table:table-row table:style-name="ro1">
          <table:table-cell office:value-type="float" office:value="959">
            <text:p>959</text:p>
          </table:table-cell>
          <table:table-cell office:value-type="float" office:value="164.546">
            <text:p>164.546</text:p>
          </table:table-cell>
          <table:table-cell table:formula="of:=VALUE([.B961])" office:value-type="float" office:value="164.546">
            <text:p>164.546</text:p>
          </table:table-cell>
          <table:table-cell table:number-columns-repeated="11"/>
        </table:table-row>
        <table:table-row table:style-name="ro1">
          <table:table-cell office:value-type="float" office:value="960">
            <text:p>960</text:p>
          </table:table-cell>
          <table:table-cell office:value-type="float" office:value="4.48546">
            <text:p>4.48546</text:p>
          </table:table-cell>
          <table:table-cell table:formula="of:=VALUE([.B962])" office:value-type="float" office:value="4.48546">
            <text:p>4.48546</text:p>
          </table:table-cell>
          <table:table-cell table:number-columns-repeated="11"/>
        </table:table-row>
        <table:table-row table:style-name="ro1">
          <table:table-cell office:value-type="float" office:value="961">
            <text:p>961</text:p>
          </table:table-cell>
          <table:table-cell office:value-type="float" office:value="188.456">
            <text:p>188.456</text:p>
          </table:table-cell>
          <table:table-cell table:formula="of:=VALUE([.B963])" office:value-type="float" office:value="188.456">
            <text:p>188.456</text:p>
          </table:table-cell>
          <table:table-cell table:number-columns-repeated="11"/>
        </table:table-row>
        <table:table-row table:style-name="ro1">
          <table:table-cell office:value-type="float" office:value="962">
            <text:p>962</text:p>
          </table:table-cell>
          <table:table-cell office:value-type="float" office:value="590.184">
            <text:p>590.184</text:p>
          </table:table-cell>
          <table:table-cell table:formula="of:=VALUE([.B964])" office:value-type="float" office:value="590.184">
            <text:p>590.184</text:p>
          </table:table-cell>
          <table:table-cell table:number-columns-repeated="11"/>
        </table:table-row>
        <table:table-row table:style-name="ro1">
          <table:table-cell office:value-type="float" office:value="963">
            <text:p>963</text:p>
          </table:table-cell>
          <table:table-cell office:value-type="float" office:value="27.8604">
            <text:p>27.8604</text:p>
          </table:table-cell>
          <table:table-cell table:formula="of:=VALUE([.B965])" office:value-type="float" office:value="27.8604">
            <text:p>27.8604</text:p>
          </table:table-cell>
          <table:table-cell table:number-columns-repeated="11"/>
        </table:table-row>
        <table:table-row table:style-name="ro1">
          <table:table-cell office:value-type="float" office:value="964">
            <text:p>964</text:p>
          </table:table-cell>
          <table:table-cell office:value-type="float" office:value="4.8857">
            <text:p>4.8857</text:p>
          </table:table-cell>
          <table:table-cell table:formula="of:=VALUE([.B966])" office:value-type="float" office:value="4.8857">
            <text:p>4.8857</text:p>
          </table:table-cell>
          <table:table-cell table:number-columns-repeated="11"/>
        </table:table-row>
        <table:table-row table:style-name="ro1">
          <table:table-cell office:value-type="float" office:value="965">
            <text:p>965</text:p>
          </table:table-cell>
          <table:table-cell office:value-type="float" office:value="1057.15">
            <text:p>1057.15</text:p>
          </table:table-cell>
          <table:table-cell table:formula="of:=VALUE([.B967])" office:value-type="float" office:value="1057.15">
            <text:p>1057.15</text:p>
          </table:table-cell>
          <table:table-cell table:number-columns-repeated="11"/>
        </table:table-row>
        <table:table-row table:style-name="ro1">
          <table:table-cell office:value-type="float" office:value="966">
            <text:p>966</text:p>
          </table:table-cell>
          <table:table-cell office:value-type="float" office:value="143.002">
            <text:p>143.002</text:p>
          </table:table-cell>
          <table:table-cell table:formula="of:=VALUE([.B968])" office:value-type="float" office:value="143.002">
            <text:p>143.002</text:p>
          </table:table-cell>
          <table:table-cell table:number-columns-repeated="11"/>
        </table:table-row>
        <table:table-row table:style-name="ro1">
          <table:table-cell office:value-type="float" office:value="967">
            <text:p>967</text:p>
          </table:table-cell>
          <table:table-cell office:value-type="float" office:value="159.277">
            <text:p>159.277</text:p>
          </table:table-cell>
          <table:table-cell table:formula="of:=VALUE([.B969])" office:value-type="float" office:value="159.277">
            <text:p>159.277</text:p>
          </table:table-cell>
          <table:table-cell table:number-columns-repeated="11"/>
        </table:table-row>
        <table:table-row table:style-name="ro1">
          <table:table-cell office:value-type="float" office:value="968">
            <text:p>968</text:p>
          </table:table-cell>
          <table:table-cell office:value-type="float" office:value="7.54041">
            <text:p>7.54041</text:p>
          </table:table-cell>
          <table:table-cell table:formula="of:=VALUE([.B970])" office:value-type="float" office:value="7.54041">
            <text:p>7.54041</text:p>
          </table:table-cell>
          <table:table-cell table:number-columns-repeated="11"/>
        </table:table-row>
        <table:table-row table:style-name="ro1">
          <table:table-cell office:value-type="float" office:value="969">
            <text:p>969</text:p>
          </table:table-cell>
          <table:table-cell office:value-type="float" office:value="1442.31">
            <text:p>1442.31</text:p>
          </table:table-cell>
          <table:table-cell table:formula="of:=VALUE([.B971])" office:value-type="float" office:value="1442.31">
            <text:p>1442.31</text:p>
          </table:table-cell>
          <table:table-cell table:number-columns-repeated="11"/>
        </table:table-row>
        <table:table-row table:style-name="ro1">
          <table:table-cell office:value-type="float" office:value="970">
            <text:p>970</text:p>
          </table:table-cell>
          <table:table-cell office:value-type="float" office:value="41.6656">
            <text:p>41.6656</text:p>
          </table:table-cell>
          <table:table-cell table:formula="of:=VALUE([.B972])" office:value-type="float" office:value="41.6656">
            <text:p>41.6656</text:p>
          </table:table-cell>
          <table:table-cell table:number-columns-repeated="11"/>
        </table:table-row>
        <table:table-row table:style-name="ro1">
          <table:table-cell office:value-type="float" office:value="971">
            <text:p>971</text:p>
          </table:table-cell>
          <table:table-cell office:value-type="float" office:value="219.141">
            <text:p>219.141</text:p>
          </table:table-cell>
          <table:table-cell table:formula="of:=VALUE([.B973])" office:value-type="float" office:value="219.141">
            <text:p>219.141</text:p>
          </table:table-cell>
          <table:table-cell table:number-columns-repeated="11"/>
        </table:table-row>
        <table:table-row table:style-name="ro1">
          <table:table-cell office:value-type="float" office:value="972">
            <text:p>972</text:p>
          </table:table-cell>
          <table:table-cell office:value-type="float" office:value="9.11189">
            <text:p>9.11189</text:p>
          </table:table-cell>
          <table:table-cell table:formula="of:=VALUE([.B974])" office:value-type="float" office:value="9.11189">
            <text:p>9.11189</text:p>
          </table:table-cell>
          <table:table-cell table:number-columns-repeated="11"/>
        </table:table-row>
        <table:table-row table:style-name="ro1">
          <table:table-cell office:value-type="float" office:value="973">
            <text:p>973</text:p>
          </table:table-cell>
          <table:table-cell office:value-type="float" office:value="1672.98">
            <text:p>1672.98</text:p>
          </table:table-cell>
          <table:table-cell table:formula="of:=VALUE([.B975])" office:value-type="float" office:value="1672.98">
            <text:p>1672.98</text:p>
          </table:table-cell>
          <table:table-cell table:number-columns-repeated="11"/>
        </table:table-row>
        <table:table-row table:style-name="ro1">
          <table:table-cell office:value-type="float" office:value="974">
            <text:p>974</text:p>
          </table:table-cell>
          <table:table-cell office:value-type="float" office:value="22.7235">
            <text:p>22.7235</text:p>
          </table:table-cell>
          <table:table-cell table:formula="of:=VALUE([.B976])" office:value-type="float" office:value="22.7235">
            <text:p>22.7235</text:p>
          </table:table-cell>
          <table:table-cell table:number-columns-repeated="11"/>
        </table:table-row>
        <table:table-row table:style-name="ro1">
          <table:table-cell office:value-type="float" office:value="975">
            <text:p>975</text:p>
          </table:table-cell>
          <table:table-cell office:value-type="float" office:value="250.631">
            <text:p>250.631</text:p>
          </table:table-cell>
          <table:table-cell table:formula="of:=VALUE([.B977])" office:value-type="float" office:value="250.631">
            <text:p>250.631</text:p>
          </table:table-cell>
          <table:table-cell table:number-columns-repeated="11"/>
        </table:table-row>
        <table:table-row table:style-name="ro1">
          <table:table-cell office:value-type="float" office:value="976">
            <text:p>976</text:p>
          </table:table-cell>
          <table:table-cell office:value-type="float" office:value="10.4301">
            <text:p>10.4301</text:p>
          </table:table-cell>
          <table:table-cell table:formula="of:=VALUE([.B978])" office:value-type="float" office:value="10.4301">
            <text:p>10.4301</text:p>
          </table:table-cell>
          <table:table-cell table:number-columns-repeated="11"/>
        </table:table-row>
        <table:table-row table:style-name="ro1">
          <table:table-cell office:value-type="float" office:value="977">
            <text:p>977</text:p>
          </table:table-cell>
          <table:table-cell office:value-type="float" office:value="1781.92">
            <text:p>1781.92</text:p>
          </table:table-cell>
          <table:table-cell table:formula="of:=VALUE([.B979])" office:value-type="float" office:value="1781.92">
            <text:p>1781.92</text:p>
          </table:table-cell>
          <table:table-cell table:number-columns-repeated="11"/>
        </table:table-row>
        <table:table-row table:style-name="ro1">
          <table:table-cell office:value-type="float" office:value="978">
            <text:p>978</text:p>
          </table:table-cell>
          <table:table-cell office:value-type="float" office:value="77.1736">
            <text:p>77.1736</text:p>
          </table:table-cell>
          <table:table-cell table:formula="of:=VALUE([.B980])" office:value-type="float" office:value="77.1736">
            <text:p>77.1736</text:p>
          </table:table-cell>
          <table:table-cell table:number-columns-repeated="11"/>
        </table:table-row>
        <table:table-row table:style-name="ro1">
          <table:table-cell office:value-type="float" office:value="979">
            <text:p>979</text:p>
          </table:table-cell>
          <table:table-cell office:value-type="float" office:value="272.865">
            <text:p>272.865</text:p>
          </table:table-cell>
          <table:table-cell table:formula="of:=VALUE([.B981])" office:value-type="float" office:value="272.865">
            <text:p>272.865</text:p>
          </table:table-cell>
          <table:table-cell table:number-columns-repeated="11"/>
        </table:table-row>
        <table:table-row table:style-name="ro1">
          <table:table-cell office:value-type="float" office:value="980">
            <text:p>980</text:p>
          </table:table-cell>
          <table:table-cell office:value-type="float" office:value="11.3153">
            <text:p>11.3153</text:p>
          </table:table-cell>
          <table:table-cell table:formula="of:=VALUE([.B982])" office:value-type="float" office:value="11.3153">
            <text:p>11.3153</text:p>
          </table:table-cell>
          <table:table-cell table:number-columns-repeated="11"/>
        </table:table-row>
        <table:table-row table:style-name="ro1">
          <table:table-cell office:value-type="float" office:value="981">
            <text:p>981</text:p>
          </table:table-cell>
          <table:table-cell office:value-type="float" office:value="1922.51">
            <text:p>1922.51</text:p>
          </table:table-cell>
          <table:table-cell table:formula="of:=VALUE([.B983])" office:value-type="float" office:value="1922.51">
            <text:p>1922.51</text:p>
          </table:table-cell>
          <table:table-cell table:number-columns-repeated="11"/>
        </table:table-row>
        <table:table-row table:style-name="ro1">
          <table:table-cell office:value-type="float" office:value="982">
            <text:p>982</text:p>
          </table:table-cell>
          <table:table-cell office:value-type="float" office:value="100.145">
            <text:p>100.145</text:p>
          </table:table-cell>
          <table:table-cell table:formula="of:=VALUE([.B984])" office:value-type="float" office:value="100.145">
            <text:p>100.145</text:p>
          </table:table-cell>
          <table:table-cell table:number-columns-repeated="11"/>
        </table:table-row>
        <table:table-row table:style-name="ro1">
          <table:table-cell office:value-type="float" office:value="983">
            <text:p>983</text:p>
          </table:table-cell>
          <table:table-cell office:value-type="float" office:value="292.126">
            <text:p>292.126</text:p>
          </table:table-cell>
          <table:table-cell table:formula="of:=VALUE([.B985])" office:value-type="float" office:value="292.126">
            <text:p>292.126</text:p>
          </table:table-cell>
          <table:table-cell table:number-columns-repeated="11"/>
        </table:table-row>
        <table:table-row table:style-name="ro1">
          <table:table-cell office:value-type="float" office:value="984">
            <text:p>984</text:p>
          </table:table-cell>
          <table:table-cell office:value-type="float" office:value="11.7131">
            <text:p>11.7131</text:p>
          </table:table-cell>
          <table:table-cell table:formula="of:=VALUE([.B986])" office:value-type="float" office:value="11.7131">
            <text:p>11.7131</text:p>
          </table:table-cell>
          <table:table-cell table:number-columns-repeated="11"/>
        </table:table-row>
        <table:table-row table:style-name="ro1">
          <table:table-cell office:value-type="float" office:value="985">
            <text:p>985</text:p>
          </table:table-cell>
          <table:table-cell office:value-type="float" office:value="1947.01">
            <text:p>1947.01</text:p>
          </table:table-cell>
          <table:table-cell table:formula="of:=VALUE([.B987])" office:value-type="float" office:value="1947.01">
            <text:p>1947.01</text:p>
          </table:table-cell>
          <table:table-cell table:number-columns-repeated="11"/>
        </table:table-row>
        <table:table-row table:style-name="ro1">
          <table:table-cell office:value-type="float" office:value="986">
            <text:p>986</text:p>
          </table:table-cell>
          <table:table-cell office:value-type="float" office:value="123.63">
            <text:p>123.63</text:p>
          </table:table-cell>
          <table:table-cell table:formula="of:=VALUE([.B988])" office:value-type="float" office:value="123.63">
            <text:p>123.63</text:p>
          </table:table-cell>
          <table:table-cell table:number-columns-repeated="11"/>
        </table:table-row>
        <table:table-row table:style-name="ro1">
          <table:table-cell office:value-type="float" office:value="987">
            <text:p>987</text:p>
          </table:table-cell>
          <table:table-cell office:value-type="float" office:value="297.232">
            <text:p>297.232</text:p>
          </table:table-cell>
          <table:table-cell table:formula="of:=VALUE([.B989])" office:value-type="float" office:value="297.232">
            <text:p>297.232</text:p>
          </table:table-cell>
          <table:table-cell table:number-columns-repeated="11"/>
        </table:table-row>
        <table:table-row table:style-name="ro1">
          <table:table-cell office:value-type="float" office:value="988">
            <text:p>988</text:p>
          </table:table-cell>
          <table:table-cell office:value-type="float" office:value="11.899">
            <text:p>11.899</text:p>
          </table:table-cell>
          <table:table-cell table:formula="of:=VALUE([.B990])" office:value-type="float" office:value="11.899">
            <text:p>11.899</text:p>
          </table:table-cell>
          <table:table-cell table:number-columns-repeated="11"/>
        </table:table-row>
        <table:table-row table:style-name="ro1">
          <table:table-cell office:value-type="float" office:value="989">
            <text:p>989</text:p>
          </table:table-cell>
          <table:table-cell office:value-type="float" office:value="1917.51">
            <text:p>1917.51</text:p>
          </table:table-cell>
          <table:table-cell table:formula="of:=VALUE([.B991])" office:value-type="float" office:value="1917.51">
            <text:p>1917.51</text:p>
          </table:table-cell>
          <table:table-cell table:number-columns-repeated="11"/>
        </table:table-row>
        <table:table-row table:style-name="ro1">
          <table:table-cell office:value-type="float" office:value="990">
            <text:p>990</text:p>
          </table:table-cell>
          <table:table-cell office:value-type="float" office:value="146.177">
            <text:p>146.177</text:p>
          </table:table-cell>
          <table:table-cell table:formula="of:=VALUE([.B992])" office:value-type="float" office:value="146.177">
            <text:p>146.177</text:p>
          </table:table-cell>
          <table:table-cell table:number-columns-repeated="11"/>
        </table:table-row>
        <table:table-row table:style-name="ro1">
          <table:table-cell office:value-type="float" office:value="991">
            <text:p>991</text:p>
          </table:table-cell>
          <table:table-cell office:value-type="float" office:value="296.387">
            <text:p>296.387</text:p>
          </table:table-cell>
          <table:table-cell table:formula="of:=VALUE([.B993])" office:value-type="float" office:value="296.387">
            <text:p>296.387</text:p>
          </table:table-cell>
          <table:table-cell table:number-columns-repeated="11"/>
        </table:table-row>
        <table:table-row table:style-name="ro1">
          <table:table-cell office:value-type="float" office:value="992">
            <text:p>992</text:p>
          </table:table-cell>
          <table:table-cell office:value-type="float" office:value="11.8597">
            <text:p>11.8597</text:p>
          </table:table-cell>
          <table:table-cell table:formula="of:=VALUE([.B994])" office:value-type="float" office:value="11.8597">
            <text:p>11.8597</text:p>
          </table:table-cell>
          <table:table-cell table:number-columns-repeated="11"/>
        </table:table-row>
        <table:table-row table:style-name="ro1">
          <table:table-cell office:value-type="float" office:value="993">
            <text:p>993</text:p>
          </table:table-cell>
          <table:table-cell office:value-type="float" office:value="1868.96">
            <text:p>1868.96</text:p>
          </table:table-cell>
          <table:table-cell table:formula="of:=VALUE([.B995])" office:value-type="float" office:value="1868.96">
            <text:p>1868.96</text:p>
          </table:table-cell>
          <table:table-cell table:number-columns-repeated="11"/>
        </table:table-row>
        <table:table-row table:style-name="ro1">
          <table:table-cell office:value-type="float" office:value="994">
            <text:p>994</text:p>
          </table:table-cell>
          <table:table-cell office:value-type="float" office:value="156.751">
            <text:p>156.751</text:p>
          </table:table-cell>
          <table:table-cell table:formula="of:=VALUE([.B996])" office:value-type="float" office:value="156.751">
            <text:p>156.751</text:p>
          </table:table-cell>
          <table:table-cell table:number-columns-repeated="11"/>
        </table:table-row>
        <table:table-row table:style-name="ro1">
          <table:table-cell office:value-type="float" office:value="995">
            <text:p>995</text:p>
          </table:table-cell>
          <table:table-cell office:value-type="float" office:value="292.878">
            <text:p>292.878</text:p>
          </table:table-cell>
          <table:table-cell table:formula="of:=VALUE([.B997])" office:value-type="float" office:value="292.878">
            <text:p>292.878</text:p>
          </table:table-cell>
          <table:table-cell table:number-columns-repeated="11"/>
        </table:table-row>
        <table:table-row table:style-name="ro1">
          <table:table-cell office:value-type="float" office:value="996">
            <text:p>996</text:p>
          </table:table-cell>
          <table:table-cell office:value-type="float" office:value="11.3222">
            <text:p>11.3222</text:p>
          </table:table-cell>
          <table:table-cell table:formula="of:=VALUE([.B998])" office:value-type="float" office:value="11.3222">
            <text:p>11.3222</text:p>
          </table:table-cell>
          <table:table-cell table:number-columns-repeated="11"/>
        </table:table-row>
        <table:table-row table:style-name="ro1">
          <table:table-cell office:value-type="float" office:value="997">
            <text:p>997</text:p>
          </table:table-cell>
          <table:table-cell office:value-type="float" office:value="1711.62">
            <text:p>1711.62</text:p>
          </table:table-cell>
          <table:table-cell table:formula="of:=VALUE([.B999])" office:value-type="float" office:value="1711.62">
            <text:p>1711.62</text:p>
          </table:table-cell>
          <table:table-cell table:number-columns-repeated="11"/>
        </table:table-row>
        <table:table-row table:style-name="ro1">
          <table:table-cell office:value-type="float" office:value="998">
            <text:p>998</text:p>
          </table:table-cell>
          <table:table-cell office:value-type="float" office:value="178.37">
            <text:p>178.37</text:p>
          </table:table-cell>
          <table:table-cell table:formula="of:=VALUE([.B1000])" office:value-type="float" office:value="178.37">
            <text:p>178.37</text:p>
          </table:table-cell>
          <table:table-cell table:number-columns-repeated="11"/>
        </table:table-row>
        <table:table-row table:style-name="ro1">
          <table:table-cell office:value-type="float" office:value="999">
            <text:p>999</text:p>
          </table:table-cell>
          <table:table-cell office:value-type="float" office:value="272.467">
            <text:p>272.467</text:p>
          </table:table-cell>
          <table:table-cell table:formula="of:=VALUE([.B1001])" office:value-type="float" office:value="272.467">
            <text:p>272.467</text:p>
          </table:table-cell>
          <table:table-cell table:number-columns-repeated="11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10.4716">
            <text:p>10.4716</text:p>
          </table:table-cell>
          <table:table-cell table:formula="of:=VALUE([.B1002])" office:value-type="float" office:value="10.4716">
            <text:p>10.4716</text:p>
          </table:table-cell>
          <table:table-cell table:number-columns-repeated="11"/>
        </table:table-row>
        <table:table-row table:style-name="ro1">
          <table:table-cell office:value-type="float" office:value="1001">
            <text:p>1001</text:p>
          </table:table-cell>
          <table:table-cell office:value-type="float" office:value="1572.98">
            <text:p>1572.98</text:p>
          </table:table-cell>
          <table:table-cell table:formula="of:=VALUE([.B1003])" office:value-type="float" office:value="1572.98">
            <text:p>1572.98</text:p>
          </table:table-cell>
          <table:table-cell table:number-columns-repeated="11"/>
        </table:table-row>
        <table:table-row table:style-name="ro1">
          <table:table-cell office:value-type="float" office:value="1002">
            <text:p>1002</text:p>
          </table:table-cell>
          <table:table-cell office:value-type="float" office:value="201.369">
            <text:p>201.369</text:p>
          </table:table-cell>
          <table:table-cell table:formula="of:=VALUE([.B1004])" office:value-type="float" office:value="201.369">
            <text:p>201.369</text:p>
          </table:table-cell>
          <table:table-cell table:number-columns-repeated="11"/>
        </table:table-row>
        <table:table-row table:style-name="ro1">
          <table:table-cell office:value-type="float" office:value="1003">
            <text:p>1003</text:p>
          </table:table-cell>
          <table:table-cell office:value-type="float" office:value="242.939">
            <text:p>242.939</text:p>
          </table:table-cell>
          <table:table-cell table:formula="of:=VALUE([.B1005])" office:value-type="float" office:value="242.939">
            <text:p>242.939</text:p>
          </table:table-cell>
          <table:table-cell table:number-columns-repeated="11"/>
        </table:table-row>
        <table:table-row table:style-name="ro1">
          <table:table-cell office:value-type="float" office:value="1004">
            <text:p>1004</text:p>
          </table:table-cell>
          <table:table-cell office:value-type="float" office:value="9.37016">
            <text:p>9.37016</text:p>
          </table:table-cell>
          <table:table-cell table:formula="of:=VALUE([.B1006])" office:value-type="float" office:value="9.37016">
            <text:p>9.37016</text:p>
          </table:table-cell>
          <table:table-cell table:number-columns-repeated="11"/>
        </table:table-row>
        <table:table-row table:style-name="ro1">
          <table:table-cell office:value-type="float" office:value="1005">
            <text:p>1005</text:p>
          </table:table-cell>
          <table:table-cell office:value-type="float" office:value="1467.49">
            <text:p>1467.49</text:p>
          </table:table-cell>
          <table:table-cell table:formula="of:=VALUE([.B1007])" office:value-type="float" office:value="1467.49">
            <text:p>1467.49</text:p>
          </table:table-cell>
          <table:table-cell table:number-columns-repeated="11"/>
        </table:table-row>
        <table:table-row table:style-name="ro1">
          <table:table-cell office:value-type="float" office:value="1006">
            <text:p>1006</text:p>
          </table:table-cell>
          <table:table-cell office:value-type="float" office:value="225.098">
            <text:p>225.098</text:p>
          </table:table-cell>
          <table:table-cell table:formula="of:=VALUE([.B1008])" office:value-type="float" office:value="225.098">
            <text:p>225.098</text:p>
          </table:table-cell>
          <table:table-cell table:number-columns-repeated="11"/>
        </table:table-row>
        <table:table-row table:style-name="ro1">
          <table:table-cell office:value-type="float" office:value="1007">
            <text:p>1007</text:p>
          </table:table-cell>
          <table:table-cell office:value-type="float" office:value="206.301">
            <text:p>206.301</text:p>
          </table:table-cell>
          <table:table-cell table:formula="of:=VALUE([.B1009])" office:value-type="float" office:value="206.301">
            <text:p>206.301</text:p>
          </table:table-cell>
          <table:table-cell table:number-columns-repeated="11"/>
        </table:table-row>
        <table:table-row table:style-name="ro1">
          <table:table-cell office:value-type="float" office:value="1008">
            <text:p>1008</text:p>
          </table:table-cell>
          <table:table-cell office:value-type="float" office:value="7.0074">
            <text:p>7.0074</text:p>
          </table:table-cell>
          <table:table-cell table:formula="of:=VALUE([.B1010])" office:value-type="float" office:value="7.0074">
            <text:p>7.0074</text:p>
          </table:table-cell>
          <table:table-cell table:number-columns-repeated="11"/>
        </table:table-row>
        <table:table-row table:style-name="ro1">
          <table:table-cell office:value-type="float" office:value="1009">
            <text:p>1009</text:p>
          </table:table-cell>
          <table:table-cell office:value-type="float" office:value="1298.48">
            <text:p>1298.48</text:p>
          </table:table-cell>
          <table:table-cell table:formula="of:=VALUE([.B1011])" office:value-type="float" office:value="1298.48">
            <text:p>1298.48</text:p>
          </table:table-cell>
          <table:table-cell table:number-columns-repeated="11"/>
        </table:table-row>
        <table:table-row table:style-name="ro1">
          <table:table-cell office:value-type="float" office:value="1010">
            <text:p>1010</text:p>
          </table:table-cell>
          <table:table-cell office:value-type="float" office:value="300.707">
            <text:p>300.707</text:p>
          </table:table-cell>
          <table:table-cell table:formula="of:=VALUE([.B1012])" office:value-type="float" office:value="300.707">
            <text:p>300.707</text:p>
          </table:table-cell>
          <table:table-cell table:number-columns-repeated="11"/>
        </table:table-row>
        <table:table-row table:style-name="ro1">
          <table:table-cell office:value-type="float" office:value="1011">
            <text:p>1011</text:p>
          </table:table-cell>
          <table:table-cell office:value-type="float" office:value="121.202">
            <text:p>121.202</text:p>
          </table:table-cell>
          <table:table-cell table:formula="of:=VALUE([.B1013])" office:value-type="float" office:value="121.202">
            <text:p>121.202</text:p>
          </table:table-cell>
          <table:table-cell table:number-columns-repeated="11"/>
        </table:table-row>
        <table:table-row table:style-name="ro1">
          <table:table-cell office:value-type="float" office:value="1012">
            <text:p>1012</text:p>
          </table:table-cell>
          <table:table-cell office:value-type="float" office:value="5.00425">
            <text:p>5.00425</text:p>
          </table:table-cell>
          <table:table-cell table:formula="of:=VALUE([.B1014])" office:value-type="float" office:value="5.00425">
            <text:p>5.00425</text:p>
          </table:table-cell>
          <table:table-cell table:number-columns-repeated="11"/>
        </table:table-row>
        <table:table-row table:style-name="ro1">
          <table:table-cell office:value-type="float" office:value="1013">
            <text:p>1013</text:p>
          </table:table-cell>
          <table:table-cell office:value-type="float" office:value="1191.38">
            <text:p>1191.38</text:p>
          </table:table-cell>
          <table:table-cell table:formula="of:=VALUE([.B1015])" office:value-type="float" office:value="1191.38">
            <text:p>1191.38</text:p>
          </table:table-cell>
          <table:table-cell table:number-columns-repeated="11"/>
        </table:table-row>
        <table:table-row table:style-name="ro1">
          <table:table-cell office:value-type="float" office:value="1014">
            <text:p>1014</text:p>
          </table:table-cell>
          <table:table-cell office:value-type="float" office:value="339.455">
            <text:p>339.455</text:p>
          </table:table-cell>
          <table:table-cell table:formula="of:=VALUE([.B1016])" office:value-type="float" office:value="339.455">
            <text:p>339.455</text:p>
          </table:table-cell>
          <table:table-cell table:number-columns-repeated="11"/>
        </table:table-row>
        <table:table-row table:style-name="ro1">
          <table:table-cell office:value-type="float" office:value="1015">
            <text:p>1015</text:p>
          </table:table-cell>
          <table:table-cell office:value-type="float" office:value="57.6318">
            <text:p>57.6318</text:p>
          </table:table-cell>
          <table:table-cell table:formula="of:=VALUE([.B1017])" office:value-type="float" office:value="57.6318">
            <text:p>57.6318</text:p>
          </table:table-cell>
          <table:table-cell table:number-columns-repeated="11"/>
        </table:table-row>
        <table:table-row table:style-name="ro1">
          <table:table-cell office:value-type="float" office:value="1016">
            <text:p>1016</text:p>
          </table:table-cell>
          <table:table-cell office:value-type="float" office:value="0.137513">
            <text:p>0.137513</text:p>
          </table:table-cell>
          <table:table-cell table:formula="of:=VALUE([.B1018])" office:value-type="float" office:value="0.137513">
            <text:p>0.137513</text:p>
          </table:table-cell>
          <table:table-cell table:number-columns-repeated="11"/>
        </table:table-row>
        <table:table-row table:style-name="ro1">
          <table:table-cell office:value-type="float" office:value="1017">
            <text:p>1017</text:p>
          </table:table-cell>
          <table:table-cell office:value-type="float" office:value="845.716">
            <text:p>845.716</text:p>
          </table:table-cell>
          <table:table-cell table:formula="of:=VALUE([.B1019])" office:value-type="float" office:value="845.716">
            <text:p>845.716</text:p>
          </table:table-cell>
          <table:table-cell table:number-columns-repeated="11"/>
        </table:table-row>
        <table:table-row table:style-name="ro1">
          <table:table-cell office:value-type="float" office:value="1018">
            <text:p>1018</text:p>
          </table:table-cell>
          <table:table-cell office:value-type="float" office:value="510.233">
            <text:p>510.233</text:p>
          </table:table-cell>
          <table:table-cell table:formula="of:=VALUE([.B1020])" office:value-type="float" office:value="510.233">
            <text:p>510.233</text:p>
          </table:table-cell>
          <table:table-cell table:number-columns-repeated="11"/>
        </table:table-row>
        <table:table-row table:style-name="ro1">
          <table:table-cell office:value-type="float" office:value="1019">
            <text:p>1019</text:p>
          </table:table-cell>
          <table:table-cell office:value-type="float" office:value="129.316">
            <text:p>129.316</text:p>
          </table:table-cell>
          <table:table-cell table:formula="of:=VALUE([.B1021])" office:value-type="float" office:value="129.316">
            <text:p>129.316</text:p>
          </table:table-cell>
          <table:table-cell table:number-columns-repeated="11"/>
        </table:table-row>
        <table:table-row table:style-name="ro1">
          <table:table-cell office:value-type="float" office:value="1020">
            <text:p>1020</text:p>
          </table:table-cell>
          <table:table-cell office:value-type="float" office:value="30.2095">
            <text:p>30.2095</text:p>
          </table:table-cell>
          <table:table-cell table:formula="of:=VALUE([.B1022])" office:value-type="float" office:value="30.2095">
            <text:p>30.2095</text:p>
          </table:table-cell>
          <table:table-cell table:number-columns-repeated="11"/>
        </table:table-row>
        <table:table-row table:style-name="ro1">
          <table:table-cell office:value-type="float" office:value="1021">
            <text:p>1021</text:p>
          </table:table-cell>
          <table:table-cell office:value-type="float" office:value="486.125">
            <text:p>486.125</text:p>
          </table:table-cell>
          <table:table-cell table:formula="of:=VALUE([.B1023])" office:value-type="float" office:value="486.125">
            <text:p>486.125</text:p>
          </table:table-cell>
          <table:table-cell table:number-columns-repeated="11"/>
        </table:table-row>
        <table:table-row table:style-name="ro1">
          <table:table-cell office:value-type="float" office:value="1022">
            <text:p>1022</text:p>
          </table:table-cell>
          <table:table-cell office:value-type="float" office:value="1876.41">
            <text:p>1876.41</text:p>
          </table:table-cell>
          <table:table-cell table:formula="of:=VALUE([.B1024])" office:value-type="float" office:value="1876.41">
            <text:p>1876.41</text:p>
          </table:table-cell>
          <table:table-cell table:number-columns-repeated="11"/>
        </table:table-row>
        <table:table-row table:style-name="ro1">
          <table:table-cell office:value-type="float" office:value="1023">
            <text:p>1023</text:p>
          </table:table-cell>
          <table:table-cell office:value-type="float" office:value="1378.69">
            <text:p>1378.69</text:p>
          </table:table-cell>
          <table:table-cell table:formula="of:=VALUE([.B1025])" office:value-type="float" office:value="1378.69">
            <text:p>1378.69</text:p>
          </table:table-cell>
          <table:table-cell table:number-columns-repeated="11"/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3.41135">
            <text:p>3.41135</text:p>
          </table:table-cell>
          <table:table-cell table:formula="of:=VALUE([.B1026])" office:value-type="float" office:value="3.41135">
            <text:p>3.41135</text:p>
          </table:table-cell>
          <table:table-cell table:number-columns-repeated="11"/>
        </table:table-row>
        <table:table-row table:style-name="ro1">
          <table:table-cell office:value-type="float" office:value="1025">
            <text:p>1025</text:p>
          </table:table-cell>
          <table:table-cell office:value-type="float" office:value="654.652">
            <text:p>654.652</text:p>
          </table:table-cell>
          <table:table-cell table:formula="of:=VALUE([.B1027])" office:value-type="float" office:value="654.652">
            <text:p>654.652</text:p>
          </table:table-cell>
          <table:table-cell table:number-columns-repeated="11"/>
        </table:table-row>
        <table:table-row table:style-name="ro1">
          <table:table-cell office:value-type="float" office:value="1026">
            <text:p>1026</text:p>
          </table:table-cell>
          <table:table-cell office:value-type="float" office:value="173.924">
            <text:p>173.924</text:p>
          </table:table-cell>
          <table:table-cell table:formula="of:=VALUE([.B1028])" office:value-type="float" office:value="173.924">
            <text:p>173.924</text:p>
          </table:table-cell>
          <table:table-cell table:number-columns-repeated="11"/>
        </table:table-row>
        <table:table-row table:style-name="ro1">
          <table:table-cell office:value-type="float" office:value="1027">
            <text:p>1027</text:p>
          </table:table-cell>
          <table:table-cell office:value-type="float" office:value="60.8874">
            <text:p>60.8874</text:p>
          </table:table-cell>
          <table:table-cell table:formula="of:=VALUE([.B1029])" office:value-type="float" office:value="60.8874">
            <text:p>60.8874</text:p>
          </table:table-cell>
          <table:table-cell table:number-columns-repeated="11"/>
        </table:table-row>
        <table:table-row table:style-name="ro1">
          <table:table-cell office:value-type="float" office:value="1028">
            <text:p>1028</text:p>
          </table:table-cell>
          <table:table-cell office:value-type="float" office:value="2.63881">
            <text:p>2.63881</text:p>
          </table:table-cell>
          <table:table-cell table:formula="of:=VALUE([.B1030])" office:value-type="float" office:value="2.63881">
            <text:p>2.63881</text:p>
          </table:table-cell>
          <table:table-cell table:number-columns-repeated="11"/>
        </table:table-row>
        <table:table-row table:style-name="ro1">
          <table:table-cell office:value-type="float" office:value="1029">
            <text:p>1029</text:p>
          </table:table-cell>
          <table:table-cell office:value-type="float" office:value="355.759">
            <text:p>355.759</text:p>
          </table:table-cell>
          <table:table-cell table:formula="of:=VALUE([.B1031])" office:value-type="float" office:value="355.759">
            <text:p>355.759</text:p>
          </table:table-cell>
          <table:table-cell table:number-columns-repeated="11"/>
        </table:table-row>
        <table:table-row table:style-name="ro1">
          <table:table-cell office:value-type="float" office:value="1030">
            <text:p>1030</text:p>
          </table:table-cell>
          <table:table-cell office:value-type="float" office:value="123.215">
            <text:p>123.215</text:p>
          </table:table-cell>
          <table:table-cell table:formula="of:=VALUE([.B1032])" office:value-type="float" office:value="123.215">
            <text:p>123.215</text:p>
          </table:table-cell>
          <table:table-cell table:number-columns-repeated="11"/>
        </table:table-row>
        <table:table-row table:style-name="ro1">
          <table:table-cell office:value-type="float" office:value="1031">
            <text:p>1031</text:p>
          </table:table-cell>
          <table:table-cell office:value-type="float" office:value="54.9876">
            <text:p>54.9876</text:p>
          </table:table-cell>
          <table:table-cell table:formula="of:=VALUE([.B1033])" office:value-type="float" office:value="54.9876">
            <text:p>54.9876</text:p>
          </table:table-cell>
          <table:table-cell table:number-columns-repeated="11"/>
        </table:table-row>
        <table:table-row table:style-name="ro1">
          <table:table-cell office:value-type="float" office:value="1032">
            <text:p>1032</text:p>
          </table:table-cell>
          <table:table-cell office:value-type="float" office:value="1.82452">
            <text:p>1.82452</text:p>
          </table:table-cell>
          <table:table-cell table:formula="of:=VALUE([.B1034])" office:value-type="float" office:value="1.82452">
            <text:p>1.82452</text:p>
          </table:table-cell>
          <table:table-cell table:number-columns-repeated="11"/>
        </table:table-row>
        <table:table-row table:style-name="ro1">
          <table:table-cell office:value-type="float" office:value="1033">
            <text:p>1033</text:p>
          </table:table-cell>
          <table:table-cell office:value-type="float" office:value="80.8733">
            <text:p>80.8733</text:p>
          </table:table-cell>
          <table:table-cell table:formula="of:=VALUE([.B1035])" office:value-type="float" office:value="80.8733">
            <text:p>80.8733</text:p>
          </table:table-cell>
          <table:table-cell table:number-columns-repeated="11"/>
        </table:table-row>
        <table:table-row table:style-name="ro1">
          <table:table-cell office:value-type="float" office:value="1034">
            <text:p>1034</text:p>
          </table:table-cell>
          <table:table-cell office:value-type="float" office:value="70.7793">
            <text:p>70.7793</text:p>
          </table:table-cell>
          <table:table-cell table:formula="of:=VALUE([.B1036])" office:value-type="float" office:value="70.7793">
            <text:p>70.7793</text:p>
          </table:table-cell>
          <table:table-cell table:number-columns-repeated="11"/>
        </table:table-row>
        <table:table-row table:style-name="ro1">
          <table:table-cell office:value-type="float" office:value="1035">
            <text:p>1035</text:p>
          </table:table-cell>
          <table:table-cell office:value-type="float" office:value="45.4867">
            <text:p>45.4867</text:p>
          </table:table-cell>
          <table:table-cell table:formula="of:=VALUE([.B1037])" office:value-type="float" office:value="45.4867">
            <text:p>45.4867</text:p>
          </table:table-cell>
          <table:table-cell table:number-columns-repeated="11"/>
        </table:table-row>
        <table:table-row table:style-name="ro1">
          <table:table-cell office:value-type="float" office:value="1036">
            <text:p>1036</text:p>
          </table:table-cell>
          <table:table-cell office:value-type="float" office:value="0.977641">
            <text:p>0.977641</text:p>
          </table:table-cell>
          <table:table-cell table:formula="of:=VALUE([.B1038])" office:value-type="float" office:value="0.977641">
            <text:p>0.977641</text:p>
          </table:table-cell>
          <table:table-cell table:number-columns-repeated="11"/>
        </table:table-row>
        <table:table-row table:style-name="ro1">
          <table:table-cell office:value-type="float" office:value="1037">
            <text:p>1037</text:p>
          </table:table-cell>
          <table:table-cell office:value-type="float" office:value="43.1358">
            <text:p>43.1358</text:p>
          </table:table-cell>
          <table:table-cell table:formula="of:=VALUE([.B1039])" office:value-type="float" office:value="43.1358">
            <text:p>43.1358</text:p>
          </table:table-cell>
          <table:table-cell table:number-columns-repeated="11"/>
        </table:table-row>
        <table:table-row table:style-name="ro1">
          <table:table-cell office:value-type="float" office:value="1038">
            <text:p>1038</text:p>
          </table:table-cell>
          <table:table-cell office:value-type="float" office:value="46.842">
            <text:p>46.842</text:p>
          </table:table-cell>
          <table:table-cell table:formula="of:=VALUE([.B1040])" office:value-type="float" office:value="46.842">
            <text:p>46.842</text:p>
          </table:table-cell>
          <table:table-cell table:number-columns-repeated="11"/>
        </table:table-row>
        <table:table-row table:style-name="ro1">
          <table:table-cell office:value-type="float" office:value="1039">
            <text:p>1039</text:p>
          </table:table-cell>
          <table:table-cell office:value-type="float" office:value="24.151">
            <text:p>24.151</text:p>
          </table:table-cell>
          <table:table-cell table:formula="of:=VALUE([.B1041])" office:value-type="float" office:value="24.151">
            <text:p>24.151</text:p>
          </table:table-cell>
          <table:table-cell table:number-columns-repeated="11"/>
        </table:table-row>
        <table:table-row table:style-name="ro1">
          <table:table-cell office:value-type="float" office:value="1040">
            <text:p>1040</text:p>
          </table:table-cell>
          <table:table-cell office:value-type="float" office:value="3.06576">
            <text:p>3.06576</text:p>
          </table:table-cell>
          <table:table-cell table:formula="of:=VALUE([.B1042])" office:value-type="float" office:value="3.06576">
            <text:p>3.06576</text:p>
          </table:table-cell>
          <table:table-cell table:number-columns-repeated="11"/>
        </table:table-row>
        <table:table-row table:style-name="ro1">
          <table:table-cell office:value-type="float" office:value="1041">
            <text:p>1041</text:p>
          </table:table-cell>
          <table:table-cell office:value-type="float" office:value="170.388">
            <text:p>170.388</text:p>
          </table:table-cell>
          <table:table-cell table:formula="of:=VALUE([.B1043])" office:value-type="float" office:value="170.388">
            <text:p>170.388</text:p>
          </table:table-cell>
          <table:table-cell table:number-columns-repeated="11"/>
        </table:table-row>
        <table:table-row table:style-name="ro1">
          <table:table-cell office:value-type="float" office:value="1042">
            <text:p>1042</text:p>
          </table:table-cell>
          <table:table-cell office:value-type="float" office:value="59.5199">
            <text:p>59.5199</text:p>
          </table:table-cell>
          <table:table-cell table:formula="of:=VALUE([.B1044])" office:value-type="float" office:value="59.5199">
            <text:p>59.5199</text:p>
          </table:table-cell>
          <table:table-cell table:number-columns-repeated="11"/>
        </table:table-row>
        <table:table-row table:style-name="ro1">
          <table:table-cell office:value-type="float" office:value="1043">
            <text:p>1043</text:p>
          </table:table-cell>
          <table:table-cell office:value-type="float" office:value="131.816">
            <text:p>131.816</text:p>
          </table:table-cell>
          <table:table-cell table:formula="of:=VALUE([.B1045])" office:value-type="float" office:value="131.816">
            <text:p>131.816</text:p>
          </table:table-cell>
          <table:table-cell table:number-columns-repeated="11"/>
        </table:table-row>
        <table:table-row table:style-name="ro1">
          <table:table-cell office:value-type="float" office:value="1044">
            <text:p>1044</text:p>
          </table:table-cell>
          <table:table-cell office:value-type="float" office:value="2.05064">
            <text:p>2.05064</text:p>
          </table:table-cell>
          <table:table-cell table:formula="of:=VALUE([.B1046])" office:value-type="float" office:value="2.05064">
            <text:p>2.05064</text:p>
          </table:table-cell>
          <table:table-cell table:number-columns-repeated="11"/>
        </table:table-row>
        <table:table-row table:style-name="ro1">
          <table:table-cell office:value-type="float" office:value="1045">
            <text:p>1045</text:p>
          </table:table-cell>
          <table:table-cell office:value-type="float" office:value="60.5427">
            <text:p>60.5427</text:p>
          </table:table-cell>
          <table:table-cell table:formula="of:=VALUE([.B1047])" office:value-type="float" office:value="60.5427">
            <text:p>60.5427</text:p>
          </table:table-cell>
          <table:table-cell table:number-columns-repeated="11"/>
        </table:table-row>
        <table:table-row table:style-name="ro1">
          <table:table-cell office:value-type="float" office:value="1046">
            <text:p>1046</text:p>
          </table:table-cell>
          <table:table-cell office:value-type="float" office:value="85.8303">
            <text:p>85.8303</text:p>
          </table:table-cell>
          <table:table-cell table:formula="of:=VALUE([.B1048])" office:value-type="float" office:value="85.8303">
            <text:p>85.8303</text:p>
          </table:table-cell>
          <table:table-cell table:number-columns-repeated="11"/>
        </table:table-row>
        <table:table-row table:style-name="ro1">
          <table:table-cell office:value-type="float" office:value="1047">
            <text:p>1047</text:p>
          </table:table-cell>
          <table:table-cell office:value-type="float" office:value="88.8115">
            <text:p>88.8115</text:p>
          </table:table-cell>
          <table:table-cell table:formula="of:=VALUE([.B1049])" office:value-type="float" office:value="88.8115">
            <text:p>88.8115</text:p>
          </table:table-cell>
          <table:table-cell table:number-columns-repeated="11"/>
        </table:table-row>
        <table:table-row table:style-name="ro1">
          <table:table-cell office:value-type="float" office:value="1048">
            <text:p>1048</text:p>
          </table:table-cell>
          <table:table-cell office:value-type="float" office:value="2.137">
            <text:p>2.137</text:p>
          </table:table-cell>
          <table:table-cell table:formula="of:=VALUE([.B1050])" office:value-type="float" office:value="2.137">
            <text:p>2.137</text:p>
          </table:table-cell>
          <table:table-cell table:number-columns-repeated="11"/>
        </table:table-row>
        <table:table-row table:style-name="ro1">
          <table:table-cell office:value-type="float" office:value="1049">
            <text:p>1049</text:p>
          </table:table-cell>
          <table:table-cell office:value-type="float" office:value="276.208">
            <text:p>276.208</text:p>
          </table:table-cell>
          <table:table-cell table:formula="of:=VALUE([.B1051])" office:value-type="float" office:value="276.208">
            <text:p>276.208</text:p>
          </table:table-cell>
          <table:table-cell table:number-columns-repeated="11"/>
        </table:table-row>
        <table:table-row table:style-name="ro1">
          <table:table-cell office:value-type="float" office:value="1050">
            <text:p>1050</text:p>
          </table:table-cell>
          <table:table-cell office:value-type="float" office:value="61.0742">
            <text:p>61.0742</text:p>
          </table:table-cell>
          <table:table-cell table:formula="of:=VALUE([.B1052])" office:value-type="float" office:value="61.0742">
            <text:p>61.0742</text:p>
          </table:table-cell>
          <table:table-cell table:number-columns-repeated="11"/>
        </table:table-row>
        <table:table-row table:style-name="ro1">
          <table:table-cell office:value-type="float" office:value="1051">
            <text:p>1051</text:p>
          </table:table-cell>
          <table:table-cell office:value-type="float" office:value="93.2078">
            <text:p>93.2078</text:p>
          </table:table-cell>
          <table:table-cell table:formula="of:=VALUE([.B1053])" office:value-type="float" office:value="93.2078">
            <text:p>93.2078</text:p>
          </table:table-cell>
          <table:table-cell table:number-columns-repeated="11"/>
        </table:table-row>
        <table:table-row table:style-name="ro1">
          <table:table-cell office:value-type="float" office:value="1052">
            <text:p>1052</text:p>
          </table:table-cell>
          <table:table-cell office:value-type="float" office:value="2.25854">
            <text:p>2.25854</text:p>
          </table:table-cell>
          <table:table-cell table:formula="of:=VALUE([.B1054])" office:value-type="float" office:value="2.25854">
            <text:p>2.25854</text:p>
          </table:table-cell>
          <table:table-cell table:number-columns-repeated="11"/>
        </table:table-row>
        <table:table-row table:style-name="ro1">
          <table:table-cell office:value-type="float" office:value="1053">
            <text:p>1053</text:p>
          </table:table-cell>
          <table:table-cell office:value-type="float" office:value="453.651">
            <text:p>453.651</text:p>
          </table:table-cell>
          <table:table-cell table:formula="of:=VALUE([.B1055])" office:value-type="float" office:value="453.651">
            <text:p>453.651</text:p>
          </table:table-cell>
          <table:table-cell table:number-columns-repeated="11"/>
        </table:table-row>
        <table:table-row table:style-name="ro1">
          <table:table-cell office:value-type="float" office:value="1054">
            <text:p>1054</text:p>
          </table:table-cell>
          <table:table-cell office:value-type="float" office:value="81.8239">
            <text:p>81.8239</text:p>
          </table:table-cell>
          <table:table-cell table:formula="of:=VALUE([.B1056])" office:value-type="float" office:value="81.8239">
            <text:p>81.8239</text:p>
          </table:table-cell>
          <table:table-cell table:number-columns-repeated="11"/>
        </table:table-row>
        <table:table-row table:style-name="ro1">
          <table:table-cell office:value-type="float" office:value="1055">
            <text:p>1055</text:p>
          </table:table-cell>
          <table:table-cell office:value-type="float" office:value="96.845">
            <text:p>96.845</text:p>
          </table:table-cell>
          <table:table-cell table:formula="of:=VALUE([.B1057])" office:value-type="float" office:value="96.845">
            <text:p>96.845</text:p>
          </table:table-cell>
          <table:table-cell table:number-columns-repeated="11"/>
        </table:table-row>
        <table:table-row table:style-name="ro1">
          <table:table-cell office:value-type="float" office:value="1056">
            <text:p>1056</text:p>
          </table:table-cell>
          <table:table-cell office:value-type="float" office:value="35.8183">
            <text:p>35.8183</text:p>
          </table:table-cell>
          <table:table-cell table:formula="of:=VALUE([.B1058])" office:value-type="float" office:value="35.8183">
            <text:p>35.8183</text:p>
          </table:table-cell>
          <table:table-cell table:number-columns-repeated="11"/>
        </table:table-row>
        <table:table-row table:style-name="ro1">
          <table:table-cell office:value-type="float" office:value="1057">
            <text:p>1057</text:p>
          </table:table-cell>
          <table:table-cell office:value-type="float" office:value="984.718">
            <text:p>984.718</text:p>
          </table:table-cell>
          <table:table-cell table:formula="of:=VALUE([.B1059])" office:value-type="float" office:value="984.718">
            <text:p>984.718</text:p>
          </table:table-cell>
          <table:table-cell table:number-columns-repeated="11"/>
        </table:table-row>
        <table:table-row table:style-name="ro1">
          <table:table-cell office:value-type="float" office:value="1058">
            <text:p>1058</text:p>
          </table:table-cell>
          <table:table-cell office:value-type="float" office:value="2078.51">
            <text:p>2078.51</text:p>
          </table:table-cell>
          <table:table-cell table:formula="of:=VALUE([.B1060])" office:value-type="float" office:value="2078.51">
            <text:p>2078.51</text:p>
          </table:table-cell>
          <table:table-cell table:number-columns-repeated="11"/>
        </table:table-row>
        <table:table-row table:style-name="ro1">
          <table:table-cell office:value-type="float" office:value="1059">
            <text:p>1059</text:p>
          </table:table-cell>
          <table:table-cell office:value-type="float" office:value="600.6">
            <text:p>600.6</text:p>
          </table:table-cell>
          <table:table-cell table:formula="of:=VALUE([.B1061])" office:value-type="float" office:value="600.6">
            <text:p>600.6</text:p>
          </table:table-cell>
          <table:table-cell table:number-columns-repeated="11"/>
        </table:table-row>
        <table:table-row table:style-name="ro1">
          <table:table-cell office:value-type="float" office:value="1060">
            <text:p>1060</text:p>
          </table:table-cell>
          <table:table-cell office:value-type="float" office:value="11.6708">
            <text:p>11.6708</text:p>
          </table:table-cell>
          <table:table-cell table:formula="of:=VALUE([.B1062])" office:value-type="float" office:value="11.6708">
            <text:p>11.6708</text:p>
          </table:table-cell>
          <table:table-cell table:number-columns-repeated="11"/>
        </table:table-row>
        <table:table-row table:style-name="ro1">
          <table:table-cell office:value-type="float" office:value="1061">
            <text:p>1061</text:p>
          </table:table-cell>
          <table:table-cell office:value-type="float" office:value="209.599">
            <text:p>209.599</text:p>
          </table:table-cell>
          <table:table-cell table:formula="of:=VALUE([.B1063])" office:value-type="float" office:value="209.599">
            <text:p>209.599</text:p>
          </table:table-cell>
          <table:table-cell table:number-columns-repeated="11"/>
        </table:table-row>
        <table:table-row table:style-name="ro1">
          <table:table-cell office:value-type="float" office:value="1062">
            <text:p>1062</text:p>
          </table:table-cell>
          <table:table-cell office:value-type="float" office:value="893.309">
            <text:p>893.309</text:p>
          </table:table-cell>
          <table:table-cell table:formula="of:=VALUE([.B1064])" office:value-type="float" office:value="893.309">
            <text:p>893.309</text:p>
          </table:table-cell>
          <table:table-cell table:number-columns-repeated="11"/>
        </table:table-row>
        <table:table-row table:style-name="ro1">
          <table:table-cell office:value-type="float" office:value="1063">
            <text:p>1063</text:p>
          </table:table-cell>
          <table:table-cell office:value-type="float" office:value="165.46">
            <text:p>165.46</text:p>
          </table:table-cell>
          <table:table-cell table:formula="of:=VALUE([.B1065])" office:value-type="float" office:value="165.46">
            <text:p>165.46</text:p>
          </table:table-cell>
          <table:table-cell table:number-columns-repeated="11"/>
        </table:table-row>
        <table:table-row table:style-name="ro1">
          <table:table-cell office:value-type="float" office:value="1064">
            <text:p>1064</text:p>
          </table:table-cell>
          <table:table-cell office:value-type="float" office:value="4.52474">
            <text:p>4.52474</text:p>
          </table:table-cell>
          <table:table-cell table:formula="of:=VALUE([.B1066])" office:value-type="float" office:value="4.52474">
            <text:p>4.52474</text:p>
          </table:table-cell>
          <table:table-cell table:number-columns-repeated="11"/>
        </table:table-row>
        <table:table-row table:style-name="ro1">
          <table:table-cell office:value-type="float" office:value="1065">
            <text:p>1065</text:p>
          </table:table-cell>
          <table:table-cell office:value-type="float" office:value="130.392">
            <text:p>130.392</text:p>
          </table:table-cell>
          <table:table-cell table:formula="of:=VALUE([.B1067])" office:value-type="float" office:value="130.392">
            <text:p>130.392</text:p>
          </table:table-cell>
          <table:table-cell table:number-columns-repeated="11"/>
        </table:table-row>
        <table:table-row table:style-name="ro1">
          <table:table-cell office:value-type="float" office:value="1066">
            <text:p>1066</text:p>
          </table:table-cell>
          <table:table-cell office:value-type="float" office:value="536.955">
            <text:p>536.955</text:p>
          </table:table-cell>
          <table:table-cell table:formula="of:=VALUE([.B1068])" office:value-type="float" office:value="536.955">
            <text:p>536.955</text:p>
          </table:table-cell>
          <table:table-cell table:number-columns-repeated="11"/>
        </table:table-row>
        <table:table-row table:style-name="ro1">
          <table:table-cell office:value-type="float" office:value="1067">
            <text:p>1067</text:p>
          </table:table-cell>
          <table:table-cell office:value-type="float" office:value="37.3973">
            <text:p>37.3973</text:p>
          </table:table-cell>
          <table:table-cell table:formula="of:=VALUE([.B1069])" office:value-type="float" office:value="37.3973">
            <text:p>37.3973</text:p>
          </table:table-cell>
          <table:table-cell table:number-columns-repeated="11"/>
        </table:table-row>
        <table:table-row table:style-name="ro1">
          <table:table-cell office:value-type="float" office:value="1068">
            <text:p>1068</text:p>
          </table:table-cell>
          <table:table-cell office:value-type="float" office:value="3.93327">
            <text:p>3.93327</text:p>
          </table:table-cell>
          <table:table-cell table:formula="of:=VALUE([.B1070])" office:value-type="float" office:value="3.93327">
            <text:p>3.93327</text:p>
          </table:table-cell>
          <table:table-cell table:number-columns-repeated="11"/>
        </table:table-row>
        <table:table-row table:style-name="ro1">
          <table:table-cell office:value-type="float" office:value="1069">
            <text:p>1069</text:p>
          </table:table-cell>
          <table:table-cell office:value-type="float" office:value="1101.22">
            <text:p>1101.22</text:p>
          </table:table-cell>
          <table:table-cell table:formula="of:=VALUE([.B1071])" office:value-type="float" office:value="1101.22">
            <text:p>1101.22</text:p>
          </table:table-cell>
          <table:table-cell table:number-columns-repeated="11"/>
        </table:table-row>
        <table:table-row table:style-name="ro1">
          <table:table-cell office:value-type="float" office:value="1070">
            <text:p>1070</text:p>
          </table:table-cell>
          <table:table-cell office:value-type="float" office:value="120.354">
            <text:p>120.354</text:p>
          </table:table-cell>
          <table:table-cell table:formula="of:=VALUE([.B1072])" office:value-type="float" office:value="120.354">
            <text:p>120.354</text:p>
          </table:table-cell>
          <table:table-cell table:number-columns-repeated="11"/>
        </table:table-row>
        <table:table-row table:style-name="ro1">
          <table:table-cell office:value-type="float" office:value="1071">
            <text:p>1071</text:p>
          </table:table-cell>
          <table:table-cell office:value-type="float" office:value="118.88">
            <text:p>118.88</text:p>
          </table:table-cell>
          <table:table-cell table:formula="of:=VALUE([.B1073])" office:value-type="float" office:value="118.88">
            <text:p>118.88</text:p>
          </table:table-cell>
          <table:table-cell table:number-columns-repeated="11"/>
        </table:table-row>
        <table:table-row table:style-name="ro1">
          <table:table-cell office:value-type="float" office:value="1072">
            <text:p>1072</text:p>
          </table:table-cell>
          <table:table-cell office:value-type="float" office:value="6.42098">
            <text:p>6.42098</text:p>
          </table:table-cell>
          <table:table-cell table:formula="of:=VALUE([.B1074])" office:value-type="float" office:value="6.42098">
            <text:p>6.42098</text:p>
          </table:table-cell>
          <table:table-cell table:number-columns-repeated="11"/>
        </table:table-row>
        <table:table-row table:style-name="ro1">
          <table:table-cell office:value-type="float" office:value="1073">
            <text:p>1073</text:p>
          </table:table-cell>
          <table:table-cell office:value-type="float" office:value="1529.75">
            <text:p>1529.75</text:p>
          </table:table-cell>
          <table:table-cell table:formula="of:=VALUE([.B1075])" office:value-type="float" office:value="1529.75">
            <text:p>1529.75</text:p>
          </table:table-cell>
          <table:table-cell table:number-columns-repeated="11"/>
        </table:table-row>
        <table:table-row table:style-name="ro1">
          <table:table-cell office:value-type="float" office:value="1074">
            <text:p>1074</text:p>
          </table:table-cell>
          <table:table-cell office:value-type="float" office:value="22.5132">
            <text:p>22.5132</text:p>
          </table:table-cell>
          <table:table-cell table:formula="of:=VALUE([.B1076])" office:value-type="float" office:value="22.5132">
            <text:p>22.5132</text:p>
          </table:table-cell>
          <table:table-cell table:number-columns-repeated="11"/>
        </table:table-row>
        <table:table-row table:style-name="ro1">
          <table:table-cell office:value-type="float" office:value="1075">
            <text:p>1075</text:p>
          </table:table-cell>
          <table:table-cell office:value-type="float" office:value="170.972">
            <text:p>170.972</text:p>
          </table:table-cell>
          <table:table-cell table:formula="of:=VALUE([.B1077])" office:value-type="float" office:value="170.972">
            <text:p>170.972</text:p>
          </table:table-cell>
          <table:table-cell table:number-columns-repeated="11"/>
        </table:table-row>
        <table:table-row table:style-name="ro1">
          <table:table-cell office:value-type="float" office:value="1076">
            <text:p>1076</text:p>
          </table:table-cell>
          <table:table-cell office:value-type="float" office:value="7.85185">
            <text:p>7.85185</text:p>
          </table:table-cell>
          <table:table-cell table:formula="of:=VALUE([.B1078])" office:value-type="float" office:value="7.85185">
            <text:p>7.85185</text:p>
          </table:table-cell>
          <table:table-cell table:number-columns-repeated="11"/>
        </table:table-row>
        <table:table-row table:style-name="ro1">
          <table:table-cell office:value-type="float" office:value="1077">
            <text:p>1077</text:p>
          </table:table-cell>
          <table:table-cell office:value-type="float" office:value="1775.41">
            <text:p>1775.41</text:p>
          </table:table-cell>
          <table:table-cell table:formula="of:=VALUE([.B1079])" office:value-type="float" office:value="1775.41">
            <text:p>1775.41</text:p>
          </table:table-cell>
          <table:table-cell table:number-columns-repeated="11"/>
        </table:table-row>
        <table:table-row table:style-name="ro1">
          <table:table-cell office:value-type="float" office:value="1078">
            <text:p>1078</text:p>
          </table:table-cell>
          <table:table-cell office:value-type="float" office:value="34.5663">
            <text:p>34.5663</text:p>
          </table:table-cell>
          <table:table-cell table:formula="of:=VALUE([.B1080])" office:value-type="float" office:value="34.5663">
            <text:p>34.5663</text:p>
          </table:table-cell>
          <table:table-cell table:number-columns-repeated="11"/>
        </table:table-row>
        <table:table-row table:style-name="ro1">
          <table:table-cell office:value-type="float" office:value="1079">
            <text:p>1079</text:p>
          </table:table-cell>
          <table:table-cell office:value-type="float" office:value="197.718">
            <text:p>197.718</text:p>
          </table:table-cell>
          <table:table-cell table:formula="of:=VALUE([.B1081])" office:value-type="float" office:value="197.718">
            <text:p>197.718</text:p>
          </table:table-cell>
          <table:table-cell table:number-columns-repeated="11"/>
        </table:table-row>
        <table:table-row table:style-name="ro1">
          <table:table-cell office:value-type="float" office:value="1080">
            <text:p>1080</text:p>
          </table:table-cell>
          <table:table-cell office:value-type="float" office:value="9.0157">
            <text:p>9.0157</text:p>
          </table:table-cell>
          <table:table-cell table:formula="of:=VALUE([.B1082])" office:value-type="float" office:value="9.0157">
            <text:p>9.0157</text:p>
          </table:table-cell>
          <table:table-cell table:number-columns-repeated="11"/>
        </table:table-row>
        <table:table-row table:style-name="ro1">
          <table:table-cell office:value-type="float" office:value="1081">
            <text:p>1081</text:p>
          </table:table-cell>
          <table:table-cell office:value-type="float" office:value="1924.11">
            <text:p>1924.11</text:p>
          </table:table-cell>
          <table:table-cell table:formula="of:=VALUE([.B1083])" office:value-type="float" office:value="1924.11">
            <text:p>1924.11</text:p>
          </table:table-cell>
          <table:table-cell table:number-columns-repeated="11"/>
        </table:table-row>
        <table:table-row table:style-name="ro1">
          <table:table-cell office:value-type="float" office:value="1082">
            <text:p>1082</text:p>
          </table:table-cell>
          <table:table-cell office:value-type="float" office:value="78.7671">
            <text:p>78.7671</text:p>
          </table:table-cell>
          <table:table-cell table:formula="of:=VALUE([.B1084])" office:value-type="float" office:value="78.7671">
            <text:p>78.7671</text:p>
          </table:table-cell>
          <table:table-cell table:number-columns-repeated="11"/>
        </table:table-row>
        <table:table-row table:style-name="ro1">
          <table:table-cell office:value-type="float" office:value="1083">
            <text:p>1083</text:p>
          </table:table-cell>
          <table:table-cell office:value-type="float" office:value="216.496">
            <text:p>216.496</text:p>
          </table:table-cell>
          <table:table-cell table:formula="of:=VALUE([.B1085])" office:value-type="float" office:value="216.496">
            <text:p>216.496</text:p>
          </table:table-cell>
          <table:table-cell table:number-columns-repeated="11"/>
        </table:table-row>
        <table:table-row table:style-name="ro1">
          <table:table-cell office:value-type="float" office:value="1084">
            <text:p>1084</text:p>
          </table:table-cell>
          <table:table-cell office:value-type="float" office:value="9.80256">
            <text:p>9.80256</text:p>
          </table:table-cell>
          <table:table-cell table:formula="of:=VALUE([.B1086])" office:value-type="float" office:value="9.80256">
            <text:p>9.80256</text:p>
          </table:table-cell>
          <table:table-cell table:number-columns-repeated="11"/>
        </table:table-row>
        <table:table-row table:style-name="ro1">
          <table:table-cell office:value-type="float" office:value="1085">
            <text:p>1085</text:p>
          </table:table-cell>
          <table:table-cell office:value-type="float" office:value="2068.21">
            <text:p>2068.21</text:p>
          </table:table-cell>
          <table:table-cell table:formula="of:=VALUE([.B1087])" office:value-type="float" office:value="2068.21">
            <text:p>2068.21</text:p>
          </table:table-cell>
          <table:table-cell table:number-columns-repeated="11"/>
        </table:table-row>
        <table:table-row table:style-name="ro1">
          <table:table-cell office:value-type="float" office:value="1086">
            <text:p>1086</text:p>
          </table:table-cell>
          <table:table-cell office:value-type="float" office:value="94.0033">
            <text:p>94.0033</text:p>
          </table:table-cell>
          <table:table-cell table:formula="of:=VALUE([.B1088])" office:value-type="float" office:value="94.0033">
            <text:p>94.0033</text:p>
          </table:table-cell>
          <table:table-cell table:number-columns-repeated="11"/>
        </table:table-row>
        <table:table-row table:style-name="ro1">
          <table:table-cell office:value-type="float" office:value="1087">
            <text:p>1087</text:p>
          </table:table-cell>
          <table:table-cell office:value-type="float" office:value="233.078">
            <text:p>233.078</text:p>
          </table:table-cell>
          <table:table-cell table:formula="of:=VALUE([.B1089])" office:value-type="float" office:value="233.078">
            <text:p>233.078</text:p>
          </table:table-cell>
          <table:table-cell table:number-columns-repeated="11"/>
        </table:table-row>
        <table:table-row table:style-name="ro1">
          <table:table-cell office:value-type="float" office:value="1088">
            <text:p>1088</text:p>
          </table:table-cell>
          <table:table-cell office:value-type="float" office:value="10.1662">
            <text:p>10.1662</text:p>
          </table:table-cell>
          <table:table-cell table:formula="of:=VALUE([.B1090])" office:value-type="float" office:value="10.1662">
            <text:p>10.1662</text:p>
          </table:table-cell>
          <table:table-cell table:number-columns-repeated="11"/>
        </table:table-row>
        <table:table-row table:style-name="ro1">
          <table:table-cell office:value-type="float" office:value="1089">
            <text:p>1089</text:p>
          </table:table-cell>
          <table:table-cell office:value-type="float" office:value="2088.83">
            <text:p>2088.83</text:p>
          </table:table-cell>
          <table:table-cell table:formula="of:=VALUE([.B1091])" office:value-type="float" office:value="2088.83">
            <text:p>2088.83</text:p>
          </table:table-cell>
          <table:table-cell table:number-columns-repeated="11"/>
        </table:table-row>
        <table:table-row table:style-name="ro1">
          <table:table-cell office:value-type="float" office:value="1090">
            <text:p>1090</text:p>
          </table:table-cell>
          <table:table-cell office:value-type="float" office:value="110.357">
            <text:p>110.357</text:p>
          </table:table-cell>
          <table:table-cell table:formula="of:=VALUE([.B1092])" office:value-type="float" office:value="110.357">
            <text:p>110.357</text:p>
          </table:table-cell>
          <table:table-cell table:number-columns-repeated="11"/>
        </table:table-row>
        <table:table-row table:style-name="ro1">
          <table:table-cell office:value-type="float" office:value="1091">
            <text:p>1091</text:p>
          </table:table-cell>
          <table:table-cell office:value-type="float" office:value="238.14">
            <text:p>238.14</text:p>
          </table:table-cell>
          <table:table-cell table:formula="of:=VALUE([.B1093])" office:value-type="float" office:value="238.14">
            <text:p>238.14</text:p>
          </table:table-cell>
          <table:table-cell table:number-columns-repeated="11"/>
        </table:table-row>
        <table:table-row table:style-name="ro1">
          <table:table-cell office:value-type="float" office:value="1092">
            <text:p>1092</text:p>
          </table:table-cell>
          <table:table-cell office:value-type="float" office:value="10.3701">
            <text:p>10.3701</text:p>
          </table:table-cell>
          <table:table-cell table:formula="of:=VALUE([.B1094])" office:value-type="float" office:value="10.3701">
            <text:p>10.3701</text:p>
          </table:table-cell>
          <table:table-cell table:number-columns-repeated="11"/>
        </table:table-row>
        <table:table-row table:style-name="ro1">
          <table:table-cell office:value-type="float" office:value="1093">
            <text:p>1093</text:p>
          </table:table-cell>
          <table:table-cell office:value-type="float" office:value="2077.07">
            <text:p>2077.07</text:p>
          </table:table-cell>
          <table:table-cell table:formula="of:=VALUE([.B1095])" office:value-type="float" office:value="2077.07">
            <text:p>2077.07</text:p>
          </table:table-cell>
          <table:table-cell table:number-columns-repeated="11"/>
        </table:table-row>
        <table:table-row table:style-name="ro1">
          <table:table-cell office:value-type="float" office:value="1094">
            <text:p>1094</text:p>
          </table:table-cell>
          <table:table-cell office:value-type="float" office:value="127.336">
            <text:p>127.336</text:p>
          </table:table-cell>
          <table:table-cell table:formula="of:=VALUE([.B1096])" office:value-type="float" office:value="127.336">
            <text:p>127.336</text:p>
          </table:table-cell>
          <table:table-cell table:number-columns-repeated="11"/>
        </table:table-row>
        <table:table-row table:style-name="ro1">
          <table:table-cell office:value-type="float" office:value="1095">
            <text:p>1095</text:p>
          </table:table-cell>
          <table:table-cell office:value-type="float" office:value="238.634">
            <text:p>238.634</text:p>
          </table:table-cell>
          <table:table-cell table:formula="of:=VALUE([.B1097])" office:value-type="float" office:value="238.634">
            <text:p>238.634</text:p>
          </table:table-cell>
          <table:table-cell table:number-columns-repeated="11"/>
        </table:table-row>
        <table:table-row table:style-name="ro1">
          <table:table-cell office:value-type="float" office:value="1096">
            <text:p>1096</text:p>
          </table:table-cell>
          <table:table-cell office:value-type="float" office:value="10.371">
            <text:p>10.371</text:p>
          </table:table-cell>
          <table:table-cell table:formula="of:=VALUE([.B1098])" office:value-type="float" office:value="10.371">
            <text:p>10.371</text:p>
          </table:table-cell>
          <table:table-cell table:number-columns-repeated="11"/>
        </table:table-row>
        <table:table-row table:style-name="ro1">
          <table:table-cell office:value-type="float" office:value="1097">
            <text:p>1097</text:p>
          </table:table-cell>
          <table:table-cell office:value-type="float" office:value="2033.34">
            <text:p>2033.34</text:p>
          </table:table-cell>
          <table:table-cell table:formula="of:=VALUE([.B1099])" office:value-type="float" office:value="2033.34">
            <text:p>2033.34</text:p>
          </table:table-cell>
          <table:table-cell table:number-columns-repeated="11"/>
        </table:table-row>
        <table:table-row table:style-name="ro1">
          <table:table-cell office:value-type="float" office:value="1098">
            <text:p>1098</text:p>
          </table:table-cell>
          <table:table-cell office:value-type="float" office:value="132.202">
            <text:p>132.202</text:p>
          </table:table-cell>
          <table:table-cell table:formula="of:=VALUE([.B1100])" office:value-type="float" office:value="132.202">
            <text:p>132.202</text:p>
          </table:table-cell>
          <table:table-cell table:number-columns-repeated="11"/>
        </table:table-row>
        <table:table-row table:style-name="ro1">
          <table:table-cell office:value-type="float" office:value="1099">
            <text:p>1099</text:p>
          </table:table-cell>
          <table:table-cell office:value-type="float" office:value="237.836">
            <text:p>237.836</text:p>
          </table:table-cell>
          <table:table-cell table:formula="of:=VALUE([.B1101])" office:value-type="float" office:value="237.836">
            <text:p>237.836</text:p>
          </table:table-cell>
          <table:table-cell table:number-columns-repeated="11"/>
        </table:table-row>
        <table:table-row table:style-name="ro1">
          <table:table-cell office:value-type="float" office:value="1100">
            <text:p>1100</text:p>
          </table:table-cell>
          <table:table-cell office:value-type="float" office:value="9.93725">
            <text:p>9.93725</text:p>
          </table:table-cell>
          <table:table-cell table:formula="of:=VALUE([.B1102])" office:value-type="float" office:value="9.93725">
            <text:p>9.93725</text:p>
          </table:table-cell>
          <table:table-cell table:number-columns-repeated="11"/>
        </table:table-row>
        <table:table-row table:style-name="ro1">
          <table:table-cell office:value-type="float" office:value="1101">
            <text:p>1101</text:p>
          </table:table-cell>
          <table:table-cell office:value-type="float" office:value="1879.4">
            <text:p>1879.4</text:p>
          </table:table-cell>
          <table:table-cell table:formula="of:=VALUE([.B1103])" office:value-type="float" office:value="1879.4">
            <text:p>1879.4</text:p>
          </table:table-cell>
          <table:table-cell table:number-columns-repeated="11"/>
        </table:table-row>
        <table:table-row table:style-name="ro1">
          <table:table-cell office:value-type="float" office:value="1102">
            <text:p>1102</text:p>
          </table:table-cell>
          <table:table-cell office:value-type="float" office:value="147.637">
            <text:p>147.637</text:p>
          </table:table-cell>
          <table:table-cell table:formula="of:=VALUE([.B1104])" office:value-type="float" office:value="147.637">
            <text:p>147.637</text:p>
          </table:table-cell>
          <table:table-cell table:number-columns-repeated="11"/>
        </table:table-row>
        <table:table-row table:style-name="ro1">
          <table:table-cell office:value-type="float" office:value="1103">
            <text:p>1103</text:p>
          </table:table-cell>
          <table:table-cell office:value-type="float" office:value="222.956">
            <text:p>222.956</text:p>
          </table:table-cell>
          <table:table-cell table:formula="of:=VALUE([.B1105])" office:value-type="float" office:value="222.956">
            <text:p>222.956</text:p>
          </table:table-cell>
          <table:table-cell table:number-columns-repeated="11"/>
        </table:table-row>
        <table:table-row table:style-name="ro1">
          <table:table-cell office:value-type="float" office:value="1104">
            <text:p>1104</text:p>
          </table:table-cell>
          <table:table-cell office:value-type="float" office:value="9.26871">
            <text:p>9.26871</text:p>
          </table:table-cell>
          <table:table-cell table:formula="of:=VALUE([.B1106])" office:value-type="float" office:value="9.26871">
            <text:p>9.26871</text:p>
          </table:table-cell>
          <table:table-cell table:number-columns-repeated="11"/>
        </table:table-row>
        <table:table-row table:style-name="ro1">
          <table:table-cell office:value-type="float" office:value="1105">
            <text:p>1105</text:p>
          </table:table-cell>
          <table:table-cell office:value-type="float" office:value="1749.71">
            <text:p>1749.71</text:p>
          </table:table-cell>
          <table:table-cell table:formula="of:=VALUE([.B1107])" office:value-type="float" office:value="1749.71">
            <text:p>1749.71</text:p>
          </table:table-cell>
          <table:table-cell table:number-columns-repeated="11"/>
        </table:table-row>
        <table:table-row table:style-name="ro1">
          <table:table-cell office:value-type="float" office:value="1106">
            <text:p>1106</text:p>
          </table:table-cell>
          <table:table-cell office:value-type="float" office:value="166.558">
            <text:p>166.558</text:p>
          </table:table-cell>
          <table:table-cell table:formula="of:=VALUE([.B1108])" office:value-type="float" office:value="166.558">
            <text:p>166.558</text:p>
          </table:table-cell>
          <table:table-cell table:number-columns-repeated="11"/>
        </table:table-row>
        <table:table-row table:style-name="ro1">
          <table:table-cell office:value-type="float" office:value="1107">
            <text:p>1107</text:p>
          </table:table-cell>
          <table:table-cell office:value-type="float" office:value="200.782">
            <text:p>200.782</text:p>
          </table:table-cell>
          <table:table-cell table:formula="of:=VALUE([.B1109])" office:value-type="float" office:value="200.782">
            <text:p>200.782</text:p>
          </table:table-cell>
          <table:table-cell table:number-columns-repeated="11"/>
        </table:table-row>
        <table:table-row table:style-name="ro1">
          <table:table-cell office:value-type="float" office:value="1108">
            <text:p>1108</text:p>
          </table:table-cell>
          <table:table-cell office:value-type="float" office:value="8.35184">
            <text:p>8.35184</text:p>
          </table:table-cell>
          <table:table-cell table:formula="of:=VALUE([.B1110])" office:value-type="float" office:value="8.35184">
            <text:p>8.35184</text:p>
          </table:table-cell>
          <table:table-cell table:number-columns-repeated="11"/>
        </table:table-row>
        <table:table-row table:style-name="ro1">
          <table:table-cell office:value-type="float" office:value="1109">
            <text:p>1109</text:p>
          </table:table-cell>
          <table:table-cell office:value-type="float" office:value="1645.52">
            <text:p>1645.52</text:p>
          </table:table-cell>
          <table:table-cell table:formula="of:=VALUE([.B1111])" office:value-type="float" office:value="1645.52">
            <text:p>1645.52</text:p>
          </table:table-cell>
          <table:table-cell table:number-columns-repeated="11"/>
        </table:table-row>
        <table:table-row table:style-name="ro1">
          <table:table-cell office:value-type="float" office:value="1110">
            <text:p>1110</text:p>
          </table:table-cell>
          <table:table-cell office:value-type="float" office:value="184.75">
            <text:p>184.75</text:p>
          </table:table-cell>
          <table:table-cell table:formula="of:=VALUE([.B1112])" office:value-type="float" office:value="184.75">
            <text:p>184.75</text:p>
          </table:table-cell>
          <table:table-cell table:number-columns-repeated="11"/>
        </table:table-row>
        <table:table-row table:style-name="ro1">
          <table:table-cell office:value-type="float" office:value="1111">
            <text:p>1111</text:p>
          </table:table-cell>
          <table:table-cell office:value-type="float" office:value="172.768">
            <text:p>172.768</text:p>
          </table:table-cell>
          <table:table-cell table:formula="of:=VALUE([.B1113])" office:value-type="float" office:value="172.768">
            <text:p>172.768</text:p>
          </table:table-cell>
          <table:table-cell table:number-columns-repeated="11"/>
        </table:table-row>
        <table:table-row table:style-name="ro1">
          <table:table-cell office:value-type="float" office:value="1112">
            <text:p>1112</text:p>
          </table:table-cell>
          <table:table-cell office:value-type="float" office:value="6.24961">
            <text:p>6.24961</text:p>
          </table:table-cell>
          <table:table-cell table:formula="of:=VALUE([.B1114])" office:value-type="float" office:value="6.24961">
            <text:p>6.24961</text:p>
          </table:table-cell>
          <table:table-cell table:number-columns-repeated="11"/>
        </table:table-row>
        <table:table-row table:style-name="ro1">
          <table:table-cell office:value-type="float" office:value="1113">
            <text:p>1113</text:p>
          </table:table-cell>
          <table:table-cell office:value-type="float" office:value="1460.15">
            <text:p>1460.15</text:p>
          </table:table-cell>
          <table:table-cell table:formula="of:=VALUE([.B1115])" office:value-type="float" office:value="1460.15">
            <text:p>1460.15</text:p>
          </table:table-cell>
          <table:table-cell table:number-columns-repeated="11"/>
        </table:table-row>
        <table:table-row table:style-name="ro1">
          <table:table-cell office:value-type="float" office:value="1114">
            <text:p>1114</text:p>
          </table:table-cell>
          <table:table-cell office:value-type="float" office:value="255.042">
            <text:p>255.042</text:p>
          </table:table-cell>
          <table:table-cell table:formula="of:=VALUE([.B1116])" office:value-type="float" office:value="255.042">
            <text:p>255.042</text:p>
          </table:table-cell>
          <table:table-cell table:number-columns-repeated="11"/>
        </table:table-row>
        <table:table-row table:style-name="ro1">
          <table:table-cell office:value-type="float" office:value="1115">
            <text:p>1115</text:p>
          </table:table-cell>
          <table:table-cell office:value-type="float" office:value="99.411">
            <text:p>99.411</text:p>
          </table:table-cell>
          <table:table-cell table:formula="of:=VALUE([.B1117])" office:value-type="float" office:value="99.411">
            <text:p>99.411</text:p>
          </table:table-cell>
          <table:table-cell table:number-columns-repeated="11"/>
        </table:table-row>
        <table:table-row table:style-name="ro1">
          <table:table-cell office:value-type="float" office:value="1116">
            <text:p>1116</text:p>
          </table:table-cell>
          <table:table-cell office:value-type="float" office:value="4.45588">
            <text:p>4.45588</text:p>
          </table:table-cell>
          <table:table-cell table:formula="of:=VALUE([.B1118])" office:value-type="float" office:value="4.45588">
            <text:p>4.45588</text:p>
          </table:table-cell>
          <table:table-cell table:number-columns-repeated="11"/>
        </table:table-row>
        <table:table-row table:style-name="ro1">
          <table:table-cell office:value-type="float" office:value="1117">
            <text:p>1117</text:p>
          </table:table-cell>
          <table:table-cell office:value-type="float" office:value="1323.8">
            <text:p>1323.8</text:p>
          </table:table-cell>
          <table:table-cell table:formula="of:=VALUE([.B1119])" office:value-type="float" office:value="1323.8">
            <text:p>1323.8</text:p>
          </table:table-cell>
          <table:table-cell table:number-columns-repeated="11"/>
        </table:table-row>
        <table:table-row table:style-name="ro1">
          <table:table-cell office:value-type="float" office:value="1118">
            <text:p>1118</text:p>
          </table:table-cell>
          <table:table-cell office:value-type="float" office:value="294.834">
            <text:p>294.834</text:p>
          </table:table-cell>
          <table:table-cell table:formula="of:=VALUE([.B1120])" office:value-type="float" office:value="294.834">
            <text:p>294.834</text:p>
          </table:table-cell>
          <table:table-cell table:number-columns-repeated="11"/>
        </table:table-row>
        <table:table-row table:style-name="ro1">
          <table:table-cell office:value-type="float" office:value="1119">
            <text:p>1119</text:p>
          </table:table-cell>
          <table:table-cell office:value-type="float" office:value="42.8721">
            <text:p>42.8721</text:p>
          </table:table-cell>
          <table:table-cell table:formula="of:=VALUE([.B1121])" office:value-type="float" office:value="42.8721">
            <text:p>42.8721</text:p>
          </table:table-cell>
          <table:table-cell table:number-columns-repeated="11"/>
        </table:table-row>
        <table:table-row table:style-name="ro1">
          <table:table-cell office:value-type="float" office:value="1120">
            <text:p>1120</text:p>
          </table:table-cell>
          <table:table-cell office:value-type="float" office:value="0.184223">
            <text:p>0.184223</text:p>
          </table:table-cell>
          <table:table-cell table:formula="of:=VALUE([.B1122])" office:value-type="float" office:value="0.184223">
            <text:p>0.184223</text:p>
          </table:table-cell>
          <table:table-cell table:number-columns-repeated="11"/>
        </table:table-row>
        <table:table-row table:style-name="ro1">
          <table:table-cell office:value-type="float" office:value="1121">
            <text:p>1121</text:p>
          </table:table-cell>
          <table:table-cell office:value-type="float" office:value="932.457">
            <text:p>932.457</text:p>
          </table:table-cell>
          <table:table-cell table:formula="of:=VALUE([.B1123])" office:value-type="float" office:value="932.457">
            <text:p>932.457</text:p>
          </table:table-cell>
          <table:table-cell table:number-columns-repeated="11"/>
        </table:table-row>
        <table:table-row table:style-name="ro1">
          <table:table-cell office:value-type="float" office:value="1122">
            <text:p>1122</text:p>
          </table:table-cell>
          <table:table-cell office:value-type="float" office:value="456.096">
            <text:p>456.096</text:p>
          </table:table-cell>
          <table:table-cell table:formula="of:=VALUE([.B1124])" office:value-type="float" office:value="456.096">
            <text:p>456.096</text:p>
          </table:table-cell>
          <table:table-cell table:number-columns-repeated="11"/>
        </table:table-row>
        <table:table-row table:style-name="ro1">
          <table:table-cell office:value-type="float" office:value="1123">
            <text:p>1123</text:p>
          </table:table-cell>
          <table:table-cell office:value-type="float" office:value="116.511">
            <text:p>116.511</text:p>
          </table:table-cell>
          <table:table-cell table:formula="of:=VALUE([.B1125])" office:value-type="float" office:value="116.511">
            <text:p>116.511</text:p>
          </table:table-cell>
          <table:table-cell table:number-columns-repeated="11"/>
        </table:table-row>
        <table:table-row table:style-name="ro1">
          <table:table-cell office:value-type="float" office:value="1124">
            <text:p>1124</text:p>
          </table:table-cell>
          <table:table-cell office:value-type="float" office:value="27.8352">
            <text:p>27.8352</text:p>
          </table:table-cell>
          <table:table-cell table:formula="of:=VALUE([.B1126])" office:value-type="float" office:value="27.8352">
            <text:p>27.8352</text:p>
          </table:table-cell>
          <table:table-cell table:number-columns-repeated="11"/>
        </table:table-row>
        <table:table-row table:style-name="ro1">
          <table:table-cell office:value-type="float" office:value="1125">
            <text:p>1125</text:p>
          </table:table-cell>
          <table:table-cell office:value-type="float" office:value="553.291">
            <text:p>553.291</text:p>
          </table:table-cell>
          <table:table-cell table:formula="of:=VALUE([.B1127])" office:value-type="float" office:value="553.291">
            <text:p>553.291</text:p>
          </table:table-cell>
          <table:table-cell table:number-columns-repeated="11"/>
        </table:table-row>
        <table:table-row table:style-name="ro1">
          <table:table-cell office:value-type="float" office:value="1126">
            <text:p>1126</text:p>
          </table:table-cell>
          <table:table-cell office:value-type="float" office:value="1816.01">
            <text:p>1816.01</text:p>
          </table:table-cell>
          <table:table-cell table:formula="of:=VALUE([.B1128])" office:value-type="float" office:value="1816.01">
            <text:p>1816.01</text:p>
          </table:table-cell>
          <table:table-cell table:number-columns-repeated="11"/>
        </table:table-row>
        <table:table-row table:style-name="ro1">
          <table:table-cell office:value-type="float" office:value="1127">
            <text:p>1127</text:p>
          </table:table-cell>
          <table:table-cell office:value-type="float" office:value="1252.55">
            <text:p>1252.55</text:p>
          </table:table-cell>
          <table:table-cell table:formula="of:=VALUE([.B1129])" office:value-type="float" office:value="1252.55">
            <text:p>1252.55</text:p>
          </table:table-cell>
          <table:table-cell table:number-columns-repeated="11"/>
        </table:table-row>
        <table:table-row table:style-name="ro1">
          <table:table-cell office:value-type="float" office:value="1128">
            <text:p>1128</text:p>
          </table:table-cell>
          <table:table-cell office:value-type="float" office:value="2.98253">
            <text:p>2.98253</text:p>
          </table:table-cell>
          <table:table-cell table:formula="of:=VALUE([.B1130])" office:value-type="float" office:value="2.98253">
            <text:p>2.98253</text:p>
          </table:table-cell>
          <table:table-cell table:number-columns-repeated="11"/>
        </table:table-row>
        <table:table-row table:style-name="ro1">
          <table:table-cell office:value-type="float" office:value="1129">
            <text:p>1129</text:p>
          </table:table-cell>
          <table:table-cell office:value-type="float" office:value="792.666">
            <text:p>792.666</text:p>
          </table:table-cell>
          <table:table-cell table:formula="of:=VALUE([.B1131])" office:value-type="float" office:value="792.666">
            <text:p>792.666</text:p>
          </table:table-cell>
          <table:table-cell table:number-columns-repeated="11"/>
        </table:table-row>
        <table:table-row table:style-name="ro1">
          <table:table-cell office:value-type="float" office:value="1130">
            <text:p>1130</text:p>
          </table:table-cell>
          <table:table-cell office:value-type="float" office:value="159.788">
            <text:p>159.788</text:p>
          </table:table-cell>
          <table:table-cell table:formula="of:=VALUE([.B1132])" office:value-type="float" office:value="159.788">
            <text:p>159.788</text:p>
          </table:table-cell>
          <table:table-cell table:number-columns-repeated="11"/>
        </table:table-row>
        <table:table-row table:style-name="ro1">
          <table:table-cell office:value-type="float" office:value="1131">
            <text:p>1131</text:p>
          </table:table-cell>
          <table:table-cell office:value-type="float" office:value="45.4303">
            <text:p>45.4303</text:p>
          </table:table-cell>
          <table:table-cell table:formula="of:=VALUE([.B1133])" office:value-type="float" office:value="45.4303">
            <text:p>45.4303</text:p>
          </table:table-cell>
          <table:table-cell table:number-columns-repeated="11"/>
        </table:table-row>
        <table:table-row table:style-name="ro1">
          <table:table-cell office:value-type="float" office:value="1132">
            <text:p>1132</text:p>
          </table:table-cell>
          <table:table-cell office:value-type="float" office:value="2.38088">
            <text:p>2.38088</text:p>
          </table:table-cell>
          <table:table-cell table:formula="of:=VALUE([.B1134])" office:value-type="float" office:value="2.38088">
            <text:p>2.38088</text:p>
          </table:table-cell>
          <table:table-cell table:number-columns-repeated="11"/>
        </table:table-row>
        <table:table-row table:style-name="ro1">
          <table:table-cell office:value-type="float" office:value="1133">
            <text:p>1133</text:p>
          </table:table-cell>
          <table:table-cell office:value-type="float" office:value="501.072">
            <text:p>501.072</text:p>
          </table:table-cell>
          <table:table-cell table:formula="of:=VALUE([.B1135])" office:value-type="float" office:value="501.072">
            <text:p>501.072</text:p>
          </table:table-cell>
          <table:table-cell table:number-columns-repeated="11"/>
        </table:table-row>
        <table:table-row table:style-name="ro1">
          <table:table-cell office:value-type="float" office:value="1134">
            <text:p>1134</text:p>
          </table:table-cell>
          <table:table-cell office:value-type="float" office:value="115.969">
            <text:p>115.969</text:p>
          </table:table-cell>
          <table:table-cell table:formula="of:=VALUE([.B1136])" office:value-type="float" office:value="115.969">
            <text:p>115.969</text:p>
          </table:table-cell>
          <table:table-cell table:number-columns-repeated="11"/>
        </table:table-row>
        <table:table-row table:style-name="ro1">
          <table:table-cell office:value-type="float" office:value="1135">
            <text:p>1135</text:p>
          </table:table-cell>
          <table:table-cell office:value-type="float" office:value="44.4228">
            <text:p>44.4228</text:p>
          </table:table-cell>
          <table:table-cell table:formula="of:=VALUE([.B1137])" office:value-type="float" office:value="44.4228">
            <text:p>44.4228</text:p>
          </table:table-cell>
          <table:table-cell table:number-columns-repeated="11"/>
        </table:table-row>
        <table:table-row table:style-name="ro1">
          <table:table-cell office:value-type="float" office:value="1136">
            <text:p>1136</text:p>
          </table:table-cell>
          <table:table-cell office:value-type="float" office:value="1.76305">
            <text:p>1.76305</text:p>
          </table:table-cell>
          <table:table-cell table:formula="of:=VALUE([.B1138])" office:value-type="float" office:value="1.76305">
            <text:p>1.76305</text:p>
          </table:table-cell>
          <table:table-cell table:number-columns-repeated="11"/>
        </table:table-row>
        <table:table-row table:style-name="ro1">
          <table:table-cell office:value-type="float" office:value="1137">
            <text:p>1137</text:p>
          </table:table-cell>
          <table:table-cell office:value-type="float" office:value="222.744">
            <text:p>222.744</text:p>
          </table:table-cell>
          <table:table-cell table:formula="of:=VALUE([.B1139])" office:value-type="float" office:value="222.744">
            <text:p>222.744</text:p>
          </table:table-cell>
          <table:table-cell table:number-columns-repeated="11"/>
        </table:table-row>
        <table:table-row table:style-name="ro1">
          <table:table-cell office:value-type="float" office:value="1138">
            <text:p>1138</text:p>
          </table:table-cell>
          <table:table-cell office:value-type="float" office:value="70.322">
            <text:p>70.322</text:p>
          </table:table-cell>
          <table:table-cell table:formula="of:=VALUE([.B1140])" office:value-type="float" office:value="70.322">
            <text:p>70.322</text:p>
          </table:table-cell>
          <table:table-cell table:number-columns-repeated="11"/>
        </table:table-row>
        <table:table-row table:style-name="ro1">
          <table:table-cell office:value-type="float" office:value="1139">
            <text:p>1139</text:p>
          </table:table-cell>
          <table:table-cell office:value-type="float" office:value="41.3211">
            <text:p>41.3211</text:p>
          </table:table-cell>
          <table:table-cell table:formula="of:=VALUE([.B1141])" office:value-type="float" office:value="41.3211">
            <text:p>41.3211</text:p>
          </table:table-cell>
          <table:table-cell table:number-columns-repeated="11"/>
        </table:table-row>
        <table:table-row table:style-name="ro1">
          <table:table-cell office:value-type="float" office:value="1140">
            <text:p>1140</text:p>
          </table:table-cell>
          <table:table-cell office:value-type="float" office:value="1.06837">
            <text:p>1.06837</text:p>
          </table:table-cell>
          <table:table-cell table:formula="of:=VALUE([.B1142])" office:value-type="float" office:value="1.06837">
            <text:p>1.06837</text:p>
          </table:table-cell>
          <table:table-cell table:number-columns-repeated="11"/>
        </table:table-row>
        <table:table-row table:style-name="ro1">
          <table:table-cell office:value-type="float" office:value="1141">
            <text:p>1141</text:p>
          </table:table-cell>
          <table:table-cell office:value-type="float" office:value="50.3615">
            <text:p>50.3615</text:p>
          </table:table-cell>
          <table:table-cell table:formula="of:=VALUE([.B1143])" office:value-type="float" office:value="50.3615">
            <text:p>50.3615</text:p>
          </table:table-cell>
          <table:table-cell table:number-columns-repeated="11"/>
        </table:table-row>
        <table:table-row table:style-name="ro1">
          <table:table-cell office:value-type="float" office:value="1142">
            <text:p>1142</text:p>
          </table:table-cell>
          <table:table-cell office:value-type="float" office:value="51.3196">
            <text:p>51.3196</text:p>
          </table:table-cell>
          <table:table-cell table:formula="of:=VALUE([.B1144])" office:value-type="float" office:value="51.3196">
            <text:p>51.3196</text:p>
          </table:table-cell>
          <table:table-cell table:number-columns-repeated="11"/>
        </table:table-row>
        <table:table-row table:style-name="ro1">
          <table:table-cell office:value-type="float" office:value="1143">
            <text:p>1143</text:p>
          </table:table-cell>
          <table:table-cell office:value-type="float" office:value="25.4654">
            <text:p>25.4654</text:p>
          </table:table-cell>
          <table:table-cell table:formula="of:=VALUE([.B1145])" office:value-type="float" office:value="25.4654">
            <text:p>25.4654</text:p>
          </table:table-cell>
          <table:table-cell table:number-columns-repeated="11"/>
        </table:table-row>
        <table:table-row table:style-name="ro1">
          <table:table-cell office:value-type="float" office:value="1144">
            <text:p>1144</text:p>
          </table:table-cell>
          <table:table-cell office:value-type="float" office:value="2.90301">
            <text:p>2.90301</text:p>
          </table:table-cell>
          <table:table-cell table:formula="of:=VALUE([.B1146])" office:value-type="float" office:value="2.90301">
            <text:p>2.90301</text:p>
          </table:table-cell>
          <table:table-cell table:number-columns-repeated="11"/>
        </table:table-row>
        <table:table-row table:style-name="ro1">
          <table:table-cell office:value-type="float" office:value="1145">
            <text:p>1145</text:p>
          </table:table-cell>
          <table:table-cell office:value-type="float" office:value="190.339">
            <text:p>190.339</text:p>
          </table:table-cell>
          <table:table-cell table:formula="of:=VALUE([.B1147])" office:value-type="float" office:value="190.339">
            <text:p>190.339</text:p>
          </table:table-cell>
          <table:table-cell table:number-columns-repeated="11"/>
        </table:table-row>
        <table:table-row table:style-name="ro1">
          <table:table-cell office:value-type="float" office:value="1146">
            <text:p>1146</text:p>
          </table:table-cell>
          <table:table-cell office:value-type="float" office:value="56.7863">
            <text:p>56.7863</text:p>
          </table:table-cell>
          <table:table-cell table:formula="of:=VALUE([.B1148])" office:value-type="float" office:value="56.7863">
            <text:p>56.7863</text:p>
          </table:table-cell>
          <table:table-cell table:number-columns-repeated="11"/>
        </table:table-row>
        <table:table-row table:style-name="ro1">
          <table:table-cell office:value-type="float" office:value="1147">
            <text:p>1147</text:p>
          </table:table-cell>
          <table:table-cell office:value-type="float" office:value="124.438">
            <text:p>124.438</text:p>
          </table:table-cell>
          <table:table-cell table:formula="of:=VALUE([.B1149])" office:value-type="float" office:value="124.438">
            <text:p>124.438</text:p>
          </table:table-cell>
          <table:table-cell table:number-columns-repeated="11"/>
        </table:table-row>
        <table:table-row table:style-name="ro1">
          <table:table-cell office:value-type="float" office:value="1148">
            <text:p>1148</text:p>
          </table:table-cell>
          <table:table-cell office:value-type="float" office:value="2.05859">
            <text:p>2.05859</text:p>
          </table:table-cell>
          <table:table-cell table:formula="of:=VALUE([.B1150])" office:value-type="float" office:value="2.05859">
            <text:p>2.05859</text:p>
          </table:table-cell>
          <table:table-cell table:number-columns-repeated="11"/>
        </table:table-row>
        <table:table-row table:style-name="ro1">
          <table:table-cell office:value-type="float" office:value="1149">
            <text:p>1149</text:p>
          </table:table-cell>
          <table:table-cell office:value-type="float" office:value="83.6629">
            <text:p>83.6629</text:p>
          </table:table-cell>
          <table:table-cell table:formula="of:=VALUE([.B1151])" office:value-type="float" office:value="83.6629">
            <text:p>83.6629</text:p>
          </table:table-cell>
          <table:table-cell table:number-columns-repeated="11"/>
        </table:table-row>
        <table:table-row table:style-name="ro1">
          <table:table-cell office:value-type="float" office:value="1150">
            <text:p>1150</text:p>
          </table:table-cell>
          <table:table-cell office:value-type="float" office:value="88.211">
            <text:p>88.211</text:p>
          </table:table-cell>
          <table:table-cell table:formula="of:=VALUE([.B1152])" office:value-type="float" office:value="88.211">
            <text:p>88.211</text:p>
          </table:table-cell>
          <table:table-cell table:number-columns-repeated="11"/>
        </table:table-row>
        <table:table-row table:style-name="ro1">
          <table:table-cell office:value-type="float" office:value="1151">
            <text:p>1151</text:p>
          </table:table-cell>
          <table:table-cell office:value-type="float" office:value="87.0482">
            <text:p>87.0482</text:p>
          </table:table-cell>
          <table:table-cell table:formula="of:=VALUE([.B1153])" office:value-type="float" office:value="87.0482">
            <text:p>87.0482</text:p>
          </table:table-cell>
          <table:table-cell table:number-columns-repeated="11"/>
        </table:table-row>
        <table:table-row table:style-name="ro1">
          <table:table-cell office:value-type="float" office:value="1152">
            <text:p>1152</text:p>
          </table:table-cell>
          <table:table-cell office:value-type="float" office:value="1.89079">
            <text:p>1.89079</text:p>
          </table:table-cell>
          <table:table-cell table:formula="of:=VALUE([.B1154])" office:value-type="float" office:value="1.89079">
            <text:p>1.89079</text:p>
          </table:table-cell>
          <table:table-cell table:number-columns-repeated="11"/>
        </table:table-row>
        <table:table-row table:style-name="ro1">
          <table:table-cell office:value-type="float" office:value="1153">
            <text:p>1153</text:p>
          </table:table-cell>
          <table:table-cell office:value-type="float" office:value="305.471">
            <text:p>305.471</text:p>
          </table:table-cell>
          <table:table-cell table:formula="of:=VALUE([.B1155])" office:value-type="float" office:value="305.471">
            <text:p>305.471</text:p>
          </table:table-cell>
          <table:table-cell table:number-columns-repeated="11"/>
        </table:table-row>
        <table:table-row table:style-name="ro1">
          <table:table-cell office:value-type="float" office:value="1154">
            <text:p>1154</text:p>
          </table:table-cell>
          <table:table-cell office:value-type="float" office:value="55.6006">
            <text:p>55.6006</text:p>
          </table:table-cell>
          <table:table-cell table:formula="of:=VALUE([.B1156])" office:value-type="float" office:value="55.6006">
            <text:p>55.6006</text:p>
          </table:table-cell>
          <table:table-cell table:number-columns-repeated="11"/>
        </table:table-row>
        <table:table-row table:style-name="ro1">
          <table:table-cell office:value-type="float" office:value="1155">
            <text:p>1155</text:p>
          </table:table-cell>
          <table:table-cell office:value-type="float" office:value="81.8488">
            <text:p>81.8488</text:p>
          </table:table-cell>
          <table:table-cell table:formula="of:=VALUE([.B1157])" office:value-type="float" office:value="81.8488">
            <text:p>81.8488</text:p>
          </table:table-cell>
          <table:table-cell table:number-columns-repeated="11"/>
        </table:table-row>
        <table:table-row table:style-name="ro1">
          <table:table-cell office:value-type="float" office:value="1156">
            <text:p>1156</text:p>
          </table:table-cell>
          <table:table-cell office:value-type="float" office:value="1.90649">
            <text:p>1.90649</text:p>
          </table:table-cell>
          <table:table-cell table:formula="of:=VALUE([.B1158])" office:value-type="float" office:value="1.90649">
            <text:p>1.90649</text:p>
          </table:table-cell>
          <table:table-cell table:number-columns-repeated="11"/>
        </table:table-row>
        <table:table-row table:style-name="ro1">
          <table:table-cell office:value-type="float" office:value="1157">
            <text:p>1157</text:p>
          </table:table-cell>
          <table:table-cell office:value-type="float" office:value="472.877">
            <text:p>472.877</text:p>
          </table:table-cell>
          <table:table-cell table:formula="of:=VALUE([.B1159])" office:value-type="float" office:value="472.877">
            <text:p>472.877</text:p>
          </table:table-cell>
          <table:table-cell table:number-columns-repeated="11"/>
        </table:table-row>
        <table:table-row table:style-name="ro1">
          <table:table-cell office:value-type="float" office:value="1158">
            <text:p>1158</text:p>
          </table:table-cell>
          <table:table-cell office:value-type="float" office:value="72.9291">
            <text:p>72.9291</text:p>
          </table:table-cell>
          <table:table-cell table:formula="of:=VALUE([.B1160])" office:value-type="float" office:value="72.9291">
            <text:p>72.9291</text:p>
          </table:table-cell>
          <table:table-cell table:number-columns-repeated="11"/>
        </table:table-row>
        <table:table-row table:style-name="ro1">
          <table:table-cell office:value-type="float" office:value="1159">
            <text:p>1159</text:p>
          </table:table-cell>
          <table:table-cell office:value-type="float" office:value="80.6571">
            <text:p>80.6571</text:p>
          </table:table-cell>
          <table:table-cell table:formula="of:=VALUE([.B1161])" office:value-type="float" office:value="80.6571">
            <text:p>80.6571</text:p>
          </table:table-cell>
          <table:table-cell table:number-columns-repeated="11"/>
        </table:table-row>
        <table:table-row table:style-name="ro1">
          <table:table-cell office:value-type="float" office:value="1160">
            <text:p>1160</text:p>
          </table:table-cell>
          <table:table-cell office:value-type="float" office:value="35.1125">
            <text:p>35.1125</text:p>
          </table:table-cell>
          <table:table-cell table:formula="of:=VALUE([.B1162])" office:value-type="float" office:value="35.1125">
            <text:p>35.1125</text:p>
          </table:table-cell>
          <table:table-cell table:number-columns-repeated="11"/>
        </table:table-row>
        <table:table-row table:style-name="ro1">
          <table:table-cell office:value-type="float" office:value="1161">
            <text:p>1161</text:p>
          </table:table-cell>
          <table:table-cell office:value-type="float" office:value="1078.84">
            <text:p>1078.84</text:p>
          </table:table-cell>
          <table:table-cell table:formula="of:=VALUE([.B1163])" office:value-type="float" office:value="1078.84">
            <text:p>1078.84</text:p>
          </table:table-cell>
          <table:table-cell table:number-columns-repeated="11"/>
        </table:table-row>
        <table:table-row table:style-name="ro1">
          <table:table-cell office:value-type="float" office:value="1162">
            <text:p>1162</text:p>
          </table:table-cell>
          <table:table-cell office:value-type="float" office:value="2046.34">
            <text:p>2046.34</text:p>
          </table:table-cell>
          <table:table-cell table:formula="of:=VALUE([.B1164])" office:value-type="float" office:value="2046.34">
            <text:p>2046.34</text:p>
          </table:table-cell>
          <table:table-cell table:number-columns-repeated="11"/>
        </table:table-row>
        <table:table-row table:style-name="ro1">
          <table:table-cell office:value-type="float" office:value="1163">
            <text:p>1163</text:p>
          </table:table-cell>
          <table:table-cell office:value-type="float" office:value="568.494">
            <text:p>568.494</text:p>
          </table:table-cell>
          <table:table-cell table:formula="of:=VALUE([.B1165])" office:value-type="float" office:value="568.494">
            <text:p>568.494</text:p>
          </table:table-cell>
          <table:table-cell table:number-columns-repeated="11"/>
        </table:table-row>
        <table:table-row table:style-name="ro1">
          <table:table-cell office:value-type="float" office:value="1164">
            <text:p>1164</text:p>
          </table:table-cell>
          <table:table-cell office:value-type="float" office:value="11.4168">
            <text:p>11.4168</text:p>
          </table:table-cell>
          <table:table-cell table:formula="of:=VALUE([.B1166])" office:value-type="float" office:value="11.4168">
            <text:p>11.4168</text:p>
          </table:table-cell>
          <table:table-cell table:number-columns-repeated="11"/>
        </table:table-row>
        <table:table-row table:style-name="ro1">
          <table:table-cell office:value-type="float" office:value="1165">
            <text:p>1165</text:p>
          </table:table-cell>
          <table:table-cell office:value-type="float" office:value="271.648">
            <text:p>271.648</text:p>
          </table:table-cell>
          <table:table-cell table:formula="of:=VALUE([.B1167])" office:value-type="float" office:value="271.648">
            <text:p>271.648</text:p>
          </table:table-cell>
          <table:table-cell table:number-columns-repeated="11"/>
        </table:table-row>
        <table:table-row table:style-name="ro1">
          <table:table-cell office:value-type="float" office:value="1166">
            <text:p>1166</text:p>
          </table:table-cell>
          <table:table-cell office:value-type="float" office:value="853.584">
            <text:p>853.584</text:p>
          </table:table-cell>
          <table:table-cell table:formula="of:=VALUE([.B1168])" office:value-type="float" office:value="853.584">
            <text:p>853.584</text:p>
          </table:table-cell>
          <table:table-cell table:number-columns-repeated="11"/>
        </table:table-row>
        <table:table-row table:style-name="ro1">
          <table:table-cell office:value-type="float" office:value="1167">
            <text:p>1167</text:p>
          </table:table-cell>
          <table:table-cell office:value-type="float" office:value="160.539">
            <text:p>160.539</text:p>
          </table:table-cell>
          <table:table-cell table:formula="of:=VALUE([.B1169])" office:value-type="float" office:value="160.539">
            <text:p>160.539</text:p>
          </table:table-cell>
          <table:table-cell table:number-columns-repeated="11"/>
        </table:table-row>
        <table:table-row table:style-name="ro1">
          <table:table-cell office:value-type="float" office:value="1168">
            <text:p>1168</text:p>
          </table:table-cell>
          <table:table-cell office:value-type="float" office:value="4.31612">
            <text:p>4.31612</text:p>
          </table:table-cell>
          <table:table-cell table:formula="of:=VALUE([.B1170])" office:value-type="float" office:value="4.31612">
            <text:p>4.31612</text:p>
          </table:table-cell>
          <table:table-cell table:number-columns-repeated="11"/>
        </table:table-row>
        <table:table-row table:style-name="ro1">
          <table:table-cell office:value-type="float" office:value="1169">
            <text:p>1169</text:p>
          </table:table-cell>
          <table:table-cell office:value-type="float" office:value="128.055">
            <text:p>128.055</text:p>
          </table:table-cell>
          <table:table-cell table:formula="of:=VALUE([.B1171])" office:value-type="float" office:value="128.055">
            <text:p>128.055</text:p>
          </table:table-cell>
          <table:table-cell table:number-columns-repeated="11"/>
        </table:table-row>
        <table:table-row table:style-name="ro1">
          <table:table-cell office:value-type="float" office:value="1170">
            <text:p>1170</text:p>
          </table:table-cell>
          <table:table-cell office:value-type="float" office:value="488.747">
            <text:p>488.747</text:p>
          </table:table-cell>
          <table:table-cell table:formula="of:=VALUE([.B1172])" office:value-type="float" office:value="488.747">
            <text:p>488.747</text:p>
          </table:table-cell>
          <table:table-cell table:number-columns-repeated="11"/>
        </table:table-row>
        <table:table-row table:style-name="ro1">
          <table:table-cell office:value-type="float" office:value="1171">
            <text:p>1171</text:p>
          </table:table-cell>
          <table:table-cell office:value-type="float" office:value="39.6433">
            <text:p>39.6433</text:p>
          </table:table-cell>
          <table:table-cell table:formula="of:=VALUE([.B1173])" office:value-type="float" office:value="39.6433">
            <text:p>39.6433</text:p>
          </table:table-cell>
          <table:table-cell table:number-columns-repeated="11"/>
        </table:table-row>
        <table:table-row table:style-name="ro1">
          <table:table-cell office:value-type="float" office:value="1172">
            <text:p>1172</text:p>
          </table:table-cell>
          <table:table-cell office:value-type="float" office:value="3.37016">
            <text:p>3.37016</text:p>
          </table:table-cell>
          <table:table-cell table:formula="of:=VALUE([.B1174])" office:value-type="float" office:value="3.37016">
            <text:p>3.37016</text:p>
          </table:table-cell>
          <table:table-cell table:number-columns-repeated="11"/>
        </table:table-row>
        <table:table-row table:style-name="ro1">
          <table:table-cell office:value-type="float" office:value="1173">
            <text:p>1173</text:p>
          </table:table-cell>
          <table:table-cell office:value-type="float" office:value="1128.75">
            <text:p>1128.75</text:p>
          </table:table-cell>
          <table:table-cell table:formula="of:=VALUE([.B1175])" office:value-type="float" office:value="1128.75">
            <text:p>1128.75</text:p>
          </table:table-cell>
          <table:table-cell table:number-columns-repeated="11"/>
        </table:table-row>
        <table:table-row table:style-name="ro1">
          <table:table-cell office:value-type="float" office:value="1174">
            <text:p>1174</text:p>
          </table:table-cell>
          <table:table-cell office:value-type="float" office:value="98.3962">
            <text:p>98.3962</text:p>
          </table:table-cell>
          <table:table-cell table:formula="of:=VALUE([.B1176])" office:value-type="float" office:value="98.3962">
            <text:p>98.3962</text:p>
          </table:table-cell>
          <table:table-cell table:number-columns-repeated="11"/>
        </table:table-row>
        <table:table-row table:style-name="ro1">
          <table:table-cell office:value-type="float" office:value="1175">
            <text:p>1175</text:p>
          </table:table-cell>
          <table:table-cell office:value-type="float" office:value="91.401">
            <text:p>91.401</text:p>
          </table:table-cell>
          <table:table-cell table:formula="of:=VALUE([.B1177])" office:value-type="float" office:value="91.401">
            <text:p>91.401</text:p>
          </table:table-cell>
          <table:table-cell table:number-columns-repeated="11"/>
        </table:table-row>
        <table:table-row table:style-name="ro1">
          <table:table-cell office:value-type="float" office:value="1176">
            <text:p>1176</text:p>
          </table:table-cell>
          <table:table-cell office:value-type="float" office:value="5.68479">
            <text:p>5.68479</text:p>
          </table:table-cell>
          <table:table-cell table:formula="of:=VALUE([.B1178])" office:value-type="float" office:value="5.68479">
            <text:p>5.68479</text:p>
          </table:table-cell>
          <table:table-cell table:number-columns-repeated="11"/>
        </table:table-row>
        <table:table-row table:style-name="ro1">
          <table:table-cell office:value-type="float" office:value="1177">
            <text:p>1177</text:p>
          </table:table-cell>
          <table:table-cell office:value-type="float" office:value="1577.55">
            <text:p>1577.55</text:p>
          </table:table-cell>
          <table:table-cell table:formula="of:=VALUE([.B1179])" office:value-type="float" office:value="1577.55">
            <text:p>1577.55</text:p>
          </table:table-cell>
          <table:table-cell table:number-columns-repeated="11"/>
        </table:table-row>
        <table:table-row table:style-name="ro1">
          <table:table-cell office:value-type="float" office:value="1178">
            <text:p>1178</text:p>
          </table:table-cell>
          <table:table-cell office:value-type="float" office:value="6.73737">
            <text:p>6.73737</text:p>
          </table:table-cell>
          <table:table-cell table:formula="of:=VALUE([.B1180])" office:value-type="float" office:value="6.73737">
            <text:p>6.73737</text:p>
          </table:table-cell>
          <table:table-cell table:number-columns-repeated="11"/>
        </table:table-row>
        <table:table-row table:style-name="ro1">
          <table:table-cell office:value-type="float" office:value="1179">
            <text:p>1179</text:p>
          </table:table-cell>
          <table:table-cell office:value-type="float" office:value="135.596">
            <text:p>135.596</text:p>
          </table:table-cell>
          <table:table-cell table:formula="of:=VALUE([.B1181])" office:value-type="float" office:value="135.596">
            <text:p>135.596</text:p>
          </table:table-cell>
          <table:table-cell table:number-columns-repeated="11"/>
        </table:table-row>
        <table:table-row table:style-name="ro1">
          <table:table-cell office:value-type="float" office:value="1180">
            <text:p>1180</text:p>
          </table:table-cell>
          <table:table-cell office:value-type="float" office:value="6.99337">
            <text:p>6.99337</text:p>
          </table:table-cell>
          <table:table-cell table:formula="of:=VALUE([.B1182])" office:value-type="float" office:value="6.99337">
            <text:p>6.99337</text:p>
          </table:table-cell>
          <table:table-cell table:number-columns-repeated="11"/>
        </table:table-row>
        <table:table-row table:style-name="ro1">
          <table:table-cell office:value-type="float" office:value="1181">
            <text:p>1181</text:p>
          </table:table-cell>
          <table:table-cell office:value-type="float" office:value="1830.74">
            <text:p>1830.74</text:p>
          </table:table-cell>
          <table:table-cell table:formula="of:=VALUE([.B1183])" office:value-type="float" office:value="1830.74">
            <text:p>1830.74</text:p>
          </table:table-cell>
          <table:table-cell table:number-columns-repeated="11"/>
        </table:table-row>
        <table:table-row table:style-name="ro1">
          <table:table-cell office:value-type="float" office:value="1182">
            <text:p>1182</text:p>
          </table:table-cell>
          <table:table-cell office:value-type="float" office:value="49.2968">
            <text:p>49.2968</text:p>
          </table:table-cell>
          <table:table-cell table:formula="of:=VALUE([.B1184])" office:value-type="float" office:value="49.2968">
            <text:p>49.2968</text:p>
          </table:table-cell>
          <table:table-cell table:number-columns-repeated="11"/>
        </table:table-row>
        <table:table-row table:style-name="ro1">
          <table:table-cell office:value-type="float" office:value="1183">
            <text:p>1183</text:p>
          </table:table-cell>
          <table:table-cell office:value-type="float" office:value="158.041">
            <text:p>158.041</text:p>
          </table:table-cell>
          <table:table-cell table:formula="of:=VALUE([.B1185])" office:value-type="float" office:value="158.041">
            <text:p>158.041</text:p>
          </table:table-cell>
          <table:table-cell table:number-columns-repeated="11"/>
        </table:table-row>
        <table:table-row table:style-name="ro1">
          <table:table-cell office:value-type="float" office:value="1184">
            <text:p>1184</text:p>
          </table:table-cell>
          <table:table-cell office:value-type="float" office:value="8.04714">
            <text:p>8.04714</text:p>
          </table:table-cell>
          <table:table-cell table:formula="of:=VALUE([.B1186])" office:value-type="float" office:value="8.04714">
            <text:p>8.04714</text:p>
          </table:table-cell>
          <table:table-cell table:number-columns-repeated="11"/>
        </table:table-row>
        <table:table-row table:style-name="ro1">
          <table:table-cell office:value-type="float" office:value="1185">
            <text:p>1185</text:p>
          </table:table-cell>
          <table:table-cell office:value-type="float" office:value="1991.61">
            <text:p>1991.61</text:p>
          </table:table-cell>
          <table:table-cell table:formula="of:=VALUE([.B1187])" office:value-type="float" office:value="1991.61">
            <text:p>1991.61</text:p>
          </table:table-cell>
          <table:table-cell table:number-columns-repeated="11"/>
        </table:table-row>
        <table:table-row table:style-name="ro1">
          <table:table-cell office:value-type="float" office:value="1186">
            <text:p>1186</text:p>
          </table:table-cell>
          <table:table-cell office:value-type="float" office:value="86.8676">
            <text:p>86.8676</text:p>
          </table:table-cell>
          <table:table-cell table:formula="of:=VALUE([.B1188])" office:value-type="float" office:value="86.8676">
            <text:p>86.8676</text:p>
          </table:table-cell>
          <table:table-cell table:number-columns-repeated="11"/>
        </table:table-row>
        <table:table-row table:style-name="ro1">
          <table:table-cell office:value-type="float" office:value="1187">
            <text:p>1187</text:p>
          </table:table-cell>
          <table:table-cell office:value-type="float" office:value="173.889">
            <text:p>173.889</text:p>
          </table:table-cell>
          <table:table-cell table:formula="of:=VALUE([.B1189])" office:value-type="float" office:value="173.889">
            <text:p>173.889</text:p>
          </table:table-cell>
          <table:table-cell table:number-columns-repeated="11"/>
        </table:table-row>
        <table:table-row table:style-name="ro1">
          <table:table-cell office:value-type="float" office:value="1188">
            <text:p>1188</text:p>
          </table:table-cell>
          <table:table-cell office:value-type="float" office:value="8.73944">
            <text:p>8.73944</text:p>
          </table:table-cell>
          <table:table-cell table:formula="of:=VALUE([.B1190])" office:value-type="float" office:value="8.73944">
            <text:p>8.73944</text:p>
          </table:table-cell>
          <table:table-cell table:number-columns-repeated="11"/>
        </table:table-row>
        <table:table-row table:style-name="ro1">
          <table:table-cell office:value-type="float" office:value="1189">
            <text:p>1189</text:p>
          </table:table-cell>
          <table:table-cell office:value-type="float" office:value="2126.27">
            <text:p>2126.27</text:p>
          </table:table-cell>
          <table:table-cell table:formula="of:=VALUE([.B1191])" office:value-type="float" office:value="2126.27">
            <text:p>2126.27</text:p>
          </table:table-cell>
          <table:table-cell table:number-columns-repeated="11"/>
        </table:table-row>
        <table:table-row table:style-name="ro1">
          <table:table-cell office:value-type="float" office:value="1190">
            <text:p>1190</text:p>
          </table:table-cell>
          <table:table-cell office:value-type="float" office:value="97.0647">
            <text:p>97.0647</text:p>
          </table:table-cell>
          <table:table-cell table:formula="of:=VALUE([.B1192])" office:value-type="float" office:value="97.0647">
            <text:p>97.0647</text:p>
          </table:table-cell>
          <table:table-cell table:number-columns-repeated="11"/>
        </table:table-row>
        <table:table-row table:style-name="ro1">
          <table:table-cell office:value-type="float" office:value="1191">
            <text:p>1191</text:p>
          </table:table-cell>
          <table:table-cell office:value-type="float" office:value="187.781">
            <text:p>187.781</text:p>
          </table:table-cell>
          <table:table-cell table:formula="of:=VALUE([.B1193])" office:value-type="float" office:value="187.781">
            <text:p>187.781</text:p>
          </table:table-cell>
          <table:table-cell table:number-columns-repeated="11"/>
        </table:table-row>
        <table:table-row table:style-name="ro1">
          <table:table-cell office:value-type="float" office:value="1192">
            <text:p>1192</text:p>
          </table:table-cell>
          <table:table-cell office:value-type="float" office:value="9.06856">
            <text:p>9.06856</text:p>
          </table:table-cell>
          <table:table-cell table:formula="of:=VALUE([.B1194])" office:value-type="float" office:value="9.06856">
            <text:p>9.06856</text:p>
          </table:table-cell>
          <table:table-cell table:number-columns-repeated="11"/>
        </table:table-row>
        <table:table-row table:style-name="ro1">
          <table:table-cell office:value-type="float" office:value="1193">
            <text:p>1193</text:p>
          </table:table-cell>
          <table:table-cell office:value-type="float" office:value="2141.83">
            <text:p>2141.83</text:p>
          </table:table-cell>
          <table:table-cell table:formula="of:=VALUE([.B1195])" office:value-type="float" office:value="2141.83">
            <text:p>2141.83</text:p>
          </table:table-cell>
          <table:table-cell table:number-columns-repeated="11"/>
        </table:table-row>
        <table:table-row table:style-name="ro1">
          <table:table-cell office:value-type="float" office:value="1194">
            <text:p>1194</text:p>
          </table:table-cell>
          <table:table-cell office:value-type="float" office:value="107.706">
            <text:p>107.706</text:p>
          </table:table-cell>
          <table:table-cell table:formula="of:=VALUE([.B1196])" office:value-type="float" office:value="107.706">
            <text:p>107.706</text:p>
          </table:table-cell>
          <table:table-cell table:number-columns-repeated="11"/>
        </table:table-row>
        <table:table-row table:style-name="ro1">
          <table:table-cell office:value-type="float" office:value="1195">
            <text:p>1195</text:p>
          </table:table-cell>
          <table:table-cell office:value-type="float" office:value="192.663">
            <text:p>192.663</text:p>
          </table:table-cell>
          <table:table-cell table:formula="of:=VALUE([.B1197])" office:value-type="float" office:value="192.663">
            <text:p>192.663</text:p>
          </table:table-cell>
          <table:table-cell table:number-columns-repeated="11"/>
        </table:table-row>
        <table:table-row table:style-name="ro1">
          <table:table-cell office:value-type="float" office:value="1196">
            <text:p>1196</text:p>
          </table:table-cell>
          <table:table-cell office:value-type="float" office:value="9.27225">
            <text:p>9.27225</text:p>
          </table:table-cell>
          <table:table-cell table:formula="of:=VALUE([.B1198])" office:value-type="float" office:value="9.27225">
            <text:p>9.27225</text:p>
          </table:table-cell>
          <table:table-cell table:number-columns-repeated="11"/>
        </table:table-row>
        <table:table-row table:style-name="ro1">
          <table:table-cell office:value-type="float" office:value="1197">
            <text:p>1197</text:p>
          </table:table-cell>
          <table:table-cell office:value-type="float" office:value="2135.03">
            <text:p>2135.03</text:p>
          </table:table-cell>
          <table:table-cell table:formula="of:=VALUE([.B1199])" office:value-type="float" office:value="2135.03">
            <text:p>2135.03</text:p>
          </table:table-cell>
          <table:table-cell table:number-columns-repeated="11"/>
        </table:table-row>
        <table:table-row table:style-name="ro1">
          <table:table-cell office:value-type="float" office:value="1198">
            <text:p>1198</text:p>
          </table:table-cell>
          <table:table-cell office:value-type="float" office:value="119.478">
            <text:p>119.478</text:p>
          </table:table-cell>
          <table:table-cell table:formula="of:=VALUE([.B1200])" office:value-type="float" office:value="119.478">
            <text:p>119.478</text:p>
          </table:table-cell>
          <table:table-cell table:number-columns-repeated="11"/>
        </table:table-row>
        <table:table-row table:style-name="ro1">
          <table:table-cell office:value-type="float" office:value="1199">
            <text:p>1199</text:p>
          </table:table-cell>
          <table:table-cell office:value-type="float" office:value="194.204">
            <text:p>194.204</text:p>
          </table:table-cell>
          <table:table-cell table:formula="of:=VALUE([.B1201])" office:value-type="float" office:value="194.204">
            <text:p>194.204</text:p>
          </table:table-cell>
          <table:table-cell table:number-columns-repeated="11"/>
        </table:table-row>
        <table:table-row table:style-name="ro1">
          <table:table-cell office:value-type="float" office:value="1200">
            <text:p>1200</text:p>
          </table:table-cell>
          <table:table-cell office:value-type="float" office:value="9.29029">
            <text:p>9.29029</text:p>
          </table:table-cell>
          <table:table-cell table:formula="of:=VALUE([.B1202])" office:value-type="float" office:value="9.29029">
            <text:p>9.29029</text:p>
          </table:table-cell>
          <table:table-cell table:number-columns-repeated="11"/>
        </table:table-row>
        <table:table-row table:style-name="ro1">
          <table:table-cell office:value-type="float" office:value="1201">
            <text:p>1201</text:p>
          </table:table-cell>
          <table:table-cell office:value-type="float" office:value="2082.96">
            <text:p>2082.96</text:p>
          </table:table-cell>
          <table:table-cell table:formula="of:=VALUE([.B1203])" office:value-type="float" office:value="2082.96">
            <text:p>2082.96</text:p>
          </table:table-cell>
          <table:table-cell table:number-columns-repeated="11"/>
        </table:table-row>
        <table:table-row table:style-name="ro1">
          <table:table-cell office:value-type="float" office:value="1202">
            <text:p>1202</text:p>
          </table:table-cell>
          <table:table-cell office:value-type="float" office:value="119.696">
            <text:p>119.696</text:p>
          </table:table-cell>
          <table:table-cell table:formula="of:=VALUE([.B1204])" office:value-type="float" office:value="119.696">
            <text:p>119.696</text:p>
          </table:table-cell>
          <table:table-cell table:number-columns-repeated="11"/>
        </table:table-row>
        <table:table-row table:style-name="ro1">
          <table:table-cell office:value-type="float" office:value="1203">
            <text:p>1203</text:p>
          </table:table-cell>
          <table:table-cell office:value-type="float" office:value="195.065">
            <text:p>195.065</text:p>
          </table:table-cell>
          <table:table-cell table:formula="of:=VALUE([.B1205])" office:value-type="float" office:value="195.065">
            <text:p>195.065</text:p>
          </table:table-cell>
          <table:table-cell table:number-columns-repeated="11"/>
        </table:table-row>
        <table:table-row table:style-name="ro1">
          <table:table-cell office:value-type="float" office:value="1204">
            <text:p>1204</text:p>
          </table:table-cell>
          <table:table-cell office:value-type="float" office:value="8.93382">
            <text:p>8.93382</text:p>
          </table:table-cell>
          <table:table-cell table:formula="of:=VALUE([.B1206])" office:value-type="float" office:value="8.93382">
            <text:p>8.93382</text:p>
          </table:table-cell>
          <table:table-cell table:number-columns-repeated="11"/>
        </table:table-row>
        <table:table-row table:style-name="ro1">
          <table:table-cell office:value-type="float" office:value="1205">
            <text:p>1205</text:p>
          </table:table-cell>
          <table:table-cell office:value-type="float" office:value="1933.49">
            <text:p>1933.49</text:p>
          </table:table-cell>
          <table:table-cell table:formula="of:=VALUE([.B1207])" office:value-type="float" office:value="1933.49">
            <text:p>1933.49</text:p>
          </table:table-cell>
          <table:table-cell table:number-columns-repeated="11"/>
        </table:table-row>
        <table:table-row table:style-name="ro1">
          <table:table-cell office:value-type="float" office:value="1206">
            <text:p>1206</text:p>
          </table:table-cell>
          <table:table-cell office:value-type="float" office:value="129.798">
            <text:p>129.798</text:p>
          </table:table-cell>
          <table:table-cell table:formula="of:=VALUE([.B1208])" office:value-type="float" office:value="129.798">
            <text:p>129.798</text:p>
          </table:table-cell>
          <table:table-cell table:number-columns-repeated="11"/>
        </table:table-row>
        <table:table-row table:style-name="ro1">
          <table:table-cell office:value-type="float" office:value="1207">
            <text:p>1207</text:p>
          </table:table-cell>
          <table:table-cell office:value-type="float" office:value="184.396">
            <text:p>184.396</text:p>
          </table:table-cell>
          <table:table-cell table:formula="of:=VALUE([.B1209])" office:value-type="float" office:value="184.396">
            <text:p>184.396</text:p>
          </table:table-cell>
          <table:table-cell table:number-columns-repeated="11"/>
        </table:table-row>
        <table:table-row table:style-name="ro1">
          <table:table-cell office:value-type="float" office:value="1208">
            <text:p>1208</text:p>
          </table:table-cell>
          <table:table-cell office:value-type="float" office:value="8.38562">
            <text:p>8.38562</text:p>
          </table:table-cell>
          <table:table-cell table:formula="of:=VALUE([.B1210])" office:value-type="float" office:value="8.38562">
            <text:p>8.38562</text:p>
          </table:table-cell>
          <table:table-cell table:number-columns-repeated="11"/>
        </table:table-row>
        <table:table-row table:style-name="ro1">
          <table:table-cell office:value-type="float" office:value="1209">
            <text:p>1209</text:p>
          </table:table-cell>
          <table:table-cell office:value-type="float" office:value="1811.03">
            <text:p>1811.03</text:p>
          </table:table-cell>
          <table:table-cell table:formula="of:=VALUE([.B1211])" office:value-type="float" office:value="1811.03">
            <text:p>1811.03</text:p>
          </table:table-cell>
          <table:table-cell table:number-columns-repeated="11"/>
        </table:table-row>
        <table:table-row table:style-name="ro1">
          <table:table-cell office:value-type="float" office:value="1210">
            <text:p>1210</text:p>
          </table:table-cell>
          <table:table-cell office:value-type="float" office:value="143.981">
            <text:p>143.981</text:p>
          </table:table-cell>
          <table:table-cell table:formula="of:=VALUE([.B1212])" office:value-type="float" office:value="143.981">
            <text:p>143.981</text:p>
          </table:table-cell>
          <table:table-cell table:number-columns-repeated="11"/>
        </table:table-row>
        <table:table-row table:style-name="ro1">
          <table:table-cell office:value-type="float" office:value="1211">
            <text:p>1211</text:p>
          </table:table-cell>
          <table:table-cell office:value-type="float" office:value="167.899">
            <text:p>167.899</text:p>
          </table:table-cell>
          <table:table-cell table:formula="of:=VALUE([.B1213])" office:value-type="float" office:value="167.899">
            <text:p>167.899</text:p>
          </table:table-cell>
          <table:table-cell table:number-columns-repeated="11"/>
        </table:table-row>
        <table:table-row table:style-name="ro1">
          <table:table-cell office:value-type="float" office:value="1212">
            <text:p>1212</text:p>
          </table:table-cell>
          <table:table-cell office:value-type="float" office:value="7.6052">
            <text:p>7.6052</text:p>
          </table:table-cell>
          <table:table-cell table:formula="of:=VALUE([.B1214])" office:value-type="float" office:value="7.6052">
            <text:p>7.6052</text:p>
          </table:table-cell>
          <table:table-cell table:number-columns-repeated="11"/>
        </table:table-row>
        <table:table-row table:style-name="ro1">
          <table:table-cell office:value-type="float" office:value="1213">
            <text:p>1213</text:p>
          </table:table-cell>
          <table:table-cell office:value-type="float" office:value="1694.39">
            <text:p>1694.39</text:p>
          </table:table-cell>
          <table:table-cell table:formula="of:=VALUE([.B1215])" office:value-type="float" office:value="1694.39">
            <text:p>1694.39</text:p>
          </table:table-cell>
          <table:table-cell table:number-columns-repeated="11"/>
        </table:table-row>
        <table:table-row table:style-name="ro1">
          <table:table-cell office:value-type="float" office:value="1214">
            <text:p>1214</text:p>
          </table:table-cell>
          <table:table-cell office:value-type="float" office:value="157.553">
            <text:p>157.553</text:p>
          </table:table-cell>
          <table:table-cell table:formula="of:=VALUE([.B1216])" office:value-type="float" office:value="157.553">
            <text:p>157.553</text:p>
          </table:table-cell>
          <table:table-cell table:number-columns-repeated="11"/>
        </table:table-row>
        <table:table-row table:style-name="ro1">
          <table:table-cell office:value-type="float" office:value="1215">
            <text:p>1215</text:p>
          </table:table-cell>
          <table:table-cell office:value-type="float" office:value="146.151">
            <text:p>146.151</text:p>
          </table:table-cell>
          <table:table-cell table:formula="of:=VALUE([.B1217])" office:value-type="float" office:value="146.151">
            <text:p>146.151</text:p>
          </table:table-cell>
          <table:table-cell table:number-columns-repeated="11"/>
        </table:table-row>
        <table:table-row table:style-name="ro1">
          <table:table-cell office:value-type="float" office:value="1216">
            <text:p>1216</text:p>
          </table:table-cell>
          <table:table-cell office:value-type="float" office:value="5.71068">
            <text:p>5.71068</text:p>
          </table:table-cell>
          <table:table-cell table:formula="of:=VALUE([.B1218])" office:value-type="float" office:value="5.71068">
            <text:p>5.71068</text:p>
          </table:table-cell>
          <table:table-cell table:number-columns-repeated="11"/>
        </table:table-row>
        <table:table-row table:style-name="ro1">
          <table:table-cell office:value-type="float" office:value="1217">
            <text:p>1217</text:p>
          </table:table-cell>
          <table:table-cell office:value-type="float" office:value="1498.41">
            <text:p>1498.41</text:p>
          </table:table-cell>
          <table:table-cell table:formula="of:=VALUE([.B1219])" office:value-type="float" office:value="1498.41">
            <text:p>1498.41</text:p>
          </table:table-cell>
          <table:table-cell table:number-columns-repeated="11"/>
        </table:table-row>
        <table:table-row table:style-name="ro1">
          <table:table-cell office:value-type="float" office:value="1218">
            <text:p>1218</text:p>
          </table:table-cell>
          <table:table-cell office:value-type="float" office:value="223.544">
            <text:p>223.544</text:p>
          </table:table-cell>
          <table:table-cell table:formula="of:=VALUE([.B1220])" office:value-type="float" office:value="223.544">
            <text:p>223.544</text:p>
          </table:table-cell>
          <table:table-cell table:number-columns-repeated="11"/>
        </table:table-row>
        <table:table-row table:style-name="ro1">
          <table:table-cell office:value-type="float" office:value="1219">
            <text:p>1219</text:p>
          </table:table-cell>
          <table:table-cell office:value-type="float" office:value="81.9716">
            <text:p>81.9716</text:p>
          </table:table-cell>
          <table:table-cell table:formula="of:=VALUE([.B1221])" office:value-type="float" office:value="81.9716">
            <text:p>81.9716</text:p>
          </table:table-cell>
          <table:table-cell table:number-columns-repeated="11"/>
        </table:table-row>
        <table:table-row table:style-name="ro1">
          <table:table-cell office:value-type="float" office:value="1220">
            <text:p>1220</text:p>
          </table:table-cell>
          <table:table-cell office:value-type="float" office:value="4.07072">
            <text:p>4.07072</text:p>
          </table:table-cell>
          <table:table-cell table:formula="of:=VALUE([.B1222])" office:value-type="float" office:value="4.07072">
            <text:p>4.07072</text:p>
          </table:table-cell>
          <table:table-cell table:number-columns-repeated="11"/>
        </table:table-row>
        <table:table-row table:style-name="ro1">
          <table:table-cell office:value-type="float" office:value="1221">
            <text:p>1221</text:p>
          </table:table-cell>
          <table:table-cell office:value-type="float" office:value="1345.86">
            <text:p>1345.86</text:p>
          </table:table-cell>
          <table:table-cell table:formula="of:=VALUE([.B1223])" office:value-type="float" office:value="1345.86">
            <text:p>1345.86</text:p>
          </table:table-cell>
          <table:table-cell table:number-columns-repeated="11"/>
        </table:table-row>
        <table:table-row table:style-name="ro1">
          <table:table-cell office:value-type="float" office:value="1222">
            <text:p>1222</text:p>
          </table:table-cell>
          <table:table-cell office:value-type="float" office:value="263.105">
            <text:p>263.105</text:p>
          </table:table-cell>
          <table:table-cell table:formula="of:=VALUE([.B1224])" office:value-type="float" office:value="263.105">
            <text:p>263.105</text:p>
          </table:table-cell>
          <table:table-cell table:number-columns-repeated="11"/>
        </table:table-row>
        <table:table-row table:style-name="ro1">
          <table:table-cell office:value-type="float" office:value="1223">
            <text:p>1223</text:p>
          </table:table-cell>
          <table:table-cell office:value-type="float" office:value="31.3122">
            <text:p>31.3122</text:p>
          </table:table-cell>
          <table:table-cell table:formula="of:=VALUE([.B1225])" office:value-type="float" office:value="31.3122">
            <text:p>31.3122</text:p>
          </table:table-cell>
          <table:table-cell table:number-columns-repeated="11"/>
        </table:table-row>
        <table:table-row table:style-name="ro1">
          <table:table-cell office:value-type="float" office:value="1224">
            <text:p>1224</text:p>
          </table:table-cell>
          <table:table-cell office:value-type="float" office:value="0.266774">
            <text:p>0.266774</text:p>
          </table:table-cell>
          <table:table-cell table:formula="of:=VALUE([.B1226])" office:value-type="float" office:value="0.266774">
            <text:p>0.266774</text:p>
          </table:table-cell>
          <table:table-cell table:number-columns-repeated="11"/>
        </table:table-row>
        <table:table-row table:style-name="ro1">
          <table:table-cell office:value-type="float" office:value="1225">
            <text:p>1225</text:p>
          </table:table-cell>
          <table:table-cell office:value-type="float" office:value="904.792">
            <text:p>904.792</text:p>
          </table:table-cell>
          <table:table-cell table:formula="of:=VALUE([.B1227])" office:value-type="float" office:value="904.792">
            <text:p>904.792</text:p>
          </table:table-cell>
          <table:table-cell table:number-columns-repeated="11"/>
        </table:table-row>
        <table:table-row table:style-name="ro1">
          <table:table-cell office:value-type="float" office:value="1226">
            <text:p>1226</text:p>
          </table:table-cell>
          <table:table-cell office:value-type="float" office:value="417.117">
            <text:p>417.117</text:p>
          </table:table-cell>
          <table:table-cell table:formula="of:=VALUE([.B1228])" office:value-type="float" office:value="417.117">
            <text:p>417.117</text:p>
          </table:table-cell>
          <table:table-cell table:number-columns-repeated="11"/>
        </table:table-row>
        <table:table-row table:style-name="ro1">
          <table:table-cell office:value-type="float" office:value="1227">
            <text:p>1227</text:p>
          </table:table-cell>
          <table:table-cell office:value-type="float" office:value="106.662">
            <text:p>106.662</text:p>
          </table:table-cell>
          <table:table-cell table:formula="of:=VALUE([.B1229])" office:value-type="float" office:value="106.662">
            <text:p>106.662</text:p>
          </table:table-cell>
          <table:table-cell table:number-columns-repeated="11"/>
        </table:table-row>
        <table:table-row table:style-name="ro1">
          <table:table-cell office:value-type="float" office:value="1228">
            <text:p>1228</text:p>
          </table:table-cell>
          <table:table-cell office:value-type="float" office:value="25.9469">
            <text:p>25.9469</text:p>
          </table:table-cell>
          <table:table-cell table:formula="of:=VALUE([.B1230])" office:value-type="float" office:value="25.9469">
            <text:p>25.9469</text:p>
          </table:table-cell>
          <table:table-cell table:number-columns-repeated="11"/>
        </table:table-row>
        <table:table-row table:style-name="ro1">
          <table:table-cell office:value-type="float" office:value="1229">
            <text:p>1229</text:p>
          </table:table-cell>
          <table:table-cell office:value-type="float" office:value="703.163">
            <text:p>703.163</text:p>
          </table:table-cell>
          <table:table-cell table:formula="of:=VALUE([.B1231])" office:value-type="float" office:value="703.163">
            <text:p>703.163</text:p>
          </table:table-cell>
          <table:table-cell table:number-columns-repeated="11"/>
        </table:table-row>
        <table:table-row table:style-name="ro1">
          <table:table-cell office:value-type="float" office:value="1230">
            <text:p>1230</text:p>
          </table:table-cell>
          <table:table-cell office:value-type="float" office:value="1773.03">
            <text:p>1773.03</text:p>
          </table:table-cell>
          <table:table-cell table:formula="of:=VALUE([.B1232])" office:value-type="float" office:value="1773.03">
            <text:p>1773.03</text:p>
          </table:table-cell>
          <table:table-cell table:number-columns-repeated="11"/>
        </table:table-row>
        <table:table-row table:style-name="ro1">
          <table:table-cell office:value-type="float" office:value="1231">
            <text:p>1231</text:p>
          </table:table-cell>
          <table:table-cell office:value-type="float" office:value="1154.88">
            <text:p>1154.88</text:p>
          </table:table-cell>
          <table:table-cell table:formula="of:=VALUE([.B1233])" office:value-type="float" office:value="1154.88">
            <text:p>1154.88</text:p>
          </table:table-cell>
          <table:table-cell table:number-columns-repeated="11"/>
        </table:table-row>
        <table:table-row table:style-name="ro1">
          <table:table-cell office:value-type="float" office:value="1232">
            <text:p>1232</text:p>
          </table:table-cell>
          <table:table-cell office:value-type="float" office:value="2.69266">
            <text:p>2.69266</text:p>
          </table:table-cell>
          <table:table-cell table:formula="of:=VALUE([.B1234])" office:value-type="float" office:value="2.69266">
            <text:p>2.69266</text:p>
          </table:table-cell>
          <table:table-cell table:number-columns-repeated="11"/>
        </table:table-row>
        <table:table-row table:style-name="ro1">
          <table:table-cell office:value-type="float" office:value="1233">
            <text:p>1233</text:p>
          </table:table-cell>
          <table:table-cell office:value-type="float" office:value="825.975">
            <text:p>825.975</text:p>
          </table:table-cell>
          <table:table-cell table:formula="of:=VALUE([.B1235])" office:value-type="float" office:value="825.975">
            <text:p>825.975</text:p>
          </table:table-cell>
          <table:table-cell table:number-columns-repeated="11"/>
        </table:table-row>
        <table:table-row table:style-name="ro1">
          <table:table-cell office:value-type="float" office:value="1234">
            <text:p>1234</text:p>
          </table:table-cell>
          <table:table-cell office:value-type="float" office:value="151.276">
            <text:p>151.276</text:p>
          </table:table-cell>
          <table:table-cell table:formula="of:=VALUE([.B1236])" office:value-type="float" office:value="151.276">
            <text:p>151.276</text:p>
          </table:table-cell>
          <table:table-cell table:number-columns-repeated="11"/>
        </table:table-row>
        <table:table-row table:style-name="ro1">
          <table:table-cell office:value-type="float" office:value="1235">
            <text:p>1235</text:p>
          </table:table-cell>
          <table:table-cell office:value-type="float" office:value="33.7814">
            <text:p>33.7814</text:p>
          </table:table-cell>
          <table:table-cell table:formula="of:=VALUE([.B1237])" office:value-type="float" office:value="33.7814">
            <text:p>33.7814</text:p>
          </table:table-cell>
          <table:table-cell table:number-columns-repeated="11"/>
        </table:table-row>
        <table:table-row table:style-name="ro1">
          <table:table-cell office:value-type="float" office:value="1236">
            <text:p>1236</text:p>
          </table:table-cell>
          <table:table-cell office:value-type="float" office:value="2.22365">
            <text:p>2.22365</text:p>
          </table:table-cell>
          <table:table-cell table:formula="of:=VALUE([.B1238])" office:value-type="float" office:value="2.22365">
            <text:p>2.22365</text:p>
          </table:table-cell>
          <table:table-cell table:number-columns-repeated="11"/>
        </table:table-row>
        <table:table-row table:style-name="ro1">
          <table:table-cell office:value-type="float" office:value="1237">
            <text:p>1237</text:p>
          </table:table-cell>
          <table:table-cell office:value-type="float" office:value="550.714">
            <text:p>550.714</text:p>
          </table:table-cell>
          <table:table-cell table:formula="of:=VALUE([.B1239])" office:value-type="float" office:value="550.714">
            <text:p>550.714</text:p>
          </table:table-cell>
          <table:table-cell table:number-columns-repeated="11"/>
        </table:table-row>
        <table:table-row table:style-name="ro1">
          <table:table-cell office:value-type="float" office:value="1238">
            <text:p>1238</text:p>
          </table:table-cell>
          <table:table-cell office:value-type="float" office:value="112.648">
            <text:p>112.648</text:p>
          </table:table-cell>
          <table:table-cell table:formula="of:=VALUE([.B1240])" office:value-type="float" office:value="112.648">
            <text:p>112.648</text:p>
          </table:table-cell>
          <table:table-cell table:number-columns-repeated="11"/>
        </table:table-row>
        <table:table-row table:style-name="ro1">
          <table:table-cell office:value-type="float" office:value="1239">
            <text:p>1239</text:p>
          </table:table-cell>
          <table:table-cell office:value-type="float" office:value="36.4907">
            <text:p>36.4907</text:p>
          </table:table-cell>
          <table:table-cell table:formula="of:=VALUE([.B1241])" office:value-type="float" office:value="36.4907">
            <text:p>36.4907</text:p>
          </table:table-cell>
          <table:table-cell table:number-columns-repeated="11"/>
        </table:table-row>
        <table:table-row table:style-name="ro1">
          <table:table-cell office:value-type="float" office:value="1240">
            <text:p>1240</text:p>
          </table:table-cell>
          <table:table-cell office:value-type="float" office:value="1.76529">
            <text:p>1.76529</text:p>
          </table:table-cell>
          <table:table-cell table:formula="of:=VALUE([.B1242])" office:value-type="float" office:value="1.76529">
            <text:p>1.76529</text:p>
          </table:table-cell>
          <table:table-cell table:number-columns-repeated="11"/>
        </table:table-row>
        <table:table-row table:style-name="ro1">
          <table:table-cell office:value-type="float" office:value="1241">
            <text:p>1241</text:p>
          </table:table-cell>
          <table:table-cell office:value-type="float" office:value="281.503">
            <text:p>281.503</text:p>
          </table:table-cell>
          <table:table-cell table:formula="of:=VALUE([.B1243])" office:value-type="float" office:value="281.503">
            <text:p>281.503</text:p>
          </table:table-cell>
          <table:table-cell table:number-columns-repeated="11"/>
        </table:table-row>
        <table:table-row table:style-name="ro1">
          <table:table-cell office:value-type="float" office:value="1242">
            <text:p>1242</text:p>
          </table:table-cell>
          <table:table-cell office:value-type="float" office:value="71.9882">
            <text:p>71.9882</text:p>
          </table:table-cell>
          <table:table-cell table:formula="of:=VALUE([.B1244])" office:value-type="float" office:value="71.9882">
            <text:p>71.9882</text:p>
          </table:table-cell>
          <table:table-cell table:number-columns-repeated="11"/>
        </table:table-row>
        <table:table-row table:style-name="ro1">
          <table:table-cell office:value-type="float" office:value="1243">
            <text:p>1243</text:p>
          </table:table-cell>
          <table:table-cell office:value-type="float" office:value="38.6369">
            <text:p>38.6369</text:p>
          </table:table-cell>
          <table:table-cell table:formula="of:=VALUE([.B1245])" office:value-type="float" office:value="38.6369">
            <text:p>38.6369</text:p>
          </table:table-cell>
          <table:table-cell table:number-columns-repeated="11"/>
        </table:table-row>
        <table:table-row table:style-name="ro1">
          <table:table-cell office:value-type="float" office:value="1244">
            <text:p>1244</text:p>
          </table:table-cell>
          <table:table-cell office:value-type="float" office:value="1.16349">
            <text:p>1.16349</text:p>
          </table:table-cell>
          <table:table-cell table:formula="of:=VALUE([.B1246])" office:value-type="float" office:value="1.16349">
            <text:p>1.16349</text:p>
          </table:table-cell>
          <table:table-cell table:number-columns-repeated="11"/>
        </table:table-row>
        <table:table-row table:style-name="ro1">
          <table:table-cell office:value-type="float" office:value="1245">
            <text:p>1245</text:p>
          </table:table-cell>
          <table:table-cell office:value-type="float" office:value="78.1073">
            <text:p>78.1073</text:p>
          </table:table-cell>
          <table:table-cell table:formula="of:=VALUE([.B1247])" office:value-type="float" office:value="78.1073">
            <text:p>78.1073</text:p>
          </table:table-cell>
          <table:table-cell table:number-columns-repeated="11"/>
        </table:table-row>
        <table:table-row table:style-name="ro1">
          <table:table-cell office:value-type="float" office:value="1246">
            <text:p>1246</text:p>
          </table:table-cell>
          <table:table-cell office:value-type="float" office:value="56.2374">
            <text:p>56.2374</text:p>
          </table:table-cell>
          <table:table-cell table:formula="of:=VALUE([.B1248])" office:value-type="float" office:value="56.2374">
            <text:p>56.2374</text:p>
          </table:table-cell>
          <table:table-cell table:number-columns-repeated="11"/>
        </table:table-row>
        <table:table-row table:style-name="ro1">
          <table:table-cell office:value-type="float" office:value="1247">
            <text:p>1247</text:p>
          </table:table-cell>
          <table:table-cell office:value-type="float" office:value="26.7487">
            <text:p>26.7487</text:p>
          </table:table-cell>
          <table:table-cell table:formula="of:=VALUE([.B1249])" office:value-type="float" office:value="26.7487">
            <text:p>26.7487</text:p>
          </table:table-cell>
          <table:table-cell table:number-columns-repeated="11"/>
        </table:table-row>
        <table:table-row table:style-name="ro1">
          <table:table-cell office:value-type="float" office:value="1248">
            <text:p>1248</text:p>
          </table:table-cell>
          <table:table-cell office:value-type="float" office:value="3.0686">
            <text:p>3.0686</text:p>
          </table:table-cell>
          <table:table-cell table:formula="of:=VALUE([.B1250])" office:value-type="float" office:value="3.0686">
            <text:p>3.0686</text:p>
          </table:table-cell>
          <table:table-cell table:number-columns-repeated="11"/>
        </table:table-row>
        <table:table-row table:style-name="ro1">
          <table:table-cell office:value-type="float" office:value="1249">
            <text:p>1249</text:p>
          </table:table-cell>
          <table:table-cell office:value-type="float" office:value="276.844">
            <text:p>276.844</text:p>
          </table:table-cell>
          <table:table-cell table:formula="of:=VALUE([.B1251])" office:value-type="float" office:value="276.844">
            <text:p>276.844</text:p>
          </table:table-cell>
          <table:table-cell table:number-columns-repeated="11"/>
        </table:table-row>
        <table:table-row table:style-name="ro1">
          <table:table-cell office:value-type="float" office:value="1250">
            <text:p>1250</text:p>
          </table:table-cell>
          <table:table-cell office:value-type="float" office:value="60.7958">
            <text:p>60.7958</text:p>
          </table:table-cell>
          <table:table-cell table:formula="of:=VALUE([.B1252])" office:value-type="float" office:value="60.7958">
            <text:p>60.7958</text:p>
          </table:table-cell>
          <table:table-cell table:number-columns-repeated="11"/>
        </table:table-row>
        <table:table-row table:style-name="ro1">
          <table:table-cell office:value-type="float" office:value="1251">
            <text:p>1251</text:p>
          </table:table-cell>
          <table:table-cell office:value-type="float" office:value="131.058">
            <text:p>131.058</text:p>
          </table:table-cell>
          <table:table-cell table:formula="of:=VALUE([.B1253])" office:value-type="float" office:value="131.058">
            <text:p>131.058</text:p>
          </table:table-cell>
          <table:table-cell table:number-columns-repeated="11"/>
        </table:table-row>
        <table:table-row table:style-name="ro1">
          <table:table-cell office:value-type="float" office:value="1252">
            <text:p>1252</text:p>
          </table:table-cell>
          <table:table-cell office:value-type="float" office:value="2.22318">
            <text:p>2.22318</text:p>
          </table:table-cell>
          <table:table-cell table:formula="of:=VALUE([.B1254])" office:value-type="float" office:value="2.22318">
            <text:p>2.22318</text:p>
          </table:table-cell>
          <table:table-cell table:number-columns-repeated="11"/>
        </table:table-row>
        <table:table-row table:style-name="ro1">
          <table:table-cell office:value-type="float" office:value="1253">
            <text:p>1253</text:p>
          </table:table-cell>
          <table:table-cell office:value-type="float" office:value="133.493">
            <text:p>133.493</text:p>
          </table:table-cell>
          <table:table-cell table:formula="of:=VALUE([.B1255])" office:value-type="float" office:value="133.493">
            <text:p>133.493</text:p>
          </table:table-cell>
          <table:table-cell table:number-columns-repeated="11"/>
        </table:table-row>
        <table:table-row table:style-name="ro1">
          <table:table-cell office:value-type="float" office:value="1254">
            <text:p>1254</text:p>
          </table:table-cell>
          <table:table-cell office:value-type="float" office:value="94.1855">
            <text:p>94.1855</text:p>
          </table:table-cell>
          <table:table-cell table:formula="of:=VALUE([.B1256])" office:value-type="float" office:value="94.1855">
            <text:p>94.1855</text:p>
          </table:table-cell>
          <table:table-cell table:number-columns-repeated="11"/>
        </table:table-row>
        <table:table-row table:style-name="ro1">
          <table:table-cell office:value-type="float" office:value="1255">
            <text:p>1255</text:p>
          </table:table-cell>
          <table:table-cell office:value-type="float" office:value="94.1301">
            <text:p>94.1301</text:p>
          </table:table-cell>
          <table:table-cell table:formula="of:=VALUE([.B1257])" office:value-type="float" office:value="94.1301">
            <text:p>94.1301</text:p>
          </table:table-cell>
          <table:table-cell table:number-columns-repeated="11"/>
        </table:table-row>
        <table:table-row table:style-name="ro1">
          <table:table-cell office:value-type="float" office:value="1256">
            <text:p>1256</text:p>
          </table:table-cell>
          <table:table-cell office:value-type="float" office:value="1.96452">
            <text:p>1.96452</text:p>
          </table:table-cell>
          <table:table-cell table:formula="of:=VALUE([.B1258])" office:value-type="float" office:value="1.96452">
            <text:p>1.96452</text:p>
          </table:table-cell>
          <table:table-cell table:number-columns-repeated="11"/>
        </table:table-row>
        <table:table-row table:style-name="ro1">
          <table:table-cell office:value-type="float" office:value="1257">
            <text:p>1257</text:p>
          </table:table-cell>
          <table:table-cell office:value-type="float" office:value="440.249">
            <text:p>440.249</text:p>
          </table:table-cell>
          <table:table-cell table:formula="of:=VALUE([.B1259])" office:value-type="float" office:value="440.249">
            <text:p>440.249</text:p>
          </table:table-cell>
          <table:table-cell table:number-columns-repeated="11"/>
        </table:table-row>
        <table:table-row table:style-name="ro1">
          <table:table-cell office:value-type="float" office:value="1258">
            <text:p>1258</text:p>
          </table:table-cell>
          <table:table-cell office:value-type="float" office:value="59.5594">
            <text:p>59.5594</text:p>
          </table:table-cell>
          <table:table-cell table:formula="of:=VALUE([.B1260])" office:value-type="float" office:value="59.5594">
            <text:p>59.5594</text:p>
          </table:table-cell>
          <table:table-cell table:number-columns-repeated="11"/>
        </table:table-row>
        <table:table-row table:style-name="ro1">
          <table:table-cell office:value-type="float" office:value="1259">
            <text:p>1259</text:p>
          </table:table-cell>
          <table:table-cell office:value-type="float" office:value="84.3197">
            <text:p>84.3197</text:p>
          </table:table-cell>
          <table:table-cell table:formula="of:=VALUE([.B1261])" office:value-type="float" office:value="84.3197">
            <text:p>84.3197</text:p>
          </table:table-cell>
          <table:table-cell table:number-columns-repeated="11"/>
        </table:table-row>
        <table:table-row table:style-name="ro1">
          <table:table-cell office:value-type="float" office:value="1260">
            <text:p>1260</text:p>
          </table:table-cell>
          <table:table-cell office:value-type="float" office:value="1.86227">
            <text:p>1.86227</text:p>
          </table:table-cell>
          <table:table-cell table:formula="of:=VALUE([.B1262])" office:value-type="float" office:value="1.86227">
            <text:p>1.86227</text:p>
          </table:table-cell>
          <table:table-cell table:number-columns-repeated="11"/>
        </table:table-row>
        <table:table-row table:style-name="ro1">
          <table:table-cell office:value-type="float" office:value="1261">
            <text:p>1261</text:p>
          </table:table-cell>
          <table:table-cell office:value-type="float" office:value="602.428">
            <text:p>602.428</text:p>
          </table:table-cell>
          <table:table-cell table:formula="of:=VALUE([.B1263])" office:value-type="float" office:value="602.428">
            <text:p>602.428</text:p>
          </table:table-cell>
          <table:table-cell table:number-columns-repeated="11"/>
        </table:table-row>
        <table:table-row table:style-name="ro1">
          <table:table-cell office:value-type="float" office:value="1262">
            <text:p>1262</text:p>
          </table:table-cell>
          <table:table-cell office:value-type="float" office:value="74.8406">
            <text:p>74.8406</text:p>
          </table:table-cell>
          <table:table-cell table:formula="of:=VALUE([.B1264])" office:value-type="float" office:value="74.8406">
            <text:p>74.8406</text:p>
          </table:table-cell>
          <table:table-cell table:number-columns-repeated="11"/>
        </table:table-row>
        <table:table-row table:style-name="ro1">
          <table:table-cell office:value-type="float" office:value="1263">
            <text:p>1263</text:p>
          </table:table-cell>
          <table:table-cell office:value-type="float" office:value="77.6979">
            <text:p>77.6979</text:p>
          </table:table-cell>
          <table:table-cell table:formula="of:=VALUE([.B1265])" office:value-type="float" office:value="77.6979">
            <text:p>77.6979</text:p>
          </table:table-cell>
          <table:table-cell table:number-columns-repeated="11"/>
        </table:table-row>
        <table:table-row table:style-name="ro1">
          <table:table-cell office:value-type="float" office:value="1264">
            <text:p>1264</text:p>
          </table:table-cell>
          <table:table-cell office:value-type="float" office:value="34.1686">
            <text:p>34.1686</text:p>
          </table:table-cell>
          <table:table-cell table:formula="of:=VALUE([.B1266])" office:value-type="float" office:value="34.1686">
            <text:p>34.1686</text:p>
          </table:table-cell>
          <table:table-cell table:number-columns-repeated="11"/>
        </table:table-row>
        <table:table-row table:style-name="ro1">
          <table:table-cell office:value-type="float" office:value="1265">
            <text:p>1265</text:p>
          </table:table-cell>
          <table:table-cell office:value-type="float" office:value="1031.95">
            <text:p>1031.95</text:p>
          </table:table-cell>
          <table:table-cell table:formula="of:=VALUE([.B1267])" office:value-type="float" office:value="1031.95">
            <text:p>1031.95</text:p>
          </table:table-cell>
          <table:table-cell table:number-columns-repeated="11"/>
        </table:table-row>
        <table:table-row table:style-name="ro1">
          <table:table-cell office:value-type="float" office:value="1266">
            <text:p>1266</text:p>
          </table:table-cell>
          <table:table-cell office:value-type="float" office:value="2020.71">
            <text:p>2020.71</text:p>
          </table:table-cell>
          <table:table-cell table:formula="of:=VALUE([.B1268])" office:value-type="float" office:value="2020.71">
            <text:p>2020.71</text:p>
          </table:table-cell>
          <table:table-cell table:number-columns-repeated="11"/>
        </table:table-row>
        <table:table-row table:style-name="ro1">
          <table:table-cell office:value-type="float" office:value="1267">
            <text:p>1267</text:p>
          </table:table-cell>
          <table:table-cell office:value-type="float" office:value="529.404">
            <text:p>529.404</text:p>
          </table:table-cell>
          <table:table-cell table:formula="of:=VALUE([.B1269])" office:value-type="float" office:value="529.404">
            <text:p>529.404</text:p>
          </table:table-cell>
          <table:table-cell table:number-columns-repeated="11"/>
        </table:table-row>
        <table:table-row table:style-name="ro1">
          <table:table-cell office:value-type="float" office:value="1268">
            <text:p>1268</text:p>
          </table:table-cell>
          <table:table-cell office:value-type="float" office:value="10.9666">
            <text:p>10.9666</text:p>
          </table:table-cell>
          <table:table-cell table:formula="of:=VALUE([.B1270])" office:value-type="float" office:value="10.9666">
            <text:p>10.9666</text:p>
          </table:table-cell>
          <table:table-cell table:number-columns-repeated="11"/>
        </table:table-row>
        <table:table-row table:style-name="ro1">
          <table:table-cell office:value-type="float" office:value="1269">
            <text:p>1269</text:p>
          </table:table-cell>
          <table:table-cell office:value-type="float" office:value="197.665">
            <text:p>197.665</text:p>
          </table:table-cell>
          <table:table-cell table:formula="of:=VALUE([.B1271])" office:value-type="float" office:value="197.665">
            <text:p>197.665</text:p>
          </table:table-cell>
          <table:table-cell table:number-columns-repeated="11"/>
        </table:table-row>
        <table:table-row table:style-name="ro1">
          <table:table-cell office:value-type="float" office:value="1270">
            <text:p>1270</text:p>
          </table:table-cell>
          <table:table-cell office:value-type="float" office:value="825.095">
            <text:p>825.095</text:p>
          </table:table-cell>
          <table:table-cell table:formula="of:=VALUE([.B1272])" office:value-type="float" office:value="825.095">
            <text:p>825.095</text:p>
          </table:table-cell>
          <table:table-cell table:number-columns-repeated="11"/>
        </table:table-row>
        <table:table-row table:style-name="ro1">
          <table:table-cell office:value-type="float" office:value="1271">
            <text:p>1271</text:p>
          </table:table-cell>
          <table:table-cell office:value-type="float" office:value="147.966">
            <text:p>147.966</text:p>
          </table:table-cell>
          <table:table-cell table:formula="of:=VALUE([.B1273])" office:value-type="float" office:value="147.966">
            <text:p>147.966</text:p>
          </table:table-cell>
          <table:table-cell table:number-columns-repeated="11"/>
        </table:table-row>
        <table:table-row table:style-name="ro1">
          <table:table-cell office:value-type="float" office:value="1272">
            <text:p>1272</text:p>
          </table:table-cell>
          <table:table-cell office:value-type="float" office:value="3.92354">
            <text:p>3.92354</text:p>
          </table:table-cell>
          <table:table-cell table:formula="of:=VALUE([.B1274])" office:value-type="float" office:value="3.92354">
            <text:p>3.92354</text:p>
          </table:table-cell>
          <table:table-cell table:number-columns-repeated="11"/>
        </table:table-row>
        <table:table-row table:style-name="ro1">
          <table:table-cell office:value-type="float" office:value="1273">
            <text:p>1273</text:p>
          </table:table-cell>
          <table:table-cell office:value-type="float" office:value="132.657">
            <text:p>132.657</text:p>
          </table:table-cell>
          <table:table-cell table:formula="of:=VALUE([.B1275])" office:value-type="float" office:value="132.657">
            <text:p>132.657</text:p>
          </table:table-cell>
          <table:table-cell table:number-columns-repeated="11"/>
        </table:table-row>
        <table:table-row table:style-name="ro1">
          <table:table-cell office:value-type="float" office:value="1274">
            <text:p>1274</text:p>
          </table:table-cell>
          <table:table-cell office:value-type="float" office:value="453.849">
            <text:p>453.849</text:p>
          </table:table-cell>
          <table:table-cell table:formula="of:=VALUE([.B1276])" office:value-type="float" office:value="453.849">
            <text:p>453.849</text:p>
          </table:table-cell>
          <table:table-cell table:number-columns-repeated="11"/>
        </table:table-row>
        <table:table-row table:style-name="ro1">
          <table:table-cell office:value-type="float" office:value="1275">
            <text:p>1275</text:p>
          </table:table-cell>
          <table:table-cell office:value-type="float" office:value="33.549">
            <text:p>33.549</text:p>
          </table:table-cell>
          <table:table-cell table:formula="of:=VALUE([.B1277])" office:value-type="float" office:value="33.549">
            <text:p>33.549</text:p>
          </table:table-cell>
          <table:table-cell table:number-columns-repeated="11"/>
        </table:table-row>
        <table:table-row table:style-name="ro1">
          <table:table-cell office:value-type="float" office:value="1276">
            <text:p>1276</text:p>
          </table:table-cell>
          <table:table-cell office:value-type="float" office:value="3.11049">
            <text:p>3.11049</text:p>
          </table:table-cell>
          <table:table-cell table:formula="of:=VALUE([.B1278])" office:value-type="float" office:value="3.11049">
            <text:p>3.11049</text:p>
          </table:table-cell>
          <table:table-cell table:number-columns-repeated="11"/>
        </table:table-row>
        <table:table-row table:style-name="ro1">
          <table:table-cell office:value-type="float" office:value="1277">
            <text:p>1277</text:p>
          </table:table-cell>
          <table:table-cell office:value-type="float" office:value="1246.45">
            <text:p>1246.45</text:p>
          </table:table-cell>
          <table:table-cell table:formula="of:=VALUE([.B1279])" office:value-type="float" office:value="1246.45">
            <text:p>1246.45</text:p>
          </table:table-cell>
          <table:table-cell table:number-columns-repeated="11"/>
        </table:table-row>
        <table:table-row table:style-name="ro1">
          <table:table-cell office:value-type="float" office:value="1278">
            <text:p>1278</text:p>
          </table:table-cell>
          <table:table-cell office:value-type="float" office:value="84.5458">
            <text:p>84.5458</text:p>
          </table:table-cell>
          <table:table-cell table:formula="of:=VALUE([.B1280])" office:value-type="float" office:value="84.5458">
            <text:p>84.5458</text:p>
          </table:table-cell>
          <table:table-cell table:number-columns-repeated="11"/>
        </table:table-row>
        <table:table-row table:style-name="ro1">
          <table:table-cell office:value-type="float" office:value="1279">
            <text:p>1279</text:p>
          </table:table-cell>
          <table:table-cell office:value-type="float" office:value="75.9601">
            <text:p>75.9601</text:p>
          </table:table-cell>
          <table:table-cell table:formula="of:=VALUE([.B1281])" office:value-type="float" office:value="75.9601">
            <text:p>75.9601</text:p>
          </table:table-cell>
          <table:table-cell table:number-columns-repeated="11"/>
        </table:table-row>
        <table:table-row table:style-name="ro1">
          <table:table-cell office:value-type="float" office:value="1280">
            <text:p>1280</text:p>
          </table:table-cell>
          <table:table-cell office:value-type="float" office:value="5.24838">
            <text:p>5.24838</text:p>
          </table:table-cell>
          <table:table-cell table:formula="of:=VALUE([.B1282])" office:value-type="float" office:value="5.24838">
            <text:p>5.24838</text:p>
          </table:table-cell>
          <table:table-cell table:number-columns-repeated="11"/>
        </table:table-row>
        <table:table-row table:style-name="ro1">
          <table:table-cell office:value-type="float" office:value="1281">
            <text:p>1281</text:p>
          </table:table-cell>
          <table:table-cell office:value-type="float" office:value="1708.24">
            <text:p>1708.24</text:p>
          </table:table-cell>
          <table:table-cell table:formula="of:=VALUE([.B1283])" office:value-type="float" office:value="1708.24">
            <text:p>1708.24</text:p>
          </table:table-cell>
          <table:table-cell table:number-columns-repeated="11"/>
        </table:table-row>
        <table:table-row table:style-name="ro1">
          <table:table-cell office:value-type="float" office:value="1282">
            <text:p>1282</text:p>
          </table:table-cell>
          <table:table-cell office:value-type="float" office:value="14.1187">
            <text:p>14.1187</text:p>
          </table:table-cell>
          <table:table-cell table:formula="of:=VALUE([.B1284])" office:value-type="float" office:value="14.1187">
            <text:p>14.1187</text:p>
          </table:table-cell>
          <table:table-cell table:number-columns-repeated="11"/>
        </table:table-row>
        <table:table-row table:style-name="ro1">
          <table:table-cell office:value-type="float" office:value="1283">
            <text:p>1283</text:p>
          </table:table-cell>
          <table:table-cell office:value-type="float" office:value="112.291">
            <text:p>112.291</text:p>
          </table:table-cell>
          <table:table-cell table:formula="of:=VALUE([.B1285])" office:value-type="float" office:value="112.291">
            <text:p>112.291</text:p>
          </table:table-cell>
          <table:table-cell table:number-columns-repeated="11"/>
        </table:table-row>
        <table:table-row table:style-name="ro1">
          <table:table-cell office:value-type="float" office:value="1284">
            <text:p>1284</text:p>
          </table:table-cell>
          <table:table-cell office:value-type="float" office:value="6.45192">
            <text:p>6.45192</text:p>
          </table:table-cell>
          <table:table-cell table:formula="of:=VALUE([.B1286])" office:value-type="float" office:value="6.45192">
            <text:p>6.45192</text:p>
          </table:table-cell>
          <table:table-cell table:number-columns-repeated="11"/>
        </table:table-row>
        <table:table-row table:style-name="ro1">
          <table:table-cell office:value-type="float" office:value="1285">
            <text:p>1285</text:p>
          </table:table-cell>
          <table:table-cell office:value-type="float" office:value="1964.53">
            <text:p>1964.53</text:p>
          </table:table-cell>
          <table:table-cell table:formula="of:=VALUE([.B1287])" office:value-type="float" office:value="1964.53">
            <text:p>1964.53</text:p>
          </table:table-cell>
          <table:table-cell table:number-columns-repeated="11"/>
        </table:table-row>
        <table:table-row table:style-name="ro1">
          <table:table-cell office:value-type="float" office:value="1286">
            <text:p>1286</text:p>
          </table:table-cell>
          <table:table-cell office:value-type="float" office:value="60.0273">
            <text:p>60.0273</text:p>
          </table:table-cell>
          <table:table-cell table:formula="of:=VALUE([.B1288])" office:value-type="float" office:value="60.0273">
            <text:p>60.0273</text:p>
          </table:table-cell>
          <table:table-cell table:number-columns-repeated="11"/>
        </table:table-row>
        <table:table-row table:style-name="ro1">
          <table:table-cell office:value-type="float" office:value="1287">
            <text:p>1287</text:p>
          </table:table-cell>
          <table:table-cell office:value-type="float" office:value="131.102">
            <text:p>131.102</text:p>
          </table:table-cell>
          <table:table-cell table:formula="of:=VALUE([.B1289])" office:value-type="float" office:value="131.102">
            <text:p>131.102</text:p>
          </table:table-cell>
          <table:table-cell table:number-columns-repeated="11"/>
        </table:table-row>
        <table:table-row table:style-name="ro1">
          <table:table-cell office:value-type="float" office:value="1288">
            <text:p>1288</text:p>
          </table:table-cell>
          <table:table-cell office:value-type="float" office:value="7.41429">
            <text:p>7.41429</text:p>
          </table:table-cell>
          <table:table-cell table:formula="of:=VALUE([.B1290])" office:value-type="float" office:value="7.41429">
            <text:p>7.41429</text:p>
          </table:table-cell>
          <table:table-cell table:number-columns-repeated="11"/>
        </table:table-row>
        <table:table-row table:style-name="ro1">
          <table:table-cell office:value-type="float" office:value="1289">
            <text:p>1289</text:p>
          </table:table-cell>
          <table:table-cell office:value-type="float" office:value="2119.61">
            <text:p>2119.61</text:p>
          </table:table-cell>
          <table:table-cell table:formula="of:=VALUE([.B1291])" office:value-type="float" office:value="2119.61">
            <text:p>2119.61</text:p>
          </table:table-cell>
          <table:table-cell table:number-columns-repeated="11"/>
        </table:table-row>
        <table:table-row table:style-name="ro1">
          <table:table-cell office:value-type="float" office:value="1290">
            <text:p>1290</text:p>
          </table:table-cell>
          <table:table-cell office:value-type="float" office:value="93.1772">
            <text:p>93.1772</text:p>
          </table:table-cell>
          <table:table-cell table:formula="of:=VALUE([.B1292])" office:value-type="float" office:value="93.1772">
            <text:p>93.1772</text:p>
          </table:table-cell>
          <table:table-cell table:number-columns-repeated="11"/>
        </table:table-row>
        <table:table-row table:style-name="ro1">
          <table:table-cell office:value-type="float" office:value="1291">
            <text:p>1291</text:p>
          </table:table-cell>
          <table:table-cell office:value-type="float" office:value="144.448">
            <text:p>144.448</text:p>
          </table:table-cell>
          <table:table-cell table:formula="of:=VALUE([.B1293])" office:value-type="float" office:value="144.448">
            <text:p>144.448</text:p>
          </table:table-cell>
          <table:table-cell table:number-columns-repeated="11"/>
        </table:table-row>
        <table:table-row table:style-name="ro1">
          <table:table-cell office:value-type="float" office:value="1292">
            <text:p>1292</text:p>
          </table:table-cell>
          <table:table-cell office:value-type="float" office:value="7.99844">
            <text:p>7.99844</text:p>
          </table:table-cell>
          <table:table-cell table:formula="of:=VALUE([.B1294])" office:value-type="float" office:value="7.99844">
            <text:p>7.99844</text:p>
          </table:table-cell>
          <table:table-cell table:number-columns-repeated="11"/>
        </table:table-row>
        <table:table-row table:style-name="ro1">
          <table:table-cell office:value-type="float" office:value="1293">
            <text:p>1293</text:p>
          </table:table-cell>
          <table:table-cell office:value-type="float" office:value="2231.92">
            <text:p>2231.92</text:p>
          </table:table-cell>
          <table:table-cell table:formula="of:=VALUE([.B1295])" office:value-type="float" office:value="2231.92">
            <text:p>2231.92</text:p>
          </table:table-cell>
          <table:table-cell table:number-columns-repeated="11"/>
        </table:table-row>
        <table:table-row table:style-name="ro1">
          <table:table-cell office:value-type="float" office:value="1294">
            <text:p>1294</text:p>
          </table:table-cell>
          <table:table-cell office:value-type="float" office:value="100.905">
            <text:p>100.905</text:p>
          </table:table-cell>
          <table:table-cell table:formula="of:=VALUE([.B1296])" office:value-type="float" office:value="100.905">
            <text:p>100.905</text:p>
          </table:table-cell>
          <table:table-cell table:number-columns-repeated="11"/>
        </table:table-row>
        <table:table-row table:style-name="ro1">
          <table:table-cell office:value-type="float" office:value="1295">
            <text:p>1295</text:p>
          </table:table-cell>
          <table:table-cell office:value-type="float" office:value="155.085">
            <text:p>155.085</text:p>
          </table:table-cell>
          <table:table-cell table:formula="of:=VALUE([.B1297])" office:value-type="float" office:value="155.085">
            <text:p>155.085</text:p>
          </table:table-cell>
          <table:table-cell table:number-columns-repeated="11"/>
        </table:table-row>
        <table:table-row table:style-name="ro1">
          <table:table-cell office:value-type="float" office:value="1296">
            <text:p>1296</text:p>
          </table:table-cell>
          <table:table-cell office:value-type="float" office:value="8.29392">
            <text:p>8.29392</text:p>
          </table:table-cell>
          <table:table-cell table:formula="of:=VALUE([.B1298])" office:value-type="float" office:value="8.29392">
            <text:p>8.29392</text:p>
          </table:table-cell>
          <table:table-cell table:number-columns-repeated="11"/>
        </table:table-row>
        <table:table-row table:style-name="ro1">
          <table:table-cell office:value-type="float" office:value="1297">
            <text:p>1297</text:p>
          </table:table-cell>
          <table:table-cell office:value-type="float" office:value="2241.15">
            <text:p>2241.15</text:p>
          </table:table-cell>
          <table:table-cell table:formula="of:=VALUE([.B1299])" office:value-type="float" office:value="2241.15">
            <text:p>2241.15</text:p>
          </table:table-cell>
          <table:table-cell table:number-columns-repeated="11"/>
        </table:table-row>
        <table:table-row table:style-name="ro1">
          <table:table-cell office:value-type="float" office:value="1298">
            <text:p>1298</text:p>
          </table:table-cell>
          <table:table-cell office:value-type="float" office:value="106.924">
            <text:p>106.924</text:p>
          </table:table-cell>
          <table:table-cell table:formula="of:=VALUE([.B1300])" office:value-type="float" office:value="106.924">
            <text:p>106.924</text:p>
          </table:table-cell>
          <table:table-cell table:number-columns-repeated="11"/>
        </table:table-row>
        <table:table-row table:style-name="ro1">
          <table:table-cell office:value-type="float" office:value="1299">
            <text:p>1299</text:p>
          </table:table-cell>
          <table:table-cell office:value-type="float" office:value="159.709">
            <text:p>159.709</text:p>
          </table:table-cell>
          <table:table-cell table:formula="of:=VALUE([.B1301])" office:value-type="float" office:value="159.709">
            <text:p>159.709</text:p>
          </table:table-cell>
          <table:table-cell table:number-columns-repeated="11"/>
        </table:table-row>
        <table:table-row table:style-name="ro1">
          <table:table-cell office:value-type="float" office:value="1300">
            <text:p>1300</text:p>
          </table:table-cell>
          <table:table-cell office:value-type="float" office:value="8.48114">
            <text:p>8.48114</text:p>
          </table:table-cell>
          <table:table-cell table:formula="of:=VALUE([.B1302])" office:value-type="float" office:value="8.48114">
            <text:p>8.48114</text:p>
          </table:table-cell>
          <table:table-cell table:number-columns-repeated="11"/>
        </table:table-row>
        <table:table-row table:style-name="ro1">
          <table:table-cell office:value-type="float" office:value="1301">
            <text:p>1301</text:p>
          </table:table-cell>
          <table:table-cell office:value-type="float" office:value="2228.12">
            <text:p>2228.12</text:p>
          </table:table-cell>
          <table:table-cell table:formula="of:=VALUE([.B1303])" office:value-type="float" office:value="2228.12">
            <text:p>2228.12</text:p>
          </table:table-cell>
          <table:table-cell table:number-columns-repeated="11"/>
        </table:table-row>
        <table:table-row table:style-name="ro1">
          <table:table-cell office:value-type="float" office:value="1302">
            <text:p>1302</text:p>
          </table:table-cell>
          <table:table-cell office:value-type="float" office:value="114.177">
            <text:p>114.177</text:p>
          </table:table-cell>
          <table:table-cell table:formula="of:=VALUE([.B1304])" office:value-type="float" office:value="114.177">
            <text:p>114.177</text:p>
          </table:table-cell>
          <table:table-cell table:number-columns-repeated="11"/>
        </table:table-row>
        <table:table-row table:style-name="ro1">
          <table:table-cell office:value-type="float" office:value="1303">
            <text:p>1303</text:p>
          </table:table-cell>
          <table:table-cell office:value-type="float" office:value="161.663">
            <text:p>161.663</text:p>
          </table:table-cell>
          <table:table-cell table:formula="of:=VALUE([.B1305])" office:value-type="float" office:value="161.663">
            <text:p>161.663</text:p>
          </table:table-cell>
          <table:table-cell table:number-columns-repeated="11"/>
        </table:table-row>
        <table:table-row table:style-name="ro1">
          <table:table-cell office:value-type="float" office:value="1304">
            <text:p>1304</text:p>
          </table:table-cell>
          <table:table-cell office:value-type="float" office:value="8.49062">
            <text:p>8.49062</text:p>
          </table:table-cell>
          <table:table-cell table:formula="of:=VALUE([.B1306])" office:value-type="float" office:value="8.49062">
            <text:p>8.49062</text:p>
          </table:table-cell>
          <table:table-cell table:number-columns-repeated="11"/>
        </table:table-row>
        <table:table-row table:style-name="ro1">
          <table:table-cell office:value-type="float" office:value="1305">
            <text:p>1305</text:p>
          </table:table-cell>
          <table:table-cell office:value-type="float" office:value="2146.67">
            <text:p>2146.67</text:p>
          </table:table-cell>
          <table:table-cell table:formula="of:=VALUE([.B1307])" office:value-type="float" office:value="2146.67">
            <text:p>2146.67</text:p>
          </table:table-cell>
          <table:table-cell table:number-columns-repeated="11"/>
        </table:table-row>
        <table:table-row table:style-name="ro1">
          <table:table-cell office:value-type="float" office:value="1306">
            <text:p>1306</text:p>
          </table:table-cell>
          <table:table-cell office:value-type="float" office:value="111.582">
            <text:p>111.582</text:p>
          </table:table-cell>
          <table:table-cell table:formula="of:=VALUE([.B1308])" office:value-type="float" office:value="111.582">
            <text:p>111.582</text:p>
          </table:table-cell>
          <table:table-cell table:number-columns-repeated="11"/>
        </table:table-row>
        <table:table-row table:style-name="ro1">
          <table:table-cell office:value-type="float" office:value="1307">
            <text:p>1307</text:p>
          </table:table-cell>
          <table:table-cell office:value-type="float" office:value="163.017">
            <text:p>163.017</text:p>
          </table:table-cell>
          <table:table-cell table:formula="of:=VALUE([.B1309])" office:value-type="float" office:value="163.017">
            <text:p>163.017</text:p>
          </table:table-cell>
          <table:table-cell table:number-columns-repeated="11"/>
        </table:table-row>
        <table:table-row table:style-name="ro1">
          <table:table-cell office:value-type="float" office:value="1308">
            <text:p>1308</text:p>
          </table:table-cell>
          <table:table-cell office:value-type="float" office:value="8.19064">
            <text:p>8.19064</text:p>
          </table:table-cell>
          <table:table-cell table:formula="of:=VALUE([.B1310])" office:value-type="float" office:value="8.19064">
            <text:p>8.19064</text:p>
          </table:table-cell>
          <table:table-cell table:number-columns-repeated="11"/>
        </table:table-row>
        <table:table-row table:style-name="ro1">
          <table:table-cell office:value-type="float" office:value="1309">
            <text:p>1309</text:p>
          </table:table-cell>
          <table:table-cell office:value-type="float" office:value="2001.17">
            <text:p>2001.17</text:p>
          </table:table-cell>
          <table:table-cell table:formula="of:=VALUE([.B1311])" office:value-type="float" office:value="2001.17">
            <text:p>2001.17</text:p>
          </table:table-cell>
          <table:table-cell table:number-columns-repeated="11"/>
        </table:table-row>
        <table:table-row table:style-name="ro1">
          <table:table-cell office:value-type="float" office:value="1310">
            <text:p>1310</text:p>
          </table:table-cell>
          <table:table-cell office:value-type="float" office:value="117.27">
            <text:p>117.27</text:p>
          </table:table-cell>
          <table:table-cell table:formula="of:=VALUE([.B1312])" office:value-type="float" office:value="117.27">
            <text:p>117.27</text:p>
          </table:table-cell>
          <table:table-cell table:number-columns-repeated="11"/>
        </table:table-row>
        <table:table-row table:style-name="ro1">
          <table:table-cell office:value-type="float" office:value="1311">
            <text:p>1311</text:p>
          </table:table-cell>
          <table:table-cell office:value-type="float" office:value="155.498">
            <text:p>155.498</text:p>
          </table:table-cell>
          <table:table-cell table:formula="of:=VALUE([.B1313])" office:value-type="float" office:value="155.498">
            <text:p>155.498</text:p>
          </table:table-cell>
          <table:table-cell table:number-columns-repeated="11"/>
        </table:table-row>
        <table:table-row table:style-name="ro1">
          <table:table-cell office:value-type="float" office:value="1312">
            <text:p>1312</text:p>
          </table:table-cell>
          <table:table-cell office:value-type="float" office:value="7.71799">
            <text:p>7.71799</text:p>
          </table:table-cell>
          <table:table-cell table:formula="of:=VALUE([.B1314])" office:value-type="float" office:value="7.71799">
            <text:p>7.71799</text:p>
          </table:table-cell>
          <table:table-cell table:number-columns-repeated="11"/>
        </table:table-row>
        <table:table-row table:style-name="ro1">
          <table:table-cell office:value-type="float" office:value="1313">
            <text:p>1313</text:p>
          </table:table-cell>
          <table:table-cell office:value-type="float" office:value="1878.82">
            <text:p>1878.82</text:p>
          </table:table-cell>
          <table:table-cell table:formula="of:=VALUE([.B1315])" office:value-type="float" office:value="1878.82">
            <text:p>1878.82</text:p>
          </table:table-cell>
          <table:table-cell table:number-columns-repeated="11"/>
        </table:table-row>
        <table:table-row table:style-name="ro1">
          <table:table-cell office:value-type="float" office:value="1314">
            <text:p>1314</text:p>
          </table:table-cell>
          <table:table-cell office:value-type="float" office:value="127.014">
            <text:p>127.014</text:p>
          </table:table-cell>
          <table:table-cell table:formula="of:=VALUE([.B1316])" office:value-type="float" office:value="127.014">
            <text:p>127.014</text:p>
          </table:table-cell>
          <table:table-cell table:number-columns-repeated="11"/>
        </table:table-row>
        <table:table-row table:style-name="ro1">
          <table:table-cell office:value-type="float" office:value="1315">
            <text:p>1315</text:p>
          </table:table-cell>
          <table:table-cell office:value-type="float" office:value="142.889">
            <text:p>142.889</text:p>
          </table:table-cell>
          <table:table-cell table:formula="of:=VALUE([.B1317])" office:value-type="float" office:value="142.889">
            <text:p>142.889</text:p>
          </table:table-cell>
          <table:table-cell table:number-columns-repeated="11"/>
        </table:table-row>
        <table:table-row table:style-name="ro1">
          <table:table-cell office:value-type="float" office:value="1316">
            <text:p>1316</text:p>
          </table:table-cell>
          <table:table-cell office:value-type="float" office:value="7.02985">
            <text:p>7.02985</text:p>
          </table:table-cell>
          <table:table-cell table:formula="of:=VALUE([.B1318])" office:value-type="float" office:value="7.02985">
            <text:p>7.02985</text:p>
          </table:table-cell>
          <table:table-cell table:number-columns-repeated="11"/>
        </table:table-row>
        <table:table-row table:style-name="ro1">
          <table:table-cell office:value-type="float" office:value="1317">
            <text:p>1317</text:p>
          </table:table-cell>
          <table:table-cell office:value-type="float" office:value="1721.26">
            <text:p>1721.26</text:p>
          </table:table-cell>
          <table:table-cell table:formula="of:=VALUE([.B1319])" office:value-type="float" office:value="1721.26">
            <text:p>1721.26</text:p>
          </table:table-cell>
          <table:table-cell table:number-columns-repeated="11"/>
        </table:table-row>
        <table:table-row table:style-name="ro1">
          <table:table-cell office:value-type="float" office:value="1318">
            <text:p>1318</text:p>
          </table:table-cell>
          <table:table-cell office:value-type="float" office:value="137.563">
            <text:p>137.563</text:p>
          </table:table-cell>
          <table:table-cell table:formula="of:=VALUE([.B1320])" office:value-type="float" office:value="137.563">
            <text:p>137.563</text:p>
          </table:table-cell>
          <table:table-cell table:number-columns-repeated="11"/>
        </table:table-row>
        <table:table-row table:style-name="ro1">
          <table:table-cell office:value-type="float" office:value="1319">
            <text:p>1319</text:p>
          </table:table-cell>
          <table:table-cell office:value-type="float" office:value="125.373">
            <text:p>125.373</text:p>
          </table:table-cell>
          <table:table-cell table:formula="of:=VALUE([.B1321])" office:value-type="float" office:value="125.373">
            <text:p>125.373</text:p>
          </table:table-cell>
          <table:table-cell table:number-columns-repeated="11"/>
        </table:table-row>
        <table:table-row table:style-name="ro1">
          <table:table-cell office:value-type="float" office:value="1320">
            <text:p>1320</text:p>
          </table:table-cell>
          <table:table-cell office:value-type="float" office:value="5.29966">
            <text:p>5.29966</text:p>
          </table:table-cell>
          <table:table-cell table:formula="of:=VALUE([.B1322])" office:value-type="float" office:value="5.29966">
            <text:p>5.29966</text:p>
          </table:table-cell>
          <table:table-cell table:number-columns-repeated="11"/>
        </table:table-row>
        <table:table-row table:style-name="ro1">
          <table:table-cell office:value-type="float" office:value="1321">
            <text:p>1321</text:p>
          </table:table-cell>
          <table:table-cell office:value-type="float" office:value="1517.43">
            <text:p>1517.43</text:p>
          </table:table-cell>
          <table:table-cell table:formula="of:=VALUE([.B1323])" office:value-type="float" office:value="1517.43">
            <text:p>1517.43</text:p>
          </table:table-cell>
          <table:table-cell table:number-columns-repeated="11"/>
        </table:table-row>
        <table:table-row table:style-name="ro1">
          <table:table-cell office:value-type="float" office:value="1322">
            <text:p>1322</text:p>
          </table:table-cell>
          <table:table-cell office:value-type="float" office:value="200.172">
            <text:p>200.172</text:p>
          </table:table-cell>
          <table:table-cell table:formula="of:=VALUE([.B1324])" office:value-type="float" office:value="200.172">
            <text:p>200.172</text:p>
          </table:table-cell>
          <table:table-cell table:number-columns-repeated="11"/>
        </table:table-row>
        <table:table-row table:style-name="ro1">
          <table:table-cell office:value-type="float" office:value="1323">
            <text:p>1323</text:p>
          </table:table-cell>
          <table:table-cell office:value-type="float" office:value="68.3217">
            <text:p>68.3217</text:p>
          </table:table-cell>
          <table:table-cell table:formula="of:=VALUE([.B1325])" office:value-type="float" office:value="68.3217">
            <text:p>68.3217</text:p>
          </table:table-cell>
          <table:table-cell table:number-columns-repeated="11"/>
        </table:table-row>
        <table:table-row table:style-name="ro1">
          <table:table-cell office:value-type="float" office:value="1324">
            <text:p>1324</text:p>
          </table:table-cell>
          <table:table-cell office:value-type="float" office:value="3.77644">
            <text:p>3.77644</text:p>
          </table:table-cell>
          <table:table-cell table:formula="of:=VALUE([.B1326])" office:value-type="float" office:value="3.77644">
            <text:p>3.77644</text:p>
          </table:table-cell>
          <table:table-cell table:number-columns-repeated="11"/>
        </table:table-row>
        <table:table-row table:style-name="ro1">
          <table:table-cell office:value-type="float" office:value="1325">
            <text:p>1325</text:p>
          </table:table-cell>
          <table:table-cell office:value-type="float" office:value="1348.28">
            <text:p>1348.28</text:p>
          </table:table-cell>
          <table:table-cell table:formula="of:=VALUE([.B1327])" office:value-type="float" office:value="1348.28">
            <text:p>1348.28</text:p>
          </table:table-cell>
          <table:table-cell table:number-columns-repeated="11"/>
        </table:table-row>
        <table:table-row table:style-name="ro1">
          <table:table-cell office:value-type="float" office:value="1326">
            <text:p>1326</text:p>
          </table:table-cell>
          <table:table-cell office:value-type="float" office:value="238.948">
            <text:p>238.948</text:p>
          </table:table-cell>
          <table:table-cell table:formula="of:=VALUE([.B1328])" office:value-type="float" office:value="238.948">
            <text:p>238.948</text:p>
          </table:table-cell>
          <table:table-cell table:number-columns-repeated="11"/>
        </table:table-row>
        <table:table-row table:style-name="ro1">
          <table:table-cell office:value-type="float" office:value="1327">
            <text:p>1327</text:p>
          </table:table-cell>
          <table:table-cell office:value-type="float" office:value="22.2527">
            <text:p>22.2527</text:p>
          </table:table-cell>
          <table:table-cell table:formula="of:=VALUE([.B1329])" office:value-type="float" office:value="22.2527">
            <text:p>22.2527</text:p>
          </table:table-cell>
          <table:table-cell table:number-columns-repeated="11"/>
        </table:table-row>
        <table:table-row table:style-name="ro1">
          <table:table-cell office:value-type="float" office:value="1328">
            <text:p>1328</text:p>
          </table:table-cell>
          <table:table-cell office:value-type="float" office:value="0.349999">
            <text:p>0.349999</text:p>
          </table:table-cell>
          <table:table-cell table:formula="of:=VALUE([.B1330])" office:value-type="float" office:value="0.349999">
            <text:p>0.349999</text:p>
          </table:table-cell>
          <table:table-cell table:number-columns-repeated="11"/>
        </table:table-row>
        <table:table-row table:style-name="ro1">
          <table:table-cell office:value-type="float" office:value="1329">
            <text:p>1329</text:p>
          </table:table-cell>
          <table:table-cell office:value-type="float" office:value="830.096">
            <text:p>830.096</text:p>
          </table:table-cell>
          <table:table-cell table:formula="of:=VALUE([.B1331])" office:value-type="float" office:value="830.096">
            <text:p>830.096</text:p>
          </table:table-cell>
          <table:table-cell table:number-columns-repeated="11"/>
        </table:table-row>
        <table:table-row table:style-name="ro1">
          <table:table-cell office:value-type="float" office:value="1330">
            <text:p>1330</text:p>
          </table:table-cell>
          <table:table-cell office:value-type="float" office:value="387.442">
            <text:p>387.442</text:p>
          </table:table-cell>
          <table:table-cell table:formula="of:=VALUE([.B1332])" office:value-type="float" office:value="387.442">
            <text:p>387.442</text:p>
          </table:table-cell>
          <table:table-cell table:number-columns-repeated="11"/>
        </table:table-row>
        <table:table-row table:style-name="ro1">
          <table:table-cell office:value-type="float" office:value="1331">
            <text:p>1331</text:p>
          </table:table-cell>
          <table:table-cell office:value-type="float" office:value="98.8077">
            <text:p>98.8077</text:p>
          </table:table-cell>
          <table:table-cell table:formula="of:=VALUE([.B1333])" office:value-type="float" office:value="98.8077">
            <text:p>98.8077</text:p>
          </table:table-cell>
          <table:table-cell table:number-columns-repeated="11"/>
        </table:table-row>
        <table:table-row table:style-name="ro1">
          <table:table-cell office:value-type="float" office:value="1332">
            <text:p>1332</text:p>
          </table:table-cell>
          <table:table-cell office:value-type="float" office:value="24.464">
            <text:p>24.464</text:p>
          </table:table-cell>
          <table:table-cell table:formula="of:=VALUE([.B1334])" office:value-type="float" office:value="24.464">
            <text:p>24.464</text:p>
          </table:table-cell>
          <table:table-cell table:number-columns-repeated="11"/>
        </table:table-row>
        <table:table-row table:style-name="ro1">
          <table:table-cell office:value-type="float" office:value="1333">
            <text:p>1333</text:p>
          </table:table-cell>
          <table:table-cell office:value-type="float" office:value="878.77">
            <text:p>878.77</text:p>
          </table:table-cell>
          <table:table-cell table:formula="of:=VALUE([.B1335])" office:value-type="float" office:value="878.77">
            <text:p>878.77</text:p>
          </table:table-cell>
          <table:table-cell table:number-columns-repeated="11"/>
        </table:table-row>
        <table:table-row table:style-name="ro1">
          <table:table-cell office:value-type="float" office:value="1334">
            <text:p>1334</text:p>
          </table:table-cell>
          <table:table-cell office:value-type="float" office:value="1740.96">
            <text:p>1740.96</text:p>
          </table:table-cell>
          <table:table-cell table:formula="of:=VALUE([.B1336])" office:value-type="float" office:value="1740.96">
            <text:p>1740.96</text:p>
          </table:table-cell>
          <table:table-cell table:number-columns-repeated="11"/>
        </table:table-row>
        <table:table-row table:style-name="ro1">
          <table:table-cell office:value-type="float" office:value="1335">
            <text:p>1335</text:p>
          </table:table-cell>
          <table:table-cell office:value-type="float" office:value="1078.85">
            <text:p>1078.85</text:p>
          </table:table-cell>
          <table:table-cell table:formula="of:=VALUE([.B1337])" office:value-type="float" office:value="1078.85">
            <text:p>1078.85</text:p>
          </table:table-cell>
          <table:table-cell table:number-columns-repeated="11"/>
        </table:table-row>
        <table:table-row table:style-name="ro1">
          <table:table-cell office:value-type="float" office:value="1336">
            <text:p>1336</text:p>
          </table:table-cell>
          <table:table-cell office:value-type="float" office:value="2.47897">
            <text:p>2.47897</text:p>
          </table:table-cell>
          <table:table-cell table:formula="of:=VALUE([.B1338])" office:value-type="float" office:value="2.47897">
            <text:p>2.47897</text:p>
          </table:table-cell>
          <table:table-cell table:number-columns-repeated="11"/>
        </table:table-row>
        <table:table-row table:style-name="ro1">
          <table:table-cell office:value-type="float" office:value="1337">
            <text:p>1337</text:p>
          </table:table-cell>
          <table:table-cell office:value-type="float" office:value="810.513">
            <text:p>810.513</text:p>
          </table:table-cell>
          <table:table-cell table:formula="of:=VALUE([.B1339])" office:value-type="float" office:value="810.513">
            <text:p>810.513</text:p>
          </table:table-cell>
          <table:table-cell table:number-columns-repeated="11"/>
        </table:table-row>
        <table:table-row table:style-name="ro1">
          <table:table-cell office:value-type="float" office:value="1338">
            <text:p>1338</text:p>
          </table:table-cell>
          <table:table-cell office:value-type="float" office:value="145.465">
            <text:p>145.465</text:p>
          </table:table-cell>
          <table:table-cell table:formula="of:=VALUE([.B1340])" office:value-type="float" office:value="145.465">
            <text:p>145.465</text:p>
          </table:table-cell>
          <table:table-cell table:number-columns-repeated="11"/>
        </table:table-row>
        <table:table-row table:style-name="ro1">
          <table:table-cell office:value-type="float" office:value="1339">
            <text:p>1339</text:p>
          </table:table-cell>
          <table:table-cell office:value-type="float" office:value="24.7136">
            <text:p>24.7136</text:p>
          </table:table-cell>
          <table:table-cell table:formula="of:=VALUE([.B1341])" office:value-type="float" office:value="24.7136">
            <text:p>24.7136</text:p>
          </table:table-cell>
          <table:table-cell table:number-columns-repeated="11"/>
        </table:table-row>
        <table:table-row table:style-name="ro1">
          <table:table-cell office:value-type="float" office:value="1340">
            <text:p>1340</text:p>
          </table:table-cell>
          <table:table-cell office:value-type="float" office:value="2.11527">
            <text:p>2.11527</text:p>
          </table:table-cell>
          <table:table-cell table:formula="of:=VALUE([.B1342])" office:value-type="float" office:value="2.11527">
            <text:p>2.11527</text:p>
          </table:table-cell>
          <table:table-cell table:number-columns-repeated="11"/>
        </table:table-row>
        <table:table-row table:style-name="ro1">
          <table:table-cell office:value-type="float" office:value="1341">
            <text:p>1341</text:p>
          </table:table-cell>
          <table:table-cell office:value-type="float" office:value="554.569">
            <text:p>554.569</text:p>
          </table:table-cell>
          <table:table-cell table:formula="of:=VALUE([.B1343])" office:value-type="float" office:value="554.569">
            <text:p>554.569</text:p>
          </table:table-cell>
          <table:table-cell table:number-columns-repeated="11"/>
        </table:table-row>
        <table:table-row table:style-name="ro1">
          <table:table-cell office:value-type="float" office:value="1342">
            <text:p>1342</text:p>
          </table:table-cell>
          <table:table-cell office:value-type="float" office:value="111.042">
            <text:p>111.042</text:p>
          </table:table-cell>
          <table:table-cell table:formula="of:=VALUE([.B1344])" office:value-type="float" office:value="111.042">
            <text:p>111.042</text:p>
          </table:table-cell>
          <table:table-cell table:number-columns-repeated="11"/>
        </table:table-row>
        <table:table-row table:style-name="ro1">
          <table:table-cell office:value-type="float" office:value="1343">
            <text:p>1343</text:p>
          </table:table-cell>
          <table:table-cell office:value-type="float" office:value="30.2683">
            <text:p>30.2683</text:p>
          </table:table-cell>
          <table:table-cell table:formula="of:=VALUE([.B1345])" office:value-type="float" office:value="30.2683">
            <text:p>30.2683</text:p>
          </table:table-cell>
          <table:table-cell table:number-columns-repeated="11"/>
        </table:table-row>
        <table:table-row table:style-name="ro1">
          <table:table-cell office:value-type="float" office:value="1344">
            <text:p>1344</text:p>
          </table:table-cell>
          <table:table-cell office:value-type="float" office:value="1.78597">
            <text:p>1.78597</text:p>
          </table:table-cell>
          <table:table-cell table:formula="of:=VALUE([.B1346])" office:value-type="float" office:value="1.78597">
            <text:p>1.78597</text:p>
          </table:table-cell>
          <table:table-cell table:number-columns-repeated="11"/>
        </table:table-row>
        <table:table-row table:style-name="ro1">
          <table:table-cell office:value-type="float" office:value="1345">
            <text:p>1345</text:p>
          </table:table-cell>
          <table:table-cell office:value-type="float" office:value="297.881">
            <text:p>297.881</text:p>
          </table:table-cell>
          <table:table-cell table:formula="of:=VALUE([.B1347])" office:value-type="float" office:value="297.881">
            <text:p>297.881</text:p>
          </table:table-cell>
          <table:table-cell table:number-columns-repeated="11"/>
        </table:table-row>
        <table:table-row table:style-name="ro1">
          <table:table-cell office:value-type="float" office:value="1346">
            <text:p>1346</text:p>
          </table:table-cell>
          <table:table-cell office:value-type="float" office:value="74.36">
            <text:p>74.36</text:p>
          </table:table-cell>
          <table:table-cell table:formula="of:=VALUE([.B1348])" office:value-type="float" office:value="74.36">
            <text:p>74.36</text:p>
          </table:table-cell>
          <table:table-cell table:number-columns-repeated="11"/>
        </table:table-row>
        <table:table-row table:style-name="ro1">
          <table:table-cell office:value-type="float" office:value="1347">
            <text:p>1347</text:p>
          </table:table-cell>
          <table:table-cell office:value-type="float" office:value="36.6476">
            <text:p>36.6476</text:p>
          </table:table-cell>
          <table:table-cell table:formula="of:=VALUE([.B1349])" office:value-type="float" office:value="36.6476">
            <text:p>36.6476</text:p>
          </table:table-cell>
          <table:table-cell table:number-columns-repeated="11"/>
        </table:table-row>
        <table:table-row table:style-name="ro1">
          <table:table-cell office:value-type="float" office:value="1348">
            <text:p>1348</text:p>
          </table:table-cell>
          <table:table-cell office:value-type="float" office:value="1.25603">
            <text:p>1.25603</text:p>
          </table:table-cell>
          <table:table-cell table:formula="of:=VALUE([.B1350])" office:value-type="float" office:value="1.25603">
            <text:p>1.25603</text:p>
          </table:table-cell>
          <table:table-cell table:number-columns-repeated="11"/>
        </table:table-row>
        <table:table-row table:style-name="ro1">
          <table:table-cell office:value-type="float" office:value="1349">
            <text:p>1349</text:p>
          </table:table-cell>
          <table:table-cell office:value-type="float" office:value="92.894">
            <text:p>92.894</text:p>
          </table:table-cell>
          <table:table-cell table:formula="of:=VALUE([.B1351])" office:value-type="float" office:value="92.894">
            <text:p>92.894</text:p>
          </table:table-cell>
          <table:table-cell table:number-columns-repeated="11"/>
        </table:table-row>
        <table:table-row table:style-name="ro1">
          <table:table-cell office:value-type="float" office:value="1350">
            <text:p>1350</text:p>
          </table:table-cell>
          <table:table-cell office:value-type="float" office:value="60.9756">
            <text:p>60.9756</text:p>
          </table:table-cell>
          <table:table-cell table:formula="of:=VALUE([.B1352])" office:value-type="float" office:value="60.9756">
            <text:p>60.9756</text:p>
          </table:table-cell>
          <table:table-cell table:number-columns-repeated="11"/>
        </table:table-row>
        <table:table-row table:style-name="ro1">
          <table:table-cell office:value-type="float" office:value="1351">
            <text:p>1351</text:p>
          </table:table-cell>
          <table:table-cell office:value-type="float" office:value="27.9959">
            <text:p>27.9959</text:p>
          </table:table-cell>
          <table:table-cell table:formula="of:=VALUE([.B1353])" office:value-type="float" office:value="27.9959">
            <text:p>27.9959</text:p>
          </table:table-cell>
          <table:table-cell table:number-columns-repeated="11"/>
        </table:table-row>
        <table:table-row table:style-name="ro1">
          <table:table-cell office:value-type="float" office:value="1352">
            <text:p>1352</text:p>
          </table:table-cell>
          <table:table-cell office:value-type="float" office:value="2.91406">
            <text:p>2.91406</text:p>
          </table:table-cell>
          <table:table-cell table:formula="of:=VALUE([.B1354])" office:value-type="float" office:value="2.91406">
            <text:p>2.91406</text:p>
          </table:table-cell>
          <table:table-cell table:number-columns-repeated="11"/>
        </table:table-row>
        <table:table-row table:style-name="ro1">
          <table:table-cell office:value-type="float" office:value="1353">
            <text:p>1353</text:p>
          </table:table-cell>
          <table:table-cell office:value-type="float" office:value="267.137">
            <text:p>267.137</text:p>
          </table:table-cell>
          <table:table-cell table:formula="of:=VALUE([.B1355])" office:value-type="float" office:value="267.137">
            <text:p>267.137</text:p>
          </table:table-cell>
          <table:table-cell table:number-columns-repeated="11"/>
        </table:table-row>
        <table:table-row table:style-name="ro1">
          <table:table-cell office:value-type="float" office:value="1354">
            <text:p>1354</text:p>
          </table:table-cell>
          <table:table-cell office:value-type="float" office:value="58.1889">
            <text:p>58.1889</text:p>
          </table:table-cell>
          <table:table-cell table:formula="of:=VALUE([.B1356])" office:value-type="float" office:value="58.1889">
            <text:p>58.1889</text:p>
          </table:table-cell>
          <table:table-cell table:number-columns-repeated="11"/>
        </table:table-row>
        <table:table-row table:style-name="ro1">
          <table:table-cell office:value-type="float" office:value="1355">
            <text:p>1355</text:p>
          </table:table-cell>
          <table:table-cell office:value-type="float" office:value="124.107">
            <text:p>124.107</text:p>
          </table:table-cell>
          <table:table-cell table:formula="of:=VALUE([.B1357])" office:value-type="float" office:value="124.107">
            <text:p>124.107</text:p>
          </table:table-cell>
          <table:table-cell table:number-columns-repeated="11"/>
        </table:table-row>
        <table:table-row table:style-name="ro1">
          <table:table-cell office:value-type="float" office:value="1356">
            <text:p>1356</text:p>
          </table:table-cell>
          <table:table-cell office:value-type="float" office:value="2.15564">
            <text:p>2.15564</text:p>
          </table:table-cell>
          <table:table-cell table:formula="of:=VALUE([.B1358])" office:value-type="float" office:value="2.15564">
            <text:p>2.15564</text:p>
          </table:table-cell>
          <table:table-cell table:number-columns-repeated="11"/>
        </table:table-row>
        <table:table-row table:style-name="ro1">
          <table:table-cell office:value-type="float" office:value="1357">
            <text:p>1357</text:p>
          </table:table-cell>
          <table:table-cell office:value-type="float" office:value="129.44">
            <text:p>129.44</text:p>
          </table:table-cell>
          <table:table-cell table:formula="of:=VALUE([.B1359])" office:value-type="float" office:value="129.44">
            <text:p>129.44</text:p>
          </table:table-cell>
          <table:table-cell table:number-columns-repeated="11"/>
        </table:table-row>
        <table:table-row table:style-name="ro1">
          <table:table-cell office:value-type="float" office:value="1358">
            <text:p>1358</text:p>
          </table:table-cell>
          <table:table-cell office:value-type="float" office:value="91.598">
            <text:p>91.598</text:p>
          </table:table-cell>
          <table:table-cell table:formula="of:=VALUE([.B1360])" office:value-type="float" office:value="91.598">
            <text:p>91.598</text:p>
          </table:table-cell>
          <table:table-cell table:number-columns-repeated="11"/>
        </table:table-row>
        <table:table-row table:style-name="ro1">
          <table:table-cell office:value-type="float" office:value="1359">
            <text:p>1359</text:p>
          </table:table-cell>
          <table:table-cell office:value-type="float" office:value="90.8565">
            <text:p>90.8565</text:p>
          </table:table-cell>
          <table:table-cell table:formula="of:=VALUE([.B1361])" office:value-type="float" office:value="90.8565">
            <text:p>90.8565</text:p>
          </table:table-cell>
          <table:table-cell table:number-columns-repeated="11"/>
        </table:table-row>
        <table:table-row table:style-name="ro1">
          <table:table-cell office:value-type="float" office:value="1360">
            <text:p>1360</text:p>
          </table:table-cell>
          <table:table-cell office:value-type="float" office:value="1.77956">
            <text:p>1.77956</text:p>
          </table:table-cell>
          <table:table-cell table:formula="of:=VALUE([.B1362])" office:value-type="float" office:value="1.77956">
            <text:p>1.77956</text:p>
          </table:table-cell>
          <table:table-cell table:number-columns-repeated="11"/>
        </table:table-row>
        <table:table-row table:style-name="ro1">
          <table:table-cell office:value-type="float" office:value="1361">
            <text:p>1361</text:p>
          </table:table-cell>
          <table:table-cell office:value-type="float" office:value="417.148">
            <text:p>417.148</text:p>
          </table:table-cell>
          <table:table-cell table:formula="of:=VALUE([.B1363])" office:value-type="float" office:value="417.148">
            <text:p>417.148</text:p>
          </table:table-cell>
          <table:table-cell table:number-columns-repeated="11"/>
        </table:table-row>
        <table:table-row table:style-name="ro1">
          <table:table-cell office:value-type="float" office:value="1362">
            <text:p>1362</text:p>
          </table:table-cell>
          <table:table-cell office:value-type="float" office:value="55.3371">
            <text:p>55.3371</text:p>
          </table:table-cell>
          <table:table-cell table:formula="of:=VALUE([.B1364])" office:value-type="float" office:value="55.3371">
            <text:p>55.3371</text:p>
          </table:table-cell>
          <table:table-cell table:number-columns-repeated="11"/>
        </table:table-row>
        <table:table-row table:style-name="ro1">
          <table:table-cell office:value-type="float" office:value="1363">
            <text:p>1363</text:p>
          </table:table-cell>
          <table:table-cell office:value-type="float" office:value="75.8292">
            <text:p>75.8292</text:p>
          </table:table-cell>
          <table:table-cell table:formula="of:=VALUE([.B1365])" office:value-type="float" office:value="75.8292">
            <text:p>75.8292</text:p>
          </table:table-cell>
          <table:table-cell table:number-columns-repeated="11"/>
        </table:table-row>
        <table:table-row table:style-name="ro1">
          <table:table-cell office:value-type="float" office:value="1364">
            <text:p>1364</text:p>
          </table:table-cell>
          <table:table-cell office:value-type="float" office:value="1.6241">
            <text:p>1.6241</text:p>
          </table:table-cell>
          <table:table-cell table:formula="of:=VALUE([.B1366])" office:value-type="float" office:value="1.6241">
            <text:p>1.6241</text:p>
          </table:table-cell>
          <table:table-cell table:number-columns-repeated="11"/>
        </table:table-row>
        <table:table-row table:style-name="ro1">
          <table:table-cell office:value-type="float" office:value="1365">
            <text:p>1365</text:p>
          </table:table-cell>
          <table:table-cell office:value-type="float" office:value="562.525">
            <text:p>562.525</text:p>
          </table:table-cell>
          <table:table-cell table:formula="of:=VALUE([.B1367])" office:value-type="float" office:value="562.525">
            <text:p>562.525</text:p>
          </table:table-cell>
          <table:table-cell table:number-columns-repeated="11"/>
        </table:table-row>
        <table:table-row table:style-name="ro1">
          <table:table-cell office:value-type="float" office:value="1366">
            <text:p>1366</text:p>
          </table:table-cell>
          <table:table-cell office:value-type="float" office:value="68.5341">
            <text:p>68.5341</text:p>
          </table:table-cell>
          <table:table-cell table:formula="of:=VALUE([.B1368])" office:value-type="float" office:value="68.5341">
            <text:p>68.5341</text:p>
          </table:table-cell>
          <table:table-cell table:number-columns-repeated="11"/>
        </table:table-row>
        <table:table-row table:style-name="ro1">
          <table:table-cell office:value-type="float" office:value="1367">
            <text:p>1367</text:p>
          </table:table-cell>
          <table:table-cell office:value-type="float" office:value="66.8106">
            <text:p>66.8106</text:p>
          </table:table-cell>
          <table:table-cell table:formula="of:=VALUE([.B1369])" office:value-type="float" office:value="66.8106">
            <text:p>66.8106</text:p>
          </table:table-cell>
          <table:table-cell table:number-columns-repeated="11"/>
        </table:table-row>
        <table:table-row table:style-name="ro1">
          <table:table-cell office:value-type="float" office:value="1368">
            <text:p>1368</text:p>
          </table:table-cell>
          <table:table-cell office:value-type="float" office:value="33.6949">
            <text:p>33.6949</text:p>
          </table:table-cell>
          <table:table-cell table:formula="of:=VALUE([.B1370])" office:value-type="float" office:value="33.6949">
            <text:p>33.6949</text:p>
          </table:table-cell>
          <table:table-cell table:number-columns-repeated="11"/>
        </table:table-row>
        <table:table-row table:style-name="ro1">
          <table:table-cell office:value-type="float" office:value="1369">
            <text:p>1369</text:p>
          </table:table-cell>
          <table:table-cell office:value-type="float" office:value="1153.5">
            <text:p>1153.5</text:p>
          </table:table-cell>
          <table:table-cell table:formula="of:=VALUE([.B1371])" office:value-type="float" office:value="1153.5">
            <text:p>1153.5</text:p>
          </table:table-cell>
          <table:table-cell table:number-columns-repeated="11"/>
        </table:table-row>
        <table:table-row table:style-name="ro1">
          <table:table-cell office:value-type="float" office:value="1370">
            <text:p>1370</text:p>
          </table:table-cell>
          <table:table-cell office:value-type="float" office:value="1998.44">
            <text:p>1998.44</text:p>
          </table:table-cell>
          <table:table-cell table:formula="of:=VALUE([.B1372])" office:value-type="float" office:value="1998.44">
            <text:p>1998.44</text:p>
          </table:table-cell>
          <table:table-cell table:number-columns-repeated="11"/>
        </table:table-row>
        <table:table-row table:style-name="ro1">
          <table:table-cell office:value-type="float" office:value="1371">
            <text:p>1371</text:p>
          </table:table-cell>
          <table:table-cell office:value-type="float" office:value="506.617">
            <text:p>506.617</text:p>
          </table:table-cell>
          <table:table-cell table:formula="of:=VALUE([.B1373])" office:value-type="float" office:value="506.617">
            <text:p>506.617</text:p>
          </table:table-cell>
          <table:table-cell table:number-columns-repeated="11"/>
        </table:table-row>
        <table:table-row table:style-name="ro1">
          <table:table-cell office:value-type="float" office:value="1372">
            <text:p>1372</text:p>
          </table:table-cell>
          <table:table-cell office:value-type="float" office:value="10.7458">
            <text:p>10.7458</text:p>
          </table:table-cell>
          <table:table-cell table:formula="of:=VALUE([.B1374])" office:value-type="float" office:value="10.7458">
            <text:p>10.7458</text:p>
          </table:table-cell>
          <table:table-cell table:number-columns-repeated="11"/>
        </table:table-row>
        <table:table-row table:style-name="ro1">
          <table:table-cell office:value-type="float" office:value="1373">
            <text:p>1373</text:p>
          </table:table-cell>
          <table:table-cell office:value-type="float" office:value="300.44">
            <text:p>300.44</text:p>
          </table:table-cell>
          <table:table-cell table:formula="of:=VALUE([.B1375])" office:value-type="float" office:value="300.44">
            <text:p>300.44</text:p>
          </table:table-cell>
          <table:table-cell table:number-columns-repeated="11"/>
        </table:table-row>
        <table:table-row table:style-name="ro1">
          <table:table-cell office:value-type="float" office:value="1374">
            <text:p>1374</text:p>
          </table:table-cell>
          <table:table-cell office:value-type="float" office:value="798.353">
            <text:p>798.353</text:p>
          </table:table-cell>
          <table:table-cell table:formula="of:=VALUE([.B1376])" office:value-type="float" office:value="798.353">
            <text:p>798.353</text:p>
          </table:table-cell>
          <table:table-cell table:number-columns-repeated="11"/>
        </table:table-row>
        <table:table-row table:style-name="ro1">
          <table:table-cell office:value-type="float" office:value="1375">
            <text:p>1375</text:p>
          </table:table-cell>
          <table:table-cell office:value-type="float" office:value="142.955">
            <text:p>142.955</text:p>
          </table:table-cell>
          <table:table-cell table:formula="of:=VALUE([.B1377])" office:value-type="float" office:value="142.955">
            <text:p>142.955</text:p>
          </table:table-cell>
          <table:table-cell table:number-columns-repeated="11"/>
        </table:table-row>
        <table:table-row table:style-name="ro1">
          <table:table-cell office:value-type="float" office:value="1376">
            <text:p>1376</text:p>
          </table:table-cell>
          <table:table-cell office:value-type="float" office:value="3.72219">
            <text:p>3.72219</text:p>
          </table:table-cell>
          <table:table-cell table:formula="of:=VALUE([.B1378])" office:value-type="float" office:value="3.72219">
            <text:p>3.72219</text:p>
          </table:table-cell>
          <table:table-cell table:number-columns-repeated="11"/>
        </table:table-row>
        <table:table-row table:style-name="ro1">
          <table:table-cell office:value-type="float" office:value="1377">
            <text:p>1377</text:p>
          </table:table-cell>
          <table:table-cell office:value-type="float" office:value="136.724">
            <text:p>136.724</text:p>
          </table:table-cell>
          <table:table-cell table:formula="of:=VALUE([.B1379])" office:value-type="float" office:value="136.724">
            <text:p>136.724</text:p>
          </table:table-cell>
          <table:table-cell table:number-columns-repeated="11"/>
        </table:table-row>
        <table:table-row table:style-name="ro1">
          <table:table-cell office:value-type="float" office:value="1378">
            <text:p>1378</text:p>
          </table:table-cell>
          <table:table-cell office:value-type="float" office:value="420.848">
            <text:p>420.848</text:p>
          </table:table-cell>
          <table:table-cell table:formula="of:=VALUE([.B1380])" office:value-type="float" office:value="420.848">
            <text:p>420.848</text:p>
          </table:table-cell>
          <table:table-cell table:number-columns-repeated="11"/>
        </table:table-row>
        <table:table-row table:style-name="ro1">
          <table:table-cell office:value-type="float" office:value="1379">
            <text:p>1379</text:p>
          </table:table-cell>
          <table:table-cell office:value-type="float" office:value="33.0023">
            <text:p>33.0023</text:p>
          </table:table-cell>
          <table:table-cell table:formula="of:=VALUE([.B1381])" office:value-type="float" office:value="33.0023">
            <text:p>33.0023</text:p>
          </table:table-cell>
          <table:table-cell table:number-columns-repeated="11"/>
        </table:table-row>
        <table:table-row table:style-name="ro1">
          <table:table-cell office:value-type="float" office:value="1380">
            <text:p>1380</text:p>
          </table:table-cell>
          <table:table-cell office:value-type="float" office:value="2.79966">
            <text:p>2.79966</text:p>
          </table:table-cell>
          <table:table-cell table:formula="of:=VALUE([.B1382])" office:value-type="float" office:value="2.79966">
            <text:p>2.79966</text:p>
          </table:table-cell>
          <table:table-cell table:number-columns-repeated="11"/>
        </table:table-row>
        <table:table-row table:style-name="ro1">
          <table:table-cell office:value-type="float" office:value="1381">
            <text:p>1381</text:p>
          </table:table-cell>
          <table:table-cell office:value-type="float" office:value="1262.44">
            <text:p>1262.44</text:p>
          </table:table-cell>
          <table:table-cell table:formula="of:=VALUE([.B1383])" office:value-type="float" office:value="1262.44">
            <text:p>1262.44</text:p>
          </table:table-cell>
          <table:table-cell table:number-columns-repeated="11"/>
        </table:table-row>
        <table:table-row table:style-name="ro1">
          <table:table-cell office:value-type="float" office:value="1382">
            <text:p>1382</text:p>
          </table:table-cell>
          <table:table-cell office:value-type="float" office:value="68.7934">
            <text:p>68.7934</text:p>
          </table:table-cell>
          <table:table-cell table:formula="of:=VALUE([.B1384])" office:value-type="float" office:value="68.7934">
            <text:p>68.7934</text:p>
          </table:table-cell>
          <table:table-cell table:number-columns-repeated="11"/>
        </table:table-row>
        <table:table-row table:style-name="ro1">
          <table:table-cell office:value-type="float" office:value="1383">
            <text:p>1383</text:p>
          </table:table-cell>
          <table:table-cell office:value-type="float" office:value="59.8951">
            <text:p>59.8951</text:p>
          </table:table-cell>
          <table:table-cell table:formula="of:=VALUE([.B1385])" office:value-type="float" office:value="59.8951">
            <text:p>59.8951</text:p>
          </table:table-cell>
          <table:table-cell table:number-columns-repeated="11"/>
        </table:table-row>
        <table:table-row table:style-name="ro1">
          <table:table-cell office:value-type="float" office:value="1384">
            <text:p>1384</text:p>
          </table:table-cell>
          <table:table-cell office:value-type="float" office:value="4.82156">
            <text:p>4.82156</text:p>
          </table:table-cell>
          <table:table-cell table:formula="of:=VALUE([.B1386])" office:value-type="float" office:value="4.82156">
            <text:p>4.82156</text:p>
          </table:table-cell>
          <table:table-cell table:number-columns-repeated="11"/>
        </table:table-row>
        <table:table-row table:style-name="ro1">
          <table:table-cell office:value-type="float" office:value="1385">
            <text:p>1385</text:p>
          </table:table-cell>
          <table:table-cell office:value-type="float" office:value="1747.7">
            <text:p>1747.7</text:p>
          </table:table-cell>
          <table:table-cell table:formula="of:=VALUE([.B1387])" office:value-type="float" office:value="1747.7">
            <text:p>1747.7</text:p>
          </table:table-cell>
          <table:table-cell table:number-columns-repeated="11"/>
        </table:table-row>
        <table:table-row table:style-name="ro1">
          <table:table-cell office:value-type="float" office:value="1386">
            <text:p>1386</text:p>
          </table:table-cell>
          <table:table-cell office:value-type="float" office:value="26.4148">
            <text:p>26.4148</text:p>
          </table:table-cell>
          <table:table-cell table:formula="of:=VALUE([.B1388])" office:value-type="float" office:value="26.4148">
            <text:p>26.4148</text:p>
          </table:table-cell>
          <table:table-cell table:number-columns-repeated="11"/>
        </table:table-row>
        <table:table-row table:style-name="ro1">
          <table:table-cell office:value-type="float" office:value="1387">
            <text:p>1387</text:p>
          </table:table-cell>
          <table:table-cell office:value-type="float" office:value="91.4514">
            <text:p>91.4514</text:p>
          </table:table-cell>
          <table:table-cell table:formula="of:=VALUE([.B1389])" office:value-type="float" office:value="91.4514">
            <text:p>91.4514</text:p>
          </table:table-cell>
          <table:table-cell table:number-columns-repeated="11"/>
        </table:table-row>
        <table:table-row table:style-name="ro1">
          <table:table-cell office:value-type="float" office:value="1388">
            <text:p>1388</text:p>
          </table:table-cell>
          <table:table-cell office:value-type="float" office:value="5.92776">
            <text:p>5.92776</text:p>
          </table:table-cell>
          <table:table-cell table:formula="of:=VALUE([.B1390])" office:value-type="float" office:value="5.92776">
            <text:p>5.92776</text:p>
          </table:table-cell>
          <table:table-cell table:number-columns-repeated="11"/>
        </table:table-row>
        <table:table-row table:style-name="ro1">
          <table:table-cell office:value-type="float" office:value="1389">
            <text:p>1389</text:p>
          </table:table-cell>
          <table:table-cell office:value-type="float" office:value="2006.91">
            <text:p>2006.91</text:p>
          </table:table-cell>
          <table:table-cell table:formula="of:=VALUE([.B1391])" office:value-type="float" office:value="2006.91">
            <text:p>2006.91</text:p>
          </table:table-cell>
          <table:table-cell table:number-columns-repeated="11"/>
        </table:table-row>
        <table:table-row table:style-name="ro1">
          <table:table-cell office:value-type="float" office:value="1390">
            <text:p>1390</text:p>
          </table:table-cell>
          <table:table-cell office:value-type="float" office:value="69.2257">
            <text:p>69.2257</text:p>
          </table:table-cell>
          <table:table-cell table:formula="of:=VALUE([.B1392])" office:value-type="float" office:value="69.2257">
            <text:p>69.2257</text:p>
          </table:table-cell>
          <table:table-cell table:number-columns-repeated="11"/>
        </table:table-row>
        <table:table-row table:style-name="ro1">
          <table:table-cell office:value-type="float" office:value="1391">
            <text:p>1391</text:p>
          </table:table-cell>
          <table:table-cell office:value-type="float" office:value="107.233">
            <text:p>107.233</text:p>
          </table:table-cell>
          <table:table-cell table:formula="of:=VALUE([.B1393])" office:value-type="float" office:value="107.233">
            <text:p>107.233</text:p>
          </table:table-cell>
          <table:table-cell table:number-columns-repeated="11"/>
        </table:table-row>
        <table:table-row table:style-name="ro1">
          <table:table-cell office:value-type="float" office:value="1392">
            <text:p>1392</text:p>
          </table:table-cell>
          <table:table-cell office:value-type="float" office:value="6.77011">
            <text:p>6.77011</text:p>
          </table:table-cell>
          <table:table-cell table:formula="of:=VALUE([.B1394])" office:value-type="float" office:value="6.77011">
            <text:p>6.77011</text:p>
          </table:table-cell>
          <table:table-cell table:number-columns-repeated="11"/>
        </table:table-row>
        <table:table-row table:style-name="ro1">
          <table:table-cell office:value-type="float" office:value="1393">
            <text:p>1393</text:p>
          </table:table-cell>
          <table:table-cell office:value-type="float" office:value="2206.23">
            <text:p>2206.23</text:p>
          </table:table-cell>
          <table:table-cell table:formula="of:=VALUE([.B1395])" office:value-type="float" office:value="2206.23">
            <text:p>2206.23</text:p>
          </table:table-cell>
          <table:table-cell table:number-columns-repeated="11"/>
        </table:table-row>
        <table:table-row table:style-name="ro1">
          <table:table-cell office:value-type="float" office:value="1394">
            <text:p>1394</text:p>
          </table:table-cell>
          <table:table-cell office:value-type="float" office:value="95.5087">
            <text:p>95.5087</text:p>
          </table:table-cell>
          <table:table-cell table:formula="of:=VALUE([.B1396])" office:value-type="float" office:value="95.5087">
            <text:p>95.5087</text:p>
          </table:table-cell>
          <table:table-cell table:number-columns-repeated="11"/>
        </table:table-row>
        <table:table-row table:style-name="ro1">
          <table:table-cell office:value-type="float" office:value="1395">
            <text:p>1395</text:p>
          </table:table-cell>
          <table:table-cell office:value-type="float" office:value="118.598">
            <text:p>118.598</text:p>
          </table:table-cell>
          <table:table-cell table:formula="of:=VALUE([.B1397])" office:value-type="float" office:value="118.598">
            <text:p>118.598</text:p>
          </table:table-cell>
          <table:table-cell table:number-columns-repeated="11"/>
        </table:table-row>
        <table:table-row table:style-name="ro1">
          <table:table-cell office:value-type="float" office:value="1396">
            <text:p>1396</text:p>
          </table:table-cell>
          <table:table-cell office:value-type="float" office:value="7.28679">
            <text:p>7.28679</text:p>
          </table:table-cell>
          <table:table-cell table:formula="of:=VALUE([.B1398])" office:value-type="float" office:value="7.28679">
            <text:p>7.28679</text:p>
          </table:table-cell>
          <table:table-cell table:number-columns-repeated="11"/>
        </table:table-row>
        <table:table-row table:style-name="ro1">
          <table:table-cell office:value-type="float" office:value="1397">
            <text:p>1397</text:p>
          </table:table-cell>
          <table:table-cell office:value-type="float" office:value="2319.27">
            <text:p>2319.27</text:p>
          </table:table-cell>
          <table:table-cell table:formula="of:=VALUE([.B1399])" office:value-type="float" office:value="2319.27">
            <text:p>2319.27</text:p>
          </table:table-cell>
          <table:table-cell table:number-columns-repeated="11"/>
        </table:table-row>
        <table:table-row table:style-name="ro1">
          <table:table-cell office:value-type="float" office:value="1398">
            <text:p>1398</text:p>
          </table:table-cell>
          <table:table-cell office:value-type="float" office:value="98.7383">
            <text:p>98.7383</text:p>
          </table:table-cell>
          <table:table-cell table:formula="of:=VALUE([.B1400])" office:value-type="float" office:value="98.7383">
            <text:p>98.7383</text:p>
          </table:table-cell>
          <table:table-cell table:number-columns-repeated="11"/>
        </table:table-row>
        <table:table-row table:style-name="ro1">
          <table:table-cell office:value-type="float" office:value="1399">
            <text:p>1399</text:p>
          </table:table-cell>
          <table:table-cell office:value-type="float" office:value="127.737">
            <text:p>127.737</text:p>
          </table:table-cell>
          <table:table-cell table:formula="of:=VALUE([.B1401])" office:value-type="float" office:value="127.737">
            <text:p>127.737</text:p>
          </table:table-cell>
          <table:table-cell table:number-columns-repeated="11"/>
        </table:table-row>
        <table:table-row table:style-name="ro1">
          <table:table-cell office:value-type="float" office:value="1400">
            <text:p>1400</text:p>
          </table:table-cell>
          <table:table-cell office:value-type="float" office:value="7.54788">
            <text:p>7.54788</text:p>
          </table:table-cell>
          <table:table-cell table:formula="of:=VALUE([.B1402])" office:value-type="float" office:value="7.54788">
            <text:p>7.54788</text:p>
          </table:table-cell>
          <table:table-cell table:number-columns-repeated="11"/>
        </table:table-row>
        <table:table-row table:style-name="ro1">
          <table:table-cell office:value-type="float" office:value="1401">
            <text:p>1401</text:p>
          </table:table-cell>
          <table:table-cell office:value-type="float" office:value="2323.94">
            <text:p>2323.94</text:p>
          </table:table-cell>
          <table:table-cell table:formula="of:=VALUE([.B1403])" office:value-type="float" office:value="2323.94">
            <text:p>2323.94</text:p>
          </table:table-cell>
          <table:table-cell table:number-columns-repeated="11"/>
        </table:table-row>
        <table:table-row table:style-name="ro1">
          <table:table-cell office:value-type="float" office:value="1402">
            <text:p>1402</text:p>
          </table:table-cell>
          <table:table-cell office:value-type="float" office:value="100.54">
            <text:p>100.54</text:p>
          </table:table-cell>
          <table:table-cell table:formula="of:=VALUE([.B1404])" office:value-type="float" office:value="100.54">
            <text:p>100.54</text:p>
          </table:table-cell>
          <table:table-cell table:number-columns-repeated="11"/>
        </table:table-row>
        <table:table-row table:style-name="ro1">
          <table:table-cell office:value-type="float" office:value="1403">
            <text:p>1403</text:p>
          </table:table-cell>
          <table:table-cell office:value-type="float" office:value="132.119">
            <text:p>132.119</text:p>
          </table:table-cell>
          <table:table-cell table:formula="of:=VALUE([.B1405])" office:value-type="float" office:value="132.119">
            <text:p>132.119</text:p>
          </table:table-cell>
          <table:table-cell table:number-columns-repeated="11"/>
        </table:table-row>
        <table:table-row table:style-name="ro1">
          <table:table-cell office:value-type="float" office:value="1404">
            <text:p>1404</text:p>
          </table:table-cell>
          <table:table-cell office:value-type="float" office:value="7.71438">
            <text:p>7.71438</text:p>
          </table:table-cell>
          <table:table-cell table:formula="of:=VALUE([.B1406])" office:value-type="float" office:value="7.71438">
            <text:p>7.71438</text:p>
          </table:table-cell>
          <table:table-cell table:number-columns-repeated="11"/>
        </table:table-row>
        <table:table-row table:style-name="ro1">
          <table:table-cell office:value-type="float" office:value="1405">
            <text:p>1405</text:p>
          </table:table-cell>
          <table:table-cell office:value-type="float" office:value="2333.62">
            <text:p>2333.62</text:p>
          </table:table-cell>
          <table:table-cell table:formula="of:=VALUE([.B1407])" office:value-type="float" office:value="2333.62">
            <text:p>2333.62</text:p>
          </table:table-cell>
          <table:table-cell table:number-columns-repeated="11"/>
        </table:table-row>
        <table:table-row table:style-name="ro1">
          <table:table-cell office:value-type="float" office:value="1406">
            <text:p>1406</text:p>
          </table:table-cell>
          <table:table-cell office:value-type="float" office:value="103.2">
            <text:p>103.2</text:p>
          </table:table-cell>
          <table:table-cell table:formula="of:=VALUE([.B1408])" office:value-type="float" office:value="103.2">
            <text:p>103.2</text:p>
          </table:table-cell>
          <table:table-cell table:number-columns-repeated="11"/>
        </table:table-row>
        <table:table-row table:style-name="ro1">
          <table:table-cell office:value-type="float" office:value="1407">
            <text:p>1407</text:p>
          </table:table-cell>
          <table:table-cell office:value-type="float" office:value="134.62">
            <text:p>134.62</text:p>
          </table:table-cell>
          <table:table-cell table:formula="of:=VALUE([.B1409])" office:value-type="float" office:value="134.62">
            <text:p>134.62</text:p>
          </table:table-cell>
          <table:table-cell table:number-columns-repeated="11"/>
        </table:table-row>
        <table:table-row table:style-name="ro1">
          <table:table-cell office:value-type="float" office:value="1408">
            <text:p>1408</text:p>
          </table:table-cell>
          <table:table-cell office:value-type="float" office:value="7.73006">
            <text:p>7.73006</text:p>
          </table:table-cell>
          <table:table-cell table:formula="of:=VALUE([.B1410])" office:value-type="float" office:value="7.73006">
            <text:p>7.73006</text:p>
          </table:table-cell>
          <table:table-cell table:number-columns-repeated="11"/>
        </table:table-row>
        <table:table-row table:style-name="ro1">
          <table:table-cell office:value-type="float" office:value="1409">
            <text:p>1409</text:p>
          </table:table-cell>
          <table:table-cell office:value-type="float" office:value="2258.32">
            <text:p>2258.32</text:p>
          </table:table-cell>
          <table:table-cell table:formula="of:=VALUE([.B1411])" office:value-type="float" office:value="2258.32">
            <text:p>2258.32</text:p>
          </table:table-cell>
          <table:table-cell table:number-columns-repeated="11"/>
        </table:table-row>
        <table:table-row table:style-name="ro1">
          <table:table-cell office:value-type="float" office:value="1410">
            <text:p>1410</text:p>
          </table:table-cell>
          <table:table-cell office:value-type="float" office:value="96.7305">
            <text:p>96.7305</text:p>
          </table:table-cell>
          <table:table-cell table:formula="of:=VALUE([.B1412])" office:value-type="float" office:value="96.7305">
            <text:p>96.7305</text:p>
          </table:table-cell>
          <table:table-cell table:number-columns-repeated="11"/>
        </table:table-row>
        <table:table-row table:style-name="ro1">
          <table:table-cell office:value-type="float" office:value="1411">
            <text:p>1411</text:p>
          </table:table-cell>
          <table:table-cell office:value-type="float" office:value="137.107">
            <text:p>137.107</text:p>
          </table:table-cell>
          <table:table-cell table:formula="of:=VALUE([.B1413])" office:value-type="float" office:value="137.107">
            <text:p>137.107</text:p>
          </table:table-cell>
          <table:table-cell table:number-columns-repeated="11"/>
        </table:table-row>
        <table:table-row table:style-name="ro1">
          <table:table-cell office:value-type="float" office:value="1412">
            <text:p>1412</text:p>
          </table:table-cell>
          <table:table-cell office:value-type="float" office:value="7.46856">
            <text:p>7.46856</text:p>
          </table:table-cell>
          <table:table-cell table:formula="of:=VALUE([.B1414])" office:value-type="float" office:value="7.46856">
            <text:p>7.46856</text:p>
          </table:table-cell>
          <table:table-cell table:number-columns-repeated="11"/>
        </table:table-row>
        <table:table-row table:style-name="ro1">
          <table:table-cell office:value-type="float" office:value="1413">
            <text:p>1413</text:p>
          </table:table-cell>
          <table:table-cell office:value-type="float" office:value="2118.78">
            <text:p>2118.78</text:p>
          </table:table-cell>
          <table:table-cell table:formula="of:=VALUE([.B1415])" office:value-type="float" office:value="2118.78">
            <text:p>2118.78</text:p>
          </table:table-cell>
          <table:table-cell table:number-columns-repeated="11"/>
        </table:table-row>
        <table:table-row table:style-name="ro1">
          <table:table-cell office:value-type="float" office:value="1414">
            <text:p>1414</text:p>
          </table:table-cell>
          <table:table-cell office:value-type="float" office:value="98.5162">
            <text:p>98.5162</text:p>
          </table:table-cell>
          <table:table-cell table:formula="of:=VALUE([.B1416])" office:value-type="float" office:value="98.5162">
            <text:p>98.5162</text:p>
          </table:table-cell>
          <table:table-cell table:number-columns-repeated="11"/>
        </table:table-row>
        <table:table-row table:style-name="ro1">
          <table:table-cell office:value-type="float" office:value="1415">
            <text:p>1415</text:p>
          </table:table-cell>
          <table:table-cell office:value-type="float" office:value="131.958">
            <text:p>131.958</text:p>
          </table:table-cell>
          <table:table-cell table:formula="of:=VALUE([.B1417])" office:value-type="float" office:value="131.958">
            <text:p>131.958</text:p>
          </table:table-cell>
          <table:table-cell table:number-columns-repeated="11"/>
        </table:table-row>
        <table:table-row table:style-name="ro1">
          <table:table-cell office:value-type="float" office:value="1416">
            <text:p>1416</text:p>
          </table:table-cell>
          <table:table-cell office:value-type="float" office:value="7.06972">
            <text:p>7.06972</text:p>
          </table:table-cell>
          <table:table-cell table:formula="of:=VALUE([.B1418])" office:value-type="float" office:value="7.06972">
            <text:p>7.06972</text:p>
          </table:table-cell>
          <table:table-cell table:number-columns-repeated="11"/>
        </table:table-row>
        <table:table-row table:style-name="ro1">
          <table:table-cell office:value-type="float" office:value="1417">
            <text:p>1417</text:p>
          </table:table-cell>
          <table:table-cell office:value-type="float" office:value="2007.63">
            <text:p>2007.63</text:p>
          </table:table-cell>
          <table:table-cell table:formula="of:=VALUE([.B1419])" office:value-type="float" office:value="2007.63">
            <text:p>2007.63</text:p>
          </table:table-cell>
          <table:table-cell table:number-columns-repeated="11"/>
        </table:table-row>
        <table:table-row table:style-name="ro1">
          <table:table-cell office:value-type="float" office:value="1418">
            <text:p>1418</text:p>
          </table:table-cell>
          <table:table-cell office:value-type="float" office:value="105.386">
            <text:p>105.386</text:p>
          </table:table-cell>
          <table:table-cell table:formula="of:=VALUE([.B1420])" office:value-type="float" office:value="105.386">
            <text:p>105.386</text:p>
          </table:table-cell>
          <table:table-cell table:number-columns-repeated="11"/>
        </table:table-row>
        <table:table-row table:style-name="ro1">
          <table:table-cell office:value-type="float" office:value="1419">
            <text:p>1419</text:p>
          </table:table-cell>
          <table:table-cell office:value-type="float" office:value="122.502">
            <text:p>122.502</text:p>
          </table:table-cell>
          <table:table-cell table:formula="of:=VALUE([.B1421])" office:value-type="float" office:value="122.502">
            <text:p>122.502</text:p>
          </table:table-cell>
          <table:table-cell table:number-columns-repeated="11"/>
        </table:table-row>
        <table:table-row table:style-name="ro1">
          <table:table-cell office:value-type="float" office:value="1420">
            <text:p>1420</text:p>
          </table:table-cell>
          <table:table-cell office:value-type="float" office:value="6.46289">
            <text:p>6.46289</text:p>
          </table:table-cell>
          <table:table-cell table:formula="of:=VALUE([.B1422])" office:value-type="float" office:value="6.46289">
            <text:p>6.46289</text:p>
          </table:table-cell>
          <table:table-cell table:number-columns-repeated="11"/>
        </table:table-row>
        <table:table-row table:style-name="ro1">
          <table:table-cell office:value-type="float" office:value="1421">
            <text:p>1421</text:p>
          </table:table-cell>
          <table:table-cell office:value-type="float" office:value="1856.94">
            <text:p>1856.94</text:p>
          </table:table-cell>
          <table:table-cell table:formula="of:=VALUE([.B1423])" office:value-type="float" office:value="1856.94">
            <text:p>1856.94</text:p>
          </table:table-cell>
          <table:table-cell table:number-columns-repeated="11"/>
        </table:table-row>
        <table:table-row table:style-name="ro1">
          <table:table-cell office:value-type="float" office:value="1422">
            <text:p>1422</text:p>
          </table:table-cell>
          <table:table-cell office:value-type="float" office:value="112.852">
            <text:p>112.852</text:p>
          </table:table-cell>
          <table:table-cell table:formula="of:=VALUE([.B1424])" office:value-type="float" office:value="112.852">
            <text:p>112.852</text:p>
          </table:table-cell>
          <table:table-cell table:number-columns-repeated="11"/>
        </table:table-row>
        <table:table-row table:style-name="ro1">
          <table:table-cell office:value-type="float" office:value="1423">
            <text:p>1423</text:p>
          </table:table-cell>
          <table:table-cell office:value-type="float" office:value="108.686">
            <text:p>108.686</text:p>
          </table:table-cell>
          <table:table-cell table:formula="of:=VALUE([.B1425])" office:value-type="float" office:value="108.686">
            <text:p>108.686</text:p>
          </table:table-cell>
          <table:table-cell table:number-columns-repeated="11"/>
        </table:table-row>
        <table:table-row table:style-name="ro1">
          <table:table-cell office:value-type="float" office:value="1424">
            <text:p>1424</text:p>
          </table:table-cell>
          <table:table-cell office:value-type="float" office:value="4.86275">
            <text:p>4.86275</text:p>
          </table:table-cell>
          <table:table-cell table:formula="of:=VALUE([.B1426])" office:value-type="float" office:value="4.86275">
            <text:p>4.86275</text:p>
          </table:table-cell>
          <table:table-cell table:number-columns-repeated="11"/>
        </table:table-row>
        <table:table-row table:style-name="ro1">
          <table:table-cell office:value-type="float" office:value="1425">
            <text:p>1425</text:p>
          </table:table-cell>
          <table:table-cell office:value-type="float" office:value="1650.72">
            <text:p>1650.72</text:p>
          </table:table-cell>
          <table:table-cell table:formula="of:=VALUE([.B1427])" office:value-type="float" office:value="1650.72">
            <text:p>1650.72</text:p>
          </table:table-cell>
          <table:table-cell table:number-columns-repeated="11"/>
        </table:table-row>
        <table:table-row table:style-name="ro1">
          <table:table-cell office:value-type="float" office:value="1426">
            <text:p>1426</text:p>
          </table:table-cell>
          <table:table-cell office:value-type="float" office:value="172.598">
            <text:p>172.598</text:p>
          </table:table-cell>
          <table:table-cell table:formula="of:=VALUE([.B1428])" office:value-type="float" office:value="172.598">
            <text:p>172.598</text:p>
          </table:table-cell>
          <table:table-cell table:number-columns-repeated="11"/>
        </table:table-row>
        <table:table-row table:style-name="ro1">
          <table:table-cell office:value-type="float" office:value="1427">
            <text:p>1427</text:p>
          </table:table-cell>
          <table:table-cell office:value-type="float" office:value="57.2676">
            <text:p>57.2676</text:p>
          </table:table-cell>
          <table:table-cell table:formula="of:=VALUE([.B1429])" office:value-type="float" office:value="57.2676">
            <text:p>57.2676</text:p>
          </table:table-cell>
          <table:table-cell table:number-columns-repeated="11"/>
        </table:table-row>
        <table:table-row table:style-name="ro1">
          <table:table-cell office:value-type="float" office:value="1428">
            <text:p>1428</text:p>
          </table:table-cell>
          <table:table-cell office:value-type="float" office:value="3.46231">
            <text:p>3.46231</text:p>
          </table:table-cell>
          <table:table-cell table:formula="of:=VALUE([.B1430])" office:value-type="float" office:value="3.46231">
            <text:p>3.46231</text:p>
          </table:table-cell>
          <table:table-cell table:number-columns-repeated="11"/>
        </table:table-row>
        <table:table-row table:style-name="ro1">
          <table:table-cell office:value-type="float" office:value="1429">
            <text:p>1429</text:p>
          </table:table-cell>
          <table:table-cell office:value-type="float" office:value="1463.16">
            <text:p>1463.16</text:p>
          </table:table-cell>
          <table:table-cell table:formula="of:=VALUE([.B1431])" office:value-type="float" office:value="1463.16">
            <text:p>1463.16</text:p>
          </table:table-cell>
          <table:table-cell table:number-columns-repeated="11"/>
        </table:table-row>
        <table:table-row table:style-name="ro1">
          <table:table-cell office:value-type="float" office:value="1430">
            <text:p>1430</text:p>
          </table:table-cell>
          <table:table-cell office:value-type="float" office:value="212.342">
            <text:p>212.342</text:p>
          </table:table-cell>
          <table:table-cell table:formula="of:=VALUE([.B1432])" office:value-type="float" office:value="212.342">
            <text:p>212.342</text:p>
          </table:table-cell>
          <table:table-cell table:number-columns-repeated="11"/>
        </table:table-row>
        <table:table-row table:style-name="ro1">
          <table:table-cell office:value-type="float" office:value="1431">
            <text:p>1431</text:p>
          </table:table-cell>
          <table:table-cell office:value-type="float" office:value="15.1029">
            <text:p>15.1029</text:p>
          </table:table-cell>
          <table:table-cell table:formula="of:=VALUE([.B1433])" office:value-type="float" office:value="15.1029">
            <text:p>15.1029</text:p>
          </table:table-cell>
          <table:table-cell table:number-columns-repeated="11"/>
        </table:table-row>
        <table:table-row table:style-name="ro1">
          <table:table-cell office:value-type="float" office:value="1432">
            <text:p>1432</text:p>
          </table:table-cell>
          <table:table-cell office:value-type="float" office:value="0.327524">
            <text:p>0.327524</text:p>
          </table:table-cell>
          <table:table-cell table:formula="of:=VALUE([.B1434])" office:value-type="float" office:value="0.327524">
            <text:p>0.327524</text:p>
          </table:table-cell>
          <table:table-cell table:number-columns-repeated="11"/>
        </table:table-row>
        <table:table-row table:style-name="ro1">
          <table:table-cell office:value-type="float" office:value="1433">
            <text:p>1433</text:p>
          </table:table-cell>
          <table:table-cell office:value-type="float" office:value="929.231">
            <text:p>929.231</text:p>
          </table:table-cell>
          <table:table-cell table:formula="of:=VALUE([.B1435])" office:value-type="float" office:value="929.231">
            <text:p>929.231</text:p>
          </table:table-cell>
          <table:table-cell table:number-columns-repeated="11"/>
        </table:table-row>
        <table:table-row table:style-name="ro1">
          <table:table-cell office:value-type="float" office:value="1434">
            <text:p>1434</text:p>
          </table:table-cell>
          <table:table-cell office:value-type="float" office:value="357.488">
            <text:p>357.488</text:p>
          </table:table-cell>
          <table:table-cell table:formula="of:=VALUE([.B1436])" office:value-type="float" office:value="357.488">
            <text:p>357.488</text:p>
          </table:table-cell>
          <table:table-cell table:number-columns-repeated="11"/>
        </table:table-row>
        <table:table-row table:style-name="ro1">
          <table:table-cell office:value-type="float" office:value="1435">
            <text:p>1435</text:p>
          </table:table-cell>
          <table:table-cell office:value-type="float" office:value="93.1278">
            <text:p>93.1278</text:p>
          </table:table-cell>
          <table:table-cell table:formula="of:=VALUE([.B1437])" office:value-type="float" office:value="93.1278">
            <text:p>93.1278</text:p>
          </table:table-cell>
          <table:table-cell table:number-columns-repeated="11"/>
        </table:table-row>
        <table:table-row table:style-name="ro1">
          <table:table-cell office:value-type="float" office:value="1436">
            <text:p>1436</text:p>
          </table:table-cell>
          <table:table-cell office:value-type="float" office:value="23.4007">
            <text:p>23.4007</text:p>
          </table:table-cell>
          <table:table-cell table:formula="of:=VALUE([.B1438])" office:value-type="float" office:value="23.4007">
            <text:p>23.4007</text:p>
          </table:table-cell>
          <table:table-cell table:number-columns-repeated="11"/>
        </table:table-row>
        <table:table-row table:style-name="ro1">
          <table:table-cell office:value-type="float" office:value="1437">
            <text:p>1437</text:p>
          </table:table-cell>
          <table:table-cell office:value-type="float" office:value="847.877">
            <text:p>847.877</text:p>
          </table:table-cell>
          <table:table-cell table:formula="of:=VALUE([.B1439])" office:value-type="float" office:value="847.877">
            <text:p>847.877</text:p>
          </table:table-cell>
          <table:table-cell table:number-columns-repeated="11"/>
        </table:table-row>
        <table:table-row table:style-name="ro1">
          <table:table-cell office:value-type="float" office:value="1438">
            <text:p>1438</text:p>
          </table:table-cell>
          <table:table-cell office:value-type="float" office:value="1709.94">
            <text:p>1709.94</text:p>
          </table:table-cell>
          <table:table-cell table:formula="of:=VALUE([.B1440])" office:value-type="float" office:value="1709.94">
            <text:p>1709.94</text:p>
          </table:table-cell>
          <table:table-cell table:number-columns-repeated="11"/>
        </table:table-row>
        <table:table-row table:style-name="ro1">
          <table:table-cell office:value-type="float" office:value="1439">
            <text:p>1439</text:p>
          </table:table-cell>
          <table:table-cell office:value-type="float" office:value="1020.31">
            <text:p>1020.31</text:p>
          </table:table-cell>
          <table:table-cell table:formula="of:=VALUE([.B1441])" office:value-type="float" office:value="1020.31">
            <text:p>1020.31</text:p>
          </table:table-cell>
          <table:table-cell table:number-columns-repeated="11"/>
        </table:table-row>
        <table:table-row table:style-name="ro1">
          <table:table-cell office:value-type="float" office:value="1440">
            <text:p>1440</text:p>
          </table:table-cell>
          <table:table-cell office:value-type="float" office:value="2.24395">
            <text:p>2.24395</text:p>
          </table:table-cell>
          <table:table-cell table:formula="of:=VALUE([.B1442])" office:value-type="float" office:value="2.24395">
            <text:p>2.24395</text:p>
          </table:table-cell>
          <table:table-cell table:number-columns-repeated="11"/>
        </table:table-row>
        <table:table-row table:style-name="ro1">
          <table:table-cell office:value-type="float" office:value="1441">
            <text:p>1441</text:p>
          </table:table-cell>
          <table:table-cell office:value-type="float" office:value="939.737">
            <text:p>939.737</text:p>
          </table:table-cell>
          <table:table-cell table:formula="of:=VALUE([.B1443])" office:value-type="float" office:value="939.737">
            <text:p>939.737</text:p>
          </table:table-cell>
          <table:table-cell table:number-columns-repeated="11"/>
        </table:table-row>
        <table:table-row table:style-name="ro1">
          <table:table-cell office:value-type="float" office:value="1442">
            <text:p>1442</text:p>
          </table:table-cell>
          <table:table-cell office:value-type="float" office:value="137.121">
            <text:p>137.121</text:p>
          </table:table-cell>
          <table:table-cell table:formula="of:=VALUE([.B1444])" office:value-type="float" office:value="137.121">
            <text:p>137.121</text:p>
          </table:table-cell>
          <table:table-cell table:number-columns-repeated="11"/>
        </table:table-row>
        <table:table-row table:style-name="ro1">
          <table:table-cell office:value-type="float" office:value="1443">
            <text:p>1443</text:p>
          </table:table-cell>
          <table:table-cell office:value-type="float" office:value="16.7079">
            <text:p>16.7079</text:p>
          </table:table-cell>
          <table:table-cell table:formula="of:=VALUE([.B1445])" office:value-type="float" office:value="16.7079">
            <text:p>16.7079</text:p>
          </table:table-cell>
          <table:table-cell table:number-columns-repeated="11"/>
        </table:table-row>
        <table:table-row table:style-name="ro1">
          <table:table-cell office:value-type="float" office:value="1444">
            <text:p>1444</text:p>
          </table:table-cell>
          <table:table-cell office:value-type="float" office:value="1.96234">
            <text:p>1.96234</text:p>
          </table:table-cell>
          <table:table-cell table:formula="of:=VALUE([.B1446])" office:value-type="float" office:value="1.96234">
            <text:p>1.96234</text:p>
          </table:table-cell>
          <table:table-cell table:number-columns-repeated="11"/>
        </table:table-row>
        <table:table-row table:style-name="ro1">
          <table:table-cell office:value-type="float" office:value="1445">
            <text:p>1445</text:p>
          </table:table-cell>
          <table:table-cell office:value-type="float" office:value="698.619">
            <text:p>698.619</text:p>
          </table:table-cell>
          <table:table-cell table:formula="of:=VALUE([.B1447])" office:value-type="float" office:value="698.619">
            <text:p>698.619</text:p>
          </table:table-cell>
          <table:table-cell table:number-columns-repeated="11"/>
        </table:table-row>
        <table:table-row table:style-name="ro1">
          <table:table-cell office:value-type="float" office:value="1446">
            <text:p>1446</text:p>
          </table:table-cell>
          <table:table-cell office:value-type="float" office:value="106.482">
            <text:p>106.482</text:p>
          </table:table-cell>
          <table:table-cell table:formula="of:=VALUE([.B1448])" office:value-type="float" office:value="106.482">
            <text:p>106.482</text:p>
          </table:table-cell>
          <table:table-cell table:number-columns-repeated="11"/>
        </table:table-row>
        <table:table-row table:style-name="ro1">
          <table:table-cell office:value-type="float" office:value="1447">
            <text:p>1447</text:p>
          </table:table-cell>
          <table:table-cell office:value-type="float" office:value="24.1989">
            <text:p>24.1989</text:p>
          </table:table-cell>
          <table:table-cell table:formula="of:=VALUE([.B1449])" office:value-type="float" office:value="24.1989">
            <text:p>24.1989</text:p>
          </table:table-cell>
          <table:table-cell table:number-columns-repeated="11"/>
        </table:table-row>
        <table:table-row table:style-name="ro1">
          <table:table-cell office:value-type="float" office:value="1448">
            <text:p>1448</text:p>
          </table:table-cell>
          <table:table-cell office:value-type="float" office:value="1.72912">
            <text:p>1.72912</text:p>
          </table:table-cell>
          <table:table-cell table:formula="of:=VALUE([.B1450])" office:value-type="float" office:value="1.72912">
            <text:p>1.72912</text:p>
          </table:table-cell>
          <table:table-cell table:number-columns-repeated="11"/>
        </table:table-row>
        <table:table-row table:style-name="ro1">
          <table:table-cell office:value-type="float" office:value="1449">
            <text:p>1449</text:p>
          </table:table-cell>
          <table:table-cell office:value-type="float" office:value="445.659">
            <text:p>445.659</text:p>
          </table:table-cell>
          <table:table-cell table:formula="of:=VALUE([.B1451])" office:value-type="float" office:value="445.659">
            <text:p>445.659</text:p>
          </table:table-cell>
          <table:table-cell table:number-columns-repeated="11"/>
        </table:table-row>
        <table:table-row table:style-name="ro1">
          <table:table-cell office:value-type="float" office:value="1450">
            <text:p>1450</text:p>
          </table:table-cell>
          <table:table-cell office:value-type="float" office:value="73.3877">
            <text:p>73.3877</text:p>
          </table:table-cell>
          <table:table-cell table:formula="of:=VALUE([.B1452])" office:value-type="float" office:value="73.3877">
            <text:p>73.3877</text:p>
          </table:table-cell>
          <table:table-cell table:number-columns-repeated="11"/>
        </table:table-row>
        <table:table-row table:style-name="ro1">
          <table:table-cell office:value-type="float" office:value="1451">
            <text:p>1451</text:p>
          </table:table-cell>
          <table:table-cell office:value-type="float" office:value="33.4519">
            <text:p>33.4519</text:p>
          </table:table-cell>
          <table:table-cell table:formula="of:=VALUE([.B1453])" office:value-type="float" office:value="33.4519">
            <text:p>33.4519</text:p>
          </table:table-cell>
          <table:table-cell table:number-columns-repeated="11"/>
        </table:table-row>
        <table:table-row table:style-name="ro1">
          <table:table-cell office:value-type="float" office:value="1452">
            <text:p>1452</text:p>
          </table:table-cell>
          <table:table-cell office:value-type="float" office:value="1.2998">
            <text:p>1.2998</text:p>
          </table:table-cell>
          <table:table-cell table:formula="of:=VALUE([.B1454])" office:value-type="float" office:value="1.2998">
            <text:p>1.2998</text:p>
          </table:table-cell>
          <table:table-cell table:number-columns-repeated="11"/>
        </table:table-row>
        <table:table-row table:style-name="ro1">
          <table:table-cell office:value-type="float" office:value="1453">
            <text:p>1453</text:p>
          </table:table-cell>
          <table:table-cell office:value-type="float" office:value="168.139">
            <text:p>168.139</text:p>
          </table:table-cell>
          <table:table-cell table:formula="of:=VALUE([.B1455])" office:value-type="float" office:value="168.139">
            <text:p>168.139</text:p>
          </table:table-cell>
          <table:table-cell table:number-columns-repeated="11"/>
        </table:table-row>
        <table:table-row table:style-name="ro1">
          <table:table-cell office:value-type="float" office:value="1454">
            <text:p>1454</text:p>
          </table:table-cell>
          <table:table-cell office:value-type="float" office:value="63.3189">
            <text:p>63.3189</text:p>
          </table:table-cell>
          <table:table-cell table:formula="of:=VALUE([.B1456])" office:value-type="float" office:value="63.3189">
            <text:p>63.3189</text:p>
          </table:table-cell>
          <table:table-cell table:number-columns-repeated="11"/>
        </table:table-row>
        <table:table-row table:style-name="ro1">
          <table:table-cell office:value-type="float" office:value="1455">
            <text:p>1455</text:p>
          </table:table-cell>
          <table:table-cell office:value-type="float" office:value="28.1567">
            <text:p>28.1567</text:p>
          </table:table-cell>
          <table:table-cell table:formula="of:=VALUE([.B1457])" office:value-type="float" office:value="28.1567">
            <text:p>28.1567</text:p>
          </table:table-cell>
          <table:table-cell table:number-columns-repeated="11"/>
        </table:table-row>
        <table:table-row table:style-name="ro1">
          <table:table-cell office:value-type="float" office:value="1456">
            <text:p>1456</text:p>
          </table:table-cell>
          <table:table-cell office:value-type="float" office:value="2.8706">
            <text:p>2.8706</text:p>
          </table:table-cell>
          <table:table-cell table:formula="of:=VALUE([.B1458])" office:value-type="float" office:value="2.8706">
            <text:p>2.8706</text:p>
          </table:table-cell>
          <table:table-cell table:number-columns-repeated="11"/>
        </table:table-row>
        <table:table-row table:style-name="ro1">
          <table:table-cell office:value-type="float" office:value="1457">
            <text:p>1457</text:p>
          </table:table-cell>
          <table:table-cell office:value-type="float" office:value="285.405">
            <text:p>285.405</text:p>
          </table:table-cell>
          <table:table-cell table:formula="of:=VALUE([.B1459])" office:value-type="float" office:value="285.405">
            <text:p>285.405</text:p>
          </table:table-cell>
          <table:table-cell table:number-columns-repeated="11"/>
        </table:table-row>
        <table:table-row table:style-name="ro1">
          <table:table-cell office:value-type="float" office:value="1458">
            <text:p>1458</text:p>
          </table:table-cell>
          <table:table-cell office:value-type="float" office:value="57.6005">
            <text:p>57.6005</text:p>
          </table:table-cell>
          <table:table-cell table:formula="of:=VALUE([.B1460])" office:value-type="float" office:value="57.6005">
            <text:p>57.6005</text:p>
          </table:table-cell>
          <table:table-cell table:number-columns-repeated="11"/>
        </table:table-row>
        <table:table-row table:style-name="ro1">
          <table:table-cell office:value-type="float" office:value="1459">
            <text:p>1459</text:p>
          </table:table-cell>
          <table:table-cell office:value-type="float" office:value="121.955">
            <text:p>121.955</text:p>
          </table:table-cell>
          <table:table-cell table:formula="of:=VALUE([.B1461])" office:value-type="float" office:value="121.955">
            <text:p>121.955</text:p>
          </table:table-cell>
          <table:table-cell table:number-columns-repeated="11"/>
        </table:table-row>
        <table:table-row table:style-name="ro1">
          <table:table-cell office:value-type="float" office:value="1460">
            <text:p>1460</text:p>
          </table:table-cell>
          <table:table-cell office:value-type="float" office:value="2.19657">
            <text:p>2.19657</text:p>
          </table:table-cell>
          <table:table-cell table:formula="of:=VALUE([.B1462])" office:value-type="float" office:value="2.19657">
            <text:p>2.19657</text:p>
          </table:table-cell>
          <table:table-cell table:number-columns-repeated="11"/>
        </table:table-row>
        <table:table-row table:style-name="ro1">
          <table:table-cell office:value-type="float" office:value="1461">
            <text:p>1461</text:p>
          </table:table-cell>
          <table:table-cell office:value-type="float" office:value="157.356">
            <text:p>157.356</text:p>
          </table:table-cell>
          <table:table-cell table:formula="of:=VALUE([.B1463])" office:value-type="float" office:value="157.356">
            <text:p>157.356</text:p>
          </table:table-cell>
          <table:table-cell table:number-columns-repeated="11"/>
        </table:table-row>
        <table:table-row table:style-name="ro1">
          <table:table-cell office:value-type="float" office:value="1462">
            <text:p>1462</text:p>
          </table:table-cell>
          <table:table-cell office:value-type="float" office:value="94.483">
            <text:p>94.483</text:p>
          </table:table-cell>
          <table:table-cell table:formula="of:=VALUE([.B1464])" office:value-type="float" office:value="94.483">
            <text:p>94.483</text:p>
          </table:table-cell>
          <table:table-cell table:number-columns-repeated="11"/>
        </table:table-row>
        <table:table-row table:style-name="ro1">
          <table:table-cell office:value-type="float" office:value="1463">
            <text:p>1463</text:p>
          </table:table-cell>
          <table:table-cell office:value-type="float" office:value="91.2332">
            <text:p>91.2332</text:p>
          </table:table-cell>
          <table:table-cell table:formula="of:=VALUE([.B1465])" office:value-type="float" office:value="91.2332">
            <text:p>91.2332</text:p>
          </table:table-cell>
          <table:table-cell table:number-columns-repeated="11"/>
        </table:table-row>
        <table:table-row table:style-name="ro1">
          <table:table-cell office:value-type="float" office:value="1464">
            <text:p>1464</text:p>
          </table:table-cell>
          <table:table-cell office:value-type="float" office:value="1.70659">
            <text:p>1.70659</text:p>
          </table:table-cell>
          <table:table-cell table:formula="of:=VALUE([.B1466])" office:value-type="float" office:value="1.70659">
            <text:p>1.70659</text:p>
          </table:table-cell>
          <table:table-cell table:number-columns-repeated="11"/>
        </table:table-row>
        <table:table-row table:style-name="ro1">
          <table:table-cell office:value-type="float" office:value="1465">
            <text:p>1465</text:p>
          </table:table-cell>
          <table:table-cell office:value-type="float" office:value="444.843">
            <text:p>444.843</text:p>
          </table:table-cell>
          <table:table-cell table:formula="of:=VALUE([.B1467])" office:value-type="float" office:value="444.843">
            <text:p>444.843</text:p>
          </table:table-cell>
          <table:table-cell table:number-columns-repeated="11"/>
        </table:table-row>
        <table:table-row table:style-name="ro1">
          <table:table-cell office:value-type="float" office:value="1466">
            <text:p>1466</text:p>
          </table:table-cell>
          <table:table-cell office:value-type="float" office:value="54.2479">
            <text:p>54.2479</text:p>
          </table:table-cell>
          <table:table-cell table:formula="of:=VALUE([.B1468])" office:value-type="float" office:value="54.2479">
            <text:p>54.2479</text:p>
          </table:table-cell>
          <table:table-cell table:number-columns-repeated="11"/>
        </table:table-row>
        <table:table-row table:style-name="ro1">
          <table:table-cell office:value-type="float" office:value="1467">
            <text:p>1467</text:p>
          </table:table-cell>
          <table:table-cell office:value-type="float" office:value="72.212">
            <text:p>72.212</text:p>
          </table:table-cell>
          <table:table-cell table:formula="of:=VALUE([.B1469])" office:value-type="float" office:value="72.212">
            <text:p>72.212</text:p>
          </table:table-cell>
          <table:table-cell table:number-columns-repeated="11"/>
        </table:table-row>
        <table:table-row table:style-name="ro1">
          <table:table-cell office:value-type="float" office:value="1468">
            <text:p>1468</text:p>
          </table:table-cell>
          <table:table-cell office:value-type="float" office:value="1.49669">
            <text:p>1.49669</text:p>
          </table:table-cell>
          <table:table-cell table:formula="of:=VALUE([.B1470])" office:value-type="float" office:value="1.49669">
            <text:p>1.49669</text:p>
          </table:table-cell>
          <table:table-cell table:number-columns-repeated="11"/>
        </table:table-row>
        <table:table-row table:style-name="ro1">
          <table:table-cell office:value-type="float" office:value="1469">
            <text:p>1469</text:p>
          </table:table-cell>
          <table:table-cell office:value-type="float" office:value="574.425">
            <text:p>574.425</text:p>
          </table:table-cell>
          <table:table-cell table:formula="of:=VALUE([.B1471])" office:value-type="float" office:value="574.425">
            <text:p>574.425</text:p>
          </table:table-cell>
          <table:table-cell table:number-columns-repeated="11"/>
        </table:table-row>
        <table:table-row table:style-name="ro1">
          <table:table-cell office:value-type="float" office:value="1470">
            <text:p>1470</text:p>
          </table:table-cell>
          <table:table-cell office:value-type="float" office:value="66.0254">
            <text:p>66.0254</text:p>
          </table:table-cell>
          <table:table-cell table:formula="of:=VALUE([.B1472])" office:value-type="float" office:value="66.0254">
            <text:p>66.0254</text:p>
          </table:table-cell>
          <table:table-cell table:number-columns-repeated="11"/>
        </table:table-row>
        <table:table-row table:style-name="ro1">
          <table:table-cell office:value-type="float" office:value="1471">
            <text:p>1471</text:p>
          </table:table-cell>
          <table:table-cell office:value-type="float" office:value="60.7131">
            <text:p>60.7131</text:p>
          </table:table-cell>
          <table:table-cell table:formula="of:=VALUE([.B1473])" office:value-type="float" office:value="60.7131">
            <text:p>60.7131</text:p>
          </table:table-cell>
          <table:table-cell table:number-columns-repeated="11"/>
        </table:table-row>
        <table:table-row table:style-name="ro1">
          <table:table-cell office:value-type="float" office:value="1472">
            <text:p>1472</text:p>
          </table:table-cell>
          <table:table-cell office:value-type="float" office:value="33.2493">
            <text:p>33.2493</text:p>
          </table:table-cell>
          <table:table-cell table:formula="of:=VALUE([.B1474])" office:value-type="float" office:value="33.2493">
            <text:p>33.2493</text:p>
          </table:table-cell>
          <table:table-cell table:number-columns-repeated="11"/>
        </table:table-row>
        <table:table-row table:style-name="ro1">
          <table:table-cell office:value-type="float" office:value="1473">
            <text:p>1473</text:p>
          </table:table-cell>
          <table:table-cell office:value-type="float" office:value="1208.95">
            <text:p>1208.95</text:p>
          </table:table-cell>
          <table:table-cell table:formula="of:=VALUE([.B1475])" office:value-type="float" office:value="1208.95">
            <text:p>1208.95</text:p>
          </table:table-cell>
          <table:table-cell table:number-columns-repeated="11"/>
        </table:table-row>
        <table:table-row table:style-name="ro1">
          <table:table-cell office:value-type="float" office:value="1474">
            <text:p>1474</text:p>
          </table:table-cell>
          <table:table-cell office:value-type="float" office:value="1981.9">
            <text:p>1981.9</text:p>
          </table:table-cell>
          <table:table-cell table:formula="of:=VALUE([.B1476])" office:value-type="float" office:value="1981.9">
            <text:p>1981.9</text:p>
          </table:table-cell>
          <table:table-cell table:number-columns-repeated="11"/>
        </table:table-row>
        <table:table-row table:style-name="ro1">
          <table:table-cell office:value-type="float" office:value="1475">
            <text:p>1475</text:p>
          </table:table-cell>
          <table:table-cell office:value-type="float" office:value="487.542">
            <text:p>487.542</text:p>
          </table:table-cell>
          <table:table-cell table:formula="of:=VALUE([.B1477])" office:value-type="float" office:value="487.542">
            <text:p>487.542</text:p>
          </table:table-cell>
          <table:table-cell table:number-columns-repeated="11"/>
        </table:table-row>
        <table:table-row table:style-name="ro1">
          <table:table-cell office:value-type="float" office:value="1476">
            <text:p>1476</text:p>
          </table:table-cell>
          <table:table-cell office:value-type="float" office:value="10.4912">
            <text:p>10.4912</text:p>
          </table:table-cell>
          <table:table-cell table:formula="of:=VALUE([.B1478])" office:value-type="float" office:value="10.4912">
            <text:p>10.4912</text:p>
          </table:table-cell>
          <table:table-cell table:number-columns-repeated="11"/>
        </table:table-row>
        <table:table-row table:style-name="ro1">
          <table:table-cell office:value-type="float" office:value="1477">
            <text:p>1477</text:p>
          </table:table-cell>
          <table:table-cell office:value-type="float" office:value="342.085">
            <text:p>342.085</text:p>
          </table:table-cell>
          <table:table-cell table:formula="of:=VALUE([.B1479])" office:value-type="float" office:value="342.085">
            <text:p>342.085</text:p>
          </table:table-cell>
          <table:table-cell table:number-columns-repeated="11"/>
        </table:table-row>
        <table:table-row table:style-name="ro1">
          <table:table-cell office:value-type="float" office:value="1478">
            <text:p>1478</text:p>
          </table:table-cell>
          <table:table-cell office:value-type="float" office:value="777.073">
            <text:p>777.073</text:p>
          </table:table-cell>
          <table:table-cell table:formula="of:=VALUE([.B1480])" office:value-type="float" office:value="777.073">
            <text:p>777.073</text:p>
          </table:table-cell>
          <table:table-cell table:number-columns-repeated="11"/>
        </table:table-row>
        <table:table-row table:style-name="ro1">
          <table:table-cell office:value-type="float" office:value="1479">
            <text:p>1479</text:p>
          </table:table-cell>
          <table:table-cell office:value-type="float" office:value="136.913">
            <text:p>136.913</text:p>
          </table:table-cell>
          <table:table-cell table:formula="of:=VALUE([.B1481])" office:value-type="float" office:value="136.913">
            <text:p>136.913</text:p>
          </table:table-cell>
          <table:table-cell table:number-columns-repeated="11"/>
        </table:table-row>
        <table:table-row table:style-name="ro1">
          <table:table-cell office:value-type="float" office:value="1480">
            <text:p>1480</text:p>
          </table:table-cell>
          <table:table-cell office:value-type="float" office:value="3.4872">
            <text:p>3.4872</text:p>
          </table:table-cell>
          <table:table-cell table:formula="of:=VALUE([.B1482])" office:value-type="float" office:value="3.4872">
            <text:p>3.4872</text:p>
          </table:table-cell>
          <table:table-cell table:number-columns-repeated="11"/>
        </table:table-row>
        <table:table-row table:style-name="ro1">
          <table:table-cell office:value-type="float" office:value="1481">
            <text:p>1481</text:p>
          </table:table-cell>
          <table:table-cell office:value-type="float" office:value="154.758">
            <text:p>154.758</text:p>
          </table:table-cell>
          <table:table-cell table:formula="of:=VALUE([.B1483])" office:value-type="float" office:value="154.758">
            <text:p>154.758</text:p>
          </table:table-cell>
          <table:table-cell table:number-columns-repeated="11"/>
        </table:table-row>
        <table:table-row table:style-name="ro1">
          <table:table-cell office:value-type="float" office:value="1482">
            <text:p>1482</text:p>
          </table:table-cell>
          <table:table-cell office:value-type="float" office:value="394.56">
            <text:p>394.56</text:p>
          </table:table-cell>
          <table:table-cell table:formula="of:=VALUE([.B1484])" office:value-type="float" office:value="394.56">
            <text:p>394.56</text:p>
          </table:table-cell>
          <table:table-cell table:number-columns-repeated="11"/>
        </table:table-row>
        <table:table-row table:style-name="ro1">
          <table:table-cell office:value-type="float" office:value="1483">
            <text:p>1483</text:p>
          </table:table-cell>
          <table:table-cell office:value-type="float" office:value="30.682">
            <text:p>30.682</text:p>
          </table:table-cell>
          <table:table-cell table:formula="of:=VALUE([.B1485])" office:value-type="float" office:value="30.682">
            <text:p>30.682</text:p>
          </table:table-cell>
          <table:table-cell table:number-columns-repeated="11"/>
        </table:table-row>
        <table:table-row table:style-name="ro1">
          <table:table-cell office:value-type="float" office:value="1484">
            <text:p>1484</text:p>
          </table:table-cell>
          <table:table-cell office:value-type="float" office:value="2.63149">
            <text:p>2.63149</text:p>
          </table:table-cell>
          <table:table-cell table:formula="of:=VALUE([.B1486])" office:value-type="float" office:value="2.63149">
            <text:p>2.63149</text:p>
          </table:table-cell>
          <table:table-cell table:number-columns-repeated="11"/>
        </table:table-row>
        <table:table-row table:style-name="ro1">
          <table:table-cell office:value-type="float" office:value="1485">
            <text:p>1485</text:p>
          </table:table-cell>
          <table:table-cell office:value-type="float" office:value="1267.11">
            <text:p>1267.11</text:p>
          </table:table-cell>
          <table:table-cell table:formula="of:=VALUE([.B1487])" office:value-type="float" office:value="1267.11">
            <text:p>1267.11</text:p>
          </table:table-cell>
          <table:table-cell table:number-columns-repeated="11"/>
        </table:table-row>
        <table:table-row table:style-name="ro1">
          <table:table-cell office:value-type="float" office:value="1486">
            <text:p>1486</text:p>
          </table:table-cell>
          <table:table-cell office:value-type="float" office:value="55.7393">
            <text:p>55.7393</text:p>
          </table:table-cell>
          <table:table-cell table:formula="of:=VALUE([.B1488])" office:value-type="float" office:value="55.7393">
            <text:p>55.7393</text:p>
          </table:table-cell>
          <table:table-cell table:number-columns-repeated="11"/>
        </table:table-row>
        <table:table-row table:style-name="ro1">
          <table:table-cell office:value-type="float" office:value="1487">
            <text:p>1487</text:p>
          </table:table-cell>
          <table:table-cell office:value-type="float" office:value="48.8317">
            <text:p>48.8317</text:p>
          </table:table-cell>
          <table:table-cell table:formula="of:=VALUE([.B1489])" office:value-type="float" office:value="48.8317">
            <text:p>48.8317</text:p>
          </table:table-cell>
          <table:table-cell table:number-columns-repeated="11"/>
        </table:table-row>
        <table:table-row table:style-name="ro1">
          <table:table-cell office:value-type="float" office:value="1488">
            <text:p>1488</text:p>
          </table:table-cell>
          <table:table-cell office:value-type="float" office:value="4.55322">
            <text:p>4.55322</text:p>
          </table:table-cell>
          <table:table-cell table:formula="of:=VALUE([.B1490])" office:value-type="float" office:value="4.55322">
            <text:p>4.55322</text:p>
          </table:table-cell>
          <table:table-cell table:number-columns-repeated="11"/>
        </table:table-row>
        <table:table-row table:style-name="ro1">
          <table:table-cell office:value-type="float" office:value="1489">
            <text:p>1489</text:p>
          </table:table-cell>
          <table:table-cell office:value-type="float" office:value="1757.08">
            <text:p>1757.08</text:p>
          </table:table-cell>
          <table:table-cell table:formula="of:=VALUE([.B1491])" office:value-type="float" office:value="1757.08">
            <text:p>1757.08</text:p>
          </table:table-cell>
          <table:table-cell table:number-columns-repeated="11"/>
        </table:table-row>
        <table:table-row table:style-name="ro1">
          <table:table-cell office:value-type="float" office:value="1490">
            <text:p>1490</text:p>
          </table:table-cell>
          <table:table-cell office:value-type="float" office:value="38.3668">
            <text:p>38.3668</text:p>
          </table:table-cell>
          <table:table-cell table:formula="of:=VALUE([.B1492])" office:value-type="float" office:value="38.3668">
            <text:p>38.3668</text:p>
          </table:table-cell>
          <table:table-cell table:number-columns-repeated="11"/>
        </table:table-row>
        <table:table-row table:style-name="ro1">
          <table:table-cell office:value-type="float" office:value="1491">
            <text:p>1491</text:p>
          </table:table-cell>
          <table:table-cell office:value-type="float" office:value="76.1377">
            <text:p>76.1377</text:p>
          </table:table-cell>
          <table:table-cell table:formula="of:=VALUE([.B1493])" office:value-type="float" office:value="76.1377">
            <text:p>76.1377</text:p>
          </table:table-cell>
          <table:table-cell table:number-columns-repeated="11"/>
        </table:table-row>
        <table:table-row table:style-name="ro1">
          <table:table-cell office:value-type="float" office:value="1492">
            <text:p>1492</text:p>
          </table:table-cell>
          <table:table-cell office:value-type="float" office:value="5.58231">
            <text:p>5.58231</text:p>
          </table:table-cell>
          <table:table-cell table:formula="of:=VALUE([.B1494])" office:value-type="float" office:value="5.58231">
            <text:p>5.58231</text:p>
          </table:table-cell>
          <table:table-cell table:number-columns-repeated="11"/>
        </table:table-row>
        <table:table-row table:style-name="ro1">
          <table:table-cell office:value-type="float" office:value="1493">
            <text:p>1493</text:p>
          </table:table-cell>
          <table:table-cell office:value-type="float" office:value="2013.8">
            <text:p>2013.8</text:p>
          </table:table-cell>
          <table:table-cell table:formula="of:=VALUE([.B1495])" office:value-type="float" office:value="2013.8">
            <text:p>2013.8</text:p>
          </table:table-cell>
          <table:table-cell table:number-columns-repeated="11"/>
        </table:table-row>
        <table:table-row table:style-name="ro1">
          <table:table-cell office:value-type="float" office:value="1494">
            <text:p>1494</text:p>
          </table:table-cell>
          <table:table-cell office:value-type="float" office:value="78.2045">
            <text:p>78.2045</text:p>
          </table:table-cell>
          <table:table-cell table:formula="of:=VALUE([.B1496])" office:value-type="float" office:value="78.2045">
            <text:p>78.2045</text:p>
          </table:table-cell>
          <table:table-cell table:number-columns-repeated="11"/>
        </table:table-row>
        <table:table-row table:style-name="ro1">
          <table:table-cell office:value-type="float" office:value="1495">
            <text:p>1495</text:p>
          </table:table-cell>
          <table:table-cell office:value-type="float" office:value="89.4576">
            <text:p>89.4576</text:p>
          </table:table-cell>
          <table:table-cell table:formula="of:=VALUE([.B1497])" office:value-type="float" office:value="89.4576">
            <text:p>89.4576</text:p>
          </table:table-cell>
          <table:table-cell table:number-columns-repeated="11"/>
        </table:table-row>
        <table:table-row table:style-name="ro1">
          <table:table-cell office:value-type="float" office:value="1496">
            <text:p>1496</text:p>
          </table:table-cell>
          <table:table-cell office:value-type="float" office:value="6.34957">
            <text:p>6.34957</text:p>
          </table:table-cell>
          <table:table-cell table:formula="of:=VALUE([.B1498])" office:value-type="float" office:value="6.34957">
            <text:p>6.34957</text:p>
          </table:table-cell>
          <table:table-cell table:number-columns-repeated="11"/>
        </table:table-row>
        <table:table-row table:style-name="ro1">
          <table:table-cell office:value-type="float" office:value="1497">
            <text:p>1497</text:p>
          </table:table-cell>
          <table:table-cell office:value-type="float" office:value="2223.61">
            <text:p>2223.61</text:p>
          </table:table-cell>
          <table:table-cell table:formula="of:=VALUE([.B1499])" office:value-type="float" office:value="2223.61">
            <text:p>2223.61</text:p>
          </table:table-cell>
          <table:table-cell table:number-columns-repeated="11"/>
        </table:table-row>
        <table:table-row table:style-name="ro1">
          <table:table-cell office:value-type="float" office:value="1498">
            <text:p>1498</text:p>
          </table:table-cell>
          <table:table-cell office:value-type="float" office:value="100.302">
            <text:p>100.302</text:p>
          </table:table-cell>
          <table:table-cell table:formula="of:=VALUE([.B1500])" office:value-type="float" office:value="100.302">
            <text:p>100.302</text:p>
          </table:table-cell>
          <table:table-cell table:number-columns-repeated="11"/>
        </table:table-row>
        <table:table-row table:style-name="ro1">
          <table:table-cell office:value-type="float" office:value="1499">
            <text:p>1499</text:p>
          </table:table-cell>
          <table:table-cell office:value-type="float" office:value="99.1513">
            <text:p>99.1513</text:p>
          </table:table-cell>
          <table:table-cell table:formula="of:=VALUE([.B1501])" office:value-type="float" office:value="99.1513">
            <text:p>99.1513</text:p>
          </table:table-cell>
          <table:table-cell table:number-columns-repeated="11"/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6.80689">
            <text:p>6.80689</text:p>
          </table:table-cell>
          <table:table-cell table:formula="of:=VALUE([.B1502])" office:value-type="float" office:value="6.80689">
            <text:p>6.80689</text:p>
          </table:table-cell>
          <table:table-cell table:number-columns-repeated="11"/>
        </table:table-row>
        <table:table-row table:style-name="ro1">
          <table:table-cell office:value-type="float" office:value="1501">
            <text:p>1501</text:p>
          </table:table-cell>
          <table:table-cell office:value-type="float" office:value="2322.31">
            <text:p>2322.31</text:p>
          </table:table-cell>
          <table:table-cell table:formula="of:=VALUE([.B1503])" office:value-type="float" office:value="2322.31">
            <text:p>2322.31</text:p>
          </table:table-cell>
          <table:table-cell table:number-columns-repeated="11"/>
        </table:table-row>
        <table:table-row table:style-name="ro1">
          <table:table-cell office:value-type="float" office:value="1502">
            <text:p>1502</text:p>
          </table:table-cell>
          <table:table-cell office:value-type="float" office:value="100.672">
            <text:p>100.672</text:p>
          </table:table-cell>
          <table:table-cell table:formula="of:=VALUE([.B1504])" office:value-type="float" office:value="100.672">
            <text:p>100.672</text:p>
          </table:table-cell>
          <table:table-cell table:number-columns-repeated="11"/>
        </table:table-row>
        <table:table-row table:style-name="ro1">
          <table:table-cell office:value-type="float" office:value="1503">
            <text:p>1503</text:p>
          </table:table-cell>
          <table:table-cell office:value-type="float" office:value="106.961">
            <text:p>106.961</text:p>
          </table:table-cell>
          <table:table-cell table:formula="of:=VALUE([.B1505])" office:value-type="float" office:value="106.961">
            <text:p>106.961</text:p>
          </table:table-cell>
          <table:table-cell table:number-columns-repeated="11"/>
        </table:table-row>
        <table:table-row table:style-name="ro1">
          <table:table-cell office:value-type="float" office:value="1504">
            <text:p>1504</text:p>
          </table:table-cell>
          <table:table-cell office:value-type="float" office:value="7.0394">
            <text:p>7.0394</text:p>
          </table:table-cell>
          <table:table-cell table:formula="of:=VALUE([.B1506])" office:value-type="float" office:value="7.0394">
            <text:p>7.0394</text:p>
          </table:table-cell>
          <table:table-cell table:number-columns-repeated="11"/>
        </table:table-row>
        <table:table-row table:style-name="ro1">
          <table:table-cell office:value-type="float" office:value="1505">
            <text:p>1505</text:p>
          </table:table-cell>
          <table:table-cell office:value-type="float" office:value="2321.06">
            <text:p>2321.06</text:p>
          </table:table-cell>
          <table:table-cell table:formula="of:=VALUE([.B1507])" office:value-type="float" office:value="2321.06">
            <text:p>2321.06</text:p>
          </table:table-cell>
          <table:table-cell table:number-columns-repeated="11"/>
        </table:table-row>
        <table:table-row table:style-name="ro1">
          <table:table-cell office:value-type="float" office:value="1506">
            <text:p>1506</text:p>
          </table:table-cell>
          <table:table-cell office:value-type="float" office:value="98.8613">
            <text:p>98.8613</text:p>
          </table:table-cell>
          <table:table-cell table:formula="of:=VALUE([.B1508])" office:value-type="float" office:value="98.8613">
            <text:p>98.8613</text:p>
          </table:table-cell>
          <table:table-cell table:number-columns-repeated="11"/>
        </table:table-row>
        <table:table-row table:style-name="ro1">
          <table:table-cell office:value-type="float" office:value="1507">
            <text:p>1507</text:p>
          </table:table-cell>
          <table:table-cell office:value-type="float" office:value="111.233">
            <text:p>111.233</text:p>
          </table:table-cell>
          <table:table-cell table:formula="of:=VALUE([.B1509])" office:value-type="float" office:value="111.233">
            <text:p>111.233</text:p>
          </table:table-cell>
          <table:table-cell table:number-columns-repeated="11"/>
        </table:table-row>
        <table:table-row table:style-name="ro1">
          <table:table-cell office:value-type="float" office:value="1508">
            <text:p>1508</text:p>
          </table:table-cell>
          <table:table-cell office:value-type="float" office:value="7.19083">
            <text:p>7.19083</text:p>
          </table:table-cell>
          <table:table-cell table:formula="of:=VALUE([.B1510])" office:value-type="float" office:value="7.19083">
            <text:p>7.19083</text:p>
          </table:table-cell>
          <table:table-cell table:number-columns-repeated="11"/>
        </table:table-row>
        <table:table-row table:style-name="ro1">
          <table:table-cell office:value-type="float" office:value="1509">
            <text:p>1509</text:p>
          </table:table-cell>
          <table:table-cell office:value-type="float" office:value="2337.11">
            <text:p>2337.11</text:p>
          </table:table-cell>
          <table:table-cell table:formula="of:=VALUE([.B1511])" office:value-type="float" office:value="2337.11">
            <text:p>2337.11</text:p>
          </table:table-cell>
          <table:table-cell table:number-columns-repeated="11"/>
        </table:table-row>
        <table:table-row table:style-name="ro1">
          <table:table-cell office:value-type="float" office:value="1510">
            <text:p>1510</text:p>
          </table:table-cell>
          <table:table-cell office:value-type="float" office:value="97.7738">
            <text:p>97.7738</text:p>
          </table:table-cell>
          <table:table-cell table:formula="of:=VALUE([.B1512])" office:value-type="float" office:value="97.7738">
            <text:p>97.7738</text:p>
          </table:table-cell>
          <table:table-cell table:number-columns-repeated="11"/>
        </table:table-row>
        <table:table-row table:style-name="ro1">
          <table:table-cell office:value-type="float" office:value="1511">
            <text:p>1511</text:p>
          </table:table-cell>
          <table:table-cell office:value-type="float" office:value="114.185">
            <text:p>114.185</text:p>
          </table:table-cell>
          <table:table-cell table:formula="of:=VALUE([.B1513])" office:value-type="float" office:value="114.185">
            <text:p>114.185</text:p>
          </table:table-cell>
          <table:table-cell table:number-columns-repeated="11"/>
        </table:table-row>
        <table:table-row table:style-name="ro1">
          <table:table-cell office:value-type="float" office:value="1512">
            <text:p>1512</text:p>
          </table:table-cell>
          <table:table-cell office:value-type="float" office:value="7.20004">
            <text:p>7.20004</text:p>
          </table:table-cell>
          <table:table-cell table:formula="of:=VALUE([.B1514])" office:value-type="float" office:value="7.20004">
            <text:p>7.20004</text:p>
          </table:table-cell>
          <table:table-cell table:number-columns-repeated="11"/>
        </table:table-row>
        <table:table-row table:style-name="ro1">
          <table:table-cell office:value-type="float" office:value="1513">
            <text:p>1513</text:p>
          </table:table-cell>
          <table:table-cell office:value-type="float" office:value="2250.58">
            <text:p>2250.58</text:p>
          </table:table-cell>
          <table:table-cell table:formula="of:=VALUE([.B1515])" office:value-type="float" office:value="2250.58">
            <text:p>2250.58</text:p>
          </table:table-cell>
          <table:table-cell table:number-columns-repeated="11"/>
        </table:table-row>
        <table:table-row table:style-name="ro1">
          <table:table-cell office:value-type="float" office:value="1514">
            <text:p>1514</text:p>
          </table:table-cell>
          <table:table-cell office:value-type="float" office:value="88.406">
            <text:p>88.406</text:p>
          </table:table-cell>
          <table:table-cell table:formula="of:=VALUE([.B1516])" office:value-type="float" office:value="88.406">
            <text:p>88.406</text:p>
          </table:table-cell>
          <table:table-cell table:number-columns-repeated="11"/>
        </table:table-row>
        <table:table-row table:style-name="ro1">
          <table:table-cell office:value-type="float" office:value="1515">
            <text:p>1515</text:p>
          </table:table-cell>
          <table:table-cell office:value-type="float" office:value="117.269">
            <text:p>117.269</text:p>
          </table:table-cell>
          <table:table-cell table:formula="of:=VALUE([.B1517])" office:value-type="float" office:value="117.269">
            <text:p>117.269</text:p>
          </table:table-cell>
          <table:table-cell table:number-columns-repeated="11"/>
        </table:table-row>
        <table:table-row table:style-name="ro1">
          <table:table-cell office:value-type="float" office:value="1516">
            <text:p>1516</text:p>
          </table:table-cell>
          <table:table-cell office:value-type="float" office:value="6.96354">
            <text:p>6.96354</text:p>
          </table:table-cell>
          <table:table-cell table:formula="of:=VALUE([.B1518])" office:value-type="float" office:value="6.96354">
            <text:p>6.96354</text:p>
          </table:table-cell>
          <table:table-cell table:number-columns-repeated="11"/>
        </table:table-row>
        <table:table-row table:style-name="ro1">
          <table:table-cell office:value-type="float" office:value="1517">
            <text:p>1517</text:p>
          </table:table-cell>
          <table:table-cell office:value-type="float" office:value="2116.48">
            <text:p>2116.48</text:p>
          </table:table-cell>
          <table:table-cell table:formula="of:=VALUE([.B1519])" office:value-type="float" office:value="2116.48">
            <text:p>2116.48</text:p>
          </table:table-cell>
          <table:table-cell table:number-columns-repeated="11"/>
        </table:table-row>
        <table:table-row table:style-name="ro1">
          <table:table-cell office:value-type="float" office:value="1518">
            <text:p>1518</text:p>
          </table:table-cell>
          <table:table-cell office:value-type="float" office:value="86.7052">
            <text:p>86.7052</text:p>
          </table:table-cell>
          <table:table-cell table:formula="of:=VALUE([.B1520])" office:value-type="float" office:value="86.7052">
            <text:p>86.7052</text:p>
          </table:table-cell>
          <table:table-cell table:number-columns-repeated="11"/>
        </table:table-row>
        <table:table-row table:style-name="ro1">
          <table:table-cell office:value-type="float" office:value="1519">
            <text:p>1519</text:p>
          </table:table-cell>
          <table:table-cell office:value-type="float" office:value="113.92">
            <text:p>113.92</text:p>
          </table:table-cell>
          <table:table-cell table:formula="of:=VALUE([.B1521])" office:value-type="float" office:value="113.92">
            <text:p>113.92</text:p>
          </table:table-cell>
          <table:table-cell table:number-columns-repeated="11"/>
        </table:table-row>
        <table:table-row table:style-name="ro1">
          <table:table-cell office:value-type="float" office:value="1520">
            <text:p>1520</text:p>
          </table:table-cell>
          <table:table-cell office:value-type="float" office:value="6.61107">
            <text:p>6.61107</text:p>
          </table:table-cell>
          <table:table-cell table:formula="of:=VALUE([.B1522])" office:value-type="float" office:value="6.61107">
            <text:p>6.61107</text:p>
          </table:table-cell>
          <table:table-cell table:number-columns-repeated="11"/>
        </table:table-row>
        <table:table-row table:style-name="ro1">
          <table:table-cell office:value-type="float" office:value="1521">
            <text:p>1521</text:p>
          </table:table-cell>
          <table:table-cell office:value-type="float" office:value="2013.97">
            <text:p>2013.97</text:p>
          </table:table-cell>
          <table:table-cell table:formula="of:=VALUE([.B1523])" office:value-type="float" office:value="2013.97">
            <text:p>2013.97</text:p>
          </table:table-cell>
          <table:table-cell table:number-columns-repeated="11"/>
        </table:table-row>
        <table:table-row table:style-name="ro1">
          <table:table-cell office:value-type="float" office:value="1522">
            <text:p>1522</text:p>
          </table:table-cell>
          <table:table-cell office:value-type="float" office:value="90.5493">
            <text:p>90.5493</text:p>
          </table:table-cell>
          <table:table-cell table:formula="of:=VALUE([.B1524])" office:value-type="float" office:value="90.5493">
            <text:p>90.5493</text:p>
          </table:table-cell>
          <table:table-cell table:number-columns-repeated="11"/>
        </table:table-row>
        <table:table-row table:style-name="ro1">
          <table:table-cell office:value-type="float" office:value="1523">
            <text:p>1523</text:p>
          </table:table-cell>
          <table:table-cell office:value-type="float" office:value="106.905">
            <text:p>106.905</text:p>
          </table:table-cell>
          <table:table-cell table:formula="of:=VALUE([.B1525])" office:value-type="float" office:value="106.905">
            <text:p>106.905</text:p>
          </table:table-cell>
          <table:table-cell table:number-columns-repeated="11"/>
        </table:table-row>
        <table:table-row table:style-name="ro1">
          <table:table-cell office:value-type="float" office:value="1524">
            <text:p>1524</text:p>
          </table:table-cell>
          <table:table-cell office:value-type="float" office:value="6.057">
            <text:p>6.057</text:p>
          </table:table-cell>
          <table:table-cell table:formula="of:=VALUE([.B1526])" office:value-type="float" office:value="6.057">
            <text:p>6.057</text:p>
          </table:table-cell>
          <table:table-cell table:number-columns-repeated="11"/>
        </table:table-row>
        <table:table-row table:style-name="ro1">
          <table:table-cell office:value-type="float" office:value="1525">
            <text:p>1525</text:p>
          </table:table-cell>
          <table:table-cell office:value-type="float" office:value="1851.15">
            <text:p>1851.15</text:p>
          </table:table-cell>
          <table:table-cell table:formula="of:=VALUE([.B1527])" office:value-type="float" office:value="1851.15">
            <text:p>1851.15</text:p>
          </table:table-cell>
          <table:table-cell table:number-columns-repeated="11"/>
        </table:table-row>
        <table:table-row table:style-name="ro1">
          <table:table-cell office:value-type="float" office:value="1526">
            <text:p>1526</text:p>
          </table:table-cell>
          <table:table-cell office:value-type="float" office:value="95.6491">
            <text:p>95.6491</text:p>
          </table:table-cell>
          <table:table-cell table:formula="of:=VALUE([.B1528])" office:value-type="float" office:value="95.6491">
            <text:p>95.6491</text:p>
          </table:table-cell>
          <table:table-cell table:number-columns-repeated="11"/>
        </table:table-row>
        <table:table-row table:style-name="ro1">
          <table:table-cell office:value-type="float" office:value="1527">
            <text:p>1527</text:p>
          </table:table-cell>
          <table:table-cell office:value-type="float" office:value="95.6139">
            <text:p>95.6139</text:p>
          </table:table-cell>
          <table:table-cell table:formula="of:=VALUE([.B1529])" office:value-type="float" office:value="95.6139">
            <text:p>95.6139</text:p>
          </table:table-cell>
          <table:table-cell table:number-columns-repeated="11"/>
        </table:table-row>
        <table:table-row table:style-name="ro1">
          <table:table-cell office:value-type="float" office:value="1528">
            <text:p>1528</text:p>
          </table:table-cell>
          <table:table-cell office:value-type="float" office:value="4.55736">
            <text:p>4.55736</text:p>
          </table:table-cell>
          <table:table-cell table:formula="of:=VALUE([.B1530])" office:value-type="float" office:value="4.55736">
            <text:p>4.55736</text:p>
          </table:table-cell>
          <table:table-cell table:number-columns-repeated="11"/>
        </table:table-row>
        <table:table-row table:style-name="ro1">
          <table:table-cell office:value-type="float" office:value="1529">
            <text:p>1529</text:p>
          </table:table-cell>
          <table:table-cell office:value-type="float" office:value="1645.59">
            <text:p>1645.59</text:p>
          </table:table-cell>
          <table:table-cell table:formula="of:=VALUE([.B1531])" office:value-type="float" office:value="1645.59">
            <text:p>1645.59</text:p>
          </table:table-cell>
          <table:table-cell table:number-columns-repeated="11"/>
        </table:table-row>
        <table:table-row table:style-name="ro1">
          <table:table-cell office:value-type="float" office:value="1530">
            <text:p>1530</text:p>
          </table:table-cell>
          <table:table-cell office:value-type="float" office:value="152.956">
            <text:p>152.956</text:p>
          </table:table-cell>
          <table:table-cell table:formula="of:=VALUE([.B1532])" office:value-type="float" office:value="152.956">
            <text:p>152.956</text:p>
          </table:table-cell>
          <table:table-cell table:number-columns-repeated="11"/>
        </table:table-row>
        <table:table-row table:style-name="ro1">
          <table:table-cell office:value-type="float" office:value="1531">
            <text:p>1531</text:p>
          </table:table-cell>
          <table:table-cell office:value-type="float" office:value="48.5786">
            <text:p>48.5786</text:p>
          </table:table-cell>
          <table:table-cell table:formula="of:=VALUE([.B1533])" office:value-type="float" office:value="48.5786">
            <text:p>48.5786</text:p>
          </table:table-cell>
          <table:table-cell table:number-columns-repeated="11"/>
        </table:table-row>
        <table:table-row table:style-name="ro1">
          <table:table-cell office:value-type="float" office:value="1532">
            <text:p>1532</text:p>
          </table:table-cell>
          <table:table-cell office:value-type="float" office:value="3.24391">
            <text:p>3.24391</text:p>
          </table:table-cell>
          <table:table-cell table:formula="of:=VALUE([.B1534])" office:value-type="float" office:value="3.24391">
            <text:p>3.24391</text:p>
          </table:table-cell>
          <table:table-cell table:number-columns-repeated="11"/>
        </table:table-row>
        <table:table-row table:style-name="ro1">
          <table:table-cell office:value-type="float" office:value="1533">
            <text:p>1533</text:p>
          </table:table-cell>
          <table:table-cell office:value-type="float" office:value="1452.81">
            <text:p>1452.81</text:p>
          </table:table-cell>
          <table:table-cell table:formula="of:=VALUE([.B1535])" office:value-type="float" office:value="1452.81">
            <text:p>1452.81</text:p>
          </table:table-cell>
          <table:table-cell table:number-columns-repeated="11"/>
        </table:table-row>
        <table:table-row table:style-name="ro1">
          <table:table-cell office:value-type="float" office:value="1534">
            <text:p>1534</text:p>
          </table:table-cell>
          <table:table-cell office:value-type="float" office:value="192.692">
            <text:p>192.692</text:p>
          </table:table-cell>
          <table:table-cell table:formula="of:=VALUE([.B1536])" office:value-type="float" office:value="192.692">
            <text:p>192.692</text:p>
          </table:table-cell>
          <table:table-cell table:number-columns-repeated="11"/>
        </table:table-row>
        <table:table-row table:style-name="ro1">
          <table:table-cell office:value-type="float" office:value="1535">
            <text:p>1535</text:p>
          </table:table-cell>
          <table:table-cell office:value-type="float" office:value="9.66024">
            <text:p>9.66024</text:p>
          </table:table-cell>
          <table:table-cell table:formula="of:=VALUE([.B1537])" office:value-type="float" office:value="9.66024">
            <text:p>9.66024</text:p>
          </table:table-cell>
          <table:table-cell table:number-columns-repeated="11"/>
        </table:table-row>
        <table:table-row table:style-name="ro1">
          <table:table-cell office:value-type="float" office:value="1536">
            <text:p>1536</text:p>
          </table:table-cell>
          <table:table-cell office:value-type="float" office:value="0.337965">
            <text:p>0.337965</text:p>
          </table:table-cell>
          <table:table-cell table:formula="of:=VALUE([.B1538])" office:value-type="float" office:value="0.337965">
            <text:p>0.337965</text:p>
          </table:table-cell>
          <table:table-cell table:number-columns-repeated="11"/>
        </table:table-row>
        <table:table-row table:style-name="ro1">
          <table:table-cell office:value-type="float" office:value="1537">
            <text:p>1537</text:p>
          </table:table-cell>
          <table:table-cell office:value-type="float" office:value="889.551">
            <text:p>889.551</text:p>
          </table:table-cell>
          <table:table-cell table:formula="of:=VALUE([.B1539])" office:value-type="float" office:value="889.551">
            <text:p>889.551</text:p>
          </table:table-cell>
          <table:table-cell table:number-columns-repeated="11"/>
        </table:table-row>
        <table:table-row table:style-name="ro1">
          <table:table-cell office:value-type="float" office:value="1538">
            <text:p>1538</text:p>
          </table:table-cell>
          <table:table-cell office:value-type="float" office:value="335.196">
            <text:p>335.196</text:p>
          </table:table-cell>
          <table:table-cell table:formula="of:=VALUE([.B1540])" office:value-type="float" office:value="335.196">
            <text:p>335.196</text:p>
          </table:table-cell>
          <table:table-cell table:number-columns-repeated="11"/>
        </table:table-row>
        <table:table-row table:style-name="ro1">
          <table:table-cell office:value-type="float" office:value="1539">
            <text:p>1539</text:p>
          </table:table-cell>
          <table:table-cell office:value-type="float" office:value="88.5745">
            <text:p>88.5745</text:p>
          </table:table-cell>
          <table:table-cell table:formula="of:=VALUE([.B1541])" office:value-type="float" office:value="88.5745">
            <text:p>88.5745</text:p>
          </table:table-cell>
          <table:table-cell table:number-columns-repeated="11"/>
        </table:table-row>
        <table:table-row table:style-name="ro1">
          <table:table-cell office:value-type="float" office:value="1540">
            <text:p>1540</text:p>
          </table:table-cell>
          <table:table-cell office:value-type="float" office:value="22.5451">
            <text:p>22.5451</text:p>
          </table:table-cell>
          <table:table-cell table:formula="of:=VALUE([.B1542])" office:value-type="float" office:value="22.5451">
            <text:p>22.5451</text:p>
          </table:table-cell>
          <table:table-cell table:number-columns-repeated="11"/>
        </table:table-row>
        <table:table-row table:style-name="ro1">
          <table:table-cell office:value-type="float" office:value="1541">
            <text:p>1541</text:p>
          </table:table-cell>
          <table:table-cell office:value-type="float" office:value="940.773">
            <text:p>940.773</text:p>
          </table:table-cell>
          <table:table-cell table:formula="of:=VALUE([.B1543])" office:value-type="float" office:value="940.773">
            <text:p>940.773</text:p>
          </table:table-cell>
          <table:table-cell table:number-columns-repeated="11"/>
        </table:table-row>
        <table:table-row table:style-name="ro1">
          <table:table-cell office:value-type="float" office:value="1542">
            <text:p>1542</text:p>
          </table:table-cell>
          <table:table-cell office:value-type="float" office:value="1687.5">
            <text:p>1687.5</text:p>
          </table:table-cell>
          <table:table-cell table:formula="of:=VALUE([.B1544])" office:value-type="float" office:value="1687.5">
            <text:p>1687.5</text:p>
          </table:table-cell>
          <table:table-cell table:number-columns-repeated="11"/>
        </table:table-row>
        <table:table-row table:style-name="ro1">
          <table:table-cell office:value-type="float" office:value="1543">
            <text:p>1543</text:p>
          </table:table-cell>
          <table:table-cell office:value-type="float" office:value="974.642">
            <text:p>974.642</text:p>
          </table:table-cell>
          <table:table-cell table:formula="of:=VALUE([.B1545])" office:value-type="float" office:value="974.642">
            <text:p>974.642</text:p>
          </table:table-cell>
          <table:table-cell table:number-columns-repeated="11"/>
        </table:table-row>
        <table:table-row table:style-name="ro1">
          <table:table-cell office:value-type="float" office:value="1544">
            <text:p>1544</text:p>
          </table:table-cell>
          <table:table-cell office:value-type="float" office:value="2.07719">
            <text:p>2.07719</text:p>
          </table:table-cell>
          <table:table-cell table:formula="of:=VALUE([.B1546])" office:value-type="float" office:value="2.07719">
            <text:p>2.07719</text:p>
          </table:table-cell>
          <table:table-cell table:number-columns-repeated="11"/>
        </table:table-row>
        <table:table-row table:style-name="ro1">
          <table:table-cell office:value-type="float" office:value="1545">
            <text:p>1545</text:p>
          </table:table-cell>
          <table:table-cell office:value-type="float" office:value="947.561">
            <text:p>947.561</text:p>
          </table:table-cell>
          <table:table-cell table:formula="of:=VALUE([.B1547])" office:value-type="float" office:value="947.561">
            <text:p>947.561</text:p>
          </table:table-cell>
          <table:table-cell table:number-columns-repeated="11"/>
        </table:table-row>
        <table:table-row table:style-name="ro1">
          <table:table-cell office:value-type="float" office:value="1546">
            <text:p>1546</text:p>
          </table:table-cell>
          <table:table-cell office:value-type="float" office:value="131.705">
            <text:p>131.705</text:p>
          </table:table-cell>
          <table:table-cell table:formula="of:=VALUE([.B1548])" office:value-type="float" office:value="131.705">
            <text:p>131.705</text:p>
          </table:table-cell>
          <table:table-cell table:number-columns-repeated="11"/>
        </table:table-row>
        <table:table-row table:style-name="ro1">
          <table:table-cell office:value-type="float" office:value="1547">
            <text:p>1547</text:p>
          </table:table-cell>
          <table:table-cell office:value-type="float" office:value="10.4509">
            <text:p>10.4509</text:p>
          </table:table-cell>
          <table:table-cell table:formula="of:=VALUE([.B1549])" office:value-type="float" office:value="10.4509">
            <text:p>10.4509</text:p>
          </table:table-cell>
          <table:table-cell table:number-columns-repeated="11"/>
        </table:table-row>
        <table:table-row table:style-name="ro1">
          <table:table-cell office:value-type="float" office:value="1548">
            <text:p>1548</text:p>
          </table:table-cell>
          <table:table-cell office:value-type="float" office:value="1.86424">
            <text:p>1.86424</text:p>
          </table:table-cell>
          <table:table-cell table:formula="of:=VALUE([.B1550])" office:value-type="float" office:value="1.86424">
            <text:p>1.86424</text:p>
          </table:table-cell>
          <table:table-cell table:number-columns-repeated="11"/>
        </table:table-row>
        <table:table-row table:style-name="ro1">
          <table:table-cell office:value-type="float" office:value="1549">
            <text:p>1549</text:p>
          </table:table-cell>
          <table:table-cell office:value-type="float" office:value="730.648">
            <text:p>730.648</text:p>
          </table:table-cell>
          <table:table-cell table:formula="of:=VALUE([.B1551])" office:value-type="float" office:value="730.648">
            <text:p>730.648</text:p>
          </table:table-cell>
          <table:table-cell table:number-columns-repeated="11"/>
        </table:table-row>
        <table:table-row table:style-name="ro1">
          <table:table-cell office:value-type="float" office:value="1550">
            <text:p>1550</text:p>
          </table:table-cell>
          <table:table-cell office:value-type="float" office:value="104.159">
            <text:p>104.159</text:p>
          </table:table-cell>
          <table:table-cell table:formula="of:=VALUE([.B1552])" office:value-type="float" office:value="104.159">
            <text:p>104.159</text:p>
          </table:table-cell>
          <table:table-cell table:number-columns-repeated="11"/>
        </table:table-row>
        <table:table-row table:style-name="ro1">
          <table:table-cell office:value-type="float" office:value="1551">
            <text:p>1551</text:p>
          </table:table-cell>
          <table:table-cell office:value-type="float" office:value="19.4375">
            <text:p>19.4375</text:p>
          </table:table-cell>
          <table:table-cell table:formula="of:=VALUE([.B1553])" office:value-type="float" office:value="19.4375">
            <text:p>19.4375</text:p>
          </table:table-cell>
          <table:table-cell table:number-columns-repeated="11"/>
        </table:table-row>
        <table:table-row table:style-name="ro1">
          <table:table-cell office:value-type="float" office:value="1552">
            <text:p>1552</text:p>
          </table:table-cell>
          <table:table-cell office:value-type="float" office:value="1.71957">
            <text:p>1.71957</text:p>
          </table:table-cell>
          <table:table-cell table:formula="of:=VALUE([.B1554])" office:value-type="float" office:value="1.71957">
            <text:p>1.71957</text:p>
          </table:table-cell>
          <table:table-cell table:number-columns-repeated="11"/>
        </table:table-row>
        <table:table-row table:style-name="ro1">
          <table:table-cell office:value-type="float" office:value="1553">
            <text:p>1553</text:p>
          </table:table-cell>
          <table:table-cell office:value-type="float" office:value="495.346">
            <text:p>495.346</text:p>
          </table:table-cell>
          <table:table-cell table:formula="of:=VALUE([.B1555])" office:value-type="float" office:value="495.346">
            <text:p>495.346</text:p>
          </table:table-cell>
          <table:table-cell table:number-columns-repeated="11"/>
        </table:table-row>
        <table:table-row table:style-name="ro1">
          <table:table-cell office:value-type="float" office:value="1554">
            <text:p>1554</text:p>
          </table:table-cell>
          <table:table-cell office:value-type="float" office:value="74.0397">
            <text:p>74.0397</text:p>
          </table:table-cell>
          <table:table-cell table:formula="of:=VALUE([.B1556])" office:value-type="float" office:value="74.0397">
            <text:p>74.0397</text:p>
          </table:table-cell>
          <table:table-cell table:number-columns-repeated="11"/>
        </table:table-row>
        <table:table-row table:style-name="ro1">
          <table:table-cell office:value-type="float" office:value="1555">
            <text:p>1555</text:p>
          </table:table-cell>
          <table:table-cell office:value-type="float" office:value="31.3097">
            <text:p>31.3097</text:p>
          </table:table-cell>
          <table:table-cell table:formula="of:=VALUE([.B1557])" office:value-type="float" office:value="31.3097">
            <text:p>31.3097</text:p>
          </table:table-cell>
          <table:table-cell table:number-columns-repeated="11"/>
        </table:table-row>
        <table:table-row table:style-name="ro1">
          <table:table-cell office:value-type="float" office:value="1556">
            <text:p>1556</text:p>
          </table:table-cell>
          <table:table-cell office:value-type="float" office:value="1.36068">
            <text:p>1.36068</text:p>
          </table:table-cell>
          <table:table-cell table:formula="of:=VALUE([.B1558])" office:value-type="float" office:value="1.36068">
            <text:p>1.36068</text:p>
          </table:table-cell>
          <table:table-cell table:number-columns-repeated="11"/>
        </table:table-row>
        <table:table-row table:style-name="ro1">
          <table:table-cell office:value-type="float" office:value="1557">
            <text:p>1557</text:p>
          </table:table-cell>
          <table:table-cell office:value-type="float" office:value="201.594">
            <text:p>201.594</text:p>
          </table:table-cell>
          <table:table-cell table:formula="of:=VALUE([.B1559])" office:value-type="float" office:value="201.594">
            <text:p>201.594</text:p>
          </table:table-cell>
          <table:table-cell table:number-columns-repeated="11"/>
        </table:table-row>
        <table:table-row table:style-name="ro1">
          <table:table-cell office:value-type="float" office:value="1558">
            <text:p>1558</text:p>
          </table:table-cell>
          <table:table-cell office:value-type="float" office:value="66.5934">
            <text:p>66.5934</text:p>
          </table:table-cell>
          <table:table-cell table:formula="of:=VALUE([.B1560])" office:value-type="float" office:value="66.5934">
            <text:p>66.5934</text:p>
          </table:table-cell>
          <table:table-cell table:number-columns-repeated="11"/>
        </table:table-row>
        <table:table-row table:style-name="ro1">
          <table:table-cell office:value-type="float" office:value="1559">
            <text:p>1559</text:p>
          </table:table-cell>
          <table:table-cell office:value-type="float" office:value="28.6935">
            <text:p>28.6935</text:p>
          </table:table-cell>
          <table:table-cell table:formula="of:=VALUE([.B1561])" office:value-type="float" office:value="28.6935">
            <text:p>28.6935</text:p>
          </table:table-cell>
          <table:table-cell table:number-columns-repeated="11"/>
        </table:table-row>
        <table:table-row table:style-name="ro1">
          <table:table-cell office:value-type="float" office:value="1560">
            <text:p>1560</text:p>
          </table:table-cell>
          <table:table-cell office:value-type="float" office:value="2.97233">
            <text:p>2.97233</text:p>
          </table:table-cell>
          <table:table-cell table:formula="of:=VALUE([.B1562])" office:value-type="float" office:value="2.97233">
            <text:p>2.97233</text:p>
          </table:table-cell>
          <table:table-cell table:number-columns-repeated="11"/>
        </table:table-row>
        <table:table-row table:style-name="ro1">
          <table:table-cell office:value-type="float" office:value="1561">
            <text:p>1561</text:p>
          </table:table-cell>
          <table:table-cell office:value-type="float" office:value="378.735">
            <text:p>378.735</text:p>
          </table:table-cell>
          <table:table-cell table:formula="of:=VALUE([.B1563])" office:value-type="float" office:value="378.735">
            <text:p>378.735</text:p>
          </table:table-cell>
          <table:table-cell table:number-columns-repeated="11"/>
        </table:table-row>
        <table:table-row table:style-name="ro1">
          <table:table-cell office:value-type="float" office:value="1562">
            <text:p>1562</text:p>
          </table:table-cell>
          <table:table-cell office:value-type="float" office:value="60.0766">
            <text:p>60.0766</text:p>
          </table:table-cell>
          <table:table-cell table:formula="of:=VALUE([.B1564])" office:value-type="float" office:value="60.0766">
            <text:p>60.0766</text:p>
          </table:table-cell>
          <table:table-cell table:number-columns-repeated="11"/>
        </table:table-row>
        <table:table-row table:style-name="ro1">
          <table:table-cell office:value-type="float" office:value="1563">
            <text:p>1563</text:p>
          </table:table-cell>
          <table:table-cell office:value-type="float" office:value="125.964">
            <text:p>125.964</text:p>
          </table:table-cell>
          <table:table-cell table:formula="of:=VALUE([.B1565])" office:value-type="float" office:value="125.964">
            <text:p>125.964</text:p>
          </table:table-cell>
          <table:table-cell table:number-columns-repeated="11"/>
        </table:table-row>
        <table:table-row table:style-name="ro1">
          <table:table-cell office:value-type="float" office:value="1564">
            <text:p>1564</text:p>
          </table:table-cell>
          <table:table-cell office:value-type="float" office:value="2.30062">
            <text:p>2.30062</text:p>
          </table:table-cell>
          <table:table-cell table:formula="of:=VALUE([.B1566])" office:value-type="float" office:value="2.30062">
            <text:p>2.30062</text:p>
          </table:table-cell>
          <table:table-cell table:number-columns-repeated="11"/>
        </table:table-row>
        <table:table-row table:style-name="ro1">
          <table:table-cell office:value-type="float" office:value="1565">
            <text:p>1565</text:p>
          </table:table-cell>
          <table:table-cell office:value-type="float" office:value="212.796">
            <text:p>212.796</text:p>
          </table:table-cell>
          <table:table-cell table:formula="of:=VALUE([.B1567])" office:value-type="float" office:value="212.796">
            <text:p>212.796</text:p>
          </table:table-cell>
          <table:table-cell table:number-columns-repeated="11"/>
        </table:table-row>
        <table:table-row table:style-name="ro1">
          <table:table-cell office:value-type="float" office:value="1566">
            <text:p>1566</text:p>
          </table:table-cell>
          <table:table-cell office:value-type="float" office:value="98.5291">
            <text:p>98.5291</text:p>
          </table:table-cell>
          <table:table-cell table:formula="of:=VALUE([.B1568])" office:value-type="float" office:value="98.5291">
            <text:p>98.5291</text:p>
          </table:table-cell>
          <table:table-cell table:number-columns-repeated="11"/>
        </table:table-row>
        <table:table-row table:style-name="ro1">
          <table:table-cell office:value-type="float" office:value="1567">
            <text:p>1567</text:p>
          </table:table-cell>
          <table:table-cell office:value-type="float" office:value="95.4155">
            <text:p>95.4155</text:p>
          </table:table-cell>
          <table:table-cell table:formula="of:=VALUE([.B1569])" office:value-type="float" office:value="95.4155">
            <text:p>95.4155</text:p>
          </table:table-cell>
          <table:table-cell table:number-columns-repeated="11"/>
        </table:table-row>
        <table:table-row table:style-name="ro1">
          <table:table-cell office:value-type="float" office:value="1568">
            <text:p>1568</text:p>
          </table:table-cell>
          <table:table-cell office:value-type="float" office:value="1.79738">
            <text:p>1.79738</text:p>
          </table:table-cell>
          <table:table-cell table:formula="of:=VALUE([.B1570])" office:value-type="float" office:value="1.79738">
            <text:p>1.79738</text:p>
          </table:table-cell>
          <table:table-cell table:number-columns-repeated="11"/>
        </table:table-row>
        <table:table-row table:style-name="ro1">
          <table:table-cell office:value-type="float" office:value="1569">
            <text:p>1569</text:p>
          </table:table-cell>
          <table:table-cell office:value-type="float" office:value="596.608">
            <text:p>596.608</text:p>
          </table:table-cell>
          <table:table-cell table:formula="of:=VALUE([.B1571])" office:value-type="float" office:value="596.608">
            <text:p>596.608</text:p>
          </table:table-cell>
          <table:table-cell table:number-columns-repeated="11"/>
        </table:table-row>
        <table:table-row table:style-name="ro1">
          <table:table-cell office:value-type="float" office:value="1570">
            <text:p>1570</text:p>
          </table:table-cell>
          <table:table-cell office:value-type="float" office:value="58.2771">
            <text:p>58.2771</text:p>
          </table:table-cell>
          <table:table-cell table:formula="of:=VALUE([.B1572])" office:value-type="float" office:value="58.2771">
            <text:p>58.2771</text:p>
          </table:table-cell>
          <table:table-cell table:number-columns-repeated="11"/>
        </table:table-row>
        <table:table-row table:style-name="ro1">
          <table:table-cell office:value-type="float" office:value="1571">
            <text:p>1571</text:p>
          </table:table-cell>
          <table:table-cell office:value-type="float" office:value="75.5967">
            <text:p>75.5967</text:p>
          </table:table-cell>
          <table:table-cell table:formula="of:=VALUE([.B1573])" office:value-type="float" office:value="75.5967">
            <text:p>75.5967</text:p>
          </table:table-cell>
          <table:table-cell table:number-columns-repeated="11"/>
        </table:table-row>
        <table:table-row table:style-name="ro1">
          <table:table-cell office:value-type="float" office:value="1572">
            <text:p>1572</text:p>
          </table:table-cell>
          <table:table-cell office:value-type="float" office:value="1.51896">
            <text:p>1.51896</text:p>
          </table:table-cell>
          <table:table-cell table:formula="of:=VALUE([.B1574])" office:value-type="float" office:value="1.51896">
            <text:p>1.51896</text:p>
          </table:table-cell>
          <table:table-cell table:number-columns-repeated="11"/>
        </table:table-row>
        <table:table-row table:style-name="ro1">
          <table:table-cell office:value-type="float" office:value="1573">
            <text:p>1573</text:p>
          </table:table-cell>
          <table:table-cell office:value-type="float" office:value="716.947">
            <text:p>716.947</text:p>
          </table:table-cell>
          <table:table-cell table:formula="of:=VALUE([.B1575])" office:value-type="float" office:value="716.947">
            <text:p>716.947</text:p>
          </table:table-cell>
          <table:table-cell table:number-columns-repeated="11"/>
        </table:table-row>
        <table:table-row table:style-name="ro1">
          <table:table-cell office:value-type="float" office:value="1574">
            <text:p>1574</text:p>
          </table:table-cell>
          <table:table-cell office:value-type="float" office:value="69.2106">
            <text:p>69.2106</text:p>
          </table:table-cell>
          <table:table-cell table:formula="of:=VALUE([.B1576])" office:value-type="float" office:value="69.2106">
            <text:p>69.2106</text:p>
          </table:table-cell>
          <table:table-cell table:number-columns-repeated="11"/>
        </table:table-row>
        <table:table-row table:style-name="ro1">
          <table:table-cell office:value-type="float" office:value="1575">
            <text:p>1575</text:p>
          </table:table-cell>
          <table:table-cell office:value-type="float" office:value="60.9436">
            <text:p>60.9436</text:p>
          </table:table-cell>
          <table:table-cell table:formula="of:=VALUE([.B1577])" office:value-type="float" office:value="60.9436">
            <text:p>60.9436</text:p>
          </table:table-cell>
          <table:table-cell table:number-columns-repeated="11"/>
        </table:table-row>
        <table:table-row table:style-name="ro1">
          <table:table-cell office:value-type="float" office:value="1576">
            <text:p>1576</text:p>
          </table:table-cell>
          <table:table-cell office:value-type="float" office:value="32.7432">
            <text:p>32.7432</text:p>
          </table:table-cell>
          <table:table-cell table:formula="of:=VALUE([.B1578])" office:value-type="float" office:value="32.7432">
            <text:p>32.7432</text:p>
          </table:table-cell>
          <table:table-cell table:number-columns-repeated="11"/>
        </table:table-row>
        <table:table-row table:style-name="ro1">
          <table:table-cell office:value-type="float" office:value="1577">
            <text:p>1577</text:p>
          </table:table-cell>
          <table:table-cell office:value-type="float" office:value="1115.93">
            <text:p>1115.93</text:p>
          </table:table-cell>
          <table:table-cell table:formula="of:=VALUE([.B1579])" office:value-type="float" office:value="1115.93">
            <text:p>1115.93</text:p>
          </table:table-cell>
          <table:table-cell table:number-columns-repeated="11"/>
        </table:table-row>
        <table:table-row table:style-name="ro1">
          <table:table-cell office:value-type="float" office:value="1578">
            <text:p>1578</text:p>
          </table:table-cell>
          <table:table-cell office:value-type="float" office:value="1971.49">
            <text:p>1971.49</text:p>
          </table:table-cell>
          <table:table-cell table:formula="of:=VALUE([.B1580])" office:value-type="float" office:value="1971.49">
            <text:p>1971.49</text:p>
          </table:table-cell>
          <table:table-cell table:number-columns-repeated="11"/>
        </table:table-row>
        <table:table-row table:style-name="ro1">
          <table:table-cell office:value-type="float" office:value="1579">
            <text:p>1579</text:p>
          </table:table-cell>
          <table:table-cell office:value-type="float" office:value="466.951">
            <text:p>466.951</text:p>
          </table:table-cell>
          <table:table-cell table:formula="of:=VALUE([.B1581])" office:value-type="float" office:value="466.951">
            <text:p>466.951</text:p>
          </table:table-cell>
          <table:table-cell table:number-columns-repeated="11"/>
        </table:table-row>
        <table:table-row table:style-name="ro1">
          <table:table-cell office:value-type="float" office:value="1580">
            <text:p>1580</text:p>
          </table:table-cell>
          <table:table-cell office:value-type="float" office:value="10.1604">
            <text:p>10.1604</text:p>
          </table:table-cell>
          <table:table-cell table:formula="of:=VALUE([.B1582])" office:value-type="float" office:value="10.1604">
            <text:p>10.1604</text:p>
          </table:table-cell>
          <table:table-cell table:number-columns-repeated="11"/>
        </table:table-row>
        <table:table-row table:style-name="ro1">
          <table:table-cell office:value-type="float" office:value="1581">
            <text:p>1581</text:p>
          </table:table-cell>
          <table:table-cell office:value-type="float" office:value="226.732">
            <text:p>226.732</text:p>
          </table:table-cell>
          <table:table-cell table:formula="of:=VALUE([.B1583])" office:value-type="float" office:value="226.732">
            <text:p>226.732</text:p>
          </table:table-cell>
          <table:table-cell table:number-columns-repeated="11"/>
        </table:table-row>
        <table:table-row table:style-name="ro1">
          <table:table-cell office:value-type="float" office:value="1582">
            <text:p>1582</text:p>
          </table:table-cell>
          <table:table-cell office:value-type="float" office:value="763.738">
            <text:p>763.738</text:p>
          </table:table-cell>
          <table:table-cell table:formula="of:=VALUE([.B1584])" office:value-type="float" office:value="763.738">
            <text:p>763.738</text:p>
          </table:table-cell>
          <table:table-cell table:number-columns-repeated="11"/>
        </table:table-row>
        <table:table-row table:style-name="ro1">
          <table:table-cell office:value-type="float" office:value="1583">
            <text:p>1583</text:p>
          </table:table-cell>
          <table:table-cell office:value-type="float" office:value="127.75">
            <text:p>127.75</text:p>
          </table:table-cell>
          <table:table-cell table:formula="of:=VALUE([.B1585])" office:value-type="float" office:value="127.75">
            <text:p>127.75</text:p>
          </table:table-cell>
          <table:table-cell table:number-columns-repeated="11"/>
        </table:table-row>
        <table:table-row table:style-name="ro1">
          <table:table-cell office:value-type="float" office:value="1584">
            <text:p>1584</text:p>
          </table:table-cell>
          <table:table-cell office:value-type="float" office:value="3.17484">
            <text:p>3.17484</text:p>
          </table:table-cell>
          <table:table-cell table:formula="of:=VALUE([.B1586])" office:value-type="float" office:value="3.17484">
            <text:p>3.17484</text:p>
          </table:table-cell>
          <table:table-cell table:number-columns-repeated="11"/>
        </table:table-row>
        <table:table-row table:style-name="ro1">
          <table:table-cell office:value-type="float" office:value="1585">
            <text:p>1585</text:p>
          </table:table-cell>
          <table:table-cell office:value-type="float" office:value="130.674">
            <text:p>130.674</text:p>
          </table:table-cell>
          <table:table-cell table:formula="of:=VALUE([.B1587])" office:value-type="float" office:value="130.674">
            <text:p>130.674</text:p>
          </table:table-cell>
          <table:table-cell table:number-columns-repeated="11"/>
        </table:table-row>
        <table:table-row table:style-name="ro1">
          <table:table-cell office:value-type="float" office:value="1586">
            <text:p>1586</text:p>
          </table:table-cell>
          <table:table-cell office:value-type="float" office:value="377.009">
            <text:p>377.009</text:p>
          </table:table-cell>
          <table:table-cell table:formula="of:=VALUE([.B1588])" office:value-type="float" office:value="377.009">
            <text:p>377.009</text:p>
          </table:table-cell>
          <table:table-cell table:number-columns-repeated="11"/>
        </table:table-row>
        <table:table-row table:style-name="ro1">
          <table:table-cell office:value-type="float" office:value="1587">
            <text:p>1587</text:p>
          </table:table-cell>
          <table:table-cell office:value-type="float" office:value="24.7421">
            <text:p>24.7421</text:p>
          </table:table-cell>
          <table:table-cell table:formula="of:=VALUE([.B1589])" office:value-type="float" office:value="24.7421">
            <text:p>24.7421</text:p>
          </table:table-cell>
          <table:table-cell table:number-columns-repeated="11"/>
        </table:table-row>
        <table:table-row table:style-name="ro1">
          <table:table-cell office:value-type="float" office:value="1588">
            <text:p>1588</text:p>
          </table:table-cell>
          <table:table-cell office:value-type="float" office:value="2.61871">
            <text:p>2.61871</text:p>
          </table:table-cell>
          <table:table-cell table:formula="of:=VALUE([.B1590])" office:value-type="float" office:value="2.61871">
            <text:p>2.61871</text:p>
          </table:table-cell>
          <table:table-cell table:number-columns-repeated="11"/>
        </table:table-row>
        <table:table-row table:style-name="ro1">
          <table:table-cell office:value-type="float" office:value="1589">
            <text:p>1589</text:p>
          </table:table-cell>
          <table:table-cell office:value-type="float" office:value="1391.77">
            <text:p>1391.77</text:p>
          </table:table-cell>
          <table:table-cell table:formula="of:=VALUE([.B1591])" office:value-type="float" office:value="1391.77">
            <text:p>1391.77</text:p>
          </table:table-cell>
          <table:table-cell table:number-columns-repeated="11"/>
        </table:table-row>
        <table:table-row table:style-name="ro1">
          <table:table-cell office:value-type="float" office:value="1590">
            <text:p>1590</text:p>
          </table:table-cell>
          <table:table-cell office:value-type="float" office:value="48.1138">
            <text:p>48.1138</text:p>
          </table:table-cell>
          <table:table-cell table:formula="of:=VALUE([.B1592])" office:value-type="float" office:value="48.1138">
            <text:p>48.1138</text:p>
          </table:table-cell>
          <table:table-cell table:number-columns-repeated="11"/>
        </table:table-row>
        <table:table-row table:style-name="ro1">
          <table:table-cell office:value-type="float" office:value="1591">
            <text:p>1591</text:p>
          </table:table-cell>
          <table:table-cell office:value-type="float" office:value="43.8285">
            <text:p>43.8285</text:p>
          </table:table-cell>
          <table:table-cell table:formula="of:=VALUE([.B1593])" office:value-type="float" office:value="43.8285">
            <text:p>43.8285</text:p>
          </table:table-cell>
          <table:table-cell table:number-columns-repeated="11"/>
        </table:table-row>
        <table:table-row table:style-name="ro1">
          <table:table-cell office:value-type="float" office:value="1592">
            <text:p>1592</text:p>
          </table:table-cell>
          <table:table-cell office:value-type="float" office:value="4.44522">
            <text:p>4.44522</text:p>
          </table:table-cell>
          <table:table-cell table:formula="of:=VALUE([.B1594])" office:value-type="float" office:value="4.44522">
            <text:p>4.44522</text:p>
          </table:table-cell>
          <table:table-cell table:number-columns-repeated="11"/>
        </table:table-row>
        <table:table-row table:style-name="ro1">
          <table:table-cell office:value-type="float" office:value="1593">
            <text:p>1593</text:p>
          </table:table-cell>
          <table:table-cell office:value-type="float" office:value="1883.57">
            <text:p>1883.57</text:p>
          </table:table-cell>
          <table:table-cell table:formula="of:=VALUE([.B1595])" office:value-type="float" office:value="1883.57">
            <text:p>1883.57</text:p>
          </table:table-cell>
          <table:table-cell table:number-columns-repeated="11"/>
        </table:table-row>
        <table:table-row table:style-name="ro1">
          <table:table-cell office:value-type="float" office:value="1594">
            <text:p>1594</text:p>
          </table:table-cell>
          <table:table-cell office:value-type="float" office:value="46.1233">
            <text:p>46.1233</text:p>
          </table:table-cell>
          <table:table-cell table:formula="of:=VALUE([.B1596])" office:value-type="float" office:value="46.1233">
            <text:p>46.1233</text:p>
          </table:table-cell>
          <table:table-cell table:number-columns-repeated="11"/>
        </table:table-row>
        <table:table-row table:style-name="ro1">
          <table:table-cell office:value-type="float" office:value="1595">
            <text:p>1595</text:p>
          </table:table-cell>
          <table:table-cell office:value-type="float" office:value="67.1955">
            <text:p>67.1955</text:p>
          </table:table-cell>
          <table:table-cell table:formula="of:=VALUE([.B1597])" office:value-type="float" office:value="67.1955">
            <text:p>67.1955</text:p>
          </table:table-cell>
          <table:table-cell table:number-columns-repeated="11"/>
        </table:table-row>
        <table:table-row table:style-name="ro1">
          <table:table-cell office:value-type="float" office:value="1596">
            <text:p>1596</text:p>
          </table:table-cell>
          <table:table-cell office:value-type="float" office:value="5.41099">
            <text:p>5.41099</text:p>
          </table:table-cell>
          <table:table-cell table:formula="of:=VALUE([.B1598])" office:value-type="float" office:value="5.41099">
            <text:p>5.41099</text:p>
          </table:table-cell>
          <table:table-cell table:number-columns-repeated="11"/>
        </table:table-row>
        <table:table-row table:style-name="ro1">
          <table:table-cell office:value-type="float" office:value="1597">
            <text:p>1597</text:p>
          </table:table-cell>
          <table:table-cell office:value-type="float" office:value="2135.23">
            <text:p>2135.23</text:p>
          </table:table-cell>
          <table:table-cell table:formula="of:=VALUE([.B1599])" office:value-type="float" office:value="2135.23">
            <text:p>2135.23</text:p>
          </table:table-cell>
          <table:table-cell table:number-columns-repeated="11"/>
        </table:table-row>
        <table:table-row table:style-name="ro1">
          <table:table-cell office:value-type="float" office:value="1598">
            <text:p>1598</text:p>
          </table:table-cell>
          <table:table-cell office:value-type="float" office:value="83.4415">
            <text:p>83.4415</text:p>
          </table:table-cell>
          <table:table-cell table:formula="of:=VALUE([.B1600])" office:value-type="float" office:value="83.4415">
            <text:p>83.4415</text:p>
          </table:table-cell>
          <table:table-cell table:number-columns-repeated="11"/>
        </table:table-row>
        <table:table-row table:style-name="ro1">
          <table:table-cell office:value-type="float" office:value="1599">
            <text:p>1599</text:p>
          </table:table-cell>
          <table:table-cell office:value-type="float" office:value="78.5759">
            <text:p>78.5759</text:p>
          </table:table-cell>
          <table:table-cell table:formula="of:=VALUE([.B1601])" office:value-type="float" office:value="78.5759">
            <text:p>78.5759</text:p>
          </table:table-cell>
          <table:table-cell table:number-columns-repeated="11"/>
        </table:table-row>
        <table:table-row table:style-name="ro1">
          <table:table-cell office:value-type="float" office:value="1600">
            <text:p>1600</text:p>
          </table:table-cell>
          <table:table-cell office:value-type="float" office:value="6.12505">
            <text:p>6.12505</text:p>
          </table:table-cell>
          <table:table-cell table:formula="of:=VALUE([.B1602])" office:value-type="float" office:value="6.12505">
            <text:p>6.12505</text:p>
          </table:table-cell>
          <table:table-cell table:number-columns-repeated="11"/>
        </table:table-row>
        <table:table-row table:style-name="ro1">
          <table:table-cell office:value-type="float" office:value="1601">
            <text:p>1601</text:p>
          </table:table-cell>
          <table:table-cell office:value-type="float" office:value="2334.12">
            <text:p>2334.12</text:p>
          </table:table-cell>
          <table:table-cell table:formula="of:=VALUE([.B1603])" office:value-type="float" office:value="2334.12">
            <text:p>2334.12</text:p>
          </table:table-cell>
          <table:table-cell table:number-columns-repeated="11"/>
        </table:table-row>
        <table:table-row table:style-name="ro1">
          <table:table-cell office:value-type="float" office:value="1602">
            <text:p>1602</text:p>
          </table:table-cell>
          <table:table-cell office:value-type="float" office:value="102.822">
            <text:p>102.822</text:p>
          </table:table-cell>
          <table:table-cell table:formula="of:=VALUE([.B1604])" office:value-type="float" office:value="102.822">
            <text:p>102.822</text:p>
          </table:table-cell>
          <table:table-cell table:number-columns-repeated="11"/>
        </table:table-row>
        <table:table-row table:style-name="ro1">
          <table:table-cell office:value-type="float" office:value="1603">
            <text:p>1603</text:p>
          </table:table-cell>
          <table:table-cell office:value-type="float" office:value="87.0708">
            <text:p>87.0708</text:p>
          </table:table-cell>
          <table:table-cell table:formula="of:=VALUE([.B1605])" office:value-type="float" office:value="87.0708">
            <text:p>87.0708</text:p>
          </table:table-cell>
          <table:table-cell table:number-columns-repeated="11"/>
        </table:table-row>
        <table:table-row table:style-name="ro1">
          <table:table-cell office:value-type="float" office:value="1604">
            <text:p>1604</text:p>
          </table:table-cell>
          <table:table-cell office:value-type="float" office:value="6.51759">
            <text:p>6.51759</text:p>
          </table:table-cell>
          <table:table-cell table:formula="of:=VALUE([.B1606])" office:value-type="float" office:value="6.51759">
            <text:p>6.51759</text:p>
          </table:table-cell>
          <table:table-cell table:number-columns-repeated="11"/>
        </table:table-row>
        <table:table-row table:style-name="ro1">
          <table:table-cell office:value-type="float" office:value="1605">
            <text:p>1605</text:p>
          </table:table-cell>
          <table:table-cell office:value-type="float" office:value="2404.63">
            <text:p>2404.63</text:p>
          </table:table-cell>
          <table:table-cell table:formula="of:=VALUE([.B1607])" office:value-type="float" office:value="2404.63">
            <text:p>2404.63</text:p>
          </table:table-cell>
          <table:table-cell table:number-columns-repeated="11"/>
        </table:table-row>
        <table:table-row table:style-name="ro1">
          <table:table-cell office:value-type="float" office:value="1606">
            <text:p>1606</text:p>
          </table:table-cell>
          <table:table-cell office:value-type="float" office:value="101.943">
            <text:p>101.943</text:p>
          </table:table-cell>
          <table:table-cell table:formula="of:=VALUE([.B1608])" office:value-type="float" office:value="101.943">
            <text:p>101.943</text:p>
          </table:table-cell>
          <table:table-cell table:number-columns-repeated="11"/>
        </table:table-row>
        <table:table-row table:style-name="ro1">
          <table:table-cell office:value-type="float" office:value="1607">
            <text:p>1607</text:p>
          </table:table-cell>
          <table:table-cell office:value-type="float" office:value="93.234">
            <text:p>93.234</text:p>
          </table:table-cell>
          <table:table-cell table:formula="of:=VALUE([.B1609])" office:value-type="float" office:value="93.234">
            <text:p>93.234</text:p>
          </table:table-cell>
          <table:table-cell table:number-columns-repeated="11"/>
        </table:table-row>
        <table:table-row table:style-name="ro1">
          <table:table-cell office:value-type="float" office:value="1608">
            <text:p>1608</text:p>
          </table:table-cell>
          <table:table-cell office:value-type="float" office:value="6.72627">
            <text:p>6.72627</text:p>
          </table:table-cell>
          <table:table-cell table:formula="of:=VALUE([.B1610])" office:value-type="float" office:value="6.72627">
            <text:p>6.72627</text:p>
          </table:table-cell>
          <table:table-cell table:number-columns-repeated="11"/>
        </table:table-row>
        <table:table-row table:style-name="ro1">
          <table:table-cell office:value-type="float" office:value="1609">
            <text:p>1609</text:p>
          </table:table-cell>
          <table:table-cell office:value-type="float" office:value="2396.21">
            <text:p>2396.21</text:p>
          </table:table-cell>
          <table:table-cell table:formula="of:=VALUE([.B1611])" office:value-type="float" office:value="2396.21">
            <text:p>2396.21</text:p>
          </table:table-cell>
          <table:table-cell table:number-columns-repeated="11"/>
        </table:table-row>
        <table:table-row table:style-name="ro1">
          <table:table-cell office:value-type="float" office:value="1610">
            <text:p>1610</text:p>
          </table:table-cell>
          <table:table-cell office:value-type="float" office:value="96.9314">
            <text:p>96.9314</text:p>
          </table:table-cell>
          <table:table-cell table:formula="of:=VALUE([.B1612])" office:value-type="float" office:value="96.9314">
            <text:p>96.9314</text:p>
          </table:table-cell>
          <table:table-cell table:number-columns-repeated="11"/>
        </table:table-row>
        <table:table-row table:style-name="ro1">
          <table:table-cell office:value-type="float" office:value="1611">
            <text:p>1611</text:p>
          </table:table-cell>
          <table:table-cell office:value-type="float" office:value="97.4895">
            <text:p>97.4895</text:p>
          </table:table-cell>
          <table:table-cell table:formula="of:=VALUE([.B1613])" office:value-type="float" office:value="97.4895">
            <text:p>97.4895</text:p>
          </table:table-cell>
          <table:table-cell table:number-columns-repeated="11"/>
        </table:table-row>
        <table:table-row table:style-name="ro1">
          <table:table-cell office:value-type="float" office:value="1612">
            <text:p>1612</text:p>
          </table:table-cell>
          <table:table-cell office:value-type="float" office:value="6.85961">
            <text:p>6.85961</text:p>
          </table:table-cell>
          <table:table-cell table:formula="of:=VALUE([.B1614])" office:value-type="float" office:value="6.85961">
            <text:p>6.85961</text:p>
          </table:table-cell>
          <table:table-cell table:number-columns-repeated="11"/>
        </table:table-row>
        <table:table-row table:style-name="ro1">
          <table:table-cell office:value-type="float" office:value="1613">
            <text:p>1613</text:p>
          </table:table-cell>
          <table:table-cell office:value-type="float" office:value="2404.04">
            <text:p>2404.04</text:p>
          </table:table-cell>
          <table:table-cell table:formula="of:=VALUE([.B1615])" office:value-type="float" office:value="2404.04">
            <text:p>2404.04</text:p>
          </table:table-cell>
          <table:table-cell table:number-columns-repeated="11"/>
        </table:table-row>
        <table:table-row table:style-name="ro1">
          <table:table-cell office:value-type="float" office:value="1614">
            <text:p>1614</text:p>
          </table:table-cell>
          <table:table-cell office:value-type="float" office:value="92.7096">
            <text:p>92.7096</text:p>
          </table:table-cell>
          <table:table-cell table:formula="of:=VALUE([.B1616])" office:value-type="float" office:value="92.7096">
            <text:p>92.7096</text:p>
          </table:table-cell>
          <table:table-cell table:number-columns-repeated="11"/>
        </table:table-row>
        <table:table-row table:style-name="ro1">
          <table:table-cell office:value-type="float" office:value="1615">
            <text:p>1615</text:p>
          </table:table-cell>
          <table:table-cell office:value-type="float" office:value="100.668">
            <text:p>100.668</text:p>
          </table:table-cell>
          <table:table-cell table:formula="of:=VALUE([.B1617])" office:value-type="float" office:value="100.668">
            <text:p>100.668</text:p>
          </table:table-cell>
          <table:table-cell table:number-columns-repeated="11"/>
        </table:table-row>
        <table:table-row table:style-name="ro1">
          <table:table-cell office:value-type="float" office:value="1616">
            <text:p>1616</text:p>
          </table:table-cell>
          <table:table-cell office:value-type="float" office:value="6.84142">
            <text:p>6.84142</text:p>
          </table:table-cell>
          <table:table-cell table:formula="of:=VALUE([.B1618])" office:value-type="float" office:value="6.84142">
            <text:p>6.84142</text:p>
          </table:table-cell>
          <table:table-cell table:number-columns-repeated="11"/>
        </table:table-row>
        <table:table-row table:style-name="ro1">
          <table:table-cell office:value-type="float" office:value="1617">
            <text:p>1617</text:p>
          </table:table-cell>
          <table:table-cell office:value-type="float" office:value="2280">
            <text:p>2280</text:p>
          </table:table-cell>
          <table:table-cell table:formula="of:=VALUE([.B1619])" office:value-type="float" office:value="2280">
            <text:p>2280</text:p>
          </table:table-cell>
          <table:table-cell table:number-columns-repeated="11"/>
        </table:table-row>
        <table:table-row table:style-name="ro1">
          <table:table-cell office:value-type="float" office:value="1618">
            <text:p>1618</text:p>
          </table:table-cell>
          <table:table-cell office:value-type="float" office:value="81.8567">
            <text:p>81.8567</text:p>
          </table:table-cell>
          <table:table-cell table:formula="of:=VALUE([.B1620])" office:value-type="float" office:value="81.8567">
            <text:p>81.8567</text:p>
          </table:table-cell>
          <table:table-cell table:number-columns-repeated="11"/>
        </table:table-row>
        <table:table-row table:style-name="ro1">
          <table:table-cell office:value-type="float" office:value="1619">
            <text:p>1619</text:p>
          </table:table-cell>
          <table:table-cell office:value-type="float" office:value="103.52">
            <text:p>103.52</text:p>
          </table:table-cell>
          <table:table-cell table:formula="of:=VALUE([.B1621])" office:value-type="float" office:value="103.52">
            <text:p>103.52</text:p>
          </table:table-cell>
          <table:table-cell table:number-columns-repeated="11"/>
        </table:table-row>
        <table:table-row table:style-name="ro1">
          <table:table-cell office:value-type="float" office:value="1620">
            <text:p>1620</text:p>
          </table:table-cell>
          <table:table-cell office:value-type="float" office:value="6.61885">
            <text:p>6.61885</text:p>
          </table:table-cell>
          <table:table-cell table:formula="of:=VALUE([.B1622])" office:value-type="float" office:value="6.61885">
            <text:p>6.61885</text:p>
          </table:table-cell>
          <table:table-cell table:number-columns-repeated="11"/>
        </table:table-row>
        <table:table-row table:style-name="ro1">
          <table:table-cell office:value-type="float" office:value="1621">
            <text:p>1621</text:p>
          </table:table-cell>
          <table:table-cell office:value-type="float" office:value="2149.48">
            <text:p>2149.48</text:p>
          </table:table-cell>
          <table:table-cell table:formula="of:=VALUE([.B1623])" office:value-type="float" office:value="2149.48">
            <text:p>2149.48</text:p>
          </table:table-cell>
          <table:table-cell table:number-columns-repeated="11"/>
        </table:table-row>
        <table:table-row table:style-name="ro1">
          <table:table-cell office:value-type="float" office:value="1622">
            <text:p>1622</text:p>
          </table:table-cell>
          <table:table-cell office:value-type="float" office:value="77.0102">
            <text:p>77.0102</text:p>
          </table:table-cell>
          <table:table-cell table:formula="of:=VALUE([.B1624])" office:value-type="float" office:value="77.0102">
            <text:p>77.0102</text:p>
          </table:table-cell>
          <table:table-cell table:number-columns-repeated="11"/>
        </table:table-row>
        <table:table-row table:style-name="ro1">
          <table:table-cell office:value-type="float" office:value="1623">
            <text:p>1623</text:p>
          </table:table-cell>
          <table:table-cell office:value-type="float" office:value="101.507">
            <text:p>101.507</text:p>
          </table:table-cell>
          <table:table-cell table:formula="of:=VALUE([.B1625])" office:value-type="float" office:value="101.507">
            <text:p>101.507</text:p>
          </table:table-cell>
          <table:table-cell table:number-columns-repeated="11"/>
        </table:table-row>
        <table:table-row table:style-name="ro1">
          <table:table-cell office:value-type="float" office:value="1624">
            <text:p>1624</text:p>
          </table:table-cell>
          <table:table-cell office:value-type="float" office:value="6.28779">
            <text:p>6.28779</text:p>
          </table:table-cell>
          <table:table-cell table:formula="of:=VALUE([.B1626])" office:value-type="float" office:value="6.28779">
            <text:p>6.28779</text:p>
          </table:table-cell>
          <table:table-cell table:number-columns-repeated="11"/>
        </table:table-row>
        <table:table-row table:style-name="ro1">
          <table:table-cell office:value-type="float" office:value="1625">
            <text:p>1625</text:p>
          </table:table-cell>
          <table:table-cell office:value-type="float" office:value="2045.77">
            <text:p>2045.77</text:p>
          </table:table-cell>
          <table:table-cell table:formula="of:=VALUE([.B1627])" office:value-type="float" office:value="2045.77">
            <text:p>2045.77</text:p>
          </table:table-cell>
          <table:table-cell table:number-columns-repeated="11"/>
        </table:table-row>
        <table:table-row table:style-name="ro1">
          <table:table-cell office:value-type="float" office:value="1626">
            <text:p>1626</text:p>
          </table:table-cell>
          <table:table-cell office:value-type="float" office:value="78.0448">
            <text:p>78.0448</text:p>
          </table:table-cell>
          <table:table-cell table:formula="of:=VALUE([.B1628])" office:value-type="float" office:value="78.0448">
            <text:p>78.0448</text:p>
          </table:table-cell>
          <table:table-cell table:number-columns-repeated="11"/>
        </table:table-row>
        <table:table-row table:style-name="ro1">
          <table:table-cell office:value-type="float" office:value="1627">
            <text:p>1627</text:p>
          </table:table-cell>
          <table:table-cell office:value-type="float" office:value="96.0276">
            <text:p>96.0276</text:p>
          </table:table-cell>
          <table:table-cell table:formula="of:=VALUE([.B1629])" office:value-type="float" office:value="96.0276">
            <text:p>96.0276</text:p>
          </table:table-cell>
          <table:table-cell table:number-columns-repeated="11"/>
        </table:table-row>
        <table:table-row table:style-name="ro1">
          <table:table-cell office:value-type="float" office:value="1628">
            <text:p>1628</text:p>
          </table:table-cell>
          <table:table-cell office:value-type="float" office:value="5.75352">
            <text:p>5.75352</text:p>
          </table:table-cell>
          <table:table-cell table:formula="of:=VALUE([.B1630])" office:value-type="float" office:value="5.75352">
            <text:p>5.75352</text:p>
          </table:table-cell>
          <table:table-cell table:number-columns-repeated="11"/>
        </table:table-row>
        <table:table-row table:style-name="ro1">
          <table:table-cell office:value-type="float" office:value="1629">
            <text:p>1629</text:p>
          </table:table-cell>
          <table:table-cell office:value-type="float" office:value="1834.02">
            <text:p>1834.02</text:p>
          </table:table-cell>
          <table:table-cell table:formula="of:=VALUE([.B1631])" office:value-type="float" office:value="1834.02">
            <text:p>1834.02</text:p>
          </table:table-cell>
          <table:table-cell table:number-columns-repeated="11"/>
        </table:table-row>
        <table:table-row table:style-name="ro1">
          <table:table-cell office:value-type="float" office:value="1630">
            <text:p>1630</text:p>
          </table:table-cell>
          <table:table-cell office:value-type="float" office:value="82.0827">
            <text:p>82.0827</text:p>
          </table:table-cell>
          <table:table-cell table:formula="of:=VALUE([.B1632])" office:value-type="float" office:value="82.0827">
            <text:p>82.0827</text:p>
          </table:table-cell>
          <table:table-cell table:number-columns-repeated="11"/>
        </table:table-row>
        <table:table-row table:style-name="ro1">
          <table:table-cell office:value-type="float" office:value="1631">
            <text:p>1631</text:p>
          </table:table-cell>
          <table:table-cell office:value-type="float" office:value="85.9846">
            <text:p>85.9846</text:p>
          </table:table-cell>
          <table:table-cell table:formula="of:=VALUE([.B1633])" office:value-type="float" office:value="85.9846">
            <text:p>85.9846</text:p>
          </table:table-cell>
          <table:table-cell table:number-columns-repeated="11"/>
        </table:table-row>
        <table:table-row table:style-name="ro1">
          <table:table-cell office:value-type="float" office:value="1632">
            <text:p>1632</text:p>
          </table:table-cell>
          <table:table-cell office:value-type="float" office:value="4.32829">
            <text:p>4.32829</text:p>
          </table:table-cell>
          <table:table-cell table:formula="of:=VALUE([.B1634])" office:value-type="float" office:value="4.32829">
            <text:p>4.32829</text:p>
          </table:table-cell>
          <table:table-cell table:number-columns-repeated="11"/>
        </table:table-row>
        <table:table-row table:style-name="ro1">
          <table:table-cell office:value-type="float" office:value="1633">
            <text:p>1633</text:p>
          </table:table-cell>
          <table:table-cell office:value-type="float" office:value="1628.64">
            <text:p>1628.64</text:p>
          </table:table-cell>
          <table:table-cell table:formula="of:=VALUE([.B1635])" office:value-type="float" office:value="1628.64">
            <text:p>1628.64</text:p>
          </table:table-cell>
          <table:table-cell table:number-columns-repeated="11"/>
        </table:table-row>
        <table:table-row table:style-name="ro1">
          <table:table-cell office:value-type="float" office:value="1634">
            <text:p>1634</text:p>
          </table:table-cell>
          <table:table-cell office:value-type="float" office:value="137.419">
            <text:p>137.419</text:p>
          </table:table-cell>
          <table:table-cell table:formula="of:=VALUE([.B1636])" office:value-type="float" office:value="137.419">
            <text:p>137.419</text:p>
          </table:table-cell>
          <table:table-cell table:number-columns-repeated="11"/>
        </table:table-row>
        <table:table-row table:style-name="ro1">
          <table:table-cell office:value-type="float" office:value="1635">
            <text:p>1635</text:p>
          </table:table-cell>
          <table:table-cell office:value-type="float" office:value="42.2628">
            <text:p>42.2628</text:p>
          </table:table-cell>
          <table:table-cell table:formula="of:=VALUE([.B1637])" office:value-type="float" office:value="42.2628">
            <text:p>42.2628</text:p>
          </table:table-cell>
          <table:table-cell table:number-columns-repeated="11"/>
        </table:table-row>
        <table:table-row table:style-name="ro1">
          <table:table-cell office:value-type="float" office:value="1636">
            <text:p>1636</text:p>
          </table:table-cell>
          <table:table-cell office:value-type="float" office:value="3.073">
            <text:p>3.073</text:p>
          </table:table-cell>
          <table:table-cell table:formula="of:=VALUE([.B1638])" office:value-type="float" office:value="3.073">
            <text:p>3.073</text:p>
          </table:table-cell>
          <table:table-cell table:number-columns-repeated="11"/>
        </table:table-row>
        <table:table-row table:style-name="ro1">
          <table:table-cell office:value-type="float" office:value="1637">
            <text:p>1637</text:p>
          </table:table-cell>
          <table:table-cell office:value-type="float" office:value="1426.69">
            <text:p>1426.69</text:p>
          </table:table-cell>
          <table:table-cell table:formula="of:=VALUE([.B1639])" office:value-type="float" office:value="1426.69">
            <text:p>1426.69</text:p>
          </table:table-cell>
          <table:table-cell table:number-columns-repeated="11"/>
        </table:table-row>
        <table:table-row table:style-name="ro1">
          <table:table-cell office:value-type="float" office:value="1638">
            <text:p>1638</text:p>
          </table:table-cell>
          <table:table-cell office:value-type="float" office:value="176.85">
            <text:p>176.85</text:p>
          </table:table-cell>
          <table:table-cell table:formula="of:=VALUE([.B1640])" office:value-type="float" office:value="176.85">
            <text:p>176.85</text:p>
          </table:table-cell>
          <table:table-cell table:number-columns-repeated="11"/>
        </table:table-row>
        <table:table-row table:style-name="ro1">
          <table:table-cell office:value-type="float" office:value="1639">
            <text:p>1639</text:p>
          </table:table-cell>
          <table:table-cell office:value-type="float" office:value="5.63383">
            <text:p>5.63383</text:p>
          </table:table-cell>
          <table:table-cell table:formula="of:=VALUE([.B1641])" office:value-type="float" office:value="5.63383">
            <text:p>5.63383</text:p>
          </table:table-cell>
          <table:table-cell table:number-columns-repeated="11"/>
        </table:table-row>
        <table:table-row table:style-name="ro1">
          <table:table-cell office:value-type="float" office:value="1640">
            <text:p>1640</text:p>
          </table:table-cell>
          <table:table-cell office:value-type="float" office:value="0.342266">
            <text:p>0.342266</text:p>
          </table:table-cell>
          <table:table-cell table:formula="of:=VALUE([.B1642])" office:value-type="float" office:value="0.342266">
            <text:p>0.342266</text:p>
          </table:table-cell>
          <table:table-cell table:number-columns-repeated="11"/>
        </table:table-row>
        <table:table-row table:style-name="ro1">
          <table:table-cell office:value-type="float" office:value="1641">
            <text:p>1641</text:p>
          </table:table-cell>
          <table:table-cell office:value-type="float" office:value="793.68">
            <text:p>793.68</text:p>
          </table:table-cell>
          <table:table-cell table:formula="of:=VALUE([.B1643])" office:value-type="float" office:value="793.68">
            <text:p>793.68</text:p>
          </table:table-cell>
          <table:table-cell table:number-columns-repeated="11"/>
        </table:table-row>
        <table:table-row table:style-name="ro1">
          <table:table-cell office:value-type="float" office:value="1642">
            <text:p>1642</text:p>
          </table:table-cell>
          <table:table-cell office:value-type="float" office:value="317.693">
            <text:p>317.693</text:p>
          </table:table-cell>
          <table:table-cell table:formula="of:=VALUE([.B1644])" office:value-type="float" office:value="317.693">
            <text:p>317.693</text:p>
          </table:table-cell>
          <table:table-cell table:number-columns-repeated="11"/>
        </table:table-row>
        <table:table-row table:style-name="ro1">
          <table:table-cell office:value-type="float" office:value="1643">
            <text:p>1643</text:p>
          </table:table-cell>
          <table:table-cell office:value-type="float" office:value="84.9175">
            <text:p>84.9175</text:p>
          </table:table-cell>
          <table:table-cell table:formula="of:=VALUE([.B1645])" office:value-type="float" office:value="84.9175">
            <text:p>84.9175</text:p>
          </table:table-cell>
          <table:table-cell table:number-columns-repeated="11"/>
        </table:table-row>
        <table:table-row table:style-name="ro1">
          <table:table-cell office:value-type="float" office:value="1644">
            <text:p>1644</text:p>
          </table:table-cell>
          <table:table-cell office:value-type="float" office:value="21.8805">
            <text:p>21.8805</text:p>
          </table:table-cell>
          <table:table-cell table:formula="of:=VALUE([.B1646])" office:value-type="float" office:value="21.8805">
            <text:p>21.8805</text:p>
          </table:table-cell>
          <table:table-cell table:number-columns-repeated="11"/>
        </table:table-row>
        <table:table-row table:style-name="ro1">
          <table:table-cell office:value-type="float" office:value="1645">
            <text:p>1645</text:p>
          </table:table-cell>
          <table:table-cell office:value-type="float" office:value="1082.92">
            <text:p>1082.92</text:p>
          </table:table-cell>
          <table:table-cell table:formula="of:=VALUE([.B1647])" office:value-type="float" office:value="1082.92">
            <text:p>1082.92</text:p>
          </table:table-cell>
          <table:table-cell table:number-columns-repeated="11"/>
        </table:table-row>
        <table:table-row table:style-name="ro1">
          <table:table-cell office:value-type="float" office:value="1646">
            <text:p>1646</text:p>
          </table:table-cell>
          <table:table-cell office:value-type="float" office:value="1670.51">
            <text:p>1670.51</text:p>
          </table:table-cell>
          <table:table-cell table:formula="of:=VALUE([.B1648])" office:value-type="float" office:value="1670.51">
            <text:p>1670.51</text:p>
          </table:table-cell>
          <table:table-cell table:number-columns-repeated="11"/>
        </table:table-row>
        <table:table-row table:style-name="ro1">
          <table:table-cell office:value-type="float" office:value="1647">
            <text:p>1647</text:p>
          </table:table-cell>
          <table:table-cell office:value-type="float" office:value="938.988">
            <text:p>938.988</text:p>
          </table:table-cell>
          <table:table-cell table:formula="of:=VALUE([.B1649])" office:value-type="float" office:value="938.988">
            <text:p>938.988</text:p>
          </table:table-cell>
          <table:table-cell table:number-columns-repeated="11"/>
        </table:table-row>
        <table:table-row table:style-name="ro1">
          <table:table-cell office:value-type="float" office:value="1648">
            <text:p>1648</text:p>
          </table:table-cell>
          <table:table-cell office:value-type="float" office:value="1.94404">
            <text:p>1.94404</text:p>
          </table:table-cell>
          <table:table-cell table:formula="of:=VALUE([.B1650])" office:value-type="float" office:value="1.94404">
            <text:p>1.94404</text:p>
          </table:table-cell>
          <table:table-cell table:number-columns-repeated="11"/>
        </table:table-row>
        <table:table-row table:style-name="ro1">
          <table:table-cell office:value-type="float" office:value="1649">
            <text:p>1649</text:p>
          </table:table-cell>
          <table:table-cell office:value-type="float" office:value="901.916">
            <text:p>901.916</text:p>
          </table:table-cell>
          <table:table-cell table:formula="of:=VALUE([.B1651])" office:value-type="float" office:value="901.916">
            <text:p>901.916</text:p>
          </table:table-cell>
          <table:table-cell table:number-columns-repeated="11"/>
        </table:table-row>
        <table:table-row table:style-name="ro1">
          <table:table-cell office:value-type="float" office:value="1650">
            <text:p>1650</text:p>
          </table:table-cell>
          <table:table-cell office:value-type="float" office:value="127.361">
            <text:p>127.361</text:p>
          </table:table-cell>
          <table:table-cell table:formula="of:=VALUE([.B1652])" office:value-type="float" office:value="127.361">
            <text:p>127.361</text:p>
          </table:table-cell>
          <table:table-cell table:number-columns-repeated="11"/>
        </table:table-row>
        <table:table-row table:style-name="ro1">
          <table:table-cell office:value-type="float" office:value="1651">
            <text:p>1651</text:p>
          </table:table-cell>
          <table:table-cell office:value-type="float" office:value="5.47651">
            <text:p>5.47651</text:p>
          </table:table-cell>
          <table:table-cell table:formula="of:=VALUE([.B1653])" office:value-type="float" office:value="5.47651">
            <text:p>5.47651</text:p>
          </table:table-cell>
          <table:table-cell table:number-columns-repeated="11"/>
        </table:table-row>
        <table:table-row table:style-name="ro1">
          <table:table-cell office:value-type="float" office:value="1652">
            <text:p>1652</text:p>
          </table:table-cell>
          <table:table-cell office:value-type="float" office:value="1.7894">
            <text:p>1.7894</text:p>
          </table:table-cell>
          <table:table-cell table:formula="of:=VALUE([.B1654])" office:value-type="float" office:value="1.7894">
            <text:p>1.7894</text:p>
          </table:table-cell>
          <table:table-cell table:number-columns-repeated="11"/>
        </table:table-row>
        <table:table-row table:style-name="ro1">
          <table:table-cell office:value-type="float" office:value="1653">
            <text:p>1653</text:p>
          </table:table-cell>
          <table:table-cell office:value-type="float" office:value="711.568">
            <text:p>711.568</text:p>
          </table:table-cell>
          <table:table-cell table:formula="of:=VALUE([.B1655])" office:value-type="float" office:value="711.568">
            <text:p>711.568</text:p>
          </table:table-cell>
          <table:table-cell table:number-columns-repeated="11"/>
        </table:table-row>
        <table:table-row table:style-name="ro1">
          <table:table-cell office:value-type="float" office:value="1654">
            <text:p>1654</text:p>
          </table:table-cell>
          <table:table-cell office:value-type="float" office:value="102.598">
            <text:p>102.598</text:p>
          </table:table-cell>
          <table:table-cell table:formula="of:=VALUE([.B1656])" office:value-type="float" office:value="102.598">
            <text:p>102.598</text:p>
          </table:table-cell>
          <table:table-cell table:number-columns-repeated="11"/>
        </table:table-row>
        <table:table-row table:style-name="ro1">
          <table:table-cell office:value-type="float" office:value="1655">
            <text:p>1655</text:p>
          </table:table-cell>
          <table:table-cell office:value-type="float" office:value="15.5765">
            <text:p>15.5765</text:p>
          </table:table-cell>
          <table:table-cell table:formula="of:=VALUE([.B1657])" office:value-type="float" office:value="15.5765">
            <text:p>15.5765</text:p>
          </table:table-cell>
          <table:table-cell table:number-columns-repeated="11"/>
        </table:table-row>
        <table:table-row table:style-name="ro1">
          <table:table-cell office:value-type="float" office:value="1656">
            <text:p>1656</text:p>
          </table:table-cell>
          <table:table-cell office:value-type="float" office:value="1.72373">
            <text:p>1.72373</text:p>
          </table:table-cell>
          <table:table-cell table:formula="of:=VALUE([.B1658])" office:value-type="float" office:value="1.72373">
            <text:p>1.72373</text:p>
          </table:table-cell>
          <table:table-cell table:number-columns-repeated="11"/>
        </table:table-row>
        <table:table-row table:style-name="ro1">
          <table:table-cell office:value-type="float" office:value="1657">
            <text:p>1657</text:p>
          </table:table-cell>
          <table:table-cell office:value-type="float" office:value="497.067">
            <text:p>497.067</text:p>
          </table:table-cell>
          <table:table-cell table:formula="of:=VALUE([.B1659])" office:value-type="float" office:value="497.067">
            <text:p>497.067</text:p>
          </table:table-cell>
          <table:table-cell table:number-columns-repeated="11"/>
        </table:table-row>
        <table:table-row table:style-name="ro1">
          <table:table-cell office:value-type="float" office:value="1658">
            <text:p>1658</text:p>
          </table:table-cell>
          <table:table-cell office:value-type="float" office:value="75.2306">
            <text:p>75.2306</text:p>
          </table:table-cell>
          <table:table-cell table:formula="of:=VALUE([.B1660])" office:value-type="float" office:value="75.2306">
            <text:p>75.2306</text:p>
          </table:table-cell>
          <table:table-cell table:number-columns-repeated="11"/>
        </table:table-row>
        <table:table-row table:style-name="ro1">
          <table:table-cell office:value-type="float" office:value="1659">
            <text:p>1659</text:p>
          </table:table-cell>
          <table:table-cell office:value-type="float" office:value="29.6699">
            <text:p>29.6699</text:p>
          </table:table-cell>
          <table:table-cell table:formula="of:=VALUE([.B1661])" office:value-type="float" office:value="29.6699">
            <text:p>29.6699</text:p>
          </table:table-cell>
          <table:table-cell table:number-columns-repeated="11"/>
        </table:table-row>
        <table:table-row table:style-name="ro1">
          <table:table-cell office:value-type="float" office:value="1660">
            <text:p>1660</text:p>
          </table:table-cell>
          <table:table-cell office:value-type="float" office:value="1.42686">
            <text:p>1.42686</text:p>
          </table:table-cell>
          <table:table-cell table:formula="of:=VALUE([.B1662])" office:value-type="float" office:value="1.42686">
            <text:p>1.42686</text:p>
          </table:table-cell>
          <table:table-cell table:number-columns-repeated="11"/>
        </table:table-row>
        <table:table-row table:style-name="ro1">
          <table:table-cell office:value-type="float" office:value="1661">
            <text:p>1661</text:p>
          </table:table-cell>
          <table:table-cell office:value-type="float" office:value="210.469">
            <text:p>210.469</text:p>
          </table:table-cell>
          <table:table-cell table:formula="of:=VALUE([.B1663])" office:value-type="float" office:value="210.469">
            <text:p>210.469</text:p>
          </table:table-cell>
          <table:table-cell table:number-columns-repeated="11"/>
        </table:table-row>
        <table:table-row table:style-name="ro1">
          <table:table-cell office:value-type="float" office:value="1662">
            <text:p>1662</text:p>
          </table:table-cell>
          <table:table-cell office:value-type="float" office:value="70.071">
            <text:p>70.071</text:p>
          </table:table-cell>
          <table:table-cell table:formula="of:=VALUE([.B1664])" office:value-type="float" office:value="70.071">
            <text:p>70.071</text:p>
          </table:table-cell>
          <table:table-cell table:number-columns-repeated="11"/>
        </table:table-row>
        <table:table-row table:style-name="ro1">
          <table:table-cell office:value-type="float" office:value="1663">
            <text:p>1663</text:p>
          </table:table-cell>
          <table:table-cell office:value-type="float" office:value="29.3998">
            <text:p>29.3998</text:p>
          </table:table-cell>
          <table:table-cell table:formula="of:=VALUE([.B1665])" office:value-type="float" office:value="29.3998">
            <text:p>29.3998</text:p>
          </table:table-cell>
          <table:table-cell table:number-columns-repeated="11"/>
        </table:table-row>
        <table:table-row table:style-name="ro1">
          <table:table-cell office:value-type="float" office:value="1664">
            <text:p>1664</text:p>
          </table:table-cell>
          <table:table-cell office:value-type="float" office:value="2.91147">
            <text:p>2.91147</text:p>
          </table:table-cell>
          <table:table-cell table:formula="of:=VALUE([.B1666])" office:value-type="float" office:value="2.91147">
            <text:p>2.91147</text:p>
          </table:table-cell>
          <table:table-cell table:number-columns-repeated="11"/>
        </table:table-row>
        <table:table-row table:style-name="ro1">
          <table:table-cell office:value-type="float" office:value="1665">
            <text:p>1665</text:p>
          </table:table-cell>
          <table:table-cell office:value-type="float" office:value="366.984">
            <text:p>366.984</text:p>
          </table:table-cell>
          <table:table-cell table:formula="of:=VALUE([.B1667])" office:value-type="float" office:value="366.984">
            <text:p>366.984</text:p>
          </table:table-cell>
          <table:table-cell table:number-columns-repeated="11"/>
        </table:table-row>
        <table:table-row table:style-name="ro1">
          <table:table-cell office:value-type="float" office:value="1666">
            <text:p>1666</text:p>
          </table:table-cell>
          <table:table-cell office:value-type="float" office:value="59.0936">
            <text:p>59.0936</text:p>
          </table:table-cell>
          <table:table-cell table:formula="of:=VALUE([.B1668])" office:value-type="float" office:value="59.0936">
            <text:p>59.0936</text:p>
          </table:table-cell>
          <table:table-cell table:number-columns-repeated="11"/>
        </table:table-row>
        <table:table-row table:style-name="ro1">
          <table:table-cell office:value-type="float" office:value="1667">
            <text:p>1667</text:p>
          </table:table-cell>
          <table:table-cell office:value-type="float" office:value="123.149">
            <text:p>123.149</text:p>
          </table:table-cell>
          <table:table-cell table:formula="of:=VALUE([.B1669])" office:value-type="float" office:value="123.149">
            <text:p>123.149</text:p>
          </table:table-cell>
          <table:table-cell table:number-columns-repeated="11"/>
        </table:table-row>
        <table:table-row table:style-name="ro1">
          <table:table-cell office:value-type="float" office:value="1668">
            <text:p>1668</text:p>
          </table:table-cell>
          <table:table-cell office:value-type="float" office:value="2.29381">
            <text:p>2.29381</text:p>
          </table:table-cell>
          <table:table-cell table:formula="of:=VALUE([.B1670])" office:value-type="float" office:value="2.29381">
            <text:p>2.29381</text:p>
          </table:table-cell>
          <table:table-cell table:number-columns-repeated="11"/>
        </table:table-row>
        <table:table-row table:style-name="ro1">
          <table:table-cell office:value-type="float" office:value="1669">
            <text:p>1669</text:p>
          </table:table-cell>
          <table:table-cell office:value-type="float" office:value="209.265">
            <text:p>209.265</text:p>
          </table:table-cell>
          <table:table-cell table:formula="of:=VALUE([.B1671])" office:value-type="float" office:value="209.265">
            <text:p>209.265</text:p>
          </table:table-cell>
          <table:table-cell table:number-columns-repeated="11"/>
        </table:table-row>
        <table:table-row table:style-name="ro1">
          <table:table-cell office:value-type="float" office:value="1670">
            <text:p>1670</text:p>
          </table:table-cell>
          <table:table-cell office:value-type="float" office:value="98.5025">
            <text:p>98.5025</text:p>
          </table:table-cell>
          <table:table-cell table:formula="of:=VALUE([.B1672])" office:value-type="float" office:value="98.5025">
            <text:p>98.5025</text:p>
          </table:table-cell>
          <table:table-cell table:number-columns-repeated="11"/>
        </table:table-row>
        <table:table-row table:style-name="ro1">
          <table:table-cell office:value-type="float" office:value="1671">
            <text:p>1671</text:p>
          </table:table-cell>
          <table:table-cell office:value-type="float" office:value="94.6702">
            <text:p>94.6702</text:p>
          </table:table-cell>
          <table:table-cell table:formula="of:=VALUE([.B1673])" office:value-type="float" office:value="94.6702">
            <text:p>94.6702</text:p>
          </table:table-cell>
          <table:table-cell table:number-columns-repeated="11"/>
        </table:table-row>
        <table:table-row table:style-name="ro1">
          <table:table-cell office:value-type="float" office:value="1672">
            <text:p>1672</text:p>
          </table:table-cell>
          <table:table-cell office:value-type="float" office:value="1.70912">
            <text:p>1.70912</text:p>
          </table:table-cell>
          <table:table-cell table:formula="of:=VALUE([.B1674])" office:value-type="float" office:value="1.70912">
            <text:p>1.70912</text:p>
          </table:table-cell>
          <table:table-cell table:number-columns-repeated="11"/>
        </table:table-row>
        <table:table-row table:style-name="ro1">
          <table:table-cell office:value-type="float" office:value="1673">
            <text:p>1673</text:p>
          </table:table-cell>
          <table:table-cell office:value-type="float" office:value="568.482">
            <text:p>568.482</text:p>
          </table:table-cell>
          <table:table-cell table:formula="of:=VALUE([.B1675])" office:value-type="float" office:value="568.482">
            <text:p>568.482</text:p>
          </table:table-cell>
          <table:table-cell table:number-columns-repeated="11"/>
        </table:table-row>
        <table:table-row table:style-name="ro1">
          <table:table-cell office:value-type="float" office:value="1674">
            <text:p>1674</text:p>
          </table:table-cell>
          <table:table-cell office:value-type="float" office:value="56.3894">
            <text:p>56.3894</text:p>
          </table:table-cell>
          <table:table-cell table:formula="of:=VALUE([.B1676])" office:value-type="float" office:value="56.3894">
            <text:p>56.3894</text:p>
          </table:table-cell>
          <table:table-cell table:number-columns-repeated="11"/>
        </table:table-row>
        <table:table-row table:style-name="ro1">
          <table:table-cell office:value-type="float" office:value="1675">
            <text:p>1675</text:p>
          </table:table-cell>
          <table:table-cell office:value-type="float" office:value="71.4742">
            <text:p>71.4742</text:p>
          </table:table-cell>
          <table:table-cell table:formula="of:=VALUE([.B1677])" office:value-type="float" office:value="71.4742">
            <text:p>71.4742</text:p>
          </table:table-cell>
          <table:table-cell table:number-columns-repeated="11"/>
        </table:table-row>
        <table:table-row table:style-name="ro1">
          <table:table-cell office:value-type="float" office:value="1676">
            <text:p>1676</text:p>
          </table:table-cell>
          <table:table-cell office:value-type="float" office:value="1.39996">
            <text:p>1.39996</text:p>
          </table:table-cell>
          <table:table-cell table:formula="of:=VALUE([.B1678])" office:value-type="float" office:value="1.39996">
            <text:p>1.39996</text:p>
          </table:table-cell>
          <table:table-cell table:number-columns-repeated="11"/>
        </table:table-row>
        <table:table-row table:style-name="ro1">
          <table:table-cell office:value-type="float" office:value="1677">
            <text:p>1677</text:p>
          </table:table-cell>
          <table:table-cell office:value-type="float" office:value="668.025">
            <text:p>668.025</text:p>
          </table:table-cell>
          <table:table-cell table:formula="of:=VALUE([.B1679])" office:value-type="float" office:value="668.025">
            <text:p>668.025</text:p>
          </table:table-cell>
          <table:table-cell table:number-columns-repeated="11"/>
        </table:table-row>
        <table:table-row table:style-name="ro1">
          <table:table-cell office:value-type="float" office:value="1678">
            <text:p>1678</text:p>
          </table:table-cell>
          <table:table-cell office:value-type="float" office:value="66.1095">
            <text:p>66.1095</text:p>
          </table:table-cell>
          <table:table-cell table:formula="of:=VALUE([.B1680])" office:value-type="float" office:value="66.1095">
            <text:p>66.1095</text:p>
          </table:table-cell>
          <table:table-cell table:number-columns-repeated="11"/>
        </table:table-row>
        <table:table-row table:style-name="ro1">
          <table:table-cell office:value-type="float" office:value="1679">
            <text:p>1679</text:p>
          </table:table-cell>
          <table:table-cell office:value-type="float" office:value="55.4739">
            <text:p>55.4739</text:p>
          </table:table-cell>
          <table:table-cell table:formula="of:=VALUE([.B1681])" office:value-type="float" office:value="55.4739">
            <text:p>55.4739</text:p>
          </table:table-cell>
          <table:table-cell table:number-columns-repeated="11"/>
        </table:table-row>
        <table:table-row table:style-name="ro1">
          <table:table-cell office:value-type="float" office:value="1680">
            <text:p>1680</text:p>
          </table:table-cell>
          <table:table-cell office:value-type="float" office:value="32.4003">
            <text:p>32.4003</text:p>
          </table:table-cell>
          <table:table-cell table:formula="of:=VALUE([.B1682])" office:value-type="float" office:value="32.4003">
            <text:p>32.4003</text:p>
          </table:table-cell>
          <table:table-cell table:number-columns-repeated="11"/>
        </table:table-row>
        <table:table-row table:style-name="ro1">
          <table:table-cell office:value-type="float" office:value="1681">
            <text:p>1681</text:p>
          </table:table-cell>
          <table:table-cell office:value-type="float" office:value="1211.84">
            <text:p>1211.84</text:p>
          </table:table-cell>
          <table:table-cell table:formula="of:=VALUE([.B1683])" office:value-type="float" office:value="1211.84">
            <text:p>1211.84</text:p>
          </table:table-cell>
          <table:table-cell table:number-columns-repeated="11"/>
        </table:table-row>
        <table:table-row table:style-name="ro1">
          <table:table-cell office:value-type="float" office:value="1682">
            <text:p>1682</text:p>
          </table:table-cell>
          <table:table-cell office:value-type="float" office:value="1953.81">
            <text:p>1953.81</text:p>
          </table:table-cell>
          <table:table-cell table:formula="of:=VALUE([.B1684])" office:value-type="float" office:value="1953.81">
            <text:p>1953.81</text:p>
          </table:table-cell>
          <table:table-cell table:number-columns-repeated="11"/>
        </table:table-row>
        <table:table-row table:style-name="ro1">
          <table:table-cell office:value-type="float" office:value="1683">
            <text:p>1683</text:p>
          </table:table-cell>
          <table:table-cell office:value-type="float" office:value="455.022">
            <text:p>455.022</text:p>
          </table:table-cell>
          <table:table-cell table:formula="of:=VALUE([.B1685])" office:value-type="float" office:value="455.022">
            <text:p>455.022</text:p>
          </table:table-cell>
          <table:table-cell table:number-columns-repeated="11"/>
        </table:table-row>
        <table:table-row table:style-name="ro1">
          <table:table-cell office:value-type="float" office:value="1684">
            <text:p>1684</text:p>
          </table:table-cell>
          <table:table-cell office:value-type="float" office:value="9.88179">
            <text:p>9.88179</text:p>
          </table:table-cell>
          <table:table-cell table:formula="of:=VALUE([.B1686])" office:value-type="float" office:value="9.88179">
            <text:p>9.88179</text:p>
          </table:table-cell>
          <table:table-cell table:number-columns-repeated="11"/>
        </table:table-row>
        <table:table-row table:style-name="ro1">
          <table:table-cell office:value-type="float" office:value="1685">
            <text:p>1685</text:p>
          </table:table-cell>
          <table:table-cell office:value-type="float" office:value="307.134">
            <text:p>307.134</text:p>
          </table:table-cell>
          <table:table-cell table:formula="of:=VALUE([.B1687])" office:value-type="float" office:value="307.134">
            <text:p>307.134</text:p>
          </table:table-cell>
          <table:table-cell table:number-columns-repeated="11"/>
        </table:table-row>
        <table:table-row table:style-name="ro1">
          <table:table-cell office:value-type="float" office:value="1686">
            <text:p>1686</text:p>
          </table:table-cell>
          <table:table-cell office:value-type="float" office:value="740.046">
            <text:p>740.046</text:p>
          </table:table-cell>
          <table:table-cell table:formula="of:=VALUE([.B1688])" office:value-type="float" office:value="740.046">
            <text:p>740.046</text:p>
          </table:table-cell>
          <table:table-cell table:number-columns-repeated="11"/>
        </table:table-row>
        <table:table-row table:style-name="ro1">
          <table:table-cell office:value-type="float" office:value="1687">
            <text:p>1687</text:p>
          </table:table-cell>
          <table:table-cell office:value-type="float" office:value="123.749">
            <text:p>123.749</text:p>
          </table:table-cell>
          <table:table-cell table:formula="of:=VALUE([.B1689])" office:value-type="float" office:value="123.749">
            <text:p>123.749</text:p>
          </table:table-cell>
          <table:table-cell table:number-columns-repeated="11"/>
        </table:table-row>
        <table:table-row table:style-name="ro1">
          <table:table-cell office:value-type="float" office:value="1688">
            <text:p>1688</text:p>
          </table:table-cell>
          <table:table-cell office:value-type="float" office:value="2.91618">
            <text:p>2.91618</text:p>
          </table:table-cell>
          <table:table-cell table:formula="of:=VALUE([.B1690])" office:value-type="float" office:value="2.91618">
            <text:p>2.91618</text:p>
          </table:table-cell>
          <table:table-cell table:number-columns-repeated="11"/>
        </table:table-row>
        <table:table-row table:style-name="ro1">
          <table:table-cell office:value-type="float" office:value="1689">
            <text:p>1689</text:p>
          </table:table-cell>
          <table:table-cell office:value-type="float" office:value="149.276">
            <text:p>149.276</text:p>
          </table:table-cell>
          <table:table-cell table:formula="of:=VALUE([.B1691])" office:value-type="float" office:value="149.276">
            <text:p>149.276</text:p>
          </table:table-cell>
          <table:table-cell table:number-columns-repeated="11"/>
        </table:table-row>
        <table:table-row table:style-name="ro1">
          <table:table-cell office:value-type="float" office:value="1690">
            <text:p>1690</text:p>
          </table:table-cell>
          <table:table-cell office:value-type="float" office:value="350.4">
            <text:p>350.4</text:p>
          </table:table-cell>
          <table:table-cell table:formula="of:=VALUE([.B1692])" office:value-type="float" office:value="350.4">
            <text:p>350.4</text:p>
          </table:table-cell>
          <table:table-cell table:number-columns-repeated="11"/>
        </table:table-row>
        <table:table-row table:style-name="ro1">
          <table:table-cell office:value-type="float" office:value="1691">
            <text:p>1691</text:p>
          </table:table-cell>
          <table:table-cell office:value-type="float" office:value="23.039">
            <text:p>23.039</text:p>
          </table:table-cell>
          <table:table-cell table:formula="of:=VALUE([.B1693])" office:value-type="float" office:value="23.039">
            <text:p>23.039</text:p>
          </table:table-cell>
          <table:table-cell table:number-columns-repeated="11"/>
        </table:table-row>
        <table:table-row table:style-name="ro1">
          <table:table-cell office:value-type="float" office:value="1692">
            <text:p>1692</text:p>
          </table:table-cell>
          <table:table-cell office:value-type="float" office:value="2.55166">
            <text:p>2.55166</text:p>
          </table:table-cell>
          <table:table-cell table:formula="of:=VALUE([.B1694])" office:value-type="float" office:value="2.55166">
            <text:p>2.55166</text:p>
          </table:table-cell>
          <table:table-cell table:number-columns-repeated="11"/>
        </table:table-row>
        <table:table-row table:style-name="ro1">
          <table:table-cell office:value-type="float" office:value="1693">
            <text:p>1693</text:p>
          </table:table-cell>
          <table:table-cell office:value-type="float" office:value="1412.82">
            <text:p>1412.82</text:p>
          </table:table-cell>
          <table:table-cell table:formula="of:=VALUE([.B1695])" office:value-type="float" office:value="1412.82">
            <text:p>1412.82</text:p>
          </table:table-cell>
          <table:table-cell table:number-columns-repeated="11"/>
        </table:table-row>
        <table:table-row table:style-name="ro1">
          <table:table-cell office:value-type="float" office:value="1694">
            <text:p>1694</text:p>
          </table:table-cell>
          <table:table-cell office:value-type="float" office:value="34.3528">
            <text:p>34.3528</text:p>
          </table:table-cell>
          <table:table-cell table:formula="of:=VALUE([.B1696])" office:value-type="float" office:value="34.3528">
            <text:p>34.3528</text:p>
          </table:table-cell>
          <table:table-cell table:number-columns-repeated="11"/>
        </table:table-row>
        <table:table-row table:style-name="ro1">
          <table:table-cell office:value-type="float" office:value="1695">
            <text:p>1695</text:p>
          </table:table-cell>
          <table:table-cell office:value-type="float" office:value="36.8769">
            <text:p>36.8769</text:p>
          </table:table-cell>
          <table:table-cell table:formula="of:=VALUE([.B1697])" office:value-type="float" office:value="36.8769">
            <text:p>36.8769</text:p>
          </table:table-cell>
          <table:table-cell table:number-columns-repeated="11"/>
        </table:table-row>
        <table:table-row table:style-name="ro1">
          <table:table-cell office:value-type="float" office:value="1696">
            <text:p>1696</text:p>
          </table:table-cell>
          <table:table-cell office:value-type="float" office:value="4.30878">
            <text:p>4.30878</text:p>
          </table:table-cell>
          <table:table-cell table:formula="of:=VALUE([.B1698])" office:value-type="float" office:value="4.30878">
            <text:p>4.30878</text:p>
          </table:table-cell>
          <table:table-cell table:number-columns-repeated="11"/>
        </table:table-row>
        <table:table-row table:style-name="ro1">
          <table:table-cell office:value-type="float" office:value="1697">
            <text:p>1697</text:p>
          </table:table-cell>
          <table:table-cell office:value-type="float" office:value="1918.82">
            <text:p>1918.82</text:p>
          </table:table-cell>
          <table:table-cell table:formula="of:=VALUE([.B1699])" office:value-type="float" office:value="1918.82">
            <text:p>1918.82</text:p>
          </table:table-cell>
          <table:table-cell table:number-columns-repeated="11"/>
        </table:table-row>
        <table:table-row table:style-name="ro1">
          <table:table-cell office:value-type="float" office:value="1698">
            <text:p>1698</text:p>
          </table:table-cell>
          <table:table-cell office:value-type="float" office:value="57.5289">
            <text:p>57.5289</text:p>
          </table:table-cell>
          <table:table-cell table:formula="of:=VALUE([.B1700])" office:value-type="float" office:value="57.5289">
            <text:p>57.5289</text:p>
          </table:table-cell>
          <table:table-cell table:number-columns-repeated="11"/>
        </table:table-row>
        <table:table-row table:style-name="ro1">
          <table:table-cell office:value-type="float" office:value="1699">
            <text:p>1699</text:p>
          </table:table-cell>
          <table:table-cell office:value-type="float" office:value="57.6127">
            <text:p>57.6127</text:p>
          </table:table-cell>
          <table:table-cell table:formula="of:=VALUE([.B1701])" office:value-type="float" office:value="57.6127">
            <text:p>57.6127</text:p>
          </table:table-cell>
          <table:table-cell table:number-columns-repeated="11"/>
        </table:table-row>
        <table:table-row table:style-name="ro1">
          <table:table-cell office:value-type="float" office:value="1700">
            <text:p>1700</text:p>
          </table:table-cell>
          <table:table-cell office:value-type="float" office:value="5.21997">
            <text:p>5.21997</text:p>
          </table:table-cell>
          <table:table-cell table:formula="of:=VALUE([.B1702])" office:value-type="float" office:value="5.21997">
            <text:p>5.21997</text:p>
          </table:table-cell>
          <table:table-cell table:number-columns-repeated="11"/>
        </table:table-row>
        <table:table-row table:style-name="ro1">
          <table:table-cell office:value-type="float" office:value="1701">
            <text:p>1701</text:p>
          </table:table-cell>
          <table:table-cell office:value-type="float" office:value="2167.57">
            <text:p>2167.57</text:p>
          </table:table-cell>
          <table:table-cell table:formula="of:=VALUE([.B1703])" office:value-type="float" office:value="2167.57">
            <text:p>2167.57</text:p>
          </table:table-cell>
          <table:table-cell table:number-columns-repeated="11"/>
        </table:table-row>
        <table:table-row table:style-name="ro1">
          <table:table-cell office:value-type="float" office:value="1702">
            <text:p>1702</text:p>
          </table:table-cell>
          <table:table-cell office:value-type="float" office:value="92.1498">
            <text:p>92.1498</text:p>
          </table:table-cell>
          <table:table-cell table:formula="of:=VALUE([.B1704])" office:value-type="float" office:value="92.1498">
            <text:p>92.1498</text:p>
          </table:table-cell>
          <table:table-cell table:number-columns-repeated="11"/>
        </table:table-row>
        <table:table-row table:style-name="ro1">
          <table:table-cell office:value-type="float" office:value="1703">
            <text:p>1703</text:p>
          </table:table-cell>
          <table:table-cell office:value-type="float" office:value="67.4781">
            <text:p>67.4781</text:p>
          </table:table-cell>
          <table:table-cell table:formula="of:=VALUE([.B1705])" office:value-type="float" office:value="67.4781">
            <text:p>67.4781</text:p>
          </table:table-cell>
          <table:table-cell table:number-columns-repeated="11"/>
        </table:table-row>
        <table:table-row table:style-name="ro1">
          <table:table-cell office:value-type="float" office:value="1704">
            <text:p>1704</text:p>
          </table:table-cell>
          <table:table-cell office:value-type="float" office:value="5.86202">
            <text:p>5.86202</text:p>
          </table:table-cell>
          <table:table-cell table:formula="of:=VALUE([.B1706])" office:value-type="float" office:value="5.86202">
            <text:p>5.86202</text:p>
          </table:table-cell>
          <table:table-cell table:number-columns-repeated="11"/>
        </table:table-row>
        <table:table-row table:style-name="ro1">
          <table:table-cell office:value-type="float" office:value="1705">
            <text:p>1705</text:p>
          </table:table-cell>
          <table:table-cell office:value-type="float" office:value="2425.22">
            <text:p>2425.22</text:p>
          </table:table-cell>
          <table:table-cell table:formula="of:=VALUE([.B1707])" office:value-type="float" office:value="2425.22">
            <text:p>2425.22</text:p>
          </table:table-cell>
          <table:table-cell table:number-columns-repeated="11"/>
        </table:table-row>
        <table:table-row table:style-name="ro1">
          <table:table-cell office:value-type="float" office:value="1706">
            <text:p>1706</text:p>
          </table:table-cell>
          <table:table-cell office:value-type="float" office:value="106.658">
            <text:p>106.658</text:p>
          </table:table-cell>
          <table:table-cell table:formula="of:=VALUE([.B1708])" office:value-type="float" office:value="106.658">
            <text:p>106.658</text:p>
          </table:table-cell>
          <table:table-cell table:number-columns-repeated="11"/>
        </table:table-row>
        <table:table-row table:style-name="ro1">
          <table:table-cell office:value-type="float" office:value="1707">
            <text:p>1707</text:p>
          </table:table-cell>
          <table:table-cell office:value-type="float" office:value="75.1885">
            <text:p>75.1885</text:p>
          </table:table-cell>
          <table:table-cell table:formula="of:=VALUE([.B1709])" office:value-type="float" office:value="75.1885">
            <text:p>75.1885</text:p>
          </table:table-cell>
          <table:table-cell table:number-columns-repeated="11"/>
        </table:table-row>
        <table:table-row table:style-name="ro1">
          <table:table-cell office:value-type="float" office:value="1708">
            <text:p>1708</text:p>
          </table:table-cell>
          <table:table-cell office:value-type="float" office:value="6.21846">
            <text:p>6.21846</text:p>
          </table:table-cell>
          <table:table-cell table:formula="of:=VALUE([.B1710])" office:value-type="float" office:value="6.21846">
            <text:p>6.21846</text:p>
          </table:table-cell>
          <table:table-cell table:number-columns-repeated="11"/>
        </table:table-row>
        <table:table-row table:style-name="ro1">
          <table:table-cell office:value-type="float" office:value="1709">
            <text:p>1709</text:p>
          </table:table-cell>
          <table:table-cell office:value-type="float" office:value="2497.63">
            <text:p>2497.63</text:p>
          </table:table-cell>
          <table:table-cell table:formula="of:=VALUE([.B1711])" office:value-type="float" office:value="2497.63">
            <text:p>2497.63</text:p>
          </table:table-cell>
          <table:table-cell table:number-columns-repeated="11"/>
        </table:table-row>
        <table:table-row table:style-name="ro1">
          <table:table-cell office:value-type="float" office:value="1710">
            <text:p>1710</text:p>
          </table:table-cell>
          <table:table-cell office:value-type="float" office:value="102.406">
            <text:p>102.406</text:p>
          </table:table-cell>
          <table:table-cell table:formula="of:=VALUE([.B1712])" office:value-type="float" office:value="102.406">
            <text:p>102.406</text:p>
          </table:table-cell>
          <table:table-cell table:number-columns-repeated="11"/>
        </table:table-row>
        <table:table-row table:style-name="ro1">
          <table:table-cell office:value-type="float" office:value="1711">
            <text:p>1711</text:p>
          </table:table-cell>
          <table:table-cell office:value-type="float" office:value="80.926">
            <text:p>80.926</text:p>
          </table:table-cell>
          <table:table-cell table:formula="of:=VALUE([.B1713])" office:value-type="float" office:value="80.926">
            <text:p>80.926</text:p>
          </table:table-cell>
          <table:table-cell table:number-columns-repeated="11"/>
        </table:table-row>
        <table:table-row table:style-name="ro1">
          <table:table-cell office:value-type="float" office:value="1712">
            <text:p>1712</text:p>
          </table:table-cell>
          <table:table-cell office:value-type="float" office:value="6.40518">
            <text:p>6.40518</text:p>
          </table:table-cell>
          <table:table-cell table:formula="of:=VALUE([.B1714])" office:value-type="float" office:value="6.40518">
            <text:p>6.40518</text:p>
          </table:table-cell>
          <table:table-cell table:number-columns-repeated="11"/>
        </table:table-row>
        <table:table-row table:style-name="ro1">
          <table:table-cell office:value-type="float" office:value="1713">
            <text:p>1713</text:p>
          </table:table-cell>
          <table:table-cell office:value-type="float" office:value="2484.49">
            <text:p>2484.49</text:p>
          </table:table-cell>
          <table:table-cell table:formula="of:=VALUE([.B1715])" office:value-type="float" office:value="2484.49">
            <text:p>2484.49</text:p>
          </table:table-cell>
          <table:table-cell table:number-columns-repeated="11"/>
        </table:table-row>
        <table:table-row table:style-name="ro1">
          <table:table-cell office:value-type="float" office:value="1714">
            <text:p>1714</text:p>
          </table:table-cell>
          <table:table-cell office:value-type="float" office:value="94.0347">
            <text:p>94.0347</text:p>
          </table:table-cell>
          <table:table-cell table:formula="of:=VALUE([.B1716])" office:value-type="float" office:value="94.0347">
            <text:p>94.0347</text:p>
          </table:table-cell>
          <table:table-cell table:number-columns-repeated="11"/>
        </table:table-row>
        <table:table-row table:style-name="ro1">
          <table:table-cell office:value-type="float" office:value="1715">
            <text:p>1715</text:p>
          </table:table-cell>
          <table:table-cell office:value-type="float" office:value="85.3117">
            <text:p>85.3117</text:p>
          </table:table-cell>
          <table:table-cell table:formula="of:=VALUE([.B1717])" office:value-type="float" office:value="85.3117">
            <text:p>85.3117</text:p>
          </table:table-cell>
          <table:table-cell table:number-columns-repeated="11"/>
        </table:table-row>
        <table:table-row table:style-name="ro1">
          <table:table-cell office:value-type="float" office:value="1716">
            <text:p>1716</text:p>
          </table:table-cell>
          <table:table-cell office:value-type="float" office:value="6.5172">
            <text:p>6.5172</text:p>
          </table:table-cell>
          <table:table-cell table:formula="of:=VALUE([.B1718])" office:value-type="float" office:value="6.5172">
            <text:p>6.5172</text:p>
          </table:table-cell>
          <table:table-cell table:number-columns-repeated="11"/>
        </table:table-row>
        <table:table-row table:style-name="ro1">
          <table:table-cell office:value-type="float" office:value="1717">
            <text:p>1717</text:p>
          </table:table-cell>
          <table:table-cell office:value-type="float" office:value="2523.94">
            <text:p>2523.94</text:p>
          </table:table-cell>
          <table:table-cell table:formula="of:=VALUE([.B1719])" office:value-type="float" office:value="2523.94">
            <text:p>2523.94</text:p>
          </table:table-cell>
          <table:table-cell table:number-columns-repeated="11"/>
        </table:table-row>
        <table:table-row table:style-name="ro1">
          <table:table-cell office:value-type="float" office:value="1718">
            <text:p>1718</text:p>
          </table:table-cell>
          <table:table-cell office:value-type="float" office:value="85.899">
            <text:p>85.899</text:p>
          </table:table-cell>
          <table:table-cell table:formula="of:=VALUE([.B1720])" office:value-type="float" office:value="85.899">
            <text:p>85.899</text:p>
          </table:table-cell>
          <table:table-cell table:number-columns-repeated="11"/>
        </table:table-row>
        <table:table-row table:style-name="ro1">
          <table:table-cell office:value-type="float" office:value="1719">
            <text:p>1719</text:p>
          </table:table-cell>
          <table:table-cell office:value-type="float" office:value="88.9627">
            <text:p>88.9627</text:p>
          </table:table-cell>
          <table:table-cell table:formula="of:=VALUE([.B1721])" office:value-type="float" office:value="88.9627">
            <text:p>88.9627</text:p>
          </table:table-cell>
          <table:table-cell table:number-columns-repeated="11"/>
        </table:table-row>
        <table:table-row table:style-name="ro1">
          <table:table-cell office:value-type="float" office:value="1720">
            <text:p>1720</text:p>
          </table:table-cell>
          <table:table-cell office:value-type="float" office:value="6.49171">
            <text:p>6.49171</text:p>
          </table:table-cell>
          <table:table-cell table:formula="of:=VALUE([.B1722])" office:value-type="float" office:value="6.49171">
            <text:p>6.49171</text:p>
          </table:table-cell>
          <table:table-cell table:number-columns-repeated="11"/>
        </table:table-row>
        <table:table-row table:style-name="ro1">
          <table:table-cell office:value-type="float" office:value="1721">
            <text:p>1721</text:p>
          </table:table-cell>
          <table:table-cell office:value-type="float" office:value="2406.26">
            <text:p>2406.26</text:p>
          </table:table-cell>
          <table:table-cell table:formula="of:=VALUE([.B1723])" office:value-type="float" office:value="2406.26">
            <text:p>2406.26</text:p>
          </table:table-cell>
          <table:table-cell table:number-columns-repeated="11"/>
        </table:table-row>
        <table:table-row table:style-name="ro1">
          <table:table-cell office:value-type="float" office:value="1722">
            <text:p>1722</text:p>
          </table:table-cell>
          <table:table-cell office:value-type="float" office:value="71.6786">
            <text:p>71.6786</text:p>
          </table:table-cell>
          <table:table-cell table:formula="of:=VALUE([.B1724])" office:value-type="float" office:value="71.6786">
            <text:p>71.6786</text:p>
          </table:table-cell>
          <table:table-cell table:number-columns-repeated="11"/>
        </table:table-row>
        <table:table-row table:style-name="ro1">
          <table:table-cell office:value-type="float" office:value="1723">
            <text:p>1723</text:p>
          </table:table-cell>
          <table:table-cell office:value-type="float" office:value="92.4724">
            <text:p>92.4724</text:p>
          </table:table-cell>
          <table:table-cell table:formula="of:=VALUE([.B1725])" office:value-type="float" office:value="92.4724">
            <text:p>92.4724</text:p>
          </table:table-cell>
          <table:table-cell table:number-columns-repeated="11"/>
        </table:table-row>
        <table:table-row table:style-name="ro1">
          <table:table-cell office:value-type="float" office:value="1724">
            <text:p>1724</text:p>
          </table:table-cell>
          <table:table-cell office:value-type="float" office:value="6.27456">
            <text:p>6.27456</text:p>
          </table:table-cell>
          <table:table-cell table:formula="of:=VALUE([.B1726])" office:value-type="float" office:value="6.27456">
            <text:p>6.27456</text:p>
          </table:table-cell>
          <table:table-cell table:number-columns-repeated="11"/>
        </table:table-row>
        <table:table-row table:style-name="ro1">
          <table:table-cell office:value-type="float" office:value="1725">
            <text:p>1725</text:p>
          </table:table-cell>
          <table:table-cell office:value-type="float" office:value="2281.31">
            <text:p>2281.31</text:p>
          </table:table-cell>
          <table:table-cell table:formula="of:=VALUE([.B1727])" office:value-type="float" office:value="2281.31">
            <text:p>2281.31</text:p>
          </table:table-cell>
          <table:table-cell table:number-columns-repeated="11"/>
        </table:table-row>
        <table:table-row table:style-name="ro1">
          <table:table-cell office:value-type="float" office:value="1726">
            <text:p>1726</text:p>
          </table:table-cell>
          <table:table-cell office:value-type="float" office:value="63.6024">
            <text:p>63.6024</text:p>
          </table:table-cell>
          <table:table-cell table:formula="of:=VALUE([.B1728])" office:value-type="float" office:value="63.6024">
            <text:p>63.6024</text:p>
          </table:table-cell>
          <table:table-cell table:number-columns-repeated="11"/>
        </table:table-row>
        <table:table-row table:style-name="ro1">
          <table:table-cell office:value-type="float" office:value="1727">
            <text:p>1727</text:p>
          </table:table-cell>
          <table:table-cell office:value-type="float" office:value="91.5364">
            <text:p>91.5364</text:p>
          </table:table-cell>
          <table:table-cell table:formula="of:=VALUE([.B1729])" office:value-type="float" office:value="91.5364">
            <text:p>91.5364</text:p>
          </table:table-cell>
          <table:table-cell table:number-columns-repeated="11"/>
        </table:table-row>
        <table:table-row table:style-name="ro1">
          <table:table-cell office:value-type="float" office:value="1728">
            <text:p>1728</text:p>
          </table:table-cell>
          <table:table-cell office:value-type="float" office:value="5.96351">
            <text:p>5.96351</text:p>
          </table:table-cell>
          <table:table-cell table:formula="of:=VALUE([.B1730])" office:value-type="float" office:value="5.96351">
            <text:p>5.96351</text:p>
          </table:table-cell>
          <table:table-cell table:number-columns-repeated="11"/>
        </table:table-row>
        <table:table-row table:style-name="ro1">
          <table:table-cell office:value-type="float" office:value="1729">
            <text:p>1729</text:p>
          </table:table-cell>
          <table:table-cell office:value-type="float" office:value="2191.18">
            <text:p>2191.18</text:p>
          </table:table-cell>
          <table:table-cell table:formula="of:=VALUE([.B1731])" office:value-type="float" office:value="2191.18">
            <text:p>2191.18</text:p>
          </table:table-cell>
          <table:table-cell table:number-columns-repeated="11"/>
        </table:table-row>
        <table:table-row table:style-name="ro1">
          <table:table-cell office:value-type="float" office:value="1730">
            <text:p>1730</text:p>
          </table:table-cell>
          <table:table-cell office:value-type="float" office:value="62.0236">
            <text:p>62.0236</text:p>
          </table:table-cell>
          <table:table-cell table:formula="of:=VALUE([.B1732])" office:value-type="float" office:value="62.0236">
            <text:p>62.0236</text:p>
          </table:table-cell>
          <table:table-cell table:number-columns-repeated="11"/>
        </table:table-row>
        <table:table-row table:style-name="ro1">
          <table:table-cell office:value-type="float" office:value="1731">
            <text:p>1731</text:p>
          </table:table-cell>
          <table:table-cell office:value-type="float" office:value="87.4459">
            <text:p>87.4459</text:p>
          </table:table-cell>
          <table:table-cell table:formula="of:=VALUE([.B1733])" office:value-type="float" office:value="87.4459">
            <text:p>87.4459</text:p>
          </table:table-cell>
          <table:table-cell table:number-columns-repeated="11"/>
        </table:table-row>
        <table:table-row table:style-name="ro1">
          <table:table-cell office:value-type="float" office:value="1732">
            <text:p>1732</text:p>
          </table:table-cell>
          <table:table-cell office:value-type="float" office:value="5.45648">
            <text:p>5.45648</text:p>
          </table:table-cell>
          <table:table-cell table:formula="of:=VALUE([.B1734])" office:value-type="float" office:value="5.45648">
            <text:p>5.45648</text:p>
          </table:table-cell>
          <table:table-cell table:number-columns-repeated="11"/>
        </table:table-row>
        <table:table-row table:style-name="ro1">
          <table:table-cell office:value-type="float" office:value="1733">
            <text:p>1733</text:p>
          </table:table-cell>
          <table:table-cell office:value-type="float" office:value="1987.81">
            <text:p>1987.81</text:p>
          </table:table-cell>
          <table:table-cell table:formula="of:=VALUE([.B1735])" office:value-type="float" office:value="1987.81">
            <text:p>1987.81</text:p>
          </table:table-cell>
          <table:table-cell table:number-columns-repeated="11"/>
        </table:table-row>
        <table:table-row table:style-name="ro1">
          <table:table-cell office:value-type="float" office:value="1734">
            <text:p>1734</text:p>
          </table:table-cell>
          <table:table-cell office:value-type="float" office:value="63.7839">
            <text:p>63.7839</text:p>
          </table:table-cell>
          <table:table-cell table:formula="of:=VALUE([.B1736])" office:value-type="float" office:value="63.7839">
            <text:p>63.7839</text:p>
          </table:table-cell>
          <table:table-cell table:number-columns-repeated="11"/>
        </table:table-row>
        <table:table-row table:style-name="ro1">
          <table:table-cell office:value-type="float" office:value="1735">
            <text:p>1735</text:p>
          </table:table-cell>
          <table:table-cell office:value-type="float" office:value="78.9916">
            <text:p>78.9916</text:p>
          </table:table-cell>
          <table:table-cell table:formula="of:=VALUE([.B1737])" office:value-type="float" office:value="78.9916">
            <text:p>78.9916</text:p>
          </table:table-cell>
          <table:table-cell table:number-columns-repeated="11"/>
        </table:table-row>
        <table:table-row table:style-name="ro1">
          <table:table-cell office:value-type="float" office:value="1736">
            <text:p>1736</text:p>
          </table:table-cell>
          <table:table-cell office:value-type="float" office:value="4.08741">
            <text:p>4.08741</text:p>
          </table:table-cell>
          <table:table-cell table:formula="of:=VALUE([.B1738])" office:value-type="float" office:value="4.08741">
            <text:p>4.08741</text:p>
          </table:table-cell>
          <table:table-cell table:number-columns-repeated="11"/>
        </table:table-row>
        <table:table-row table:style-name="ro1">
          <table:table-cell office:value-type="float" office:value="1737">
            <text:p>1737</text:p>
          </table:table-cell>
          <table:table-cell office:value-type="float" office:value="1786.11">
            <text:p>1786.11</text:p>
          </table:table-cell>
          <table:table-cell table:formula="of:=VALUE([.B1739])" office:value-type="float" office:value="1786.11">
            <text:p>1786.11</text:p>
          </table:table-cell>
          <table:table-cell table:number-columns-repeated="11"/>
        </table:table-row>
        <table:table-row table:style-name="ro1">
          <table:table-cell office:value-type="float" office:value="1738">
            <text:p>1738</text:p>
          </table:table-cell>
          <table:table-cell office:value-type="float" office:value="117.268">
            <text:p>117.268</text:p>
          </table:table-cell>
          <table:table-cell table:formula="of:=VALUE([.B1740])" office:value-type="float" office:value="117.268">
            <text:p>117.268</text:p>
          </table:table-cell>
          <table:table-cell table:number-columns-repeated="11"/>
        </table:table-row>
        <table:table-row table:style-name="ro1">
          <table:table-cell office:value-type="float" office:value="1739">
            <text:p>1739</text:p>
          </table:table-cell>
          <table:table-cell office:value-type="float" office:value="37.905">
            <text:p>37.905</text:p>
          </table:table-cell>
          <table:table-cell table:formula="of:=VALUE([.B1741])" office:value-type="float" office:value="37.905">
            <text:p>37.905</text:p>
          </table:table-cell>
          <table:table-cell table:number-columns-repeated="11"/>
        </table:table-row>
        <table:table-row table:style-name="ro1">
          <table:table-cell office:value-type="float" office:value="1740">
            <text:p>1740</text:p>
          </table:table-cell>
          <table:table-cell office:value-type="float" office:value="2.89494">
            <text:p>2.89494</text:p>
          </table:table-cell>
          <table:table-cell table:formula="of:=VALUE([.B1742])" office:value-type="float" office:value="2.89494">
            <text:p>2.89494</text:p>
          </table:table-cell>
          <table:table-cell table:number-columns-repeated="11"/>
        </table:table-row>
        <table:table-row table:style-name="ro1">
          <table:table-cell office:value-type="float" office:value="1741">
            <text:p>1741</text:p>
          </table:table-cell>
          <table:table-cell office:value-type="float" office:value="1570.87">
            <text:p>1570.87</text:p>
          </table:table-cell>
          <table:table-cell table:formula="of:=VALUE([.B1743])" office:value-type="float" office:value="1570.87">
            <text:p>1570.87</text:p>
          </table:table-cell>
          <table:table-cell table:number-columns-repeated="11"/>
        </table:table-row>
        <table:table-row table:style-name="ro1">
          <table:table-cell office:value-type="float" office:value="1742">
            <text:p>1742</text:p>
          </table:table-cell>
          <table:table-cell office:value-type="float" office:value="157.228">
            <text:p>157.228</text:p>
          </table:table-cell>
          <table:table-cell table:formula="of:=VALUE([.B1744])" office:value-type="float" office:value="157.228">
            <text:p>157.228</text:p>
          </table:table-cell>
          <table:table-cell table:number-columns-repeated="11"/>
        </table:table-row>
        <table:table-row table:style-name="ro1">
          <table:table-cell office:value-type="float" office:value="1743">
            <text:p>1743</text:p>
          </table:table-cell>
          <table:table-cell office:value-type="float" office:value="3.30896">
            <text:p>3.30896</text:p>
          </table:table-cell>
          <table:table-cell table:formula="of:=VALUE([.B1745])" office:value-type="float" office:value="3.30896">
            <text:p>3.30896</text:p>
          </table:table-cell>
          <table:table-cell table:number-columns-repeated="11"/>
        </table:table-row>
        <table:table-row table:style-name="ro1">
          <table:table-cell office:value-type="float" office:value="1744">
            <text:p>1744</text:p>
          </table:table-cell>
          <table:table-cell office:value-type="float" office:value="0.303928">
            <text:p>0.303928</text:p>
          </table:table-cell>
          <table:table-cell table:formula="of:=VALUE([.B1746])" office:value-type="float" office:value="0.303928">
            <text:p>0.303928</text:p>
          </table:table-cell>
          <table:table-cell table:number-columns-repeated="11"/>
        </table:table-row>
        <table:table-row table:style-name="ro1">
          <table:table-cell office:value-type="float" office:value="1745">
            <text:p>1745</text:p>
          </table:table-cell>
          <table:table-cell office:value-type="float" office:value="935.503">
            <text:p>935.503</text:p>
          </table:table-cell>
          <table:table-cell table:formula="of:=VALUE([.B1747])" office:value-type="float" office:value="935.503">
            <text:p>935.503</text:p>
          </table:table-cell>
          <table:table-cell table:number-columns-repeated="11"/>
        </table:table-row>
        <table:table-row table:style-name="ro1">
          <table:table-cell office:value-type="float" office:value="1746">
            <text:p>1746</text:p>
          </table:table-cell>
          <table:table-cell office:value-type="float" office:value="297.014">
            <text:p>297.014</text:p>
          </table:table-cell>
          <table:table-cell table:formula="of:=VALUE([.B1748])" office:value-type="float" office:value="297.014">
            <text:p>297.014</text:p>
          </table:table-cell>
          <table:table-cell table:number-columns-repeated="11"/>
        </table:table-row>
        <table:table-row table:style-name="ro1">
          <table:table-cell office:value-type="float" office:value="1747">
            <text:p>1747</text:p>
          </table:table-cell>
          <table:table-cell office:value-type="float" office:value="81.177">
            <text:p>81.177</text:p>
          </table:table-cell>
          <table:table-cell table:formula="of:=VALUE([.B1749])" office:value-type="float" office:value="81.177">
            <text:p>81.177</text:p>
          </table:table-cell>
          <table:table-cell table:number-columns-repeated="11"/>
        </table:table-row>
        <table:table-row table:style-name="ro1">
          <table:table-cell office:value-type="float" office:value="1748">
            <text:p>1748</text:p>
          </table:table-cell>
          <table:table-cell office:value-type="float" office:value="21.4038">
            <text:p>21.4038</text:p>
          </table:table-cell>
          <table:table-cell table:formula="of:=VALUE([.B1750])" office:value-type="float" office:value="21.4038">
            <text:p>21.4038</text:p>
          </table:table-cell>
          <table:table-cell table:number-columns-repeated="11"/>
        </table:table-row>
        <table:table-row table:style-name="ro1">
          <table:table-cell office:value-type="float" office:value="1749">
            <text:p>1749</text:p>
          </table:table-cell>
          <table:table-cell office:value-type="float" office:value="965.763">
            <text:p>965.763</text:p>
          </table:table-cell>
          <table:table-cell table:formula="of:=VALUE([.B1751])" office:value-type="float" office:value="965.763">
            <text:p>965.763</text:p>
          </table:table-cell>
          <table:table-cell table:number-columns-repeated="11"/>
        </table:table-row>
        <table:table-row table:style-name="ro1">
          <table:table-cell office:value-type="float" office:value="1750">
            <text:p>1750</text:p>
          </table:table-cell>
          <table:table-cell office:value-type="float" office:value="1650.83">
            <text:p>1650.83</text:p>
          </table:table-cell>
          <table:table-cell table:formula="of:=VALUE([.B1752])" office:value-type="float" office:value="1650.83">
            <text:p>1650.83</text:p>
          </table:table-cell>
          <table:table-cell table:number-columns-repeated="11"/>
        </table:table-row>
        <table:table-row table:style-name="ro1">
          <table:table-cell office:value-type="float" office:value="1751">
            <text:p>1751</text:p>
          </table:table-cell>
          <table:table-cell office:value-type="float" office:value="910.351">
            <text:p>910.351</text:p>
          </table:table-cell>
          <table:table-cell table:formula="of:=VALUE([.B1753])" office:value-type="float" office:value="910.351">
            <text:p>910.351</text:p>
          </table:table-cell>
          <table:table-cell table:number-columns-repeated="11"/>
        </table:table-row>
        <table:table-row table:style-name="ro1">
          <table:table-cell office:value-type="float" office:value="1752">
            <text:p>1752</text:p>
          </table:table-cell>
          <table:table-cell office:value-type="float" office:value="1.79097">
            <text:p>1.79097</text:p>
          </table:table-cell>
          <table:table-cell table:formula="of:=VALUE([.B1754])" office:value-type="float" office:value="1.79097">
            <text:p>1.79097</text:p>
          </table:table-cell>
          <table:table-cell table:number-columns-repeated="11"/>
        </table:table-row>
        <table:table-row table:style-name="ro1">
          <table:table-cell office:value-type="float" office:value="1753">
            <text:p>1753</text:p>
          </table:table-cell>
          <table:table-cell office:value-type="float" office:value="1059.35">
            <text:p>1059.35</text:p>
          </table:table-cell>
          <table:table-cell table:formula="of:=VALUE([.B1755])" office:value-type="float" office:value="1059.35">
            <text:p>1059.35</text:p>
          </table:table-cell>
          <table:table-cell table:number-columns-repeated="11"/>
        </table:table-row>
        <table:table-row table:style-name="ro1">
          <table:table-cell office:value-type="float" office:value="1754">
            <text:p>1754</text:p>
          </table:table-cell>
          <table:table-cell office:value-type="float" office:value="121.069">
            <text:p>121.069</text:p>
          </table:table-cell>
          <table:table-cell table:formula="of:=VALUE([.B1756])" office:value-type="float" office:value="121.069">
            <text:p>121.069</text:p>
          </table:table-cell>
          <table:table-cell table:number-columns-repeated="11"/>
        </table:table-row>
        <table:table-row table:style-name="ro1">
          <table:table-cell office:value-type="float" office:value="1755">
            <text:p>1755</text:p>
          </table:table-cell>
          <table:table-cell office:value-type="float" office:value="1.2198">
            <text:p>1.2198</text:p>
          </table:table-cell>
          <table:table-cell table:formula="of:=VALUE([.B1757])" office:value-type="float" office:value="1.2198">
            <text:p>1.2198</text:p>
          </table:table-cell>
          <table:table-cell table:number-columns-repeated="11"/>
        </table:table-row>
        <table:table-row table:style-name="ro1">
          <table:table-cell office:value-type="float" office:value="1756">
            <text:p>1756</text:p>
          </table:table-cell>
          <table:table-cell office:value-type="float" office:value="1.6854">
            <text:p>1.6854</text:p>
          </table:table-cell>
          <table:table-cell table:formula="of:=VALUE([.B1758])" office:value-type="float" office:value="1.6854">
            <text:p>1.6854</text:p>
          </table:table-cell>
          <table:table-cell table:number-columns-repeated="11"/>
        </table:table-row>
        <table:table-row table:style-name="ro1">
          <table:table-cell office:value-type="float" office:value="1757">
            <text:p>1757</text:p>
          </table:table-cell>
          <table:table-cell office:value-type="float" office:value="888.495">
            <text:p>888.495</text:p>
          </table:table-cell>
          <table:table-cell table:formula="of:=VALUE([.B1759])" office:value-type="float" office:value="888.495">
            <text:p>888.495</text:p>
          </table:table-cell>
          <table:table-cell table:number-columns-repeated="11"/>
        </table:table-row>
        <table:table-row table:style-name="ro1">
          <table:table-cell office:value-type="float" office:value="1758">
            <text:p>1758</text:p>
          </table:table-cell>
          <table:table-cell office:value-type="float" office:value="99.0782">
            <text:p>99.0782</text:p>
          </table:table-cell>
          <table:table-cell table:formula="of:=VALUE([.B1760])" office:value-type="float" office:value="99.0782">
            <text:p>99.0782</text:p>
          </table:table-cell>
          <table:table-cell table:number-columns-repeated="11"/>
        </table:table-row>
        <table:table-row table:style-name="ro1">
          <table:table-cell office:value-type="float" office:value="1759">
            <text:p>1759</text:p>
          </table:table-cell>
          <table:table-cell office:value-type="float" office:value="11.8173">
            <text:p>11.8173</text:p>
          </table:table-cell>
          <table:table-cell table:formula="of:=VALUE([.B1761])" office:value-type="float" office:value="11.8173">
            <text:p>11.8173</text:p>
          </table:table-cell>
          <table:table-cell table:number-columns-repeated="11"/>
        </table:table-row>
        <table:table-row table:style-name="ro1">
          <table:table-cell office:value-type="float" office:value="1760">
            <text:p>1760</text:p>
          </table:table-cell>
          <table:table-cell office:value-type="float" office:value="1.68478">
            <text:p>1.68478</text:p>
          </table:table-cell>
          <table:table-cell table:formula="of:=VALUE([.B1762])" office:value-type="float" office:value="1.68478">
            <text:p>1.68478</text:p>
          </table:table-cell>
          <table:table-cell table:number-columns-repeated="11"/>
        </table:table-row>
        <table:table-row table:style-name="ro1">
          <table:table-cell office:value-type="float" office:value="1761">
            <text:p>1761</text:p>
          </table:table-cell>
          <table:table-cell office:value-type="float" office:value="680.851">
            <text:p>680.851</text:p>
          </table:table-cell>
          <table:table-cell table:formula="of:=VALUE([.B1763])" office:value-type="float" office:value="680.851">
            <text:p>680.851</text:p>
          </table:table-cell>
          <table:table-cell table:number-columns-repeated="11"/>
        </table:table-row>
        <table:table-row table:style-name="ro1">
          <table:table-cell office:value-type="float" office:value="1762">
            <text:p>1762</text:p>
          </table:table-cell>
          <table:table-cell office:value-type="float" office:value="74.4857">
            <text:p>74.4857</text:p>
          </table:table-cell>
          <table:table-cell table:formula="of:=VALUE([.B1764])" office:value-type="float" office:value="74.4857">
            <text:p>74.4857</text:p>
          </table:table-cell>
          <table:table-cell table:number-columns-repeated="11"/>
        </table:table-row>
        <table:table-row table:style-name="ro1">
          <table:table-cell office:value-type="float" office:value="1763">
            <text:p>1763</text:p>
          </table:table-cell>
          <table:table-cell office:value-type="float" office:value="27.4586">
            <text:p>27.4586</text:p>
          </table:table-cell>
          <table:table-cell table:formula="of:=VALUE([.B1765])" office:value-type="float" office:value="27.4586">
            <text:p>27.4586</text:p>
          </table:table-cell>
          <table:table-cell table:number-columns-repeated="11"/>
        </table:table-row>
        <table:table-row table:style-name="ro1">
          <table:table-cell office:value-type="float" office:value="1764">
            <text:p>1764</text:p>
          </table:table-cell>
          <table:table-cell office:value-type="float" office:value="1.47982">
            <text:p>1.47982</text:p>
          </table:table-cell>
          <table:table-cell table:formula="of:=VALUE([.B1766])" office:value-type="float" office:value="1.47982">
            <text:p>1.47982</text:p>
          </table:table-cell>
          <table:table-cell table:number-columns-repeated="11"/>
        </table:table-row>
        <table:table-row table:style-name="ro1">
          <table:table-cell office:value-type="float" office:value="1765">
            <text:p>1765</text:p>
          </table:table-cell>
          <table:table-cell office:value-type="float" office:value="305.313">
            <text:p>305.313</text:p>
          </table:table-cell>
          <table:table-cell table:formula="of:=VALUE([.B1767])" office:value-type="float" office:value="305.313">
            <text:p>305.313</text:p>
          </table:table-cell>
          <table:table-cell table:number-columns-repeated="11"/>
        </table:table-row>
        <table:table-row table:style-name="ro1">
          <table:table-cell office:value-type="float" office:value="1766">
            <text:p>1766</text:p>
          </table:table-cell>
          <table:table-cell office:value-type="float" office:value="72.8902">
            <text:p>72.8902</text:p>
          </table:table-cell>
          <table:table-cell table:formula="of:=VALUE([.B1768])" office:value-type="float" office:value="72.8902">
            <text:p>72.8902</text:p>
          </table:table-cell>
          <table:table-cell table:number-columns-repeated="11"/>
        </table:table-row>
        <table:table-row table:style-name="ro1">
          <table:table-cell office:value-type="float" office:value="1767">
            <text:p>1767</text:p>
          </table:table-cell>
          <table:table-cell office:value-type="float" office:value="29.7764">
            <text:p>29.7764</text:p>
          </table:table-cell>
          <table:table-cell table:formula="of:=VALUE([.B1769])" office:value-type="float" office:value="29.7764">
            <text:p>29.7764</text:p>
          </table:table-cell>
          <table:table-cell table:number-columns-repeated="11"/>
        </table:table-row>
        <table:table-row table:style-name="ro1">
          <table:table-cell office:value-type="float" office:value="1768">
            <text:p>1768</text:p>
          </table:table-cell>
          <table:table-cell office:value-type="float" office:value="2.8962">
            <text:p>2.8962</text:p>
          </table:table-cell>
          <table:table-cell table:formula="of:=VALUE([.B1770])" office:value-type="float" office:value="2.8962">
            <text:p>2.8962</text:p>
          </table:table-cell>
          <table:table-cell table:number-columns-repeated="11"/>
        </table:table-row>
        <table:table-row table:style-name="ro1">
          <table:table-cell office:value-type="float" office:value="1769">
            <text:p>1769</text:p>
          </table:table-cell>
          <table:table-cell office:value-type="float" office:value="390.457">
            <text:p>390.457</text:p>
          </table:table-cell>
          <table:table-cell table:formula="of:=VALUE([.B1771])" office:value-type="float" office:value="390.457">
            <text:p>390.457</text:p>
          </table:table-cell>
          <table:table-cell table:number-columns-repeated="11"/>
        </table:table-row>
        <table:table-row table:style-name="ro1">
          <table:table-cell office:value-type="float" office:value="1770">
            <text:p>1770</text:p>
          </table:table-cell>
          <table:table-cell office:value-type="float" office:value="58.9438">
            <text:p>58.9438</text:p>
          </table:table-cell>
          <table:table-cell table:formula="of:=VALUE([.B1772])" office:value-type="float" office:value="58.9438">
            <text:p>58.9438</text:p>
          </table:table-cell>
          <table:table-cell table:number-columns-repeated="11"/>
        </table:table-row>
        <table:table-row table:style-name="ro1">
          <table:table-cell office:value-type="float" office:value="1771">
            <text:p>1771</text:p>
          </table:table-cell>
          <table:table-cell office:value-type="float" office:value="122.303">
            <text:p>122.303</text:p>
          </table:table-cell>
          <table:table-cell table:formula="of:=VALUE([.B1773])" office:value-type="float" office:value="122.303">
            <text:p>122.303</text:p>
          </table:table-cell>
          <table:table-cell table:number-columns-repeated="11"/>
        </table:table-row>
        <table:table-row table:style-name="ro1">
          <table:table-cell office:value-type="float" office:value="1772">
            <text:p>1772</text:p>
          </table:table-cell>
          <table:table-cell office:value-type="float" office:value="2.33438">
            <text:p>2.33438</text:p>
          </table:table-cell>
          <table:table-cell table:formula="of:=VALUE([.B1774])" office:value-type="float" office:value="2.33438">
            <text:p>2.33438</text:p>
          </table:table-cell>
          <table:table-cell table:number-columns-repeated="11"/>
        </table:table-row>
        <table:table-row table:style-name="ro1">
          <table:table-cell office:value-type="float" office:value="1773">
            <text:p>1773</text:p>
          </table:table-cell>
          <table:table-cell office:value-type="float" office:value="245.455">
            <text:p>245.455</text:p>
          </table:table-cell>
          <table:table-cell table:formula="of:=VALUE([.B1775])" office:value-type="float" office:value="245.455">
            <text:p>245.455</text:p>
          </table:table-cell>
          <table:table-cell table:number-columns-repeated="11"/>
        </table:table-row>
        <table:table-row table:style-name="ro1">
          <table:table-cell office:value-type="float" office:value="1774">
            <text:p>1774</text:p>
          </table:table-cell>
          <table:table-cell office:value-type="float" office:value="100.845">
            <text:p>100.845</text:p>
          </table:table-cell>
          <table:table-cell table:formula="of:=VALUE([.B1776])" office:value-type="float" office:value="100.845">
            <text:p>100.845</text:p>
          </table:table-cell>
          <table:table-cell table:number-columns-repeated="11"/>
        </table:table-row>
        <table:table-row table:style-name="ro1">
          <table:table-cell office:value-type="float" office:value="1775">
            <text:p>1775</text:p>
          </table:table-cell>
          <table:table-cell office:value-type="float" office:value="95.5274">
            <text:p>95.5274</text:p>
          </table:table-cell>
          <table:table-cell table:formula="of:=VALUE([.B1777])" office:value-type="float" office:value="95.5274">
            <text:p>95.5274</text:p>
          </table:table-cell>
          <table:table-cell table:number-columns-repeated="11"/>
        </table:table-row>
        <table:table-row table:style-name="ro1">
          <table:table-cell office:value-type="float" office:value="1776">
            <text:p>1776</text:p>
          </table:table-cell>
          <table:table-cell office:value-type="float" office:value="1.6743">
            <text:p>1.6743</text:p>
          </table:table-cell>
          <table:table-cell table:formula="of:=VALUE([.B1778])" office:value-type="float" office:value="1.6743">
            <text:p>1.6743</text:p>
          </table:table-cell>
          <table:table-cell table:number-columns-repeated="11"/>
        </table:table-row>
        <table:table-row table:style-name="ro1">
          <table:table-cell office:value-type="float" office:value="1777">
            <text:p>1777</text:p>
          </table:table-cell>
          <table:table-cell office:value-type="float" office:value="605.371">
            <text:p>605.371</text:p>
          </table:table-cell>
          <table:table-cell table:formula="of:=VALUE([.B1779])" office:value-type="float" office:value="605.371">
            <text:p>605.371</text:p>
          </table:table-cell>
          <table:table-cell table:number-columns-repeated="11"/>
        </table:table-row>
        <table:table-row table:style-name="ro1">
          <table:table-cell office:value-type="float" office:value="1778">
            <text:p>1778</text:p>
          </table:table-cell>
          <table:table-cell office:value-type="float" office:value="56.0541">
            <text:p>56.0541</text:p>
          </table:table-cell>
          <table:table-cell table:formula="of:=VALUE([.B1780])" office:value-type="float" office:value="56.0541">
            <text:p>56.0541</text:p>
          </table:table-cell>
          <table:table-cell table:number-columns-repeated="11"/>
        </table:table-row>
        <table:table-row table:style-name="ro1">
          <table:table-cell office:value-type="float" office:value="1779">
            <text:p>1779</text:p>
          </table:table-cell>
          <table:table-cell office:value-type="float" office:value="69.6546">
            <text:p>69.6546</text:p>
          </table:table-cell>
          <table:table-cell table:formula="of:=VALUE([.B1781])" office:value-type="float" office:value="69.6546">
            <text:p>69.6546</text:p>
          </table:table-cell>
          <table:table-cell table:number-columns-repeated="11"/>
        </table:table-row>
        <table:table-row table:style-name="ro1">
          <table:table-cell office:value-type="float" office:value="1780">
            <text:p>1780</text:p>
          </table:table-cell>
          <table:table-cell office:value-type="float" office:value="1.32769">
            <text:p>1.32769</text:p>
          </table:table-cell>
          <table:table-cell table:formula="of:=VALUE([.B1782])" office:value-type="float" office:value="1.32769">
            <text:p>1.32769</text:p>
          </table:table-cell>
          <table:table-cell table:number-columns-repeated="11"/>
        </table:table-row>
        <table:table-row table:style-name="ro1">
          <table:table-cell office:value-type="float" office:value="1781">
            <text:p>1781</text:p>
          </table:table-cell>
          <table:table-cell office:value-type="float" office:value="686.152">
            <text:p>686.152</text:p>
          </table:table-cell>
          <table:table-cell table:formula="of:=VALUE([.B1783])" office:value-type="float" office:value="686.152">
            <text:p>686.152</text:p>
          </table:table-cell>
          <table:table-cell table:number-columns-repeated="11"/>
        </table:table-row>
        <table:table-row table:style-name="ro1">
          <table:table-cell office:value-type="float" office:value="1782">
            <text:p>1782</text:p>
          </table:table-cell>
          <table:table-cell office:value-type="float" office:value="64.7017">
            <text:p>64.7017</text:p>
          </table:table-cell>
          <table:table-cell table:formula="of:=VALUE([.B1784])" office:value-type="float" office:value="64.7017">
            <text:p>64.7017</text:p>
          </table:table-cell>
          <table:table-cell table:number-columns-repeated="11"/>
        </table:table-row>
        <table:table-row table:style-name="ro1">
          <table:table-cell office:value-type="float" office:value="1783">
            <text:p>1783</text:p>
          </table:table-cell>
          <table:table-cell office:value-type="float" office:value="52.0011">
            <text:p>52.0011</text:p>
          </table:table-cell>
          <table:table-cell table:formula="of:=VALUE([.B1785])" office:value-type="float" office:value="52.0011">
            <text:p>52.0011</text:p>
          </table:table-cell>
          <table:table-cell table:number-columns-repeated="11"/>
        </table:table-row>
        <table:table-row table:style-name="ro1">
          <table:table-cell office:value-type="float" office:value="1784">
            <text:p>1784</text:p>
          </table:table-cell>
          <table:table-cell office:value-type="float" office:value="32.1243">
            <text:p>32.1243</text:p>
          </table:table-cell>
          <table:table-cell table:formula="of:=VALUE([.B1786])" office:value-type="float" office:value="32.1243">
            <text:p>32.1243</text:p>
          </table:table-cell>
          <table:table-cell table:number-columns-repeated="11"/>
        </table:table-row>
        <table:table-row table:style-name="ro1">
          <table:table-cell office:value-type="float" office:value="1785">
            <text:p>1785</text:p>
          </table:table-cell>
          <table:table-cell office:value-type="float" office:value="1236.4">
            <text:p>1236.4</text:p>
          </table:table-cell>
          <table:table-cell table:formula="of:=VALUE([.B1787])" office:value-type="float" office:value="1236.4">
            <text:p>1236.4</text:p>
          </table:table-cell>
          <table:table-cell table:number-columns-repeated="11"/>
        </table:table-row>
        <table:table-row table:style-name="ro1">
          <table:table-cell office:value-type="float" office:value="1786">
            <text:p>1786</text:p>
          </table:table-cell>
          <table:table-cell office:value-type="float" office:value="1941.37">
            <text:p>1941.37</text:p>
          </table:table-cell>
          <table:table-cell table:formula="of:=VALUE([.B1788])" office:value-type="float" office:value="1941.37">
            <text:p>1941.37</text:p>
          </table:table-cell>
          <table:table-cell table:number-columns-repeated="11"/>
        </table:table-row>
        <table:table-row table:style-name="ro1">
          <table:table-cell office:value-type="float" office:value="1787">
            <text:p>1787</text:p>
          </table:table-cell>
          <table:table-cell office:value-type="float" office:value="444.512">
            <text:p>444.512</text:p>
          </table:table-cell>
          <table:table-cell table:formula="of:=VALUE([.B1789])" office:value-type="float" office:value="444.512">
            <text:p>444.512</text:p>
          </table:table-cell>
          <table:table-cell table:number-columns-repeated="11"/>
        </table:table-row>
        <table:table-row table:style-name="ro1">
          <table:table-cell office:value-type="float" office:value="1788">
            <text:p>1788</text:p>
          </table:table-cell>
          <table:table-cell office:value-type="float" office:value="9.66935">
            <text:p>9.66935</text:p>
          </table:table-cell>
          <table:table-cell table:formula="of:=VALUE([.B1790])" office:value-type="float" office:value="9.66935">
            <text:p>9.66935</text:p>
          </table:table-cell>
          <table:table-cell table:number-columns-repeated="11"/>
        </table:table-row>
        <table:table-row table:style-name="ro1">
          <table:table-cell office:value-type="float" office:value="1789">
            <text:p>1789</text:p>
          </table:table-cell>
          <table:table-cell office:value-type="float" office:value="322.511">
            <text:p>322.511</text:p>
          </table:table-cell>
          <table:table-cell table:formula="of:=VALUE([.B1791])" office:value-type="float" office:value="322.511">
            <text:p>322.511</text:p>
          </table:table-cell>
          <table:table-cell table:number-columns-repeated="11"/>
        </table:table-row>
        <table:table-row table:style-name="ro1">
          <table:table-cell office:value-type="float" office:value="1790">
            <text:p>1790</text:p>
          </table:table-cell>
          <table:table-cell office:value-type="float" office:value="723.664">
            <text:p>723.664</text:p>
          </table:table-cell>
          <table:table-cell table:formula="of:=VALUE([.B1792])" office:value-type="float" office:value="723.664">
            <text:p>723.664</text:p>
          </table:table-cell>
          <table:table-cell table:number-columns-repeated="11"/>
        </table:table-row>
        <table:table-row table:style-name="ro1">
          <table:table-cell office:value-type="float" office:value="1791">
            <text:p>1791</text:p>
          </table:table-cell>
          <table:table-cell office:value-type="float" office:value="119.783">
            <text:p>119.783</text:p>
          </table:table-cell>
          <table:table-cell table:formula="of:=VALUE([.B1793])" office:value-type="float" office:value="119.783">
            <text:p>119.783</text:p>
          </table:table-cell>
          <table:table-cell table:number-columns-repeated="11"/>
        </table:table-row>
        <table:table-row table:style-name="ro1">
          <table:table-cell office:value-type="float" office:value="1792">
            <text:p>1792</text:p>
          </table:table-cell>
          <table:table-cell office:value-type="float" office:value="2.70704">
            <text:p>2.70704</text:p>
          </table:table-cell>
          <table:table-cell table:formula="of:=VALUE([.B1794])" office:value-type="float" office:value="2.70704">
            <text:p>2.70704</text:p>
          </table:table-cell>
          <table:table-cell table:number-columns-repeated="11"/>
        </table:table-row>
        <table:table-row table:style-name="ro1">
          <table:table-cell office:value-type="float" office:value="1793">
            <text:p>1793</text:p>
          </table:table-cell>
          <table:table-cell office:value-type="float" office:value="160.912">
            <text:p>160.912</text:p>
          </table:table-cell>
          <table:table-cell table:formula="of:=VALUE([.B1795])" office:value-type="float" office:value="160.912">
            <text:p>160.912</text:p>
          </table:table-cell>
          <table:table-cell table:number-columns-repeated="11"/>
        </table:table-row>
        <table:table-row table:style-name="ro1">
          <table:table-cell office:value-type="float" office:value="1794">
            <text:p>1794</text:p>
          </table:table-cell>
          <table:table-cell office:value-type="float" office:value="330.727">
            <text:p>330.727</text:p>
          </table:table-cell>
          <table:table-cell table:formula="of:=VALUE([.B1796])" office:value-type="float" office:value="330.727">
            <text:p>330.727</text:p>
          </table:table-cell>
          <table:table-cell table:number-columns-repeated="11"/>
        </table:table-row>
        <table:table-row table:style-name="ro1">
          <table:table-cell office:value-type="float" office:value="1795">
            <text:p>1795</text:p>
          </table:table-cell>
          <table:table-cell office:value-type="float" office:value="21.0613">
            <text:p>21.0613</text:p>
          </table:table-cell>
          <table:table-cell table:formula="of:=VALUE([.B1797])" office:value-type="float" office:value="21.0613">
            <text:p>21.0613</text:p>
          </table:table-cell>
          <table:table-cell table:number-columns-repeated="11"/>
        </table:table-row>
        <table:table-row table:style-name="ro1">
          <table:table-cell office:value-type="float" office:value="1796">
            <text:p>1796</text:p>
          </table:table-cell>
          <table:table-cell office:value-type="float" office:value="2.54255">
            <text:p>2.54255</text:p>
          </table:table-cell>
          <table:table-cell table:formula="of:=VALUE([.B1798])" office:value-type="float" office:value="2.54255">
            <text:p>2.54255</text:p>
          </table:table-cell>
          <table:table-cell table:number-columns-repeated="11"/>
        </table:table-row>
        <table:table-row table:style-name="ro1">
          <table:table-cell office:value-type="float" office:value="1797">
            <text:p>1797</text:p>
          </table:table-cell>
          <table:table-cell office:value-type="float" office:value="1426.61">
            <text:p>1426.61</text:p>
          </table:table-cell>
          <table:table-cell table:formula="of:=VALUE([.B1799])" office:value-type="float" office:value="1426.61">
            <text:p>1426.61</text:p>
          </table:table-cell>
          <table:table-cell table:number-columns-repeated="11"/>
        </table:table-row>
        <table:table-row table:style-name="ro1">
          <table:table-cell office:value-type="float" office:value="1798">
            <text:p>1798</text:p>
          </table:table-cell>
          <table:table-cell office:value-type="float" office:value="22.1169">
            <text:p>22.1169</text:p>
          </table:table-cell>
          <table:table-cell table:formula="of:=VALUE([.B1800])" office:value-type="float" office:value="22.1169">
            <text:p>22.1169</text:p>
          </table:table-cell>
          <table:table-cell table:number-columns-repeated="11"/>
        </table:table-row>
        <table:table-row table:style-name="ro1">
          <table:table-cell office:value-type="float" office:value="1799">
            <text:p>1799</text:p>
          </table:table-cell>
          <table:table-cell office:value-type="float" office:value="31.7584">
            <text:p>31.7584</text:p>
          </table:table-cell>
          <table:table-cell table:formula="of:=VALUE([.B1801])" office:value-type="float" office:value="31.7584">
            <text:p>31.7584</text:p>
          </table:table-cell>
          <table:table-cell table:number-columns-repeated="11"/>
        </table:table-row>
        <table:table-row table:style-name="ro1">
          <table:table-cell office:value-type="float" office:value="1800">
            <text:p>1800</text:p>
          </table:table-cell>
          <table:table-cell office:value-type="float" office:value="4.25197">
            <text:p>4.25197</text:p>
          </table:table-cell>
          <table:table-cell table:formula="of:=VALUE([.B1802])" office:value-type="float" office:value="4.25197">
            <text:p>4.25197</text:p>
          </table:table-cell>
          <table:table-cell table:number-columns-repeated="11"/>
        </table:table-row>
        <table:table-row table:style-name="ro1">
          <table:table-cell office:value-type="float" office:value="1801">
            <text:p>1801</text:p>
          </table:table-cell>
          <table:table-cell office:value-type="float" office:value="1931.7">
            <text:p>1931.7</text:p>
          </table:table-cell>
          <table:table-cell table:formula="of:=VALUE([.B1803])" office:value-type="float" office:value="1931.7">
            <text:p>1931.7</text:p>
          </table:table-cell>
          <table:table-cell table:number-columns-repeated="11"/>
        </table:table-row>
        <table:table-row table:style-name="ro1">
          <table:table-cell office:value-type="float" office:value="1802">
            <text:p>1802</text:p>
          </table:table-cell>
          <table:table-cell office:value-type="float" office:value="68.9758">
            <text:p>68.9758</text:p>
          </table:table-cell>
          <table:table-cell table:formula="of:=VALUE([.B1804])" office:value-type="float" office:value="68.9758">
            <text:p>68.9758</text:p>
          </table:table-cell>
          <table:table-cell table:number-columns-repeated="11"/>
        </table:table-row>
        <table:table-row table:style-name="ro1">
          <table:table-cell office:value-type="float" office:value="1803">
            <text:p>1803</text:p>
          </table:table-cell>
          <table:table-cell office:value-type="float" office:value="50.491">
            <text:p>50.491</text:p>
          </table:table-cell>
          <table:table-cell table:formula="of:=VALUE([.B1805])" office:value-type="float" office:value="50.491">
            <text:p>50.491</text:p>
          </table:table-cell>
          <table:table-cell table:number-columns-repeated="11"/>
        </table:table-row>
        <table:table-row table:style-name="ro1">
          <table:table-cell office:value-type="float" office:value="1804">
            <text:p>1804</text:p>
          </table:table-cell>
          <table:table-cell office:value-type="float" office:value="5.12402">
            <text:p>5.12402</text:p>
          </table:table-cell>
          <table:table-cell table:formula="of:=VALUE([.B1806])" office:value-type="float" office:value="5.12402">
            <text:p>5.12402</text:p>
          </table:table-cell>
          <table:table-cell table:number-columns-repeated="11"/>
        </table:table-row>
        <table:table-row table:style-name="ro1">
          <table:table-cell office:value-type="float" office:value="1805">
            <text:p>1805</text:p>
          </table:table-cell>
          <table:table-cell office:value-type="float" office:value="2173.91">
            <text:p>2173.91</text:p>
          </table:table-cell>
          <table:table-cell table:formula="of:=VALUE([.B1807])" office:value-type="float" office:value="2173.91">
            <text:p>2173.91</text:p>
          </table:table-cell>
          <table:table-cell table:number-columns-repeated="11"/>
        </table:table-row>
        <table:table-row table:style-name="ro1">
          <table:table-cell office:value-type="float" office:value="1806">
            <text:p>1806</text:p>
          </table:table-cell>
          <table:table-cell office:value-type="float" office:value="101.45">
            <text:p>101.45</text:p>
          </table:table-cell>
          <table:table-cell table:formula="of:=VALUE([.B1808])" office:value-type="float" office:value="101.45">
            <text:p>101.45</text:p>
          </table:table-cell>
          <table:table-cell table:number-columns-repeated="11"/>
        </table:table-row>
        <table:table-row table:style-name="ro1">
          <table:table-cell office:value-type="float" office:value="1807">
            <text:p>1807</text:p>
          </table:table-cell>
          <table:table-cell office:value-type="float" office:value="59.2788">
            <text:p>59.2788</text:p>
          </table:table-cell>
          <table:table-cell table:formula="of:=VALUE([.B1809])" office:value-type="float" office:value="59.2788">
            <text:p>59.2788</text:p>
          </table:table-cell>
          <table:table-cell table:number-columns-repeated="11"/>
        </table:table-row>
        <table:table-row table:style-name="ro1">
          <table:table-cell office:value-type="float" office:value="1808">
            <text:p>1808</text:p>
          </table:table-cell>
          <table:table-cell office:value-type="float" office:value="5.72496">
            <text:p>5.72496</text:p>
          </table:table-cell>
          <table:table-cell table:formula="of:=VALUE([.B1810])" office:value-type="float" office:value="5.72496">
            <text:p>5.72496</text:p>
          </table:table-cell>
          <table:table-cell table:number-columns-repeated="11"/>
        </table:table-row>
        <table:table-row table:style-name="ro1">
          <table:table-cell office:value-type="float" office:value="1809">
            <text:p>1809</text:p>
          </table:table-cell>
          <table:table-cell office:value-type="float" office:value="2446.21">
            <text:p>2446.21</text:p>
          </table:table-cell>
          <table:table-cell table:formula="of:=VALUE([.B1811])" office:value-type="float" office:value="2446.21">
            <text:p>2446.21</text:p>
          </table:table-cell>
          <table:table-cell table:number-columns-repeated="11"/>
        </table:table-row>
        <table:table-row table:style-name="ro1">
          <table:table-cell office:value-type="float" office:value="1810">
            <text:p>1810</text:p>
          </table:table-cell>
          <table:table-cell office:value-type="float" office:value="112.724">
            <text:p>112.724</text:p>
          </table:table-cell>
          <table:table-cell table:formula="of:=VALUE([.B1812])" office:value-type="float" office:value="112.724">
            <text:p>112.724</text:p>
          </table:table-cell>
          <table:table-cell table:number-columns-repeated="11"/>
        </table:table-row>
        <table:table-row table:style-name="ro1">
          <table:table-cell office:value-type="float" office:value="1811">
            <text:p>1811</text:p>
          </table:table-cell>
          <table:table-cell office:value-type="float" office:value="66.3416">
            <text:p>66.3416</text:p>
          </table:table-cell>
          <table:table-cell table:formula="of:=VALUE([.B1813])" office:value-type="float" office:value="66.3416">
            <text:p>66.3416</text:p>
          </table:table-cell>
          <table:table-cell table:number-columns-repeated="11"/>
        </table:table-row>
        <table:table-row table:style-name="ro1">
          <table:table-cell office:value-type="float" office:value="1812">
            <text:p>1812</text:p>
          </table:table-cell>
          <table:table-cell office:value-type="float" office:value="6.05174">
            <text:p>6.05174</text:p>
          </table:table-cell>
          <table:table-cell table:formula="of:=VALUE([.B1814])" office:value-type="float" office:value="6.05174">
            <text:p>6.05174</text:p>
          </table:table-cell>
          <table:table-cell table:number-columns-repeated="11"/>
        </table:table-row>
        <table:table-row table:style-name="ro1">
          <table:table-cell office:value-type="float" office:value="1813">
            <text:p>1813</text:p>
          </table:table-cell>
          <table:table-cell office:value-type="float" office:value="2503.2">
            <text:p>2503.2</text:p>
          </table:table-cell>
          <table:table-cell table:formula="of:=VALUE([.B1815])" office:value-type="float" office:value="2503.2">
            <text:p>2503.2</text:p>
          </table:table-cell>
          <table:table-cell table:number-columns-repeated="11"/>
        </table:table-row>
        <table:table-row table:style-name="ro1">
          <table:table-cell office:value-type="float" office:value="1814">
            <text:p>1814</text:p>
          </table:table-cell>
          <table:table-cell office:value-type="float" office:value="105.962">
            <text:p>105.962</text:p>
          </table:table-cell>
          <table:table-cell table:formula="of:=VALUE([.B1816])" office:value-type="float" office:value="105.962">
            <text:p>105.962</text:p>
          </table:table-cell>
          <table:table-cell table:number-columns-repeated="11"/>
        </table:table-row>
        <table:table-row table:style-name="ro1">
          <table:table-cell office:value-type="float" office:value="1815">
            <text:p>1815</text:p>
          </table:table-cell>
          <table:table-cell office:value-type="float" office:value="71.8007">
            <text:p>71.8007</text:p>
          </table:table-cell>
          <table:table-cell table:formula="of:=VALUE([.B1817])" office:value-type="float" office:value="71.8007">
            <text:p>71.8007</text:p>
          </table:table-cell>
          <table:table-cell table:number-columns-repeated="11"/>
        </table:table-row>
        <table:table-row table:style-name="ro1">
          <table:table-cell office:value-type="float" office:value="1816">
            <text:p>1816</text:p>
          </table:table-cell>
          <table:table-cell office:value-type="float" office:value="6.22192">
            <text:p>6.22192</text:p>
          </table:table-cell>
          <table:table-cell table:formula="of:=VALUE([.B1818])" office:value-type="float" office:value="6.22192">
            <text:p>6.22192</text:p>
          </table:table-cell>
          <table:table-cell table:number-columns-repeated="11"/>
        </table:table-row>
        <table:table-row table:style-name="ro1">
          <table:table-cell office:value-type="float" office:value="1817">
            <text:p>1817</text:p>
          </table:table-cell>
          <table:table-cell office:value-type="float" office:value="2483.68">
            <text:p>2483.68</text:p>
          </table:table-cell>
          <table:table-cell table:formula="of:=VALUE([.B1819])" office:value-type="float" office:value="2483.68">
            <text:p>2483.68</text:p>
          </table:table-cell>
          <table:table-cell table:number-columns-repeated="11"/>
        </table:table-row>
        <table:table-row table:style-name="ro1">
          <table:table-cell office:value-type="float" office:value="1818">
            <text:p>1818</text:p>
          </table:table-cell>
          <table:table-cell office:value-type="float" office:value="94.3387">
            <text:p>94.3387</text:p>
          </table:table-cell>
          <table:table-cell table:formula="of:=VALUE([.B1820])" office:value-type="float" office:value="94.3387">
            <text:p>94.3387</text:p>
          </table:table-cell>
          <table:table-cell table:number-columns-repeated="11"/>
        </table:table-row>
        <table:table-row table:style-name="ro1">
          <table:table-cell office:value-type="float" office:value="1819">
            <text:p>1819</text:p>
          </table:table-cell>
          <table:table-cell office:value-type="float" office:value="76.485">
            <text:p>76.485</text:p>
          </table:table-cell>
          <table:table-cell table:formula="of:=VALUE([.B1821])" office:value-type="float" office:value="76.485">
            <text:p>76.485</text:p>
          </table:table-cell>
          <table:table-cell table:number-columns-repeated="11"/>
        </table:table-row>
        <table:table-row table:style-name="ro1">
          <table:table-cell office:value-type="float" office:value="1820">
            <text:p>1820</text:p>
          </table:table-cell>
          <table:table-cell office:value-type="float" office:value="6.31867">
            <text:p>6.31867</text:p>
          </table:table-cell>
          <table:table-cell table:formula="of:=VALUE([.B1822])" office:value-type="float" office:value="6.31867">
            <text:p>6.31867</text:p>
          </table:table-cell>
          <table:table-cell table:number-columns-repeated="11"/>
        </table:table-row>
        <table:table-row table:style-name="ro1">
          <table:table-cell office:value-type="float" office:value="1821">
            <text:p>1821</text:p>
          </table:table-cell>
          <table:table-cell office:value-type="float" office:value="2532.02">
            <text:p>2532.02</text:p>
          </table:table-cell>
          <table:table-cell table:formula="of:=VALUE([.B1823])" office:value-type="float" office:value="2532.02">
            <text:p>2532.02</text:p>
          </table:table-cell>
          <table:table-cell table:number-columns-repeated="11"/>
        </table:table-row>
        <table:table-row table:style-name="ro1">
          <table:table-cell office:value-type="float" office:value="1822">
            <text:p>1822</text:p>
          </table:table-cell>
          <table:table-cell office:value-type="float" office:value="82.5732">
            <text:p>82.5732</text:p>
          </table:table-cell>
          <table:table-cell table:formula="of:=VALUE([.B1824])" office:value-type="float" office:value="82.5732">
            <text:p>82.5732</text:p>
          </table:table-cell>
          <table:table-cell table:number-columns-repeated="11"/>
        </table:table-row>
        <table:table-row table:style-name="ro1">
          <table:table-cell office:value-type="float" office:value="1823">
            <text:p>1823</text:p>
          </table:table-cell>
          <table:table-cell office:value-type="float" office:value="80.6175">
            <text:p>80.6175</text:p>
          </table:table-cell>
          <table:table-cell table:formula="of:=VALUE([.B1825])" office:value-type="float" office:value="80.6175">
            <text:p>80.6175</text:p>
          </table:table-cell>
          <table:table-cell table:number-columns-repeated="11"/>
        </table:table-row>
        <table:table-row table:style-name="ro1">
          <table:table-cell office:value-type="float" office:value="1824">
            <text:p>1824</text:p>
          </table:table-cell>
          <table:table-cell office:value-type="float" office:value="6.27729">
            <text:p>6.27729</text:p>
          </table:table-cell>
          <table:table-cell table:formula="of:=VALUE([.B1826])" office:value-type="float" office:value="6.27729">
            <text:p>6.27729</text:p>
          </table:table-cell>
          <table:table-cell table:number-columns-repeated="11"/>
        </table:table-row>
        <table:table-row table:style-name="ro1">
          <table:table-cell office:value-type="float" office:value="1825">
            <text:p>1825</text:p>
          </table:table-cell>
          <table:table-cell office:value-type="float" office:value="2399.86">
            <text:p>2399.86</text:p>
          </table:table-cell>
          <table:table-cell table:formula="of:=VALUE([.B1827])" office:value-type="float" office:value="2399.86">
            <text:p>2399.86</text:p>
          </table:table-cell>
          <table:table-cell table:number-columns-repeated="11"/>
        </table:table-row>
        <table:table-row table:style-name="ro1">
          <table:table-cell office:value-type="float" office:value="1826">
            <text:p>1826</text:p>
          </table:table-cell>
          <table:table-cell office:value-type="float" office:value="65.442">
            <text:p>65.442</text:p>
          </table:table-cell>
          <table:table-cell table:formula="of:=VALUE([.B1828])" office:value-type="float" office:value="65.442">
            <text:p>65.442</text:p>
          </table:table-cell>
          <table:table-cell table:number-columns-repeated="11"/>
        </table:table-row>
        <table:table-row table:style-name="ro1">
          <table:table-cell office:value-type="float" office:value="1827">
            <text:p>1827</text:p>
          </table:table-cell>
          <table:table-cell office:value-type="float" office:value="84.5354">
            <text:p>84.5354</text:p>
          </table:table-cell>
          <table:table-cell table:formula="of:=VALUE([.B1829])" office:value-type="float" office:value="84.5354">
            <text:p>84.5354</text:p>
          </table:table-cell>
          <table:table-cell table:number-columns-repeated="11"/>
        </table:table-row>
        <table:table-row table:style-name="ro1">
          <table:table-cell office:value-type="float" office:value="1828">
            <text:p>1828</text:p>
          </table:table-cell>
          <table:table-cell office:value-type="float" office:value="6.05909">
            <text:p>6.05909</text:p>
          </table:table-cell>
          <table:table-cell table:formula="of:=VALUE([.B1830])" office:value-type="float" office:value="6.05909">
            <text:p>6.05909</text:p>
          </table:table-cell>
          <table:table-cell table:number-columns-repeated="11"/>
        </table:table-row>
        <table:table-row table:style-name="ro1">
          <table:table-cell office:value-type="float" office:value="1829">
            <text:p>1829</text:p>
          </table:table-cell>
          <table:table-cell office:value-type="float" office:value="2279.7">
            <text:p>2279.7</text:p>
          </table:table-cell>
          <table:table-cell table:formula="of:=VALUE([.B1831])" office:value-type="float" office:value="2279.7">
            <text:p>2279.7</text:p>
          </table:table-cell>
          <table:table-cell table:number-columns-repeated="11"/>
        </table:table-row>
        <table:table-row table:style-name="ro1">
          <table:table-cell office:value-type="float" office:value="1830">
            <text:p>1830</text:p>
          </table:table-cell>
          <table:table-cell office:value-type="float" office:value="54.0087">
            <text:p>54.0087</text:p>
          </table:table-cell>
          <table:table-cell table:formula="of:=VALUE([.B1832])" office:value-type="float" office:value="54.0087">
            <text:p>54.0087</text:p>
          </table:table-cell>
          <table:table-cell table:number-columns-repeated="11"/>
        </table:table-row>
        <table:table-row table:style-name="ro1">
          <table:table-cell office:value-type="float" office:value="1831">
            <text:p>1831</text:p>
          </table:table-cell>
          <table:table-cell office:value-type="float" office:value="84.5021">
            <text:p>84.5021</text:p>
          </table:table-cell>
          <table:table-cell table:formula="of:=VALUE([.B1833])" office:value-type="float" office:value="84.5021">
            <text:p>84.5021</text:p>
          </table:table-cell>
          <table:table-cell table:number-columns-repeated="11"/>
        </table:table-row>
        <table:table-row table:style-name="ro1">
          <table:table-cell office:value-type="float" office:value="1832">
            <text:p>1832</text:p>
          </table:table-cell>
          <table:table-cell office:value-type="float" office:value="5.75652">
            <text:p>5.75652</text:p>
          </table:table-cell>
          <table:table-cell table:formula="of:=VALUE([.B1834])" office:value-type="float" office:value="5.75652">
            <text:p>5.75652</text:p>
          </table:table-cell>
          <table:table-cell table:number-columns-repeated="11"/>
        </table:table-row>
        <table:table-row table:style-name="ro1">
          <table:table-cell office:value-type="float" office:value="1833">
            <text:p>1833</text:p>
          </table:table-cell>
          <table:table-cell office:value-type="float" office:value="2198.93">
            <text:p>2198.93</text:p>
          </table:table-cell>
          <table:table-cell table:formula="of:=VALUE([.B1835])" office:value-type="float" office:value="2198.93">
            <text:p>2198.93</text:p>
          </table:table-cell>
          <table:table-cell table:number-columns-repeated="11"/>
        </table:table-row>
        <table:table-row table:style-name="ro1">
          <table:table-cell office:value-type="float" office:value="1834">
            <text:p>1834</text:p>
          </table:table-cell>
          <table:table-cell office:value-type="float" office:value="49.6016">
            <text:p>49.6016</text:p>
          </table:table-cell>
          <table:table-cell table:formula="of:=VALUE([.B1836])" office:value-type="float" office:value="49.6016">
            <text:p>49.6016</text:p>
          </table:table-cell>
          <table:table-cell table:number-columns-repeated="11"/>
        </table:table-row>
        <table:table-row table:style-name="ro1">
          <table:table-cell office:value-type="float" office:value="1835">
            <text:p>1835</text:p>
          </table:table-cell>
          <table:table-cell office:value-type="float" office:value="81.516">
            <text:p>81.516</text:p>
          </table:table-cell>
          <table:table-cell table:formula="of:=VALUE([.B1837])" office:value-type="float" office:value="81.516">
            <text:p>81.516</text:p>
          </table:table-cell>
          <table:table-cell table:number-columns-repeated="11"/>
        </table:table-row>
        <table:table-row table:style-name="ro1">
          <table:table-cell office:value-type="float" office:value="1836">
            <text:p>1836</text:p>
          </table:table-cell>
          <table:table-cell office:value-type="float" office:value="5.25702">
            <text:p>5.25702</text:p>
          </table:table-cell>
          <table:table-cell table:formula="of:=VALUE([.B1838])" office:value-type="float" office:value="5.25702">
            <text:p>5.25702</text:p>
          </table:table-cell>
          <table:table-cell table:number-columns-repeated="11"/>
        </table:table-row>
        <table:table-row table:style-name="ro1">
          <table:table-cell office:value-type="float" office:value="1837">
            <text:p>1837</text:p>
          </table:table-cell>
          <table:table-cell office:value-type="float" office:value="1978.33">
            <text:p>1978.33</text:p>
          </table:table-cell>
          <table:table-cell table:formula="of:=VALUE([.B1839])" office:value-type="float" office:value="1978.33">
            <text:p>1978.33</text:p>
          </table:table-cell>
          <table:table-cell table:number-columns-repeated="11"/>
        </table:table-row>
        <table:table-row table:style-name="ro1">
          <table:table-cell office:value-type="float" office:value="1838">
            <text:p>1838</text:p>
          </table:table-cell>
          <table:table-cell office:value-type="float" office:value="49.8874">
            <text:p>49.8874</text:p>
          </table:table-cell>
          <table:table-cell table:formula="of:=VALUE([.B1840])" office:value-type="float" office:value="49.8874">
            <text:p>49.8874</text:p>
          </table:table-cell>
          <table:table-cell table:number-columns-repeated="11"/>
        </table:table-row>
        <table:table-row table:style-name="ro1">
          <table:table-cell office:value-type="float" office:value="1839">
            <text:p>1839</text:p>
          </table:table-cell>
          <table:table-cell office:value-type="float" office:value="73.9485">
            <text:p>73.9485</text:p>
          </table:table-cell>
          <table:table-cell table:formula="of:=VALUE([.B1841])" office:value-type="float" office:value="73.9485">
            <text:p>73.9485</text:p>
          </table:table-cell>
          <table:table-cell table:number-columns-repeated="11"/>
        </table:table-row>
        <table:table-row table:style-name="ro1">
          <table:table-cell office:value-type="float" office:value="1840">
            <text:p>1840</text:p>
          </table:table-cell>
          <table:table-cell office:value-type="float" office:value="3.92923">
            <text:p>3.92923</text:p>
          </table:table-cell>
          <table:table-cell table:formula="of:=VALUE([.B1842])" office:value-type="float" office:value="3.92923">
            <text:p>3.92923</text:p>
          </table:table-cell>
          <table:table-cell table:number-columns-repeated="11"/>
        </table:table-row>
        <table:table-row table:style-name="ro1">
          <table:table-cell office:value-type="float" office:value="1841">
            <text:p>1841</text:p>
          </table:table-cell>
          <table:table-cell office:value-type="float" office:value="1781.57">
            <text:p>1781.57</text:p>
          </table:table-cell>
          <table:table-cell table:formula="of:=VALUE([.B1843])" office:value-type="float" office:value="1781.57">
            <text:p>1781.57</text:p>
          </table:table-cell>
          <table:table-cell table:number-columns-repeated="11"/>
        </table:table-row>
        <table:table-row table:style-name="ro1">
          <table:table-cell office:value-type="float" office:value="1842">
            <text:p>1842</text:p>
          </table:table-cell>
          <table:table-cell office:value-type="float" office:value="101.665">
            <text:p>101.665</text:p>
          </table:table-cell>
          <table:table-cell table:formula="of:=VALUE([.B1844])" office:value-type="float" office:value="101.665">
            <text:p>101.665</text:p>
          </table:table-cell>
          <table:table-cell table:number-columns-repeated="11"/>
        </table:table-row>
        <table:table-row table:style-name="ro1">
          <table:table-cell office:value-type="float" office:value="1843">
            <text:p>1843</text:p>
          </table:table-cell>
          <table:table-cell office:value-type="float" office:value="34.9122">
            <text:p>34.9122</text:p>
          </table:table-cell>
          <table:table-cell table:formula="of:=VALUE([.B1845])" office:value-type="float" office:value="34.9122">
            <text:p>34.9122</text:p>
          </table:table-cell>
          <table:table-cell table:number-columns-repeated="11"/>
        </table:table-row>
        <table:table-row table:style-name="ro1">
          <table:table-cell office:value-type="float" office:value="1844">
            <text:p>1844</text:p>
          </table:table-cell>
          <table:table-cell office:value-type="float" office:value="2.77832">
            <text:p>2.77832</text:p>
          </table:table-cell>
          <table:table-cell table:formula="of:=VALUE([.B1846])" office:value-type="float" office:value="2.77832">
            <text:p>2.77832</text:p>
          </table:table-cell>
          <table:table-cell table:number-columns-repeated="11"/>
        </table:table-row>
        <table:table-row table:style-name="ro1">
          <table:table-cell office:value-type="float" office:value="1845">
            <text:p>1845</text:p>
          </table:table-cell>
          <table:table-cell office:value-type="float" office:value="1564.84">
            <text:p>1564.84</text:p>
          </table:table-cell>
          <table:table-cell table:formula="of:=VALUE([.B1847])" office:value-type="float" office:value="1564.84">
            <text:p>1564.84</text:p>
          </table:table-cell>
          <table:table-cell table:number-columns-repeated="11"/>
        </table:table-row>
        <table:table-row table:style-name="ro1">
          <table:table-cell office:value-type="float" office:value="1846">
            <text:p>1846</text:p>
          </table:table-cell>
          <table:table-cell office:value-type="float" office:value="141.633">
            <text:p>141.633</text:p>
          </table:table-cell>
          <table:table-cell table:formula="of:=VALUE([.B1848])" office:value-type="float" office:value="141.633">
            <text:p>141.633</text:p>
          </table:table-cell>
          <table:table-cell table:number-columns-repeated="11"/>
        </table:table-row>
        <table:table-row table:style-name="ro1">
          <table:table-cell office:value-type="float" office:value="1847">
            <text:p>1847</text:p>
          </table:table-cell>
          <table:table-cell office:value-type="float" office:value="2.01943">
            <text:p>2.01943</text:p>
          </table:table-cell>
          <table:table-cell table:formula="of:=VALUE([.B1849])" office:value-type="float" office:value="2.01943">
            <text:p>2.01943</text:p>
          </table:table-cell>
          <table:table-cell table:number-columns-repeated="11"/>
        </table:table-row>
        <table:table-row table:style-name="ro1">
          <table:table-cell office:value-type="float" office:value="1848">
            <text:p>1848</text:p>
          </table:table-cell>
          <table:table-cell office:value-type="float" office:value="0.289723">
            <text:p>0.289723</text:p>
          </table:table-cell>
          <table:table-cell table:formula="of:=VALUE([.B1850])" office:value-type="float" office:value="0.289723">
            <text:p>0.289723</text:p>
          </table:table-cell>
          <table:table-cell table:number-columns-repeated="11"/>
        </table:table-row>
        <table:table-row table:style-name="ro1">
          <table:table-cell office:value-type="float" office:value="1849">
            <text:p>1849</text:p>
          </table:table-cell>
          <table:table-cell office:value-type="float" office:value="899.46">
            <text:p>899.46</text:p>
          </table:table-cell>
          <table:table-cell table:formula="of:=VALUE([.B1851])" office:value-type="float" office:value="899.46">
            <text:p>899.46</text:p>
          </table:table-cell>
          <table:table-cell table:number-columns-repeated="11"/>
        </table:table-row>
        <table:table-row table:style-name="ro1">
          <table:table-cell office:value-type="float" office:value="1850">
            <text:p>1850</text:p>
          </table:table-cell>
          <table:table-cell office:value-type="float" office:value="281.218">
            <text:p>281.218</text:p>
          </table:table-cell>
          <table:table-cell table:formula="of:=VALUE([.B1852])" office:value-type="float" office:value="281.218">
            <text:p>281.218</text:p>
          </table:table-cell>
          <table:table-cell table:number-columns-repeated="11"/>
        </table:table-row>
        <table:table-row table:style-name="ro1">
          <table:table-cell office:value-type="float" office:value="1851">
            <text:p>1851</text:p>
          </table:table-cell>
          <table:table-cell office:value-type="float" office:value="77.9902">
            <text:p>77.9902</text:p>
          </table:table-cell>
          <table:table-cell table:formula="of:=VALUE([.B1853])" office:value-type="float" office:value="77.9902">
            <text:p>77.9902</text:p>
          </table:table-cell>
          <table:table-cell table:number-columns-repeated="11"/>
        </table:table-row>
        <table:table-row table:style-name="ro1">
          <table:table-cell office:value-type="float" office:value="1852">
            <text:p>1852</text:p>
          </table:table-cell>
          <table:table-cell office:value-type="float" office:value="21.0313">
            <text:p>21.0313</text:p>
          </table:table-cell>
          <table:table-cell table:formula="of:=VALUE([.B1854])" office:value-type="float" office:value="21.0313">
            <text:p>21.0313</text:p>
          </table:table-cell>
          <table:table-cell table:number-columns-repeated="11"/>
        </table:table-row>
        <table:table-row table:style-name="ro1">
          <table:table-cell office:value-type="float" office:value="1853">
            <text:p>1853</text:p>
          </table:table-cell>
          <table:table-cell office:value-type="float" office:value="1022.61">
            <text:p>1022.61</text:p>
          </table:table-cell>
          <table:table-cell table:formula="of:=VALUE([.B1855])" office:value-type="float" office:value="1022.61">
            <text:p>1022.61</text:p>
          </table:table-cell>
          <table:table-cell table:number-columns-repeated="11"/>
        </table:table-row>
        <table:table-row table:style-name="ro1">
          <table:table-cell office:value-type="float" office:value="1854">
            <text:p>1854</text:p>
          </table:table-cell>
          <table:table-cell office:value-type="float" office:value="1637.14">
            <text:p>1637.14</text:p>
          </table:table-cell>
          <table:table-cell table:formula="of:=VALUE([.B1856])" office:value-type="float" office:value="1637.14">
            <text:p>1637.14</text:p>
          </table:table-cell>
          <table:table-cell table:number-columns-repeated="11"/>
        </table:table-row>
        <table:table-row table:style-name="ro1">
          <table:table-cell office:value-type="float" office:value="1855">
            <text:p>1855</text:p>
          </table:table-cell>
          <table:table-cell office:value-type="float" office:value="888.352">
            <text:p>888.352</text:p>
          </table:table-cell>
          <table:table-cell table:formula="of:=VALUE([.B1857])" office:value-type="float" office:value="888.352">
            <text:p>888.352</text:p>
          </table:table-cell>
          <table:table-cell table:number-columns-repeated="11"/>
        </table:table-row>
        <table:table-row table:style-name="ro1">
          <table:table-cell office:value-type="float" office:value="1856">
            <text:p>1856</text:p>
          </table:table-cell>
          <table:table-cell office:value-type="float" office:value="1.67401">
            <text:p>1.67401</text:p>
          </table:table-cell>
          <table:table-cell table:formula="of:=VALUE([.B1858])" office:value-type="float" office:value="1.67401">
            <text:p>1.67401</text:p>
          </table:table-cell>
          <table:table-cell table:number-columns-repeated="11"/>
        </table:table-row>
        <table:table-row table:style-name="ro1">
          <table:table-cell office:value-type="float" office:value="1857">
            <text:p>1857</text:p>
          </table:table-cell>
          <table:table-cell office:value-type="float" office:value="1061.88">
            <text:p>1061.88</text:p>
          </table:table-cell>
          <table:table-cell table:formula="of:=VALUE([.B1859])" office:value-type="float" office:value="1061.88">
            <text:p>1061.88</text:p>
          </table:table-cell>
          <table:table-cell table:number-columns-repeated="11"/>
        </table:table-row>
        <table:table-row table:style-name="ro1">
          <table:table-cell office:value-type="float" office:value="1858">
            <text:p>1858</text:p>
          </table:table-cell>
          <table:table-cell office:value-type="float" office:value="116.379">
            <text:p>116.379</text:p>
          </table:table-cell>
          <table:table-cell table:formula="of:=VALUE([.B1860])" office:value-type="float" office:value="116.379">
            <text:p>116.379</text:p>
          </table:table-cell>
          <table:table-cell table:number-columns-repeated="11"/>
        </table:table-row>
        <table:table-row table:style-name="ro1">
          <table:table-cell office:value-type="float" office:value="1859">
            <text:p>1859</text:p>
          </table:table-cell>
          <table:table-cell office:value-type="float" office:value="2.55967">
            <text:p>2.55967</text:p>
          </table:table-cell>
          <table:table-cell table:formula="of:=VALUE([.B1861])" office:value-type="float" office:value="2.55967">
            <text:p>2.55967</text:p>
          </table:table-cell>
          <table:table-cell table:number-columns-repeated="11"/>
        </table:table-row>
        <table:table-row table:style-name="ro1">
          <table:table-cell office:value-type="float" office:value="1860">
            <text:p>1860</text:p>
          </table:table-cell>
          <table:table-cell office:value-type="float" office:value="1.61031">
            <text:p>1.61031</text:p>
          </table:table-cell>
          <table:table-cell table:formula="of:=VALUE([.B1862])" office:value-type="float" office:value="1.61031">
            <text:p>1.61031</text:p>
          </table:table-cell>
          <table:table-cell table:number-columns-repeated="11"/>
        </table:table-row>
        <table:table-row table:style-name="ro1">
          <table:table-cell office:value-type="float" office:value="1861">
            <text:p>1861</text:p>
          </table:table-cell>
          <table:table-cell office:value-type="float" office:value="921.227">
            <text:p>921.227</text:p>
          </table:table-cell>
          <table:table-cell table:formula="of:=VALUE([.B1863])" office:value-type="float" office:value="921.227">
            <text:p>921.227</text:p>
          </table:table-cell>
          <table:table-cell table:number-columns-repeated="11"/>
        </table:table-row>
        <table:table-row table:style-name="ro1">
          <table:table-cell office:value-type="float" office:value="1862">
            <text:p>1862</text:p>
          </table:table-cell>
          <table:table-cell office:value-type="float" office:value="96.7625">
            <text:p>96.7625</text:p>
          </table:table-cell>
          <table:table-cell table:formula="of:=VALUE([.B1864])" office:value-type="float" office:value="96.7625">
            <text:p>96.7625</text:p>
          </table:table-cell>
          <table:table-cell table:number-columns-repeated="11"/>
        </table:table-row>
        <table:table-row table:style-name="ro1">
          <table:table-cell office:value-type="float" office:value="1863">
            <text:p>1863</text:p>
          </table:table-cell>
          <table:table-cell office:value-type="float" office:value="8.7292">
            <text:p>8.7292</text:p>
          </table:table-cell>
          <table:table-cell table:formula="of:=VALUE([.B1865])" office:value-type="float" office:value="8.7292">
            <text:p>8.7292</text:p>
          </table:table-cell>
          <table:table-cell table:number-columns-repeated="11"/>
        </table:table-row>
        <table:table-row table:style-name="ro1">
          <table:table-cell office:value-type="float" office:value="1864">
            <text:p>1864</text:p>
          </table:table-cell>
          <table:table-cell office:value-type="float" office:value="1.67281">
            <text:p>1.67281</text:p>
          </table:table-cell>
          <table:table-cell table:formula="of:=VALUE([.B1866])" office:value-type="float" office:value="1.67281">
            <text:p>1.67281</text:p>
          </table:table-cell>
          <table:table-cell table:number-columns-repeated="11"/>
        </table:table-row>
        <table:table-row table:style-name="ro1">
          <table:table-cell office:value-type="float" office:value="1865">
            <text:p>1865</text:p>
          </table:table-cell>
          <table:table-cell office:value-type="float" office:value="738.146">
            <text:p>738.146</text:p>
          </table:table-cell>
          <table:table-cell table:formula="of:=VALUE([.B1867])" office:value-type="float" office:value="738.146">
            <text:p>738.146</text:p>
          </table:table-cell>
          <table:table-cell table:number-columns-repeated="11"/>
        </table:table-row>
        <table:table-row table:style-name="ro1">
          <table:table-cell office:value-type="float" office:value="1866">
            <text:p>1866</text:p>
          </table:table-cell>
          <table:table-cell office:value-type="float" office:value="74.689">
            <text:p>74.689</text:p>
          </table:table-cell>
          <table:table-cell table:formula="of:=VALUE([.B1868])" office:value-type="float" office:value="74.689">
            <text:p>74.689</text:p>
          </table:table-cell>
          <table:table-cell table:number-columns-repeated="11"/>
        </table:table-row>
        <table:table-row table:style-name="ro1">
          <table:table-cell office:value-type="float" office:value="1867">
            <text:p>1867</text:p>
          </table:table-cell>
          <table:table-cell office:value-type="float" office:value="25.8177">
            <text:p>25.8177</text:p>
          </table:table-cell>
          <table:table-cell table:formula="of:=VALUE([.B1869])" office:value-type="float" office:value="25.8177">
            <text:p>25.8177</text:p>
          </table:table-cell>
          <table:table-cell table:number-columns-repeated="11"/>
        </table:table-row>
        <table:table-row table:style-name="ro1">
          <table:table-cell office:value-type="float" office:value="1868">
            <text:p>1868</text:p>
          </table:table-cell>
          <table:table-cell office:value-type="float" office:value="1.5395">
            <text:p>1.5395</text:p>
          </table:table-cell>
          <table:table-cell table:formula="of:=VALUE([.B1870])" office:value-type="float" office:value="1.5395">
            <text:p>1.5395</text:p>
          </table:table-cell>
          <table:table-cell table:number-columns-repeated="11"/>
        </table:table-row>
        <table:table-row table:style-name="ro1">
          <table:table-cell office:value-type="float" office:value="1869">
            <text:p>1869</text:p>
          </table:table-cell>
          <table:table-cell office:value-type="float" office:value="346.388">
            <text:p>346.388</text:p>
          </table:table-cell>
          <table:table-cell table:formula="of:=VALUE([.B1871])" office:value-type="float" office:value="346.388">
            <text:p>346.388</text:p>
          </table:table-cell>
          <table:table-cell table:number-columns-repeated="11"/>
        </table:table-row>
        <table:table-row table:style-name="ro1">
          <table:table-cell office:value-type="float" office:value="1870">
            <text:p>1870</text:p>
          </table:table-cell>
          <table:table-cell office:value-type="float" office:value="76.0445">
            <text:p>76.0445</text:p>
          </table:table-cell>
          <table:table-cell table:formula="of:=VALUE([.B1872])" office:value-type="float" office:value="76.0445">
            <text:p>76.0445</text:p>
          </table:table-cell>
          <table:table-cell table:number-columns-repeated="11"/>
        </table:table-row>
        <table:table-row table:style-name="ro1">
          <table:table-cell office:value-type="float" office:value="1871">
            <text:p>1871</text:p>
          </table:table-cell>
          <table:table-cell office:value-type="float" office:value="30.4083">
            <text:p>30.4083</text:p>
          </table:table-cell>
          <table:table-cell table:formula="of:=VALUE([.B1873])" office:value-type="float" office:value="30.4083">
            <text:p>30.4083</text:p>
          </table:table-cell>
          <table:table-cell table:number-columns-repeated="11"/>
        </table:table-row>
        <table:table-row table:style-name="ro1">
          <table:table-cell office:value-type="float" office:value="1872">
            <text:p>1872</text:p>
          </table:table-cell>
          <table:table-cell office:value-type="float" office:value="2.93147">
            <text:p>2.93147</text:p>
          </table:table-cell>
          <table:table-cell table:formula="of:=VALUE([.B1874])" office:value-type="float" office:value="2.93147">
            <text:p>2.93147</text:p>
          </table:table-cell>
          <table:table-cell table:number-columns-repeated="11"/>
        </table:table-row>
        <table:table-row table:style-name="ro1">
          <table:table-cell office:value-type="float" office:value="1873">
            <text:p>1873</text:p>
          </table:table-cell>
          <table:table-cell office:value-type="float" office:value="507.321">
            <text:p>507.321</text:p>
          </table:table-cell>
          <table:table-cell table:formula="of:=VALUE([.B1875])" office:value-type="float" office:value="507.321">
            <text:p>507.321</text:p>
          </table:table-cell>
          <table:table-cell table:number-columns-repeated="11"/>
        </table:table-row>
        <table:table-row table:style-name="ro1">
          <table:table-cell office:value-type="float" office:value="1874">
            <text:p>1874</text:p>
          </table:table-cell>
          <table:table-cell office:value-type="float" office:value="59.8576">
            <text:p>59.8576</text:p>
          </table:table-cell>
          <table:table-cell table:formula="of:=VALUE([.B1876])" office:value-type="float" office:value="59.8576">
            <text:p>59.8576</text:p>
          </table:table-cell>
          <table:table-cell table:number-columns-repeated="11"/>
        </table:table-row>
        <table:table-row table:style-name="ro1">
          <table:table-cell office:value-type="float" office:value="1875">
            <text:p>1875</text:p>
          </table:table-cell>
          <table:table-cell office:value-type="float" office:value="123.602">
            <text:p>123.602</text:p>
          </table:table-cell>
          <table:table-cell table:formula="of:=VALUE([.B1877])" office:value-type="float" office:value="123.602">
            <text:p>123.602</text:p>
          </table:table-cell>
          <table:table-cell table:number-columns-repeated="11"/>
        </table:table-row>
        <table:table-row table:style-name="ro1">
          <table:table-cell office:value-type="float" office:value="1876">
            <text:p>1876</text:p>
          </table:table-cell>
          <table:table-cell office:value-type="float" office:value="2.39294">
            <text:p>2.39294</text:p>
          </table:table-cell>
          <table:table-cell table:formula="of:=VALUE([.B1878])" office:value-type="float" office:value="2.39294">
            <text:p>2.39294</text:p>
          </table:table-cell>
          <table:table-cell table:number-columns-repeated="11"/>
        </table:table-row>
        <table:table-row table:style-name="ro1">
          <table:table-cell office:value-type="float" office:value="1877">
            <text:p>1877</text:p>
          </table:table-cell>
          <table:table-cell office:value-type="float" office:value="316.008">
            <text:p>316.008</text:p>
          </table:table-cell>
          <table:table-cell table:formula="of:=VALUE([.B1879])" office:value-type="float" office:value="316.008">
            <text:p>316.008</text:p>
          </table:table-cell>
          <table:table-cell table:number-columns-repeated="11"/>
        </table:table-row>
        <table:table-row table:style-name="ro1">
          <table:table-cell office:value-type="float" office:value="1878">
            <text:p>1878</text:p>
          </table:table-cell>
          <table:table-cell office:value-type="float" office:value="103.347">
            <text:p>103.347</text:p>
          </table:table-cell>
          <table:table-cell table:formula="of:=VALUE([.B1880])" office:value-type="float" office:value="103.347">
            <text:p>103.347</text:p>
          </table:table-cell>
          <table:table-cell table:number-columns-repeated="11"/>
        </table:table-row>
        <table:table-row table:style-name="ro1">
          <table:table-cell office:value-type="float" office:value="1879">
            <text:p>1879</text:p>
          </table:table-cell>
          <table:table-cell office:value-type="float" office:value="97.5919">
            <text:p>97.5919</text:p>
          </table:table-cell>
          <table:table-cell table:formula="of:=VALUE([.B1881])" office:value-type="float" office:value="97.5919">
            <text:p>97.5919</text:p>
          </table:table-cell>
          <table:table-cell table:number-columns-repeated="11"/>
        </table:table-row>
        <table:table-row table:style-name="ro1">
          <table:table-cell office:value-type="float" office:value="1880">
            <text:p>1880</text:p>
          </table:table-cell>
          <table:table-cell office:value-type="float" office:value="1.71812">
            <text:p>1.71812</text:p>
          </table:table-cell>
          <table:table-cell table:formula="of:=VALUE([.B1882])" office:value-type="float" office:value="1.71812">
            <text:p>1.71812</text:p>
          </table:table-cell>
          <table:table-cell table:number-columns-repeated="11"/>
        </table:table-row>
        <table:table-row table:style-name="ro1">
          <table:table-cell office:value-type="float" office:value="1881">
            <text:p>1881</text:p>
          </table:table-cell>
          <table:table-cell office:value-type="float" office:value="797.869">
            <text:p>797.869</text:p>
          </table:table-cell>
          <table:table-cell table:formula="of:=VALUE([.B1883])" office:value-type="float" office:value="797.869">
            <text:p>797.869</text:p>
          </table:table-cell>
          <table:table-cell table:number-columns-repeated="11"/>
        </table:table-row>
        <table:table-row table:style-name="ro1">
          <table:table-cell office:value-type="float" office:value="1882">
            <text:p>1882</text:p>
          </table:table-cell>
          <table:table-cell office:value-type="float" office:value="58.2246">
            <text:p>58.2246</text:p>
          </table:table-cell>
          <table:table-cell table:formula="of:=VALUE([.B1884])" office:value-type="float" office:value="58.2246">
            <text:p>58.2246</text:p>
          </table:table-cell>
          <table:table-cell table:number-columns-repeated="11"/>
        </table:table-row>
        <table:table-row table:style-name="ro1">
          <table:table-cell office:value-type="float" office:value="1883">
            <text:p>1883</text:p>
          </table:table-cell>
          <table:table-cell office:value-type="float" office:value="71.1829">
            <text:p>71.1829</text:p>
          </table:table-cell>
          <table:table-cell table:formula="of:=VALUE([.B1885])" office:value-type="float" office:value="71.1829">
            <text:p>71.1829</text:p>
          </table:table-cell>
          <table:table-cell table:number-columns-repeated="11"/>
        </table:table-row>
        <table:table-row table:style-name="ro1">
          <table:table-cell office:value-type="float" office:value="1884">
            <text:p>1884</text:p>
          </table:table-cell>
          <table:table-cell office:value-type="float" office:value="1.32392">
            <text:p>1.32392</text:p>
          </table:table-cell>
          <table:table-cell table:formula="of:=VALUE([.B1886])" office:value-type="float" office:value="1.32392">
            <text:p>1.32392</text:p>
          </table:table-cell>
          <table:table-cell table:number-columns-repeated="11"/>
        </table:table-row>
        <table:table-row table:style-name="ro1">
          <table:table-cell office:value-type="float" office:value="1885">
            <text:p>1885</text:p>
          </table:table-cell>
          <table:table-cell office:value-type="float" office:value="868.217">
            <text:p>868.217</text:p>
          </table:table-cell>
          <table:table-cell table:formula="of:=VALUE([.B1887])" office:value-type="float" office:value="868.217">
            <text:p>868.217</text:p>
          </table:table-cell>
          <table:table-cell table:number-columns-repeated="11"/>
        </table:table-row>
        <table:table-row table:style-name="ro1">
          <table:table-cell office:value-type="float" office:value="1886">
            <text:p>1886</text:p>
          </table:table-cell>
          <table:table-cell office:value-type="float" office:value="65.9623">
            <text:p>65.9623</text:p>
          </table:table-cell>
          <table:table-cell table:formula="of:=VALUE([.B1888])" office:value-type="float" office:value="65.9623">
            <text:p>65.9623</text:p>
          </table:table-cell>
          <table:table-cell table:number-columns-repeated="11"/>
        </table:table-row>
        <table:table-row table:style-name="ro1">
          <table:table-cell office:value-type="float" office:value="1887">
            <text:p>1887</text:p>
          </table:table-cell>
          <table:table-cell office:value-type="float" office:value="51.406">
            <text:p>51.406</text:p>
          </table:table-cell>
          <table:table-cell table:formula="of:=VALUE([.B1889])" office:value-type="float" office:value="51.406">
            <text:p>51.406</text:p>
          </table:table-cell>
          <table:table-cell table:number-columns-repeated="11"/>
        </table:table-row>
        <table:table-row table:style-name="ro1">
          <table:table-cell office:value-type="float" office:value="1888">
            <text:p>1888</text:p>
          </table:table-cell>
          <table:table-cell office:value-type="float" office:value="31.8785">
            <text:p>31.8785</text:p>
          </table:table-cell>
          <table:table-cell table:formula="of:=VALUE([.B1890])" office:value-type="float" office:value="31.8785">
            <text:p>31.8785</text:p>
          </table:table-cell>
          <table:table-cell table:number-columns-repeated="11"/>
        </table:table-row>
        <table:table-row table:style-name="ro1">
          <table:table-cell office:value-type="float" office:value="1889">
            <text:p>1889</text:p>
          </table:table-cell>
          <table:table-cell office:value-type="float" office:value="1086.08">
            <text:p>1086.08</text:p>
          </table:table-cell>
          <table:table-cell table:formula="of:=VALUE([.B1891])" office:value-type="float" office:value="1086.08">
            <text:p>1086.08</text:p>
          </table:table-cell>
          <table:table-cell table:number-columns-repeated="11"/>
        </table:table-row>
        <table:table-row table:style-name="ro1">
          <table:table-cell office:value-type="float" office:value="1890">
            <text:p>1890</text:p>
          </table:table-cell>
          <table:table-cell office:value-type="float" office:value="1934.6">
            <text:p>1934.6</text:p>
          </table:table-cell>
          <table:table-cell table:formula="of:=VALUE([.B1892])" office:value-type="float" office:value="1934.6">
            <text:p>1934.6</text:p>
          </table:table-cell>
          <table:table-cell table:number-columns-repeated="11"/>
        </table:table-row>
        <table:table-row table:style-name="ro1">
          <table:table-cell office:value-type="float" office:value="1891">
            <text:p>1891</text:p>
          </table:table-cell>
          <table:table-cell office:value-type="float" office:value="435.018">
            <text:p>435.018</text:p>
          </table:table-cell>
          <table:table-cell table:formula="of:=VALUE([.B1893])" office:value-type="float" office:value="435.018">
            <text:p>435.018</text:p>
          </table:table-cell>
          <table:table-cell table:number-columns-repeated="11"/>
        </table:table-row>
        <table:table-row table:style-name="ro1">
          <table:table-cell office:value-type="float" office:value="1892">
            <text:p>1892</text:p>
          </table:table-cell>
          <table:table-cell office:value-type="float" office:value="9.44387">
            <text:p>9.44387</text:p>
          </table:table-cell>
          <table:table-cell table:formula="of:=VALUE([.B1894])" office:value-type="float" office:value="9.44387">
            <text:p>9.44387</text:p>
          </table:table-cell>
          <table:table-cell table:number-columns-repeated="11"/>
        </table:table-row>
        <table:table-row table:style-name="ro1">
          <table:table-cell office:value-type="float" office:value="1893">
            <text:p>1893</text:p>
          </table:table-cell>
          <table:table-cell office:value-type="float" office:value="154.712">
            <text:p>154.712</text:p>
          </table:table-cell>
          <table:table-cell table:formula="of:=VALUE([.B1895])" office:value-type="float" office:value="154.712">
            <text:p>154.712</text:p>
          </table:table-cell>
          <table:table-cell table:number-columns-repeated="11"/>
        </table:table-row>
        <table:table-row table:style-name="ro1">
          <table:table-cell office:value-type="float" office:value="1894">
            <text:p>1894</text:p>
          </table:table-cell>
          <table:table-cell office:value-type="float" office:value="712.534">
            <text:p>712.534</text:p>
          </table:table-cell>
          <table:table-cell table:formula="of:=VALUE([.B1896])" office:value-type="float" office:value="712.534">
            <text:p>712.534</text:p>
          </table:table-cell>
          <table:table-cell table:number-columns-repeated="11"/>
        </table:table-row>
        <table:table-row table:style-name="ro1">
          <table:table-cell office:value-type="float" office:value="1895">
            <text:p>1895</text:p>
          </table:table-cell>
          <table:table-cell office:value-type="float" office:value="114.995">
            <text:p>114.995</text:p>
          </table:table-cell>
          <table:table-cell table:formula="of:=VALUE([.B1897])" office:value-type="float" office:value="114.995">
            <text:p>114.995</text:p>
          </table:table-cell>
          <table:table-cell table:number-columns-repeated="11"/>
        </table:table-row>
        <table:table-row table:style-name="ro1">
          <table:table-cell office:value-type="float" office:value="1896">
            <text:p>1896</text:p>
          </table:table-cell>
          <table:table-cell office:value-type="float" office:value="2.47087">
            <text:p>2.47087</text:p>
          </table:table-cell>
          <table:table-cell table:formula="of:=VALUE([.B1898])" office:value-type="float" office:value="2.47087">
            <text:p>2.47087</text:p>
          </table:table-cell>
          <table:table-cell table:number-columns-repeated="11"/>
        </table:table-row>
        <table:table-row table:style-name="ro1">
          <table:table-cell office:value-type="float" office:value="1897">
            <text:p>1897</text:p>
          </table:table-cell>
          <table:table-cell office:value-type="float" office:value="120.09">
            <text:p>120.09</text:p>
          </table:table-cell>
          <table:table-cell table:formula="of:=VALUE([.B1899])" office:value-type="float" office:value="120.09">
            <text:p>120.09</text:p>
          </table:table-cell>
          <table:table-cell table:number-columns-repeated="11"/>
        </table:table-row>
        <table:table-row table:style-name="ro1">
          <table:table-cell office:value-type="float" office:value="1898">
            <text:p>1898</text:p>
          </table:table-cell>
          <table:table-cell office:value-type="float" office:value="315.965">
            <text:p>315.965</text:p>
          </table:table-cell>
          <table:table-cell table:formula="of:=VALUE([.B1900])" office:value-type="float" office:value="315.965">
            <text:p>315.965</text:p>
          </table:table-cell>
          <table:table-cell table:number-columns-repeated="11"/>
        </table:table-row>
        <table:table-row table:style-name="ro1">
          <table:table-cell office:value-type="float" office:value="1899">
            <text:p>1899</text:p>
          </table:table-cell>
          <table:table-cell office:value-type="float" office:value="17.7217">
            <text:p>17.7217</text:p>
          </table:table-cell>
          <table:table-cell table:formula="of:=VALUE([.B1901])" office:value-type="float" office:value="17.7217">
            <text:p>17.7217</text:p>
          </table:table-cell>
          <table:table-cell table:number-columns-repeated="11"/>
        </table:table-row>
        <table:table-row table:style-name="ro1">
          <table:table-cell office:value-type="float" office:value="1900">
            <text:p>1900</text:p>
          </table:table-cell>
          <table:table-cell office:value-type="float" office:value="2.62429">
            <text:p>2.62429</text:p>
          </table:table-cell>
          <table:table-cell table:formula="of:=VALUE([.B1902])" office:value-type="float" office:value="2.62429">
            <text:p>2.62429</text:p>
          </table:table-cell>
          <table:table-cell table:number-columns-repeated="11"/>
        </table:table-row>
        <table:table-row table:style-name="ro1">
          <table:table-cell office:value-type="float" office:value="1901">
            <text:p>1901</text:p>
          </table:table-cell>
          <table:table-cell office:value-type="float" office:value="1599.97">
            <text:p>1599.97</text:p>
          </table:table-cell>
          <table:table-cell table:formula="of:=VALUE([.B1903])" office:value-type="float" office:value="1599.97">
            <text:p>1599.97</text:p>
          </table:table-cell>
          <table:table-cell table:number-columns-repeated="11"/>
        </table:table-row>
        <table:table-row table:style-name="ro1">
          <table:table-cell office:value-type="float" office:value="1902">
            <text:p>1902</text:p>
          </table:table-cell>
          <table:table-cell office:value-type="float" office:value="12.2157">
            <text:p>12.2157</text:p>
          </table:table-cell>
          <table:table-cell table:formula="of:=VALUE([.B1904])" office:value-type="float" office:value="12.2157">
            <text:p>12.2157</text:p>
          </table:table-cell>
          <table:table-cell table:number-columns-repeated="11"/>
        </table:table-row>
        <table:table-row table:style-name="ro1">
          <table:table-cell office:value-type="float" office:value="1903">
            <text:p>1903</text:p>
          </table:table-cell>
          <table:table-cell office:value-type="float" office:value="29.7162">
            <text:p>29.7162</text:p>
          </table:table-cell>
          <table:table-cell table:formula="of:=VALUE([.B1905])" office:value-type="float" office:value="29.7162">
            <text:p>29.7162</text:p>
          </table:table-cell>
          <table:table-cell table:number-columns-repeated="11"/>
        </table:table-row>
        <table:table-row table:style-name="ro1">
          <table:table-cell office:value-type="float" office:value="1904">
            <text:p>1904</text:p>
          </table:table-cell>
          <table:table-cell office:value-type="float" office:value="4.28757">
            <text:p>4.28757</text:p>
          </table:table-cell>
          <table:table-cell table:formula="of:=VALUE([.B1906])" office:value-type="float" office:value="4.28757">
            <text:p>4.28757</text:p>
          </table:table-cell>
          <table:table-cell table:number-columns-repeated="11"/>
        </table:table-row>
        <table:table-row table:style-name="ro1">
          <table:table-cell office:value-type="float" office:value="1905">
            <text:p>1905</text:p>
          </table:table-cell>
          <table:table-cell office:value-type="float" office:value="2105.94">
            <text:p>2105.94</text:p>
          </table:table-cell>
          <table:table-cell table:formula="of:=VALUE([.B1907])" office:value-type="float" office:value="2105.94">
            <text:p>2105.94</text:p>
          </table:table-cell>
          <table:table-cell table:number-columns-repeated="11"/>
        </table:table-row>
        <table:table-row table:style-name="ro1">
          <table:table-cell office:value-type="float" office:value="1906">
            <text:p>1906</text:p>
          </table:table-cell>
          <table:table-cell office:value-type="float" office:value="78.7138">
            <text:p>78.7138</text:p>
          </table:table-cell>
          <table:table-cell table:formula="of:=VALUE([.B1908])" office:value-type="float" office:value="78.7138">
            <text:p>78.7138</text:p>
          </table:table-cell>
          <table:table-cell table:number-columns-repeated="11"/>
        </table:table-row>
        <table:table-row table:style-name="ro1">
          <table:table-cell office:value-type="float" office:value="1907">
            <text:p>1907</text:p>
          </table:table-cell>
          <table:table-cell office:value-type="float" office:value="46.695">
            <text:p>46.695</text:p>
          </table:table-cell>
          <table:table-cell table:formula="of:=VALUE([.B1909])" office:value-type="float" office:value="46.695">
            <text:p>46.695</text:p>
          </table:table-cell>
          <table:table-cell table:number-columns-repeated="11"/>
        </table:table-row>
        <table:table-row table:style-name="ro1">
          <table:table-cell office:value-type="float" office:value="1908">
            <text:p>1908</text:p>
          </table:table-cell>
          <table:table-cell office:value-type="float" office:value="5.12924">
            <text:p>5.12924</text:p>
          </table:table-cell>
          <table:table-cell table:formula="of:=VALUE([.B1910])" office:value-type="float" office:value="5.12924">
            <text:p>5.12924</text:p>
          </table:table-cell>
          <table:table-cell table:number-columns-repeated="11"/>
        </table:table-row>
        <table:table-row table:style-name="ro1">
          <table:table-cell office:value-type="float" office:value="1909">
            <text:p>1909</text:p>
          </table:table-cell>
          <table:table-cell office:value-type="float" office:value="2341.06">
            <text:p>2341.06</text:p>
          </table:table-cell>
          <table:table-cell table:formula="of:=VALUE([.B1911])" office:value-type="float" office:value="2341.06">
            <text:p>2341.06</text:p>
          </table:table-cell>
          <table:table-cell table:number-columns-repeated="11"/>
        </table:table-row>
        <table:table-row table:style-name="ro1">
          <table:table-cell office:value-type="float" office:value="1910">
            <text:p>1910</text:p>
          </table:table-cell>
          <table:table-cell office:value-type="float" office:value="109.28">
            <text:p>109.28</text:p>
          </table:table-cell>
          <table:table-cell table:formula="of:=VALUE([.B1912])" office:value-type="float" office:value="109.28">
            <text:p>109.28</text:p>
          </table:table-cell>
          <table:table-cell table:number-columns-repeated="11"/>
        </table:table-row>
        <table:table-row table:style-name="ro1">
          <table:table-cell office:value-type="float" office:value="1911">
            <text:p>1911</text:p>
          </table:table-cell>
          <table:table-cell office:value-type="float" office:value="54.6684">
            <text:p>54.6684</text:p>
          </table:table-cell>
          <table:table-cell table:formula="of:=VALUE([.B1913])" office:value-type="float" office:value="54.6684">
            <text:p>54.6684</text:p>
          </table:table-cell>
          <table:table-cell table:number-columns-repeated="11"/>
        </table:table-row>
        <table:table-row table:style-name="ro1">
          <table:table-cell office:value-type="float" office:value="1912">
            <text:p>1912</text:p>
          </table:table-cell>
          <table:table-cell office:value-type="float" office:value="5.70699">
            <text:p>5.70699</text:p>
          </table:table-cell>
          <table:table-cell table:formula="of:=VALUE([.B1914])" office:value-type="float" office:value="5.70699">
            <text:p>5.70699</text:p>
          </table:table-cell>
          <table:table-cell table:number-columns-repeated="11"/>
        </table:table-row>
        <table:table-row table:style-name="ro1">
          <table:table-cell office:value-type="float" office:value="1913">
            <text:p>1913</text:p>
          </table:table-cell>
          <table:table-cell office:value-type="float" office:value="2602.13">
            <text:p>2602.13</text:p>
          </table:table-cell>
          <table:table-cell table:formula="of:=VALUE([.B1915])" office:value-type="float" office:value="2602.13">
            <text:p>2602.13</text:p>
          </table:table-cell>
          <table:table-cell table:number-columns-repeated="11"/>
        </table:table-row>
        <table:table-row table:style-name="ro1">
          <table:table-cell office:value-type="float" office:value="1914">
            <text:p>1914</text:p>
          </table:table-cell>
          <table:table-cell office:value-type="float" office:value="118.365">
            <text:p>118.365</text:p>
          </table:table-cell>
          <table:table-cell table:formula="of:=VALUE([.B1916])" office:value-type="float" office:value="118.365">
            <text:p>118.365</text:p>
          </table:table-cell>
          <table:table-cell table:number-columns-repeated="11"/>
        </table:table-row>
        <table:table-row table:style-name="ro1">
          <table:table-cell office:value-type="float" office:value="1915">
            <text:p>1915</text:p>
          </table:table-cell>
          <table:table-cell office:value-type="float" office:value="61.436">
            <text:p>61.436</text:p>
          </table:table-cell>
          <table:table-cell table:formula="of:=VALUE([.B1917])" office:value-type="float" office:value="61.436">
            <text:p>61.436</text:p>
          </table:table-cell>
          <table:table-cell table:number-columns-repeated="11"/>
        </table:table-row>
        <table:table-row table:style-name="ro1">
          <table:table-cell office:value-type="float" office:value="1916">
            <text:p>1916</text:p>
          </table:table-cell>
          <table:table-cell office:value-type="float" office:value="6.00385">
            <text:p>6.00385</text:p>
          </table:table-cell>
          <table:table-cell table:formula="of:=VALUE([.B1918])" office:value-type="float" office:value="6.00385">
            <text:p>6.00385</text:p>
          </table:table-cell>
          <table:table-cell table:number-columns-repeated="11"/>
        </table:table-row>
        <table:table-row table:style-name="ro1">
          <table:table-cell office:value-type="float" office:value="1917">
            <text:p>1917</text:p>
          </table:table-cell>
          <table:table-cell office:value-type="float" office:value="2630.51">
            <text:p>2630.51</text:p>
          </table:table-cell>
          <table:table-cell table:formula="of:=VALUE([.B1919])" office:value-type="float" office:value="2630.51">
            <text:p>2630.51</text:p>
          </table:table-cell>
          <table:table-cell table:number-columns-repeated="11"/>
        </table:table-row>
        <table:table-row table:style-name="ro1">
          <table:table-cell office:value-type="float" office:value="1918">
            <text:p>1918</text:p>
          </table:table-cell>
          <table:table-cell office:value-type="float" office:value="110.183">
            <text:p>110.183</text:p>
          </table:table-cell>
          <table:table-cell table:formula="of:=VALUE([.B1920])" office:value-type="float" office:value="110.183">
            <text:p>110.183</text:p>
          </table:table-cell>
          <table:table-cell table:number-columns-repeated="11"/>
        </table:table-row>
        <table:table-row table:style-name="ro1">
          <table:table-cell office:value-type="float" office:value="1919">
            <text:p>1919</text:p>
          </table:table-cell>
          <table:table-cell office:value-type="float" office:value="66.4393">
            <text:p>66.4393</text:p>
          </table:table-cell>
          <table:table-cell table:formula="of:=VALUE([.B1921])" office:value-type="float" office:value="66.4393">
            <text:p>66.4393</text:p>
          </table:table-cell>
          <table:table-cell table:number-columns-repeated="11"/>
        </table:table-row>
        <table:table-row table:style-name="ro1">
          <table:table-cell office:value-type="float" office:value="1920">
            <text:p>1920</text:p>
          </table:table-cell>
          <table:table-cell office:value-type="float" office:value="6.16128">
            <text:p>6.16128</text:p>
          </table:table-cell>
          <table:table-cell table:formula="of:=VALUE([.B1922])" office:value-type="float" office:value="6.16128">
            <text:p>6.16128</text:p>
          </table:table-cell>
          <table:table-cell table:number-columns-repeated="11"/>
        </table:table-row>
        <table:table-row table:style-name="ro1">
          <table:table-cell office:value-type="float" office:value="1921">
            <text:p>1921</text:p>
          </table:table-cell>
          <table:table-cell office:value-type="float" office:value="2603.35">
            <text:p>2603.35</text:p>
          </table:table-cell>
          <table:table-cell table:formula="of:=VALUE([.B1923])" office:value-type="float" office:value="2603.35">
            <text:p>2603.35</text:p>
          </table:table-cell>
          <table:table-cell table:number-columns-repeated="11"/>
        </table:table-row>
        <table:table-row table:style-name="ro1">
          <table:table-cell office:value-type="float" office:value="1922">
            <text:p>1922</text:p>
          </table:table-cell>
          <table:table-cell office:value-type="float" office:value="95.301">
            <text:p>95.301</text:p>
          </table:table-cell>
          <table:table-cell table:formula="of:=VALUE([.B1924])" office:value-type="float" office:value="95.301">
            <text:p>95.301</text:p>
          </table:table-cell>
          <table:table-cell table:number-columns-repeated="11"/>
        </table:table-row>
        <table:table-row table:style-name="ro1">
          <table:table-cell office:value-type="float" office:value="1923">
            <text:p>1923</text:p>
          </table:table-cell>
          <table:table-cell office:value-type="float" office:value="71.559">
            <text:p>71.559</text:p>
          </table:table-cell>
          <table:table-cell table:formula="of:=VALUE([.B1925])" office:value-type="float" office:value="71.559">
            <text:p>71.559</text:p>
          </table:table-cell>
          <table:table-cell table:number-columns-repeated="11"/>
        </table:table-row>
        <table:table-row table:style-name="ro1">
          <table:table-cell office:value-type="float" office:value="1924">
            <text:p>1924</text:p>
          </table:table-cell>
          <table:table-cell office:value-type="float" office:value="6.24162">
            <text:p>6.24162</text:p>
          </table:table-cell>
          <table:table-cell table:formula="of:=VALUE([.B1926])" office:value-type="float" office:value="6.24162">
            <text:p>6.24162</text:p>
          </table:table-cell>
          <table:table-cell table:number-columns-repeated="11"/>
        </table:table-row>
        <table:table-row table:style-name="ro1">
          <table:table-cell office:value-type="float" office:value="1925">
            <text:p>1925</text:p>
          </table:table-cell>
          <table:table-cell office:value-type="float" office:value="2641.73">
            <text:p>2641.73</text:p>
          </table:table-cell>
          <table:table-cell table:formula="of:=VALUE([.B1927])" office:value-type="float" office:value="2641.73">
            <text:p>2641.73</text:p>
          </table:table-cell>
          <table:table-cell table:number-columns-repeated="11"/>
        </table:table-row>
        <table:table-row table:style-name="ro1">
          <table:table-cell office:value-type="float" office:value="1926">
            <text:p>1926</text:p>
          </table:table-cell>
          <table:table-cell office:value-type="float" office:value="79.9983">
            <text:p>79.9983</text:p>
          </table:table-cell>
          <table:table-cell table:formula="of:=VALUE([.B1928])" office:value-type="float" office:value="79.9983">
            <text:p>79.9983</text:p>
          </table:table-cell>
          <table:table-cell table:number-columns-repeated="11"/>
        </table:table-row>
        <table:table-row table:style-name="ro1">
          <table:table-cell office:value-type="float" office:value="1927">
            <text:p>1927</text:p>
          </table:table-cell>
          <table:table-cell office:value-type="float" office:value="76.1639">
            <text:p>76.1639</text:p>
          </table:table-cell>
          <table:table-cell table:formula="of:=VALUE([.B1929])" office:value-type="float" office:value="76.1639">
            <text:p>76.1639</text:p>
          </table:table-cell>
          <table:table-cell table:number-columns-repeated="11"/>
        </table:table-row>
        <table:table-row table:style-name="ro1">
          <table:table-cell office:value-type="float" office:value="1928">
            <text:p>1928</text:p>
          </table:table-cell>
          <table:table-cell office:value-type="float" office:value="6.16479">
            <text:p>6.16479</text:p>
          </table:table-cell>
          <table:table-cell table:formula="of:=VALUE([.B1930])" office:value-type="float" office:value="6.16479">
            <text:p>6.16479</text:p>
          </table:table-cell>
          <table:table-cell table:number-columns-repeated="11"/>
        </table:table-row>
        <table:table-row table:style-name="ro1">
          <table:table-cell office:value-type="float" office:value="1929">
            <text:p>1929</text:p>
          </table:table-cell>
          <table:table-cell office:value-type="float" office:value="2465.01">
            <text:p>2465.01</text:p>
          </table:table-cell>
          <table:table-cell table:formula="of:=VALUE([.B1931])" office:value-type="float" office:value="2465.01">
            <text:p>2465.01</text:p>
          </table:table-cell>
          <table:table-cell table:number-columns-repeated="11"/>
        </table:table-row>
        <table:table-row table:style-name="ro1">
          <table:table-cell office:value-type="float" office:value="1930">
            <text:p>1930</text:p>
          </table:table-cell>
          <table:table-cell office:value-type="float" office:value="60.7496">
            <text:p>60.7496</text:p>
          </table:table-cell>
          <table:table-cell table:formula="of:=VALUE([.B1932])" office:value-type="float" office:value="60.7496">
            <text:p>60.7496</text:p>
          </table:table-cell>
          <table:table-cell table:number-columns-repeated="11"/>
        </table:table-row>
        <table:table-row table:style-name="ro1">
          <table:table-cell office:value-type="float" office:value="1931">
            <text:p>1931</text:p>
          </table:table-cell>
          <table:table-cell office:value-type="float" office:value="79.8915">
            <text:p>79.8915</text:p>
          </table:table-cell>
          <table:table-cell table:formula="of:=VALUE([.B1933])" office:value-type="float" office:value="79.8915">
            <text:p>79.8915</text:p>
          </table:table-cell>
          <table:table-cell table:number-columns-repeated="11"/>
        </table:table-row>
        <table:table-row table:style-name="ro1">
          <table:table-cell office:value-type="float" office:value="1932">
            <text:p>1932</text:p>
          </table:table-cell>
          <table:table-cell office:value-type="float" office:value="5.94028">
            <text:p>5.94028</text:p>
          </table:table-cell>
          <table:table-cell table:formula="of:=VALUE([.B1934])" office:value-type="float" office:value="5.94028">
            <text:p>5.94028</text:p>
          </table:table-cell>
          <table:table-cell table:number-columns-repeated="11"/>
        </table:table-row>
        <table:table-row table:style-name="ro1">
          <table:table-cell office:value-type="float" office:value="1933">
            <text:p>1933</text:p>
          </table:table-cell>
          <table:table-cell office:value-type="float" office:value="2347.86">
            <text:p>2347.86</text:p>
          </table:table-cell>
          <table:table-cell table:formula="of:=VALUE([.B1935])" office:value-type="float" office:value="2347.86">
            <text:p>2347.86</text:p>
          </table:table-cell>
          <table:table-cell table:number-columns-repeated="11"/>
        </table:table-row>
        <table:table-row table:style-name="ro1">
          <table:table-cell office:value-type="float" office:value="1934">
            <text:p>1934</text:p>
          </table:table-cell>
          <table:table-cell office:value-type="float" office:value="45.7815">
            <text:p>45.7815</text:p>
          </table:table-cell>
          <table:table-cell table:formula="of:=VALUE([.B1936])" office:value-type="float" office:value="45.7815">
            <text:p>45.7815</text:p>
          </table:table-cell>
          <table:table-cell table:number-columns-repeated="11"/>
        </table:table-row>
        <table:table-row table:style-name="ro1">
          <table:table-cell office:value-type="float" office:value="1935">
            <text:p>1935</text:p>
          </table:table-cell>
          <table:table-cell office:value-type="float" office:value="80.625">
            <text:p>80.625</text:p>
          </table:table-cell>
          <table:table-cell table:formula="of:=VALUE([.B1937])" office:value-type="float" office:value="80.625">
            <text:p>80.625</text:p>
          </table:table-cell>
          <table:table-cell table:number-columns-repeated="11"/>
        </table:table-row>
        <table:table-row table:style-name="ro1">
          <table:table-cell office:value-type="float" office:value="1936">
            <text:p>1936</text:p>
          </table:table-cell>
          <table:table-cell office:value-type="float" office:value="5.63366">
            <text:p>5.63366</text:p>
          </table:table-cell>
          <table:table-cell table:formula="of:=VALUE([.B1938])" office:value-type="float" office:value="5.63366">
            <text:p>5.63366</text:p>
          </table:table-cell>
          <table:table-cell table:number-columns-repeated="11"/>
        </table:table-row>
        <table:table-row table:style-name="ro1">
          <table:table-cell office:value-type="float" office:value="1937">
            <text:p>1937</text:p>
          </table:table-cell>
          <table:table-cell office:value-type="float" office:value="2263.81">
            <text:p>2263.81</text:p>
          </table:table-cell>
          <table:table-cell table:formula="of:=VALUE([.B1939])" office:value-type="float" office:value="2263.81">
            <text:p>2263.81</text:p>
          </table:table-cell>
          <table:table-cell table:number-columns-repeated="11"/>
        </table:table-row>
        <table:table-row table:style-name="ro1">
          <table:table-cell office:value-type="float" office:value="1938">
            <text:p>1938</text:p>
          </table:table-cell>
          <table:table-cell office:value-type="float" office:value="38.6836">
            <text:p>38.6836</text:p>
          </table:table-cell>
          <table:table-cell table:formula="of:=VALUE([.B1940])" office:value-type="float" office:value="38.6836">
            <text:p>38.6836</text:p>
          </table:table-cell>
          <table:table-cell table:number-columns-repeated="11"/>
        </table:table-row>
        <table:table-row table:style-name="ro1">
          <table:table-cell office:value-type="float" office:value="1939">
            <text:p>1939</text:p>
          </table:table-cell>
          <table:table-cell office:value-type="float" office:value="78.283">
            <text:p>78.283</text:p>
          </table:table-cell>
          <table:table-cell table:formula="of:=VALUE([.B1941])" office:value-type="float" office:value="78.283">
            <text:p>78.283</text:p>
          </table:table-cell>
          <table:table-cell table:number-columns-repeated="11"/>
        </table:table-row>
        <table:table-row table:style-name="ro1">
          <table:table-cell office:value-type="float" office:value="1940">
            <text:p>1940</text:p>
          </table:table-cell>
          <table:table-cell office:value-type="float" office:value="5.11226">
            <text:p>5.11226</text:p>
          </table:table-cell>
          <table:table-cell table:formula="of:=VALUE([.B1942])" office:value-type="float" office:value="5.11226">
            <text:p>5.11226</text:p>
          </table:table-cell>
          <table:table-cell table:number-columns-repeated="11"/>
        </table:table-row>
        <table:table-row table:style-name="ro1">
          <table:table-cell office:value-type="float" office:value="1941">
            <text:p>1941</text:p>
          </table:table-cell>
          <table:table-cell office:value-type="float" office:value="1978.71">
            <text:p>1978.71</text:p>
          </table:table-cell>
          <table:table-cell table:formula="of:=VALUE([.B1943])" office:value-type="float" office:value="1978.71">
            <text:p>1978.71</text:p>
          </table:table-cell>
          <table:table-cell table:number-columns-repeated="11"/>
        </table:table-row>
        <table:table-row table:style-name="ro1">
          <table:table-cell office:value-type="float" office:value="1942">
            <text:p>1942</text:p>
          </table:table-cell>
          <table:table-cell office:value-type="float" office:value="39.1497">
            <text:p>39.1497</text:p>
          </table:table-cell>
          <table:table-cell table:formula="of:=VALUE([.B1944])" office:value-type="float" office:value="39.1497">
            <text:p>39.1497</text:p>
          </table:table-cell>
          <table:table-cell table:number-columns-repeated="11"/>
        </table:table-row>
        <table:table-row table:style-name="ro1">
          <table:table-cell office:value-type="float" office:value="1943">
            <text:p>1943</text:p>
          </table:table-cell>
          <table:table-cell office:value-type="float" office:value="70.4691">
            <text:p>70.4691</text:p>
          </table:table-cell>
          <table:table-cell table:formula="of:=VALUE([.B1945])" office:value-type="float" office:value="70.4691">
            <text:p>70.4691</text:p>
          </table:table-cell>
          <table:table-cell table:number-columns-repeated="11"/>
        </table:table-row>
        <table:table-row table:style-name="ro1">
          <table:table-cell office:value-type="float" office:value="1944">
            <text:p>1944</text:p>
          </table:table-cell>
          <table:table-cell office:value-type="float" office:value="3.81317">
            <text:p>3.81317</text:p>
          </table:table-cell>
          <table:table-cell table:formula="of:=VALUE([.B1946])" office:value-type="float" office:value="3.81317">
            <text:p>3.81317</text:p>
          </table:table-cell>
          <table:table-cell table:number-columns-repeated="11"/>
        </table:table-row>
        <table:table-row table:style-name="ro1">
          <table:table-cell office:value-type="float" office:value="1945">
            <text:p>1945</text:p>
          </table:table-cell>
          <table:table-cell office:value-type="float" office:value="1784.04">
            <text:p>1784.04</text:p>
          </table:table-cell>
          <table:table-cell table:formula="of:=VALUE([.B1947])" office:value-type="float" office:value="1784.04">
            <text:p>1784.04</text:p>
          </table:table-cell>
          <table:table-cell table:number-columns-repeated="11"/>
        </table:table-row>
        <table:table-row table:style-name="ro1">
          <table:table-cell office:value-type="float" office:value="1946">
            <text:p>1946</text:p>
          </table:table-cell>
          <table:table-cell office:value-type="float" office:value="89.6189">
            <text:p>89.6189</text:p>
          </table:table-cell>
          <table:table-cell table:formula="of:=VALUE([.B1948])" office:value-type="float" office:value="89.6189">
            <text:p>89.6189</text:p>
          </table:table-cell>
          <table:table-cell table:number-columns-repeated="11"/>
        </table:table-row>
        <table:table-row table:style-name="ro1">
          <table:table-cell office:value-type="float" office:value="1947">
            <text:p>1947</text:p>
          </table:table-cell>
          <table:table-cell office:value-type="float" office:value="32.9291">
            <text:p>32.9291</text:p>
          </table:table-cell>
          <table:table-cell table:formula="of:=VALUE([.B1949])" office:value-type="float" office:value="32.9291">
            <text:p>32.9291</text:p>
          </table:table-cell>
          <table:table-cell table:number-columns-repeated="11"/>
        </table:table-row>
        <table:table-row table:style-name="ro1">
          <table:table-cell office:value-type="float" office:value="1948">
            <text:p>1948</text:p>
          </table:table-cell>
          <table:table-cell office:value-type="float" office:value="2.68309">
            <text:p>2.68309</text:p>
          </table:table-cell>
          <table:table-cell table:formula="of:=VALUE([.B1950])" office:value-type="float" office:value="2.68309">
            <text:p>2.68309</text:p>
          </table:table-cell>
          <table:table-cell table:number-columns-repeated="11"/>
        </table:table-row>
        <table:table-row table:style-name="ro1">
          <table:table-cell office:value-type="float" office:value="1949">
            <text:p>1949</text:p>
          </table:table-cell>
          <table:table-cell office:value-type="float" office:value="1554.76">
            <text:p>1554.76</text:p>
          </table:table-cell>
          <table:table-cell table:formula="of:=VALUE([.B1951])" office:value-type="float" office:value="1554.76">
            <text:p>1554.76</text:p>
          </table:table-cell>
          <table:table-cell table:number-columns-repeated="11"/>
        </table:table-row>
        <table:table-row table:style-name="ro1">
          <table:table-cell office:value-type="float" office:value="1950">
            <text:p>1950</text:p>
          </table:table-cell>
          <table:table-cell office:value-type="float" office:value="129.874">
            <text:p>129.874</text:p>
          </table:table-cell>
          <table:table-cell table:formula="of:=VALUE([.B1952])" office:value-type="float" office:value="129.874">
            <text:p>129.874</text:p>
          </table:table-cell>
          <table:table-cell table:number-columns-repeated="11"/>
        </table:table-row>
        <table:table-row table:style-name="ro1">
          <table:table-cell office:value-type="float" office:value="1951">
            <text:p>1951</text:p>
          </table:table-cell>
          <table:table-cell office:value-type="float" office:value="1.08094">
            <text:p>1.08094</text:p>
          </table:table-cell>
          <table:table-cell table:formula="of:=VALUE([.B1953])" office:value-type="float" office:value="1.08094">
            <text:p>1.08094</text:p>
          </table:table-cell>
          <table:table-cell table:number-columns-repeated="11"/>
        </table:table-row>
        <table:table-row table:style-name="ro1">
          <table:table-cell office:value-type="float" office:value="1952">
            <text:p>1952</text:p>
          </table:table-cell>
          <table:table-cell office:value-type="float" office:value="0.254963">
            <text:p>0.254963</text:p>
          </table:table-cell>
          <table:table-cell table:formula="of:=VALUE([.B1954])" office:value-type="float" office:value="0.254963">
            <text:p>0.254963</text:p>
          </table:table-cell>
          <table:table-cell table:number-columns-repeated="11"/>
        </table:table-row>
        <table:table-row table:style-name="ro1">
          <table:table-cell office:value-type="float" office:value="1953">
            <text:p>1953</text:p>
          </table:table-cell>
          <table:table-cell office:value-type="float" office:value="797.043">
            <text:p>797.043</text:p>
          </table:table-cell>
          <table:table-cell table:formula="of:=VALUE([.B1955])" office:value-type="float" office:value="797.043">
            <text:p>797.043</text:p>
          </table:table-cell>
          <table:table-cell table:number-columns-repeated="11"/>
        </table:table-row>
        <table:table-row table:style-name="ro1">
          <table:table-cell office:value-type="float" office:value="1954">
            <text:p>1954</text:p>
          </table:table-cell>
          <table:table-cell office:value-type="float" office:value="270.783">
            <text:p>270.783</text:p>
          </table:table-cell>
          <table:table-cell table:formula="of:=VALUE([.B1956])" office:value-type="float" office:value="270.783">
            <text:p>270.783</text:p>
          </table:table-cell>
          <table:table-cell table:number-columns-repeated="11"/>
        </table:table-row>
        <table:table-row table:style-name="ro1">
          <table:table-cell office:value-type="float" office:value="1955">
            <text:p>1955</text:p>
          </table:table-cell>
          <table:table-cell office:value-type="float" office:value="76.2812">
            <text:p>76.2812</text:p>
          </table:table-cell>
          <table:table-cell table:formula="of:=VALUE([.B1957])" office:value-type="float" office:value="76.2812">
            <text:p>76.2812</text:p>
          </table:table-cell>
          <table:table-cell table:number-columns-repeated="11"/>
        </table:table-row>
        <table:table-row table:style-name="ro1">
          <table:table-cell office:value-type="float" office:value="1956">
            <text:p>1956</text:p>
          </table:table-cell>
          <table:table-cell office:value-type="float" office:value="20.771">
            <text:p>20.771</text:p>
          </table:table-cell>
          <table:table-cell table:formula="of:=VALUE([.B1958])" office:value-type="float" office:value="20.771">
            <text:p>20.771</text:p>
          </table:table-cell>
          <table:table-cell table:number-columns-repeated="11"/>
        </table:table-row>
        <table:table-row table:style-name="ro1">
          <table:table-cell office:value-type="float" office:value="1957">
            <text:p>1957</text:p>
          </table:table-cell>
          <table:table-cell office:value-type="float" office:value="1149.13">
            <text:p>1149.13</text:p>
          </table:table-cell>
          <table:table-cell table:formula="of:=VALUE([.B1959])" office:value-type="float" office:value="1149.13">
            <text:p>1149.13</text:p>
          </table:table-cell>
          <table:table-cell table:number-columns-repeated="11"/>
        </table:table-row>
        <table:table-row table:style-name="ro1">
          <table:table-cell office:value-type="float" office:value="1958">
            <text:p>1958</text:p>
          </table:table-cell>
          <table:table-cell office:value-type="float" office:value="1629.37">
            <text:p>1629.37</text:p>
          </table:table-cell>
          <table:table-cell table:formula="of:=VALUE([.B1960])" office:value-type="float" office:value="1629.37">
            <text:p>1629.37</text:p>
          </table:table-cell>
          <table:table-cell table:number-columns-repeated="11"/>
        </table:table-row>
        <table:table-row table:style-name="ro1">
          <table:table-cell office:value-type="float" office:value="1959">
            <text:p>1959</text:p>
          </table:table-cell>
          <table:table-cell office:value-type="float" office:value="872.322">
            <text:p>872.322</text:p>
          </table:table-cell>
          <table:table-cell table:formula="of:=VALUE([.B1961])" office:value-type="float" office:value="872.322">
            <text:p>872.322</text:p>
          </table:table-cell>
          <table:table-cell table:number-columns-repeated="11"/>
        </table:table-row>
        <table:table-row table:style-name="ro1">
          <table:table-cell office:value-type="float" office:value="1960">
            <text:p>1960</text:p>
          </table:table-cell>
          <table:table-cell office:value-type="float" office:value="1.58625">
            <text:p>1.58625</text:p>
          </table:table-cell>
          <table:table-cell table:formula="of:=VALUE([.B1962])" office:value-type="float" office:value="1.58625">
            <text:p>1.58625</text:p>
          </table:table-cell>
          <table:table-cell table:number-columns-repeated="11"/>
        </table:table-row>
        <table:table-row table:style-name="ro1">
          <table:table-cell office:value-type="float" office:value="1961">
            <text:p>1961</text:p>
          </table:table-cell>
          <table:table-cell office:value-type="float" office:value="1002.49">
            <text:p>1002.49</text:p>
          </table:table-cell>
          <table:table-cell table:formula="of:=VALUE([.B1963])" office:value-type="float" office:value="1002.49">
            <text:p>1002.49</text:p>
          </table:table-cell>
          <table:table-cell table:number-columns-repeated="11"/>
        </table:table-row>
        <table:table-row table:style-name="ro1">
          <table:table-cell office:value-type="float" office:value="1962">
            <text:p>1962</text:p>
          </table:table-cell>
          <table:table-cell office:value-type="float" office:value="112.856">
            <text:p>112.856</text:p>
          </table:table-cell>
          <table:table-cell table:formula="of:=VALUE([.B1964])" office:value-type="float" office:value="112.856">
            <text:p>112.856</text:p>
          </table:table-cell>
          <table:table-cell table:number-columns-repeated="11"/>
        </table:table-row>
        <table:table-row table:style-name="ro1">
          <table:table-cell office:value-type="float" office:value="1963">
            <text:p>1963</text:p>
          </table:table-cell>
          <table:table-cell office:value-type="float" office:value="5.21497">
            <text:p>5.21497</text:p>
          </table:table-cell>
          <table:table-cell table:formula="of:=VALUE([.B1965])" office:value-type="float" office:value="5.21497">
            <text:p>5.21497</text:p>
          </table:table-cell>
          <table:table-cell table:number-columns-repeated="11"/>
        </table:table-row>
        <table:table-row table:style-name="ro1">
          <table:table-cell office:value-type="float" office:value="1964">
            <text:p>1964</text:p>
          </table:table-cell>
          <table:table-cell office:value-type="float" office:value="1.55994">
            <text:p>1.55994</text:p>
          </table:table-cell>
          <table:table-cell table:formula="of:=VALUE([.B1966])" office:value-type="float" office:value="1.55994">
            <text:p>1.55994</text:p>
          </table:table-cell>
          <table:table-cell table:number-columns-repeated="11"/>
        </table:table-row>
        <table:table-row table:style-name="ro1">
          <table:table-cell office:value-type="float" office:value="1965">
            <text:p>1965</text:p>
          </table:table-cell>
          <table:table-cell office:value-type="float" office:value="893.72">
            <text:p>893.72</text:p>
          </table:table-cell>
          <table:table-cell table:formula="of:=VALUE([.B1967])" office:value-type="float" office:value="893.72">
            <text:p>893.72</text:p>
          </table:table-cell>
          <table:table-cell table:number-columns-repeated="11"/>
        </table:table-row>
        <table:table-row table:style-name="ro1">
          <table:table-cell office:value-type="float" office:value="1966">
            <text:p>1966</text:p>
          </table:table-cell>
          <table:table-cell office:value-type="float" office:value="95.465">
            <text:p>95.465</text:p>
          </table:table-cell>
          <table:table-cell table:formula="of:=VALUE([.B1968])" office:value-type="float" office:value="95.465">
            <text:p>95.465</text:p>
          </table:table-cell>
          <table:table-cell table:number-columns-repeated="11"/>
        </table:table-row>
        <table:table-row table:style-name="ro1">
          <table:table-cell office:value-type="float" office:value="1967">
            <text:p>1967</text:p>
          </table:table-cell>
          <table:table-cell office:value-type="float" office:value="6.32135">
            <text:p>6.32135</text:p>
          </table:table-cell>
          <table:table-cell table:formula="of:=VALUE([.B1969])" office:value-type="float" office:value="6.32135">
            <text:p>6.32135</text:p>
          </table:table-cell>
          <table:table-cell table:number-columns-repeated="11"/>
        </table:table-row>
        <table:table-row table:style-name="ro1">
          <table:table-cell office:value-type="float" office:value="1968">
            <text:p>1968</text:p>
          </table:table-cell>
          <table:table-cell office:value-type="float" office:value="1.68335">
            <text:p>1.68335</text:p>
          </table:table-cell>
          <table:table-cell table:formula="of:=VALUE([.B1970])" office:value-type="float" office:value="1.68335">
            <text:p>1.68335</text:p>
          </table:table-cell>
          <table:table-cell table:number-columns-repeated="11"/>
        </table:table-row>
        <table:table-row table:style-name="ro1">
          <table:table-cell office:value-type="float" office:value="1969">
            <text:p>1969</text:p>
          </table:table-cell>
          <table:table-cell office:value-type="float" office:value="737.702">
            <text:p>737.702</text:p>
          </table:table-cell>
          <table:table-cell table:formula="of:=VALUE([.B1971])" office:value-type="float" office:value="737.702">
            <text:p>737.702</text:p>
          </table:table-cell>
          <table:table-cell table:number-columns-repeated="11"/>
        </table:table-row>
        <table:table-row table:style-name="ro1">
          <table:table-cell office:value-type="float" office:value="1970">
            <text:p>1970</text:p>
          </table:table-cell>
          <table:table-cell office:value-type="float" office:value="75.8139">
            <text:p>75.8139</text:p>
          </table:table-cell>
          <table:table-cell table:formula="of:=VALUE([.B1972])" office:value-type="float" office:value="75.8139">
            <text:p>75.8139</text:p>
          </table:table-cell>
          <table:table-cell table:number-columns-repeated="11"/>
        </table:table-row>
        <table:table-row table:style-name="ro1">
          <table:table-cell office:value-type="float" office:value="1971">
            <text:p>1971</text:p>
          </table:table-cell>
          <table:table-cell office:value-type="float" office:value="24.7319">
            <text:p>24.7319</text:p>
          </table:table-cell>
          <table:table-cell table:formula="of:=VALUE([.B1973])" office:value-type="float" office:value="24.7319">
            <text:p>24.7319</text:p>
          </table:table-cell>
          <table:table-cell table:number-columns-repeated="11"/>
        </table:table-row>
        <table:table-row table:style-name="ro1">
          <table:table-cell office:value-type="float" office:value="1972">
            <text:p>1972</text:p>
          </table:table-cell>
          <table:table-cell office:value-type="float" office:value="1.61199">
            <text:p>1.61199</text:p>
          </table:table-cell>
          <table:table-cell table:formula="of:=VALUE([.B1974])" office:value-type="float" office:value="1.61199">
            <text:p>1.61199</text:p>
          </table:table-cell>
          <table:table-cell table:number-columns-repeated="11"/>
        </table:table-row>
        <table:table-row table:style-name="ro1">
          <table:table-cell office:value-type="float" office:value="1973">
            <text:p>1973</text:p>
          </table:table-cell>
          <table:table-cell office:value-type="float" office:value="357.548">
            <text:p>357.548</text:p>
          </table:table-cell>
          <table:table-cell table:formula="of:=VALUE([.B1975])" office:value-type="float" office:value="357.548">
            <text:p>357.548</text:p>
          </table:table-cell>
          <table:table-cell table:number-columns-repeated="11"/>
        </table:table-row>
        <table:table-row table:style-name="ro1">
          <table:table-cell office:value-type="float" office:value="1974">
            <text:p>1974</text:p>
          </table:table-cell>
          <table:table-cell office:value-type="float" office:value="79.833">
            <text:p>79.833</text:p>
          </table:table-cell>
          <table:table-cell table:formula="of:=VALUE([.B1976])" office:value-type="float" office:value="79.833">
            <text:p>79.833</text:p>
          </table:table-cell>
          <table:table-cell table:number-columns-repeated="11"/>
        </table:table-row>
        <table:table-row table:style-name="ro1">
          <table:table-cell office:value-type="float" office:value="1975">
            <text:p>1975</text:p>
          </table:table-cell>
          <table:table-cell office:value-type="float" office:value="31.2767">
            <text:p>31.2767</text:p>
          </table:table-cell>
          <table:table-cell table:formula="of:=VALUE([.B1977])" office:value-type="float" office:value="31.2767">
            <text:p>31.2767</text:p>
          </table:table-cell>
          <table:table-cell table:number-columns-repeated="11"/>
        </table:table-row>
        <table:table-row table:style-name="ro1">
          <table:table-cell office:value-type="float" office:value="1976">
            <text:p>1976</text:p>
          </table:table-cell>
          <table:table-cell office:value-type="float" office:value="2.89786">
            <text:p>2.89786</text:p>
          </table:table-cell>
          <table:table-cell table:formula="of:=VALUE([.B1978])" office:value-type="float" office:value="2.89786">
            <text:p>2.89786</text:p>
          </table:table-cell>
          <table:table-cell table:number-columns-repeated="11"/>
        </table:table-row>
        <table:table-row table:style-name="ro1">
          <table:table-cell office:value-type="float" office:value="1977">
            <text:p>1977</text:p>
          </table:table-cell>
          <table:table-cell office:value-type="float" office:value="500.465">
            <text:p>500.465</text:p>
          </table:table-cell>
          <table:table-cell table:formula="of:=VALUE([.B1979])" office:value-type="float" office:value="500.465">
            <text:p>500.465</text:p>
          </table:table-cell>
          <table:table-cell table:number-columns-repeated="11"/>
        </table:table-row>
        <table:table-row table:style-name="ro1">
          <table:table-cell office:value-type="float" office:value="1978">
            <text:p>1978</text:p>
          </table:table-cell>
          <table:table-cell office:value-type="float" office:value="59.2676">
            <text:p>59.2676</text:p>
          </table:table-cell>
          <table:table-cell table:formula="of:=VALUE([.B1980])" office:value-type="float" office:value="59.2676">
            <text:p>59.2676</text:p>
          </table:table-cell>
          <table:table-cell table:number-columns-repeated="11"/>
        </table:table-row>
        <table:table-row table:style-name="ro1">
          <table:table-cell office:value-type="float" office:value="1979">
            <text:p>1979</text:p>
          </table:table-cell>
          <table:table-cell office:value-type="float" office:value="122.041">
            <text:p>122.041</text:p>
          </table:table-cell>
          <table:table-cell table:formula="of:=VALUE([.B1981])" office:value-type="float" office:value="122.041">
            <text:p>122.041</text:p>
          </table:table-cell>
          <table:table-cell table:number-columns-repeated="11"/>
        </table:table-row>
        <table:table-row table:style-name="ro1">
          <table:table-cell office:value-type="float" office:value="1980">
            <text:p>1980</text:p>
          </table:table-cell>
          <table:table-cell office:value-type="float" office:value="2.41125">
            <text:p>2.41125</text:p>
          </table:table-cell>
          <table:table-cell table:formula="of:=VALUE([.B1982])" office:value-type="float" office:value="2.41125">
            <text:p>2.41125</text:p>
          </table:table-cell>
          <table:table-cell table:number-columns-repeated="11"/>
        </table:table-row>
        <table:table-row table:style-name="ro1">
          <table:table-cell office:value-type="float" office:value="1981">
            <text:p>1981</text:p>
          </table:table-cell>
          <table:table-cell office:value-type="float" office:value="316.516">
            <text:p>316.516</text:p>
          </table:table-cell>
          <table:table-cell table:formula="of:=VALUE([.B1983])" office:value-type="float" office:value="316.516">
            <text:p>316.516</text:p>
          </table:table-cell>
          <table:table-cell table:number-columns-repeated="11"/>
        </table:table-row>
        <table:table-row table:style-name="ro1">
          <table:table-cell office:value-type="float" office:value="1982">
            <text:p>1982</text:p>
          </table:table-cell>
          <table:table-cell office:value-type="float" office:value="104.409">
            <text:p>104.409</text:p>
          </table:table-cell>
          <table:table-cell table:formula="of:=VALUE([.B1984])" office:value-type="float" office:value="104.409">
            <text:p>104.409</text:p>
          </table:table-cell>
          <table:table-cell table:number-columns-repeated="11"/>
        </table:table-row>
        <table:table-row table:style-name="ro1">
          <table:table-cell office:value-type="float" office:value="1983">
            <text:p>1983</text:p>
          </table:table-cell>
          <table:table-cell office:value-type="float" office:value="97.8545">
            <text:p>97.8545</text:p>
          </table:table-cell>
          <table:table-cell table:formula="of:=VALUE([.B1985])" office:value-type="float" office:value="97.8545">
            <text:p>97.8545</text:p>
          </table:table-cell>
          <table:table-cell table:number-columns-repeated="11"/>
        </table:table-row>
        <table:table-row table:style-name="ro1">
          <table:table-cell office:value-type="float" office:value="1984">
            <text:p>1984</text:p>
          </table:table-cell>
          <table:table-cell office:value-type="float" office:value="1.64787">
            <text:p>1.64787</text:p>
          </table:table-cell>
          <table:table-cell table:formula="of:=VALUE([.B1986])" office:value-type="float" office:value="1.64787">
            <text:p>1.64787</text:p>
          </table:table-cell>
          <table:table-cell table:number-columns-repeated="11"/>
        </table:table-row>
        <table:table-row table:style-name="ro1">
          <table:table-cell office:value-type="float" office:value="1985">
            <text:p>1985</text:p>
          </table:table-cell>
          <table:table-cell office:value-type="float" office:value="774.966">
            <text:p>774.966</text:p>
          </table:table-cell>
          <table:table-cell table:formula="of:=VALUE([.B1987])" office:value-type="float" office:value="774.966">
            <text:p>774.966</text:p>
          </table:table-cell>
          <table:table-cell table:number-columns-repeated="11"/>
        </table:table-row>
        <table:table-row table:style-name="ro1">
          <table:table-cell office:value-type="float" office:value="1986">
            <text:p>1986</text:p>
          </table:table-cell>
          <table:table-cell office:value-type="float" office:value="56.5208">
            <text:p>56.5208</text:p>
          </table:table-cell>
          <table:table-cell table:formula="of:=VALUE([.B1988])" office:value-type="float" office:value="56.5208">
            <text:p>56.5208</text:p>
          </table:table-cell>
          <table:table-cell table:number-columns-repeated="11"/>
        </table:table-row>
        <table:table-row table:style-name="ro1">
          <table:table-cell office:value-type="float" office:value="1987">
            <text:p>1987</text:p>
          </table:table-cell>
          <table:table-cell office:value-type="float" office:value="67.9626">
            <text:p>67.9626</text:p>
          </table:table-cell>
          <table:table-cell table:formula="of:=VALUE([.B1989])" office:value-type="float" office:value="67.9626">
            <text:p>67.9626</text:p>
          </table:table-cell>
          <table:table-cell table:number-columns-repeated="11"/>
        </table:table-row>
        <table:table-row table:style-name="ro1">
          <table:table-cell office:value-type="float" office:value="1988">
            <text:p>1988</text:p>
          </table:table-cell>
          <table:table-cell office:value-type="float" office:value="1.22586">
            <text:p>1.22586</text:p>
          </table:table-cell>
          <table:table-cell table:formula="of:=VALUE([.B1990])" office:value-type="float" office:value="1.22586">
            <text:p>1.22586</text:p>
          </table:table-cell>
          <table:table-cell table:number-columns-repeated="11"/>
        </table:table-row>
        <table:table-row table:style-name="ro1">
          <table:table-cell office:value-type="float" office:value="1989">
            <text:p>1989</text:p>
          </table:table-cell>
          <table:table-cell office:value-type="float" office:value="822.733">
            <text:p>822.733</text:p>
          </table:table-cell>
          <table:table-cell table:formula="of:=VALUE([.B1991])" office:value-type="float" office:value="822.733">
            <text:p>822.733</text:p>
          </table:table-cell>
          <table:table-cell table:number-columns-repeated="11"/>
        </table:table-row>
        <table:table-row table:style-name="ro1">
          <table:table-cell office:value-type="float" office:value="1990">
            <text:p>1990</text:p>
          </table:table-cell>
          <table:table-cell office:value-type="float" office:value="62.8869">
            <text:p>62.8869</text:p>
          </table:table-cell>
          <table:table-cell table:formula="of:=VALUE([.B1992])" office:value-type="float" office:value="62.8869">
            <text:p>62.8869</text:p>
          </table:table-cell>
          <table:table-cell table:number-columns-repeated="11"/>
        </table:table-row>
        <table:table-row table:style-name="ro1">
          <table:table-cell office:value-type="float" office:value="1991">
            <text:p>1991</text:p>
          </table:table-cell>
          <table:table-cell office:value-type="float" office:value="47.0416">
            <text:p>47.0416</text:p>
          </table:table-cell>
          <table:table-cell table:formula="of:=VALUE([.B1993])" office:value-type="float" office:value="47.0416">
            <text:p>47.0416</text:p>
          </table:table-cell>
          <table:table-cell table:number-columns-repeated="11"/>
        </table:table-row>
        <table:table-row table:style-name="ro1">
          <table:table-cell office:value-type="float" office:value="1992">
            <text:p>1992</text:p>
          </table:table-cell>
          <table:table-cell office:value-type="float" office:value="31.5263">
            <text:p>31.5263</text:p>
          </table:table-cell>
          <table:table-cell table:formula="of:=VALUE([.B1994])" office:value-type="float" office:value="31.5263">
            <text:p>31.5263</text:p>
          </table:table-cell>
          <table:table-cell table:number-columns-repeated="11"/>
        </table:table-row>
        <table:table-row table:style-name="ro1">
          <table:table-cell office:value-type="float" office:value="1993">
            <text:p>1993</text:p>
          </table:table-cell>
          <table:table-cell office:value-type="float" office:value="1153.62">
            <text:p>1153.62</text:p>
          </table:table-cell>
          <table:table-cell table:formula="of:=VALUE([.B1995])" office:value-type="float" office:value="1153.62">
            <text:p>1153.62</text:p>
          </table:table-cell>
          <table:table-cell table:number-columns-repeated="11"/>
        </table:table-row>
        <table:table-row table:style-name="ro1">
          <table:table-cell office:value-type="float" office:value="1994">
            <text:p>1994</text:p>
          </table:table-cell>
          <table:table-cell office:value-type="float" office:value="1910.26">
            <text:p>1910.26</text:p>
          </table:table-cell>
          <table:table-cell table:formula="of:=VALUE([.B1996])" office:value-type="float" office:value="1910.26">
            <text:p>1910.26</text:p>
          </table:table-cell>
          <table:table-cell table:number-columns-repeated="11"/>
        </table:table-row>
        <table:table-row table:style-name="ro1">
          <table:table-cell office:value-type="float" office:value="1995">
            <text:p>1995</text:p>
          </table:table-cell>
          <table:table-cell office:value-type="float" office:value="429.308">
            <text:p>429.308</text:p>
          </table:table-cell>
          <table:table-cell table:formula="of:=VALUE([.B1997])" office:value-type="float" office:value="429.308">
            <text:p>429.308</text:p>
          </table:table-cell>
          <table:table-cell table:number-columns-repeated="11"/>
        </table:table-row>
        <table:table-row table:style-name="ro1">
          <table:table-cell office:value-type="float" office:value="1996">
            <text:p>1996</text:p>
          </table:table-cell>
          <table:table-cell office:value-type="float" office:value="9.10517">
            <text:p>9.10517</text:p>
          </table:table-cell>
          <table:table-cell table:formula="of:=VALUE([.B1998])" office:value-type="float" office:value="9.10517">
            <text:p>9.10517</text:p>
          </table:table-cell>
          <table:table-cell table:number-columns-repeated="11"/>
        </table:table-row>
        <table:table-row table:style-name="ro1">
          <table:table-cell office:value-type="float" office:value="1997">
            <text:p>1997</text:p>
          </table:table-cell>
          <table:table-cell office:value-type="float" office:value="193.3">
            <text:p>193.3</text:p>
          </table:table-cell>
          <table:table-cell table:formula="of:=VALUE([.B1999])" office:value-type="float" office:value="193.3">
            <text:p>193.3</text:p>
          </table:table-cell>
          <table:table-cell table:number-columns-repeated="11"/>
        </table:table-row>
        <table:table-row table:style-name="ro1">
          <table:table-cell office:value-type="float" office:value="1998">
            <text:p>1998</text:p>
          </table:table-cell>
          <table:table-cell office:value-type="float" office:value="683.108">
            <text:p>683.108</text:p>
          </table:table-cell>
          <table:table-cell table:formula="of:=VALUE([.B2000])" office:value-type="float" office:value="683.108">
            <text:p>683.108</text:p>
          </table:table-cell>
          <table:table-cell table:number-columns-repeated="11"/>
        </table:table-row>
        <table:table-row table:style-name="ro1">
          <table:table-cell office:value-type="float" office:value="1999">
            <text:p>1999</text:p>
          </table:table-cell>
          <table:table-cell office:value-type="float" office:value="112.72">
            <text:p>112.72</text:p>
          </table:table-cell>
          <table:table-cell table:formula="of:=VALUE([.B2001])" office:value-type="float" office:value="112.72">
            <text:p>112.72</text:p>
          </table:table-cell>
          <table:table-cell table:number-columns-repeated="11"/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2.18672">
            <text:p>2.18672</text:p>
          </table:table-cell>
          <table:table-cell table:formula="of:=VALUE([.B2002])" office:value-type="float" office:value="2.18672">
            <text:p>2.18672</text:p>
          </table:table-cell>
          <table:table-cell table:number-columns-repeated="11"/>
        </table:table-row>
        <table:table-row table:style-name="ro1">
          <table:table-cell office:value-type="float" office:value="2001">
            <text:p>2001</text:p>
          </table:table-cell>
          <table:table-cell office:value-type="float" office:value="115.679">
            <text:p>115.679</text:p>
          </table:table-cell>
          <table:table-cell table:formula="of:=VALUE([.B2003])" office:value-type="float" office:value="115.679">
            <text:p>115.679</text:p>
          </table:table-cell>
          <table:table-cell table:number-columns-repeated="11"/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287.299">
            <text:p>287.299</text:p>
          </table:table-cell>
          <table:table-cell table:formula="of:=VALUE([.B2004])" office:value-type="float" office:value="287.299">
            <text:p>287.299</text:p>
          </table:table-cell>
          <table:table-cell table:number-columns-repeated="11"/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16.9213">
            <text:p>16.9213</text:p>
          </table:table-cell>
          <table:table-cell table:formula="of:=VALUE([.B2005])" office:value-type="float" office:value="16.9213">
            <text:p>16.9213</text:p>
          </table:table-cell>
          <table:table-cell table:number-columns-repeated="11"/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2.63325">
            <text:p>2.63325</text:p>
          </table:table-cell>
          <table:table-cell table:formula="of:=VALUE([.B2006])" office:value-type="float" office:value="2.63325">
            <text:p>2.63325</text:p>
          </table:table-cell>
          <table:table-cell table:number-columns-repeated="11"/>
        </table:table-row>
        <table:table-row table:style-name="ro1">
          <table:table-cell office:value-type="float" office:value="2005">
            <text:p>2005</text:p>
          </table:table-cell>
          <table:table-cell office:value-type="float" office:value="1667.89">
            <text:p>1667.89</text:p>
          </table:table-cell>
          <table:table-cell table:formula="of:=VALUE([.B2007])" office:value-type="float" office:value="1667.89">
            <text:p>1667.89</text:p>
          </table:table-cell>
          <table:table-cell table:number-columns-repeated="11"/>
        </table:table-row>
        <table:table-row table:style-name="ro1">
          <table:table-cell office:value-type="float" office:value="2006">
            <text:p>2006</text:p>
          </table:table-cell>
          <table:table-cell office:value-type="float" office:value="8.31536">
            <text:p>8.31536</text:p>
          </table:table-cell>
          <table:table-cell table:formula="of:=VALUE([.B2008])" office:value-type="float" office:value="8.31536">
            <text:p>8.31536</text:p>
          </table:table-cell>
          <table:table-cell table:number-columns-repeated="11"/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26.1129">
            <text:p>26.1129</text:p>
          </table:table-cell>
          <table:table-cell table:formula="of:=VALUE([.B2009])" office:value-type="float" office:value="26.1129">
            <text:p>26.1129</text:p>
          </table:table-cell>
          <table:table-cell table:number-columns-repeated="11"/>
        </table:table-row>
        <table:table-row table:style-name="ro1">
          <table:table-cell office:value-type="float" office:value="2008">
            <text:p>2008</text:p>
          </table:table-cell>
          <table:table-cell office:value-type="float" office:value="4.2565">
            <text:p>4.2565</text:p>
          </table:table-cell>
          <table:table-cell table:formula="of:=VALUE([.B2010])" office:value-type="float" office:value="4.2565">
            <text:p>4.2565</text:p>
          </table:table-cell>
          <table:table-cell table:number-columns-repeated="11"/>
        </table:table-row>
        <table:table-row table:style-name="ro1">
          <table:table-cell office:value-type="float" office:value="2009">
            <text:p>2009</text:p>
          </table:table-cell>
          <table:table-cell office:value-type="float" office:value="2187.95">
            <text:p>2187.95</text:p>
          </table:table-cell>
          <table:table-cell table:formula="of:=VALUE([.B2011])" office:value-type="float" office:value="2187.95">
            <text:p>2187.95</text:p>
          </table:table-cell>
          <table:table-cell table:number-columns-repeated="11"/>
        </table:table-row>
        <table:table-row table:style-name="ro1">
          <table:table-cell office:value-type="float" office:value="2010">
            <text:p>2010</text:p>
          </table:table-cell>
          <table:table-cell office:value-type="float" office:value="91.3705">
            <text:p>91.3705</text:p>
          </table:table-cell>
          <table:table-cell table:formula="of:=VALUE([.B2012])" office:value-type="float" office:value="91.3705">
            <text:p>91.3705</text:p>
          </table:table-cell>
          <table:table-cell table:number-columns-repeated="11"/>
        </table:table-row>
        <table:table-row table:style-name="ro1">
          <table:table-cell office:value-type="float" office:value="2011">
            <text:p>2011</text:p>
          </table:table-cell>
          <table:table-cell office:value-type="float" office:value="41.6366">
            <text:p>41.6366</text:p>
          </table:table-cell>
          <table:table-cell table:formula="of:=VALUE([.B2013])" office:value-type="float" office:value="41.6366">
            <text:p>41.6366</text:p>
          </table:table-cell>
          <table:table-cell table:number-columns-repeated="11"/>
        </table:table-row>
        <table:table-row table:style-name="ro1">
          <table:table-cell office:value-type="float" office:value="2012">
            <text:p>2012</text:p>
          </table:table-cell>
          <table:table-cell office:value-type="float" office:value="5.0769">
            <text:p>5.0769</text:p>
          </table:table-cell>
          <table:table-cell table:formula="of:=VALUE([.B2014])" office:value-type="float" office:value="5.0769">
            <text:p>5.0769</text:p>
          </table:table-cell>
          <table:table-cell table:number-columns-repeated="11"/>
        </table:table-row>
        <table:table-row table:style-name="ro1">
          <table:table-cell office:value-type="float" office:value="2013">
            <text:p>2013</text:p>
          </table:table-cell>
          <table:table-cell office:value-type="float" office:value="2421.08">
            <text:p>2421.08</text:p>
          </table:table-cell>
          <table:table-cell table:formula="of:=VALUE([.B2015])" office:value-type="float" office:value="2421.08">
            <text:p>2421.08</text:p>
          </table:table-cell>
          <table:table-cell table:number-columns-repeated="11"/>
        </table:table-row>
        <table:table-row table:style-name="ro1">
          <table:table-cell office:value-type="float" office:value="2014">
            <text:p>2014</text:p>
          </table:table-cell>
          <table:table-cell office:value-type="float" office:value="120.211">
            <text:p>120.211</text:p>
          </table:table-cell>
          <table:table-cell table:formula="of:=VALUE([.B2016])" office:value-type="float" office:value="120.211">
            <text:p>120.211</text:p>
          </table:table-cell>
          <table:table-cell table:number-columns-repeated="11"/>
        </table:table-row>
        <table:table-row table:style-name="ro1">
          <table:table-cell office:value-type="float" office:value="2015">
            <text:p>2015</text:p>
          </table:table-cell>
          <table:table-cell office:value-type="float" office:value="48.987">
            <text:p>48.987</text:p>
          </table:table-cell>
          <table:table-cell table:formula="of:=VALUE([.B2017])" office:value-type="float" office:value="48.987">
            <text:p>48.987</text:p>
          </table:table-cell>
          <table:table-cell table:number-columns-repeated="11"/>
        </table:table-row>
        <table:table-row table:style-name="ro1">
          <table:table-cell office:value-type="float" office:value="2016">
            <text:p>2016</text:p>
          </table:table-cell>
          <table:table-cell office:value-type="float" office:value="5.6649">
            <text:p>5.6649</text:p>
          </table:table-cell>
          <table:table-cell table:formula="of:=VALUE([.B2018])" office:value-type="float" office:value="5.6649">
            <text:p>5.6649</text:p>
          </table:table-cell>
          <table:table-cell table:number-columns-repeated="11"/>
        </table:table-row>
        <table:table-row table:style-name="ro1">
          <table:table-cell office:value-type="float" office:value="2017">
            <text:p>2017</text:p>
          </table:table-cell>
          <table:table-cell office:value-type="float" office:value="2766.44">
            <text:p>2766.44</text:p>
          </table:table-cell>
          <table:table-cell table:formula="of:=VALUE([.B2019])" office:value-type="float" office:value="2766.44">
            <text:p>2766.44</text:p>
          </table:table-cell>
          <table:table-cell table:number-columns-repeated="11"/>
        </table:table-row>
        <table:table-row table:style-name="ro1">
          <table:table-cell office:value-type="float" office:value="2018">
            <text:p>2018</text:p>
          </table:table-cell>
          <table:table-cell office:value-type="float" office:value="128.851">
            <text:p>128.851</text:p>
          </table:table-cell>
          <table:table-cell table:formula="of:=VALUE([.B2020])" office:value-type="float" office:value="128.851">
            <text:p>128.851</text:p>
          </table:table-cell>
          <table:table-cell table:number-columns-repeated="11"/>
        </table:table-row>
        <table:table-row table:style-name="ro1">
          <table:table-cell office:value-type="float" office:value="2019">
            <text:p>2019</text:p>
          </table:table-cell>
          <table:table-cell office:value-type="float" office:value="55.5481">
            <text:p>55.5481</text:p>
          </table:table-cell>
          <table:table-cell table:formula="of:=VALUE([.B2021])" office:value-type="float" office:value="55.5481">
            <text:p>55.5481</text:p>
          </table:table-cell>
          <table:table-cell table:number-columns-repeated="11"/>
        </table:table-row>
        <table:table-row table:style-name="ro1">
          <table:table-cell office:value-type="float" office:value="2020">
            <text:p>2020</text:p>
          </table:table-cell>
          <table:table-cell office:value-type="float" office:value="5.94952">
            <text:p>5.94952</text:p>
          </table:table-cell>
          <table:table-cell table:formula="of:=VALUE([.B2022])" office:value-type="float" office:value="5.94952">
            <text:p>5.94952</text:p>
          </table:table-cell>
          <table:table-cell table:number-columns-repeated="11"/>
        </table:table-row>
        <table:table-row table:style-name="ro1">
          <table:table-cell office:value-type="float" office:value="2021">
            <text:p>2021</text:p>
          </table:table-cell>
          <table:table-cell office:value-type="float" office:value="2801.1">
            <text:p>2801.1</text:p>
          </table:table-cell>
          <table:table-cell table:formula="of:=VALUE([.B2023])" office:value-type="float" office:value="2801.1">
            <text:p>2801.1</text:p>
          </table:table-cell>
          <table:table-cell table:number-columns-repeated="11"/>
        </table:table-row>
        <table:table-row table:style-name="ro1">
          <table:table-cell office:value-type="float" office:value="2022">
            <text:p>2022</text:p>
          </table:table-cell>
          <table:table-cell office:value-type="float" office:value="117.971">
            <text:p>117.971</text:p>
          </table:table-cell>
          <table:table-cell table:formula="of:=VALUE([.B2024])" office:value-type="float" office:value="117.971">
            <text:p>117.971</text:p>
          </table:table-cell>
          <table:table-cell table:number-columns-repeated="11"/>
        </table:table-row>
        <table:table-row table:style-name="ro1">
          <table:table-cell office:value-type="float" office:value="2023">
            <text:p>2023</text:p>
          </table:table-cell>
          <table:table-cell office:value-type="float" office:value="60.9068">
            <text:p>60.9068</text:p>
          </table:table-cell>
          <table:table-cell table:formula="of:=VALUE([.B2025])" office:value-type="float" office:value="60.9068">
            <text:p>60.9068</text:p>
          </table:table-cell>
          <table:table-cell table:number-columns-repeated="11"/>
        </table:table-row>
        <table:table-row table:style-name="ro1">
          <table:table-cell office:value-type="float" office:value="2024">
            <text:p>2024</text:p>
          </table:table-cell>
          <table:table-cell office:value-type="float" office:value="6.0927">
            <text:p>6.0927</text:p>
          </table:table-cell>
          <table:table-cell table:formula="of:=VALUE([.B2026])" office:value-type="float" office:value="6.0927">
            <text:p>6.0927</text:p>
          </table:table-cell>
          <table:table-cell table:number-columns-repeated="11"/>
        </table:table-row>
        <table:table-row table:style-name="ro1">
          <table:table-cell office:value-type="float" office:value="2025">
            <text:p>2025</text:p>
          </table:table-cell>
          <table:table-cell office:value-type="float" office:value="2769.01">
            <text:p>2769.01</text:p>
          </table:table-cell>
          <table:table-cell table:formula="of:=VALUE([.B2027])" office:value-type="float" office:value="2769.01">
            <text:p>2769.01</text:p>
          </table:table-cell>
          <table:table-cell table:number-columns-repeated="11"/>
        </table:table-row>
        <table:table-row table:style-name="ro1">
          <table:table-cell office:value-type="float" office:value="2026">
            <text:p>2026</text:p>
          </table:table-cell>
          <table:table-cell office:value-type="float" office:value="99.3149">
            <text:p>99.3149</text:p>
          </table:table-cell>
          <table:table-cell table:formula="of:=VALUE([.B2028])" office:value-type="float" office:value="99.3149">
            <text:p>99.3149</text:p>
          </table:table-cell>
          <table:table-cell table:number-columns-repeated="11"/>
        </table:table-row>
        <table:table-row table:style-name="ro1">
          <table:table-cell office:value-type="float" office:value="2027">
            <text:p>2027</text:p>
          </table:table-cell>
          <table:table-cell office:value-type="float" office:value="66.6711">
            <text:p>66.6711</text:p>
          </table:table-cell>
          <table:table-cell table:formula="of:=VALUE([.B2029])" office:value-type="float" office:value="66.6711">
            <text:p>66.6711</text:p>
          </table:table-cell>
          <table:table-cell table:number-columns-repeated="11"/>
        </table:table-row>
        <table:table-row table:style-name="ro1">
          <table:table-cell office:value-type="float" office:value="2028">
            <text:p>2028</text:p>
          </table:table-cell>
          <table:table-cell office:value-type="float" office:value="6.16062">
            <text:p>6.16062</text:p>
          </table:table-cell>
          <table:table-cell table:formula="of:=VALUE([.B2030])" office:value-type="float" office:value="6.16062">
            <text:p>6.16062</text:p>
          </table:table-cell>
          <table:table-cell table:number-columns-repeated="11"/>
        </table:table-row>
        <table:table-row table:style-name="ro1">
          <table:table-cell office:value-type="float" office:value="2029">
            <text:p>2029</text:p>
          </table:table-cell>
          <table:table-cell office:value-type="float" office:value="2844.41">
            <text:p>2844.41</text:p>
          </table:table-cell>
          <table:table-cell table:formula="of:=VALUE([.B2031])" office:value-type="float" office:value="2844.41">
            <text:p>2844.41</text:p>
          </table:table-cell>
          <table:table-cell table:number-columns-repeated="11"/>
        </table:table-row>
        <table:table-row table:style-name="ro1">
          <table:table-cell office:value-type="float" office:value="2030">
            <text:p>2030</text:p>
          </table:table-cell>
          <table:table-cell office:value-type="float" office:value="79.8596">
            <text:p>79.8596</text:p>
          </table:table-cell>
          <table:table-cell table:formula="of:=VALUE([.B2032])" office:value-type="float" office:value="79.8596">
            <text:p>79.8596</text:p>
          </table:table-cell>
          <table:table-cell table:number-columns-repeated="11"/>
        </table:table-row>
        <table:table-row table:style-name="ro1">
          <table:table-cell office:value-type="float" office:value="2031">
            <text:p>2031</text:p>
          </table:table-cell>
          <table:table-cell office:value-type="float" office:value="71.971">
            <text:p>71.971</text:p>
          </table:table-cell>
          <table:table-cell table:formula="of:=VALUE([.B2033])" office:value-type="float" office:value="71.971">
            <text:p>71.971</text:p>
          </table:table-cell>
          <table:table-cell table:number-columns-repeated="11"/>
        </table:table-row>
        <table:table-row table:style-name="ro1">
          <table:table-cell office:value-type="float" office:value="2032">
            <text:p>2032</text:p>
          </table:table-cell>
          <table:table-cell office:value-type="float" office:value="6.07033">
            <text:p>6.07033</text:p>
          </table:table-cell>
          <table:table-cell table:formula="of:=VALUE([.B2034])" office:value-type="float" office:value="6.07033">
            <text:p>6.07033</text:p>
          </table:table-cell>
          <table:table-cell table:number-columns-repeated="11"/>
        </table:table-row>
        <table:table-row table:style-name="ro1">
          <table:table-cell office:value-type="float" office:value="2033">
            <text:p>2033</text:p>
          </table:table-cell>
          <table:table-cell office:value-type="float" office:value="2674.84">
            <text:p>2674.84</text:p>
          </table:table-cell>
          <table:table-cell table:formula="of:=VALUE([.B2035])" office:value-type="float" office:value="2674.84">
            <text:p>2674.84</text:p>
          </table:table-cell>
          <table:table-cell table:number-columns-repeated="11"/>
        </table:table-row>
        <table:table-row table:style-name="ro1">
          <table:table-cell office:value-type="float" office:value="2034">
            <text:p>2034</text:p>
          </table:table-cell>
          <table:table-cell office:value-type="float" office:value="56.2255">
            <text:p>56.2255</text:p>
          </table:table-cell>
          <table:table-cell table:formula="of:=VALUE([.B2036])" office:value-type="float" office:value="56.2255">
            <text:p>56.2255</text:p>
          </table:table-cell>
          <table:table-cell table:number-columns-repeated="11"/>
        </table:table-row>
        <table:table-row table:style-name="ro1">
          <table:table-cell office:value-type="float" office:value="2035">
            <text:p>2035</text:p>
          </table:table-cell>
          <table:table-cell office:value-type="float" office:value="76.4597">
            <text:p>76.4597</text:p>
          </table:table-cell>
          <table:table-cell table:formula="of:=VALUE([.B2037])" office:value-type="float" office:value="76.4597">
            <text:p>76.4597</text:p>
          </table:table-cell>
          <table:table-cell table:number-columns-repeated="11"/>
        </table:table-row>
        <table:table-row table:style-name="ro1">
          <table:table-cell office:value-type="float" office:value="2036">
            <text:p>2036</text:p>
          </table:table-cell>
          <table:table-cell office:value-type="float" office:value="5.84029">
            <text:p>5.84029</text:p>
          </table:table-cell>
          <table:table-cell table:formula="of:=VALUE([.B2038])" office:value-type="float" office:value="5.84029">
            <text:p>5.84029</text:p>
          </table:table-cell>
          <table:table-cell table:number-columns-repeated="11"/>
        </table:table-row>
        <table:table-row table:style-name="ro1">
          <table:table-cell office:value-type="float" office:value="2037">
            <text:p>2037</text:p>
          </table:table-cell>
          <table:table-cell office:value-type="float" office:value="2564.9">
            <text:p>2564.9</text:p>
          </table:table-cell>
          <table:table-cell table:formula="of:=VALUE([.B2039])" office:value-type="float" office:value="2564.9">
            <text:p>2564.9</text:p>
          </table:table-cell>
          <table:table-cell table:number-columns-repeated="11"/>
        </table:table-row>
        <table:table-row table:style-name="ro1">
          <table:table-cell office:value-type="float" office:value="2038">
            <text:p>2038</text:p>
          </table:table-cell>
          <table:table-cell office:value-type="float" office:value="37.2887">
            <text:p>37.2887</text:p>
          </table:table-cell>
          <table:table-cell table:formula="of:=VALUE([.B2040])" office:value-type="float" office:value="37.2887">
            <text:p>37.2887</text:p>
          </table:table-cell>
          <table:table-cell table:number-columns-repeated="11"/>
        </table:table-row>
        <table:table-row table:style-name="ro1">
          <table:table-cell office:value-type="float" office:value="2039">
            <text:p>2039</text:p>
          </table:table-cell>
          <table:table-cell office:value-type="float" office:value="78.0003">
            <text:p>78.0003</text:p>
          </table:table-cell>
          <table:table-cell table:formula="of:=VALUE([.B2041])" office:value-type="float" office:value="78.0003">
            <text:p>78.0003</text:p>
          </table:table-cell>
          <table:table-cell table:number-columns-repeated="11"/>
        </table:table-row>
        <table:table-row table:style-name="ro1">
          <table:table-cell office:value-type="float" office:value="2040">
            <text:p>2040</text:p>
          </table:table-cell>
          <table:table-cell office:value-type="float" office:value="5.53515">
            <text:p>5.53515</text:p>
          </table:table-cell>
          <table:table-cell table:formula="of:=VALUE([.B2042])" office:value-type="float" office:value="5.53515">
            <text:p>5.53515</text:p>
          </table:table-cell>
          <table:table-cell table:number-columns-repeated="11"/>
        </table:table-row>
        <table:table-row table:style-name="ro1">
          <table:table-cell office:value-type="float" office:value="2041">
            <text:p>2041</text:p>
          </table:table-cell>
          <table:table-cell office:value-type="float" office:value="2498.16">
            <text:p>2498.16</text:p>
          </table:table-cell>
          <table:table-cell table:formula="of:=VALUE([.B2043])" office:value-type="float" office:value="2498.16">
            <text:p>2498.16</text:p>
          </table:table-cell>
          <table:table-cell table:number-columns-repeated="11"/>
        </table:table-row>
        <table:table-row table:style-name="ro1">
          <table:table-cell office:value-type="float" office:value="2042">
            <text:p>2042</text:p>
          </table:table-cell>
          <table:table-cell office:value-type="float" office:value="26.9422">
            <text:p>26.9422</text:p>
          </table:table-cell>
          <table:table-cell table:formula="of:=VALUE([.B2044])" office:value-type="float" office:value="26.9422">
            <text:p>26.9422</text:p>
          </table:table-cell>
          <table:table-cell table:number-columns-repeated="11"/>
        </table:table-row>
        <table:table-row table:style-name="ro1">
          <table:table-cell office:value-type="float" office:value="2043">
            <text:p>2043</text:p>
          </table:table-cell>
          <table:table-cell office:value-type="float" office:value="76.5074">
            <text:p>76.5074</text:p>
          </table:table-cell>
          <table:table-cell table:formula="of:=VALUE([.B2045])" office:value-type="float" office:value="76.5074">
            <text:p>76.5074</text:p>
          </table:table-cell>
          <table:table-cell table:number-columns-repeated="11"/>
        </table:table-row>
        <table:table-row table:style-name="ro1">
          <table:table-cell office:value-type="float" office:value="2044">
            <text:p>2044</text:p>
          </table:table-cell>
          <table:table-cell office:value-type="float" office:value="5.02638">
            <text:p>5.02638</text:p>
          </table:table-cell>
          <table:table-cell table:formula="of:=VALUE([.B2046])" office:value-type="float" office:value="5.02638">
            <text:p>5.02638</text:p>
          </table:table-cell>
          <table:table-cell table:number-columns-repeated="11"/>
        </table:table-row>
        <table:table-row table:style-name="ro1">
          <table:table-cell office:value-type="float" office:value="2045">
            <text:p>2045</text:p>
          </table:table-cell>
          <table:table-cell office:value-type="float" office:value="2223.72">
            <text:p>2223.72</text:p>
          </table:table-cell>
          <table:table-cell table:formula="of:=VALUE([.B2047])" office:value-type="float" office:value="2223.72">
            <text:p>2223.72</text:p>
          </table:table-cell>
          <table:table-cell table:number-columns-repeated="11"/>
        </table:table-row>
        <table:table-row table:style-name="ro1">
          <table:table-cell office:value-type="float" office:value="2046">
            <text:p>2046</text:p>
          </table:table-cell>
          <table:table-cell office:value-type="float" office:value="25.2859">
            <text:p>25.2859</text:p>
          </table:table-cell>
          <table:table-cell table:formula="of:=VALUE([.B2048])" office:value-type="float" office:value="25.2859">
            <text:p>25.2859</text:p>
          </table:table-cell>
          <table:table-cell table:number-columns-repeated="11"/>
        </table:table-row>
        <table:table-row table:style-name="ro1">
          <table:table-cell office:value-type="float" office:value="2047">
            <text:p>2047</text:p>
          </table:table-cell>
          <table:table-cell office:value-type="float" office:value="69.5672">
            <text:p>69.5672</text:p>
          </table:table-cell>
          <table:table-cell table:formula="of:=VALUE([.B2049])" office:value-type="float" office:value="69.5672">
            <text:p>69.5672</text:p>
          </table:table-cell>
          <table:table-cell table:number-columns-repeated="11"/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3.7567">
            <text:p>3.7567</text:p>
          </table:table-cell>
          <table:table-cell table:formula="of:=VALUE([.B2050])" office:value-type="float" office:value="3.7567">
            <text:p>3.7567</text:p>
          </table:table-cell>
          <table:table-cell table:number-columns-repeated="11"/>
        </table:table-row>
        <table:table-row table:style-name="ro1">
          <table:table-cell office:value-type="float" office:value="2049">
            <text:p>2049</text:p>
          </table:table-cell>
          <table:table-cell office:value-type="float" office:value="2035.27">
            <text:p>2035.27</text:p>
          </table:table-cell>
          <table:table-cell table:formula="of:=VALUE([.B2051])" office:value-type="float" office:value="2035.27">
            <text:p>2035.27</text:p>
          </table:table-cell>
          <table:table-cell table:number-columns-repeated="11"/>
        </table:table-row>
        <table:table-row table:style-name="ro1">
          <table:table-cell office:value-type="float" office:value="2050">
            <text:p>2050</text:p>
          </table:table-cell>
          <table:table-cell office:value-type="float" office:value="74.5039">
            <text:p>74.5039</text:p>
          </table:table-cell>
          <table:table-cell table:formula="of:=VALUE([.B2052])" office:value-type="float" office:value="74.5039">
            <text:p>74.5039</text:p>
          </table:table-cell>
          <table:table-cell table:number-columns-repeated="11"/>
        </table:table-row>
        <table:table-row table:style-name="ro1">
          <table:table-cell office:value-type="float" office:value="2051">
            <text:p>2051</text:p>
          </table:table-cell>
          <table:table-cell office:value-type="float" office:value="33.3925">
            <text:p>33.3925</text:p>
          </table:table-cell>
          <table:table-cell table:formula="of:=VALUE([.B2053])" office:value-type="float" office:value="33.3925">
            <text:p>33.3925</text:p>
          </table:table-cell>
          <table:table-cell table:number-columns-repeated="11"/>
        </table:table-row>
        <table:table-row table:style-name="ro1">
          <table:table-cell office:value-type="float" office:value="2052">
            <text:p>2052</text:p>
          </table:table-cell>
          <table:table-cell office:value-type="float" office:value="2.65763">
            <text:p>2.65763</text:p>
          </table:table-cell>
          <table:table-cell table:formula="of:=VALUE([.B2054])" office:value-type="float" office:value="2.65763">
            <text:p>2.65763</text:p>
          </table:table-cell>
          <table:table-cell table:number-columns-repeated="11"/>
        </table:table-row>
        <table:table-row table:style-name="ro1">
          <table:table-cell office:value-type="float" office:value="2053">
            <text:p>2053</text:p>
          </table:table-cell>
          <table:table-cell office:value-type="float" office:value="1793.49">
            <text:p>1793.49</text:p>
          </table:table-cell>
          <table:table-cell table:formula="of:=VALUE([.B2055])" office:value-type="float" office:value="1793.49">
            <text:p>1793.49</text:p>
          </table:table-cell>
          <table:table-cell table:number-columns-repeated="11"/>
        </table:table-row>
        <table:table-row table:style-name="ro1">
          <table:table-cell office:value-type="float" office:value="2054">
            <text:p>2054</text:p>
          </table:table-cell>
          <table:table-cell office:value-type="float" office:value="114.823">
            <text:p>114.823</text:p>
          </table:table-cell>
          <table:table-cell table:formula="of:=VALUE([.B2056])" office:value-type="float" office:value="114.823">
            <text:p>114.823</text:p>
          </table:table-cell>
          <table:table-cell table:number-columns-repeated="11"/>
        </table:table-row>
        <table:table-row table:style-name="ro1">
          <table:table-cell office:value-type="float" office:value="2055">
            <text:p>2055</text:p>
          </table:table-cell>
          <table:table-cell office:value-type="float" office:value="2.58453">
            <text:p>2.58453</text:p>
          </table:table-cell>
          <table:table-cell table:formula="of:=VALUE([.B2057])" office:value-type="float" office:value="2.58453">
            <text:p>2.58453</text:p>
          </table:table-cell>
          <table:table-cell table:number-columns-repeated="11"/>
        </table:table-row>
        <table:table-row table:style-name="ro1">
          <table:table-cell office:value-type="float" office:value="2056">
            <text:p>2056</text:p>
          </table:table-cell>
          <table:table-cell office:value-type="float" office:value="0.297827">
            <text:p>0.297827</text:p>
          </table:table-cell>
          <table:table-cell table:formula="of:=VALUE([.B2058])" office:value-type="float" office:value="0.297827">
            <text:p>0.297827</text:p>
          </table:table-cell>
          <table:table-cell table:number-columns-repeated="11"/>
        </table:table-row>
        <table:table-row table:style-name="ro1">
          <table:table-cell office:value-type="float" office:value="2057">
            <text:p>2057</text:p>
          </table:table-cell>
          <table:table-cell office:value-type="float" office:value="1033.88">
            <text:p>1033.88</text:p>
          </table:table-cell>
          <table:table-cell table:formula="of:=VALUE([.B2059])" office:value-type="float" office:value="1033.88">
            <text:p>1033.88</text:p>
          </table:table-cell>
          <table:table-cell table:number-columns-repeated="11"/>
        </table:table-row>
        <table:table-row table:style-name="ro1">
          <table:table-cell office:value-type="float" office:value="2058">
            <text:p>2058</text:p>
          </table:table-cell>
          <table:table-cell office:value-type="float" office:value="256.026">
            <text:p>256.026</text:p>
          </table:table-cell>
          <table:table-cell table:formula="of:=VALUE([.B2060])" office:value-type="float" office:value="256.026">
            <text:p>256.026</text:p>
          </table:table-cell>
          <table:table-cell table:number-columns-repeated="11"/>
        </table:table-row>
        <table:table-row table:style-name="ro1">
          <table:table-cell office:value-type="float" office:value="2059">
            <text:p>2059</text:p>
          </table:table-cell>
          <table:table-cell office:value-type="float" office:value="71.6792">
            <text:p>71.6792</text:p>
          </table:table-cell>
          <table:table-cell table:formula="of:=VALUE([.B2061])" office:value-type="float" office:value="71.6792">
            <text:p>71.6792</text:p>
          </table:table-cell>
          <table:table-cell table:number-columns-repeated="11"/>
        </table:table-row>
        <table:table-row table:style-name="ro1">
          <table:table-cell office:value-type="float" office:value="2060">
            <text:p>2060</text:p>
          </table:table-cell>
          <table:table-cell office:value-type="float" office:value="20.4951">
            <text:p>20.4951</text:p>
          </table:table-cell>
          <table:table-cell table:formula="of:=VALUE([.B2062])" office:value-type="float" office:value="20.4951">
            <text:p>20.4951</text:p>
          </table:table-cell>
          <table:table-cell table:number-columns-repeated="11"/>
        </table:table-row>
        <table:table-row table:style-name="ro1">
          <table:table-cell office:value-type="float" office:value="2061">
            <text:p>2061</text:p>
          </table:table-cell>
          <table:table-cell office:value-type="float" office:value="921.714">
            <text:p>921.714</text:p>
          </table:table-cell>
          <table:table-cell table:formula="of:=VALUE([.B2063])" office:value-type="float" office:value="921.714">
            <text:p>921.714</text:p>
          </table:table-cell>
          <table:table-cell table:number-columns-repeated="11"/>
        </table:table-row>
        <table:table-row table:style-name="ro1">
          <table:table-cell office:value-type="float" office:value="2062">
            <text:p>2062</text:p>
          </table:table-cell>
          <table:table-cell office:value-type="float" office:value="1617.24">
            <text:p>1617.24</text:p>
          </table:table-cell>
          <table:table-cell table:formula="of:=VALUE([.B2064])" office:value-type="float" office:value="1617.24">
            <text:p>1617.24</text:p>
          </table:table-cell>
          <table:table-cell table:number-columns-repeated="11"/>
        </table:table-row>
        <table:table-row table:style-name="ro1">
          <table:table-cell office:value-type="float" office:value="2063">
            <text:p>2063</text:p>
          </table:table-cell>
          <table:table-cell office:value-type="float" office:value="856.396">
            <text:p>856.396</text:p>
          </table:table-cell>
          <table:table-cell table:formula="of:=VALUE([.B2065])" office:value-type="float" office:value="856.396">
            <text:p>856.396</text:p>
          </table:table-cell>
          <table:table-cell table:number-columns-repeated="11"/>
        </table:table-row>
        <table:table-row table:style-name="ro1">
          <table:table-cell office:value-type="float" office:value="2064">
            <text:p>2064</text:p>
          </table:table-cell>
          <table:table-cell office:value-type="float" office:value="1.52318">
            <text:p>1.52318</text:p>
          </table:table-cell>
          <table:table-cell table:formula="of:=VALUE([.B2066])" office:value-type="float" office:value="1.52318">
            <text:p>1.52318</text:p>
          </table:table-cell>
          <table:table-cell table:number-columns-repeated="11"/>
        </table:table-row>
        <table:table-row table:style-name="ro1">
          <table:table-cell office:value-type="float" office:value="2065">
            <text:p>2065</text:p>
          </table:table-cell>
          <table:table-cell office:value-type="float" office:value="1240.6">
            <text:p>1240.6</text:p>
          </table:table-cell>
          <table:table-cell table:formula="of:=VALUE([.B2067])" office:value-type="float" office:value="1240.6">
            <text:p>1240.6</text:p>
          </table:table-cell>
          <table:table-cell table:number-columns-repeated="11"/>
        </table:table-row>
        <table:table-row table:style-name="ro1">
          <table:table-cell office:value-type="float" office:value="2066">
            <text:p>2066</text:p>
          </table:table-cell>
          <table:table-cell office:value-type="float" office:value="110.388">
            <text:p>110.388</text:p>
          </table:table-cell>
          <table:table-cell table:formula="of:=VALUE([.B2068])" office:value-type="float" office:value="110.388">
            <text:p>110.388</text:p>
          </table:table-cell>
          <table:table-cell table:number-columns-repeated="11"/>
        </table:table-row>
        <table:table-row table:style-name="ro1">
          <table:table-cell office:value-type="float" office:value="2067">
            <text:p>2067</text:p>
          </table:table-cell>
          <table:table-cell office:value-type="float" office:value="7.24558">
            <text:p>7.24558</text:p>
          </table:table-cell>
          <table:table-cell table:formula="of:=VALUE([.B2069])" office:value-type="float" office:value="7.24558">
            <text:p>7.24558</text:p>
          </table:table-cell>
          <table:table-cell table:number-columns-repeated="11"/>
        </table:table-row>
        <table:table-row table:style-name="ro1">
          <table:table-cell office:value-type="float" office:value="2068">
            <text:p>2068</text:p>
          </table:table-cell>
          <table:table-cell office:value-type="float" office:value="1.53266">
            <text:p>1.53266</text:p>
          </table:table-cell>
          <table:table-cell table:formula="of:=VALUE([.B2070])" office:value-type="float" office:value="1.53266">
            <text:p>1.53266</text:p>
          </table:table-cell>
          <table:table-cell table:number-columns-repeated="11"/>
        </table:table-row>
        <table:table-row table:style-name="ro1">
          <table:table-cell office:value-type="float" office:value="2069">
            <text:p>2069</text:p>
          </table:table-cell>
          <table:table-cell office:value-type="float" office:value="1153.72">
            <text:p>1153.72</text:p>
          </table:table-cell>
          <table:table-cell table:formula="of:=VALUE([.B2071])" office:value-type="float" office:value="1153.72">
            <text:p>1153.72</text:p>
          </table:table-cell>
          <table:table-cell table:number-columns-repeated="11"/>
        </table:table-row>
        <table:table-row table:style-name="ro1">
          <table:table-cell office:value-type="float" office:value="2070">
            <text:p>2070</text:p>
          </table:table-cell>
          <table:table-cell office:value-type="float" office:value="95.2164">
            <text:p>95.2164</text:p>
          </table:table-cell>
          <table:table-cell table:formula="of:=VALUE([.B2072])" office:value-type="float" office:value="95.2164">
            <text:p>95.2164</text:p>
          </table:table-cell>
          <table:table-cell table:number-columns-repeated="11"/>
        </table:table-row>
        <table:table-row table:style-name="ro1">
          <table:table-cell office:value-type="float" office:value="2071">
            <text:p>2071</text:p>
          </table:table-cell>
          <table:table-cell office:value-type="float" office:value="4.45021">
            <text:p>4.45021</text:p>
          </table:table-cell>
          <table:table-cell table:formula="of:=VALUE([.B2073])" office:value-type="float" office:value="4.45021">
            <text:p>4.45021</text:p>
          </table:table-cell>
          <table:table-cell table:number-columns-repeated="11"/>
        </table:table-row>
        <table:table-row table:style-name="ro1">
          <table:table-cell office:value-type="float" office:value="2072">
            <text:p>2072</text:p>
          </table:table-cell>
          <table:table-cell office:value-type="float" office:value="1.7158">
            <text:p>1.7158</text:p>
          </table:table-cell>
          <table:table-cell table:formula="of:=VALUE([.B2074])" office:value-type="float" office:value="1.7158">
            <text:p>1.7158</text:p>
          </table:table-cell>
          <table:table-cell table:number-columns-repeated="11"/>
        </table:table-row>
        <table:table-row table:style-name="ro1">
          <table:table-cell office:value-type="float" office:value="2073">
            <text:p>2073</text:p>
          </table:table-cell>
          <table:table-cell office:value-type="float" office:value="1002.15">
            <text:p>1002.15</text:p>
          </table:table-cell>
          <table:table-cell table:formula="of:=VALUE([.B2075])" office:value-type="float" office:value="1002.15">
            <text:p>1002.15</text:p>
          </table:table-cell>
          <table:table-cell table:number-columns-repeated="11"/>
        </table:table-row>
        <table:table-row table:style-name="ro1">
          <table:table-cell office:value-type="float" office:value="2074">
            <text:p>2074</text:p>
          </table:table-cell>
          <table:table-cell office:value-type="float" office:value="77.8439">
            <text:p>77.8439</text:p>
          </table:table-cell>
          <table:table-cell table:formula="of:=VALUE([.B2076])" office:value-type="float" office:value="77.8439">
            <text:p>77.8439</text:p>
          </table:table-cell>
          <table:table-cell table:number-columns-repeated="11"/>
        </table:table-row>
        <table:table-row table:style-name="ro1">
          <table:table-cell office:value-type="float" office:value="2075">
            <text:p>2075</text:p>
          </table:table-cell>
          <table:table-cell office:value-type="float" office:value="24.1375">
            <text:p>24.1375</text:p>
          </table:table-cell>
          <table:table-cell table:formula="of:=VALUE([.B2077])" office:value-type="float" office:value="24.1375">
            <text:p>24.1375</text:p>
          </table:table-cell>
          <table:table-cell table:number-columns-repeated="11"/>
        </table:table-row>
        <table:table-row table:style-name="ro1">
          <table:table-cell office:value-type="float" office:value="2076">
            <text:p>2076</text:p>
          </table:table-cell>
          <table:table-cell office:value-type="float" office:value="1.75862">
            <text:p>1.75862</text:p>
          </table:table-cell>
          <table:table-cell table:formula="of:=VALUE([.B2078])" office:value-type="float" office:value="1.75862">
            <text:p>1.75862</text:p>
          </table:table-cell>
          <table:table-cell table:number-columns-repeated="11"/>
        </table:table-row>
        <table:table-row table:style-name="ro1">
          <table:table-cell office:value-type="float" office:value="2077">
            <text:p>2077</text:p>
          </table:table-cell>
          <table:table-cell office:value-type="float" office:value="503.219">
            <text:p>503.219</text:p>
          </table:table-cell>
          <table:table-cell table:formula="of:=VALUE([.B2079])" office:value-type="float" office:value="503.219">
            <text:p>503.219</text:p>
          </table:table-cell>
          <table:table-cell table:number-columns-repeated="11"/>
        </table:table-row>
        <table:table-row table:style-name="ro1">
          <table:table-cell office:value-type="float" office:value="2078">
            <text:p>2078</text:p>
          </table:table-cell>
          <table:table-cell office:value-type="float" office:value="87.3659">
            <text:p>87.3659</text:p>
          </table:table-cell>
          <table:table-cell table:formula="of:=VALUE([.B2080])" office:value-type="float" office:value="87.3659">
            <text:p>87.3659</text:p>
          </table:table-cell>
          <table:table-cell table:number-columns-repeated="11"/>
        </table:table-row>
        <table:table-row table:style-name="ro1">
          <table:table-cell office:value-type="float" office:value="2079">
            <text:p>2079</text:p>
          </table:table-cell>
          <table:table-cell office:value-type="float" office:value="33.3458">
            <text:p>33.3458</text:p>
          </table:table-cell>
          <table:table-cell table:formula="of:=VALUE([.B2081])" office:value-type="float" office:value="33.3458">
            <text:p>33.3458</text:p>
          </table:table-cell>
          <table:table-cell table:number-columns-repeated="11"/>
        </table:table-row>
        <table:table-row table:style-name="ro1">
          <table:table-cell office:value-type="float" office:value="2080">
            <text:p>2080</text:p>
          </table:table-cell>
          <table:table-cell office:value-type="float" office:value="2.91575">
            <text:p>2.91575</text:p>
          </table:table-cell>
          <table:table-cell table:formula="of:=VALUE([.B2082])" office:value-type="float" office:value="2.91575">
            <text:p>2.91575</text:p>
          </table:table-cell>
          <table:table-cell table:number-columns-repeated="11"/>
        </table:table-row>
        <table:table-row table:style-name="ro1">
          <table:table-cell office:value-type="float" office:value="2081">
            <text:p>2081</text:p>
          </table:table-cell>
          <table:table-cell office:value-type="float" office:value="544.787">
            <text:p>544.787</text:p>
          </table:table-cell>
          <table:table-cell table:formula="of:=VALUE([.B2083])" office:value-type="float" office:value="544.787">
            <text:p>544.787</text:p>
          </table:table-cell>
          <table:table-cell table:number-columns-repeated="11"/>
        </table:table-row>
        <table:table-row table:style-name="ro1">
          <table:table-cell office:value-type="float" office:value="2082">
            <text:p>2082</text:p>
          </table:table-cell>
          <table:table-cell office:value-type="float" office:value="59.716">
            <text:p>59.716</text:p>
          </table:table-cell>
          <table:table-cell table:formula="of:=VALUE([.B2084])" office:value-type="float" office:value="59.716">
            <text:p>59.716</text:p>
          </table:table-cell>
          <table:table-cell table:number-columns-repeated="11"/>
        </table:table-row>
        <table:table-row table:style-name="ro1">
          <table:table-cell office:value-type="float" office:value="2083">
            <text:p>2083</text:p>
          </table:table-cell>
          <table:table-cell office:value-type="float" office:value="122.661">
            <text:p>122.661</text:p>
          </table:table-cell>
          <table:table-cell table:formula="of:=VALUE([.B2085])" office:value-type="float" office:value="122.661">
            <text:p>122.661</text:p>
          </table:table-cell>
          <table:table-cell table:number-columns-repeated="11"/>
        </table:table-row>
        <table:table-row table:style-name="ro1">
          <table:table-cell office:value-type="float" office:value="2084">
            <text:p>2084</text:p>
          </table:table-cell>
          <table:table-cell office:value-type="float" office:value="2.47819">
            <text:p>2.47819</text:p>
          </table:table-cell>
          <table:table-cell table:formula="of:=VALUE([.B2086])" office:value-type="float" office:value="2.47819">
            <text:p>2.47819</text:p>
          </table:table-cell>
          <table:table-cell table:number-columns-repeated="11"/>
        </table:table-row>
        <table:table-row table:style-name="ro1">
          <table:table-cell office:value-type="float" office:value="2085">
            <text:p>2085</text:p>
          </table:table-cell>
          <table:table-cell office:value-type="float" office:value="372.669">
            <text:p>372.669</text:p>
          </table:table-cell>
          <table:table-cell table:formula="of:=VALUE([.B2087])" office:value-type="float" office:value="372.669">
            <text:p>372.669</text:p>
          </table:table-cell>
          <table:table-cell table:number-columns-repeated="11"/>
        </table:table-row>
        <table:table-row table:style-name="ro1">
          <table:table-cell office:value-type="float" office:value="2086">
            <text:p>2086</text:p>
          </table:table-cell>
          <table:table-cell office:value-type="float" office:value="107.708">
            <text:p>107.708</text:p>
          </table:table-cell>
          <table:table-cell table:formula="of:=VALUE([.B2088])" office:value-type="float" office:value="107.708">
            <text:p>107.708</text:p>
          </table:table-cell>
          <table:table-cell table:number-columns-repeated="11"/>
        </table:table-row>
        <table:table-row table:style-name="ro1">
          <table:table-cell office:value-type="float" office:value="2087">
            <text:p>2087</text:p>
          </table:table-cell>
          <table:table-cell office:value-type="float" office:value="99.9124">
            <text:p>99.9124</text:p>
          </table:table-cell>
          <table:table-cell table:formula="of:=VALUE([.B2089])" office:value-type="float" office:value="99.9124">
            <text:p>99.9124</text:p>
          </table:table-cell>
          <table:table-cell table:number-columns-repeated="11"/>
        </table:table-row>
        <table:table-row table:style-name="ro1">
          <table:table-cell office:value-type="float" office:value="2088">
            <text:p>2088</text:p>
          </table:table-cell>
          <table:table-cell office:value-type="float" office:value="1.62613">
            <text:p>1.62613</text:p>
          </table:table-cell>
          <table:table-cell table:formula="of:=VALUE([.B2090])" office:value-type="float" office:value="1.62613">
            <text:p>1.62613</text:p>
          </table:table-cell>
          <table:table-cell table:number-columns-repeated="11"/>
        </table:table-row>
        <table:table-row table:style-name="ro1">
          <table:table-cell office:value-type="float" office:value="2089">
            <text:p>2089</text:p>
          </table:table-cell>
          <table:table-cell office:value-type="float" office:value="842.444">
            <text:p>842.444</text:p>
          </table:table-cell>
          <table:table-cell table:formula="of:=VALUE([.B2091])" office:value-type="float" office:value="842.444">
            <text:p>842.444</text:p>
          </table:table-cell>
          <table:table-cell table:number-columns-repeated="11"/>
        </table:table-row>
        <table:table-row table:style-name="ro1">
          <table:table-cell office:value-type="float" office:value="2090">
            <text:p>2090</text:p>
          </table:table-cell>
          <table:table-cell office:value-type="float" office:value="56.3239">
            <text:p>56.3239</text:p>
          </table:table-cell>
          <table:table-cell table:formula="of:=VALUE([.B2092])" office:value-type="float" office:value="56.3239">
            <text:p>56.3239</text:p>
          </table:table-cell>
          <table:table-cell table:number-columns-repeated="11"/>
        </table:table-row>
        <table:table-row table:style-name="ro1">
          <table:table-cell office:value-type="float" office:value="2091">
            <text:p>2091</text:p>
          </table:table-cell>
          <table:table-cell office:value-type="float" office:value="66.7923">
            <text:p>66.7923</text:p>
          </table:table-cell>
          <table:table-cell table:formula="of:=VALUE([.B2093])" office:value-type="float" office:value="66.7923">
            <text:p>66.7923</text:p>
          </table:table-cell>
          <table:table-cell table:number-columns-repeated="11"/>
        </table:table-row>
        <table:table-row table:style-name="ro1">
          <table:table-cell office:value-type="float" office:value="2092">
            <text:p>2092</text:p>
          </table:table-cell>
          <table:table-cell office:value-type="float" office:value="1.16402">
            <text:p>1.16402</text:p>
          </table:table-cell>
          <table:table-cell table:formula="of:=VALUE([.B2094])" office:value-type="float" office:value="1.16402">
            <text:p>1.16402</text:p>
          </table:table-cell>
          <table:table-cell table:number-columns-repeated="11"/>
        </table:table-row>
        <table:table-row table:style-name="ro1">
          <table:table-cell office:value-type="float" office:value="2093">
            <text:p>2093</text:p>
          </table:table-cell>
          <table:table-cell office:value-type="float" office:value="871.477">
            <text:p>871.477</text:p>
          </table:table-cell>
          <table:table-cell table:formula="of:=VALUE([.B2095])" office:value-type="float" office:value="871.477">
            <text:p>871.477</text:p>
          </table:table-cell>
          <table:table-cell table:number-columns-repeated="11"/>
        </table:table-row>
        <table:table-row table:style-name="ro1">
          <table:table-cell office:value-type="float" office:value="2094">
            <text:p>2094</text:p>
          </table:table-cell>
          <table:table-cell office:value-type="float" office:value="61.2523">
            <text:p>61.2523</text:p>
          </table:table-cell>
          <table:table-cell table:formula="of:=VALUE([.B2096])" office:value-type="float" office:value="61.2523">
            <text:p>61.2523</text:p>
          </table:table-cell>
          <table:table-cell table:number-columns-repeated="11"/>
        </table:table-row>
        <table:table-row table:style-name="ro1">
          <table:table-cell office:value-type="float" office:value="2095">
            <text:p>2095</text:p>
          </table:table-cell>
          <table:table-cell office:value-type="float" office:value="44.1828">
            <text:p>44.1828</text:p>
          </table:table-cell>
          <table:table-cell table:formula="of:=VALUE([.B2097])" office:value-type="float" office:value="44.1828">
            <text:p>44.1828</text:p>
          </table:table-cell>
          <table:table-cell table:number-columns-repeated="11"/>
        </table:table-row>
        <table:table-row table:style-name="ro1">
          <table:table-cell office:value-type="float" office:value="2096">
            <text:p>2096</text:p>
          </table:table-cell>
          <table:table-cell office:value-type="float" office:value="31.2831">
            <text:p>31.2831</text:p>
          </table:table-cell>
          <table:table-cell table:formula="of:=VALUE([.B2098])" office:value-type="float" office:value="31.2831">
            <text:p>31.2831</text:p>
          </table:table-cell>
          <table:table-cell table:number-columns-repeated="11"/>
        </table:table-row>
        <table:table-row table:style-name="ro1">
          <table:table-cell office:value-type="float" office:value="2097">
            <text:p>2097</text:p>
          </table:table-cell>
          <table:table-cell office:value-type="float" office:value="1130.94">
            <text:p>1130.94</text:p>
          </table:table-cell>
          <table:table-cell table:formula="of:=VALUE([.B2099])" office:value-type="float" office:value="1130.94">
            <text:p>1130.94</text:p>
          </table:table-cell>
          <table:table-cell table:number-columns-repeated="11"/>
        </table:table-row>
        <table:table-row table:style-name="ro1">
          <table:table-cell office:value-type="float" office:value="2098">
            <text:p>2098</text:p>
          </table:table-cell>
          <table:table-cell office:value-type="float" office:value="1894.7">
            <text:p>1894.7</text:p>
          </table:table-cell>
          <table:table-cell table:formula="of:=VALUE([.B2100])" office:value-type="float" office:value="1894.7">
            <text:p>1894.7</text:p>
          </table:table-cell>
          <table:table-cell table:number-columns-repeated="11"/>
        </table:table-row>
        <table:table-row table:style-name="ro1">
          <table:table-cell office:value-type="float" office:value="2099">
            <text:p>2099</text:p>
          </table:table-cell>
          <table:table-cell office:value-type="float" office:value="422.084">
            <text:p>422.084</text:p>
          </table:table-cell>
          <table:table-cell table:formula="of:=VALUE([.B2101])" office:value-type="float" office:value="422.084">
            <text:p>422.084</text:p>
          </table:table-cell>
          <table:table-cell table:number-columns-repeated="11"/>
        </table:table-row>
        <table:table-row table:style-name="ro1">
          <table:table-cell office:value-type="float" office:value="2100">
            <text:p>2100</text:p>
          </table:table-cell>
          <table:table-cell office:value-type="float" office:value="8.84431">
            <text:p>8.84431</text:p>
          </table:table-cell>
          <table:table-cell table:formula="of:=VALUE([.B2102])" office:value-type="float" office:value="8.84431">
            <text:p>8.84431</text:p>
          </table:table-cell>
          <table:table-cell table:number-columns-repeated="11"/>
        </table:table-row>
        <table:table-row table:style-name="ro1">
          <table:table-cell office:value-type="float" office:value="2101">
            <text:p>2101</text:p>
          </table:table-cell>
          <table:table-cell office:value-type="float" office:value="162.482">
            <text:p>162.482</text:p>
          </table:table-cell>
          <table:table-cell table:formula="of:=VALUE([.B2103])" office:value-type="float" office:value="162.482">
            <text:p>162.482</text:p>
          </table:table-cell>
          <table:table-cell table:number-columns-repeated="11"/>
        </table:table-row>
        <table:table-row table:style-name="ro1">
          <table:table-cell office:value-type="float" office:value="2102">
            <text:p>2102</text:p>
          </table:table-cell>
          <table:table-cell office:value-type="float" office:value="662.239">
            <text:p>662.239</text:p>
          </table:table-cell>
          <table:table-cell table:formula="of:=VALUE([.B2104])" office:value-type="float" office:value="662.239">
            <text:p>662.239</text:p>
          </table:table-cell>
          <table:table-cell table:number-columns-repeated="11"/>
        </table:table-row>
        <table:table-row table:style-name="ro1">
          <table:table-cell office:value-type="float" office:value="2103">
            <text:p>2103</text:p>
          </table:table-cell>
          <table:table-cell office:value-type="float" office:value="109.87">
            <text:p>109.87</text:p>
          </table:table-cell>
          <table:table-cell table:formula="of:=VALUE([.B2105])" office:value-type="float" office:value="109.87">
            <text:p>109.87</text:p>
          </table:table-cell>
          <table:table-cell table:number-columns-repeated="11"/>
        </table:table-row>
        <table:table-row table:style-name="ro1">
          <table:table-cell office:value-type="float" office:value="2104">
            <text:p>2104</text:p>
          </table:table-cell>
          <table:table-cell office:value-type="float" office:value="1.94316">
            <text:p>1.94316</text:p>
          </table:table-cell>
          <table:table-cell table:formula="of:=VALUE([.B2106])" office:value-type="float" office:value="1.94316">
            <text:p>1.94316</text:p>
          </table:table-cell>
          <table:table-cell table:number-columns-repeated="11"/>
        </table:table-row>
        <table:table-row table:style-name="ro1">
          <table:table-cell office:value-type="float" office:value="2105">
            <text:p>2105</text:p>
          </table:table-cell>
          <table:table-cell office:value-type="float" office:value="106.069">
            <text:p>106.069</text:p>
          </table:table-cell>
          <table:table-cell table:formula="of:=VALUE([.B2107])" office:value-type="float" office:value="106.069">
            <text:p>106.069</text:p>
          </table:table-cell>
          <table:table-cell table:number-columns-repeated="11"/>
        </table:table-row>
        <table:table-row table:style-name="ro1">
          <table:table-cell office:value-type="float" office:value="2106">
            <text:p>2106</text:p>
          </table:table-cell>
          <table:table-cell office:value-type="float" office:value="264.975">
            <text:p>264.975</text:p>
          </table:table-cell>
          <table:table-cell table:formula="of:=VALUE([.B2108])" office:value-type="float" office:value="264.975">
            <text:p>264.975</text:p>
          </table:table-cell>
          <table:table-cell table:number-columns-repeated="11"/>
        </table:table-row>
        <table:table-row table:style-name="ro1">
          <table:table-cell office:value-type="float" office:value="2107">
            <text:p>2107</text:p>
          </table:table-cell>
          <table:table-cell office:value-type="float" office:value="15.4958">
            <text:p>15.4958</text:p>
          </table:table-cell>
          <table:table-cell table:formula="of:=VALUE([.B2109])" office:value-type="float" office:value="15.4958">
            <text:p>15.4958</text:p>
          </table:table-cell>
          <table:table-cell table:number-columns-repeated="11"/>
        </table:table-row>
        <table:table-row table:style-name="ro1">
          <table:table-cell office:value-type="float" office:value="2108">
            <text:p>2108</text:p>
          </table:table-cell>
          <table:table-cell office:value-type="float" office:value="2.7191">
            <text:p>2.7191</text:p>
          </table:table-cell>
          <table:table-cell table:formula="of:=VALUE([.B2110])" office:value-type="float" office:value="2.7191">
            <text:p>2.7191</text:p>
          </table:table-cell>
          <table:table-cell table:number-columns-repeated="11"/>
        </table:table-row>
        <table:table-row table:style-name="ro1">
          <table:table-cell office:value-type="float" office:value="2109">
            <text:p>2109</text:p>
          </table:table-cell>
          <table:table-cell office:value-type="float" office:value="1733.04">
            <text:p>1733.04</text:p>
          </table:table-cell>
          <table:table-cell table:formula="of:=VALUE([.B2111])" office:value-type="float" office:value="1733.04">
            <text:p>1733.04</text:p>
          </table:table-cell>
          <table:table-cell table:number-columns-repeated="11"/>
        </table:table-row>
        <table:table-row table:style-name="ro1">
          <table:table-cell office:value-type="float" office:value="2110">
            <text:p>2110</text:p>
          </table:table-cell>
          <table:table-cell office:value-type="float" office:value="19.9462">
            <text:p>19.9462</text:p>
          </table:table-cell>
          <table:table-cell table:formula="of:=VALUE([.B2112])" office:value-type="float" office:value="19.9462">
            <text:p>19.9462</text:p>
          </table:table-cell>
          <table:table-cell table:number-columns-repeated="11"/>
        </table:table-row>
        <table:table-row table:style-name="ro1">
          <table:table-cell office:value-type="float" office:value="2111">
            <text:p>2111</text:p>
          </table:table-cell>
          <table:table-cell office:value-type="float" office:value="23.4833">
            <text:p>23.4833</text:p>
          </table:table-cell>
          <table:table-cell table:formula="of:=VALUE([.B2113])" office:value-type="float" office:value="23.4833">
            <text:p>23.4833</text:p>
          </table:table-cell>
          <table:table-cell table:number-columns-repeated="11"/>
        </table:table-row>
        <table:table-row table:style-name="ro1">
          <table:table-cell office:value-type="float" office:value="2112">
            <text:p>2112</text:p>
          </table:table-cell>
          <table:table-cell office:value-type="float" office:value="4.32489">
            <text:p>4.32489</text:p>
          </table:table-cell>
          <table:table-cell table:formula="of:=VALUE([.B2114])" office:value-type="float" office:value="4.32489">
            <text:p>4.32489</text:p>
          </table:table-cell>
          <table:table-cell table:number-columns-repeated="11"/>
        </table:table-row>
        <table:table-row table:style-name="ro1">
          <table:table-cell office:value-type="float" office:value="2113">
            <text:p>2113</text:p>
          </table:table-cell>
          <table:table-cell office:value-type="float" office:value="2254.82">
            <text:p>2254.82</text:p>
          </table:table-cell>
          <table:table-cell table:formula="of:=VALUE([.B2115])" office:value-type="float" office:value="2254.82">
            <text:p>2254.82</text:p>
          </table:table-cell>
          <table:table-cell table:number-columns-repeated="11"/>
        </table:table-row>
        <table:table-row table:style-name="ro1">
          <table:table-cell office:value-type="float" office:value="2114">
            <text:p>2114</text:p>
          </table:table-cell>
          <table:table-cell office:value-type="float" office:value="107.041">
            <text:p>107.041</text:p>
          </table:table-cell>
          <table:table-cell table:formula="of:=VALUE([.B2116])" office:value-type="float" office:value="107.041">
            <text:p>107.041</text:p>
          </table:table-cell>
          <table:table-cell table:number-columns-repeated="11"/>
        </table:table-row>
        <table:table-row table:style-name="ro1">
          <table:table-cell office:value-type="float" office:value="2115">
            <text:p>2115</text:p>
          </table:table-cell>
          <table:table-cell office:value-type="float" office:value="38.0107">
            <text:p>38.0107</text:p>
          </table:table-cell>
          <table:table-cell table:formula="of:=VALUE([.B2117])" office:value-type="float" office:value="38.0107">
            <text:p>38.0107</text:p>
          </table:table-cell>
          <table:table-cell table:number-columns-repeated="11"/>
        </table:table-row>
        <table:table-row table:style-name="ro1">
          <table:table-cell office:value-type="float" office:value="2116">
            <text:p>2116</text:p>
          </table:table-cell>
          <table:table-cell office:value-type="float" office:value="5.14593">
            <text:p>5.14593</text:p>
          </table:table-cell>
          <table:table-cell table:formula="of:=VALUE([.B2118])" office:value-type="float" office:value="5.14593">
            <text:p>5.14593</text:p>
          </table:table-cell>
          <table:table-cell table:number-columns-repeated="11"/>
        </table:table-row>
        <table:table-row table:style-name="ro1">
          <table:table-cell office:value-type="float" office:value="2117">
            <text:p>2117</text:p>
          </table:table-cell>
          <table:table-cell office:value-type="float" office:value="2487.14">
            <text:p>2487.14</text:p>
          </table:table-cell>
          <table:table-cell table:formula="of:=VALUE([.B2119])" office:value-type="float" office:value="2487.14">
            <text:p>2487.14</text:p>
          </table:table-cell>
          <table:table-cell table:number-columns-repeated="11"/>
        </table:table-row>
        <table:table-row table:style-name="ro1">
          <table:table-cell office:value-type="float" office:value="2118">
            <text:p>2118</text:p>
          </table:table-cell>
          <table:table-cell office:value-type="float" office:value="135.871">
            <text:p>135.871</text:p>
          </table:table-cell>
          <table:table-cell table:formula="of:=VALUE([.B2120])" office:value-type="float" office:value="135.871">
            <text:p>135.871</text:p>
          </table:table-cell>
          <table:table-cell table:number-columns-repeated="11"/>
        </table:table-row>
        <table:table-row table:style-name="ro1">
          <table:table-cell office:value-type="float" office:value="2119">
            <text:p>2119</text:p>
          </table:table-cell>
          <table:table-cell office:value-type="float" office:value="44.8519">
            <text:p>44.8519</text:p>
          </table:table-cell>
          <table:table-cell table:formula="of:=VALUE([.B2121])" office:value-type="float" office:value="44.8519">
            <text:p>44.8519</text:p>
          </table:table-cell>
          <table:table-cell table:number-columns-repeated="11"/>
        </table:table-row>
        <table:table-row table:style-name="ro1">
          <table:table-cell office:value-type="float" office:value="2120">
            <text:p>2120</text:p>
          </table:table-cell>
          <table:table-cell office:value-type="float" office:value="5.72173">
            <text:p>5.72173</text:p>
          </table:table-cell>
          <table:table-cell table:formula="of:=VALUE([.B2122])" office:value-type="float" office:value="5.72173">
            <text:p>5.72173</text:p>
          </table:table-cell>
          <table:table-cell table:number-columns-repeated="11"/>
        </table:table-row>
        <table:table-row table:style-name="ro1">
          <table:table-cell office:value-type="float" office:value="2121">
            <text:p>2121</text:p>
          </table:table-cell>
          <table:table-cell office:value-type="float" office:value="2856.3">
            <text:p>2856.3</text:p>
          </table:table-cell>
          <table:table-cell table:formula="of:=VALUE([.B2123])" office:value-type="float" office:value="2856.3">
            <text:p>2856.3</text:p>
          </table:table-cell>
          <table:table-cell table:number-columns-repeated="11"/>
        </table:table-row>
        <table:table-row table:style-name="ro1">
          <table:table-cell office:value-type="float" office:value="2122">
            <text:p>2122</text:p>
          </table:table-cell>
          <table:table-cell office:value-type="float" office:value="142.844">
            <text:p>142.844</text:p>
          </table:table-cell>
          <table:table-cell table:formula="of:=VALUE([.B2124])" office:value-type="float" office:value="142.844">
            <text:p>142.844</text:p>
          </table:table-cell>
          <table:table-cell table:number-columns-repeated="11"/>
        </table:table-row>
        <table:table-row table:style-name="ro1">
          <table:table-cell office:value-type="float" office:value="2123">
            <text:p>2123</text:p>
          </table:table-cell>
          <table:table-cell office:value-type="float" office:value="51.4125">
            <text:p>51.4125</text:p>
          </table:table-cell>
          <table:table-cell table:formula="of:=VALUE([.B2125])" office:value-type="float" office:value="51.4125">
            <text:p>51.4125</text:p>
          </table:table-cell>
          <table:table-cell table:number-columns-repeated="11"/>
        </table:table-row>
        <table:table-row table:style-name="ro1">
          <table:table-cell office:value-type="float" office:value="2124">
            <text:p>2124</text:p>
          </table:table-cell>
          <table:table-cell office:value-type="float" office:value="5.98622">
            <text:p>5.98622</text:p>
          </table:table-cell>
          <table:table-cell table:formula="of:=VALUE([.B2126])" office:value-type="float" office:value="5.98622">
            <text:p>5.98622</text:p>
          </table:table-cell>
          <table:table-cell table:number-columns-repeated="11"/>
        </table:table-row>
        <table:table-row table:style-name="ro1">
          <table:table-cell office:value-type="float" office:value="2125">
            <text:p>2125</text:p>
          </table:table-cell>
          <table:table-cell office:value-type="float" office:value="2875.63">
            <text:p>2875.63</text:p>
          </table:table-cell>
          <table:table-cell table:formula="of:=VALUE([.B2127])" office:value-type="float" office:value="2875.63">
            <text:p>2875.63</text:p>
          </table:table-cell>
          <table:table-cell table:number-columns-repeated="11"/>
        </table:table-row>
        <table:table-row table:style-name="ro1">
          <table:table-cell office:value-type="float" office:value="2126">
            <text:p>2126</text:p>
          </table:table-cell>
          <table:table-cell office:value-type="float" office:value="128.918">
            <text:p>128.918</text:p>
          </table:table-cell>
          <table:table-cell table:formula="of:=VALUE([.B2128])" office:value-type="float" office:value="128.918">
            <text:p>128.918</text:p>
          </table:table-cell>
          <table:table-cell table:number-columns-repeated="11"/>
        </table:table-row>
        <table:table-row table:style-name="ro1">
          <table:table-cell office:value-type="float" office:value="2127">
            <text:p>2127</text:p>
          </table:table-cell>
          <table:table-cell office:value-type="float" office:value="57.1087">
            <text:p>57.1087</text:p>
          </table:table-cell>
          <table:table-cell table:formula="of:=VALUE([.B2129])" office:value-type="float" office:value="57.1087">
            <text:p>57.1087</text:p>
          </table:table-cell>
          <table:table-cell table:number-columns-repeated="11"/>
        </table:table-row>
        <table:table-row table:style-name="ro1">
          <table:table-cell office:value-type="float" office:value="2128">
            <text:p>2128</text:p>
          </table:table-cell>
          <table:table-cell office:value-type="float" office:value="6.104">
            <text:p>6.104</text:p>
          </table:table-cell>
          <table:table-cell table:formula="of:=VALUE([.B2130])" office:value-type="float" office:value="6.104">
            <text:p>6.104</text:p>
          </table:table-cell>
          <table:table-cell table:number-columns-repeated="11"/>
        </table:table-row>
        <table:table-row table:style-name="ro1">
          <table:table-cell office:value-type="float" office:value="2129">
            <text:p>2129</text:p>
          </table:table-cell>
          <table:table-cell office:value-type="float" office:value="2833.91">
            <text:p>2833.91</text:p>
          </table:table-cell>
          <table:table-cell table:formula="of:=VALUE([.B2131])" office:value-type="float" office:value="2833.91">
            <text:p>2833.91</text:p>
          </table:table-cell>
          <table:table-cell table:number-columns-repeated="11"/>
        </table:table-row>
        <table:table-row table:style-name="ro1">
          <table:table-cell office:value-type="float" office:value="2130">
            <text:p>2130</text:p>
          </table:table-cell>
          <table:table-cell office:value-type="float" office:value="105.675">
            <text:p>105.675</text:p>
          </table:table-cell>
          <table:table-cell table:formula="of:=VALUE([.B2132])" office:value-type="float" office:value="105.675">
            <text:p>105.675</text:p>
          </table:table-cell>
          <table:table-cell table:number-columns-repeated="11"/>
        </table:table-row>
        <table:table-row table:style-name="ro1">
          <table:table-cell office:value-type="float" office:value="2131">
            <text:p>2131</text:p>
          </table:table-cell>
          <table:table-cell office:value-type="float" office:value="63.5569">
            <text:p>63.5569</text:p>
          </table:table-cell>
          <table:table-cell table:formula="of:=VALUE([.B2133])" office:value-type="float" office:value="63.5569">
            <text:p>63.5569</text:p>
          </table:table-cell>
          <table:table-cell table:number-columns-repeated="11"/>
        </table:table-row>
        <table:table-row table:style-name="ro1">
          <table:table-cell office:value-type="float" office:value="2132">
            <text:p>2132</text:p>
          </table:table-cell>
          <table:table-cell office:value-type="float" office:value="6.14882">
            <text:p>6.14882</text:p>
          </table:table-cell>
          <table:table-cell table:formula="of:=VALUE([.B2134])" office:value-type="float" office:value="6.14882">
            <text:p>6.14882</text:p>
          </table:table-cell>
          <table:table-cell table:number-columns-repeated="11"/>
        </table:table-row>
        <table:table-row table:style-name="ro1">
          <table:table-cell office:value-type="float" office:value="2133">
            <text:p>2133</text:p>
          </table:table-cell>
          <table:table-cell office:value-type="float" office:value="2918.1">
            <text:p>2918.1</text:p>
          </table:table-cell>
          <table:table-cell table:formula="of:=VALUE([.B2135])" office:value-type="float" office:value="2918.1">
            <text:p>2918.1</text:p>
          </table:table-cell>
          <table:table-cell table:number-columns-repeated="11"/>
        </table:table-row>
        <table:table-row table:style-name="ro1">
          <table:table-cell office:value-type="float" office:value="2134">
            <text:p>2134</text:p>
          </table:table-cell>
          <table:table-cell office:value-type="float" office:value="81.0886">
            <text:p>81.0886</text:p>
          </table:table-cell>
          <table:table-cell table:formula="of:=VALUE([.B2136])" office:value-type="float" office:value="81.0886">
            <text:p>81.0886</text:p>
          </table:table-cell>
          <table:table-cell table:number-columns-repeated="11"/>
        </table:table-row>
        <table:table-row table:style-name="ro1">
          <table:table-cell office:value-type="float" office:value="2135">
            <text:p>2135</text:p>
          </table:table-cell>
          <table:table-cell office:value-type="float" office:value="69.6439">
            <text:p>69.6439</text:p>
          </table:table-cell>
          <table:table-cell table:formula="of:=VALUE([.B2137])" office:value-type="float" office:value="69.6439">
            <text:p>69.6439</text:p>
          </table:table-cell>
          <table:table-cell table:number-columns-repeated="11"/>
        </table:table-row>
        <table:table-row table:style-name="ro1">
          <table:table-cell office:value-type="float" office:value="2136">
            <text:p>2136</text:p>
          </table:table-cell>
          <table:table-cell office:value-type="float" office:value="6.0398">
            <text:p>6.0398</text:p>
          </table:table-cell>
          <table:table-cell table:formula="of:=VALUE([.B2138])" office:value-type="float" office:value="6.0398">
            <text:p>6.0398</text:p>
          </table:table-cell>
          <table:table-cell table:number-columns-repeated="11"/>
        </table:table-row>
        <table:table-row table:style-name="ro1">
          <table:table-cell office:value-type="float" office:value="2137">
            <text:p>2137</text:p>
          </table:table-cell>
          <table:table-cell office:value-type="float" office:value="2735.39">
            <text:p>2735.39</text:p>
          </table:table-cell>
          <table:table-cell table:formula="of:=VALUE([.B2139])" office:value-type="float" office:value="2735.39">
            <text:p>2735.39</text:p>
          </table:table-cell>
          <table:table-cell table:number-columns-repeated="11"/>
        </table:table-row>
        <table:table-row table:style-name="ro1">
          <table:table-cell office:value-type="float" office:value="2138">
            <text:p>2138</text:p>
          </table:table-cell>
          <table:table-cell office:value-type="float" office:value="52.5785">
            <text:p>52.5785</text:p>
          </table:table-cell>
          <table:table-cell table:formula="of:=VALUE([.B2140])" office:value-type="float" office:value="52.5785">
            <text:p>52.5785</text:p>
          </table:table-cell>
          <table:table-cell table:number-columns-repeated="11"/>
        </table:table-row>
        <table:table-row table:style-name="ro1">
          <table:table-cell office:value-type="float" office:value="2139">
            <text:p>2139</text:p>
          </table:table-cell>
          <table:table-cell office:value-type="float" office:value="74.8588">
            <text:p>74.8588</text:p>
          </table:table-cell>
          <table:table-cell table:formula="of:=VALUE([.B2141])" office:value-type="float" office:value="74.8588">
            <text:p>74.8588</text:p>
          </table:table-cell>
          <table:table-cell table:number-columns-repeated="11"/>
        </table:table-row>
        <table:table-row table:style-name="ro1">
          <table:table-cell office:value-type="float" office:value="2140">
            <text:p>2140</text:p>
          </table:table-cell>
          <table:table-cell office:value-type="float" office:value="5.80686">
            <text:p>5.80686</text:p>
          </table:table-cell>
          <table:table-cell table:formula="of:=VALUE([.B2142])" office:value-type="float" office:value="5.80686">
            <text:p>5.80686</text:p>
          </table:table-cell>
          <table:table-cell table:number-columns-repeated="11"/>
        </table:table-row>
        <table:table-row table:style-name="ro1">
          <table:table-cell office:value-type="float" office:value="2141">
            <text:p>2141</text:p>
          </table:table-cell>
          <table:table-cell office:value-type="float" office:value="2634.18">
            <text:p>2634.18</text:p>
          </table:table-cell>
          <table:table-cell table:formula="of:=VALUE([.B2143])" office:value-type="float" office:value="2634.18">
            <text:p>2634.18</text:p>
          </table:table-cell>
          <table:table-cell table:number-columns-repeated="11"/>
        </table:table-row>
        <table:table-row table:style-name="ro1">
          <table:table-cell office:value-type="float" office:value="2142">
            <text:p>2142</text:p>
          </table:table-cell>
          <table:table-cell office:value-type="float" office:value="29.4151">
            <text:p>29.4151</text:p>
          </table:table-cell>
          <table:table-cell table:formula="of:=VALUE([.B2144])" office:value-type="float" office:value="29.4151">
            <text:p>29.4151</text:p>
          </table:table-cell>
          <table:table-cell table:number-columns-repeated="11"/>
        </table:table-row>
        <table:table-row table:style-name="ro1">
          <table:table-cell office:value-type="float" office:value="2143">
            <text:p>2143</text:p>
          </table:table-cell>
          <table:table-cell office:value-type="float" office:value="77.2284">
            <text:p>77.2284</text:p>
          </table:table-cell>
          <table:table-cell table:formula="of:=VALUE([.B2145])" office:value-type="float" office:value="77.2284">
            <text:p>77.2284</text:p>
          </table:table-cell>
          <table:table-cell table:number-columns-repeated="11"/>
        </table:table-row>
        <table:table-row table:style-name="ro1">
          <table:table-cell office:value-type="float" office:value="2144">
            <text:p>2144</text:p>
          </table:table-cell>
          <table:table-cell office:value-type="float" office:value="5.51235">
            <text:p>5.51235</text:p>
          </table:table-cell>
          <table:table-cell table:formula="of:=VALUE([.B2146])" office:value-type="float" office:value="5.51235">
            <text:p>5.51235</text:p>
          </table:table-cell>
          <table:table-cell table:number-columns-repeated="11"/>
        </table:table-row>
        <table:table-row table:style-name="ro1">
          <table:table-cell office:value-type="float" office:value="2145">
            <text:p>2145</text:p>
          </table:table-cell>
          <table:table-cell office:value-type="float" office:value="2582.66">
            <text:p>2582.66</text:p>
          </table:table-cell>
          <table:table-cell table:formula="of:=VALUE([.B2147])" office:value-type="float" office:value="2582.66">
            <text:p>2582.66</text:p>
          </table:table-cell>
          <table:table-cell table:number-columns-repeated="11"/>
        </table:table-row>
        <table:table-row table:style-name="ro1">
          <table:table-cell office:value-type="float" office:value="2146">
            <text:p>2146</text:p>
          </table:table-cell>
          <table:table-cell office:value-type="float" office:value="16.4105">
            <text:p>16.4105</text:p>
          </table:table-cell>
          <table:table-cell table:formula="of:=VALUE([.B2148])" office:value-type="float" office:value="16.4105">
            <text:p>16.4105</text:p>
          </table:table-cell>
          <table:table-cell table:number-columns-repeated="11"/>
        </table:table-row>
        <table:table-row table:style-name="ro1">
          <table:table-cell office:value-type="float" office:value="2147">
            <text:p>2147</text:p>
          </table:table-cell>
          <table:table-cell office:value-type="float" office:value="76.5734">
            <text:p>76.5734</text:p>
          </table:table-cell>
          <table:table-cell table:formula="of:=VALUE([.B2149])" office:value-type="float" office:value="76.5734">
            <text:p>76.5734</text:p>
          </table:table-cell>
          <table:table-cell table:number-columns-repeated="11"/>
        </table:table-row>
        <table:table-row table:style-name="ro1">
          <table:table-cell office:value-type="float" office:value="2148">
            <text:p>2148</text:p>
          </table:table-cell>
          <table:table-cell office:value-type="float" office:value="5.0156">
            <text:p>5.0156</text:p>
          </table:table-cell>
          <table:table-cell table:formula="of:=VALUE([.B2150])" office:value-type="float" office:value="5.0156">
            <text:p>5.0156</text:p>
          </table:table-cell>
          <table:table-cell table:number-columns-repeated="11"/>
        </table:table-row>
        <table:table-row table:style-name="ro1">
          <table:table-cell office:value-type="float" office:value="2149">
            <text:p>2149</text:p>
          </table:table-cell>
          <table:table-cell office:value-type="float" office:value="2290.14">
            <text:p>2290.14</text:p>
          </table:table-cell>
          <table:table-cell table:formula="of:=VALUE([.B2151])" office:value-type="float" office:value="2290.14">
            <text:p>2290.14</text:p>
          </table:table-cell>
          <table:table-cell table:number-columns-repeated="11"/>
        </table:table-row>
        <table:table-row table:style-name="ro1">
          <table:table-cell office:value-type="float" office:value="2150">
            <text:p>2150</text:p>
          </table:table-cell>
          <table:table-cell office:value-type="float" office:value="14.0358">
            <text:p>14.0358</text:p>
          </table:table-cell>
          <table:table-cell table:formula="of:=VALUE([.B2152])" office:value-type="float" office:value="14.0358">
            <text:p>14.0358</text:p>
          </table:table-cell>
          <table:table-cell table:number-columns-repeated="11"/>
        </table:table-row>
        <table:table-row table:style-name="ro1">
          <table:table-cell office:value-type="float" office:value="2151">
            <text:p>2151</text:p>
          </table:table-cell>
          <table:table-cell office:value-type="float" office:value="70.1652">
            <text:p>70.1652</text:p>
          </table:table-cell>
          <table:table-cell table:formula="of:=VALUE([.B2153])" office:value-type="float" office:value="70.1652">
            <text:p>70.1652</text:p>
          </table:table-cell>
          <table:table-cell table:number-columns-repeated="11"/>
        </table:table-row>
        <table:table-row table:style-name="ro1">
          <table:table-cell office:value-type="float" office:value="2152">
            <text:p>2152</text:p>
          </table:table-cell>
          <table:table-cell office:value-type="float" office:value="3.78577">
            <text:p>3.78577</text:p>
          </table:table-cell>
          <table:table-cell table:formula="of:=VALUE([.B2154])" office:value-type="float" office:value="3.78577">
            <text:p>3.78577</text:p>
          </table:table-cell>
          <table:table-cell table:number-columns-repeated="11"/>
        </table:table-row>
        <table:table-row table:style-name="ro1">
          <table:table-cell office:value-type="float" office:value="2153">
            <text:p>2153</text:p>
          </table:table-cell>
          <table:table-cell office:value-type="float" office:value="2109.77">
            <text:p>2109.77</text:p>
          </table:table-cell>
          <table:table-cell table:formula="of:=VALUE([.B2155])" office:value-type="float" office:value="2109.77">
            <text:p>2109.77</text:p>
          </table:table-cell>
          <table:table-cell table:number-columns-repeated="11"/>
        </table:table-row>
        <table:table-row table:style-name="ro1">
          <table:table-cell office:value-type="float" office:value="2154">
            <text:p>2154</text:p>
          </table:table-cell>
          <table:table-cell office:value-type="float" office:value="61.5758">
            <text:p>61.5758</text:p>
          </table:table-cell>
          <table:table-cell table:formula="of:=VALUE([.B2156])" office:value-type="float" office:value="61.5758">
            <text:p>61.5758</text:p>
          </table:table-cell>
          <table:table-cell table:number-columns-repeated="11"/>
        </table:table-row>
        <table:table-row table:style-name="ro1">
          <table:table-cell office:value-type="float" office:value="2155">
            <text:p>2155</text:p>
          </table:table-cell>
          <table:table-cell office:value-type="float" office:value="35.4198">
            <text:p>35.4198</text:p>
          </table:table-cell>
          <table:table-cell table:formula="of:=VALUE([.B2157])" office:value-type="float" office:value="35.4198">
            <text:p>35.4198</text:p>
          </table:table-cell>
          <table:table-cell table:number-columns-repeated="11"/>
        </table:table-row>
        <table:table-row table:style-name="ro1">
          <table:table-cell office:value-type="float" office:value="2156">
            <text:p>2156</text:p>
          </table:table-cell>
          <table:table-cell office:value-type="float" office:value="2.72506">
            <text:p>2.72506</text:p>
          </table:table-cell>
          <table:table-cell table:formula="of:=VALUE([.B2158])" office:value-type="float" office:value="2.72506">
            <text:p>2.72506</text:p>
          </table:table-cell>
          <table:table-cell table:number-columns-repeated="11"/>
        </table:table-row>
        <table:table-row table:style-name="ro1">
          <table:table-cell office:value-type="float" office:value="2157">
            <text:p>2157</text:p>
          </table:table-cell>
          <table:table-cell office:value-type="float" office:value="1865.78">
            <text:p>1865.78</text:p>
          </table:table-cell>
          <table:table-cell table:formula="of:=VALUE([.B2159])" office:value-type="float" office:value="1865.78">
            <text:p>1865.78</text:p>
          </table:table-cell>
          <table:table-cell table:number-columns-repeated="11"/>
        </table:table-row>
        <table:table-row table:style-name="ro1">
          <table:table-cell office:value-type="float" office:value="2158">
            <text:p>2158</text:p>
          </table:table-cell>
          <table:table-cell office:value-type="float" office:value="101.902">
            <text:p>101.902</text:p>
          </table:table-cell>
          <table:table-cell table:formula="of:=VALUE([.B2160])" office:value-type="float" office:value="101.902">
            <text:p>101.902</text:p>
          </table:table-cell>
          <table:table-cell table:number-columns-repeated="11"/>
        </table:table-row>
        <table:table-row table:style-name="ro1">
          <table:table-cell office:value-type="float" office:value="2159">
            <text:p>2159</text:p>
          </table:table-cell>
          <table:table-cell office:value-type="float" office:value="5.84412">
            <text:p>5.84412</text:p>
          </table:table-cell>
          <table:table-cell table:formula="of:=VALUE([.B2161])" office:value-type="float" office:value="5.84412">
            <text:p>5.84412</text:p>
          </table:table-cell>
          <table:table-cell table:number-columns-repeated="11"/>
        </table:table-row>
        <table:table-row table:style-name="ro1">
          <table:table-cell office:value-type="float" office:value="2160">
            <text:p>2160</text:p>
          </table:table-cell>
          <table:table-cell office:value-type="float" office:value="0.372078">
            <text:p>0.372078</text:p>
          </table:table-cell>
          <table:table-cell table:formula="of:=VALUE([.B2162])" office:value-type="float" office:value="0.372078">
            <text:p>0.372078</text:p>
          </table:table-cell>
          <table:table-cell table:number-columns-repeated="11"/>
        </table:table-row>
        <table:table-row table:style-name="ro1">
          <table:table-cell office:value-type="float" office:value="2161">
            <text:p>2161</text:p>
          </table:table-cell>
          <table:table-cell office:value-type="float" office:value="1046.99">
            <text:p>1046.99</text:p>
          </table:table-cell>
          <table:table-cell table:formula="of:=VALUE([.B2163])" office:value-type="float" office:value="1046.99">
            <text:p>1046.99</text:p>
          </table:table-cell>
          <table:table-cell table:number-columns-repeated="11"/>
        </table:table-row>
        <table:table-row table:style-name="ro1">
          <table:table-cell office:value-type="float" office:value="2162">
            <text:p>2162</text:p>
          </table:table-cell>
          <table:table-cell office:value-type="float" office:value="248.497">
            <text:p>248.497</text:p>
          </table:table-cell>
          <table:table-cell table:formula="of:=VALUE([.B2164])" office:value-type="float" office:value="248.497">
            <text:p>248.497</text:p>
          </table:table-cell>
          <table:table-cell table:number-columns-repeated="11"/>
        </table:table-row>
        <table:table-row table:style-name="ro1">
          <table:table-cell office:value-type="float" office:value="2163">
            <text:p>2163</text:p>
          </table:table-cell>
          <table:table-cell office:value-type="float" office:value="67.6484">
            <text:p>67.6484</text:p>
          </table:table-cell>
          <table:table-cell table:formula="of:=VALUE([.B2165])" office:value-type="float" office:value="67.6484">
            <text:p>67.6484</text:p>
          </table:table-cell>
          <table:table-cell table:number-columns-repeated="11"/>
        </table:table-row>
        <table:table-row table:style-name="ro1">
          <table:table-cell office:value-type="float" office:value="2164">
            <text:p>2164</text:p>
          </table:table-cell>
          <table:table-cell office:value-type="float" office:value="20.2906">
            <text:p>20.2906</text:p>
          </table:table-cell>
          <table:table-cell table:formula="of:=VALUE([.B2166])" office:value-type="float" office:value="20.2906">
            <text:p>20.2906</text:p>
          </table:table-cell>
          <table:table-cell table:number-columns-repeated="11"/>
        </table:table-row>
        <table:table-row table:style-name="ro1">
          <table:table-cell office:value-type="float" office:value="2165">
            <text:p>2165</text:p>
          </table:table-cell>
          <table:table-cell office:value-type="float" office:value="926.678">
            <text:p>926.678</text:p>
          </table:table-cell>
          <table:table-cell table:formula="of:=VALUE([.B2167])" office:value-type="float" office:value="926.678">
            <text:p>926.678</text:p>
          </table:table-cell>
          <table:table-cell table:number-columns-repeated="11"/>
        </table:table-row>
        <table:table-row table:style-name="ro1">
          <table:table-cell office:value-type="float" office:value="2166">
            <text:p>2166</text:p>
          </table:table-cell>
          <table:table-cell office:value-type="float" office:value="1615.84">
            <text:p>1615.84</text:p>
          </table:table-cell>
          <table:table-cell table:formula="of:=VALUE([.B2168])" office:value-type="float" office:value="1615.84">
            <text:p>1615.84</text:p>
          </table:table-cell>
          <table:table-cell table:number-columns-repeated="11"/>
        </table:table-row>
        <table:table-row table:style-name="ro1">
          <table:table-cell office:value-type="float" office:value="2167">
            <text:p>2167</text:p>
          </table:table-cell>
          <table:table-cell office:value-type="float" office:value="845.67">
            <text:p>845.67</text:p>
          </table:table-cell>
          <table:table-cell table:formula="of:=VALUE([.B2169])" office:value-type="float" office:value="845.67">
            <text:p>845.67</text:p>
          </table:table-cell>
          <table:table-cell table:number-columns-repeated="11"/>
        </table:table-row>
        <table:table-row table:style-name="ro1">
          <table:table-cell office:value-type="float" office:value="2168">
            <text:p>2168</text:p>
          </table:table-cell>
          <table:table-cell office:value-type="float" office:value="1.52541">
            <text:p>1.52541</text:p>
          </table:table-cell>
          <table:table-cell table:formula="of:=VALUE([.B2170])" office:value-type="float" office:value="1.52541">
            <text:p>1.52541</text:p>
          </table:table-cell>
          <table:table-cell table:number-columns-repeated="11"/>
        </table:table-row>
        <table:table-row table:style-name="ro1">
          <table:table-cell office:value-type="float" office:value="2169">
            <text:p>2169</text:p>
          </table:table-cell>
          <table:table-cell office:value-type="float" office:value="1279.31">
            <text:p>1279.31</text:p>
          </table:table-cell>
          <table:table-cell table:formula="of:=VALUE([.B2171])" office:value-type="float" office:value="1279.31">
            <text:p>1279.31</text:p>
          </table:table-cell>
          <table:table-cell table:number-columns-repeated="11"/>
        </table:table-row>
        <table:table-row table:style-name="ro1">
          <table:table-cell office:value-type="float" office:value="2170">
            <text:p>2170</text:p>
          </table:table-cell>
          <table:table-cell office:value-type="float" office:value="111.295">
            <text:p>111.295</text:p>
          </table:table-cell>
          <table:table-cell table:formula="of:=VALUE([.B2172])" office:value-type="float" office:value="111.295">
            <text:p>111.295</text:p>
          </table:table-cell>
          <table:table-cell table:number-columns-repeated="11"/>
        </table:table-row>
        <table:table-row table:style-name="ro1">
          <table:table-cell office:value-type="float" office:value="2171">
            <text:p>2171</text:p>
          </table:table-cell>
          <table:table-cell office:value-type="float" office:value="8.21182">
            <text:p>8.21182</text:p>
          </table:table-cell>
          <table:table-cell table:formula="of:=VALUE([.B2173])" office:value-type="float" office:value="8.21182">
            <text:p>8.21182</text:p>
          </table:table-cell>
          <table:table-cell table:number-columns-repeated="11"/>
        </table:table-row>
        <table:table-row table:style-name="ro1">
          <table:table-cell office:value-type="float" office:value="2172">
            <text:p>2172</text:p>
          </table:table-cell>
          <table:table-cell office:value-type="float" office:value="1.57133">
            <text:p>1.57133</text:p>
          </table:table-cell>
          <table:table-cell table:formula="of:=VALUE([.B2174])" office:value-type="float" office:value="1.57133">
            <text:p>1.57133</text:p>
          </table:table-cell>
          <table:table-cell table:number-columns-repeated="11"/>
        </table:table-row>
        <table:table-row table:style-name="ro1">
          <table:table-cell office:value-type="float" office:value="2173">
            <text:p>2173</text:p>
          </table:table-cell>
          <table:table-cell office:value-type="float" office:value="1225.06">
            <text:p>1225.06</text:p>
          </table:table-cell>
          <table:table-cell table:formula="of:=VALUE([.B2175])" office:value-type="float" office:value="1225.06">
            <text:p>1225.06</text:p>
          </table:table-cell>
          <table:table-cell table:number-columns-repeated="11"/>
        </table:table-row>
        <table:table-row table:style-name="ro1">
          <table:table-cell office:value-type="float" office:value="2174">
            <text:p>2174</text:p>
          </table:table-cell>
          <table:table-cell office:value-type="float" office:value="98.1897">
            <text:p>98.1897</text:p>
          </table:table-cell>
          <table:table-cell table:formula="of:=VALUE([.B2176])" office:value-type="float" office:value="98.1897">
            <text:p>98.1897</text:p>
          </table:table-cell>
          <table:table-cell table:number-columns-repeated="11"/>
        </table:table-row>
        <table:table-row table:style-name="ro1">
          <table:table-cell office:value-type="float" office:value="2175">
            <text:p>2175</text:p>
          </table:table-cell>
          <table:table-cell office:value-type="float" office:value="3.64233">
            <text:p>3.64233</text:p>
          </table:table-cell>
          <table:table-cell table:formula="of:=VALUE([.B2177])" office:value-type="float" office:value="3.64233">
            <text:p>3.64233</text:p>
          </table:table-cell>
          <table:table-cell table:number-columns-repeated="11"/>
        </table:table-row>
        <table:table-row table:style-name="ro1">
          <table:table-cell office:value-type="float" office:value="2176">
            <text:p>2176</text:p>
          </table:table-cell>
          <table:table-cell office:value-type="float" office:value="1.82091">
            <text:p>1.82091</text:p>
          </table:table-cell>
          <table:table-cell table:formula="of:=VALUE([.B2178])" office:value-type="float" office:value="1.82091">
            <text:p>1.82091</text:p>
          </table:table-cell>
          <table:table-cell table:number-columns-repeated="11"/>
        </table:table-row>
        <table:table-row table:style-name="ro1">
          <table:table-cell office:value-type="float" office:value="2177">
            <text:p>2177</text:p>
          </table:table-cell>
          <table:table-cell office:value-type="float" office:value="1099.83">
            <text:p>1099.83</text:p>
          </table:table-cell>
          <table:table-cell table:formula="of:=VALUE([.B2179])" office:value-type="float" office:value="1099.83">
            <text:p>1099.83</text:p>
          </table:table-cell>
          <table:table-cell table:number-columns-repeated="11"/>
        </table:table-row>
        <table:table-row table:style-name="ro1">
          <table:table-cell office:value-type="float" office:value="2178">
            <text:p>2178</text:p>
          </table:table-cell>
          <table:table-cell office:value-type="float" office:value="82.8903">
            <text:p>82.8903</text:p>
          </table:table-cell>
          <table:table-cell table:formula="of:=VALUE([.B2180])" office:value-type="float" office:value="82.8903">
            <text:p>82.8903</text:p>
          </table:table-cell>
          <table:table-cell table:number-columns-repeated="11"/>
        </table:table-row>
        <table:table-row table:style-name="ro1">
          <table:table-cell office:value-type="float" office:value="2179">
            <text:p>2179</text:p>
          </table:table-cell>
          <table:table-cell office:value-type="float" office:value="24.877">
            <text:p>24.877</text:p>
          </table:table-cell>
          <table:table-cell table:formula="of:=VALUE([.B2181])" office:value-type="float" office:value="24.877">
            <text:p>24.877</text:p>
          </table:table-cell>
          <table:table-cell table:number-columns-repeated="11"/>
        </table:table-row>
        <table:table-row table:style-name="ro1">
          <table:table-cell office:value-type="float" office:value="2180">
            <text:p>2180</text:p>
          </table:table-cell>
          <table:table-cell office:value-type="float" office:value="1.93902">
            <text:p>1.93902</text:p>
          </table:table-cell>
          <table:table-cell table:formula="of:=VALUE([.B2182])" office:value-type="float" office:value="1.93902">
            <text:p>1.93902</text:p>
          </table:table-cell>
          <table:table-cell table:number-columns-repeated="11"/>
        </table:table-row>
        <table:table-row table:style-name="ro1">
          <table:table-cell office:value-type="float" office:value="2181">
            <text:p>2181</text:p>
          </table:table-cell>
          <table:table-cell office:value-type="float" office:value="574.217">
            <text:p>574.217</text:p>
          </table:table-cell>
          <table:table-cell table:formula="of:=VALUE([.B2183])" office:value-type="float" office:value="574.217">
            <text:p>574.217</text:p>
          </table:table-cell>
          <table:table-cell table:number-columns-repeated="11"/>
        </table:table-row>
        <table:table-row table:style-name="ro1">
          <table:table-cell office:value-type="float" office:value="2182">
            <text:p>2182</text:p>
          </table:table-cell>
          <table:table-cell office:value-type="float" office:value="96.3156">
            <text:p>96.3156</text:p>
          </table:table-cell>
          <table:table-cell table:formula="of:=VALUE([.B2184])" office:value-type="float" office:value="96.3156">
            <text:p>96.3156</text:p>
          </table:table-cell>
          <table:table-cell table:number-columns-repeated="11"/>
        </table:table-row>
        <table:table-row table:style-name="ro1">
          <table:table-cell office:value-type="float" office:value="2183">
            <text:p>2183</text:p>
          </table:table-cell>
          <table:table-cell office:value-type="float" office:value="36.4451">
            <text:p>36.4451</text:p>
          </table:table-cell>
          <table:table-cell table:formula="of:=VALUE([.B2185])" office:value-type="float" office:value="36.4451">
            <text:p>36.4451</text:p>
          </table:table-cell>
          <table:table-cell table:number-columns-repeated="11"/>
        </table:table-row>
        <table:table-row table:style-name="ro1">
          <table:table-cell office:value-type="float" office:value="2184">
            <text:p>2184</text:p>
          </table:table-cell>
          <table:table-cell office:value-type="float" office:value="3.0993">
            <text:p>3.0993</text:p>
          </table:table-cell>
          <table:table-cell table:formula="of:=VALUE([.B2186])" office:value-type="float" office:value="3.0993">
            <text:p>3.0993</text:p>
          </table:table-cell>
          <table:table-cell table:number-columns-repeated="11"/>
        </table:table-row>
        <table:table-row table:style-name="ro1">
          <table:table-cell office:value-type="float" office:value="2185">
            <text:p>2185</text:p>
          </table:table-cell>
          <table:table-cell office:value-type="float" office:value="720.08">
            <text:p>720.08</text:p>
          </table:table-cell>
          <table:table-cell table:formula="of:=VALUE([.B2187])" office:value-type="float" office:value="720.08">
            <text:p>720.08</text:p>
          </table:table-cell>
          <table:table-cell table:number-columns-repeated="11"/>
        </table:table-row>
        <table:table-row table:style-name="ro1">
          <table:table-cell office:value-type="float" office:value="2186">
            <text:p>2186</text:p>
          </table:table-cell>
          <table:table-cell office:value-type="float" office:value="63.6413">
            <text:p>63.6413</text:p>
          </table:table-cell>
          <table:table-cell table:formula="of:=VALUE([.B2188])" office:value-type="float" office:value="63.6413">
            <text:p>63.6413</text:p>
          </table:table-cell>
          <table:table-cell table:number-columns-repeated="11"/>
        </table:table-row>
        <table:table-row table:style-name="ro1">
          <table:table-cell office:value-type="float" office:value="2187">
            <text:p>2187</text:p>
          </table:table-cell>
          <table:table-cell office:value-type="float" office:value="130.268">
            <text:p>130.268</text:p>
          </table:table-cell>
          <table:table-cell table:formula="of:=VALUE([.B2189])" office:value-type="float" office:value="130.268">
            <text:p>130.268</text:p>
          </table:table-cell>
          <table:table-cell table:number-columns-repeated="11"/>
        </table:table-row>
        <table:table-row table:style-name="ro1">
          <table:table-cell office:value-type="float" office:value="2188">
            <text:p>2188</text:p>
          </table:table-cell>
          <table:table-cell office:value-type="float" office:value="2.64205">
            <text:p>2.64205</text:p>
          </table:table-cell>
          <table:table-cell table:formula="of:=VALUE([.B2190])" office:value-type="float" office:value="2.64205">
            <text:p>2.64205</text:p>
          </table:table-cell>
          <table:table-cell table:number-columns-repeated="11"/>
        </table:table-row>
        <table:table-row table:style-name="ro1">
          <table:table-cell office:value-type="float" office:value="2189">
            <text:p>2189</text:p>
          </table:table-cell>
          <table:table-cell office:value-type="float" office:value="477.61">
            <text:p>477.61</text:p>
          </table:table-cell>
          <table:table-cell table:formula="of:=VALUE([.B2191])" office:value-type="float" office:value="477.61">
            <text:p>477.61</text:p>
          </table:table-cell>
          <table:table-cell table:number-columns-repeated="11"/>
        </table:table-row>
        <table:table-row table:style-name="ro1">
          <table:table-cell office:value-type="float" office:value="2190">
            <text:p>2190</text:p>
          </table:table-cell>
          <table:table-cell office:value-type="float" office:value="114.523">
            <text:p>114.523</text:p>
          </table:table-cell>
          <table:table-cell table:formula="of:=VALUE([.B2192])" office:value-type="float" office:value="114.523">
            <text:p>114.523</text:p>
          </table:table-cell>
          <table:table-cell table:number-columns-repeated="11"/>
        </table:table-row>
        <table:table-row table:style-name="ro1">
          <table:table-cell office:value-type="float" office:value="2191">
            <text:p>2191</text:p>
          </table:table-cell>
          <table:table-cell office:value-type="float" office:value="106.821">
            <text:p>106.821</text:p>
          </table:table-cell>
          <table:table-cell table:formula="of:=VALUE([.B2193])" office:value-type="float" office:value="106.821">
            <text:p>106.821</text:p>
          </table:table-cell>
          <table:table-cell table:number-columns-repeated="11"/>
        </table:table-row>
        <table:table-row table:style-name="ro1">
          <table:table-cell office:value-type="float" office:value="2192">
            <text:p>2192</text:p>
          </table:table-cell>
          <table:table-cell office:value-type="float" office:value="1.74083">
            <text:p>1.74083</text:p>
          </table:table-cell>
          <table:table-cell table:formula="of:=VALUE([.B2194])" office:value-type="float" office:value="1.74083">
            <text:p>1.74083</text:p>
          </table:table-cell>
          <table:table-cell table:number-columns-repeated="11"/>
        </table:table-row>
        <table:table-row table:style-name="ro1">
          <table:table-cell office:value-type="float" office:value="2193">
            <text:p>2193</text:p>
          </table:table-cell>
          <table:table-cell office:value-type="float" office:value="1121.73">
            <text:p>1121.73</text:p>
          </table:table-cell>
          <table:table-cell table:formula="of:=VALUE([.B2195])" office:value-type="float" office:value="1121.73">
            <text:p>1121.73</text:p>
          </table:table-cell>
          <table:table-cell table:number-columns-repeated="11"/>
        </table:table-row>
        <table:table-row table:style-name="ro1">
          <table:table-cell office:value-type="float" office:value="2194">
            <text:p>2194</text:p>
          </table:table-cell>
          <table:table-cell office:value-type="float" office:value="60.6257">
            <text:p>60.6257</text:p>
          </table:table-cell>
          <table:table-cell table:formula="of:=VALUE([.B2196])" office:value-type="float" office:value="60.6257">
            <text:p>60.6257</text:p>
          </table:table-cell>
          <table:table-cell table:number-columns-repeated="11"/>
        </table:table-row>
        <table:table-row table:style-name="ro1">
          <table:table-cell office:value-type="float" office:value="2195">
            <text:p>2195</text:p>
          </table:table-cell>
          <table:table-cell office:value-type="float" office:value="71.4028">
            <text:p>71.4028</text:p>
          </table:table-cell>
          <table:table-cell table:formula="of:=VALUE([.B2197])" office:value-type="float" office:value="71.4028">
            <text:p>71.4028</text:p>
          </table:table-cell>
          <table:table-cell table:number-columns-repeated="11"/>
        </table:table-row>
        <table:table-row table:style-name="ro1">
          <table:table-cell office:value-type="float" office:value="2196">
            <text:p>2196</text:p>
          </table:table-cell>
          <table:table-cell office:value-type="float" office:value="1.21912">
            <text:p>1.21912</text:p>
          </table:table-cell>
          <table:table-cell table:formula="of:=VALUE([.B2198])" office:value-type="float" office:value="1.21912">
            <text:p>1.21912</text:p>
          </table:table-cell>
          <table:table-cell table:number-columns-repeated="11"/>
        </table:table-row>
        <table:table-row table:style-name="ro1">
          <table:table-cell office:value-type="float" office:value="2197">
            <text:p>2197</text:p>
          </table:table-cell>
          <table:table-cell office:value-type="float" office:value="1144.66">
            <text:p>1144.66</text:p>
          </table:table-cell>
          <table:table-cell table:formula="of:=VALUE([.B2199])" office:value-type="float" office:value="1144.66">
            <text:p>1144.66</text:p>
          </table:table-cell>
          <table:table-cell table:number-columns-repeated="11"/>
        </table:table-row>
        <table:table-row table:style-name="ro1">
          <table:table-cell office:value-type="float" office:value="2198">
            <text:p>2198</text:p>
          </table:table-cell>
          <table:table-cell office:value-type="float" office:value="64.546">
            <text:p>64.546</text:p>
          </table:table-cell>
          <table:table-cell table:formula="of:=VALUE([.B2200])" office:value-type="float" office:value="64.546">
            <text:p>64.546</text:p>
          </table:table-cell>
          <table:table-cell table:number-columns-repeated="11"/>
        </table:table-row>
        <table:table-row table:style-name="ro1">
          <table:table-cell office:value-type="float" office:value="2199">
            <text:p>2199</text:p>
          </table:table-cell>
          <table:table-cell office:value-type="float" office:value="46.1778">
            <text:p>46.1778</text:p>
          </table:table-cell>
          <table:table-cell table:formula="of:=VALUE([.B2201])" office:value-type="float" office:value="46.1778">
            <text:p>46.1778</text:p>
          </table:table-cell>
          <table:table-cell table:number-columns-repeated="11"/>
        </table:table-row>
        <table:table-row table:style-name="ro1">
          <table:table-cell office:value-type="float" office:value="2200">
            <text:p>2200</text:p>
          </table:table-cell>
          <table:table-cell office:value-type="float" office:value="31.0529">
            <text:p>31.0529</text:p>
          </table:table-cell>
          <table:table-cell table:formula="of:=VALUE([.B2202])" office:value-type="float" office:value="31.0529">
            <text:p>31.0529</text:p>
          </table:table-cell>
          <table:table-cell table:number-columns-repeated="11"/>
        </table:table-row>
        <table:table-row table:style-name="ro1">
          <table:table-cell office:value-type="float" office:value="2201">
            <text:p>2201</text:p>
          </table:table-cell>
          <table:table-cell office:value-type="float" office:value="875.48">
            <text:p>875.48</text:p>
          </table:table-cell>
          <table:table-cell table:formula="of:=VALUE([.B2203])" office:value-type="float" office:value="875.48">
            <text:p>875.48</text:p>
          </table:table-cell>
          <table:table-cell table:number-columns-repeated="11"/>
        </table:table-row>
        <table:table-row table:style-name="ro1">
          <table:table-cell office:value-type="float" office:value="2202">
            <text:p>2202</text:p>
          </table:table-cell>
          <table:table-cell office:value-type="float" office:value="1889.66">
            <text:p>1889.66</text:p>
          </table:table-cell>
          <table:table-cell table:formula="of:=VALUE([.B2204])" office:value-type="float" office:value="1889.66">
            <text:p>1889.66</text:p>
          </table:table-cell>
          <table:table-cell table:number-columns-repeated="11"/>
        </table:table-row>
        <table:table-row table:style-name="ro1">
          <table:table-cell office:value-type="float" office:value="2203">
            <text:p>2203</text:p>
          </table:table-cell>
          <table:table-cell office:value-type="float" office:value="415.049">
            <text:p>415.049</text:p>
          </table:table-cell>
          <table:table-cell table:formula="of:=VALUE([.B2205])" office:value-type="float" office:value="415.049">
            <text:p>415.049</text:p>
          </table:table-cell>
          <table:table-cell table:number-columns-repeated="11"/>
        </table:table-row>
        <table:table-row table:style-name="ro1">
          <table:table-cell office:value-type="float" office:value="2204">
            <text:p>2204</text:p>
          </table:table-cell>
          <table:table-cell office:value-type="float" office:value="8.4606">
            <text:p>8.4606</text:p>
          </table:table-cell>
          <table:table-cell table:formula="of:=VALUE([.B2206])" office:value-type="float" office:value="8.4606">
            <text:p>8.4606</text:p>
          </table:table-cell>
          <table:table-cell table:number-columns-repeated="11"/>
        </table:table-row>
        <table:table-row table:style-name="ro1">
          <table:table-cell office:value-type="float" office:value="2205">
            <text:p>2205</text:p>
          </table:table-cell>
          <table:table-cell office:value-type="float" office:value="152.6">
            <text:p>152.6</text:p>
          </table:table-cell>
          <table:table-cell table:formula="of:=VALUE([.B2207])" office:value-type="float" office:value="152.6">
            <text:p>152.6</text:p>
          </table:table-cell>
          <table:table-cell table:number-columns-repeated="11"/>
        </table:table-row>
        <table:table-row table:style-name="ro1">
          <table:table-cell office:value-type="float" office:value="2206">
            <text:p>2206</text:p>
          </table:table-cell>
          <table:table-cell office:value-type="float" office:value="645.21">
            <text:p>645.21</text:p>
          </table:table-cell>
          <table:table-cell table:formula="of:=VALUE([.B2208])" office:value-type="float" office:value="645.21">
            <text:p>645.21</text:p>
          </table:table-cell>
          <table:table-cell table:number-columns-repeated="11"/>
        </table:table-row>
        <table:table-row table:style-name="ro1">
          <table:table-cell office:value-type="float" office:value="2207">
            <text:p>2207</text:p>
          </table:table-cell>
          <table:table-cell office:value-type="float" office:value="103.972">
            <text:p>103.972</text:p>
          </table:table-cell>
          <table:table-cell table:formula="of:=VALUE([.B2209])" office:value-type="float" office:value="103.972">
            <text:p>103.972</text:p>
          </table:table-cell>
          <table:table-cell table:number-columns-repeated="11"/>
        </table:table-row>
        <table:table-row table:style-name="ro1">
          <table:table-cell office:value-type="float" office:value="2208">
            <text:p>2208</text:p>
          </table:table-cell>
          <table:table-cell office:value-type="float" office:value="1.60401">
            <text:p>1.60401</text:p>
          </table:table-cell>
          <table:table-cell table:formula="of:=VALUE([.B2210])" office:value-type="float" office:value="1.60401">
            <text:p>1.60401</text:p>
          </table:table-cell>
          <table:table-cell table:number-columns-repeated="11"/>
        </table:table-row>
        <table:table-row table:style-name="ro1">
          <table:table-cell office:value-type="float" office:value="2209">
            <text:p>2209</text:p>
          </table:table-cell>
          <table:table-cell office:value-type="float" office:value="333.777">
            <text:p>333.777</text:p>
          </table:table-cell>
          <table:table-cell table:formula="of:=VALUE([.B2211])" office:value-type="float" office:value="333.777">
            <text:p>333.777</text:p>
          </table:table-cell>
          <table:table-cell table:number-columns-repeated="11"/>
        </table:table-row>
        <table:table-row table:style-name="ro1">
          <table:table-cell office:value-type="float" office:value="2210">
            <text:p>2210</text:p>
          </table:table-cell>
          <table:table-cell office:value-type="float" office:value="248.324">
            <text:p>248.324</text:p>
          </table:table-cell>
          <table:table-cell table:formula="of:=VALUE([.B2212])" office:value-type="float" office:value="248.324">
            <text:p>248.324</text:p>
          </table:table-cell>
          <table:table-cell table:number-columns-repeated="11"/>
        </table:table-row>
        <table:table-row table:style-name="ro1">
          <table:table-cell office:value-type="float" office:value="2211">
            <text:p>2211</text:p>
          </table:table-cell>
          <table:table-cell office:value-type="float" office:value="10.6061">
            <text:p>10.6061</text:p>
          </table:table-cell>
          <table:table-cell table:formula="of:=VALUE([.B2213])" office:value-type="float" office:value="10.6061">
            <text:p>10.6061</text:p>
          </table:table-cell>
          <table:table-cell table:number-columns-repeated="11"/>
        </table:table-row>
        <table:table-row table:style-name="ro1">
          <table:table-cell office:value-type="float" office:value="2212">
            <text:p>2212</text:p>
          </table:table-cell>
          <table:table-cell office:value-type="float" office:value="2.89797">
            <text:p>2.89797</text:p>
          </table:table-cell>
          <table:table-cell table:formula="of:=VALUE([.B2214])" office:value-type="float" office:value="2.89797">
            <text:p>2.89797</text:p>
          </table:table-cell>
          <table:table-cell table:number-columns-repeated="11"/>
        </table:table-row>
        <table:table-row table:style-name="ro1">
          <table:table-cell office:value-type="float" office:value="2213">
            <text:p>2213</text:p>
          </table:table-cell>
          <table:table-cell office:value-type="float" office:value="2010.51">
            <text:p>2010.51</text:p>
          </table:table-cell>
          <table:table-cell table:formula="of:=VALUE([.B2215])" office:value-type="float" office:value="2010.51">
            <text:p>2010.51</text:p>
          </table:table-cell>
          <table:table-cell table:number-columns-repeated="11"/>
        </table:table-row>
        <table:table-row table:style-name="ro1">
          <table:table-cell office:value-type="float" office:value="2214">
            <text:p>2214</text:p>
          </table:table-cell>
          <table:table-cell office:value-type="float" office:value="29.2922">
            <text:p>29.2922</text:p>
          </table:table-cell>
          <table:table-cell table:formula="of:=VALUE([.B2216])" office:value-type="float" office:value="29.2922">
            <text:p>29.2922</text:p>
          </table:table-cell>
          <table:table-cell table:number-columns-repeated="11"/>
        </table:table-row>
        <table:table-row table:style-name="ro1">
          <table:table-cell office:value-type="float" office:value="2215">
            <text:p>2215</text:p>
          </table:table-cell>
          <table:table-cell office:value-type="float" office:value="25.2773">
            <text:p>25.2773</text:p>
          </table:table-cell>
          <table:table-cell table:formula="of:=VALUE([.B2217])" office:value-type="float" office:value="25.2773">
            <text:p>25.2773</text:p>
          </table:table-cell>
          <table:table-cell table:number-columns-repeated="11"/>
        </table:table-row>
        <table:table-row table:style-name="ro1">
          <table:table-cell office:value-type="float" office:value="2216">
            <text:p>2216</text:p>
          </table:table-cell>
          <table:table-cell office:value-type="float" office:value="4.6095">
            <text:p>4.6095</text:p>
          </table:table-cell>
          <table:table-cell table:formula="of:=VALUE([.B2218])" office:value-type="float" office:value="4.6095">
            <text:p>4.6095</text:p>
          </table:table-cell>
          <table:table-cell table:number-columns-repeated="11"/>
        </table:table-row>
        <table:table-row table:style-name="ro1">
          <table:table-cell office:value-type="float" office:value="2217">
            <text:p>2217</text:p>
          </table:table-cell>
          <table:table-cell office:value-type="float" office:value="2558.34">
            <text:p>2558.34</text:p>
          </table:table-cell>
          <table:table-cell table:formula="of:=VALUE([.B2219])" office:value-type="float" office:value="2558.34">
            <text:p>2558.34</text:p>
          </table:table-cell>
          <table:table-cell table:number-columns-repeated="11"/>
        </table:table-row>
        <table:table-row table:style-name="ro1">
          <table:table-cell office:value-type="float" office:value="2218">
            <text:p>2218</text:p>
          </table:table-cell>
          <table:table-cell office:value-type="float" office:value="124.486">
            <text:p>124.486</text:p>
          </table:table-cell>
          <table:table-cell table:formula="of:=VALUE([.B2220])" office:value-type="float" office:value="124.486">
            <text:p>124.486</text:p>
          </table:table-cell>
          <table:table-cell table:number-columns-repeated="11"/>
        </table:table-row>
        <table:table-row table:style-name="ro1">
          <table:table-cell office:value-type="float" office:value="2219">
            <text:p>2219</text:p>
          </table:table-cell>
          <table:table-cell office:value-type="float" office:value="38.6541">
            <text:p>38.6541</text:p>
          </table:table-cell>
          <table:table-cell table:formula="of:=VALUE([.B2221])" office:value-type="float" office:value="38.6541">
            <text:p>38.6541</text:p>
          </table:table-cell>
          <table:table-cell table:number-columns-repeated="11"/>
        </table:table-row>
        <table:table-row table:style-name="ro1">
          <table:table-cell office:value-type="float" office:value="2220">
            <text:p>2220</text:p>
          </table:table-cell>
          <table:table-cell office:value-type="float" office:value="5.37601">
            <text:p>5.37601</text:p>
          </table:table-cell>
          <table:table-cell table:formula="of:=VALUE([.B2222])" office:value-type="float" office:value="5.37601">
            <text:p>5.37601</text:p>
          </table:table-cell>
          <table:table-cell table:number-columns-repeated="11"/>
        </table:table-row>
        <table:table-row table:style-name="ro1">
          <table:table-cell office:value-type="float" office:value="2221">
            <text:p>2221</text:p>
          </table:table-cell>
          <table:table-cell office:value-type="float" office:value="2787.23">
            <text:p>2787.23</text:p>
          </table:table-cell>
          <table:table-cell table:formula="of:=VALUE([.B2223])" office:value-type="float" office:value="2787.23">
            <text:p>2787.23</text:p>
          </table:table-cell>
          <table:table-cell table:number-columns-repeated="11"/>
        </table:table-row>
        <table:table-row table:style-name="ro1">
          <table:table-cell office:value-type="float" office:value="2222">
            <text:p>2222</text:p>
          </table:table-cell>
          <table:table-cell office:value-type="float" office:value="151.011">
            <text:p>151.011</text:p>
          </table:table-cell>
          <table:table-cell table:formula="of:=VALUE([.B2224])" office:value-type="float" office:value="151.011">
            <text:p>151.011</text:p>
          </table:table-cell>
          <table:table-cell table:number-columns-repeated="11"/>
        </table:table-row>
        <table:table-row table:style-name="ro1">
          <table:table-cell office:value-type="float" office:value="2223">
            <text:p>2223</text:p>
          </table:table-cell>
          <table:table-cell office:value-type="float" office:value="44.9692">
            <text:p>44.9692</text:p>
          </table:table-cell>
          <table:table-cell table:formula="of:=VALUE([.B2225])" office:value-type="float" office:value="44.9692">
            <text:p>44.9692</text:p>
          </table:table-cell>
          <table:table-cell table:number-columns-repeated="11"/>
        </table:table-row>
        <table:table-row table:style-name="ro1">
          <table:table-cell office:value-type="float" office:value="2224">
            <text:p>2224</text:p>
          </table:table-cell>
          <table:table-cell office:value-type="float" office:value="5.92265">
            <text:p>5.92265</text:p>
          </table:table-cell>
          <table:table-cell table:formula="of:=VALUE([.B2226])" office:value-type="float" office:value="5.92265">
            <text:p>5.92265</text:p>
          </table:table-cell>
          <table:table-cell table:number-columns-repeated="11"/>
        </table:table-row>
        <table:table-row table:style-name="ro1">
          <table:table-cell office:value-type="float" office:value="2225">
            <text:p>2225</text:p>
          </table:table-cell>
          <table:table-cell office:value-type="float" office:value="3146.07">
            <text:p>3146.07</text:p>
          </table:table-cell>
          <table:table-cell table:formula="of:=VALUE([.B2227])" office:value-type="float" office:value="3146.07">
            <text:p>3146.07</text:p>
          </table:table-cell>
          <table:table-cell table:number-columns-repeated="11"/>
        </table:table-row>
        <table:table-row table:style-name="ro1">
          <table:table-cell office:value-type="float" office:value="2226">
            <text:p>2226</text:p>
          </table:table-cell>
          <table:table-cell office:value-type="float" office:value="155.924">
            <text:p>155.924</text:p>
          </table:table-cell>
          <table:table-cell table:formula="of:=VALUE([.B2228])" office:value-type="float" office:value="155.924">
            <text:p>155.924</text:p>
          </table:table-cell>
          <table:table-cell table:number-columns-repeated="11"/>
        </table:table-row>
        <table:table-row table:style-name="ro1">
          <table:table-cell office:value-type="float" office:value="2227">
            <text:p>2227</text:p>
          </table:table-cell>
          <table:table-cell office:value-type="float" office:value="51.3025">
            <text:p>51.3025</text:p>
          </table:table-cell>
          <table:table-cell table:formula="of:=VALUE([.B2229])" office:value-type="float" office:value="51.3025">
            <text:p>51.3025</text:p>
          </table:table-cell>
          <table:table-cell table:number-columns-repeated="11"/>
        </table:table-row>
        <table:table-row table:style-name="ro1">
          <table:table-cell office:value-type="float" office:value="2228">
            <text:p>2228</text:p>
          </table:table-cell>
          <table:table-cell office:value-type="float" office:value="6.15433">
            <text:p>6.15433</text:p>
          </table:table-cell>
          <table:table-cell table:formula="of:=VALUE([.B2230])" office:value-type="float" office:value="6.15433">
            <text:p>6.15433</text:p>
          </table:table-cell>
          <table:table-cell table:number-columns-repeated="11"/>
        </table:table-row>
        <table:table-row table:style-name="ro1">
          <table:table-cell office:value-type="float" office:value="2229">
            <text:p>2229</text:p>
          </table:table-cell>
          <table:table-cell office:value-type="float" office:value="3136.45">
            <text:p>3136.45</text:p>
          </table:table-cell>
          <table:table-cell table:formula="of:=VALUE([.B2231])" office:value-type="float" office:value="3136.45">
            <text:p>3136.45</text:p>
          </table:table-cell>
          <table:table-cell table:number-columns-repeated="11"/>
        </table:table-row>
        <table:table-row table:style-name="ro1">
          <table:table-cell office:value-type="float" office:value="2230">
            <text:p>2230</text:p>
          </table:table-cell>
          <table:table-cell office:value-type="float" office:value="138.936">
            <text:p>138.936</text:p>
          </table:table-cell>
          <table:table-cell table:formula="of:=VALUE([.B2232])" office:value-type="float" office:value="138.936">
            <text:p>138.936</text:p>
          </table:table-cell>
          <table:table-cell table:number-columns-repeated="11"/>
        </table:table-row>
        <table:table-row table:style-name="ro1">
          <table:table-cell office:value-type="float" office:value="2231">
            <text:p>2231</text:p>
          </table:table-cell>
          <table:table-cell office:value-type="float" office:value="57.1636">
            <text:p>57.1636</text:p>
          </table:table-cell>
          <table:table-cell table:formula="of:=VALUE([.B2233])" office:value-type="float" office:value="57.1636">
            <text:p>57.1636</text:p>
          </table:table-cell>
          <table:table-cell table:number-columns-repeated="11"/>
        </table:table-row>
        <table:table-row table:style-name="ro1">
          <table:table-cell office:value-type="float" office:value="2232">
            <text:p>2232</text:p>
          </table:table-cell>
          <table:table-cell office:value-type="float" office:value="6.2275">
            <text:p>6.2275</text:p>
          </table:table-cell>
          <table:table-cell table:formula="of:=VALUE([.B2234])" office:value-type="float" office:value="6.2275">
            <text:p>6.2275</text:p>
          </table:table-cell>
          <table:table-cell table:number-columns-repeated="11"/>
        </table:table-row>
        <table:table-row table:style-name="ro1">
          <table:table-cell office:value-type="float" office:value="2233">
            <text:p>2233</text:p>
          </table:table-cell>
          <table:table-cell office:value-type="float" office:value="3080.74">
            <text:p>3080.74</text:p>
          </table:table-cell>
          <table:table-cell table:formula="of:=VALUE([.B2235])" office:value-type="float" office:value="3080.74">
            <text:p>3080.74</text:p>
          </table:table-cell>
          <table:table-cell table:number-columns-repeated="11"/>
        </table:table-row>
        <table:table-row table:style-name="ro1">
          <table:table-cell office:value-type="float" office:value="2234">
            <text:p>2234</text:p>
          </table:table-cell>
          <table:table-cell office:value-type="float" office:value="110.133">
            <text:p>110.133</text:p>
          </table:table-cell>
          <table:table-cell table:formula="of:=VALUE([.B2236])" office:value-type="float" office:value="110.133">
            <text:p>110.133</text:p>
          </table:table-cell>
          <table:table-cell table:number-columns-repeated="11"/>
        </table:table-row>
        <table:table-row table:style-name="ro1">
          <table:table-cell office:value-type="float" office:value="2235">
            <text:p>2235</text:p>
          </table:table-cell>
          <table:table-cell office:value-type="float" office:value="64.2786">
            <text:p>64.2786</text:p>
          </table:table-cell>
          <table:table-cell table:formula="of:=VALUE([.B2237])" office:value-type="float" office:value="64.2786">
            <text:p>64.2786</text:p>
          </table:table-cell>
          <table:table-cell table:number-columns-repeated="11"/>
        </table:table-row>
        <table:table-row table:style-name="ro1">
          <table:table-cell office:value-type="float" office:value="2236">
            <text:p>2236</text:p>
          </table:table-cell>
          <table:table-cell office:value-type="float" office:value="6.23014">
            <text:p>6.23014</text:p>
          </table:table-cell>
          <table:table-cell table:formula="of:=VALUE([.B2238])" office:value-type="float" office:value="6.23014">
            <text:p>6.23014</text:p>
          </table:table-cell>
          <table:table-cell table:number-columns-repeated="11"/>
        </table:table-row>
        <table:table-row table:style-name="ro1">
          <table:table-cell office:value-type="float" office:value="2237">
            <text:p>2237</text:p>
          </table:table-cell>
          <table:table-cell office:value-type="float" office:value="3151.46">
            <text:p>3151.46</text:p>
          </table:table-cell>
          <table:table-cell table:formula="of:=VALUE([.B2239])" office:value-type="float" office:value="3151.46">
            <text:p>3151.46</text:p>
          </table:table-cell>
          <table:table-cell table:number-columns-repeated="11"/>
        </table:table-row>
        <table:table-row table:style-name="ro1">
          <table:table-cell office:value-type="float" office:value="2238">
            <text:p>2238</text:p>
          </table:table-cell>
          <table:table-cell office:value-type="float" office:value="79.1972">
            <text:p>79.1972</text:p>
          </table:table-cell>
          <table:table-cell table:formula="of:=VALUE([.B2240])" office:value-type="float" office:value="79.1972">
            <text:p>79.1972</text:p>
          </table:table-cell>
          <table:table-cell table:number-columns-repeated="11"/>
        </table:table-row>
        <table:table-row table:style-name="ro1">
          <table:table-cell office:value-type="float" office:value="2239">
            <text:p>2239</text:p>
          </table:table-cell>
          <table:table-cell office:value-type="float" office:value="71.1303">
            <text:p>71.1303</text:p>
          </table:table-cell>
          <table:table-cell table:formula="of:=VALUE([.B2241])" office:value-type="float" office:value="71.1303">
            <text:p>71.1303</text:p>
          </table:table-cell>
          <table:table-cell table:number-columns-repeated="11"/>
        </table:table-row>
        <table:table-row table:style-name="ro1">
          <table:table-cell office:value-type="float" office:value="2240">
            <text:p>2240</text:p>
          </table:table-cell>
          <table:table-cell office:value-type="float" office:value="6.09108">
            <text:p>6.09108</text:p>
          </table:table-cell>
          <table:table-cell table:formula="of:=VALUE([.B2242])" office:value-type="float" office:value="6.09108">
            <text:p>6.09108</text:p>
          </table:table-cell>
          <table:table-cell table:number-columns-repeated="11"/>
        </table:table-row>
        <table:table-row table:style-name="ro1">
          <table:table-cell office:value-type="float" office:value="2241">
            <text:p>2241</text:p>
          </table:table-cell>
          <table:table-cell office:value-type="float" office:value="2928.08">
            <text:p>2928.08</text:p>
          </table:table-cell>
          <table:table-cell table:formula="of:=VALUE([.B2243])" office:value-type="float" office:value="2928.08">
            <text:p>2928.08</text:p>
          </table:table-cell>
          <table:table-cell table:number-columns-repeated="11"/>
        </table:table-row>
        <table:table-row table:style-name="ro1">
          <table:table-cell office:value-type="float" office:value="2242">
            <text:p>2242</text:p>
          </table:table-cell>
          <table:table-cell office:value-type="float" office:value="45.6955">
            <text:p>45.6955</text:p>
          </table:table-cell>
          <table:table-cell table:formula="of:=VALUE([.B2244])" office:value-type="float" office:value="45.6955">
            <text:p>45.6955</text:p>
          </table:table-cell>
          <table:table-cell table:number-columns-repeated="11"/>
        </table:table-row>
        <table:table-row table:style-name="ro1">
          <table:table-cell office:value-type="float" office:value="2243">
            <text:p>2243</text:p>
          </table:table-cell>
          <table:table-cell office:value-type="float" office:value="76.7944">
            <text:p>76.7944</text:p>
          </table:table-cell>
          <table:table-cell table:formula="of:=VALUE([.B2245])" office:value-type="float" office:value="76.7944">
            <text:p>76.7944</text:p>
          </table:table-cell>
          <table:table-cell table:number-columns-repeated="11"/>
        </table:table-row>
        <table:table-row table:style-name="ro1">
          <table:table-cell office:value-type="float" office:value="2244">
            <text:p>2244</text:p>
          </table:table-cell>
          <table:table-cell office:value-type="float" office:value="5.86422">
            <text:p>5.86422</text:p>
          </table:table-cell>
          <table:table-cell table:formula="of:=VALUE([.B2246])" office:value-type="float" office:value="5.86422">
            <text:p>5.86422</text:p>
          </table:table-cell>
          <table:table-cell table:number-columns-repeated="11"/>
        </table:table-row>
        <table:table-row table:style-name="ro1">
          <table:table-cell office:value-type="float" office:value="2245">
            <text:p>2245</text:p>
          </table:table-cell>
          <table:table-cell office:value-type="float" office:value="2837.92">
            <text:p>2837.92</text:p>
          </table:table-cell>
          <table:table-cell table:formula="of:=VALUE([.B2247])" office:value-type="float" office:value="2837.92">
            <text:p>2837.92</text:p>
          </table:table-cell>
          <table:table-cell table:number-columns-repeated="11"/>
        </table:table-row>
        <table:table-row table:style-name="ro1">
          <table:table-cell office:value-type="float" office:value="2246">
            <text:p>2246</text:p>
          </table:table-cell>
          <table:table-cell office:value-type="float" office:value="18.5989">
            <text:p>18.5989</text:p>
          </table:table-cell>
          <table:table-cell table:formula="of:=VALUE([.B2248])" office:value-type="float" office:value="18.5989">
            <text:p>18.5989</text:p>
          </table:table-cell>
          <table:table-cell table:number-columns-repeated="11"/>
        </table:table-row>
        <table:table-row table:style-name="ro1">
          <table:table-cell office:value-type="float" office:value="2247">
            <text:p>2247</text:p>
          </table:table-cell>
          <table:table-cell office:value-type="float" office:value="79.9749">
            <text:p>79.9749</text:p>
          </table:table-cell>
          <table:table-cell table:formula="of:=VALUE([.B2249])" office:value-type="float" office:value="79.9749">
            <text:p>79.9749</text:p>
          </table:table-cell>
          <table:table-cell table:number-columns-repeated="11"/>
        </table:table-row>
        <table:table-row table:style-name="ro1">
          <table:table-cell office:value-type="float" office:value="2248">
            <text:p>2248</text:p>
          </table:table-cell>
          <table:table-cell office:value-type="float" office:value="5.59343">
            <text:p>5.59343</text:p>
          </table:table-cell>
          <table:table-cell table:formula="of:=VALUE([.B2250])" office:value-type="float" office:value="5.59343">
            <text:p>5.59343</text:p>
          </table:table-cell>
          <table:table-cell table:number-columns-repeated="11"/>
        </table:table-row>
        <table:table-row table:style-name="ro1">
          <table:table-cell office:value-type="float" office:value="2249">
            <text:p>2249</text:p>
          </table:table-cell>
          <table:table-cell office:value-type="float" office:value="2790.92">
            <text:p>2790.92</text:p>
          </table:table-cell>
          <table:table-cell table:formula="of:=VALUE([.B2251])" office:value-type="float" office:value="2790.92">
            <text:p>2790.92</text:p>
          </table:table-cell>
          <table:table-cell table:number-columns-repeated="11"/>
        </table:table-row>
        <table:table-row table:style-name="ro1">
          <table:table-cell office:value-type="float" office:value="2250">
            <text:p>2250</text:p>
          </table:table-cell>
          <table:table-cell office:value-type="float" office:value="8.98689">
            <text:p>8.98689</text:p>
          </table:table-cell>
          <table:table-cell table:formula="of:=VALUE([.B2252])" office:value-type="float" office:value="8.98689">
            <text:p>8.98689</text:p>
          </table:table-cell>
          <table:table-cell table:number-columns-repeated="11"/>
        </table:table-row>
        <table:table-row table:style-name="ro1">
          <table:table-cell office:value-type="float" office:value="2251">
            <text:p>2251</text:p>
          </table:table-cell>
          <table:table-cell office:value-type="float" office:value="80.0093">
            <text:p>80.0093</text:p>
          </table:table-cell>
          <table:table-cell table:formula="of:=VALUE([.B2253])" office:value-type="float" office:value="80.0093">
            <text:p>80.0093</text:p>
          </table:table-cell>
          <table:table-cell table:number-columns-repeated="11"/>
        </table:table-row>
        <table:table-row table:style-name="ro1">
          <table:table-cell office:value-type="float" office:value="2252">
            <text:p>2252</text:p>
          </table:table-cell>
          <table:table-cell office:value-type="float" office:value="5.09832">
            <text:p>5.09832</text:p>
          </table:table-cell>
          <table:table-cell table:formula="of:=VALUE([.B2254])" office:value-type="float" office:value="5.09832">
            <text:p>5.09832</text:p>
          </table:table-cell>
          <table:table-cell table:number-columns-repeated="11"/>
        </table:table-row>
        <table:table-row table:style-name="ro1">
          <table:table-cell office:value-type="float" office:value="2253">
            <text:p>2253</text:p>
          </table:table-cell>
          <table:table-cell office:value-type="float" office:value="2425.53">
            <text:p>2425.53</text:p>
          </table:table-cell>
          <table:table-cell table:formula="of:=VALUE([.B2255])" office:value-type="float" office:value="2425.53">
            <text:p>2425.53</text:p>
          </table:table-cell>
          <table:table-cell table:number-columns-repeated="11"/>
        </table:table-row>
        <table:table-row table:style-name="ro1">
          <table:table-cell office:value-type="float" office:value="2254">
            <text:p>2254</text:p>
          </table:table-cell>
          <table:table-cell office:value-type="float" office:value="7.4799">
            <text:p>7.4799</text:p>
          </table:table-cell>
          <table:table-cell table:formula="of:=VALUE([.B2256])" office:value-type="float" office:value="7.4799">
            <text:p>7.4799</text:p>
          </table:table-cell>
          <table:table-cell table:number-columns-repeated="11"/>
        </table:table-row>
        <table:table-row table:style-name="ro1">
          <table:table-cell office:value-type="float" office:value="2255">
            <text:p>2255</text:p>
          </table:table-cell>
          <table:table-cell office:value-type="float" office:value="73.164">
            <text:p>73.164</text:p>
          </table:table-cell>
          <table:table-cell table:formula="of:=VALUE([.B2257])" office:value-type="float" office:value="73.164">
            <text:p>73.164</text:p>
          </table:table-cell>
          <table:table-cell table:number-columns-repeated="11"/>
        </table:table-row>
        <table:table-row table:style-name="ro1">
          <table:table-cell office:value-type="float" office:value="2256">
            <text:p>2256</text:p>
          </table:table-cell>
          <table:table-cell office:value-type="float" office:value="3.91945">
            <text:p>3.91945</text:p>
          </table:table-cell>
          <table:table-cell table:formula="of:=VALUE([.B2258])" office:value-type="float" office:value="3.91945">
            <text:p>3.91945</text:p>
          </table:table-cell>
          <table:table-cell table:number-columns-repeated="11"/>
        </table:table-row>
        <table:table-row table:style-name="ro1">
          <table:table-cell office:value-type="float" office:value="2257">
            <text:p>2257</text:p>
          </table:table-cell>
          <table:table-cell office:value-type="float" office:value="2248.07">
            <text:p>2248.07</text:p>
          </table:table-cell>
          <table:table-cell table:formula="of:=VALUE([.B2259])" office:value-type="float" office:value="2248.07">
            <text:p>2248.07</text:p>
          </table:table-cell>
          <table:table-cell table:number-columns-repeated="11"/>
        </table:table-row>
        <table:table-row table:style-name="ro1">
          <table:table-cell office:value-type="float" office:value="2258">
            <text:p>2258</text:p>
          </table:table-cell>
          <table:table-cell office:value-type="float" office:value="50.3011">
            <text:p>50.3011</text:p>
          </table:table-cell>
          <table:table-cell table:formula="of:=VALUE([.B2260])" office:value-type="float" office:value="50.3011">
            <text:p>50.3011</text:p>
          </table:table-cell>
          <table:table-cell table:number-columns-repeated="11"/>
        </table:table-row>
        <table:table-row table:style-name="ro1">
          <table:table-cell office:value-type="float" office:value="2259">
            <text:p>2259</text:p>
          </table:table-cell>
          <table:table-cell office:value-type="float" office:value="39.7615">
            <text:p>39.7615</text:p>
          </table:table-cell>
          <table:table-cell table:formula="of:=VALUE([.B2261])" office:value-type="float" office:value="39.7615">
            <text:p>39.7615</text:p>
          </table:table-cell>
          <table:table-cell table:number-columns-repeated="11"/>
        </table:table-row>
        <table:table-row table:style-name="ro1">
          <table:table-cell office:value-type="float" office:value="2260">
            <text:p>2260</text:p>
          </table:table-cell>
          <table:table-cell office:value-type="float" office:value="2.88423">
            <text:p>2.88423</text:p>
          </table:table-cell>
          <table:table-cell table:formula="of:=VALUE([.B2262])" office:value-type="float" office:value="2.88423">
            <text:p>2.88423</text:p>
          </table:table-cell>
          <table:table-cell table:number-columns-repeated="11"/>
        </table:table-row>
        <table:table-row table:style-name="ro1">
          <table:table-cell office:value-type="float" office:value="2261">
            <text:p>2261</text:p>
          </table:table-cell>
          <table:table-cell office:value-type="float" office:value="1977.58">
            <text:p>1977.58</text:p>
          </table:table-cell>
          <table:table-cell table:formula="of:=VALUE([.B2263])" office:value-type="float" office:value="1977.58">
            <text:p>1977.58</text:p>
          </table:table-cell>
          <table:table-cell table:number-columns-repeated="11"/>
        </table:table-row>
        <table:table-row table:style-name="ro1">
          <table:table-cell office:value-type="float" office:value="2262">
            <text:p>2262</text:p>
          </table:table-cell>
          <table:table-cell office:value-type="float" office:value="92.6784">
            <text:p>92.6784</text:p>
          </table:table-cell>
          <table:table-cell table:formula="of:=VALUE([.B2264])" office:value-type="float" office:value="92.6784">
            <text:p>92.6784</text:p>
          </table:table-cell>
          <table:table-cell table:number-columns-repeated="11"/>
        </table:table-row>
        <table:table-row table:style-name="ro1">
          <table:table-cell office:value-type="float" office:value="2263">
            <text:p>2263</text:p>
          </table:table-cell>
          <table:table-cell office:value-type="float" office:value="10.6289">
            <text:p>10.6289</text:p>
          </table:table-cell>
          <table:table-cell table:formula="of:=VALUE([.B2265])" office:value-type="float" office:value="10.6289">
            <text:p>10.6289</text:p>
          </table:table-cell>
          <table:table-cell table:number-columns-repeated="11"/>
        </table:table-row>
        <table:table-row table:style-name="ro1">
          <table:table-cell office:value-type="float" office:value="2264">
            <text:p>2264</text:p>
          </table:table-cell>
          <table:table-cell office:value-type="float" office:value="0.371694">
            <text:p>0.371694</text:p>
          </table:table-cell>
          <table:table-cell table:formula="of:=VALUE([.B2266])" office:value-type="float" office:value="0.371694">
            <text:p>0.371694</text:p>
          </table:table-cell>
          <table:table-cell table:number-columns-repeated="11"/>
        </table:table-row>
        <table:table-row table:style-name="ro1">
          <table:table-cell office:value-type="float" office:value="2265">
            <text:p>2265</text:p>
          </table:table-cell>
          <table:table-cell office:value-type="float" office:value="989.78">
            <text:p>989.78</text:p>
          </table:table-cell>
          <table:table-cell table:formula="of:=VALUE([.B2267])" office:value-type="float" office:value="989.78">
            <text:p>989.78</text:p>
          </table:table-cell>
          <table:table-cell table:number-columns-repeated="11"/>
        </table:table-row>
        <table:table-row table:style-name="ro1">
          <table:table-cell office:value-type="float" office:value="2266">
            <text:p>2266</text:p>
          </table:table-cell>
          <table:table-cell office:value-type="float" office:value="256.134">
            <text:p>256.134</text:p>
          </table:table-cell>
          <table:table-cell table:formula="of:=VALUE([.B2268])" office:value-type="float" office:value="256.134">
            <text:p>256.134</text:p>
          </table:table-cell>
          <table:table-cell table:number-columns-repeated="11"/>
        </table:table-row>
        <table:table-row table:style-name="ro1">
          <table:table-cell office:value-type="float" office:value="2267">
            <text:p>2267</text:p>
          </table:table-cell>
          <table:table-cell office:value-type="float" office:value="69.057">
            <text:p>69.057</text:p>
          </table:table-cell>
          <table:table-cell table:formula="of:=VALUE([.B2269])" office:value-type="float" office:value="69.057">
            <text:p>69.057</text:p>
          </table:table-cell>
          <table:table-cell table:number-columns-repeated="11"/>
        </table:table-row>
        <table:table-row table:style-name="ro1">
          <table:table-cell office:value-type="float" office:value="2268">
            <text:p>2268</text:p>
          </table:table-cell>
          <table:table-cell office:value-type="float" office:value="20.2051">
            <text:p>20.2051</text:p>
          </table:table-cell>
          <table:table-cell table:formula="of:=VALUE([.B2270])" office:value-type="float" office:value="20.2051">
            <text:p>20.2051</text:p>
          </table:table-cell>
          <table:table-cell table:number-columns-repeated="11"/>
        </table:table-row>
        <table:table-row table:style-name="ro1">
          <table:table-cell office:value-type="float" office:value="2269">
            <text:p>2269</text:p>
          </table:table-cell>
          <table:table-cell office:value-type="float" office:value="1013.21">
            <text:p>1013.21</text:p>
          </table:table-cell>
          <table:table-cell table:formula="of:=VALUE([.B2271])" office:value-type="float" office:value="1013.21">
            <text:p>1013.21</text:p>
          </table:table-cell>
          <table:table-cell table:number-columns-repeated="11"/>
        </table:table-row>
        <table:table-row table:style-name="ro1">
          <table:table-cell office:value-type="float" office:value="2270">
            <text:p>2270</text:p>
          </table:table-cell>
          <table:table-cell office:value-type="float" office:value="1631.11">
            <text:p>1631.11</text:p>
          </table:table-cell>
          <table:table-cell table:formula="of:=VALUE([.B2272])" office:value-type="float" office:value="1631.11">
            <text:p>1631.11</text:p>
          </table:table-cell>
          <table:table-cell table:number-columns-repeated="11"/>
        </table:table-row>
        <table:table-row table:style-name="ro1">
          <table:table-cell office:value-type="float" office:value="2271">
            <text:p>2271</text:p>
          </table:table-cell>
          <table:table-cell office:value-type="float" office:value="842.851">
            <text:p>842.851</text:p>
          </table:table-cell>
          <table:table-cell table:formula="of:=VALUE([.B2273])" office:value-type="float" office:value="842.851">
            <text:p>842.851</text:p>
          </table:table-cell>
          <table:table-cell table:number-columns-repeated="11"/>
        </table:table-row>
        <table:table-row table:style-name="ro1">
          <table:table-cell office:value-type="float" office:value="2272">
            <text:p>2272</text:p>
          </table:table-cell>
          <table:table-cell office:value-type="float" office:value="1.63119">
            <text:p>1.63119</text:p>
          </table:table-cell>
          <table:table-cell table:formula="of:=VALUE([.B2274])" office:value-type="float" office:value="1.63119">
            <text:p>1.63119</text:p>
          </table:table-cell>
          <table:table-cell table:number-columns-repeated="11"/>
        </table:table-row>
        <table:table-row table:style-name="ro1">
          <table:table-cell office:value-type="float" office:value="2273">
            <text:p>2273</text:p>
          </table:table-cell>
          <table:table-cell office:value-type="float" office:value="1254.18">
            <text:p>1254.18</text:p>
          </table:table-cell>
          <table:table-cell table:formula="of:=VALUE([.B2275])" office:value-type="float" office:value="1254.18">
            <text:p>1254.18</text:p>
          </table:table-cell>
          <table:table-cell table:number-columns-repeated="11"/>
        </table:table-row>
        <table:table-row table:style-name="ro1">
          <table:table-cell office:value-type="float" office:value="2274">
            <text:p>2274</text:p>
          </table:table-cell>
          <table:table-cell office:value-type="float" office:value="117.86">
            <text:p>117.86</text:p>
          </table:table-cell>
          <table:table-cell table:formula="of:=VALUE([.B2276])" office:value-type="float" office:value="117.86">
            <text:p>117.86</text:p>
          </table:table-cell>
          <table:table-cell table:number-columns-repeated="11"/>
        </table:table-row>
        <table:table-row table:style-name="ro1">
          <table:table-cell office:value-type="float" office:value="2275">
            <text:p>2275</text:p>
          </table:table-cell>
          <table:table-cell office:value-type="float" office:value="7.7638">
            <text:p>7.7638</text:p>
          </table:table-cell>
          <table:table-cell table:formula="of:=VALUE([.B2277])" office:value-type="float" office:value="7.7638">
            <text:p>7.7638</text:p>
          </table:table-cell>
          <table:table-cell table:number-columns-repeated="11"/>
        </table:table-row>
        <table:table-row table:style-name="ro1">
          <table:table-cell office:value-type="float" office:value="2276">
            <text:p>2276</text:p>
          </table:table-cell>
          <table:table-cell office:value-type="float" office:value="1.72723">
            <text:p>1.72723</text:p>
          </table:table-cell>
          <table:table-cell table:formula="of:=VALUE([.B2278])" office:value-type="float" office:value="1.72723">
            <text:p>1.72723</text:p>
          </table:table-cell>
          <table:table-cell table:number-columns-repeated="11"/>
        </table:table-row>
        <table:table-row table:style-name="ro1">
          <table:table-cell office:value-type="float" office:value="2277">
            <text:p>2277</text:p>
          </table:table-cell>
          <table:table-cell office:value-type="float" office:value="1232.63">
            <text:p>1232.63</text:p>
          </table:table-cell>
          <table:table-cell table:formula="of:=VALUE([.B2279])" office:value-type="float" office:value="1232.63">
            <text:p>1232.63</text:p>
          </table:table-cell>
          <table:table-cell table:number-columns-repeated="11"/>
        </table:table-row>
        <table:table-row table:style-name="ro1">
          <table:table-cell office:value-type="float" office:value="2278">
            <text:p>2278</text:p>
          </table:table-cell>
          <table:table-cell office:value-type="float" office:value="107.187">
            <text:p>107.187</text:p>
          </table:table-cell>
          <table:table-cell table:formula="of:=VALUE([.B2280])" office:value-type="float" office:value="107.187">
            <text:p>107.187</text:p>
          </table:table-cell>
          <table:table-cell table:number-columns-repeated="11"/>
        </table:table-row>
        <table:table-row table:style-name="ro1">
          <table:table-cell office:value-type="float" office:value="2279">
            <text:p>2279</text:p>
          </table:table-cell>
          <table:table-cell office:value-type="float" office:value="4.56735">
            <text:p>4.56735</text:p>
          </table:table-cell>
          <table:table-cell table:formula="of:=VALUE([.B2281])" office:value-type="float" office:value="4.56735">
            <text:p>4.56735</text:p>
          </table:table-cell>
          <table:table-cell table:number-columns-repeated="11"/>
        </table:table-row>
        <table:table-row table:style-name="ro1">
          <table:table-cell office:value-type="float" office:value="2280">
            <text:p>2280</text:p>
          </table:table-cell>
          <table:table-cell office:value-type="float" office:value="2.07916">
            <text:p>2.07916</text:p>
          </table:table-cell>
          <table:table-cell table:formula="of:=VALUE([.B2282])" office:value-type="float" office:value="2.07916">
            <text:p>2.07916</text:p>
          </table:table-cell>
          <table:table-cell table:number-columns-repeated="11"/>
        </table:table-row>
        <table:table-row table:style-name="ro1">
          <table:table-cell office:value-type="float" office:value="2281">
            <text:p>2281</text:p>
          </table:table-cell>
          <table:table-cell office:value-type="float" office:value="1134.19">
            <text:p>1134.19</text:p>
          </table:table-cell>
          <table:table-cell table:formula="of:=VALUE([.B2283])" office:value-type="float" office:value="1134.19">
            <text:p>1134.19</text:p>
          </table:table-cell>
          <table:table-cell table:number-columns-repeated="11"/>
        </table:table-row>
        <table:table-row table:style-name="ro1">
          <table:table-cell office:value-type="float" office:value="2282">
            <text:p>2282</text:p>
          </table:table-cell>
          <table:table-cell office:value-type="float" office:value="94.5182">
            <text:p>94.5182</text:p>
          </table:table-cell>
          <table:table-cell table:formula="of:=VALUE([.B2284])" office:value-type="float" office:value="94.5182">
            <text:p>94.5182</text:p>
          </table:table-cell>
          <table:table-cell table:number-columns-repeated="11"/>
        </table:table-row>
        <table:table-row table:style-name="ro1">
          <table:table-cell office:value-type="float" office:value="2283">
            <text:p>2283</text:p>
          </table:table-cell>
          <table:table-cell office:value-type="float" office:value="28.3418">
            <text:p>28.3418</text:p>
          </table:table-cell>
          <table:table-cell table:formula="of:=VALUE([.B2285])" office:value-type="float" office:value="28.3418">
            <text:p>28.3418</text:p>
          </table:table-cell>
          <table:table-cell table:number-columns-repeated="11"/>
        </table:table-row>
        <table:table-row table:style-name="ro1">
          <table:table-cell office:value-type="float" office:value="2284">
            <text:p>2284</text:p>
          </table:table-cell>
          <table:table-cell office:value-type="float" office:value="2.25786">
            <text:p>2.25786</text:p>
          </table:table-cell>
          <table:table-cell table:formula="of:=VALUE([.B2286])" office:value-type="float" office:value="2.25786">
            <text:p>2.25786</text:p>
          </table:table-cell>
          <table:table-cell table:number-columns-repeated="11"/>
        </table:table-row>
        <table:table-row table:style-name="ro1">
          <table:table-cell office:value-type="float" office:value="2285">
            <text:p>2285</text:p>
          </table:table-cell>
          <table:table-cell office:value-type="float" office:value="608.492">
            <text:p>608.492</text:p>
          </table:table-cell>
          <table:table-cell table:formula="of:=VALUE([.B2287])" office:value-type="float" office:value="608.492">
            <text:p>608.492</text:p>
          </table:table-cell>
          <table:table-cell table:number-columns-repeated="11"/>
        </table:table-row>
        <table:table-row table:style-name="ro1">
          <table:table-cell office:value-type="float" office:value="2286">
            <text:p>2286</text:p>
          </table:table-cell>
          <table:table-cell office:value-type="float" office:value="112.182">
            <text:p>112.182</text:p>
          </table:table-cell>
          <table:table-cell table:formula="of:=VALUE([.B2288])" office:value-type="float" office:value="112.182">
            <text:p>112.182</text:p>
          </table:table-cell>
          <table:table-cell table:number-columns-repeated="11"/>
        </table:table-row>
        <table:table-row table:style-name="ro1">
          <table:table-cell office:value-type="float" office:value="2287">
            <text:p>2287</text:p>
          </table:table-cell>
          <table:table-cell office:value-type="float" office:value="42.0122">
            <text:p>42.0122</text:p>
          </table:table-cell>
          <table:table-cell table:formula="of:=VALUE([.B2289])" office:value-type="float" office:value="42.0122">
            <text:p>42.0122</text:p>
          </table:table-cell>
          <table:table-cell table:number-columns-repeated="11"/>
        </table:table-row>
        <table:table-row table:style-name="ro1">
          <table:table-cell office:value-type="float" office:value="2288">
            <text:p>2288</text:p>
          </table:table-cell>
          <table:table-cell office:value-type="float" office:value="3.01201">
            <text:p>3.01201</text:p>
          </table:table-cell>
          <table:table-cell table:formula="of:=VALUE([.B2290])" office:value-type="float" office:value="3.01201">
            <text:p>3.01201</text:p>
          </table:table-cell>
          <table:table-cell table:number-columns-repeated="11"/>
        </table:table-row>
        <table:table-row table:style-name="ro1">
          <table:table-cell office:value-type="float" office:value="2289">
            <text:p>2289</text:p>
          </table:table-cell>
          <table:table-cell office:value-type="float" office:value="730.598">
            <text:p>730.598</text:p>
          </table:table-cell>
          <table:table-cell table:formula="of:=VALUE([.B2291])" office:value-type="float" office:value="730.598">
            <text:p>730.598</text:p>
          </table:table-cell>
          <table:table-cell table:number-columns-repeated="11"/>
        </table:table-row>
        <table:table-row table:style-name="ro1">
          <table:table-cell office:value-type="float" office:value="2290">
            <text:p>2290</text:p>
          </table:table-cell>
          <table:table-cell office:value-type="float" office:value="61.8106">
            <text:p>61.8106</text:p>
          </table:table-cell>
          <table:table-cell table:formula="of:=VALUE([.B2292])" office:value-type="float" office:value="61.8106">
            <text:p>61.8106</text:p>
          </table:table-cell>
          <table:table-cell table:number-columns-repeated="11"/>
        </table:table-row>
        <table:table-row table:style-name="ro1">
          <table:table-cell office:value-type="float" office:value="2291">
            <text:p>2291</text:p>
          </table:table-cell>
          <table:table-cell office:value-type="float" office:value="126.507">
            <text:p>126.507</text:p>
          </table:table-cell>
          <table:table-cell table:formula="of:=VALUE([.B2293])" office:value-type="float" office:value="126.507">
            <text:p>126.507</text:p>
          </table:table-cell>
          <table:table-cell table:number-columns-repeated="11"/>
        </table:table-row>
        <table:table-row table:style-name="ro1">
          <table:table-cell office:value-type="float" office:value="2292">
            <text:p>2292</text:p>
          </table:table-cell>
          <table:table-cell office:value-type="float" office:value="2.60409">
            <text:p>2.60409</text:p>
          </table:table-cell>
          <table:table-cell table:formula="of:=VALUE([.B2294])" office:value-type="float" office:value="2.60409">
            <text:p>2.60409</text:p>
          </table:table-cell>
          <table:table-cell table:number-columns-repeated="11"/>
        </table:table-row>
        <table:table-row table:style-name="ro1">
          <table:table-cell office:value-type="float" office:value="2293">
            <text:p>2293</text:p>
          </table:table-cell>
          <table:table-cell office:value-type="float" office:value="488.633">
            <text:p>488.633</text:p>
          </table:table-cell>
          <table:table-cell table:formula="of:=VALUE([.B2295])" office:value-type="float" office:value="488.633">
            <text:p>488.633</text:p>
          </table:table-cell>
          <table:table-cell table:number-columns-repeated="11"/>
        </table:table-row>
        <table:table-row table:style-name="ro1">
          <table:table-cell office:value-type="float" office:value="2294">
            <text:p>2294</text:p>
          </table:table-cell>
          <table:table-cell office:value-type="float" office:value="112.96">
            <text:p>112.96</text:p>
          </table:table-cell>
          <table:table-cell table:formula="of:=VALUE([.B2296])" office:value-type="float" office:value="112.96">
            <text:p>112.96</text:p>
          </table:table-cell>
          <table:table-cell table:number-columns-repeated="11"/>
        </table:table-row>
        <table:table-row table:style-name="ro1">
          <table:table-cell office:value-type="float" office:value="2295">
            <text:p>2295</text:p>
          </table:table-cell>
          <table:table-cell office:value-type="float" office:value="104.968">
            <text:p>104.968</text:p>
          </table:table-cell>
          <table:table-cell table:formula="of:=VALUE([.B2297])" office:value-type="float" office:value="104.968">
            <text:p>104.968</text:p>
          </table:table-cell>
          <table:table-cell table:number-columns-repeated="11"/>
        </table:table-row>
        <table:table-row table:style-name="ro1">
          <table:table-cell office:value-type="float" office:value="2296">
            <text:p>2296</text:p>
          </table:table-cell>
          <table:table-cell office:value-type="float" office:value="1.61932">
            <text:p>1.61932</text:p>
          </table:table-cell>
          <table:table-cell table:formula="of:=VALUE([.B2298])" office:value-type="float" office:value="1.61932">
            <text:p>1.61932</text:p>
          </table:table-cell>
          <table:table-cell table:number-columns-repeated="11"/>
        </table:table-row>
        <table:table-row table:style-name="ro1">
          <table:table-cell office:value-type="float" office:value="2297">
            <text:p>2297</text:p>
          </table:table-cell>
          <table:table-cell office:value-type="float" office:value="1122.4">
            <text:p>1122.4</text:p>
          </table:table-cell>
          <table:table-cell table:formula="of:=VALUE([.B2299])" office:value-type="float" office:value="1122.4">
            <text:p>1122.4</text:p>
          </table:table-cell>
          <table:table-cell table:number-columns-repeated="11"/>
        </table:table-row>
        <table:table-row table:style-name="ro1">
          <table:table-cell office:value-type="float" office:value="2298">
            <text:p>2298</text:p>
          </table:table-cell>
          <table:table-cell office:value-type="float" office:value="57.0336">
            <text:p>57.0336</text:p>
          </table:table-cell>
          <table:table-cell table:formula="of:=VALUE([.B2300])" office:value-type="float" office:value="57.0336">
            <text:p>57.0336</text:p>
          </table:table-cell>
          <table:table-cell table:number-columns-repeated="11"/>
        </table:table-row>
        <table:table-row table:style-name="ro1">
          <table:table-cell office:value-type="float" office:value="2299">
            <text:p>2299</text:p>
          </table:table-cell>
          <table:table-cell office:value-type="float" office:value="66.0849">
            <text:p>66.0849</text:p>
          </table:table-cell>
          <table:table-cell table:formula="of:=VALUE([.B2301])" office:value-type="float" office:value="66.0849">
            <text:p>66.0849</text:p>
          </table:table-cell>
          <table:table-cell table:number-columns-repeated="11"/>
        </table:table-row>
        <table:table-row table:style-name="ro1">
          <table:table-cell office:value-type="float" office:value="2300">
            <text:p>2300</text:p>
          </table:table-cell>
          <table:table-cell office:value-type="float" office:value="1.07814">
            <text:p>1.07814</text:p>
          </table:table-cell>
          <table:table-cell table:formula="of:=VALUE([.B2302])" office:value-type="float" office:value="1.07814">
            <text:p>1.07814</text:p>
          </table:table-cell>
          <table:table-cell table:number-columns-repeated="11"/>
        </table:table-row>
        <table:table-row table:style-name="ro1">
          <table:table-cell office:value-type="float" office:value="2301">
            <text:p>2301</text:p>
          </table:table-cell>
          <table:table-cell office:value-type="float" office:value="1124.99">
            <text:p>1124.99</text:p>
          </table:table-cell>
          <table:table-cell table:formula="of:=VALUE([.B2303])" office:value-type="float" office:value="1124.99">
            <text:p>1124.99</text:p>
          </table:table-cell>
          <table:table-cell table:number-columns-repeated="11"/>
        </table:table-row>
        <table:table-row table:style-name="ro1">
          <table:table-cell office:value-type="float" office:value="2302">
            <text:p>2302</text:p>
          </table:table-cell>
          <table:table-cell office:value-type="float" office:value="59.1975">
            <text:p>59.1975</text:p>
          </table:table-cell>
          <table:table-cell table:formula="of:=VALUE([.B2304])" office:value-type="float" office:value="59.1975">
            <text:p>59.1975</text:p>
          </table:table-cell>
          <table:table-cell table:number-columns-repeated="11"/>
        </table:table-row>
        <table:table-row table:style-name="ro1">
          <table:table-cell office:value-type="float" office:value="2303">
            <text:p>2303</text:p>
          </table:table-cell>
          <table:table-cell office:value-type="float" office:value="40.1711">
            <text:p>40.1711</text:p>
          </table:table-cell>
          <table:table-cell table:formula="of:=VALUE([.B2305])" office:value-type="float" office:value="40.1711">
            <text:p>40.1711</text:p>
          </table:table-cell>
          <table:table-cell table:number-columns-repeated="11"/>
        </table:table-row>
        <table:table-row table:style-name="ro1">
          <table:table-cell office:value-type="float" office:value="2304">
            <text:p>2304</text:p>
          </table:table-cell>
          <table:table-cell office:value-type="float" office:value="36.6495">
            <text:p>36.6495</text:p>
          </table:table-cell>
          <table:table-cell table:formula="of:=VALUE([.B2306])" office:value-type="float" office:value="36.6495">
            <text:p>36.6495</text:p>
          </table:table-cell>
          <table:table-cell table:number-columns-repeated="11"/>
        </table:table-row>
        <table:table-row table:style-name="ro1">
          <table:table-cell office:value-type="float" office:value="2305">
            <text:p>2305</text:p>
          </table:table-cell>
          <table:table-cell office:value-type="float" office:value="1302.2">
            <text:p>1302.2</text:p>
          </table:table-cell>
          <table:table-cell table:formula="of:=VALUE([.B2307])" office:value-type="float" office:value="1302.2">
            <text:p>1302.2</text:p>
          </table:table-cell>
          <table:table-cell table:number-columns-repeated="11"/>
        </table:table-row>
        <table:table-row table:style-name="ro1">
          <table:table-cell office:value-type="float" office:value="2306">
            <text:p>2306</text:p>
          </table:table-cell>
          <table:table-cell office:value-type="float" office:value="2209.5">
            <text:p>2209.5</text:p>
          </table:table-cell>
          <table:table-cell table:formula="of:=VALUE([.B2308])" office:value-type="float" office:value="2209.5">
            <text:p>2209.5</text:p>
          </table:table-cell>
          <table:table-cell table:number-columns-repeated="11"/>
        </table:table-row>
        <table:table-row table:style-name="ro1">
          <table:table-cell office:value-type="float" office:value="2307">
            <text:p>2307</text:p>
          </table:table-cell>
          <table:table-cell office:value-type="float" office:value="451.594">
            <text:p>451.594</text:p>
          </table:table-cell>
          <table:table-cell table:formula="of:=VALUE([.B2309])" office:value-type="float" office:value="451.594">
            <text:p>451.594</text:p>
          </table:table-cell>
          <table:table-cell table:number-columns-repeated="11"/>
        </table:table-row>
        <table:table-row table:style-name="ro1">
          <table:table-cell office:value-type="float" office:value="2308">
            <text:p>2308</text:p>
          </table:table-cell>
          <table:table-cell office:value-type="float" office:value="8.90897">
            <text:p>8.90897</text:p>
          </table:table-cell>
          <table:table-cell table:formula="of:=VALUE([.B2310])" office:value-type="float" office:value="8.90897">
            <text:p>8.90897</text:p>
          </table:table-cell>
          <table:table-cell table:number-columns-repeated="11"/>
        </table:table-row>
        <table:table-row table:style-name="ro1">
          <table:table-cell office:value-type="float" office:value="2309">
            <text:p>2309</text:p>
          </table:table-cell>
          <table:table-cell office:value-type="float" office:value="155.541">
            <text:p>155.541</text:p>
          </table:table-cell>
          <table:table-cell table:formula="of:=VALUE([.B2311])" office:value-type="float" office:value="155.541">
            <text:p>155.541</text:p>
          </table:table-cell>
          <table:table-cell table:number-columns-repeated="11"/>
        </table:table-row>
        <table:table-row table:style-name="ro1">
          <table:table-cell office:value-type="float" office:value="2310">
            <text:p>2310</text:p>
          </table:table-cell>
          <table:table-cell office:value-type="float" office:value="671.246">
            <text:p>671.246</text:p>
          </table:table-cell>
          <table:table-cell table:formula="of:=VALUE([.B2312])" office:value-type="float" office:value="671.246">
            <text:p>671.246</text:p>
          </table:table-cell>
          <table:table-cell table:number-columns-repeated="11"/>
        </table:table-row>
        <table:table-row table:style-name="ro1">
          <table:table-cell office:value-type="float" office:value="2311">
            <text:p>2311</text:p>
          </table:table-cell>
          <table:table-cell office:value-type="float" office:value="120.29">
            <text:p>120.29</text:p>
          </table:table-cell>
          <table:table-cell table:formula="of:=VALUE([.B2313])" office:value-type="float" office:value="120.29">
            <text:p>120.29</text:p>
          </table:table-cell>
          <table:table-cell table:number-columns-repeated="11"/>
        </table:table-row>
        <table:table-row table:style-name="ro1">
          <table:table-cell office:value-type="float" office:value="2312">
            <text:p>2312</text:p>
          </table:table-cell>
          <table:table-cell office:value-type="float" office:value="2.56643">
            <text:p>2.56643</text:p>
          </table:table-cell>
          <table:table-cell table:formula="of:=VALUE([.B2314])" office:value-type="float" office:value="2.56643">
            <text:p>2.56643</text:p>
          </table:table-cell>
          <table:table-cell table:number-columns-repeated="11"/>
        </table:table-row>
        <table:table-row table:style-name="ro1">
          <table:table-cell office:value-type="float" office:value="2313">
            <text:p>2313</text:p>
          </table:table-cell>
          <table:table-cell office:value-type="float" office:value="435.661">
            <text:p>435.661</text:p>
          </table:table-cell>
          <table:table-cell table:formula="of:=VALUE([.B2315])" office:value-type="float" office:value="435.661">
            <text:p>435.661</text:p>
          </table:table-cell>
          <table:table-cell table:number-columns-repeated="11"/>
        </table:table-row>
        <table:table-row table:style-name="ro1">
          <table:table-cell office:value-type="float" office:value="2314">
            <text:p>2314</text:p>
          </table:table-cell>
          <table:table-cell office:value-type="float" office:value="292.361">
            <text:p>292.361</text:p>
          </table:table-cell>
          <table:table-cell table:formula="of:=VALUE([.B2316])" office:value-type="float" office:value="292.361">
            <text:p>292.361</text:p>
          </table:table-cell>
          <table:table-cell table:number-columns-repeated="11"/>
        </table:table-row>
        <table:table-row table:style-name="ro1">
          <table:table-cell office:value-type="float" office:value="2315">
            <text:p>2315</text:p>
          </table:table-cell>
          <table:table-cell office:value-type="float" office:value="24.6956">
            <text:p>24.6956</text:p>
          </table:table-cell>
          <table:table-cell table:formula="of:=VALUE([.B2317])" office:value-type="float" office:value="24.6956">
            <text:p>24.6956</text:p>
          </table:table-cell>
          <table:table-cell table:number-columns-repeated="11"/>
        </table:table-row>
        <table:table-row table:style-name="ro1">
          <table:table-cell office:value-type="float" office:value="2316">
            <text:p>2316</text:p>
          </table:table-cell>
          <table:table-cell office:value-type="float" office:value="1.42811">
            <text:p>1.42811</text:p>
          </table:table-cell>
          <table:table-cell table:formula="of:=VALUE([.B2318])" office:value-type="float" office:value="1.42811">
            <text:p>1.42811</text:p>
          </table:table-cell>
          <table:table-cell table:number-columns-repeated="11"/>
        </table:table-row>
        <table:table-row table:style-name="ro1">
          <table:table-cell office:value-type="float" office:value="2317">
            <text:p>2317</text:p>
          </table:table-cell>
          <table:table-cell office:value-type="float" office:value="2179.05">
            <text:p>2179.05</text:p>
          </table:table-cell>
          <table:table-cell table:formula="of:=VALUE([.B2319])" office:value-type="float" office:value="2179.05">
            <text:p>2179.05</text:p>
          </table:table-cell>
          <table:table-cell table:number-columns-repeated="11"/>
        </table:table-row>
        <table:table-row table:style-name="ro1">
          <table:table-cell office:value-type="float" office:value="2318">
            <text:p>2318</text:p>
          </table:table-cell>
          <table:table-cell office:value-type="float" office:value="48.4947">
            <text:p>48.4947</text:p>
          </table:table-cell>
          <table:table-cell table:formula="of:=VALUE([.B2320])" office:value-type="float" office:value="48.4947">
            <text:p>48.4947</text:p>
          </table:table-cell>
          <table:table-cell table:number-columns-repeated="11"/>
        </table:table-row>
        <table:table-row table:style-name="ro1">
          <table:table-cell office:value-type="float" office:value="2319">
            <text:p>2319</text:p>
          </table:table-cell>
          <table:table-cell office:value-type="float" office:value="13.1823">
            <text:p>13.1823</text:p>
          </table:table-cell>
          <table:table-cell table:formula="of:=VALUE([.B2321])" office:value-type="float" office:value="13.1823">
            <text:p>13.1823</text:p>
          </table:table-cell>
          <table:table-cell table:number-columns-repeated="11"/>
        </table:table-row>
        <table:table-row table:style-name="ro1">
          <table:table-cell office:value-type="float" office:value="2320">
            <text:p>2320</text:p>
          </table:table-cell>
          <table:table-cell office:value-type="float" office:value="3.16534">
            <text:p>3.16534</text:p>
          </table:table-cell>
          <table:table-cell table:formula="of:=VALUE([.B2322])" office:value-type="float" office:value="3.16534">
            <text:p>3.16534</text:p>
          </table:table-cell>
          <table:table-cell table:number-columns-repeated="11"/>
        </table:table-row>
        <table:table-row table:style-name="ro1">
          <table:table-cell office:value-type="float" office:value="2321">
            <text:p>2321</text:p>
          </table:table-cell>
          <table:table-cell office:value-type="float" office:value="2749.48">
            <text:p>2749.48</text:p>
          </table:table-cell>
          <table:table-cell table:formula="of:=VALUE([.B2323])" office:value-type="float" office:value="2749.48">
            <text:p>2749.48</text:p>
          </table:table-cell>
          <table:table-cell table:number-columns-repeated="11"/>
        </table:table-row>
        <table:table-row table:style-name="ro1">
          <table:table-cell office:value-type="float" office:value="2322">
            <text:p>2322</text:p>
          </table:table-cell>
          <table:table-cell office:value-type="float" office:value="49.1002">
            <text:p>49.1002</text:p>
          </table:table-cell>
          <table:table-cell table:formula="of:=VALUE([.B2324])" office:value-type="float" office:value="49.1002">
            <text:p>49.1002</text:p>
          </table:table-cell>
          <table:table-cell table:number-columns-repeated="11"/>
        </table:table-row>
        <table:table-row table:style-name="ro1">
          <table:table-cell office:value-type="float" office:value="2323">
            <text:p>2323</text:p>
          </table:table-cell>
          <table:table-cell office:value-type="float" office:value="24.5503">
            <text:p>24.5503</text:p>
          </table:table-cell>
          <table:table-cell table:formula="of:=VALUE([.B2325])" office:value-type="float" office:value="24.5503">
            <text:p>24.5503</text:p>
          </table:table-cell>
          <table:table-cell table:number-columns-repeated="11"/>
        </table:table-row>
        <table:table-row table:style-name="ro1">
          <table:table-cell office:value-type="float" office:value="2324">
            <text:p>2324</text:p>
          </table:table-cell>
          <table:table-cell office:value-type="float" office:value="3.95975">
            <text:p>3.95975</text:p>
          </table:table-cell>
          <table:table-cell table:formula="of:=VALUE([.B2326])" office:value-type="float" office:value="3.95975">
            <text:p>3.95975</text:p>
          </table:table-cell>
          <table:table-cell table:number-columns-repeated="11"/>
        </table:table-row>
        <table:table-row table:style-name="ro1">
          <table:table-cell office:value-type="float" office:value="2325">
            <text:p>2325</text:p>
          </table:table-cell>
          <table:table-cell office:value-type="float" office:value="2994.78">
            <text:p>2994.78</text:p>
          </table:table-cell>
          <table:table-cell table:formula="of:=VALUE([.B2327])" office:value-type="float" office:value="2994.78">
            <text:p>2994.78</text:p>
          </table:table-cell>
          <table:table-cell table:number-columns-repeated="11"/>
        </table:table-row>
        <table:table-row table:style-name="ro1">
          <table:table-cell office:value-type="float" office:value="2326">
            <text:p>2326</text:p>
          </table:table-cell>
          <table:table-cell office:value-type="float" office:value="79.4371">
            <text:p>79.4371</text:p>
          </table:table-cell>
          <table:table-cell table:formula="of:=VALUE([.B2328])" office:value-type="float" office:value="79.4371">
            <text:p>79.4371</text:p>
          </table:table-cell>
          <table:table-cell table:number-columns-repeated="11"/>
        </table:table-row>
        <table:table-row table:style-name="ro1">
          <table:table-cell office:value-type="float" office:value="2327">
            <text:p>2327</text:p>
          </table:table-cell>
          <table:table-cell office:value-type="float" office:value="29.4743">
            <text:p>29.4743</text:p>
          </table:table-cell>
          <table:table-cell table:formula="of:=VALUE([.B2329])" office:value-type="float" office:value="29.4743">
            <text:p>29.4743</text:p>
          </table:table-cell>
          <table:table-cell table:number-columns-repeated="11"/>
        </table:table-row>
        <table:table-row table:style-name="ro1">
          <table:table-cell office:value-type="float" office:value="2328">
            <text:p>2328</text:p>
          </table:table-cell>
          <table:table-cell office:value-type="float" office:value="4.54623">
            <text:p>4.54623</text:p>
          </table:table-cell>
          <table:table-cell table:formula="of:=VALUE([.B2330])" office:value-type="float" office:value="4.54623">
            <text:p>4.54623</text:p>
          </table:table-cell>
          <table:table-cell table:number-columns-repeated="11"/>
        </table:table-row>
        <table:table-row table:style-name="ro1">
          <table:table-cell office:value-type="float" office:value="2329">
            <text:p>2329</text:p>
          </table:table-cell>
          <table:table-cell office:value-type="float" office:value="3457.76">
            <text:p>3457.76</text:p>
          </table:table-cell>
          <table:table-cell table:formula="of:=VALUE([.B2331])" office:value-type="float" office:value="3457.76">
            <text:p>3457.76</text:p>
          </table:table-cell>
          <table:table-cell table:number-columns-repeated="11"/>
        </table:table-row>
        <table:table-row table:style-name="ro1">
          <table:table-cell office:value-type="float" office:value="2330">
            <text:p>2330</text:p>
          </table:table-cell>
          <table:table-cell office:value-type="float" office:value="89.2334">
            <text:p>89.2334</text:p>
          </table:table-cell>
          <table:table-cell table:formula="of:=VALUE([.B2332])" office:value-type="float" office:value="89.2334">
            <text:p>89.2334</text:p>
          </table:table-cell>
          <table:table-cell table:number-columns-repeated="11"/>
        </table:table-row>
        <table:table-row table:style-name="ro1">
          <table:table-cell office:value-type="float" office:value="2331">
            <text:p>2331</text:p>
          </table:table-cell>
          <table:table-cell office:value-type="float" office:value="34.6391">
            <text:p>34.6391</text:p>
          </table:table-cell>
          <table:table-cell table:formula="of:=VALUE([.B2333])" office:value-type="float" office:value="34.6391">
            <text:p>34.6391</text:p>
          </table:table-cell>
          <table:table-cell table:number-columns-repeated="11"/>
        </table:table-row>
        <table:table-row table:style-name="ro1">
          <table:table-cell office:value-type="float" office:value="2332">
            <text:p>2332</text:p>
          </table:table-cell>
          <table:table-cell office:value-type="float" office:value="4.70621">
            <text:p>4.70621</text:p>
          </table:table-cell>
          <table:table-cell table:formula="of:=VALUE([.B2334])" office:value-type="float" office:value="4.70621">
            <text:p>4.70621</text:p>
          </table:table-cell>
          <table:table-cell table:number-columns-repeated="11"/>
        </table:table-row>
        <table:table-row table:style-name="ro1">
          <table:table-cell office:value-type="float" office:value="2333">
            <text:p>2333</text:p>
          </table:table-cell>
          <table:table-cell office:value-type="float" office:value="3447.66">
            <text:p>3447.66</text:p>
          </table:table-cell>
          <table:table-cell table:formula="of:=VALUE([.B2335])" office:value-type="float" office:value="3447.66">
            <text:p>3447.66</text:p>
          </table:table-cell>
          <table:table-cell table:number-columns-repeated="11"/>
        </table:table-row>
        <table:table-row table:style-name="ro1">
          <table:table-cell office:value-type="float" office:value="2334">
            <text:p>2334</text:p>
          </table:table-cell>
          <table:table-cell office:value-type="float" office:value="67.728">
            <text:p>67.728</text:p>
          </table:table-cell>
          <table:table-cell table:formula="of:=VALUE([.B2336])" office:value-type="float" office:value="67.728">
            <text:p>67.728</text:p>
          </table:table-cell>
          <table:table-cell table:number-columns-repeated="11"/>
        </table:table-row>
        <table:table-row table:style-name="ro1">
          <table:table-cell office:value-type="float" office:value="2335">
            <text:p>2335</text:p>
          </table:table-cell>
          <table:table-cell office:value-type="float" office:value="40.8809">
            <text:p>40.8809</text:p>
          </table:table-cell>
          <table:table-cell table:formula="of:=VALUE([.B2337])" office:value-type="float" office:value="40.8809">
            <text:p>40.8809</text:p>
          </table:table-cell>
          <table:table-cell table:number-columns-repeated="11"/>
        </table:table-row>
        <table:table-row table:style-name="ro1">
          <table:table-cell office:value-type="float" office:value="2336">
            <text:p>2336</text:p>
          </table:table-cell>
          <table:table-cell office:value-type="float" office:value="4.66964">
            <text:p>4.66964</text:p>
          </table:table-cell>
          <table:table-cell table:formula="of:=VALUE([.B2338])" office:value-type="float" office:value="4.66964">
            <text:p>4.66964</text:p>
          </table:table-cell>
          <table:table-cell table:number-columns-repeated="11"/>
        </table:table-row>
        <table:table-row table:style-name="ro1">
          <table:table-cell office:value-type="float" office:value="2337">
            <text:p>2337</text:p>
          </table:table-cell>
          <table:table-cell office:value-type="float" office:value="3372.15">
            <text:p>3372.15</text:p>
          </table:table-cell>
          <table:table-cell table:formula="of:=VALUE([.B2339])" office:value-type="float" office:value="3372.15">
            <text:p>3372.15</text:p>
          </table:table-cell>
          <table:table-cell table:number-columns-repeated="11"/>
        </table:table-row>
        <table:table-row table:style-name="ro1">
          <table:table-cell office:value-type="float" office:value="2338">
            <text:p>2338</text:p>
          </table:table-cell>
          <table:table-cell office:value-type="float" office:value="29.8938">
            <text:p>29.8938</text:p>
          </table:table-cell>
          <table:table-cell table:formula="of:=VALUE([.B2340])" office:value-type="float" office:value="29.8938">
            <text:p>29.8938</text:p>
          </table:table-cell>
          <table:table-cell table:number-columns-repeated="11"/>
        </table:table-row>
        <table:table-row table:style-name="ro1">
          <table:table-cell office:value-type="float" office:value="2339">
            <text:p>2339</text:p>
          </table:table-cell>
          <table:table-cell office:value-type="float" office:value="48.558">
            <text:p>48.558</text:p>
          </table:table-cell>
          <table:table-cell table:formula="of:=VALUE([.B2341])" office:value-type="float" office:value="48.558">
            <text:p>48.558</text:p>
          </table:table-cell>
          <table:table-cell table:number-columns-repeated="11"/>
        </table:table-row>
        <table:table-row table:style-name="ro1">
          <table:table-cell office:value-type="float" office:value="2340">
            <text:p>2340</text:p>
          </table:table-cell>
          <table:table-cell office:value-type="float" office:value="4.60385">
            <text:p>4.60385</text:p>
          </table:table-cell>
          <table:table-cell table:formula="of:=VALUE([.B2342])" office:value-type="float" office:value="4.60385">
            <text:p>4.60385</text:p>
          </table:table-cell>
          <table:table-cell table:number-columns-repeated="11"/>
        </table:table-row>
        <table:table-row table:style-name="ro1">
          <table:table-cell office:value-type="float" office:value="2341">
            <text:p>2341</text:p>
          </table:table-cell>
          <table:table-cell office:value-type="float" office:value="3462.03">
            <text:p>3462.03</text:p>
          </table:table-cell>
          <table:table-cell table:formula="of:=VALUE([.B2343])" office:value-type="float" office:value="3462.03">
            <text:p>3462.03</text:p>
          </table:table-cell>
          <table:table-cell table:number-columns-repeated="11"/>
        </table:table-row>
        <table:table-row table:style-name="ro1">
          <table:table-cell office:value-type="float" office:value="2342">
            <text:p>2342</text:p>
          </table:table-cell>
          <table:table-cell office:value-type="float" office:value="12.2944">
            <text:p>12.2944</text:p>
          </table:table-cell>
          <table:table-cell table:formula="of:=VALUE([.B2344])" office:value-type="float" office:value="12.2944">
            <text:p>12.2944</text:p>
          </table:table-cell>
          <table:table-cell table:number-columns-repeated="11"/>
        </table:table-row>
        <table:table-row table:style-name="ro1">
          <table:table-cell office:value-type="float" office:value="2343">
            <text:p>2343</text:p>
          </table:table-cell>
          <table:table-cell office:value-type="float" office:value="55.9609">
            <text:p>55.9609</text:p>
          </table:table-cell>
          <table:table-cell table:formula="of:=VALUE([.B2345])" office:value-type="float" office:value="55.9609">
            <text:p>55.9609</text:p>
          </table:table-cell>
          <table:table-cell table:number-columns-repeated="11"/>
        </table:table-row>
        <table:table-row table:style-name="ro1">
          <table:table-cell office:value-type="float" office:value="2344">
            <text:p>2344</text:p>
          </table:table-cell>
          <table:table-cell office:value-type="float" office:value="4.45339">
            <text:p>4.45339</text:p>
          </table:table-cell>
          <table:table-cell table:formula="of:=VALUE([.B2346])" office:value-type="float" office:value="4.45339">
            <text:p>4.45339</text:p>
          </table:table-cell>
          <table:table-cell table:number-columns-repeated="11"/>
        </table:table-row>
        <table:table-row table:style-name="ro1">
          <table:table-cell office:value-type="float" office:value="2345">
            <text:p>2345</text:p>
          </table:table-cell>
          <table:table-cell office:value-type="float" office:value="3251.88">
            <text:p>3251.88</text:p>
          </table:table-cell>
          <table:table-cell table:formula="of:=VALUE([.B2347])" office:value-type="float" office:value="3251.88">
            <text:p>3251.88</text:p>
          </table:table-cell>
          <table:table-cell table:number-columns-repeated="11"/>
        </table:table-row>
        <table:table-row table:style-name="ro1">
          <table:table-cell office:value-type="float" office:value="2346">
            <text:p>2346</text:p>
          </table:table-cell>
          <table:table-cell office:value-type="float" office:value="48.6629">
            <text:p>48.6629</text:p>
          </table:table-cell>
          <table:table-cell table:formula="of:=VALUE([.B2348])" office:value-type="float" office:value="48.6629">
            <text:p>48.6629</text:p>
          </table:table-cell>
          <table:table-cell table:number-columns-repeated="11"/>
        </table:table-row>
        <table:table-row table:style-name="ro1">
          <table:table-cell office:value-type="float" office:value="2347">
            <text:p>2347</text:p>
          </table:table-cell>
          <table:table-cell office:value-type="float" office:value="62.2358">
            <text:p>62.2358</text:p>
          </table:table-cell>
          <table:table-cell table:formula="of:=VALUE([.B2349])" office:value-type="float" office:value="62.2358">
            <text:p>62.2358</text:p>
          </table:table-cell>
          <table:table-cell table:number-columns-repeated="11"/>
        </table:table-row>
        <table:table-row table:style-name="ro1">
          <table:table-cell office:value-type="float" office:value="2348">
            <text:p>2348</text:p>
          </table:table-cell>
          <table:table-cell office:value-type="float" office:value="4.26235">
            <text:p>4.26235</text:p>
          </table:table-cell>
          <table:table-cell table:formula="of:=VALUE([.B2350])" office:value-type="float" office:value="4.26235">
            <text:p>4.26235</text:p>
          </table:table-cell>
          <table:table-cell table:number-columns-repeated="11"/>
        </table:table-row>
        <table:table-row table:style-name="ro1">
          <table:table-cell office:value-type="float" office:value="2349">
            <text:p>2349</text:p>
          </table:table-cell>
          <table:table-cell office:value-type="float" office:value="3184.65">
            <text:p>3184.65</text:p>
          </table:table-cell>
          <table:table-cell table:formula="of:=VALUE([.B2351])" office:value-type="float" office:value="3184.65">
            <text:p>3184.65</text:p>
          </table:table-cell>
          <table:table-cell table:number-columns-repeated="11"/>
        </table:table-row>
        <table:table-row table:style-name="ro1">
          <table:table-cell office:value-type="float" office:value="2350">
            <text:p>2350</text:p>
          </table:table-cell>
          <table:table-cell office:value-type="float" office:value="78.3826">
            <text:p>78.3826</text:p>
          </table:table-cell>
          <table:table-cell table:formula="of:=VALUE([.B2352])" office:value-type="float" office:value="78.3826">
            <text:p>78.3826</text:p>
          </table:table-cell>
          <table:table-cell table:number-columns-repeated="11"/>
        </table:table-row>
        <table:table-row table:style-name="ro1">
          <table:table-cell office:value-type="float" office:value="2351">
            <text:p>2351</text:p>
          </table:table-cell>
          <table:table-cell office:value-type="float" office:value="66.2502">
            <text:p>66.2502</text:p>
          </table:table-cell>
          <table:table-cell table:formula="of:=VALUE([.B2353])" office:value-type="float" office:value="66.2502">
            <text:p>66.2502</text:p>
          </table:table-cell>
          <table:table-cell table:number-columns-repeated="11"/>
        </table:table-row>
        <table:table-row table:style-name="ro1">
          <table:table-cell office:value-type="float" office:value="2352">
            <text:p>2352</text:p>
          </table:table-cell>
          <table:table-cell office:value-type="float" office:value="4.03379">
            <text:p>4.03379</text:p>
          </table:table-cell>
          <table:table-cell table:formula="of:=VALUE([.B2354])" office:value-type="float" office:value="4.03379">
            <text:p>4.03379</text:p>
          </table:table-cell>
          <table:table-cell table:number-columns-repeated="11"/>
        </table:table-row>
        <table:table-row table:style-name="ro1">
          <table:table-cell office:value-type="float" office:value="2353">
            <text:p>2353</text:p>
          </table:table-cell>
          <table:table-cell office:value-type="float" office:value="3165.02">
            <text:p>3165.02</text:p>
          </table:table-cell>
          <table:table-cell table:formula="of:=VALUE([.B2355])" office:value-type="float" office:value="3165.02">
            <text:p>3165.02</text:p>
          </table:table-cell>
          <table:table-cell table:number-columns-repeated="11"/>
        </table:table-row>
        <table:table-row table:style-name="ro1">
          <table:table-cell office:value-type="float" office:value="2354">
            <text:p>2354</text:p>
          </table:table-cell>
          <table:table-cell office:value-type="float" office:value="95.9964">
            <text:p>95.9964</text:p>
          </table:table-cell>
          <table:table-cell table:formula="of:=VALUE([.B2356])" office:value-type="float" office:value="95.9964">
            <text:p>95.9964</text:p>
          </table:table-cell>
          <table:table-cell table:number-columns-repeated="11"/>
        </table:table-row>
        <table:table-row table:style-name="ro1">
          <table:table-cell office:value-type="float" office:value="2355">
            <text:p>2355</text:p>
          </table:table-cell>
          <table:table-cell office:value-type="float" office:value="67.4194">
            <text:p>67.4194</text:p>
          </table:table-cell>
          <table:table-cell table:formula="of:=VALUE([.B2357])" office:value-type="float" office:value="67.4194">
            <text:p>67.4194</text:p>
          </table:table-cell>
          <table:table-cell table:number-columns-repeated="11"/>
        </table:table-row>
        <table:table-row table:style-name="ro1">
          <table:table-cell office:value-type="float" office:value="2356">
            <text:p>2356</text:p>
          </table:table-cell>
          <table:table-cell office:value-type="float" office:value="3.60374">
            <text:p>3.60374</text:p>
          </table:table-cell>
          <table:table-cell table:formula="of:=VALUE([.B2358])" office:value-type="float" office:value="3.60374">
            <text:p>3.60374</text:p>
          </table:table-cell>
          <table:table-cell table:number-columns-repeated="11"/>
        </table:table-row>
        <table:table-row table:style-name="ro1">
          <table:table-cell office:value-type="float" office:value="2357">
            <text:p>2357</text:p>
          </table:table-cell>
          <table:table-cell office:value-type="float" office:value="2817.12">
            <text:p>2817.12</text:p>
          </table:table-cell>
          <table:table-cell table:formula="of:=VALUE([.B2359])" office:value-type="float" office:value="2817.12">
            <text:p>2817.12</text:p>
          </table:table-cell>
          <table:table-cell table:number-columns-repeated="11"/>
        </table:table-row>
        <table:table-row table:style-name="ro1">
          <table:table-cell office:value-type="float" office:value="2358">
            <text:p>2358</text:p>
          </table:table-cell>
          <table:table-cell office:value-type="float" office:value="96.7887">
            <text:p>96.7887</text:p>
          </table:table-cell>
          <table:table-cell table:formula="of:=VALUE([.B2360])" office:value-type="float" office:value="96.7887">
            <text:p>96.7887</text:p>
          </table:table-cell>
          <table:table-cell table:number-columns-repeated="11"/>
        </table:table-row>
        <table:table-row table:style-name="ro1">
          <table:table-cell office:value-type="float" office:value="2359">
            <text:p>2359</text:p>
          </table:table-cell>
          <table:table-cell office:value-type="float" office:value="61.7324">
            <text:p>61.7324</text:p>
          </table:table-cell>
          <table:table-cell table:formula="of:=VALUE([.B2361])" office:value-type="float" office:value="61.7324">
            <text:p>61.7324</text:p>
          </table:table-cell>
          <table:table-cell table:number-columns-repeated="11"/>
        </table:table-row>
        <table:table-row table:style-name="ro1">
          <table:table-cell office:value-type="float" office:value="2360">
            <text:p>2360</text:p>
          </table:table-cell>
          <table:table-cell office:value-type="float" office:value="2.51077">
            <text:p>2.51077</text:p>
          </table:table-cell>
          <table:table-cell table:formula="of:=VALUE([.B2362])" office:value-type="float" office:value="2.51077">
            <text:p>2.51077</text:p>
          </table:table-cell>
          <table:table-cell table:number-columns-repeated="11"/>
        </table:table-row>
        <table:table-row table:style-name="ro1">
          <table:table-cell office:value-type="float" office:value="2361">
            <text:p>2361</text:p>
          </table:table-cell>
          <table:table-cell office:value-type="float" office:value="2648.41">
            <text:p>2648.41</text:p>
          </table:table-cell>
          <table:table-cell table:formula="of:=VALUE([.B2363])" office:value-type="float" office:value="2648.41">
            <text:p>2648.41</text:p>
          </table:table-cell>
          <table:table-cell table:number-columns-repeated="11"/>
        </table:table-row>
        <table:table-row table:style-name="ro1">
          <table:table-cell office:value-type="float" office:value="2362">
            <text:p>2362</text:p>
          </table:table-cell>
          <table:table-cell office:value-type="float" office:value="48.9246">
            <text:p>48.9246</text:p>
          </table:table-cell>
          <table:table-cell table:formula="of:=VALUE([.B2364])" office:value-type="float" office:value="48.9246">
            <text:p>48.9246</text:p>
          </table:table-cell>
          <table:table-cell table:number-columns-repeated="11"/>
        </table:table-row>
        <table:table-row table:style-name="ro1">
          <table:table-cell office:value-type="float" office:value="2363">
            <text:p>2363</text:p>
          </table:table-cell>
          <table:table-cell office:value-type="float" office:value="30.2831">
            <text:p>30.2831</text:p>
          </table:table-cell>
          <table:table-cell table:formula="of:=VALUE([.B2365])" office:value-type="float" office:value="30.2831">
            <text:p>30.2831</text:p>
          </table:table-cell>
          <table:table-cell table:number-columns-repeated="11"/>
        </table:table-row>
        <table:table-row table:style-name="ro1">
          <table:table-cell office:value-type="float" office:value="2364">
            <text:p>2364</text:p>
          </table:table-cell>
          <table:table-cell office:value-type="float" office:value="1.56761">
            <text:p>1.56761</text:p>
          </table:table-cell>
          <table:table-cell table:formula="of:=VALUE([.B2366])" office:value-type="float" office:value="1.56761">
            <text:p>1.56761</text:p>
          </table:table-cell>
          <table:table-cell table:number-columns-repeated="11"/>
        </table:table-row>
        <table:table-row table:style-name="ro1">
          <table:table-cell office:value-type="float" office:value="2365">
            <text:p>2365</text:p>
          </table:table-cell>
          <table:table-cell office:value-type="float" office:value="2369.19">
            <text:p>2369.19</text:p>
          </table:table-cell>
          <table:table-cell table:formula="of:=VALUE([.B2367])" office:value-type="float" office:value="2369.19">
            <text:p>2369.19</text:p>
          </table:table-cell>
          <table:table-cell table:number-columns-repeated="11"/>
        </table:table-row>
        <table:table-row table:style-name="ro1">
          <table:table-cell office:value-type="float" office:value="2366">
            <text:p>2366</text:p>
          </table:table-cell>
          <table:table-cell office:value-type="float" office:value="9.36203">
            <text:p>9.36203</text:p>
          </table:table-cell>
          <table:table-cell table:formula="of:=VALUE([.B2368])" office:value-type="float" office:value="9.36203">
            <text:p>9.36203</text:p>
          </table:table-cell>
          <table:table-cell table:number-columns-repeated="11"/>
        </table:table-row>
        <table:table-row table:style-name="ro1">
          <table:table-cell office:value-type="float" office:value="2367">
            <text:p>2367</text:p>
          </table:table-cell>
          <table:table-cell office:value-type="float" office:value="3.89094">
            <text:p>3.89094</text:p>
          </table:table-cell>
          <table:table-cell table:formula="of:=VALUE([.B2369])" office:value-type="float" office:value="3.89094">
            <text:p>3.89094</text:p>
          </table:table-cell>
          <table:table-cell table:number-columns-repeated="11"/>
        </table:table-row>
        <table:table-row table:style-name="ro1">
          <table:table-cell office:value-type="float" office:value="2368">
            <text:p>2368</text:p>
          </table:table-cell>
          <table:table-cell office:value-type="float" office:value="0.84303">
            <text:p>0.84303</text:p>
          </table:table-cell>
          <table:table-cell table:formula="of:=VALUE([.B2370])" office:value-type="float" office:value="0.84303">
            <text:p>0.84303</text:p>
          </table:table-cell>
          <table:table-cell table:number-columns-repeated="11"/>
        </table:table-row>
        <table:table-row table:style-name="ro1">
          <table:table-cell office:value-type="float" office:value="2369">
            <text:p>2369</text:p>
          </table:table-cell>
          <table:table-cell office:value-type="float" office:value="1377.99">
            <text:p>1377.99</text:p>
          </table:table-cell>
          <table:table-cell table:formula="of:=VALUE([.B2371])" office:value-type="float" office:value="1377.99">
            <text:p>1377.99</text:p>
          </table:table-cell>
          <table:table-cell table:number-columns-repeated="11"/>
        </table:table-row>
        <table:table-row table:style-name="ro1">
          <table:table-cell office:value-type="float" office:value="2370">
            <text:p>2370</text:p>
          </table:table-cell>
          <table:table-cell office:value-type="float" office:value="155.162">
            <text:p>155.162</text:p>
          </table:table-cell>
          <table:table-cell table:formula="of:=VALUE([.B2372])" office:value-type="float" office:value="155.162">
            <text:p>155.162</text:p>
          </table:table-cell>
          <table:table-cell table:number-columns-repeated="11"/>
        </table:table-row>
        <table:table-row table:style-name="ro1">
          <table:table-cell office:value-type="float" office:value="2371">
            <text:p>2371</text:p>
          </table:table-cell>
          <table:table-cell office:value-type="float" office:value="72.6075">
            <text:p>72.6075</text:p>
          </table:table-cell>
          <table:table-cell table:formula="of:=VALUE([.B2373])" office:value-type="float" office:value="72.6075">
            <text:p>72.6075</text:p>
          </table:table-cell>
          <table:table-cell table:number-columns-repeated="11"/>
        </table:table-row>
        <table:table-row table:style-name="ro1">
          <table:table-cell office:value-type="float" office:value="2372">
            <text:p>2372</text:p>
          </table:table-cell>
          <table:table-cell office:value-type="float" office:value="21.2911">
            <text:p>21.2911</text:p>
          </table:table-cell>
          <table:table-cell table:formula="of:=VALUE([.B2374])" office:value-type="float" office:value="21.2911">
            <text:p>21.2911</text:p>
          </table:table-cell>
          <table:table-cell table:number-columns-repeated="11"/>
        </table:table-row>
        <table:table-row table:style-name="ro1">
          <table:table-cell office:value-type="float" office:value="2373">
            <text:p>2373</text:p>
          </table:table-cell>
          <table:table-cell office:value-type="float" office:value="636.153">
            <text:p>636.153</text:p>
          </table:table-cell>
          <table:table-cell table:formula="of:=VALUE([.B2375])" office:value-type="float" office:value="636.153">
            <text:p>636.153</text:p>
          </table:table-cell>
          <table:table-cell table:number-columns-repeated="11"/>
        </table:table-row>
        <table:table-row table:style-name="ro1">
          <table:table-cell office:value-type="float" office:value="2374">
            <text:p>2374</text:p>
          </table:table-cell>
          <table:table-cell office:value-type="float" office:value="1534.88">
            <text:p>1534.88</text:p>
          </table:table-cell>
          <table:table-cell table:formula="of:=VALUE([.B2376])" office:value-type="float" office:value="1534.88">
            <text:p>1534.88</text:p>
          </table:table-cell>
          <table:table-cell table:number-columns-repeated="11"/>
        </table:table-row>
        <table:table-row table:style-name="ro1">
          <table:table-cell office:value-type="float" office:value="2375">
            <text:p>2375</text:p>
          </table:table-cell>
          <table:table-cell office:value-type="float" office:value="841.9">
            <text:p>841.9</text:p>
          </table:table-cell>
          <table:table-cell table:formula="of:=VALUE([.B2377])" office:value-type="float" office:value="841.9">
            <text:p>841.9</text:p>
          </table:table-cell>
          <table:table-cell table:number-columns-repeated="11"/>
        </table:table-row>
        <table:table-row table:style-name="ro1">
          <table:table-cell office:value-type="float" office:value="2376">
            <text:p>2376</text:p>
          </table:table-cell>
          <table:table-cell office:value-type="float" office:value="0.256718">
            <text:p>0.256718</text:p>
          </table:table-cell>
          <table:table-cell table:formula="of:=VALUE([.B2378])" office:value-type="float" office:value="0.256718">
            <text:p>0.256718</text:p>
          </table:table-cell>
          <table:table-cell table:number-columns-repeated="11"/>
        </table:table-row>
        <table:table-row table:style-name="ro1">
          <table:table-cell office:value-type="float" office:value="2377">
            <text:p>2377</text:p>
          </table:table-cell>
          <table:table-cell office:value-type="float" office:value="1631.48">
            <text:p>1631.48</text:p>
          </table:table-cell>
          <table:table-cell table:formula="of:=VALUE([.B2379])" office:value-type="float" office:value="1631.48">
            <text:p>1631.48</text:p>
          </table:table-cell>
          <table:table-cell table:number-columns-repeated="11"/>
        </table:table-row>
        <table:table-row table:style-name="ro1">
          <table:table-cell office:value-type="float" office:value="2378">
            <text:p>2378</text:p>
          </table:table-cell>
          <table:table-cell office:value-type="float" office:value="36.2171">
            <text:p>36.2171</text:p>
          </table:table-cell>
          <table:table-cell table:formula="of:=VALUE([.B2380])" office:value-type="float" office:value="36.2171">
            <text:p>36.2171</text:p>
          </table:table-cell>
          <table:table-cell table:number-columns-repeated="11"/>
        </table:table-row>
        <table:table-row table:style-name="ro1">
          <table:table-cell office:value-type="float" office:value="2379">
            <text:p>2379</text:p>
          </table:table-cell>
          <table:table-cell office:value-type="float" office:value="22.2156">
            <text:p>22.2156</text:p>
          </table:table-cell>
          <table:table-cell table:formula="of:=VALUE([.B2381])" office:value-type="float" office:value="22.2156">
            <text:p>22.2156</text:p>
          </table:table-cell>
          <table:table-cell table:number-columns-repeated="11"/>
        </table:table-row>
        <table:table-row table:style-name="ro1">
          <table:table-cell office:value-type="float" office:value="2380">
            <text:p>2380</text:p>
          </table:table-cell>
          <table:table-cell office:value-type="float" office:value="0.315199">
            <text:p>0.315199</text:p>
          </table:table-cell>
          <table:table-cell table:formula="of:=VALUE([.B2382])" office:value-type="float" office:value="0.315199">
            <text:p>0.315199</text:p>
          </table:table-cell>
          <table:table-cell table:number-columns-repeated="11"/>
        </table:table-row>
        <table:table-row table:style-name="ro1">
          <table:table-cell office:value-type="float" office:value="2381">
            <text:p>2381</text:p>
          </table:table-cell>
          <table:table-cell office:value-type="float" office:value="1640.69">
            <text:p>1640.69</text:p>
          </table:table-cell>
          <table:table-cell table:formula="of:=VALUE([.B2383])" office:value-type="float" office:value="1640.69">
            <text:p>1640.69</text:p>
          </table:table-cell>
          <table:table-cell table:number-columns-repeated="11"/>
        </table:table-row>
        <table:table-row table:style-name="ro1">
          <table:table-cell office:value-type="float" office:value="2382">
            <text:p>2382</text:p>
          </table:table-cell>
          <table:table-cell office:value-type="float" office:value="31.0362">
            <text:p>31.0362</text:p>
          </table:table-cell>
          <table:table-cell table:formula="of:=VALUE([.B2384])" office:value-type="float" office:value="31.0362">
            <text:p>31.0362</text:p>
          </table:table-cell>
          <table:table-cell table:number-columns-repeated="11"/>
        </table:table-row>
        <table:table-row table:style-name="ro1">
          <table:table-cell office:value-type="float" office:value="2383">
            <text:p>2383</text:p>
          </table:table-cell>
          <table:table-cell office:value-type="float" office:value="14.7838">
            <text:p>14.7838</text:p>
          </table:table-cell>
          <table:table-cell table:formula="of:=VALUE([.B2385])" office:value-type="float" office:value="14.7838">
            <text:p>14.7838</text:p>
          </table:table-cell>
          <table:table-cell table:number-columns-repeated="11"/>
        </table:table-row>
        <table:table-row table:style-name="ro1">
          <table:table-cell office:value-type="float" office:value="2384">
            <text:p>2384</text:p>
          </table:table-cell>
          <table:table-cell office:value-type="float" office:value="0.584902">
            <text:p>0.584902</text:p>
          </table:table-cell>
          <table:table-cell table:formula="of:=VALUE([.B2386])" office:value-type="float" office:value="0.584902">
            <text:p>0.584902</text:p>
          </table:table-cell>
          <table:table-cell table:number-columns-repeated="11"/>
        </table:table-row>
        <table:table-row table:style-name="ro1">
          <table:table-cell office:value-type="float" office:value="2385">
            <text:p>2385</text:p>
          </table:table-cell>
          <table:table-cell office:value-type="float" office:value="1554.4">
            <text:p>1554.4</text:p>
          </table:table-cell>
          <table:table-cell table:formula="of:=VALUE([.B2387])" office:value-type="float" office:value="1554.4">
            <text:p>1554.4</text:p>
          </table:table-cell>
          <table:table-cell table:number-columns-repeated="11"/>
        </table:table-row>
        <table:table-row table:style-name="ro1">
          <table:table-cell office:value-type="float" office:value="2386">
            <text:p>2386</text:p>
          </table:table-cell>
          <table:table-cell office:value-type="float" office:value="29.8878">
            <text:p>29.8878</text:p>
          </table:table-cell>
          <table:table-cell table:formula="of:=VALUE([.B2388])" office:value-type="float" office:value="29.8878">
            <text:p>29.8878</text:p>
          </table:table-cell>
          <table:table-cell table:number-columns-repeated="11"/>
        </table:table-row>
        <table:table-row table:style-name="ro1">
          <table:table-cell office:value-type="float" office:value="2387">
            <text:p>2387</text:p>
          </table:table-cell>
          <table:table-cell office:value-type="float" office:value="1.80306">
            <text:p>1.80306</text:p>
          </table:table-cell>
          <table:table-cell table:formula="of:=VALUE([.B2389])" office:value-type="float" office:value="1.80306">
            <text:p>1.80306</text:p>
          </table:table-cell>
          <table:table-cell table:number-columns-repeated="11"/>
        </table:table-row>
        <table:table-row table:style-name="ro1">
          <table:table-cell office:value-type="float" office:value="2388">
            <text:p>2388</text:p>
          </table:table-cell>
          <table:table-cell office:value-type="float" office:value="0.803938">
            <text:p>0.803938</text:p>
          </table:table-cell>
          <table:table-cell table:formula="of:=VALUE([.B2390])" office:value-type="float" office:value="0.803938">
            <text:p>0.803938</text:p>
          </table:table-cell>
          <table:table-cell table:number-columns-repeated="11"/>
        </table:table-row>
        <table:table-row table:style-name="ro1">
          <table:table-cell office:value-type="float" office:value="2389">
            <text:p>2389</text:p>
          </table:table-cell>
          <table:table-cell office:value-type="float" office:value="872.146">
            <text:p>872.146</text:p>
          </table:table-cell>
          <table:table-cell table:formula="of:=VALUE([.B2391])" office:value-type="float" office:value="872.146">
            <text:p>872.146</text:p>
          </table:table-cell>
          <table:table-cell table:number-columns-repeated="11"/>
        </table:table-row>
        <table:table-row table:style-name="ro1">
          <table:table-cell office:value-type="float" office:value="2390">
            <text:p>2390</text:p>
          </table:table-cell>
          <table:table-cell office:value-type="float" office:value="37.0151">
            <text:p>37.0151</text:p>
          </table:table-cell>
          <table:table-cell table:formula="of:=VALUE([.B2392])" office:value-type="float" office:value="37.0151">
            <text:p>37.0151</text:p>
          </table:table-cell>
          <table:table-cell table:number-columns-repeated="11"/>
        </table:table-row>
        <table:table-row table:style-name="ro1">
          <table:table-cell office:value-type="float" office:value="2391">
            <text:p>2391</text:p>
          </table:table-cell>
          <table:table-cell office:value-type="float" office:value="16.7721">
            <text:p>16.7721</text:p>
          </table:table-cell>
          <table:table-cell table:formula="of:=VALUE([.B2393])" office:value-type="float" office:value="16.7721">
            <text:p>16.7721</text:p>
          </table:table-cell>
          <table:table-cell table:number-columns-repeated="11"/>
        </table:table-row>
        <table:table-row table:style-name="ro1">
          <table:table-cell office:value-type="float" office:value="2392">
            <text:p>2392</text:p>
          </table:table-cell>
          <table:table-cell office:value-type="float" office:value="0.526304">
            <text:p>0.526304</text:p>
          </table:table-cell>
          <table:table-cell table:formula="of:=VALUE([.B2394])" office:value-type="float" office:value="0.526304">
            <text:p>0.526304</text:p>
          </table:table-cell>
          <table:table-cell table:number-columns-repeated="11"/>
        </table:table-row>
        <table:table-row table:style-name="ro1">
          <table:table-cell office:value-type="float" office:value="2393">
            <text:p>2393</text:p>
          </table:table-cell>
          <table:table-cell office:value-type="float" office:value="813.423">
            <text:p>813.423</text:p>
          </table:table-cell>
          <table:table-cell table:formula="of:=VALUE([.B2395])" office:value-type="float" office:value="813.423">
            <text:p>813.423</text:p>
          </table:table-cell>
          <table:table-cell table:number-columns-repeated="11"/>
        </table:table-row>
        <table:table-row table:style-name="ro1">
          <table:table-cell office:value-type="float" office:value="2394">
            <text:p>2394</text:p>
          </table:table-cell>
          <table:table-cell office:value-type="float" office:value="9.97832">
            <text:p>9.97832</text:p>
          </table:table-cell>
          <table:table-cell table:formula="of:=VALUE([.B2396])" office:value-type="float" office:value="9.97832">
            <text:p>9.97832</text:p>
          </table:table-cell>
          <table:table-cell table:number-columns-repeated="11"/>
        </table:table-row>
        <table:table-row table:style-name="ro1">
          <table:table-cell office:value-type="float" office:value="2395">
            <text:p>2395</text:p>
          </table:table-cell>
          <table:table-cell office:value-type="float" office:value="22.7815">
            <text:p>22.7815</text:p>
          </table:table-cell>
          <table:table-cell table:formula="of:=VALUE([.B2397])" office:value-type="float" office:value="22.7815">
            <text:p>22.7815</text:p>
          </table:table-cell>
          <table:table-cell table:number-columns-repeated="11"/>
        </table:table-row>
        <table:table-row table:style-name="ro1">
          <table:table-cell office:value-type="float" office:value="2396">
            <text:p>2396</text:p>
          </table:table-cell>
          <table:table-cell office:value-type="float" office:value="0.385395">
            <text:p>0.385395</text:p>
          </table:table-cell>
          <table:table-cell table:formula="of:=VALUE([.B2398])" office:value-type="float" office:value="0.385395">
            <text:p>0.385395</text:p>
          </table:table-cell>
          <table:table-cell table:number-columns-repeated="11"/>
        </table:table-row>
        <table:table-row table:style-name="ro1">
          <table:table-cell office:value-type="float" office:value="2397">
            <text:p>2397</text:p>
          </table:table-cell>
          <table:table-cell office:value-type="float" office:value="597.414">
            <text:p>597.414</text:p>
          </table:table-cell>
          <table:table-cell table:formula="of:=VALUE([.B2399])" office:value-type="float" office:value="597.414">
            <text:p>597.414</text:p>
          </table:table-cell>
          <table:table-cell table:number-columns-repeated="11"/>
        </table:table-row>
        <table:table-row table:style-name="ro1">
          <table:table-cell office:value-type="float" office:value="2398">
            <text:p>2398</text:p>
          </table:table-cell>
          <table:table-cell office:value-type="float" office:value="13.3097">
            <text:p>13.3097</text:p>
          </table:table-cell>
          <table:table-cell table:formula="of:=VALUE([.B2400])" office:value-type="float" office:value="13.3097">
            <text:p>13.3097</text:p>
          </table:table-cell>
          <table:table-cell table:number-columns-repeated="11"/>
        </table:table-row>
        <table:table-row table:style-name="ro1">
          <table:table-cell office:value-type="float" office:value="2399">
            <text:p>2399</text:p>
          </table:table-cell>
          <table:table-cell office:value-type="float" office:value="21.0456">
            <text:p>21.0456</text:p>
          </table:table-cell>
          <table:table-cell table:formula="of:=VALUE([.B2401])" office:value-type="float" office:value="21.0456">
            <text:p>21.0456</text:p>
          </table:table-cell>
          <table:table-cell table:number-columns-repeated="11"/>
        </table:table-row>
        <table:table-row table:style-name="ro1">
          <table:table-cell office:value-type="float" office:value="2400">
            <text:p>2400</text:p>
          </table:table-cell>
          <table:table-cell office:value-type="float" office:value="0.348443">
            <text:p>0.348443</text:p>
          </table:table-cell>
          <table:table-cell table:formula="of:=VALUE([.B2402])" office:value-type="float" office:value="0.348443">
            <text:p>0.348443</text:p>
          </table:table-cell>
          <table:table-cell table:number-columns-repeated="11"/>
        </table:table-row>
        <table:table-row table:style-name="ro1">
          <table:table-cell office:value-type="float" office:value="2401">
            <text:p>2401</text:p>
          </table:table-cell>
          <table:table-cell office:value-type="float" office:value="1226.02">
            <text:p>1226.02</text:p>
          </table:table-cell>
          <table:table-cell table:formula="of:=VALUE([.B2403])" office:value-type="float" office:value="1226.02">
            <text:p>1226.02</text:p>
          </table:table-cell>
          <table:table-cell table:number-columns-repeated="11"/>
        </table:table-row>
        <table:table-row table:style-name="ro1">
          <table:table-cell office:value-type="float" office:value="2402">
            <text:p>2402</text:p>
          </table:table-cell>
          <table:table-cell office:value-type="float" office:value="7.27201">
            <text:p>7.27201</text:p>
          </table:table-cell>
          <table:table-cell table:formula="of:=VALUE([.B2404])" office:value-type="float" office:value="7.27201">
            <text:p>7.27201</text:p>
          </table:table-cell>
          <table:table-cell table:number-columns-repeated="11"/>
        </table:table-row>
        <table:table-row table:style-name="ro1">
          <table:table-cell office:value-type="float" office:value="2403">
            <text:p>2403</text:p>
          </table:table-cell>
          <table:table-cell office:value-type="float" office:value="16.4777">
            <text:p>16.4777</text:p>
          </table:table-cell>
          <table:table-cell table:formula="of:=VALUE([.B2405])" office:value-type="float" office:value="16.4777">
            <text:p>16.4777</text:p>
          </table:table-cell>
          <table:table-cell table:number-columns-repeated="11"/>
        </table:table-row>
        <table:table-row table:style-name="ro1">
          <table:table-cell office:value-type="float" office:value="2404">
            <text:p>2404</text:p>
          </table:table-cell>
          <table:table-cell office:value-type="float" office:value="0.632249">
            <text:p>0.632249</text:p>
          </table:table-cell>
          <table:table-cell table:formula="of:=VALUE([.B2406])" office:value-type="float" office:value="0.632249">
            <text:p>0.632249</text:p>
          </table:table-cell>
          <table:table-cell table:number-columns-repeated="11"/>
        </table:table-row>
        <table:table-row table:style-name="ro1">
          <table:table-cell office:value-type="float" office:value="2405">
            <text:p>2405</text:p>
          </table:table-cell>
          <table:table-cell office:value-type="float" office:value="1199.74">
            <text:p>1199.74</text:p>
          </table:table-cell>
          <table:table-cell table:formula="of:=VALUE([.B2407])" office:value-type="float" office:value="1199.74">
            <text:p>1199.74</text:p>
          </table:table-cell>
          <table:table-cell table:number-columns-repeated="11"/>
        </table:table-row>
        <table:table-row table:style-name="ro1">
          <table:table-cell office:value-type="float" office:value="2406">
            <text:p>2406</text:p>
          </table:table-cell>
          <table:table-cell office:value-type="float" office:value="13.0316">
            <text:p>13.0316</text:p>
          </table:table-cell>
          <table:table-cell table:formula="of:=VALUE([.B2408])" office:value-type="float" office:value="13.0316">
            <text:p>13.0316</text:p>
          </table:table-cell>
          <table:table-cell table:number-columns-repeated="11"/>
        </table:table-row>
        <table:table-row table:style-name="ro1">
          <table:table-cell office:value-type="float" office:value="2407">
            <text:p>2407</text:p>
          </table:table-cell>
          <table:table-cell office:value-type="float" office:value="29.9098">
            <text:p>29.9098</text:p>
          </table:table-cell>
          <table:table-cell table:formula="of:=VALUE([.B2409])" office:value-type="float" office:value="29.9098">
            <text:p>29.9098</text:p>
          </table:table-cell>
          <table:table-cell table:number-columns-repeated="11"/>
        </table:table-row>
        <table:table-row table:style-name="ro1">
          <table:table-cell office:value-type="float" office:value="2408">
            <text:p>2408</text:p>
          </table:table-cell>
          <table:table-cell office:value-type="float" office:value="40.6916">
            <text:p>40.6916</text:p>
          </table:table-cell>
          <table:table-cell table:formula="of:=VALUE([.B2410])" office:value-type="float" office:value="40.6916">
            <text:p>40.6916</text:p>
          </table:table-cell>
          <table:table-cell table:number-columns-repeated="11"/>
        </table:table-row>
        <table:table-row table:style-name="ro1">
          <table:table-cell office:value-type="float" office:value="2409">
            <text:p>2409</text:p>
          </table:table-cell>
          <table:table-cell office:value-type="float" office:value="1402.88">
            <text:p>1402.88</text:p>
          </table:table-cell>
          <table:table-cell table:formula="of:=VALUE([.B2411])" office:value-type="float" office:value="1402.88">
            <text:p>1402.88</text:p>
          </table:table-cell>
          <table:table-cell table:number-columns-repeated="11"/>
        </table:table-row>
        <table:table-row table:style-name="ro1">
          <table:table-cell office:value-type="float" office:value="2410">
            <text:p>2410</text:p>
          </table:table-cell>
          <table:table-cell office:value-type="float" office:value="2270.03">
            <text:p>2270.03</text:p>
          </table:table-cell>
          <table:table-cell table:formula="of:=VALUE([.B2412])" office:value-type="float" office:value="2270.03">
            <text:p>2270.03</text:p>
          </table:table-cell>
          <table:table-cell table:number-columns-repeated="11"/>
        </table:table-row>
        <table:table-row table:style-name="ro1">
          <table:table-cell office:value-type="float" office:value="2411">
            <text:p>2411</text:p>
          </table:table-cell>
          <table:table-cell office:value-type="float" office:value="589.359">
            <text:p>589.359</text:p>
          </table:table-cell>
          <table:table-cell table:formula="of:=VALUE([.B2413])" office:value-type="float" office:value="589.359">
            <text:p>589.359</text:p>
          </table:table-cell>
          <table:table-cell table:number-columns-repeated="11"/>
        </table:table-row>
        <table:table-row table:style-name="ro1">
          <table:table-cell office:value-type="float" office:value="2412">
            <text:p>2412</text:p>
          </table:table-cell>
          <table:table-cell office:value-type="float" office:value="9.86703">
            <text:p>9.86703</text:p>
          </table:table-cell>
          <table:table-cell table:formula="of:=VALUE([.B2414])" office:value-type="float" office:value="9.86703">
            <text:p>9.86703</text:p>
          </table:table-cell>
          <table:table-cell table:number-columns-repeated="11"/>
        </table:table-row>
        <table:table-row table:style-name="ro1">
          <table:table-cell office:value-type="float" office:value="2413">
            <text:p>2413</text:p>
          </table:table-cell>
          <table:table-cell office:value-type="float" office:value="269.117">
            <text:p>269.117</text:p>
          </table:table-cell>
          <table:table-cell table:formula="of:=VALUE([.B2415])" office:value-type="float" office:value="269.117">
            <text:p>269.117</text:p>
          </table:table-cell>
          <table:table-cell table:number-columns-repeated="11"/>
        </table:table-row>
        <table:table-row table:style-name="ro1">
          <table:table-cell office:value-type="float" office:value="2414">
            <text:p>2414</text:p>
          </table:table-cell>
          <table:table-cell office:value-type="float" office:value="569.758">
            <text:p>569.758</text:p>
          </table:table-cell>
          <table:table-cell table:formula="of:=VALUE([.B2416])" office:value-type="float" office:value="569.758">
            <text:p>569.758</text:p>
          </table:table-cell>
          <table:table-cell table:number-columns-repeated="11"/>
        </table:table-row>
        <table:table-row table:style-name="ro1">
          <table:table-cell office:value-type="float" office:value="2415">
            <text:p>2415</text:p>
          </table:table-cell>
          <table:table-cell office:value-type="float" office:value="168.317">
            <text:p>168.317</text:p>
          </table:table-cell>
          <table:table-cell table:formula="of:=VALUE([.B2417])" office:value-type="float" office:value="168.317">
            <text:p>168.317</text:p>
          </table:table-cell>
          <table:table-cell table:number-columns-repeated="11"/>
        </table:table-row>
        <table:table-row table:style-name="ro1">
          <table:table-cell office:value-type="float" office:value="2416">
            <text:p>2416</text:p>
          </table:table-cell>
          <table:table-cell office:value-type="float" office:value="4.13596">
            <text:p>4.13596</text:p>
          </table:table-cell>
          <table:table-cell table:formula="of:=VALUE([.B2418])" office:value-type="float" office:value="4.13596">
            <text:p>4.13596</text:p>
          </table:table-cell>
          <table:table-cell table:number-columns-repeated="11"/>
        </table:table-row>
        <table:table-row table:style-name="ro1">
          <table:table-cell office:value-type="float" office:value="2417">
            <text:p>2417</text:p>
          </table:table-cell>
          <table:table-cell office:value-type="float" office:value="507.631">
            <text:p>507.631</text:p>
          </table:table-cell>
          <table:table-cell table:formula="of:=VALUE([.B2419])" office:value-type="float" office:value="507.631">
            <text:p>507.631</text:p>
          </table:table-cell>
          <table:table-cell table:number-columns-repeated="11"/>
        </table:table-row>
        <table:table-row table:style-name="ro1">
          <table:table-cell office:value-type="float" office:value="2418">
            <text:p>2418</text:p>
          </table:table-cell>
          <table:table-cell office:value-type="float" office:value="225.14">
            <text:p>225.14</text:p>
          </table:table-cell>
          <table:table-cell table:formula="of:=VALUE([.B2420])" office:value-type="float" office:value="225.14">
            <text:p>225.14</text:p>
          </table:table-cell>
          <table:table-cell table:number-columns-repeated="11"/>
        </table:table-row>
        <table:table-row table:style-name="ro1">
          <table:table-cell office:value-type="float" office:value="2419">
            <text:p>2419</text:p>
          </table:table-cell>
          <table:table-cell office:value-type="float" office:value="80.8747">
            <text:p>80.8747</text:p>
          </table:table-cell>
          <table:table-cell table:formula="of:=VALUE([.B2421])" office:value-type="float" office:value="80.8747">
            <text:p>80.8747</text:p>
          </table:table-cell>
          <table:table-cell table:number-columns-repeated="11"/>
        </table:table-row>
        <table:table-row table:style-name="ro1">
          <table:table-cell office:value-type="float" office:value="2420">
            <text:p>2420</text:p>
          </table:table-cell>
          <table:table-cell office:value-type="float" office:value="0.579262">
            <text:p>0.579262</text:p>
          </table:table-cell>
          <table:table-cell table:formula="of:=VALUE([.B2422])" office:value-type="float" office:value="0.579262">
            <text:p>0.579262</text:p>
          </table:table-cell>
          <table:table-cell table:number-columns-repeated="11"/>
        </table:table-row>
        <table:table-row table:style-name="ro1">
          <table:table-cell office:value-type="float" office:value="2421">
            <text:p>2421</text:p>
          </table:table-cell>
          <table:table-cell office:value-type="float" office:value="2241.76">
            <text:p>2241.76</text:p>
          </table:table-cell>
          <table:table-cell table:formula="of:=VALUE([.B2423])" office:value-type="float" office:value="2241.76">
            <text:p>2241.76</text:p>
          </table:table-cell>
          <table:table-cell table:number-columns-repeated="11"/>
        </table:table-row>
        <table:table-row table:style-name="ro1">
          <table:table-cell office:value-type="float" office:value="2422">
            <text:p>2422</text:p>
          </table:table-cell>
          <table:table-cell office:value-type="float" office:value="8.54361">
            <text:p>8.54361</text:p>
          </table:table-cell>
          <table:table-cell table:formula="of:=VALUE([.B2424])" office:value-type="float" office:value="8.54361">
            <text:p>8.54361</text:p>
          </table:table-cell>
          <table:table-cell table:number-columns-repeated="11"/>
        </table:table-row>
        <table:table-row table:style-name="ro1">
          <table:table-cell office:value-type="float" office:value="2423">
            <text:p>2423</text:p>
          </table:table-cell>
          <table:table-cell office:value-type="float" office:value="48.4687">
            <text:p>48.4687</text:p>
          </table:table-cell>
          <table:table-cell table:formula="of:=VALUE([.B2425])" office:value-type="float" office:value="48.4687">
            <text:p>48.4687</text:p>
          </table:table-cell>
          <table:table-cell table:number-columns-repeated="11"/>
        </table:table-row>
        <table:table-row table:style-name="ro1">
          <table:table-cell office:value-type="float" office:value="2424">
            <text:p>2424</text:p>
          </table:table-cell>
          <table:table-cell office:value-type="float" office:value="1.62791">
            <text:p>1.62791</text:p>
          </table:table-cell>
          <table:table-cell table:formula="of:=VALUE([.B2426])" office:value-type="float" office:value="1.62791">
            <text:p>1.62791</text:p>
          </table:table-cell>
          <table:table-cell table:number-columns-repeated="11"/>
        </table:table-row>
        <table:table-row table:style-name="ro1">
          <table:table-cell office:value-type="float" office:value="2425">
            <text:p>2425</text:p>
          </table:table-cell>
          <table:table-cell office:value-type="float" office:value="2887.59">
            <text:p>2887.59</text:p>
          </table:table-cell>
          <table:table-cell table:formula="of:=VALUE([.B2427])" office:value-type="float" office:value="2887.59">
            <text:p>2887.59</text:p>
          </table:table-cell>
          <table:table-cell table:number-columns-repeated="11"/>
        </table:table-row>
        <table:table-row table:style-name="ro1">
          <table:table-cell office:value-type="float" office:value="2426">
            <text:p>2426</text:p>
          </table:table-cell>
          <table:table-cell office:value-type="float" office:value="123.794">
            <text:p>123.794</text:p>
          </table:table-cell>
          <table:table-cell table:formula="of:=VALUE([.B2428])" office:value-type="float" office:value="123.794">
            <text:p>123.794</text:p>
          </table:table-cell>
          <table:table-cell table:number-columns-repeated="11"/>
        </table:table-row>
        <table:table-row table:style-name="ro1">
          <table:table-cell office:value-type="float" office:value="2427">
            <text:p>2427</text:p>
          </table:table-cell>
          <table:table-cell office:value-type="float" office:value="37.2482">
            <text:p>37.2482</text:p>
          </table:table-cell>
          <table:table-cell table:formula="of:=VALUE([.B2429])" office:value-type="float" office:value="37.2482">
            <text:p>37.2482</text:p>
          </table:table-cell>
          <table:table-cell table:number-columns-repeated="11"/>
        </table:table-row>
        <table:table-row table:style-name="ro1">
          <table:table-cell office:value-type="float" office:value="2428">
            <text:p>2428</text:p>
          </table:table-cell>
          <table:table-cell office:value-type="float" office:value="2.55099">
            <text:p>2.55099</text:p>
          </table:table-cell>
          <table:table-cell table:formula="of:=VALUE([.B2430])" office:value-type="float" office:value="2.55099">
            <text:p>2.55099</text:p>
          </table:table-cell>
          <table:table-cell table:number-columns-repeated="11"/>
        </table:table-row>
        <table:table-row table:style-name="ro1">
          <table:table-cell office:value-type="float" office:value="2429">
            <text:p>2429</text:p>
          </table:table-cell>
          <table:table-cell office:value-type="float" office:value="3168.44">
            <text:p>3168.44</text:p>
          </table:table-cell>
          <table:table-cell table:formula="of:=VALUE([.B2431])" office:value-type="float" office:value="3168.44">
            <text:p>3168.44</text:p>
          </table:table-cell>
          <table:table-cell table:number-columns-repeated="11"/>
        </table:table-row>
        <table:table-row table:style-name="ro1">
          <table:table-cell office:value-type="float" office:value="2430">
            <text:p>2430</text:p>
          </table:table-cell>
          <table:table-cell office:value-type="float" office:value="167.001">
            <text:p>167.001</text:p>
          </table:table-cell>
          <table:table-cell table:formula="of:=VALUE([.B2432])" office:value-type="float" office:value="167.001">
            <text:p>167.001</text:p>
          </table:table-cell>
          <table:table-cell table:number-columns-repeated="11"/>
        </table:table-row>
        <table:table-row table:style-name="ro1">
          <table:table-cell office:value-type="float" office:value="2431">
            <text:p>2431</text:p>
          </table:table-cell>
          <table:table-cell office:value-type="float" office:value="31.7426">
            <text:p>31.7426</text:p>
          </table:table-cell>
          <table:table-cell table:formula="of:=VALUE([.B2433])" office:value-type="float" office:value="31.7426">
            <text:p>31.7426</text:p>
          </table:table-cell>
          <table:table-cell table:number-columns-repeated="11"/>
        </table:table-row>
        <table:table-row table:style-name="ro1">
          <table:table-cell office:value-type="float" office:value="2432">
            <text:p>2432</text:p>
          </table:table-cell>
          <table:table-cell office:value-type="float" office:value="3.03172">
            <text:p>3.03172</text:p>
          </table:table-cell>
          <table:table-cell table:formula="of:=VALUE([.B2434])" office:value-type="float" office:value="3.03172">
            <text:p>3.03172</text:p>
          </table:table-cell>
          <table:table-cell table:number-columns-repeated="11"/>
        </table:table-row>
        <table:table-row table:style-name="ro1">
          <table:table-cell office:value-type="float" office:value="2433">
            <text:p>2433</text:p>
          </table:table-cell>
          <table:table-cell office:value-type="float" office:value="3653.14">
            <text:p>3653.14</text:p>
          </table:table-cell>
          <table:table-cell table:formula="of:=VALUE([.B2435])" office:value-type="float" office:value="3653.14">
            <text:p>3653.14</text:p>
          </table:table-cell>
          <table:table-cell table:number-columns-repeated="11"/>
        </table:table-row>
        <table:table-row table:style-name="ro1">
          <table:table-cell office:value-type="float" office:value="2434">
            <text:p>2434</text:p>
          </table:table-cell>
          <table:table-cell office:value-type="float" office:value="173.691">
            <text:p>173.691</text:p>
          </table:table-cell>
          <table:table-cell table:formula="of:=VALUE([.B2436])" office:value-type="float" office:value="173.691">
            <text:p>173.691</text:p>
          </table:table-cell>
          <table:table-cell table:number-columns-repeated="11"/>
        </table:table-row>
        <table:table-row table:style-name="ro1">
          <table:table-cell office:value-type="float" office:value="2435">
            <text:p>2435</text:p>
          </table:table-cell>
          <table:table-cell office:value-type="float" office:value="26.5507">
            <text:p>26.5507</text:p>
          </table:table-cell>
          <table:table-cell table:formula="of:=VALUE([.B2437])" office:value-type="float" office:value="26.5507">
            <text:p>26.5507</text:p>
          </table:table-cell>
          <table:table-cell table:number-columns-repeated="11"/>
        </table:table-row>
        <table:table-row table:style-name="ro1">
          <table:table-cell office:value-type="float" office:value="2436">
            <text:p>2436</text:p>
          </table:table-cell>
          <table:table-cell office:value-type="float" office:value="2.87248">
            <text:p>2.87248</text:p>
          </table:table-cell>
          <table:table-cell table:formula="of:=VALUE([.B2438])" office:value-type="float" office:value="2.87248">
            <text:p>2.87248</text:p>
          </table:table-cell>
          <table:table-cell table:number-columns-repeated="11"/>
        </table:table-row>
        <table:table-row table:style-name="ro1">
          <table:table-cell office:value-type="float" office:value="2437">
            <text:p>2437</text:p>
          </table:table-cell>
          <table:table-cell office:value-type="float" office:value="3582.79">
            <text:p>3582.79</text:p>
          </table:table-cell>
          <table:table-cell table:formula="of:=VALUE([.B2439])" office:value-type="float" office:value="3582.79">
            <text:p>3582.79</text:p>
          </table:table-cell>
          <table:table-cell table:number-columns-repeated="11"/>
        </table:table-row>
        <table:table-row table:style-name="ro1">
          <table:table-cell office:value-type="float" office:value="2438">
            <text:p>2438</text:p>
          </table:table-cell>
          <table:table-cell office:value-type="float" office:value="132.383">
            <text:p>132.383</text:p>
          </table:table-cell>
          <table:table-cell table:formula="of:=VALUE([.B2440])" office:value-type="float" office:value="132.383">
            <text:p>132.383</text:p>
          </table:table-cell>
          <table:table-cell table:number-columns-repeated="11"/>
        </table:table-row>
        <table:table-row table:style-name="ro1">
          <table:table-cell office:value-type="float" office:value="2439">
            <text:p>2439</text:p>
          </table:table-cell>
          <table:table-cell office:value-type="float" office:value="20.1868">
            <text:p>20.1868</text:p>
          </table:table-cell>
          <table:table-cell table:formula="of:=VALUE([.B2441])" office:value-type="float" office:value="20.1868">
            <text:p>20.1868</text:p>
          </table:table-cell>
          <table:table-cell table:number-columns-repeated="11"/>
        </table:table-row>
        <table:table-row table:style-name="ro1">
          <table:table-cell office:value-type="float" office:value="2440">
            <text:p>2440</text:p>
          </table:table-cell>
          <table:table-cell office:value-type="float" office:value="2.6638">
            <text:p>2.6638</text:p>
          </table:table-cell>
          <table:table-cell table:formula="of:=VALUE([.B2442])" office:value-type="float" office:value="2.6638">
            <text:p>2.6638</text:p>
          </table:table-cell>
          <table:table-cell table:number-columns-repeated="11"/>
        </table:table-row>
        <table:table-row table:style-name="ro1">
          <table:table-cell office:value-type="float" office:value="2441">
            <text:p>2441</text:p>
          </table:table-cell>
          <table:table-cell office:value-type="float" office:value="3478.35">
            <text:p>3478.35</text:p>
          </table:table-cell>
          <table:table-cell table:formula="of:=VALUE([.B2443])" office:value-type="float" office:value="3478.35">
            <text:p>3478.35</text:p>
          </table:table-cell>
          <table:table-cell table:number-columns-repeated="11"/>
        </table:table-row>
        <table:table-row table:style-name="ro1">
          <table:table-cell office:value-type="float" office:value="2442">
            <text:p>2442</text:p>
          </table:table-cell>
          <table:table-cell office:value-type="float" office:value="83.1109">
            <text:p>83.1109</text:p>
          </table:table-cell>
          <table:table-cell table:formula="of:=VALUE([.B2444])" office:value-type="float" office:value="83.1109">
            <text:p>83.1109</text:p>
          </table:table-cell>
          <table:table-cell table:number-columns-repeated="11"/>
        </table:table-row>
        <table:table-row table:style-name="ro1">
          <table:table-cell office:value-type="float" office:value="2443">
            <text:p>2443</text:p>
          </table:table-cell>
          <table:table-cell office:value-type="float" office:value="13.2312">
            <text:p>13.2312</text:p>
          </table:table-cell>
          <table:table-cell table:formula="of:=VALUE([.B2445])" office:value-type="float" office:value="13.2312">
            <text:p>13.2312</text:p>
          </table:table-cell>
          <table:table-cell table:number-columns-repeated="11"/>
        </table:table-row>
        <table:table-row table:style-name="ro1">
          <table:table-cell office:value-type="float" office:value="2444">
            <text:p>2444</text:p>
          </table:table-cell>
          <table:table-cell office:value-type="float" office:value="2.54701">
            <text:p>2.54701</text:p>
          </table:table-cell>
          <table:table-cell table:formula="of:=VALUE([.B2446])" office:value-type="float" office:value="2.54701">
            <text:p>2.54701</text:p>
          </table:table-cell>
          <table:table-cell table:number-columns-repeated="11"/>
        </table:table-row>
        <table:table-row table:style-name="ro1">
          <table:table-cell office:value-type="float" office:value="2445">
            <text:p>2445</text:p>
          </table:table-cell>
          <table:table-cell office:value-type="float" office:value="3579">
            <text:p>3579</text:p>
          </table:table-cell>
          <table:table-cell table:formula="of:=VALUE([.B2447])" office:value-type="float" office:value="3579">
            <text:p>3579</text:p>
          </table:table-cell>
          <table:table-cell table:number-columns-repeated="11"/>
        </table:table-row>
        <table:table-row table:style-name="ro1">
          <table:table-cell office:value-type="float" office:value="2446">
            <text:p>2446</text:p>
          </table:table-cell>
          <table:table-cell office:value-type="float" office:value="39.5129">
            <text:p>39.5129</text:p>
          </table:table-cell>
          <table:table-cell table:formula="of:=VALUE([.B2448])" office:value-type="float" office:value="39.5129">
            <text:p>39.5129</text:p>
          </table:table-cell>
          <table:table-cell table:number-columns-repeated="11"/>
        </table:table-row>
        <table:table-row table:style-name="ro1">
          <table:table-cell office:value-type="float" office:value="2447">
            <text:p>2447</text:p>
          </table:table-cell>
          <table:table-cell office:value-type="float" office:value="6.15221">
            <text:p>6.15221</text:p>
          </table:table-cell>
          <table:table-cell table:formula="of:=VALUE([.B2449])" office:value-type="float" office:value="6.15221">
            <text:p>6.15221</text:p>
          </table:table-cell>
          <table:table-cell table:number-columns-repeated="11"/>
        </table:table-row>
        <table:table-row table:style-name="ro1">
          <table:table-cell office:value-type="float" office:value="2448">
            <text:p>2448</text:p>
          </table:table-cell>
          <table:table-cell office:value-type="float" office:value="2.44014">
            <text:p>2.44014</text:p>
          </table:table-cell>
          <table:table-cell table:formula="of:=VALUE([.B2450])" office:value-type="float" office:value="2.44014">
            <text:p>2.44014</text:p>
          </table:table-cell>
          <table:table-cell table:number-columns-repeated="11"/>
        </table:table-row>
        <table:table-row table:style-name="ro1">
          <table:table-cell office:value-type="float" office:value="2449">
            <text:p>2449</text:p>
          </table:table-cell>
          <table:table-cell office:value-type="float" office:value="3381.38">
            <text:p>3381.38</text:p>
          </table:table-cell>
          <table:table-cell table:formula="of:=VALUE([.B2451])" office:value-type="float" office:value="3381.38">
            <text:p>3381.38</text:p>
          </table:table-cell>
          <table:table-cell table:number-columns-repeated="11"/>
        </table:table-row>
        <table:table-row table:style-name="ro1">
          <table:table-cell office:value-type="float" office:value="2450">
            <text:p>2450</text:p>
          </table:table-cell>
          <table:table-cell office:value-type="float" office:value="7.53952">
            <text:p>7.53952</text:p>
          </table:table-cell>
          <table:table-cell table:formula="of:=VALUE([.B2452])" office:value-type="float" office:value="7.53952">
            <text:p>7.53952</text:p>
          </table:table-cell>
          <table:table-cell table:number-columns-repeated="11"/>
        </table:table-row>
        <table:table-row table:style-name="ro1">
          <table:table-cell office:value-type="float" office:value="2451">
            <text:p>2451</text:p>
          </table:table-cell>
          <table:table-cell office:value-type="float" office:value="2.46192">
            <text:p>2.46192</text:p>
          </table:table-cell>
          <table:table-cell table:formula="of:=VALUE([.B2453])" office:value-type="float" office:value="2.46192">
            <text:p>2.46192</text:p>
          </table:table-cell>
          <table:table-cell table:number-columns-repeated="11"/>
        </table:table-row>
        <table:table-row table:style-name="ro1">
          <table:table-cell office:value-type="float" office:value="2452">
            <text:p>2452</text:p>
          </table:table-cell>
          <table:table-cell office:value-type="float" office:value="2.31374">
            <text:p>2.31374</text:p>
          </table:table-cell>
          <table:table-cell table:formula="of:=VALUE([.B2454])" office:value-type="float" office:value="2.31374">
            <text:p>2.31374</text:p>
          </table:table-cell>
          <table:table-cell table:number-columns-repeated="11"/>
        </table:table-row>
        <table:table-row table:style-name="ro1">
          <table:table-cell office:value-type="float" office:value="2453">
            <text:p>2453</text:p>
          </table:table-cell>
          <table:table-cell office:value-type="float" office:value="3345.27">
            <text:p>3345.27</text:p>
          </table:table-cell>
          <table:table-cell table:formula="of:=VALUE([.B2455])" office:value-type="float" office:value="3345.27">
            <text:p>3345.27</text:p>
          </table:table-cell>
          <table:table-cell table:number-columns-repeated="11"/>
        </table:table-row>
        <table:table-row table:style-name="ro1">
          <table:table-cell office:value-type="float" office:value="2454">
            <text:p>2454</text:p>
          </table:table-cell>
          <table:table-cell office:value-type="float" office:value="32.0147">
            <text:p>32.0147</text:p>
          </table:table-cell>
          <table:table-cell table:formula="of:=VALUE([.B2456])" office:value-type="float" office:value="32.0147">
            <text:p>32.0147</text:p>
          </table:table-cell>
          <table:table-cell table:number-columns-repeated="11"/>
        </table:table-row>
        <table:table-row table:style-name="ro1">
          <table:table-cell office:value-type="float" office:value="2455">
            <text:p>2455</text:p>
          </table:table-cell>
          <table:table-cell office:value-type="float" office:value="5.86956">
            <text:p>5.86956</text:p>
          </table:table-cell>
          <table:table-cell table:formula="of:=VALUE([.B2457])" office:value-type="float" office:value="5.86956">
            <text:p>5.86956</text:p>
          </table:table-cell>
          <table:table-cell table:number-columns-repeated="11"/>
        </table:table-row>
        <table:table-row table:style-name="ro1">
          <table:table-cell office:value-type="float" office:value="2456">
            <text:p>2456</text:p>
          </table:table-cell>
          <table:table-cell office:value-type="float" office:value="2.15809">
            <text:p>2.15809</text:p>
          </table:table-cell>
          <table:table-cell table:formula="of:=VALUE([.B2458])" office:value-type="float" office:value="2.15809">
            <text:p>2.15809</text:p>
          </table:table-cell>
          <table:table-cell table:number-columns-repeated="11"/>
        </table:table-row>
        <table:table-row table:style-name="ro1">
          <table:table-cell office:value-type="float" office:value="2457">
            <text:p>2457</text:p>
          </table:table-cell>
          <table:table-cell office:value-type="float" office:value="3357.13">
            <text:p>3357.13</text:p>
          </table:table-cell>
          <table:table-cell table:formula="of:=VALUE([.B2459])" office:value-type="float" office:value="3357.13">
            <text:p>3357.13</text:p>
          </table:table-cell>
          <table:table-cell table:number-columns-repeated="11"/>
        </table:table-row>
        <table:table-row table:style-name="ro1">
          <table:table-cell office:value-type="float" office:value="2458">
            <text:p>2458</text:p>
          </table:table-cell>
          <table:table-cell office:value-type="float" office:value="49.0525">
            <text:p>49.0525</text:p>
          </table:table-cell>
          <table:table-cell table:formula="of:=VALUE([.B2460])" office:value-type="float" office:value="49.0525">
            <text:p>49.0525</text:p>
          </table:table-cell>
          <table:table-cell table:number-columns-repeated="11"/>
        </table:table-row>
        <table:table-row table:style-name="ro1">
          <table:table-cell office:value-type="float" office:value="2459">
            <text:p>2459</text:p>
          </table:table-cell>
          <table:table-cell office:value-type="float" office:value="7.81904">
            <text:p>7.81904</text:p>
          </table:table-cell>
          <table:table-cell table:formula="of:=VALUE([.B2461])" office:value-type="float" office:value="7.81904">
            <text:p>7.81904</text:p>
          </table:table-cell>
          <table:table-cell table:number-columns-repeated="11"/>
        </table:table-row>
        <table:table-row table:style-name="ro1">
          <table:table-cell office:value-type="float" office:value="2460">
            <text:p>2460</text:p>
          </table:table-cell>
          <table:table-cell office:value-type="float" office:value="1.87109">
            <text:p>1.87109</text:p>
          </table:table-cell>
          <table:table-cell table:formula="of:=VALUE([.B2462])" office:value-type="float" office:value="1.87109">
            <text:p>1.87109</text:p>
          </table:table-cell>
          <table:table-cell table:number-columns-repeated="11"/>
        </table:table-row>
        <table:table-row table:style-name="ro1">
          <table:table-cell office:value-type="float" office:value="2461">
            <text:p>2461</text:p>
          </table:table-cell>
          <table:table-cell office:value-type="float" office:value="3008.21">
            <text:p>3008.21</text:p>
          </table:table-cell>
          <table:table-cell table:formula="of:=VALUE([.B2463])" office:value-type="float" office:value="3008.21">
            <text:p>3008.21</text:p>
          </table:table-cell>
          <table:table-cell table:number-columns-repeated="11"/>
        </table:table-row>
        <table:table-row table:style-name="ro1">
          <table:table-cell office:value-type="float" office:value="2462">
            <text:p>2462</text:p>
          </table:table-cell>
          <table:table-cell office:value-type="float" office:value="51.9592">
            <text:p>51.9592</text:p>
          </table:table-cell>
          <table:table-cell table:formula="of:=VALUE([.B2464])" office:value-type="float" office:value="51.9592">
            <text:p>51.9592</text:p>
          </table:table-cell>
          <table:table-cell table:number-columns-repeated="11"/>
        </table:table-row>
        <table:table-row table:style-name="ro1">
          <table:table-cell office:value-type="float" office:value="2463">
            <text:p>2463</text:p>
          </table:table-cell>
          <table:table-cell office:value-type="float" office:value="5.21063">
            <text:p>5.21063</text:p>
          </table:table-cell>
          <table:table-cell table:formula="of:=VALUE([.B2465])" office:value-type="float" office:value="5.21063">
            <text:p>5.21063</text:p>
          </table:table-cell>
          <table:table-cell table:number-columns-repeated="11"/>
        </table:table-row>
        <table:table-row table:style-name="ro1">
          <table:table-cell office:value-type="float" office:value="2464">
            <text:p>2464</text:p>
          </table:table-cell>
          <table:table-cell office:value-type="float" office:value="0.911479">
            <text:p>0.911479</text:p>
          </table:table-cell>
          <table:table-cell table:formula="of:=VALUE([.B2466])" office:value-type="float" office:value="0.911479">
            <text:p>0.911479</text:p>
          </table:table-cell>
          <table:table-cell table:number-columns-repeated="11"/>
        </table:table-row>
        <table:table-row table:style-name="ro1">
          <table:table-cell office:value-type="float" office:value="2465">
            <text:p>2465</text:p>
          </table:table-cell>
          <table:table-cell office:value-type="float" office:value="2843.99">
            <text:p>2843.99</text:p>
          </table:table-cell>
          <table:table-cell table:formula="of:=VALUE([.B2467])" office:value-type="float" office:value="2843.99">
            <text:p>2843.99</text:p>
          </table:table-cell>
          <table:table-cell table:number-columns-repeated="11"/>
        </table:table-row>
        <table:table-row table:style-name="ro1">
          <table:table-cell office:value-type="float" office:value="2466">
            <text:p>2466</text:p>
          </table:table-cell>
          <table:table-cell office:value-type="float" office:value="5.5915">
            <text:p>5.5915</text:p>
          </table:table-cell>
          <table:table-cell table:formula="of:=VALUE([.B2468])" office:value-type="float" office:value="5.5915">
            <text:p>5.5915</text:p>
          </table:table-cell>
          <table:table-cell table:number-columns-repeated="11"/>
        </table:table-row>
        <table:table-row table:style-name="ro1">
          <table:table-cell office:value-type="float" office:value="2467">
            <text:p>2467</text:p>
          </table:table-cell>
          <table:table-cell office:value-type="float" office:value="23.3792">
            <text:p>23.3792</text:p>
          </table:table-cell>
          <table:table-cell table:formula="of:=VALUE([.B2469])" office:value-type="float" office:value="23.3792">
            <text:p>23.3792</text:p>
          </table:table-cell>
          <table:table-cell table:number-columns-repeated="11"/>
        </table:table-row>
        <table:table-row table:style-name="ro1">
          <table:table-cell office:value-type="float" office:value="2468">
            <text:p>2468</text:p>
          </table:table-cell>
          <table:table-cell office:value-type="float" office:value="0.161927">
            <text:p>0.161927</text:p>
          </table:table-cell>
          <table:table-cell table:formula="of:=VALUE([.B2470])" office:value-type="float" office:value="0.161927">
            <text:p>0.161927</text:p>
          </table:table-cell>
          <table:table-cell table:number-columns-repeated="11"/>
        </table:table-row>
        <table:table-row table:style-name="ro1">
          <table:table-cell office:value-type="float" office:value="2469">
            <text:p>2469</text:p>
          </table:table-cell>
          <table:table-cell office:value-type="float" office:value="2565.82">
            <text:p>2565.82</text:p>
          </table:table-cell>
          <table:table-cell table:formula="of:=VALUE([.B2471])" office:value-type="float" office:value="2565.82">
            <text:p>2565.82</text:p>
          </table:table-cell>
          <table:table-cell table:number-columns-repeated="11"/>
        </table:table-row>
        <table:table-row table:style-name="ro1">
          <table:table-cell office:value-type="float" office:value="2470">
            <text:p>2470</text:p>
          </table:table-cell>
          <table:table-cell office:value-type="float" office:value="35.0084">
            <text:p>35.0084</text:p>
          </table:table-cell>
          <table:table-cell table:formula="of:=VALUE([.B2472])" office:value-type="float" office:value="35.0084">
            <text:p>35.0084</text:p>
          </table:table-cell>
          <table:table-cell table:number-columns-repeated="11"/>
        </table:table-row>
        <table:table-row table:style-name="ro1">
          <table:table-cell office:value-type="float" office:value="2471">
            <text:p>2471</text:p>
          </table:table-cell>
          <table:table-cell office:value-type="float" office:value="44.9243">
            <text:p>44.9243</text:p>
          </table:table-cell>
          <table:table-cell table:formula="of:=VALUE([.B2473])" office:value-type="float" office:value="44.9243">
            <text:p>44.9243</text:p>
          </table:table-cell>
          <table:table-cell table:number-columns-repeated="11"/>
        </table:table-row>
        <table:table-row table:style-name="ro1">
          <table:table-cell office:value-type="float" office:value="2472">
            <text:p>2472</text:p>
          </table:table-cell>
          <table:table-cell office:value-type="float" office:value="1.66034">
            <text:p>1.66034</text:p>
          </table:table-cell>
          <table:table-cell table:formula="of:=VALUE([.B2474])" office:value-type="float" office:value="1.66034">
            <text:p>1.66034</text:p>
          </table:table-cell>
          <table:table-cell table:number-columns-repeated="11"/>
        </table:table-row>
        <table:table-row table:style-name="ro1">
          <table:table-cell office:value-type="float" office:value="2473">
            <text:p>2473</text:p>
          </table:table-cell>
          <table:table-cell office:value-type="float" office:value="1555.9">
            <text:p>1555.9</text:p>
          </table:table-cell>
          <table:table-cell table:formula="of:=VALUE([.B2475])" office:value-type="float" office:value="1555.9">
            <text:p>1555.9</text:p>
          </table:table-cell>
          <table:table-cell table:number-columns-repeated="11"/>
        </table:table-row>
        <table:table-row table:style-name="ro1">
          <table:table-cell office:value-type="float" office:value="2474">
            <text:p>2474</text:p>
          </table:table-cell>
          <table:table-cell office:value-type="float" office:value="167.993">
            <text:p>167.993</text:p>
          </table:table-cell>
          <table:table-cell table:formula="of:=VALUE([.B2476])" office:value-type="float" office:value="167.993">
            <text:p>167.993</text:p>
          </table:table-cell>
          <table:table-cell table:number-columns-repeated="11"/>
        </table:table-row>
        <table:table-row table:style-name="ro1">
          <table:table-cell office:value-type="float" office:value="2475">
            <text:p>2475</text:p>
          </table:table-cell>
          <table:table-cell office:value-type="float" office:value="101.721">
            <text:p>101.721</text:p>
          </table:table-cell>
          <table:table-cell table:formula="of:=VALUE([.B2477])" office:value-type="float" office:value="101.721">
            <text:p>101.721</text:p>
          </table:table-cell>
          <table:table-cell table:number-columns-repeated="11"/>
        </table:table-row>
        <table:table-row table:style-name="ro1">
          <table:table-cell office:value-type="float" office:value="2476">
            <text:p>2476</text:p>
          </table:table-cell>
          <table:table-cell office:value-type="float" office:value="22.4303">
            <text:p>22.4303</text:p>
          </table:table-cell>
          <table:table-cell table:formula="of:=VALUE([.B2478])" office:value-type="float" office:value="22.4303">
            <text:p>22.4303</text:p>
          </table:table-cell>
          <table:table-cell table:number-columns-repeated="11"/>
        </table:table-row>
        <table:table-row table:style-name="ro1">
          <table:table-cell office:value-type="float" office:value="2477">
            <text:p>2477</text:p>
          </table:table-cell>
          <table:table-cell office:value-type="float" office:value="664.44">
            <text:p>664.44</text:p>
          </table:table-cell>
          <table:table-cell table:formula="of:=VALUE([.B2479])" office:value-type="float" office:value="664.44">
            <text:p>664.44</text:p>
          </table:table-cell>
          <table:table-cell table:number-columns-repeated="11"/>
        </table:table-row>
        <table:table-row table:style-name="ro1">
          <table:table-cell office:value-type="float" office:value="2478">
            <text:p>2478</text:p>
          </table:table-cell>
          <table:table-cell office:value-type="float" office:value="1601.83">
            <text:p>1601.83</text:p>
          </table:table-cell>
          <table:table-cell table:formula="of:=VALUE([.B2480])" office:value-type="float" office:value="1601.83">
            <text:p>1601.83</text:p>
          </table:table-cell>
          <table:table-cell table:number-columns-repeated="11"/>
        </table:table-row>
        <table:table-row table:style-name="ro1">
          <table:table-cell office:value-type="float" office:value="2479">
            <text:p>2479</text:p>
          </table:table-cell>
          <table:table-cell office:value-type="float" office:value="881.132">
            <text:p>881.132</text:p>
          </table:table-cell>
          <table:table-cell table:formula="of:=VALUE([.B2481])" office:value-type="float" office:value="881.132">
            <text:p>881.132</text:p>
          </table:table-cell>
          <table:table-cell table:number-columns-repeated="11"/>
        </table:table-row>
        <table:table-row table:style-name="ro1">
          <table:table-cell office:value-type="float" office:value="2480">
            <text:p>2480</text:p>
          </table:table-cell>
          <table:table-cell office:value-type="float" office:value="0.0900971">
            <text:p>0.0900971</text:p>
          </table:table-cell>
          <table:table-cell table:formula="of:=VALUE([.B2482])" office:value-type="float" office:value="0.0900971">
            <text:p>0.0900971</text:p>
          </table:table-cell>
          <table:table-cell table:number-columns-repeated="11"/>
        </table:table-row>
        <table:table-row table:style-name="ro1">
          <table:table-cell office:value-type="float" office:value="2481">
            <text:p>2481</text:p>
          </table:table-cell>
          <table:table-cell office:value-type="float" office:value="1799.86">
            <text:p>1799.86</text:p>
          </table:table-cell>
          <table:table-cell table:formula="of:=VALUE([.B2483])" office:value-type="float" office:value="1799.86">
            <text:p>1799.86</text:p>
          </table:table-cell>
          <table:table-cell table:number-columns-repeated="11"/>
        </table:table-row>
        <table:table-row table:style-name="ro1">
          <table:table-cell office:value-type="float" office:value="2482">
            <text:p>2482</text:p>
          </table:table-cell>
          <table:table-cell office:value-type="float" office:value="31.4603">
            <text:p>31.4603</text:p>
          </table:table-cell>
          <table:table-cell table:formula="of:=VALUE([.B2484])" office:value-type="float" office:value="31.4603">
            <text:p>31.4603</text:p>
          </table:table-cell>
          <table:table-cell table:number-columns-repeated="11"/>
        </table:table-row>
        <table:table-row table:style-name="ro1">
          <table:table-cell office:value-type="float" office:value="2483">
            <text:p>2483</text:p>
          </table:table-cell>
          <table:table-cell office:value-type="float" office:value="31.3468">
            <text:p>31.3468</text:p>
          </table:table-cell>
          <table:table-cell table:formula="of:=VALUE([.B2485])" office:value-type="float" office:value="31.3468">
            <text:p>31.3468</text:p>
          </table:table-cell>
          <table:table-cell table:number-columns-repeated="11"/>
        </table:table-row>
        <table:table-row table:style-name="ro1">
          <table:table-cell office:value-type="float" office:value="2484">
            <text:p>2484</text:p>
          </table:table-cell>
          <table:table-cell office:value-type="float" office:value="0.22089">
            <text:p>0.22089</text:p>
          </table:table-cell>
          <table:table-cell table:formula="of:=VALUE([.B2486])" office:value-type="float" office:value="0.22089">
            <text:p>0.22089</text:p>
          </table:table-cell>
          <table:table-cell table:number-columns-repeated="11"/>
        </table:table-row>
        <table:table-row table:style-name="ro1">
          <table:table-cell office:value-type="float" office:value="2485">
            <text:p>2485</text:p>
          </table:table-cell>
          <table:table-cell office:value-type="float" office:value="1837.79">
            <text:p>1837.79</text:p>
          </table:table-cell>
          <table:table-cell table:formula="of:=VALUE([.B2487])" office:value-type="float" office:value="1837.79">
            <text:p>1837.79</text:p>
          </table:table-cell>
          <table:table-cell table:number-columns-repeated="11"/>
        </table:table-row>
        <table:table-row table:style-name="ro1">
          <table:table-cell office:value-type="float" office:value="2486">
            <text:p>2486</text:p>
          </table:table-cell>
          <table:table-cell office:value-type="float" office:value="30.2039">
            <text:p>30.2039</text:p>
          </table:table-cell>
          <table:table-cell table:formula="of:=VALUE([.B2488])" office:value-type="float" office:value="30.2039">
            <text:p>30.2039</text:p>
          </table:table-cell>
          <table:table-cell table:number-columns-repeated="11"/>
        </table:table-row>
        <table:table-row table:style-name="ro1">
          <table:table-cell office:value-type="float" office:value="2487">
            <text:p>2487</text:p>
          </table:table-cell>
          <table:table-cell office:value-type="float" office:value="22.6111">
            <text:p>22.6111</text:p>
          </table:table-cell>
          <table:table-cell table:formula="of:=VALUE([.B2489])" office:value-type="float" office:value="22.6111">
            <text:p>22.6111</text:p>
          </table:table-cell>
          <table:table-cell table:number-columns-repeated="11"/>
        </table:table-row>
        <table:table-row table:style-name="ro1">
          <table:table-cell office:value-type="float" office:value="2488">
            <text:p>2488</text:p>
          </table:table-cell>
          <table:table-cell office:value-type="float" office:value="0.696126">
            <text:p>0.696126</text:p>
          </table:table-cell>
          <table:table-cell table:formula="of:=VALUE([.B2490])" office:value-type="float" office:value="0.696126">
            <text:p>0.696126</text:p>
          </table:table-cell>
          <table:table-cell table:number-columns-repeated="11"/>
        </table:table-row>
        <table:table-row table:style-name="ro1">
          <table:table-cell office:value-type="float" office:value="2489">
            <text:p>2489</text:p>
          </table:table-cell>
          <table:table-cell office:value-type="float" office:value="1782.16">
            <text:p>1782.16</text:p>
          </table:table-cell>
          <table:table-cell table:formula="of:=VALUE([.B2491])" office:value-type="float" office:value="1782.16">
            <text:p>1782.16</text:p>
          </table:table-cell>
          <table:table-cell table:number-columns-repeated="11"/>
        </table:table-row>
        <table:table-row table:style-name="ro1">
          <table:table-cell office:value-type="float" office:value="2490">
            <text:p>2490</text:p>
          </table:table-cell>
          <table:table-cell office:value-type="float" office:value="34.6124">
            <text:p>34.6124</text:p>
          </table:table-cell>
          <table:table-cell table:formula="of:=VALUE([.B2492])" office:value-type="float" office:value="34.6124">
            <text:p>34.6124</text:p>
          </table:table-cell>
          <table:table-cell table:number-columns-repeated="11"/>
        </table:table-row>
        <table:table-row table:style-name="ro1">
          <table:table-cell office:value-type="float" office:value="2491">
            <text:p>2491</text:p>
          </table:table-cell>
          <table:table-cell office:value-type="float" office:value="2.15306">
            <text:p>2.15306</text:p>
          </table:table-cell>
          <table:table-cell table:formula="of:=VALUE([.B2493])" office:value-type="float" office:value="2.15306">
            <text:p>2.15306</text:p>
          </table:table-cell>
          <table:table-cell table:number-columns-repeated="11"/>
        </table:table-row>
        <table:table-row table:style-name="ro1">
          <table:table-cell office:value-type="float" office:value="2492">
            <text:p>2492</text:p>
          </table:table-cell>
          <table:table-cell office:value-type="float" office:value="0.945244">
            <text:p>0.945244</text:p>
          </table:table-cell>
          <table:table-cell table:formula="of:=VALUE([.B2494])" office:value-type="float" office:value="0.945244">
            <text:p>0.945244</text:p>
          </table:table-cell>
          <table:table-cell table:number-columns-repeated="11"/>
        </table:table-row>
        <table:table-row table:style-name="ro1">
          <table:table-cell office:value-type="float" office:value="2493">
            <text:p>2493</text:p>
          </table:table-cell>
          <table:table-cell office:value-type="float" office:value="1045.33">
            <text:p>1045.33</text:p>
          </table:table-cell>
          <table:table-cell table:formula="of:=VALUE([.B2495])" office:value-type="float" office:value="1045.33">
            <text:p>1045.33</text:p>
          </table:table-cell>
          <table:table-cell table:number-columns-repeated="11"/>
        </table:table-row>
        <table:table-row table:style-name="ro1">
          <table:table-cell office:value-type="float" office:value="2494">
            <text:p>2494</text:p>
          </table:table-cell>
          <table:table-cell office:value-type="float" office:value="48.94">
            <text:p>48.94</text:p>
          </table:table-cell>
          <table:table-cell table:formula="of:=VALUE([.B2496])" office:value-type="float" office:value="48.94">
            <text:p>48.94</text:p>
          </table:table-cell>
          <table:table-cell table:number-columns-repeated="11"/>
        </table:table-row>
        <table:table-row table:style-name="ro1">
          <table:table-cell office:value-type="float" office:value="2495">
            <text:p>2495</text:p>
          </table:table-cell>
          <table:table-cell office:value-type="float" office:value="13.7497">
            <text:p>13.7497</text:p>
          </table:table-cell>
          <table:table-cell table:formula="of:=VALUE([.B2497])" office:value-type="float" office:value="13.7497">
            <text:p>13.7497</text:p>
          </table:table-cell>
          <table:table-cell table:number-columns-repeated="11"/>
        </table:table-row>
        <table:table-row table:style-name="ro1">
          <table:table-cell office:value-type="float" office:value="2496">
            <text:p>2496</text:p>
          </table:table-cell>
          <table:table-cell office:value-type="float" office:value="10.8873">
            <text:p>10.8873</text:p>
          </table:table-cell>
          <table:table-cell table:formula="of:=VALUE([.B2498])" office:value-type="float" office:value="10.8873">
            <text:p>10.8873</text:p>
          </table:table-cell>
          <table:table-cell table:number-columns-repeated="11"/>
        </table:table-row>
        <table:table-row table:style-name="ro1">
          <table:table-cell office:value-type="float" office:value="2497">
            <text:p>2497</text:p>
          </table:table-cell>
          <table:table-cell office:value-type="float" office:value="1061.11">
            <text:p>1061.11</text:p>
          </table:table-cell>
          <table:table-cell table:formula="of:=VALUE([.B2499])" office:value-type="float" office:value="1061.11">
            <text:p>1061.11</text:p>
          </table:table-cell>
          <table:table-cell table:number-columns-repeated="11"/>
        </table:table-row>
        <table:table-row table:style-name="ro1">
          <table:table-cell office:value-type="float" office:value="2498">
            <text:p>2498</text:p>
          </table:table-cell>
          <table:table-cell office:value-type="float" office:value="232.396">
            <text:p>232.396</text:p>
          </table:table-cell>
          <table:table-cell table:formula="of:=VALUE([.B2500])" office:value-type="float" office:value="232.396">
            <text:p>232.396</text:p>
          </table:table-cell>
          <table:table-cell table:number-columns-repeated="11"/>
        </table:table-row>
        <table:table-row table:style-name="ro1">
          <table:table-cell office:value-type="float" office:value="2499">
            <text:p>2499</text:p>
          </table:table-cell>
          <table:table-cell office:value-type="float" office:value="457.77">
            <text:p>457.77</text:p>
          </table:table-cell>
          <table:table-cell table:formula="of:=VALUE([.B2501])" office:value-type="float" office:value="457.77">
            <text:p>457.77</text:p>
          </table:table-cell>
          <table:table-cell table:number-columns-repeated="11"/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7.42086">
            <text:p>7.42086</text:p>
          </table:table-cell>
          <table:table-cell table:formula="of:=VALUE([.B2502])" office:value-type="float" office:value="7.42086">
            <text:p>7.42086</text:p>
          </table:table-cell>
          <table:table-cell table:number-columns-repeated="11"/>
        </table:table-row>
        <table:table-row table:style-name="ro1">
          <table:table-cell office:value-type="float" office:value="2501">
            <text:p>2501</text:p>
          </table:table-cell>
          <table:table-cell office:value-type="float" office:value="775.974">
            <text:p>775.974</text:p>
          </table:table-cell>
          <table:table-cell table:formula="of:=VALUE([.B2503])" office:value-type="float" office:value="775.974">
            <text:p>775.974</text:p>
          </table:table-cell>
          <table:table-cell table:number-columns-repeated="11"/>
        </table:table-row>
        <table:table-row table:style-name="ro1">
          <table:table-cell office:value-type="float" office:value="2502">
            <text:p>2502</text:p>
          </table:table-cell>
          <table:table-cell office:value-type="float" office:value="300.719">
            <text:p>300.719</text:p>
          </table:table-cell>
          <table:table-cell table:formula="of:=VALUE([.B2504])" office:value-type="float" office:value="300.719">
            <text:p>300.719</text:p>
          </table:table-cell>
          <table:table-cell table:number-columns-repeated="11"/>
        </table:table-row>
        <table:table-row table:style-name="ro1">
          <table:table-cell office:value-type="float" office:value="2503">
            <text:p>2503</text:p>
          </table:table-cell>
          <table:table-cell office:value-type="float" office:value="334.328">
            <text:p>334.328</text:p>
          </table:table-cell>
          <table:table-cell table:formula="of:=VALUE([.B2505])" office:value-type="float" office:value="334.328">
            <text:p>334.328</text:p>
          </table:table-cell>
          <table:table-cell table:number-columns-repeated="11"/>
        </table:table-row>
        <table:table-row table:style-name="ro1">
          <table:table-cell office:value-type="float" office:value="2504">
            <text:p>2504</text:p>
          </table:table-cell>
          <table:table-cell office:value-type="float" office:value="9.2739">
            <text:p>9.2739</text:p>
          </table:table-cell>
          <table:table-cell table:formula="of:=VALUE([.B2506])" office:value-type="float" office:value="9.2739">
            <text:p>9.2739</text:p>
          </table:table-cell>
          <table:table-cell table:number-columns-repeated="11"/>
        </table:table-row>
        <table:table-row table:style-name="ro1">
          <table:table-cell office:value-type="float" office:value="2505">
            <text:p>2505</text:p>
          </table:table-cell>
          <table:table-cell office:value-type="float" office:value="1512.82">
            <text:p>1512.82</text:p>
          </table:table-cell>
          <table:table-cell table:formula="of:=VALUE([.B2507])" office:value-type="float" office:value="1512.82">
            <text:p>1512.82</text:p>
          </table:table-cell>
          <table:table-cell table:number-columns-repeated="11"/>
        </table:table-row>
        <table:table-row table:style-name="ro1">
          <table:table-cell office:value-type="float" office:value="2506">
            <text:p>2506</text:p>
          </table:table-cell>
          <table:table-cell office:value-type="float" office:value="303.491">
            <text:p>303.491</text:p>
          </table:table-cell>
          <table:table-cell table:formula="of:=VALUE([.B2508])" office:value-type="float" office:value="303.491">
            <text:p>303.491</text:p>
          </table:table-cell>
          <table:table-cell table:number-columns-repeated="11"/>
        </table:table-row>
        <table:table-row table:style-name="ro1">
          <table:table-cell office:value-type="float" office:value="2507">
            <text:p>2507</text:p>
          </table:table-cell>
          <table:table-cell office:value-type="float" office:value="393.662">
            <text:p>393.662</text:p>
          </table:table-cell>
          <table:table-cell table:formula="of:=VALUE([.B2509])" office:value-type="float" office:value="393.662">
            <text:p>393.662</text:p>
          </table:table-cell>
          <table:table-cell table:number-columns-repeated="11"/>
        </table:table-row>
        <table:table-row table:style-name="ro1">
          <table:table-cell office:value-type="float" office:value="2508">
            <text:p>2508</text:p>
          </table:table-cell>
          <table:table-cell office:value-type="float" office:value="8.16735">
            <text:p>8.16735</text:p>
          </table:table-cell>
          <table:table-cell table:formula="of:=VALUE([.B2510])" office:value-type="float" office:value="8.16735">
            <text:p>8.16735</text:p>
          </table:table-cell>
          <table:table-cell table:number-columns-repeated="11"/>
        </table:table-row>
        <table:table-row table:style-name="ro1">
          <table:table-cell office:value-type="float" office:value="2509">
            <text:p>2509</text:p>
          </table:table-cell>
          <table:table-cell office:value-type="float" office:value="1410.38">
            <text:p>1410.38</text:p>
          </table:table-cell>
          <table:table-cell table:formula="of:=VALUE([.B2511])" office:value-type="float" office:value="1410.38">
            <text:p>1410.38</text:p>
          </table:table-cell>
          <table:table-cell table:number-columns-repeated="11"/>
        </table:table-row>
        <table:table-row table:style-name="ro1">
          <table:table-cell office:value-type="float" office:value="2510">
            <text:p>2510</text:p>
          </table:table-cell>
          <table:table-cell office:value-type="float" office:value="338.202">
            <text:p>338.202</text:p>
          </table:table-cell>
          <table:table-cell table:formula="of:=VALUE([.B2512])" office:value-type="float" office:value="338.202">
            <text:p>338.202</text:p>
          </table:table-cell>
          <table:table-cell table:number-columns-repeated="11"/>
        </table:table-row>
        <table:table-row table:style-name="ro1">
          <table:table-cell office:value-type="float" office:value="2511">
            <text:p>2511</text:p>
          </table:table-cell>
          <table:table-cell office:value-type="float" office:value="340.902">
            <text:p>340.902</text:p>
          </table:table-cell>
          <table:table-cell table:formula="of:=VALUE([.B2513])" office:value-type="float" office:value="340.902">
            <text:p>340.902</text:p>
          </table:table-cell>
          <table:table-cell table:number-columns-repeated="11"/>
        </table:table-row>
        <table:table-row table:style-name="ro1">
          <table:table-cell office:value-type="float" office:value="2512">
            <text:p>2512</text:p>
          </table:table-cell>
          <table:table-cell office:value-type="float" office:value="72.7765">
            <text:p>72.7765</text:p>
          </table:table-cell>
          <table:table-cell table:formula="of:=VALUE([.B2514])" office:value-type="float" office:value="72.7765">
            <text:p>72.7765</text:p>
          </table:table-cell>
          <table:table-cell table:number-columns-repeated="11"/>
        </table:table-row>
        <table:table-row table:style-name="ro1">
          <table:table-cell office:value-type="float" office:value="2513">
            <text:p>2513</text:p>
          </table:table-cell>
          <table:table-cell office:value-type="float" office:value="2996.25">
            <text:p>2996.25</text:p>
          </table:table-cell>
          <table:table-cell table:formula="of:=VALUE([.B2515])" office:value-type="float" office:value="2996.25">
            <text:p>2996.25</text:p>
          </table:table-cell>
          <table:table-cell table:number-columns-repeated="11"/>
        </table:table-row>
        <table:table-row table:style-name="ro1">
          <table:table-cell office:value-type="float" office:value="2514">
            <text:p>2514</text:p>
          </table:table-cell>
          <table:table-cell office:value-type="float" office:value="3440.58">
            <text:p>3440.58</text:p>
          </table:table-cell>
          <table:table-cell table:formula="of:=VALUE([.B2516])" office:value-type="float" office:value="3440.58">
            <text:p>3440.58</text:p>
          </table:table-cell>
          <table:table-cell table:number-columns-repeated="11"/>
        </table:table-row>
        <table:table-row table:style-name="ro1">
          <table:table-cell office:value-type="float" office:value="2515">
            <text:p>2515</text:p>
          </table:table-cell>
          <table:table-cell office:value-type="float" office:value="1010.84">
            <text:p>1010.84</text:p>
          </table:table-cell>
          <table:table-cell table:formula="of:=VALUE([.B2517])" office:value-type="float" office:value="1010.84">
            <text:p>1010.84</text:p>
          </table:table-cell>
          <table:table-cell table:number-columns-repeated="11"/>
        </table:table-row>
        <table:table-row table:style-name="ro1">
          <table:table-cell office:value-type="float" office:value="2516">
            <text:p>2516</text:p>
          </table:table-cell>
          <table:table-cell office:value-type="float" office:value="48.6962">
            <text:p>48.6962</text:p>
          </table:table-cell>
          <table:table-cell table:formula="of:=VALUE([.B2518])" office:value-type="float" office:value="48.6962">
            <text:p>48.6962</text:p>
          </table:table-cell>
          <table:table-cell table:number-columns-repeated="11"/>
        </table:table-row>
        <table:table-row table:style-name="ro1">
          <table:table-cell office:value-type="float" office:value="2517">
            <text:p>2517</text:p>
          </table:table-cell>
          <table:table-cell office:value-type="float" office:value="2992.34">
            <text:p>2992.34</text:p>
          </table:table-cell>
          <table:table-cell table:formula="of:=VALUE([.B2519])" office:value-type="float" office:value="2992.34">
            <text:p>2992.34</text:p>
          </table:table-cell>
          <table:table-cell table:number-columns-repeated="11"/>
        </table:table-row>
        <table:table-row table:style-name="ro1">
          <table:table-cell office:value-type="float" office:value="2518">
            <text:p>2518</text:p>
          </table:table-cell>
          <table:table-cell office:value-type="float" office:value="2252.41">
            <text:p>2252.41</text:p>
          </table:table-cell>
          <table:table-cell table:formula="of:=VALUE([.B2520])" office:value-type="float" office:value="2252.41">
            <text:p>2252.41</text:p>
          </table:table-cell>
          <table:table-cell table:number-columns-repeated="11"/>
        </table:table-row>
        <table:table-row table:style-name="ro1">
          <table:table-cell office:value-type="float" office:value="2519">
            <text:p>2519</text:p>
          </table:table-cell>
          <table:table-cell office:value-type="float" office:value="609.615">
            <text:p>609.615</text:p>
          </table:table-cell>
          <table:table-cell table:formula="of:=VALUE([.B2521])" office:value-type="float" office:value="609.615">
            <text:p>609.615</text:p>
          </table:table-cell>
          <table:table-cell table:number-columns-repeated="11"/>
        </table:table-row>
        <table:table-row table:style-name="ro1">
          <table:table-cell office:value-type="float" office:value="2520">
            <text:p>2520</text:p>
          </table:table-cell>
          <table:table-cell office:value-type="float" office:value="38.9713">
            <text:p>38.9713</text:p>
          </table:table-cell>
          <table:table-cell table:formula="of:=VALUE([.B2522])" office:value-type="float" office:value="38.9713">
            <text:p>38.9713</text:p>
          </table:table-cell>
          <table:table-cell table:number-columns-repeated="11"/>
        </table:table-row>
        <table:table-row table:style-name="ro1">
          <table:table-cell office:value-type="float" office:value="2521">
            <text:p>2521</text:p>
          </table:table-cell>
          <table:table-cell office:value-type="float" office:value="3592.83">
            <text:p>3592.83</text:p>
          </table:table-cell>
          <table:table-cell table:formula="of:=VALUE([.B2523])" office:value-type="float" office:value="3592.83">
            <text:p>3592.83</text:p>
          </table:table-cell>
          <table:table-cell table:number-columns-repeated="11"/>
        </table:table-row>
        <table:table-row table:style-name="ro1">
          <table:table-cell office:value-type="float" office:value="2522">
            <text:p>2522</text:p>
          </table:table-cell>
          <table:table-cell office:value-type="float" office:value="1752.15">
            <text:p>1752.15</text:p>
          </table:table-cell>
          <table:table-cell table:formula="of:=VALUE([.B2524])" office:value-type="float" office:value="1752.15">
            <text:p>1752.15</text:p>
          </table:table-cell>
          <table:table-cell table:number-columns-repeated="11"/>
        </table:table-row>
        <table:table-row table:style-name="ro1">
          <table:table-cell office:value-type="float" office:value="2523">
            <text:p>2523</text:p>
          </table:table-cell>
          <table:table-cell office:value-type="float" office:value="456.589">
            <text:p>456.589</text:p>
          </table:table-cell>
          <table:table-cell table:formula="of:=VALUE([.B2525])" office:value-type="float" office:value="456.589">
            <text:p>456.589</text:p>
          </table:table-cell>
          <table:table-cell table:number-columns-repeated="11"/>
        </table:table-row>
        <table:table-row table:style-name="ro1">
          <table:table-cell office:value-type="float" office:value="2524">
            <text:p>2524</text:p>
          </table:table-cell>
          <table:table-cell office:value-type="float" office:value="24.5808">
            <text:p>24.5808</text:p>
          </table:table-cell>
          <table:table-cell table:formula="of:=VALUE([.B2526])" office:value-type="float" office:value="24.5808">
            <text:p>24.5808</text:p>
          </table:table-cell>
          <table:table-cell table:number-columns-repeated="11"/>
        </table:table-row>
        <table:table-row table:style-name="ro1">
          <table:table-cell office:value-type="float" office:value="2525">
            <text:p>2525</text:p>
          </table:table-cell>
          <table:table-cell office:value-type="float" office:value="1173.28">
            <text:p>1173.28</text:p>
          </table:table-cell>
          <table:table-cell table:formula="of:=VALUE([.B2527])" office:value-type="float" office:value="1173.28">
            <text:p>1173.28</text:p>
          </table:table-cell>
          <table:table-cell table:number-columns-repeated="11"/>
        </table:table-row>
        <table:table-row table:style-name="ro1">
          <table:table-cell office:value-type="float" office:value="2526">
            <text:p>2526</text:p>
          </table:table-cell>
          <table:table-cell office:value-type="float" office:value="912.955">
            <text:p>912.955</text:p>
          </table:table-cell>
          <table:table-cell table:formula="of:=VALUE([.B2528])" office:value-type="float" office:value="912.955">
            <text:p>912.955</text:p>
          </table:table-cell>
          <table:table-cell table:number-columns-repeated="11"/>
        </table:table-row>
        <table:table-row table:style-name="ro1">
          <table:table-cell office:value-type="float" office:value="2527">
            <text:p>2527</text:p>
          </table:table-cell>
          <table:table-cell office:value-type="float" office:value="327.493">
            <text:p>327.493</text:p>
          </table:table-cell>
          <table:table-cell table:formula="of:=VALUE([.B2529])" office:value-type="float" office:value="327.493">
            <text:p>327.493</text:p>
          </table:table-cell>
          <table:table-cell table:number-columns-repeated="11"/>
        </table:table-row>
        <table:table-row table:style-name="ro1">
          <table:table-cell office:value-type="float" office:value="2528">
            <text:p>2528</text:p>
          </table:table-cell>
          <table:table-cell office:value-type="float" office:value="19.4679">
            <text:p>19.4679</text:p>
          </table:table-cell>
          <table:table-cell table:formula="of:=VALUE([.B2530])" office:value-type="float" office:value="19.4679">
            <text:p>19.4679</text:p>
          </table:table-cell>
          <table:table-cell table:number-columns-repeated="11"/>
        </table:table-row>
        <table:table-row table:style-name="ro1">
          <table:table-cell office:value-type="float" office:value="2529">
            <text:p>2529</text:p>
          </table:table-cell>
          <table:table-cell office:value-type="float" office:value="483.66">
            <text:p>483.66</text:p>
          </table:table-cell>
          <table:table-cell table:formula="of:=VALUE([.B2531])" office:value-type="float" office:value="483.66">
            <text:p>483.66</text:p>
          </table:table-cell>
          <table:table-cell table:number-columns-repeated="11"/>
        </table:table-row>
        <table:table-row table:style-name="ro1">
          <table:table-cell office:value-type="float" office:value="2530">
            <text:p>2530</text:p>
          </table:table-cell>
          <table:table-cell office:value-type="float" office:value="616.804">
            <text:p>616.804</text:p>
          </table:table-cell>
          <table:table-cell table:formula="of:=VALUE([.B2532])" office:value-type="float" office:value="616.804">
            <text:p>616.804</text:p>
          </table:table-cell>
          <table:table-cell table:number-columns-repeated="11"/>
        </table:table-row>
        <table:table-row table:style-name="ro1">
          <table:table-cell office:value-type="float" office:value="2531">
            <text:p>2531</text:p>
          </table:table-cell>
          <table:table-cell office:value-type="float" office:value="242.637">
            <text:p>242.637</text:p>
          </table:table-cell>
          <table:table-cell table:formula="of:=VALUE([.B2533])" office:value-type="float" office:value="242.637">
            <text:p>242.637</text:p>
          </table:table-cell>
          <table:table-cell table:number-columns-repeated="11"/>
        </table:table-row>
        <table:table-row table:style-name="ro1">
          <table:table-cell office:value-type="float" office:value="2532">
            <text:p>2532</text:p>
          </table:table-cell>
          <table:table-cell office:value-type="float" office:value="16.9796">
            <text:p>16.9796</text:p>
          </table:table-cell>
          <table:table-cell table:formula="of:=VALUE([.B2534])" office:value-type="float" office:value="16.9796">
            <text:p>16.9796</text:p>
          </table:table-cell>
          <table:table-cell table:number-columns-repeated="11"/>
        </table:table-row>
        <table:table-row table:style-name="ro1">
          <table:table-cell office:value-type="float" office:value="2533">
            <text:p>2533</text:p>
          </table:table-cell>
          <table:table-cell office:value-type="float" office:value="324.491">
            <text:p>324.491</text:p>
          </table:table-cell>
          <table:table-cell table:formula="of:=VALUE([.B2535])" office:value-type="float" office:value="324.491">
            <text:p>324.491</text:p>
          </table:table-cell>
          <table:table-cell table:number-columns-repeated="11"/>
        </table:table-row>
        <table:table-row table:style-name="ro1">
          <table:table-cell office:value-type="float" office:value="2534">
            <text:p>2534</text:p>
          </table:table-cell>
          <table:table-cell office:value-type="float" office:value="492.738">
            <text:p>492.738</text:p>
          </table:table-cell>
          <table:table-cell table:formula="of:=VALUE([.B2536])" office:value-type="float" office:value="492.738">
            <text:p>492.738</text:p>
          </table:table-cell>
          <table:table-cell table:number-columns-repeated="11"/>
        </table:table-row>
        <table:table-row table:style-name="ro1">
          <table:table-cell office:value-type="float" office:value="2535">
            <text:p>2535</text:p>
          </table:table-cell>
          <table:table-cell office:value-type="float" office:value="195.144">
            <text:p>195.144</text:p>
          </table:table-cell>
          <table:table-cell table:formula="of:=VALUE([.B2537])" office:value-type="float" office:value="195.144">
            <text:p>195.144</text:p>
          </table:table-cell>
          <table:table-cell table:number-columns-repeated="11"/>
        </table:table-row>
        <table:table-row table:style-name="ro1">
          <table:table-cell office:value-type="float" office:value="2536">
            <text:p>2536</text:p>
          </table:table-cell>
          <table:table-cell office:value-type="float" office:value="15.6096">
            <text:p>15.6096</text:p>
          </table:table-cell>
          <table:table-cell table:formula="of:=VALUE([.B2538])" office:value-type="float" office:value="15.6096">
            <text:p>15.6096</text:p>
          </table:table-cell>
          <table:table-cell table:number-columns-repeated="11"/>
        </table:table-row>
        <table:table-row table:style-name="ro1">
          <table:table-cell office:value-type="float" office:value="2537">
            <text:p>2537</text:p>
          </table:table-cell>
          <table:table-cell office:value-type="float" office:value="330.377">
            <text:p>330.377</text:p>
          </table:table-cell>
          <table:table-cell table:formula="of:=VALUE([.B2539])" office:value-type="float" office:value="330.377">
            <text:p>330.377</text:p>
          </table:table-cell>
          <table:table-cell table:number-columns-repeated="11"/>
        </table:table-row>
        <table:table-row table:style-name="ro1">
          <table:table-cell office:value-type="float" office:value="2538">
            <text:p>2538</text:p>
          </table:table-cell>
          <table:table-cell office:value-type="float" office:value="440.213">
            <text:p>440.213</text:p>
          </table:table-cell>
          <table:table-cell table:formula="of:=VALUE([.B2540])" office:value-type="float" office:value="440.213">
            <text:p>440.213</text:p>
          </table:table-cell>
          <table:table-cell table:number-columns-repeated="11"/>
        </table:table-row>
        <table:table-row table:style-name="ro1">
          <table:table-cell office:value-type="float" office:value="2539">
            <text:p>2539</text:p>
          </table:table-cell>
          <table:table-cell office:value-type="float" office:value="168.402">
            <text:p>168.402</text:p>
          </table:table-cell>
          <table:table-cell table:formula="of:=VALUE([.B2541])" office:value-type="float" office:value="168.402">
            <text:p>168.402</text:p>
          </table:table-cell>
          <table:table-cell table:number-columns-repeated="11"/>
        </table:table-row>
        <table:table-row table:style-name="ro1">
          <table:table-cell office:value-type="float" office:value="2540">
            <text:p>2540</text:p>
          </table:table-cell>
          <table:table-cell office:value-type="float" office:value="14.944">
            <text:p>14.944</text:p>
          </table:table-cell>
          <table:table-cell table:formula="of:=VALUE([.B2542])" office:value-type="float" office:value="14.944">
            <text:p>14.944</text:p>
          </table:table-cell>
          <table:table-cell table:number-columns-repeated="11"/>
        </table:table-row>
        <table:table-row table:style-name="ro1">
          <table:table-cell office:value-type="float" office:value="2541">
            <text:p>2541</text:p>
          </table:table-cell>
          <table:table-cell office:value-type="float" office:value="266.611">
            <text:p>266.611</text:p>
          </table:table-cell>
          <table:table-cell table:formula="of:=VALUE([.B2543])" office:value-type="float" office:value="266.611">
            <text:p>266.611</text:p>
          </table:table-cell>
          <table:table-cell table:number-columns-repeated="11"/>
        </table:table-row>
        <table:table-row table:style-name="ro1">
          <table:table-cell office:value-type="float" office:value="2542">
            <text:p>2542</text:p>
          </table:table-cell>
          <table:table-cell office:value-type="float" office:value="436.233">
            <text:p>436.233</text:p>
          </table:table-cell>
          <table:table-cell table:formula="of:=VALUE([.B2544])" office:value-type="float" office:value="436.233">
            <text:p>436.233</text:p>
          </table:table-cell>
          <table:table-cell table:number-columns-repeated="11"/>
        </table:table-row>
        <table:table-row table:style-name="ro1">
          <table:table-cell office:value-type="float" office:value="2543">
            <text:p>2543</text:p>
          </table:table-cell>
          <table:table-cell office:value-type="float" office:value="148.824">
            <text:p>148.824</text:p>
          </table:table-cell>
          <table:table-cell table:formula="of:=VALUE([.B2545])" office:value-type="float" office:value="148.824">
            <text:p>148.824</text:p>
          </table:table-cell>
          <table:table-cell table:number-columns-repeated="11"/>
        </table:table-row>
        <table:table-row table:style-name="ro1">
          <table:table-cell office:value-type="float" office:value="2544">
            <text:p>2544</text:p>
          </table:table-cell>
          <table:table-cell office:value-type="float" office:value="14.5256">
            <text:p>14.5256</text:p>
          </table:table-cell>
          <table:table-cell table:formula="of:=VALUE([.B2546])" office:value-type="float" office:value="14.5256">
            <text:p>14.5256</text:p>
          </table:table-cell>
          <table:table-cell table:number-columns-repeated="11"/>
        </table:table-row>
        <table:table-row table:style-name="ro1">
          <table:table-cell office:value-type="float" office:value="2545">
            <text:p>2545</text:p>
          </table:table-cell>
          <table:table-cell office:value-type="float" office:value="180.491">
            <text:p>180.491</text:p>
          </table:table-cell>
          <table:table-cell table:formula="of:=VALUE([.B2547])" office:value-type="float" office:value="180.491">
            <text:p>180.491</text:p>
          </table:table-cell>
          <table:table-cell table:number-columns-repeated="11"/>
        </table:table-row>
        <table:table-row table:style-name="ro1">
          <table:table-cell office:value-type="float" office:value="2546">
            <text:p>2546</text:p>
          </table:table-cell>
          <table:table-cell office:value-type="float" office:value="446.103">
            <text:p>446.103</text:p>
          </table:table-cell>
          <table:table-cell table:formula="of:=VALUE([.B2548])" office:value-type="float" office:value="446.103">
            <text:p>446.103</text:p>
          </table:table-cell>
          <table:table-cell table:number-columns-repeated="11"/>
        </table:table-row>
        <table:table-row table:style-name="ro1">
          <table:table-cell office:value-type="float" office:value="2547">
            <text:p>2547</text:p>
          </table:table-cell>
          <table:table-cell office:value-type="float" office:value="133.658">
            <text:p>133.658</text:p>
          </table:table-cell>
          <table:table-cell table:formula="of:=VALUE([.B2549])" office:value-type="float" office:value="133.658">
            <text:p>133.658</text:p>
          </table:table-cell>
          <table:table-cell table:number-columns-repeated="11"/>
        </table:table-row>
        <table:table-row table:style-name="ro1">
          <table:table-cell office:value-type="float" office:value="2548">
            <text:p>2548</text:p>
          </table:table-cell>
          <table:table-cell office:value-type="float" office:value="14.175">
            <text:p>14.175</text:p>
          </table:table-cell>
          <table:table-cell table:formula="of:=VALUE([.B2550])" office:value-type="float" office:value="14.175">
            <text:p>14.175</text:p>
          </table:table-cell>
          <table:table-cell table:number-columns-repeated="11"/>
        </table:table-row>
        <table:table-row table:style-name="ro1">
          <table:table-cell office:value-type="float" office:value="2549">
            <text:p>2549</text:p>
          </table:table-cell>
          <table:table-cell office:value-type="float" office:value="454.234">
            <text:p>454.234</text:p>
          </table:table-cell>
          <table:table-cell table:formula="of:=VALUE([.B2551])" office:value-type="float" office:value="454.234">
            <text:p>454.234</text:p>
          </table:table-cell>
          <table:table-cell table:number-columns-repeated="11"/>
        </table:table-row>
        <table:table-row table:style-name="ro1">
          <table:table-cell office:value-type="float" office:value="2550">
            <text:p>2550</text:p>
          </table:table-cell>
          <table:table-cell office:value-type="float" office:value="460.565">
            <text:p>460.565</text:p>
          </table:table-cell>
          <table:table-cell table:formula="of:=VALUE([.B2552])" office:value-type="float" office:value="460.565">
            <text:p>460.565</text:p>
          </table:table-cell>
          <table:table-cell table:number-columns-repeated="11"/>
        </table:table-row>
        <table:table-row table:style-name="ro1">
          <table:table-cell office:value-type="float" office:value="2551">
            <text:p>2551</text:p>
          </table:table-cell>
          <table:table-cell office:value-type="float" office:value="120.931">
            <text:p>120.931</text:p>
          </table:table-cell>
          <table:table-cell table:formula="of:=VALUE([.B2553])" office:value-type="float" office:value="120.931">
            <text:p>120.931</text:p>
          </table:table-cell>
          <table:table-cell table:number-columns-repeated="11"/>
        </table:table-row>
        <table:table-row table:style-name="ro1">
          <table:table-cell office:value-type="float" office:value="2552">
            <text:p>2552</text:p>
          </table:table-cell>
          <table:table-cell office:value-type="float" office:value="13.8609">
            <text:p>13.8609</text:p>
          </table:table-cell>
          <table:table-cell table:formula="of:=VALUE([.B2554])" office:value-type="float" office:value="13.8609">
            <text:p>13.8609</text:p>
          </table:table-cell>
          <table:table-cell table:number-columns-repeated="11"/>
        </table:table-row>
        <table:table-row table:style-name="ro1">
          <table:table-cell office:value-type="float" office:value="2553">
            <text:p>2553</text:p>
          </table:table-cell>
          <table:table-cell office:value-type="float" office:value="296.55">
            <text:p>296.55</text:p>
          </table:table-cell>
          <table:table-cell table:formula="of:=VALUE([.B2555])" office:value-type="float" office:value="296.55">
            <text:p>296.55</text:p>
          </table:table-cell>
          <table:table-cell table:number-columns-repeated="11"/>
        </table:table-row>
        <table:table-row table:style-name="ro1">
          <table:table-cell office:value-type="float" office:value="2554">
            <text:p>2554</text:p>
          </table:table-cell>
          <table:table-cell office:value-type="float" office:value="485.002">
            <text:p>485.002</text:p>
          </table:table-cell>
          <table:table-cell table:formula="of:=VALUE([.B2556])" office:value-type="float" office:value="485.002">
            <text:p>485.002</text:p>
          </table:table-cell>
          <table:table-cell table:number-columns-repeated="11"/>
        </table:table-row>
        <table:table-row table:style-name="ro1">
          <table:table-cell office:value-type="float" office:value="2555">
            <text:p>2555</text:p>
          </table:table-cell>
          <table:table-cell office:value-type="float" office:value="107.665">
            <text:p>107.665</text:p>
          </table:table-cell>
          <table:table-cell table:formula="of:=VALUE([.B2557])" office:value-type="float" office:value="107.665">
            <text:p>107.665</text:p>
          </table:table-cell>
          <table:table-cell table:number-columns-repeated="11"/>
        </table:table-row>
        <table:table-row table:style-name="ro1">
          <table:table-cell office:value-type="float" office:value="2556">
            <text:p>2556</text:p>
          </table:table-cell>
          <table:table-cell office:value-type="float" office:value="13.7049">
            <text:p>13.7049</text:p>
          </table:table-cell>
          <table:table-cell table:formula="of:=VALUE([.B2558])" office:value-type="float" office:value="13.7049">
            <text:p>13.7049</text:p>
          </table:table-cell>
          <table:table-cell table:number-columns-repeated="11"/>
        </table:table-row>
        <table:table-row table:style-name="ro1">
          <table:table-cell office:value-type="float" office:value="2557">
            <text:p>2557</text:p>
          </table:table-cell>
          <table:table-cell office:value-type="float" office:value="308.17">
            <text:p>308.17</text:p>
          </table:table-cell>
          <table:table-cell table:formula="of:=VALUE([.B2559])" office:value-type="float" office:value="308.17">
            <text:p>308.17</text:p>
          </table:table-cell>
          <table:table-cell table:number-columns-repeated="11"/>
        </table:table-row>
        <table:table-row table:style-name="ro1">
          <table:table-cell office:value-type="float" office:value="2558">
            <text:p>2558</text:p>
          </table:table-cell>
          <table:table-cell office:value-type="float" office:value="500.47">
            <text:p>500.47</text:p>
          </table:table-cell>
          <table:table-cell table:formula="of:=VALUE([.B2560])" office:value-type="float" office:value="500.47">
            <text:p>500.47</text:p>
          </table:table-cell>
          <table:table-cell table:number-columns-repeated="11"/>
        </table:table-row>
        <table:table-row table:style-name="ro1">
          <table:table-cell office:value-type="float" office:value="2559">
            <text:p>2559</text:p>
          </table:table-cell>
          <table:table-cell office:value-type="float" office:value="99.8486">
            <text:p>99.8486</text:p>
          </table:table-cell>
          <table:table-cell table:formula="of:=VALUE([.B2561])" office:value-type="float" office:value="99.8486">
            <text:p>99.8486</text:p>
          </table:table-cell>
          <table:table-cell table:number-columns-repeated="11"/>
        </table:table-row>
        <table:table-row table:style-name="ro1">
          <table:table-cell office:value-type="float" office:value="2560">
            <text:p>2560</text:p>
          </table:table-cell>
          <table:table-cell office:value-type="float" office:value="13.6175">
            <text:p>13.6175</text:p>
          </table:table-cell>
          <table:table-cell table:formula="of:=VALUE([.B2562])" office:value-type="float" office:value="13.6175">
            <text:p>13.6175</text:p>
          </table:table-cell>
          <table:table-cell table:number-columns-repeated="11"/>
        </table:table-row>
        <table:table-row table:style-name="ro1">
          <table:table-cell office:value-type="float" office:value="2561">
            <text:p>2561</text:p>
          </table:table-cell>
          <table:table-cell office:value-type="float" office:value="405.343">
            <text:p>405.343</text:p>
          </table:table-cell>
          <table:table-cell table:formula="of:=VALUE([.B2563])" office:value-type="float" office:value="405.343">
            <text:p>405.343</text:p>
          </table:table-cell>
          <table:table-cell table:number-columns-repeated="11"/>
        </table:table-row>
        <table:table-row table:style-name="ro1">
          <table:table-cell office:value-type="float" office:value="2562">
            <text:p>2562</text:p>
          </table:table-cell>
          <table:table-cell office:value-type="float" office:value="509.333">
            <text:p>509.333</text:p>
          </table:table-cell>
          <table:table-cell table:formula="of:=VALUE([.B2564])" office:value-type="float" office:value="509.333">
            <text:p>509.333</text:p>
          </table:table-cell>
          <table:table-cell table:number-columns-repeated="11"/>
        </table:table-row>
        <table:table-row table:style-name="ro1">
          <table:table-cell office:value-type="float" office:value="2563">
            <text:p>2563</text:p>
          </table:table-cell>
          <table:table-cell office:value-type="float" office:value="95.2107">
            <text:p>95.2107</text:p>
          </table:table-cell>
          <table:table-cell table:formula="of:=VALUE([.B2565])" office:value-type="float" office:value="95.2107">
            <text:p>95.2107</text:p>
          </table:table-cell>
          <table:table-cell table:number-columns-repeated="11"/>
        </table:table-row>
        <table:table-row table:style-name="ro1">
          <table:table-cell office:value-type="float" office:value="2564">
            <text:p>2564</text:p>
          </table:table-cell>
          <table:table-cell office:value-type="float" office:value="13.5138">
            <text:p>13.5138</text:p>
          </table:table-cell>
          <table:table-cell table:formula="of:=VALUE([.B2566])" office:value-type="float" office:value="13.5138">
            <text:p>13.5138</text:p>
          </table:table-cell>
          <table:table-cell table:number-columns-repeated="11"/>
        </table:table-row>
        <table:table-row table:style-name="ro1">
          <table:table-cell office:value-type="float" office:value="2565">
            <text:p>2565</text:p>
          </table:table-cell>
          <table:table-cell office:value-type="float" office:value="41.0765">
            <text:p>41.0765</text:p>
          </table:table-cell>
          <table:table-cell table:formula="of:=VALUE([.B2567])" office:value-type="float" office:value="41.0765">
            <text:p>41.0765</text:p>
          </table:table-cell>
          <table:table-cell table:number-columns-repeated="11"/>
        </table:table-row>
        <table:table-row table:style-name="ro1">
          <table:table-cell office:value-type="float" office:value="2566">
            <text:p>2566</text:p>
          </table:table-cell>
          <table:table-cell office:value-type="float" office:value="518.607">
            <text:p>518.607</text:p>
          </table:table-cell>
          <table:table-cell table:formula="of:=VALUE([.B2568])" office:value-type="float" office:value="518.607">
            <text:p>518.607</text:p>
          </table:table-cell>
          <table:table-cell table:number-columns-repeated="11"/>
        </table:table-row>
        <table:table-row table:style-name="ro1">
          <table:table-cell office:value-type="float" office:value="2567">
            <text:p>2567</text:p>
          </table:table-cell>
          <table:table-cell office:value-type="float" office:value="88.9899">
            <text:p>88.9899</text:p>
          </table:table-cell>
          <table:table-cell table:formula="of:=VALUE([.B2569])" office:value-type="float" office:value="88.9899">
            <text:p>88.9899</text:p>
          </table:table-cell>
          <table:table-cell table:number-columns-repeated="11"/>
        </table:table-row>
        <table:table-row table:style-name="ro1">
          <table:table-cell office:value-type="float" office:value="2568">
            <text:p>2568</text:p>
          </table:table-cell>
          <table:table-cell office:value-type="float" office:value="14.3077">
            <text:p>14.3077</text:p>
          </table:table-cell>
          <table:table-cell table:formula="of:=VALUE([.B2570])" office:value-type="float" office:value="14.3077">
            <text:p>14.3077</text:p>
          </table:table-cell>
          <table:table-cell table:number-columns-repeated="11"/>
        </table:table-row>
        <table:table-row table:style-name="ro1">
          <table:table-cell office:value-type="float" office:value="2569">
            <text:p>2569</text:p>
          </table:table-cell>
          <table:table-cell office:value-type="float" office:value="132.726">
            <text:p>132.726</text:p>
          </table:table-cell>
          <table:table-cell table:formula="of:=VALUE([.B2571])" office:value-type="float" office:value="132.726">
            <text:p>132.726</text:p>
          </table:table-cell>
          <table:table-cell table:number-columns-repeated="11"/>
        </table:table-row>
        <table:table-row table:style-name="ro1">
          <table:table-cell office:value-type="float" office:value="2570">
            <text:p>2570</text:p>
          </table:table-cell>
          <table:table-cell office:value-type="float" office:value="461.447">
            <text:p>461.447</text:p>
          </table:table-cell>
          <table:table-cell table:formula="of:=VALUE([.B2572])" office:value-type="float" office:value="461.447">
            <text:p>461.447</text:p>
          </table:table-cell>
          <table:table-cell table:number-columns-repeated="11"/>
        </table:table-row>
        <table:table-row table:style-name="ro1">
          <table:table-cell office:value-type="float" office:value="2571">
            <text:p>2571</text:p>
          </table:table-cell>
          <table:table-cell office:value-type="float" office:value="116.237">
            <text:p>116.237</text:p>
          </table:table-cell>
          <table:table-cell table:formula="of:=VALUE([.B2573])" office:value-type="float" office:value="116.237">
            <text:p>116.237</text:p>
          </table:table-cell>
          <table:table-cell table:number-columns-repeated="11"/>
        </table:table-row>
        <table:table-row table:style-name="ro1">
          <table:table-cell office:value-type="float" office:value="2572">
            <text:p>2572</text:p>
          </table:table-cell>
          <table:table-cell office:value-type="float" office:value="14.8101">
            <text:p>14.8101</text:p>
          </table:table-cell>
          <table:table-cell table:formula="of:=VALUE([.B2574])" office:value-type="float" office:value="14.8101">
            <text:p>14.8101</text:p>
          </table:table-cell>
          <table:table-cell table:number-columns-repeated="11"/>
        </table:table-row>
        <table:table-row table:style-name="ro1">
          <table:table-cell office:value-type="float" office:value="2573">
            <text:p>2573</text:p>
          </table:table-cell>
          <table:table-cell office:value-type="float" office:value="475.128">
            <text:p>475.128</text:p>
          </table:table-cell>
          <table:table-cell table:formula="of:=VALUE([.B2575])" office:value-type="float" office:value="475.128">
            <text:p>475.128</text:p>
          </table:table-cell>
          <table:table-cell table:number-columns-repeated="11"/>
        </table:table-row>
        <table:table-row table:style-name="ro1">
          <table:table-cell office:value-type="float" office:value="2574">
            <text:p>2574</text:p>
          </table:table-cell>
          <table:table-cell office:value-type="float" office:value="425.05">
            <text:p>425.05</text:p>
          </table:table-cell>
          <table:table-cell table:formula="of:=VALUE([.B2576])" office:value-type="float" office:value="425.05">
            <text:p>425.05</text:p>
          </table:table-cell>
          <table:table-cell table:number-columns-repeated="11"/>
        </table:table-row>
        <table:table-row table:style-name="ro1">
          <table:table-cell office:value-type="float" office:value="2575">
            <text:p>2575</text:p>
          </table:table-cell>
          <table:table-cell office:value-type="float" office:value="134.621">
            <text:p>134.621</text:p>
          </table:table-cell>
          <table:table-cell table:formula="of:=VALUE([.B2577])" office:value-type="float" office:value="134.621">
            <text:p>134.621</text:p>
          </table:table-cell>
          <table:table-cell table:number-columns-repeated="11"/>
        </table:table-row>
        <table:table-row table:style-name="ro1">
          <table:table-cell office:value-type="float" office:value="2576">
            <text:p>2576</text:p>
          </table:table-cell>
          <table:table-cell office:value-type="float" office:value="14.8672">
            <text:p>14.8672</text:p>
          </table:table-cell>
          <table:table-cell table:formula="of:=VALUE([.B2578])" office:value-type="float" office:value="14.8672">
            <text:p>14.8672</text:p>
          </table:table-cell>
          <table:table-cell table:number-columns-repeated="11"/>
        </table:table-row>
        <table:table-row table:style-name="ro1">
          <table:table-cell office:value-type="float" office:value="2577">
            <text:p>2577</text:p>
          </table:table-cell>
          <table:table-cell office:value-type="float" office:value="1546.61">
            <text:p>1546.61</text:p>
          </table:table-cell>
          <table:table-cell table:formula="of:=VALUE([.B2579])" office:value-type="float" office:value="1546.61">
            <text:p>1546.61</text:p>
          </table:table-cell>
          <table:table-cell table:number-columns-repeated="11"/>
        </table:table-row>
        <table:table-row table:style-name="ro1">
          <table:table-cell office:value-type="float" office:value="2578">
            <text:p>2578</text:p>
          </table:table-cell>
          <table:table-cell office:value-type="float" office:value="405.264">
            <text:p>405.264</text:p>
          </table:table-cell>
          <table:table-cell table:formula="of:=VALUE([.B2580])" office:value-type="float" office:value="405.264">
            <text:p>405.264</text:p>
          </table:table-cell>
          <table:table-cell table:number-columns-repeated="11"/>
        </table:table-row>
        <table:table-row table:style-name="ro1">
          <table:table-cell office:value-type="float" office:value="2579">
            <text:p>2579</text:p>
          </table:table-cell>
          <table:table-cell office:value-type="float" office:value="130.881">
            <text:p>130.881</text:p>
          </table:table-cell>
          <table:table-cell table:formula="of:=VALUE([.B2581])" office:value-type="float" office:value="130.881">
            <text:p>130.881</text:p>
          </table:table-cell>
          <table:table-cell table:number-columns-repeated="11"/>
        </table:table-row>
        <table:table-row table:style-name="ro1">
          <table:table-cell office:value-type="float" office:value="2580">
            <text:p>2580</text:p>
          </table:table-cell>
          <table:table-cell office:value-type="float" office:value="36.0957">
            <text:p>36.0957</text:p>
          </table:table-cell>
          <table:table-cell table:formula="of:=VALUE([.B2582])" office:value-type="float" office:value="36.0957">
            <text:p>36.0957</text:p>
          </table:table-cell>
          <table:table-cell table:number-columns-repeated="11"/>
        </table:table-row>
        <table:table-row table:style-name="ro1">
          <table:table-cell office:value-type="float" office:value="2581">
            <text:p>2581</text:p>
          </table:table-cell>
          <table:table-cell office:value-type="float" office:value="3898.71">
            <text:p>3898.71</text:p>
          </table:table-cell>
          <table:table-cell table:formula="of:=VALUE([.B2583])" office:value-type="float" office:value="3898.71">
            <text:p>3898.71</text:p>
          </table:table-cell>
          <table:table-cell table:number-columns-repeated="11"/>
        </table:table-row>
        <table:table-row table:style-name="ro1">
          <table:table-cell office:value-type="float" office:value="2582">
            <text:p>2582</text:p>
          </table:table-cell>
          <table:table-cell office:value-type="float" office:value="1057.15">
            <text:p>1057.15</text:p>
          </table:table-cell>
          <table:table-cell table:formula="of:=VALUE([.B2584])" office:value-type="float" office:value="1057.15">
            <text:p>1057.15</text:p>
          </table:table-cell>
          <table:table-cell table:number-columns-repeated="11"/>
        </table:table-row>
        <table:table-row table:style-name="ro1">
          <table:table-cell office:value-type="float" office:value="2583">
            <text:p>2583</text:p>
          </table:table-cell>
          <table:table-cell office:value-type="float" office:value="938.052">
            <text:p>938.052</text:p>
          </table:table-cell>
          <table:table-cell table:formula="of:=VALUE([.B2585])" office:value-type="float" office:value="938.052">
            <text:p>938.052</text:p>
          </table:table-cell>
          <table:table-cell table:number-columns-repeated="11"/>
        </table:table-row>
        <table:table-row table:style-name="ro1">
          <table:table-cell office:value-type="float" office:value="2584">
            <text:p>2584</text:p>
          </table:table-cell>
          <table:table-cell office:value-type="float" office:value="10.9249">
            <text:p>10.9249</text:p>
          </table:table-cell>
          <table:table-cell table:formula="of:=VALUE([.B2586])" office:value-type="float" office:value="10.9249">
            <text:p>10.9249</text:p>
          </table:table-cell>
          <table:table-cell table:number-columns-repeated="11"/>
        </table:table-row>
        <table:table-row table:style-name="ro1">
          <table:table-cell office:value-type="float" office:value="2585">
            <text:p>2585</text:p>
          </table:table-cell>
          <table:table-cell office:value-type="float" office:value="1105.61">
            <text:p>1105.61</text:p>
          </table:table-cell>
          <table:table-cell table:formula="of:=VALUE([.B2587])" office:value-type="float" office:value="1105.61">
            <text:p>1105.61</text:p>
          </table:table-cell>
          <table:table-cell table:number-columns-repeated="11"/>
        </table:table-row>
        <table:table-row table:style-name="ro1">
          <table:table-cell office:value-type="float" office:value="2586">
            <text:p>2586</text:p>
          </table:table-cell>
          <table:table-cell office:value-type="float" office:value="730.059">
            <text:p>730.059</text:p>
          </table:table-cell>
          <table:table-cell table:formula="of:=VALUE([.B2588])" office:value-type="float" office:value="730.059">
            <text:p>730.059</text:p>
          </table:table-cell>
          <table:table-cell table:number-columns-repeated="11"/>
        </table:table-row>
        <table:table-row table:style-name="ro1">
          <table:table-cell office:value-type="float" office:value="2587">
            <text:p>2587</text:p>
          </table:table-cell>
          <table:table-cell office:value-type="float" office:value="4.59528">
            <text:p>4.59528</text:p>
          </table:table-cell>
          <table:table-cell table:formula="of:=VALUE([.B2589])" office:value-type="float" office:value="4.59528">
            <text:p>4.59528</text:p>
          </table:table-cell>
          <table:table-cell table:number-columns-repeated="11"/>
        </table:table-row>
        <table:table-row table:style-name="ro1">
          <table:table-cell office:value-type="float" office:value="2588">
            <text:p>2588</text:p>
          </table:table-cell>
          <table:table-cell office:value-type="float" office:value="12.3858">
            <text:p>12.3858</text:p>
          </table:table-cell>
          <table:table-cell table:formula="of:=VALUE([.B2590])" office:value-type="float" office:value="12.3858">
            <text:p>12.3858</text:p>
          </table:table-cell>
          <table:table-cell table:number-columns-repeated="11"/>
        </table:table-row>
        <table:table-row table:style-name="ro1">
          <table:table-cell office:value-type="float" office:value="2589">
            <text:p>2589</text:p>
          </table:table-cell>
          <table:table-cell office:value-type="float" office:value="825.873">
            <text:p>825.873</text:p>
          </table:table-cell>
          <table:table-cell table:formula="of:=VALUE([.B2591])" office:value-type="float" office:value="825.873">
            <text:p>825.873</text:p>
          </table:table-cell>
          <table:table-cell table:number-columns-repeated="11"/>
        </table:table-row>
        <table:table-row table:style-name="ro1">
          <table:table-cell office:value-type="float" office:value="2590">
            <text:p>2590</text:p>
          </table:table-cell>
          <table:table-cell office:value-type="float" office:value="713.978">
            <text:p>713.978</text:p>
          </table:table-cell>
          <table:table-cell table:formula="of:=VALUE([.B2592])" office:value-type="float" office:value="713.978">
            <text:p>713.978</text:p>
          </table:table-cell>
          <table:table-cell table:number-columns-repeated="11"/>
        </table:table-row>
        <table:table-row table:style-name="ro1">
          <table:table-cell office:value-type="float" office:value="2591">
            <text:p>2591</text:p>
          </table:table-cell>
          <table:table-cell office:value-type="float" office:value="83.5961">
            <text:p>83.5961</text:p>
          </table:table-cell>
          <table:table-cell table:formula="of:=VALUE([.B2593])" office:value-type="float" office:value="83.5961">
            <text:p>83.5961</text:p>
          </table:table-cell>
          <table:table-cell table:number-columns-repeated="11"/>
        </table:table-row>
        <table:table-row table:style-name="ro1">
          <table:table-cell office:value-type="float" office:value="2592">
            <text:p>2592</text:p>
          </table:table-cell>
          <table:table-cell office:value-type="float" office:value="15.368">
            <text:p>15.368</text:p>
          </table:table-cell>
          <table:table-cell table:formula="of:=VALUE([.B2594])" office:value-type="float" office:value="15.368">
            <text:p>15.368</text:p>
          </table:table-cell>
          <table:table-cell table:number-columns-repeated="11"/>
        </table:table-row>
        <table:table-row table:style-name="ro1">
          <table:table-cell office:value-type="float" office:value="2593">
            <text:p>2593</text:p>
          </table:table-cell>
          <table:table-cell office:value-type="float" office:value="295.72">
            <text:p>295.72</text:p>
          </table:table-cell>
          <table:table-cell table:formula="of:=VALUE([.B2595])" office:value-type="float" office:value="295.72">
            <text:p>295.72</text:p>
          </table:table-cell>
          <table:table-cell table:number-columns-repeated="11"/>
        </table:table-row>
        <table:table-row table:style-name="ro1">
          <table:table-cell office:value-type="float" office:value="2594">
            <text:p>2594</text:p>
          </table:table-cell>
          <table:table-cell office:value-type="float" office:value="658.058">
            <text:p>658.058</text:p>
          </table:table-cell>
          <table:table-cell table:formula="of:=VALUE([.B2596])" office:value-type="float" office:value="658.058">
            <text:p>658.058</text:p>
          </table:table-cell>
          <table:table-cell table:number-columns-repeated="11"/>
        </table:table-row>
        <table:table-row table:style-name="ro1">
          <table:table-cell office:value-type="float" office:value="2595">
            <text:p>2595</text:p>
          </table:table-cell>
          <table:table-cell office:value-type="float" office:value="237.417">
            <text:p>237.417</text:p>
          </table:table-cell>
          <table:table-cell table:formula="of:=VALUE([.B2597])" office:value-type="float" office:value="237.417">
            <text:p>237.417</text:p>
          </table:table-cell>
          <table:table-cell table:number-columns-repeated="11"/>
        </table:table-row>
        <table:table-row table:style-name="ro1">
          <table:table-cell office:value-type="float" office:value="2596">
            <text:p>2596</text:p>
          </table:table-cell>
          <table:table-cell office:value-type="float" office:value="14.3555">
            <text:p>14.3555</text:p>
          </table:table-cell>
          <table:table-cell table:formula="of:=VALUE([.B2598])" office:value-type="float" office:value="14.3555">
            <text:p>14.3555</text:p>
          </table:table-cell>
          <table:table-cell table:number-columns-repeated="11"/>
        </table:table-row>
        <table:table-row table:style-name="ro1">
          <table:table-cell office:value-type="float" office:value="2597">
            <text:p>2597</text:p>
          </table:table-cell>
          <table:table-cell office:value-type="float" office:value="129.341">
            <text:p>129.341</text:p>
          </table:table-cell>
          <table:table-cell table:formula="of:=VALUE([.B2599])" office:value-type="float" office:value="129.341">
            <text:p>129.341</text:p>
          </table:table-cell>
          <table:table-cell table:number-columns-repeated="11"/>
        </table:table-row>
        <table:table-row table:style-name="ro1">
          <table:table-cell office:value-type="float" office:value="2598">
            <text:p>2598</text:p>
          </table:table-cell>
          <table:table-cell office:value-type="float" office:value="725.742">
            <text:p>725.742</text:p>
          </table:table-cell>
          <table:table-cell table:formula="of:=VALUE([.B2600])" office:value-type="float" office:value="725.742">
            <text:p>725.742</text:p>
          </table:table-cell>
          <table:table-cell table:number-columns-repeated="11"/>
        </table:table-row>
        <table:table-row table:style-name="ro1">
          <table:table-cell office:value-type="float" office:value="2599">
            <text:p>2599</text:p>
          </table:table-cell>
          <table:table-cell office:value-type="float" office:value="258.811">
            <text:p>258.811</text:p>
          </table:table-cell>
          <table:table-cell table:formula="of:=VALUE([.B2601])" office:value-type="float" office:value="258.811">
            <text:p>258.811</text:p>
          </table:table-cell>
          <table:table-cell table:number-columns-repeated="11"/>
        </table:table-row>
        <table:table-row table:style-name="ro1">
          <table:table-cell office:value-type="float" office:value="2600">
            <text:p>2600</text:p>
          </table:table-cell>
          <table:table-cell office:value-type="float" office:value="16.8764">
            <text:p>16.8764</text:p>
          </table:table-cell>
          <table:table-cell table:formula="of:=VALUE([.B2602])" office:value-type="float" office:value="16.8764">
            <text:p>16.8764</text:p>
          </table:table-cell>
          <table:table-cell table:number-columns-repeated="11"/>
        </table:table-row>
        <table:table-row table:style-name="ro1">
          <table:table-cell office:value-type="float" office:value="2601">
            <text:p>2601</text:p>
          </table:table-cell>
          <table:table-cell office:value-type="float" office:value="841.779">
            <text:p>841.779</text:p>
          </table:table-cell>
          <table:table-cell table:formula="of:=VALUE([.B2603])" office:value-type="float" office:value="841.779">
            <text:p>841.779</text:p>
          </table:table-cell>
          <table:table-cell table:number-columns-repeated="11"/>
        </table:table-row>
        <table:table-row table:style-name="ro1">
          <table:table-cell office:value-type="float" office:value="2602">
            <text:p>2602</text:p>
          </table:table-cell>
          <table:table-cell office:value-type="float" office:value="345.262">
            <text:p>345.262</text:p>
          </table:table-cell>
          <table:table-cell table:formula="of:=VALUE([.B2604])" office:value-type="float" office:value="345.262">
            <text:p>345.262</text:p>
          </table:table-cell>
          <table:table-cell table:number-columns-repeated="11"/>
        </table:table-row>
        <table:table-row table:style-name="ro1">
          <table:table-cell office:value-type="float" office:value="2603">
            <text:p>2603</text:p>
          </table:table-cell>
          <table:table-cell office:value-type="float" office:value="706.385">
            <text:p>706.385</text:p>
          </table:table-cell>
          <table:table-cell table:formula="of:=VALUE([.B2605])" office:value-type="float" office:value="706.385">
            <text:p>706.385</text:p>
          </table:table-cell>
          <table:table-cell table:number-columns-repeated="11"/>
        </table:table-row>
        <table:table-row table:style-name="ro1">
          <table:table-cell office:value-type="float" office:value="2604">
            <text:p>2604</text:p>
          </table:table-cell>
          <table:table-cell office:value-type="float" office:value="13.2831">
            <text:p>13.2831</text:p>
          </table:table-cell>
          <table:table-cell table:formula="of:=VALUE([.B2606])" office:value-type="float" office:value="13.2831">
            <text:p>13.2831</text:p>
          </table:table-cell>
          <table:table-cell table:number-columns-repeated="11"/>
        </table:table-row>
        <table:table-row table:style-name="ro1">
          <table:table-cell office:value-type="float" office:value="2605">
            <text:p>2605</text:p>
          </table:table-cell>
          <table:table-cell office:value-type="float" office:value="505.922">
            <text:p>505.922</text:p>
          </table:table-cell>
          <table:table-cell table:formula="of:=VALUE([.B2607])" office:value-type="float" office:value="505.922">
            <text:p>505.922</text:p>
          </table:table-cell>
          <table:table-cell table:number-columns-repeated="11"/>
        </table:table-row>
        <table:table-row table:style-name="ro1">
          <table:table-cell office:value-type="float" office:value="2606">
            <text:p>2606</text:p>
          </table:table-cell>
          <table:table-cell office:value-type="float" office:value="645.77">
            <text:p>645.77</text:p>
          </table:table-cell>
          <table:table-cell table:formula="of:=VALUE([.B2608])" office:value-type="float" office:value="645.77">
            <text:p>645.77</text:p>
          </table:table-cell>
          <table:table-cell table:number-columns-repeated="11"/>
        </table:table-row>
        <table:table-row table:style-name="ro1">
          <table:table-cell office:value-type="float" office:value="2607">
            <text:p>2607</text:p>
          </table:table-cell>
          <table:table-cell office:value-type="float" office:value="612.536">
            <text:p>612.536</text:p>
          </table:table-cell>
          <table:table-cell table:formula="of:=VALUE([.B2609])" office:value-type="float" office:value="612.536">
            <text:p>612.536</text:p>
          </table:table-cell>
          <table:table-cell table:number-columns-repeated="11"/>
        </table:table-row>
        <table:table-row table:style-name="ro1">
          <table:table-cell office:value-type="float" office:value="2608">
            <text:p>2608</text:p>
          </table:table-cell>
          <table:table-cell office:value-type="float" office:value="13.4409">
            <text:p>13.4409</text:p>
          </table:table-cell>
          <table:table-cell table:formula="of:=VALUE([.B2610])" office:value-type="float" office:value="13.4409">
            <text:p>13.4409</text:p>
          </table:table-cell>
          <table:table-cell table:number-columns-repeated="11"/>
        </table:table-row>
        <table:table-row table:style-name="ro1">
          <table:table-cell office:value-type="float" office:value="2609">
            <text:p>2609</text:p>
          </table:table-cell>
          <table:table-cell office:value-type="float" office:value="1216.19">
            <text:p>1216.19</text:p>
          </table:table-cell>
          <table:table-cell table:formula="of:=VALUE([.B2611])" office:value-type="float" office:value="1216.19">
            <text:p>1216.19</text:p>
          </table:table-cell>
          <table:table-cell table:number-columns-repeated="11"/>
        </table:table-row>
        <table:table-row table:style-name="ro1">
          <table:table-cell office:value-type="float" office:value="2610">
            <text:p>2610</text:p>
          </table:table-cell>
          <table:table-cell office:value-type="float" office:value="447.033">
            <text:p>447.033</text:p>
          </table:table-cell>
          <table:table-cell table:formula="of:=VALUE([.B2612])" office:value-type="float" office:value="447.033">
            <text:p>447.033</text:p>
          </table:table-cell>
          <table:table-cell table:number-columns-repeated="11"/>
        </table:table-row>
        <table:table-row table:style-name="ro1">
          <table:table-cell office:value-type="float" office:value="2611">
            <text:p>2611</text:p>
          </table:table-cell>
          <table:table-cell office:value-type="float" office:value="560.023">
            <text:p>560.023</text:p>
          </table:table-cell>
          <table:table-cell table:formula="of:=VALUE([.B2613])" office:value-type="float" office:value="560.023">
            <text:p>560.023</text:p>
          </table:table-cell>
          <table:table-cell table:number-columns-repeated="11"/>
        </table:table-row>
        <table:table-row table:style-name="ro1">
          <table:table-cell office:value-type="float" office:value="2612">
            <text:p>2612</text:p>
          </table:table-cell>
          <table:table-cell office:value-type="float" office:value="11.0235">
            <text:p>11.0235</text:p>
          </table:table-cell>
          <table:table-cell table:formula="of:=VALUE([.B2614])" office:value-type="float" office:value="11.0235">
            <text:p>11.0235</text:p>
          </table:table-cell>
          <table:table-cell table:number-columns-repeated="11"/>
        </table:table-row>
        <table:table-row table:style-name="ro1">
          <table:table-cell office:value-type="float" office:value="2613">
            <text:p>2613</text:p>
          </table:table-cell>
          <table:table-cell office:value-type="float" office:value="1001.62">
            <text:p>1001.62</text:p>
          </table:table-cell>
          <table:table-cell table:formula="of:=VALUE([.B2615])" office:value-type="float" office:value="1001.62">
            <text:p>1001.62</text:p>
          </table:table-cell>
          <table:table-cell table:number-columns-repeated="11"/>
        </table:table-row>
        <table:table-row table:style-name="ro1">
          <table:table-cell office:value-type="float" office:value="2614">
            <text:p>2614</text:p>
          </table:table-cell>
          <table:table-cell office:value-type="float" office:value="496.669">
            <text:p>496.669</text:p>
          </table:table-cell>
          <table:table-cell table:formula="of:=VALUE([.B2616])" office:value-type="float" office:value="496.669">
            <text:p>496.669</text:p>
          </table:table-cell>
          <table:table-cell table:number-columns-repeated="11"/>
        </table:table-row>
        <table:table-row table:style-name="ro1">
          <table:table-cell office:value-type="float" office:value="2615">
            <text:p>2615</text:p>
          </table:table-cell>
          <table:table-cell office:value-type="float" office:value="443.663">
            <text:p>443.663</text:p>
          </table:table-cell>
          <table:table-cell table:formula="of:=VALUE([.B2617])" office:value-type="float" office:value="443.663">
            <text:p>443.663</text:p>
          </table:table-cell>
          <table:table-cell table:number-columns-repeated="11"/>
        </table:table-row>
        <table:table-row table:style-name="ro1">
          <table:table-cell office:value-type="float" office:value="2616">
            <text:p>2616</text:p>
          </table:table-cell>
          <table:table-cell office:value-type="float" office:value="32.1754">
            <text:p>32.1754</text:p>
          </table:table-cell>
          <table:table-cell table:formula="of:=VALUE([.B2618])" office:value-type="float" office:value="32.1754">
            <text:p>32.1754</text:p>
          </table:table-cell>
          <table:table-cell table:number-columns-repeated="11"/>
        </table:table-row>
        <table:table-row table:style-name="ro1">
          <table:table-cell office:value-type="float" office:value="2617">
            <text:p>2617</text:p>
          </table:table-cell>
          <table:table-cell office:value-type="float" office:value="560.218">
            <text:p>560.218</text:p>
          </table:table-cell>
          <table:table-cell table:formula="of:=VALUE([.B2619])" office:value-type="float" office:value="560.218">
            <text:p>560.218</text:p>
          </table:table-cell>
          <table:table-cell table:number-columns-repeated="11"/>
        </table:table-row>
        <table:table-row table:style-name="ro1">
          <table:table-cell office:value-type="float" office:value="2618">
            <text:p>2618</text:p>
          </table:table-cell>
          <table:table-cell office:value-type="float" office:value="679.08">
            <text:p>679.08</text:p>
          </table:table-cell>
          <table:table-cell table:formula="of:=VALUE([.B2620])" office:value-type="float" office:value="679.08">
            <text:p>679.08</text:p>
          </table:table-cell>
          <table:table-cell table:number-columns-repeated="11"/>
        </table:table-row>
        <table:table-row table:style-name="ro1">
          <table:table-cell office:value-type="float" office:value="2619">
            <text:p>2619</text:p>
          </table:table-cell>
          <table:table-cell office:value-type="float" office:value="935.315">
            <text:p>935.315</text:p>
          </table:table-cell>
          <table:table-cell table:formula="of:=VALUE([.B2621])" office:value-type="float" office:value="935.315">
            <text:p>935.315</text:p>
          </table:table-cell>
          <table:table-cell table:number-columns-repeated="11"/>
        </table:table-row>
        <table:table-row table:style-name="ro1">
          <table:table-cell office:value-type="float" office:value="2620">
            <text:p>2620</text:p>
          </table:table-cell>
          <table:table-cell office:value-type="float" office:value="20.7157">
            <text:p>20.7157</text:p>
          </table:table-cell>
          <table:table-cell table:formula="of:=VALUE([.B2622])" office:value-type="float" office:value="20.7157">
            <text:p>20.7157</text:p>
          </table:table-cell>
          <table:table-cell table:number-columns-repeated="11"/>
        </table:table-row>
        <table:table-row table:style-name="ro1">
          <table:table-cell office:value-type="float" office:value="2621">
            <text:p>2621</text:p>
          </table:table-cell>
          <table:table-cell office:value-type="float" office:value="77.0769">
            <text:p>77.0769</text:p>
          </table:table-cell>
          <table:table-cell table:formula="of:=VALUE([.B2623])" office:value-type="float" office:value="77.0769">
            <text:p>77.0769</text:p>
          </table:table-cell>
          <table:table-cell table:number-columns-repeated="11"/>
        </table:table-row>
        <table:table-row table:style-name="ro1">
          <table:table-cell office:value-type="float" office:value="2622">
            <text:p>2622</text:p>
          </table:table-cell>
          <table:table-cell office:value-type="float" office:value="93.4245">
            <text:p>93.4245</text:p>
          </table:table-cell>
          <table:table-cell table:formula="of:=VALUE([.B2624])" office:value-type="float" office:value="93.4245">
            <text:p>93.4245</text:p>
          </table:table-cell>
          <table:table-cell table:number-columns-repeated="11"/>
        </table:table-row>
        <table:table-row table:style-name="ro1">
          <table:table-cell office:value-type="float" office:value="2623">
            <text:p>2623</text:p>
          </table:table-cell>
          <table:table-cell office:value-type="float" office:value="576.312">
            <text:p>576.312</text:p>
          </table:table-cell>
          <table:table-cell table:formula="of:=VALUE([.B2625])" office:value-type="float" office:value="576.312">
            <text:p>576.312</text:p>
          </table:table-cell>
          <table:table-cell table:number-columns-repeated="11"/>
        </table:table-row>
        <table:table-row table:style-name="ro1">
          <table:table-cell office:value-type="float" office:value="2624">
            <text:p>2624</text:p>
          </table:table-cell>
          <table:table-cell office:value-type="float" office:value="17.0941">
            <text:p>17.0941</text:p>
          </table:table-cell>
          <table:table-cell table:formula="of:=VALUE([.B2626])" office:value-type="float" office:value="17.0941">
            <text:p>17.0941</text:p>
          </table:table-cell>
          <table:table-cell table:number-columns-repeated="11"/>
        </table:table-row>
        <table:table-row table:style-name="ro1">
          <table:table-cell office:value-type="float" office:value="2625">
            <text:p>2625</text:p>
          </table:table-cell>
          <table:table-cell office:value-type="float" office:value="239.332">
            <text:p>239.332</text:p>
          </table:table-cell>
          <table:table-cell table:formula="of:=VALUE([.B2627])" office:value-type="float" office:value="239.332">
            <text:p>239.332</text:p>
          </table:table-cell>
          <table:table-cell table:number-columns-repeated="11"/>
        </table:table-row>
        <table:table-row table:style-name="ro1">
          <table:table-cell office:value-type="float" office:value="2626">
            <text:p>2626</text:p>
          </table:table-cell>
          <table:table-cell office:value-type="float" office:value="46.4261">
            <text:p>46.4261</text:p>
          </table:table-cell>
          <table:table-cell table:formula="of:=VALUE([.B2628])" office:value-type="float" office:value="46.4261">
            <text:p>46.4261</text:p>
          </table:table-cell>
          <table:table-cell table:number-columns-repeated="11"/>
        </table:table-row>
        <table:table-row table:style-name="ro1">
          <table:table-cell office:value-type="float" office:value="2627">
            <text:p>2627</text:p>
          </table:table-cell>
          <table:table-cell office:value-type="float" office:value="459.985">
            <text:p>459.985</text:p>
          </table:table-cell>
          <table:table-cell table:formula="of:=VALUE([.B2629])" office:value-type="float" office:value="459.985">
            <text:p>459.985</text:p>
          </table:table-cell>
          <table:table-cell table:number-columns-repeated="11"/>
        </table:table-row>
        <table:table-row table:style-name="ro1">
          <table:table-cell office:value-type="float" office:value="2628">
            <text:p>2628</text:p>
          </table:table-cell>
          <table:table-cell office:value-type="float" office:value="12.2889">
            <text:p>12.2889</text:p>
          </table:table-cell>
          <table:table-cell table:formula="of:=VALUE([.B2630])" office:value-type="float" office:value="12.2889">
            <text:p>12.2889</text:p>
          </table:table-cell>
          <table:table-cell table:number-columns-repeated="11"/>
        </table:table-row>
        <table:table-row table:style-name="ro1">
          <table:table-cell office:value-type="float" office:value="2629">
            <text:p>2629</text:p>
          </table:table-cell>
          <table:table-cell office:value-type="float" office:value="269.36">
            <text:p>269.36</text:p>
          </table:table-cell>
          <table:table-cell table:formula="of:=VALUE([.B2631])" office:value-type="float" office:value="269.36">
            <text:p>269.36</text:p>
          </table:table-cell>
          <table:table-cell table:number-columns-repeated="11"/>
        </table:table-row>
        <table:table-row table:style-name="ro1">
          <table:table-cell office:value-type="float" office:value="2630">
            <text:p>2630</text:p>
          </table:table-cell>
          <table:table-cell office:value-type="float" office:value="270.141">
            <text:p>270.141</text:p>
          </table:table-cell>
          <table:table-cell table:formula="of:=VALUE([.B2632])" office:value-type="float" office:value="270.141">
            <text:p>270.141</text:p>
          </table:table-cell>
          <table:table-cell table:number-columns-repeated="11"/>
        </table:table-row>
        <table:table-row table:style-name="ro1">
          <table:table-cell office:value-type="float" office:value="2631">
            <text:p>2631</text:p>
          </table:table-cell>
          <table:table-cell office:value-type="float" office:value="341.552">
            <text:p>341.552</text:p>
          </table:table-cell>
          <table:table-cell table:formula="of:=VALUE([.B2633])" office:value-type="float" office:value="341.552">
            <text:p>341.552</text:p>
          </table:table-cell>
          <table:table-cell table:number-columns-repeated="11"/>
        </table:table-row>
        <table:table-row table:style-name="ro1">
          <table:table-cell office:value-type="float" office:value="2632">
            <text:p>2632</text:p>
          </table:table-cell>
          <table:table-cell office:value-type="float" office:value="10.8428">
            <text:p>10.8428</text:p>
          </table:table-cell>
          <table:table-cell table:formula="of:=VALUE([.B2634])" office:value-type="float" office:value="10.8428">
            <text:p>10.8428</text:p>
          </table:table-cell>
          <table:table-cell table:number-columns-repeated="11"/>
        </table:table-row>
        <table:table-row table:style-name="ro1">
          <table:table-cell office:value-type="float" office:value="2633">
            <text:p>2633</text:p>
          </table:table-cell>
          <table:table-cell office:value-type="float" office:value="321.084">
            <text:p>321.084</text:p>
          </table:table-cell>
          <table:table-cell table:formula="of:=VALUE([.B2635])" office:value-type="float" office:value="321.084">
            <text:p>321.084</text:p>
          </table:table-cell>
          <table:table-cell table:number-columns-repeated="11"/>
        </table:table-row>
        <table:table-row table:style-name="ro1">
          <table:table-cell office:value-type="float" office:value="2634">
            <text:p>2634</text:p>
          </table:table-cell>
          <table:table-cell office:value-type="float" office:value="322.105">
            <text:p>322.105</text:p>
          </table:table-cell>
          <table:table-cell table:formula="of:=VALUE([.B2636])" office:value-type="float" office:value="322.105">
            <text:p>322.105</text:p>
          </table:table-cell>
          <table:table-cell table:number-columns-repeated="11"/>
        </table:table-row>
        <table:table-row table:style-name="ro1">
          <table:table-cell office:value-type="float" office:value="2635">
            <text:p>2635</text:p>
          </table:table-cell>
          <table:table-cell office:value-type="float" office:value="296.513">
            <text:p>296.513</text:p>
          </table:table-cell>
          <table:table-cell table:formula="of:=VALUE([.B2637])" office:value-type="float" office:value="296.513">
            <text:p>296.513</text:p>
          </table:table-cell>
          <table:table-cell table:number-columns-repeated="11"/>
        </table:table-row>
        <table:table-row table:style-name="ro1">
          <table:table-cell office:value-type="float" office:value="2636">
            <text:p>2636</text:p>
          </table:table-cell>
          <table:table-cell office:value-type="float" office:value="10.0209">
            <text:p>10.0209</text:p>
          </table:table-cell>
          <table:table-cell table:formula="of:=VALUE([.B2638])" office:value-type="float" office:value="10.0209">
            <text:p>10.0209</text:p>
          </table:table-cell>
          <table:table-cell table:number-columns-repeated="11"/>
        </table:table-row>
        <table:table-row table:style-name="ro1">
          <table:table-cell office:value-type="float" office:value="2637">
            <text:p>2637</text:p>
          </table:table-cell>
          <table:table-cell office:value-type="float" office:value="283.063">
            <text:p>283.063</text:p>
          </table:table-cell>
          <table:table-cell table:formula="of:=VALUE([.B2639])" office:value-type="float" office:value="283.063">
            <text:p>283.063</text:p>
          </table:table-cell>
          <table:table-cell table:number-columns-repeated="11"/>
        </table:table-row>
        <table:table-row table:style-name="ro1">
          <table:table-cell office:value-type="float" office:value="2638">
            <text:p>2638</text:p>
          </table:table-cell>
          <table:table-cell office:value-type="float" office:value="345.735">
            <text:p>345.735</text:p>
          </table:table-cell>
          <table:table-cell table:formula="of:=VALUE([.B2640])" office:value-type="float" office:value="345.735">
            <text:p>345.735</text:p>
          </table:table-cell>
          <table:table-cell table:number-columns-repeated="11"/>
        </table:table-row>
        <table:table-row table:style-name="ro1">
          <table:table-cell office:value-type="float" office:value="2639">
            <text:p>2639</text:p>
          </table:table-cell>
          <table:table-cell office:value-type="float" office:value="268.963">
            <text:p>268.963</text:p>
          </table:table-cell>
          <table:table-cell table:formula="of:=VALUE([.B2641])" office:value-type="float" office:value="268.963">
            <text:p>268.963</text:p>
          </table:table-cell>
          <table:table-cell table:number-columns-repeated="11"/>
        </table:table-row>
        <table:table-row table:style-name="ro1">
          <table:table-cell office:value-type="float" office:value="2640">
            <text:p>2640</text:p>
          </table:table-cell>
          <table:table-cell office:value-type="float" office:value="9.47476">
            <text:p>9.47476</text:p>
          </table:table-cell>
          <table:table-cell table:formula="of:=VALUE([.B2642])" office:value-type="float" office:value="9.47476">
            <text:p>9.47476</text:p>
          </table:table-cell>
          <table:table-cell table:number-columns-repeated="11"/>
        </table:table-row>
        <table:table-row table:style-name="ro1">
          <table:table-cell office:value-type="float" office:value="2641">
            <text:p>2641</text:p>
          </table:table-cell>
          <table:table-cell office:value-type="float" office:value="454.885">
            <text:p>454.885</text:p>
          </table:table-cell>
          <table:table-cell table:formula="of:=VALUE([.B2643])" office:value-type="float" office:value="454.885">
            <text:p>454.885</text:p>
          </table:table-cell>
          <table:table-cell table:number-columns-repeated="11"/>
        </table:table-row>
        <table:table-row table:style-name="ro1">
          <table:table-cell office:value-type="float" office:value="2642">
            <text:p>2642</text:p>
          </table:table-cell>
          <table:table-cell office:value-type="float" office:value="355.898">
            <text:p>355.898</text:p>
          </table:table-cell>
          <table:table-cell table:formula="of:=VALUE([.B2644])" office:value-type="float" office:value="355.898">
            <text:p>355.898</text:p>
          </table:table-cell>
          <table:table-cell table:number-columns-repeated="11"/>
        </table:table-row>
        <table:table-row table:style-name="ro1">
          <table:table-cell office:value-type="float" office:value="2643">
            <text:p>2643</text:p>
          </table:table-cell>
          <table:table-cell office:value-type="float" office:value="250.203">
            <text:p>250.203</text:p>
          </table:table-cell>
          <table:table-cell table:formula="of:=VALUE([.B2645])" office:value-type="float" office:value="250.203">
            <text:p>250.203</text:p>
          </table:table-cell>
          <table:table-cell table:number-columns-repeated="11"/>
        </table:table-row>
        <table:table-row table:style-name="ro1">
          <table:table-cell office:value-type="float" office:value="2644">
            <text:p>2644</text:p>
          </table:table-cell>
          <table:table-cell office:value-type="float" office:value="9.09238">
            <text:p>9.09238</text:p>
          </table:table-cell>
          <table:table-cell table:formula="of:=VALUE([.B2646])" office:value-type="float" office:value="9.09238">
            <text:p>9.09238</text:p>
          </table:table-cell>
          <table:table-cell table:number-columns-repeated="11"/>
        </table:table-row>
        <table:table-row table:style-name="ro1">
          <table:table-cell office:value-type="float" office:value="2645">
            <text:p>2645</text:p>
          </table:table-cell>
          <table:table-cell office:value-type="float" office:value="383.909">
            <text:p>383.909</text:p>
          </table:table-cell>
          <table:table-cell table:formula="of:=VALUE([.B2647])" office:value-type="float" office:value="383.909">
            <text:p>383.909</text:p>
          </table:table-cell>
          <table:table-cell table:number-columns-repeated="11"/>
        </table:table-row>
        <table:table-row table:style-name="ro1">
          <table:table-cell office:value-type="float" office:value="2646">
            <text:p>2646</text:p>
          </table:table-cell>
          <table:table-cell office:value-type="float" office:value="353.19">
            <text:p>353.19</text:p>
          </table:table-cell>
          <table:table-cell table:formula="of:=VALUE([.B2648])" office:value-type="float" office:value="353.19">
            <text:p>353.19</text:p>
          </table:table-cell>
          <table:table-cell table:number-columns-repeated="11"/>
        </table:table-row>
        <table:table-row table:style-name="ro1">
          <table:table-cell office:value-type="float" office:value="2647">
            <text:p>2647</text:p>
          </table:table-cell>
          <table:table-cell office:value-type="float" office:value="235.745">
            <text:p>235.745</text:p>
          </table:table-cell>
          <table:table-cell table:formula="of:=VALUE([.B2649])" office:value-type="float" office:value="235.745">
            <text:p>235.745</text:p>
          </table:table-cell>
          <table:table-cell table:number-columns-repeated="11"/>
        </table:table-row>
        <table:table-row table:style-name="ro1">
          <table:table-cell office:value-type="float" office:value="2648">
            <text:p>2648</text:p>
          </table:table-cell>
          <table:table-cell office:value-type="float" office:value="8.8088">
            <text:p>8.8088</text:p>
          </table:table-cell>
          <table:table-cell table:formula="of:=VALUE([.B2650])" office:value-type="float" office:value="8.8088">
            <text:p>8.8088</text:p>
          </table:table-cell>
          <table:table-cell table:number-columns-repeated="11"/>
        </table:table-row>
        <table:table-row table:style-name="ro1">
          <table:table-cell office:value-type="float" office:value="2649">
            <text:p>2649</text:p>
          </table:table-cell>
          <table:table-cell office:value-type="float" office:value="408.12">
            <text:p>408.12</text:p>
          </table:table-cell>
          <table:table-cell table:formula="of:=VALUE([.B2651])" office:value-type="float" office:value="408.12">
            <text:p>408.12</text:p>
          </table:table-cell>
          <table:table-cell table:number-columns-repeated="11"/>
        </table:table-row>
        <table:table-row table:style-name="ro1">
          <table:table-cell office:value-type="float" office:value="2650">
            <text:p>2650</text:p>
          </table:table-cell>
          <table:table-cell office:value-type="float" office:value="346.923">
            <text:p>346.923</text:p>
          </table:table-cell>
          <table:table-cell table:formula="of:=VALUE([.B2652])" office:value-type="float" office:value="346.923">
            <text:p>346.923</text:p>
          </table:table-cell>
          <table:table-cell table:number-columns-repeated="11"/>
        </table:table-row>
        <table:table-row table:style-name="ro1">
          <table:table-cell office:value-type="float" office:value="2651">
            <text:p>2651</text:p>
          </table:table-cell>
          <table:table-cell office:value-type="float" office:value="224.754">
            <text:p>224.754</text:p>
          </table:table-cell>
          <table:table-cell table:formula="of:=VALUE([.B2653])" office:value-type="float" office:value="224.754">
            <text:p>224.754</text:p>
          </table:table-cell>
          <table:table-cell table:number-columns-repeated="11"/>
        </table:table-row>
        <table:table-row table:style-name="ro1">
          <table:table-cell office:value-type="float" office:value="2652">
            <text:p>2652</text:p>
          </table:table-cell>
          <table:table-cell office:value-type="float" office:value="8.55539">
            <text:p>8.55539</text:p>
          </table:table-cell>
          <table:table-cell table:formula="of:=VALUE([.B2654])" office:value-type="float" office:value="8.55539">
            <text:p>8.55539</text:p>
          </table:table-cell>
          <table:table-cell table:number-columns-repeated="11"/>
        </table:table-row>
        <table:table-row table:style-name="ro1">
          <table:table-cell office:value-type="float" office:value="2653">
            <text:p>2653</text:p>
          </table:table-cell>
          <table:table-cell office:value-type="float" office:value="555.489">
            <text:p>555.489</text:p>
          </table:table-cell>
          <table:table-cell table:formula="of:=VALUE([.B2655])" office:value-type="float" office:value="555.489">
            <text:p>555.489</text:p>
          </table:table-cell>
          <table:table-cell table:number-columns-repeated="11"/>
        </table:table-row>
        <table:table-row table:style-name="ro1">
          <table:table-cell office:value-type="float" office:value="2654">
            <text:p>2654</text:p>
          </table:table-cell>
          <table:table-cell office:value-type="float" office:value="337.304">
            <text:p>337.304</text:p>
          </table:table-cell>
          <table:table-cell table:formula="of:=VALUE([.B2656])" office:value-type="float" office:value="337.304">
            <text:p>337.304</text:p>
          </table:table-cell>
          <table:table-cell table:number-columns-repeated="11"/>
        </table:table-row>
        <table:table-row table:style-name="ro1">
          <table:table-cell office:value-type="float" office:value="2655">
            <text:p>2655</text:p>
          </table:table-cell>
          <table:table-cell office:value-type="float" office:value="215.283">
            <text:p>215.283</text:p>
          </table:table-cell>
          <table:table-cell table:formula="of:=VALUE([.B2657])" office:value-type="float" office:value="215.283">
            <text:p>215.283</text:p>
          </table:table-cell>
          <table:table-cell table:number-columns-repeated="11"/>
        </table:table-row>
        <table:table-row table:style-name="ro1">
          <table:table-cell office:value-type="float" office:value="2656">
            <text:p>2656</text:p>
          </table:table-cell>
          <table:table-cell office:value-type="float" office:value="8.26521">
            <text:p>8.26521</text:p>
          </table:table-cell>
          <table:table-cell table:formula="of:=VALUE([.B2658])" office:value-type="float" office:value="8.26521">
            <text:p>8.26521</text:p>
          </table:table-cell>
          <table:table-cell table:number-columns-repeated="11"/>
        </table:table-row>
        <table:table-row table:style-name="ro1">
          <table:table-cell office:value-type="float" office:value="2657">
            <text:p>2657</text:p>
          </table:table-cell>
          <table:table-cell office:value-type="float" office:value="419.372">
            <text:p>419.372</text:p>
          </table:table-cell>
          <table:table-cell table:formula="of:=VALUE([.B2659])" office:value-type="float" office:value="419.372">
            <text:p>419.372</text:p>
          </table:table-cell>
          <table:table-cell table:number-columns-repeated="11"/>
        </table:table-row>
        <table:table-row table:style-name="ro1">
          <table:table-cell office:value-type="float" office:value="2658">
            <text:p>2658</text:p>
          </table:table-cell>
          <table:table-cell office:value-type="float" office:value="318.893">
            <text:p>318.893</text:p>
          </table:table-cell>
          <table:table-cell table:formula="of:=VALUE([.B2660])" office:value-type="float" office:value="318.893">
            <text:p>318.893</text:p>
          </table:table-cell>
          <table:table-cell table:number-columns-repeated="11"/>
        </table:table-row>
        <table:table-row table:style-name="ro1">
          <table:table-cell office:value-type="float" office:value="2659">
            <text:p>2659</text:p>
          </table:table-cell>
          <table:table-cell office:value-type="float" office:value="204.595">
            <text:p>204.595</text:p>
          </table:table-cell>
          <table:table-cell table:formula="of:=VALUE([.B2661])" office:value-type="float" office:value="204.595">
            <text:p>204.595</text:p>
          </table:table-cell>
          <table:table-cell table:number-columns-repeated="11"/>
        </table:table-row>
        <table:table-row table:style-name="ro1">
          <table:table-cell office:value-type="float" office:value="2660">
            <text:p>2660</text:p>
          </table:table-cell>
          <table:table-cell office:value-type="float" office:value="8.09756">
            <text:p>8.09756</text:p>
          </table:table-cell>
          <table:table-cell table:formula="of:=VALUE([.B2662])" office:value-type="float" office:value="8.09756">
            <text:p>8.09756</text:p>
          </table:table-cell>
          <table:table-cell table:number-columns-repeated="11"/>
        </table:table-row>
        <table:table-row table:style-name="ro1">
          <table:table-cell office:value-type="float" office:value="2661">
            <text:p>2661</text:p>
          </table:table-cell>
          <table:table-cell office:value-type="float" office:value="528.964">
            <text:p>528.964</text:p>
          </table:table-cell>
          <table:table-cell table:formula="of:=VALUE([.B2663])" office:value-type="float" office:value="528.964">
            <text:p>528.964</text:p>
          </table:table-cell>
          <table:table-cell table:number-columns-repeated="11"/>
        </table:table-row>
        <table:table-row table:style-name="ro1">
          <table:table-cell office:value-type="float" office:value="2662">
            <text:p>2662</text:p>
          </table:table-cell>
          <table:table-cell office:value-type="float" office:value="307.84">
            <text:p>307.84</text:p>
          </table:table-cell>
          <table:table-cell table:formula="of:=VALUE([.B2664])" office:value-type="float" office:value="307.84">
            <text:p>307.84</text:p>
          </table:table-cell>
          <table:table-cell table:number-columns-repeated="11"/>
        </table:table-row>
        <table:table-row table:style-name="ro1">
          <table:table-cell office:value-type="float" office:value="2663">
            <text:p>2663</text:p>
          </table:table-cell>
          <table:table-cell office:value-type="float" office:value="198.353">
            <text:p>198.353</text:p>
          </table:table-cell>
          <table:table-cell table:formula="of:=VALUE([.B2665])" office:value-type="float" office:value="198.353">
            <text:p>198.353</text:p>
          </table:table-cell>
          <table:table-cell table:number-columns-repeated="11"/>
        </table:table-row>
        <table:table-row table:style-name="ro1">
          <table:table-cell office:value-type="float" office:value="2664">
            <text:p>2664</text:p>
          </table:table-cell>
          <table:table-cell office:value-type="float" office:value="7.99027">
            <text:p>7.99027</text:p>
          </table:table-cell>
          <table:table-cell table:formula="of:=VALUE([.B2666])" office:value-type="float" office:value="7.99027">
            <text:p>7.99027</text:p>
          </table:table-cell>
          <table:table-cell table:number-columns-repeated="11"/>
        </table:table-row>
        <table:table-row table:style-name="ro1">
          <table:table-cell office:value-type="float" office:value="2665">
            <text:p>2665</text:p>
          </table:table-cell>
          <table:table-cell office:value-type="float" office:value="641.334">
            <text:p>641.334</text:p>
          </table:table-cell>
          <table:table-cell table:formula="of:=VALUE([.B2667])" office:value-type="float" office:value="641.334">
            <text:p>641.334</text:p>
          </table:table-cell>
          <table:table-cell table:number-columns-repeated="11"/>
        </table:table-row>
        <table:table-row table:style-name="ro1">
          <table:table-cell office:value-type="float" office:value="2666">
            <text:p>2666</text:p>
          </table:table-cell>
          <table:table-cell office:value-type="float" office:value="299.696">
            <text:p>299.696</text:p>
          </table:table-cell>
          <table:table-cell table:formula="of:=VALUE([.B2668])" office:value-type="float" office:value="299.696">
            <text:p>299.696</text:p>
          </table:table-cell>
          <table:table-cell table:number-columns-repeated="11"/>
        </table:table-row>
        <table:table-row table:style-name="ro1">
          <table:table-cell office:value-type="float" office:value="2667">
            <text:p>2667</text:p>
          </table:table-cell>
          <table:table-cell office:value-type="float" office:value="194.691">
            <text:p>194.691</text:p>
          </table:table-cell>
          <table:table-cell table:formula="of:=VALUE([.B2669])" office:value-type="float" office:value="194.691">
            <text:p>194.691</text:p>
          </table:table-cell>
          <table:table-cell table:number-columns-repeated="11"/>
        </table:table-row>
        <table:table-row table:style-name="ro1">
          <table:table-cell office:value-type="float" office:value="2668">
            <text:p>2668</text:p>
          </table:table-cell>
          <table:table-cell office:value-type="float" office:value="7.82259">
            <text:p>7.82259</text:p>
          </table:table-cell>
          <table:table-cell table:formula="of:=VALUE([.B2670])" office:value-type="float" office:value="7.82259">
            <text:p>7.82259</text:p>
          </table:table-cell>
          <table:table-cell table:number-columns-repeated="11"/>
        </table:table-row>
        <table:table-row table:style-name="ro1">
          <table:table-cell office:value-type="float" office:value="2669">
            <text:p>2669</text:p>
          </table:table-cell>
          <table:table-cell office:value-type="float" office:value="260.095">
            <text:p>260.095</text:p>
          </table:table-cell>
          <table:table-cell table:formula="of:=VALUE([.B2671])" office:value-type="float" office:value="260.095">
            <text:p>260.095</text:p>
          </table:table-cell>
          <table:table-cell table:number-columns-repeated="11"/>
        </table:table-row>
        <table:table-row table:style-name="ro1">
          <table:table-cell office:value-type="float" office:value="2670">
            <text:p>2670</text:p>
          </table:table-cell>
          <table:table-cell office:value-type="float" office:value="284.251">
            <text:p>284.251</text:p>
          </table:table-cell>
          <table:table-cell table:formula="of:=VALUE([.B2672])" office:value-type="float" office:value="284.251">
            <text:p>284.251</text:p>
          </table:table-cell>
          <table:table-cell table:number-columns-repeated="11"/>
        </table:table-row>
        <table:table-row table:style-name="ro1">
          <table:table-cell office:value-type="float" office:value="2671">
            <text:p>2671</text:p>
          </table:table-cell>
          <table:table-cell office:value-type="float" office:value="189.144">
            <text:p>189.144</text:p>
          </table:table-cell>
          <table:table-cell table:formula="of:=VALUE([.B2673])" office:value-type="float" office:value="189.144">
            <text:p>189.144</text:p>
          </table:table-cell>
          <table:table-cell table:number-columns-repeated="11"/>
        </table:table-row>
        <table:table-row table:style-name="ro1">
          <table:table-cell office:value-type="float" office:value="2672">
            <text:p>2672</text:p>
          </table:table-cell>
          <table:table-cell office:value-type="float" office:value="8.68058">
            <text:p>8.68058</text:p>
          </table:table-cell>
          <table:table-cell table:formula="of:=VALUE([.B2674])" office:value-type="float" office:value="8.68058">
            <text:p>8.68058</text:p>
          </table:table-cell>
          <table:table-cell table:number-columns-repeated="11"/>
        </table:table-row>
        <table:table-row table:style-name="ro1">
          <table:table-cell office:value-type="float" office:value="2673">
            <text:p>2673</text:p>
          </table:table-cell>
          <table:table-cell office:value-type="float" office:value="40.6601">
            <text:p>40.6601</text:p>
          </table:table-cell>
          <table:table-cell table:formula="of:=VALUE([.B2675])" office:value-type="float" office:value="40.6601">
            <text:p>40.6601</text:p>
          </table:table-cell>
          <table:table-cell table:number-columns-repeated="11"/>
        </table:table-row>
        <table:table-row table:style-name="ro1">
          <table:table-cell office:value-type="float" office:value="2674">
            <text:p>2674</text:p>
          </table:table-cell>
          <table:table-cell office:value-type="float" office:value="352.102">
            <text:p>352.102</text:p>
          </table:table-cell>
          <table:table-cell table:formula="of:=VALUE([.B2676])" office:value-type="float" office:value="352.102">
            <text:p>352.102</text:p>
          </table:table-cell>
          <table:table-cell table:number-columns-repeated="11"/>
        </table:table-row>
        <table:table-row table:style-name="ro1">
          <table:table-cell office:value-type="float" office:value="2675">
            <text:p>2675</text:p>
          </table:table-cell>
          <table:table-cell office:value-type="float" office:value="219.497">
            <text:p>219.497</text:p>
          </table:table-cell>
          <table:table-cell table:formula="of:=VALUE([.B2677])" office:value-type="float" office:value="219.497">
            <text:p>219.497</text:p>
          </table:table-cell>
          <table:table-cell table:number-columns-repeated="11"/>
        </table:table-row>
        <table:table-row table:style-name="ro1">
          <table:table-cell office:value-type="float" office:value="2676">
            <text:p>2676</text:p>
          </table:table-cell>
          <table:table-cell office:value-type="float" office:value="9.28383">
            <text:p>9.28383</text:p>
          </table:table-cell>
          <table:table-cell table:formula="of:=VALUE([.B2678])" office:value-type="float" office:value="9.28383">
            <text:p>9.28383</text:p>
          </table:table-cell>
          <table:table-cell table:number-columns-repeated="11"/>
        </table:table-row>
        <table:table-row table:style-name="ro1">
          <table:table-cell office:value-type="float" office:value="2677">
            <text:p>2677</text:p>
          </table:table-cell>
          <table:table-cell office:value-type="float" office:value="251.635">
            <text:p>251.635</text:p>
          </table:table-cell>
          <table:table-cell table:formula="of:=VALUE([.B2679])" office:value-type="float" office:value="251.635">
            <text:p>251.635</text:p>
          </table:table-cell>
          <table:table-cell table:number-columns-repeated="11"/>
        </table:table-row>
        <table:table-row table:style-name="ro1">
          <table:table-cell office:value-type="float" office:value="2678">
            <text:p>2678</text:p>
          </table:table-cell>
          <table:table-cell office:value-type="float" office:value="392.421">
            <text:p>392.421</text:p>
          </table:table-cell>
          <table:table-cell table:formula="of:=VALUE([.B2680])" office:value-type="float" office:value="392.421">
            <text:p>392.421</text:p>
          </table:table-cell>
          <table:table-cell table:number-columns-repeated="11"/>
        </table:table-row>
        <table:table-row table:style-name="ro1">
          <table:table-cell office:value-type="float" office:value="2679">
            <text:p>2679</text:p>
          </table:table-cell>
          <table:table-cell office:value-type="float" office:value="242.82">
            <text:p>242.82</text:p>
          </table:table-cell>
          <table:table-cell table:formula="of:=VALUE([.B2681])" office:value-type="float" office:value="242.82">
            <text:p>242.82</text:p>
          </table:table-cell>
          <table:table-cell table:number-columns-repeated="11"/>
        </table:table-row>
        <table:table-row table:style-name="ro1">
          <table:table-cell office:value-type="float" office:value="2680">
            <text:p>2680</text:p>
          </table:table-cell>
          <table:table-cell office:value-type="float" office:value="11.7012">
            <text:p>11.7012</text:p>
          </table:table-cell>
          <table:table-cell table:formula="of:=VALUE([.B2682])" office:value-type="float" office:value="11.7012">
            <text:p>11.7012</text:p>
          </table:table-cell>
          <table:table-cell table:number-columns-repeated="11"/>
        </table:table-row>
        <table:table-row table:style-name="ro1">
          <table:table-cell office:value-type="float" office:value="2681">
            <text:p>2681</text:p>
          </table:table-cell>
          <table:table-cell office:value-type="float" office:value="1740.72">
            <text:p>1740.72</text:p>
          </table:table-cell>
          <table:table-cell table:formula="of:=VALUE([.B2683])" office:value-type="float" office:value="1740.72">
            <text:p>1740.72</text:p>
          </table:table-cell>
          <table:table-cell table:number-columns-repeated="11"/>
        </table:table-row>
        <table:table-row table:style-name="ro1">
          <table:table-cell office:value-type="float" office:value="2682">
            <text:p>2682</text:p>
          </table:table-cell>
          <table:table-cell office:value-type="float" office:value="578.147">
            <text:p>578.147</text:p>
          </table:table-cell>
          <table:table-cell table:formula="of:=VALUE([.B2684])" office:value-type="float" office:value="578.147">
            <text:p>578.147</text:p>
          </table:table-cell>
          <table:table-cell table:number-columns-repeated="11"/>
        </table:table-row>
        <table:table-row table:style-name="ro1">
          <table:table-cell office:value-type="float" office:value="2683">
            <text:p>2683</text:p>
          </table:table-cell>
          <table:table-cell office:value-type="float" office:value="328.362">
            <text:p>328.362</text:p>
          </table:table-cell>
          <table:table-cell table:formula="of:=VALUE([.B2685])" office:value-type="float" office:value="328.362">
            <text:p>328.362</text:p>
          </table:table-cell>
          <table:table-cell table:number-columns-repeated="11"/>
        </table:table-row>
        <table:table-row table:style-name="ro1">
          <table:table-cell office:value-type="float" office:value="2684">
            <text:p>2684</text:p>
          </table:table-cell>
          <table:table-cell office:value-type="float" office:value="34.0694">
            <text:p>34.0694</text:p>
          </table:table-cell>
          <table:table-cell table:formula="of:=VALUE([.B2686])" office:value-type="float" office:value="34.0694">
            <text:p>34.0694</text:p>
          </table:table-cell>
          <table:table-cell table:number-columns-repeated="11"/>
        </table:table-row>
        <table:table-row table:style-name="ro1">
          <table:table-cell office:value-type="float" office:value="2685">
            <text:p>2685</text:p>
          </table:table-cell>
          <table:table-cell office:value-type="float" office:value="4145.32">
            <text:p>4145.32</text:p>
          </table:table-cell>
          <table:table-cell table:formula="of:=VALUE([.B2687])" office:value-type="float" office:value="4145.32">
            <text:p>4145.32</text:p>
          </table:table-cell>
          <table:table-cell table:number-columns-repeated="11"/>
        </table:table-row>
        <table:table-row table:style-name="ro1">
          <table:table-cell office:value-type="float" office:value="2686">
            <text:p>2686</text:p>
          </table:table-cell>
          <table:table-cell office:value-type="float" office:value="2098.32">
            <text:p>2098.32</text:p>
          </table:table-cell>
          <table:table-cell table:formula="of:=VALUE([.B2688])" office:value-type="float" office:value="2098.32">
            <text:p>2098.32</text:p>
          </table:table-cell>
          <table:table-cell table:number-columns-repeated="11"/>
        </table:table-row>
        <table:table-row table:style-name="ro1">
          <table:table-cell office:value-type="float" office:value="2687">
            <text:p>2687</text:p>
          </table:table-cell>
          <table:table-cell office:value-type="float" office:value="1181.69">
            <text:p>1181.69</text:p>
          </table:table-cell>
          <table:table-cell table:formula="of:=VALUE([.B2689])" office:value-type="float" office:value="1181.69">
            <text:p>1181.69</text:p>
          </table:table-cell>
          <table:table-cell table:number-columns-repeated="11"/>
        </table:table-row>
        <table:table-row table:style-name="ro1">
          <table:table-cell office:value-type="float" office:value="2688">
            <text:p>2688</text:p>
          </table:table-cell>
          <table:table-cell office:value-type="float" office:value="2.40058">
            <text:p>2.40058</text:p>
          </table:table-cell>
          <table:table-cell table:formula="of:=VALUE([.B2690])" office:value-type="float" office:value="2.40058">
            <text:p>2.40058</text:p>
          </table:table-cell>
          <table:table-cell table:number-columns-repeated="11"/>
        </table:table-row>
        <table:table-row table:style-name="ro1">
          <table:table-cell office:value-type="float" office:value="2689">
            <text:p>2689</text:p>
          </table:table-cell>
          <table:table-cell office:value-type="float" office:value="259.213">
            <text:p>259.213</text:p>
          </table:table-cell>
          <table:table-cell table:formula="of:=VALUE([.B2691])" office:value-type="float" office:value="259.213">
            <text:p>259.213</text:p>
          </table:table-cell>
          <table:table-cell table:number-columns-repeated="11"/>
        </table:table-row>
        <table:table-row table:style-name="ro1">
          <table:table-cell office:value-type="float" office:value="2690">
            <text:p>2690</text:p>
          </table:table-cell>
          <table:table-cell office:value-type="float" office:value="163.29">
            <text:p>163.29</text:p>
          </table:table-cell>
          <table:table-cell table:formula="of:=VALUE([.B2692])" office:value-type="float" office:value="163.29">
            <text:p>163.29</text:p>
          </table:table-cell>
          <table:table-cell table:number-columns-repeated="11"/>
        </table:table-row>
        <table:table-row table:style-name="ro1">
          <table:table-cell office:value-type="float" office:value="2691">
            <text:p>2691</text:p>
          </table:table-cell>
          <table:table-cell office:value-type="float" office:value="4.31228">
            <text:p>4.31228</text:p>
          </table:table-cell>
          <table:table-cell table:formula="of:=VALUE([.B2693])" office:value-type="float" office:value="4.31228">
            <text:p>4.31228</text:p>
          </table:table-cell>
          <table:table-cell table:number-columns-repeated="11"/>
        </table:table-row>
        <table:table-row table:style-name="ro1">
          <table:table-cell office:value-type="float" office:value="2692">
            <text:p>2692</text:p>
          </table:table-cell>
          <table:table-cell office:value-type="float" office:value="2.6443">
            <text:p>2.6443</text:p>
          </table:table-cell>
          <table:table-cell table:formula="of:=VALUE([.B2694])" office:value-type="float" office:value="2.6443">
            <text:p>2.6443</text:p>
          </table:table-cell>
          <table:table-cell table:number-columns-repeated="11"/>
        </table:table-row>
        <table:table-row table:style-name="ro1">
          <table:table-cell office:value-type="float" office:value="2693">
            <text:p>2693</text:p>
          </table:table-cell>
          <table:table-cell office:value-type="float" office:value="199.513">
            <text:p>199.513</text:p>
          </table:table-cell>
          <table:table-cell table:formula="of:=VALUE([.B2695])" office:value-type="float" office:value="199.513">
            <text:p>199.513</text:p>
          </table:table-cell>
          <table:table-cell table:number-columns-repeated="11"/>
        </table:table-row>
        <table:table-row table:style-name="ro1">
          <table:table-cell office:value-type="float" office:value="2694">
            <text:p>2694</text:p>
          </table:table-cell>
          <table:table-cell office:value-type="float" office:value="166.383">
            <text:p>166.383</text:p>
          </table:table-cell>
          <table:table-cell table:formula="of:=VALUE([.B2696])" office:value-type="float" office:value="166.383">
            <text:p>166.383</text:p>
          </table:table-cell>
          <table:table-cell table:number-columns-repeated="11"/>
        </table:table-row>
        <table:table-row table:style-name="ro1">
          <table:table-cell office:value-type="float" office:value="2695">
            <text:p>2695</text:p>
          </table:table-cell>
          <table:table-cell office:value-type="float" office:value="17.6415">
            <text:p>17.6415</text:p>
          </table:table-cell>
          <table:table-cell table:formula="of:=VALUE([.B2697])" office:value-type="float" office:value="17.6415">
            <text:p>17.6415</text:p>
          </table:table-cell>
          <table:table-cell table:number-columns-repeated="11"/>
        </table:table-row>
        <table:table-row table:style-name="ro1">
          <table:table-cell office:value-type="float" office:value="2696">
            <text:p>2696</text:p>
          </table:table-cell>
          <table:table-cell office:value-type="float" office:value="3.10507">
            <text:p>3.10507</text:p>
          </table:table-cell>
          <table:table-cell table:formula="of:=VALUE([.B2698])" office:value-type="float" office:value="3.10507">
            <text:p>3.10507</text:p>
          </table:table-cell>
          <table:table-cell table:number-columns-repeated="11"/>
        </table:table-row>
        <table:table-row table:style-name="ro1">
          <table:table-cell office:value-type="float" office:value="2697">
            <text:p>2697</text:p>
          </table:table-cell>
          <table:table-cell office:value-type="float" office:value="103.769">
            <text:p>103.769</text:p>
          </table:table-cell>
          <table:table-cell table:formula="of:=VALUE([.B2699])" office:value-type="float" office:value="103.769">
            <text:p>103.769</text:p>
          </table:table-cell>
          <table:table-cell table:number-columns-repeated="11"/>
        </table:table-row>
        <table:table-row table:style-name="ro1">
          <table:table-cell office:value-type="float" office:value="2698">
            <text:p>2698</text:p>
          </table:table-cell>
          <table:table-cell office:value-type="float" office:value="171.21">
            <text:p>171.21</text:p>
          </table:table-cell>
          <table:table-cell table:formula="of:=VALUE([.B2700])" office:value-type="float" office:value="171.21">
            <text:p>171.21</text:p>
          </table:table-cell>
          <table:table-cell table:number-columns-repeated="11"/>
        </table:table-row>
        <table:table-row table:style-name="ro1">
          <table:table-cell office:value-type="float" office:value="2699">
            <text:p>2699</text:p>
          </table:table-cell>
          <table:table-cell office:value-type="float" office:value="43.2945">
            <text:p>43.2945</text:p>
          </table:table-cell>
          <table:table-cell table:formula="of:=VALUE([.B2701])" office:value-type="float" office:value="43.2945">
            <text:p>43.2945</text:p>
          </table:table-cell>
          <table:table-cell table:number-columns-repeated="11"/>
        </table:table-row>
        <table:table-row table:style-name="ro1">
          <table:table-cell office:value-type="float" office:value="2700">
            <text:p>2700</text:p>
          </table:table-cell>
          <table:table-cell office:value-type="float" office:value="3.88079">
            <text:p>3.88079</text:p>
          </table:table-cell>
          <table:table-cell table:formula="of:=VALUE([.B2702])" office:value-type="float" office:value="3.88079">
            <text:p>3.88079</text:p>
          </table:table-cell>
          <table:table-cell table:number-columns-repeated="11"/>
        </table:table-row>
        <table:table-row table:style-name="ro1">
          <table:table-cell office:value-type="float" office:value="2701">
            <text:p>2701</text:p>
          </table:table-cell>
          <table:table-cell office:value-type="float" office:value="124.754">
            <text:p>124.754</text:p>
          </table:table-cell>
          <table:table-cell table:formula="of:=VALUE([.B2703])" office:value-type="float" office:value="124.754">
            <text:p>124.754</text:p>
          </table:table-cell>
          <table:table-cell table:number-columns-repeated="11"/>
        </table:table-row>
        <table:table-row table:style-name="ro1">
          <table:table-cell office:value-type="float" office:value="2702">
            <text:p>2702</text:p>
          </table:table-cell>
          <table:table-cell office:value-type="float" office:value="170.967">
            <text:p>170.967</text:p>
          </table:table-cell>
          <table:table-cell table:formula="of:=VALUE([.B2704])" office:value-type="float" office:value="170.967">
            <text:p>170.967</text:p>
          </table:table-cell>
          <table:table-cell table:number-columns-repeated="11"/>
        </table:table-row>
        <table:table-row table:style-name="ro1">
          <table:table-cell office:value-type="float" office:value="2703">
            <text:p>2703</text:p>
          </table:table-cell>
          <table:table-cell office:value-type="float" office:value="91.2792">
            <text:p>91.2792</text:p>
          </table:table-cell>
          <table:table-cell table:formula="of:=VALUE([.B2705])" office:value-type="float" office:value="91.2792">
            <text:p>91.2792</text:p>
          </table:table-cell>
          <table:table-cell table:number-columns-repeated="11"/>
        </table:table-row>
        <table:table-row table:style-name="ro1" table:number-rows-repeated="1045870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Bitstream Vera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UMing H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24T13:58:20</meta:creation-date>
    <dc:date>2013-04-26T10:51:57</dc:date>
    <meta:editing-duration>PT1H35M50S</meta:editing-duration>
    <meta:editing-cycles>9</meta:editing-cycles>
    <meta:generator>LibreOffice/3.5$Linux_X86_64 LibreOffice_project/350m1$Build-2</meta:generator>
    <meta:document-statistic meta:table-count="3" meta:cell-count="1160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1.603cm" svg:height="15.805cm" xlink:href=".." xlink:type="simple" chart:class="chart:scatter" chart:style-name="ch1">
        <chart:legend chart:legend-position="bottom" svg:x="4.71cm" svg:y="15.022cm" style:legend-expansion="wide" chart:style-name="ch2"/>
        <chart:plot-area chart:style-name="ch3" table:cell-range-address="SPILUT.A1:SPILUT.B56 SPILUT.M44:SPILUT.O44 SPILUT.P44:SPILUT.P44 SPILUT.K2:SPILUT.K25 SPILUT.H2:SPILUT.H30 SPILUT.E2:SPILUT.E75" chart:data-source-has-labels="row" svg:x="0.882cm" svg:y="1.399cm" svg:width="19.857cm" svg:height="12.887cm">
          <chartooo:coordinate-region svg:x="2.165cm" svg:y="1.598cm" svg:width="18.387cm" svg:height="12.04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PILUT.B1:SPILUT.B56" chart:label-cell-address="SPILUT.N44:SPILUT.N44" chart:class="chart:scatter">
            <chart:domain table:cell-range-address="SPILUT.A1:SPILUT.A56"/>
            <chart:data-point chart:repeated="56"/>
          </chart:series>
          <chart:series chart:style-name="ch8" chart:values-cell-range-address="SPILUT.K2:SPILUT.K25" chart:label-cell-address="SPILUT.P44:SPILUT.P44" chart:class="chart:scatter">
            <chart:domain table:cell-range-address="SPILUT.J2:SPILUT.J25"/>
            <chart:data-point chart:repeated="24"/>
          </chart:series>
          <chart:series chart:style-name="ch9" chart:values-cell-range-address="SPILUT.H2:SPILUT.H30" chart:label-cell-address="SPILUT.O44:SPILUT.O44" chart:class="chart:scatter">
            <chart:domain table:cell-range-address="SPILUT.G2:SPILUT.G30"/>
            <chart:data-point chart:repeated="29"/>
          </chart:series>
          <chart:series chart:style-name="ch10" chart:values-cell-range-address="SPILUT.E2:SPILUT.E75" chart:label-cell-address="SPILUT.M44:SPILUT.M44" chart:class="chart:scatter">
            <chart:domain table:cell-range-address="SPILUT.D2:SPILUT.D75"/>
            <chart:data-point chart:repeated="7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MCSA-1000</text:p>
                <draw:g>
                  <svg:desc>SPILUT.N44:SPILUT.N44</svg:desc>
                </draw:g>
              </table:table-cell>
              <table:table-cell office:value-type="string">
                <text:p>Column J</text:p>
              </table:table-cell>
              <table:table-cell office:value-type="string">
                <text:p>MCSA-50000</text:p>
                <draw:g>
                  <svg:desc>SPILUT.P44:SPILUT.P44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MCSA-10000</text:p>
                <draw:g>
                  <svg:desc>SPILUT.O44:SPILUT.O44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Richardson</text:p>
                <draw:g>
                  <svg:desc>SPILUT.M44:SPILUT.M4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PILUT.A1:SPILUT.A56</svg:desc>
                </draw:g>
              </table:table-cell>
              <table:table-cell office:value-type="float" office:value="0.278007">
                <text:p>0.278007</text:p>
                <draw:g>
                  <svg:desc>SPILUT.B1:SPILUT.B56</svg:desc>
                </draw:g>
              </table:table-cell>
              <table:table-cell office:value-type="float" office:value="1">
                <text:p>1</text:p>
                <draw:g>
                  <svg:desc>SPILUT.J2:SPILUT.J25</svg:desc>
                </draw:g>
              </table:table-cell>
              <table:table-cell office:value-type="float" office:value="0.236409">
                <text:p>0.236409</text:p>
                <draw:g>
                  <svg:desc>SPILUT.K2:SPILUT.K25</svg:desc>
                </draw:g>
              </table:table-cell>
              <table:table-cell office:value-type="float" office:value="1">
                <text:p>1</text:p>
                <draw:g>
                  <svg:desc>SPILUT.G2:SPILUT.G30</svg:desc>
                </draw:g>
              </table:table-cell>
              <table:table-cell office:value-type="float" office:value="0.249922">
                <text:p>0.249922</text:p>
                <draw:g>
                  <svg:desc>SPILUT.H2:SPILUT.H30</svg:desc>
                </draw:g>
              </table:table-cell>
              <table:table-cell office:value-type="float" office:value="1">
                <text:p>1</text:p>
                <draw:g>
                  <svg:desc>SPILUT.D2:SPILUT.D75</svg:desc>
                </draw:g>
              </table:table-cell>
              <table:table-cell office:value-type="float" office:value="0.367444">
                <text:p>0.367444</text:p>
                <draw:g>
                  <svg:desc>SPILUT.E2:SPILUT.E7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14417">
                <text:p>0.14417</text:p>
              </table:table-cell>
              <table:table-cell office:value-type="float" office:value="2">
                <text:p>2</text:p>
              </table:table-cell>
              <table:table-cell office:value-type="float" office:value="0.129885">
                <text:p>0.129885</text:p>
              </table:table-cell>
              <table:table-cell office:value-type="float" office:value="2">
                <text:p>2</text:p>
              </table:table-cell>
              <table:table-cell office:value-type="float" office:value="0.138509">
                <text:p>0.138509</text:p>
              </table:table-cell>
              <table:table-cell office:value-type="float" office:value="2">
                <text:p>2</text:p>
              </table:table-cell>
              <table:table-cell office:value-type="float" office:value="0.399564">
                <text:p>0.3995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0786469">
                <text:p>0.0786469</text:p>
              </table:table-cell>
              <table:table-cell office:value-type="float" office:value="3">
                <text:p>3</text:p>
              </table:table-cell>
              <table:table-cell office:value-type="float" office:value="0.0750699">
                <text:p>0.0750699</text:p>
              </table:table-cell>
              <table:table-cell office:value-type="float" office:value="3">
                <text:p>3</text:p>
              </table:table-cell>
              <table:table-cell office:value-type="float" office:value="0.0770242">
                <text:p>0.0770242</text:p>
              </table:table-cell>
              <table:table-cell office:value-type="float" office:value="3">
                <text:p>3</text:p>
              </table:table-cell>
              <table:table-cell office:value-type="float" office:value="0.247536">
                <text:p>0.2475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0552007">
                <text:p>0.0552007</text:p>
              </table:table-cell>
              <table:table-cell office:value-type="float" office:value="4">
                <text:p>4</text:p>
              </table:table-cell>
              <table:table-cell office:value-type="float" office:value="0.0532368">
                <text:p>0.0532368</text:p>
              </table:table-cell>
              <table:table-cell office:value-type="float" office:value="4">
                <text:p>4</text:p>
              </table:table-cell>
              <table:table-cell office:value-type="float" office:value="0.0527661">
                <text:p>0.0527661</text:p>
              </table:table-cell>
              <table:table-cell office:value-type="float" office:value="4">
                <text:p>4</text:p>
              </table:table-cell>
              <table:table-cell office:value-type="float" office:value="0.194364">
                <text:p>0.19436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0479404">
                <text:p>0.0479404</text:p>
              </table:table-cell>
              <table:table-cell office:value-type="float" office:value="5">
                <text:p>5</text:p>
              </table:table-cell>
              <table:table-cell office:value-type="float" office:value="0.0396142">
                <text:p>0.0396142</text:p>
              </table:table-cell>
              <table:table-cell office:value-type="float" office:value="5">
                <text:p>5</text:p>
              </table:table-cell>
              <table:table-cell office:value-type="float" office:value="0.040338">
                <text:p>0.040338</text:p>
              </table:table-cell>
              <table:table-cell office:value-type="float" office:value="5">
                <text:p>5</text:p>
              </table:table-cell>
              <table:table-cell office:value-type="float" office:value="0.165504">
                <text:p>0.1655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040737">
                <text:p>0.040737</text:p>
              </table:table-cell>
              <table:table-cell office:value-type="float" office:value="6">
                <text:p>6</text:p>
              </table:table-cell>
              <table:table-cell office:value-type="float" office:value="0.0280138">
                <text:p>0.0280138</text:p>
              </table:table-cell>
              <table:table-cell office:value-type="float" office:value="6">
                <text:p>6</text:p>
              </table:table-cell>
              <table:table-cell office:value-type="float" office:value="0.0281797">
                <text:p>0.0281797</text:p>
              </table:table-cell>
              <table:table-cell office:value-type="float" office:value="6">
                <text:p>6</text:p>
              </table:table-cell>
              <table:table-cell office:value-type="float" office:value="0.135457">
                <text:p>0.13545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0220932">
                <text:p>0.0220932</text:p>
              </table:table-cell>
              <table:table-cell office:value-type="float" office:value="7">
                <text:p>7</text:p>
              </table:table-cell>
              <table:table-cell office:value-type="float" office:value="0.0194923">
                <text:p>0.0194923</text:p>
              </table:table-cell>
              <table:table-cell office:value-type="float" office:value="7">
                <text:p>7</text:p>
              </table:table-cell>
              <table:table-cell office:value-type="float" office:value="0.0195374">
                <text:p>0.0195374</text:p>
              </table:table-cell>
              <table:table-cell office:value-type="float" office:value="7">
                <text:p>7</text:p>
              </table:table-cell>
              <table:table-cell office:value-type="float" office:value="0.114121">
                <text:p>0.11412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0174908">
                <text:p>0.0174908</text:p>
              </table:table-cell>
              <table:table-cell office:value-type="float" office:value="8">
                <text:p>8</text:p>
              </table:table-cell>
              <table:table-cell office:value-type="float" office:value="0.0133177">
                <text:p>0.0133177</text:p>
              </table:table-cell>
              <table:table-cell office:value-type="float" office:value="8">
                <text:p>8</text:p>
              </table:table-cell>
              <table:table-cell office:value-type="float" office:value="0.0141689">
                <text:p>0.0141689</text:p>
              </table:table-cell>
              <table:table-cell office:value-type="float" office:value="8">
                <text:p>8</text:p>
              </table:table-cell>
              <table:table-cell office:value-type="float" office:value="0.0942477">
                <text:p>0.094247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0106282">
                <text:p>0.0106282</text:p>
              </table:table-cell>
              <table:table-cell office:value-type="float" office:value="9">
                <text:p>9</text:p>
              </table:table-cell>
              <table:table-cell office:value-type="float" office:value="0.00895748">
                <text:p>0.00895748</text:p>
              </table:table-cell>
              <table:table-cell office:value-type="float" office:value="9">
                <text:p>9</text:p>
              </table:table-cell>
              <table:table-cell office:value-type="float" office:value="0.00939329">
                <text:p>0.00939329</text:p>
              </table:table-cell>
              <table:table-cell office:value-type="float" office:value="9">
                <text:p>9</text:p>
              </table:table-cell>
              <table:table-cell office:value-type="float" office:value="0.0806168">
                <text:p>0.080616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00802279">
                <text:p>0.00802279</text:p>
              </table:table-cell>
              <table:table-cell office:value-type="float" office:value="10">
                <text:p>10</text:p>
              </table:table-cell>
              <table:table-cell office:value-type="float" office:value="0.00608888">
                <text:p>0.00608888</text:p>
              </table:table-cell>
              <table:table-cell office:value-type="float" office:value="10">
                <text:p>10</text:p>
              </table:table-cell>
              <table:table-cell office:value-type="float" office:value="0.00594004">
                <text:p>0.00594004</text:p>
              </table:table-cell>
              <table:table-cell office:value-type="float" office:value="10">
                <text:p>10</text:p>
              </table:table-cell>
              <table:table-cell office:value-type="float" office:value="0.0706589">
                <text:p>0.070658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00462257">
                <text:p>0.00462257</text:p>
              </table:table-cell>
              <table:table-cell office:value-type="float" office:value="11">
                <text:p>11</text:p>
              </table:table-cell>
              <table:table-cell office:value-type="float" office:value="0.00381944">
                <text:p>0.00381944</text:p>
              </table:table-cell>
              <table:table-cell office:value-type="float" office:value="11">
                <text:p>11</text:p>
              </table:table-cell>
              <table:table-cell office:value-type="float" office:value="0.00392608">
                <text:p>0.00392608</text:p>
              </table:table-cell>
              <table:table-cell office:value-type="float" office:value="11">
                <text:p>11</text:p>
              </table:table-cell>
              <table:table-cell office:value-type="float" office:value="0.0627906">
                <text:p>0.062790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00365866">
                <text:p>0.00365866</text:p>
              </table:table-cell>
              <table:table-cell office:value-type="float" office:value="12">
                <text:p>12</text:p>
              </table:table-cell>
              <table:table-cell office:value-type="float" office:value="0.0028257">
                <text:p>0.0028257</text:p>
              </table:table-cell>
              <table:table-cell office:value-type="float" office:value="12">
                <text:p>12</text:p>
              </table:table-cell>
              <table:table-cell office:value-type="float" office:value="0.002956">
                <text:p>0.002956</text:p>
              </table:table-cell>
              <table:table-cell office:value-type="float" office:value="12">
                <text:p>12</text:p>
              </table:table-cell>
              <table:table-cell office:value-type="float" office:value="0.0572453">
                <text:p>0.057245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00242658">
                <text:p>0.00242658</text:p>
              </table:table-cell>
              <table:table-cell office:value-type="float" office:value="13">
                <text:p>13</text:p>
              </table:table-cell>
              <table:table-cell office:value-type="float" office:value="0.00239937">
                <text:p>0.00239937</text:p>
              </table:table-cell>
              <table:table-cell office:value-type="float" office:value="13">
                <text:p>13</text:p>
              </table:table-cell>
              <table:table-cell office:value-type="float" office:value="0.00221692">
                <text:p>0.00221692</text:p>
              </table:table-cell>
              <table:table-cell office:value-type="float" office:value="13">
                <text:p>13</text:p>
              </table:table-cell>
              <table:table-cell office:value-type="float" office:value="0.0517049">
                <text:p>0.051704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00231374">
                <text:p>0.00231374</text:p>
              </table:table-cell>
              <table:table-cell office:value-type="float" office:value="14">
                <text:p>14</text:p>
              </table:table-cell>
              <table:table-cell office:value-type="float" office:value="0.00193826">
                <text:p>0.00193826</text:p>
              </table:table-cell>
              <table:table-cell office:value-type="float" office:value="14">
                <text:p>14</text:p>
              </table:table-cell>
              <table:table-cell office:value-type="float" office:value="0.00190173">
                <text:p>0.00190173</text:p>
              </table:table-cell>
              <table:table-cell office:value-type="float" office:value="14">
                <text:p>14</text:p>
              </table:table-cell>
              <table:table-cell office:value-type="float" office:value="0.0466221">
                <text:p>0.046622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00190337">
                <text:p>0.00190337</text:p>
              </table:table-cell>
              <table:table-cell office:value-type="float" office:value="15">
                <text:p>15</text:p>
              </table:table-cell>
              <table:table-cell office:value-type="float" office:value="0.00166983">
                <text:p>0.00166983</text:p>
              </table:table-cell>
              <table:table-cell office:value-type="float" office:value="15">
                <text:p>15</text:p>
              </table:table-cell>
              <table:table-cell office:value-type="float" office:value="0.00159164">
                <text:p>0.00159164</text:p>
              </table:table-cell>
              <table:table-cell office:value-type="float" office:value="15">
                <text:p>15</text:p>
              </table:table-cell>
              <table:table-cell office:value-type="float" office:value="0.041794">
                <text:p>0.04179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00145751">
                <text:p>0.00145751</text:p>
              </table:table-cell>
              <table:table-cell office:value-type="float" office:value="16">
                <text:p>16</text:p>
              </table:table-cell>
              <table:table-cell office:value-type="float" office:value="0.00144729">
                <text:p>0.00144729</text:p>
              </table:table-cell>
              <table:table-cell office:value-type="float" office:value="16">
                <text:p>16</text:p>
              </table:table-cell>
              <table:table-cell office:value-type="float" office:value="0.00148647">
                <text:p>0.00148647</text:p>
              </table:table-cell>
              <table:table-cell office:value-type="float" office:value="16">
                <text:p>16</text:p>
              </table:table-cell>
              <table:table-cell office:value-type="float" office:value="0.0373917">
                <text:p>0.037391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.00151208">
                <text:p>0.00151208</text:p>
              </table:table-cell>
              <table:table-cell office:value-type="float" office:value="17">
                <text:p>17</text:p>
              </table:table-cell>
              <table:table-cell office:value-type="float" office:value="0.00134613">
                <text:p>0.00134613</text:p>
              </table:table-cell>
              <table:table-cell office:value-type="float" office:value="17">
                <text:p>17</text:p>
              </table:table-cell>
              <table:table-cell office:value-type="float" office:value="0.00133924">
                <text:p>0.00133924</text:p>
              </table:table-cell>
              <table:table-cell office:value-type="float" office:value="17">
                <text:p>17</text:p>
              </table:table-cell>
              <table:table-cell office:value-type="float" office:value="0.0333204">
                <text:p>0.033320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00143113">
                <text:p>0.00143113</text:p>
              </table:table-cell>
              <table:table-cell office:value-type="float" office:value="18">
                <text:p>18</text:p>
              </table:table-cell>
              <table:table-cell office:value-type="float" office:value="0.00124217">
                <text:p>0.00124217</text:p>
              </table:table-cell>
              <table:table-cell office:value-type="float" office:value="18">
                <text:p>18</text:p>
              </table:table-cell>
              <table:table-cell office:value-type="float" office:value="0.00122349">
                <text:p>0.00122349</text:p>
              </table:table-cell>
              <table:table-cell office:value-type="float" office:value="18">
                <text:p>18</text:p>
              </table:table-cell>
              <table:table-cell office:value-type="float" office:value="0.0296348">
                <text:p>0.029634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00152095">
                <text:p>0.00152095</text:p>
              </table:table-cell>
              <table:table-cell office:value-type="float" office:value="19">
                <text:p>19</text:p>
              </table:table-cell>
              <table:table-cell office:value-type="float" office:value="0.00117346">
                <text:p>0.00117346</text:p>
              </table:table-cell>
              <table:table-cell office:value-type="float" office:value="19">
                <text:p>19</text:p>
              </table:table-cell>
              <table:table-cell office:value-type="float" office:value="0.0011896">
                <text:p>0.0011896</text:p>
              </table:table-cell>
              <table:table-cell office:value-type="float" office:value="19">
                <text:p>19</text:p>
              </table:table-cell>
              <table:table-cell office:value-type="float" office:value="0.026281">
                <text:p>0.02628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00143928">
                <text:p>0.00143928</text:p>
              </table:table-cell>
              <table:table-cell office:value-type="float" office:value="20">
                <text:p>20</text:p>
              </table:table-cell>
              <table:table-cell office:value-type="float" office:value="0.0011118">
                <text:p>0.0011118</text:p>
              </table:table-cell>
              <table:table-cell office:value-type="float" office:value="20">
                <text:p>20</text:p>
              </table:table-cell>
              <table:table-cell office:value-type="float" office:value="0.00119677">
                <text:p>0.00119677</text:p>
              </table:table-cell>
              <table:table-cell office:value-type="float" office:value="20">
                <text:p>20</text:p>
              </table:table-cell>
              <table:table-cell office:value-type="float" office:value="0.0232648">
                <text:p>0.023264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0.00128391">
                <text:p>0.00128391</text:p>
              </table:table-cell>
              <table:table-cell office:value-type="float" office:value="21">
                <text:p>21</text:p>
              </table:table-cell>
              <table:table-cell office:value-type="float" office:value="0.0011001">
                <text:p>0.0011001</text:p>
              </table:table-cell>
              <table:table-cell office:value-type="float" office:value="21">
                <text:p>21</text:p>
              </table:table-cell>
              <table:table-cell office:value-type="float" office:value="0.00110956">
                <text:p>0.00110956</text:p>
              </table:table-cell>
              <table:table-cell office:value-type="float" office:value="21">
                <text:p>21</text:p>
              </table:table-cell>
              <table:table-cell office:value-type="float" office:value="0.0205483">
                <text:p>0.020548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.0012267">
                <text:p>0.0012267</text:p>
              </table:table-cell>
              <table:table-cell office:value-type="float" office:value="22">
                <text:p>22</text:p>
              </table:table-cell>
              <table:table-cell office:value-type="float" office:value="0.00102112">
                <text:p>0.00102112</text:p>
              </table:table-cell>
              <table:table-cell office:value-type="float" office:value="22">
                <text:p>22</text:p>
              </table:table-cell>
              <table:table-cell office:value-type="float" office:value="0.00107426">
                <text:p>0.00107426</text:p>
              </table:table-cell>
              <table:table-cell office:value-type="float" office:value="22">
                <text:p>22</text:p>
              </table:table-cell>
              <table:table-cell office:value-type="float" office:value="0.0182553">
                <text:p>0.018255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.00120981">
                <text:p>0.00120981</text:p>
              </table:table-cell>
              <table:table-cell office:value-type="float" office:value="23">
                <text:p>23</text:p>
              </table:table-cell>
              <table:table-cell office:value-type="float" office:value="0.00101128">
                <text:p>0.00101128</text:p>
              </table:table-cell>
              <table:table-cell office:value-type="float" office:value="23">
                <text:p>23</text:p>
              </table:table-cell>
              <table:table-cell office:value-type="float" office:value="0.00104974">
                <text:p>0.00104974</text:p>
              </table:table-cell>
              <table:table-cell office:value-type="float" office:value="23">
                <text:p>23</text:p>
              </table:table-cell>
              <table:table-cell office:value-type="float" office:value="0.0162296">
                <text:p>0.016229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.00126677">
                <text:p>0.00126677</text:p>
              </table:table-cell>
              <table:table-cell office:value-type="float" office:value="24">
                <text:p>24</text:p>
              </table:table-cell>
              <table:table-cell office:value-type="float" office:value="0.000996428">
                <text:p>0.000996428</text:p>
              </table:table-cell>
              <table:table-cell office:value-type="float" office:value="24">
                <text:p>24</text:p>
              </table:table-cell>
              <table:table-cell office:value-type="float" office:value="0.00102049">
                <text:p>0.00102049</text:p>
              </table:table-cell>
              <table:table-cell office:value-type="float" office:value="24">
                <text:p>24</text:p>
              </table:table-cell>
              <table:table-cell office:value-type="float" office:value="0.0143833">
                <text:p>0.014383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.00105688">
                <text:p>0.001056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">
                <text:p>25</text:p>
              </table:table-cell>
              <table:table-cell office:value-type="float" office:value="0.00104781">
                <text:p>0.00104781</text:p>
              </table:table-cell>
              <table:table-cell office:value-type="float" office:value="25">
                <text:p>25</text:p>
              </table:table-cell>
              <table:table-cell office:value-type="float" office:value="0.0126945">
                <text:p>0.012694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0.00112667">
                <text:p>0.00112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">
                <text:p>26</text:p>
              </table:table-cell>
              <table:table-cell office:value-type="float" office:value="0.00105351">
                <text:p>0.00105351</text:p>
              </table:table-cell>
              <table:table-cell office:value-type="float" office:value="26">
                <text:p>26</text:p>
              </table:table-cell>
              <table:table-cell office:value-type="float" office:value="0.0111719">
                <text:p>0.011171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0.00127665">
                <text:p>0.001276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">
                <text:p>27</text:p>
              </table:table-cell>
              <table:table-cell office:value-type="float" office:value="0.00102682">
                <text:p>0.00102682</text:p>
              </table:table-cell>
              <table:table-cell office:value-type="float" office:value="27">
                <text:p>27</text:p>
              </table:table-cell>
              <table:table-cell office:value-type="float" office:value="0.00979873">
                <text:p>0.0097987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0.00114658">
                <text:p>0.001146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">
                <text:p>28</text:p>
              </table:table-cell>
              <table:table-cell office:value-type="float" office:value="0.00105612">
                <text:p>0.00105612</text:p>
              </table:table-cell>
              <table:table-cell office:value-type="float" office:value="28">
                <text:p>28</text:p>
              </table:table-cell>
              <table:table-cell office:value-type="float" office:value="0.00857072">
                <text:p>0.0085707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0.00116827">
                <text:p>0.00116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">
                <text:p>29</text:p>
              </table:table-cell>
              <table:table-cell office:value-type="float" office:value="0.000980876">
                <text:p>0.000980876</text:p>
              </table:table-cell>
              <table:table-cell office:value-type="float" office:value="29">
                <text:p>29</text:p>
              </table:table-cell>
              <table:table-cell office:value-type="float" office:value="0.00747346">
                <text:p>0.0074734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00114675">
                <text:p>0.001146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">
                <text:p>30</text:p>
              </table:table-cell>
              <table:table-cell office:value-type="float" office:value="0.00649794">
                <text:p>0.0064979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0.00117079">
                <text:p>0.001170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">
                <text:p>31</text:p>
              </table:table-cell>
              <table:table-cell office:value-type="float" office:value="0.00563156">
                <text:p>0.0056315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0.0013103">
                <text:p>0.0013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">
                <text:p>32</text:p>
              </table:table-cell>
              <table:table-cell office:value-type="float" office:value="0.00486446">
                <text:p>0.0048644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0.00123149">
                <text:p>0.00123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">
                <text:p>33</text:p>
              </table:table-cell>
              <table:table-cell office:value-type="float" office:value="0.00418937">
                <text:p>0.0041893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0.00107998">
                <text:p>0.00107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">
                <text:p>34</text:p>
              </table:table-cell>
              <table:table-cell office:value-type="float" office:value="0.00364904">
                <text:p>0.0036490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0.00113957">
                <text:p>0.001139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">
                <text:p>35</text:p>
              </table:table-cell>
              <table:table-cell office:value-type="float" office:value="0.00338212">
                <text:p>0.0033821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0.00115901">
                <text:p>0.001159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">
                <text:p>36</text:p>
              </table:table-cell>
              <table:table-cell office:value-type="float" office:value="0.00314102">
                <text:p>0.0031410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0.0011596">
                <text:p>0.00115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">
                <text:p>37</text:p>
              </table:table-cell>
              <table:table-cell office:value-type="float" office:value="0.00292335">
                <text:p>0.0029233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0.00115715">
                <text:p>0.00115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">
                <text:p>38</text:p>
              </table:table-cell>
              <table:table-cell office:value-type="float" office:value="0.00272696">
                <text:p>0.0027269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0.0011083">
                <text:p>0.00110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">
                <text:p>39</text:p>
              </table:table-cell>
              <table:table-cell office:value-type="float" office:value="0.00254986">
                <text:p>0.0025498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00117386">
                <text:p>0.00117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">
                <text:p>40</text:p>
              </table:table-cell>
              <table:table-cell office:value-type="float" office:value="0.00239025">
                <text:p>0.0023902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.00118256">
                <text:p>0.00118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">
                <text:p>41</text:p>
              </table:table-cell>
              <table:table-cell office:value-type="float" office:value="0.00224644">
                <text:p>0.0022464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0.00119311">
                <text:p>0.001193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">
                <text:p>42</text:p>
              </table:table-cell>
              <table:table-cell office:value-type="float" office:value="0.00211695">
                <text:p>0.0021169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0.00103265">
                <text:p>0.001032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">
                <text:p>43</text:p>
              </table:table-cell>
              <table:table-cell office:value-type="float" office:value="0.00200038">
                <text:p>0.0020003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0.00102965">
                <text:p>0.001029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">
                <text:p>44</text:p>
              </table:table-cell>
              <table:table-cell office:value-type="float" office:value="0.00189549">
                <text:p>0.0018954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0.00101277">
                <text:p>0.001012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">
                <text:p>45</text:p>
              </table:table-cell>
              <table:table-cell office:value-type="float" office:value="0.00180115">
                <text:p>0.0018011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0.00109104">
                <text:p>0.00109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">
                <text:p>46</text:p>
              </table:table-cell>
              <table:table-cell office:value-type="float" office:value="0.00171631">
                <text:p>0.0017163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0.00105764">
                <text:p>0.001057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">
                <text:p>47</text:p>
              </table:table-cell>
              <table:table-cell office:value-type="float" office:value="0.00164004">
                <text:p>0.0016400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0.00115308">
                <text:p>0.001153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">
                <text:p>48</text:p>
              </table:table-cell>
              <table:table-cell office:value-type="float" office:value="0.0015715">
                <text:p>0.001571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0.00123295">
                <text:p>0.00123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">
                <text:p>49</text:p>
              </table:table-cell>
              <table:table-cell office:value-type="float" office:value="0.00150991">
                <text:p>0.0015099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.0011133">
                <text:p>0.0011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">
                <text:p>50</text:p>
              </table:table-cell>
              <table:table-cell office:value-type="float" office:value="0.00145459">
                <text:p>0.0014545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0.00129745">
                <text:p>0.001297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">
                <text:p>51</text:p>
              </table:table-cell>
              <table:table-cell office:value-type="float" office:value="0.00140489">
                <text:p>0.0014048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0.00105195">
                <text:p>0.00105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">
                <text:p>52</text:p>
              </table:table-cell>
              <table:table-cell office:value-type="float" office:value="0.00136025">
                <text:p>0.0013602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0.00100452">
                <text:p>0.00100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">
                <text:p>53</text:p>
              </table:table-cell>
              <table:table-cell office:value-type="float" office:value="0.00132016">
                <text:p>0.0013201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0.0010141">
                <text:p>0.0010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">
                <text:p>54</text:p>
              </table:table-cell>
              <table:table-cell office:value-type="float" office:value="0.00128415">
                <text:p>0.0012841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0.00108811">
                <text:p>0.001088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5">
                <text:p>55</text:p>
              </table:table-cell>
              <table:table-cell office:value-type="float" office:value="0.0012518">
                <text:p>0.001251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0.000986815">
                <text:p>0.0009868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">
                <text:p>56</text:p>
              </table:table-cell>
              <table:table-cell office:value-type="float" office:value="0.00122275">
                <text:p>0.0012227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">
                <text:p>57</text:p>
              </table:table-cell>
              <table:table-cell office:value-type="float" office:value="0.00119664">
                <text:p>0.0011966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8">
                <text:p>58</text:p>
              </table:table-cell>
              <table:table-cell office:value-type="float" office:value="0.00117318">
                <text:p>0.0011731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9">
                <text:p>59</text:p>
              </table:table-cell>
              <table:table-cell office:value-type="float" office:value="0.00115209">
                <text:p>0.0011520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">
                <text:p>60</text:p>
              </table:table-cell>
              <table:table-cell office:value-type="float" office:value="0.00113311">
                <text:p>0.0011331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">
                <text:p>61</text:p>
              </table:table-cell>
              <table:table-cell office:value-type="float" office:value="0.00111604">
                <text:p>0.0011160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2">
                <text:p>62</text:p>
              </table:table-cell>
              <table:table-cell office:value-type="float" office:value="0.00110066">
                <text:p>0.0011006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3">
                <text:p>63</text:p>
              </table:table-cell>
              <table:table-cell office:value-type="float" office:value="0.0010868">
                <text:p>0.001086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4">
                <text:p>64</text:p>
              </table:table-cell>
              <table:table-cell office:value-type="float" office:value="0.00107431">
                <text:p>0.0010743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5">
                <text:p>65</text:p>
              </table:table-cell>
              <table:table-cell office:value-type="float" office:value="0.00106303">
                <text:p>0.0010630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6">
                <text:p>66</text:p>
              </table:table-cell>
              <table:table-cell office:value-type="float" office:value="0.00105283">
                <text:p>0.0010528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7">
                <text:p>67</text:p>
              </table:table-cell>
              <table:table-cell office:value-type="float" office:value="0.00104361">
                <text:p>0.0010436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8">
                <text:p>68</text:p>
              </table:table-cell>
              <table:table-cell office:value-type="float" office:value="0.00103525">
                <text:p>0.001035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9">
                <text:p>69</text:p>
              </table:table-cell>
              <table:table-cell office:value-type="float" office:value="0.00102766">
                <text:p>0.0010276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0">
                <text:p>70</text:p>
              </table:table-cell>
              <table:table-cell office:value-type="float" office:value="0.00102077">
                <text:p>0.0010207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1">
                <text:p>71</text:p>
              </table:table-cell>
              <table:table-cell office:value-type="float" office:value="0.00101449">
                <text:p>0.0010144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2">
                <text:p>72</text:p>
              </table:table-cell>
              <table:table-cell office:value-type="float" office:value="0.00100876">
                <text:p>0.0010087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3">
                <text:p>73</text:p>
              </table:table-cell>
              <table:table-cell office:value-type="float" office:value="0.00100353">
                <text:p>0.0010035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4">
                <text:p>74</text:p>
              </table:table-cell>
              <table:table-cell office:value-type="float" office:value="0.000998729">
                <text:p>0.00099872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